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25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9"/>
    <style:style style:name="ce10" style:family="table-cell" style:parent-style-name="Default" style:data-style-name="N0">
      <style:table-cell-properties fo:wrap-option="wrap"/>
    </style:style>
    <style:style style:name="ce1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Zadanie 4.01." table:style-name="ta1">
        <table:shapes>
          <draw:frame draw:z-index="0" draw:style-name="gr1" draw:text-style-name="P1" svg:width="159.87mm" svg:height="90.05mm" svg:x="85.03mm" svg:y="10.09mm">
            <draw:object draw:notify-on-update-of-ranges="'Zadanie 4.01.'.A2:'Zadanie 4.01.'.A501 'Zadanie 4.01.'.B1:'Zadanie 4.01.'.B1 'Zadanie 4.01.'.B2:'Zadanie 4.01.'.B501 'Zadanie 4.01.'.A2:'Zadanie 4.01.'.A501 'Zadanie 4.01.'.C1:'Zadanie 4.01.'.C1 'Zadanie 4.01.'.C2:'Zadanie 4.01.'.C501 'Zadanie 4.01.'.A2:'Zadanie 4.01.'.A501 'Zadanie 4.01.'.D1:'Zadanie 4.01.'.D1 'Zadanie 4.01.'.D2:'Zadanie 4.01.'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r_dnia</text:p>
          </table:table-cell>
          <table:table-cell office:value-type="string" calcext:value-type="string">
            <text:p>firma_A</text:p>
          </table:table-cell>
          <table:table-cell office:value-type="string" calcext:value-type="string">
            <text:p>firma_B</text:p>
          </table:table-cell>
          <table:table-cell office:value-type="string" calcext:value-type="string">
            <text:p>firma_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35.43" calcext:value-type="float">
            <text:p>135,43</text:p>
          </table:table-cell>
          <table:table-cell office:value-type="float" office:value="65.43" calcext:value-type="float">
            <text:p>65,43</text:p>
          </table:table-cell>
          <table:table-cell/>
          <table:table-cell table:style-name="ce1" office:value-type="string" calcext:value-type="string">
            <text:p>Zadanie 4.0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34.99" calcext:value-type="float">
            <text:p>134,99</text:p>
          </table:table-cell>
          <table:table-cell office:value-type="float" office:value="67.06" calcext:value-type="float">
            <text:p>67,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134.04" calcext:value-type="float">
            <text:p>134,04</text:p>
          </table:table-cell>
          <table:table-cell office:value-type="float" office:value="68.91" calcext:value-type="float">
            <text:p>68,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33.76" calcext:value-type="float">
            <text:p>133,76</text:p>
          </table:table-cell>
          <table:table-cell office:value-type="float" office:value="70.8" calcext:value-type="float">
            <text:p>70,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36.73" calcext:value-type="float">
            <text:p>136,73</text:p>
          </table:table-cell>
          <table:table-cell office:value-type="float" office:value="72.26" calcext:value-type="float">
            <text:p>72,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.71" calcext:value-type="float">
            <text:p>108,71</text:p>
          </table:table-cell>
          <table:table-cell office:value-type="float" office:value="136.49" calcext:value-type="float">
            <text:p>136,49</text:p>
          </table:table-cell>
          <table:table-cell office:value-type="float" office:value="73.63" calcext:value-type="float">
            <text:p>73,6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.82" calcext:value-type="float">
            <text:p>109,82</text:p>
          </table:table-cell>
          <table:table-cell office:value-type="float" office:value="139.22" calcext:value-type="float">
            <text:p>139,22</text:p>
          </table:table-cell>
          <table:table-cell office:value-type="float" office:value="73.64" calcext:value-type="float">
            <text:p>73,6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.34" calcext:value-type="float">
            <text:p>108,34</text:p>
          </table:table-cell>
          <table:table-cell office:value-type="float" office:value="138.41" calcext:value-type="float">
            <text:p>138,41</text:p>
          </table:table-cell>
          <table:table-cell office:value-type="float" office:value="71.74" calcext:value-type="float">
            <text:p>71,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.98" calcext:value-type="float">
            <text:p>108,98</text:p>
          </table:table-cell>
          <table:table-cell office:value-type="float" office:value="137.68" calcext:value-type="float">
            <text:p>137,68</text:p>
          </table:table-cell>
          <table:table-cell office:value-type="float" office:value="72.89" calcext:value-type="float">
            <text:p>72,8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140.59" calcext:value-type="float">
            <text:p>140,59</text:p>
          </table:table-cell>
          <table:table-cell office:value-type="float" office:value="74.32" calcext:value-type="float">
            <text:p>74,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.1" calcext:value-type="float">
            <text:p>109,1</text:p>
          </table:table-cell>
          <table:table-cell office:value-type="float" office:value="143.21" calcext:value-type="float">
            <text:p>143,21</text:p>
          </table:table-cell>
          <table:table-cell office:value-type="float" office:value="75.57" calcext:value-type="float">
            <text:p>75,5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.73" calcext:value-type="float">
            <text:p>107,73</text:p>
          </table:table-cell>
          <table:table-cell office:value-type="float" office:value="145.95" calcext:value-type="float">
            <text:p>145,95</text:p>
          </table:table-cell>
          <table:table-cell office:value-type="float" office:value="77.37" calcext:value-type="float">
            <text:p>77,3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7.75" calcext:value-type="float">
            <text:p>107,75</text:p>
          </table:table-cell>
          <table:table-cell office:value-type="float" office:value="145.35" calcext:value-type="float">
            <text:p>145,35</text:p>
          </table:table-cell>
          <table:table-cell office:value-type="float" office:value="75.7" calcext:value-type="float">
            <text:p>75,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0.02" calcext:value-type="float">
            <text:p>110,02</text:p>
          </table:table-cell>
          <table:table-cell office:value-type="float" office:value="145.35" calcext:value-type="float">
            <text:p>145,35</text:p>
          </table:table-cell>
          <table:table-cell office:value-type="float" office:value="75.96" calcext:value-type="float">
            <text:p>75,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.45" calcext:value-type="float">
            <text:p>112,45</text:p>
          </table:table-cell>
          <table:table-cell office:value-type="float" office:value="145.24" calcext:value-type="float">
            <text:p>145,24</text:p>
          </table:table-cell>
          <table:table-cell office:value-type="float" office:value="78.04" calcext:value-type="float">
            <text:p>78,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84" calcext:value-type="float">
            <text:p>110,84</text:p>
          </table:table-cell>
          <table:table-cell office:value-type="float" office:value="148.19" calcext:value-type="float">
            <text:p>148,19</text:p>
          </table:table-cell>
          <table:table-cell office:value-type="float" office:value="78.28" calcext:value-type="float">
            <text:p>78,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.06" calcext:value-type="float">
            <text:p>109,06</text:p>
          </table:table-cell>
          <table:table-cell office:value-type="float" office:value="146.26" calcext:value-type="float">
            <text:p>146,26</text:p>
          </table:table-cell>
          <table:table-cell office:value-type="float" office:value="79.41" calcext:value-type="float">
            <text:p>79,4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7.28" calcext:value-type="float">
            <text:p>107,28</text:p>
          </table:table-cell>
          <table:table-cell office:value-type="float" office:value="144.43" calcext:value-type="float">
            <text:p>144,43</text:p>
          </table:table-cell>
          <table:table-cell office:value-type="float" office:value="77.45" calcext:value-type="float">
            <text:p>77,4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.88" calcext:value-type="float">
            <text:p>108,88</text:p>
          </table:table-cell>
          <table:table-cell office:value-type="float" office:value="144.19" calcext:value-type="float">
            <text:p>144,19</text:p>
          </table:table-cell>
          <table:table-cell office:value-type="float" office:value="76.04" calcext:value-type="float">
            <text:p>76,0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.35" calcext:value-type="float">
            <text:p>111,35</text:p>
          </table:table-cell>
          <table:table-cell office:value-type="float" office:value="142.59" calcext:value-type="float">
            <text:p>142,59</text:p>
          </table:table-cell>
          <table:table-cell office:value-type="float" office:value="77.11" calcext:value-type="float">
            <text:p>77,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.72" calcext:value-type="float">
            <text:p>112,72</text:p>
          </table:table-cell>
          <table:table-cell office:value-type="float" office:value="142.33" calcext:value-type="float">
            <text:p>142,33</text:p>
          </table:table-cell>
          <table:table-cell office:value-type="float" office:value="78.72" calcext:value-type="float">
            <text:p>78,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.08" calcext:value-type="float">
            <text:p>113,08</text:p>
          </table:table-cell>
          <table:table-cell office:value-type="float" office:value="141.56" calcext:value-type="float">
            <text:p>141,5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.28" calcext:value-type="float">
            <text:p>115,28</text:p>
          </table:table-cell>
          <table:table-cell office:value-type="float" office:value="139.78" calcext:value-type="float">
            <text:p>139,78</text:p>
          </table:table-cell>
          <table:table-cell office:value-type="float" office:value="79.03" calcext:value-type="float">
            <text:p>79,0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4.25" calcext:value-type="float">
            <text:p>114,25</text:p>
          </table:table-cell>
          <table:table-cell office:value-type="float" office:value="142.72" calcext:value-type="float">
            <text:p>142,72</text:p>
          </table:table-cell>
          <table:table-cell office:value-type="float" office:value="77.54" calcext:value-type="float">
            <text:p>77,5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2.65" calcext:value-type="float">
            <text:p>112,65</text:p>
          </table:table-cell>
          <table:table-cell office:value-type="float" office:value="141.38" calcext:value-type="float">
            <text:p>141,38</text:p>
          </table:table-cell>
          <table:table-cell office:value-type="float" office:value="76.08" calcext:value-type="float">
            <text:p>76,0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5.1" calcext:value-type="float">
            <text:p>115,1</text:p>
          </table:table-cell>
          <table:table-cell office:value-type="float" office:value="141.34" calcext:value-type="float">
            <text:p>141,34</text:p>
          </table:table-cell>
          <table:table-cell office:value-type="float" office:value="74.11" calcext:value-type="float">
            <text:p>74,1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.76" calcext:value-type="float">
            <text:p>116,76</text:p>
          </table:table-cell>
          <table:table-cell office:value-type="float" office:value="140.87" calcext:value-type="float">
            <text:p>140,87</text:p>
          </table:table-cell>
          <table:table-cell office:value-type="float" office:value="72.23" calcext:value-type="float">
            <text:p>72,2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6" calcext:value-type="float">
            <text:p>114,96</text:p>
          </table:table-cell>
          <table:table-cell office:value-type="float" office:value="139.35" calcext:value-type="float">
            <text:p>139,35</text:p>
          </table:table-cell>
          <table:table-cell office:value-type="float" office:value="72.24" calcext:value-type="float">
            <text:p>72,2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3.89" calcext:value-type="float">
            <text:p>113,89</text:p>
          </table:table-cell>
          <table:table-cell office:value-type="float" office:value="141.87" calcext:value-type="float">
            <text:p>141,87</text:p>
          </table:table-cell>
          <table:table-cell office:value-type="float" office:value="74.19" calcext:value-type="float">
            <text:p>74,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.77" calcext:value-type="float">
            <text:p>112,77</text:p>
          </table:table-cell>
          <table:table-cell office:value-type="float" office:value="140.41" calcext:value-type="float">
            <text:p>140,41</text:p>
          </table:table-cell>
          <table:table-cell office:value-type="float" office:value="75.75" calcext:value-type="float">
            <text:p>75,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.51" calcext:value-type="float">
            <text:p>113,51</text:p>
          </table:table-cell>
          <table:table-cell office:value-type="float" office:value="138.98" calcext:value-type="float">
            <text:p>138,98</text:p>
          </table:table-cell>
          <table:table-cell office:value-type="float" office:value="74.11" calcext:value-type="float">
            <text:p>74,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.2" calcext:value-type="float">
            <text:p>112,2</text:p>
          </table:table-cell>
          <table:table-cell office:value-type="float" office:value="137.32" calcext:value-type="float">
            <text:p>137,32</text:p>
          </table:table-cell>
          <table:table-cell office:value-type="float" office:value="74.75" calcext:value-type="float">
            <text:p>74,7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.36" calcext:value-type="float">
            <text:p>110,36</text:p>
          </table:table-cell>
          <table:table-cell office:value-type="float" office:value="136.93" calcext:value-type="float">
            <text:p>136,93</text:p>
          </table:table-cell>
          <table:table-cell office:value-type="float" office:value="72.89" calcext:value-type="float">
            <text:p>72,89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2.47" calcext:value-type="float">
            <text:p>112,47</text:p>
          </table:table-cell>
          <table:table-cell office:value-type="float" office:value="136.37" calcext:value-type="float">
            <text:p>136,37</text:p>
          </table:table-cell>
          <table:table-cell office:value-type="float" office:value="71.26" calcext:value-type="float">
            <text:p>71,2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2.67" calcext:value-type="float">
            <text:p>112,67</text:p>
          </table:table-cell>
          <table:table-cell office:value-type="float" office:value="136.24" calcext:value-type="float">
            <text:p>136,24</text:p>
          </table:table-cell>
          <table:table-cell office:value-type="float" office:value="72.92" calcext:value-type="float">
            <text:p>72,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.09" calcext:value-type="float">
            <text:p>111,09</text:p>
          </table:table-cell>
          <table:table-cell office:value-type="float" office:value="134.69" calcext:value-type="float">
            <text:p>134,69</text:p>
          </table:table-cell>
          <table:table-cell office:value-type="float" office:value="73.63" calcext:value-type="float">
            <text:p>73,6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0.06" calcext:value-type="float">
            <text:p>110,06</text:p>
          </table:table-cell>
          <table:table-cell office:value-type="float" office:value="137.49" calcext:value-type="float">
            <text:p>137,49</text:p>
          </table:table-cell>
          <table:table-cell office:value-type="float" office:value="72.04" calcext:value-type="float">
            <text:p>72,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.55" calcext:value-type="float">
            <text:p>111,55</text:p>
          </table:table-cell>
          <table:table-cell office:value-type="float" office:value="135.7" calcext:value-type="float">
            <text:p>135,7</text:p>
          </table:table-cell>
          <table:table-cell office:value-type="float" office:value="70.16" calcext:value-type="float">
            <text:p>70,1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2.25" calcext:value-type="float">
            <text:p>112,25</text:p>
          </table:table-cell>
          <table:table-cell office:value-type="float" office:value="134.69" calcext:value-type="float">
            <text:p>134,69</text:p>
          </table:table-cell>
          <table:table-cell office:value-type="float" office:value="72.24" calcext:value-type="float">
            <text:p>72,2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.59" calcext:value-type="float">
            <text:p>110,59</text:p>
          </table:table-cell>
          <table:table-cell office:value-type="float" office:value="133.41" calcext:value-type="float">
            <text:p>133,41</text:p>
          </table:table-cell>
          <table:table-cell office:value-type="float" office:value="70.25" calcext:value-type="float">
            <text:p>70,2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9.24" calcext:value-type="float">
            <text:p>109,24</text:p>
          </table:table-cell>
          <table:table-cell office:value-type="float" office:value="136.24" calcext:value-type="float">
            <text:p>136,24</text:p>
          </table:table-cell>
          <table:table-cell office:value-type="float" office:value="71.67" calcext:value-type="float">
            <text:p>71,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7.52" calcext:value-type="float">
            <text:p>107,52</text:p>
          </table:table-cell>
          <table:table-cell office:value-type="float" office:value="136.22" calcext:value-type="float">
            <text:p>136,22</text:p>
          </table:table-cell>
          <table:table-cell office:value-type="float" office:value="73.1" calcext:value-type="float">
            <text:p>73,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.97" calcext:value-type="float">
            <text:p>107,97</text:p>
          </table:table-cell>
          <table:table-cell office:value-type="float" office:value="135.7" calcext:value-type="float">
            <text:p>135,7</text:p>
          </table:table-cell>
          <table:table-cell office:value-type="float" office:value="74.36" calcext:value-type="float">
            <text:p>74,3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6.54" calcext:value-type="float">
            <text:p>106,54</text:p>
          </table:table-cell>
          <table:table-cell office:value-type="float" office:value="134.72" calcext:value-type="float">
            <text:p>134,72</text:p>
          </table:table-cell>
          <table:table-cell office:value-type="float" office:value="72.81" calcext:value-type="float">
            <text:p>72,8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5.18" calcext:value-type="float">
            <text:p>105,18</text:p>
          </table:table-cell>
          <table:table-cell office:value-type="float" office:value="133.13" calcext:value-type="float">
            <text:p>133,13</text:p>
          </table:table-cell>
          <table:table-cell office:value-type="float" office:value="71.02" calcext:value-type="float">
            <text:p>71,0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.97" calcext:value-type="float">
            <text:p>103,97</text:p>
          </table:table-cell>
          <table:table-cell office:value-type="float" office:value="131.48" calcext:value-type="float">
            <text:p>131,48</text:p>
          </table:table-cell>
          <table:table-cell office:value-type="float" office:value="72.37" calcext:value-type="float">
            <text:p>72,3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5.17" calcext:value-type="float">
            <text:p>105,17</text:p>
          </table:table-cell>
          <table:table-cell office:value-type="float" office:value="131.35" calcext:value-type="float">
            <text:p>131,35</text:p>
          </table:table-cell>
          <table:table-cell office:value-type="float" office:value="72.58" calcext:value-type="float">
            <text:p>72,5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.1" calcext:value-type="float">
            <text:p>106,1</text:p>
          </table:table-cell>
          <table:table-cell office:value-type="float" office:value="131.2" calcext:value-type="float">
            <text:p>131,2</text:p>
          </table:table-cell>
          <table:table-cell office:value-type="float" office:value="70.73" calcext:value-type="float">
            <text:p>70,7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7.77" calcext:value-type="float">
            <text:p>107,77</text:p>
          </table:table-cell>
          <table:table-cell office:value-type="float" office:value="130.01" calcext:value-type="float">
            <text:p>130,01</text:p>
          </table:table-cell>
          <table:table-cell office:value-type="float" office:value="69.03" calcext:value-type="float">
            <text:p>69,0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.02" calcext:value-type="float">
            <text:p>108,02</text:p>
          </table:table-cell>
          <table:table-cell office:value-type="float" office:value="129.72" calcext:value-type="float">
            <text:p>129,7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.88" calcext:value-type="float">
            <text:p>108,88</text:p>
          </table:table-cell>
          <table:table-cell office:value-type="float" office:value="128.45" calcext:value-type="float">
            <text:p>128,45</text:p>
          </table:table-cell>
          <table:table-cell office:value-type="float" office:value="68.27" calcext:value-type="float">
            <text:p>68,2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7.26" calcext:value-type="float">
            <text:p>107,26</text:p>
          </table:table-cell>
          <table:table-cell office:value-type="float" office:value="128.39" calcext:value-type="float">
            <text:p>128,39</text:p>
          </table:table-cell>
          <table:table-cell office:value-type="float" office:value="68.97" calcext:value-type="float">
            <text:p>68,9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6.11" calcext:value-type="float">
            <text:p>106,11</text:p>
          </table:table-cell>
          <table:table-cell office:value-type="float" office:value="127.62" calcext:value-type="float">
            <text:p>127,62</text:p>
          </table:table-cell>
          <table:table-cell office:value-type="float" office:value="67.49" calcext:value-type="float">
            <text:p>67,4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4.42" calcext:value-type="float">
            <text:p>104,42</text:p>
          </table:table-cell>
          <table:table-cell office:value-type="float" office:value="127.12" calcext:value-type="float">
            <text:p>127,12</text:p>
          </table:table-cell>
          <table:table-cell office:value-type="float" office:value="67.79" calcext:value-type="float">
            <text:p>67,7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.04" calcext:value-type="float">
            <text:p>106,04</text:p>
          </table:table-cell>
          <table:table-cell office:value-type="float" office:value="129.86" calcext:value-type="float">
            <text:p>129,86</text:p>
          </table:table-cell>
          <table:table-cell office:value-type="float" office:value="68.91" calcext:value-type="float">
            <text:p>68,9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8.4" calcext:value-type="float">
            <text:p>108,4</text:p>
          </table:table-cell>
          <table:table-cell office:value-type="float" office:value="128.14" calcext:value-type="float">
            <text:p>128,14</text:p>
          </table:table-cell>
          <table:table-cell office:value-type="float" office:value="69.81" calcext:value-type="float">
            <text:p>69,8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8.53" calcext:value-type="float">
            <text:p>108,53</text:p>
          </table:table-cell>
          <table:table-cell office:value-type="float" office:value="127.11" calcext:value-type="float">
            <text:p>127,11</text:p>
          </table:table-cell>
          <table:table-cell office:value-type="float" office:value="67.84" calcext:value-type="float">
            <text:p>67,8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.46" calcext:value-type="float">
            <text:p>109,46</text:p>
          </table:table-cell>
          <table:table-cell office:value-type="float" office:value="125.12" calcext:value-type="float">
            <text:p>125,12</text:p>
          </table:table-cell>
          <table:table-cell office:value-type="float" office:value="69.35" calcext:value-type="float">
            <text:p>69,3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.32" calcext:value-type="float">
            <text:p>108,32</text:p>
          </table:table-cell>
          <table:table-cell office:value-type="float" office:value="123.31" calcext:value-type="float">
            <text:p>123,31</text:p>
          </table:table-cell>
          <table:table-cell office:value-type="float" office:value="69.71" calcext:value-type="float">
            <text:p>69,7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.32" calcext:value-type="float">
            <text:p>106,32</text:p>
          </table:table-cell>
          <table:table-cell office:value-type="float" office:value="123.23" calcext:value-type="float">
            <text:p>123,23</text:p>
          </table:table-cell>
          <table:table-cell office:value-type="float" office:value="67.77" calcext:value-type="float">
            <text:p>67,7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1.11" calcext:value-type="float">
            <text:p>111,11</text:p>
          </table:table-cell>
          <table:table-cell office:value-type="float" office:value="126.02" calcext:value-type="float">
            <text:p>126,02</text:p>
          </table:table-cell>
          <table:table-cell office:value-type="float" office:value="69.61" calcext:value-type="float">
            <text:p>69,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2.07" calcext:value-type="float">
            <text:p>112,07</text:p>
          </table:table-cell>
          <table:table-cell office:value-type="float" office:value="124.34" calcext:value-type="float">
            <text:p>124,34</text:p>
          </table:table-cell>
          <table:table-cell office:value-type="float" office:value="71.64" calcext:value-type="float">
            <text:p>71,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0.42" calcext:value-type="float">
            <text:p>110,42</text:p>
          </table:table-cell>
          <table:table-cell office:value-type="float" office:value="122.71" calcext:value-type="float">
            <text:p>122,71</text:p>
          </table:table-cell>
          <table:table-cell office:value-type="float" office:value="73.26" calcext:value-type="float">
            <text:p>73,2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8.52" calcext:value-type="float">
            <text:p>108,52</text:p>
          </table:table-cell>
          <table:table-cell office:value-type="float" office:value="122.53" calcext:value-type="float">
            <text:p>122,53</text:p>
          </table:table-cell>
          <table:table-cell office:value-type="float" office:value="73.27" calcext:value-type="float">
            <text:p>73,2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.63" calcext:value-type="float">
            <text:p>106,63</text:p>
          </table:table-cell>
          <table:table-cell office:value-type="float" office:value="122.08" calcext:value-type="float">
            <text:p>122,08</text:p>
          </table:table-cell>
          <table:table-cell office:value-type="float" office:value="74.29" calcext:value-type="float">
            <text:p>74,2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7.24" calcext:value-type="float">
            <text:p>107,24</text:p>
          </table:table-cell>
          <table:table-cell office:value-type="float" office:value="124.82" calcext:value-type="float">
            <text:p>124,82</text:p>
          </table:table-cell>
          <table:table-cell office:value-type="float" office:value="75.55" calcext:value-type="float">
            <text:p>75,5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9.24" calcext:value-type="float">
            <text:p>109,24</text:p>
          </table:table-cell>
          <table:table-cell office:value-type="float" office:value="123.18" calcext:value-type="float">
            <text:p>123,18</text:p>
          </table:table-cell>
          <table:table-cell office:value-type="float" office:value="76.38" calcext:value-type="float">
            <text:p>76,38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8.19" calcext:value-type="float">
            <text:p>108,19</text:p>
          </table:table-cell>
          <table:table-cell office:value-type="float" office:value="121.65" calcext:value-type="float">
            <text:p>121,65</text:p>
          </table:table-cell>
          <table:table-cell office:value-type="float" office:value="76.71" calcext:value-type="float">
            <text:p>76,7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6.77" calcext:value-type="float">
            <text:p>106,77</text:p>
          </table:table-cell>
          <table:table-cell office:value-type="float" office:value="120.46" calcext:value-type="float">
            <text:p>120,46</text:p>
          </table:table-cell>
          <table:table-cell office:value-type="float" office:value="78.13" calcext:value-type="float">
            <text:p>78,1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7.03" calcext:value-type="float">
            <text:p>107,03</text:p>
          </table:table-cell>
          <table:table-cell office:value-type="float" office:value="118.94" calcext:value-type="float">
            <text:p>118,94</text:p>
          </table:table-cell>
          <table:table-cell office:value-type="float" office:value="79.71" calcext:value-type="float">
            <text:p>79,7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7.42" calcext:value-type="float">
            <text:p>107,42</text:p>
          </table:table-cell>
          <table:table-cell office:value-type="float" office:value="121.35" calcext:value-type="float">
            <text:p>121,35</text:p>
          </table:table-cell>
          <table:table-cell office:value-type="float" office:value="81.35" calcext:value-type="float">
            <text:p>81,3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16" calcext:value-type="float">
            <text:p>106,16</text:p>
          </table:table-cell>
          <table:table-cell office:value-type="float" office:value="119.53" calcext:value-type="float">
            <text:p>119,53</text:p>
          </table:table-cell>
          <table:table-cell office:value-type="float" office:value="79.41" calcext:value-type="float">
            <text:p>79,4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8.3" calcext:value-type="float">
            <text:p>108,3</text:p>
          </table:table-cell>
          <table:table-cell office:value-type="float" office:value="122.07" calcext:value-type="float">
            <text:p>122,07</text:p>
          </table:table-cell>
          <table:table-cell office:value-type="float" office:value="77.7" calcext:value-type="float">
            <text:p>77,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6.46" calcext:value-type="float">
            <text:p>106,46</text:p>
          </table:table-cell>
          <table:table-cell office:value-type="float" office:value="121.46" calcext:value-type="float">
            <text:p>121,46</text:p>
          </table:table-cell>
          <table:table-cell office:value-type="float" office:value="78.58" calcext:value-type="float">
            <text:p>78,5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8.61" calcext:value-type="float">
            <text:p>108,61</text:p>
          </table:table-cell>
          <table:table-cell office:value-type="float" office:value="121.05" calcext:value-type="float">
            <text:p>121,05</text:p>
          </table:table-cell>
          <table:table-cell office:value-type="float" office:value="77.02" calcext:value-type="float">
            <text:p>77,0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7.56" calcext:value-type="float">
            <text:p>107,56</text:p>
          </table:table-cell>
          <table:table-cell office:value-type="float" office:value="119.15" calcext:value-type="float">
            <text:p>119,15</text:p>
          </table:table-cell>
          <table:table-cell office:value-type="float" office:value="75.13" calcext:value-type="float">
            <text:p>75,1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9.68" calcext:value-type="float">
            <text:p>109,68</text:p>
          </table:table-cell>
          <table:table-cell office:value-type="float" office:value="117.48" calcext:value-type="float">
            <text:p>117,48</text:p>
          </table:table-cell>
          <table:table-cell office:value-type="float" office:value="73.45" calcext:value-type="float">
            <text:p>73,4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.87" calcext:value-type="float">
            <text:p>107,87</text:p>
          </table:table-cell>
          <table:table-cell office:value-type="float" office:value="120.35" calcext:value-type="float">
            <text:p>120,35</text:p>
          </table:table-cell>
          <table:table-cell office:value-type="float" office:value="71.93" calcext:value-type="float">
            <text:p>71,9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6.41" calcext:value-type="float">
            <text:p>106,41</text:p>
          </table:table-cell>
          <table:table-cell office:value-type="float" office:value="119.66" calcext:value-type="float">
            <text:p>119,66</text:p>
          </table:table-cell>
          <table:table-cell office:value-type="float" office:value="72.96" calcext:value-type="float">
            <text:p>72,9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6.92" calcext:value-type="float">
            <text:p>106,92</text:p>
          </table:table-cell>
          <table:table-cell office:value-type="float" office:value="117.79" calcext:value-type="float">
            <text:p>117,79</text:p>
          </table:table-cell>
          <table:table-cell office:value-type="float" office:value="74.28" calcext:value-type="float">
            <text:p>74,2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5.03" calcext:value-type="float">
            <text:p>105,03</text:p>
          </table:table-cell>
          <table:table-cell office:value-type="float" office:value="116.78" calcext:value-type="float">
            <text:p>116,78</text:p>
          </table:table-cell>
          <table:table-cell office:value-type="float" office:value="75.78" calcext:value-type="float">
            <text:p>75,7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3.36" calcext:value-type="float">
            <text:p>103,36</text:p>
          </table:table-cell>
          <table:table-cell office:value-type="float" office:value="115.69" calcext:value-type="float">
            <text:p>115,69</text:p>
          </table:table-cell>
          <table:table-cell office:value-type="float" office:value="76.88" calcext:value-type="float">
            <text:p>76,8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3.78" calcext:value-type="float">
            <text:p>103,78</text:p>
          </table:table-cell>
          <table:table-cell office:value-type="float" office:value="114.43" calcext:value-type="float">
            <text:p>114,43</text:p>
          </table:table-cell>
          <table:table-cell office:value-type="float" office:value="77.36" calcext:value-type="float">
            <text:p>77,3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3.98" calcext:value-type="float">
            <text:p>103,98</text:p>
          </table:table-cell>
          <table:table-cell office:value-type="float" office:value="116.98" calcext:value-type="float">
            <text:p>116,98</text:p>
          </table:table-cell>
          <table:table-cell office:value-type="float" office:value="75.79" calcext:value-type="float">
            <text:p>75,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.21" calcext:value-type="float">
            <text:p>102,21</text:p>
          </table:table-cell>
          <table:table-cell office:value-type="float" office:value="115.16" calcext:value-type="float">
            <text:p>115,16</text:p>
          </table:table-cell>
          <table:table-cell office:value-type="float" office:value="77.34" calcext:value-type="float">
            <text:p>77,3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65" calcext:value-type="float">
            <text:p>100,65</text:p>
          </table:table-cell>
          <table:table-cell office:value-type="float" office:value="117.73" calcext:value-type="float">
            <text:p>117,73</text:p>
          </table:table-cell>
          <table:table-cell office:value-type="float" office:value="79.17" calcext:value-type="float">
            <text:p>79,1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9.64" calcext:value-type="float">
            <text:p>99,64</text:p>
          </table:table-cell>
          <table:table-cell office:value-type="float" office:value="116.14" calcext:value-type="float">
            <text:p>116,14</text:p>
          </table:table-cell>
          <table:table-cell office:value-type="float" office:value="80.76" calcext:value-type="float">
            <text:p>80,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.26" calcext:value-type="float">
            <text:p>101,26</text:p>
          </table:table-cell>
          <table:table-cell office:value-type="float" office:value="114.52" calcext:value-type="float">
            <text:p>114,52</text:p>
          </table:table-cell>
          <table:table-cell office:value-type="float" office:value="79.02" calcext:value-type="float">
            <text:p>79,02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2.85" calcext:value-type="float">
            <text:p>102,85</text:p>
          </table:table-cell>
          <table:table-cell office:value-type="float" office:value="117.04" calcext:value-type="float">
            <text:p>117,04</text:p>
          </table:table-cell>
          <table:table-cell office:value-type="float" office:value="79.25" calcext:value-type="float">
            <text:p>79,2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.59" calcext:value-type="float">
            <text:p>101,59</text:p>
          </table:table-cell>
          <table:table-cell office:value-type="float" office:value="116.49" calcext:value-type="float">
            <text:p>116,49</text:p>
          </table:table-cell>
          <table:table-cell office:value-type="float" office:value="80.26" calcext:value-type="float">
            <text:p>80,2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.13" calcext:value-type="float">
            <text:p>102,13</text:p>
          </table:table-cell>
          <table:table-cell office:value-type="float" office:value="115.06" calcext:value-type="float">
            <text:p>115,06</text:p>
          </table:table-cell>
          <table:table-cell office:value-type="float" office:value="81.26" calcext:value-type="float">
            <text:p>81,2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.74" calcext:value-type="float">
            <text:p>100,74</text:p>
          </table:table-cell>
          <table:table-cell office:value-type="float" office:value="117.47" calcext:value-type="float">
            <text:p>117,47</text:p>
          </table:table-cell>
          <table:table-cell office:value-type="float" office:value="81.64" calcext:value-type="float">
            <text:p>81,6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9.12" calcext:value-type="float">
            <text:p>99,12</text:p>
          </table:table-cell>
          <table:table-cell office:value-type="float" office:value="120.19" calcext:value-type="float">
            <text:p>120,19</text:p>
          </table:table-cell>
          <table:table-cell office:value-type="float" office:value="79.85" calcext:value-type="float">
            <text:p>79,8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9.13" calcext:value-type="float">
            <text:p>99,13</text:p>
          </table:table-cell>
          <table:table-cell office:value-type="float" office:value="122.89" calcext:value-type="float">
            <text:p>122,89</text:p>
          </table:table-cell>
          <table:table-cell office:value-type="float" office:value="81.54" calcext:value-type="float">
            <text:p>81,5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9.6" calcext:value-type="float">
            <text:p>99,6</text:p>
          </table:table-cell>
          <table:table-cell office:value-type="float" office:value="122.61" calcext:value-type="float">
            <text:p>122,61</text:p>
          </table:table-cell>
          <table:table-cell office:value-type="float" office:value="79.87" calcext:value-type="float">
            <text:p>79,87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8.53" calcext:value-type="float">
            <text:p>98,53</text:p>
          </table:table-cell>
          <table:table-cell office:value-type="float" office:value="122.59" calcext:value-type="float">
            <text:p>122,5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.74" calcext:value-type="float">
            <text:p>98,74</text:p>
          </table:table-cell>
          <table:table-cell office:value-type="float" office:value="125.49" calcext:value-type="float">
            <text:p>125,49</text:p>
          </table:table-cell>
          <table:table-cell office:value-type="float" office:value="81.01" calcext:value-type="float">
            <text:p>81,01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.96" calcext:value-type="float">
            <text:p>98,96</text:p>
          </table:table-cell>
          <table:table-cell office:value-type="float" office:value="127.95" calcext:value-type="float">
            <text:p>127,95</text:p>
          </table:table-cell>
          <table:table-cell office:value-type="float" office:value="79.17" calcext:value-type="float">
            <text:p>79,1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.74" calcext:value-type="float">
            <text:p>97,74</text:p>
          </table:table-cell>
          <table:table-cell office:value-type="float" office:value="126.34" calcext:value-type="float">
            <text:p>126,34</text:p>
          </table:table-cell>
          <table:table-cell office:value-type="float" office:value="80.29" calcext:value-type="float">
            <text:p>80,2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,84</text:p>
          </table:table-cell>
          <table:table-cell office:value-type="float" office:value="128.94" calcext:value-type="float">
            <text:p>128,94</text:p>
          </table:table-cell>
          <table:table-cell office:value-type="float" office:value="81.6" calcext:value-type="float">
            <text:p>81,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4.12" calcext:value-type="float">
            <text:p>94,12</text:p>
          </table:table-cell>
          <table:table-cell office:value-type="float" office:value="131.64" calcext:value-type="float">
            <text:p>131,64</text:p>
          </table:table-cell>
          <table:table-cell office:value-type="float" office:value="82.75" calcext:value-type="float">
            <text:p>82,7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.92" calcext:value-type="float">
            <text:p>92,92</text:p>
          </table:table-cell>
          <table:table-cell office:value-type="float" office:value="134.62" calcext:value-type="float">
            <text:p>134,62</text:p>
          </table:table-cell>
          <table:table-cell office:value-type="float" office:value="83.09" calcext:value-type="float">
            <text:p>83,09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1.81" calcext:value-type="float">
            <text:p>91,81</text:p>
          </table:table-cell>
          <table:table-cell office:value-type="float" office:value="134.53" calcext:value-type="float">
            <text:p>134,53</text:p>
          </table:table-cell>
          <table:table-cell office:value-type="float" office:value="84.09" calcext:value-type="float">
            <text:p>84,09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0.67" calcext:value-type="float">
            <text:p>90,67</text:p>
          </table:table-cell>
          <table:table-cell office:value-type="float" office:value="137.36" calcext:value-type="float">
            <text:p>137,36</text:p>
          </table:table-cell>
          <table:table-cell office:value-type="float" office:value="85.17" calcext:value-type="float">
            <text:p>85,1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136.86" calcext:value-type="float">
            <text:p>136,86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1.41" calcext:value-type="float">
            <text:p>91,41</text:p>
          </table:table-cell>
          <table:table-cell office:value-type="float" office:value="136.07" calcext:value-type="float">
            <text:p>136,07</text:p>
          </table:table-cell>
          <table:table-cell office:value-type="float" office:value="84.14" calcext:value-type="float">
            <text:p>84,1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.57" calcext:value-type="float">
            <text:p>89,57</text:p>
          </table:table-cell>
          <table:table-cell office:value-type="float" office:value="134.57" calcext:value-type="float">
            <text:p>134,57</text:p>
          </table:table-cell>
          <table:table-cell office:value-type="float" office:value="86.19" calcext:value-type="float">
            <text:p>86,1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7.61" calcext:value-type="float">
            <text:p>87,61</text:p>
          </table:table-cell>
          <table:table-cell office:value-type="float" office:value="134.38" calcext:value-type="float">
            <text:p>134,38</text:p>
          </table:table-cell>
          <table:table-cell office:value-type="float" office:value="86.34" calcext:value-type="float">
            <text:p>86,3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6.05" calcext:value-type="float">
            <text:p>86,05</text:p>
          </table:table-cell>
          <table:table-cell office:value-type="float" office:value="132.8" calcext:value-type="float">
            <text:p>132,8</text:p>
          </table:table-cell>
          <table:table-cell office:value-type="float" office:value="87.75" calcext:value-type="float">
            <text:p>87,7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.74" calcext:value-type="float">
            <text:p>84,74</text:p>
          </table:table-cell>
          <table:table-cell office:value-type="float" office:value="131.24" calcext:value-type="float">
            <text:p>131,24</text:p>
          </table:table-cell>
          <table:table-cell office:value-type="float" office:value="86.13" calcext:value-type="float">
            <text:p>86,1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2.99" calcext:value-type="float">
            <text:p>82,99</text:p>
          </table:table-cell>
          <table:table-cell office:value-type="float" office:value="129.4" calcext:value-type="float">
            <text:p>129,4</text:p>
          </table:table-cell>
          <table:table-cell office:value-type="float" office:value="87.39" calcext:value-type="float">
            <text:p>87,39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3.24" calcext:value-type="float">
            <text:p>83,24</text:p>
          </table:table-cell>
          <table:table-cell office:value-type="float" office:value="128.89" calcext:value-type="float">
            <text:p>128,89</text:p>
          </table:table-cell>
          <table:table-cell office:value-type="float" office:value="88.8" calcext:value-type="float">
            <text:p>88,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2.01" calcext:value-type="float">
            <text:p>82,01</text:p>
          </table:table-cell>
          <table:table-cell office:value-type="float" office:value="131.63" calcext:value-type="float">
            <text:p>131,63</text:p>
          </table:table-cell>
          <table:table-cell office:value-type="float" office:value="89.88" calcext:value-type="float">
            <text:p>89,88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3.78" calcext:value-type="float">
            <text:p>83,78</text:p>
          </table:table-cell>
          <table:table-cell office:value-type="float" office:value="130.61" calcext:value-type="float">
            <text:p>130,61</text:p>
          </table:table-cell>
          <table:table-cell office:value-type="float" office:value="91.83" calcext:value-type="float">
            <text:p>91,8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.58" calcext:value-type="float">
            <text:p>84,58</text:p>
          </table:table-cell>
          <table:table-cell office:value-type="float" office:value="129.29" calcext:value-type="float">
            <text:p>129,29</text:p>
          </table:table-cell>
          <table:table-cell office:value-type="float" office:value="93.53" calcext:value-type="float">
            <text:p>93,5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.54" calcext:value-type="float">
            <text:p>83,54</text:p>
          </table:table-cell>
          <table:table-cell office:value-type="float" office:value="128.64" calcext:value-type="float">
            <text:p>128,64</text:p>
          </table:table-cell>
          <table:table-cell office:value-type="float" office:value="93.72" calcext:value-type="float">
            <text:p>93,7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1.98" calcext:value-type="float">
            <text:p>81,98</text:p>
          </table:table-cell>
          <table:table-cell office:value-type="float" office:value="126.95" calcext:value-type="float">
            <text:p>126,95</text:p>
          </table:table-cell>
          <table:table-cell office:value-type="float" office:value="94.47" calcext:value-type="float">
            <text:p>94,4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0.83" calcext:value-type="float">
            <text:p>80,83</text:p>
          </table:table-cell>
          <table:table-cell office:value-type="float" office:value="129.85" calcext:value-type="float">
            <text:p>129,85</text:p>
          </table:table-cell>
          <table:table-cell office:value-type="float" office:value="94.65" calcext:value-type="float">
            <text:p>94,6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2.36" calcext:value-type="float">
            <text:p>82,36</text:p>
          </table:table-cell>
          <table:table-cell office:value-type="float" office:value="132.72" calcext:value-type="float">
            <text:p>132,72</text:p>
          </table:table-cell>
          <table:table-cell office:value-type="float" office:value="92.86" calcext:value-type="float">
            <text:p>92,8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4.09" calcext:value-type="float">
            <text:p>84,09</text:p>
          </table:table-cell>
          <table:table-cell office:value-type="float" office:value="131.2" calcext:value-type="float">
            <text:p>131,2</text:p>
          </table:table-cell>
          <table:table-cell office:value-type="float" office:value="94.21" calcext:value-type="float">
            <text:p>94,2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4.24" calcext:value-type="float">
            <text:p>84,24</text:p>
          </table:table-cell>
          <table:table-cell office:value-type="float" office:value="130.31" calcext:value-type="float">
            <text:p>130,31</text:p>
          </table:table-cell>
          <table:table-cell office:value-type="float" office:value="96.18" calcext:value-type="float">
            <text:p>96,1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2.95" calcext:value-type="float">
            <text:p>82,95</text:p>
          </table:table-cell>
          <table:table-cell office:value-type="float" office:value="129.08" calcext:value-type="float">
            <text:p>129,08</text:p>
          </table:table-cell>
          <table:table-cell office:value-type="float" office:value="96.18" calcext:value-type="float">
            <text:p>96,18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1.31" calcext:value-type="float">
            <text:p>81,31</text:p>
          </table:table-cell>
          <table:table-cell office:value-type="float" office:value="131.88" calcext:value-type="float">
            <text:p>131,88</text:p>
          </table:table-cell>
          <table:table-cell office:value-type="float" office:value="94.72" calcext:value-type="float">
            <text:p>94,7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9.98" calcext:value-type="float">
            <text:p>79,98</text:p>
          </table:table-cell>
          <table:table-cell office:value-type="float" office:value="134.6" calcext:value-type="float">
            <text:p>134,6</text:p>
          </table:table-cell>
          <table:table-cell office:value-type="float" office:value="95.97" calcext:value-type="float">
            <text:p>95,9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2.43" calcext:value-type="float">
            <text:p>82,43</text:p>
          </table:table-cell>
          <table:table-cell office:value-type="float" office:value="137.3" calcext:value-type="float">
            <text:p>137,3</text:p>
          </table:table-cell>
          <table:table-cell office:value-type="float" office:value="94.21" calcext:value-type="float">
            <text:p>94,2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2.52" calcext:value-type="float">
            <text:p>82,52</text:p>
          </table:table-cell>
          <table:table-cell office:value-type="float" office:value="136.16" calcext:value-type="float">
            <text:p>136,16</text:p>
          </table:table-cell>
          <table:table-cell office:value-type="float" office:value="95.42" calcext:value-type="float">
            <text:p>95,42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4.65" calcext:value-type="float">
            <text:p>84,65</text:p>
          </table:table-cell>
          <table:table-cell office:value-type="float" office:value="138.7" calcext:value-type="float">
            <text:p>138,7</text:p>
          </table:table-cell>
          <table:table-cell office:value-type="float" office:value="93.76" calcext:value-type="float">
            <text:p>93,7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6.94" calcext:value-type="float">
            <text:p>86,94</text:p>
          </table:table-cell>
          <table:table-cell office:value-type="float" office:value="141.12" calcext:value-type="float">
            <text:p>141,12</text:p>
          </table:table-cell>
          <table:table-cell office:value-type="float" office:value="94.56" calcext:value-type="float">
            <text:p>94,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5.55" calcext:value-type="float">
            <text:p>85,55</text:p>
          </table:table-cell>
          <table:table-cell office:value-type="float" office:value="139.78" calcext:value-type="float">
            <text:p>139,78</text:p>
          </table:table-cell>
          <table:table-cell office:value-type="float" office:value="92.73" calcext:value-type="float">
            <text:p>92,7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3.97" calcext:value-type="float">
            <text:p>83,97</text:p>
          </table:table-cell>
          <table:table-cell office:value-type="float" office:value="139.46" calcext:value-type="float">
            <text:p>139,46</text:p>
          </table:table-cell>
          <table:table-cell office:value-type="float" office:value="93.24" calcext:value-type="float">
            <text:p>93,2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6.02" calcext:value-type="float">
            <text:p>86,02</text:p>
          </table:table-cell>
          <table:table-cell office:value-type="float" office:value="137.97" calcext:value-type="float">
            <text:p>137,97</text:p>
          </table:table-cell>
          <table:table-cell office:value-type="float" office:value="94.61" calcext:value-type="float">
            <text:p>94,6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6.22" calcext:value-type="float">
            <text:p>86,22</text:p>
          </table:table-cell>
          <table:table-cell office:value-type="float" office:value="140.64" calcext:value-type="float">
            <text:p>140,64</text:p>
          </table:table-cell>
          <table:table-cell office:value-type="float" office:value="95.66" calcext:value-type="float">
            <text:p>95,6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5.22" calcext:value-type="float">
            <text:p>85,22</text:p>
          </table:table-cell>
          <table:table-cell office:value-type="float" office:value="140.3" calcext:value-type="float">
            <text:p>140,3</text:p>
          </table:table-cell>
          <table:table-cell office:value-type="float" office:value="96.73" calcext:value-type="float">
            <text:p>96,7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7.49" calcext:value-type="float">
            <text:p>87,49</text:p>
          </table:table-cell>
          <table:table-cell office:value-type="float" office:value="140.18" calcext:value-type="float">
            <text:p>140,18</text:p>
          </table:table-cell>
          <table:table-cell office:value-type="float" office:value="98.18" calcext:value-type="float">
            <text:p>98,1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6.28" calcext:value-type="float">
            <text:p>86,28</text:p>
          </table:table-cell>
          <table:table-cell office:value-type="float" office:value="138.26" calcext:value-type="float">
            <text:p>138,26</text:p>
          </table:table-cell>
          <table:table-cell office:value-type="float" office:value="96.62" calcext:value-type="float">
            <text:p>96,62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5.13" calcext:value-type="float">
            <text:p>85,13</text:p>
          </table:table-cell>
          <table:table-cell office:value-type="float" office:value="136.72" calcext:value-type="float">
            <text:p>136,72</text:p>
          </table:table-cell>
          <table:table-cell office:value-type="float" office:value="98.19" calcext:value-type="float">
            <text:p>98,1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5.52" calcext:value-type="float">
            <text:p>85,52</text:p>
          </table:table-cell>
          <table:table-cell office:value-type="float" office:value="136.54" calcext:value-type="float">
            <text:p>136,54</text:p>
          </table:table-cell>
          <table:table-cell office:value-type="float" office:value="99.72" calcext:value-type="float">
            <text:p>99,72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7.25" calcext:value-type="float">
            <text:p>87,25</text:p>
          </table:table-cell>
          <table:table-cell office:value-type="float" office:value="135.39" calcext:value-type="float">
            <text:p>135,39</text:p>
          </table:table-cell>
          <table:table-cell office:value-type="float" office:value="100.95" calcext:value-type="float">
            <text:p>100,9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6.24" calcext:value-type="float">
            <text:p>86,24</text:p>
          </table:table-cell>
          <table:table-cell office:value-type="float" office:value="134.08" calcext:value-type="float">
            <text:p>134,08</text:p>
          </table:table-cell>
          <table:table-cell office:value-type="float" office:value="99.54" calcext:value-type="float">
            <text:p>99,5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4.92" calcext:value-type="float">
            <text:p>84,92</text:p>
          </table:table-cell>
          <table:table-cell office:value-type="float" office:value="133.26" calcext:value-type="float">
            <text:p>133,26</text:p>
          </table:table-cell>
          <table:table-cell office:value-type="float" office:value="101.54" calcext:value-type="float">
            <text:p>101,5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7.16" calcext:value-type="float">
            <text:p>87,16</text:p>
          </table:table-cell>
          <table:table-cell office:value-type="float" office:value="132.34" calcext:value-type="float">
            <text:p>132,34</text:p>
          </table:table-cell>
          <table:table-cell office:value-type="float" office:value="101.73" calcext:value-type="float">
            <text:p>101,73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.98" calcext:value-type="float">
            <text:p>85,98</text:p>
          </table:table-cell>
          <table:table-cell office:value-type="float" office:value="135.11" calcext:value-type="float">
            <text:p>135,11</text:p>
          </table:table-cell>
          <table:table-cell office:value-type="float" office:value="101.74" calcext:value-type="float">
            <text:p>101,7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8.4" calcext:value-type="float">
            <text:p>88,4</text:p>
          </table:table-cell>
          <table:table-cell office:value-type="float" office:value="135" calcext:value-type="float">
            <text:p>135</text:p>
          </table:table-cell>
          <table:table-cell office:value-type="float" office:value="100.01" calcext:value-type="float">
            <text:p>100,0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6.92" calcext:value-type="float">
            <text:p>86,92</text:p>
          </table:table-cell>
          <table:table-cell office:value-type="float" office:value="133.35" calcext:value-type="float">
            <text:p>133,35</text:p>
          </table:table-cell>
          <table:table-cell office:value-type="float" office:value="98.39" calcext:value-type="float">
            <text:p>98,3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5.46" calcext:value-type="float">
            <text:p>85,46</text:p>
          </table:table-cell>
          <table:table-cell office:value-type="float" office:value="132.09" calcext:value-type="float">
            <text:p>132,09</text:p>
          </table:table-cell>
          <table:table-cell office:value-type="float" office:value="96.49" calcext:value-type="float">
            <text:p>96,4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6.18" calcext:value-type="float">
            <text:p>86,18</text:p>
          </table:table-cell>
          <table:table-cell office:value-type="float" office:value="131.82" calcext:value-type="float">
            <text:p>131,82</text:p>
          </table:table-cell>
          <table:table-cell office:value-type="float" office:value="97.95" calcext:value-type="float">
            <text:p>97,95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5.09" calcext:value-type="float">
            <text:p>85,09</text:p>
          </table:table-cell>
          <table:table-cell office:value-type="float" office:value="134.54" calcext:value-type="float">
            <text:p>134,54</text:p>
          </table:table-cell>
          <table:table-cell office:value-type="float" office:value="96.33" calcext:value-type="float">
            <text:p>96,33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3.71" calcext:value-type="float">
            <text:p>83,71</text:p>
          </table:table-cell>
          <table:table-cell office:value-type="float" office:value="137.08" calcext:value-type="float">
            <text:p>137,08</text:p>
          </table:table-cell>
          <table:table-cell office:value-type="float" office:value="94.86" calcext:value-type="float">
            <text:p>94,8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5.66" calcext:value-type="float">
            <text:p>85,66</text:p>
          </table:table-cell>
          <table:table-cell office:value-type="float" office:value="136.36" calcext:value-type="float">
            <text:p>136,36</text:p>
          </table:table-cell>
          <table:table-cell office:value-type="float" office:value="96.17" calcext:value-type="float">
            <text:p>96,1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5.94" calcext:value-type="float">
            <text:p>85,94</text:p>
          </table:table-cell>
          <table:table-cell office:value-type="float" office:value="134.98" calcext:value-type="float">
            <text:p>134,98</text:p>
          </table:table-cell>
          <table:table-cell office:value-type="float" office:value="97.44" calcext:value-type="float">
            <text:p>97,4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7.4" calcext:value-type="float">
            <text:p>87,4</text:p>
          </table:table-cell>
          <table:table-cell office:value-type="float" office:value="133.44" calcext:value-type="float">
            <text:p>133,44</text:p>
          </table:table-cell>
          <table:table-cell office:value-type="float" office:value="98.68" calcext:value-type="float">
            <text:p>98,6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6.27" calcext:value-type="float">
            <text:p>86,27</text:p>
          </table:table-cell>
          <table:table-cell office:value-type="float" office:value="132.32" calcext:value-type="float">
            <text:p>132,32</text:p>
          </table:table-cell>
          <table:table-cell office:value-type="float" office:value="99.99" calcext:value-type="float">
            <text:p>99,99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8.03" calcext:value-type="float">
            <text:p>88,03</text:p>
          </table:table-cell>
          <table:table-cell office:value-type="float" office:value="132.25" calcext:value-type="float">
            <text:p>132,25</text:p>
          </table:table-cell>
          <table:table-cell office:value-type="float" office:value="100.81" calcext:value-type="float">
            <text:p>100,8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8.79" calcext:value-type="float">
            <text:p>88,79</text:p>
          </table:table-cell>
          <table:table-cell office:value-type="float" office:value="134.86" calcext:value-type="float">
            <text:p>134,86</text:p>
          </table:table-cell>
          <table:table-cell office:value-type="float" office:value="100.92" calcext:value-type="float">
            <text:p>100,92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9.7" calcext:value-type="float">
            <text:p>89,7</text:p>
          </table:table-cell>
          <table:table-cell office:value-type="float" office:value="133.21" calcext:value-type="float">
            <text:p>133,21</text:p>
          </table:table-cell>
          <table:table-cell office:value-type="float" office:value="102.29" calcext:value-type="float">
            <text:p>102,2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0.26" calcext:value-type="float">
            <text:p>90,26</text:p>
          </table:table-cell>
          <table:table-cell office:value-type="float" office:value="131.81" calcext:value-type="float">
            <text:p>131,81</text:p>
          </table:table-cell>
          <table:table-cell office:value-type="float" office:value="100.76" calcext:value-type="float">
            <text:p>100,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8.27" calcext:value-type="float">
            <text:p>88,27</text:p>
          </table:table-cell>
          <table:table-cell office:value-type="float" office:value="131" calcext:value-type="float">
            <text:p>131</text:p>
          </table:table-cell>
          <table:table-cell office:value-type="float" office:value="102.48" calcext:value-type="float">
            <text:p>102,4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.73" calcext:value-type="float">
            <text:p>88,73</text:p>
          </table:table-cell>
          <table:table-cell office:value-type="float" office:value="130.27" calcext:value-type="float">
            <text:p>130,27</text:p>
          </table:table-cell>
          <table:table-cell office:value-type="float" office:value="102.72" calcext:value-type="float">
            <text:p>102,7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.13" calcext:value-type="float">
            <text:p>87,13</text:p>
          </table:table-cell>
          <table:table-cell office:value-type="float" office:value="128.56" calcext:value-type="float">
            <text:p>128,56</text:p>
          </table:table-cell>
          <table:table-cell office:value-type="float" office:value="104.6" calcext:value-type="float">
            <text:p>104,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.68" calcext:value-type="float">
            <text:p>85,68</text:p>
          </table:table-cell>
          <table:table-cell office:value-type="float" office:value="127.84" calcext:value-type="float">
            <text:p>127,84</text:p>
          </table:table-cell>
          <table:table-cell office:value-type="float" office:value="106.69" calcext:value-type="float">
            <text:p>106,6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4.27" calcext:value-type="float">
            <text:p>84,27</text:p>
          </table:table-cell>
          <table:table-cell office:value-type="float" office:value="127.42" calcext:value-type="float">
            <text:p>127,42</text:p>
          </table:table-cell>
          <table:table-cell office:value-type="float" office:value="106.85" calcext:value-type="float">
            <text:p>106,8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2.68" calcext:value-type="float">
            <text:p>82,68</text:p>
          </table:table-cell>
          <table:table-cell office:value-type="float" office:value="127.09" calcext:value-type="float">
            <text:p>127,09</text:p>
          </table:table-cell>
          <table:table-cell office:value-type="float" office:value="107.25" calcext:value-type="float">
            <text:p>107,25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4.44" calcext:value-type="float">
            <text:p>84,44</text:p>
          </table:table-cell>
          <table:table-cell office:value-type="float" office:value="126.43" calcext:value-type="float">
            <text:p>126,43</text:p>
          </table:table-cell>
          <table:table-cell office:value-type="float" office:value="108.44" calcext:value-type="float">
            <text:p>108,44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5.82" calcext:value-type="float">
            <text:p>85,82</text:p>
          </table:table-cell>
          <table:table-cell office:value-type="float" office:value="126.31" calcext:value-type="float">
            <text:p>126,31</text:p>
          </table:table-cell>
          <table:table-cell office:value-type="float" office:value="110.27" calcext:value-type="float">
            <text:p>110,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4.73" calcext:value-type="float">
            <text:p>84,73</text:p>
          </table:table-cell>
          <table:table-cell office:value-type="float" office:value="129.23" calcext:value-type="float">
            <text:p>129,23</text:p>
          </table:table-cell>
          <table:table-cell office:value-type="float" office:value="110.94" calcext:value-type="float">
            <text:p>110,9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6.08" calcext:value-type="float">
            <text:p>86,08</text:p>
          </table:table-cell>
          <table:table-cell office:value-type="float" office:value="128.37" calcext:value-type="float">
            <text:p>128,37</text:p>
          </table:table-cell>
          <table:table-cell office:value-type="float" office:value="109.26" calcext:value-type="float">
            <text:p>109,2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7.8" calcext:value-type="float">
            <text:p>87,8</text:p>
          </table:table-cell>
          <table:table-cell office:value-type="float" office:value="128.21" calcext:value-type="float">
            <text:p>128,21</text:p>
          </table:table-cell>
          <table:table-cell office:value-type="float" office:value="110.98" calcext:value-type="float">
            <text:p>110,9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6.31" calcext:value-type="float">
            <text:p>86,31</text:p>
          </table:table-cell>
          <table:table-cell office:value-type="float" office:value="130.98" calcext:value-type="float">
            <text:p>130,98</text:p>
          </table:table-cell>
          <table:table-cell office:value-type="float" office:value="111.8" calcext:value-type="float">
            <text:p>111,8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.68" calcext:value-type="float">
            <text:p>84,68</text:p>
          </table:table-cell>
          <table:table-cell office:value-type="float" office:value="130.07" calcext:value-type="float">
            <text:p>130,07</text:p>
          </table:table-cell>
          <table:table-cell office:value-type="float" office:value="110.07" calcext:value-type="float">
            <text:p>110,07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2.77" calcext:value-type="float">
            <text:p>82,77</text:p>
          </table:table-cell>
          <table:table-cell office:value-type="float" office:value="129.9" calcext:value-type="float">
            <text:p>129,9</text:p>
          </table:table-cell>
          <table:table-cell office:value-type="float" office:value="110.79" calcext:value-type="float">
            <text:p>110,79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0.95" calcext:value-type="float">
            <text:p>80,95</text:p>
          </table:table-cell>
          <table:table-cell office:value-type="float" office:value="129.86" calcext:value-type="float">
            <text:p>129,86</text:p>
          </table:table-cell>
          <table:table-cell office:value-type="float" office:value="109.17" calcext:value-type="float">
            <text:p>109,1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.61" calcext:value-type="float">
            <text:p>81,61</text:p>
          </table:table-cell>
          <table:table-cell office:value-type="float" office:value="128.05" calcext:value-type="float">
            <text:p>128,05</text:p>
          </table:table-cell>
          <table:table-cell office:value-type="float" office:value="107.31" calcext:value-type="float">
            <text:p>107,3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2.19" calcext:value-type="float">
            <text:p>82,19</text:p>
          </table:table-cell>
          <table:table-cell office:value-type="float" office:value="130.53" calcext:value-type="float">
            <text:p>130,53</text:p>
          </table:table-cell>
          <table:table-cell office:value-type="float" office:value="107.72" calcext:value-type="float">
            <text:p>107,7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0.69" calcext:value-type="float">
            <text:p>80,69</text:p>
          </table:table-cell>
          <table:table-cell office:value-type="float" office:value="130.22" calcext:value-type="float">
            <text:p>130,22</text:p>
          </table:table-cell>
          <table:table-cell office:value-type="float" office:value="105.87" calcext:value-type="float">
            <text:p>105,87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1.66" calcext:value-type="float">
            <text:p>81,66</text:p>
          </table:table-cell>
          <table:table-cell office:value-type="float" office:value="129.61" calcext:value-type="float">
            <text:p>129,61</text:p>
          </table:table-cell>
          <table:table-cell office:value-type="float" office:value="106.22" calcext:value-type="float">
            <text:p>106,22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0.06" calcext:value-type="float">
            <text:p>80,06</text:p>
          </table:table-cell>
          <table:table-cell office:value-type="float" office:value="128.19" calcext:value-type="float">
            <text:p>128,19</text:p>
          </table:table-cell>
          <table:table-cell office:value-type="float" office:value="107.4" calcext:value-type="float">
            <text:p>107,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8.96" calcext:value-type="float">
            <text:p>78,96</text:p>
          </table:table-cell>
          <table:table-cell office:value-type="float" office:value="127.64" calcext:value-type="float">
            <text:p>127,64</text:p>
          </table:table-cell>
          <table:table-cell office:value-type="float" office:value="108.01" calcext:value-type="float">
            <text:p>108,0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0.52" calcext:value-type="float">
            <text:p>80,52</text:p>
          </table:table-cell>
          <table:table-cell office:value-type="float" office:value="126.21" calcext:value-type="float">
            <text:p>126,21</text:p>
          </table:table-cell>
          <table:table-cell office:value-type="float" office:value="106.27" calcext:value-type="float">
            <text:p>106,27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1.67" calcext:value-type="float">
            <text:p>81,67</text:p>
          </table:table-cell>
          <table:table-cell office:value-type="float" office:value="124.23" calcext:value-type="float">
            <text:p>124,23</text:p>
          </table:table-cell>
          <table:table-cell office:value-type="float" office:value="108.33" calcext:value-type="float">
            <text:p>108,3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.11" calcext:value-type="float">
            <text:p>82,11</text:p>
          </table:table-cell>
          <table:table-cell office:value-type="float" office:value="123.24" calcext:value-type="float">
            <text:p>123,24</text:p>
          </table:table-cell>
          <table:table-cell office:value-type="float" office:value="109.22" calcext:value-type="float">
            <text:p>109,22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.32" calcext:value-type="float">
            <text:p>83,32</text:p>
          </table:table-cell>
          <table:table-cell office:value-type="float" office:value="126.19" calcext:value-type="float">
            <text:p>126,19</text:p>
          </table:table-cell>
          <table:table-cell office:value-type="float" office:value="107.37" calcext:value-type="float">
            <text:p>107,37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4.79" calcext:value-type="float">
            <text:p>84,79</text:p>
          </table:table-cell>
          <table:table-cell office:value-type="float" office:value="129.05" calcext:value-type="float">
            <text:p>129,05</text:p>
          </table:table-cell>
          <table:table-cell office:value-type="float" office:value="107.76" calcext:value-type="float">
            <text:p>107,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3.25" calcext:value-type="float">
            <text:p>83,25</text:p>
          </table:table-cell>
          <table:table-cell office:value-type="float" office:value="128.65" calcext:value-type="float">
            <text:p>128,65</text:p>
          </table:table-cell>
          <table:table-cell office:value-type="float" office:value="108.37" calcext:value-type="float">
            <text:p>108,37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1.32" calcext:value-type="float">
            <text:p>81,32</text:p>
          </table:table-cell>
          <table:table-cell office:value-type="float" office:value="126.93" calcext:value-type="float">
            <text:p>126,93</text:p>
          </table:table-cell>
          <table:table-cell office:value-type="float" office:value="109.22" calcext:value-type="float">
            <text:p>109,22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.7" calcext:value-type="float">
            <text:p>82,7</text:p>
          </table:table-cell>
          <table:table-cell office:value-type="float" office:value="129.41" calcext:value-type="float">
            <text:p>129,41</text:p>
          </table:table-cell>
          <table:table-cell office:value-type="float" office:value="107.78" calcext:value-type="float">
            <text:p>107,78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4.81" calcext:value-type="float">
            <text:p>84,81</text:p>
          </table:table-cell>
          <table:table-cell office:value-type="float" office:value="129.25" calcext:value-type="float">
            <text:p>129,25</text:p>
          </table:table-cell>
          <table:table-cell office:value-type="float" office:value="109.71" calcext:value-type="float">
            <text:p>109,7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6.6" calcext:value-type="float">
            <text:p>86,6</text:p>
          </table:table-cell>
          <table:table-cell office:value-type="float" office:value="129.17" calcext:value-type="float">
            <text:p>129,17</text:p>
          </table:table-cell>
          <table:table-cell office:value-type="float" office:value="107.74" calcext:value-type="float">
            <text:p>107,7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7.71" calcext:value-type="float">
            <text:p>87,71</text:p>
          </table:table-cell>
          <table:table-cell office:value-type="float" office:value="127.81" calcext:value-type="float">
            <text:p>127,81</text:p>
          </table:table-cell>
          <table:table-cell office:value-type="float" office:value="109.77" calcext:value-type="float">
            <text:p>109,77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6.58" calcext:value-type="float">
            <text:p>86,58</text:p>
          </table:table-cell>
          <table:table-cell office:value-type="float" office:value="130.62" calcext:value-type="float">
            <text:p>130,62</text:p>
          </table:table-cell>
          <table:table-cell office:value-type="float" office:value="111.27" calcext:value-type="float">
            <text:p>111,27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5.23" calcext:value-type="float">
            <text:p>85,23</text:p>
          </table:table-cell>
          <table:table-cell office:value-type="float" office:value="129.24" calcext:value-type="float">
            <text:p>129,24</text:p>
          </table:table-cell>
          <table:table-cell office:value-type="float" office:value="109.41" calcext:value-type="float">
            <text:p>109,4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.45" calcext:value-type="float">
            <text:p>87,45</text:p>
          </table:table-cell>
          <table:table-cell office:value-type="float" office:value="128.72" calcext:value-type="float">
            <text:p>128,72</text:p>
          </table:table-cell>
          <table:table-cell office:value-type="float" office:value="109.72" calcext:value-type="float">
            <text:p>109,72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6.12" calcext:value-type="float">
            <text:p>86,12</text:p>
          </table:table-cell>
          <table:table-cell office:value-type="float" office:value="128.01" calcext:value-type="float">
            <text:p>128,01</text:p>
          </table:table-cell>
          <table:table-cell office:value-type="float" office:value="108.19" calcext:value-type="float">
            <text:p>108,19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7.45" calcext:value-type="float">
            <text:p>87,45</text:p>
          </table:table-cell>
          <table:table-cell office:value-type="float" office:value="127.99" calcext:value-type="float">
            <text:p>127,99</text:p>
          </table:table-cell>
          <table:table-cell office:value-type="float" office:value="109.68" calcext:value-type="float">
            <text:p>109,6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9.49" calcext:value-type="float">
            <text:p>89,49</text:p>
          </table:table-cell>
          <table:table-cell office:value-type="float" office:value="126.59" calcext:value-type="float">
            <text:p>126,59</text:p>
          </table:table-cell>
          <table:table-cell office:value-type="float" office:value="110.39" calcext:value-type="float">
            <text:p>110,3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.85" calcext:value-type="float">
            <text:p>87,85</text:p>
          </table:table-cell>
          <table:table-cell office:value-type="float" office:value="125.24" calcext:value-type="float">
            <text:p>125,24</text:p>
          </table:table-cell>
          <table:table-cell office:value-type="float" office:value="111.28" calcext:value-type="float">
            <text:p>111,28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9.46" calcext:value-type="float">
            <text:p>89,46</text:p>
          </table:table-cell>
          <table:table-cell office:value-type="float" office:value="123.39" calcext:value-type="float">
            <text:p>123,39</text:p>
          </table:table-cell>
          <table:table-cell office:value-type="float" office:value="112.56" calcext:value-type="float">
            <text:p>112,5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7.6" calcext:value-type="float">
            <text:p>87,6</text:p>
          </table:table-cell>
          <table:table-cell office:value-type="float" office:value="122.61" calcext:value-type="float">
            <text:p>122,61</text:p>
          </table:table-cell>
          <table:table-cell office:value-type="float" office:value="113.15" calcext:value-type="float">
            <text:p>113,15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7.87" calcext:value-type="float">
            <text:p>87,87</text:p>
          </table:table-cell>
          <table:table-cell office:value-type="float" office:value="122.54" calcext:value-type="float">
            <text:p>122,54</text:p>
          </table:table-cell>
          <table:table-cell office:value-type="float" office:value="114.21" calcext:value-type="float">
            <text:p>114,2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8.46" calcext:value-type="float">
            <text:p>88,46</text:p>
          </table:table-cell>
          <table:table-cell office:value-type="float" office:value="121.81" calcext:value-type="float">
            <text:p>121,81</text:p>
          </table:table-cell>
          <table:table-cell office:value-type="float" office:value="114.89" calcext:value-type="float">
            <text:p>114,8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.4" calcext:value-type="float">
            <text:p>90,4</text:p>
          </table:table-cell>
          <table:table-cell office:value-type="float" office:value="124.57" calcext:value-type="float">
            <text:p>124,57</text:p>
          </table:table-cell>
          <table:table-cell office:value-type="float" office:value="114.91" calcext:value-type="float">
            <text:p>114,9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8.55" calcext:value-type="float">
            <text:p>88,55</text:p>
          </table:table-cell>
          <table:table-cell office:value-type="float" office:value="123.78" calcext:value-type="float">
            <text:p>123,78</text:p>
          </table:table-cell>
          <table:table-cell office:value-type="float" office:value="112.97" calcext:value-type="float">
            <text:p>112,9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6.63" calcext:value-type="float">
            <text:p>86,63</text:p>
          </table:table-cell>
          <table:table-cell office:value-type="float" office:value="126.62" calcext:value-type="float">
            <text:p>126,62</text:p>
          </table:table-cell>
          <table:table-cell office:value-type="float" office:value="111.12" calcext:value-type="float">
            <text:p>111,12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8.98" calcext:value-type="float">
            <text:p>88,98</text:p>
          </table:table-cell>
          <table:table-cell office:value-type="float" office:value="125.63" calcext:value-type="float">
            <text:p>125,63</text:p>
          </table:table-cell>
          <table:table-cell office:value-type="float" office:value="111.44" calcext:value-type="float">
            <text:p>111,44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0.85" calcext:value-type="float">
            <text:p>90,85</text:p>
          </table:table-cell>
          <table:table-cell office:value-type="float" office:value="124.55" calcext:value-type="float">
            <text:p>124,55</text:p>
          </table:table-cell>
          <table:table-cell office:value-type="float" office:value="113.24" calcext:value-type="float">
            <text:p>113,24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9.19" calcext:value-type="float">
            <text:p>89,19</text:p>
          </table:table-cell>
          <table:table-cell office:value-type="float" office:value="123.8" calcext:value-type="float">
            <text:p>123,8</text:p>
          </table:table-cell>
          <table:table-cell office:value-type="float" office:value="111.26" calcext:value-type="float">
            <text:p>111,2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1.15" calcext:value-type="float">
            <text:p>91,15</text:p>
          </table:table-cell>
          <table:table-cell office:value-type="float" office:value="123.76" calcext:value-type="float">
            <text:p>123,76</text:p>
          </table:table-cell>
          <table:table-cell office:value-type="float" office:value="109.56" calcext:value-type="float">
            <text:p>109,5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.49" calcext:value-type="float">
            <text:p>93,49</text:p>
          </table:table-cell>
          <table:table-cell office:value-type="float" office:value="122.59" calcext:value-type="float">
            <text:p>122,59</text:p>
          </table:table-cell>
          <table:table-cell office:value-type="float" office:value="109.82" calcext:value-type="float">
            <text:p>109,8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.45" calcext:value-type="float">
            <text:p>92,45</text:p>
          </table:table-cell>
          <table:table-cell office:value-type="float" office:value="121.07" calcext:value-type="float">
            <text:p>121,07</text:p>
          </table:table-cell>
          <table:table-cell office:value-type="float" office:value="111.61" calcext:value-type="float">
            <text:p>111,6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0.51" calcext:value-type="float">
            <text:p>90,51</text:p>
          </table:table-cell>
          <table:table-cell office:value-type="float" office:value="119.15" calcext:value-type="float">
            <text:p>119,15</text:p>
          </table:table-cell>
          <table:table-cell office:value-type="float" office:value="110.11" calcext:value-type="float">
            <text:p>110,1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1.65" calcext:value-type="float">
            <text:p>91,65</text:p>
          </table:table-cell>
          <table:table-cell office:value-type="float" office:value="122.04" calcext:value-type="float">
            <text:p>122,04</text:p>
          </table:table-cell>
          <table:table-cell office:value-type="float" office:value="111.72" calcext:value-type="float">
            <text:p>111,72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.92" calcext:value-type="float">
            <text:p>92,92</text:p>
          </table:table-cell>
          <table:table-cell office:value-type="float" office:value="120.35" calcext:value-type="float">
            <text:p>120,35</text:p>
          </table:table-cell>
          <table:table-cell office:value-type="float" office:value="111.85" calcext:value-type="float">
            <text:p>111,85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1.21" calcext:value-type="float">
            <text:p>91,21</text:p>
          </table:table-cell>
          <table:table-cell office:value-type="float" office:value="119.39" calcext:value-type="float">
            <text:p>119,39</text:p>
          </table:table-cell>
          <table:table-cell office:value-type="float" office:value="113.24" calcext:value-type="float">
            <text:p>113,24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3.43" calcext:value-type="float">
            <text:p>93,43</text:p>
          </table:table-cell>
          <table:table-cell office:value-type="float" office:value="118.26" calcext:value-type="float">
            <text:p>118,26</text:p>
          </table:table-cell>
          <table:table-cell office:value-type="float" office:value="114.79" calcext:value-type="float">
            <text:p>114,7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1.8" calcext:value-type="float">
            <text:p>91,8</text:p>
          </table:table-cell>
          <table:table-cell office:value-type="float" office:value="117.65" calcext:value-type="float">
            <text:p>117,65</text:p>
          </table:table-cell>
          <table:table-cell office:value-type="float" office:value="113.2" calcext:value-type="float">
            <text:p>113,2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1.8" calcext:value-type="float">
            <text:p>91,8</text:p>
          </table:table-cell>
          <table:table-cell office:value-type="float" office:value="116.7" calcext:value-type="float">
            <text:p>116,7</text:p>
          </table:table-cell>
          <table:table-cell office:value-type="float" office:value="113.27" calcext:value-type="float">
            <text:p>113,2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office:value-type="float" office:value="119.54" calcext:value-type="float">
            <text:p>119,54</text:p>
          </table:table-cell>
          <table:table-cell office:value-type="float" office:value="111.75" calcext:value-type="float">
            <text:p>111,7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2.36" calcext:value-type="float">
            <text:p>92,36</text:p>
          </table:table-cell>
          <table:table-cell office:value-type="float" office:value="117.82" calcext:value-type="float">
            <text:p>117,82</text:p>
          </table:table-cell>
          <table:table-cell office:value-type="float" office:value="112.97" calcext:value-type="float">
            <text:p>112,9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2.9" calcext:value-type="float">
            <text:p>92,9</text:p>
          </table:table-cell>
          <table:table-cell office:value-type="float" office:value="116.68" calcext:value-type="float">
            <text:p>116,68</text:p>
          </table:table-cell>
          <table:table-cell office:value-type="float" office:value="114.74" calcext:value-type="float">
            <text:p>114,7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3.1" calcext:value-type="float">
            <text:p>93,1</text:p>
          </table:table-cell>
          <table:table-cell office:value-type="float" office:value="116.12" calcext:value-type="float">
            <text:p>116,12</text:p>
          </table:table-cell>
          <table:table-cell office:value-type="float" office:value="115.57" calcext:value-type="float">
            <text:p>115,5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1.21" calcext:value-type="float">
            <text:p>91,21</text:p>
          </table:table-cell>
          <table:table-cell office:value-type="float" office:value="114.56" calcext:value-type="float">
            <text:p>114,56</text:p>
          </table:table-cell>
          <table:table-cell office:value-type="float" office:value="116.87" calcext:value-type="float">
            <text:p>116,8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1.54" calcext:value-type="float">
            <text:p>91,54</text:p>
          </table:table-cell>
          <table:table-cell office:value-type="float" office:value="114.52" calcext:value-type="float">
            <text:p>114,52</text:p>
          </table:table-cell>
          <table:table-cell office:value-type="float" office:value="114.98" calcext:value-type="float">
            <text:p>114,9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0.34" calcext:value-type="float">
            <text:p>90,34</text:p>
          </table:table-cell>
          <table:table-cell office:value-type="float" office:value="117.21" calcext:value-type="float">
            <text:p>117,21</text:p>
          </table:table-cell>
          <table:table-cell office:value-type="float" office:value="115.04" calcext:value-type="float">
            <text:p>115,04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2.62" calcext:value-type="float">
            <text:p>92,62</text:p>
          </table:table-cell>
          <table:table-cell office:value-type="float" office:value="115.46" calcext:value-type="float">
            <text:p>115,46</text:p>
          </table:table-cell>
          <table:table-cell office:value-type="float" office:value="113.31" calcext:value-type="float">
            <text:p>113,3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1.21" calcext:value-type="float">
            <text:p>91,21</text:p>
          </table:table-cell>
          <table:table-cell office:value-type="float" office:value="118.16" calcext:value-type="float">
            <text:p>118,16</text:p>
          </table:table-cell>
          <table:table-cell office:value-type="float" office:value="114.96" calcext:value-type="float">
            <text:p>114,9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9.52" calcext:value-type="float">
            <text:p>89,52</text:p>
          </table:table-cell>
          <table:table-cell office:value-type="float" office:value="120.88" calcext:value-type="float">
            <text:p>120,88</text:p>
          </table:table-cell>
          <table:table-cell office:value-type="float" office:value="116.8" calcext:value-type="float">
            <text:p>116,8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0.34" calcext:value-type="float">
            <text:p>90,34</text:p>
          </table:table-cell>
          <table:table-cell office:value-type="float" office:value="119.2" calcext:value-type="float">
            <text:p>119,2</text:p>
          </table:table-cell>
          <table:table-cell office:value-type="float" office:value="115.36" calcext:value-type="float">
            <text:p>115,3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1.91" calcext:value-type="float">
            <text:p>91,91</text:p>
          </table:table-cell>
          <table:table-cell office:value-type="float" office:value="121.71" calcext:value-type="float">
            <text:p>121,71</text:p>
          </table:table-cell>
          <table:table-cell office:value-type="float" office:value="116.53" calcext:value-type="float">
            <text:p>116,53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0.8" calcext:value-type="float">
            <text:p>90,8</text:p>
          </table:table-cell>
          <table:table-cell office:value-type="float" office:value="121" calcext:value-type="float">
            <text:p>121</text:p>
          </table:table-cell>
          <table:table-cell office:value-type="float" office:value="117.96" calcext:value-type="float">
            <text:p>117,9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8.98" calcext:value-type="float">
            <text:p>88,98</text:p>
          </table:table-cell>
          <table:table-cell office:value-type="float" office:value="119.69" calcext:value-type="float">
            <text:p>119,69</text:p>
          </table:table-cell>
          <table:table-cell office:value-type="float" office:value="118.03" calcext:value-type="float">
            <text:p>118,0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9.86" calcext:value-type="float">
            <text:p>89,86</text:p>
          </table:table-cell>
          <table:table-cell office:value-type="float" office:value="117.74" calcext:value-type="float">
            <text:p>117,74</text:p>
          </table:table-cell>
          <table:table-cell office:value-type="float" office:value="119.61" calcext:value-type="float">
            <text:p>119,6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8.45" calcext:value-type="float">
            <text:p>88,45</text:p>
          </table:table-cell>
          <table:table-cell office:value-type="float" office:value="115.81" calcext:value-type="float">
            <text:p>115,81</text:p>
          </table:table-cell>
          <table:table-cell office:value-type="float" office:value="120.03" calcext:value-type="float">
            <text:p>120,0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6.77" calcext:value-type="float">
            <text:p>86,77</text:p>
          </table:table-cell>
          <table:table-cell office:value-type="float" office:value="115.06" calcext:value-type="float">
            <text:p>115,06</text:p>
          </table:table-cell>
          <table:table-cell office:value-type="float" office:value="121.42" calcext:value-type="float">
            <text:p>121,42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5.63" calcext:value-type="float">
            <text:p>85,63</text:p>
          </table:table-cell>
          <table:table-cell office:value-type="float" office:value="117.64" calcext:value-type="float">
            <text:p>117,64</text:p>
          </table:table-cell>
          <table:table-cell office:value-type="float" office:value="119.78" calcext:value-type="float">
            <text:p>119,7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7.73" calcext:value-type="float">
            <text:p>87,73</text:p>
          </table:table-cell>
          <table:table-cell office:value-type="float" office:value="116.28" calcext:value-type="float">
            <text:p>116,28</text:p>
          </table:table-cell>
          <table:table-cell office:value-type="float" office:value="117.8" calcext:value-type="float">
            <text:p>117,8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9.17" calcext:value-type="float">
            <text:p>89,17</text:p>
          </table:table-cell>
          <table:table-cell office:value-type="float" office:value="116.04" calcext:value-type="float">
            <text:p>116,04</text:p>
          </table:table-cell>
          <table:table-cell office:value-type="float" office:value="118.56" calcext:value-type="float">
            <text:p>118,5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8.01" calcext:value-type="float">
            <text:p>88,01</text:p>
          </table:table-cell>
          <table:table-cell office:value-type="float" office:value="115.24" calcext:value-type="float">
            <text:p>115,24</text:p>
          </table:table-cell>
          <table:table-cell office:value-type="float" office:value="119.36" calcext:value-type="float">
            <text:p>119,3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8.31" calcext:value-type="float">
            <text:p>88,31</text:p>
          </table:table-cell>
          <table:table-cell office:value-type="float" office:value="114.55" calcext:value-type="float">
            <text:p>114,55</text:p>
          </table:table-cell>
          <table:table-cell office:value-type="float" office:value="121.42" calcext:value-type="float">
            <text:p>121,42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6.56" calcext:value-type="float">
            <text:p>86,56</text:p>
          </table:table-cell>
          <table:table-cell office:value-type="float" office:value="114.27" calcext:value-type="float">
            <text:p>114,27</text:p>
          </table:table-cell>
          <table:table-cell office:value-type="float" office:value="122.84" calcext:value-type="float">
            <text:p>122,84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7.67" calcext:value-type="float">
            <text:p>87,67</text:p>
          </table:table-cell>
          <table:table-cell office:value-type="float" office:value="113.44" calcext:value-type="float">
            <text:p>113,44</text:p>
          </table:table-cell>
          <table:table-cell office:value-type="float" office:value="123.27" calcext:value-type="float">
            <text:p>123,27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8.52" calcext:value-type="float">
            <text:p>88,52</text:p>
          </table:table-cell>
          <table:table-cell office:value-type="float" office:value="112.32" calcext:value-type="float">
            <text:p>112,32</text:p>
          </table:table-cell>
          <table:table-cell office:value-type="float" office:value="124.11" calcext:value-type="float">
            <text:p>124,1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7.25" calcext:value-type="float">
            <text:p>87,25</text:p>
          </table:table-cell>
          <table:table-cell office:value-type="float" office:value="111.2" calcext:value-type="float">
            <text:p>111,2</text:p>
          </table:table-cell>
          <table:table-cell office:value-type="float" office:value="122.69" calcext:value-type="float">
            <text:p>122,69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5.42" calcext:value-type="float">
            <text:p>85,42</text:p>
          </table:table-cell>
          <table:table-cell office:value-type="float" office:value="113.85" calcext:value-type="float">
            <text:p>113,85</text:p>
          </table:table-cell>
          <table:table-cell office:value-type="float" office:value="123.41" calcext:value-type="float">
            <text:p>123,4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6.62" calcext:value-type="float">
            <text:p>86,62</text:p>
          </table:table-cell>
          <table:table-cell office:value-type="float" office:value="112.4" calcext:value-type="float">
            <text:p>112,4</text:p>
          </table:table-cell>
          <table:table-cell office:value-type="float" office:value="124.95" calcext:value-type="float">
            <text:p>124,9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8.88" calcext:value-type="float">
            <text:p>88,88</text:p>
          </table:table-cell>
          <table:table-cell office:value-type="float" office:value="110.75" calcext:value-type="float">
            <text:p>110,75</text:p>
          </table:table-cell>
          <table:table-cell office:value-type="float" office:value="123.43" calcext:value-type="float">
            <text:p>123,4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1.29" calcext:value-type="float">
            <text:p>91,29</text:p>
          </table:table-cell>
          <table:table-cell office:value-type="float" office:value="113.66" calcext:value-type="float">
            <text:p>113,66</text:p>
          </table:table-cell>
          <table:table-cell office:value-type="float" office:value="124.69" calcext:value-type="float">
            <text:p>124,69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3.1" calcext:value-type="float">
            <text:p>93,1</text:p>
          </table:table-cell>
          <table:table-cell office:value-type="float" office:value="116.29" calcext:value-type="float">
            <text:p>116,29</text:p>
          </table:table-cell>
          <table:table-cell office:value-type="float" office:value="126.35" calcext:value-type="float">
            <text:p>126,3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3.12" calcext:value-type="float">
            <text:p>93,12</text:p>
          </table:table-cell>
          <table:table-cell office:value-type="float" office:value="115.9" calcext:value-type="float">
            <text:p>115,9</text:p>
          </table:table-cell>
          <table:table-cell office:value-type="float" office:value="128.3" calcext:value-type="float">
            <text:p>128,3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1.63" calcext:value-type="float">
            <text:p>91,63</text:p>
          </table:table-cell>
          <table:table-cell office:value-type="float" office:value="115.81" calcext:value-type="float">
            <text:p>115,81</text:p>
          </table:table-cell>
          <table:table-cell office:value-type="float" office:value="130.11" calcext:value-type="float">
            <text:p>130,1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2.81" calcext:value-type="float">
            <text:p>92,81</text:p>
          </table:table-cell>
          <table:table-cell office:value-type="float" office:value="118.4" calcext:value-type="float">
            <text:p>118,4</text:p>
          </table:table-cell>
          <table:table-cell office:value-type="float" office:value="131.28" calcext:value-type="float">
            <text:p>131,2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1.5" calcext:value-type="float">
            <text:p>91,5</text:p>
          </table:table-cell>
          <table:table-cell office:value-type="float" office:value="117.81" calcext:value-type="float">
            <text:p>117,81</text:p>
          </table:table-cell>
          <table:table-cell office:value-type="float" office:value="129.41" calcext:value-type="float">
            <text:p>129,4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9.95" calcext:value-type="float">
            <text:p>89,95</text:p>
          </table:table-cell>
          <table:table-cell office:value-type="float" office:value="116.4" calcext:value-type="float">
            <text:p>116,4</text:p>
          </table:table-cell>
          <table:table-cell office:value-type="float" office:value="130.46" calcext:value-type="float">
            <text:p>130,4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8.12" calcext:value-type="float">
            <text:p>88,12</text:p>
          </table:table-cell>
          <table:table-cell office:value-type="float" office:value="115.83" calcext:value-type="float">
            <text:p>115,83</text:p>
          </table:table-cell>
          <table:table-cell office:value-type="float" office:value="128.5" calcext:value-type="float">
            <text:p>128,5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9.9" calcext:value-type="float">
            <text:p>89,9</text:p>
          </table:table-cell>
          <table:table-cell office:value-type="float" office:value="115.44" calcext:value-type="float">
            <text:p>115,44</text:p>
          </table:table-cell>
          <table:table-cell office:value-type="float" office:value="130.22" calcext:value-type="float">
            <text:p>130,2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8.53" calcext:value-type="float">
            <text:p>88,53</text:p>
          </table:table-cell>
          <table:table-cell office:value-type="float" office:value="114.28" calcext:value-type="float">
            <text:p>114,28</text:p>
          </table:table-cell>
          <table:table-cell office:value-type="float" office:value="128.71" calcext:value-type="float">
            <text:p>128,7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9.84" calcext:value-type="float">
            <text:p>89,84</text:p>
          </table:table-cell>
          <table:table-cell office:value-type="float" office:value="112.41" calcext:value-type="float">
            <text:p>112,41</text:p>
          </table:table-cell>
          <table:table-cell office:value-type="float" office:value="129.2" calcext:value-type="float">
            <text:p>129,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8.49" calcext:value-type="float">
            <text:p>88,49</text:p>
          </table:table-cell>
          <table:table-cell office:value-type="float" office:value="111.14" calcext:value-type="float">
            <text:p>111,14</text:p>
          </table:table-cell>
          <table:table-cell office:value-type="float" office:value="127.53" calcext:value-type="float">
            <text:p>127,5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9.57" calcext:value-type="float">
            <text:p>89,57</text:p>
          </table:table-cell>
          <table:table-cell office:value-type="float" office:value="110.14" calcext:value-type="float">
            <text:p>110,14</text:p>
          </table:table-cell>
          <table:table-cell office:value-type="float" office:value="127.7" calcext:value-type="float">
            <text:p>127,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8.41" calcext:value-type="float">
            <text:p>88,41</text:p>
          </table:table-cell>
          <table:table-cell office:value-type="float" office:value="109.88" calcext:value-type="float">
            <text:p>109,88</text:p>
          </table:table-cell>
          <table:table-cell office:value-type="float" office:value="126.09" calcext:value-type="float">
            <text:p>126,09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6.51" calcext:value-type="float">
            <text:p>86,51</text:p>
          </table:table-cell>
          <table:table-cell office:value-type="float" office:value="109.46" calcext:value-type="float">
            <text:p>109,46</text:p>
          </table:table-cell>
          <table:table-cell office:value-type="float" office:value="126.84" calcext:value-type="float">
            <text:p>126,84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5.32" calcext:value-type="float">
            <text:p>85,32</text:p>
          </table:table-cell>
          <table:table-cell office:value-type="float" office:value="109.05" calcext:value-type="float">
            <text:p>109,05</text:p>
          </table:table-cell>
          <table:table-cell office:value-type="float" office:value="127.17" calcext:value-type="float">
            <text:p>127,1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4.06" calcext:value-type="float">
            <text:p>84,06</text:p>
          </table:table-cell>
          <table:table-cell office:value-type="float" office:value="108.22" calcext:value-type="float">
            <text:p>108,22</text:p>
          </table:table-cell>
          <table:table-cell office:value-type="float" office:value="127.26" calcext:value-type="float">
            <text:p>127,2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2.3" calcext:value-type="float">
            <text:p>82,3</text:p>
          </table:table-cell>
          <table:table-cell office:value-type="float" office:value="108.01" calcext:value-type="float">
            <text:p>108,01</text:p>
          </table:table-cell>
          <table:table-cell office:value-type="float" office:value="127.33" calcext:value-type="float">
            <text:p>127,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0.76" calcext:value-type="float">
            <text:p>80,76</text:p>
          </table:table-cell>
          <table:table-cell office:value-type="float" office:value="106.11" calcext:value-type="float">
            <text:p>106,11</text:p>
          </table:table-cell>
          <table:table-cell office:value-type="float" office:value="128.84" calcext:value-type="float">
            <text:p>128,8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.74" calcext:value-type="float">
            <text:p>79,74</text:p>
          </table:table-cell>
          <table:table-cell office:value-type="float" office:value="109.11" calcext:value-type="float">
            <text:p>109,11</text:p>
          </table:table-cell>
          <table:table-cell office:value-type="float" office:value="130.11" calcext:value-type="float">
            <text:p>130,1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7.97" calcext:value-type="float">
            <text:p>77,97</text:p>
          </table:table-cell>
          <table:table-cell office:value-type="float" office:value="107.8" calcext:value-type="float">
            <text:p>107,8</text:p>
          </table:table-cell>
          <table:table-cell office:value-type="float" office:value="130.8" calcext:value-type="float">
            <text:p>130,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6.87" calcext:value-type="float">
            <text:p>76,87</text:p>
          </table:table-cell>
          <table:table-cell office:value-type="float" office:value="107.08" calcext:value-type="float">
            <text:p>107,08</text:p>
          </table:table-cell>
          <table:table-cell office:value-type="float" office:value="131.66" calcext:value-type="float">
            <text:p>131,6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5.68" calcext:value-type="float">
            <text:p>75,68</text:p>
          </table:table-cell>
          <table:table-cell office:value-type="float" office:value="106.03" calcext:value-type="float">
            <text:p>106,03</text:p>
          </table:table-cell>
          <table:table-cell office:value-type="float" office:value="133.33" calcext:value-type="float">
            <text:p>133,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office:value-type="float" office:value="108.96" calcext:value-type="float">
            <text:p>108,96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2.63" calcext:value-type="float">
            <text:p>72,63</text:p>
          </table:table-cell>
          <table:table-cell office:value-type="float" office:value="111.91" calcext:value-type="float">
            <text:p>111,91</text:p>
          </table:table-cell>
          <table:table-cell office:value-type="float" office:value="133.07" calcext:value-type="float">
            <text:p>133,0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4.45" calcext:value-type="float">
            <text:p>74,45</text:p>
          </table:table-cell>
          <table:table-cell office:value-type="float" office:value="110.17" calcext:value-type="float">
            <text:p>110,17</text:p>
          </table:table-cell>
          <table:table-cell office:value-type="float" office:value="133.78" calcext:value-type="float">
            <text:p>133,78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6.71" calcext:value-type="float">
            <text:p>76,71</text:p>
          </table:table-cell>
          <table:table-cell office:value-type="float" office:value="112.84" calcext:value-type="float">
            <text:p>112,84</text:p>
          </table:table-cell>
          <table:table-cell office:value-type="float" office:value="132.02" calcext:value-type="float">
            <text:p>132,02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111.15" calcext:value-type="float">
            <text:p>111,15</text:p>
          </table:table-cell>
          <table:table-cell office:value-type="float" office:value="130.4" calcext:value-type="float">
            <text:p>130,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3.35" calcext:value-type="float">
            <text:p>73,35</text:p>
          </table:table-cell>
          <table:table-cell office:value-type="float" office:value="109.91" calcext:value-type="float">
            <text:p>109,91</text:p>
          </table:table-cell>
          <table:table-cell office:value-type="float" office:value="132.28" calcext:value-type="float">
            <text:p>132,28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1.9" calcext:value-type="float">
            <text:p>71,9</text:p>
          </table:table-cell>
          <table:table-cell office:value-type="float" office:value="109.19" calcext:value-type="float">
            <text:p>109,19</text:p>
          </table:table-cell>
          <table:table-cell office:value-type="float" office:value="132.39" calcext:value-type="float">
            <text:p>132,3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.31" calcext:value-type="float">
            <text:p>70,31</text:p>
          </table:table-cell>
          <table:table-cell office:value-type="float" office:value="108.35" calcext:value-type="float">
            <text:p>108,35</text:p>
          </table:table-cell>
          <table:table-cell office:value-type="float" office:value="130.94" calcext:value-type="float">
            <text:p>130,94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8.63" calcext:value-type="float">
            <text:p>68,63</text:p>
          </table:table-cell>
          <table:table-cell office:value-type="float" office:value="107.99" calcext:value-type="float">
            <text:p>107,99</text:p>
          </table:table-cell>
          <table:table-cell office:value-type="float" office:value="129.53" calcext:value-type="float">
            <text:p>129,53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1.07" calcext:value-type="float">
            <text:p>71,07</text:p>
          </table:table-cell>
          <table:table-cell office:value-type="float" office:value="110.4" calcext:value-type="float">
            <text:p>110,4</text:p>
          </table:table-cell>
          <table:table-cell office:value-type="float" office:value="129.55" calcext:value-type="float">
            <text:p>129,5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2.34" calcext:value-type="float">
            <text:p>72,34</text:p>
          </table:table-cell>
          <table:table-cell office:value-type="float" office:value="108.92" calcext:value-type="float">
            <text:p>108,92</text:p>
          </table:table-cell>
          <table:table-cell office:value-type="float" office:value="130.43" calcext:value-type="float">
            <text:p>130,4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1.27" calcext:value-type="float">
            <text:p>71,27</text:p>
          </table:table-cell>
          <table:table-cell office:value-type="float" office:value="111.43" calcext:value-type="float">
            <text:p>111,43</text:p>
          </table:table-cell>
          <table:table-cell office:value-type="float" office:value="130.89" calcext:value-type="float">
            <text:p>130,8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.54" calcext:value-type="float">
            <text:p>71,54</text:p>
          </table:table-cell>
          <table:table-cell office:value-type="float" office:value="109.43" calcext:value-type="float">
            <text:p>109,43</text:p>
          </table:table-cell>
          <table:table-cell office:value-type="float" office:value="129.18" calcext:value-type="float">
            <text:p>129,18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2.11" calcext:value-type="float">
            <text:p>72,11</text:p>
          </table:table-cell>
          <table:table-cell office:value-type="float" office:value="108.76" calcext:value-type="float">
            <text:p>108,76</text:p>
          </table:table-cell>
          <table:table-cell office:value-type="float" office:value="129.96" calcext:value-type="float">
            <text:p>129,9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3.61" calcext:value-type="float">
            <text:p>73,61</text:p>
          </table:table-cell>
          <table:table-cell office:value-type="float" office:value="107.21" calcext:value-type="float">
            <text:p>107,21</text:p>
          </table:table-cell>
          <table:table-cell office:value-type="float" office:value="130.33" calcext:value-type="float">
            <text:p>130,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4.5" calcext:value-type="float">
            <text:p>74,5</text:p>
          </table:table-cell>
          <table:table-cell office:value-type="float" office:value="107.13" calcext:value-type="float">
            <text:p>107,13</text:p>
          </table:table-cell>
          <table:table-cell office:value-type="float" office:value="130.64" calcext:value-type="float">
            <text:p>130,6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6.24" calcext:value-type="float">
            <text:p>76,24</text:p>
          </table:table-cell>
          <table:table-cell office:value-type="float" office:value="109.71" calcext:value-type="float">
            <text:p>109,71</text:p>
          </table:table-cell>
          <table:table-cell office:value-type="float" office:value="130.78" calcext:value-type="float">
            <text:p>130,7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6.92" calcext:value-type="float">
            <text:p>76,92</text:p>
          </table:table-cell>
          <table:table-cell office:value-type="float" office:value="109.26" calcext:value-type="float">
            <text:p>109,26</text:p>
          </table:table-cell>
          <table:table-cell office:value-type="float" office:value="129.14" calcext:value-type="float">
            <text:p>129,1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8.94" calcext:value-type="float">
            <text:p>78,94</text:p>
          </table:table-cell>
          <table:table-cell office:value-type="float" office:value="108.08" calcext:value-type="float">
            <text:p>108,08</text:p>
          </table:table-cell>
          <table:table-cell office:value-type="float" office:value="130.85" calcext:value-type="float">
            <text:p>130,8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7.64" calcext:value-type="float">
            <text:p>77,64</text:p>
          </table:table-cell>
          <table:table-cell office:value-type="float" office:value="107.52" calcext:value-type="float">
            <text:p>107,52</text:p>
          </table:table-cell>
          <table:table-cell office:value-type="float" office:value="131.24" calcext:value-type="float">
            <text:p>131,24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6.14" calcext:value-type="float">
            <text:p>76,14</text:p>
          </table:table-cell>
          <table:table-cell office:value-type="float" office:value="107.35" calcext:value-type="float">
            <text:p>107,35</text:p>
          </table:table-cell>
          <table:table-cell office:value-type="float" office:value="131.37" calcext:value-type="float">
            <text:p>131,37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4.72" calcext:value-type="float">
            <text:p>74,72</text:p>
          </table:table-cell>
          <table:table-cell office:value-type="float" office:value="105.74" calcext:value-type="float">
            <text:p>105,74</text:p>
          </table:table-cell>
          <table:table-cell office:value-type="float" office:value="129.88" calcext:value-type="float">
            <text:p>129,8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3.02" calcext:value-type="float">
            <text:p>73,02</text:p>
          </table:table-cell>
          <table:table-cell office:value-type="float" office:value="105.32" calcext:value-type="float">
            <text:p>105,32</text:p>
          </table:table-cell>
          <table:table-cell office:value-type="float" office:value="131.79" calcext:value-type="float">
            <text:p>131,79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3.42" calcext:value-type="float">
            <text:p>73,42</text:p>
          </table:table-cell>
          <table:table-cell office:value-type="float" office:value="103.92" calcext:value-type="float">
            <text:p>103,92</text:p>
          </table:table-cell>
          <table:table-cell office:value-type="float" office:value="129.98" calcext:value-type="float">
            <text:p>129,9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1.85" calcext:value-type="float">
            <text:p>71,85</text:p>
          </table:table-cell>
          <table:table-cell office:value-type="float" office:value="103.17" calcext:value-type="float">
            <text:p>103,17</text:p>
          </table:table-cell>
          <table:table-cell office:value-type="float" office:value="130.77" calcext:value-type="float">
            <text:p>130,7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0.02" calcext:value-type="float">
            <text:p>70,02</text:p>
          </table:table-cell>
          <table:table-cell office:value-type="float" office:value="102.14" calcext:value-type="float">
            <text:p>102,14</text:p>
          </table:table-cell>
          <table:table-cell office:value-type="float" office:value="129.31" calcext:value-type="float">
            <text:p>129,3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8.36" calcext:value-type="float">
            <text:p>68,36</text:p>
          </table:table-cell>
          <table:table-cell office:value-type="float" office:value="101.73" calcext:value-type="float">
            <text:p>101,73</text:p>
          </table:table-cell>
          <table:table-cell office:value-type="float" office:value="130.67" calcext:value-type="float">
            <text:p>130,6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6.99" calcext:value-type="float">
            <text:p>66,99</text:p>
          </table:table-cell>
          <table:table-cell office:value-type="float" office:value="100.39" calcext:value-type="float">
            <text:p>100,39</text:p>
          </table:table-cell>
          <table:table-cell office:value-type="float" office:value="128.88" calcext:value-type="float">
            <text:p>128,88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5.94" calcext:value-type="float">
            <text:p>65,94</text:p>
          </table:table-cell>
          <table:table-cell office:value-type="float" office:value="98.52" calcext:value-type="float">
            <text:p>98,52</text:p>
          </table:table-cell>
          <table:table-cell office:value-type="float" office:value="127.1" calcext:value-type="float">
            <text:p>127,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4.15" calcext:value-type="float">
            <text:p>64,15</text:p>
          </table:table-cell>
          <table:table-cell office:value-type="float" office:value="101.27" calcext:value-type="float">
            <text:p>101,27</text:p>
          </table:table-cell>
          <table:table-cell office:value-type="float" office:value="128.56" calcext:value-type="float">
            <text:p>128,5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5.95" calcext:value-type="float">
            <text:p>65,95</text:p>
          </table:table-cell>
          <table:table-cell office:value-type="float" office:value="101.23" calcext:value-type="float">
            <text:p>101,23</text:p>
          </table:table-cell>
          <table:table-cell office:value-type="float" office:value="126.64" calcext:value-type="float">
            <text:p>126,64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7.45" calcext:value-type="float">
            <text:p>67,45</text:p>
          </table:table-cell>
          <table:table-cell office:value-type="float" office:value="100.8" calcext:value-type="float">
            <text:p>100,8</text:p>
          </table:table-cell>
          <table:table-cell office:value-type="float" office:value="127.5" calcext:value-type="float">
            <text:p>127,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5.54" calcext:value-type="float">
            <text:p>65,54</text:p>
          </table:table-cell>
          <table:table-cell office:value-type="float" office:value="103.36" calcext:value-type="float">
            <text:p>103,36</text:p>
          </table:table-cell>
          <table:table-cell office:value-type="float" office:value="127.51" calcext:value-type="float">
            <text:p>127,5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7.31" calcext:value-type="float">
            <text:p>67,31</text:p>
          </table:table-cell>
          <table:table-cell office:value-type="float" office:value="103.09" calcext:value-type="float">
            <text:p>103,09</text:p>
          </table:table-cell>
          <table:table-cell office:value-type="float" office:value="128.83" calcext:value-type="float">
            <text:p>128,8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8.48" calcext:value-type="float">
            <text:p>68,48</text:p>
          </table:table-cell>
          <table:table-cell office:value-type="float" office:value="101.33" calcext:value-type="float">
            <text:p>101,33</text:p>
          </table:table-cell>
          <table:table-cell office:value-type="float" office:value="126.93" calcext:value-type="float">
            <text:p>126,9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0.61" calcext:value-type="float">
            <text:p>70,61</text:p>
          </table:table-cell>
          <table:table-cell office:value-type="float" office:value="101.33" calcext:value-type="float">
            <text:p>101,33</text:p>
          </table:table-cell>
          <table:table-cell office:value-type="float" office:value="128.9" calcext:value-type="float">
            <text:p>128,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8.95" calcext:value-type="float">
            <text:p>68,95</text:p>
          </table:table-cell>
          <table:table-cell office:value-type="float" office:value="100.05" calcext:value-type="float">
            <text:p>100,05</text:p>
          </table:table-cell>
          <table:table-cell office:value-type="float" office:value="129.55" calcext:value-type="float">
            <text:p>129,5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0.34" calcext:value-type="float">
            <text:p>70,34</text:p>
          </table:table-cell>
          <table:table-cell office:value-type="float" office:value="99.1" calcext:value-type="float">
            <text:p>99,1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2.26" calcext:value-type="float">
            <text:p>72,26</text:p>
          </table:table-cell>
          <table:table-cell office:value-type="float" office:value="102.08" calcext:value-type="float">
            <text:p>102,08</text:p>
          </table:table-cell>
          <table:table-cell office:value-type="float" office:value="129.8" calcext:value-type="float">
            <text:p>129,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0.56" calcext:value-type="float">
            <text:p>70,56</text:p>
          </table:table-cell>
          <table:table-cell office:value-type="float" office:value="101.44" calcext:value-type="float">
            <text:p>101,44</text:p>
          </table:table-cell>
          <table:table-cell office:value-type="float" office:value="131.47" calcext:value-type="float">
            <text:p>131,4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2.2" calcext:value-type="float">
            <text:p>72,2</text:p>
          </table:table-cell>
          <table:table-cell office:value-type="float" office:value="100.09" calcext:value-type="float">
            <text:p>100,09</text:p>
          </table:table-cell>
          <table:table-cell office:value-type="float" office:value="131.77" calcext:value-type="float">
            <text:p>131,7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0.36" calcext:value-type="float">
            <text:p>70,36</text:p>
          </table:table-cell>
          <table:table-cell office:value-type="float" office:value="98.49" calcext:value-type="float">
            <text:p>98,49</text:p>
          </table:table-cell>
          <table:table-cell office:value-type="float" office:value="132.02" calcext:value-type="float">
            <text:p>132,02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1.61" calcext:value-type="float">
            <text:p>71,61</text:p>
          </table:table-cell>
          <table:table-cell office:value-type="float" office:value="96.78" calcext:value-type="float">
            <text:p>96,78</text:p>
          </table:table-cell>
          <table:table-cell office:value-type="float" office:value="133.83" calcext:value-type="float">
            <text:p>133,8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0.29" calcext:value-type="float">
            <text:p>70,29</text:p>
          </table:table-cell>
          <table:table-cell office:value-type="float" office:value="95.63" calcext:value-type="float">
            <text:p>95,63</text:p>
          </table:table-cell>
          <table:table-cell office:value-type="float" office:value="135.18" calcext:value-type="float">
            <text:p>135,1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9.23" calcext:value-type="float">
            <text:p>69,23</text:p>
          </table:table-cell>
          <table:table-cell office:value-type="float" office:value="93.96" calcext:value-type="float">
            <text:p>93,96</text:p>
          </table:table-cell>
          <table:table-cell office:value-type="float" office:value="137.03" calcext:value-type="float">
            <text:p>137,0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7.99" calcext:value-type="float">
            <text:p>67,99</text:p>
          </table:table-cell>
          <table:table-cell office:value-type="float" office:value="92.27" calcext:value-type="float">
            <text:p>92,27</text:p>
          </table:table-cell>
          <table:table-cell office:value-type="float" office:value="138.52" calcext:value-type="float">
            <text:p>138,5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9.44" calcext:value-type="float">
            <text:p>69,44</text:p>
          </table:table-cell>
          <table:table-cell office:value-type="float" office:value="90.35" calcext:value-type="float">
            <text:p>90,35</text:p>
          </table:table-cell>
          <table:table-cell office:value-type="float" office:value="137.19" calcext:value-type="float">
            <text:p>137,19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0.47" calcext:value-type="float">
            <text:p>70,47</text:p>
          </table:table-cell>
          <table:table-cell office:value-type="float" office:value="92.91" calcext:value-type="float">
            <text:p>92,91</text:p>
          </table:table-cell>
          <table:table-cell office:value-type="float" office:value="135.95" calcext:value-type="float">
            <text:p>135,9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.23" calcext:value-type="float">
            <text:p>71,23</text:p>
          </table:table-cell>
          <table:table-cell office:value-type="float" office:value="91.71" calcext:value-type="float">
            <text:p>91,71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0.17" calcext:value-type="float">
            <text:p>70,17</text:p>
          </table:table-cell>
          <table:table-cell office:value-type="float" office:value="91.34" calcext:value-type="float">
            <text:p>91,34</text:p>
          </table:table-cell>
          <table:table-cell office:value-type="float" office:value="137.67" calcext:value-type="float">
            <text:p>137,67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1.95" calcext:value-type="float">
            <text:p>71,95</text:p>
          </table:table-cell>
          <table:table-cell office:value-type="float" office:value="90.05" calcext:value-type="float">
            <text:p>90,05</text:p>
          </table:table-cell>
          <table:table-cell office:value-type="float" office:value="136.63" calcext:value-type="float">
            <text:p>136,6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3.1" calcext:value-type="float">
            <text:p>73,1</text:p>
          </table:table-cell>
          <table:table-cell office:value-type="float" office:value="89.87" calcext:value-type="float">
            <text:p>89,87</text:p>
          </table:table-cell>
          <table:table-cell office:value-type="float" office:value="137.87" calcext:value-type="float">
            <text:p>137,8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4.34" calcext:value-type="float">
            <text:p>74,34</text:p>
          </table:table-cell>
          <table:table-cell office:value-type="float" office:value="92.63" calcext:value-type="float">
            <text:p>92,63</text:p>
          </table:table-cell>
          <table:table-cell office:value-type="float" office:value="139.09" calcext:value-type="float">
            <text:p>139,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5.4" calcext:value-type="float">
            <text:p>75,4</text:p>
          </table:table-cell>
          <table:table-cell office:value-type="float" office:value="91.36" calcext:value-type="float">
            <text:p>91,36</text:p>
          </table:table-cell>
          <table:table-cell office:value-type="float" office:value="140.12" calcext:value-type="float">
            <text:p>140,1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5.91" calcext:value-type="float">
            <text:p>75,91</text:p>
          </table:table-cell>
          <table:table-cell office:value-type="float" office:value="91.04" calcext:value-type="float">
            <text:p>91,04</text:p>
          </table:table-cell>
          <table:table-cell office:value-type="float" office:value="138.57" calcext:value-type="float">
            <text:p>138,5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4.76" calcext:value-type="float">
            <text:p>74,76</text:p>
          </table:table-cell>
          <table:table-cell office:value-type="float" office:value="90.45" calcext:value-type="float">
            <text:p>90,45</text:p>
          </table:table-cell>
          <table:table-cell office:value-type="float" office:value="138.84" calcext:value-type="float">
            <text:p>138,84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5.89" calcext:value-type="float">
            <text:p>75,89</text:p>
          </table:table-cell>
          <table:table-cell office:value-type="float" office:value="89.75" calcext:value-type="float">
            <text:p>89,75</text:p>
          </table:table-cell>
          <table:table-cell office:value-type="float" office:value="140.71" calcext:value-type="float">
            <text:p>140,71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7.86" calcext:value-type="float">
            <text:p>77,86</text:p>
          </table:table-cell>
          <table:table-cell office:value-type="float" office:value="89.51" calcext:value-type="float">
            <text:p>89,51</text:p>
          </table:table-cell>
          <table:table-cell office:value-type="float" office:value="140.85" calcext:value-type="float">
            <text:p>140,8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9.27" calcext:value-type="float">
            <text:p>79,27</text:p>
          </table:table-cell>
          <table:table-cell office:value-type="float" office:value="88.66" calcext:value-type="float">
            <text:p>88,66</text:p>
          </table:table-cell>
          <table:table-cell office:value-type="float" office:value="138.95" calcext:value-type="float">
            <text:p>138,9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0.73" calcext:value-type="float">
            <text:p>80,73</text:p>
          </table:table-cell>
          <table:table-cell office:value-type="float" office:value="88.17" calcext:value-type="float">
            <text:p>88,17</text:p>
          </table:table-cell>
          <table:table-cell office:value-type="float" office:value="140.37" calcext:value-type="float">
            <text:p>140,3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1.01" calcext:value-type="float">
            <text:p>81,01</text:p>
          </table:table-cell>
          <table:table-cell office:value-type="float" office:value="87.02" calcext:value-type="float">
            <text:p>87,02</text:p>
          </table:table-cell>
          <table:table-cell office:value-type="float" office:value="139.33" calcext:value-type="float">
            <text:p>139,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9.97" calcext:value-type="float">
            <text:p>79,97</text:p>
          </table:table-cell>
          <table:table-cell office:value-type="float" office:value="86.95" calcext:value-type="float">
            <text:p>86,95</text:p>
          </table:table-cell>
          <table:table-cell office:value-type="float" office:value="141.26" calcext:value-type="float">
            <text:p>141,2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7.98" calcext:value-type="float">
            <text:p>77,98</text:p>
          </table:table-cell>
          <table:table-cell office:value-type="float" office:value="85.86" calcext:value-type="float">
            <text:p>85,86</text:p>
          </table:table-cell>
          <table:table-cell office:value-type="float" office:value="142.92" calcext:value-type="float">
            <text:p>142,9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9.21" calcext:value-type="float">
            <text:p>79,21</text:p>
          </table:table-cell>
          <table:table-cell office:value-type="float" office:value="88.48" calcext:value-type="float">
            <text:p>88,48</text:p>
          </table:table-cell>
          <table:table-cell office:value-type="float" office:value="145.3" calcext:value-type="float">
            <text:p>145,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0.59" calcext:value-type="float">
            <text:p>80,59</text:p>
          </table:table-cell>
          <table:table-cell office:value-type="float" office:value="86.96" calcext:value-type="float">
            <text:p>86,96</text:p>
          </table:table-cell>
          <table:table-cell office:value-type="float" office:value="143.49" calcext:value-type="float">
            <text:p>143,49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3.04" calcext:value-type="float">
            <text:p>83,04</text:p>
          </table:table-cell>
          <table:table-cell office:value-type="float" office:value="86.49" calcext:value-type="float">
            <text:p>86,49</text:p>
          </table:table-cell>
          <table:table-cell office:value-type="float" office:value="145.41" calcext:value-type="float">
            <text:p>145,41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4.26" calcext:value-type="float">
            <text:p>84,26</text:p>
          </table:table-cell>
          <table:table-cell office:value-type="float" office:value="86.09" calcext:value-type="float">
            <text:p>86,09</text:p>
          </table:table-cell>
          <table:table-cell office:value-type="float" office:value="147.4" calcext:value-type="float">
            <text:p>147,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5.28" calcext:value-type="float">
            <text:p>85,28</text:p>
          </table:table-cell>
          <table:table-cell office:value-type="float" office:value="84.37" calcext:value-type="float">
            <text:p>84,37</text:p>
          </table:table-cell>
          <table:table-cell office:value-type="float" office:value="146.27" calcext:value-type="float">
            <text:p>146,2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5.74" calcext:value-type="float">
            <text:p>85,74</text:p>
          </table:table-cell>
          <table:table-cell office:value-type="float" office:value="83.22" calcext:value-type="float">
            <text:p>83,22</text:p>
          </table:table-cell>
          <table:table-cell office:value-type="float" office:value="148.38" calcext:value-type="float">
            <text:p>148,3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4.14" calcext:value-type="float">
            <text:p>84,14</text:p>
          </table:table-cell>
          <table:table-cell office:value-type="float" office:value="85.72" calcext:value-type="float">
            <text:p>85,72</text:p>
          </table:table-cell>
          <table:table-cell office:value-type="float" office:value="150.67" calcext:value-type="float">
            <text:p>150,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6.12" calcext:value-type="float">
            <text:p>86,12</text:p>
          </table:table-cell>
          <table:table-cell office:value-type="float" office:value="84.73" calcext:value-type="float">
            <text:p>84,73</text:p>
          </table:table-cell>
          <table:table-cell office:value-type="float" office:value="150.84" calcext:value-type="float">
            <text:p>150,8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6.23" calcext:value-type="float">
            <text:p>86,23</text:p>
          </table:table-cell>
          <table:table-cell office:value-type="float" office:value="84.15" calcext:value-type="float">
            <text:p>84,15</text:p>
          </table:table-cell>
          <table:table-cell office:value-type="float" office:value="149.73" calcext:value-type="float">
            <text:p>149,7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4.78" calcext:value-type="float">
            <text:p>84,78</text:p>
          </table:table-cell>
          <table:table-cell office:value-type="float" office:value="83.26" calcext:value-type="float">
            <text:p>83,26</text:p>
          </table:table-cell>
          <table:table-cell office:value-type="float" office:value="148.35" calcext:value-type="float">
            <text:p>148,35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6.91" calcext:value-type="float">
            <text:p>86,91</text:p>
          </table:table-cell>
          <table:table-cell office:value-type="float" office:value="82.5" calcext:value-type="float">
            <text:p>82,5</text:p>
          </table:table-cell>
          <table:table-cell office:value-type="float" office:value="150.61" calcext:value-type="float">
            <text:p>150,61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5.3" calcext:value-type="float">
            <text:p>85,3</text:p>
          </table:table-cell>
          <table:table-cell office:value-type="float" office:value="81.74" calcext:value-type="float">
            <text:p>81,74</text:p>
          </table:table-cell>
          <table:table-cell office:value-type="float" office:value="148.95" calcext:value-type="float">
            <text:p>148,9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3.64" calcext:value-type="float">
            <text:p>83,64</text:p>
          </table:table-cell>
          <table:table-cell office:value-type="float" office:value="84.27" calcext:value-type="float">
            <text:p>84,27</text:p>
          </table:table-cell>
          <table:table-cell office:value-type="float" office:value="147.17" calcext:value-type="float">
            <text:p>147,17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2.5" calcext:value-type="float">
            <text:p>82,5</text:p>
          </table:table-cell>
          <table:table-cell office:value-type="float" office:value="83" calcext:value-type="float">
            <text:p>83</text:p>
          </table:table-cell>
          <table:table-cell office:value-type="float" office:value="147.86" calcext:value-type="float">
            <text:p>147,8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3.5" calcext:value-type="float">
            <text:p>83,5</text:p>
          </table:table-cell>
          <table:table-cell office:value-type="float" office:value="85.99" calcext:value-type="float">
            <text:p>85,99</text:p>
          </table:table-cell>
          <table:table-cell office:value-type="float" office:value="149.49" calcext:value-type="float">
            <text:p>149,49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5.49" calcext:value-type="float">
            <text:p>85,49</text:p>
          </table:table-cell>
          <table:table-cell office:value-type="float" office:value="84.29" calcext:value-type="float">
            <text:p>84,29</text:p>
          </table:table-cell>
          <table:table-cell office:value-type="float" office:value="147.9" calcext:value-type="float">
            <text:p>147,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7.71" calcext:value-type="float">
            <text:p>87,71</text:p>
          </table:table-cell>
          <table:table-cell office:value-type="float" office:value="83.35" calcext:value-type="float">
            <text:p>83,35</text:p>
          </table:table-cell>
          <table:table-cell office:value-type="float" office:value="146.46" calcext:value-type="float">
            <text:p>146,4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5.99" calcext:value-type="float">
            <text:p>85,99</text:p>
          </table:table-cell>
          <table:table-cell office:value-type="float" office:value="86.22" calcext:value-type="float">
            <text:p>86,22</text:p>
          </table:table-cell>
          <table:table-cell office:value-type="float" office:value="144.76" calcext:value-type="float">
            <text:p>144,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8.15" calcext:value-type="float">
            <text:p>88,15</text:p>
          </table:table-cell>
          <table:table-cell office:value-type="float" office:value="85.51" calcext:value-type="float">
            <text:p>85,51</text:p>
          </table:table-cell>
          <table:table-cell office:value-type="float" office:value="146.64" calcext:value-type="float">
            <text:p>146,64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8.57" calcext:value-type="float">
            <text:p>88,57</text:p>
          </table:table-cell>
          <table:table-cell office:value-type="float" office:value="84.25" calcext:value-type="float">
            <text:p>84,25</text:p>
          </table:table-cell>
          <table:table-cell office:value-type="float" office:value="146.84" calcext:value-type="float">
            <text:p>146,8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8.75" calcext:value-type="float">
            <text:p>88,75</text:p>
          </table:table-cell>
          <table:table-cell office:value-type="float" office:value="84.11" calcext:value-type="float">
            <text:p>84,11</text:p>
          </table:table-cell>
          <table:table-cell office:value-type="float" office:value="145.82" calcext:value-type="float">
            <text:p>145,8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9.45" calcext:value-type="float">
            <text:p>89,45</text:p>
          </table:table-cell>
          <table:table-cell office:value-type="float" office:value="86.81" calcext:value-type="float">
            <text:p>86,81</text:p>
          </table:table-cell>
          <table:table-cell office:value-type="float" office:value="147.2" calcext:value-type="float">
            <text:p>147,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7.7" calcext:value-type="float">
            <text:p>87,7</text:p>
          </table:table-cell>
          <table:table-cell office:value-type="float" office:value="85.18" calcext:value-type="float">
            <text:p>85,18</text:p>
          </table:table-cell>
          <table:table-cell office:value-type="float" office:value="149.23" calcext:value-type="float">
            <text:p>149,2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5.97" calcext:value-type="float">
            <text:p>85,97</text:p>
          </table:table-cell>
          <table:table-cell office:value-type="float" office:value="85.17" calcext:value-type="float">
            <text:p>85,17</text:p>
          </table:table-cell>
          <table:table-cell office:value-type="float" office:value="150.75" calcext:value-type="float">
            <text:p>150,7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6.77" calcext:value-type="float">
            <text:p>86,77</text:p>
          </table:table-cell>
          <table:table-cell office:value-type="float" office:value="83.74" calcext:value-type="float">
            <text:p>83,74</text:p>
          </table:table-cell>
          <table:table-cell office:value-type="float" office:value="151.95" calcext:value-type="float">
            <text:p>151,9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5.03" calcext:value-type="float">
            <text:p>85,03</text:p>
          </table:table-cell>
          <table:table-cell office:value-type="float" office:value="83.16" calcext:value-type="float">
            <text:p>83,16</text:p>
          </table:table-cell>
          <table:table-cell office:value-type="float" office:value="154.04" calcext:value-type="float">
            <text:p>154,04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3.62" calcext:value-type="float">
            <text:p>83,62</text:p>
          </table:table-cell>
          <table:table-cell office:value-type="float" office:value="82.19" calcext:value-type="float">
            <text:p>82,19</text:p>
          </table:table-cell>
          <table:table-cell office:value-type="float" office:value="155.46" calcext:value-type="float">
            <text:p>155,4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5.87" calcext:value-type="float">
            <text:p>85,87</text:p>
          </table:table-cell>
          <table:table-cell office:value-type="float" office:value="80.93" calcext:value-type="float">
            <text:p>80,93</text:p>
          </table:table-cell>
          <table:table-cell office:value-type="float" office:value="157.47" calcext:value-type="float">
            <text:p>157,4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6.95" calcext:value-type="float">
            <text:p>86,95</text:p>
          </table:table-cell>
          <table:table-cell office:value-type="float" office:value="83.66" calcext:value-type="float">
            <text:p>83,66</text:p>
          </table:table-cell>
          <table:table-cell office:value-type="float" office:value="155.78" calcext:value-type="float">
            <text:p>155,7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8.95" calcext:value-type="float">
            <text:p>88,95</text:p>
          </table:table-cell>
          <table:table-cell office:value-type="float" office:value="82.17" calcext:value-type="float">
            <text:p>82,17</text:p>
          </table:table-cell>
          <table:table-cell office:value-type="float" office:value="154.39" calcext:value-type="float">
            <text:p>154,3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7.68" calcext:value-type="float">
            <text:p>87,68</text:p>
          </table:table-cell>
          <table:table-cell office:value-type="float" office:value="81.81" calcext:value-type="float">
            <text:p>81,81</text:p>
          </table:table-cell>
          <table:table-cell office:value-type="float" office:value="155.92" calcext:value-type="float">
            <text:p>155,92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6.52" calcext:value-type="float">
            <text:p>86,52</text:p>
          </table:table-cell>
          <table:table-cell office:value-type="float" office:value="80.97" calcext:value-type="float">
            <text:p>80,97</text:p>
          </table:table-cell>
          <table:table-cell office:value-type="float" office:value="154.42" calcext:value-type="float">
            <text:p>154,42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7.64" calcext:value-type="float">
            <text:p>87,64</text:p>
          </table:table-cell>
          <table:table-cell office:value-type="float" office:value="80.41" calcext:value-type="float">
            <text:p>80,41</text:p>
          </table:table-cell>
          <table:table-cell office:value-type="float" office:value="153.37" calcext:value-type="float">
            <text:p>153,3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6.51" calcext:value-type="float">
            <text:p>86,51</text:p>
          </table:table-cell>
          <table:table-cell office:value-type="float" office:value="79.86" calcext:value-type="float">
            <text:p>79,86</text:p>
          </table:table-cell>
          <table:table-cell office:value-type="float" office:value="154.38" calcext:value-type="float">
            <text:p>154,3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5.1" calcext:value-type="float">
            <text:p>85,1</text:p>
          </table:table-cell>
          <table:table-cell office:value-type="float" office:value="79.52" calcext:value-type="float">
            <text:p>79,52</text:p>
          </table:table-cell>
          <table:table-cell office:value-type="float" office:value="152.55" calcext:value-type="float">
            <text:p>152,55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6.09" calcext:value-type="float">
            <text:p>86,09</text:p>
          </table:table-cell>
          <table:table-cell office:value-type="float" office:value="78.86" calcext:value-type="float">
            <text:p>78,86</text:p>
          </table:table-cell>
          <table:table-cell office:value-type="float" office:value="150.98" calcext:value-type="float">
            <text:p>150,98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4.89" calcext:value-type="float">
            <text:p>84,89</text:p>
          </table:table-cell>
          <table:table-cell office:value-type="float" office:value="77.11" calcext:value-type="float">
            <text:p>77,11</text:p>
          </table:table-cell>
          <table:table-cell office:value-type="float" office:value="151.24" calcext:value-type="float">
            <text:p>151,2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3.75" calcext:value-type="float">
            <text:p>83,75</text:p>
          </table:table-cell>
          <table:table-cell office:value-type="float" office:value="75.29" calcext:value-type="float">
            <text:p>75,29</text:p>
          </table:table-cell>
          <table:table-cell office:value-type="float" office:value="153.69" calcext:value-type="float">
            <text:p>153,6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5.37" calcext:value-type="float">
            <text:p>85,37</text:p>
          </table:table-cell>
          <table:table-cell office:value-type="float" office:value="78.26" calcext:value-type="float">
            <text:p>78,26</text:p>
          </table:table-cell>
          <table:table-cell office:value-type="float" office:value="155.26" calcext:value-type="float">
            <text:p>155,26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5.9" calcext:value-type="float">
            <text:p>85,9</text:p>
          </table:table-cell>
          <table:table-cell office:value-type="float" office:value="77.23" calcext:value-type="float">
            <text:p>77,23</text:p>
          </table:table-cell>
          <table:table-cell office:value-type="float" office:value="153.86" calcext:value-type="float">
            <text:p>153,8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4.34" calcext:value-type="float">
            <text:p>84,34</text:p>
          </table:table-cell>
          <table:table-cell office:value-type="float" office:value="79.95" calcext:value-type="float">
            <text:p>79,95</text:p>
          </table:table-cell>
          <table:table-cell office:value-type="float" office:value="152.09" calcext:value-type="float">
            <text:p>152,09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3.32" calcext:value-type="float">
            <text:p>83,32</text:p>
          </table:table-cell>
          <table:table-cell office:value-type="float" office:value="79.03" calcext:value-type="float">
            <text:p>79,03</text:p>
          </table:table-cell>
          <table:table-cell office:value-type="float" office:value="150.44" calcext:value-type="float">
            <text:p>150,44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3.78" calcext:value-type="float">
            <text:p>83,78</text:p>
          </table:table-cell>
          <table:table-cell office:value-type="float" office:value="78.57" calcext:value-type="float">
            <text:p>78,57</text:p>
          </table:table-cell>
          <table:table-cell office:value-type="float" office:value="152.88" calcext:value-type="float">
            <text:p>152,88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1.97" calcext:value-type="float">
            <text:p>81,97</text:p>
          </table:table-cell>
          <table:table-cell office:value-type="float" office:value="76.85" calcext:value-type="float">
            <text:p>76,85</text:p>
          </table:table-cell>
          <table:table-cell office:value-type="float" office:value="153.57" calcext:value-type="float">
            <text:p>153,5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3.69" calcext:value-type="float">
            <text:p>83,69</text:p>
          </table:table-cell>
          <table:table-cell office:value-type="float" office:value="79.53" calcext:value-type="float">
            <text:p>79,53</text:p>
          </table:table-cell>
          <table:table-cell office:value-type="float" office:value="151.8" calcext:value-type="float">
            <text:p>151,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2.46" calcext:value-type="float">
            <text:p>82,46</text:p>
          </table:table-cell>
          <table:table-cell office:value-type="float" office:value="82.14" calcext:value-type="float">
            <text:p>82,14</text:p>
          </table:table-cell>
          <table:table-cell office:value-type="float" office:value="153.21" calcext:value-type="float">
            <text:p>153,2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4.11" calcext:value-type="float">
            <text:p>84,11</text:p>
          </table:table-cell>
          <table:table-cell office:value-type="float" office:value="81.95" calcext:value-type="float">
            <text:p>81,95</text:p>
          </table:table-cell>
          <table:table-cell office:value-type="float" office:value="154.75" calcext:value-type="float">
            <text:p>154,7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5.63" calcext:value-type="float">
            <text:p>85,63</text:p>
          </table:table-cell>
          <table:table-cell office:value-type="float" office:value="81.26" calcext:value-type="float">
            <text:p>81,26</text:p>
          </table:table-cell>
          <table:table-cell office:value-type="float" office:value="153.43" calcext:value-type="float">
            <text:p>153,4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5.83" calcext:value-type="float">
            <text:p>85,83</text:p>
          </table:table-cell>
          <table:table-cell office:value-type="float" office:value="79.76" calcext:value-type="float">
            <text:p>79,76</text:p>
          </table:table-cell>
          <table:table-cell office:value-type="float" office:value="152.27" calcext:value-type="float">
            <text:p>152,2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6.66" calcext:value-type="float">
            <text:p>86,66</text:p>
          </table:table-cell>
          <table:table-cell office:value-type="float" office:value="82.5" calcext:value-type="float">
            <text:p>82,5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7.96" calcext:value-type="float">
            <text:p>87,96</text:p>
          </table:table-cell>
          <table:table-cell office:value-type="float" office:value="80.88" calcext:value-type="float">
            <text:p>80,88</text:p>
          </table:table-cell>
          <table:table-cell office:value-type="float" office:value="152.36" calcext:value-type="float">
            <text:p>152,36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9.71" calcext:value-type="float">
            <text:p>89,71</text:p>
          </table:table-cell>
          <table:table-cell office:value-type="float" office:value="80.27" calcext:value-type="float">
            <text:p>80,27</text:p>
          </table:table-cell>
          <table:table-cell office:value-type="float" office:value="150.48" calcext:value-type="float">
            <text:p>150,48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1.38" calcext:value-type="float">
            <text:p>91,38</text:p>
          </table:table-cell>
          <table:table-cell office:value-type="float" office:value="80.06" calcext:value-type="float">
            <text:p>80,06</text:p>
          </table:table-cell>
          <table:table-cell office:value-type="float" office:value="151.6" calcext:value-type="float">
            <text:p>151,6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0.08" calcext:value-type="float">
            <text:p>90,08</text:p>
          </table:table-cell>
          <table:table-cell office:value-type="float" office:value="78.17" calcext:value-type="float">
            <text:p>78,17</text:p>
          </table:table-cell>
          <table:table-cell office:value-type="float" office:value="149.7" calcext:value-type="float">
            <text:p>149,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8.79" calcext:value-type="float">
            <text:p>88,79</text:p>
          </table:table-cell>
          <table:table-cell office:value-type="float" office:value="77.03" calcext:value-type="float">
            <text:p>77,03</text:p>
          </table:table-cell>
          <table:table-cell office:value-type="float" office:value="150.75" calcext:value-type="float">
            <text:p>150,75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6.79" calcext:value-type="float">
            <text:p>86,79</text:p>
          </table:table-cell>
          <table:table-cell office:value-type="float" office:value="76.48" calcext:value-type="float">
            <text:p>76,48</text:p>
          </table:table-cell>
          <table:table-cell office:value-type="float" office:value="149.3" calcext:value-type="float">
            <text:p>149,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4.93" calcext:value-type="float">
            <text:p>84,93</text:p>
          </table:table-cell>
          <table:table-cell office:value-type="float" office:value="76.21" calcext:value-type="float">
            <text:p>76,21</text:p>
          </table:table-cell>
          <table:table-cell office:value-type="float" office:value="149.42" calcext:value-type="float">
            <text:p>149,42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3.65" calcext:value-type="float">
            <text:p>83,65</text:p>
          </table:table-cell>
          <table:table-cell office:value-type="float" office:value="76.09" calcext:value-type="float">
            <text:p>76,09</text:p>
          </table:table-cell>
          <table:table-cell office:value-type="float" office:value="147.55" calcext:value-type="float">
            <text:p>147,5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4.46" calcext:value-type="float">
            <text:p>84,46</text:p>
          </table:table-cell>
          <table:table-cell office:value-type="float" office:value="75.75" calcext:value-type="float">
            <text:p>75,75</text:p>
          </table:table-cell>
          <table:table-cell office:value-type="float" office:value="148.07" calcext:value-type="float">
            <text:p>148,0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2.96" calcext:value-type="float">
            <text:p>82,96</text:p>
          </table:table-cell>
          <table:table-cell office:value-type="float" office:value="74.55" calcext:value-type="float">
            <text:p>74,55</text:p>
          </table:table-cell>
          <table:table-cell office:value-type="float" office:value="149.9" calcext:value-type="float">
            <text:p>149,9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1.92" calcext:value-type="float">
            <text:p>81,92</text:p>
          </table:table-cell>
          <table:table-cell office:value-type="float" office:value="74.29" calcext:value-type="float">
            <text:p>74,29</text:p>
          </table:table-cell>
          <table:table-cell office:value-type="float" office:value="151.68" calcext:value-type="float">
            <text:p>151,6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0.32" calcext:value-type="float">
            <text:p>80,32</text:p>
          </table:table-cell>
          <table:table-cell office:value-type="float" office:value="73.21" calcext:value-type="float">
            <text:p>73,21</text:p>
          </table:table-cell>
          <table:table-cell office:value-type="float" office:value="153.25" calcext:value-type="float">
            <text:p>153,2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.37" calcext:value-type="float">
            <text:p>80,37</text:p>
          </table:table-cell>
          <table:table-cell office:value-type="float" office:value="72.27" calcext:value-type="float">
            <text:p>72,27</text:p>
          </table:table-cell>
          <table:table-cell office:value-type="float" office:value="152.23" calcext:value-type="float">
            <text:p>152,2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1.26" calcext:value-type="float">
            <text:p>81,26</text:p>
          </table:table-cell>
          <table:table-cell office:value-type="float" office:value="70.48" calcext:value-type="float">
            <text:p>70,48</text:p>
          </table:table-cell>
          <table:table-cell office:value-type="float" office:value="150.25" calcext:value-type="float">
            <text:p>150,2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3.72" calcext:value-type="float">
            <text:p>83,72</text:p>
          </table:table-cell>
          <table:table-cell office:value-type="float" office:value="70.05" calcext:value-type="float">
            <text:p>70,05</text:p>
          </table:table-cell>
          <table:table-cell office:value-type="float" office:value="148.8" calcext:value-type="float">
            <text:p>148,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4.27" calcext:value-type="float">
            <text:p>84,27</text:p>
          </table:table-cell>
          <table:table-cell office:value-type="float" office:value="68.35" calcext:value-type="float">
            <text:p>68,35</text:p>
          </table:table-cell>
          <table:table-cell office:value-type="float" office:value="146.96" calcext:value-type="float">
            <text:p>146,96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2.97" calcext:value-type="float">
            <text:p>82,97</text:p>
          </table:table-cell>
          <table:table-cell office:value-type="float" office:value="67.58" calcext:value-type="float">
            <text:p>67,58</text:p>
          </table:table-cell>
          <table:table-cell office:value-type="float" office:value="145.48" calcext:value-type="float">
            <text:p>145,4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3.17" calcext:value-type="float">
            <text:p>83,17</text:p>
          </table:table-cell>
          <table:table-cell office:value-type="float" office:value="66.3" calcext:value-type="float">
            <text:p>66,3</text:p>
          </table:table-cell>
          <table:table-cell office:value-type="float" office:value="147.35" calcext:value-type="float">
            <text:p>147,3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1.82" calcext:value-type="float">
            <text:p>81,82</text:p>
          </table:table-cell>
          <table:table-cell office:value-type="float" office:value="65.04" calcext:value-type="float">
            <text:p>65,04</text:p>
          </table:table-cell>
          <table:table-cell office:value-type="float" office:value="145.4" calcext:value-type="float">
            <text:p>145,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4.04" calcext:value-type="float">
            <text:p>84,04</text:p>
          </table:table-cell>
          <table:table-cell office:value-type="float" office:value="63.88" calcext:value-type="float">
            <text:p>63,88</text:p>
          </table:table-cell>
          <table:table-cell office:value-type="float" office:value="145.47" calcext:value-type="float">
            <text:p>145,4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2.65" calcext:value-type="float">
            <text:p>82,65</text:p>
          </table:table-cell>
          <table:table-cell office:value-type="float" office:value="63.09" calcext:value-type="float">
            <text:p>63,09</text:p>
          </table:table-cell>
          <table:table-cell office:value-type="float" office:value="146.12" calcext:value-type="float">
            <text:p>146,1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3.94" calcext:value-type="float">
            <text:p>83,94</text:p>
          </table:table-cell>
          <table:table-cell office:value-type="float" office:value="61.68" calcext:value-type="float">
            <text:p>61,68</text:p>
          </table:table-cell>
          <table:table-cell office:value-type="float" office:value="147.22" calcext:value-type="float">
            <text:p>147,2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2.19" calcext:value-type="float">
            <text:p>82,19</text:p>
          </table:table-cell>
          <table:table-cell office:value-type="float" office:value="60.11" calcext:value-type="float">
            <text:p>60,11</text:p>
          </table:table-cell>
          <table:table-cell office:value-type="float" office:value="148.13" calcext:value-type="float">
            <text:p>148,1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4.44" calcext:value-type="float">
            <text:p>84,44</text:p>
          </table:table-cell>
          <table:table-cell office:value-type="float" office:value="63.04" calcext:value-type="float">
            <text:p>63,04</text:p>
          </table:table-cell>
          <table:table-cell office:value-type="float" office:value="149.9" calcext:value-type="float">
            <text:p>149,9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2.85" calcext:value-type="float">
            <text:p>82,85</text:p>
          </table:table-cell>
          <table:table-cell office:value-type="float" office:value="65.81" calcext:value-type="float">
            <text:p>65,81</text:p>
          </table:table-cell>
          <table:table-cell office:value-type="float" office:value="147.96" calcext:value-type="float">
            <text:p>147,96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4.73" calcext:value-type="float">
            <text:p>84,73</text:p>
          </table:table-cell>
          <table:table-cell office:value-type="float" office:value="64.26" calcext:value-type="float">
            <text:p>64,26</text:p>
          </table:table-cell>
          <table:table-cell office:value-type="float" office:value="146.51" calcext:value-type="float">
            <text:p>146,51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4.93" calcext:value-type="float">
            <text:p>84,93</text:p>
          </table:table-cell>
          <table:table-cell office:value-type="float" office:value="63.08" calcext:value-type="float">
            <text:p>63,08</text:p>
          </table:table-cell>
          <table:table-cell office:value-type="float" office:value="147.87" calcext:value-type="float">
            <text:p>147,87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3.87" calcext:value-type="float">
            <text:p>83,87</text:p>
          </table:table-cell>
          <table:table-cell office:value-type="float" office:value="62.49" calcext:value-type="float">
            <text:p>62,49</text:p>
          </table:table-cell>
          <table:table-cell office:value-type="float" office:value="149.41" calcext:value-type="float">
            <text:p>149,4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2.71" calcext:value-type="float">
            <text:p>82,71</text:p>
          </table:table-cell>
          <table:table-cell office:value-type="float" office:value="61.45" calcext:value-type="float">
            <text:p>61,45</text:p>
          </table:table-cell>
          <table:table-cell office:value-type="float" office:value="150.39" calcext:value-type="float">
            <text:p>150,39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1.37" calcext:value-type="float">
            <text:p>81,37</text:p>
          </table:table-cell>
          <table:table-cell office:value-type="float" office:value="60.3" calcext:value-type="float">
            <text:p>60,3</text:p>
          </table:table-cell>
          <table:table-cell office:value-type="float" office:value="149.35" calcext:value-type="float">
            <text:p>149,3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0.04" calcext:value-type="float">
            <text:p>80,04</text:p>
          </table:table-cell>
          <table:table-cell office:value-type="float" office:value="62.81" calcext:value-type="float">
            <text:p>62,81</text:p>
          </table:table-cell>
          <table:table-cell office:value-type="float" office:value="147.81" calcext:value-type="float">
            <text:p>147,8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1.96" calcext:value-type="float">
            <text:p>81,96</text:p>
          </table:table-cell>
          <table:table-cell office:value-type="float" office:value="62.35" calcext:value-type="float">
            <text:p>62,35</text:p>
          </table:table-cell>
          <table:table-cell office:value-type="float" office:value="145.85" calcext:value-type="float">
            <text:p>145,8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2.73" calcext:value-type="float">
            <text:p>82,73</text:p>
          </table:table-cell>
          <table:table-cell office:value-type="float" office:value="61.53" calcext:value-type="float">
            <text:p>61,53</text:p>
          </table:table-cell>
          <table:table-cell office:value-type="float" office:value="147.65" calcext:value-type="float">
            <text:p>147,6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1.6" calcext:value-type="float">
            <text:p>81,6</text:p>
          </table:table-cell>
          <table:table-cell office:value-type="float" office:value="61.16" calcext:value-type="float">
            <text:p>61,16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0.37" calcext:value-type="float">
            <text:p>80,37</text:p>
          </table:table-cell>
          <table:table-cell office:value-type="float" office:value="60.65" calcext:value-type="float">
            <text:p>60,65</text:p>
          </table:table-cell>
          <table:table-cell office:value-type="float" office:value="149.16" calcext:value-type="float">
            <text:p>149,16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2.29" calcext:value-type="float">
            <text:p>82,29</text:p>
          </table:table-cell>
          <table:table-cell office:value-type="float" office:value="59.06" calcext:value-type="float">
            <text:p>59,06</text:p>
          </table:table-cell>
          <table:table-cell office:value-type="float" office:value="148.12" calcext:value-type="float">
            <text:p>148,12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3.24" calcext:value-type="float">
            <text:p>83,24</text:p>
          </table:table-cell>
          <table:table-cell office:value-type="float" office:value="61.49" calcext:value-type="float">
            <text:p>61,49</text:p>
          </table:table-cell>
          <table:table-cell office:value-type="float" office:value="146.75" calcext:value-type="float">
            <text:p>146,7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5.09" calcext:value-type="float">
            <text:p>85,09</text:p>
          </table:table-cell>
          <table:table-cell office:value-type="float" office:value="64.21" calcext:value-type="float">
            <text:p>64,21</text:p>
          </table:table-cell>
          <table:table-cell office:value-type="float" office:value="148.88" calcext:value-type="float">
            <text:p>148,8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5.26" calcext:value-type="float">
            <text:p>85,26</text:p>
          </table:table-cell>
          <table:table-cell office:value-type="float" office:value="64.11" calcext:value-type="float">
            <text:p>64,11</text:p>
          </table:table-cell>
          <table:table-cell office:value-type="float" office:value="150.14" calcext:value-type="float">
            <text:p>150,14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.45" calcext:value-type="float">
            <text:p>87,45</text:p>
          </table:table-cell>
          <table:table-cell office:value-type="float" office:value="63.4" calcext:value-type="float">
            <text:p>63,4</text:p>
          </table:table-cell>
          <table:table-cell office:value-type="float" office:value="149.12" calcext:value-type="float">
            <text:p>149,12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9.82" calcext:value-type="float">
            <text:p>89,82</text:p>
          </table:table-cell>
          <table:table-cell office:value-type="float" office:value="61.83" calcext:value-type="float">
            <text:p>61,83</text:p>
          </table:table-cell>
          <table:table-cell office:value-type="float" office:value="147.93" calcext:value-type="float">
            <text:p>147,9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1.95" calcext:value-type="float">
            <text:p>91,95</text:p>
          </table:table-cell>
          <table:table-cell office:value-type="float" office:value="59.96" calcext:value-type="float">
            <text:p>59,96</text:p>
          </table:table-cell>
          <table:table-cell office:value-type="float" office:value="145.99" calcext:value-type="float">
            <text:p>145,99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4.23" calcext:value-type="float">
            <text:p>94,23</text:p>
          </table:table-cell>
          <table:table-cell office:value-type="float" office:value="59.02" calcext:value-type="float">
            <text:p>59,02</text:p>
          </table:table-cell>
          <table:table-cell office:value-type="float" office:value="144.71" calcext:value-type="float">
            <text:p>144,71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3.11" calcext:value-type="float">
            <text:p>93,11</text:p>
          </table:table-cell>
          <table:table-cell office:value-type="float" office:value="57.84" calcext:value-type="float">
            <text:p>57,84</text:p>
          </table:table-cell>
          <table:table-cell office:value-type="float" office:value="145.03" calcext:value-type="float">
            <text:p>145,0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3.73" calcext:value-type="float">
            <text:p>93,73</text:p>
          </table:table-cell>
          <table:table-cell office:value-type="float" office:value="60.76" calcext:value-type="float">
            <text:p>60,76</text:p>
          </table:table-cell>
          <table:table-cell office:value-type="float" office:value="146.52" calcext:value-type="float">
            <text:p>146,52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5.75" calcext:value-type="float">
            <text:p>95,75</text:p>
          </table:table-cell>
          <table:table-cell office:value-type="float" office:value="60.53" calcext:value-type="float">
            <text:p>60,53</text:p>
          </table:table-cell>
          <table:table-cell office:value-type="float" office:value="146.65" calcext:value-type="float">
            <text:p>146,6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7.38" calcext:value-type="float">
            <text:p>97,38</text:p>
          </table:table-cell>
          <table:table-cell office:value-type="float" office:value="62.95" calcext:value-type="float">
            <text:p>62,95</text:p>
          </table:table-cell>
          <table:table-cell office:value-type="float" office:value="148.26" calcext:value-type="float">
            <text:p>148,26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9.66" calcext:value-type="float">
            <text:p>99,66</text:p>
          </table:table-cell>
          <table:table-cell office:value-type="float" office:value="62.42" calcext:value-type="float">
            <text:p>62,42</text:p>
          </table:table-cell>
          <table:table-cell office:value-type="float" office:value="146.6" calcext:value-type="float">
            <text:p>146,6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8.06" calcext:value-type="float">
            <text:p>98,06</text:p>
          </table:table-cell>
          <table:table-cell office:value-type="float" office:value="64.86" calcext:value-type="float">
            <text:p>64,86</text:p>
          </table:table-cell>
          <table:table-cell office:value-type="float" office:value="147.83" calcext:value-type="float">
            <text:p>147,8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9.61" calcext:value-type="float">
            <text:p>99,61</text:p>
          </table:table-cell>
          <table:table-cell office:value-type="float" office:value="63.25" calcext:value-type="float">
            <text:p>63,25</text:p>
          </table:table-cell>
          <table:table-cell office:value-type="float" office:value="150.03" calcext:value-type="float">
            <text:p>150,03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7.68" calcext:value-type="float">
            <text:p>97,68</text:p>
          </table:table-cell>
          <table:table-cell office:value-type="float" office:value="62.83" calcext:value-type="float">
            <text:p>62,83</text:p>
          </table:table-cell>
          <table:table-cell office:value-type="float" office:value="151.15" calcext:value-type="float">
            <text:p>151,1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6.12" calcext:value-type="float">
            <text:p>96,12</text:p>
          </table:table-cell>
          <table:table-cell office:value-type="float" office:value="61.62" calcext:value-type="float">
            <text:p>61,62</text:p>
          </table:table-cell>
          <table:table-cell office:value-type="float" office:value="149.95" calcext:value-type="float">
            <text:p>149,95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4.84" calcext:value-type="float">
            <text:p>94,84</text:p>
          </table:table-cell>
          <table:table-cell office:value-type="float" office:value="60.02" calcext:value-type="float">
            <text:p>60,02</text:p>
          </table:table-cell>
          <table:table-cell office:value-type="float" office:value="150.98" calcext:value-type="float">
            <text:p>150,9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5.23" calcext:value-type="float">
            <text:p>95,23</text:p>
          </table:table-cell>
          <table:table-cell office:value-type="float" office:value="59.25" calcext:value-type="float">
            <text:p>59,25</text:p>
          </table:table-cell>
          <table:table-cell office:value-type="float" office:value="149.25" calcext:value-type="float">
            <text:p>149,25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6.12" calcext:value-type="float">
            <text:p>96,12</text:p>
          </table:table-cell>
          <table:table-cell office:value-type="float" office:value="62.11" calcext:value-type="float">
            <text:p>62,11</text:p>
          </table:table-cell>
          <table:table-cell office:value-type="float" office:value="151.06" calcext:value-type="float">
            <text:p>151,06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4.84" calcext:value-type="float">
            <text:p>94,84</text:p>
          </table:table-cell>
          <table:table-cell office:value-type="float" office:value="60.56" calcext:value-type="float">
            <text:p>60,56</text:p>
          </table:table-cell>
          <table:table-cell office:value-type="float" office:value="149.65" calcext:value-type="float">
            <text:p>149,65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3.28" calcext:value-type="float">
            <text:p>93,28</text:p>
          </table:table-cell>
          <table:table-cell office:value-type="float" office:value="60.46" calcext:value-type="float">
            <text:p>60,46</text:p>
          </table:table-cell>
          <table:table-cell office:value-type="float" office:value="148.22" calcext:value-type="float">
            <text:p>148,22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1.44" calcext:value-type="float">
            <text:p>91,44</text:p>
          </table:table-cell>
          <table:table-cell office:value-type="float" office:value="63.27" calcext:value-type="float">
            <text:p>63,27</text:p>
          </table:table-cell>
          <table:table-cell office:value-type="float" office:value="146.25" calcext:value-type="float">
            <text:p>146,25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3.22" calcext:value-type="float">
            <text:p>93,22</text:p>
          </table:table-cell>
          <table:table-cell office:value-type="float" office:value="62.21" calcext:value-type="float">
            <text:p>62,21</text:p>
          </table:table-cell>
          <table:table-cell office:value-type="float" office:value="146.91" calcext:value-type="float">
            <text:p>146,9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5.34" calcext:value-type="float">
            <text:p>95,34</text:p>
          </table:table-cell>
          <table:table-cell office:value-type="float" office:value="65.21" calcext:value-type="float">
            <text:p>65,21</text:p>
          </table:table-cell>
          <table:table-cell office:value-type="float" office:value="145.85" calcext:value-type="float">
            <text:p>145,8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7.18" calcext:value-type="float">
            <text:p>97,18</text:p>
          </table:table-cell>
          <table:table-cell office:value-type="float" office:value="64.72" calcext:value-type="float">
            <text:p>64,72</text:p>
          </table:table-cell>
          <table:table-cell office:value-type="float" office:value="146.31" calcext:value-type="float">
            <text:p>146,31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5.89" calcext:value-type="float">
            <text:p>95,89</text:p>
          </table:table-cell>
          <table:table-cell office:value-type="float" office:value="64.51" calcext:value-type="float">
            <text:p>64,51</text:p>
          </table:table-cell>
          <table:table-cell office:value-type="float" office:value="144.6" calcext:value-type="float">
            <text:p>144,6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4.4" calcext:value-type="float">
            <text:p>94,4</text:p>
          </table:table-cell>
          <table:table-cell office:value-type="float" office:value="63.15" calcext:value-type="float">
            <text:p>63,15</text:p>
          </table:table-cell>
          <table:table-cell office:value-type="float" office:value="143.56" calcext:value-type="float">
            <text:p>143,56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3.07" calcext:value-type="float">
            <text:p>93,07</text:p>
          </table:table-cell>
          <table:table-cell office:value-type="float" office:value="65.96" calcext:value-type="float">
            <text:p>65,96</text:p>
          </table:table-cell>
          <table:table-cell office:value-type="float" office:value="143.61" calcext:value-type="float">
            <text:p>143,61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3.84" calcext:value-type="float">
            <text:p>93,84</text:p>
          </table:table-cell>
          <table:table-cell office:value-type="float" office:value="64.82" calcext:value-type="float">
            <text:p>64,82</text:p>
          </table:table-cell>
          <table:table-cell office:value-type="float" office:value="143.98" calcext:value-type="float">
            <text:p>143,9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2.78" calcext:value-type="float">
            <text:p>92,78</text:p>
          </table:table-cell>
          <table:table-cell office:value-type="float" office:value="63.49" calcext:value-type="float">
            <text:p>63,49</text:p>
          </table:table-cell>
          <table:table-cell office:value-type="float" office:value="142.51" calcext:value-type="float">
            <text:p>142,51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4.02" calcext:value-type="float">
            <text:p>94,02</text:p>
          </table:table-cell>
          <table:table-cell office:value-type="float" office:value="62.41" calcext:value-type="float">
            <text:p>62,41</text:p>
          </table:table-cell>
          <table:table-cell office:value-type="float" office:value="144.03" calcext:value-type="float">
            <text:p>144,0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5.27" calcext:value-type="float">
            <text:p>95,27</text:p>
          </table:table-cell>
          <table:table-cell office:value-type="float" office:value="65.36" calcext:value-type="float">
            <text:p>65,36</text:p>
          </table:table-cell>
          <table:table-cell office:value-type="float" office:value="142.49" calcext:value-type="float">
            <text:p>142,4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3.67" calcext:value-type="float">
            <text:p>93,67</text:p>
          </table:table-cell>
          <table:table-cell office:value-type="float" office:value="64.4" calcext:value-type="float">
            <text:p>64,4</text:p>
          </table:table-cell>
          <table:table-cell office:value-type="float" office:value="140.54" calcext:value-type="float">
            <text:p>140,5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5.35" calcext:value-type="float">
            <text:p>95,35</text:p>
          </table:table-cell>
          <table:table-cell office:value-type="float" office:value="63.79" calcext:value-type="float">
            <text:p>63,79</text:p>
          </table:table-cell>
          <table:table-cell office:value-type="float" office:value="138.89" calcext:value-type="float">
            <text:p>138,89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6.14" calcext:value-type="float">
            <text:p>96,14</text:p>
          </table:table-cell>
          <table:table-cell office:value-type="float" office:value="62.37" calcext:value-type="float">
            <text:p>62,37</text:p>
          </table:table-cell>
          <table:table-cell office:value-type="float" office:value="137.61" calcext:value-type="float">
            <text:p>137,61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4.99" calcext:value-type="float">
            <text:p>94,99</text:p>
          </table:table-cell>
          <table:table-cell office:value-type="float" office:value="65.24" calcext:value-type="float">
            <text:p>65,24</text:p>
          </table:table-cell>
          <table:table-cell office:value-type="float" office:value="138.3" calcext:value-type="float">
            <text:p>138,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5.7" calcext:value-type="float">
            <text:p>95,7</text:p>
          </table:table-cell>
          <table:table-cell office:value-type="float" office:value="64.81" calcext:value-type="float">
            <text:p>64,81</text:p>
          </table:table-cell>
          <table:table-cell office:value-type="float" office:value="136.81" calcext:value-type="float">
            <text:p>136,81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5.72" calcext:value-type="float">
            <text:p>95,72</text:p>
          </table:table-cell>
          <table:table-cell office:value-type="float" office:value="63.89" calcext:value-type="float">
            <text:p>63,89</text:p>
          </table:table-cell>
          <table:table-cell office:value-type="float" office:value="135.43" calcext:value-type="float">
            <text:p>135,4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6.62" calcext:value-type="float">
            <text:p>96,62</text:p>
          </table:table-cell>
          <table:table-cell office:value-type="float" office:value="66.79" calcext:value-type="float">
            <text:p>66,79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8.19" calcext:value-type="float">
            <text:p>98,19</text:p>
          </table:table-cell>
          <table:table-cell office:value-type="float" office:value="65.16" calcext:value-type="float">
            <text:p>65,16</text:p>
          </table:table-cell>
          <table:table-cell office:value-type="float" office:value="134.07" calcext:value-type="float">
            <text:p>134,07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7.19" calcext:value-type="float">
            <text:p>97,19</text:p>
          </table:table-cell>
          <table:table-cell office:value-type="float" office:value="67.81" calcext:value-type="float">
            <text:p>67,81</text:p>
          </table:table-cell>
          <table:table-cell office:value-type="float" office:value="135.07" calcext:value-type="float">
            <text:p>135,0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7.88" calcext:value-type="float">
            <text:p>97,88</text:p>
          </table:table-cell>
          <table:table-cell office:value-type="float" office:value="70.23" calcext:value-type="float">
            <text:p>70,23</text:p>
          </table:table-cell>
          <table:table-cell office:value-type="float" office:value="133.7" calcext:value-type="float">
            <text:p>133,7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6.5" calcext:value-type="float">
            <text:p>96,5</text:p>
          </table:table-cell>
          <table:table-cell office:value-type="float" office:value="69.88" calcext:value-type="float">
            <text:p>69,88</text:p>
          </table:table-cell>
          <table:table-cell office:value-type="float" office:value="132.12" calcext:value-type="float">
            <text:p>132,12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8.32" calcext:value-type="float">
            <text:p>98,32</text:p>
          </table:table-cell>
          <table:table-cell office:value-type="float" office:value="69.65" calcext:value-type="float">
            <text:p>69,65</text:p>
          </table:table-cell>
          <table:table-cell office:value-type="float" office:value="132.2" calcext:value-type="float">
            <text:p>132,2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0.41" calcext:value-type="float">
            <text:p>100,41</text:p>
          </table:table-cell>
          <table:table-cell office:value-type="float" office:value="67.95" calcext:value-type="float">
            <text:p>67,95</text:p>
          </table:table-cell>
          <table:table-cell office:value-type="float" office:value="134.63" calcext:value-type="float">
            <text:p>134,6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8.63" calcext:value-type="float">
            <text:p>98,63</text:p>
          </table:table-cell>
          <table:table-cell office:value-type="float" office:value="66.98" calcext:value-type="float">
            <text:p>66,98</text:p>
          </table:table-cell>
          <table:table-cell office:value-type="float" office:value="136.87" calcext:value-type="float">
            <text:p>136,8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6.81" calcext:value-type="float">
            <text:p>96,81</text:p>
          </table:table-cell>
          <table:table-cell office:value-type="float" office:value="65.76" calcext:value-type="float">
            <text:p>65,76</text:p>
          </table:table-cell>
          <table:table-cell office:value-type="float" office:value="138.55" calcext:value-type="float">
            <text:p>138,55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8.88" calcext:value-type="float">
            <text:p>98,88</text:p>
          </table:table-cell>
          <table:table-cell office:value-type="float" office:value="65.53" calcext:value-type="float">
            <text:p>65,53</text:p>
          </table:table-cell>
          <table:table-cell office:value-type="float" office:value="137.23" calcext:value-type="float">
            <text:p>137,23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0.54" calcext:value-type="float">
            <text:p>100,54</text:p>
          </table:table-cell>
          <table:table-cell office:value-type="float" office:value="68.27" calcext:value-type="float">
            <text:p>68,27</text:p>
          </table:table-cell>
          <table:table-cell office:value-type="float" office:value="135.35" calcext:value-type="float">
            <text:p>135,3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2.5" calcext:value-type="float">
            <text:p>102,5</text:p>
          </table:table-cell>
          <table:table-cell office:value-type="float" office:value="66.36" calcext:value-type="float">
            <text:p>66,36</text:p>
          </table:table-cell>
          <table:table-cell office:value-type="float" office:value="133.85" calcext:value-type="float">
            <text:p>133,8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3.73" calcext:value-type="float">
            <text:p>103,73</text:p>
          </table:table-cell>
          <table:table-cell office:value-type="float" office:value="65" calcext:value-type="float">
            <text:p>65</text:p>
          </table:table-cell>
          <table:table-cell office:value-type="float" office:value="134.45" calcext:value-type="float">
            <text:p>134,45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1.95" calcext:value-type="float">
            <text:p>101,95</text:p>
          </table:table-cell>
          <table:table-cell office:value-type="float" office:value="67.9" calcext:value-type="float">
            <text:p>67,9</text:p>
          </table:table-cell>
          <table:table-cell office:value-type="float" office:value="136.01" calcext:value-type="float">
            <text:p>136,01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0.28" calcext:value-type="float">
            <text:p>100,28</text:p>
          </table:table-cell>
          <table:table-cell office:value-type="float" office:value="67.61" calcext:value-type="float">
            <text:p>67,61</text:p>
          </table:table-cell>
          <table:table-cell office:value-type="float" office:value="134.69" calcext:value-type="float">
            <text:p>134,69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1.15" calcext:value-type="float">
            <text:p>101,15</text:p>
          </table:table-cell>
          <table:table-cell office:value-type="float" office:value="66.87" calcext:value-type="float">
            <text:p>66,87</text:p>
          </table:table-cell>
          <table:table-cell office:value-type="float" office:value="136.71" calcext:value-type="float">
            <text:p>136,71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1.53" calcext:value-type="float">
            <text:p>101,53</text:p>
          </table:table-cell>
          <table:table-cell office:value-type="float" office:value="69.79" calcext:value-type="float">
            <text:p>69,79</text:p>
          </table:table-cell>
          <table:table-cell office:value-type="float" office:value="135.55" calcext:value-type="float">
            <text:p>135,55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3.27" calcext:value-type="float">
            <text:p>103,27</text:p>
          </table:table-cell>
          <table:table-cell office:value-type="float" office:value="72.55" calcext:value-type="float">
            <text:p>72,55</text:p>
          </table:table-cell>
          <table:table-cell office:value-type="float" office:value="138.04" calcext:value-type="float">
            <text:p>138,0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2.2" calcext:value-type="float">
            <text:p>102,2</text:p>
          </table:table-cell>
          <table:table-cell office:value-type="float" office:value="70.64" calcext:value-type="float">
            <text:p>70,64</text:p>
          </table:table-cell>
          <table:table-cell office:value-type="float" office:value="136.3" calcext:value-type="float">
            <text:p>136,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0.83" calcext:value-type="float">
            <text:p>100,83</text:p>
          </table:table-cell>
          <table:table-cell office:value-type="float" office:value="69.99" calcext:value-type="float">
            <text:p>69,99</text:p>
          </table:table-cell>
          <table:table-cell office:value-type="float" office:value="136.91" calcext:value-type="float">
            <text:p>136,9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1.6" calcext:value-type="float">
            <text:p>101,6</text:p>
          </table:table-cell>
          <table:table-cell office:value-type="float" office:value="68.07" calcext:value-type="float">
            <text:p>68,07</text:p>
          </table:table-cell>
          <table:table-cell office:value-type="float" office:value="137.52" calcext:value-type="float">
            <text:p>137,52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9.94" calcext:value-type="float">
            <text:p>99,94</text:p>
          </table:table-cell>
          <table:table-cell office:value-type="float" office:value="66.72" calcext:value-type="float">
            <text:p>66,72</text:p>
          </table:table-cell>
          <table:table-cell office:value-type="float" office:value="136.02" calcext:value-type="float">
            <text:p>136,02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8.46" calcext:value-type="float">
            <text:p>98,46</text:p>
          </table:table-cell>
          <table:table-cell office:value-type="float" office:value="69.35" calcext:value-type="float">
            <text:p>69,35</text:p>
          </table:table-cell>
          <table:table-cell office:value-type="float" office:value="134.65" calcext:value-type="float">
            <text:p>134,6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7.24" calcext:value-type="float">
            <text:p>97,24</text:p>
          </table:table-cell>
          <table:table-cell office:value-type="float" office:value="68.8" calcext:value-type="float">
            <text:p>68,8</text:p>
          </table:table-cell>
          <table:table-cell office:value-type="float" office:value="133.62" calcext:value-type="float">
            <text:p>133,62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7.6" calcext:value-type="float">
            <text:p>97,6</text:p>
          </table:table-cell>
          <table:table-cell office:value-type="float" office:value="66.97" calcext:value-type="float">
            <text:p>66,97</text:p>
          </table:table-cell>
          <table:table-cell office:value-type="float" office:value="134.27" calcext:value-type="float">
            <text:p>134,27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8.91" calcext:value-type="float">
            <text:p>98,91</text:p>
          </table:table-cell>
          <table:table-cell office:value-type="float" office:value="66.28" calcext:value-type="float">
            <text:p>66,28</text:p>
          </table:table-cell>
          <table:table-cell office:value-type="float" office:value="134.35" calcext:value-type="float">
            <text:p>134,3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1.11" calcext:value-type="float">
            <text:p>101,11</text:p>
          </table:table-cell>
          <table:table-cell office:value-type="float" office:value="64.41" calcext:value-type="float">
            <text:p>64,41</text:p>
          </table:table-cell>
          <table:table-cell office:value-type="float" office:value="133.19" calcext:value-type="float">
            <text:p>133,19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2.79" calcext:value-type="float">
            <text:p>102,79</text:p>
          </table:table-cell>
          <table:table-cell office:value-type="float" office:value="66.86" calcext:value-type="float">
            <text:p>66,86</text:p>
          </table:table-cell>
          <table:table-cell office:value-type="float" office:value="132.1" calcext:value-type="float">
            <text:p>132,1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3.54" calcext:value-type="float">
            <text:p>103,54</text:p>
          </table:table-cell>
          <table:table-cell office:value-type="float" office:value="66.22" calcext:value-type="float">
            <text:p>66,22</text:p>
          </table:table-cell>
          <table:table-cell office:value-type="float" office:value="132.3" calcext:value-type="float">
            <text:p>132,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2.54" calcext:value-type="float">
            <text:p>102,54</text:p>
          </table:table-cell>
          <table:table-cell office:value-type="float" office:value="64.24" calcext:value-type="float">
            <text:p>64,24</text:p>
          </table:table-cell>
          <table:table-cell office:value-type="float" office:value="131.23" calcext:value-type="float">
            <text:p>131,2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0.72" calcext:value-type="float">
            <text:p>100,72</text:p>
          </table:table-cell>
          <table:table-cell office:value-type="float" office:value="62.97" calcext:value-type="float">
            <text:p>62,97</text:p>
          </table:table-cell>
          <table:table-cell office:value-type="float" office:value="130.09" calcext:value-type="float">
            <text:p>130,09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9.66" calcext:value-type="float">
            <text:p>99,66</text:p>
          </table:table-cell>
          <table:table-cell office:value-type="float" office:value="61.28" calcext:value-type="float">
            <text:p>61,28</text:p>
          </table:table-cell>
          <table:table-cell office:value-type="float" office:value="131.73" calcext:value-type="float">
            <text:p>131,7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1.44" calcext:value-type="float">
            <text:p>101,44</text:p>
          </table:table-cell>
          <table:table-cell office:value-type="float" office:value="63.76" calcext:value-type="float">
            <text:p>63,76</text:p>
          </table:table-cell>
          <table:table-cell office:value-type="float" office:value="130.03" calcext:value-type="float">
            <text:p>130,0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9.81" calcext:value-type="float">
            <text:p>99,81</text:p>
          </table:table-cell>
          <table:table-cell office:value-type="float" office:value="63.15" calcext:value-type="float">
            <text:p>63,15</text:p>
          </table:table-cell>
          <table:table-cell office:value-type="float" office:value="128.21" calcext:value-type="float">
            <text:p>128,21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1.7" calcext:value-type="float">
            <text:p>101,7</text:p>
          </table:table-cell>
          <table:table-cell office:value-type="float" office:value="62.62" calcext:value-type="float">
            <text:p>62,62</text:p>
          </table:table-cell>
          <table:table-cell office:value-type="float" office:value="128.51" calcext:value-type="float">
            <text:p>128,5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9.88" calcext:value-type="float">
            <text:p>99,88</text:p>
          </table:table-cell>
          <table:table-cell office:value-type="float" office:value="65.52" calcext:value-type="float">
            <text:p>65,52</text:p>
          </table:table-cell>
          <table:table-cell office:value-type="float" office:value="127.47" calcext:value-type="float">
            <text:p>127,4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2.11" calcext:value-type="float">
            <text:p>102,11</text:p>
          </table:table-cell>
          <table:table-cell office:value-type="float" office:value="65.18" calcext:value-type="float">
            <text:p>65,18</text:p>
          </table:table-cell>
          <table:table-cell office:value-type="float" office:value="126.24" calcext:value-type="float">
            <text:p>126,24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4.42" calcext:value-type="float">
            <text:p>104,42</text:p>
          </table:table-cell>
          <table:table-cell office:value-type="float" office:value="64.34" calcext:value-type="float">
            <text:p>64,34</text:p>
          </table:table-cell>
          <table:table-cell office:value-type="float" office:value="128.41" calcext:value-type="float">
            <text:p>128,41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5.45" calcext:value-type="float">
            <text:p>105,45</text:p>
          </table:table-cell>
          <table:table-cell office:value-type="float" office:value="64.28" calcext:value-type="float">
            <text:p>64,28</text:p>
          </table:table-cell>
          <table:table-cell office:value-type="float" office:value="128.56" calcext:value-type="float">
            <text:p>128,56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4.12" calcext:value-type="float">
            <text:p>104,12</text:p>
          </table:table-cell>
          <table:table-cell office:value-type="float" office:value="67.06" calcext:value-type="float">
            <text:p>67,06</text:p>
          </table:table-cell>
          <table:table-cell office:value-type="float" office:value="128.58" calcext:value-type="float">
            <text:p>128,5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2.55" calcext:value-type="float">
            <text:p>102,55</text:p>
          </table:table-cell>
          <table:table-cell office:value-type="float" office:value="66.61" calcext:value-type="float">
            <text:p>66,61</text:p>
          </table:table-cell>
          <table:table-cell office:value-type="float" office:value="127.41" calcext:value-type="float">
            <text:p>127,41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0.83" calcext:value-type="float">
            <text:p>100,83</text:p>
          </table:table-cell>
          <table:table-cell office:value-type="float" office:value="65.15" calcext:value-type="float">
            <text:p>65,15</text:p>
          </table:table-cell>
          <table:table-cell office:value-type="float" office:value="129.69" calcext:value-type="float">
            <text:p>129,69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2.59" calcext:value-type="float">
            <text:p>102,59</text:p>
          </table:table-cell>
          <table:table-cell office:value-type="float" office:value="63.19" calcext:value-type="float">
            <text:p>63,19</text:p>
          </table:table-cell>
          <table:table-cell office:value-type="float" office:value="128.27" calcext:value-type="float">
            <text:p>128,2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.01" calcext:value-type="float">
            <text:p>101,01</text:p>
          </table:table-cell>
          <table:table-cell office:value-type="float" office:value="62.21" calcext:value-type="float">
            <text:p>62,21</text:p>
          </table:table-cell>
          <table:table-cell office:value-type="float" office:value="126.99" calcext:value-type="float">
            <text:p>126,99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2.11" calcext:value-type="float">
            <text:p>102,11</text:p>
          </table:table-cell>
          <table:table-cell office:value-type="float" office:value="61.89" calcext:value-type="float">
            <text:p>61,89</text:p>
          </table:table-cell>
          <table:table-cell office:value-type="float" office:value="127.03" calcext:value-type="float">
            <text:p>127,0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.38" calcext:value-type="float">
            <text:p>100,38</text:p>
          </table:table-cell>
          <table:table-cell office:value-type="float" office:value="59.94" calcext:value-type="float">
            <text:p>59,94</text:p>
          </table:table-cell>
          <table:table-cell office:value-type="float" office:value="127.11" calcext:value-type="float">
            <text:p>127,11</text:p>
          </table:table-cell>
          <table:table-cell table:number-columns-repeated="2"/>
        </table:table-row>
      </table:table>
      <table:table table:name="Zadanie 4.02.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ma_A</text:p>
          </table:table-cell>
          <table:table-cell/>
          <table:table-cell office:value-type="string" calcext:value-type="string">
            <text:p>firma_B</text:p>
          </table:table-cell>
          <table:table-cell/>
          <table:table-cell office:value-type="string" calcext:value-type="string">
            <text:p>firma_C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([.A2]&gt;[.A1];[.B1]+1;1)" office:value-type="float" office:value="1" calcext:value-type="float">
            <text:p>1</text:p>
          </table:table-cell>
          <table:table-cell office:value-type="float" office:value="135.43" calcext:value-type="float">
            <text:p>135,43</text:p>
          </table:table-cell>
          <table:table-cell table:formula="of:=IF([.C2]&gt;[.C1];[.D1]+1;1)" office:value-type="float" office:value="1" calcext:value-type="float">
            <text:p>1</text:p>
          </table:table-cell>
          <table:table-cell office:value-type="float" office:value="65.43" calcext:value-type="float">
            <text:p>65,43</text:p>
          </table:table-cell>
          <table:table-cell table:formula="of:=IF([.E2]&gt;[.E1];[.F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[.A3]&gt;[.A2];[.B2]+1;1)" office:value-type="float" office:value="1" calcext:value-type="float">
            <text:p>1</text:p>
          </table:table-cell>
          <table:table-cell office:value-type="float" office:value="134.99" calcext:value-type="float">
            <text:p>134,99</text:p>
          </table:table-cell>
          <table:table-cell table:formula="of:=IF([.C3]&gt;[.C2];[.D2]+1;1)" office:value-type="float" office:value="1" calcext:value-type="float">
            <text:p>1</text:p>
          </table:table-cell>
          <table:table-cell office:value-type="float" office:value="67.06" calcext:value-type="float">
            <text:p>67,06</text:p>
          </table:table-cell>
          <table:table-cell table:formula="of:=IF([.E3]&gt;[.E2];[.F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[.A4]&gt;[.A3];[.B3]+1;1)" office:value-type="float" office:value="2" calcext:value-type="float">
            <text:p>2</text:p>
          </table:table-cell>
          <table:table-cell office:value-type="float" office:value="134.04" calcext:value-type="float">
            <text:p>134,04</text:p>
          </table:table-cell>
          <table:table-cell table:formula="of:=IF([.C4]&gt;[.C3];[.D3]+1;1)" office:value-type="float" office:value="1" calcext:value-type="float">
            <text:p>1</text:p>
          </table:table-cell>
          <table:table-cell office:value-type="float" office:value="68.91" calcext:value-type="float">
            <text:p>68,91</text:p>
          </table:table-cell>
          <table:table-cell table:formula="of:=IF([.E4]&gt;[.E3];[.F3]+1;1)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firma</text:p>
          </table:table-cell>
          <table:table-cell table:style-name="ce4" table:formula="of:=[.A1]" office:value-type="string" office:string-value="firma_A" calcext:value-type="string">
            <text:p>firma_A</text:p>
          </table:table-cell>
          <table:table-cell table:style-name="ce4" table:formula="of:=[.C1]" office:value-type="string" office:string-value="firma_B" calcext:value-type="string">
            <text:p>firma_B</text:p>
          </table:table-cell>
          <table:table-cell table:style-name="ce5" table:formula="of:=[.E1]" office:value-type="string" office:string-value="firma_C" calcext:value-type="string">
            <text:p>firma_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5]&gt;[.A4];[.B4]+1;1)" office:value-type="float" office:value="3" calcext:value-type="float">
            <text:p>3</text:p>
          </table:table-cell>
          <table:table-cell office:value-type="float" office:value="133.76" calcext:value-type="float">
            <text:p>133,76</text:p>
          </table:table-cell>
          <table:table-cell table:formula="of:=IF([.C5]&gt;[.C4];[.D4]+1;1)" office:value-type="float" office:value="1" calcext:value-type="float">
            <text:p>1</text:p>
          </table:table-cell>
          <table:table-cell office:value-type="float" office:value="70.8" calcext:value-type="float">
            <text:p>70,8</text:p>
          </table:table-cell>
          <table:table-cell table:formula="of:=IF([.E5]&gt;[.E4];[.F4]+1;1)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najdłuższy rosnący ciąg kursów akcji</text:p>
          </table:table-cell>
          <table:table-cell table:style-name="ce4" table:formula="of:=MAX([.B2:.B501])" office:value-type="float" office:value="9" calcext:value-type="float">
            <text:p>9</text:p>
          </table:table-cell>
          <table:table-cell table:style-name="ce4" table:formula="of:=MAX([.D2:.D501])" office:value-type="float" office:value="4" calcext:value-type="float">
            <text:p>4</text:p>
          </table:table-cell>
          <table:table-cell table:style-name="ce5" table:formula="of:=MAX([.F2:.F50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6]&gt;[.A5];[.B5]+1;1)" office:value-type="float" office:value="1" calcext:value-type="float">
            <text:p>1</text:p>
          </table:table-cell>
          <table:table-cell office:value-type="float" office:value="136.73" calcext:value-type="float">
            <text:p>136,73</text:p>
          </table:table-cell>
          <table:table-cell table:formula="of:=IF([.C6]&gt;[.C5];[.D5]+1;1)" office:value-type="float" office:value="2" calcext:value-type="float">
            <text:p>2</text:p>
          </table:table-cell>
          <table:table-cell office:value-type="float" office:value="72.26" calcext:value-type="float">
            <text:p>72,26</text:p>
          </table:table-cell>
          <table:table-cell table:formula="of:=IF([.E6]&gt;[.E5];[.F5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8.71" calcext:value-type="float">
            <text:p>108,71</text:p>
          </table:table-cell>
          <table:table-cell table:formula="of:=IF([.A7]&gt;[.A6];[.B6]+1;1)" office:value-type="float" office:value="1" calcext:value-type="float">
            <text:p>1</text:p>
          </table:table-cell>
          <table:table-cell office:value-type="float" office:value="136.49" calcext:value-type="float">
            <text:p>136,49</text:p>
          </table:table-cell>
          <table:table-cell table:formula="of:=IF([.C7]&gt;[.C6];[.D6]+1;1)" office:value-type="float" office:value="1" calcext:value-type="float">
            <text:p>1</text:p>
          </table:table-cell>
          <table:table-cell office:value-type="float" office:value="73.63" calcext:value-type="float">
            <text:p>73,63</text:p>
          </table:table-cell>
          <table:table-cell table:formula="of:=IF([.E7]&gt;[.E6];[.F6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9.82" calcext:value-type="float">
            <text:p>109,82</text:p>
          </table:table-cell>
          <table:table-cell table:formula="of:=IF([.A8]&gt;[.A7];[.B7]+1;1)" office:value-type="float" office:value="2" calcext:value-type="float">
            <text:p>2</text:p>
          </table:table-cell>
          <table:table-cell office:value-type="float" office:value="139.22" calcext:value-type="float">
            <text:p>139,22</text:p>
          </table:table-cell>
          <table:table-cell table:formula="of:=IF([.C8]&gt;[.C7];[.D7]+1;1)" office:value-type="float" office:value="2" calcext:value-type="float">
            <text:p>2</text:p>
          </table:table-cell>
          <table:table-cell office:value-type="float" office:value="73.64" calcext:value-type="float">
            <text:p>73,64</text:p>
          </table:table-cell>
          <table:table-cell table:formula="of:=IF([.E8]&gt;[.E7];[.F7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8.34" calcext:value-type="float">
            <text:p>108,34</text:p>
          </table:table-cell>
          <table:table-cell table:formula="of:=IF([.A9]&gt;[.A8];[.B8]+1;1)" office:value-type="float" office:value="1" calcext:value-type="float">
            <text:p>1</text:p>
          </table:table-cell>
          <table:table-cell office:value-type="float" office:value="138.41" calcext:value-type="float">
            <text:p>138,41</text:p>
          </table:table-cell>
          <table:table-cell table:formula="of:=IF([.C9]&gt;[.C8];[.D8]+1;1)" office:value-type="float" office:value="1" calcext:value-type="float">
            <text:p>1</text:p>
          </table:table-cell>
          <table:table-cell office:value-type="float" office:value="71.74" calcext:value-type="float">
            <text:p>71,74</text:p>
          </table:table-cell>
          <table:table-cell table:formula="of:=IF([.E9]&gt;[.E8];[.F8]+1;1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dp:</text:p>
          </table:table-cell>
          <table:table-cell table:formula="of:=IF([.K9]=[.I5];[.I4];IF([.K9]=[.J5];[.J4];IF([.K9]=[.K5];[.K4];&quot;?&quot;)))" office:value-type="string" office:string-value="firma_C" calcext:value-type="string">
            <text:p>firma_C</text:p>
          </table:table-cell>
          <table:table-cell table:formula="of:=MAX([.I5:.K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8.98" calcext:value-type="float">
            <text:p>108,98</text:p>
          </table:table-cell>
          <table:table-cell table:formula="of:=IF([.A10]&gt;[.A9];[.B9]+1;1)" office:value-type="float" office:value="2" calcext:value-type="float">
            <text:p>2</text:p>
          </table:table-cell>
          <table:table-cell office:value-type="float" office:value="137.68" calcext:value-type="float">
            <text:p>137,68</text:p>
          </table:table-cell>
          <table:table-cell table:formula="of:=IF([.C10]&gt;[.C9];[.D9]+1;1)" office:value-type="float" office:value="1" calcext:value-type="float">
            <text:p>1</text:p>
          </table:table-cell>
          <table:table-cell office:value-type="float" office:value="72.89" calcext:value-type="float">
            <text:p>72,89</text:p>
          </table:table-cell>
          <table:table-cell table:formula="of:=IF([.E10]&gt;[.E9];[.F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7.72" calcext:value-type="float">
            <text:p>107,72</text:p>
          </table:table-cell>
          <table:table-cell table:formula="of:=IF([.A11]&gt;[.A10];[.B10]+1;1)" office:value-type="float" office:value="1" calcext:value-type="float">
            <text:p>1</text:p>
          </table:table-cell>
          <table:table-cell office:value-type="float" office:value="140.59" calcext:value-type="float">
            <text:p>140,59</text:p>
          </table:table-cell>
          <table:table-cell table:formula="of:=IF([.C11]&gt;[.C10];[.D10]+1;1)" office:value-type="float" office:value="2" calcext:value-type="float">
            <text:p>2</text:p>
          </table:table-cell>
          <table:table-cell office:value-type="float" office:value="74.32" calcext:value-type="float">
            <text:p>74,32</text:p>
          </table:table-cell>
          <table:table-cell table:formula="of:=IF([.E11]&gt;[.E10];[.F1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9.1" calcext:value-type="float">
            <text:p>109,1</text:p>
          </table:table-cell>
          <table:table-cell table:formula="of:=IF([.A12]&gt;[.A11];[.B11]+1;1)" office:value-type="float" office:value="2" calcext:value-type="float">
            <text:p>2</text:p>
          </table:table-cell>
          <table:table-cell office:value-type="float" office:value="143.21" calcext:value-type="float">
            <text:p>143,21</text:p>
          </table:table-cell>
          <table:table-cell table:formula="of:=IF([.C12]&gt;[.C11];[.D11]+1;1)" office:value-type="float" office:value="3" calcext:value-type="float">
            <text:p>3</text:p>
          </table:table-cell>
          <table:table-cell office:value-type="float" office:value="75.57" calcext:value-type="float">
            <text:p>75,57</text:p>
          </table:table-cell>
          <table:table-cell table:formula="of:=IF([.E12]&gt;[.E11];[.F1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7.73" calcext:value-type="float">
            <text:p>107,73</text:p>
          </table:table-cell>
          <table:table-cell table:formula="of:=IF([.A13]&gt;[.A12];[.B12]+1;1)" office:value-type="float" office:value="1" calcext:value-type="float">
            <text:p>1</text:p>
          </table:table-cell>
          <table:table-cell office:value-type="float" office:value="145.95" calcext:value-type="float">
            <text:p>145,95</text:p>
          </table:table-cell>
          <table:table-cell table:formula="of:=IF([.C13]&gt;[.C12];[.D12]+1;1)" office:value-type="float" office:value="4" calcext:value-type="float">
            <text:p>4</text:p>
          </table:table-cell>
          <table:table-cell office:value-type="float" office:value="77.37" calcext:value-type="float">
            <text:p>77,37</text:p>
          </table:table-cell>
          <table:table-cell table:formula="of:=IF([.E13]&gt;[.E12];[.F1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7.75" calcext:value-type="float">
            <text:p>107,75</text:p>
          </table:table-cell>
          <table:table-cell table:formula="of:=IF([.A14]&gt;[.A13];[.B13]+1;1)" office:value-type="float" office:value="2" calcext:value-type="float">
            <text:p>2</text:p>
          </table:table-cell>
          <table:table-cell office:value-type="float" office:value="145.35" calcext:value-type="float">
            <text:p>145,35</text:p>
          </table:table-cell>
          <table:table-cell table:formula="of:=IF([.C14]&gt;[.C13];[.D13]+1;1)" office:value-type="float" office:value="1" calcext:value-type="float">
            <text:p>1</text:p>
          </table:table-cell>
          <table:table-cell office:value-type="float" office:value="75.7" calcext:value-type="float">
            <text:p>75,7</text:p>
          </table:table-cell>
          <table:table-cell table:formula="of:=IF([.E14]&gt;[.E13];[.F1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0.02" calcext:value-type="float">
            <text:p>110,02</text:p>
          </table:table-cell>
          <table:table-cell table:formula="of:=IF([.A15]&gt;[.A14];[.B14]+1;1)" office:value-type="float" office:value="3" calcext:value-type="float">
            <text:p>3</text:p>
          </table:table-cell>
          <table:table-cell office:value-type="float" office:value="145.35" calcext:value-type="float">
            <text:p>145,35</text:p>
          </table:table-cell>
          <table:table-cell table:formula="of:=IF([.C15]&gt;[.C14];[.D14]+1;1)" office:value-type="float" office:value="1" calcext:value-type="float">
            <text:p>1</text:p>
          </table:table-cell>
          <table:table-cell office:value-type="float" office:value="75.96" calcext:value-type="float">
            <text:p>75,96</text:p>
          </table:table-cell>
          <table:table-cell table:formula="of:=IF([.E15]&gt;[.E14];[.F1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2.45" calcext:value-type="float">
            <text:p>112,45</text:p>
          </table:table-cell>
          <table:table-cell table:formula="of:=IF([.A16]&gt;[.A15];[.B15]+1;1)" office:value-type="float" office:value="4" calcext:value-type="float">
            <text:p>4</text:p>
          </table:table-cell>
          <table:table-cell office:value-type="float" office:value="145.24" calcext:value-type="float">
            <text:p>145,24</text:p>
          </table:table-cell>
          <table:table-cell table:formula="of:=IF([.C16]&gt;[.C15];[.D15]+1;1)" office:value-type="float" office:value="1" calcext:value-type="float">
            <text:p>1</text:p>
          </table:table-cell>
          <table:table-cell office:value-type="float" office:value="78.04" calcext:value-type="float">
            <text:p>78,04</text:p>
          </table:table-cell>
          <table:table-cell table:formula="of:=IF([.E16]&gt;[.E15];[.F1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0.84" calcext:value-type="float">
            <text:p>110,84</text:p>
          </table:table-cell>
          <table:table-cell table:formula="of:=IF([.A17]&gt;[.A16];[.B16]+1;1)" office:value-type="float" office:value="1" calcext:value-type="float">
            <text:p>1</text:p>
          </table:table-cell>
          <table:table-cell office:value-type="float" office:value="148.19" calcext:value-type="float">
            <text:p>148,19</text:p>
          </table:table-cell>
          <table:table-cell table:formula="of:=IF([.C17]&gt;[.C16];[.D16]+1;1)" office:value-type="float" office:value="2" calcext:value-type="float">
            <text:p>2</text:p>
          </table:table-cell>
          <table:table-cell office:value-type="float" office:value="78.28" calcext:value-type="float">
            <text:p>78,28</text:p>
          </table:table-cell>
          <table:table-cell table:formula="of:=IF([.E17]&gt;[.E16];[.F16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9.06" calcext:value-type="float">
            <text:p>109,06</text:p>
          </table:table-cell>
          <table:table-cell table:formula="of:=IF([.A18]&gt;[.A17];[.B17]+1;1)" office:value-type="float" office:value="1" calcext:value-type="float">
            <text:p>1</text:p>
          </table:table-cell>
          <table:table-cell office:value-type="float" office:value="146.26" calcext:value-type="float">
            <text:p>146,26</text:p>
          </table:table-cell>
          <table:table-cell table:formula="of:=IF([.C18]&gt;[.C17];[.D17]+1;1)" office:value-type="float" office:value="1" calcext:value-type="float">
            <text:p>1</text:p>
          </table:table-cell>
          <table:table-cell office:value-type="float" office:value="79.41" calcext:value-type="float">
            <text:p>79,41</text:p>
          </table:table-cell>
          <table:table-cell table:formula="of:=IF([.E18]&gt;[.E17];[.F17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7.28" calcext:value-type="float">
            <text:p>107,28</text:p>
          </table:table-cell>
          <table:table-cell table:formula="of:=IF([.A19]&gt;[.A18];[.B18]+1;1)" office:value-type="float" office:value="1" calcext:value-type="float">
            <text:p>1</text:p>
          </table:table-cell>
          <table:table-cell office:value-type="float" office:value="144.43" calcext:value-type="float">
            <text:p>144,43</text:p>
          </table:table-cell>
          <table:table-cell table:formula="of:=IF([.C19]&gt;[.C18];[.D18]+1;1)" office:value-type="float" office:value="1" calcext:value-type="float">
            <text:p>1</text:p>
          </table:table-cell>
          <table:table-cell office:value-type="float" office:value="77.45" calcext:value-type="float">
            <text:p>77,45</text:p>
          </table:table-cell>
          <table:table-cell table:formula="of:=IF([.E19]&gt;[.E18];[.F1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.88" calcext:value-type="float">
            <text:p>108,88</text:p>
          </table:table-cell>
          <table:table-cell table:formula="of:=IF([.A20]&gt;[.A19];[.B19]+1;1)" office:value-type="float" office:value="2" calcext:value-type="float">
            <text:p>2</text:p>
          </table:table-cell>
          <table:table-cell office:value-type="float" office:value="144.19" calcext:value-type="float">
            <text:p>144,19</text:p>
          </table:table-cell>
          <table:table-cell table:formula="of:=IF([.C20]&gt;[.C19];[.D19]+1;1)" office:value-type="float" office:value="1" calcext:value-type="float">
            <text:p>1</text:p>
          </table:table-cell>
          <table:table-cell office:value-type="float" office:value="76.04" calcext:value-type="float">
            <text:p>76,04</text:p>
          </table:table-cell>
          <table:table-cell table:formula="of:=IF([.E20]&gt;[.E19];[.F1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.35" calcext:value-type="float">
            <text:p>111,35</text:p>
          </table:table-cell>
          <table:table-cell table:formula="of:=IF([.A21]&gt;[.A20];[.B20]+1;1)" office:value-type="float" office:value="3" calcext:value-type="float">
            <text:p>3</text:p>
          </table:table-cell>
          <table:table-cell office:value-type="float" office:value="142.59" calcext:value-type="float">
            <text:p>142,59</text:p>
          </table:table-cell>
          <table:table-cell table:formula="of:=IF([.C21]&gt;[.C20];[.D20]+1;1)" office:value-type="float" office:value="1" calcext:value-type="float">
            <text:p>1</text:p>
          </table:table-cell>
          <table:table-cell office:value-type="float" office:value="77.11" calcext:value-type="float">
            <text:p>77,11</text:p>
          </table:table-cell>
          <table:table-cell table:formula="of:=IF([.E21]&gt;[.E20];[.F2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2.72" calcext:value-type="float">
            <text:p>112,72</text:p>
          </table:table-cell>
          <table:table-cell table:formula="of:=IF([.A22]&gt;[.A21];[.B21]+1;1)" office:value-type="float" office:value="4" calcext:value-type="float">
            <text:p>4</text:p>
          </table:table-cell>
          <table:table-cell office:value-type="float" office:value="142.33" calcext:value-type="float">
            <text:p>142,33</text:p>
          </table:table-cell>
          <table:table-cell table:formula="of:=IF([.C22]&gt;[.C21];[.D21]+1;1)" office:value-type="float" office:value="1" calcext:value-type="float">
            <text:p>1</text:p>
          </table:table-cell>
          <table:table-cell office:value-type="float" office:value="78.72" calcext:value-type="float">
            <text:p>78,72</text:p>
          </table:table-cell>
          <table:table-cell table:formula="of:=IF([.E22]&gt;[.E21];[.F2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3.08" calcext:value-type="float">
            <text:p>113,08</text:p>
          </table:table-cell>
          <table:table-cell table:formula="of:=IF([.A23]&gt;[.A22];[.B22]+1;1)" office:value-type="float" office:value="5" calcext:value-type="float">
            <text:p>5</text:p>
          </table:table-cell>
          <table:table-cell office:value-type="float" office:value="141.56" calcext:value-type="float">
            <text:p>141,56</text:p>
          </table:table-cell>
          <table:table-cell table:formula="of:=IF([.C23]&gt;[.C22];[.D22]+1;1)"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IF([.E23]&gt;[.E22];[.F2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.28" calcext:value-type="float">
            <text:p>115,28</text:p>
          </table:table-cell>
          <table:table-cell table:formula="of:=IF([.A24]&gt;[.A23];[.B23]+1;1)" office:value-type="float" office:value="6" calcext:value-type="float">
            <text:p>6</text:p>
          </table:table-cell>
          <table:table-cell office:value-type="float" office:value="139.78" calcext:value-type="float">
            <text:p>139,78</text:p>
          </table:table-cell>
          <table:table-cell table:formula="of:=IF([.C24]&gt;[.C23];[.D23]+1;1)" office:value-type="float" office:value="1" calcext:value-type="float">
            <text:p>1</text:p>
          </table:table-cell>
          <table:table-cell office:value-type="float" office:value="79.03" calcext:value-type="float">
            <text:p>79,03</text:p>
          </table:table-cell>
          <table:table-cell table:formula="of:=IF([.E24]&gt;[.E23];[.F2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4.25" calcext:value-type="float">
            <text:p>114,25</text:p>
          </table:table-cell>
          <table:table-cell table:formula="of:=IF([.A25]&gt;[.A24];[.B24]+1;1)" office:value-type="float" office:value="1" calcext:value-type="float">
            <text:p>1</text:p>
          </table:table-cell>
          <table:table-cell office:value-type="float" office:value="142.72" calcext:value-type="float">
            <text:p>142,72</text:p>
          </table:table-cell>
          <table:table-cell table:formula="of:=IF([.C25]&gt;[.C24];[.D24]+1;1)" office:value-type="float" office:value="2" calcext:value-type="float">
            <text:p>2</text:p>
          </table:table-cell>
          <table:table-cell office:value-type="float" office:value="77.54" calcext:value-type="float">
            <text:p>77,54</text:p>
          </table:table-cell>
          <table:table-cell table:formula="of:=IF([.E25]&gt;[.E24];[.F2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.65" calcext:value-type="float">
            <text:p>112,65</text:p>
          </table:table-cell>
          <table:table-cell table:formula="of:=IF([.A26]&gt;[.A25];[.B25]+1;1)" office:value-type="float" office:value="1" calcext:value-type="float">
            <text:p>1</text:p>
          </table:table-cell>
          <table:table-cell office:value-type="float" office:value="141.38" calcext:value-type="float">
            <text:p>141,38</text:p>
          </table:table-cell>
          <table:table-cell table:formula="of:=IF([.C26]&gt;[.C25];[.D25]+1;1)" office:value-type="float" office:value="1" calcext:value-type="float">
            <text:p>1</text:p>
          </table:table-cell>
          <table:table-cell office:value-type="float" office:value="76.08" calcext:value-type="float">
            <text:p>76,08</text:p>
          </table:table-cell>
          <table:table-cell table:formula="of:=IF([.E26]&gt;[.E25];[.F2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5.1" calcext:value-type="float">
            <text:p>115,1</text:p>
          </table:table-cell>
          <table:table-cell table:formula="of:=IF([.A27]&gt;[.A26];[.B26]+1;1)" office:value-type="float" office:value="2" calcext:value-type="float">
            <text:p>2</text:p>
          </table:table-cell>
          <table:table-cell office:value-type="float" office:value="141.34" calcext:value-type="float">
            <text:p>141,34</text:p>
          </table:table-cell>
          <table:table-cell table:formula="of:=IF([.C27]&gt;[.C26];[.D26]+1;1)" office:value-type="float" office:value="1" calcext:value-type="float">
            <text:p>1</text:p>
          </table:table-cell>
          <table:table-cell office:value-type="float" office:value="74.11" calcext:value-type="float">
            <text:p>74,11</text:p>
          </table:table-cell>
          <table:table-cell table:formula="of:=IF([.E27]&gt;[.E26];[.F2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6.76" calcext:value-type="float">
            <text:p>116,76</text:p>
          </table:table-cell>
          <table:table-cell table:formula="of:=IF([.A28]&gt;[.A27];[.B27]+1;1)" office:value-type="float" office:value="3" calcext:value-type="float">
            <text:p>3</text:p>
          </table:table-cell>
          <table:table-cell office:value-type="float" office:value="140.87" calcext:value-type="float">
            <text:p>140,87</text:p>
          </table:table-cell>
          <table:table-cell table:formula="of:=IF([.C28]&gt;[.C27];[.D27]+1;1)" office:value-type="float" office:value="1" calcext:value-type="float">
            <text:p>1</text:p>
          </table:table-cell>
          <table:table-cell office:value-type="float" office:value="72.23" calcext:value-type="float">
            <text:p>72,23</text:p>
          </table:table-cell>
          <table:table-cell table:formula="of:=IF([.E28]&gt;[.E27];[.F2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.96" calcext:value-type="float">
            <text:p>114,96</text:p>
          </table:table-cell>
          <table:table-cell table:formula="of:=IF([.A29]&gt;[.A28];[.B28]+1;1)" office:value-type="float" office:value="1" calcext:value-type="float">
            <text:p>1</text:p>
          </table:table-cell>
          <table:table-cell office:value-type="float" office:value="139.35" calcext:value-type="float">
            <text:p>139,35</text:p>
          </table:table-cell>
          <table:table-cell table:formula="of:=IF([.C29]&gt;[.C28];[.D28]+1;1)" office:value-type="float" office:value="1" calcext:value-type="float">
            <text:p>1</text:p>
          </table:table-cell>
          <table:table-cell office:value-type="float" office:value="72.24" calcext:value-type="float">
            <text:p>72,24</text:p>
          </table:table-cell>
          <table:table-cell table:formula="of:=IF([.E29]&gt;[.E28];[.F28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3.89" calcext:value-type="float">
            <text:p>113,89</text:p>
          </table:table-cell>
          <table:table-cell table:formula="of:=IF([.A30]&gt;[.A29];[.B29]+1;1)" office:value-type="float" office:value="1" calcext:value-type="float">
            <text:p>1</text:p>
          </table:table-cell>
          <table:table-cell office:value-type="float" office:value="141.87" calcext:value-type="float">
            <text:p>141,87</text:p>
          </table:table-cell>
          <table:table-cell table:formula="of:=IF([.C30]&gt;[.C29];[.D29]+1;1)" office:value-type="float" office:value="2" calcext:value-type="float">
            <text:p>2</text:p>
          </table:table-cell>
          <table:table-cell office:value-type="float" office:value="74.19" calcext:value-type="float">
            <text:p>74,19</text:p>
          </table:table-cell>
          <table:table-cell table:formula="of:=IF([.E30]&gt;[.E29];[.F29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2.77" calcext:value-type="float">
            <text:p>112,77</text:p>
          </table:table-cell>
          <table:table-cell table:formula="of:=IF([.A31]&gt;[.A30];[.B30]+1;1)" office:value-type="float" office:value="1" calcext:value-type="float">
            <text:p>1</text:p>
          </table:table-cell>
          <table:table-cell office:value-type="float" office:value="140.41" calcext:value-type="float">
            <text:p>140,41</text:p>
          </table:table-cell>
          <table:table-cell table:formula="of:=IF([.C31]&gt;[.C30];[.D30]+1;1)" office:value-type="float" office:value="1" calcext:value-type="float">
            <text:p>1</text:p>
          </table:table-cell>
          <table:table-cell office:value-type="float" office:value="75.75" calcext:value-type="float">
            <text:p>75,75</text:p>
          </table:table-cell>
          <table:table-cell table:formula="of:=IF([.E31]&gt;[.E30];[.F30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13.51" calcext:value-type="float">
            <text:p>113,51</text:p>
          </table:table-cell>
          <table:table-cell table:formula="of:=IF([.A32]&gt;[.A31];[.B31]+1;1)" office:value-type="float" office:value="2" calcext:value-type="float">
            <text:p>2</text:p>
          </table:table-cell>
          <table:table-cell office:value-type="float" office:value="138.98" calcext:value-type="float">
            <text:p>138,98</text:p>
          </table:table-cell>
          <table:table-cell table:formula="of:=IF([.C32]&gt;[.C31];[.D31]+1;1)" office:value-type="float" office:value="1" calcext:value-type="float">
            <text:p>1</text:p>
          </table:table-cell>
          <table:table-cell office:value-type="float" office:value="74.11" calcext:value-type="float">
            <text:p>74,11</text:p>
          </table:table-cell>
          <table:table-cell table:formula="of:=IF([.E32]&gt;[.E31];[.F3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.2" calcext:value-type="float">
            <text:p>112,2</text:p>
          </table:table-cell>
          <table:table-cell table:formula="of:=IF([.A33]&gt;[.A32];[.B32]+1;1)" office:value-type="float" office:value="1" calcext:value-type="float">
            <text:p>1</text:p>
          </table:table-cell>
          <table:table-cell office:value-type="float" office:value="137.32" calcext:value-type="float">
            <text:p>137,32</text:p>
          </table:table-cell>
          <table:table-cell table:formula="of:=IF([.C33]&gt;[.C32];[.D32]+1;1)" office:value-type="float" office:value="1" calcext:value-type="float">
            <text:p>1</text:p>
          </table:table-cell>
          <table:table-cell office:value-type="float" office:value="74.75" calcext:value-type="float">
            <text:p>74,75</text:p>
          </table:table-cell>
          <table:table-cell table:formula="of:=IF([.E33]&gt;[.E32];[.F3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0.36" calcext:value-type="float">
            <text:p>110,36</text:p>
          </table:table-cell>
          <table:table-cell table:formula="of:=IF([.A34]&gt;[.A33];[.B33]+1;1)" office:value-type="float" office:value="1" calcext:value-type="float">
            <text:p>1</text:p>
          </table:table-cell>
          <table:table-cell office:value-type="float" office:value="136.93" calcext:value-type="float">
            <text:p>136,93</text:p>
          </table:table-cell>
          <table:table-cell table:formula="of:=IF([.C34]&gt;[.C33];[.D33]+1;1)" office:value-type="float" office:value="1" calcext:value-type="float">
            <text:p>1</text:p>
          </table:table-cell>
          <table:table-cell office:value-type="float" office:value="72.89" calcext:value-type="float">
            <text:p>72,89</text:p>
          </table:table-cell>
          <table:table-cell table:formula="of:=IF([.E34]&gt;[.E33];[.F3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.47" calcext:value-type="float">
            <text:p>112,47</text:p>
          </table:table-cell>
          <table:table-cell table:formula="of:=IF([.A35]&gt;[.A34];[.B34]+1;1)" office:value-type="float" office:value="2" calcext:value-type="float">
            <text:p>2</text:p>
          </table:table-cell>
          <table:table-cell office:value-type="float" office:value="136.37" calcext:value-type="float">
            <text:p>136,37</text:p>
          </table:table-cell>
          <table:table-cell table:formula="of:=IF([.C35]&gt;[.C34];[.D34]+1;1)" office:value-type="float" office:value="1" calcext:value-type="float">
            <text:p>1</text:p>
          </table:table-cell>
          <table:table-cell office:value-type="float" office:value="71.26" calcext:value-type="float">
            <text:p>71,26</text:p>
          </table:table-cell>
          <table:table-cell table:formula="of:=IF([.E35]&gt;[.E34];[.F3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.67" calcext:value-type="float">
            <text:p>112,67</text:p>
          </table:table-cell>
          <table:table-cell table:formula="of:=IF([.A36]&gt;[.A35];[.B35]+1;1)" office:value-type="float" office:value="3" calcext:value-type="float">
            <text:p>3</text:p>
          </table:table-cell>
          <table:table-cell office:value-type="float" office:value="136.24" calcext:value-type="float">
            <text:p>136,24</text:p>
          </table:table-cell>
          <table:table-cell table:formula="of:=IF([.C36]&gt;[.C35];[.D35]+1;1)" office:value-type="float" office:value="1" calcext:value-type="float">
            <text:p>1</text:p>
          </table:table-cell>
          <table:table-cell office:value-type="float" office:value="72.92" calcext:value-type="float">
            <text:p>72,92</text:p>
          </table:table-cell>
          <table:table-cell table:formula="of:=IF([.E36]&gt;[.E35];[.F3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1.09" calcext:value-type="float">
            <text:p>111,09</text:p>
          </table:table-cell>
          <table:table-cell table:formula="of:=IF([.A37]&gt;[.A36];[.B36]+1;1)" office:value-type="float" office:value="1" calcext:value-type="float">
            <text:p>1</text:p>
          </table:table-cell>
          <table:table-cell office:value-type="float" office:value="134.69" calcext:value-type="float">
            <text:p>134,69</text:p>
          </table:table-cell>
          <table:table-cell table:formula="of:=IF([.C37]&gt;[.C36];[.D36]+1;1)" office:value-type="float" office:value="1" calcext:value-type="float">
            <text:p>1</text:p>
          </table:table-cell>
          <table:table-cell office:value-type="float" office:value="73.63" calcext:value-type="float">
            <text:p>73,63</text:p>
          </table:table-cell>
          <table:table-cell table:formula="of:=IF([.E37]&gt;[.E36];[.F36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0.06" calcext:value-type="float">
            <text:p>110,06</text:p>
          </table:table-cell>
          <table:table-cell table:formula="of:=IF([.A38]&gt;[.A37];[.B37]+1;1)" office:value-type="float" office:value="1" calcext:value-type="float">
            <text:p>1</text:p>
          </table:table-cell>
          <table:table-cell office:value-type="float" office:value="137.49" calcext:value-type="float">
            <text:p>137,49</text:p>
          </table:table-cell>
          <table:table-cell table:formula="of:=IF([.C38]&gt;[.C37];[.D37]+1;1)" office:value-type="float" office:value="2" calcext:value-type="float">
            <text:p>2</text:p>
          </table:table-cell>
          <table:table-cell office:value-type="float" office:value="72.04" calcext:value-type="float">
            <text:p>72,04</text:p>
          </table:table-cell>
          <table:table-cell table:formula="of:=IF([.E38]&gt;[.E37];[.F3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.55" calcext:value-type="float">
            <text:p>111,55</text:p>
          </table:table-cell>
          <table:table-cell table:formula="of:=IF([.A39]&gt;[.A38];[.B38]+1;1)" office:value-type="float" office:value="2" calcext:value-type="float">
            <text:p>2</text:p>
          </table:table-cell>
          <table:table-cell office:value-type="float" office:value="135.7" calcext:value-type="float">
            <text:p>135,7</text:p>
          </table:table-cell>
          <table:table-cell table:formula="of:=IF([.C39]&gt;[.C38];[.D38]+1;1)" office:value-type="float" office:value="1" calcext:value-type="float">
            <text:p>1</text:p>
          </table:table-cell>
          <table:table-cell office:value-type="float" office:value="70.16" calcext:value-type="float">
            <text:p>70,16</text:p>
          </table:table-cell>
          <table:table-cell table:formula="of:=IF([.E39]&gt;[.E38];[.F3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.25" calcext:value-type="float">
            <text:p>112,25</text:p>
          </table:table-cell>
          <table:table-cell table:formula="of:=IF([.A40]&gt;[.A39];[.B39]+1;1)" office:value-type="float" office:value="3" calcext:value-type="float">
            <text:p>3</text:p>
          </table:table-cell>
          <table:table-cell office:value-type="float" office:value="134.69" calcext:value-type="float">
            <text:p>134,69</text:p>
          </table:table-cell>
          <table:table-cell table:formula="of:=IF([.C40]&gt;[.C39];[.D39]+1;1)" office:value-type="float" office:value="1" calcext:value-type="float">
            <text:p>1</text:p>
          </table:table-cell>
          <table:table-cell office:value-type="float" office:value="72.24" calcext:value-type="float">
            <text:p>72,24</text:p>
          </table:table-cell>
          <table:table-cell table:formula="of:=IF([.E40]&gt;[.E39];[.F3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0.59" calcext:value-type="float">
            <text:p>110,59</text:p>
          </table:table-cell>
          <table:table-cell table:formula="of:=IF([.A41]&gt;[.A40];[.B40]+1;1)" office:value-type="float" office:value="1" calcext:value-type="float">
            <text:p>1</text:p>
          </table:table-cell>
          <table:table-cell office:value-type="float" office:value="133.41" calcext:value-type="float">
            <text:p>133,41</text:p>
          </table:table-cell>
          <table:table-cell table:formula="of:=IF([.C41]&gt;[.C40];[.D40]+1;1)" office:value-type="float" office:value="1" calcext:value-type="float">
            <text:p>1</text:p>
          </table:table-cell>
          <table:table-cell office:value-type="float" office:value="70.25" calcext:value-type="float">
            <text:p>70,25</text:p>
          </table:table-cell>
          <table:table-cell table:formula="of:=IF([.E41]&gt;[.E40];[.F4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.24" calcext:value-type="float">
            <text:p>109,24</text:p>
          </table:table-cell>
          <table:table-cell table:formula="of:=IF([.A42]&gt;[.A41];[.B41]+1;1)" office:value-type="float" office:value="1" calcext:value-type="float">
            <text:p>1</text:p>
          </table:table-cell>
          <table:table-cell office:value-type="float" office:value="136.24" calcext:value-type="float">
            <text:p>136,24</text:p>
          </table:table-cell>
          <table:table-cell table:formula="of:=IF([.C42]&gt;[.C41];[.D41]+1;1)" office:value-type="float" office:value="2" calcext:value-type="float">
            <text:p>2</text:p>
          </table:table-cell>
          <table:table-cell office:value-type="float" office:value="71.67" calcext:value-type="float">
            <text:p>71,67</text:p>
          </table:table-cell>
          <table:table-cell table:formula="of:=IF([.E42]&gt;[.E41];[.F4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7.52" calcext:value-type="float">
            <text:p>107,52</text:p>
          </table:table-cell>
          <table:table-cell table:formula="of:=IF([.A43]&gt;[.A42];[.B42]+1;1)" office:value-type="float" office:value="1" calcext:value-type="float">
            <text:p>1</text:p>
          </table:table-cell>
          <table:table-cell office:value-type="float" office:value="136.22" calcext:value-type="float">
            <text:p>136,22</text:p>
          </table:table-cell>
          <table:table-cell table:formula="of:=IF([.C43]&gt;[.C42];[.D42]+1;1)" office:value-type="float" office:value="1" calcext:value-type="float">
            <text:p>1</text:p>
          </table:table-cell>
          <table:table-cell office:value-type="float" office:value="73.1" calcext:value-type="float">
            <text:p>73,1</text:p>
          </table:table-cell>
          <table:table-cell table:formula="of:=IF([.E43]&gt;[.E42];[.F42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7.97" calcext:value-type="float">
            <text:p>107,97</text:p>
          </table:table-cell>
          <table:table-cell table:formula="of:=IF([.A44]&gt;[.A43];[.B43]+1;1)" office:value-type="float" office:value="2" calcext:value-type="float">
            <text:p>2</text:p>
          </table:table-cell>
          <table:table-cell office:value-type="float" office:value="135.7" calcext:value-type="float">
            <text:p>135,7</text:p>
          </table:table-cell>
          <table:table-cell table:formula="of:=IF([.C44]&gt;[.C43];[.D43]+1;1)" office:value-type="float" office:value="1" calcext:value-type="float">
            <text:p>1</text:p>
          </table:table-cell>
          <table:table-cell office:value-type="float" office:value="74.36" calcext:value-type="float">
            <text:p>74,36</text:p>
          </table:table-cell>
          <table:table-cell table:formula="of:=IF([.E44]&gt;[.E43];[.F43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6.54" calcext:value-type="float">
            <text:p>106,54</text:p>
          </table:table-cell>
          <table:table-cell table:formula="of:=IF([.A45]&gt;[.A44];[.B44]+1;1)" office:value-type="float" office:value="1" calcext:value-type="float">
            <text:p>1</text:p>
          </table:table-cell>
          <table:table-cell office:value-type="float" office:value="134.72" calcext:value-type="float">
            <text:p>134,72</text:p>
          </table:table-cell>
          <table:table-cell table:formula="of:=IF([.C45]&gt;[.C44];[.D44]+1;1)" office:value-type="float" office:value="1" calcext:value-type="float">
            <text:p>1</text:p>
          </table:table-cell>
          <table:table-cell office:value-type="float" office:value="72.81" calcext:value-type="float">
            <text:p>72,81</text:p>
          </table:table-cell>
          <table:table-cell table:formula="of:=IF([.E45]&gt;[.E44];[.F4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5.18" calcext:value-type="float">
            <text:p>105,18</text:p>
          </table:table-cell>
          <table:table-cell table:formula="of:=IF([.A46]&gt;[.A45];[.B45]+1;1)" office:value-type="float" office:value="1" calcext:value-type="float">
            <text:p>1</text:p>
          </table:table-cell>
          <table:table-cell office:value-type="float" office:value="133.13" calcext:value-type="float">
            <text:p>133,13</text:p>
          </table:table-cell>
          <table:table-cell table:formula="of:=IF([.C46]&gt;[.C45];[.D45]+1;1)" office:value-type="float" office:value="1" calcext:value-type="float">
            <text:p>1</text:p>
          </table:table-cell>
          <table:table-cell office:value-type="float" office:value="71.02" calcext:value-type="float">
            <text:p>71,02</text:p>
          </table:table-cell>
          <table:table-cell table:formula="of:=IF([.E46]&gt;[.E45];[.F4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.97" calcext:value-type="float">
            <text:p>103,97</text:p>
          </table:table-cell>
          <table:table-cell table:formula="of:=IF([.A47]&gt;[.A46];[.B46]+1;1)" office:value-type="float" office:value="1" calcext:value-type="float">
            <text:p>1</text:p>
          </table:table-cell>
          <table:table-cell office:value-type="float" office:value="131.48" calcext:value-type="float">
            <text:p>131,48</text:p>
          </table:table-cell>
          <table:table-cell table:formula="of:=IF([.C47]&gt;[.C46];[.D46]+1;1)" office:value-type="float" office:value="1" calcext:value-type="float">
            <text:p>1</text:p>
          </table:table-cell>
          <table:table-cell office:value-type="float" office:value="72.37" calcext:value-type="float">
            <text:p>72,37</text:p>
          </table:table-cell>
          <table:table-cell table:formula="of:=IF([.E47]&gt;[.E46];[.F4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5.17" calcext:value-type="float">
            <text:p>105,17</text:p>
          </table:table-cell>
          <table:table-cell table:formula="of:=IF([.A48]&gt;[.A47];[.B47]+1;1)" office:value-type="float" office:value="2" calcext:value-type="float">
            <text:p>2</text:p>
          </table:table-cell>
          <table:table-cell office:value-type="float" office:value="131.35" calcext:value-type="float">
            <text:p>131,35</text:p>
          </table:table-cell>
          <table:table-cell table:formula="of:=IF([.C48]&gt;[.C47];[.D47]+1;1)" office:value-type="float" office:value="1" calcext:value-type="float">
            <text:p>1</text:p>
          </table:table-cell>
          <table:table-cell office:value-type="float" office:value="72.58" calcext:value-type="float">
            <text:p>72,58</text:p>
          </table:table-cell>
          <table:table-cell table:formula="of:=IF([.E48]&gt;[.E47];[.F4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6.1" calcext:value-type="float">
            <text:p>106,1</text:p>
          </table:table-cell>
          <table:table-cell table:formula="of:=IF([.A49]&gt;[.A48];[.B48]+1;1)" office:value-type="float" office:value="3" calcext:value-type="float">
            <text:p>3</text:p>
          </table:table-cell>
          <table:table-cell office:value-type="float" office:value="131.2" calcext:value-type="float">
            <text:p>131,2</text:p>
          </table:table-cell>
          <table:table-cell table:formula="of:=IF([.C49]&gt;[.C48];[.D48]+1;1)" office:value-type="float" office:value="1" calcext:value-type="float">
            <text:p>1</text:p>
          </table:table-cell>
          <table:table-cell office:value-type="float" office:value="70.73" calcext:value-type="float">
            <text:p>70,73</text:p>
          </table:table-cell>
          <table:table-cell table:formula="of:=IF([.E49]&gt;[.E48];[.F4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.77" calcext:value-type="float">
            <text:p>107,77</text:p>
          </table:table-cell>
          <table:table-cell table:formula="of:=IF([.A50]&gt;[.A49];[.B49]+1;1)" office:value-type="float" office:value="4" calcext:value-type="float">
            <text:p>4</text:p>
          </table:table-cell>
          <table:table-cell office:value-type="float" office:value="130.01" calcext:value-type="float">
            <text:p>130,01</text:p>
          </table:table-cell>
          <table:table-cell table:formula="of:=IF([.C50]&gt;[.C49];[.D49]+1;1)" office:value-type="float" office:value="1" calcext:value-type="float">
            <text:p>1</text:p>
          </table:table-cell>
          <table:table-cell office:value-type="float" office:value="69.03" calcext:value-type="float">
            <text:p>69,03</text:p>
          </table:table-cell>
          <table:table-cell table:formula="of:=IF([.E50]&gt;[.E49];[.F4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.02" calcext:value-type="float">
            <text:p>108,02</text:p>
          </table:table-cell>
          <table:table-cell table:formula="of:=IF([.A51]&gt;[.A50];[.B50]+1;1)" office:value-type="float" office:value="5" calcext:value-type="float">
            <text:p>5</text:p>
          </table:table-cell>
          <table:table-cell office:value-type="float" office:value="129.72" calcext:value-type="float">
            <text:p>129,72</text:p>
          </table:table-cell>
          <table:table-cell table:formula="of:=IF([.C51]&gt;[.C50];[.D50]+1;1)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[.E51]&gt;[.E50];[.F5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8.88" calcext:value-type="float">
            <text:p>108,88</text:p>
          </table:table-cell>
          <table:table-cell table:formula="of:=IF([.A52]&gt;[.A51];[.B51]+1;1)" office:value-type="float" office:value="6" calcext:value-type="float">
            <text:p>6</text:p>
          </table:table-cell>
          <table:table-cell office:value-type="float" office:value="128.45" calcext:value-type="float">
            <text:p>128,45</text:p>
          </table:table-cell>
          <table:table-cell table:formula="of:=IF([.C52]&gt;[.C51];[.D51]+1;1)" office:value-type="float" office:value="1" calcext:value-type="float">
            <text:p>1</text:p>
          </table:table-cell>
          <table:table-cell office:value-type="float" office:value="68.27" calcext:value-type="float">
            <text:p>68,27</text:p>
          </table:table-cell>
          <table:table-cell table:formula="of:=IF([.E52]&gt;[.E51];[.F5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.26" calcext:value-type="float">
            <text:p>107,26</text:p>
          </table:table-cell>
          <table:table-cell table:formula="of:=IF([.A53]&gt;[.A52];[.B52]+1;1)" office:value-type="float" office:value="1" calcext:value-type="float">
            <text:p>1</text:p>
          </table:table-cell>
          <table:table-cell office:value-type="float" office:value="128.39" calcext:value-type="float">
            <text:p>128,39</text:p>
          </table:table-cell>
          <table:table-cell table:formula="of:=IF([.C53]&gt;[.C52];[.D52]+1;1)" office:value-type="float" office:value="1" calcext:value-type="float">
            <text:p>1</text:p>
          </table:table-cell>
          <table:table-cell office:value-type="float" office:value="68.97" calcext:value-type="float">
            <text:p>68,97</text:p>
          </table:table-cell>
          <table:table-cell table:formula="of:=IF([.E53]&gt;[.E52];[.F5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6.11" calcext:value-type="float">
            <text:p>106,11</text:p>
          </table:table-cell>
          <table:table-cell table:formula="of:=IF([.A54]&gt;[.A53];[.B53]+1;1)" office:value-type="float" office:value="1" calcext:value-type="float">
            <text:p>1</text:p>
          </table:table-cell>
          <table:table-cell office:value-type="float" office:value="127.62" calcext:value-type="float">
            <text:p>127,62</text:p>
          </table:table-cell>
          <table:table-cell table:formula="of:=IF([.C54]&gt;[.C53];[.D53]+1;1)" office:value-type="float" office:value="1" calcext:value-type="float">
            <text:p>1</text:p>
          </table:table-cell>
          <table:table-cell office:value-type="float" office:value="67.49" calcext:value-type="float">
            <text:p>67,49</text:p>
          </table:table-cell>
          <table:table-cell table:formula="of:=IF([.E54]&gt;[.E53];[.F5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.42" calcext:value-type="float">
            <text:p>104,42</text:p>
          </table:table-cell>
          <table:table-cell table:formula="of:=IF([.A55]&gt;[.A54];[.B54]+1;1)" office:value-type="float" office:value="1" calcext:value-type="float">
            <text:p>1</text:p>
          </table:table-cell>
          <table:table-cell office:value-type="float" office:value="127.12" calcext:value-type="float">
            <text:p>127,12</text:p>
          </table:table-cell>
          <table:table-cell table:formula="of:=IF([.C55]&gt;[.C54];[.D54]+1;1)" office:value-type="float" office:value="1" calcext:value-type="float">
            <text:p>1</text:p>
          </table:table-cell>
          <table:table-cell office:value-type="float" office:value="67.79" calcext:value-type="float">
            <text:p>67,79</text:p>
          </table:table-cell>
          <table:table-cell table:formula="of:=IF([.E55]&gt;[.E54];[.F5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6.04" calcext:value-type="float">
            <text:p>106,04</text:p>
          </table:table-cell>
          <table:table-cell table:formula="of:=IF([.A56]&gt;[.A55];[.B55]+1;1)" office:value-type="float" office:value="2" calcext:value-type="float">
            <text:p>2</text:p>
          </table:table-cell>
          <table:table-cell office:value-type="float" office:value="129.86" calcext:value-type="float">
            <text:p>129,86</text:p>
          </table:table-cell>
          <table:table-cell table:formula="of:=IF([.C56]&gt;[.C55];[.D55]+1;1)" office:value-type="float" office:value="2" calcext:value-type="float">
            <text:p>2</text:p>
          </table:table-cell>
          <table:table-cell office:value-type="float" office:value="68.91" calcext:value-type="float">
            <text:p>68,91</text:p>
          </table:table-cell>
          <table:table-cell table:formula="of:=IF([.E56]&gt;[.E55];[.F5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8.4" calcext:value-type="float">
            <text:p>108,4</text:p>
          </table:table-cell>
          <table:table-cell table:formula="of:=IF([.A57]&gt;[.A56];[.B56]+1;1)" office:value-type="float" office:value="3" calcext:value-type="float">
            <text:p>3</text:p>
          </table:table-cell>
          <table:table-cell office:value-type="float" office:value="128.14" calcext:value-type="float">
            <text:p>128,14</text:p>
          </table:table-cell>
          <table:table-cell table:formula="of:=IF([.C57]&gt;[.C56];[.D56]+1;1)" office:value-type="float" office:value="1" calcext:value-type="float">
            <text:p>1</text:p>
          </table:table-cell>
          <table:table-cell office:value-type="float" office:value="69.81" calcext:value-type="float">
            <text:p>69,81</text:p>
          </table:table-cell>
          <table:table-cell table:formula="of:=IF([.E57]&gt;[.E56];[.F56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8.53" calcext:value-type="float">
            <text:p>108,53</text:p>
          </table:table-cell>
          <table:table-cell table:formula="of:=IF([.A58]&gt;[.A57];[.B57]+1;1)" office:value-type="float" office:value="4" calcext:value-type="float">
            <text:p>4</text:p>
          </table:table-cell>
          <table:table-cell office:value-type="float" office:value="127.11" calcext:value-type="float">
            <text:p>127,11</text:p>
          </table:table-cell>
          <table:table-cell table:formula="of:=IF([.C58]&gt;[.C57];[.D57]+1;1)" office:value-type="float" office:value="1" calcext:value-type="float">
            <text:p>1</text:p>
          </table:table-cell>
          <table:table-cell office:value-type="float" office:value="67.84" calcext:value-type="float">
            <text:p>67,84</text:p>
          </table:table-cell>
          <table:table-cell table:formula="of:=IF([.E58]&gt;[.E57];[.F5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.46" calcext:value-type="float">
            <text:p>109,46</text:p>
          </table:table-cell>
          <table:table-cell table:formula="of:=IF([.A59]&gt;[.A58];[.B58]+1;1)" office:value-type="float" office:value="5" calcext:value-type="float">
            <text:p>5</text:p>
          </table:table-cell>
          <table:table-cell office:value-type="float" office:value="125.12" calcext:value-type="float">
            <text:p>125,12</text:p>
          </table:table-cell>
          <table:table-cell table:formula="of:=IF([.C59]&gt;[.C58];[.D58]+1;1)" office:value-type="float" office:value="1" calcext:value-type="float">
            <text:p>1</text:p>
          </table:table-cell>
          <table:table-cell office:value-type="float" office:value="69.35" calcext:value-type="float">
            <text:p>69,35</text:p>
          </table:table-cell>
          <table:table-cell table:formula="of:=IF([.E59]&gt;[.E58];[.F58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8.32" calcext:value-type="float">
            <text:p>108,32</text:p>
          </table:table-cell>
          <table:table-cell table:formula="of:=IF([.A60]&gt;[.A59];[.B59]+1;1)" office:value-type="float" office:value="1" calcext:value-type="float">
            <text:p>1</text:p>
          </table:table-cell>
          <table:table-cell office:value-type="float" office:value="123.31" calcext:value-type="float">
            <text:p>123,31</text:p>
          </table:table-cell>
          <table:table-cell table:formula="of:=IF([.C60]&gt;[.C59];[.D59]+1;1)" office:value-type="float" office:value="1" calcext:value-type="float">
            <text:p>1</text:p>
          </table:table-cell>
          <table:table-cell office:value-type="float" office:value="69.71" calcext:value-type="float">
            <text:p>69,71</text:p>
          </table:table-cell>
          <table:table-cell table:formula="of:=IF([.E60]&gt;[.E59];[.F59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6.32" calcext:value-type="float">
            <text:p>106,32</text:p>
          </table:table-cell>
          <table:table-cell table:formula="of:=IF([.A61]&gt;[.A60];[.B60]+1;1)" office:value-type="float" office:value="1" calcext:value-type="float">
            <text:p>1</text:p>
          </table:table-cell>
          <table:table-cell office:value-type="float" office:value="123.23" calcext:value-type="float">
            <text:p>123,23</text:p>
          </table:table-cell>
          <table:table-cell table:formula="of:=IF([.C61]&gt;[.C60];[.D60]+1;1)" office:value-type="float" office:value="1" calcext:value-type="float">
            <text:p>1</text:p>
          </table:table-cell>
          <table:table-cell office:value-type="float" office:value="67.77" calcext:value-type="float">
            <text:p>67,77</text:p>
          </table:table-cell>
          <table:table-cell table:formula="of:=IF([.E61]&gt;[.E60];[.F6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1.11" calcext:value-type="float">
            <text:p>111,11</text:p>
          </table:table-cell>
          <table:table-cell table:formula="of:=IF([.A62]&gt;[.A61];[.B61]+1;1)" office:value-type="float" office:value="2" calcext:value-type="float">
            <text:p>2</text:p>
          </table:table-cell>
          <table:table-cell office:value-type="float" office:value="126.02" calcext:value-type="float">
            <text:p>126,02</text:p>
          </table:table-cell>
          <table:table-cell table:formula="of:=IF([.C62]&gt;[.C61];[.D61]+1;1)" office:value-type="float" office:value="2" calcext:value-type="float">
            <text:p>2</text:p>
          </table:table-cell>
          <table:table-cell office:value-type="float" office:value="69.61" calcext:value-type="float">
            <text:p>69,61</text:p>
          </table:table-cell>
          <table:table-cell table:formula="of:=IF([.E62]&gt;[.E61];[.F6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12.07" calcext:value-type="float">
            <text:p>112,07</text:p>
          </table:table-cell>
          <table:table-cell table:formula="of:=IF([.A63]&gt;[.A62];[.B62]+1;1)" office:value-type="float" office:value="3" calcext:value-type="float">
            <text:p>3</text:p>
          </table:table-cell>
          <table:table-cell office:value-type="float" office:value="124.34" calcext:value-type="float">
            <text:p>124,34</text:p>
          </table:table-cell>
          <table:table-cell table:formula="of:=IF([.C63]&gt;[.C62];[.D62]+1;1)" office:value-type="float" office:value="1" calcext:value-type="float">
            <text:p>1</text:p>
          </table:table-cell>
          <table:table-cell office:value-type="float" office:value="71.64" calcext:value-type="float">
            <text:p>71,64</text:p>
          </table:table-cell>
          <table:table-cell table:formula="of:=IF([.E63]&gt;[.E62];[.F62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0.42" calcext:value-type="float">
            <text:p>110,42</text:p>
          </table:table-cell>
          <table:table-cell table:formula="of:=IF([.A64]&gt;[.A63];[.B63]+1;1)" office:value-type="float" office:value="1" calcext:value-type="float">
            <text:p>1</text:p>
          </table:table-cell>
          <table:table-cell office:value-type="float" office:value="122.71" calcext:value-type="float">
            <text:p>122,71</text:p>
          </table:table-cell>
          <table:table-cell table:formula="of:=IF([.C64]&gt;[.C63];[.D63]+1;1)" office:value-type="float" office:value="1" calcext:value-type="float">
            <text:p>1</text:p>
          </table:table-cell>
          <table:table-cell office:value-type="float" office:value="73.26" calcext:value-type="float">
            <text:p>73,26</text:p>
          </table:table-cell>
          <table:table-cell table:formula="of:=IF([.E64]&gt;[.E63];[.F63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8.52" calcext:value-type="float">
            <text:p>108,52</text:p>
          </table:table-cell>
          <table:table-cell table:formula="of:=IF([.A65]&gt;[.A64];[.B64]+1;1)" office:value-type="float" office:value="1" calcext:value-type="float">
            <text:p>1</text:p>
          </table:table-cell>
          <table:table-cell office:value-type="float" office:value="122.53" calcext:value-type="float">
            <text:p>122,53</text:p>
          </table:table-cell>
          <table:table-cell table:formula="of:=IF([.C65]&gt;[.C64];[.D64]+1;1)" office:value-type="float" office:value="1" calcext:value-type="float">
            <text:p>1</text:p>
          </table:table-cell>
          <table:table-cell office:value-type="float" office:value="73.27" calcext:value-type="float">
            <text:p>73,27</text:p>
          </table:table-cell>
          <table:table-cell table:formula="of:=IF([.E65]&gt;[.E64];[.F64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6.63" calcext:value-type="float">
            <text:p>106,63</text:p>
          </table:table-cell>
          <table:table-cell table:formula="of:=IF([.A66]&gt;[.A65];[.B65]+1;1)" office:value-type="float" office:value="1" calcext:value-type="float">
            <text:p>1</text:p>
          </table:table-cell>
          <table:table-cell office:value-type="float" office:value="122.08" calcext:value-type="float">
            <text:p>122,08</text:p>
          </table:table-cell>
          <table:table-cell table:formula="of:=IF([.C66]&gt;[.C65];[.D65]+1;1)" office:value-type="float" office:value="1" calcext:value-type="float">
            <text:p>1</text:p>
          </table:table-cell>
          <table:table-cell office:value-type="float" office:value="74.29" calcext:value-type="float">
            <text:p>74,29</text:p>
          </table:table-cell>
          <table:table-cell table:formula="of:=IF([.E66]&gt;[.E65];[.F65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7.24" calcext:value-type="float">
            <text:p>107,24</text:p>
          </table:table-cell>
          <table:table-cell table:formula="of:=IF([.A67]&gt;[.A66];[.B66]+1;1)" office:value-type="float" office:value="2" calcext:value-type="float">
            <text:p>2</text:p>
          </table:table-cell>
          <table:table-cell office:value-type="float" office:value="124.82" calcext:value-type="float">
            <text:p>124,82</text:p>
          </table:table-cell>
          <table:table-cell table:formula="of:=IF([.C67]&gt;[.C66];[.D66]+1;1)" office:value-type="float" office:value="2" calcext:value-type="float">
            <text:p>2</text:p>
          </table:table-cell>
          <table:table-cell office:value-type="float" office:value="75.55" calcext:value-type="float">
            <text:p>75,55</text:p>
          </table:table-cell>
          <table:table-cell table:formula="of:=IF([.E67]&gt;[.E66];[.F66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9.24" calcext:value-type="float">
            <text:p>109,24</text:p>
          </table:table-cell>
          <table:table-cell table:formula="of:=IF([.A68]&gt;[.A67];[.B67]+1;1)" office:value-type="float" office:value="3" calcext:value-type="float">
            <text:p>3</text:p>
          </table:table-cell>
          <table:table-cell office:value-type="float" office:value="123.18" calcext:value-type="float">
            <text:p>123,18</text:p>
          </table:table-cell>
          <table:table-cell table:formula="of:=IF([.C68]&gt;[.C67];[.D67]+1;1)" office:value-type="float" office:value="1" calcext:value-type="float">
            <text:p>1</text:p>
          </table:table-cell>
          <table:table-cell office:value-type="float" office:value="76.38" calcext:value-type="float">
            <text:p>76,38</text:p>
          </table:table-cell>
          <table:table-cell table:formula="of:=IF([.E68]&gt;[.E67];[.F67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08.19" calcext:value-type="float">
            <text:p>108,19</text:p>
          </table:table-cell>
          <table:table-cell table:formula="of:=IF([.A69]&gt;[.A68];[.B68]+1;1)" office:value-type="float" office:value="1" calcext:value-type="float">
            <text:p>1</text:p>
          </table:table-cell>
          <table:table-cell office:value-type="float" office:value="121.65" calcext:value-type="float">
            <text:p>121,65</text:p>
          </table:table-cell>
          <table:table-cell table:formula="of:=IF([.C69]&gt;[.C68];[.D68]+1;1)" office:value-type="float" office:value="1" calcext:value-type="float">
            <text:p>1</text:p>
          </table:table-cell>
          <table:table-cell office:value-type="float" office:value="76.71" calcext:value-type="float">
            <text:p>76,71</text:p>
          </table:table-cell>
          <table:table-cell table:formula="of:=IF([.E69]&gt;[.E68];[.F68]+1;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6.77" calcext:value-type="float">
            <text:p>106,77</text:p>
          </table:table-cell>
          <table:table-cell table:formula="of:=IF([.A70]&gt;[.A69];[.B69]+1;1)" office:value-type="float" office:value="1" calcext:value-type="float">
            <text:p>1</text:p>
          </table:table-cell>
          <table:table-cell office:value-type="float" office:value="120.46" calcext:value-type="float">
            <text:p>120,46</text:p>
          </table:table-cell>
          <table:table-cell table:formula="of:=IF([.C70]&gt;[.C69];[.D69]+1;1)" office:value-type="float" office:value="1" calcext:value-type="float">
            <text:p>1</text:p>
          </table:table-cell>
          <table:table-cell office:value-type="float" office:value="78.13" calcext:value-type="float">
            <text:p>78,13</text:p>
          </table:table-cell>
          <table:table-cell table:formula="of:=IF([.E70]&gt;[.E69];[.F69]+1;1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7.03" calcext:value-type="float">
            <text:p>107,03</text:p>
          </table:table-cell>
          <table:table-cell table:formula="of:=IF([.A71]&gt;[.A70];[.B70]+1;1)" office:value-type="float" office:value="2" calcext:value-type="float">
            <text:p>2</text:p>
          </table:table-cell>
          <table:table-cell office:value-type="float" office:value="118.94" calcext:value-type="float">
            <text:p>118,94</text:p>
          </table:table-cell>
          <table:table-cell table:formula="of:=IF([.C71]&gt;[.C70];[.D70]+1;1)" office:value-type="float" office:value="1" calcext:value-type="float">
            <text:p>1</text:p>
          </table:table-cell>
          <table:table-cell office:value-type="float" office:value="79.71" calcext:value-type="float">
            <text:p>79,71</text:p>
          </table:table-cell>
          <table:table-cell table:formula="of:=IF([.E71]&gt;[.E70];[.F70]+1;1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07.42" calcext:value-type="float">
            <text:p>107,42</text:p>
          </table:table-cell>
          <table:table-cell table:formula="of:=IF([.A72]&gt;[.A71];[.B71]+1;1)" office:value-type="float" office:value="3" calcext:value-type="float">
            <text:p>3</text:p>
          </table:table-cell>
          <table:table-cell office:value-type="float" office:value="121.35" calcext:value-type="float">
            <text:p>121,35</text:p>
          </table:table-cell>
          <table:table-cell table:formula="of:=IF([.C72]&gt;[.C71];[.D71]+1;1)" office:value-type="float" office:value="2" calcext:value-type="float">
            <text:p>2</text:p>
          </table:table-cell>
          <table:table-cell office:value-type="float" office:value="81.35" calcext:value-type="float">
            <text:p>81,35</text:p>
          </table:table-cell>
          <table:table-cell table:formula="of:=IF([.E72]&gt;[.E71];[.F71]+1;1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06.16" calcext:value-type="float">
            <text:p>106,16</text:p>
          </table:table-cell>
          <table:table-cell table:formula="of:=IF([.A73]&gt;[.A72];[.B72]+1;1)" office:value-type="float" office:value="1" calcext:value-type="float">
            <text:p>1</text:p>
          </table:table-cell>
          <table:table-cell office:value-type="float" office:value="119.53" calcext:value-type="float">
            <text:p>119,53</text:p>
          </table:table-cell>
          <table:table-cell table:formula="of:=IF([.C73]&gt;[.C72];[.D72]+1;1)" office:value-type="float" office:value="1" calcext:value-type="float">
            <text:p>1</text:p>
          </table:table-cell>
          <table:table-cell office:value-type="float" office:value="79.41" calcext:value-type="float">
            <text:p>79,41</text:p>
          </table:table-cell>
          <table:table-cell table:formula="of:=IF([.E73]&gt;[.E72];[.F7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8.3" calcext:value-type="float">
            <text:p>108,3</text:p>
          </table:table-cell>
          <table:table-cell table:formula="of:=IF([.A74]&gt;[.A73];[.B73]+1;1)" office:value-type="float" office:value="2" calcext:value-type="float">
            <text:p>2</text:p>
          </table:table-cell>
          <table:table-cell office:value-type="float" office:value="122.07" calcext:value-type="float">
            <text:p>122,07</text:p>
          </table:table-cell>
          <table:table-cell table:formula="of:=IF([.C74]&gt;[.C73];[.D73]+1;1)" office:value-type="float" office:value="2" calcext:value-type="float">
            <text:p>2</text:p>
          </table:table-cell>
          <table:table-cell office:value-type="float" office:value="77.7" calcext:value-type="float">
            <text:p>77,7</text:p>
          </table:table-cell>
          <table:table-cell table:formula="of:=IF([.E74]&gt;[.E73];[.F7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.46" calcext:value-type="float">
            <text:p>106,46</text:p>
          </table:table-cell>
          <table:table-cell table:formula="of:=IF([.A75]&gt;[.A74];[.B74]+1;1)" office:value-type="float" office:value="1" calcext:value-type="float">
            <text:p>1</text:p>
          </table:table-cell>
          <table:table-cell office:value-type="float" office:value="121.46" calcext:value-type="float">
            <text:p>121,46</text:p>
          </table:table-cell>
          <table:table-cell table:formula="of:=IF([.C75]&gt;[.C74];[.D74]+1;1)" office:value-type="float" office:value="1" calcext:value-type="float">
            <text:p>1</text:p>
          </table:table-cell>
          <table:table-cell office:value-type="float" office:value="78.58" calcext:value-type="float">
            <text:p>78,58</text:p>
          </table:table-cell>
          <table:table-cell table:formula="of:=IF([.E75]&gt;[.E74];[.F7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8.61" calcext:value-type="float">
            <text:p>108,61</text:p>
          </table:table-cell>
          <table:table-cell table:formula="of:=IF([.A76]&gt;[.A75];[.B75]+1;1)" office:value-type="float" office:value="2" calcext:value-type="float">
            <text:p>2</text:p>
          </table:table-cell>
          <table:table-cell office:value-type="float" office:value="121.05" calcext:value-type="float">
            <text:p>121,05</text:p>
          </table:table-cell>
          <table:table-cell table:formula="of:=IF([.C76]&gt;[.C75];[.D75]+1;1)" office:value-type="float" office:value="1" calcext:value-type="float">
            <text:p>1</text:p>
          </table:table-cell>
          <table:table-cell office:value-type="float" office:value="77.02" calcext:value-type="float">
            <text:p>77,02</text:p>
          </table:table-cell>
          <table:table-cell table:formula="of:=IF([.E76]&gt;[.E75];[.F7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.56" calcext:value-type="float">
            <text:p>107,56</text:p>
          </table:table-cell>
          <table:table-cell table:formula="of:=IF([.A77]&gt;[.A76];[.B76]+1;1)" office:value-type="float" office:value="1" calcext:value-type="float">
            <text:p>1</text:p>
          </table:table-cell>
          <table:table-cell office:value-type="float" office:value="119.15" calcext:value-type="float">
            <text:p>119,15</text:p>
          </table:table-cell>
          <table:table-cell table:formula="of:=IF([.C77]&gt;[.C76];[.D76]+1;1)" office:value-type="float" office:value="1" calcext:value-type="float">
            <text:p>1</text:p>
          </table:table-cell>
          <table:table-cell office:value-type="float" office:value="75.13" calcext:value-type="float">
            <text:p>75,13</text:p>
          </table:table-cell>
          <table:table-cell table:formula="of:=IF([.E77]&gt;[.E76];[.F7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.68" calcext:value-type="float">
            <text:p>109,68</text:p>
          </table:table-cell>
          <table:table-cell table:formula="of:=IF([.A78]&gt;[.A77];[.B77]+1;1)" office:value-type="float" office:value="2" calcext:value-type="float">
            <text:p>2</text:p>
          </table:table-cell>
          <table:table-cell office:value-type="float" office:value="117.48" calcext:value-type="float">
            <text:p>117,48</text:p>
          </table:table-cell>
          <table:table-cell table:formula="of:=IF([.C78]&gt;[.C77];[.D77]+1;1)" office:value-type="float" office:value="1" calcext:value-type="float">
            <text:p>1</text:p>
          </table:table-cell>
          <table:table-cell office:value-type="float" office:value="73.45" calcext:value-type="float">
            <text:p>73,45</text:p>
          </table:table-cell>
          <table:table-cell table:formula="of:=IF([.E78]&gt;[.E77];[.F7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7.87" calcext:value-type="float">
            <text:p>107,87</text:p>
          </table:table-cell>
          <table:table-cell table:formula="of:=IF([.A79]&gt;[.A78];[.B78]+1;1)" office:value-type="float" office:value="1" calcext:value-type="float">
            <text:p>1</text:p>
          </table:table-cell>
          <table:table-cell office:value-type="float" office:value="120.35" calcext:value-type="float">
            <text:p>120,35</text:p>
          </table:table-cell>
          <table:table-cell table:formula="of:=IF([.C79]&gt;[.C78];[.D78]+1;1)" office:value-type="float" office:value="2" calcext:value-type="float">
            <text:p>2</text:p>
          </table:table-cell>
          <table:table-cell office:value-type="float" office:value="71.93" calcext:value-type="float">
            <text:p>71,93</text:p>
          </table:table-cell>
          <table:table-cell table:formula="of:=IF([.E79]&gt;[.E78];[.F7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6.41" calcext:value-type="float">
            <text:p>106,41</text:p>
          </table:table-cell>
          <table:table-cell table:formula="of:=IF([.A80]&gt;[.A79];[.B79]+1;1)" office:value-type="float" office:value="1" calcext:value-type="float">
            <text:p>1</text:p>
          </table:table-cell>
          <table:table-cell office:value-type="float" office:value="119.66" calcext:value-type="float">
            <text:p>119,66</text:p>
          </table:table-cell>
          <table:table-cell table:formula="of:=IF([.C80]&gt;[.C79];[.D79]+1;1)" office:value-type="float" office:value="1" calcext:value-type="float">
            <text:p>1</text:p>
          </table:table-cell>
          <table:table-cell office:value-type="float" office:value="72.96" calcext:value-type="float">
            <text:p>72,96</text:p>
          </table:table-cell>
          <table:table-cell table:formula="of:=IF([.E80]&gt;[.E79];[.F7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6.92" calcext:value-type="float">
            <text:p>106,92</text:p>
          </table:table-cell>
          <table:table-cell table:formula="of:=IF([.A81]&gt;[.A80];[.B80]+1;1)" office:value-type="float" office:value="2" calcext:value-type="float">
            <text:p>2</text:p>
          </table:table-cell>
          <table:table-cell office:value-type="float" office:value="117.79" calcext:value-type="float">
            <text:p>117,79</text:p>
          </table:table-cell>
          <table:table-cell table:formula="of:=IF([.C81]&gt;[.C80];[.D80]+1;1)" office:value-type="float" office:value="1" calcext:value-type="float">
            <text:p>1</text:p>
          </table:table-cell>
          <table:table-cell office:value-type="float" office:value="74.28" calcext:value-type="float">
            <text:p>74,28</text:p>
          </table:table-cell>
          <table:table-cell table:formula="of:=IF([.E81]&gt;[.E80];[.F8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5.03" calcext:value-type="float">
            <text:p>105,03</text:p>
          </table:table-cell>
          <table:table-cell table:formula="of:=IF([.A82]&gt;[.A81];[.B81]+1;1)" office:value-type="float" office:value="1" calcext:value-type="float">
            <text:p>1</text:p>
          </table:table-cell>
          <table:table-cell office:value-type="float" office:value="116.78" calcext:value-type="float">
            <text:p>116,78</text:p>
          </table:table-cell>
          <table:table-cell table:formula="of:=IF([.C82]&gt;[.C81];[.D81]+1;1)" office:value-type="float" office:value="1" calcext:value-type="float">
            <text:p>1</text:p>
          </table:table-cell>
          <table:table-cell office:value-type="float" office:value="75.78" calcext:value-type="float">
            <text:p>75,78</text:p>
          </table:table-cell>
          <table:table-cell table:formula="of:=IF([.E82]&gt;[.E81];[.F8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3.36" calcext:value-type="float">
            <text:p>103,36</text:p>
          </table:table-cell>
          <table:table-cell table:formula="of:=IF([.A83]&gt;[.A82];[.B82]+1;1)" office:value-type="float" office:value="1" calcext:value-type="float">
            <text:p>1</text:p>
          </table:table-cell>
          <table:table-cell office:value-type="float" office:value="115.69" calcext:value-type="float">
            <text:p>115,69</text:p>
          </table:table-cell>
          <table:table-cell table:formula="of:=IF([.C83]&gt;[.C82];[.D82]+1;1)" office:value-type="float" office:value="1" calcext:value-type="float">
            <text:p>1</text:p>
          </table:table-cell>
          <table:table-cell office:value-type="float" office:value="76.88" calcext:value-type="float">
            <text:p>76,88</text:p>
          </table:table-cell>
          <table:table-cell table:formula="of:=IF([.E83]&gt;[.E82];[.F8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3.78" calcext:value-type="float">
            <text:p>103,78</text:p>
          </table:table-cell>
          <table:table-cell table:formula="of:=IF([.A84]&gt;[.A83];[.B83]+1;1)" office:value-type="float" office:value="2" calcext:value-type="float">
            <text:p>2</text:p>
          </table:table-cell>
          <table:table-cell office:value-type="float" office:value="114.43" calcext:value-type="float">
            <text:p>114,43</text:p>
          </table:table-cell>
          <table:table-cell table:formula="of:=IF([.C84]&gt;[.C83];[.D83]+1;1)" office:value-type="float" office:value="1" calcext:value-type="float">
            <text:p>1</text:p>
          </table:table-cell>
          <table:table-cell office:value-type="float" office:value="77.36" calcext:value-type="float">
            <text:p>77,36</text:p>
          </table:table-cell>
          <table:table-cell table:formula="of:=IF([.E84]&gt;[.E83];[.F83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3.98" calcext:value-type="float">
            <text:p>103,98</text:p>
          </table:table-cell>
          <table:table-cell table:formula="of:=IF([.A85]&gt;[.A84];[.B84]+1;1)" office:value-type="float" office:value="3" calcext:value-type="float">
            <text:p>3</text:p>
          </table:table-cell>
          <table:table-cell office:value-type="float" office:value="116.98" calcext:value-type="float">
            <text:p>116,98</text:p>
          </table:table-cell>
          <table:table-cell table:formula="of:=IF([.C85]&gt;[.C84];[.D84]+1;1)" office:value-type="float" office:value="2" calcext:value-type="float">
            <text:p>2</text:p>
          </table:table-cell>
          <table:table-cell office:value-type="float" office:value="75.79" calcext:value-type="float">
            <text:p>75,79</text:p>
          </table:table-cell>
          <table:table-cell table:formula="of:=IF([.E85]&gt;[.E84];[.F8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.21" calcext:value-type="float">
            <text:p>102,21</text:p>
          </table:table-cell>
          <table:table-cell table:formula="of:=IF([.A86]&gt;[.A85];[.B85]+1;1)" office:value-type="float" office:value="1" calcext:value-type="float">
            <text:p>1</text:p>
          </table:table-cell>
          <table:table-cell office:value-type="float" office:value="115.16" calcext:value-type="float">
            <text:p>115,16</text:p>
          </table:table-cell>
          <table:table-cell table:formula="of:=IF([.C86]&gt;[.C85];[.D85]+1;1)" office:value-type="float" office:value="1" calcext:value-type="float">
            <text:p>1</text:p>
          </table:table-cell>
          <table:table-cell office:value-type="float" office:value="77.34" calcext:value-type="float">
            <text:p>77,34</text:p>
          </table:table-cell>
          <table:table-cell table:formula="of:=IF([.E86]&gt;[.E85];[.F8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0.65" calcext:value-type="float">
            <text:p>100,65</text:p>
          </table:table-cell>
          <table:table-cell table:formula="of:=IF([.A87]&gt;[.A86];[.B86]+1;1)" office:value-type="float" office:value="1" calcext:value-type="float">
            <text:p>1</text:p>
          </table:table-cell>
          <table:table-cell office:value-type="float" office:value="117.73" calcext:value-type="float">
            <text:p>117,73</text:p>
          </table:table-cell>
          <table:table-cell table:formula="of:=IF([.C87]&gt;[.C86];[.D86]+1;1)" office:value-type="float" office:value="2" calcext:value-type="float">
            <text:p>2</text:p>
          </table:table-cell>
          <table:table-cell office:value-type="float" office:value="79.17" calcext:value-type="float">
            <text:p>79,17</text:p>
          </table:table-cell>
          <table:table-cell table:formula="of:=IF([.E87]&gt;[.E86];[.F86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9.64" calcext:value-type="float">
            <text:p>99,64</text:p>
          </table:table-cell>
          <table:table-cell table:formula="of:=IF([.A88]&gt;[.A87];[.B87]+1;1)" office:value-type="float" office:value="1" calcext:value-type="float">
            <text:p>1</text:p>
          </table:table-cell>
          <table:table-cell office:value-type="float" office:value="116.14" calcext:value-type="float">
            <text:p>116,14</text:p>
          </table:table-cell>
          <table:table-cell table:formula="of:=IF([.C88]&gt;[.C87];[.D87]+1;1)" office:value-type="float" office:value="1" calcext:value-type="float">
            <text:p>1</text:p>
          </table:table-cell>
          <table:table-cell office:value-type="float" office:value="80.76" calcext:value-type="float">
            <text:p>80,76</text:p>
          </table:table-cell>
          <table:table-cell table:formula="of:=IF([.E88]&gt;[.E87];[.F87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1.26" calcext:value-type="float">
            <text:p>101,26</text:p>
          </table:table-cell>
          <table:table-cell table:formula="of:=IF([.A89]&gt;[.A88];[.B88]+1;1)" office:value-type="float" office:value="2" calcext:value-type="float">
            <text:p>2</text:p>
          </table:table-cell>
          <table:table-cell office:value-type="float" office:value="114.52" calcext:value-type="float">
            <text:p>114,52</text:p>
          </table:table-cell>
          <table:table-cell table:formula="of:=IF([.C89]&gt;[.C88];[.D88]+1;1)" office:value-type="float" office:value="1" calcext:value-type="float">
            <text:p>1</text:p>
          </table:table-cell>
          <table:table-cell office:value-type="float" office:value="79.02" calcext:value-type="float">
            <text:p>79,02</text:p>
          </table:table-cell>
          <table:table-cell table:formula="of:=IF([.E89]&gt;[.E88];[.F8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.85" calcext:value-type="float">
            <text:p>102,85</text:p>
          </table:table-cell>
          <table:table-cell table:formula="of:=IF([.A90]&gt;[.A89];[.B89]+1;1)" office:value-type="float" office:value="3" calcext:value-type="float">
            <text:p>3</text:p>
          </table:table-cell>
          <table:table-cell office:value-type="float" office:value="117.04" calcext:value-type="float">
            <text:p>117,04</text:p>
          </table:table-cell>
          <table:table-cell table:formula="of:=IF([.C90]&gt;[.C89];[.D89]+1;1)" office:value-type="float" office:value="2" calcext:value-type="float">
            <text:p>2</text:p>
          </table:table-cell>
          <table:table-cell office:value-type="float" office:value="79.25" calcext:value-type="float">
            <text:p>79,25</text:p>
          </table:table-cell>
          <table:table-cell table:formula="of:=IF([.E90]&gt;[.E89];[.F8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1.59" calcext:value-type="float">
            <text:p>101,59</text:p>
          </table:table-cell>
          <table:table-cell table:formula="of:=IF([.A91]&gt;[.A90];[.B90]+1;1)" office:value-type="float" office:value="1" calcext:value-type="float">
            <text:p>1</text:p>
          </table:table-cell>
          <table:table-cell office:value-type="float" office:value="116.49" calcext:value-type="float">
            <text:p>116,49</text:p>
          </table:table-cell>
          <table:table-cell table:formula="of:=IF([.C91]&gt;[.C90];[.D90]+1;1)" office:value-type="float" office:value="1" calcext:value-type="float">
            <text:p>1</text:p>
          </table:table-cell>
          <table:table-cell office:value-type="float" office:value="80.26" calcext:value-type="float">
            <text:p>80,26</text:p>
          </table:table-cell>
          <table:table-cell table:formula="of:=IF([.E91]&gt;[.E90];[.F9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2.13" calcext:value-type="float">
            <text:p>102,13</text:p>
          </table:table-cell>
          <table:table-cell table:formula="of:=IF([.A92]&gt;[.A91];[.B91]+1;1)" office:value-type="float" office:value="2" calcext:value-type="float">
            <text:p>2</text:p>
          </table:table-cell>
          <table:table-cell office:value-type="float" office:value="115.06" calcext:value-type="float">
            <text:p>115,06</text:p>
          </table:table-cell>
          <table:table-cell table:formula="of:=IF([.C92]&gt;[.C91];[.D91]+1;1)" office:value-type="float" office:value="1" calcext:value-type="float">
            <text:p>1</text:p>
          </table:table-cell>
          <table:table-cell office:value-type="float" office:value="81.26" calcext:value-type="float">
            <text:p>81,26</text:p>
          </table:table-cell>
          <table:table-cell table:formula="of:=IF([.E92]&gt;[.E91];[.F9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0.74" calcext:value-type="float">
            <text:p>100,74</text:p>
          </table:table-cell>
          <table:table-cell table:formula="of:=IF([.A93]&gt;[.A92];[.B92]+1;1)" office:value-type="float" office:value="1" calcext:value-type="float">
            <text:p>1</text:p>
          </table:table-cell>
          <table:table-cell office:value-type="float" office:value="117.47" calcext:value-type="float">
            <text:p>117,47</text:p>
          </table:table-cell>
          <table:table-cell table:formula="of:=IF([.C93]&gt;[.C92];[.D92]+1;1)" office:value-type="float" office:value="2" calcext:value-type="float">
            <text:p>2</text:p>
          </table:table-cell>
          <table:table-cell office:value-type="float" office:value="81.64" calcext:value-type="float">
            <text:p>81,64</text:p>
          </table:table-cell>
          <table:table-cell table:formula="of:=IF([.E93]&gt;[.E92];[.F9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9.12" calcext:value-type="float">
            <text:p>99,12</text:p>
          </table:table-cell>
          <table:table-cell table:formula="of:=IF([.A94]&gt;[.A93];[.B93]+1;1)" office:value-type="float" office:value="1" calcext:value-type="float">
            <text:p>1</text:p>
          </table:table-cell>
          <table:table-cell office:value-type="float" office:value="120.19" calcext:value-type="float">
            <text:p>120,19</text:p>
          </table:table-cell>
          <table:table-cell table:formula="of:=IF([.C94]&gt;[.C93];[.D93]+1;1)" office:value-type="float" office:value="3" calcext:value-type="float">
            <text:p>3</text:p>
          </table:table-cell>
          <table:table-cell office:value-type="float" office:value="79.85" calcext:value-type="float">
            <text:p>79,85</text:p>
          </table:table-cell>
          <table:table-cell table:formula="of:=IF([.E94]&gt;[.E93];[.F9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.13" calcext:value-type="float">
            <text:p>99,13</text:p>
          </table:table-cell>
          <table:table-cell table:formula="of:=IF([.A95]&gt;[.A94];[.B94]+1;1)" office:value-type="float" office:value="2" calcext:value-type="float">
            <text:p>2</text:p>
          </table:table-cell>
          <table:table-cell office:value-type="float" office:value="122.89" calcext:value-type="float">
            <text:p>122,89</text:p>
          </table:table-cell>
          <table:table-cell table:formula="of:=IF([.C95]&gt;[.C94];[.D94]+1;1)" office:value-type="float" office:value="4" calcext:value-type="float">
            <text:p>4</text:p>
          </table:table-cell>
          <table:table-cell office:value-type="float" office:value="81.54" calcext:value-type="float">
            <text:p>81,54</text:p>
          </table:table-cell>
          <table:table-cell table:formula="of:=IF([.E95]&gt;[.E94];[.F9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9.6" calcext:value-type="float">
            <text:p>99,6</text:p>
          </table:table-cell>
          <table:table-cell table:formula="of:=IF([.A96]&gt;[.A95];[.B95]+1;1)" office:value-type="float" office:value="3" calcext:value-type="float">
            <text:p>3</text:p>
          </table:table-cell>
          <table:table-cell office:value-type="float" office:value="122.61" calcext:value-type="float">
            <text:p>122,61</text:p>
          </table:table-cell>
          <table:table-cell table:formula="of:=IF([.C96]&gt;[.C95];[.D95]+1;1)" office:value-type="float" office:value="1" calcext:value-type="float">
            <text:p>1</text:p>
          </table:table-cell>
          <table:table-cell office:value-type="float" office:value="79.87" calcext:value-type="float">
            <text:p>79,87</text:p>
          </table:table-cell>
          <table:table-cell table:formula="of:=IF([.E96]&gt;[.E95];[.F9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.53" calcext:value-type="float">
            <text:p>98,53</text:p>
          </table:table-cell>
          <table:table-cell table:formula="of:=IF([.A97]&gt;[.A96];[.B96]+1;1)" office:value-type="float" office:value="1" calcext:value-type="float">
            <text:p>1</text:p>
          </table:table-cell>
          <table:table-cell office:value-type="float" office:value="122.59" calcext:value-type="float">
            <text:p>122,59</text:p>
          </table:table-cell>
          <table:table-cell table:formula="of:=IF([.C97]&gt;[.C96];[.D96]+1;1)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IF([.E97]&gt;[.E96];[.F9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.74" calcext:value-type="float">
            <text:p>98,74</text:p>
          </table:table-cell>
          <table:table-cell table:formula="of:=IF([.A98]&gt;[.A97];[.B97]+1;1)" office:value-type="float" office:value="2" calcext:value-type="float">
            <text:p>2</text:p>
          </table:table-cell>
          <table:table-cell office:value-type="float" office:value="125.49" calcext:value-type="float">
            <text:p>125,49</text:p>
          </table:table-cell>
          <table:table-cell table:formula="of:=IF([.C98]&gt;[.C97];[.D97]+1;1)" office:value-type="float" office:value="2" calcext:value-type="float">
            <text:p>2</text:p>
          </table:table-cell>
          <table:table-cell office:value-type="float" office:value="81.01" calcext:value-type="float">
            <text:p>81,01</text:p>
          </table:table-cell>
          <table:table-cell table:formula="of:=IF([.E98]&gt;[.E97];[.F9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8.96" calcext:value-type="float">
            <text:p>98,96</text:p>
          </table:table-cell>
          <table:table-cell table:formula="of:=IF([.A99]&gt;[.A98];[.B98]+1;1)" office:value-type="float" office:value="3" calcext:value-type="float">
            <text:p>3</text:p>
          </table:table-cell>
          <table:table-cell office:value-type="float" office:value="127.95" calcext:value-type="float">
            <text:p>127,95</text:p>
          </table:table-cell>
          <table:table-cell table:formula="of:=IF([.C99]&gt;[.C98];[.D98]+1;1)" office:value-type="float" office:value="3" calcext:value-type="float">
            <text:p>3</text:p>
          </table:table-cell>
          <table:table-cell office:value-type="float" office:value="79.17" calcext:value-type="float">
            <text:p>79,17</text:p>
          </table:table-cell>
          <table:table-cell table:formula="of:=IF([.E99]&gt;[.E98];[.F9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.74" calcext:value-type="float">
            <text:p>97,74</text:p>
          </table:table-cell>
          <table:table-cell table:formula="of:=IF([.A100]&gt;[.A99];[.B99]+1;1)" office:value-type="float" office:value="1" calcext:value-type="float">
            <text:p>1</text:p>
          </table:table-cell>
          <table:table-cell office:value-type="float" office:value="126.34" calcext:value-type="float">
            <text:p>126,34</text:p>
          </table:table-cell>
          <table:table-cell table:formula="of:=IF([.C100]&gt;[.C99];[.D99]+1;1)" office:value-type="float" office:value="1" calcext:value-type="float">
            <text:p>1</text:p>
          </table:table-cell>
          <table:table-cell office:value-type="float" office:value="80.29" calcext:value-type="float">
            <text:p>80,29</text:p>
          </table:table-cell>
          <table:table-cell table:formula="of:=IF([.E100]&gt;[.E99];[.F9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.84" calcext:value-type="float">
            <text:p>95,84</text:p>
          </table:table-cell>
          <table:table-cell table:formula="of:=IF([.A101]&gt;[.A100];[.B100]+1;1)" office:value-type="float" office:value="1" calcext:value-type="float">
            <text:p>1</text:p>
          </table:table-cell>
          <table:table-cell office:value-type="float" office:value="128.94" calcext:value-type="float">
            <text:p>128,94</text:p>
          </table:table-cell>
          <table:table-cell table:formula="of:=IF([.C101]&gt;[.C100];[.D100]+1;1)" office:value-type="float" office:value="2" calcext:value-type="float">
            <text:p>2</text:p>
          </table:table-cell>
          <table:table-cell office:value-type="float" office:value="81.6" calcext:value-type="float">
            <text:p>81,6</text:p>
          </table:table-cell>
          <table:table-cell table:formula="of:=IF([.E101]&gt;[.E100];[.F10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4.12" calcext:value-type="float">
            <text:p>94,12</text:p>
          </table:table-cell>
          <table:table-cell table:formula="of:=IF([.A102]&gt;[.A101];[.B101]+1;1)" office:value-type="float" office:value="1" calcext:value-type="float">
            <text:p>1</text:p>
          </table:table-cell>
          <table:table-cell office:value-type="float" office:value="131.64" calcext:value-type="float">
            <text:p>131,64</text:p>
          </table:table-cell>
          <table:table-cell table:formula="of:=IF([.C102]&gt;[.C101];[.D101]+1;1)" office:value-type="float" office:value="3" calcext:value-type="float">
            <text:p>3</text:p>
          </table:table-cell>
          <table:table-cell office:value-type="float" office:value="82.75" calcext:value-type="float">
            <text:p>82,75</text:p>
          </table:table-cell>
          <table:table-cell table:formula="of:=IF([.E102]&gt;[.E101];[.F10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2.92" calcext:value-type="float">
            <text:p>92,92</text:p>
          </table:table-cell>
          <table:table-cell table:formula="of:=IF([.A103]&gt;[.A102];[.B102]+1;1)" office:value-type="float" office:value="1" calcext:value-type="float">
            <text:p>1</text:p>
          </table:table-cell>
          <table:table-cell office:value-type="float" office:value="134.62" calcext:value-type="float">
            <text:p>134,62</text:p>
          </table:table-cell>
          <table:table-cell table:formula="of:=IF([.C103]&gt;[.C102];[.D102]+1;1)" office:value-type="float" office:value="4" calcext:value-type="float">
            <text:p>4</text:p>
          </table:table-cell>
          <table:table-cell office:value-type="float" office:value="83.09" calcext:value-type="float">
            <text:p>83,09</text:p>
          </table:table-cell>
          <table:table-cell table:formula="of:=IF([.E103]&gt;[.E102];[.F10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1.81" calcext:value-type="float">
            <text:p>91,81</text:p>
          </table:table-cell>
          <table:table-cell table:formula="of:=IF([.A104]&gt;[.A103];[.B103]+1;1)" office:value-type="float" office:value="1" calcext:value-type="float">
            <text:p>1</text:p>
          </table:table-cell>
          <table:table-cell office:value-type="float" office:value="134.53" calcext:value-type="float">
            <text:p>134,53</text:p>
          </table:table-cell>
          <table:table-cell table:formula="of:=IF([.C104]&gt;[.C103];[.D103]+1;1)" office:value-type="float" office:value="1" calcext:value-type="float">
            <text:p>1</text:p>
          </table:table-cell>
          <table:table-cell office:value-type="float" office:value="84.09" calcext:value-type="float">
            <text:p>84,09</text:p>
          </table:table-cell>
          <table:table-cell table:formula="of:=IF([.E104]&gt;[.E103];[.F103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0.67" calcext:value-type="float">
            <text:p>90,67</text:p>
          </table:table-cell>
          <table:table-cell table:formula="of:=IF([.A105]&gt;[.A104];[.B104]+1;1)" office:value-type="float" office:value="1" calcext:value-type="float">
            <text:p>1</text:p>
          </table:table-cell>
          <table:table-cell office:value-type="float" office:value="137.36" calcext:value-type="float">
            <text:p>137,36</text:p>
          </table:table-cell>
          <table:table-cell table:formula="of:=IF([.C105]&gt;[.C104];[.D104]+1;1)" office:value-type="float" office:value="2" calcext:value-type="float">
            <text:p>2</text:p>
          </table:table-cell>
          <table:table-cell office:value-type="float" office:value="85.17" calcext:value-type="float">
            <text:p>85,17</text:p>
          </table:table-cell>
          <table:table-cell table:formula="of:=IF([.E105]&gt;[.E104];[.F104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[.A106]&gt;[.A105];[.B105]+1;1)" office:value-type="float" office:value="1" calcext:value-type="float">
            <text:p>1</text:p>
          </table:table-cell>
          <table:table-cell office:value-type="float" office:value="136.86" calcext:value-type="float">
            <text:p>136,86</text:p>
          </table:table-cell>
          <table:table-cell table:formula="of:=IF([.C106]&gt;[.C105];[.D105]+1;1)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IF([.E106]&gt;[.E105];[.F105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1.41" calcext:value-type="float">
            <text:p>91,41</text:p>
          </table:table-cell>
          <table:table-cell table:formula="of:=IF([.A107]&gt;[.A106];[.B106]+1;1)" office:value-type="float" office:value="2" calcext:value-type="float">
            <text:p>2</text:p>
          </table:table-cell>
          <table:table-cell office:value-type="float" office:value="136.07" calcext:value-type="float">
            <text:p>136,07</text:p>
          </table:table-cell>
          <table:table-cell table:formula="of:=IF([.C107]&gt;[.C106];[.D106]+1;1)" office:value-type="float" office:value="1" calcext:value-type="float">
            <text:p>1</text:p>
          </table:table-cell>
          <table:table-cell office:value-type="float" office:value="84.14" calcext:value-type="float">
            <text:p>84,14</text:p>
          </table:table-cell>
          <table:table-cell table:formula="of:=IF([.E107]&gt;[.E106];[.F10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57" calcext:value-type="float">
            <text:p>89,57</text:p>
          </table:table-cell>
          <table:table-cell table:formula="of:=IF([.A108]&gt;[.A107];[.B107]+1;1)" office:value-type="float" office:value="1" calcext:value-type="float">
            <text:p>1</text:p>
          </table:table-cell>
          <table:table-cell office:value-type="float" office:value="134.57" calcext:value-type="float">
            <text:p>134,57</text:p>
          </table:table-cell>
          <table:table-cell table:formula="of:=IF([.C108]&gt;[.C107];[.D107]+1;1)" office:value-type="float" office:value="1" calcext:value-type="float">
            <text:p>1</text:p>
          </table:table-cell>
          <table:table-cell office:value-type="float" office:value="86.19" calcext:value-type="float">
            <text:p>86,19</text:p>
          </table:table-cell>
          <table:table-cell table:formula="of:=IF([.E108]&gt;[.E107];[.F10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7.61" calcext:value-type="float">
            <text:p>87,61</text:p>
          </table:table-cell>
          <table:table-cell table:formula="of:=IF([.A109]&gt;[.A108];[.B108]+1;1)" office:value-type="float" office:value="1" calcext:value-type="float">
            <text:p>1</text:p>
          </table:table-cell>
          <table:table-cell office:value-type="float" office:value="134.38" calcext:value-type="float">
            <text:p>134,38</text:p>
          </table:table-cell>
          <table:table-cell table:formula="of:=IF([.C109]&gt;[.C108];[.D108]+1;1)" office:value-type="float" office:value="1" calcext:value-type="float">
            <text:p>1</text:p>
          </table:table-cell>
          <table:table-cell office:value-type="float" office:value="86.34" calcext:value-type="float">
            <text:p>86,34</text:p>
          </table:table-cell>
          <table:table-cell table:formula="of:=IF([.E109]&gt;[.E108];[.F10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6.05" calcext:value-type="float">
            <text:p>86,05</text:p>
          </table:table-cell>
          <table:table-cell table:formula="of:=IF([.A110]&gt;[.A109];[.B109]+1;1)" office:value-type="float" office:value="1" calcext:value-type="float">
            <text:p>1</text:p>
          </table:table-cell>
          <table:table-cell office:value-type="float" office:value="132.8" calcext:value-type="float">
            <text:p>132,8</text:p>
          </table:table-cell>
          <table:table-cell table:formula="of:=IF([.C110]&gt;[.C109];[.D109]+1;1)" office:value-type="float" office:value="1" calcext:value-type="float">
            <text:p>1</text:p>
          </table:table-cell>
          <table:table-cell office:value-type="float" office:value="87.75" calcext:value-type="float">
            <text:p>87,75</text:p>
          </table:table-cell>
          <table:table-cell table:formula="of:=IF([.E110]&gt;[.E109];[.F10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4.74" calcext:value-type="float">
            <text:p>84,74</text:p>
          </table:table-cell>
          <table:table-cell table:formula="of:=IF([.A111]&gt;[.A110];[.B110]+1;1)" office:value-type="float" office:value="1" calcext:value-type="float">
            <text:p>1</text:p>
          </table:table-cell>
          <table:table-cell office:value-type="float" office:value="131.24" calcext:value-type="float">
            <text:p>131,24</text:p>
          </table:table-cell>
          <table:table-cell table:formula="of:=IF([.C111]&gt;[.C110];[.D110]+1;1)" office:value-type="float" office:value="1" calcext:value-type="float">
            <text:p>1</text:p>
          </table:table-cell>
          <table:table-cell office:value-type="float" office:value="86.13" calcext:value-type="float">
            <text:p>86,13</text:p>
          </table:table-cell>
          <table:table-cell table:formula="of:=IF([.E111]&gt;[.E110];[.F11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99" calcext:value-type="float">
            <text:p>82,99</text:p>
          </table:table-cell>
          <table:table-cell table:formula="of:=IF([.A112]&gt;[.A111];[.B111]+1;1)" office:value-type="float" office:value="1" calcext:value-type="float">
            <text:p>1</text:p>
          </table:table-cell>
          <table:table-cell office:value-type="float" office:value="129.4" calcext:value-type="float">
            <text:p>129,4</text:p>
          </table:table-cell>
          <table:table-cell table:formula="of:=IF([.C112]&gt;[.C111];[.D111]+1;1)" office:value-type="float" office:value="1" calcext:value-type="float">
            <text:p>1</text:p>
          </table:table-cell>
          <table:table-cell office:value-type="float" office:value="87.39" calcext:value-type="float">
            <text:p>87,39</text:p>
          </table:table-cell>
          <table:table-cell table:formula="of:=IF([.E112]&gt;[.E111];[.F11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.24" calcext:value-type="float">
            <text:p>83,24</text:p>
          </table:table-cell>
          <table:table-cell table:formula="of:=IF([.A113]&gt;[.A112];[.B112]+1;1)" office:value-type="float" office:value="2" calcext:value-type="float">
            <text:p>2</text:p>
          </table:table-cell>
          <table:table-cell office:value-type="float" office:value="128.89" calcext:value-type="float">
            <text:p>128,89</text:p>
          </table:table-cell>
          <table:table-cell table:formula="of:=IF([.C113]&gt;[.C112];[.D112]+1;1)" office:value-type="float" office:value="1" calcext:value-type="float">
            <text:p>1</text:p>
          </table:table-cell>
          <table:table-cell office:value-type="float" office:value="88.8" calcext:value-type="float">
            <text:p>88,8</text:p>
          </table:table-cell>
          <table:table-cell table:formula="of:=IF([.E113]&gt;[.E112];[.F112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2.01" calcext:value-type="float">
            <text:p>82,01</text:p>
          </table:table-cell>
          <table:table-cell table:formula="of:=IF([.A114]&gt;[.A113];[.B113]+1;1)" office:value-type="float" office:value="1" calcext:value-type="float">
            <text:p>1</text:p>
          </table:table-cell>
          <table:table-cell office:value-type="float" office:value="131.63" calcext:value-type="float">
            <text:p>131,63</text:p>
          </table:table-cell>
          <table:table-cell table:formula="of:=IF([.C114]&gt;[.C113];[.D113]+1;1)" office:value-type="float" office:value="2" calcext:value-type="float">
            <text:p>2</text:p>
          </table:table-cell>
          <table:table-cell office:value-type="float" office:value="89.88" calcext:value-type="float">
            <text:p>89,88</text:p>
          </table:table-cell>
          <table:table-cell table:formula="of:=IF([.E114]&gt;[.E113];[.F113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3.78" calcext:value-type="float">
            <text:p>83,78</text:p>
          </table:table-cell>
          <table:table-cell table:formula="of:=IF([.A115]&gt;[.A114];[.B114]+1;1)" office:value-type="float" office:value="2" calcext:value-type="float">
            <text:p>2</text:p>
          </table:table-cell>
          <table:table-cell office:value-type="float" office:value="130.61" calcext:value-type="float">
            <text:p>130,61</text:p>
          </table:table-cell>
          <table:table-cell table:formula="of:=IF([.C115]&gt;[.C114];[.D114]+1;1)" office:value-type="float" office:value="1" calcext:value-type="float">
            <text:p>1</text:p>
          </table:table-cell>
          <table:table-cell office:value-type="float" office:value="91.83" calcext:value-type="float">
            <text:p>91,83</text:p>
          </table:table-cell>
          <table:table-cell table:formula="of:=IF([.E115]&gt;[.E114];[.F114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4.58" calcext:value-type="float">
            <text:p>84,58</text:p>
          </table:table-cell>
          <table:table-cell table:formula="of:=IF([.A116]&gt;[.A115];[.B115]+1;1)" office:value-type="float" office:value="3" calcext:value-type="float">
            <text:p>3</text:p>
          </table:table-cell>
          <table:table-cell office:value-type="float" office:value="129.29" calcext:value-type="float">
            <text:p>129,29</text:p>
          </table:table-cell>
          <table:table-cell table:formula="of:=IF([.C116]&gt;[.C115];[.D115]+1;1)" office:value-type="float" office:value="1" calcext:value-type="float">
            <text:p>1</text:p>
          </table:table-cell>
          <table:table-cell office:value-type="float" office:value="93.53" calcext:value-type="float">
            <text:p>93,53</text:p>
          </table:table-cell>
          <table:table-cell table:formula="of:=IF([.E116]&gt;[.E115];[.F115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3.54" calcext:value-type="float">
            <text:p>83,54</text:p>
          </table:table-cell>
          <table:table-cell table:formula="of:=IF([.A117]&gt;[.A116];[.B116]+1;1)" office:value-type="float" office:value="1" calcext:value-type="float">
            <text:p>1</text:p>
          </table:table-cell>
          <table:table-cell office:value-type="float" office:value="128.64" calcext:value-type="float">
            <text:p>128,64</text:p>
          </table:table-cell>
          <table:table-cell table:formula="of:=IF([.C117]&gt;[.C116];[.D116]+1;1)" office:value-type="float" office:value="1" calcext:value-type="float">
            <text:p>1</text:p>
          </table:table-cell>
          <table:table-cell office:value-type="float" office:value="93.72" calcext:value-type="float">
            <text:p>93,72</text:p>
          </table:table-cell>
          <table:table-cell table:formula="of:=IF([.E117]&gt;[.E116];[.F116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1.98" calcext:value-type="float">
            <text:p>81,98</text:p>
          </table:table-cell>
          <table:table-cell table:formula="of:=IF([.A118]&gt;[.A117];[.B117]+1;1)" office:value-type="float" office:value="1" calcext:value-type="float">
            <text:p>1</text:p>
          </table:table-cell>
          <table:table-cell office:value-type="float" office:value="126.95" calcext:value-type="float">
            <text:p>126,95</text:p>
          </table:table-cell>
          <table:table-cell table:formula="of:=IF([.C118]&gt;[.C117];[.D117]+1;1)" office:value-type="float" office:value="1" calcext:value-type="float">
            <text:p>1</text:p>
          </table:table-cell>
          <table:table-cell office:value-type="float" office:value="94.47" calcext:value-type="float">
            <text:p>94,47</text:p>
          </table:table-cell>
          <table:table-cell table:formula="of:=IF([.E118]&gt;[.E117];[.F117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0.83" calcext:value-type="float">
            <text:p>80,83</text:p>
          </table:table-cell>
          <table:table-cell table:formula="of:=IF([.A119]&gt;[.A118];[.B118]+1;1)" office:value-type="float" office:value="1" calcext:value-type="float">
            <text:p>1</text:p>
          </table:table-cell>
          <table:table-cell office:value-type="float" office:value="129.85" calcext:value-type="float">
            <text:p>129,85</text:p>
          </table:table-cell>
          <table:table-cell table:formula="of:=IF([.C119]&gt;[.C118];[.D118]+1;1)" office:value-type="float" office:value="2" calcext:value-type="float">
            <text:p>2</text:p>
          </table:table-cell>
          <table:table-cell office:value-type="float" office:value="94.65" calcext:value-type="float">
            <text:p>94,65</text:p>
          </table:table-cell>
          <table:table-cell table:formula="of:=IF([.E119]&gt;[.E118];[.F118]+1;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2.36" calcext:value-type="float">
            <text:p>82,36</text:p>
          </table:table-cell>
          <table:table-cell table:formula="of:=IF([.A120]&gt;[.A119];[.B119]+1;1)" office:value-type="float" office:value="2" calcext:value-type="float">
            <text:p>2</text:p>
          </table:table-cell>
          <table:table-cell office:value-type="float" office:value="132.72" calcext:value-type="float">
            <text:p>132,72</text:p>
          </table:table-cell>
          <table:table-cell table:formula="of:=IF([.C120]&gt;[.C119];[.D119]+1;1)" office:value-type="float" office:value="3" calcext:value-type="float">
            <text:p>3</text:p>
          </table:table-cell>
          <table:table-cell office:value-type="float" office:value="92.86" calcext:value-type="float">
            <text:p>92,86</text:p>
          </table:table-cell>
          <table:table-cell table:formula="of:=IF([.E120]&gt;[.E119];[.F11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09" calcext:value-type="float">
            <text:p>84,09</text:p>
          </table:table-cell>
          <table:table-cell table:formula="of:=IF([.A121]&gt;[.A120];[.B120]+1;1)" office:value-type="float" office:value="3" calcext:value-type="float">
            <text:p>3</text:p>
          </table:table-cell>
          <table:table-cell office:value-type="float" office:value="131.2" calcext:value-type="float">
            <text:p>131,2</text:p>
          </table:table-cell>
          <table:table-cell table:formula="of:=IF([.C121]&gt;[.C120];[.D120]+1;1)" office:value-type="float" office:value="1" calcext:value-type="float">
            <text:p>1</text:p>
          </table:table-cell>
          <table:table-cell office:value-type="float" office:value="94.21" calcext:value-type="float">
            <text:p>94,21</text:p>
          </table:table-cell>
          <table:table-cell table:formula="of:=IF([.E121]&gt;[.E120];[.F12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.24" calcext:value-type="float">
            <text:p>84,24</text:p>
          </table:table-cell>
          <table:table-cell table:formula="of:=IF([.A122]&gt;[.A121];[.B121]+1;1)" office:value-type="float" office:value="4" calcext:value-type="float">
            <text:p>4</text:p>
          </table:table-cell>
          <table:table-cell office:value-type="float" office:value="130.31" calcext:value-type="float">
            <text:p>130,31</text:p>
          </table:table-cell>
          <table:table-cell table:formula="of:=IF([.C122]&gt;[.C121];[.D121]+1;1)" office:value-type="float" office:value="1" calcext:value-type="float">
            <text:p>1</text:p>
          </table:table-cell>
          <table:table-cell office:value-type="float" office:value="96.18" calcext:value-type="float">
            <text:p>96,18</text:p>
          </table:table-cell>
          <table:table-cell table:formula="of:=IF([.E122]&gt;[.E121];[.F12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2.95" calcext:value-type="float">
            <text:p>82,95</text:p>
          </table:table-cell>
          <table:table-cell table:formula="of:=IF([.A123]&gt;[.A122];[.B122]+1;1)" office:value-type="float" office:value="1" calcext:value-type="float">
            <text:p>1</text:p>
          </table:table-cell>
          <table:table-cell office:value-type="float" office:value="129.08" calcext:value-type="float">
            <text:p>129,08</text:p>
          </table:table-cell>
          <table:table-cell table:formula="of:=IF([.C123]&gt;[.C122];[.D122]+1;1)" office:value-type="float" office:value="1" calcext:value-type="float">
            <text:p>1</text:p>
          </table:table-cell>
          <table:table-cell office:value-type="float" office:value="96.18" calcext:value-type="float">
            <text:p>96,18</text:p>
          </table:table-cell>
          <table:table-cell table:formula="of:=IF([.E123]&gt;[.E122];[.F12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.31" calcext:value-type="float">
            <text:p>81,31</text:p>
          </table:table-cell>
          <table:table-cell table:formula="of:=IF([.A124]&gt;[.A123];[.B123]+1;1)" office:value-type="float" office:value="1" calcext:value-type="float">
            <text:p>1</text:p>
          </table:table-cell>
          <table:table-cell office:value-type="float" office:value="131.88" calcext:value-type="float">
            <text:p>131,88</text:p>
          </table:table-cell>
          <table:table-cell table:formula="of:=IF([.C124]&gt;[.C123];[.D123]+1;1)" office:value-type="float" office:value="2" calcext:value-type="float">
            <text:p>2</text:p>
          </table:table-cell>
          <table:table-cell office:value-type="float" office:value="94.72" calcext:value-type="float">
            <text:p>94,72</text:p>
          </table:table-cell>
          <table:table-cell table:formula="of:=IF([.E124]&gt;[.E123];[.F12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.98" calcext:value-type="float">
            <text:p>79,98</text:p>
          </table:table-cell>
          <table:table-cell table:formula="of:=IF([.A125]&gt;[.A124];[.B124]+1;1)" office:value-type="float" office:value="1" calcext:value-type="float">
            <text:p>1</text:p>
          </table:table-cell>
          <table:table-cell office:value-type="float" office:value="134.6" calcext:value-type="float">
            <text:p>134,6</text:p>
          </table:table-cell>
          <table:table-cell table:formula="of:=IF([.C125]&gt;[.C124];[.D124]+1;1)" office:value-type="float" office:value="3" calcext:value-type="float">
            <text:p>3</text:p>
          </table:table-cell>
          <table:table-cell office:value-type="float" office:value="95.97" calcext:value-type="float">
            <text:p>95,97</text:p>
          </table:table-cell>
          <table:table-cell table:formula="of:=IF([.E125]&gt;[.E124];[.F12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2.43" calcext:value-type="float">
            <text:p>82,43</text:p>
          </table:table-cell>
          <table:table-cell table:formula="of:=IF([.A126]&gt;[.A125];[.B125]+1;1)" office:value-type="float" office:value="2" calcext:value-type="float">
            <text:p>2</text:p>
          </table:table-cell>
          <table:table-cell office:value-type="float" office:value="137.3" calcext:value-type="float">
            <text:p>137,3</text:p>
          </table:table-cell>
          <table:table-cell table:formula="of:=IF([.C126]&gt;[.C125];[.D125]+1;1)" office:value-type="float" office:value="4" calcext:value-type="float">
            <text:p>4</text:p>
          </table:table-cell>
          <table:table-cell office:value-type="float" office:value="94.21" calcext:value-type="float">
            <text:p>94,21</text:p>
          </table:table-cell>
          <table:table-cell table:formula="of:=IF([.E126]&gt;[.E125];[.F12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52" calcext:value-type="float">
            <text:p>82,52</text:p>
          </table:table-cell>
          <table:table-cell table:formula="of:=IF([.A127]&gt;[.A126];[.B126]+1;1)" office:value-type="float" office:value="3" calcext:value-type="float">
            <text:p>3</text:p>
          </table:table-cell>
          <table:table-cell office:value-type="float" office:value="136.16" calcext:value-type="float">
            <text:p>136,16</text:p>
          </table:table-cell>
          <table:table-cell table:formula="of:=IF([.C127]&gt;[.C126];[.D126]+1;1)" office:value-type="float" office:value="1" calcext:value-type="float">
            <text:p>1</text:p>
          </table:table-cell>
          <table:table-cell office:value-type="float" office:value="95.42" calcext:value-type="float">
            <text:p>95,42</text:p>
          </table:table-cell>
          <table:table-cell table:formula="of:=IF([.E127]&gt;[.E126];[.F12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.65" calcext:value-type="float">
            <text:p>84,65</text:p>
          </table:table-cell>
          <table:table-cell table:formula="of:=IF([.A128]&gt;[.A127];[.B127]+1;1)" office:value-type="float" office:value="4" calcext:value-type="float">
            <text:p>4</text:p>
          </table:table-cell>
          <table:table-cell office:value-type="float" office:value="138.7" calcext:value-type="float">
            <text:p>138,7</text:p>
          </table:table-cell>
          <table:table-cell table:formula="of:=IF([.C128]&gt;[.C127];[.D127]+1;1)" office:value-type="float" office:value="2" calcext:value-type="float">
            <text:p>2</text:p>
          </table:table-cell>
          <table:table-cell office:value-type="float" office:value="93.76" calcext:value-type="float">
            <text:p>93,76</text:p>
          </table:table-cell>
          <table:table-cell table:formula="of:=IF([.E128]&gt;[.E127];[.F12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94" calcext:value-type="float">
            <text:p>86,94</text:p>
          </table:table-cell>
          <table:table-cell table:formula="of:=IF([.A129]&gt;[.A128];[.B128]+1;1)" office:value-type="float" office:value="5" calcext:value-type="float">
            <text:p>5</text:p>
          </table:table-cell>
          <table:table-cell office:value-type="float" office:value="141.12" calcext:value-type="float">
            <text:p>141,12</text:p>
          </table:table-cell>
          <table:table-cell table:formula="of:=IF([.C129]&gt;[.C128];[.D128]+1;1)" office:value-type="float" office:value="3" calcext:value-type="float">
            <text:p>3</text:p>
          </table:table-cell>
          <table:table-cell office:value-type="float" office:value="94.56" calcext:value-type="float">
            <text:p>94,56</text:p>
          </table:table-cell>
          <table:table-cell table:formula="of:=IF([.E129]&gt;[.E128];[.F128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55" calcext:value-type="float">
            <text:p>85,55</text:p>
          </table:table-cell>
          <table:table-cell table:formula="of:=IF([.A130]&gt;[.A129];[.B129]+1;1)" office:value-type="float" office:value="1" calcext:value-type="float">
            <text:p>1</text:p>
          </table:table-cell>
          <table:table-cell office:value-type="float" office:value="139.78" calcext:value-type="float">
            <text:p>139,78</text:p>
          </table:table-cell>
          <table:table-cell table:formula="of:=IF([.C130]&gt;[.C129];[.D129]+1;1)" office:value-type="float" office:value="1" calcext:value-type="float">
            <text:p>1</text:p>
          </table:table-cell>
          <table:table-cell office:value-type="float" office:value="92.73" calcext:value-type="float">
            <text:p>92,73</text:p>
          </table:table-cell>
          <table:table-cell table:formula="of:=IF([.E130]&gt;[.E129];[.F12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97" calcext:value-type="float">
            <text:p>83,97</text:p>
          </table:table-cell>
          <table:table-cell table:formula="of:=IF([.A131]&gt;[.A130];[.B130]+1;1)" office:value-type="float" office:value="1" calcext:value-type="float">
            <text:p>1</text:p>
          </table:table-cell>
          <table:table-cell office:value-type="float" office:value="139.46" calcext:value-type="float">
            <text:p>139,46</text:p>
          </table:table-cell>
          <table:table-cell table:formula="of:=IF([.C131]&gt;[.C130];[.D130]+1;1)" office:value-type="float" office:value="1" calcext:value-type="float">
            <text:p>1</text:p>
          </table:table-cell>
          <table:table-cell office:value-type="float" office:value="93.24" calcext:value-type="float">
            <text:p>93,24</text:p>
          </table:table-cell>
          <table:table-cell table:formula="of:=IF([.E131]&gt;[.E130];[.F13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02" calcext:value-type="float">
            <text:p>86,02</text:p>
          </table:table-cell>
          <table:table-cell table:formula="of:=IF([.A132]&gt;[.A131];[.B131]+1;1)" office:value-type="float" office:value="2" calcext:value-type="float">
            <text:p>2</text:p>
          </table:table-cell>
          <table:table-cell office:value-type="float" office:value="137.97" calcext:value-type="float">
            <text:p>137,97</text:p>
          </table:table-cell>
          <table:table-cell table:formula="of:=IF([.C132]&gt;[.C131];[.D131]+1;1)" office:value-type="float" office:value="1" calcext:value-type="float">
            <text:p>1</text:p>
          </table:table-cell>
          <table:table-cell office:value-type="float" office:value="94.61" calcext:value-type="float">
            <text:p>94,61</text:p>
          </table:table-cell>
          <table:table-cell table:formula="of:=IF([.E132]&gt;[.E131];[.F13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6.22" calcext:value-type="float">
            <text:p>86,22</text:p>
          </table:table-cell>
          <table:table-cell table:formula="of:=IF([.A133]&gt;[.A132];[.B132]+1;1)" office:value-type="float" office:value="3" calcext:value-type="float">
            <text:p>3</text:p>
          </table:table-cell>
          <table:table-cell office:value-type="float" office:value="140.64" calcext:value-type="float">
            <text:p>140,64</text:p>
          </table:table-cell>
          <table:table-cell table:formula="of:=IF([.C133]&gt;[.C132];[.D132]+1;1)" office:value-type="float" office:value="2" calcext:value-type="float">
            <text:p>2</text:p>
          </table:table-cell>
          <table:table-cell office:value-type="float" office:value="95.66" calcext:value-type="float">
            <text:p>95,66</text:p>
          </table:table-cell>
          <table:table-cell table:formula="of:=IF([.E133]&gt;[.E132];[.F132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5.22" calcext:value-type="float">
            <text:p>85,22</text:p>
          </table:table-cell>
          <table:table-cell table:formula="of:=IF([.A134]&gt;[.A133];[.B133]+1;1)" office:value-type="float" office:value="1" calcext:value-type="float">
            <text:p>1</text:p>
          </table:table-cell>
          <table:table-cell office:value-type="float" office:value="140.3" calcext:value-type="float">
            <text:p>140,3</text:p>
          </table:table-cell>
          <table:table-cell table:formula="of:=IF([.C134]&gt;[.C133];[.D133]+1;1)" office:value-type="float" office:value="1" calcext:value-type="float">
            <text:p>1</text:p>
          </table:table-cell>
          <table:table-cell office:value-type="float" office:value="96.73" calcext:value-type="float">
            <text:p>96,73</text:p>
          </table:table-cell>
          <table:table-cell table:formula="of:=IF([.E134]&gt;[.E133];[.F133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.49" calcext:value-type="float">
            <text:p>87,49</text:p>
          </table:table-cell>
          <table:table-cell table:formula="of:=IF([.A135]&gt;[.A134];[.B134]+1;1)" office:value-type="float" office:value="2" calcext:value-type="float">
            <text:p>2</text:p>
          </table:table-cell>
          <table:table-cell office:value-type="float" office:value="140.18" calcext:value-type="float">
            <text:p>140,18</text:p>
          </table:table-cell>
          <table:table-cell table:formula="of:=IF([.C135]&gt;[.C134];[.D134]+1;1)" office:value-type="float" office:value="1" calcext:value-type="float">
            <text:p>1</text:p>
          </table:table-cell>
          <table:table-cell office:value-type="float" office:value="98.18" calcext:value-type="float">
            <text:p>98,18</text:p>
          </table:table-cell>
          <table:table-cell table:formula="of:=IF([.E135]&gt;[.E134];[.F134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6.28" calcext:value-type="float">
            <text:p>86,28</text:p>
          </table:table-cell>
          <table:table-cell table:formula="of:=IF([.A136]&gt;[.A135];[.B135]+1;1)" office:value-type="float" office:value="1" calcext:value-type="float">
            <text:p>1</text:p>
          </table:table-cell>
          <table:table-cell office:value-type="float" office:value="138.26" calcext:value-type="float">
            <text:p>138,26</text:p>
          </table:table-cell>
          <table:table-cell table:formula="of:=IF([.C136]&gt;[.C135];[.D135]+1;1)" office:value-type="float" office:value="1" calcext:value-type="float">
            <text:p>1</text:p>
          </table:table-cell>
          <table:table-cell office:value-type="float" office:value="96.62" calcext:value-type="float">
            <text:p>96,62</text:p>
          </table:table-cell>
          <table:table-cell table:formula="of:=IF([.E136]&gt;[.E135];[.F13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13" calcext:value-type="float">
            <text:p>85,13</text:p>
          </table:table-cell>
          <table:table-cell table:formula="of:=IF([.A137]&gt;[.A136];[.B136]+1;1)" office:value-type="float" office:value="1" calcext:value-type="float">
            <text:p>1</text:p>
          </table:table-cell>
          <table:table-cell office:value-type="float" office:value="136.72" calcext:value-type="float">
            <text:p>136,72</text:p>
          </table:table-cell>
          <table:table-cell table:formula="of:=IF([.C137]&gt;[.C136];[.D136]+1;1)" office:value-type="float" office:value="1" calcext:value-type="float">
            <text:p>1</text:p>
          </table:table-cell>
          <table:table-cell office:value-type="float" office:value="98.19" calcext:value-type="float">
            <text:p>98,19</text:p>
          </table:table-cell>
          <table:table-cell table:formula="of:=IF([.E137]&gt;[.E136];[.F13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52" calcext:value-type="float">
            <text:p>85,52</text:p>
          </table:table-cell>
          <table:table-cell table:formula="of:=IF([.A138]&gt;[.A137];[.B137]+1;1)" office:value-type="float" office:value="2" calcext:value-type="float">
            <text:p>2</text:p>
          </table:table-cell>
          <table:table-cell office:value-type="float" office:value="136.54" calcext:value-type="float">
            <text:p>136,54</text:p>
          </table:table-cell>
          <table:table-cell table:formula="of:=IF([.C138]&gt;[.C137];[.D137]+1;1)" office:value-type="float" office:value="1" calcext:value-type="float">
            <text:p>1</text:p>
          </table:table-cell>
          <table:table-cell office:value-type="float" office:value="99.72" calcext:value-type="float">
            <text:p>99,72</text:p>
          </table:table-cell>
          <table:table-cell table:formula="of:=IF([.E138]&gt;[.E137];[.F13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7.25" calcext:value-type="float">
            <text:p>87,25</text:p>
          </table:table-cell>
          <table:table-cell table:formula="of:=IF([.A139]&gt;[.A138];[.B138]+1;1)" office:value-type="float" office:value="3" calcext:value-type="float">
            <text:p>3</text:p>
          </table:table-cell>
          <table:table-cell office:value-type="float" office:value="135.39" calcext:value-type="float">
            <text:p>135,39</text:p>
          </table:table-cell>
          <table:table-cell table:formula="of:=IF([.C139]&gt;[.C138];[.D138]+1;1)" office:value-type="float" office:value="1" calcext:value-type="float">
            <text:p>1</text:p>
          </table:table-cell>
          <table:table-cell office:value-type="float" office:value="100.95" calcext:value-type="float">
            <text:p>100,95</text:p>
          </table:table-cell>
          <table:table-cell table:formula="of:=IF([.E139]&gt;[.E138];[.F138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.24" calcext:value-type="float">
            <text:p>86,24</text:p>
          </table:table-cell>
          <table:table-cell table:formula="of:=IF([.A140]&gt;[.A139];[.B139]+1;1)" office:value-type="float" office:value="1" calcext:value-type="float">
            <text:p>1</text:p>
          </table:table-cell>
          <table:table-cell office:value-type="float" office:value="134.08" calcext:value-type="float">
            <text:p>134,08</text:p>
          </table:table-cell>
          <table:table-cell table:formula="of:=IF([.C140]&gt;[.C139];[.D139]+1;1)" office:value-type="float" office:value="1" calcext:value-type="float">
            <text:p>1</text:p>
          </table:table-cell>
          <table:table-cell office:value-type="float" office:value="99.54" calcext:value-type="float">
            <text:p>99,54</text:p>
          </table:table-cell>
          <table:table-cell table:formula="of:=IF([.E140]&gt;[.E139];[.F13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92" calcext:value-type="float">
            <text:p>84,92</text:p>
          </table:table-cell>
          <table:table-cell table:formula="of:=IF([.A141]&gt;[.A140];[.B140]+1;1)" office:value-type="float" office:value="1" calcext:value-type="float">
            <text:p>1</text:p>
          </table:table-cell>
          <table:table-cell office:value-type="float" office:value="133.26" calcext:value-type="float">
            <text:p>133,26</text:p>
          </table:table-cell>
          <table:table-cell table:formula="of:=IF([.C141]&gt;[.C140];[.D140]+1;1)" office:value-type="float" office:value="1" calcext:value-type="float">
            <text:p>1</text:p>
          </table:table-cell>
          <table:table-cell office:value-type="float" office:value="101.54" calcext:value-type="float">
            <text:p>101,54</text:p>
          </table:table-cell>
          <table:table-cell table:formula="of:=IF([.E141]&gt;[.E140];[.F14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7.16" calcext:value-type="float">
            <text:p>87,16</text:p>
          </table:table-cell>
          <table:table-cell table:formula="of:=IF([.A142]&gt;[.A141];[.B141]+1;1)" office:value-type="float" office:value="2" calcext:value-type="float">
            <text:p>2</text:p>
          </table:table-cell>
          <table:table-cell office:value-type="float" office:value="132.34" calcext:value-type="float">
            <text:p>132,34</text:p>
          </table:table-cell>
          <table:table-cell table:formula="of:=IF([.C142]&gt;[.C141];[.D141]+1;1)" office:value-type="float" office:value="1" calcext:value-type="float">
            <text:p>1</text:p>
          </table:table-cell>
          <table:table-cell office:value-type="float" office:value="101.73" calcext:value-type="float">
            <text:p>101,73</text:p>
          </table:table-cell>
          <table:table-cell table:formula="of:=IF([.E142]&gt;[.E141];[.F14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98" calcext:value-type="float">
            <text:p>85,98</text:p>
          </table:table-cell>
          <table:table-cell table:formula="of:=IF([.A143]&gt;[.A142];[.B142]+1;1)" office:value-type="float" office:value="1" calcext:value-type="float">
            <text:p>1</text:p>
          </table:table-cell>
          <table:table-cell office:value-type="float" office:value="135.11" calcext:value-type="float">
            <text:p>135,11</text:p>
          </table:table-cell>
          <table:table-cell table:formula="of:=IF([.C143]&gt;[.C142];[.D142]+1;1)" office:value-type="float" office:value="2" calcext:value-type="float">
            <text:p>2</text:p>
          </table:table-cell>
          <table:table-cell office:value-type="float" office:value="101.74" calcext:value-type="float">
            <text:p>101,74</text:p>
          </table:table-cell>
          <table:table-cell table:formula="of:=IF([.E143]&gt;[.E142];[.F142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8.4" calcext:value-type="float">
            <text:p>88,4</text:p>
          </table:table-cell>
          <table:table-cell table:formula="of:=IF([.A144]&gt;[.A143];[.B143]+1;1)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IF([.C144]&gt;[.C143];[.D143]+1;1)" office:value-type="float" office:value="1" calcext:value-type="float">
            <text:p>1</text:p>
          </table:table-cell>
          <table:table-cell office:value-type="float" office:value="100.01" calcext:value-type="float">
            <text:p>100,01</text:p>
          </table:table-cell>
          <table:table-cell table:formula="of:=IF([.E144]&gt;[.E143];[.F14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92" calcext:value-type="float">
            <text:p>86,92</text:p>
          </table:table-cell>
          <table:table-cell table:formula="of:=IF([.A145]&gt;[.A144];[.B144]+1;1)" office:value-type="float" office:value="1" calcext:value-type="float">
            <text:p>1</text:p>
          </table:table-cell>
          <table:table-cell office:value-type="float" office:value="133.35" calcext:value-type="float">
            <text:p>133,35</text:p>
          </table:table-cell>
          <table:table-cell table:formula="of:=IF([.C145]&gt;[.C144];[.D144]+1;1)" office:value-type="float" office:value="1" calcext:value-type="float">
            <text:p>1</text:p>
          </table:table-cell>
          <table:table-cell office:value-type="float" office:value="98.39" calcext:value-type="float">
            <text:p>98,39</text:p>
          </table:table-cell>
          <table:table-cell table:formula="of:=IF([.E145]&gt;[.E144];[.F14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46" calcext:value-type="float">
            <text:p>85,46</text:p>
          </table:table-cell>
          <table:table-cell table:formula="of:=IF([.A146]&gt;[.A145];[.B145]+1;1)" office:value-type="float" office:value="1" calcext:value-type="float">
            <text:p>1</text:p>
          </table:table-cell>
          <table:table-cell office:value-type="float" office:value="132.09" calcext:value-type="float">
            <text:p>132,09</text:p>
          </table:table-cell>
          <table:table-cell table:formula="of:=IF([.C146]&gt;[.C145];[.D145]+1;1)" office:value-type="float" office:value="1" calcext:value-type="float">
            <text:p>1</text:p>
          </table:table-cell>
          <table:table-cell office:value-type="float" office:value="96.49" calcext:value-type="float">
            <text:p>96,49</text:p>
          </table:table-cell>
          <table:table-cell table:formula="of:=IF([.E146]&gt;[.E145];[.F14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18" calcext:value-type="float">
            <text:p>86,18</text:p>
          </table:table-cell>
          <table:table-cell table:formula="of:=IF([.A147]&gt;[.A146];[.B146]+1;1)" office:value-type="float" office:value="2" calcext:value-type="float">
            <text:p>2</text:p>
          </table:table-cell>
          <table:table-cell office:value-type="float" office:value="131.82" calcext:value-type="float">
            <text:p>131,82</text:p>
          </table:table-cell>
          <table:table-cell table:formula="of:=IF([.C147]&gt;[.C146];[.D146]+1;1)" office:value-type="float" office:value="1" calcext:value-type="float">
            <text:p>1</text:p>
          </table:table-cell>
          <table:table-cell office:value-type="float" office:value="97.95" calcext:value-type="float">
            <text:p>97,95</text:p>
          </table:table-cell>
          <table:table-cell table:formula="of:=IF([.E147]&gt;[.E146];[.F14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09" calcext:value-type="float">
            <text:p>85,09</text:p>
          </table:table-cell>
          <table:table-cell table:formula="of:=IF([.A148]&gt;[.A147];[.B147]+1;1)" office:value-type="float" office:value="1" calcext:value-type="float">
            <text:p>1</text:p>
          </table:table-cell>
          <table:table-cell office:value-type="float" office:value="134.54" calcext:value-type="float">
            <text:p>134,54</text:p>
          </table:table-cell>
          <table:table-cell table:formula="of:=IF([.C148]&gt;[.C147];[.D147]+1;1)" office:value-type="float" office:value="2" calcext:value-type="float">
            <text:p>2</text:p>
          </table:table-cell>
          <table:table-cell office:value-type="float" office:value="96.33" calcext:value-type="float">
            <text:p>96,33</text:p>
          </table:table-cell>
          <table:table-cell table:formula="of:=IF([.E148]&gt;[.E147];[.F14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71" calcext:value-type="float">
            <text:p>83,71</text:p>
          </table:table-cell>
          <table:table-cell table:formula="of:=IF([.A149]&gt;[.A148];[.B148]+1;1)" office:value-type="float" office:value="1" calcext:value-type="float">
            <text:p>1</text:p>
          </table:table-cell>
          <table:table-cell office:value-type="float" office:value="137.08" calcext:value-type="float">
            <text:p>137,08</text:p>
          </table:table-cell>
          <table:table-cell table:formula="of:=IF([.C149]&gt;[.C148];[.D148]+1;1)" office:value-type="float" office:value="3" calcext:value-type="float">
            <text:p>3</text:p>
          </table:table-cell>
          <table:table-cell office:value-type="float" office:value="94.86" calcext:value-type="float">
            <text:p>94,86</text:p>
          </table:table-cell>
          <table:table-cell table:formula="of:=IF([.E149]&gt;[.E148];[.F14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66" calcext:value-type="float">
            <text:p>85,66</text:p>
          </table:table-cell>
          <table:table-cell table:formula="of:=IF([.A150]&gt;[.A149];[.B149]+1;1)" office:value-type="float" office:value="2" calcext:value-type="float">
            <text:p>2</text:p>
          </table:table-cell>
          <table:table-cell office:value-type="float" office:value="136.36" calcext:value-type="float">
            <text:p>136,36</text:p>
          </table:table-cell>
          <table:table-cell table:formula="of:=IF([.C150]&gt;[.C149];[.D149]+1;1)" office:value-type="float" office:value="1" calcext:value-type="float">
            <text:p>1</text:p>
          </table:table-cell>
          <table:table-cell office:value-type="float" office:value="96.17" calcext:value-type="float">
            <text:p>96,17</text:p>
          </table:table-cell>
          <table:table-cell table:formula="of:=IF([.E150]&gt;[.E149];[.F14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94" calcext:value-type="float">
            <text:p>85,94</text:p>
          </table:table-cell>
          <table:table-cell table:formula="of:=IF([.A151]&gt;[.A150];[.B150]+1;1)" office:value-type="float" office:value="3" calcext:value-type="float">
            <text:p>3</text:p>
          </table:table-cell>
          <table:table-cell office:value-type="float" office:value="134.98" calcext:value-type="float">
            <text:p>134,98</text:p>
          </table:table-cell>
          <table:table-cell table:formula="of:=IF([.C151]&gt;[.C150];[.D150]+1;1)" office:value-type="float" office:value="1" calcext:value-type="float">
            <text:p>1</text:p>
          </table:table-cell>
          <table:table-cell office:value-type="float" office:value="97.44" calcext:value-type="float">
            <text:p>97,44</text:p>
          </table:table-cell>
          <table:table-cell table:formula="of:=IF([.E151]&gt;[.E150];[.F15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7.4" calcext:value-type="float">
            <text:p>87,4</text:p>
          </table:table-cell>
          <table:table-cell table:formula="of:=IF([.A152]&gt;[.A151];[.B151]+1;1)" office:value-type="float" office:value="4" calcext:value-type="float">
            <text:p>4</text:p>
          </table:table-cell>
          <table:table-cell office:value-type="float" office:value="133.44" calcext:value-type="float">
            <text:p>133,44</text:p>
          </table:table-cell>
          <table:table-cell table:formula="of:=IF([.C152]&gt;[.C151];[.D151]+1;1)" office:value-type="float" office:value="1" calcext:value-type="float">
            <text:p>1</text:p>
          </table:table-cell>
          <table:table-cell office:value-type="float" office:value="98.68" calcext:value-type="float">
            <text:p>98,68</text:p>
          </table:table-cell>
          <table:table-cell table:formula="of:=IF([.E152]&gt;[.E151];[.F15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.27" calcext:value-type="float">
            <text:p>86,27</text:p>
          </table:table-cell>
          <table:table-cell table:formula="of:=IF([.A153]&gt;[.A152];[.B152]+1;1)" office:value-type="float" office:value="1" calcext:value-type="float">
            <text:p>1</text:p>
          </table:table-cell>
          <table:table-cell office:value-type="float" office:value="132.32" calcext:value-type="float">
            <text:p>132,32</text:p>
          </table:table-cell>
          <table:table-cell table:formula="of:=IF([.C153]&gt;[.C152];[.D152]+1;1)" office:value-type="float" office:value="1" calcext:value-type="float">
            <text:p>1</text:p>
          </table:table-cell>
          <table:table-cell office:value-type="float" office:value="99.99" calcext:value-type="float">
            <text:p>99,99</text:p>
          </table:table-cell>
          <table:table-cell table:formula="of:=IF([.E153]&gt;[.E152];[.F15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8.03" calcext:value-type="float">
            <text:p>88,03</text:p>
          </table:table-cell>
          <table:table-cell table:formula="of:=IF([.A154]&gt;[.A153];[.B153]+1;1)" office:value-type="float" office:value="2" calcext:value-type="float">
            <text:p>2</text:p>
          </table:table-cell>
          <table:table-cell office:value-type="float" office:value="132.25" calcext:value-type="float">
            <text:p>132,25</text:p>
          </table:table-cell>
          <table:table-cell table:formula="of:=IF([.C154]&gt;[.C153];[.D153]+1;1)" office:value-type="float" office:value="1" calcext:value-type="float">
            <text:p>1</text:p>
          </table:table-cell>
          <table:table-cell office:value-type="float" office:value="100.81" calcext:value-type="float">
            <text:p>100,81</text:p>
          </table:table-cell>
          <table:table-cell table:formula="of:=IF([.E154]&gt;[.E153];[.F153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8.79" calcext:value-type="float">
            <text:p>88,79</text:p>
          </table:table-cell>
          <table:table-cell table:formula="of:=IF([.A155]&gt;[.A154];[.B154]+1;1)" office:value-type="float" office:value="3" calcext:value-type="float">
            <text:p>3</text:p>
          </table:table-cell>
          <table:table-cell office:value-type="float" office:value="134.86" calcext:value-type="float">
            <text:p>134,86</text:p>
          </table:table-cell>
          <table:table-cell table:formula="of:=IF([.C155]&gt;[.C154];[.D154]+1;1)" office:value-type="float" office:value="2" calcext:value-type="float">
            <text:p>2</text:p>
          </table:table-cell>
          <table:table-cell office:value-type="float" office:value="100.92" calcext:value-type="float">
            <text:p>100,92</text:p>
          </table:table-cell>
          <table:table-cell table:formula="of:=IF([.E155]&gt;[.E154];[.F154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9.7" calcext:value-type="float">
            <text:p>89,7</text:p>
          </table:table-cell>
          <table:table-cell table:formula="of:=IF([.A156]&gt;[.A155];[.B155]+1;1)" office:value-type="float" office:value="4" calcext:value-type="float">
            <text:p>4</text:p>
          </table:table-cell>
          <table:table-cell office:value-type="float" office:value="133.21" calcext:value-type="float">
            <text:p>133,21</text:p>
          </table:table-cell>
          <table:table-cell table:formula="of:=IF([.C156]&gt;[.C155];[.D155]+1;1)" office:value-type="float" office:value="1" calcext:value-type="float">
            <text:p>1</text:p>
          </table:table-cell>
          <table:table-cell office:value-type="float" office:value="102.29" calcext:value-type="float">
            <text:p>102,29</text:p>
          </table:table-cell>
          <table:table-cell table:formula="of:=IF([.E156]&gt;[.E155];[.F155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0.26" calcext:value-type="float">
            <text:p>90,26</text:p>
          </table:table-cell>
          <table:table-cell table:formula="of:=IF([.A157]&gt;[.A156];[.B156]+1;1)" office:value-type="float" office:value="5" calcext:value-type="float">
            <text:p>5</text:p>
          </table:table-cell>
          <table:table-cell office:value-type="float" office:value="131.81" calcext:value-type="float">
            <text:p>131,81</text:p>
          </table:table-cell>
          <table:table-cell table:formula="of:=IF([.C157]&gt;[.C156];[.D156]+1;1)" office:value-type="float" office:value="1" calcext:value-type="float">
            <text:p>1</text:p>
          </table:table-cell>
          <table:table-cell office:value-type="float" office:value="100.76" calcext:value-type="float">
            <text:p>100,76</text:p>
          </table:table-cell>
          <table:table-cell table:formula="of:=IF([.E157]&gt;[.E156];[.F15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.27" calcext:value-type="float">
            <text:p>88,27</text:p>
          </table:table-cell>
          <table:table-cell table:formula="of:=IF([.A158]&gt;[.A157];[.B157]+1;1)"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formula="of:=IF([.C158]&gt;[.C157];[.D157]+1;1)" office:value-type="float" office:value="1" calcext:value-type="float">
            <text:p>1</text:p>
          </table:table-cell>
          <table:table-cell office:value-type="float" office:value="102.48" calcext:value-type="float">
            <text:p>102,48</text:p>
          </table:table-cell>
          <table:table-cell table:formula="of:=IF([.E158]&gt;[.E157];[.F15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73" calcext:value-type="float">
            <text:p>88,73</text:p>
          </table:table-cell>
          <table:table-cell table:formula="of:=IF([.A159]&gt;[.A158];[.B158]+1;1)" office:value-type="float" office:value="2" calcext:value-type="float">
            <text:p>2</text:p>
          </table:table-cell>
          <table:table-cell office:value-type="float" office:value="130.27" calcext:value-type="float">
            <text:p>130,27</text:p>
          </table:table-cell>
          <table:table-cell table:formula="of:=IF([.C159]&gt;[.C158];[.D158]+1;1)" office:value-type="float" office:value="1" calcext:value-type="float">
            <text:p>1</text:p>
          </table:table-cell>
          <table:table-cell office:value-type="float" office:value="102.72" calcext:value-type="float">
            <text:p>102,72</text:p>
          </table:table-cell>
          <table:table-cell table:formula="of:=IF([.E159]&gt;[.E158];[.F15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7.13" calcext:value-type="float">
            <text:p>87,13</text:p>
          </table:table-cell>
          <table:table-cell table:formula="of:=IF([.A160]&gt;[.A159];[.B159]+1;1)" office:value-type="float" office:value="1" calcext:value-type="float">
            <text:p>1</text:p>
          </table:table-cell>
          <table:table-cell office:value-type="float" office:value="128.56" calcext:value-type="float">
            <text:p>128,56</text:p>
          </table:table-cell>
          <table:table-cell table:formula="of:=IF([.C160]&gt;[.C159];[.D159]+1;1)" office:value-type="float" office:value="1" calcext:value-type="float">
            <text:p>1</text:p>
          </table:table-cell>
          <table:table-cell office:value-type="float" office:value="104.6" calcext:value-type="float">
            <text:p>104,6</text:p>
          </table:table-cell>
          <table:table-cell table:formula="of:=IF([.E160]&gt;[.E159];[.F15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5.68" calcext:value-type="float">
            <text:p>85,68</text:p>
          </table:table-cell>
          <table:table-cell table:formula="of:=IF([.A161]&gt;[.A160];[.B160]+1;1)" office:value-type="float" office:value="1" calcext:value-type="float">
            <text:p>1</text:p>
          </table:table-cell>
          <table:table-cell office:value-type="float" office:value="127.84" calcext:value-type="float">
            <text:p>127,84</text:p>
          </table:table-cell>
          <table:table-cell table:formula="of:=IF([.C161]&gt;[.C160];[.D160]+1;1)" office:value-type="float" office:value="1" calcext:value-type="float">
            <text:p>1</text:p>
          </table:table-cell>
          <table:table-cell office:value-type="float" office:value="106.69" calcext:value-type="float">
            <text:p>106,69</text:p>
          </table:table-cell>
          <table:table-cell table:formula="of:=IF([.E161]&gt;[.E160];[.F160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4.27" calcext:value-type="float">
            <text:p>84,27</text:p>
          </table:table-cell>
          <table:table-cell table:formula="of:=IF([.A162]&gt;[.A161];[.B161]+1;1)" office:value-type="float" office:value="1" calcext:value-type="float">
            <text:p>1</text:p>
          </table:table-cell>
          <table:table-cell office:value-type="float" office:value="127.42" calcext:value-type="float">
            <text:p>127,42</text:p>
          </table:table-cell>
          <table:table-cell table:formula="of:=IF([.C162]&gt;[.C161];[.D161]+1;1)" office:value-type="float" office:value="1" calcext:value-type="float">
            <text:p>1</text:p>
          </table:table-cell>
          <table:table-cell office:value-type="float" office:value="106.85" calcext:value-type="float">
            <text:p>106,85</text:p>
          </table:table-cell>
          <table:table-cell table:formula="of:=IF([.E162]&gt;[.E161];[.F161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2.68" calcext:value-type="float">
            <text:p>82,68</text:p>
          </table:table-cell>
          <table:table-cell table:formula="of:=IF([.A163]&gt;[.A162];[.B162]+1;1)" office:value-type="float" office:value="1" calcext:value-type="float">
            <text:p>1</text:p>
          </table:table-cell>
          <table:table-cell office:value-type="float" office:value="127.09" calcext:value-type="float">
            <text:p>127,09</text:p>
          </table:table-cell>
          <table:table-cell table:formula="of:=IF([.C163]&gt;[.C162];[.D162]+1;1)" office:value-type="float" office:value="1" calcext:value-type="float">
            <text:p>1</text:p>
          </table:table-cell>
          <table:table-cell office:value-type="float" office:value="107.25" calcext:value-type="float">
            <text:p>107,25</text:p>
          </table:table-cell>
          <table:table-cell table:formula="of:=IF([.E163]&gt;[.E162];[.F162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4.44" calcext:value-type="float">
            <text:p>84,44</text:p>
          </table:table-cell>
          <table:table-cell table:formula="of:=IF([.A164]&gt;[.A163];[.B163]+1;1)" office:value-type="float" office:value="2" calcext:value-type="float">
            <text:p>2</text:p>
          </table:table-cell>
          <table:table-cell office:value-type="float" office:value="126.43" calcext:value-type="float">
            <text:p>126,43</text:p>
          </table:table-cell>
          <table:table-cell table:formula="of:=IF([.C164]&gt;[.C163];[.D163]+1;1)" office:value-type="float" office:value="1" calcext:value-type="float">
            <text:p>1</text:p>
          </table:table-cell>
          <table:table-cell office:value-type="float" office:value="108.44" calcext:value-type="float">
            <text:p>108,44</text:p>
          </table:table-cell>
          <table:table-cell table:formula="of:=IF([.E164]&gt;[.E163];[.F163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5.82" calcext:value-type="float">
            <text:p>85,82</text:p>
          </table:table-cell>
          <table:table-cell table:formula="of:=IF([.A165]&gt;[.A164];[.B164]+1;1)" office:value-type="float" office:value="3" calcext:value-type="float">
            <text:p>3</text:p>
          </table:table-cell>
          <table:table-cell office:value-type="float" office:value="126.31" calcext:value-type="float">
            <text:p>126,31</text:p>
          </table:table-cell>
          <table:table-cell table:formula="of:=IF([.C165]&gt;[.C164];[.D164]+1;1)" office:value-type="float" office:value="1" calcext:value-type="float">
            <text:p>1</text:p>
          </table:table-cell>
          <table:table-cell office:value-type="float" office:value="110.27" calcext:value-type="float">
            <text:p>110,27</text:p>
          </table:table-cell>
          <table:table-cell table:formula="of:=IF([.E165]&gt;[.E164];[.F164]+1;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4.73" calcext:value-type="float">
            <text:p>84,73</text:p>
          </table:table-cell>
          <table:table-cell table:formula="of:=IF([.A166]&gt;[.A165];[.B165]+1;1)" office:value-type="float" office:value="1" calcext:value-type="float">
            <text:p>1</text:p>
          </table:table-cell>
          <table:table-cell office:value-type="float" office:value="129.23" calcext:value-type="float">
            <text:p>129,23</text:p>
          </table:table-cell>
          <table:table-cell table:formula="of:=IF([.C166]&gt;[.C165];[.D165]+1;1)" office:value-type="float" office:value="2" calcext:value-type="float">
            <text:p>2</text:p>
          </table:table-cell>
          <table:table-cell office:value-type="float" office:value="110.94" calcext:value-type="float">
            <text:p>110,94</text:p>
          </table:table-cell>
          <table:table-cell table:formula="of:=IF([.E166]&gt;[.E165];[.F165]+1;1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6.08" calcext:value-type="float">
            <text:p>86,08</text:p>
          </table:table-cell>
          <table:table-cell table:formula="of:=IF([.A167]&gt;[.A166];[.B166]+1;1)" office:value-type="float" office:value="2" calcext:value-type="float">
            <text:p>2</text:p>
          </table:table-cell>
          <table:table-cell office:value-type="float" office:value="128.37" calcext:value-type="float">
            <text:p>128,37</text:p>
          </table:table-cell>
          <table:table-cell table:formula="of:=IF([.C167]&gt;[.C166];[.D166]+1;1)" office:value-type="float" office:value="1" calcext:value-type="float">
            <text:p>1</text:p>
          </table:table-cell>
          <table:table-cell office:value-type="float" office:value="109.26" calcext:value-type="float">
            <text:p>109,26</text:p>
          </table:table-cell>
          <table:table-cell table:formula="of:=IF([.E167]&gt;[.E166];[.F16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8" calcext:value-type="float">
            <text:p>87,8</text:p>
          </table:table-cell>
          <table:table-cell table:formula="of:=IF([.A168]&gt;[.A167];[.B167]+1;1)" office:value-type="float" office:value="3" calcext:value-type="float">
            <text:p>3</text:p>
          </table:table-cell>
          <table:table-cell office:value-type="float" office:value="128.21" calcext:value-type="float">
            <text:p>128,21</text:p>
          </table:table-cell>
          <table:table-cell table:formula="of:=IF([.C168]&gt;[.C167];[.D167]+1;1)" office:value-type="float" office:value="1" calcext:value-type="float">
            <text:p>1</text:p>
          </table:table-cell>
          <table:table-cell office:value-type="float" office:value="110.98" calcext:value-type="float">
            <text:p>110,98</text:p>
          </table:table-cell>
          <table:table-cell table:formula="of:=IF([.E168]&gt;[.E167];[.F16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31" calcext:value-type="float">
            <text:p>86,31</text:p>
          </table:table-cell>
          <table:table-cell table:formula="of:=IF([.A169]&gt;[.A168];[.B168]+1;1)" office:value-type="float" office:value="1" calcext:value-type="float">
            <text:p>1</text:p>
          </table:table-cell>
          <table:table-cell office:value-type="float" office:value="130.98" calcext:value-type="float">
            <text:p>130,98</text:p>
          </table:table-cell>
          <table:table-cell table:formula="of:=IF([.C169]&gt;[.C168];[.D168]+1;1)" office:value-type="float" office:value="2" calcext:value-type="float">
            <text:p>2</text:p>
          </table:table-cell>
          <table:table-cell office:value-type="float" office:value="111.8" calcext:value-type="float">
            <text:p>111,8</text:p>
          </table:table-cell>
          <table:table-cell table:formula="of:=IF([.E169]&gt;[.E168];[.F16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4.68" calcext:value-type="float">
            <text:p>84,68</text:p>
          </table:table-cell>
          <table:table-cell table:formula="of:=IF([.A170]&gt;[.A169];[.B169]+1;1)" office:value-type="float" office:value="1" calcext:value-type="float">
            <text:p>1</text:p>
          </table:table-cell>
          <table:table-cell office:value-type="float" office:value="130.07" calcext:value-type="float">
            <text:p>130,07</text:p>
          </table:table-cell>
          <table:table-cell table:formula="of:=IF([.C170]&gt;[.C169];[.D169]+1;1)" office:value-type="float" office:value="1" calcext:value-type="float">
            <text:p>1</text:p>
          </table:table-cell>
          <table:table-cell office:value-type="float" office:value="110.07" calcext:value-type="float">
            <text:p>110,07</text:p>
          </table:table-cell>
          <table:table-cell table:formula="of:=IF([.E170]&gt;[.E169];[.F16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77" calcext:value-type="float">
            <text:p>82,77</text:p>
          </table:table-cell>
          <table:table-cell table:formula="of:=IF([.A171]&gt;[.A170];[.B170]+1;1)" office:value-type="float" office:value="1" calcext:value-type="float">
            <text:p>1</text:p>
          </table:table-cell>
          <table:table-cell office:value-type="float" office:value="129.9" calcext:value-type="float">
            <text:p>129,9</text:p>
          </table:table-cell>
          <table:table-cell table:formula="of:=IF([.C171]&gt;[.C170];[.D170]+1;1)" office:value-type="float" office:value="1" calcext:value-type="float">
            <text:p>1</text:p>
          </table:table-cell>
          <table:table-cell office:value-type="float" office:value="110.79" calcext:value-type="float">
            <text:p>110,79</text:p>
          </table:table-cell>
          <table:table-cell table:formula="of:=IF([.E171]&gt;[.E170];[.F17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0.95" calcext:value-type="float">
            <text:p>80,95</text:p>
          </table:table-cell>
          <table:table-cell table:formula="of:=IF([.A172]&gt;[.A171];[.B171]+1;1)" office:value-type="float" office:value="1" calcext:value-type="float">
            <text:p>1</text:p>
          </table:table-cell>
          <table:table-cell office:value-type="float" office:value="129.86" calcext:value-type="float">
            <text:p>129,86</text:p>
          </table:table-cell>
          <table:table-cell table:formula="of:=IF([.C172]&gt;[.C171];[.D171]+1;1)" office:value-type="float" office:value="1" calcext:value-type="float">
            <text:p>1</text:p>
          </table:table-cell>
          <table:table-cell office:value-type="float" office:value="109.17" calcext:value-type="float">
            <text:p>109,17</text:p>
          </table:table-cell>
          <table:table-cell table:formula="of:=IF([.E172]&gt;[.E171];[.F17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.61" calcext:value-type="float">
            <text:p>81,61</text:p>
          </table:table-cell>
          <table:table-cell table:formula="of:=IF([.A173]&gt;[.A172];[.B172]+1;1)" office:value-type="float" office:value="2" calcext:value-type="float">
            <text:p>2</text:p>
          </table:table-cell>
          <table:table-cell office:value-type="float" office:value="128.05" calcext:value-type="float">
            <text:p>128,05</text:p>
          </table:table-cell>
          <table:table-cell table:formula="of:=IF([.C173]&gt;[.C172];[.D172]+1;1)" office:value-type="float" office:value="1" calcext:value-type="float">
            <text:p>1</text:p>
          </table:table-cell>
          <table:table-cell office:value-type="float" office:value="107.31" calcext:value-type="float">
            <text:p>107,31</text:p>
          </table:table-cell>
          <table:table-cell table:formula="of:=IF([.E173]&gt;[.E172];[.F17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19" calcext:value-type="float">
            <text:p>82,19</text:p>
          </table:table-cell>
          <table:table-cell table:formula="of:=IF([.A174]&gt;[.A173];[.B173]+1;1)" office:value-type="float" office:value="3" calcext:value-type="float">
            <text:p>3</text:p>
          </table:table-cell>
          <table:table-cell office:value-type="float" office:value="130.53" calcext:value-type="float">
            <text:p>130,53</text:p>
          </table:table-cell>
          <table:table-cell table:formula="of:=IF([.C174]&gt;[.C173];[.D173]+1;1)" office:value-type="float" office:value="2" calcext:value-type="float">
            <text:p>2</text:p>
          </table:table-cell>
          <table:table-cell office:value-type="float" office:value="107.72" calcext:value-type="float">
            <text:p>107,72</text:p>
          </table:table-cell>
          <table:table-cell table:formula="of:=IF([.E174]&gt;[.E173];[.F17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0.69" calcext:value-type="float">
            <text:p>80,69</text:p>
          </table:table-cell>
          <table:table-cell table:formula="of:=IF([.A175]&gt;[.A174];[.B174]+1;1)" office:value-type="float" office:value="1" calcext:value-type="float">
            <text:p>1</text:p>
          </table:table-cell>
          <table:table-cell office:value-type="float" office:value="130.22" calcext:value-type="float">
            <text:p>130,22</text:p>
          </table:table-cell>
          <table:table-cell table:formula="of:=IF([.C175]&gt;[.C174];[.D174]+1;1)" office:value-type="float" office:value="1" calcext:value-type="float">
            <text:p>1</text:p>
          </table:table-cell>
          <table:table-cell office:value-type="float" office:value="105.87" calcext:value-type="float">
            <text:p>105,87</text:p>
          </table:table-cell>
          <table:table-cell table:formula="of:=IF([.E175]&gt;[.E174];[.F17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.66" calcext:value-type="float">
            <text:p>81,66</text:p>
          </table:table-cell>
          <table:table-cell table:formula="of:=IF([.A176]&gt;[.A175];[.B175]+1;1)" office:value-type="float" office:value="2" calcext:value-type="float">
            <text:p>2</text:p>
          </table:table-cell>
          <table:table-cell office:value-type="float" office:value="129.61" calcext:value-type="float">
            <text:p>129,61</text:p>
          </table:table-cell>
          <table:table-cell table:formula="of:=IF([.C176]&gt;[.C175];[.D175]+1;1)" office:value-type="float" office:value="1" calcext:value-type="float">
            <text:p>1</text:p>
          </table:table-cell>
          <table:table-cell office:value-type="float" office:value="106.22" calcext:value-type="float">
            <text:p>106,22</text:p>
          </table:table-cell>
          <table:table-cell table:formula="of:=IF([.E176]&gt;[.E175];[.F17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0.06" calcext:value-type="float">
            <text:p>80,06</text:p>
          </table:table-cell>
          <table:table-cell table:formula="of:=IF([.A177]&gt;[.A176];[.B176]+1;1)" office:value-type="float" office:value="1" calcext:value-type="float">
            <text:p>1</text:p>
          </table:table-cell>
          <table:table-cell office:value-type="float" office:value="128.19" calcext:value-type="float">
            <text:p>128,19</text:p>
          </table:table-cell>
          <table:table-cell table:formula="of:=IF([.C177]&gt;[.C176];[.D176]+1;1)" office:value-type="float" office:value="1" calcext:value-type="float">
            <text:p>1</text:p>
          </table:table-cell>
          <table:table-cell office:value-type="float" office:value="107.4" calcext:value-type="float">
            <text:p>107,4</text:p>
          </table:table-cell>
          <table:table-cell table:formula="of:=IF([.E177]&gt;[.E176];[.F176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8.96" calcext:value-type="float">
            <text:p>78,96</text:p>
          </table:table-cell>
          <table:table-cell table:formula="of:=IF([.A178]&gt;[.A177];[.B177]+1;1)" office:value-type="float" office:value="1" calcext:value-type="float">
            <text:p>1</text:p>
          </table:table-cell>
          <table:table-cell office:value-type="float" office:value="127.64" calcext:value-type="float">
            <text:p>127,64</text:p>
          </table:table-cell>
          <table:table-cell table:formula="of:=IF([.C178]&gt;[.C177];[.D177]+1;1)" office:value-type="float" office:value="1" calcext:value-type="float">
            <text:p>1</text:p>
          </table:table-cell>
          <table:table-cell office:value-type="float" office:value="108.01" calcext:value-type="float">
            <text:p>108,01</text:p>
          </table:table-cell>
          <table:table-cell table:formula="of:=IF([.E178]&gt;[.E177];[.F177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0.52" calcext:value-type="float">
            <text:p>80,52</text:p>
          </table:table-cell>
          <table:table-cell table:formula="of:=IF([.A179]&gt;[.A178];[.B178]+1;1)" office:value-type="float" office:value="2" calcext:value-type="float">
            <text:p>2</text:p>
          </table:table-cell>
          <table:table-cell office:value-type="float" office:value="126.21" calcext:value-type="float">
            <text:p>126,21</text:p>
          </table:table-cell>
          <table:table-cell table:formula="of:=IF([.C179]&gt;[.C178];[.D178]+1;1)" office:value-type="float" office:value="1" calcext:value-type="float">
            <text:p>1</text:p>
          </table:table-cell>
          <table:table-cell office:value-type="float" office:value="106.27" calcext:value-type="float">
            <text:p>106,27</text:p>
          </table:table-cell>
          <table:table-cell table:formula="of:=IF([.E179]&gt;[.E178];[.F17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.67" calcext:value-type="float">
            <text:p>81,67</text:p>
          </table:table-cell>
          <table:table-cell table:formula="of:=IF([.A180]&gt;[.A179];[.B179]+1;1)" office:value-type="float" office:value="3" calcext:value-type="float">
            <text:p>3</text:p>
          </table:table-cell>
          <table:table-cell office:value-type="float" office:value="124.23" calcext:value-type="float">
            <text:p>124,23</text:p>
          </table:table-cell>
          <table:table-cell table:formula="of:=IF([.C180]&gt;[.C179];[.D179]+1;1)" office:value-type="float" office:value="1" calcext:value-type="float">
            <text:p>1</text:p>
          </table:table-cell>
          <table:table-cell office:value-type="float" office:value="108.33" calcext:value-type="float">
            <text:p>108,33</text:p>
          </table:table-cell>
          <table:table-cell table:formula="of:=IF([.E180]&gt;[.E179];[.F17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2.11" calcext:value-type="float">
            <text:p>82,11</text:p>
          </table:table-cell>
          <table:table-cell table:formula="of:=IF([.A181]&gt;[.A180];[.B180]+1;1)" office:value-type="float" office:value="4" calcext:value-type="float">
            <text:p>4</text:p>
          </table:table-cell>
          <table:table-cell office:value-type="float" office:value="123.24" calcext:value-type="float">
            <text:p>123,24</text:p>
          </table:table-cell>
          <table:table-cell table:formula="of:=IF([.C181]&gt;[.C180];[.D180]+1;1)" office:value-type="float" office:value="1" calcext:value-type="float">
            <text:p>1</text:p>
          </table:table-cell>
          <table:table-cell office:value-type="float" office:value="109.22" calcext:value-type="float">
            <text:p>109,22</text:p>
          </table:table-cell>
          <table:table-cell table:formula="of:=IF([.E181]&gt;[.E180];[.F18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3.32" calcext:value-type="float">
            <text:p>83,32</text:p>
          </table:table-cell>
          <table:table-cell table:formula="of:=IF([.A182]&gt;[.A181];[.B181]+1;1)" office:value-type="float" office:value="5" calcext:value-type="float">
            <text:p>5</text:p>
          </table:table-cell>
          <table:table-cell office:value-type="float" office:value="126.19" calcext:value-type="float">
            <text:p>126,19</text:p>
          </table:table-cell>
          <table:table-cell table:formula="of:=IF([.C182]&gt;[.C181];[.D181]+1;1)" office:value-type="float" office:value="2" calcext:value-type="float">
            <text:p>2</text:p>
          </table:table-cell>
          <table:table-cell office:value-type="float" office:value="107.37" calcext:value-type="float">
            <text:p>107,37</text:p>
          </table:table-cell>
          <table:table-cell table:formula="of:=IF([.E182]&gt;[.E181];[.F18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79" calcext:value-type="float">
            <text:p>84,79</text:p>
          </table:table-cell>
          <table:table-cell table:formula="of:=IF([.A183]&gt;[.A182];[.B182]+1;1)" office:value-type="float" office:value="6" calcext:value-type="float">
            <text:p>6</text:p>
          </table:table-cell>
          <table:table-cell office:value-type="float" office:value="129.05" calcext:value-type="float">
            <text:p>129,05</text:p>
          </table:table-cell>
          <table:table-cell table:formula="of:=IF([.C183]&gt;[.C182];[.D182]+1;1)" office:value-type="float" office:value="3" calcext:value-type="float">
            <text:p>3</text:p>
          </table:table-cell>
          <table:table-cell office:value-type="float" office:value="107.76" calcext:value-type="float">
            <text:p>107,76</text:p>
          </table:table-cell>
          <table:table-cell table:formula="of:=IF([.E183]&gt;[.E182];[.F18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.25" calcext:value-type="float">
            <text:p>83,25</text:p>
          </table:table-cell>
          <table:table-cell table:formula="of:=IF([.A184]&gt;[.A183];[.B183]+1;1)" office:value-type="float" office:value="1" calcext:value-type="float">
            <text:p>1</text:p>
          </table:table-cell>
          <table:table-cell office:value-type="float" office:value="128.65" calcext:value-type="float">
            <text:p>128,65</text:p>
          </table:table-cell>
          <table:table-cell table:formula="of:=IF([.C184]&gt;[.C183];[.D183]+1;1)" office:value-type="float" office:value="1" calcext:value-type="float">
            <text:p>1</text:p>
          </table:table-cell>
          <table:table-cell office:value-type="float" office:value="108.37" calcext:value-type="float">
            <text:p>108,37</text:p>
          </table:table-cell>
          <table:table-cell table:formula="of:=IF([.E184]&gt;[.E183];[.F183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1.32" calcext:value-type="float">
            <text:p>81,32</text:p>
          </table:table-cell>
          <table:table-cell table:formula="of:=IF([.A185]&gt;[.A184];[.B184]+1;1)" office:value-type="float" office:value="1" calcext:value-type="float">
            <text:p>1</text:p>
          </table:table-cell>
          <table:table-cell office:value-type="float" office:value="126.93" calcext:value-type="float">
            <text:p>126,93</text:p>
          </table:table-cell>
          <table:table-cell table:formula="of:=IF([.C185]&gt;[.C184];[.D184]+1;1)" office:value-type="float" office:value="1" calcext:value-type="float">
            <text:p>1</text:p>
          </table:table-cell>
          <table:table-cell office:value-type="float" office:value="109.22" calcext:value-type="float">
            <text:p>109,22</text:p>
          </table:table-cell>
          <table:table-cell table:formula="of:=IF([.E185]&gt;[.E184];[.F184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2.7" calcext:value-type="float">
            <text:p>82,7</text:p>
          </table:table-cell>
          <table:table-cell table:formula="of:=IF([.A186]&gt;[.A185];[.B185]+1;1)" office:value-type="float" office:value="2" calcext:value-type="float">
            <text:p>2</text:p>
          </table:table-cell>
          <table:table-cell office:value-type="float" office:value="129.41" calcext:value-type="float">
            <text:p>129,41</text:p>
          </table:table-cell>
          <table:table-cell table:formula="of:=IF([.C186]&gt;[.C185];[.D185]+1;1)" office:value-type="float" office:value="2" calcext:value-type="float">
            <text:p>2</text:p>
          </table:table-cell>
          <table:table-cell office:value-type="float" office:value="107.78" calcext:value-type="float">
            <text:p>107,78</text:p>
          </table:table-cell>
          <table:table-cell table:formula="of:=IF([.E186]&gt;[.E185];[.F18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81" calcext:value-type="float">
            <text:p>84,81</text:p>
          </table:table-cell>
          <table:table-cell table:formula="of:=IF([.A187]&gt;[.A186];[.B186]+1;1)" office:value-type="float" office:value="3" calcext:value-type="float">
            <text:p>3</text:p>
          </table:table-cell>
          <table:table-cell office:value-type="float" office:value="129.25" calcext:value-type="float">
            <text:p>129,25</text:p>
          </table:table-cell>
          <table:table-cell table:formula="of:=IF([.C187]&gt;[.C186];[.D186]+1;1)" office:value-type="float" office:value="1" calcext:value-type="float">
            <text:p>1</text:p>
          </table:table-cell>
          <table:table-cell office:value-type="float" office:value="109.71" calcext:value-type="float">
            <text:p>109,71</text:p>
          </table:table-cell>
          <table:table-cell table:formula="of:=IF([.E187]&gt;[.E186];[.F18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6" calcext:value-type="float">
            <text:p>86,6</text:p>
          </table:table-cell>
          <table:table-cell table:formula="of:=IF([.A188]&gt;[.A187];[.B187]+1;1)" office:value-type="float" office:value="4" calcext:value-type="float">
            <text:p>4</text:p>
          </table:table-cell>
          <table:table-cell office:value-type="float" office:value="129.17" calcext:value-type="float">
            <text:p>129,17</text:p>
          </table:table-cell>
          <table:table-cell table:formula="of:=IF([.C188]&gt;[.C187];[.D187]+1;1)" office:value-type="float" office:value="1" calcext:value-type="float">
            <text:p>1</text:p>
          </table:table-cell>
          <table:table-cell office:value-type="float" office:value="107.74" calcext:value-type="float">
            <text:p>107,74</text:p>
          </table:table-cell>
          <table:table-cell table:formula="of:=IF([.E188]&gt;[.E187];[.F18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71" calcext:value-type="float">
            <text:p>87,71</text:p>
          </table:table-cell>
          <table:table-cell table:formula="of:=IF([.A189]&gt;[.A188];[.B188]+1;1)" office:value-type="float" office:value="5" calcext:value-type="float">
            <text:p>5</text:p>
          </table:table-cell>
          <table:table-cell office:value-type="float" office:value="127.81" calcext:value-type="float">
            <text:p>127,81</text:p>
          </table:table-cell>
          <table:table-cell table:formula="of:=IF([.C189]&gt;[.C188];[.D188]+1;1)" office:value-type="float" office:value="1" calcext:value-type="float">
            <text:p>1</text:p>
          </table:table-cell>
          <table:table-cell office:value-type="float" office:value="109.77" calcext:value-type="float">
            <text:p>109,77</text:p>
          </table:table-cell>
          <table:table-cell table:formula="of:=IF([.E189]&gt;[.E188];[.F188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58" calcext:value-type="float">
            <text:p>86,58</text:p>
          </table:table-cell>
          <table:table-cell table:formula="of:=IF([.A190]&gt;[.A189];[.B189]+1;1)" office:value-type="float" office:value="1" calcext:value-type="float">
            <text:p>1</text:p>
          </table:table-cell>
          <table:table-cell office:value-type="float" office:value="130.62" calcext:value-type="float">
            <text:p>130,62</text:p>
          </table:table-cell>
          <table:table-cell table:formula="of:=IF([.C190]&gt;[.C189];[.D189]+1;1)" office:value-type="float" office:value="2" calcext:value-type="float">
            <text:p>2</text:p>
          </table:table-cell>
          <table:table-cell office:value-type="float" office:value="111.27" calcext:value-type="float">
            <text:p>111,27</text:p>
          </table:table-cell>
          <table:table-cell table:formula="of:=IF([.E190]&gt;[.E189];[.F189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23" calcext:value-type="float">
            <text:p>85,23</text:p>
          </table:table-cell>
          <table:table-cell table:formula="of:=IF([.A191]&gt;[.A190];[.B190]+1;1)" office:value-type="float" office:value="1" calcext:value-type="float">
            <text:p>1</text:p>
          </table:table-cell>
          <table:table-cell office:value-type="float" office:value="129.24" calcext:value-type="float">
            <text:p>129,24</text:p>
          </table:table-cell>
          <table:table-cell table:formula="of:=IF([.C191]&gt;[.C190];[.D190]+1;1)" office:value-type="float" office:value="1" calcext:value-type="float">
            <text:p>1</text:p>
          </table:table-cell>
          <table:table-cell office:value-type="float" office:value="109.41" calcext:value-type="float">
            <text:p>109,41</text:p>
          </table:table-cell>
          <table:table-cell table:formula="of:=IF([.E191]&gt;[.E190];[.F19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45" calcext:value-type="float">
            <text:p>87,45</text:p>
          </table:table-cell>
          <table:table-cell table:formula="of:=IF([.A192]&gt;[.A191];[.B191]+1;1)" office:value-type="float" office:value="2" calcext:value-type="float">
            <text:p>2</text:p>
          </table:table-cell>
          <table:table-cell office:value-type="float" office:value="128.72" calcext:value-type="float">
            <text:p>128,72</text:p>
          </table:table-cell>
          <table:table-cell table:formula="of:=IF([.C192]&gt;[.C191];[.D191]+1;1)" office:value-type="float" office:value="1" calcext:value-type="float">
            <text:p>1</text:p>
          </table:table-cell>
          <table:table-cell office:value-type="float" office:value="109.72" calcext:value-type="float">
            <text:p>109,72</text:p>
          </table:table-cell>
          <table:table-cell table:formula="of:=IF([.E192]&gt;[.E191];[.F19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12" calcext:value-type="float">
            <text:p>86,12</text:p>
          </table:table-cell>
          <table:table-cell table:formula="of:=IF([.A193]&gt;[.A192];[.B192]+1;1)" office:value-type="float" office:value="1" calcext:value-type="float">
            <text:p>1</text:p>
          </table:table-cell>
          <table:table-cell office:value-type="float" office:value="128.01" calcext:value-type="float">
            <text:p>128,01</text:p>
          </table:table-cell>
          <table:table-cell table:formula="of:=IF([.C193]&gt;[.C192];[.D192]+1;1)" office:value-type="float" office:value="1" calcext:value-type="float">
            <text:p>1</text:p>
          </table:table-cell>
          <table:table-cell office:value-type="float" office:value="108.19" calcext:value-type="float">
            <text:p>108,19</text:p>
          </table:table-cell>
          <table:table-cell table:formula="of:=IF([.E193]&gt;[.E192];[.F19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45" calcext:value-type="float">
            <text:p>87,45</text:p>
          </table:table-cell>
          <table:table-cell table:formula="of:=IF([.A194]&gt;[.A193];[.B193]+1;1)" office:value-type="float" office:value="2" calcext:value-type="float">
            <text:p>2</text:p>
          </table:table-cell>
          <table:table-cell office:value-type="float" office:value="127.99" calcext:value-type="float">
            <text:p>127,99</text:p>
          </table:table-cell>
          <table:table-cell table:formula="of:=IF([.C194]&gt;[.C193];[.D193]+1;1)" office:value-type="float" office:value="1" calcext:value-type="float">
            <text:p>1</text:p>
          </table:table-cell>
          <table:table-cell office:value-type="float" office:value="109.68" calcext:value-type="float">
            <text:p>109,68</text:p>
          </table:table-cell>
          <table:table-cell table:formula="of:=IF([.E194]&gt;[.E193];[.F19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9.49" calcext:value-type="float">
            <text:p>89,49</text:p>
          </table:table-cell>
          <table:table-cell table:formula="of:=IF([.A195]&gt;[.A194];[.B194]+1;1)" office:value-type="float" office:value="3" calcext:value-type="float">
            <text:p>3</text:p>
          </table:table-cell>
          <table:table-cell office:value-type="float" office:value="126.59" calcext:value-type="float">
            <text:p>126,59</text:p>
          </table:table-cell>
          <table:table-cell table:formula="of:=IF([.C195]&gt;[.C194];[.D194]+1;1)" office:value-type="float" office:value="1" calcext:value-type="float">
            <text:p>1</text:p>
          </table:table-cell>
          <table:table-cell office:value-type="float" office:value="110.39" calcext:value-type="float">
            <text:p>110,39</text:p>
          </table:table-cell>
          <table:table-cell table:formula="of:=IF([.E195]&gt;[.E194];[.F19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7.85" calcext:value-type="float">
            <text:p>87,85</text:p>
          </table:table-cell>
          <table:table-cell table:formula="of:=IF([.A196]&gt;[.A195];[.B195]+1;1)" office:value-type="float" office:value="1" calcext:value-type="float">
            <text:p>1</text:p>
          </table:table-cell>
          <table:table-cell office:value-type="float" office:value="125.24" calcext:value-type="float">
            <text:p>125,24</text:p>
          </table:table-cell>
          <table:table-cell table:formula="of:=IF([.C196]&gt;[.C195];[.D195]+1;1)" office:value-type="float" office:value="1" calcext:value-type="float">
            <text:p>1</text:p>
          </table:table-cell>
          <table:table-cell office:value-type="float" office:value="111.28" calcext:value-type="float">
            <text:p>111,28</text:p>
          </table:table-cell>
          <table:table-cell table:formula="of:=IF([.E196]&gt;[.E195];[.F195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9.46" calcext:value-type="float">
            <text:p>89,46</text:p>
          </table:table-cell>
          <table:table-cell table:formula="of:=IF([.A197]&gt;[.A196];[.B196]+1;1)" office:value-type="float" office:value="2" calcext:value-type="float">
            <text:p>2</text:p>
          </table:table-cell>
          <table:table-cell office:value-type="float" office:value="123.39" calcext:value-type="float">
            <text:p>123,39</text:p>
          </table:table-cell>
          <table:table-cell table:formula="of:=IF([.C197]&gt;[.C196];[.D196]+1;1)" office:value-type="float" office:value="1" calcext:value-type="float">
            <text:p>1</text:p>
          </table:table-cell>
          <table:table-cell office:value-type="float" office:value="112.56" calcext:value-type="float">
            <text:p>112,56</text:p>
          </table:table-cell>
          <table:table-cell table:formula="of:=IF([.E197]&gt;[.E196];[.F196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.6" calcext:value-type="float">
            <text:p>87,6</text:p>
          </table:table-cell>
          <table:table-cell table:formula="of:=IF([.A198]&gt;[.A197];[.B197]+1;1)" office:value-type="float" office:value="1" calcext:value-type="float">
            <text:p>1</text:p>
          </table:table-cell>
          <table:table-cell office:value-type="float" office:value="122.61" calcext:value-type="float">
            <text:p>122,61</text:p>
          </table:table-cell>
          <table:table-cell table:formula="of:=IF([.C198]&gt;[.C197];[.D197]+1;1)" office:value-type="float" office:value="1" calcext:value-type="float">
            <text:p>1</text:p>
          </table:table-cell>
          <table:table-cell office:value-type="float" office:value="113.15" calcext:value-type="float">
            <text:p>113,15</text:p>
          </table:table-cell>
          <table:table-cell table:formula="of:=IF([.E198]&gt;[.E197];[.F197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7.87" calcext:value-type="float">
            <text:p>87,87</text:p>
          </table:table-cell>
          <table:table-cell table:formula="of:=IF([.A199]&gt;[.A198];[.B198]+1;1)" office:value-type="float" office:value="2" calcext:value-type="float">
            <text:p>2</text:p>
          </table:table-cell>
          <table:table-cell office:value-type="float" office:value="122.54" calcext:value-type="float">
            <text:p>122,54</text:p>
          </table:table-cell>
          <table:table-cell table:formula="of:=IF([.C199]&gt;[.C198];[.D198]+1;1)" office:value-type="float" office:value="1" calcext:value-type="float">
            <text:p>1</text:p>
          </table:table-cell>
          <table:table-cell office:value-type="float" office:value="114.21" calcext:value-type="float">
            <text:p>114,21</text:p>
          </table:table-cell>
          <table:table-cell table:formula="of:=IF([.E199]&gt;[.E198];[.F198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8.46" calcext:value-type="float">
            <text:p>88,46</text:p>
          </table:table-cell>
          <table:table-cell table:formula="of:=IF([.A200]&gt;[.A199];[.B199]+1;1)" office:value-type="float" office:value="3" calcext:value-type="float">
            <text:p>3</text:p>
          </table:table-cell>
          <table:table-cell office:value-type="float" office:value="121.81" calcext:value-type="float">
            <text:p>121,81</text:p>
          </table:table-cell>
          <table:table-cell table:formula="of:=IF([.C200]&gt;[.C199];[.D199]+1;1)" office:value-type="float" office:value="1" calcext:value-type="float">
            <text:p>1</text:p>
          </table:table-cell>
          <table:table-cell office:value-type="float" office:value="114.89" calcext:value-type="float">
            <text:p>114,89</text:p>
          </table:table-cell>
          <table:table-cell table:formula="of:=IF([.E200]&gt;[.E199];[.F199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0.4" calcext:value-type="float">
            <text:p>90,4</text:p>
          </table:table-cell>
          <table:table-cell table:formula="of:=IF([.A201]&gt;[.A200];[.B200]+1;1)" office:value-type="float" office:value="4" calcext:value-type="float">
            <text:p>4</text:p>
          </table:table-cell>
          <table:table-cell office:value-type="float" office:value="124.57" calcext:value-type="float">
            <text:p>124,57</text:p>
          </table:table-cell>
          <table:table-cell table:formula="of:=IF([.C201]&gt;[.C200];[.D200]+1;1)" office:value-type="float" office:value="2" calcext:value-type="float">
            <text:p>2</text:p>
          </table:table-cell>
          <table:table-cell office:value-type="float" office:value="114.91" calcext:value-type="float">
            <text:p>114,91</text:p>
          </table:table-cell>
          <table:table-cell table:formula="of:=IF([.E201]&gt;[.E200];[.F200]+1;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88.55" calcext:value-type="float">
            <text:p>88,55</text:p>
          </table:table-cell>
          <table:table-cell table:formula="of:=IF([.A202]&gt;[.A201];[.B201]+1;1)" office:value-type="float" office:value="1" calcext:value-type="float">
            <text:p>1</text:p>
          </table:table-cell>
          <table:table-cell office:value-type="float" office:value="123.78" calcext:value-type="float">
            <text:p>123,78</text:p>
          </table:table-cell>
          <table:table-cell table:formula="of:=IF([.C202]&gt;[.C201];[.D201]+1;1)" office:value-type="float" office:value="1" calcext:value-type="float">
            <text:p>1</text:p>
          </table:table-cell>
          <table:table-cell office:value-type="float" office:value="112.97" calcext:value-type="float">
            <text:p>112,97</text:p>
          </table:table-cell>
          <table:table-cell table:formula="of:=IF([.E202]&gt;[.E201];[.F20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63" calcext:value-type="float">
            <text:p>86,63</text:p>
          </table:table-cell>
          <table:table-cell table:formula="of:=IF([.A203]&gt;[.A202];[.B202]+1;1)" office:value-type="float" office:value="1" calcext:value-type="float">
            <text:p>1</text:p>
          </table:table-cell>
          <table:table-cell office:value-type="float" office:value="126.62" calcext:value-type="float">
            <text:p>126,62</text:p>
          </table:table-cell>
          <table:table-cell table:formula="of:=IF([.C203]&gt;[.C202];[.D202]+1;1)" office:value-type="float" office:value="2" calcext:value-type="float">
            <text:p>2</text:p>
          </table:table-cell>
          <table:table-cell office:value-type="float" office:value="111.12" calcext:value-type="float">
            <text:p>111,12</text:p>
          </table:table-cell>
          <table:table-cell table:formula="of:=IF([.E203]&gt;[.E202];[.F20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.98" calcext:value-type="float">
            <text:p>88,98</text:p>
          </table:table-cell>
          <table:table-cell table:formula="of:=IF([.A204]&gt;[.A203];[.B203]+1;1)" office:value-type="float" office:value="2" calcext:value-type="float">
            <text:p>2</text:p>
          </table:table-cell>
          <table:table-cell office:value-type="float" office:value="125.63" calcext:value-type="float">
            <text:p>125,63</text:p>
          </table:table-cell>
          <table:table-cell table:formula="of:=IF([.C204]&gt;[.C203];[.D203]+1;1)" office:value-type="float" office:value="1" calcext:value-type="float">
            <text:p>1</text:p>
          </table:table-cell>
          <table:table-cell office:value-type="float" office:value="111.44" calcext:value-type="float">
            <text:p>111,44</text:p>
          </table:table-cell>
          <table:table-cell table:formula="of:=IF([.E204]&gt;[.E203];[.F20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0.85" calcext:value-type="float">
            <text:p>90,85</text:p>
          </table:table-cell>
          <table:table-cell table:formula="of:=IF([.A205]&gt;[.A204];[.B204]+1;1)" office:value-type="float" office:value="3" calcext:value-type="float">
            <text:p>3</text:p>
          </table:table-cell>
          <table:table-cell office:value-type="float" office:value="124.55" calcext:value-type="float">
            <text:p>124,55</text:p>
          </table:table-cell>
          <table:table-cell table:formula="of:=IF([.C205]&gt;[.C204];[.D204]+1;1)" office:value-type="float" office:value="1" calcext:value-type="float">
            <text:p>1</text:p>
          </table:table-cell>
          <table:table-cell office:value-type="float" office:value="113.24" calcext:value-type="float">
            <text:p>113,24</text:p>
          </table:table-cell>
          <table:table-cell table:formula="of:=IF([.E205]&gt;[.E204];[.F20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9.19" calcext:value-type="float">
            <text:p>89,19</text:p>
          </table:table-cell>
          <table:table-cell table:formula="of:=IF([.A206]&gt;[.A205];[.B205]+1;1)" office:value-type="float" office:value="1" calcext:value-type="float">
            <text:p>1</text:p>
          </table:table-cell>
          <table:table-cell office:value-type="float" office:value="123.8" calcext:value-type="float">
            <text:p>123,8</text:p>
          </table:table-cell>
          <table:table-cell table:formula="of:=IF([.C206]&gt;[.C205];[.D205]+1;1)" office:value-type="float" office:value="1" calcext:value-type="float">
            <text:p>1</text:p>
          </table:table-cell>
          <table:table-cell office:value-type="float" office:value="111.26" calcext:value-type="float">
            <text:p>111,26</text:p>
          </table:table-cell>
          <table:table-cell table:formula="of:=IF([.E206]&gt;[.E205];[.F20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15" calcext:value-type="float">
            <text:p>91,15</text:p>
          </table:table-cell>
          <table:table-cell table:formula="of:=IF([.A207]&gt;[.A206];[.B206]+1;1)" office:value-type="float" office:value="2" calcext:value-type="float">
            <text:p>2</text:p>
          </table:table-cell>
          <table:table-cell office:value-type="float" office:value="123.76" calcext:value-type="float">
            <text:p>123,76</text:p>
          </table:table-cell>
          <table:table-cell table:formula="of:=IF([.C207]&gt;[.C206];[.D206]+1;1)" office:value-type="float" office:value="1" calcext:value-type="float">
            <text:p>1</text:p>
          </table:table-cell>
          <table:table-cell office:value-type="float" office:value="109.56" calcext:value-type="float">
            <text:p>109,56</text:p>
          </table:table-cell>
          <table:table-cell table:formula="of:=IF([.E207]&gt;[.E206];[.F20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.49" calcext:value-type="float">
            <text:p>93,49</text:p>
          </table:table-cell>
          <table:table-cell table:formula="of:=IF([.A208]&gt;[.A207];[.B207]+1;1)" office:value-type="float" office:value="3" calcext:value-type="float">
            <text:p>3</text:p>
          </table:table-cell>
          <table:table-cell office:value-type="float" office:value="122.59" calcext:value-type="float">
            <text:p>122,59</text:p>
          </table:table-cell>
          <table:table-cell table:formula="of:=IF([.C208]&gt;[.C207];[.D207]+1;1)" office:value-type="float" office:value="1" calcext:value-type="float">
            <text:p>1</text:p>
          </table:table-cell>
          <table:table-cell office:value-type="float" office:value="109.82" calcext:value-type="float">
            <text:p>109,82</text:p>
          </table:table-cell>
          <table:table-cell table:formula="of:=IF([.E208]&gt;[.E207];[.F20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.45" calcext:value-type="float">
            <text:p>92,45</text:p>
          </table:table-cell>
          <table:table-cell table:formula="of:=IF([.A209]&gt;[.A208];[.B208]+1;1)" office:value-type="float" office:value="1" calcext:value-type="float">
            <text:p>1</text:p>
          </table:table-cell>
          <table:table-cell office:value-type="float" office:value="121.07" calcext:value-type="float">
            <text:p>121,07</text:p>
          </table:table-cell>
          <table:table-cell table:formula="of:=IF([.C209]&gt;[.C208];[.D208]+1;1)" office:value-type="float" office:value="1" calcext:value-type="float">
            <text:p>1</text:p>
          </table:table-cell>
          <table:table-cell office:value-type="float" office:value="111.61" calcext:value-type="float">
            <text:p>111,61</text:p>
          </table:table-cell>
          <table:table-cell table:formula="of:=IF([.E209]&gt;[.E208];[.F20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0.51" calcext:value-type="float">
            <text:p>90,51</text:p>
          </table:table-cell>
          <table:table-cell table:formula="of:=IF([.A210]&gt;[.A209];[.B209]+1;1)" office:value-type="float" office:value="1" calcext:value-type="float">
            <text:p>1</text:p>
          </table:table-cell>
          <table:table-cell office:value-type="float" office:value="119.15" calcext:value-type="float">
            <text:p>119,15</text:p>
          </table:table-cell>
          <table:table-cell table:formula="of:=IF([.C210]&gt;[.C209];[.D209]+1;1)" office:value-type="float" office:value="1" calcext:value-type="float">
            <text:p>1</text:p>
          </table:table-cell>
          <table:table-cell office:value-type="float" office:value="110.11" calcext:value-type="float">
            <text:p>110,11</text:p>
          </table:table-cell>
          <table:table-cell table:formula="of:=IF([.E210]&gt;[.E209];[.F20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65" calcext:value-type="float">
            <text:p>91,65</text:p>
          </table:table-cell>
          <table:table-cell table:formula="of:=IF([.A211]&gt;[.A210];[.B210]+1;1)" office:value-type="float" office:value="2" calcext:value-type="float">
            <text:p>2</text:p>
          </table:table-cell>
          <table:table-cell office:value-type="float" office:value="122.04" calcext:value-type="float">
            <text:p>122,04</text:p>
          </table:table-cell>
          <table:table-cell table:formula="of:=IF([.C211]&gt;[.C210];[.D210]+1;1)" office:value-type="float" office:value="2" calcext:value-type="float">
            <text:p>2</text:p>
          </table:table-cell>
          <table:table-cell office:value-type="float" office:value="111.72" calcext:value-type="float">
            <text:p>111,72</text:p>
          </table:table-cell>
          <table:table-cell table:formula="of:=IF([.E211]&gt;[.E210];[.F21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.92" calcext:value-type="float">
            <text:p>92,92</text:p>
          </table:table-cell>
          <table:table-cell table:formula="of:=IF([.A212]&gt;[.A211];[.B211]+1;1)" office:value-type="float" office:value="3" calcext:value-type="float">
            <text:p>3</text:p>
          </table:table-cell>
          <table:table-cell office:value-type="float" office:value="120.35" calcext:value-type="float">
            <text:p>120,35</text:p>
          </table:table-cell>
          <table:table-cell table:formula="of:=IF([.C212]&gt;[.C211];[.D211]+1;1)" office:value-type="float" office:value="1" calcext:value-type="float">
            <text:p>1</text:p>
          </table:table-cell>
          <table:table-cell office:value-type="float" office:value="111.85" calcext:value-type="float">
            <text:p>111,85</text:p>
          </table:table-cell>
          <table:table-cell table:formula="of:=IF([.E212]&gt;[.E211];[.F21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1.21" calcext:value-type="float">
            <text:p>91,21</text:p>
          </table:table-cell>
          <table:table-cell table:formula="of:=IF([.A213]&gt;[.A212];[.B212]+1;1)" office:value-type="float" office:value="1" calcext:value-type="float">
            <text:p>1</text:p>
          </table:table-cell>
          <table:table-cell office:value-type="float" office:value="119.39" calcext:value-type="float">
            <text:p>119,39</text:p>
          </table:table-cell>
          <table:table-cell table:formula="of:=IF([.C213]&gt;[.C212];[.D212]+1;1)" office:value-type="float" office:value="1" calcext:value-type="float">
            <text:p>1</text:p>
          </table:table-cell>
          <table:table-cell office:value-type="float" office:value="113.24" calcext:value-type="float">
            <text:p>113,24</text:p>
          </table:table-cell>
          <table:table-cell table:formula="of:=IF([.E213]&gt;[.E212];[.F212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3.43" calcext:value-type="float">
            <text:p>93,43</text:p>
          </table:table-cell>
          <table:table-cell table:formula="of:=IF([.A214]&gt;[.A213];[.B213]+1;1)" office:value-type="float" office:value="2" calcext:value-type="float">
            <text:p>2</text:p>
          </table:table-cell>
          <table:table-cell office:value-type="float" office:value="118.26" calcext:value-type="float">
            <text:p>118,26</text:p>
          </table:table-cell>
          <table:table-cell table:formula="of:=IF([.C214]&gt;[.C213];[.D213]+1;1)" office:value-type="float" office:value="1" calcext:value-type="float">
            <text:p>1</text:p>
          </table:table-cell>
          <table:table-cell office:value-type="float" office:value="114.79" calcext:value-type="float">
            <text:p>114,79</text:p>
          </table:table-cell>
          <table:table-cell table:formula="of:=IF([.E214]&gt;[.E213];[.F213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1.8" calcext:value-type="float">
            <text:p>91,8</text:p>
          </table:table-cell>
          <table:table-cell table:formula="of:=IF([.A215]&gt;[.A214];[.B214]+1;1)" office:value-type="float" office:value="1" calcext:value-type="float">
            <text:p>1</text:p>
          </table:table-cell>
          <table:table-cell office:value-type="float" office:value="117.65" calcext:value-type="float">
            <text:p>117,65</text:p>
          </table:table-cell>
          <table:table-cell table:formula="of:=IF([.C215]&gt;[.C214];[.D214]+1;1)" office:value-type="float" office:value="1" calcext:value-type="float">
            <text:p>1</text:p>
          </table:table-cell>
          <table:table-cell office:value-type="float" office:value="113.2" calcext:value-type="float">
            <text:p>113,2</text:p>
          </table:table-cell>
          <table:table-cell table:formula="of:=IF([.E215]&gt;[.E214];[.F21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8" calcext:value-type="float">
            <text:p>91,8</text:p>
          </table:table-cell>
          <table:table-cell table:formula="of:=IF([.A216]&gt;[.A215];[.B215]+1;1)" office:value-type="float" office:value="1" calcext:value-type="float">
            <text:p>1</text:p>
          </table:table-cell>
          <table:table-cell office:value-type="float" office:value="116.7" calcext:value-type="float">
            <text:p>116,7</text:p>
          </table:table-cell>
          <table:table-cell table:formula="of:=IF([.C216]&gt;[.C215];[.D215]+1;1)" office:value-type="float" office:value="1" calcext:value-type="float">
            <text:p>1</text:p>
          </table:table-cell>
          <table:table-cell office:value-type="float" office:value="113.27" calcext:value-type="float">
            <text:p>113,27</text:p>
          </table:table-cell>
          <table:table-cell table:formula="of:=IF([.E216]&gt;[.E215];[.F21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[.A217]&gt;[.A216];[.B216]+1;1)" office:value-type="float" office:value="2" calcext:value-type="float">
            <text:p>2</text:p>
          </table:table-cell>
          <table:table-cell office:value-type="float" office:value="119.54" calcext:value-type="float">
            <text:p>119,54</text:p>
          </table:table-cell>
          <table:table-cell table:formula="of:=IF([.C217]&gt;[.C216];[.D216]+1;1)" office:value-type="float" office:value="2" calcext:value-type="float">
            <text:p>2</text:p>
          </table:table-cell>
          <table:table-cell office:value-type="float" office:value="111.75" calcext:value-type="float">
            <text:p>111,75</text:p>
          </table:table-cell>
          <table:table-cell table:formula="of:=IF([.E217]&gt;[.E216];[.F21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2.36" calcext:value-type="float">
            <text:p>92,36</text:p>
          </table:table-cell>
          <table:table-cell table:formula="of:=IF([.A218]&gt;[.A217];[.B217]+1;1)" office:value-type="float" office:value="3" calcext:value-type="float">
            <text:p>3</text:p>
          </table:table-cell>
          <table:table-cell office:value-type="float" office:value="117.82" calcext:value-type="float">
            <text:p>117,82</text:p>
          </table:table-cell>
          <table:table-cell table:formula="of:=IF([.C218]&gt;[.C217];[.D217]+1;1)" office:value-type="float" office:value="1" calcext:value-type="float">
            <text:p>1</text:p>
          </table:table-cell>
          <table:table-cell office:value-type="float" office:value="112.97" calcext:value-type="float">
            <text:p>112,97</text:p>
          </table:table-cell>
          <table:table-cell table:formula="of:=IF([.E218]&gt;[.E217];[.F21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.9" calcext:value-type="float">
            <text:p>92,9</text:p>
          </table:table-cell>
          <table:table-cell table:formula="of:=IF([.A219]&gt;[.A218];[.B218]+1;1)" office:value-type="float" office:value="4" calcext:value-type="float">
            <text:p>4</text:p>
          </table:table-cell>
          <table:table-cell office:value-type="float" office:value="116.68" calcext:value-type="float">
            <text:p>116,68</text:p>
          </table:table-cell>
          <table:table-cell table:formula="of:=IF([.C219]&gt;[.C218];[.D218]+1;1)" office:value-type="float" office:value="1" calcext:value-type="float">
            <text:p>1</text:p>
          </table:table-cell>
          <table:table-cell office:value-type="float" office:value="114.74" calcext:value-type="float">
            <text:p>114,74</text:p>
          </table:table-cell>
          <table:table-cell table:formula="of:=IF([.E219]&gt;[.E218];[.F21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3.1" calcext:value-type="float">
            <text:p>93,1</text:p>
          </table:table-cell>
          <table:table-cell table:formula="of:=IF([.A220]&gt;[.A219];[.B219]+1;1)" office:value-type="float" office:value="5" calcext:value-type="float">
            <text:p>5</text:p>
          </table:table-cell>
          <table:table-cell office:value-type="float" office:value="116.12" calcext:value-type="float">
            <text:p>116,12</text:p>
          </table:table-cell>
          <table:table-cell table:formula="of:=IF([.C220]&gt;[.C219];[.D219]+1;1)" office:value-type="float" office:value="1" calcext:value-type="float">
            <text:p>1</text:p>
          </table:table-cell>
          <table:table-cell office:value-type="float" office:value="115.57" calcext:value-type="float">
            <text:p>115,57</text:p>
          </table:table-cell>
          <table:table-cell table:formula="of:=IF([.E220]&gt;[.E219];[.F21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1.21" calcext:value-type="float">
            <text:p>91,21</text:p>
          </table:table-cell>
          <table:table-cell table:formula="of:=IF([.A221]&gt;[.A220];[.B220]+1;1)" office:value-type="float" office:value="1" calcext:value-type="float">
            <text:p>1</text:p>
          </table:table-cell>
          <table:table-cell office:value-type="float" office:value="114.56" calcext:value-type="float">
            <text:p>114,56</text:p>
          </table:table-cell>
          <table:table-cell table:formula="of:=IF([.C221]&gt;[.C220];[.D220]+1;1)" office:value-type="float" office:value="1" calcext:value-type="float">
            <text:p>1</text:p>
          </table:table-cell>
          <table:table-cell office:value-type="float" office:value="116.87" calcext:value-type="float">
            <text:p>116,87</text:p>
          </table:table-cell>
          <table:table-cell table:formula="of:=IF([.E221]&gt;[.E220];[.F220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1.54" calcext:value-type="float">
            <text:p>91,54</text:p>
          </table:table-cell>
          <table:table-cell table:formula="of:=IF([.A222]&gt;[.A221];[.B221]+1;1)" office:value-type="float" office:value="2" calcext:value-type="float">
            <text:p>2</text:p>
          </table:table-cell>
          <table:table-cell office:value-type="float" office:value="114.52" calcext:value-type="float">
            <text:p>114,52</text:p>
          </table:table-cell>
          <table:table-cell table:formula="of:=IF([.C222]&gt;[.C221];[.D221]+1;1)" office:value-type="float" office:value="1" calcext:value-type="float">
            <text:p>1</text:p>
          </table:table-cell>
          <table:table-cell office:value-type="float" office:value="114.98" calcext:value-type="float">
            <text:p>114,98</text:p>
          </table:table-cell>
          <table:table-cell table:formula="of:=IF([.E222]&gt;[.E221];[.F22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0.34" calcext:value-type="float">
            <text:p>90,34</text:p>
          </table:table-cell>
          <table:table-cell table:formula="of:=IF([.A223]&gt;[.A222];[.B222]+1;1)" office:value-type="float" office:value="1" calcext:value-type="float">
            <text:p>1</text:p>
          </table:table-cell>
          <table:table-cell office:value-type="float" office:value="117.21" calcext:value-type="float">
            <text:p>117,21</text:p>
          </table:table-cell>
          <table:table-cell table:formula="of:=IF([.C223]&gt;[.C222];[.D222]+1;1)" office:value-type="float" office:value="2" calcext:value-type="float">
            <text:p>2</text:p>
          </table:table-cell>
          <table:table-cell office:value-type="float" office:value="115.04" calcext:value-type="float">
            <text:p>115,04</text:p>
          </table:table-cell>
          <table:table-cell table:formula="of:=IF([.E223]&gt;[.E222];[.F22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2.62" calcext:value-type="float">
            <text:p>92,62</text:p>
          </table:table-cell>
          <table:table-cell table:formula="of:=IF([.A224]&gt;[.A223];[.B223]+1;1)" office:value-type="float" office:value="2" calcext:value-type="float">
            <text:p>2</text:p>
          </table:table-cell>
          <table:table-cell office:value-type="float" office:value="115.46" calcext:value-type="float">
            <text:p>115,46</text:p>
          </table:table-cell>
          <table:table-cell table:formula="of:=IF([.C224]&gt;[.C223];[.D223]+1;1)" office:value-type="float" office:value="1" calcext:value-type="float">
            <text:p>1</text:p>
          </table:table-cell>
          <table:table-cell office:value-type="float" office:value="113.31" calcext:value-type="float">
            <text:p>113,31</text:p>
          </table:table-cell>
          <table:table-cell table:formula="of:=IF([.E224]&gt;[.E223];[.F22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21" calcext:value-type="float">
            <text:p>91,21</text:p>
          </table:table-cell>
          <table:table-cell table:formula="of:=IF([.A225]&gt;[.A224];[.B224]+1;1)" office:value-type="float" office:value="1" calcext:value-type="float">
            <text:p>1</text:p>
          </table:table-cell>
          <table:table-cell office:value-type="float" office:value="118.16" calcext:value-type="float">
            <text:p>118,16</text:p>
          </table:table-cell>
          <table:table-cell table:formula="of:=IF([.C225]&gt;[.C224];[.D224]+1;1)" office:value-type="float" office:value="2" calcext:value-type="float">
            <text:p>2</text:p>
          </table:table-cell>
          <table:table-cell office:value-type="float" office:value="114.96" calcext:value-type="float">
            <text:p>114,96</text:p>
          </table:table-cell>
          <table:table-cell table:formula="of:=IF([.E225]&gt;[.E224];[.F22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9.52" calcext:value-type="float">
            <text:p>89,52</text:p>
          </table:table-cell>
          <table:table-cell table:formula="of:=IF([.A226]&gt;[.A225];[.B225]+1;1)" office:value-type="float" office:value="1" calcext:value-type="float">
            <text:p>1</text:p>
          </table:table-cell>
          <table:table-cell office:value-type="float" office:value="120.88" calcext:value-type="float">
            <text:p>120,88</text:p>
          </table:table-cell>
          <table:table-cell table:formula="of:=IF([.C226]&gt;[.C225];[.D225]+1;1)" office:value-type="float" office:value="3" calcext:value-type="float">
            <text:p>3</text:p>
          </table:table-cell>
          <table:table-cell office:value-type="float" office:value="116.8" calcext:value-type="float">
            <text:p>116,8</text:p>
          </table:table-cell>
          <table:table-cell table:formula="of:=IF([.E226]&gt;[.E225];[.F22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0.34" calcext:value-type="float">
            <text:p>90,34</text:p>
          </table:table-cell>
          <table:table-cell table:formula="of:=IF([.A227]&gt;[.A226];[.B226]+1;1)" office:value-type="float" office:value="2" calcext:value-type="float">
            <text:p>2</text:p>
          </table:table-cell>
          <table:table-cell office:value-type="float" office:value="119.2" calcext:value-type="float">
            <text:p>119,2</text:p>
          </table:table-cell>
          <table:table-cell table:formula="of:=IF([.C227]&gt;[.C226];[.D226]+1;1)" office:value-type="float" office:value="1" calcext:value-type="float">
            <text:p>1</text:p>
          </table:table-cell>
          <table:table-cell office:value-type="float" office:value="115.36" calcext:value-type="float">
            <text:p>115,36</text:p>
          </table:table-cell>
          <table:table-cell table:formula="of:=IF([.E227]&gt;[.E226];[.F22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91" calcext:value-type="float">
            <text:p>91,91</text:p>
          </table:table-cell>
          <table:table-cell table:formula="of:=IF([.A228]&gt;[.A227];[.B227]+1;1)" office:value-type="float" office:value="3" calcext:value-type="float">
            <text:p>3</text:p>
          </table:table-cell>
          <table:table-cell office:value-type="float" office:value="121.71" calcext:value-type="float">
            <text:p>121,71</text:p>
          </table:table-cell>
          <table:table-cell table:formula="of:=IF([.C228]&gt;[.C227];[.D227]+1;1)" office:value-type="float" office:value="2" calcext:value-type="float">
            <text:p>2</text:p>
          </table:table-cell>
          <table:table-cell office:value-type="float" office:value="116.53" calcext:value-type="float">
            <text:p>116,53</text:p>
          </table:table-cell>
          <table:table-cell table:formula="of:=IF([.E228]&gt;[.E227];[.F22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0.8" calcext:value-type="float">
            <text:p>90,8</text:p>
          </table:table-cell>
          <table:table-cell table:formula="of:=IF([.A229]&gt;[.A228];[.B228]+1;1)"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formula="of:=IF([.C229]&gt;[.C228];[.D228]+1;1)" office:value-type="float" office:value="1" calcext:value-type="float">
            <text:p>1</text:p>
          </table:table-cell>
          <table:table-cell office:value-type="float" office:value="117.96" calcext:value-type="float">
            <text:p>117,96</text:p>
          </table:table-cell>
          <table:table-cell table:formula="of:=IF([.E229]&gt;[.E228];[.F22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8.98" calcext:value-type="float">
            <text:p>88,98</text:p>
          </table:table-cell>
          <table:table-cell table:formula="of:=IF([.A230]&gt;[.A229];[.B229]+1;1)" office:value-type="float" office:value="1" calcext:value-type="float">
            <text:p>1</text:p>
          </table:table-cell>
          <table:table-cell office:value-type="float" office:value="119.69" calcext:value-type="float">
            <text:p>119,69</text:p>
          </table:table-cell>
          <table:table-cell table:formula="of:=IF([.C230]&gt;[.C229];[.D229]+1;1)" office:value-type="float" office:value="1" calcext:value-type="float">
            <text:p>1</text:p>
          </table:table-cell>
          <table:table-cell office:value-type="float" office:value="118.03" calcext:value-type="float">
            <text:p>118,03</text:p>
          </table:table-cell>
          <table:table-cell table:formula="of:=IF([.E230]&gt;[.E229];[.F22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9.86" calcext:value-type="float">
            <text:p>89,86</text:p>
          </table:table-cell>
          <table:table-cell table:formula="of:=IF([.A231]&gt;[.A230];[.B230]+1;1)" office:value-type="float" office:value="2" calcext:value-type="float">
            <text:p>2</text:p>
          </table:table-cell>
          <table:table-cell office:value-type="float" office:value="117.74" calcext:value-type="float">
            <text:p>117,74</text:p>
          </table:table-cell>
          <table:table-cell table:formula="of:=IF([.C231]&gt;[.C230];[.D230]+1;1)" office:value-type="float" office:value="1" calcext:value-type="float">
            <text:p>1</text:p>
          </table:table-cell>
          <table:table-cell office:value-type="float" office:value="119.61" calcext:value-type="float">
            <text:p>119,61</text:p>
          </table:table-cell>
          <table:table-cell table:formula="of:=IF([.E231]&gt;[.E230];[.F230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8.45" calcext:value-type="float">
            <text:p>88,45</text:p>
          </table:table-cell>
          <table:table-cell table:formula="of:=IF([.A232]&gt;[.A231];[.B231]+1;1)" office:value-type="float" office:value="1" calcext:value-type="float">
            <text:p>1</text:p>
          </table:table-cell>
          <table:table-cell office:value-type="float" office:value="115.81" calcext:value-type="float">
            <text:p>115,81</text:p>
          </table:table-cell>
          <table:table-cell table:formula="of:=IF([.C232]&gt;[.C231];[.D231]+1;1)" office:value-type="float" office:value="1" calcext:value-type="float">
            <text:p>1</text:p>
          </table:table-cell>
          <table:table-cell office:value-type="float" office:value="120.03" calcext:value-type="float">
            <text:p>120,03</text:p>
          </table:table-cell>
          <table:table-cell table:formula="of:=IF([.E232]&gt;[.E231];[.F231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6.77" calcext:value-type="float">
            <text:p>86,77</text:p>
          </table:table-cell>
          <table:table-cell table:formula="of:=IF([.A233]&gt;[.A232];[.B232]+1;1)" office:value-type="float" office:value="1" calcext:value-type="float">
            <text:p>1</text:p>
          </table:table-cell>
          <table:table-cell office:value-type="float" office:value="115.06" calcext:value-type="float">
            <text:p>115,06</text:p>
          </table:table-cell>
          <table:table-cell table:formula="of:=IF([.C233]&gt;[.C232];[.D232]+1;1)" office:value-type="float" office:value="1" calcext:value-type="float">
            <text:p>1</text:p>
          </table:table-cell>
          <table:table-cell office:value-type="float" office:value="121.42" calcext:value-type="float">
            <text:p>121,42</text:p>
          </table:table-cell>
          <table:table-cell table:formula="of:=IF([.E233]&gt;[.E232];[.F232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5.63" calcext:value-type="float">
            <text:p>85,63</text:p>
          </table:table-cell>
          <table:table-cell table:formula="of:=IF([.A234]&gt;[.A233];[.B233]+1;1)" office:value-type="float" office:value="1" calcext:value-type="float">
            <text:p>1</text:p>
          </table:table-cell>
          <table:table-cell office:value-type="float" office:value="117.64" calcext:value-type="float">
            <text:p>117,64</text:p>
          </table:table-cell>
          <table:table-cell table:formula="of:=IF([.C234]&gt;[.C233];[.D233]+1;1)" office:value-type="float" office:value="2" calcext:value-type="float">
            <text:p>2</text:p>
          </table:table-cell>
          <table:table-cell office:value-type="float" office:value="119.78" calcext:value-type="float">
            <text:p>119,78</text:p>
          </table:table-cell>
          <table:table-cell table:formula="of:=IF([.E234]&gt;[.E233];[.F23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73" calcext:value-type="float">
            <text:p>87,73</text:p>
          </table:table-cell>
          <table:table-cell table:formula="of:=IF([.A235]&gt;[.A234];[.B234]+1;1)" office:value-type="float" office:value="2" calcext:value-type="float">
            <text:p>2</text:p>
          </table:table-cell>
          <table:table-cell office:value-type="float" office:value="116.28" calcext:value-type="float">
            <text:p>116,28</text:p>
          </table:table-cell>
          <table:table-cell table:formula="of:=IF([.C235]&gt;[.C234];[.D234]+1;1)" office:value-type="float" office:value="1" calcext:value-type="float">
            <text:p>1</text:p>
          </table:table-cell>
          <table:table-cell office:value-type="float" office:value="117.8" calcext:value-type="float">
            <text:p>117,8</text:p>
          </table:table-cell>
          <table:table-cell table:formula="of:=IF([.E235]&gt;[.E234];[.F23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17" calcext:value-type="float">
            <text:p>89,17</text:p>
          </table:table-cell>
          <table:table-cell table:formula="of:=IF([.A236]&gt;[.A235];[.B235]+1;1)" office:value-type="float" office:value="3" calcext:value-type="float">
            <text:p>3</text:p>
          </table:table-cell>
          <table:table-cell office:value-type="float" office:value="116.04" calcext:value-type="float">
            <text:p>116,04</text:p>
          </table:table-cell>
          <table:table-cell table:formula="of:=IF([.C236]&gt;[.C235];[.D235]+1;1)" office:value-type="float" office:value="1" calcext:value-type="float">
            <text:p>1</text:p>
          </table:table-cell>
          <table:table-cell office:value-type="float" office:value="118.56" calcext:value-type="float">
            <text:p>118,56</text:p>
          </table:table-cell>
          <table:table-cell table:formula="of:=IF([.E236]&gt;[.E235];[.F23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01" calcext:value-type="float">
            <text:p>88,01</text:p>
          </table:table-cell>
          <table:table-cell table:formula="of:=IF([.A237]&gt;[.A236];[.B236]+1;1)" office:value-type="float" office:value="1" calcext:value-type="float">
            <text:p>1</text:p>
          </table:table-cell>
          <table:table-cell office:value-type="float" office:value="115.24" calcext:value-type="float">
            <text:p>115,24</text:p>
          </table:table-cell>
          <table:table-cell table:formula="of:=IF([.C237]&gt;[.C236];[.D236]+1;1)" office:value-type="float" office:value="1" calcext:value-type="float">
            <text:p>1</text:p>
          </table:table-cell>
          <table:table-cell office:value-type="float" office:value="119.36" calcext:value-type="float">
            <text:p>119,36</text:p>
          </table:table-cell>
          <table:table-cell table:formula="of:=IF([.E237]&gt;[.E236];[.F236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8.31" calcext:value-type="float">
            <text:p>88,31</text:p>
          </table:table-cell>
          <table:table-cell table:formula="of:=IF([.A238]&gt;[.A237];[.B237]+1;1)" office:value-type="float" office:value="2" calcext:value-type="float">
            <text:p>2</text:p>
          </table:table-cell>
          <table:table-cell office:value-type="float" office:value="114.55" calcext:value-type="float">
            <text:p>114,55</text:p>
          </table:table-cell>
          <table:table-cell table:formula="of:=IF([.C238]&gt;[.C237];[.D237]+1;1)" office:value-type="float" office:value="1" calcext:value-type="float">
            <text:p>1</text:p>
          </table:table-cell>
          <table:table-cell office:value-type="float" office:value="121.42" calcext:value-type="float">
            <text:p>121,42</text:p>
          </table:table-cell>
          <table:table-cell table:formula="of:=IF([.E238]&gt;[.E237];[.F237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.56" calcext:value-type="float">
            <text:p>86,56</text:p>
          </table:table-cell>
          <table:table-cell table:formula="of:=IF([.A239]&gt;[.A238];[.B238]+1;1)" office:value-type="float" office:value="1" calcext:value-type="float">
            <text:p>1</text:p>
          </table:table-cell>
          <table:table-cell office:value-type="float" office:value="114.27" calcext:value-type="float">
            <text:p>114,27</text:p>
          </table:table-cell>
          <table:table-cell table:formula="of:=IF([.C239]&gt;[.C238];[.D238]+1;1)" office:value-type="float" office:value="1" calcext:value-type="float">
            <text:p>1</text:p>
          </table:table-cell>
          <table:table-cell office:value-type="float" office:value="122.84" calcext:value-type="float">
            <text:p>122,84</text:p>
          </table:table-cell>
          <table:table-cell table:formula="of:=IF([.E239]&gt;[.E238];[.F238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7.67" calcext:value-type="float">
            <text:p>87,67</text:p>
          </table:table-cell>
          <table:table-cell table:formula="of:=IF([.A240]&gt;[.A239];[.B239]+1;1)" office:value-type="float" office:value="2" calcext:value-type="float">
            <text:p>2</text:p>
          </table:table-cell>
          <table:table-cell office:value-type="float" office:value="113.44" calcext:value-type="float">
            <text:p>113,44</text:p>
          </table:table-cell>
          <table:table-cell table:formula="of:=IF([.C240]&gt;[.C239];[.D239]+1;1)" office:value-type="float" office:value="1" calcext:value-type="float">
            <text:p>1</text:p>
          </table:table-cell>
          <table:table-cell office:value-type="float" office:value="123.27" calcext:value-type="float">
            <text:p>123,27</text:p>
          </table:table-cell>
          <table:table-cell table:formula="of:=IF([.E240]&gt;[.E239];[.F239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8.52" calcext:value-type="float">
            <text:p>88,52</text:p>
          </table:table-cell>
          <table:table-cell table:formula="of:=IF([.A241]&gt;[.A240];[.B240]+1;1)" office:value-type="float" office:value="3" calcext:value-type="float">
            <text:p>3</text:p>
          </table:table-cell>
          <table:table-cell office:value-type="float" office:value="112.32" calcext:value-type="float">
            <text:p>112,32</text:p>
          </table:table-cell>
          <table:table-cell table:formula="of:=IF([.C241]&gt;[.C240];[.D240]+1;1)" office:value-type="float" office:value="1" calcext:value-type="float">
            <text:p>1</text:p>
          </table:table-cell>
          <table:table-cell office:value-type="float" office:value="124.11" calcext:value-type="float">
            <text:p>124,11</text:p>
          </table:table-cell>
          <table:table-cell table:formula="of:=IF([.E241]&gt;[.E240];[.F240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7.25" calcext:value-type="float">
            <text:p>87,25</text:p>
          </table:table-cell>
          <table:table-cell table:formula="of:=IF([.A242]&gt;[.A241];[.B241]+1;1)" office:value-type="float" office:value="1" calcext:value-type="float">
            <text:p>1</text:p>
          </table:table-cell>
          <table:table-cell office:value-type="float" office:value="111.2" calcext:value-type="float">
            <text:p>111,2</text:p>
          </table:table-cell>
          <table:table-cell table:formula="of:=IF([.C242]&gt;[.C241];[.D241]+1;1)" office:value-type="float" office:value="1" calcext:value-type="float">
            <text:p>1</text:p>
          </table:table-cell>
          <table:table-cell office:value-type="float" office:value="122.69" calcext:value-type="float">
            <text:p>122,69</text:p>
          </table:table-cell>
          <table:table-cell table:formula="of:=IF([.E242]&gt;[.E241];[.F24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42" calcext:value-type="float">
            <text:p>85,42</text:p>
          </table:table-cell>
          <table:table-cell table:formula="of:=IF([.A243]&gt;[.A242];[.B242]+1;1)" office:value-type="float" office:value="1" calcext:value-type="float">
            <text:p>1</text:p>
          </table:table-cell>
          <table:table-cell office:value-type="float" office:value="113.85" calcext:value-type="float">
            <text:p>113,85</text:p>
          </table:table-cell>
          <table:table-cell table:formula="of:=IF([.C243]&gt;[.C242];[.D242]+1;1)" office:value-type="float" office:value="2" calcext:value-type="float">
            <text:p>2</text:p>
          </table:table-cell>
          <table:table-cell office:value-type="float" office:value="123.41" calcext:value-type="float">
            <text:p>123,41</text:p>
          </table:table-cell>
          <table:table-cell table:formula="of:=IF([.E243]&gt;[.E242];[.F24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62" calcext:value-type="float">
            <text:p>86,62</text:p>
          </table:table-cell>
          <table:table-cell table:formula="of:=IF([.A244]&gt;[.A243];[.B243]+1;1)" office:value-type="float" office:value="2" calcext:value-type="float">
            <text:p>2</text:p>
          </table:table-cell>
          <table:table-cell office:value-type="float" office:value="112.4" calcext:value-type="float">
            <text:p>112,4</text:p>
          </table:table-cell>
          <table:table-cell table:formula="of:=IF([.C244]&gt;[.C243];[.D243]+1;1)" office:value-type="float" office:value="1" calcext:value-type="float">
            <text:p>1</text:p>
          </table:table-cell>
          <table:table-cell office:value-type="float" office:value="124.95" calcext:value-type="float">
            <text:p>124,95</text:p>
          </table:table-cell>
          <table:table-cell table:formula="of:=IF([.E244]&gt;[.E243];[.F243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8.88" calcext:value-type="float">
            <text:p>88,88</text:p>
          </table:table-cell>
          <table:table-cell table:formula="of:=IF([.A245]&gt;[.A244];[.B244]+1;1)" office:value-type="float" office:value="3" calcext:value-type="float">
            <text:p>3</text:p>
          </table:table-cell>
          <table:table-cell office:value-type="float" office:value="110.75" calcext:value-type="float">
            <text:p>110,75</text:p>
          </table:table-cell>
          <table:table-cell table:formula="of:=IF([.C245]&gt;[.C244];[.D244]+1;1)" office:value-type="float" office:value="1" calcext:value-type="float">
            <text:p>1</text:p>
          </table:table-cell>
          <table:table-cell office:value-type="float" office:value="123.43" calcext:value-type="float">
            <text:p>123,43</text:p>
          </table:table-cell>
          <table:table-cell table:formula="of:=IF([.E245]&gt;[.E244];[.F24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29" calcext:value-type="float">
            <text:p>91,29</text:p>
          </table:table-cell>
          <table:table-cell table:formula="of:=IF([.A246]&gt;[.A245];[.B245]+1;1)" office:value-type="float" office:value="4" calcext:value-type="float">
            <text:p>4</text:p>
          </table:table-cell>
          <table:table-cell office:value-type="float" office:value="113.66" calcext:value-type="float">
            <text:p>113,66</text:p>
          </table:table-cell>
          <table:table-cell table:formula="of:=IF([.C246]&gt;[.C245];[.D245]+1;1)" office:value-type="float" office:value="2" calcext:value-type="float">
            <text:p>2</text:p>
          </table:table-cell>
          <table:table-cell office:value-type="float" office:value="124.69" calcext:value-type="float">
            <text:p>124,69</text:p>
          </table:table-cell>
          <table:table-cell table:formula="of:=IF([.E246]&gt;[.E245];[.F24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3.1" calcext:value-type="float">
            <text:p>93,1</text:p>
          </table:table-cell>
          <table:table-cell table:formula="of:=IF([.A247]&gt;[.A246];[.B246]+1;1)" office:value-type="float" office:value="5" calcext:value-type="float">
            <text:p>5</text:p>
          </table:table-cell>
          <table:table-cell office:value-type="float" office:value="116.29" calcext:value-type="float">
            <text:p>116,29</text:p>
          </table:table-cell>
          <table:table-cell table:formula="of:=IF([.C247]&gt;[.C246];[.D246]+1;1)" office:value-type="float" office:value="3" calcext:value-type="float">
            <text:p>3</text:p>
          </table:table-cell>
          <table:table-cell office:value-type="float" office:value="126.35" calcext:value-type="float">
            <text:p>126,35</text:p>
          </table:table-cell>
          <table:table-cell table:formula="of:=IF([.E247]&gt;[.E246];[.F246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3.12" calcext:value-type="float">
            <text:p>93,12</text:p>
          </table:table-cell>
          <table:table-cell table:formula="of:=IF([.A248]&gt;[.A247];[.B247]+1;1)" office:value-type="float" office:value="6" calcext:value-type="float">
            <text:p>6</text:p>
          </table:table-cell>
          <table:table-cell office:value-type="float" office:value="115.9" calcext:value-type="float">
            <text:p>115,9</text:p>
          </table:table-cell>
          <table:table-cell table:formula="of:=IF([.C248]&gt;[.C247];[.D247]+1;1)" office:value-type="float" office:value="1" calcext:value-type="float">
            <text:p>1</text:p>
          </table:table-cell>
          <table:table-cell office:value-type="float" office:value="128.3" calcext:value-type="float">
            <text:p>128,3</text:p>
          </table:table-cell>
          <table:table-cell table:formula="of:=IF([.E248]&gt;[.E247];[.F247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1.63" calcext:value-type="float">
            <text:p>91,63</text:p>
          </table:table-cell>
          <table:table-cell table:formula="of:=IF([.A249]&gt;[.A248];[.B248]+1;1)" office:value-type="float" office:value="1" calcext:value-type="float">
            <text:p>1</text:p>
          </table:table-cell>
          <table:table-cell office:value-type="float" office:value="115.81" calcext:value-type="float">
            <text:p>115,81</text:p>
          </table:table-cell>
          <table:table-cell table:formula="of:=IF([.C249]&gt;[.C248];[.D248]+1;1)" office:value-type="float" office:value="1" calcext:value-type="float">
            <text:p>1</text:p>
          </table:table-cell>
          <table:table-cell office:value-type="float" office:value="130.11" calcext:value-type="float">
            <text:p>130,11</text:p>
          </table:table-cell>
          <table:table-cell table:formula="of:=IF([.E249]&gt;[.E248];[.F248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2.81" calcext:value-type="float">
            <text:p>92,81</text:p>
          </table:table-cell>
          <table:table-cell table:formula="of:=IF([.A250]&gt;[.A249];[.B249]+1;1)" office:value-type="float" office:value="2" calcext:value-type="float">
            <text:p>2</text:p>
          </table:table-cell>
          <table:table-cell office:value-type="float" office:value="118.4" calcext:value-type="float">
            <text:p>118,4</text:p>
          </table:table-cell>
          <table:table-cell table:formula="of:=IF([.C250]&gt;[.C249];[.D249]+1;1)" office:value-type="float" office:value="2" calcext:value-type="float">
            <text:p>2</text:p>
          </table:table-cell>
          <table:table-cell office:value-type="float" office:value="131.28" calcext:value-type="float">
            <text:p>131,28</text:p>
          </table:table-cell>
          <table:table-cell table:formula="of:=IF([.E250]&gt;[.E249];[.F249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91.5" calcext:value-type="float">
            <text:p>91,5</text:p>
          </table:table-cell>
          <table:table-cell table:formula="of:=IF([.A251]&gt;[.A250];[.B250]+1;1)" office:value-type="float" office:value="1" calcext:value-type="float">
            <text:p>1</text:p>
          </table:table-cell>
          <table:table-cell office:value-type="float" office:value="117.81" calcext:value-type="float">
            <text:p>117,81</text:p>
          </table:table-cell>
          <table:table-cell table:formula="of:=IF([.C251]&gt;[.C250];[.D250]+1;1)" office:value-type="float" office:value="1" calcext:value-type="float">
            <text:p>1</text:p>
          </table:table-cell>
          <table:table-cell office:value-type="float" office:value="129.41" calcext:value-type="float">
            <text:p>129,41</text:p>
          </table:table-cell>
          <table:table-cell table:formula="of:=IF([.E251]&gt;[.E250];[.F25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95" calcext:value-type="float">
            <text:p>89,95</text:p>
          </table:table-cell>
          <table:table-cell table:formula="of:=IF([.A252]&gt;[.A251];[.B251]+1;1)" office:value-type="float" office:value="1" calcext:value-type="float">
            <text:p>1</text:p>
          </table:table-cell>
          <table:table-cell office:value-type="float" office:value="116.4" calcext:value-type="float">
            <text:p>116,4</text:p>
          </table:table-cell>
          <table:table-cell table:formula="of:=IF([.C252]&gt;[.C251];[.D251]+1;1)" office:value-type="float" office:value="1" calcext:value-type="float">
            <text:p>1</text:p>
          </table:table-cell>
          <table:table-cell office:value-type="float" office:value="130.46" calcext:value-type="float">
            <text:p>130,46</text:p>
          </table:table-cell>
          <table:table-cell table:formula="of:=IF([.E252]&gt;[.E251];[.F25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12" calcext:value-type="float">
            <text:p>88,12</text:p>
          </table:table-cell>
          <table:table-cell table:formula="of:=IF([.A253]&gt;[.A252];[.B252]+1;1)" office:value-type="float" office:value="1" calcext:value-type="float">
            <text:p>1</text:p>
          </table:table-cell>
          <table:table-cell office:value-type="float" office:value="115.83" calcext:value-type="float">
            <text:p>115,83</text:p>
          </table:table-cell>
          <table:table-cell table:formula="of:=IF([.C253]&gt;[.C252];[.D252]+1;1)" office:value-type="float" office:value="1" calcext:value-type="float">
            <text:p>1</text:p>
          </table:table-cell>
          <table:table-cell office:value-type="float" office:value="128.5" calcext:value-type="float">
            <text:p>128,5</text:p>
          </table:table-cell>
          <table:table-cell table:formula="of:=IF([.E253]&gt;[.E252];[.F25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9" calcext:value-type="float">
            <text:p>89,9</text:p>
          </table:table-cell>
          <table:table-cell table:formula="of:=IF([.A254]&gt;[.A253];[.B253]+1;1)" office:value-type="float" office:value="2" calcext:value-type="float">
            <text:p>2</text:p>
          </table:table-cell>
          <table:table-cell office:value-type="float" office:value="115.44" calcext:value-type="float">
            <text:p>115,44</text:p>
          </table:table-cell>
          <table:table-cell table:formula="of:=IF([.C254]&gt;[.C253];[.D253]+1;1)" office:value-type="float" office:value="1" calcext:value-type="float">
            <text:p>1</text:p>
          </table:table-cell>
          <table:table-cell office:value-type="float" office:value="130.22" calcext:value-type="float">
            <text:p>130,22</text:p>
          </table:table-cell>
          <table:table-cell table:formula="of:=IF([.E254]&gt;[.E253];[.F25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53" calcext:value-type="float">
            <text:p>88,53</text:p>
          </table:table-cell>
          <table:table-cell table:formula="of:=IF([.A255]&gt;[.A254];[.B254]+1;1)" office:value-type="float" office:value="1" calcext:value-type="float">
            <text:p>1</text:p>
          </table:table-cell>
          <table:table-cell office:value-type="float" office:value="114.28" calcext:value-type="float">
            <text:p>114,28</text:p>
          </table:table-cell>
          <table:table-cell table:formula="of:=IF([.C255]&gt;[.C254];[.D254]+1;1)" office:value-type="float" office:value="1" calcext:value-type="float">
            <text:p>1</text:p>
          </table:table-cell>
          <table:table-cell office:value-type="float" office:value="128.71" calcext:value-type="float">
            <text:p>128,71</text:p>
          </table:table-cell>
          <table:table-cell table:formula="of:=IF([.E255]&gt;[.E254];[.F25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84" calcext:value-type="float">
            <text:p>89,84</text:p>
          </table:table-cell>
          <table:table-cell table:formula="of:=IF([.A256]&gt;[.A255];[.B255]+1;1)" office:value-type="float" office:value="2" calcext:value-type="float">
            <text:p>2</text:p>
          </table:table-cell>
          <table:table-cell office:value-type="float" office:value="112.41" calcext:value-type="float">
            <text:p>112,41</text:p>
          </table:table-cell>
          <table:table-cell table:formula="of:=IF([.C256]&gt;[.C255];[.D255]+1;1)" office:value-type="float" office:value="1" calcext:value-type="float">
            <text:p>1</text:p>
          </table:table-cell>
          <table:table-cell office:value-type="float" office:value="129.2" calcext:value-type="float">
            <text:p>129,2</text:p>
          </table:table-cell>
          <table:table-cell table:formula="of:=IF([.E256]&gt;[.E255];[.F25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49" calcext:value-type="float">
            <text:p>88,49</text:p>
          </table:table-cell>
          <table:table-cell table:formula="of:=IF([.A257]&gt;[.A256];[.B256]+1;1)" office:value-type="float" office:value="1" calcext:value-type="float">
            <text:p>1</text:p>
          </table:table-cell>
          <table:table-cell office:value-type="float" office:value="111.14" calcext:value-type="float">
            <text:p>111,14</text:p>
          </table:table-cell>
          <table:table-cell table:formula="of:=IF([.C257]&gt;[.C256];[.D256]+1;1)" office:value-type="float" office:value="1" calcext:value-type="float">
            <text:p>1</text:p>
          </table:table-cell>
          <table:table-cell office:value-type="float" office:value="127.53" calcext:value-type="float">
            <text:p>127,53</text:p>
          </table:table-cell>
          <table:table-cell table:formula="of:=IF([.E257]&gt;[.E256];[.F25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57" calcext:value-type="float">
            <text:p>89,57</text:p>
          </table:table-cell>
          <table:table-cell table:formula="of:=IF([.A258]&gt;[.A257];[.B257]+1;1)" office:value-type="float" office:value="2" calcext:value-type="float">
            <text:p>2</text:p>
          </table:table-cell>
          <table:table-cell office:value-type="float" office:value="110.14" calcext:value-type="float">
            <text:p>110,14</text:p>
          </table:table-cell>
          <table:table-cell table:formula="of:=IF([.C258]&gt;[.C257];[.D257]+1;1)" office:value-type="float" office:value="1" calcext:value-type="float">
            <text:p>1</text:p>
          </table:table-cell>
          <table:table-cell office:value-type="float" office:value="127.7" calcext:value-type="float">
            <text:p>127,7</text:p>
          </table:table-cell>
          <table:table-cell table:formula="of:=IF([.E258]&gt;[.E257];[.F25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41" calcext:value-type="float">
            <text:p>88,41</text:p>
          </table:table-cell>
          <table:table-cell table:formula="of:=IF([.A259]&gt;[.A258];[.B258]+1;1)" office:value-type="float" office:value="1" calcext:value-type="float">
            <text:p>1</text:p>
          </table:table-cell>
          <table:table-cell office:value-type="float" office:value="109.88" calcext:value-type="float">
            <text:p>109,88</text:p>
          </table:table-cell>
          <table:table-cell table:formula="of:=IF([.C259]&gt;[.C258];[.D258]+1;1)" office:value-type="float" office:value="1" calcext:value-type="float">
            <text:p>1</text:p>
          </table:table-cell>
          <table:table-cell office:value-type="float" office:value="126.09" calcext:value-type="float">
            <text:p>126,09</text:p>
          </table:table-cell>
          <table:table-cell table:formula="of:=IF([.E259]&gt;[.E258];[.F25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51" calcext:value-type="float">
            <text:p>86,51</text:p>
          </table:table-cell>
          <table:table-cell table:formula="of:=IF([.A260]&gt;[.A259];[.B259]+1;1)" office:value-type="float" office:value="1" calcext:value-type="float">
            <text:p>1</text:p>
          </table:table-cell>
          <table:table-cell office:value-type="float" office:value="109.46" calcext:value-type="float">
            <text:p>109,46</text:p>
          </table:table-cell>
          <table:table-cell table:formula="of:=IF([.C260]&gt;[.C259];[.D259]+1;1)" office:value-type="float" office:value="1" calcext:value-type="float">
            <text:p>1</text:p>
          </table:table-cell>
          <table:table-cell office:value-type="float" office:value="126.84" calcext:value-type="float">
            <text:p>126,84</text:p>
          </table:table-cell>
          <table:table-cell table:formula="of:=IF([.E260]&gt;[.E259];[.F25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32" calcext:value-type="float">
            <text:p>85,32</text:p>
          </table:table-cell>
          <table:table-cell table:formula="of:=IF([.A261]&gt;[.A260];[.B260]+1;1)" office:value-type="float" office:value="1" calcext:value-type="float">
            <text:p>1</text:p>
          </table:table-cell>
          <table:table-cell office:value-type="float" office:value="109.05" calcext:value-type="float">
            <text:p>109,05</text:p>
          </table:table-cell>
          <table:table-cell table:formula="of:=IF([.C261]&gt;[.C260];[.D260]+1;1)" office:value-type="float" office:value="1" calcext:value-type="float">
            <text:p>1</text:p>
          </table:table-cell>
          <table:table-cell office:value-type="float" office:value="127.17" calcext:value-type="float">
            <text:p>127,17</text:p>
          </table:table-cell>
          <table:table-cell table:formula="of:=IF([.E261]&gt;[.E260];[.F26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4.06" calcext:value-type="float">
            <text:p>84,06</text:p>
          </table:table-cell>
          <table:table-cell table:formula="of:=IF([.A262]&gt;[.A261];[.B261]+1;1)" office:value-type="float" office:value="1" calcext:value-type="float">
            <text:p>1</text:p>
          </table:table-cell>
          <table:table-cell office:value-type="float" office:value="108.22" calcext:value-type="float">
            <text:p>108,22</text:p>
          </table:table-cell>
          <table:table-cell table:formula="of:=IF([.C262]&gt;[.C261];[.D261]+1;1)" office:value-type="float" office:value="1" calcext:value-type="float">
            <text:p>1</text:p>
          </table:table-cell>
          <table:table-cell office:value-type="float" office:value="127.26" calcext:value-type="float">
            <text:p>127,26</text:p>
          </table:table-cell>
          <table:table-cell table:formula="of:=IF([.E262]&gt;[.E261];[.F26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2.3" calcext:value-type="float">
            <text:p>82,3</text:p>
          </table:table-cell>
          <table:table-cell table:formula="of:=IF([.A263]&gt;[.A262];[.B262]+1;1)" office:value-type="float" office:value="1" calcext:value-type="float">
            <text:p>1</text:p>
          </table:table-cell>
          <table:table-cell office:value-type="float" office:value="108.01" calcext:value-type="float">
            <text:p>108,01</text:p>
          </table:table-cell>
          <table:table-cell table:formula="of:=IF([.C263]&gt;[.C262];[.D262]+1;1)" office:value-type="float" office:value="1" calcext:value-type="float">
            <text:p>1</text:p>
          </table:table-cell>
          <table:table-cell office:value-type="float" office:value="127.33" calcext:value-type="float">
            <text:p>127,33</text:p>
          </table:table-cell>
          <table:table-cell table:formula="of:=IF([.E263]&gt;[.E262];[.F26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0.76" calcext:value-type="float">
            <text:p>80,76</text:p>
          </table:table-cell>
          <table:table-cell table:formula="of:=IF([.A264]&gt;[.A263];[.B263]+1;1)" office:value-type="float" office:value="1" calcext:value-type="float">
            <text:p>1</text:p>
          </table:table-cell>
          <table:table-cell office:value-type="float" office:value="106.11" calcext:value-type="float">
            <text:p>106,11</text:p>
          </table:table-cell>
          <table:table-cell table:formula="of:=IF([.C264]&gt;[.C263];[.D263]+1;1)" office:value-type="float" office:value="1" calcext:value-type="float">
            <text:p>1</text:p>
          </table:table-cell>
          <table:table-cell office:value-type="float" office:value="128.84" calcext:value-type="float">
            <text:p>128,84</text:p>
          </table:table-cell>
          <table:table-cell table:formula="of:=IF([.E264]&gt;[.E263];[.F263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9.74" calcext:value-type="float">
            <text:p>79,74</text:p>
          </table:table-cell>
          <table:table-cell table:formula="of:=IF([.A265]&gt;[.A264];[.B264]+1;1)" office:value-type="float" office:value="1" calcext:value-type="float">
            <text:p>1</text:p>
          </table:table-cell>
          <table:table-cell office:value-type="float" office:value="109.11" calcext:value-type="float">
            <text:p>109,11</text:p>
          </table:table-cell>
          <table:table-cell table:formula="of:=IF([.C265]&gt;[.C264];[.D264]+1;1)" office:value-type="float" office:value="2" calcext:value-type="float">
            <text:p>2</text:p>
          </table:table-cell>
          <table:table-cell office:value-type="float" office:value="130.11" calcext:value-type="float">
            <text:p>130,11</text:p>
          </table:table-cell>
          <table:table-cell table:formula="of:=IF([.E265]&gt;[.E264];[.F264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7.97" calcext:value-type="float">
            <text:p>77,97</text:p>
          </table:table-cell>
          <table:table-cell table:formula="of:=IF([.A266]&gt;[.A265];[.B265]+1;1)" office:value-type="float" office:value="1" calcext:value-type="float">
            <text:p>1</text:p>
          </table:table-cell>
          <table:table-cell office:value-type="float" office:value="107.8" calcext:value-type="float">
            <text:p>107,8</text:p>
          </table:table-cell>
          <table:table-cell table:formula="of:=IF([.C266]&gt;[.C265];[.D265]+1;1)" office:value-type="float" office:value="1" calcext:value-type="float">
            <text:p>1</text:p>
          </table:table-cell>
          <table:table-cell office:value-type="float" office:value="130.8" calcext:value-type="float">
            <text:p>130,8</text:p>
          </table:table-cell>
          <table:table-cell table:formula="of:=IF([.E266]&gt;[.E265];[.F265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76.87" calcext:value-type="float">
            <text:p>76,87</text:p>
          </table:table-cell>
          <table:table-cell table:formula="of:=IF([.A267]&gt;[.A266];[.B266]+1;1)" office:value-type="float" office:value="1" calcext:value-type="float">
            <text:p>1</text:p>
          </table:table-cell>
          <table:table-cell office:value-type="float" office:value="107.08" calcext:value-type="float">
            <text:p>107,08</text:p>
          </table:table-cell>
          <table:table-cell table:formula="of:=IF([.C267]&gt;[.C266];[.D266]+1;1)" office:value-type="float" office:value="1" calcext:value-type="float">
            <text:p>1</text:p>
          </table:table-cell>
          <table:table-cell office:value-type="float" office:value="131.66" calcext:value-type="float">
            <text:p>131,66</text:p>
          </table:table-cell>
          <table:table-cell table:formula="of:=IF([.E267]&gt;[.E266];[.F266]+1;1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75.68" calcext:value-type="float">
            <text:p>75,68</text:p>
          </table:table-cell>
          <table:table-cell table:formula="of:=IF([.A268]&gt;[.A267];[.B267]+1;1)" office:value-type="float" office:value="1" calcext:value-type="float">
            <text:p>1</text:p>
          </table:table-cell>
          <table:table-cell office:value-type="float" office:value="106.03" calcext:value-type="float">
            <text:p>106,03</text:p>
          </table:table-cell>
          <table:table-cell table:formula="of:=IF([.C268]&gt;[.C267];[.D267]+1;1)" office:value-type="float" office:value="1" calcext:value-type="float">
            <text:p>1</text:p>
          </table:table-cell>
          <table:table-cell office:value-type="float" office:value="133.33" calcext:value-type="float">
            <text:p>133,33</text:p>
          </table:table-cell>
          <table:table-cell table:formula="of:=IF([.E268]&gt;[.E267];[.F267]+1;1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[.A269]&gt;[.A268];[.B268]+1;1)" office:value-type="float" office:value="1" calcext:value-type="float">
            <text:p>1</text:p>
          </table:table-cell>
          <table:table-cell office:value-type="float" office:value="108.96" calcext:value-type="float">
            <text:p>108,96</text:p>
          </table:table-cell>
          <table:table-cell table:formula="of:=IF([.C269]&gt;[.C268];[.D268]+1;1)"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table:formula="of:=IF([.E269]&gt;[.E268];[.F268]+1;1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72.63" calcext:value-type="float">
            <text:p>72,63</text:p>
          </table:table-cell>
          <table:table-cell table:formula="of:=IF([.A270]&gt;[.A269];[.B269]+1;1)" office:value-type="float" office:value="1" calcext:value-type="float">
            <text:p>1</text:p>
          </table:table-cell>
          <table:table-cell office:value-type="float" office:value="111.91" calcext:value-type="float">
            <text:p>111,91</text:p>
          </table:table-cell>
          <table:table-cell table:formula="of:=IF([.C270]&gt;[.C269];[.D269]+1;1)" office:value-type="float" office:value="3" calcext:value-type="float">
            <text:p>3</text:p>
          </table:table-cell>
          <table:table-cell office:value-type="float" office:value="133.07" calcext:value-type="float">
            <text:p>133,07</text:p>
          </table:table-cell>
          <table:table-cell table:formula="of:=IF([.E270]&gt;[.E269];[.F26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.45" calcext:value-type="float">
            <text:p>74,45</text:p>
          </table:table-cell>
          <table:table-cell table:formula="of:=IF([.A271]&gt;[.A270];[.B270]+1;1)" office:value-type="float" office:value="2" calcext:value-type="float">
            <text:p>2</text:p>
          </table:table-cell>
          <table:table-cell office:value-type="float" office:value="110.17" calcext:value-type="float">
            <text:p>110,17</text:p>
          </table:table-cell>
          <table:table-cell table:formula="of:=IF([.C271]&gt;[.C270];[.D270]+1;1)" office:value-type="float" office:value="1" calcext:value-type="float">
            <text:p>1</text:p>
          </table:table-cell>
          <table:table-cell office:value-type="float" office:value="133.78" calcext:value-type="float">
            <text:p>133,78</text:p>
          </table:table-cell>
          <table:table-cell table:formula="of:=IF([.E271]&gt;[.E270];[.F27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6.71" calcext:value-type="float">
            <text:p>76,71</text:p>
          </table:table-cell>
          <table:table-cell table:formula="of:=IF([.A272]&gt;[.A271];[.B271]+1;1)" office:value-type="float" office:value="3" calcext:value-type="float">
            <text:p>3</text:p>
          </table:table-cell>
          <table:table-cell office:value-type="float" office:value="112.84" calcext:value-type="float">
            <text:p>112,84</text:p>
          </table:table-cell>
          <table:table-cell table:formula="of:=IF([.C272]&gt;[.C271];[.D271]+1;1)" office:value-type="float" office:value="2" calcext:value-type="float">
            <text:p>2</text:p>
          </table:table-cell>
          <table:table-cell office:value-type="float" office:value="132.02" calcext:value-type="float">
            <text:p>132,02</text:p>
          </table:table-cell>
          <table:table-cell table:formula="of:=IF([.E272]&gt;[.E271];[.F27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[.A273]&gt;[.A272];[.B272]+1;1)" office:value-type="float" office:value="1" calcext:value-type="float">
            <text:p>1</text:p>
          </table:table-cell>
          <table:table-cell office:value-type="float" office:value="111.15" calcext:value-type="float">
            <text:p>111,15</text:p>
          </table:table-cell>
          <table:table-cell table:formula="of:=IF([.C273]&gt;[.C272];[.D272]+1;1)" office:value-type="float" office:value="1" calcext:value-type="float">
            <text:p>1</text:p>
          </table:table-cell>
          <table:table-cell office:value-type="float" office:value="130.4" calcext:value-type="float">
            <text:p>130,4</text:p>
          </table:table-cell>
          <table:table-cell table:formula="of:=IF([.E273]&gt;[.E272];[.F27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.35" calcext:value-type="float">
            <text:p>73,35</text:p>
          </table:table-cell>
          <table:table-cell table:formula="of:=IF([.A274]&gt;[.A273];[.B273]+1;1)" office:value-type="float" office:value="1" calcext:value-type="float">
            <text:p>1</text:p>
          </table:table-cell>
          <table:table-cell office:value-type="float" office:value="109.91" calcext:value-type="float">
            <text:p>109,91</text:p>
          </table:table-cell>
          <table:table-cell table:formula="of:=IF([.C274]&gt;[.C273];[.D273]+1;1)" office:value-type="float" office:value="1" calcext:value-type="float">
            <text:p>1</text:p>
          </table:table-cell>
          <table:table-cell office:value-type="float" office:value="132.28" calcext:value-type="float">
            <text:p>132,28</text:p>
          </table:table-cell>
          <table:table-cell table:formula="of:=IF([.E274]&gt;[.E273];[.F27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1.9" calcext:value-type="float">
            <text:p>71,9</text:p>
          </table:table-cell>
          <table:table-cell table:formula="of:=IF([.A275]&gt;[.A274];[.B274]+1;1)" office:value-type="float" office:value="1" calcext:value-type="float">
            <text:p>1</text:p>
          </table:table-cell>
          <table:table-cell office:value-type="float" office:value="109.19" calcext:value-type="float">
            <text:p>109,19</text:p>
          </table:table-cell>
          <table:table-cell table:formula="of:=IF([.C275]&gt;[.C274];[.D274]+1;1)" office:value-type="float" office:value="1" calcext:value-type="float">
            <text:p>1</text:p>
          </table:table-cell>
          <table:table-cell office:value-type="float" office:value="132.39" calcext:value-type="float">
            <text:p>132,39</text:p>
          </table:table-cell>
          <table:table-cell table:formula="of:=IF([.E275]&gt;[.E274];[.F27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.31" calcext:value-type="float">
            <text:p>70,31</text:p>
          </table:table-cell>
          <table:table-cell table:formula="of:=IF([.A276]&gt;[.A275];[.B275]+1;1)" office:value-type="float" office:value="1" calcext:value-type="float">
            <text:p>1</text:p>
          </table:table-cell>
          <table:table-cell office:value-type="float" office:value="108.35" calcext:value-type="float">
            <text:p>108,35</text:p>
          </table:table-cell>
          <table:table-cell table:formula="of:=IF([.C276]&gt;[.C275];[.D275]+1;1)" office:value-type="float" office:value="1" calcext:value-type="float">
            <text:p>1</text:p>
          </table:table-cell>
          <table:table-cell office:value-type="float" office:value="130.94" calcext:value-type="float">
            <text:p>130,94</text:p>
          </table:table-cell>
          <table:table-cell table:formula="of:=IF([.E276]&gt;[.E275];[.F27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.63" calcext:value-type="float">
            <text:p>68,63</text:p>
          </table:table-cell>
          <table:table-cell table:formula="of:=IF([.A277]&gt;[.A276];[.B276]+1;1)" office:value-type="float" office:value="1" calcext:value-type="float">
            <text:p>1</text:p>
          </table:table-cell>
          <table:table-cell office:value-type="float" office:value="107.99" calcext:value-type="float">
            <text:p>107,99</text:p>
          </table:table-cell>
          <table:table-cell table:formula="of:=IF([.C277]&gt;[.C276];[.D276]+1;1)" office:value-type="float" office:value="1" calcext:value-type="float">
            <text:p>1</text:p>
          </table:table-cell>
          <table:table-cell office:value-type="float" office:value="129.53" calcext:value-type="float">
            <text:p>129,53</text:p>
          </table:table-cell>
          <table:table-cell table:formula="of:=IF([.E277]&gt;[.E276];[.F27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.07" calcext:value-type="float">
            <text:p>71,07</text:p>
          </table:table-cell>
          <table:table-cell table:formula="of:=IF([.A278]&gt;[.A277];[.B277]+1;1)" office:value-type="float" office:value="2" calcext:value-type="float">
            <text:p>2</text:p>
          </table:table-cell>
          <table:table-cell office:value-type="float" office:value="110.4" calcext:value-type="float">
            <text:p>110,4</text:p>
          </table:table-cell>
          <table:table-cell table:formula="of:=IF([.C278]&gt;[.C277];[.D277]+1;1)" office:value-type="float" office:value="2" calcext:value-type="float">
            <text:p>2</text:p>
          </table:table-cell>
          <table:table-cell office:value-type="float" office:value="129.55" calcext:value-type="float">
            <text:p>129,55</text:p>
          </table:table-cell>
          <table:table-cell table:formula="of:=IF([.E278]&gt;[.E277];[.F27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2.34" calcext:value-type="float">
            <text:p>72,34</text:p>
          </table:table-cell>
          <table:table-cell table:formula="of:=IF([.A279]&gt;[.A278];[.B278]+1;1)" office:value-type="float" office:value="3" calcext:value-type="float">
            <text:p>3</text:p>
          </table:table-cell>
          <table:table-cell office:value-type="float" office:value="108.92" calcext:value-type="float">
            <text:p>108,92</text:p>
          </table:table-cell>
          <table:table-cell table:formula="of:=IF([.C279]&gt;[.C278];[.D278]+1;1)" office:value-type="float" office:value="1" calcext:value-type="float">
            <text:p>1</text:p>
          </table:table-cell>
          <table:table-cell office:value-type="float" office:value="130.43" calcext:value-type="float">
            <text:p>130,43</text:p>
          </table:table-cell>
          <table:table-cell table:formula="of:=IF([.E279]&gt;[.E278];[.F27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.27" calcext:value-type="float">
            <text:p>71,27</text:p>
          </table:table-cell>
          <table:table-cell table:formula="of:=IF([.A280]&gt;[.A279];[.B279]+1;1)" office:value-type="float" office:value="1" calcext:value-type="float">
            <text:p>1</text:p>
          </table:table-cell>
          <table:table-cell office:value-type="float" office:value="111.43" calcext:value-type="float">
            <text:p>111,43</text:p>
          </table:table-cell>
          <table:table-cell table:formula="of:=IF([.C280]&gt;[.C279];[.D279]+1;1)" office:value-type="float" office:value="2" calcext:value-type="float">
            <text:p>2</text:p>
          </table:table-cell>
          <table:table-cell office:value-type="float" office:value="130.89" calcext:value-type="float">
            <text:p>130,89</text:p>
          </table:table-cell>
          <table:table-cell table:formula="of:=IF([.E280]&gt;[.E279];[.F27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1.54" calcext:value-type="float">
            <text:p>71,54</text:p>
          </table:table-cell>
          <table:table-cell table:formula="of:=IF([.A281]&gt;[.A280];[.B280]+1;1)" office:value-type="float" office:value="2" calcext:value-type="float">
            <text:p>2</text:p>
          </table:table-cell>
          <table:table-cell office:value-type="float" office:value="109.43" calcext:value-type="float">
            <text:p>109,43</text:p>
          </table:table-cell>
          <table:table-cell table:formula="of:=IF([.C281]&gt;[.C280];[.D280]+1;1)" office:value-type="float" office:value="1" calcext:value-type="float">
            <text:p>1</text:p>
          </table:table-cell>
          <table:table-cell office:value-type="float" office:value="129.18" calcext:value-type="float">
            <text:p>129,18</text:p>
          </table:table-cell>
          <table:table-cell table:formula="of:=IF([.E281]&gt;[.E280];[.F28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.11" calcext:value-type="float">
            <text:p>72,11</text:p>
          </table:table-cell>
          <table:table-cell table:formula="of:=IF([.A282]&gt;[.A281];[.B281]+1;1)" office:value-type="float" office:value="3" calcext:value-type="float">
            <text:p>3</text:p>
          </table:table-cell>
          <table:table-cell office:value-type="float" office:value="108.76" calcext:value-type="float">
            <text:p>108,76</text:p>
          </table:table-cell>
          <table:table-cell table:formula="of:=IF([.C282]&gt;[.C281];[.D281]+1;1)" office:value-type="float" office:value="1" calcext:value-type="float">
            <text:p>1</text:p>
          </table:table-cell>
          <table:table-cell office:value-type="float" office:value="129.96" calcext:value-type="float">
            <text:p>129,96</text:p>
          </table:table-cell>
          <table:table-cell table:formula="of:=IF([.E282]&gt;[.E281];[.F28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3.61" calcext:value-type="float">
            <text:p>73,61</text:p>
          </table:table-cell>
          <table:table-cell table:formula="of:=IF([.A283]&gt;[.A282];[.B282]+1;1)" office:value-type="float" office:value="4" calcext:value-type="float">
            <text:p>4</text:p>
          </table:table-cell>
          <table:table-cell office:value-type="float" office:value="107.21" calcext:value-type="float">
            <text:p>107,21</text:p>
          </table:table-cell>
          <table:table-cell table:formula="of:=IF([.C283]&gt;[.C282];[.D282]+1;1)" office:value-type="float" office:value="1" calcext:value-type="float">
            <text:p>1</text:p>
          </table:table-cell>
          <table:table-cell office:value-type="float" office:value="130.33" calcext:value-type="float">
            <text:p>130,33</text:p>
          </table:table-cell>
          <table:table-cell table:formula="of:=IF([.E283]&gt;[.E282];[.F282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4.5" calcext:value-type="float">
            <text:p>74,5</text:p>
          </table:table-cell>
          <table:table-cell table:formula="of:=IF([.A284]&gt;[.A283];[.B283]+1;1)" office:value-type="float" office:value="5" calcext:value-type="float">
            <text:p>5</text:p>
          </table:table-cell>
          <table:table-cell office:value-type="float" office:value="107.13" calcext:value-type="float">
            <text:p>107,13</text:p>
          </table:table-cell>
          <table:table-cell table:formula="of:=IF([.C284]&gt;[.C283];[.D283]+1;1)" office:value-type="float" office:value="1" calcext:value-type="float">
            <text:p>1</text:p>
          </table:table-cell>
          <table:table-cell office:value-type="float" office:value="130.64" calcext:value-type="float">
            <text:p>130,64</text:p>
          </table:table-cell>
          <table:table-cell table:formula="of:=IF([.E284]&gt;[.E283];[.F283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6.24" calcext:value-type="float">
            <text:p>76,24</text:p>
          </table:table-cell>
          <table:table-cell table:formula="of:=IF([.A285]&gt;[.A284];[.B284]+1;1)" office:value-type="float" office:value="6" calcext:value-type="float">
            <text:p>6</text:p>
          </table:table-cell>
          <table:table-cell office:value-type="float" office:value="109.71" calcext:value-type="float">
            <text:p>109,71</text:p>
          </table:table-cell>
          <table:table-cell table:formula="of:=IF([.C285]&gt;[.C284];[.D284]+1;1)" office:value-type="float" office:value="2" calcext:value-type="float">
            <text:p>2</text:p>
          </table:table-cell>
          <table:table-cell office:value-type="float" office:value="130.78" calcext:value-type="float">
            <text:p>130,78</text:p>
          </table:table-cell>
          <table:table-cell table:formula="of:=IF([.E285]&gt;[.E284];[.F284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6.92" calcext:value-type="float">
            <text:p>76,92</text:p>
          </table:table-cell>
          <table:table-cell table:formula="of:=IF([.A286]&gt;[.A285];[.B285]+1;1)" office:value-type="float" office:value="7" calcext:value-type="float">
            <text:p>7</text:p>
          </table:table-cell>
          <table:table-cell office:value-type="float" office:value="109.26" calcext:value-type="float">
            <text:p>109,26</text:p>
          </table:table-cell>
          <table:table-cell table:formula="of:=IF([.C286]&gt;[.C285];[.D285]+1;1)" office:value-type="float" office:value="1" calcext:value-type="float">
            <text:p>1</text:p>
          </table:table-cell>
          <table:table-cell office:value-type="float" office:value="129.14" calcext:value-type="float">
            <text:p>129,14</text:p>
          </table:table-cell>
          <table:table-cell table:formula="of:=IF([.E286]&gt;[.E285];[.F28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.94" calcext:value-type="float">
            <text:p>78,94</text:p>
          </table:table-cell>
          <table:table-cell table:formula="of:=IF([.A287]&gt;[.A286];[.B286]+1;1)" office:value-type="float" office:value="8" calcext:value-type="float">
            <text:p>8</text:p>
          </table:table-cell>
          <table:table-cell office:value-type="float" office:value="108.08" calcext:value-type="float">
            <text:p>108,08</text:p>
          </table:table-cell>
          <table:table-cell table:formula="of:=IF([.C287]&gt;[.C286];[.D286]+1;1)" office:value-type="float" office:value="1" calcext:value-type="float">
            <text:p>1</text:p>
          </table:table-cell>
          <table:table-cell office:value-type="float" office:value="130.85" calcext:value-type="float">
            <text:p>130,85</text:p>
          </table:table-cell>
          <table:table-cell table:formula="of:=IF([.E287]&gt;[.E286];[.F28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7.64" calcext:value-type="float">
            <text:p>77,64</text:p>
          </table:table-cell>
          <table:table-cell table:formula="of:=IF([.A288]&gt;[.A287];[.B287]+1;1)" office:value-type="float" office:value="1" calcext:value-type="float">
            <text:p>1</text:p>
          </table:table-cell>
          <table:table-cell office:value-type="float" office:value="107.52" calcext:value-type="float">
            <text:p>107,52</text:p>
          </table:table-cell>
          <table:table-cell table:formula="of:=IF([.C288]&gt;[.C287];[.D287]+1;1)" office:value-type="float" office:value="1" calcext:value-type="float">
            <text:p>1</text:p>
          </table:table-cell>
          <table:table-cell office:value-type="float" office:value="131.24" calcext:value-type="float">
            <text:p>131,24</text:p>
          </table:table-cell>
          <table:table-cell table:formula="of:=IF([.E288]&gt;[.E287];[.F28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6.14" calcext:value-type="float">
            <text:p>76,14</text:p>
          </table:table-cell>
          <table:table-cell table:formula="of:=IF([.A289]&gt;[.A288];[.B288]+1;1)" office:value-type="float" office:value="1" calcext:value-type="float">
            <text:p>1</text:p>
          </table:table-cell>
          <table:table-cell office:value-type="float" office:value="107.35" calcext:value-type="float">
            <text:p>107,35</text:p>
          </table:table-cell>
          <table:table-cell table:formula="of:=IF([.C289]&gt;[.C288];[.D288]+1;1)" office:value-type="float" office:value="1" calcext:value-type="float">
            <text:p>1</text:p>
          </table:table-cell>
          <table:table-cell office:value-type="float" office:value="131.37" calcext:value-type="float">
            <text:p>131,37</text:p>
          </table:table-cell>
          <table:table-cell table:formula="of:=IF([.E289]&gt;[.E288];[.F288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4.72" calcext:value-type="float">
            <text:p>74,72</text:p>
          </table:table-cell>
          <table:table-cell table:formula="of:=IF([.A290]&gt;[.A289];[.B289]+1;1)" office:value-type="float" office:value="1" calcext:value-type="float">
            <text:p>1</text:p>
          </table:table-cell>
          <table:table-cell office:value-type="float" office:value="105.74" calcext:value-type="float">
            <text:p>105,74</text:p>
          </table:table-cell>
          <table:table-cell table:formula="of:=IF([.C290]&gt;[.C289];[.D289]+1;1)" office:value-type="float" office:value="1" calcext:value-type="float">
            <text:p>1</text:p>
          </table:table-cell>
          <table:table-cell office:value-type="float" office:value="129.88" calcext:value-type="float">
            <text:p>129,88</text:p>
          </table:table-cell>
          <table:table-cell table:formula="of:=IF([.E290]&gt;[.E289];[.F28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.02" calcext:value-type="float">
            <text:p>73,02</text:p>
          </table:table-cell>
          <table:table-cell table:formula="of:=IF([.A291]&gt;[.A290];[.B290]+1;1)" office:value-type="float" office:value="1" calcext:value-type="float">
            <text:p>1</text:p>
          </table:table-cell>
          <table:table-cell office:value-type="float" office:value="105.32" calcext:value-type="float">
            <text:p>105,32</text:p>
          </table:table-cell>
          <table:table-cell table:formula="of:=IF([.C291]&gt;[.C290];[.D290]+1;1)" office:value-type="float" office:value="1" calcext:value-type="float">
            <text:p>1</text:p>
          </table:table-cell>
          <table:table-cell office:value-type="float" office:value="131.79" calcext:value-type="float">
            <text:p>131,79</text:p>
          </table:table-cell>
          <table:table-cell table:formula="of:=IF([.E291]&gt;[.E290];[.F29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3.42" calcext:value-type="float">
            <text:p>73,42</text:p>
          </table:table-cell>
          <table:table-cell table:formula="of:=IF([.A292]&gt;[.A291];[.B291]+1;1)" office:value-type="float" office:value="2" calcext:value-type="float">
            <text:p>2</text:p>
          </table:table-cell>
          <table:table-cell office:value-type="float" office:value="103.92" calcext:value-type="float">
            <text:p>103,92</text:p>
          </table:table-cell>
          <table:table-cell table:formula="of:=IF([.C292]&gt;[.C291];[.D291]+1;1)" office:value-type="float" office:value="1" calcext:value-type="float">
            <text:p>1</text:p>
          </table:table-cell>
          <table:table-cell office:value-type="float" office:value="129.98" calcext:value-type="float">
            <text:p>129,98</text:p>
          </table:table-cell>
          <table:table-cell table:formula="of:=IF([.E292]&gt;[.E291];[.F29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.85" calcext:value-type="float">
            <text:p>71,85</text:p>
          </table:table-cell>
          <table:table-cell table:formula="of:=IF([.A293]&gt;[.A292];[.B292]+1;1)" office:value-type="float" office:value="1" calcext:value-type="float">
            <text:p>1</text:p>
          </table:table-cell>
          <table:table-cell office:value-type="float" office:value="103.17" calcext:value-type="float">
            <text:p>103,17</text:p>
          </table:table-cell>
          <table:table-cell table:formula="of:=IF([.C293]&gt;[.C292];[.D292]+1;1)" office:value-type="float" office:value="1" calcext:value-type="float">
            <text:p>1</text:p>
          </table:table-cell>
          <table:table-cell office:value-type="float" office:value="130.77" calcext:value-type="float">
            <text:p>130,77</text:p>
          </table:table-cell>
          <table:table-cell table:formula="of:=IF([.E293]&gt;[.E292];[.F29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.02" calcext:value-type="float">
            <text:p>70,02</text:p>
          </table:table-cell>
          <table:table-cell table:formula="of:=IF([.A294]&gt;[.A293];[.B293]+1;1)" office:value-type="float" office:value="1" calcext:value-type="float">
            <text:p>1</text:p>
          </table:table-cell>
          <table:table-cell office:value-type="float" office:value="102.14" calcext:value-type="float">
            <text:p>102,14</text:p>
          </table:table-cell>
          <table:table-cell table:formula="of:=IF([.C294]&gt;[.C293];[.D293]+1;1)" office:value-type="float" office:value="1" calcext:value-type="float">
            <text:p>1</text:p>
          </table:table-cell>
          <table:table-cell office:value-type="float" office:value="129.31" calcext:value-type="float">
            <text:p>129,31</text:p>
          </table:table-cell>
          <table:table-cell table:formula="of:=IF([.E294]&gt;[.E293];[.F29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.36" calcext:value-type="float">
            <text:p>68,36</text:p>
          </table:table-cell>
          <table:table-cell table:formula="of:=IF([.A295]&gt;[.A294];[.B294]+1;1)" office:value-type="float" office:value="1" calcext:value-type="float">
            <text:p>1</text:p>
          </table:table-cell>
          <table:table-cell office:value-type="float" office:value="101.73" calcext:value-type="float">
            <text:p>101,73</text:p>
          </table:table-cell>
          <table:table-cell table:formula="of:=IF([.C295]&gt;[.C294];[.D294]+1;1)" office:value-type="float" office:value="1" calcext:value-type="float">
            <text:p>1</text:p>
          </table:table-cell>
          <table:table-cell office:value-type="float" office:value="130.67" calcext:value-type="float">
            <text:p>130,67</text:p>
          </table:table-cell>
          <table:table-cell table:formula="of:=IF([.E295]&gt;[.E294];[.F29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6.99" calcext:value-type="float">
            <text:p>66,99</text:p>
          </table:table-cell>
          <table:table-cell table:formula="of:=IF([.A296]&gt;[.A295];[.B295]+1;1)" office:value-type="float" office:value="1" calcext:value-type="float">
            <text:p>1</text:p>
          </table:table-cell>
          <table:table-cell office:value-type="float" office:value="100.39" calcext:value-type="float">
            <text:p>100,39</text:p>
          </table:table-cell>
          <table:table-cell table:formula="of:=IF([.C296]&gt;[.C295];[.D295]+1;1)" office:value-type="float" office:value="1" calcext:value-type="float">
            <text:p>1</text:p>
          </table:table-cell>
          <table:table-cell office:value-type="float" office:value="128.88" calcext:value-type="float">
            <text:p>128,88</text:p>
          </table:table-cell>
          <table:table-cell table:formula="of:=IF([.E296]&gt;[.E295];[.F29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.94" calcext:value-type="float">
            <text:p>65,94</text:p>
          </table:table-cell>
          <table:table-cell table:formula="of:=IF([.A297]&gt;[.A296];[.B296]+1;1)" office:value-type="float" office:value="1" calcext:value-type="float">
            <text:p>1</text:p>
          </table:table-cell>
          <table:table-cell office:value-type="float" office:value="98.52" calcext:value-type="float">
            <text:p>98,52</text:p>
          </table:table-cell>
          <table:table-cell table:formula="of:=IF([.C297]&gt;[.C296];[.D296]+1;1)" office:value-type="float" office:value="1" calcext:value-type="float">
            <text:p>1</text:p>
          </table:table-cell>
          <table:table-cell office:value-type="float" office:value="127.1" calcext:value-type="float">
            <text:p>127,1</text:p>
          </table:table-cell>
          <table:table-cell table:formula="of:=IF([.E297]&gt;[.E296];[.F29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.15" calcext:value-type="float">
            <text:p>64,15</text:p>
          </table:table-cell>
          <table:table-cell table:formula="of:=IF([.A298]&gt;[.A297];[.B297]+1;1)" office:value-type="float" office:value="1" calcext:value-type="float">
            <text:p>1</text:p>
          </table:table-cell>
          <table:table-cell office:value-type="float" office:value="101.27" calcext:value-type="float">
            <text:p>101,27</text:p>
          </table:table-cell>
          <table:table-cell table:formula="of:=IF([.C298]&gt;[.C297];[.D297]+1;1)" office:value-type="float" office:value="2" calcext:value-type="float">
            <text:p>2</text:p>
          </table:table-cell>
          <table:table-cell office:value-type="float" office:value="128.56" calcext:value-type="float">
            <text:p>128,56</text:p>
          </table:table-cell>
          <table:table-cell table:formula="of:=IF([.E298]&gt;[.E297];[.F29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.95" calcext:value-type="float">
            <text:p>65,95</text:p>
          </table:table-cell>
          <table:table-cell table:formula="of:=IF([.A299]&gt;[.A298];[.B298]+1;1)" office:value-type="float" office:value="2" calcext:value-type="float">
            <text:p>2</text:p>
          </table:table-cell>
          <table:table-cell office:value-type="float" office:value="101.23" calcext:value-type="float">
            <text:p>101,23</text:p>
          </table:table-cell>
          <table:table-cell table:formula="of:=IF([.C299]&gt;[.C298];[.D298]+1;1)" office:value-type="float" office:value="1" calcext:value-type="float">
            <text:p>1</text:p>
          </table:table-cell>
          <table:table-cell office:value-type="float" office:value="126.64" calcext:value-type="float">
            <text:p>126,64</text:p>
          </table:table-cell>
          <table:table-cell table:formula="of:=IF([.E299]&gt;[.E298];[.F29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.45" calcext:value-type="float">
            <text:p>67,45</text:p>
          </table:table-cell>
          <table:table-cell table:formula="of:=IF([.A300]&gt;[.A299];[.B299]+1;1)" office:value-type="float" office:value="3" calcext:value-type="float">
            <text:p>3</text:p>
          </table:table-cell>
          <table:table-cell office:value-type="float" office:value="100.8" calcext:value-type="float">
            <text:p>100,8</text:p>
          </table:table-cell>
          <table:table-cell table:formula="of:=IF([.C300]&gt;[.C299];[.D299]+1;1)" office:value-type="float" office:value="1" calcext:value-type="float">
            <text:p>1</text:p>
          </table:table-cell>
          <table:table-cell office:value-type="float" office:value="127.5" calcext:value-type="float">
            <text:p>127,5</text:p>
          </table:table-cell>
          <table:table-cell table:formula="of:=IF([.E300]&gt;[.E299];[.F29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5.54" calcext:value-type="float">
            <text:p>65,54</text:p>
          </table:table-cell>
          <table:table-cell table:formula="of:=IF([.A301]&gt;[.A300];[.B300]+1;1)" office:value-type="float" office:value="1" calcext:value-type="float">
            <text:p>1</text:p>
          </table:table-cell>
          <table:table-cell office:value-type="float" office:value="103.36" calcext:value-type="float">
            <text:p>103,36</text:p>
          </table:table-cell>
          <table:table-cell table:formula="of:=IF([.C301]&gt;[.C300];[.D300]+1;1)" office:value-type="float" office:value="2" calcext:value-type="float">
            <text:p>2</text:p>
          </table:table-cell>
          <table:table-cell office:value-type="float" office:value="127.51" calcext:value-type="float">
            <text:p>127,51</text:p>
          </table:table-cell>
          <table:table-cell table:formula="of:=IF([.E301]&gt;[.E300];[.F30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7.31" calcext:value-type="float">
            <text:p>67,31</text:p>
          </table:table-cell>
          <table:table-cell table:formula="of:=IF([.A302]&gt;[.A301];[.B301]+1;1)" office:value-type="float" office:value="2" calcext:value-type="float">
            <text:p>2</text:p>
          </table:table-cell>
          <table:table-cell office:value-type="float" office:value="103.09" calcext:value-type="float">
            <text:p>103,09</text:p>
          </table:table-cell>
          <table:table-cell table:formula="of:=IF([.C302]&gt;[.C301];[.D301]+1;1)" office:value-type="float" office:value="1" calcext:value-type="float">
            <text:p>1</text:p>
          </table:table-cell>
          <table:table-cell office:value-type="float" office:value="128.83" calcext:value-type="float">
            <text:p>128,83</text:p>
          </table:table-cell>
          <table:table-cell table:formula="of:=IF([.E302]&gt;[.E301];[.F30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68.48" calcext:value-type="float">
            <text:p>68,48</text:p>
          </table:table-cell>
          <table:table-cell table:formula="of:=IF([.A303]&gt;[.A302];[.B302]+1;1)" office:value-type="float" office:value="3" calcext:value-type="float">
            <text:p>3</text:p>
          </table:table-cell>
          <table:table-cell office:value-type="float" office:value="101.33" calcext:value-type="float">
            <text:p>101,33</text:p>
          </table:table-cell>
          <table:table-cell table:formula="of:=IF([.C303]&gt;[.C302];[.D302]+1;1)" office:value-type="float" office:value="1" calcext:value-type="float">
            <text:p>1</text:p>
          </table:table-cell>
          <table:table-cell office:value-type="float" office:value="126.93" calcext:value-type="float">
            <text:p>126,93</text:p>
          </table:table-cell>
          <table:table-cell table:formula="of:=IF([.E303]&gt;[.E302];[.F30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.61" calcext:value-type="float">
            <text:p>70,61</text:p>
          </table:table-cell>
          <table:table-cell table:formula="of:=IF([.A304]&gt;[.A303];[.B303]+1;1)" office:value-type="float" office:value="4" calcext:value-type="float">
            <text:p>4</text:p>
          </table:table-cell>
          <table:table-cell office:value-type="float" office:value="101.33" calcext:value-type="float">
            <text:p>101,33</text:p>
          </table:table-cell>
          <table:table-cell table:formula="of:=IF([.C304]&gt;[.C303];[.D303]+1;1)" office:value-type="float" office:value="1" calcext:value-type="float">
            <text:p>1</text:p>
          </table:table-cell>
          <table:table-cell office:value-type="float" office:value="128.9" calcext:value-type="float">
            <text:p>128,9</text:p>
          </table:table-cell>
          <table:table-cell table:formula="of:=IF([.E304]&gt;[.E303];[.F30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.95" calcext:value-type="float">
            <text:p>68,95</text:p>
          </table:table-cell>
          <table:table-cell table:formula="of:=IF([.A305]&gt;[.A304];[.B304]+1;1)" office:value-type="float" office:value="1" calcext:value-type="float">
            <text:p>1</text:p>
          </table:table-cell>
          <table:table-cell office:value-type="float" office:value="100.05" calcext:value-type="float">
            <text:p>100,05</text:p>
          </table:table-cell>
          <table:table-cell table:formula="of:=IF([.C305]&gt;[.C304];[.D304]+1;1)" office:value-type="float" office:value="1" calcext:value-type="float">
            <text:p>1</text:p>
          </table:table-cell>
          <table:table-cell office:value-type="float" office:value="129.55" calcext:value-type="float">
            <text:p>129,55</text:p>
          </table:table-cell>
          <table:table-cell table:formula="of:=IF([.E305]&gt;[.E304];[.F30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.34" calcext:value-type="float">
            <text:p>70,34</text:p>
          </table:table-cell>
          <table:table-cell table:formula="of:=IF([.A306]&gt;[.A305];[.B305]+1;1)" office:value-type="float" office:value="2" calcext:value-type="float">
            <text:p>2</text:p>
          </table:table-cell>
          <table:table-cell office:value-type="float" office:value="99.1" calcext:value-type="float">
            <text:p>99,1</text:p>
          </table:table-cell>
          <table:table-cell table:formula="of:=IF([.C306]&gt;[.C305];[.D305]+1;1)"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formula="of:=IF([.E306]&gt;[.E305];[.F305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2.26" calcext:value-type="float">
            <text:p>72,26</text:p>
          </table:table-cell>
          <table:table-cell table:formula="of:=IF([.A307]&gt;[.A306];[.B306]+1;1)" office:value-type="float" office:value="3" calcext:value-type="float">
            <text:p>3</text:p>
          </table:table-cell>
          <table:table-cell office:value-type="float" office:value="102.08" calcext:value-type="float">
            <text:p>102,08</text:p>
          </table:table-cell>
          <table:table-cell table:formula="of:=IF([.C307]&gt;[.C306];[.D306]+1;1)" office:value-type="float" office:value="2" calcext:value-type="float">
            <text:p>2</text:p>
          </table:table-cell>
          <table:table-cell office:value-type="float" office:value="129.8" calcext:value-type="float">
            <text:p>129,8</text:p>
          </table:table-cell>
          <table:table-cell table:formula="of:=IF([.E307]&gt;[.E306];[.F30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.56" calcext:value-type="float">
            <text:p>70,56</text:p>
          </table:table-cell>
          <table:table-cell table:formula="of:=IF([.A308]&gt;[.A307];[.B307]+1;1)" office:value-type="float" office:value="1" calcext:value-type="float">
            <text:p>1</text:p>
          </table:table-cell>
          <table:table-cell office:value-type="float" office:value="101.44" calcext:value-type="float">
            <text:p>101,44</text:p>
          </table:table-cell>
          <table:table-cell table:formula="of:=IF([.C308]&gt;[.C307];[.D307]+1;1)" office:value-type="float" office:value="1" calcext:value-type="float">
            <text:p>1</text:p>
          </table:table-cell>
          <table:table-cell office:value-type="float" office:value="131.47" calcext:value-type="float">
            <text:p>131,47</text:p>
          </table:table-cell>
          <table:table-cell table:formula="of:=IF([.E308]&gt;[.E307];[.F30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2.2" calcext:value-type="float">
            <text:p>72,2</text:p>
          </table:table-cell>
          <table:table-cell table:formula="of:=IF([.A309]&gt;[.A308];[.B308]+1;1)" office:value-type="float" office:value="2" calcext:value-type="float">
            <text:p>2</text:p>
          </table:table-cell>
          <table:table-cell office:value-type="float" office:value="100.09" calcext:value-type="float">
            <text:p>100,09</text:p>
          </table:table-cell>
          <table:table-cell table:formula="of:=IF([.C309]&gt;[.C308];[.D308]+1;1)" office:value-type="float" office:value="1" calcext:value-type="float">
            <text:p>1</text:p>
          </table:table-cell>
          <table:table-cell office:value-type="float" office:value="131.77" calcext:value-type="float">
            <text:p>131,77</text:p>
          </table:table-cell>
          <table:table-cell table:formula="of:=IF([.E309]&gt;[.E308];[.F30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.36" calcext:value-type="float">
            <text:p>70,36</text:p>
          </table:table-cell>
          <table:table-cell table:formula="of:=IF([.A310]&gt;[.A309];[.B309]+1;1)" office:value-type="float" office:value="1" calcext:value-type="float">
            <text:p>1</text:p>
          </table:table-cell>
          <table:table-cell office:value-type="float" office:value="98.49" calcext:value-type="float">
            <text:p>98,49</text:p>
          </table:table-cell>
          <table:table-cell table:formula="of:=IF([.C310]&gt;[.C309];[.D309]+1;1)" office:value-type="float" office:value="1" calcext:value-type="float">
            <text:p>1</text:p>
          </table:table-cell>
          <table:table-cell office:value-type="float" office:value="132.02" calcext:value-type="float">
            <text:p>132,02</text:p>
          </table:table-cell>
          <table:table-cell table:formula="of:=IF([.E310]&gt;[.E309];[.F30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1.61" calcext:value-type="float">
            <text:p>71,61</text:p>
          </table:table-cell>
          <table:table-cell table:formula="of:=IF([.A311]&gt;[.A310];[.B310]+1;1)" office:value-type="float" office:value="2" calcext:value-type="float">
            <text:p>2</text:p>
          </table:table-cell>
          <table:table-cell office:value-type="float" office:value="96.78" calcext:value-type="float">
            <text:p>96,78</text:p>
          </table:table-cell>
          <table:table-cell table:formula="of:=IF([.C311]&gt;[.C310];[.D310]+1;1)" office:value-type="float" office:value="1" calcext:value-type="float">
            <text:p>1</text:p>
          </table:table-cell>
          <table:table-cell office:value-type="float" office:value="133.83" calcext:value-type="float">
            <text:p>133,83</text:p>
          </table:table-cell>
          <table:table-cell table:formula="of:=IF([.E311]&gt;[.E310];[.F310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0.29" calcext:value-type="float">
            <text:p>70,29</text:p>
          </table:table-cell>
          <table:table-cell table:formula="of:=IF([.A312]&gt;[.A311];[.B311]+1;1)" office:value-type="float" office:value="1" calcext:value-type="float">
            <text:p>1</text:p>
          </table:table-cell>
          <table:table-cell office:value-type="float" office:value="95.63" calcext:value-type="float">
            <text:p>95,63</text:p>
          </table:table-cell>
          <table:table-cell table:formula="of:=IF([.C312]&gt;[.C311];[.D311]+1;1)" office:value-type="float" office:value="1" calcext:value-type="float">
            <text:p>1</text:p>
          </table:table-cell>
          <table:table-cell office:value-type="float" office:value="135.18" calcext:value-type="float">
            <text:p>135,18</text:p>
          </table:table-cell>
          <table:table-cell table:formula="of:=IF([.E312]&gt;[.E311];[.F311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9.23" calcext:value-type="float">
            <text:p>69,23</text:p>
          </table:table-cell>
          <table:table-cell table:formula="of:=IF([.A313]&gt;[.A312];[.B312]+1;1)" office:value-type="float" office:value="1" calcext:value-type="float">
            <text:p>1</text:p>
          </table:table-cell>
          <table:table-cell office:value-type="float" office:value="93.96" calcext:value-type="float">
            <text:p>93,96</text:p>
          </table:table-cell>
          <table:table-cell table:formula="of:=IF([.C313]&gt;[.C312];[.D312]+1;1)" office:value-type="float" office:value="1" calcext:value-type="float">
            <text:p>1</text:p>
          </table:table-cell>
          <table:table-cell office:value-type="float" office:value="137.03" calcext:value-type="float">
            <text:p>137,03</text:p>
          </table:table-cell>
          <table:table-cell table:formula="of:=IF([.E313]&gt;[.E312];[.F312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7.99" calcext:value-type="float">
            <text:p>67,99</text:p>
          </table:table-cell>
          <table:table-cell table:formula="of:=IF([.A314]&gt;[.A313];[.B313]+1;1)" office:value-type="float" office:value="1" calcext:value-type="float">
            <text:p>1</text:p>
          </table:table-cell>
          <table:table-cell office:value-type="float" office:value="92.27" calcext:value-type="float">
            <text:p>92,27</text:p>
          </table:table-cell>
          <table:table-cell table:formula="of:=IF([.C314]&gt;[.C313];[.D313]+1;1)" office:value-type="float" office:value="1" calcext:value-type="float">
            <text:p>1</text:p>
          </table:table-cell>
          <table:table-cell office:value-type="float" office:value="138.52" calcext:value-type="float">
            <text:p>138,52</text:p>
          </table:table-cell>
          <table:table-cell table:formula="of:=IF([.E314]&gt;[.E313];[.F313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9.44" calcext:value-type="float">
            <text:p>69,44</text:p>
          </table:table-cell>
          <table:table-cell table:formula="of:=IF([.A315]&gt;[.A314];[.B314]+1;1)" office:value-type="float" office:value="2" calcext:value-type="float">
            <text:p>2</text:p>
          </table:table-cell>
          <table:table-cell office:value-type="float" office:value="90.35" calcext:value-type="float">
            <text:p>90,35</text:p>
          </table:table-cell>
          <table:table-cell table:formula="of:=IF([.C315]&gt;[.C314];[.D314]+1;1)" office:value-type="float" office:value="1" calcext:value-type="float">
            <text:p>1</text:p>
          </table:table-cell>
          <table:table-cell office:value-type="float" office:value="137.19" calcext:value-type="float">
            <text:p>137,19</text:p>
          </table:table-cell>
          <table:table-cell table:formula="of:=IF([.E315]&gt;[.E314];[.F31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.47" calcext:value-type="float">
            <text:p>70,47</text:p>
          </table:table-cell>
          <table:table-cell table:formula="of:=IF([.A316]&gt;[.A315];[.B315]+1;1)" office:value-type="float" office:value="3" calcext:value-type="float">
            <text:p>3</text:p>
          </table:table-cell>
          <table:table-cell office:value-type="float" office:value="92.91" calcext:value-type="float">
            <text:p>92,91</text:p>
          </table:table-cell>
          <table:table-cell table:formula="of:=IF([.C316]&gt;[.C315];[.D315]+1;1)" office:value-type="float" office:value="2" calcext:value-type="float">
            <text:p>2</text:p>
          </table:table-cell>
          <table:table-cell office:value-type="float" office:value="135.95" calcext:value-type="float">
            <text:p>135,95</text:p>
          </table:table-cell>
          <table:table-cell table:formula="of:=IF([.E316]&gt;[.E315];[.F31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1.23" calcext:value-type="float">
            <text:p>71,23</text:p>
          </table:table-cell>
          <table:table-cell table:formula="of:=IF([.A317]&gt;[.A316];[.B316]+1;1)" office:value-type="float" office:value="4" calcext:value-type="float">
            <text:p>4</text:p>
          </table:table-cell>
          <table:table-cell office:value-type="float" office:value="91.71" calcext:value-type="float">
            <text:p>91,71</text:p>
          </table:table-cell>
          <table:table-cell table:formula="of:=IF([.C317]&gt;[.C316];[.D316]+1;1)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formula="of:=IF([.E317]&gt;[.E316];[.F31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0.17" calcext:value-type="float">
            <text:p>70,17</text:p>
          </table:table-cell>
          <table:table-cell table:formula="of:=IF([.A318]&gt;[.A317];[.B317]+1;1)" office:value-type="float" office:value="1" calcext:value-type="float">
            <text:p>1</text:p>
          </table:table-cell>
          <table:table-cell office:value-type="float" office:value="91.34" calcext:value-type="float">
            <text:p>91,34</text:p>
          </table:table-cell>
          <table:table-cell table:formula="of:=IF([.C318]&gt;[.C317];[.D317]+1;1)" office:value-type="float" office:value="1" calcext:value-type="float">
            <text:p>1</text:p>
          </table:table-cell>
          <table:table-cell office:value-type="float" office:value="137.67" calcext:value-type="float">
            <text:p>137,67</text:p>
          </table:table-cell>
          <table:table-cell table:formula="of:=IF([.E318]&gt;[.E317];[.F31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1.95" calcext:value-type="float">
            <text:p>71,95</text:p>
          </table:table-cell>
          <table:table-cell table:formula="of:=IF([.A319]&gt;[.A318];[.B318]+1;1)" office:value-type="float" office:value="2" calcext:value-type="float">
            <text:p>2</text:p>
          </table:table-cell>
          <table:table-cell office:value-type="float" office:value="90.05" calcext:value-type="float">
            <text:p>90,05</text:p>
          </table:table-cell>
          <table:table-cell table:formula="of:=IF([.C319]&gt;[.C318];[.D318]+1;1)" office:value-type="float" office:value="1" calcext:value-type="float">
            <text:p>1</text:p>
          </table:table-cell>
          <table:table-cell office:value-type="float" office:value="136.63" calcext:value-type="float">
            <text:p>136,63</text:p>
          </table:table-cell>
          <table:table-cell table:formula="of:=IF([.E319]&gt;[.E318];[.F31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.1" calcext:value-type="float">
            <text:p>73,1</text:p>
          </table:table-cell>
          <table:table-cell table:formula="of:=IF([.A320]&gt;[.A319];[.B319]+1;1)" office:value-type="float" office:value="3" calcext:value-type="float">
            <text:p>3</text:p>
          </table:table-cell>
          <table:table-cell office:value-type="float" office:value="89.87" calcext:value-type="float">
            <text:p>89,87</text:p>
          </table:table-cell>
          <table:table-cell table:formula="of:=IF([.C320]&gt;[.C319];[.D319]+1;1)" office:value-type="float" office:value="1" calcext:value-type="float">
            <text:p>1</text:p>
          </table:table-cell>
          <table:table-cell office:value-type="float" office:value="137.87" calcext:value-type="float">
            <text:p>137,87</text:p>
          </table:table-cell>
          <table:table-cell table:formula="of:=IF([.E320]&gt;[.E319];[.F31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4.34" calcext:value-type="float">
            <text:p>74,34</text:p>
          </table:table-cell>
          <table:table-cell table:formula="of:=IF([.A321]&gt;[.A320];[.B320]+1;1)" office:value-type="float" office:value="4" calcext:value-type="float">
            <text:p>4</text:p>
          </table:table-cell>
          <table:table-cell office:value-type="float" office:value="92.63" calcext:value-type="float">
            <text:p>92,63</text:p>
          </table:table-cell>
          <table:table-cell table:formula="of:=IF([.C321]&gt;[.C320];[.D320]+1;1)" office:value-type="float" office:value="2" calcext:value-type="float">
            <text:p>2</text:p>
          </table:table-cell>
          <table:table-cell office:value-type="float" office:value="139.09" calcext:value-type="float">
            <text:p>139,09</text:p>
          </table:table-cell>
          <table:table-cell table:formula="of:=IF([.E321]&gt;[.E320];[.F32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5.4" calcext:value-type="float">
            <text:p>75,4</text:p>
          </table:table-cell>
          <table:table-cell table:formula="of:=IF([.A322]&gt;[.A321];[.B321]+1;1)" office:value-type="float" office:value="5" calcext:value-type="float">
            <text:p>5</text:p>
          </table:table-cell>
          <table:table-cell office:value-type="float" office:value="91.36" calcext:value-type="float">
            <text:p>91,36</text:p>
          </table:table-cell>
          <table:table-cell table:formula="of:=IF([.C322]&gt;[.C321];[.D321]+1;1)" office:value-type="float" office:value="1" calcext:value-type="float">
            <text:p>1</text:p>
          </table:table-cell>
          <table:table-cell office:value-type="float" office:value="140.12" calcext:value-type="float">
            <text:p>140,12</text:p>
          </table:table-cell>
          <table:table-cell table:formula="of:=IF([.E322]&gt;[.E321];[.F32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5.91" calcext:value-type="float">
            <text:p>75,91</text:p>
          </table:table-cell>
          <table:table-cell table:formula="of:=IF([.A323]&gt;[.A322];[.B322]+1;1)" office:value-type="float" office:value="6" calcext:value-type="float">
            <text:p>6</text:p>
          </table:table-cell>
          <table:table-cell office:value-type="float" office:value="91.04" calcext:value-type="float">
            <text:p>91,04</text:p>
          </table:table-cell>
          <table:table-cell table:formula="of:=IF([.C323]&gt;[.C322];[.D322]+1;1)" office:value-type="float" office:value="1" calcext:value-type="float">
            <text:p>1</text:p>
          </table:table-cell>
          <table:table-cell office:value-type="float" office:value="138.57" calcext:value-type="float">
            <text:p>138,57</text:p>
          </table:table-cell>
          <table:table-cell table:formula="of:=IF([.E323]&gt;[.E322];[.F32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.76" calcext:value-type="float">
            <text:p>74,76</text:p>
          </table:table-cell>
          <table:table-cell table:formula="of:=IF([.A324]&gt;[.A323];[.B323]+1;1)" office:value-type="float" office:value="1" calcext:value-type="float">
            <text:p>1</text:p>
          </table:table-cell>
          <table:table-cell office:value-type="float" office:value="90.45" calcext:value-type="float">
            <text:p>90,45</text:p>
          </table:table-cell>
          <table:table-cell table:formula="of:=IF([.C324]&gt;[.C323];[.D323]+1;1)" office:value-type="float" office:value="1" calcext:value-type="float">
            <text:p>1</text:p>
          </table:table-cell>
          <table:table-cell office:value-type="float" office:value="138.84" calcext:value-type="float">
            <text:p>138,84</text:p>
          </table:table-cell>
          <table:table-cell table:formula="of:=IF([.E324]&gt;[.E323];[.F32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5.89" calcext:value-type="float">
            <text:p>75,89</text:p>
          </table:table-cell>
          <table:table-cell table:formula="of:=IF([.A325]&gt;[.A324];[.B324]+1;1)" office:value-type="float" office:value="2" calcext:value-type="float">
            <text:p>2</text:p>
          </table:table-cell>
          <table:table-cell office:value-type="float" office:value="89.75" calcext:value-type="float">
            <text:p>89,75</text:p>
          </table:table-cell>
          <table:table-cell table:formula="of:=IF([.C325]&gt;[.C324];[.D324]+1;1)" office:value-type="float" office:value="1" calcext:value-type="float">
            <text:p>1</text:p>
          </table:table-cell>
          <table:table-cell office:value-type="float" office:value="140.71" calcext:value-type="float">
            <text:p>140,71</text:p>
          </table:table-cell>
          <table:table-cell table:formula="of:=IF([.E325]&gt;[.E324];[.F32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7.86" calcext:value-type="float">
            <text:p>77,86</text:p>
          </table:table-cell>
          <table:table-cell table:formula="of:=IF([.A326]&gt;[.A325];[.B325]+1;1)" office:value-type="float" office:value="3" calcext:value-type="float">
            <text:p>3</text:p>
          </table:table-cell>
          <table:table-cell office:value-type="float" office:value="89.51" calcext:value-type="float">
            <text:p>89,51</text:p>
          </table:table-cell>
          <table:table-cell table:formula="of:=IF([.C326]&gt;[.C325];[.D325]+1;1)" office:value-type="float" office:value="1" calcext:value-type="float">
            <text:p>1</text:p>
          </table:table-cell>
          <table:table-cell office:value-type="float" office:value="140.85" calcext:value-type="float">
            <text:p>140,85</text:p>
          </table:table-cell>
          <table:table-cell table:formula="of:=IF([.E326]&gt;[.E325];[.F325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9.27" calcext:value-type="float">
            <text:p>79,27</text:p>
          </table:table-cell>
          <table:table-cell table:formula="of:=IF([.A327]&gt;[.A326];[.B326]+1;1)" office:value-type="float" office:value="4" calcext:value-type="float">
            <text:p>4</text:p>
          </table:table-cell>
          <table:table-cell office:value-type="float" office:value="88.66" calcext:value-type="float">
            <text:p>88,66</text:p>
          </table:table-cell>
          <table:table-cell table:formula="of:=IF([.C327]&gt;[.C326];[.D326]+1;1)" office:value-type="float" office:value="1" calcext:value-type="float">
            <text:p>1</text:p>
          </table:table-cell>
          <table:table-cell office:value-type="float" office:value="138.95" calcext:value-type="float">
            <text:p>138,95</text:p>
          </table:table-cell>
          <table:table-cell table:formula="of:=IF([.E327]&gt;[.E326];[.F32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.73" calcext:value-type="float">
            <text:p>80,73</text:p>
          </table:table-cell>
          <table:table-cell table:formula="of:=IF([.A328]&gt;[.A327];[.B327]+1;1)" office:value-type="float" office:value="5" calcext:value-type="float">
            <text:p>5</text:p>
          </table:table-cell>
          <table:table-cell office:value-type="float" office:value="88.17" calcext:value-type="float">
            <text:p>88,17</text:p>
          </table:table-cell>
          <table:table-cell table:formula="of:=IF([.C328]&gt;[.C327];[.D327]+1;1)" office:value-type="float" office:value="1" calcext:value-type="float">
            <text:p>1</text:p>
          </table:table-cell>
          <table:table-cell office:value-type="float" office:value="140.37" calcext:value-type="float">
            <text:p>140,37</text:p>
          </table:table-cell>
          <table:table-cell table:formula="of:=IF([.E328]&gt;[.E327];[.F32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1.01" calcext:value-type="float">
            <text:p>81,01</text:p>
          </table:table-cell>
          <table:table-cell table:formula="of:=IF([.A329]&gt;[.A328];[.B328]+1;1)" office:value-type="float" office:value="6" calcext:value-type="float">
            <text:p>6</text:p>
          </table:table-cell>
          <table:table-cell office:value-type="float" office:value="87.02" calcext:value-type="float">
            <text:p>87,02</text:p>
          </table:table-cell>
          <table:table-cell table:formula="of:=IF([.C329]&gt;[.C328];[.D328]+1;1)" office:value-type="float" office:value="1" calcext:value-type="float">
            <text:p>1</text:p>
          </table:table-cell>
          <table:table-cell office:value-type="float" office:value="139.33" calcext:value-type="float">
            <text:p>139,33</text:p>
          </table:table-cell>
          <table:table-cell table:formula="of:=IF([.E329]&gt;[.E328];[.F32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9.97" calcext:value-type="float">
            <text:p>79,97</text:p>
          </table:table-cell>
          <table:table-cell table:formula="of:=IF([.A330]&gt;[.A329];[.B329]+1;1)" office:value-type="float" office:value="1" calcext:value-type="float">
            <text:p>1</text:p>
          </table:table-cell>
          <table:table-cell office:value-type="float" office:value="86.95" calcext:value-type="float">
            <text:p>86,95</text:p>
          </table:table-cell>
          <table:table-cell table:formula="of:=IF([.C330]&gt;[.C329];[.D329]+1;1)" office:value-type="float" office:value="1" calcext:value-type="float">
            <text:p>1</text:p>
          </table:table-cell>
          <table:table-cell office:value-type="float" office:value="141.26" calcext:value-type="float">
            <text:p>141,26</text:p>
          </table:table-cell>
          <table:table-cell table:formula="of:=IF([.E330]&gt;[.E329];[.F32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77.98" calcext:value-type="float">
            <text:p>77,98</text:p>
          </table:table-cell>
          <table:table-cell table:formula="of:=IF([.A331]&gt;[.A330];[.B330]+1;1)" office:value-type="float" office:value="1" calcext:value-type="float">
            <text:p>1</text:p>
          </table:table-cell>
          <table:table-cell office:value-type="float" office:value="85.86" calcext:value-type="float">
            <text:p>85,86</text:p>
          </table:table-cell>
          <table:table-cell table:formula="of:=IF([.C331]&gt;[.C330];[.D330]+1;1)" office:value-type="float" office:value="1" calcext:value-type="float">
            <text:p>1</text:p>
          </table:table-cell>
          <table:table-cell office:value-type="float" office:value="142.92" calcext:value-type="float">
            <text:p>142,92</text:p>
          </table:table-cell>
          <table:table-cell table:formula="of:=IF([.E331]&gt;[.E330];[.F33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9.21" calcext:value-type="float">
            <text:p>79,21</text:p>
          </table:table-cell>
          <table:table-cell table:formula="of:=IF([.A332]&gt;[.A331];[.B331]+1;1)" office:value-type="float" office:value="2" calcext:value-type="float">
            <text:p>2</text:p>
          </table:table-cell>
          <table:table-cell office:value-type="float" office:value="88.48" calcext:value-type="float">
            <text:p>88,48</text:p>
          </table:table-cell>
          <table:table-cell table:formula="of:=IF([.C332]&gt;[.C331];[.D331]+1;1)" office:value-type="float" office:value="2" calcext:value-type="float">
            <text:p>2</text:p>
          </table:table-cell>
          <table:table-cell office:value-type="float" office:value="145.3" calcext:value-type="float">
            <text:p>145,3</text:p>
          </table:table-cell>
          <table:table-cell table:formula="of:=IF([.E332]&gt;[.E331];[.F33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0.59" calcext:value-type="float">
            <text:p>80,59</text:p>
          </table:table-cell>
          <table:table-cell table:formula="of:=IF([.A333]&gt;[.A332];[.B332]+1;1)" office:value-type="float" office:value="3" calcext:value-type="float">
            <text:p>3</text:p>
          </table:table-cell>
          <table:table-cell office:value-type="float" office:value="86.96" calcext:value-type="float">
            <text:p>86,96</text:p>
          </table:table-cell>
          <table:table-cell table:formula="of:=IF([.C333]&gt;[.C332];[.D332]+1;1)" office:value-type="float" office:value="1" calcext:value-type="float">
            <text:p>1</text:p>
          </table:table-cell>
          <table:table-cell office:value-type="float" office:value="143.49" calcext:value-type="float">
            <text:p>143,49</text:p>
          </table:table-cell>
          <table:table-cell table:formula="of:=IF([.E333]&gt;[.E332];[.F33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04" calcext:value-type="float">
            <text:p>83,04</text:p>
          </table:table-cell>
          <table:table-cell table:formula="of:=IF([.A334]&gt;[.A333];[.B333]+1;1)" office:value-type="float" office:value="4" calcext:value-type="float">
            <text:p>4</text:p>
          </table:table-cell>
          <table:table-cell office:value-type="float" office:value="86.49" calcext:value-type="float">
            <text:p>86,49</text:p>
          </table:table-cell>
          <table:table-cell table:formula="of:=IF([.C334]&gt;[.C333];[.D333]+1;1)" office:value-type="float" office:value="1" calcext:value-type="float">
            <text:p>1</text:p>
          </table:table-cell>
          <table:table-cell office:value-type="float" office:value="145.41" calcext:value-type="float">
            <text:p>145,41</text:p>
          </table:table-cell>
          <table:table-cell table:formula="of:=IF([.E334]&gt;[.E333];[.F33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.26" calcext:value-type="float">
            <text:p>84,26</text:p>
          </table:table-cell>
          <table:table-cell table:formula="of:=IF([.A335]&gt;[.A334];[.B334]+1;1)" office:value-type="float" office:value="5" calcext:value-type="float">
            <text:p>5</text:p>
          </table:table-cell>
          <table:table-cell office:value-type="float" office:value="86.09" calcext:value-type="float">
            <text:p>86,09</text:p>
          </table:table-cell>
          <table:table-cell table:formula="of:=IF([.C335]&gt;[.C334];[.D334]+1;1)" office:value-type="float" office:value="1" calcext:value-type="float">
            <text:p>1</text:p>
          </table:table-cell>
          <table:table-cell office:value-type="float" office:value="147.4" calcext:value-type="float">
            <text:p>147,4</text:p>
          </table:table-cell>
          <table:table-cell table:formula="of:=IF([.E335]&gt;[.E334];[.F33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28" calcext:value-type="float">
            <text:p>85,28</text:p>
          </table:table-cell>
          <table:table-cell table:formula="of:=IF([.A336]&gt;[.A335];[.B335]+1;1)" office:value-type="float" office:value="6" calcext:value-type="float">
            <text:p>6</text:p>
          </table:table-cell>
          <table:table-cell office:value-type="float" office:value="84.37" calcext:value-type="float">
            <text:p>84,37</text:p>
          </table:table-cell>
          <table:table-cell table:formula="of:=IF([.C336]&gt;[.C335];[.D335]+1;1)" office:value-type="float" office:value="1" calcext:value-type="float">
            <text:p>1</text:p>
          </table:table-cell>
          <table:table-cell office:value-type="float" office:value="146.27" calcext:value-type="float">
            <text:p>146,27</text:p>
          </table:table-cell>
          <table:table-cell table:formula="of:=IF([.E336]&gt;[.E335];[.F33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74" calcext:value-type="float">
            <text:p>85,74</text:p>
          </table:table-cell>
          <table:table-cell table:formula="of:=IF([.A337]&gt;[.A336];[.B336]+1;1)" office:value-type="float" office:value="7" calcext:value-type="float">
            <text:p>7</text:p>
          </table:table-cell>
          <table:table-cell office:value-type="float" office:value="83.22" calcext:value-type="float">
            <text:p>83,22</text:p>
          </table:table-cell>
          <table:table-cell table:formula="of:=IF([.C337]&gt;[.C336];[.D336]+1;1)" office:value-type="float" office:value="1" calcext:value-type="float">
            <text:p>1</text:p>
          </table:table-cell>
          <table:table-cell office:value-type="float" office:value="148.38" calcext:value-type="float">
            <text:p>148,38</text:p>
          </table:table-cell>
          <table:table-cell table:formula="of:=IF([.E337]&gt;[.E336];[.F33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.14" calcext:value-type="float">
            <text:p>84,14</text:p>
          </table:table-cell>
          <table:table-cell table:formula="of:=IF([.A338]&gt;[.A337];[.B337]+1;1)" office:value-type="float" office:value="1" calcext:value-type="float">
            <text:p>1</text:p>
          </table:table-cell>
          <table:table-cell office:value-type="float" office:value="85.72" calcext:value-type="float">
            <text:p>85,72</text:p>
          </table:table-cell>
          <table:table-cell table:formula="of:=IF([.C338]&gt;[.C337];[.D337]+1;1)" office:value-type="float" office:value="2" calcext:value-type="float">
            <text:p>2</text:p>
          </table:table-cell>
          <table:table-cell office:value-type="float" office:value="150.67" calcext:value-type="float">
            <text:p>150,67</text:p>
          </table:table-cell>
          <table:table-cell table:formula="of:=IF([.E338]&gt;[.E337];[.F33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6.12" calcext:value-type="float">
            <text:p>86,12</text:p>
          </table:table-cell>
          <table:table-cell table:formula="of:=IF([.A339]&gt;[.A338];[.B338]+1;1)" office:value-type="float" office:value="2" calcext:value-type="float">
            <text:p>2</text:p>
          </table:table-cell>
          <table:table-cell office:value-type="float" office:value="84.73" calcext:value-type="float">
            <text:p>84,73</text:p>
          </table:table-cell>
          <table:table-cell table:formula="of:=IF([.C339]&gt;[.C338];[.D338]+1;1)" office:value-type="float" office:value="1" calcext:value-type="float">
            <text:p>1</text:p>
          </table:table-cell>
          <table:table-cell office:value-type="float" office:value="150.84" calcext:value-type="float">
            <text:p>150,84</text:p>
          </table:table-cell>
          <table:table-cell table:formula="of:=IF([.E339]&gt;[.E338];[.F338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.23" calcext:value-type="float">
            <text:p>86,23</text:p>
          </table:table-cell>
          <table:table-cell table:formula="of:=IF([.A340]&gt;[.A339];[.B339]+1;1)" office:value-type="float" office:value="3" calcext:value-type="float">
            <text:p>3</text:p>
          </table:table-cell>
          <table:table-cell office:value-type="float" office:value="84.15" calcext:value-type="float">
            <text:p>84,15</text:p>
          </table:table-cell>
          <table:table-cell table:formula="of:=IF([.C340]&gt;[.C339];[.D339]+1;1)" office:value-type="float" office:value="1" calcext:value-type="float">
            <text:p>1</text:p>
          </table:table-cell>
          <table:table-cell office:value-type="float" office:value="149.73" calcext:value-type="float">
            <text:p>149,73</text:p>
          </table:table-cell>
          <table:table-cell table:formula="of:=IF([.E340]&gt;[.E339];[.F33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78" calcext:value-type="float">
            <text:p>84,78</text:p>
          </table:table-cell>
          <table:table-cell table:formula="of:=IF([.A341]&gt;[.A340];[.B340]+1;1)" office:value-type="float" office:value="1" calcext:value-type="float">
            <text:p>1</text:p>
          </table:table-cell>
          <table:table-cell office:value-type="float" office:value="83.26" calcext:value-type="float">
            <text:p>83,26</text:p>
          </table:table-cell>
          <table:table-cell table:formula="of:=IF([.C341]&gt;[.C340];[.D340]+1;1)" office:value-type="float" office:value="1" calcext:value-type="float">
            <text:p>1</text:p>
          </table:table-cell>
          <table:table-cell office:value-type="float" office:value="148.35" calcext:value-type="float">
            <text:p>148,35</text:p>
          </table:table-cell>
          <table:table-cell table:formula="of:=IF([.E341]&gt;[.E340];[.F34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91" calcext:value-type="float">
            <text:p>86,91</text:p>
          </table:table-cell>
          <table:table-cell table:formula="of:=IF([.A342]&gt;[.A341];[.B341]+1;1)" office:value-type="float" office:value="2" calcext:value-type="float">
            <text:p>2</text:p>
          </table:table-cell>
          <table:table-cell office:value-type="float" office:value="82.5" calcext:value-type="float">
            <text:p>82,5</text:p>
          </table:table-cell>
          <table:table-cell table:formula="of:=IF([.C342]&gt;[.C341];[.D341]+1;1)" office:value-type="float" office:value="1" calcext:value-type="float">
            <text:p>1</text:p>
          </table:table-cell>
          <table:table-cell office:value-type="float" office:value="150.61" calcext:value-type="float">
            <text:p>150,61</text:p>
          </table:table-cell>
          <table:table-cell table:formula="of:=IF([.E342]&gt;[.E341];[.F34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3" calcext:value-type="float">
            <text:p>85,3</text:p>
          </table:table-cell>
          <table:table-cell table:formula="of:=IF([.A343]&gt;[.A342];[.B342]+1;1)" office:value-type="float" office:value="1" calcext:value-type="float">
            <text:p>1</text:p>
          </table:table-cell>
          <table:table-cell office:value-type="float" office:value="81.74" calcext:value-type="float">
            <text:p>81,74</text:p>
          </table:table-cell>
          <table:table-cell table:formula="of:=IF([.C343]&gt;[.C342];[.D342]+1;1)" office:value-type="float" office:value="1" calcext:value-type="float">
            <text:p>1</text:p>
          </table:table-cell>
          <table:table-cell office:value-type="float" office:value="148.95" calcext:value-type="float">
            <text:p>148,95</text:p>
          </table:table-cell>
          <table:table-cell table:formula="of:=IF([.E343]&gt;[.E342];[.F34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64" calcext:value-type="float">
            <text:p>83,64</text:p>
          </table:table-cell>
          <table:table-cell table:formula="of:=IF([.A344]&gt;[.A343];[.B343]+1;1)" office:value-type="float" office:value="1" calcext:value-type="float">
            <text:p>1</text:p>
          </table:table-cell>
          <table:table-cell office:value-type="float" office:value="84.27" calcext:value-type="float">
            <text:p>84,27</text:p>
          </table:table-cell>
          <table:table-cell table:formula="of:=IF([.C344]&gt;[.C343];[.D343]+1;1)" office:value-type="float" office:value="2" calcext:value-type="float">
            <text:p>2</text:p>
          </table:table-cell>
          <table:table-cell office:value-type="float" office:value="147.17" calcext:value-type="float">
            <text:p>147,17</text:p>
          </table:table-cell>
          <table:table-cell table:formula="of:=IF([.E344]&gt;[.E343];[.F34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5" calcext:value-type="float">
            <text:p>82,5</text:p>
          </table:table-cell>
          <table:table-cell table:formula="of:=IF([.A345]&gt;[.A344];[.B344]+1;1)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IF([.C345]&gt;[.C344];[.D344]+1;1)" office:value-type="float" office:value="1" calcext:value-type="float">
            <text:p>1</text:p>
          </table:table-cell>
          <table:table-cell office:value-type="float" office:value="147.86" calcext:value-type="float">
            <text:p>147,86</text:p>
          </table:table-cell>
          <table:table-cell table:formula="of:=IF([.E345]&gt;[.E344];[.F34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.5" calcext:value-type="float">
            <text:p>83,5</text:p>
          </table:table-cell>
          <table:table-cell table:formula="of:=IF([.A346]&gt;[.A345];[.B345]+1;1)" office:value-type="float" office:value="2" calcext:value-type="float">
            <text:p>2</text:p>
          </table:table-cell>
          <table:table-cell office:value-type="float" office:value="85.99" calcext:value-type="float">
            <text:p>85,99</text:p>
          </table:table-cell>
          <table:table-cell table:formula="of:=IF([.C346]&gt;[.C345];[.D345]+1;1)" office:value-type="float" office:value="2" calcext:value-type="float">
            <text:p>2</text:p>
          </table:table-cell>
          <table:table-cell office:value-type="float" office:value="149.49" calcext:value-type="float">
            <text:p>149,49</text:p>
          </table:table-cell>
          <table:table-cell table:formula="of:=IF([.E346]&gt;[.E345];[.F34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49" calcext:value-type="float">
            <text:p>85,49</text:p>
          </table:table-cell>
          <table:table-cell table:formula="of:=IF([.A347]&gt;[.A346];[.B346]+1;1)" office:value-type="float" office:value="3" calcext:value-type="float">
            <text:p>3</text:p>
          </table:table-cell>
          <table:table-cell office:value-type="float" office:value="84.29" calcext:value-type="float">
            <text:p>84,29</text:p>
          </table:table-cell>
          <table:table-cell table:formula="of:=IF([.C347]&gt;[.C346];[.D346]+1;1)" office:value-type="float" office:value="1" calcext:value-type="float">
            <text:p>1</text:p>
          </table:table-cell>
          <table:table-cell office:value-type="float" office:value="147.9" calcext:value-type="float">
            <text:p>147,9</text:p>
          </table:table-cell>
          <table:table-cell table:formula="of:=IF([.E347]&gt;[.E346];[.F34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71" calcext:value-type="float">
            <text:p>87,71</text:p>
          </table:table-cell>
          <table:table-cell table:formula="of:=IF([.A348]&gt;[.A347];[.B347]+1;1)" office:value-type="float" office:value="4" calcext:value-type="float">
            <text:p>4</text:p>
          </table:table-cell>
          <table:table-cell office:value-type="float" office:value="83.35" calcext:value-type="float">
            <text:p>83,35</text:p>
          </table:table-cell>
          <table:table-cell table:formula="of:=IF([.C348]&gt;[.C347];[.D347]+1;1)" office:value-type="float" office:value="1" calcext:value-type="float">
            <text:p>1</text:p>
          </table:table-cell>
          <table:table-cell office:value-type="float" office:value="146.46" calcext:value-type="float">
            <text:p>146,46</text:p>
          </table:table-cell>
          <table:table-cell table:formula="of:=IF([.E348]&gt;[.E347];[.F34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99" calcext:value-type="float">
            <text:p>85,99</text:p>
          </table:table-cell>
          <table:table-cell table:formula="of:=IF([.A349]&gt;[.A348];[.B348]+1;1)" office:value-type="float" office:value="1" calcext:value-type="float">
            <text:p>1</text:p>
          </table:table-cell>
          <table:table-cell office:value-type="float" office:value="86.22" calcext:value-type="float">
            <text:p>86,22</text:p>
          </table:table-cell>
          <table:table-cell table:formula="of:=IF([.C349]&gt;[.C348];[.D348]+1;1)" office:value-type="float" office:value="2" calcext:value-type="float">
            <text:p>2</text:p>
          </table:table-cell>
          <table:table-cell office:value-type="float" office:value="144.76" calcext:value-type="float">
            <text:p>144,76</text:p>
          </table:table-cell>
          <table:table-cell table:formula="of:=IF([.E349]&gt;[.E348];[.F34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.15" calcext:value-type="float">
            <text:p>88,15</text:p>
          </table:table-cell>
          <table:table-cell table:formula="of:=IF([.A350]&gt;[.A349];[.B349]+1;1)" office:value-type="float" office:value="2" calcext:value-type="float">
            <text:p>2</text:p>
          </table:table-cell>
          <table:table-cell office:value-type="float" office:value="85.51" calcext:value-type="float">
            <text:p>85,51</text:p>
          </table:table-cell>
          <table:table-cell table:formula="of:=IF([.C350]&gt;[.C349];[.D349]+1;1)" office:value-type="float" office:value="1" calcext:value-type="float">
            <text:p>1</text:p>
          </table:table-cell>
          <table:table-cell office:value-type="float" office:value="146.64" calcext:value-type="float">
            <text:p>146,64</text:p>
          </table:table-cell>
          <table:table-cell table:formula="of:=IF([.E350]&gt;[.E349];[.F34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8.57" calcext:value-type="float">
            <text:p>88,57</text:p>
          </table:table-cell>
          <table:table-cell table:formula="of:=IF([.A351]&gt;[.A350];[.B350]+1;1)" office:value-type="float" office:value="3" calcext:value-type="float">
            <text:p>3</text:p>
          </table:table-cell>
          <table:table-cell office:value-type="float" office:value="84.25" calcext:value-type="float">
            <text:p>84,25</text:p>
          </table:table-cell>
          <table:table-cell table:formula="of:=IF([.C351]&gt;[.C350];[.D350]+1;1)" office:value-type="float" office:value="1" calcext:value-type="float">
            <text:p>1</text:p>
          </table:table-cell>
          <table:table-cell office:value-type="float" office:value="146.84" calcext:value-type="float">
            <text:p>146,84</text:p>
          </table:table-cell>
          <table:table-cell table:formula="of:=IF([.E351]&gt;[.E350];[.F35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8.75" calcext:value-type="float">
            <text:p>88,75</text:p>
          </table:table-cell>
          <table:table-cell table:formula="of:=IF([.A352]&gt;[.A351];[.B351]+1;1)" office:value-type="float" office:value="4" calcext:value-type="float">
            <text:p>4</text:p>
          </table:table-cell>
          <table:table-cell office:value-type="float" office:value="84.11" calcext:value-type="float">
            <text:p>84,11</text:p>
          </table:table-cell>
          <table:table-cell table:formula="of:=IF([.C352]&gt;[.C351];[.D351]+1;1)" office:value-type="float" office:value="1" calcext:value-type="float">
            <text:p>1</text:p>
          </table:table-cell>
          <table:table-cell office:value-type="float" office:value="145.82" calcext:value-type="float">
            <text:p>145,82</text:p>
          </table:table-cell>
          <table:table-cell table:formula="of:=IF([.E352]&gt;[.E351];[.F35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45" calcext:value-type="float">
            <text:p>89,45</text:p>
          </table:table-cell>
          <table:table-cell table:formula="of:=IF([.A353]&gt;[.A352];[.B352]+1;1)" office:value-type="float" office:value="5" calcext:value-type="float">
            <text:p>5</text:p>
          </table:table-cell>
          <table:table-cell office:value-type="float" office:value="86.81" calcext:value-type="float">
            <text:p>86,81</text:p>
          </table:table-cell>
          <table:table-cell table:formula="of:=IF([.C353]&gt;[.C352];[.D352]+1;1)" office:value-type="float" office:value="2" calcext:value-type="float">
            <text:p>2</text:p>
          </table:table-cell>
          <table:table-cell office:value-type="float" office:value="147.2" calcext:value-type="float">
            <text:p>147,2</text:p>
          </table:table-cell>
          <table:table-cell table:formula="of:=IF([.E353]&gt;[.E352];[.F35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7.7" calcext:value-type="float">
            <text:p>87,7</text:p>
          </table:table-cell>
          <table:table-cell table:formula="of:=IF([.A354]&gt;[.A353];[.B353]+1;1)" office:value-type="float" office:value="1" calcext:value-type="float">
            <text:p>1</text:p>
          </table:table-cell>
          <table:table-cell office:value-type="float" office:value="85.18" calcext:value-type="float">
            <text:p>85,18</text:p>
          </table:table-cell>
          <table:table-cell table:formula="of:=IF([.C354]&gt;[.C353];[.D353]+1;1)" office:value-type="float" office:value="1" calcext:value-type="float">
            <text:p>1</text:p>
          </table:table-cell>
          <table:table-cell office:value-type="float" office:value="149.23" calcext:value-type="float">
            <text:p>149,23</text:p>
          </table:table-cell>
          <table:table-cell table:formula="of:=IF([.E354]&gt;[.E353];[.F353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97" calcext:value-type="float">
            <text:p>85,97</text:p>
          </table:table-cell>
          <table:table-cell table:formula="of:=IF([.A355]&gt;[.A354];[.B354]+1;1)" office:value-type="float" office:value="1" calcext:value-type="float">
            <text:p>1</text:p>
          </table:table-cell>
          <table:table-cell office:value-type="float" office:value="85.17" calcext:value-type="float">
            <text:p>85,17</text:p>
          </table:table-cell>
          <table:table-cell table:formula="of:=IF([.C355]&gt;[.C354];[.D354]+1;1)" office:value-type="float" office:value="1" calcext:value-type="float">
            <text:p>1</text:p>
          </table:table-cell>
          <table:table-cell office:value-type="float" office:value="150.75" calcext:value-type="float">
            <text:p>150,75</text:p>
          </table:table-cell>
          <table:table-cell table:formula="of:=IF([.E355]&gt;[.E354];[.F354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6.77" calcext:value-type="float">
            <text:p>86,77</text:p>
          </table:table-cell>
          <table:table-cell table:formula="of:=IF([.A356]&gt;[.A355];[.B355]+1;1)" office:value-type="float" office:value="2" calcext:value-type="float">
            <text:p>2</text:p>
          </table:table-cell>
          <table:table-cell office:value-type="float" office:value="83.74" calcext:value-type="float">
            <text:p>83,74</text:p>
          </table:table-cell>
          <table:table-cell table:formula="of:=IF([.C356]&gt;[.C355];[.D355]+1;1)" office:value-type="float" office:value="1" calcext:value-type="float">
            <text:p>1</text:p>
          </table:table-cell>
          <table:table-cell office:value-type="float" office:value="151.95" calcext:value-type="float">
            <text:p>151,95</text:p>
          </table:table-cell>
          <table:table-cell table:formula="of:=IF([.E356]&gt;[.E355];[.F355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5.03" calcext:value-type="float">
            <text:p>85,03</text:p>
          </table:table-cell>
          <table:table-cell table:formula="of:=IF([.A357]&gt;[.A356];[.B356]+1;1)" office:value-type="float" office:value="1" calcext:value-type="float">
            <text:p>1</text:p>
          </table:table-cell>
          <table:table-cell office:value-type="float" office:value="83.16" calcext:value-type="float">
            <text:p>83,16</text:p>
          </table:table-cell>
          <table:table-cell table:formula="of:=IF([.C357]&gt;[.C356];[.D356]+1;1)" office:value-type="float" office:value="1" calcext:value-type="float">
            <text:p>1</text:p>
          </table:table-cell>
          <table:table-cell office:value-type="float" office:value="154.04" calcext:value-type="float">
            <text:p>154,04</text:p>
          </table:table-cell>
          <table:table-cell table:formula="of:=IF([.E357]&gt;[.E356];[.F356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3.62" calcext:value-type="float">
            <text:p>83,62</text:p>
          </table:table-cell>
          <table:table-cell table:formula="of:=IF([.A358]&gt;[.A357];[.B357]+1;1)" office:value-type="float" office:value="1" calcext:value-type="float">
            <text:p>1</text:p>
          </table:table-cell>
          <table:table-cell office:value-type="float" office:value="82.19" calcext:value-type="float">
            <text:p>82,19</text:p>
          </table:table-cell>
          <table:table-cell table:formula="of:=IF([.C358]&gt;[.C357];[.D357]+1;1)" office:value-type="float" office:value="1" calcext:value-type="float">
            <text:p>1</text:p>
          </table:table-cell>
          <table:table-cell office:value-type="float" office:value="155.46" calcext:value-type="float">
            <text:p>155,46</text:p>
          </table:table-cell>
          <table:table-cell table:formula="of:=IF([.E358]&gt;[.E357];[.F357]+1;1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5.87" calcext:value-type="float">
            <text:p>85,87</text:p>
          </table:table-cell>
          <table:table-cell table:formula="of:=IF([.A359]&gt;[.A358];[.B358]+1;1)" office:value-type="float" office:value="2" calcext:value-type="float">
            <text:p>2</text:p>
          </table:table-cell>
          <table:table-cell office:value-type="float" office:value="80.93" calcext:value-type="float">
            <text:p>80,93</text:p>
          </table:table-cell>
          <table:table-cell table:formula="of:=IF([.C359]&gt;[.C358];[.D358]+1;1)" office:value-type="float" office:value="1" calcext:value-type="float">
            <text:p>1</text:p>
          </table:table-cell>
          <table:table-cell office:value-type="float" office:value="157.47" calcext:value-type="float">
            <text:p>157,47</text:p>
          </table:table-cell>
          <table:table-cell table:formula="of:=IF([.E359]&gt;[.E358];[.F358]+1;1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6.95" calcext:value-type="float">
            <text:p>86,95</text:p>
          </table:table-cell>
          <table:table-cell table:formula="of:=IF([.A360]&gt;[.A359];[.B359]+1;1)" office:value-type="float" office:value="3" calcext:value-type="float">
            <text:p>3</text:p>
          </table:table-cell>
          <table:table-cell office:value-type="float" office:value="83.66" calcext:value-type="float">
            <text:p>83,66</text:p>
          </table:table-cell>
          <table:table-cell table:formula="of:=IF([.C360]&gt;[.C359];[.D359]+1;1)" office:value-type="float" office:value="2" calcext:value-type="float">
            <text:p>2</text:p>
          </table:table-cell>
          <table:table-cell office:value-type="float" office:value="155.78" calcext:value-type="float">
            <text:p>155,78</text:p>
          </table:table-cell>
          <table:table-cell table:formula="of:=IF([.E360]&gt;[.E359];[.F35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.95" calcext:value-type="float">
            <text:p>88,95</text:p>
          </table:table-cell>
          <table:table-cell table:formula="of:=IF([.A361]&gt;[.A360];[.B360]+1;1)" office:value-type="float" office:value="4" calcext:value-type="float">
            <text:p>4</text:p>
          </table:table-cell>
          <table:table-cell office:value-type="float" office:value="82.17" calcext:value-type="float">
            <text:p>82,17</text:p>
          </table:table-cell>
          <table:table-cell table:formula="of:=IF([.C361]&gt;[.C360];[.D360]+1;1)" office:value-type="float" office:value="1" calcext:value-type="float">
            <text:p>1</text:p>
          </table:table-cell>
          <table:table-cell office:value-type="float" office:value="154.39" calcext:value-type="float">
            <text:p>154,39</text:p>
          </table:table-cell>
          <table:table-cell table:formula="of:=IF([.E361]&gt;[.E360];[.F36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68" calcext:value-type="float">
            <text:p>87,68</text:p>
          </table:table-cell>
          <table:table-cell table:formula="of:=IF([.A362]&gt;[.A361];[.B361]+1;1)" office:value-type="float" office:value="1" calcext:value-type="float">
            <text:p>1</text:p>
          </table:table-cell>
          <table:table-cell office:value-type="float" office:value="81.81" calcext:value-type="float">
            <text:p>81,81</text:p>
          </table:table-cell>
          <table:table-cell table:formula="of:=IF([.C362]&gt;[.C361];[.D361]+1;1)" office:value-type="float" office:value="1" calcext:value-type="float">
            <text:p>1</text:p>
          </table:table-cell>
          <table:table-cell office:value-type="float" office:value="155.92" calcext:value-type="float">
            <text:p>155,92</text:p>
          </table:table-cell>
          <table:table-cell table:formula="of:=IF([.E362]&gt;[.E361];[.F36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52" calcext:value-type="float">
            <text:p>86,52</text:p>
          </table:table-cell>
          <table:table-cell table:formula="of:=IF([.A363]&gt;[.A362];[.B362]+1;1)" office:value-type="float" office:value="1" calcext:value-type="float">
            <text:p>1</text:p>
          </table:table-cell>
          <table:table-cell office:value-type="float" office:value="80.97" calcext:value-type="float">
            <text:p>80,97</text:p>
          </table:table-cell>
          <table:table-cell table:formula="of:=IF([.C363]&gt;[.C362];[.D362]+1;1)" office:value-type="float" office:value="1" calcext:value-type="float">
            <text:p>1</text:p>
          </table:table-cell>
          <table:table-cell office:value-type="float" office:value="154.42" calcext:value-type="float">
            <text:p>154,42</text:p>
          </table:table-cell>
          <table:table-cell table:formula="of:=IF([.E363]&gt;[.E362];[.F36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64" calcext:value-type="float">
            <text:p>87,64</text:p>
          </table:table-cell>
          <table:table-cell table:formula="of:=IF([.A364]&gt;[.A363];[.B363]+1;1)" office:value-type="float" office:value="2" calcext:value-type="float">
            <text:p>2</text:p>
          </table:table-cell>
          <table:table-cell office:value-type="float" office:value="80.41" calcext:value-type="float">
            <text:p>80,41</text:p>
          </table:table-cell>
          <table:table-cell table:formula="of:=IF([.C364]&gt;[.C363];[.D363]+1;1)" office:value-type="float" office:value="1" calcext:value-type="float">
            <text:p>1</text:p>
          </table:table-cell>
          <table:table-cell office:value-type="float" office:value="153.37" calcext:value-type="float">
            <text:p>153,37</text:p>
          </table:table-cell>
          <table:table-cell table:formula="of:=IF([.E364]&gt;[.E363];[.F36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51" calcext:value-type="float">
            <text:p>86,51</text:p>
          </table:table-cell>
          <table:table-cell table:formula="of:=IF([.A365]&gt;[.A364];[.B364]+1;1)" office:value-type="float" office:value="1" calcext:value-type="float">
            <text:p>1</text:p>
          </table:table-cell>
          <table:table-cell office:value-type="float" office:value="79.86" calcext:value-type="float">
            <text:p>79,86</text:p>
          </table:table-cell>
          <table:table-cell table:formula="of:=IF([.C365]&gt;[.C364];[.D364]+1;1)" office:value-type="float" office:value="1" calcext:value-type="float">
            <text:p>1</text:p>
          </table:table-cell>
          <table:table-cell office:value-type="float" office:value="154.38" calcext:value-type="float">
            <text:p>154,38</text:p>
          </table:table-cell>
          <table:table-cell table:formula="of:=IF([.E365]&gt;[.E364];[.F36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1" calcext:value-type="float">
            <text:p>85,1</text:p>
          </table:table-cell>
          <table:table-cell table:formula="of:=IF([.A366]&gt;[.A365];[.B365]+1;1)" office:value-type="float" office:value="1" calcext:value-type="float">
            <text:p>1</text:p>
          </table:table-cell>
          <table:table-cell office:value-type="float" office:value="79.52" calcext:value-type="float">
            <text:p>79,52</text:p>
          </table:table-cell>
          <table:table-cell table:formula="of:=IF([.C366]&gt;[.C365];[.D365]+1;1)" office:value-type="float" office:value="1" calcext:value-type="float">
            <text:p>1</text:p>
          </table:table-cell>
          <table:table-cell office:value-type="float" office:value="152.55" calcext:value-type="float">
            <text:p>152,55</text:p>
          </table:table-cell>
          <table:table-cell table:formula="of:=IF([.E366]&gt;[.E365];[.F36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09" calcext:value-type="float">
            <text:p>86,09</text:p>
          </table:table-cell>
          <table:table-cell table:formula="of:=IF([.A367]&gt;[.A366];[.B366]+1;1)" office:value-type="float" office:value="2" calcext:value-type="float">
            <text:p>2</text:p>
          </table:table-cell>
          <table:table-cell office:value-type="float" office:value="78.86" calcext:value-type="float">
            <text:p>78,86</text:p>
          </table:table-cell>
          <table:table-cell table:formula="of:=IF([.C367]&gt;[.C366];[.D366]+1;1)" office:value-type="float" office:value="1" calcext:value-type="float">
            <text:p>1</text:p>
          </table:table-cell>
          <table:table-cell office:value-type="float" office:value="150.98" calcext:value-type="float">
            <text:p>150,98</text:p>
          </table:table-cell>
          <table:table-cell table:formula="of:=IF([.E367]&gt;[.E366];[.F36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89" calcext:value-type="float">
            <text:p>84,89</text:p>
          </table:table-cell>
          <table:table-cell table:formula="of:=IF([.A368]&gt;[.A367];[.B367]+1;1)" office:value-type="float" office:value="1" calcext:value-type="float">
            <text:p>1</text:p>
          </table:table-cell>
          <table:table-cell office:value-type="float" office:value="77.11" calcext:value-type="float">
            <text:p>77,11</text:p>
          </table:table-cell>
          <table:table-cell table:formula="of:=IF([.C368]&gt;[.C367];[.D367]+1;1)" office:value-type="float" office:value="1" calcext:value-type="float">
            <text:p>1</text:p>
          </table:table-cell>
          <table:table-cell office:value-type="float" office:value="151.24" calcext:value-type="float">
            <text:p>151,24</text:p>
          </table:table-cell>
          <table:table-cell table:formula="of:=IF([.E368]&gt;[.E367];[.F36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.75" calcext:value-type="float">
            <text:p>83,75</text:p>
          </table:table-cell>
          <table:table-cell table:formula="of:=IF([.A369]&gt;[.A368];[.B368]+1;1)" office:value-type="float" office:value="1" calcext:value-type="float">
            <text:p>1</text:p>
          </table:table-cell>
          <table:table-cell office:value-type="float" office:value="75.29" calcext:value-type="float">
            <text:p>75,29</text:p>
          </table:table-cell>
          <table:table-cell table:formula="of:=IF([.C369]&gt;[.C368];[.D368]+1;1)" office:value-type="float" office:value="1" calcext:value-type="float">
            <text:p>1</text:p>
          </table:table-cell>
          <table:table-cell office:value-type="float" office:value="153.69" calcext:value-type="float">
            <text:p>153,69</text:p>
          </table:table-cell>
          <table:table-cell table:formula="of:=IF([.E369]&gt;[.E368];[.F36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37" calcext:value-type="float">
            <text:p>85,37</text:p>
          </table:table-cell>
          <table:table-cell table:formula="of:=IF([.A370]&gt;[.A369];[.B369]+1;1)" office:value-type="float" office:value="2" calcext:value-type="float">
            <text:p>2</text:p>
          </table:table-cell>
          <table:table-cell office:value-type="float" office:value="78.26" calcext:value-type="float">
            <text:p>78,26</text:p>
          </table:table-cell>
          <table:table-cell table:formula="of:=IF([.C370]&gt;[.C369];[.D369]+1;1)" office:value-type="float" office:value="2" calcext:value-type="float">
            <text:p>2</text:p>
          </table:table-cell>
          <table:table-cell office:value-type="float" office:value="155.26" calcext:value-type="float">
            <text:p>155,26</text:p>
          </table:table-cell>
          <table:table-cell table:formula="of:=IF([.E370]&gt;[.E369];[.F36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5.9" calcext:value-type="float">
            <text:p>85,9</text:p>
          </table:table-cell>
          <table:table-cell table:formula="of:=IF([.A371]&gt;[.A370];[.B370]+1;1)" office:value-type="float" office:value="3" calcext:value-type="float">
            <text:p>3</text:p>
          </table:table-cell>
          <table:table-cell office:value-type="float" office:value="77.23" calcext:value-type="float">
            <text:p>77,23</text:p>
          </table:table-cell>
          <table:table-cell table:formula="of:=IF([.C371]&gt;[.C370];[.D370]+1;1)" office:value-type="float" office:value="1" calcext:value-type="float">
            <text:p>1</text:p>
          </table:table-cell>
          <table:table-cell office:value-type="float" office:value="153.86" calcext:value-type="float">
            <text:p>153,86</text:p>
          </table:table-cell>
          <table:table-cell table:formula="of:=IF([.E371]&gt;[.E370];[.F37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34" calcext:value-type="float">
            <text:p>84,34</text:p>
          </table:table-cell>
          <table:table-cell table:formula="of:=IF([.A372]&gt;[.A371];[.B371]+1;1)" office:value-type="float" office:value="1" calcext:value-type="float">
            <text:p>1</text:p>
          </table:table-cell>
          <table:table-cell office:value-type="float" office:value="79.95" calcext:value-type="float">
            <text:p>79,95</text:p>
          </table:table-cell>
          <table:table-cell table:formula="of:=IF([.C372]&gt;[.C371];[.D371]+1;1)" office:value-type="float" office:value="2" calcext:value-type="float">
            <text:p>2</text:p>
          </table:table-cell>
          <table:table-cell office:value-type="float" office:value="152.09" calcext:value-type="float">
            <text:p>152,09</text:p>
          </table:table-cell>
          <table:table-cell table:formula="of:=IF([.E372]&gt;[.E371];[.F37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32" calcext:value-type="float">
            <text:p>83,32</text:p>
          </table:table-cell>
          <table:table-cell table:formula="of:=IF([.A373]&gt;[.A372];[.B372]+1;1)" office:value-type="float" office:value="1" calcext:value-type="float">
            <text:p>1</text:p>
          </table:table-cell>
          <table:table-cell office:value-type="float" office:value="79.03" calcext:value-type="float">
            <text:p>79,03</text:p>
          </table:table-cell>
          <table:table-cell table:formula="of:=IF([.C373]&gt;[.C372];[.D372]+1;1)" office:value-type="float" office:value="1" calcext:value-type="float">
            <text:p>1</text:p>
          </table:table-cell>
          <table:table-cell office:value-type="float" office:value="150.44" calcext:value-type="float">
            <text:p>150,44</text:p>
          </table:table-cell>
          <table:table-cell table:formula="of:=IF([.E373]&gt;[.E372];[.F37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78" calcext:value-type="float">
            <text:p>83,78</text:p>
          </table:table-cell>
          <table:table-cell table:formula="of:=IF([.A374]&gt;[.A373];[.B373]+1;1)" office:value-type="float" office:value="2" calcext:value-type="float">
            <text:p>2</text:p>
          </table:table-cell>
          <table:table-cell office:value-type="float" office:value="78.57" calcext:value-type="float">
            <text:p>78,57</text:p>
          </table:table-cell>
          <table:table-cell table:formula="of:=IF([.C374]&gt;[.C373];[.D373]+1;1)" office:value-type="float" office:value="1" calcext:value-type="float">
            <text:p>1</text:p>
          </table:table-cell>
          <table:table-cell office:value-type="float" office:value="152.88" calcext:value-type="float">
            <text:p>152,88</text:p>
          </table:table-cell>
          <table:table-cell table:formula="of:=IF([.E374]&gt;[.E373];[.F37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1.97" calcext:value-type="float">
            <text:p>81,97</text:p>
          </table:table-cell>
          <table:table-cell table:formula="of:=IF([.A375]&gt;[.A374];[.B374]+1;1)" office:value-type="float" office:value="1" calcext:value-type="float">
            <text:p>1</text:p>
          </table:table-cell>
          <table:table-cell office:value-type="float" office:value="76.85" calcext:value-type="float">
            <text:p>76,85</text:p>
          </table:table-cell>
          <table:table-cell table:formula="of:=IF([.C375]&gt;[.C374];[.D374]+1;1)" office:value-type="float" office:value="1" calcext:value-type="float">
            <text:p>1</text:p>
          </table:table-cell>
          <table:table-cell office:value-type="float" office:value="153.57" calcext:value-type="float">
            <text:p>153,57</text:p>
          </table:table-cell>
          <table:table-cell table:formula="of:=IF([.E375]&gt;[.E374];[.F37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3.69" calcext:value-type="float">
            <text:p>83,69</text:p>
          </table:table-cell>
          <table:table-cell table:formula="of:=IF([.A376]&gt;[.A375];[.B375]+1;1)" office:value-type="float" office:value="2" calcext:value-type="float">
            <text:p>2</text:p>
          </table:table-cell>
          <table:table-cell office:value-type="float" office:value="79.53" calcext:value-type="float">
            <text:p>79,53</text:p>
          </table:table-cell>
          <table:table-cell table:formula="of:=IF([.C376]&gt;[.C375];[.D375]+1;1)" office:value-type="float" office:value="2" calcext:value-type="float">
            <text:p>2</text:p>
          </table:table-cell>
          <table:table-cell office:value-type="float" office:value="151.8" calcext:value-type="float">
            <text:p>151,8</text:p>
          </table:table-cell>
          <table:table-cell table:formula="of:=IF([.E376]&gt;[.E375];[.F37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46" calcext:value-type="float">
            <text:p>82,46</text:p>
          </table:table-cell>
          <table:table-cell table:formula="of:=IF([.A377]&gt;[.A376];[.B376]+1;1)" office:value-type="float" office:value="1" calcext:value-type="float">
            <text:p>1</text:p>
          </table:table-cell>
          <table:table-cell office:value-type="float" office:value="82.14" calcext:value-type="float">
            <text:p>82,14</text:p>
          </table:table-cell>
          <table:table-cell table:formula="of:=IF([.C377]&gt;[.C376];[.D376]+1;1)" office:value-type="float" office:value="3" calcext:value-type="float">
            <text:p>3</text:p>
          </table:table-cell>
          <table:table-cell office:value-type="float" office:value="153.21" calcext:value-type="float">
            <text:p>153,21</text:p>
          </table:table-cell>
          <table:table-cell table:formula="of:=IF([.E377]&gt;[.E376];[.F37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4.11" calcext:value-type="float">
            <text:p>84,11</text:p>
          </table:table-cell>
          <table:table-cell table:formula="of:=IF([.A378]&gt;[.A377];[.B377]+1;1)" office:value-type="float" office:value="2" calcext:value-type="float">
            <text:p>2</text:p>
          </table:table-cell>
          <table:table-cell office:value-type="float" office:value="81.95" calcext:value-type="float">
            <text:p>81,95</text:p>
          </table:table-cell>
          <table:table-cell table:formula="of:=IF([.C378]&gt;[.C377];[.D377]+1;1)" office:value-type="float" office:value="1" calcext:value-type="float">
            <text:p>1</text:p>
          </table:table-cell>
          <table:table-cell office:value-type="float" office:value="154.75" calcext:value-type="float">
            <text:p>154,75</text:p>
          </table:table-cell>
          <table:table-cell table:formula="of:=IF([.E378]&gt;[.E377];[.F37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5.63" calcext:value-type="float">
            <text:p>85,63</text:p>
          </table:table-cell>
          <table:table-cell table:formula="of:=IF([.A379]&gt;[.A378];[.B378]+1;1)" office:value-type="float" office:value="3" calcext:value-type="float">
            <text:p>3</text:p>
          </table:table-cell>
          <table:table-cell office:value-type="float" office:value="81.26" calcext:value-type="float">
            <text:p>81,26</text:p>
          </table:table-cell>
          <table:table-cell table:formula="of:=IF([.C379]&gt;[.C378];[.D378]+1;1)" office:value-type="float" office:value="1" calcext:value-type="float">
            <text:p>1</text:p>
          </table:table-cell>
          <table:table-cell office:value-type="float" office:value="153.43" calcext:value-type="float">
            <text:p>153,43</text:p>
          </table:table-cell>
          <table:table-cell table:formula="of:=IF([.E379]&gt;[.E378];[.F37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83" calcext:value-type="float">
            <text:p>85,83</text:p>
          </table:table-cell>
          <table:table-cell table:formula="of:=IF([.A380]&gt;[.A379];[.B379]+1;1)" office:value-type="float" office:value="4" calcext:value-type="float">
            <text:p>4</text:p>
          </table:table-cell>
          <table:table-cell office:value-type="float" office:value="79.76" calcext:value-type="float">
            <text:p>79,76</text:p>
          </table:table-cell>
          <table:table-cell table:formula="of:=IF([.C380]&gt;[.C379];[.D379]+1;1)" office:value-type="float" office:value="1" calcext:value-type="float">
            <text:p>1</text:p>
          </table:table-cell>
          <table:table-cell office:value-type="float" office:value="152.27" calcext:value-type="float">
            <text:p>152,27</text:p>
          </table:table-cell>
          <table:table-cell table:formula="of:=IF([.E380]&gt;[.E379];[.F37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6.66" calcext:value-type="float">
            <text:p>86,66</text:p>
          </table:table-cell>
          <table:table-cell table:formula="of:=IF([.A381]&gt;[.A380];[.B380]+1;1)" office:value-type="float" office:value="5" calcext:value-type="float">
            <text:p>5</text:p>
          </table:table-cell>
          <table:table-cell office:value-type="float" office:value="82.5" calcext:value-type="float">
            <text:p>82,5</text:p>
          </table:table-cell>
          <table:table-cell table:formula="of:=IF([.C381]&gt;[.C380];[.D380]+1;1)"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table:formula="of:=IF([.E381]&gt;[.E380];[.F38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.96" calcext:value-type="float">
            <text:p>87,96</text:p>
          </table:table-cell>
          <table:table-cell table:formula="of:=IF([.A382]&gt;[.A381];[.B381]+1;1)" office:value-type="float" office:value="6" calcext:value-type="float">
            <text:p>6</text:p>
          </table:table-cell>
          <table:table-cell office:value-type="float" office:value="80.88" calcext:value-type="float">
            <text:p>80,88</text:p>
          </table:table-cell>
          <table:table-cell table:formula="of:=IF([.C382]&gt;[.C381];[.D381]+1;1)" office:value-type="float" office:value="1" calcext:value-type="float">
            <text:p>1</text:p>
          </table:table-cell>
          <table:table-cell office:value-type="float" office:value="152.36" calcext:value-type="float">
            <text:p>152,36</text:p>
          </table:table-cell>
          <table:table-cell table:formula="of:=IF([.E382]&gt;[.E381];[.F38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9.71" calcext:value-type="float">
            <text:p>89,71</text:p>
          </table:table-cell>
          <table:table-cell table:formula="of:=IF([.A383]&gt;[.A382];[.B382]+1;1)" office:value-type="float" office:value="7" calcext:value-type="float">
            <text:p>7</text:p>
          </table:table-cell>
          <table:table-cell office:value-type="float" office:value="80.27" calcext:value-type="float">
            <text:p>80,27</text:p>
          </table:table-cell>
          <table:table-cell table:formula="of:=IF([.C383]&gt;[.C382];[.D382]+1;1)" office:value-type="float" office:value="1" calcext:value-type="float">
            <text:p>1</text:p>
          </table:table-cell>
          <table:table-cell office:value-type="float" office:value="150.48" calcext:value-type="float">
            <text:p>150,48</text:p>
          </table:table-cell>
          <table:table-cell table:formula="of:=IF([.E383]&gt;[.E382];[.F38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38" calcext:value-type="float">
            <text:p>91,38</text:p>
          </table:table-cell>
          <table:table-cell table:formula="of:=IF([.A384]&gt;[.A383];[.B383]+1;1)" office:value-type="float" office:value="8" calcext:value-type="float">
            <text:p>8</text:p>
          </table:table-cell>
          <table:table-cell office:value-type="float" office:value="80.06" calcext:value-type="float">
            <text:p>80,06</text:p>
          </table:table-cell>
          <table:table-cell table:formula="of:=IF([.C384]&gt;[.C383];[.D383]+1;1)" office:value-type="float" office:value="1" calcext:value-type="float">
            <text:p>1</text:p>
          </table:table-cell>
          <table:table-cell office:value-type="float" office:value="151.6" calcext:value-type="float">
            <text:p>151,6</text:p>
          </table:table-cell>
          <table:table-cell table:formula="of:=IF([.E384]&gt;[.E383];[.F38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0.08" calcext:value-type="float">
            <text:p>90,08</text:p>
          </table:table-cell>
          <table:table-cell table:formula="of:=IF([.A385]&gt;[.A384];[.B384]+1;1)" office:value-type="float" office:value="1" calcext:value-type="float">
            <text:p>1</text:p>
          </table:table-cell>
          <table:table-cell office:value-type="float" office:value="78.17" calcext:value-type="float">
            <text:p>78,17</text:p>
          </table:table-cell>
          <table:table-cell table:formula="of:=IF([.C385]&gt;[.C384];[.D384]+1;1)" office:value-type="float" office:value="1" calcext:value-type="float">
            <text:p>1</text:p>
          </table:table-cell>
          <table:table-cell office:value-type="float" office:value="149.7" calcext:value-type="float">
            <text:p>149,7</text:p>
          </table:table-cell>
          <table:table-cell table:formula="of:=IF([.E385]&gt;[.E384];[.F38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8.79" calcext:value-type="float">
            <text:p>88,79</text:p>
          </table:table-cell>
          <table:table-cell table:formula="of:=IF([.A386]&gt;[.A385];[.B385]+1;1)" office:value-type="float" office:value="1" calcext:value-type="float">
            <text:p>1</text:p>
          </table:table-cell>
          <table:table-cell office:value-type="float" office:value="77.03" calcext:value-type="float">
            <text:p>77,03</text:p>
          </table:table-cell>
          <table:table-cell table:formula="of:=IF([.C386]&gt;[.C385];[.D385]+1;1)" office:value-type="float" office:value="1" calcext:value-type="float">
            <text:p>1</text:p>
          </table:table-cell>
          <table:table-cell office:value-type="float" office:value="150.75" calcext:value-type="float">
            <text:p>150,75</text:p>
          </table:table-cell>
          <table:table-cell table:formula="of:=IF([.E386]&gt;[.E385];[.F38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6.79" calcext:value-type="float">
            <text:p>86,79</text:p>
          </table:table-cell>
          <table:table-cell table:formula="of:=IF([.A387]&gt;[.A386];[.B386]+1;1)" office:value-type="float" office:value="1" calcext:value-type="float">
            <text:p>1</text:p>
          </table:table-cell>
          <table:table-cell office:value-type="float" office:value="76.48" calcext:value-type="float">
            <text:p>76,48</text:p>
          </table:table-cell>
          <table:table-cell table:formula="of:=IF([.C387]&gt;[.C386];[.D386]+1;1)" office:value-type="float" office:value="1" calcext:value-type="float">
            <text:p>1</text:p>
          </table:table-cell>
          <table:table-cell office:value-type="float" office:value="149.3" calcext:value-type="float">
            <text:p>149,3</text:p>
          </table:table-cell>
          <table:table-cell table:formula="of:=IF([.E387]&gt;[.E386];[.F38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93" calcext:value-type="float">
            <text:p>84,93</text:p>
          </table:table-cell>
          <table:table-cell table:formula="of:=IF([.A388]&gt;[.A387];[.B387]+1;1)" office:value-type="float" office:value="1" calcext:value-type="float">
            <text:p>1</text:p>
          </table:table-cell>
          <table:table-cell office:value-type="float" office:value="76.21" calcext:value-type="float">
            <text:p>76,21</text:p>
          </table:table-cell>
          <table:table-cell table:formula="of:=IF([.C388]&gt;[.C387];[.D387]+1;1)" office:value-type="float" office:value="1" calcext:value-type="float">
            <text:p>1</text:p>
          </table:table-cell>
          <table:table-cell office:value-type="float" office:value="149.42" calcext:value-type="float">
            <text:p>149,42</text:p>
          </table:table-cell>
          <table:table-cell table:formula="of:=IF([.E388]&gt;[.E387];[.F38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.65" calcext:value-type="float">
            <text:p>83,65</text:p>
          </table:table-cell>
          <table:table-cell table:formula="of:=IF([.A389]&gt;[.A388];[.B388]+1;1)" office:value-type="float" office:value="1" calcext:value-type="float">
            <text:p>1</text:p>
          </table:table-cell>
          <table:table-cell office:value-type="float" office:value="76.09" calcext:value-type="float">
            <text:p>76,09</text:p>
          </table:table-cell>
          <table:table-cell table:formula="of:=IF([.C389]&gt;[.C388];[.D388]+1;1)" office:value-type="float" office:value="1" calcext:value-type="float">
            <text:p>1</text:p>
          </table:table-cell>
          <table:table-cell office:value-type="float" office:value="147.55" calcext:value-type="float">
            <text:p>147,55</text:p>
          </table:table-cell>
          <table:table-cell table:formula="of:=IF([.E389]&gt;[.E388];[.F38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46" calcext:value-type="float">
            <text:p>84,46</text:p>
          </table:table-cell>
          <table:table-cell table:formula="of:=IF([.A390]&gt;[.A389];[.B389]+1;1)" office:value-type="float" office:value="2" calcext:value-type="float">
            <text:p>2</text:p>
          </table:table-cell>
          <table:table-cell office:value-type="float" office:value="75.75" calcext:value-type="float">
            <text:p>75,75</text:p>
          </table:table-cell>
          <table:table-cell table:formula="of:=IF([.C390]&gt;[.C389];[.D389]+1;1)" office:value-type="float" office:value="1" calcext:value-type="float">
            <text:p>1</text:p>
          </table:table-cell>
          <table:table-cell office:value-type="float" office:value="148.07" calcext:value-type="float">
            <text:p>148,07</text:p>
          </table:table-cell>
          <table:table-cell table:formula="of:=IF([.E390]&gt;[.E389];[.F38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2.96" calcext:value-type="float">
            <text:p>82,96</text:p>
          </table:table-cell>
          <table:table-cell table:formula="of:=IF([.A391]&gt;[.A390];[.B390]+1;1)" office:value-type="float" office:value="1" calcext:value-type="float">
            <text:p>1</text:p>
          </table:table-cell>
          <table:table-cell office:value-type="float" office:value="74.55" calcext:value-type="float">
            <text:p>74,55</text:p>
          </table:table-cell>
          <table:table-cell table:formula="of:=IF([.C391]&gt;[.C390];[.D390]+1;1)" office:value-type="float" office:value="1" calcext:value-type="float">
            <text:p>1</text:p>
          </table:table-cell>
          <table:table-cell office:value-type="float" office:value="149.9" calcext:value-type="float">
            <text:p>149,9</text:p>
          </table:table-cell>
          <table:table-cell table:formula="of:=IF([.E391]&gt;[.E390];[.F39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1.92" calcext:value-type="float">
            <text:p>81,92</text:p>
          </table:table-cell>
          <table:table-cell table:formula="of:=IF([.A392]&gt;[.A391];[.B391]+1;1)" office:value-type="float" office:value="1" calcext:value-type="float">
            <text:p>1</text:p>
          </table:table-cell>
          <table:table-cell office:value-type="float" office:value="74.29" calcext:value-type="float">
            <text:p>74,29</text:p>
          </table:table-cell>
          <table:table-cell table:formula="of:=IF([.C392]&gt;[.C391];[.D391]+1;1)" office:value-type="float" office:value="1" calcext:value-type="float">
            <text:p>1</text:p>
          </table:table-cell>
          <table:table-cell office:value-type="float" office:value="151.68" calcext:value-type="float">
            <text:p>151,68</text:p>
          </table:table-cell>
          <table:table-cell table:formula="of:=IF([.E392]&gt;[.E391];[.F39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0.32" calcext:value-type="float">
            <text:p>80,32</text:p>
          </table:table-cell>
          <table:table-cell table:formula="of:=IF([.A393]&gt;[.A392];[.B392]+1;1)" office:value-type="float" office:value="1" calcext:value-type="float">
            <text:p>1</text:p>
          </table:table-cell>
          <table:table-cell office:value-type="float" office:value="73.21" calcext:value-type="float">
            <text:p>73,21</text:p>
          </table:table-cell>
          <table:table-cell table:formula="of:=IF([.C393]&gt;[.C392];[.D392]+1;1)" office:value-type="float" office:value="1" calcext:value-type="float">
            <text:p>1</text:p>
          </table:table-cell>
          <table:table-cell office:value-type="float" office:value="153.25" calcext:value-type="float">
            <text:p>153,25</text:p>
          </table:table-cell>
          <table:table-cell table:formula="of:=IF([.E393]&gt;[.E392];[.F392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0.37" calcext:value-type="float">
            <text:p>80,37</text:p>
          </table:table-cell>
          <table:table-cell table:formula="of:=IF([.A394]&gt;[.A393];[.B393]+1;1)" office:value-type="float" office:value="2" calcext:value-type="float">
            <text:p>2</text:p>
          </table:table-cell>
          <table:table-cell office:value-type="float" office:value="72.27" calcext:value-type="float">
            <text:p>72,27</text:p>
          </table:table-cell>
          <table:table-cell table:formula="of:=IF([.C394]&gt;[.C393];[.D393]+1;1)" office:value-type="float" office:value="1" calcext:value-type="float">
            <text:p>1</text:p>
          </table:table-cell>
          <table:table-cell office:value-type="float" office:value="152.23" calcext:value-type="float">
            <text:p>152,23</text:p>
          </table:table-cell>
          <table:table-cell table:formula="of:=IF([.E394]&gt;[.E393];[.F39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.26" calcext:value-type="float">
            <text:p>81,26</text:p>
          </table:table-cell>
          <table:table-cell table:formula="of:=IF([.A395]&gt;[.A394];[.B394]+1;1)" office:value-type="float" office:value="3" calcext:value-type="float">
            <text:p>3</text:p>
          </table:table-cell>
          <table:table-cell office:value-type="float" office:value="70.48" calcext:value-type="float">
            <text:p>70,48</text:p>
          </table:table-cell>
          <table:table-cell table:formula="of:=IF([.C395]&gt;[.C394];[.D394]+1;1)" office:value-type="float" office:value="1" calcext:value-type="float">
            <text:p>1</text:p>
          </table:table-cell>
          <table:table-cell office:value-type="float" office:value="150.25" calcext:value-type="float">
            <text:p>150,25</text:p>
          </table:table-cell>
          <table:table-cell table:formula="of:=IF([.E395]&gt;[.E394];[.F39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72" calcext:value-type="float">
            <text:p>83,72</text:p>
          </table:table-cell>
          <table:table-cell table:formula="of:=IF([.A396]&gt;[.A395];[.B395]+1;1)" office:value-type="float" office:value="4" calcext:value-type="float">
            <text:p>4</text:p>
          </table:table-cell>
          <table:table-cell office:value-type="float" office:value="70.05" calcext:value-type="float">
            <text:p>70,05</text:p>
          </table:table-cell>
          <table:table-cell table:formula="of:=IF([.C396]&gt;[.C395];[.D395]+1;1)" office:value-type="float" office:value="1" calcext:value-type="float">
            <text:p>1</text:p>
          </table:table-cell>
          <table:table-cell office:value-type="float" office:value="148.8" calcext:value-type="float">
            <text:p>148,8</text:p>
          </table:table-cell>
          <table:table-cell table:formula="of:=IF([.E396]&gt;[.E395];[.F39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27" calcext:value-type="float">
            <text:p>84,27</text:p>
          </table:table-cell>
          <table:table-cell table:formula="of:=IF([.A397]&gt;[.A396];[.B396]+1;1)" office:value-type="float" office:value="5" calcext:value-type="float">
            <text:p>5</text:p>
          </table:table-cell>
          <table:table-cell office:value-type="float" office:value="68.35" calcext:value-type="float">
            <text:p>68,35</text:p>
          </table:table-cell>
          <table:table-cell table:formula="of:=IF([.C397]&gt;[.C396];[.D396]+1;1)" office:value-type="float" office:value="1" calcext:value-type="float">
            <text:p>1</text:p>
          </table:table-cell>
          <table:table-cell office:value-type="float" office:value="146.96" calcext:value-type="float">
            <text:p>146,96</text:p>
          </table:table-cell>
          <table:table-cell table:formula="of:=IF([.E397]&gt;[.E396];[.F39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97" calcext:value-type="float">
            <text:p>82,97</text:p>
          </table:table-cell>
          <table:table-cell table:formula="of:=IF([.A398]&gt;[.A397];[.B397]+1;1)" office:value-type="float" office:value="1" calcext:value-type="float">
            <text:p>1</text:p>
          </table:table-cell>
          <table:table-cell office:value-type="float" office:value="67.58" calcext:value-type="float">
            <text:p>67,58</text:p>
          </table:table-cell>
          <table:table-cell table:formula="of:=IF([.C398]&gt;[.C397];[.D397]+1;1)" office:value-type="float" office:value="1" calcext:value-type="float">
            <text:p>1</text:p>
          </table:table-cell>
          <table:table-cell office:value-type="float" office:value="145.48" calcext:value-type="float">
            <text:p>145,48</text:p>
          </table:table-cell>
          <table:table-cell table:formula="of:=IF([.E398]&gt;[.E397];[.F39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17" calcext:value-type="float">
            <text:p>83,17</text:p>
          </table:table-cell>
          <table:table-cell table:formula="of:=IF([.A399]&gt;[.A398];[.B398]+1;1)" office:value-type="float" office:value="2" calcext:value-type="float">
            <text:p>2</text:p>
          </table:table-cell>
          <table:table-cell office:value-type="float" office:value="66.3" calcext:value-type="float">
            <text:p>66,3</text:p>
          </table:table-cell>
          <table:table-cell table:formula="of:=IF([.C399]&gt;[.C398];[.D398]+1;1)" office:value-type="float" office:value="1" calcext:value-type="float">
            <text:p>1</text:p>
          </table:table-cell>
          <table:table-cell office:value-type="float" office:value="147.35" calcext:value-type="float">
            <text:p>147,35</text:p>
          </table:table-cell>
          <table:table-cell table:formula="of:=IF([.E399]&gt;[.E398];[.F398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1.82" calcext:value-type="float">
            <text:p>81,82</text:p>
          </table:table-cell>
          <table:table-cell table:formula="of:=IF([.A400]&gt;[.A399];[.B399]+1;1)" office:value-type="float" office:value="1" calcext:value-type="float">
            <text:p>1</text:p>
          </table:table-cell>
          <table:table-cell office:value-type="float" office:value="65.04" calcext:value-type="float">
            <text:p>65,04</text:p>
          </table:table-cell>
          <table:table-cell table:formula="of:=IF([.C400]&gt;[.C399];[.D399]+1;1)" office:value-type="float" office:value="1" calcext:value-type="float">
            <text:p>1</text:p>
          </table:table-cell>
          <table:table-cell office:value-type="float" office:value="145.4" calcext:value-type="float">
            <text:p>145,4</text:p>
          </table:table-cell>
          <table:table-cell table:formula="of:=IF([.E400]&gt;[.E399];[.F39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04" calcext:value-type="float">
            <text:p>84,04</text:p>
          </table:table-cell>
          <table:table-cell table:formula="of:=IF([.A401]&gt;[.A400];[.B400]+1;1)" office:value-type="float" office:value="2" calcext:value-type="float">
            <text:p>2</text:p>
          </table:table-cell>
          <table:table-cell office:value-type="float" office:value="63.88" calcext:value-type="float">
            <text:p>63,88</text:p>
          </table:table-cell>
          <table:table-cell table:formula="of:=IF([.C401]&gt;[.C400];[.D400]+1;1)" office:value-type="float" office:value="1" calcext:value-type="float">
            <text:p>1</text:p>
          </table:table-cell>
          <table:table-cell office:value-type="float" office:value="145.47" calcext:value-type="float">
            <text:p>145,47</text:p>
          </table:table-cell>
          <table:table-cell table:formula="of:=IF([.E401]&gt;[.E400];[.F40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2.65" calcext:value-type="float">
            <text:p>82,65</text:p>
          </table:table-cell>
          <table:table-cell table:formula="of:=IF([.A402]&gt;[.A401];[.B401]+1;1)" office:value-type="float" office:value="1" calcext:value-type="float">
            <text:p>1</text:p>
          </table:table-cell>
          <table:table-cell office:value-type="float" office:value="63.09" calcext:value-type="float">
            <text:p>63,09</text:p>
          </table:table-cell>
          <table:table-cell table:formula="of:=IF([.C402]&gt;[.C401];[.D401]+1;1)" office:value-type="float" office:value="1" calcext:value-type="float">
            <text:p>1</text:p>
          </table:table-cell>
          <table:table-cell office:value-type="float" office:value="146.12" calcext:value-type="float">
            <text:p>146,12</text:p>
          </table:table-cell>
          <table:table-cell table:formula="of:=IF([.E402]&gt;[.E401];[.F40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3.94" calcext:value-type="float">
            <text:p>83,94</text:p>
          </table:table-cell>
          <table:table-cell table:formula="of:=IF([.A403]&gt;[.A402];[.B402]+1;1)" office:value-type="float" office:value="2" calcext:value-type="float">
            <text:p>2</text:p>
          </table:table-cell>
          <table:table-cell office:value-type="float" office:value="61.68" calcext:value-type="float">
            <text:p>61,68</text:p>
          </table:table-cell>
          <table:table-cell table:formula="of:=IF([.C403]&gt;[.C402];[.D402]+1;1)" office:value-type="float" office:value="1" calcext:value-type="float">
            <text:p>1</text:p>
          </table:table-cell>
          <table:table-cell office:value-type="float" office:value="147.22" calcext:value-type="float">
            <text:p>147,22</text:p>
          </table:table-cell>
          <table:table-cell table:formula="of:=IF([.E403]&gt;[.E402];[.F402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2.19" calcext:value-type="float">
            <text:p>82,19</text:p>
          </table:table-cell>
          <table:table-cell table:formula="of:=IF([.A404]&gt;[.A403];[.B403]+1;1)" office:value-type="float" office:value="1" calcext:value-type="float">
            <text:p>1</text:p>
          </table:table-cell>
          <table:table-cell office:value-type="float" office:value="60.11" calcext:value-type="float">
            <text:p>60,11</text:p>
          </table:table-cell>
          <table:table-cell table:formula="of:=IF([.C404]&gt;[.C403];[.D403]+1;1)" office:value-type="float" office:value="1" calcext:value-type="float">
            <text:p>1</text:p>
          </table:table-cell>
          <table:table-cell office:value-type="float" office:value="148.13" calcext:value-type="float">
            <text:p>148,13</text:p>
          </table:table-cell>
          <table:table-cell table:formula="of:=IF([.E404]&gt;[.E403];[.F403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4.44" calcext:value-type="float">
            <text:p>84,44</text:p>
          </table:table-cell>
          <table:table-cell table:formula="of:=IF([.A405]&gt;[.A404];[.B404]+1;1)" office:value-type="float" office:value="2" calcext:value-type="float">
            <text:p>2</text:p>
          </table:table-cell>
          <table:table-cell office:value-type="float" office:value="63.04" calcext:value-type="float">
            <text:p>63,04</text:p>
          </table:table-cell>
          <table:table-cell table:formula="of:=IF([.C405]&gt;[.C404];[.D404]+1;1)" office:value-type="float" office:value="2" calcext:value-type="float">
            <text:p>2</text:p>
          </table:table-cell>
          <table:table-cell office:value-type="float" office:value="149.9" calcext:value-type="float">
            <text:p>149,9</text:p>
          </table:table-cell>
          <table:table-cell table:formula="of:=IF([.E405]&gt;[.E404];[.F404]+1;1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2.85" calcext:value-type="float">
            <text:p>82,85</text:p>
          </table:table-cell>
          <table:table-cell table:formula="of:=IF([.A406]&gt;[.A405];[.B405]+1;1)" office:value-type="float" office:value="1" calcext:value-type="float">
            <text:p>1</text:p>
          </table:table-cell>
          <table:table-cell office:value-type="float" office:value="65.81" calcext:value-type="float">
            <text:p>65,81</text:p>
          </table:table-cell>
          <table:table-cell table:formula="of:=IF([.C406]&gt;[.C405];[.D405]+1;1)" office:value-type="float" office:value="3" calcext:value-type="float">
            <text:p>3</text:p>
          </table:table-cell>
          <table:table-cell office:value-type="float" office:value="147.96" calcext:value-type="float">
            <text:p>147,96</text:p>
          </table:table-cell>
          <table:table-cell table:formula="of:=IF([.E406]&gt;[.E405];[.F40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73" calcext:value-type="float">
            <text:p>84,73</text:p>
          </table:table-cell>
          <table:table-cell table:formula="of:=IF([.A407]&gt;[.A406];[.B406]+1;1)" office:value-type="float" office:value="2" calcext:value-type="float">
            <text:p>2</text:p>
          </table:table-cell>
          <table:table-cell office:value-type="float" office:value="64.26" calcext:value-type="float">
            <text:p>64,26</text:p>
          </table:table-cell>
          <table:table-cell table:formula="of:=IF([.C407]&gt;[.C406];[.D406]+1;1)" office:value-type="float" office:value="1" calcext:value-type="float">
            <text:p>1</text:p>
          </table:table-cell>
          <table:table-cell office:value-type="float" office:value="146.51" calcext:value-type="float">
            <text:p>146,51</text:p>
          </table:table-cell>
          <table:table-cell table:formula="of:=IF([.E407]&gt;[.E406];[.F40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.93" calcext:value-type="float">
            <text:p>84,93</text:p>
          </table:table-cell>
          <table:table-cell table:formula="of:=IF([.A408]&gt;[.A407];[.B407]+1;1)" office:value-type="float" office:value="3" calcext:value-type="float">
            <text:p>3</text:p>
          </table:table-cell>
          <table:table-cell office:value-type="float" office:value="63.08" calcext:value-type="float">
            <text:p>63,08</text:p>
          </table:table-cell>
          <table:table-cell table:formula="of:=IF([.C408]&gt;[.C407];[.D407]+1;1)" office:value-type="float" office:value="1" calcext:value-type="float">
            <text:p>1</text:p>
          </table:table-cell>
          <table:table-cell office:value-type="float" office:value="147.87" calcext:value-type="float">
            <text:p>147,87</text:p>
          </table:table-cell>
          <table:table-cell table:formula="of:=IF([.E408]&gt;[.E407];[.F40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3.87" calcext:value-type="float">
            <text:p>83,87</text:p>
          </table:table-cell>
          <table:table-cell table:formula="of:=IF([.A409]&gt;[.A408];[.B408]+1;1)" office:value-type="float" office:value="1" calcext:value-type="float">
            <text:p>1</text:p>
          </table:table-cell>
          <table:table-cell office:value-type="float" office:value="62.49" calcext:value-type="float">
            <text:p>62,49</text:p>
          </table:table-cell>
          <table:table-cell table:formula="of:=IF([.C409]&gt;[.C408];[.D408]+1;1)" office:value-type="float" office:value="1" calcext:value-type="float">
            <text:p>1</text:p>
          </table:table-cell>
          <table:table-cell office:value-type="float" office:value="149.41" calcext:value-type="float">
            <text:p>149,41</text:p>
          </table:table-cell>
          <table:table-cell table:formula="of:=IF([.E409]&gt;[.E408];[.F40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2.71" calcext:value-type="float">
            <text:p>82,71</text:p>
          </table:table-cell>
          <table:table-cell table:formula="of:=IF([.A410]&gt;[.A409];[.B409]+1;1)" office:value-type="float" office:value="1" calcext:value-type="float">
            <text:p>1</text:p>
          </table:table-cell>
          <table:table-cell office:value-type="float" office:value="61.45" calcext:value-type="float">
            <text:p>61,45</text:p>
          </table:table-cell>
          <table:table-cell table:formula="of:=IF([.C410]&gt;[.C409];[.D409]+1;1)" office:value-type="float" office:value="1" calcext:value-type="float">
            <text:p>1</text:p>
          </table:table-cell>
          <table:table-cell office:value-type="float" office:value="150.39" calcext:value-type="float">
            <text:p>150,39</text:p>
          </table:table-cell>
          <table:table-cell table:formula="of:=IF([.E410]&gt;[.E409];[.F409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1.37" calcext:value-type="float">
            <text:p>81,37</text:p>
          </table:table-cell>
          <table:table-cell table:formula="of:=IF([.A411]&gt;[.A410];[.B410]+1;1)" office:value-type="float" office:value="1" calcext:value-type="float">
            <text:p>1</text:p>
          </table:table-cell>
          <table:table-cell office:value-type="float" office:value="60.3" calcext:value-type="float">
            <text:p>60,3</text:p>
          </table:table-cell>
          <table:table-cell table:formula="of:=IF([.C411]&gt;[.C410];[.D410]+1;1)" office:value-type="float" office:value="1" calcext:value-type="float">
            <text:p>1</text:p>
          </table:table-cell>
          <table:table-cell office:value-type="float" office:value="149.35" calcext:value-type="float">
            <text:p>149,35</text:p>
          </table:table-cell>
          <table:table-cell table:formula="of:=IF([.E411]&gt;[.E410];[.F41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.04" calcext:value-type="float">
            <text:p>80,04</text:p>
          </table:table-cell>
          <table:table-cell table:formula="of:=IF([.A412]&gt;[.A411];[.B411]+1;1)" office:value-type="float" office:value="1" calcext:value-type="float">
            <text:p>1</text:p>
          </table:table-cell>
          <table:table-cell office:value-type="float" office:value="62.81" calcext:value-type="float">
            <text:p>62,81</text:p>
          </table:table-cell>
          <table:table-cell table:formula="of:=IF([.C412]&gt;[.C411];[.D411]+1;1)" office:value-type="float" office:value="2" calcext:value-type="float">
            <text:p>2</text:p>
          </table:table-cell>
          <table:table-cell office:value-type="float" office:value="147.81" calcext:value-type="float">
            <text:p>147,81</text:p>
          </table:table-cell>
          <table:table-cell table:formula="of:=IF([.E412]&gt;[.E411];[.F41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1.96" calcext:value-type="float">
            <text:p>81,96</text:p>
          </table:table-cell>
          <table:table-cell table:formula="of:=IF([.A413]&gt;[.A412];[.B412]+1;1)" office:value-type="float" office:value="2" calcext:value-type="float">
            <text:p>2</text:p>
          </table:table-cell>
          <table:table-cell office:value-type="float" office:value="62.35" calcext:value-type="float">
            <text:p>62,35</text:p>
          </table:table-cell>
          <table:table-cell table:formula="of:=IF([.C413]&gt;[.C412];[.D412]+1;1)" office:value-type="float" office:value="1" calcext:value-type="float">
            <text:p>1</text:p>
          </table:table-cell>
          <table:table-cell office:value-type="float" office:value="145.85" calcext:value-type="float">
            <text:p>145,85</text:p>
          </table:table-cell>
          <table:table-cell table:formula="of:=IF([.E413]&gt;[.E412];[.F41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.73" calcext:value-type="float">
            <text:p>82,73</text:p>
          </table:table-cell>
          <table:table-cell table:formula="of:=IF([.A414]&gt;[.A413];[.B413]+1;1)" office:value-type="float" office:value="3" calcext:value-type="float">
            <text:p>3</text:p>
          </table:table-cell>
          <table:table-cell office:value-type="float" office:value="61.53" calcext:value-type="float">
            <text:p>61,53</text:p>
          </table:table-cell>
          <table:table-cell table:formula="of:=IF([.C414]&gt;[.C413];[.D413]+1;1)" office:value-type="float" office:value="1" calcext:value-type="float">
            <text:p>1</text:p>
          </table:table-cell>
          <table:table-cell office:value-type="float" office:value="147.65" calcext:value-type="float">
            <text:p>147,65</text:p>
          </table:table-cell>
          <table:table-cell table:formula="of:=IF([.E414]&gt;[.E413];[.F41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1.6" calcext:value-type="float">
            <text:p>81,6</text:p>
          </table:table-cell>
          <table:table-cell table:formula="of:=IF([.A415]&gt;[.A414];[.B414]+1;1)" office:value-type="float" office:value="1" calcext:value-type="float">
            <text:p>1</text:p>
          </table:table-cell>
          <table:table-cell office:value-type="float" office:value="61.16" calcext:value-type="float">
            <text:p>61,16</text:p>
          </table:table-cell>
          <table:table-cell table:formula="of:=IF([.C415]&gt;[.C414];[.D414]+1;1)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table:formula="of:=IF([.E415]&gt;[.E414];[.F414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0.37" calcext:value-type="float">
            <text:p>80,37</text:p>
          </table:table-cell>
          <table:table-cell table:formula="of:=IF([.A416]&gt;[.A415];[.B415]+1;1)" office:value-type="float" office:value="1" calcext:value-type="float">
            <text:p>1</text:p>
          </table:table-cell>
          <table:table-cell office:value-type="float" office:value="60.65" calcext:value-type="float">
            <text:p>60,65</text:p>
          </table:table-cell>
          <table:table-cell table:formula="of:=IF([.C416]&gt;[.C415];[.D415]+1;1)" office:value-type="float" office:value="1" calcext:value-type="float">
            <text:p>1</text:p>
          </table:table-cell>
          <table:table-cell office:value-type="float" office:value="149.16" calcext:value-type="float">
            <text:p>149,16</text:p>
          </table:table-cell>
          <table:table-cell table:formula="of:=IF([.E416]&gt;[.E415];[.F415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2.29" calcext:value-type="float">
            <text:p>82,29</text:p>
          </table:table-cell>
          <table:table-cell table:formula="of:=IF([.A417]&gt;[.A416];[.B416]+1;1)" office:value-type="float" office:value="2" calcext:value-type="float">
            <text:p>2</text:p>
          </table:table-cell>
          <table:table-cell office:value-type="float" office:value="59.06" calcext:value-type="float">
            <text:p>59,06</text:p>
          </table:table-cell>
          <table:table-cell table:formula="of:=IF([.C417]&gt;[.C416];[.D416]+1;1)" office:value-type="float" office:value="1" calcext:value-type="float">
            <text:p>1</text:p>
          </table:table-cell>
          <table:table-cell office:value-type="float" office:value="148.12" calcext:value-type="float">
            <text:p>148,12</text:p>
          </table:table-cell>
          <table:table-cell table:formula="of:=IF([.E417]&gt;[.E416];[.F41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.24" calcext:value-type="float">
            <text:p>83,24</text:p>
          </table:table-cell>
          <table:table-cell table:formula="of:=IF([.A418]&gt;[.A417];[.B417]+1;1)" office:value-type="float" office:value="3" calcext:value-type="float">
            <text:p>3</text:p>
          </table:table-cell>
          <table:table-cell office:value-type="float" office:value="61.49" calcext:value-type="float">
            <text:p>61,49</text:p>
          </table:table-cell>
          <table:table-cell table:formula="of:=IF([.C418]&gt;[.C417];[.D417]+1;1)" office:value-type="float" office:value="2" calcext:value-type="float">
            <text:p>2</text:p>
          </table:table-cell>
          <table:table-cell office:value-type="float" office:value="146.75" calcext:value-type="float">
            <text:p>146,75</text:p>
          </table:table-cell>
          <table:table-cell table:formula="of:=IF([.E418]&gt;[.E417];[.F41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.09" calcext:value-type="float">
            <text:p>85,09</text:p>
          </table:table-cell>
          <table:table-cell table:formula="of:=IF([.A419]&gt;[.A418];[.B418]+1;1)" office:value-type="float" office:value="4" calcext:value-type="float">
            <text:p>4</text:p>
          </table:table-cell>
          <table:table-cell office:value-type="float" office:value="64.21" calcext:value-type="float">
            <text:p>64,21</text:p>
          </table:table-cell>
          <table:table-cell table:formula="of:=IF([.C419]&gt;[.C418];[.D418]+1;1)" office:value-type="float" office:value="3" calcext:value-type="float">
            <text:p>3</text:p>
          </table:table-cell>
          <table:table-cell office:value-type="float" office:value="148.88" calcext:value-type="float">
            <text:p>148,88</text:p>
          </table:table-cell>
          <table:table-cell table:formula="of:=IF([.E419]&gt;[.E418];[.F418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85.26" calcext:value-type="float">
            <text:p>85,26</text:p>
          </table:table-cell>
          <table:table-cell table:formula="of:=IF([.A420]&gt;[.A419];[.B419]+1;1)" office:value-type="float" office:value="5" calcext:value-type="float">
            <text:p>5</text:p>
          </table:table-cell>
          <table:table-cell office:value-type="float" office:value="64.11" calcext:value-type="float">
            <text:p>64,11</text:p>
          </table:table-cell>
          <table:table-cell table:formula="of:=IF([.C420]&gt;[.C419];[.D419]+1;1)" office:value-type="float" office:value="1" calcext:value-type="float">
            <text:p>1</text:p>
          </table:table-cell>
          <table:table-cell office:value-type="float" office:value="150.14" calcext:value-type="float">
            <text:p>150,14</text:p>
          </table:table-cell>
          <table:table-cell table:formula="of:=IF([.E420]&gt;[.E419];[.F419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7.45" calcext:value-type="float">
            <text:p>87,45</text:p>
          </table:table-cell>
          <table:table-cell table:formula="of:=IF([.A421]&gt;[.A420];[.B420]+1;1)" office:value-type="float" office:value="6" calcext:value-type="float">
            <text:p>6</text:p>
          </table:table-cell>
          <table:table-cell office:value-type="float" office:value="63.4" calcext:value-type="float">
            <text:p>63,4</text:p>
          </table:table-cell>
          <table:table-cell table:formula="of:=IF([.C421]&gt;[.C420];[.D420]+1;1)" office:value-type="float" office:value="1" calcext:value-type="float">
            <text:p>1</text:p>
          </table:table-cell>
          <table:table-cell office:value-type="float" office:value="149.12" calcext:value-type="float">
            <text:p>149,12</text:p>
          </table:table-cell>
          <table:table-cell table:formula="of:=IF([.E421]&gt;[.E420];[.F42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.82" calcext:value-type="float">
            <text:p>89,82</text:p>
          </table:table-cell>
          <table:table-cell table:formula="of:=IF([.A422]&gt;[.A421];[.B421]+1;1)" office:value-type="float" office:value="7" calcext:value-type="float">
            <text:p>7</text:p>
          </table:table-cell>
          <table:table-cell office:value-type="float" office:value="61.83" calcext:value-type="float">
            <text:p>61,83</text:p>
          </table:table-cell>
          <table:table-cell table:formula="of:=IF([.C422]&gt;[.C421];[.D421]+1;1)" office:value-type="float" office:value="1" calcext:value-type="float">
            <text:p>1</text:p>
          </table:table-cell>
          <table:table-cell office:value-type="float" office:value="147.93" calcext:value-type="float">
            <text:p>147,93</text:p>
          </table:table-cell>
          <table:table-cell table:formula="of:=IF([.E422]&gt;[.E421];[.F42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95" calcext:value-type="float">
            <text:p>91,95</text:p>
          </table:table-cell>
          <table:table-cell table:formula="of:=IF([.A423]&gt;[.A422];[.B422]+1;1)" office:value-type="float" office:value="8" calcext:value-type="float">
            <text:p>8</text:p>
          </table:table-cell>
          <table:table-cell office:value-type="float" office:value="59.96" calcext:value-type="float">
            <text:p>59,96</text:p>
          </table:table-cell>
          <table:table-cell table:formula="of:=IF([.C423]&gt;[.C422];[.D422]+1;1)" office:value-type="float" office:value="1" calcext:value-type="float">
            <text:p>1</text:p>
          </table:table-cell>
          <table:table-cell office:value-type="float" office:value="145.99" calcext:value-type="float">
            <text:p>145,99</text:p>
          </table:table-cell>
          <table:table-cell table:formula="of:=IF([.E423]&gt;[.E422];[.F42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.23" calcext:value-type="float">
            <text:p>94,23</text:p>
          </table:table-cell>
          <table:table-cell table:formula="of:=IF([.A424]&gt;[.A423];[.B423]+1;1)" office:value-type="float" office:value="9" calcext:value-type="float">
            <text:p>9</text:p>
          </table:table-cell>
          <table:table-cell office:value-type="float" office:value="59.02" calcext:value-type="float">
            <text:p>59,02</text:p>
          </table:table-cell>
          <table:table-cell table:formula="of:=IF([.C424]&gt;[.C423];[.D423]+1;1)" office:value-type="float" office:value="1" calcext:value-type="float">
            <text:p>1</text:p>
          </table:table-cell>
          <table:table-cell office:value-type="float" office:value="144.71" calcext:value-type="float">
            <text:p>144,71</text:p>
          </table:table-cell>
          <table:table-cell table:formula="of:=IF([.E424]&gt;[.E423];[.F42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.11" calcext:value-type="float">
            <text:p>93,11</text:p>
          </table:table-cell>
          <table:table-cell table:formula="of:=IF([.A425]&gt;[.A424];[.B424]+1;1)" office:value-type="float" office:value="1" calcext:value-type="float">
            <text:p>1</text:p>
          </table:table-cell>
          <table:table-cell office:value-type="float" office:value="57.84" calcext:value-type="float">
            <text:p>57,84</text:p>
          </table:table-cell>
          <table:table-cell table:formula="of:=IF([.C425]&gt;[.C424];[.D424]+1;1)" office:value-type="float" office:value="1" calcext:value-type="float">
            <text:p>1</text:p>
          </table:table-cell>
          <table:table-cell office:value-type="float" office:value="145.03" calcext:value-type="float">
            <text:p>145,03</text:p>
          </table:table-cell>
          <table:table-cell table:formula="of:=IF([.E425]&gt;[.E424];[.F42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3.73" calcext:value-type="float">
            <text:p>93,73</text:p>
          </table:table-cell>
          <table:table-cell table:formula="of:=IF([.A426]&gt;[.A425];[.B425]+1;1)" office:value-type="float" office:value="2" calcext:value-type="float">
            <text:p>2</text:p>
          </table:table-cell>
          <table:table-cell office:value-type="float" office:value="60.76" calcext:value-type="float">
            <text:p>60,76</text:p>
          </table:table-cell>
          <table:table-cell table:formula="of:=IF([.C426]&gt;[.C425];[.D425]+1;1)" office:value-type="float" office:value="2" calcext:value-type="float">
            <text:p>2</text:p>
          </table:table-cell>
          <table:table-cell office:value-type="float" office:value="146.52" calcext:value-type="float">
            <text:p>146,52</text:p>
          </table:table-cell>
          <table:table-cell table:formula="of:=IF([.E426]&gt;[.E425];[.F42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5.75" calcext:value-type="float">
            <text:p>95,75</text:p>
          </table:table-cell>
          <table:table-cell table:formula="of:=IF([.A427]&gt;[.A426];[.B426]+1;1)" office:value-type="float" office:value="3" calcext:value-type="float">
            <text:p>3</text:p>
          </table:table-cell>
          <table:table-cell office:value-type="float" office:value="60.53" calcext:value-type="float">
            <text:p>60,53</text:p>
          </table:table-cell>
          <table:table-cell table:formula="of:=IF([.C427]&gt;[.C426];[.D426]+1;1)" office:value-type="float" office:value="1" calcext:value-type="float">
            <text:p>1</text:p>
          </table:table-cell>
          <table:table-cell office:value-type="float" office:value="146.65" calcext:value-type="float">
            <text:p>146,65</text:p>
          </table:table-cell>
          <table:table-cell table:formula="of:=IF([.E427]&gt;[.E426];[.F426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7.38" calcext:value-type="float">
            <text:p>97,38</text:p>
          </table:table-cell>
          <table:table-cell table:formula="of:=IF([.A428]&gt;[.A427];[.B427]+1;1)" office:value-type="float" office:value="4" calcext:value-type="float">
            <text:p>4</text:p>
          </table:table-cell>
          <table:table-cell office:value-type="float" office:value="62.95" calcext:value-type="float">
            <text:p>62,95</text:p>
          </table:table-cell>
          <table:table-cell table:formula="of:=IF([.C428]&gt;[.C427];[.D427]+1;1)" office:value-type="float" office:value="2" calcext:value-type="float">
            <text:p>2</text:p>
          </table:table-cell>
          <table:table-cell office:value-type="float" office:value="148.26" calcext:value-type="float">
            <text:p>148,26</text:p>
          </table:table-cell>
          <table:table-cell table:formula="of:=IF([.E428]&gt;[.E427];[.F427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9.66" calcext:value-type="float">
            <text:p>99,66</text:p>
          </table:table-cell>
          <table:table-cell table:formula="of:=IF([.A429]&gt;[.A428];[.B428]+1;1)" office:value-type="float" office:value="5" calcext:value-type="float">
            <text:p>5</text:p>
          </table:table-cell>
          <table:table-cell office:value-type="float" office:value="62.42" calcext:value-type="float">
            <text:p>62,42</text:p>
          </table:table-cell>
          <table:table-cell table:formula="of:=IF([.C429]&gt;[.C428];[.D428]+1;1)" office:value-type="float" office:value="1" calcext:value-type="float">
            <text:p>1</text:p>
          </table:table-cell>
          <table:table-cell office:value-type="float" office:value="146.6" calcext:value-type="float">
            <text:p>146,6</text:p>
          </table:table-cell>
          <table:table-cell table:formula="of:=IF([.E429]&gt;[.E428];[.F42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.06" calcext:value-type="float">
            <text:p>98,06</text:p>
          </table:table-cell>
          <table:table-cell table:formula="of:=IF([.A430]&gt;[.A429];[.B429]+1;1)" office:value-type="float" office:value="1" calcext:value-type="float">
            <text:p>1</text:p>
          </table:table-cell>
          <table:table-cell office:value-type="float" office:value="64.86" calcext:value-type="float">
            <text:p>64,86</text:p>
          </table:table-cell>
          <table:table-cell table:formula="of:=IF([.C430]&gt;[.C429];[.D429]+1;1)" office:value-type="float" office:value="2" calcext:value-type="float">
            <text:p>2</text:p>
          </table:table-cell>
          <table:table-cell office:value-type="float" office:value="147.83" calcext:value-type="float">
            <text:p>147,83</text:p>
          </table:table-cell>
          <table:table-cell table:formula="of:=IF([.E430]&gt;[.E429];[.F42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9.61" calcext:value-type="float">
            <text:p>99,61</text:p>
          </table:table-cell>
          <table:table-cell table:formula="of:=IF([.A431]&gt;[.A430];[.B430]+1;1)" office:value-type="float" office:value="2" calcext:value-type="float">
            <text:p>2</text:p>
          </table:table-cell>
          <table:table-cell office:value-type="float" office:value="63.25" calcext:value-type="float">
            <text:p>63,25</text:p>
          </table:table-cell>
          <table:table-cell table:formula="of:=IF([.C431]&gt;[.C430];[.D430]+1;1)" office:value-type="float" office:value="1" calcext:value-type="float">
            <text:p>1</text:p>
          </table:table-cell>
          <table:table-cell office:value-type="float" office:value="150.03" calcext:value-type="float">
            <text:p>150,03</text:p>
          </table:table-cell>
          <table:table-cell table:formula="of:=IF([.E431]&gt;[.E430];[.F43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7.68" calcext:value-type="float">
            <text:p>97,68</text:p>
          </table:table-cell>
          <table:table-cell table:formula="of:=IF([.A432]&gt;[.A431];[.B431]+1;1)" office:value-type="float" office:value="1" calcext:value-type="float">
            <text:p>1</text:p>
          </table:table-cell>
          <table:table-cell office:value-type="float" office:value="62.83" calcext:value-type="float">
            <text:p>62,83</text:p>
          </table:table-cell>
          <table:table-cell table:formula="of:=IF([.C432]&gt;[.C431];[.D431]+1;1)" office:value-type="float" office:value="1" calcext:value-type="float">
            <text:p>1</text:p>
          </table:table-cell>
          <table:table-cell office:value-type="float" office:value="151.15" calcext:value-type="float">
            <text:p>151,15</text:p>
          </table:table-cell>
          <table:table-cell table:formula="of:=IF([.E432]&gt;[.E431];[.F431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6.12" calcext:value-type="float">
            <text:p>96,12</text:p>
          </table:table-cell>
          <table:table-cell table:formula="of:=IF([.A433]&gt;[.A432];[.B432]+1;1)" office:value-type="float" office:value="1" calcext:value-type="float">
            <text:p>1</text:p>
          </table:table-cell>
          <table:table-cell office:value-type="float" office:value="61.62" calcext:value-type="float">
            <text:p>61,62</text:p>
          </table:table-cell>
          <table:table-cell table:formula="of:=IF([.C433]&gt;[.C432];[.D432]+1;1)" office:value-type="float" office:value="1" calcext:value-type="float">
            <text:p>1</text:p>
          </table:table-cell>
          <table:table-cell office:value-type="float" office:value="149.95" calcext:value-type="float">
            <text:p>149,95</text:p>
          </table:table-cell>
          <table:table-cell table:formula="of:=IF([.E433]&gt;[.E432];[.F43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.84" calcext:value-type="float">
            <text:p>94,84</text:p>
          </table:table-cell>
          <table:table-cell table:formula="of:=IF([.A434]&gt;[.A433];[.B433]+1;1)" office:value-type="float" office:value="1" calcext:value-type="float">
            <text:p>1</text:p>
          </table:table-cell>
          <table:table-cell office:value-type="float" office:value="60.02" calcext:value-type="float">
            <text:p>60,02</text:p>
          </table:table-cell>
          <table:table-cell table:formula="of:=IF([.C434]&gt;[.C433];[.D433]+1;1)" office:value-type="float" office:value="1" calcext:value-type="float">
            <text:p>1</text:p>
          </table:table-cell>
          <table:table-cell office:value-type="float" office:value="150.98" calcext:value-type="float">
            <text:p>150,98</text:p>
          </table:table-cell>
          <table:table-cell table:formula="of:=IF([.E434]&gt;[.E433];[.F43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.23" calcext:value-type="float">
            <text:p>95,23</text:p>
          </table:table-cell>
          <table:table-cell table:formula="of:=IF([.A435]&gt;[.A434];[.B434]+1;1)" office:value-type="float" office:value="2" calcext:value-type="float">
            <text:p>2</text:p>
          </table:table-cell>
          <table:table-cell office:value-type="float" office:value="59.25" calcext:value-type="float">
            <text:p>59,25</text:p>
          </table:table-cell>
          <table:table-cell table:formula="of:=IF([.C435]&gt;[.C434];[.D434]+1;1)" office:value-type="float" office:value="1" calcext:value-type="float">
            <text:p>1</text:p>
          </table:table-cell>
          <table:table-cell office:value-type="float" office:value="149.25" calcext:value-type="float">
            <text:p>149,25</text:p>
          </table:table-cell>
          <table:table-cell table:formula="of:=IF([.E435]&gt;[.E434];[.F43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.12" calcext:value-type="float">
            <text:p>96,12</text:p>
          </table:table-cell>
          <table:table-cell table:formula="of:=IF([.A436]&gt;[.A435];[.B435]+1;1)" office:value-type="float" office:value="3" calcext:value-type="float">
            <text:p>3</text:p>
          </table:table-cell>
          <table:table-cell office:value-type="float" office:value="62.11" calcext:value-type="float">
            <text:p>62,11</text:p>
          </table:table-cell>
          <table:table-cell table:formula="of:=IF([.C436]&gt;[.C435];[.D435]+1;1)" office:value-type="float" office:value="2" calcext:value-type="float">
            <text:p>2</text:p>
          </table:table-cell>
          <table:table-cell office:value-type="float" office:value="151.06" calcext:value-type="float">
            <text:p>151,06</text:p>
          </table:table-cell>
          <table:table-cell table:formula="of:=IF([.E436]&gt;[.E435];[.F435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4.84" calcext:value-type="float">
            <text:p>94,84</text:p>
          </table:table-cell>
          <table:table-cell table:formula="of:=IF([.A437]&gt;[.A436];[.B436]+1;1)" office:value-type="float" office:value="1" calcext:value-type="float">
            <text:p>1</text:p>
          </table:table-cell>
          <table:table-cell office:value-type="float" office:value="60.56" calcext:value-type="float">
            <text:p>60,56</text:p>
          </table:table-cell>
          <table:table-cell table:formula="of:=IF([.C437]&gt;[.C436];[.D436]+1;1)" office:value-type="float" office:value="1" calcext:value-type="float">
            <text:p>1</text:p>
          </table:table-cell>
          <table:table-cell office:value-type="float" office:value="149.65" calcext:value-type="float">
            <text:p>149,65</text:p>
          </table:table-cell>
          <table:table-cell table:formula="of:=IF([.E437]&gt;[.E436];[.F43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.28" calcext:value-type="float">
            <text:p>93,28</text:p>
          </table:table-cell>
          <table:table-cell table:formula="of:=IF([.A438]&gt;[.A437];[.B437]+1;1)" office:value-type="float" office:value="1" calcext:value-type="float">
            <text:p>1</text:p>
          </table:table-cell>
          <table:table-cell office:value-type="float" office:value="60.46" calcext:value-type="float">
            <text:p>60,46</text:p>
          </table:table-cell>
          <table:table-cell table:formula="of:=IF([.C438]&gt;[.C437];[.D437]+1;1)" office:value-type="float" office:value="1" calcext:value-type="float">
            <text:p>1</text:p>
          </table:table-cell>
          <table:table-cell office:value-type="float" office:value="148.22" calcext:value-type="float">
            <text:p>148,22</text:p>
          </table:table-cell>
          <table:table-cell table:formula="of:=IF([.E438]&gt;[.E437];[.F43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.44" calcext:value-type="float">
            <text:p>91,44</text:p>
          </table:table-cell>
          <table:table-cell table:formula="of:=IF([.A439]&gt;[.A438];[.B438]+1;1)" office:value-type="float" office:value="1" calcext:value-type="float">
            <text:p>1</text:p>
          </table:table-cell>
          <table:table-cell office:value-type="float" office:value="63.27" calcext:value-type="float">
            <text:p>63,27</text:p>
          </table:table-cell>
          <table:table-cell table:formula="of:=IF([.C439]&gt;[.C438];[.D438]+1;1)" office:value-type="float" office:value="2" calcext:value-type="float">
            <text:p>2</text:p>
          </table:table-cell>
          <table:table-cell office:value-type="float" office:value="146.25" calcext:value-type="float">
            <text:p>146,25</text:p>
          </table:table-cell>
          <table:table-cell table:formula="of:=IF([.E439]&gt;[.E438];[.F43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.22" calcext:value-type="float">
            <text:p>93,22</text:p>
          </table:table-cell>
          <table:table-cell table:formula="of:=IF([.A440]&gt;[.A439];[.B439]+1;1)" office:value-type="float" office:value="2" calcext:value-type="float">
            <text:p>2</text:p>
          </table:table-cell>
          <table:table-cell office:value-type="float" office:value="62.21" calcext:value-type="float">
            <text:p>62,21</text:p>
          </table:table-cell>
          <table:table-cell table:formula="of:=IF([.C440]&gt;[.C439];[.D439]+1;1)" office:value-type="float" office:value="1" calcext:value-type="float">
            <text:p>1</text:p>
          </table:table-cell>
          <table:table-cell office:value-type="float" office:value="146.91" calcext:value-type="float">
            <text:p>146,91</text:p>
          </table:table-cell>
          <table:table-cell table:formula="of:=IF([.E440]&gt;[.E439];[.F43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.34" calcext:value-type="float">
            <text:p>95,34</text:p>
          </table:table-cell>
          <table:table-cell table:formula="of:=IF([.A441]&gt;[.A440];[.B440]+1;1)" office:value-type="float" office:value="3" calcext:value-type="float">
            <text:p>3</text:p>
          </table:table-cell>
          <table:table-cell office:value-type="float" office:value="65.21" calcext:value-type="float">
            <text:p>65,21</text:p>
          </table:table-cell>
          <table:table-cell table:formula="of:=IF([.C441]&gt;[.C440];[.D440]+1;1)" office:value-type="float" office:value="2" calcext:value-type="float">
            <text:p>2</text:p>
          </table:table-cell>
          <table:table-cell office:value-type="float" office:value="145.85" calcext:value-type="float">
            <text:p>145,85</text:p>
          </table:table-cell>
          <table:table-cell table:formula="of:=IF([.E441]&gt;[.E440];[.F44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.18" calcext:value-type="float">
            <text:p>97,18</text:p>
          </table:table-cell>
          <table:table-cell table:formula="of:=IF([.A442]&gt;[.A441];[.B441]+1;1)" office:value-type="float" office:value="4" calcext:value-type="float">
            <text:p>4</text:p>
          </table:table-cell>
          <table:table-cell office:value-type="float" office:value="64.72" calcext:value-type="float">
            <text:p>64,72</text:p>
          </table:table-cell>
          <table:table-cell table:formula="of:=IF([.C442]&gt;[.C441];[.D441]+1;1)" office:value-type="float" office:value="1" calcext:value-type="float">
            <text:p>1</text:p>
          </table:table-cell>
          <table:table-cell office:value-type="float" office:value="146.31" calcext:value-type="float">
            <text:p>146,31</text:p>
          </table:table-cell>
          <table:table-cell table:formula="of:=IF([.E442]&gt;[.E441];[.F441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.89" calcext:value-type="float">
            <text:p>95,89</text:p>
          </table:table-cell>
          <table:table-cell table:formula="of:=IF([.A443]&gt;[.A442];[.B442]+1;1)" office:value-type="float" office:value="1" calcext:value-type="float">
            <text:p>1</text:p>
          </table:table-cell>
          <table:table-cell office:value-type="float" office:value="64.51" calcext:value-type="float">
            <text:p>64,51</text:p>
          </table:table-cell>
          <table:table-cell table:formula="of:=IF([.C443]&gt;[.C442];[.D442]+1;1)" office:value-type="float" office:value="1" calcext:value-type="float">
            <text:p>1</text:p>
          </table:table-cell>
          <table:table-cell office:value-type="float" office:value="144.6" calcext:value-type="float">
            <text:p>144,6</text:p>
          </table:table-cell>
          <table:table-cell table:formula="of:=IF([.E443]&gt;[.E442];[.F44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.4" calcext:value-type="float">
            <text:p>94,4</text:p>
          </table:table-cell>
          <table:table-cell table:formula="of:=IF([.A444]&gt;[.A443];[.B443]+1;1)" office:value-type="float" office:value="1" calcext:value-type="float">
            <text:p>1</text:p>
          </table:table-cell>
          <table:table-cell office:value-type="float" office:value="63.15" calcext:value-type="float">
            <text:p>63,15</text:p>
          </table:table-cell>
          <table:table-cell table:formula="of:=IF([.C444]&gt;[.C443];[.D443]+1;1)" office:value-type="float" office:value="1" calcext:value-type="float">
            <text:p>1</text:p>
          </table:table-cell>
          <table:table-cell office:value-type="float" office:value="143.56" calcext:value-type="float">
            <text:p>143,56</text:p>
          </table:table-cell>
          <table:table-cell table:formula="of:=IF([.E444]&gt;[.E443];[.F44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.07" calcext:value-type="float">
            <text:p>93,07</text:p>
          </table:table-cell>
          <table:table-cell table:formula="of:=IF([.A445]&gt;[.A444];[.B444]+1;1)" office:value-type="float" office:value="1" calcext:value-type="float">
            <text:p>1</text:p>
          </table:table-cell>
          <table:table-cell office:value-type="float" office:value="65.96" calcext:value-type="float">
            <text:p>65,96</text:p>
          </table:table-cell>
          <table:table-cell table:formula="of:=IF([.C445]&gt;[.C444];[.D444]+1;1)" office:value-type="float" office:value="2" calcext:value-type="float">
            <text:p>2</text:p>
          </table:table-cell>
          <table:table-cell office:value-type="float" office:value="143.61" calcext:value-type="float">
            <text:p>143,61</text:p>
          </table:table-cell>
          <table:table-cell table:formula="of:=IF([.E445]&gt;[.E444];[.F44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3.84" calcext:value-type="float">
            <text:p>93,84</text:p>
          </table:table-cell>
          <table:table-cell table:formula="of:=IF([.A446]&gt;[.A445];[.B445]+1;1)" office:value-type="float" office:value="2" calcext:value-type="float">
            <text:p>2</text:p>
          </table:table-cell>
          <table:table-cell office:value-type="float" office:value="64.82" calcext:value-type="float">
            <text:p>64,82</text:p>
          </table:table-cell>
          <table:table-cell table:formula="of:=IF([.C446]&gt;[.C445];[.D445]+1;1)" office:value-type="float" office:value="1" calcext:value-type="float">
            <text:p>1</text:p>
          </table:table-cell>
          <table:table-cell office:value-type="float" office:value="143.98" calcext:value-type="float">
            <text:p>143,98</text:p>
          </table:table-cell>
          <table:table-cell table:formula="of:=IF([.E446]&gt;[.E445];[.F44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2.78" calcext:value-type="float">
            <text:p>92,78</text:p>
          </table:table-cell>
          <table:table-cell table:formula="of:=IF([.A447]&gt;[.A446];[.B446]+1;1)" office:value-type="float" office:value="1" calcext:value-type="float">
            <text:p>1</text:p>
          </table:table-cell>
          <table:table-cell office:value-type="float" office:value="63.49" calcext:value-type="float">
            <text:p>63,49</text:p>
          </table:table-cell>
          <table:table-cell table:formula="of:=IF([.C447]&gt;[.C446];[.D446]+1;1)" office:value-type="float" office:value="1" calcext:value-type="float">
            <text:p>1</text:p>
          </table:table-cell>
          <table:table-cell office:value-type="float" office:value="142.51" calcext:value-type="float">
            <text:p>142,51</text:p>
          </table:table-cell>
          <table:table-cell table:formula="of:=IF([.E447]&gt;[.E446];[.F44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.02" calcext:value-type="float">
            <text:p>94,02</text:p>
          </table:table-cell>
          <table:table-cell table:formula="of:=IF([.A448]&gt;[.A447];[.B447]+1;1)" office:value-type="float" office:value="2" calcext:value-type="float">
            <text:p>2</text:p>
          </table:table-cell>
          <table:table-cell office:value-type="float" office:value="62.41" calcext:value-type="float">
            <text:p>62,41</text:p>
          </table:table-cell>
          <table:table-cell table:formula="of:=IF([.C448]&gt;[.C447];[.D447]+1;1)" office:value-type="float" office:value="1" calcext:value-type="float">
            <text:p>1</text:p>
          </table:table-cell>
          <table:table-cell office:value-type="float" office:value="144.03" calcext:value-type="float">
            <text:p>144,03</text:p>
          </table:table-cell>
          <table:table-cell table:formula="of:=IF([.E448]&gt;[.E447];[.F44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.27" calcext:value-type="float">
            <text:p>95,27</text:p>
          </table:table-cell>
          <table:table-cell table:formula="of:=IF([.A449]&gt;[.A448];[.B448]+1;1)" office:value-type="float" office:value="3" calcext:value-type="float">
            <text:p>3</text:p>
          </table:table-cell>
          <table:table-cell office:value-type="float" office:value="65.36" calcext:value-type="float">
            <text:p>65,36</text:p>
          </table:table-cell>
          <table:table-cell table:formula="of:=IF([.C449]&gt;[.C448];[.D448]+1;1)" office:value-type="float" office:value="2" calcext:value-type="float">
            <text:p>2</text:p>
          </table:table-cell>
          <table:table-cell office:value-type="float" office:value="142.49" calcext:value-type="float">
            <text:p>142,49</text:p>
          </table:table-cell>
          <table:table-cell table:formula="of:=IF([.E449]&gt;[.E448];[.F44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.67" calcext:value-type="float">
            <text:p>93,67</text:p>
          </table:table-cell>
          <table:table-cell table:formula="of:=IF([.A450]&gt;[.A449];[.B449]+1;1)" office:value-type="float" office:value="1" calcext:value-type="float">
            <text:p>1</text:p>
          </table:table-cell>
          <table:table-cell office:value-type="float" office:value="64.4" calcext:value-type="float">
            <text:p>64,4</text:p>
          </table:table-cell>
          <table:table-cell table:formula="of:=IF([.C450]&gt;[.C449];[.D449]+1;1)" office:value-type="float" office:value="1" calcext:value-type="float">
            <text:p>1</text:p>
          </table:table-cell>
          <table:table-cell office:value-type="float" office:value="140.54" calcext:value-type="float">
            <text:p>140,54</text:p>
          </table:table-cell>
          <table:table-cell table:formula="of:=IF([.E450]&gt;[.E449];[.F44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.35" calcext:value-type="float">
            <text:p>95,35</text:p>
          </table:table-cell>
          <table:table-cell table:formula="of:=IF([.A451]&gt;[.A450];[.B450]+1;1)" office:value-type="float" office:value="2" calcext:value-type="float">
            <text:p>2</text:p>
          </table:table-cell>
          <table:table-cell office:value-type="float" office:value="63.79" calcext:value-type="float">
            <text:p>63,79</text:p>
          </table:table-cell>
          <table:table-cell table:formula="of:=IF([.C451]&gt;[.C450];[.D450]+1;1)" office:value-type="float" office:value="1" calcext:value-type="float">
            <text:p>1</text:p>
          </table:table-cell>
          <table:table-cell office:value-type="float" office:value="138.89" calcext:value-type="float">
            <text:p>138,89</text:p>
          </table:table-cell>
          <table:table-cell table:formula="of:=IF([.E451]&gt;[.E450];[.F45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.14" calcext:value-type="float">
            <text:p>96,14</text:p>
          </table:table-cell>
          <table:table-cell table:formula="of:=IF([.A452]&gt;[.A451];[.B451]+1;1)" office:value-type="float" office:value="3" calcext:value-type="float">
            <text:p>3</text:p>
          </table:table-cell>
          <table:table-cell office:value-type="float" office:value="62.37" calcext:value-type="float">
            <text:p>62,37</text:p>
          </table:table-cell>
          <table:table-cell table:formula="of:=IF([.C452]&gt;[.C451];[.D451]+1;1)" office:value-type="float" office:value="1" calcext:value-type="float">
            <text:p>1</text:p>
          </table:table-cell>
          <table:table-cell office:value-type="float" office:value="137.61" calcext:value-type="float">
            <text:p>137,61</text:p>
          </table:table-cell>
          <table:table-cell table:formula="of:=IF([.E452]&gt;[.E451];[.F45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4.99" calcext:value-type="float">
            <text:p>94,99</text:p>
          </table:table-cell>
          <table:table-cell table:formula="of:=IF([.A453]&gt;[.A452];[.B452]+1;1)" office:value-type="float" office:value="1" calcext:value-type="float">
            <text:p>1</text:p>
          </table:table-cell>
          <table:table-cell office:value-type="float" office:value="65.24" calcext:value-type="float">
            <text:p>65,24</text:p>
          </table:table-cell>
          <table:table-cell table:formula="of:=IF([.C453]&gt;[.C452];[.D452]+1;1)" office:value-type="float" office:value="2" calcext:value-type="float">
            <text:p>2</text:p>
          </table:table-cell>
          <table:table-cell office:value-type="float" office:value="138.3" calcext:value-type="float">
            <text:p>138,3</text:p>
          </table:table-cell>
          <table:table-cell table:formula="of:=IF([.E453]&gt;[.E452];[.F45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5.7" calcext:value-type="float">
            <text:p>95,7</text:p>
          </table:table-cell>
          <table:table-cell table:formula="of:=IF([.A454]&gt;[.A453];[.B453]+1;1)" office:value-type="float" office:value="2" calcext:value-type="float">
            <text:p>2</text:p>
          </table:table-cell>
          <table:table-cell office:value-type="float" office:value="64.81" calcext:value-type="float">
            <text:p>64,81</text:p>
          </table:table-cell>
          <table:table-cell table:formula="of:=IF([.C454]&gt;[.C453];[.D453]+1;1)" office:value-type="float" office:value="1" calcext:value-type="float">
            <text:p>1</text:p>
          </table:table-cell>
          <table:table-cell office:value-type="float" office:value="136.81" calcext:value-type="float">
            <text:p>136,81</text:p>
          </table:table-cell>
          <table:table-cell table:formula="of:=IF([.E454]&gt;[.E453];[.F45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5.72" calcext:value-type="float">
            <text:p>95,72</text:p>
          </table:table-cell>
          <table:table-cell table:formula="of:=IF([.A455]&gt;[.A454];[.B454]+1;1)" office:value-type="float" office:value="3" calcext:value-type="float">
            <text:p>3</text:p>
          </table:table-cell>
          <table:table-cell office:value-type="float" office:value="63.89" calcext:value-type="float">
            <text:p>63,89</text:p>
          </table:table-cell>
          <table:table-cell table:formula="of:=IF([.C455]&gt;[.C454];[.D454]+1;1)" office:value-type="float" office:value="1" calcext:value-type="float">
            <text:p>1</text:p>
          </table:table-cell>
          <table:table-cell office:value-type="float" office:value="135.43" calcext:value-type="float">
            <text:p>135,43</text:p>
          </table:table-cell>
          <table:table-cell table:formula="of:=IF([.E455]&gt;[.E454];[.F45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.62" calcext:value-type="float">
            <text:p>96,62</text:p>
          </table:table-cell>
          <table:table-cell table:formula="of:=IF([.A456]&gt;[.A455];[.B455]+1;1)" office:value-type="float" office:value="4" calcext:value-type="float">
            <text:p>4</text:p>
          </table:table-cell>
          <table:table-cell office:value-type="float" office:value="66.79" calcext:value-type="float">
            <text:p>66,79</text:p>
          </table:table-cell>
          <table:table-cell table:formula="of:=IF([.C456]&gt;[.C455];[.D455]+1;1)"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formula="of:=IF([.E456]&gt;[.E455];[.F45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.19" calcext:value-type="float">
            <text:p>98,19</text:p>
          </table:table-cell>
          <table:table-cell table:formula="of:=IF([.A457]&gt;[.A456];[.B456]+1;1)" office:value-type="float" office:value="5" calcext:value-type="float">
            <text:p>5</text:p>
          </table:table-cell>
          <table:table-cell office:value-type="float" office:value="65.16" calcext:value-type="float">
            <text:p>65,16</text:p>
          </table:table-cell>
          <table:table-cell table:formula="of:=IF([.C457]&gt;[.C456];[.D456]+1;1)" office:value-type="float" office:value="1" calcext:value-type="float">
            <text:p>1</text:p>
          </table:table-cell>
          <table:table-cell office:value-type="float" office:value="134.07" calcext:value-type="float">
            <text:p>134,07</text:p>
          </table:table-cell>
          <table:table-cell table:formula="of:=IF([.E457]&gt;[.E456];[.F45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7.19" calcext:value-type="float">
            <text:p>97,19</text:p>
          </table:table-cell>
          <table:table-cell table:formula="of:=IF([.A458]&gt;[.A457];[.B457]+1;1)" office:value-type="float" office:value="1" calcext:value-type="float">
            <text:p>1</text:p>
          </table:table-cell>
          <table:table-cell office:value-type="float" office:value="67.81" calcext:value-type="float">
            <text:p>67,81</text:p>
          </table:table-cell>
          <table:table-cell table:formula="of:=IF([.C458]&gt;[.C457];[.D457]+1;1)" office:value-type="float" office:value="2" calcext:value-type="float">
            <text:p>2</text:p>
          </table:table-cell>
          <table:table-cell office:value-type="float" office:value="135.07" calcext:value-type="float">
            <text:p>135,07</text:p>
          </table:table-cell>
          <table:table-cell table:formula="of:=IF([.E458]&gt;[.E457];[.F457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7.88" calcext:value-type="float">
            <text:p>97,88</text:p>
          </table:table-cell>
          <table:table-cell table:formula="of:=IF([.A459]&gt;[.A458];[.B458]+1;1)" office:value-type="float" office:value="2" calcext:value-type="float">
            <text:p>2</text:p>
          </table:table-cell>
          <table:table-cell office:value-type="float" office:value="70.23" calcext:value-type="float">
            <text:p>70,23</text:p>
          </table:table-cell>
          <table:table-cell table:formula="of:=IF([.C459]&gt;[.C458];[.D458]+1;1)" office:value-type="float" office:value="3" calcext:value-type="float">
            <text:p>3</text:p>
          </table:table-cell>
          <table:table-cell office:value-type="float" office:value="133.7" calcext:value-type="float">
            <text:p>133,7</text:p>
          </table:table-cell>
          <table:table-cell table:formula="of:=IF([.E459]&gt;[.E458];[.F45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6.5" calcext:value-type="float">
            <text:p>96,5</text:p>
          </table:table-cell>
          <table:table-cell table:formula="of:=IF([.A460]&gt;[.A459];[.B459]+1;1)" office:value-type="float" office:value="1" calcext:value-type="float">
            <text:p>1</text:p>
          </table:table-cell>
          <table:table-cell office:value-type="float" office:value="69.88" calcext:value-type="float">
            <text:p>69,88</text:p>
          </table:table-cell>
          <table:table-cell table:formula="of:=IF([.C460]&gt;[.C459];[.D459]+1;1)" office:value-type="float" office:value="1" calcext:value-type="float">
            <text:p>1</text:p>
          </table:table-cell>
          <table:table-cell office:value-type="float" office:value="132.12" calcext:value-type="float">
            <text:p>132,12</text:p>
          </table:table-cell>
          <table:table-cell table:formula="of:=IF([.E460]&gt;[.E459];[.F45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.32" calcext:value-type="float">
            <text:p>98,32</text:p>
          </table:table-cell>
          <table:table-cell table:formula="of:=IF([.A461]&gt;[.A460];[.B460]+1;1)" office:value-type="float" office:value="2" calcext:value-type="float">
            <text:p>2</text:p>
          </table:table-cell>
          <table:table-cell office:value-type="float" office:value="69.65" calcext:value-type="float">
            <text:p>69,65</text:p>
          </table:table-cell>
          <table:table-cell table:formula="of:=IF([.C461]&gt;[.C460];[.D460]+1;1)" office:value-type="float" office:value="1" calcext:value-type="float">
            <text:p>1</text:p>
          </table:table-cell>
          <table:table-cell office:value-type="float" office:value="132.2" calcext:value-type="float">
            <text:p>132,2</text:p>
          </table:table-cell>
          <table:table-cell table:formula="of:=IF([.E461]&gt;[.E460];[.F46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0.41" calcext:value-type="float">
            <text:p>100,41</text:p>
          </table:table-cell>
          <table:table-cell table:formula="of:=IF([.A462]&gt;[.A461];[.B461]+1;1)" office:value-type="float" office:value="3" calcext:value-type="float">
            <text:p>3</text:p>
          </table:table-cell>
          <table:table-cell office:value-type="float" office:value="67.95" calcext:value-type="float">
            <text:p>67,95</text:p>
          </table:table-cell>
          <table:table-cell table:formula="of:=IF([.C462]&gt;[.C461];[.D461]+1;1)" office:value-type="float" office:value="1" calcext:value-type="float">
            <text:p>1</text:p>
          </table:table-cell>
          <table:table-cell office:value-type="float" office:value="134.63" calcext:value-type="float">
            <text:p>134,63</text:p>
          </table:table-cell>
          <table:table-cell table:formula="of:=IF([.E462]&gt;[.E461];[.F461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8.63" calcext:value-type="float">
            <text:p>98,63</text:p>
          </table:table-cell>
          <table:table-cell table:formula="of:=IF([.A463]&gt;[.A462];[.B462]+1;1)" office:value-type="float" office:value="1" calcext:value-type="float">
            <text:p>1</text:p>
          </table:table-cell>
          <table:table-cell office:value-type="float" office:value="66.98" calcext:value-type="float">
            <text:p>66,98</text:p>
          </table:table-cell>
          <table:table-cell table:formula="of:=IF([.C463]&gt;[.C462];[.D462]+1;1)" office:value-type="float" office:value="1" calcext:value-type="float">
            <text:p>1</text:p>
          </table:table-cell>
          <table:table-cell office:value-type="float" office:value="136.87" calcext:value-type="float">
            <text:p>136,87</text:p>
          </table:table-cell>
          <table:table-cell table:formula="of:=IF([.E463]&gt;[.E462];[.F462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96.81" calcext:value-type="float">
            <text:p>96,81</text:p>
          </table:table-cell>
          <table:table-cell table:formula="of:=IF([.A464]&gt;[.A463];[.B463]+1;1)" office:value-type="float" office:value="1" calcext:value-type="float">
            <text:p>1</text:p>
          </table:table-cell>
          <table:table-cell office:value-type="float" office:value="65.76" calcext:value-type="float">
            <text:p>65,76</text:p>
          </table:table-cell>
          <table:table-cell table:formula="of:=IF([.C464]&gt;[.C463];[.D463]+1;1)" office:value-type="float" office:value="1" calcext:value-type="float">
            <text:p>1</text:p>
          </table:table-cell>
          <table:table-cell office:value-type="float" office:value="138.55" calcext:value-type="float">
            <text:p>138,55</text:p>
          </table:table-cell>
          <table:table-cell table:formula="of:=IF([.E464]&gt;[.E463];[.F463]+1;1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8.88" calcext:value-type="float">
            <text:p>98,88</text:p>
          </table:table-cell>
          <table:table-cell table:formula="of:=IF([.A465]&gt;[.A464];[.B464]+1;1)" office:value-type="float" office:value="2" calcext:value-type="float">
            <text:p>2</text:p>
          </table:table-cell>
          <table:table-cell office:value-type="float" office:value="65.53" calcext:value-type="float">
            <text:p>65,53</text:p>
          </table:table-cell>
          <table:table-cell table:formula="of:=IF([.C465]&gt;[.C464];[.D464]+1;1)" office:value-type="float" office:value="1" calcext:value-type="float">
            <text:p>1</text:p>
          </table:table-cell>
          <table:table-cell office:value-type="float" office:value="137.23" calcext:value-type="float">
            <text:p>137,23</text:p>
          </table:table-cell>
          <table:table-cell table:formula="of:=IF([.E465]&gt;[.E464];[.F46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.54" calcext:value-type="float">
            <text:p>100,54</text:p>
          </table:table-cell>
          <table:table-cell table:formula="of:=IF([.A466]&gt;[.A465];[.B465]+1;1)" office:value-type="float" office:value="3" calcext:value-type="float">
            <text:p>3</text:p>
          </table:table-cell>
          <table:table-cell office:value-type="float" office:value="68.27" calcext:value-type="float">
            <text:p>68,27</text:p>
          </table:table-cell>
          <table:table-cell table:formula="of:=IF([.C466]&gt;[.C465];[.D465]+1;1)" office:value-type="float" office:value="2" calcext:value-type="float">
            <text:p>2</text:p>
          </table:table-cell>
          <table:table-cell office:value-type="float" office:value="135.35" calcext:value-type="float">
            <text:p>135,35</text:p>
          </table:table-cell>
          <table:table-cell table:formula="of:=IF([.E466]&gt;[.E465];[.F46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.5" calcext:value-type="float">
            <text:p>102,5</text:p>
          </table:table-cell>
          <table:table-cell table:formula="of:=IF([.A467]&gt;[.A466];[.B466]+1;1)" office:value-type="float" office:value="4" calcext:value-type="float">
            <text:p>4</text:p>
          </table:table-cell>
          <table:table-cell office:value-type="float" office:value="66.36" calcext:value-type="float">
            <text:p>66,36</text:p>
          </table:table-cell>
          <table:table-cell table:formula="of:=IF([.C467]&gt;[.C466];[.D466]+1;1)" office:value-type="float" office:value="1" calcext:value-type="float">
            <text:p>1</text:p>
          </table:table-cell>
          <table:table-cell office:value-type="float" office:value="133.85" calcext:value-type="float">
            <text:p>133,85</text:p>
          </table:table-cell>
          <table:table-cell table:formula="of:=IF([.E467]&gt;[.E466];[.F46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.73" calcext:value-type="float">
            <text:p>103,73</text:p>
          </table:table-cell>
          <table:table-cell table:formula="of:=IF([.A468]&gt;[.A467];[.B467]+1;1)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IF([.C468]&gt;[.C467];[.D467]+1;1)" office:value-type="float" office:value="1" calcext:value-type="float">
            <text:p>1</text:p>
          </table:table-cell>
          <table:table-cell office:value-type="float" office:value="134.45" calcext:value-type="float">
            <text:p>134,45</text:p>
          </table:table-cell>
          <table:table-cell table:formula="of:=IF([.E468]&gt;[.E467];[.F467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1.95" calcext:value-type="float">
            <text:p>101,95</text:p>
          </table:table-cell>
          <table:table-cell table:formula="of:=IF([.A469]&gt;[.A468];[.B468]+1;1)" office:value-type="float" office:value="1" calcext:value-type="float">
            <text:p>1</text:p>
          </table:table-cell>
          <table:table-cell office:value-type="float" office:value="67.9" calcext:value-type="float">
            <text:p>67,9</text:p>
          </table:table-cell>
          <table:table-cell table:formula="of:=IF([.C469]&gt;[.C468];[.D468]+1;1)" office:value-type="float" office:value="2" calcext:value-type="float">
            <text:p>2</text:p>
          </table:table-cell>
          <table:table-cell office:value-type="float" office:value="136.01" calcext:value-type="float">
            <text:p>136,01</text:p>
          </table:table-cell>
          <table:table-cell table:formula="of:=IF([.E469]&gt;[.E468];[.F468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0.28" calcext:value-type="float">
            <text:p>100,28</text:p>
          </table:table-cell>
          <table:table-cell table:formula="of:=IF([.A470]&gt;[.A469];[.B469]+1;1)" office:value-type="float" office:value="1" calcext:value-type="float">
            <text:p>1</text:p>
          </table:table-cell>
          <table:table-cell office:value-type="float" office:value="67.61" calcext:value-type="float">
            <text:p>67,61</text:p>
          </table:table-cell>
          <table:table-cell table:formula="of:=IF([.C470]&gt;[.C469];[.D469]+1;1)" office:value-type="float" office:value="1" calcext:value-type="float">
            <text:p>1</text:p>
          </table:table-cell>
          <table:table-cell office:value-type="float" office:value="134.69" calcext:value-type="float">
            <text:p>134,69</text:p>
          </table:table-cell>
          <table:table-cell table:formula="of:=IF([.E470]&gt;[.E469];[.F469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.15" calcext:value-type="float">
            <text:p>101,15</text:p>
          </table:table-cell>
          <table:table-cell table:formula="of:=IF([.A471]&gt;[.A470];[.B470]+1;1)" office:value-type="float" office:value="2" calcext:value-type="float">
            <text:p>2</text:p>
          </table:table-cell>
          <table:table-cell office:value-type="float" office:value="66.87" calcext:value-type="float">
            <text:p>66,87</text:p>
          </table:table-cell>
          <table:table-cell table:formula="of:=IF([.C471]&gt;[.C470];[.D470]+1;1)" office:value-type="float" office:value="1" calcext:value-type="float">
            <text:p>1</text:p>
          </table:table-cell>
          <table:table-cell office:value-type="float" office:value="136.71" calcext:value-type="float">
            <text:p>136,71</text:p>
          </table:table-cell>
          <table:table-cell table:formula="of:=IF([.E471]&gt;[.E470];[.F470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1.53" calcext:value-type="float">
            <text:p>101,53</text:p>
          </table:table-cell>
          <table:table-cell table:formula="of:=IF([.A472]&gt;[.A471];[.B471]+1;1)" office:value-type="float" office:value="3" calcext:value-type="float">
            <text:p>3</text:p>
          </table:table-cell>
          <table:table-cell office:value-type="float" office:value="69.79" calcext:value-type="float">
            <text:p>69,79</text:p>
          </table:table-cell>
          <table:table-cell table:formula="of:=IF([.C472]&gt;[.C471];[.D471]+1;1)" office:value-type="float" office:value="2" calcext:value-type="float">
            <text:p>2</text:p>
          </table:table-cell>
          <table:table-cell office:value-type="float" office:value="135.55" calcext:value-type="float">
            <text:p>135,55</text:p>
          </table:table-cell>
          <table:table-cell table:formula="of:=IF([.E472]&gt;[.E471];[.F47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.27" calcext:value-type="float">
            <text:p>103,27</text:p>
          </table:table-cell>
          <table:table-cell table:formula="of:=IF([.A473]&gt;[.A472];[.B472]+1;1)" office:value-type="float" office:value="4" calcext:value-type="float">
            <text:p>4</text:p>
          </table:table-cell>
          <table:table-cell office:value-type="float" office:value="72.55" calcext:value-type="float">
            <text:p>72,55</text:p>
          </table:table-cell>
          <table:table-cell table:formula="of:=IF([.C473]&gt;[.C472];[.D472]+1;1)" office:value-type="float" office:value="3" calcext:value-type="float">
            <text:p>3</text:p>
          </table:table-cell>
          <table:table-cell office:value-type="float" office:value="138.04" calcext:value-type="float">
            <text:p>138,04</text:p>
          </table:table-cell>
          <table:table-cell table:formula="of:=IF([.E473]&gt;[.E472];[.F47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2.2" calcext:value-type="float">
            <text:p>102,2</text:p>
          </table:table-cell>
          <table:table-cell table:formula="of:=IF([.A474]&gt;[.A473];[.B473]+1;1)" office:value-type="float" office:value="1" calcext:value-type="float">
            <text:p>1</text:p>
          </table:table-cell>
          <table:table-cell office:value-type="float" office:value="70.64" calcext:value-type="float">
            <text:p>70,64</text:p>
          </table:table-cell>
          <table:table-cell table:formula="of:=IF([.C474]&gt;[.C473];[.D473]+1;1)" office:value-type="float" office:value="1" calcext:value-type="float">
            <text:p>1</text:p>
          </table:table-cell>
          <table:table-cell office:value-type="float" office:value="136.3" calcext:value-type="float">
            <text:p>136,3</text:p>
          </table:table-cell>
          <table:table-cell table:formula="of:=IF([.E474]&gt;[.E473];[.F473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.83" calcext:value-type="float">
            <text:p>100,83</text:p>
          </table:table-cell>
          <table:table-cell table:formula="of:=IF([.A475]&gt;[.A474];[.B474]+1;1)" office:value-type="float" office:value="1" calcext:value-type="float">
            <text:p>1</text:p>
          </table:table-cell>
          <table:table-cell office:value-type="float" office:value="69.99" calcext:value-type="float">
            <text:p>69,99</text:p>
          </table:table-cell>
          <table:table-cell table:formula="of:=IF([.C475]&gt;[.C474];[.D474]+1;1)" office:value-type="float" office:value="1" calcext:value-type="float">
            <text:p>1</text:p>
          </table:table-cell>
          <table:table-cell office:value-type="float" office:value="136.91" calcext:value-type="float">
            <text:p>136,91</text:p>
          </table:table-cell>
          <table:table-cell table:formula="of:=IF([.E475]&gt;[.E474];[.F474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1.6" calcext:value-type="float">
            <text:p>101,6</text:p>
          </table:table-cell>
          <table:table-cell table:formula="of:=IF([.A476]&gt;[.A475];[.B475]+1;1)" office:value-type="float" office:value="2" calcext:value-type="float">
            <text:p>2</text:p>
          </table:table-cell>
          <table:table-cell office:value-type="float" office:value="68.07" calcext:value-type="float">
            <text:p>68,07</text:p>
          </table:table-cell>
          <table:table-cell table:formula="of:=IF([.C476]&gt;[.C475];[.D475]+1;1)" office:value-type="float" office:value="1" calcext:value-type="float">
            <text:p>1</text:p>
          </table:table-cell>
          <table:table-cell office:value-type="float" office:value="137.52" calcext:value-type="float">
            <text:p>137,52</text:p>
          </table:table-cell>
          <table:table-cell table:formula="of:=IF([.E476]&gt;[.E475];[.F475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9.94" calcext:value-type="float">
            <text:p>99,94</text:p>
          </table:table-cell>
          <table:table-cell table:formula="of:=IF([.A477]&gt;[.A476];[.B476]+1;1)" office:value-type="float" office:value="1" calcext:value-type="float">
            <text:p>1</text:p>
          </table:table-cell>
          <table:table-cell office:value-type="float" office:value="66.72" calcext:value-type="float">
            <text:p>66,72</text:p>
          </table:table-cell>
          <table:table-cell table:formula="of:=IF([.C477]&gt;[.C476];[.D476]+1;1)" office:value-type="float" office:value="1" calcext:value-type="float">
            <text:p>1</text:p>
          </table:table-cell>
          <table:table-cell office:value-type="float" office:value="136.02" calcext:value-type="float">
            <text:p>136,02</text:p>
          </table:table-cell>
          <table:table-cell table:formula="of:=IF([.E477]&gt;[.E476];[.F476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8.46" calcext:value-type="float">
            <text:p>98,46</text:p>
          </table:table-cell>
          <table:table-cell table:formula="of:=IF([.A478]&gt;[.A477];[.B477]+1;1)" office:value-type="float" office:value="1" calcext:value-type="float">
            <text:p>1</text:p>
          </table:table-cell>
          <table:table-cell office:value-type="float" office:value="69.35" calcext:value-type="float">
            <text:p>69,35</text:p>
          </table:table-cell>
          <table:table-cell table:formula="of:=IF([.C478]&gt;[.C477];[.D477]+1;1)" office:value-type="float" office:value="2" calcext:value-type="float">
            <text:p>2</text:p>
          </table:table-cell>
          <table:table-cell office:value-type="float" office:value="134.65" calcext:value-type="float">
            <text:p>134,65</text:p>
          </table:table-cell>
          <table:table-cell table:formula="of:=IF([.E478]&gt;[.E477];[.F47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.24" calcext:value-type="float">
            <text:p>97,24</text:p>
          </table:table-cell>
          <table:table-cell table:formula="of:=IF([.A479]&gt;[.A478];[.B478]+1;1)" office:value-type="float" office:value="1" calcext:value-type="float">
            <text:p>1</text:p>
          </table:table-cell>
          <table:table-cell office:value-type="float" office:value="68.8" calcext:value-type="float">
            <text:p>68,8</text:p>
          </table:table-cell>
          <table:table-cell table:formula="of:=IF([.C479]&gt;[.C478];[.D478]+1;1)" office:value-type="float" office:value="1" calcext:value-type="float">
            <text:p>1</text:p>
          </table:table-cell>
          <table:table-cell office:value-type="float" office:value="133.62" calcext:value-type="float">
            <text:p>133,62</text:p>
          </table:table-cell>
          <table:table-cell table:formula="of:=IF([.E479]&gt;[.E478];[.F47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.6" calcext:value-type="float">
            <text:p>97,6</text:p>
          </table:table-cell>
          <table:table-cell table:formula="of:=IF([.A480]&gt;[.A479];[.B479]+1;1)" office:value-type="float" office:value="2" calcext:value-type="float">
            <text:p>2</text:p>
          </table:table-cell>
          <table:table-cell office:value-type="float" office:value="66.97" calcext:value-type="float">
            <text:p>66,97</text:p>
          </table:table-cell>
          <table:table-cell table:formula="of:=IF([.C480]&gt;[.C479];[.D479]+1;1)" office:value-type="float" office:value="1" calcext:value-type="float">
            <text:p>1</text:p>
          </table:table-cell>
          <table:table-cell office:value-type="float" office:value="134.27" calcext:value-type="float">
            <text:p>134,27</text:p>
          </table:table-cell>
          <table:table-cell table:formula="of:=IF([.E480]&gt;[.E479];[.F47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8.91" calcext:value-type="float">
            <text:p>98,91</text:p>
          </table:table-cell>
          <table:table-cell table:formula="of:=IF([.A481]&gt;[.A480];[.B480]+1;1)" office:value-type="float" office:value="3" calcext:value-type="float">
            <text:p>3</text:p>
          </table:table-cell>
          <table:table-cell office:value-type="float" office:value="66.28" calcext:value-type="float">
            <text:p>66,28</text:p>
          </table:table-cell>
          <table:table-cell table:formula="of:=IF([.C481]&gt;[.C480];[.D480]+1;1)" office:value-type="float" office:value="1" calcext:value-type="float">
            <text:p>1</text:p>
          </table:table-cell>
          <table:table-cell office:value-type="float" office:value="134.35" calcext:value-type="float">
            <text:p>134,35</text:p>
          </table:table-cell>
          <table:table-cell table:formula="of:=IF([.E481]&gt;[.E480];[.F48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1.11" calcext:value-type="float">
            <text:p>101,11</text:p>
          </table:table-cell>
          <table:table-cell table:formula="of:=IF([.A482]&gt;[.A481];[.B481]+1;1)" office:value-type="float" office:value="4" calcext:value-type="float">
            <text:p>4</text:p>
          </table:table-cell>
          <table:table-cell office:value-type="float" office:value="64.41" calcext:value-type="float">
            <text:p>64,41</text:p>
          </table:table-cell>
          <table:table-cell table:formula="of:=IF([.C482]&gt;[.C481];[.D481]+1;1)" office:value-type="float" office:value="1" calcext:value-type="float">
            <text:p>1</text:p>
          </table:table-cell>
          <table:table-cell office:value-type="float" office:value="133.19" calcext:value-type="float">
            <text:p>133,19</text:p>
          </table:table-cell>
          <table:table-cell table:formula="of:=IF([.E482]&gt;[.E481];[.F48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.79" calcext:value-type="float">
            <text:p>102,79</text:p>
          </table:table-cell>
          <table:table-cell table:formula="of:=IF([.A483]&gt;[.A482];[.B482]+1;1)" office:value-type="float" office:value="5" calcext:value-type="float">
            <text:p>5</text:p>
          </table:table-cell>
          <table:table-cell office:value-type="float" office:value="66.86" calcext:value-type="float">
            <text:p>66,86</text:p>
          </table:table-cell>
          <table:table-cell table:formula="of:=IF([.C483]&gt;[.C482];[.D482]+1;1)" office:value-type="float" office:value="2" calcext:value-type="float">
            <text:p>2</text:p>
          </table:table-cell>
          <table:table-cell office:value-type="float" office:value="132.1" calcext:value-type="float">
            <text:p>132,1</text:p>
          </table:table-cell>
          <table:table-cell table:formula="of:=IF([.E483]&gt;[.E482];[.F482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.54" calcext:value-type="float">
            <text:p>103,54</text:p>
          </table:table-cell>
          <table:table-cell table:formula="of:=IF([.A484]&gt;[.A483];[.B483]+1;1)" office:value-type="float" office:value="6" calcext:value-type="float">
            <text:p>6</text:p>
          </table:table-cell>
          <table:table-cell office:value-type="float" office:value="66.22" calcext:value-type="float">
            <text:p>66,22</text:p>
          </table:table-cell>
          <table:table-cell table:formula="of:=IF([.C484]&gt;[.C483];[.D483]+1;1)" office:value-type="float" office:value="1" calcext:value-type="float">
            <text:p>1</text:p>
          </table:table-cell>
          <table:table-cell office:value-type="float" office:value="132.3" calcext:value-type="float">
            <text:p>132,3</text:p>
          </table:table-cell>
          <table:table-cell table:formula="of:=IF([.E484]&gt;[.E483];[.F483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2.54" calcext:value-type="float">
            <text:p>102,54</text:p>
          </table:table-cell>
          <table:table-cell table:formula="of:=IF([.A485]&gt;[.A484];[.B484]+1;1)" office:value-type="float" office:value="1" calcext:value-type="float">
            <text:p>1</text:p>
          </table:table-cell>
          <table:table-cell office:value-type="float" office:value="64.24" calcext:value-type="float">
            <text:p>64,24</text:p>
          </table:table-cell>
          <table:table-cell table:formula="of:=IF([.C485]&gt;[.C484];[.D484]+1;1)" office:value-type="float" office:value="1" calcext:value-type="float">
            <text:p>1</text:p>
          </table:table-cell>
          <table:table-cell office:value-type="float" office:value="131.23" calcext:value-type="float">
            <text:p>131,23</text:p>
          </table:table-cell>
          <table:table-cell table:formula="of:=IF([.E485]&gt;[.E484];[.F484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.72" calcext:value-type="float">
            <text:p>100,72</text:p>
          </table:table-cell>
          <table:table-cell table:formula="of:=IF([.A486]&gt;[.A485];[.B485]+1;1)" office:value-type="float" office:value="1" calcext:value-type="float">
            <text:p>1</text:p>
          </table:table-cell>
          <table:table-cell office:value-type="float" office:value="62.97" calcext:value-type="float">
            <text:p>62,97</text:p>
          </table:table-cell>
          <table:table-cell table:formula="of:=IF([.C486]&gt;[.C485];[.D485]+1;1)" office:value-type="float" office:value="1" calcext:value-type="float">
            <text:p>1</text:p>
          </table:table-cell>
          <table:table-cell office:value-type="float" office:value="130.09" calcext:value-type="float">
            <text:p>130,09</text:p>
          </table:table-cell>
          <table:table-cell table:formula="of:=IF([.E486]&gt;[.E485];[.F48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.66" calcext:value-type="float">
            <text:p>99,66</text:p>
          </table:table-cell>
          <table:table-cell table:formula="of:=IF([.A487]&gt;[.A486];[.B486]+1;1)" office:value-type="float" office:value="1" calcext:value-type="float">
            <text:p>1</text:p>
          </table:table-cell>
          <table:table-cell office:value-type="float" office:value="61.28" calcext:value-type="float">
            <text:p>61,28</text:p>
          </table:table-cell>
          <table:table-cell table:formula="of:=IF([.C487]&gt;[.C486];[.D486]+1;1)" office:value-type="float" office:value="1" calcext:value-type="float">
            <text:p>1</text:p>
          </table:table-cell>
          <table:table-cell office:value-type="float" office:value="131.73" calcext:value-type="float">
            <text:p>131,73</text:p>
          </table:table-cell>
          <table:table-cell table:formula="of:=IF([.E487]&gt;[.E486];[.F48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1.44" calcext:value-type="float">
            <text:p>101,44</text:p>
          </table:table-cell>
          <table:table-cell table:formula="of:=IF([.A488]&gt;[.A487];[.B487]+1;1)" office:value-type="float" office:value="2" calcext:value-type="float">
            <text:p>2</text:p>
          </table:table-cell>
          <table:table-cell office:value-type="float" office:value="63.76" calcext:value-type="float">
            <text:p>63,76</text:p>
          </table:table-cell>
          <table:table-cell table:formula="of:=IF([.C488]&gt;[.C487];[.D487]+1;1)" office:value-type="float" office:value="2" calcext:value-type="float">
            <text:p>2</text:p>
          </table:table-cell>
          <table:table-cell office:value-type="float" office:value="130.03" calcext:value-type="float">
            <text:p>130,03</text:p>
          </table:table-cell>
          <table:table-cell table:formula="of:=IF([.E488]&gt;[.E487];[.F48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.81" calcext:value-type="float">
            <text:p>99,81</text:p>
          </table:table-cell>
          <table:table-cell table:formula="of:=IF([.A489]&gt;[.A488];[.B488]+1;1)" office:value-type="float" office:value="1" calcext:value-type="float">
            <text:p>1</text:p>
          </table:table-cell>
          <table:table-cell office:value-type="float" office:value="63.15" calcext:value-type="float">
            <text:p>63,15</text:p>
          </table:table-cell>
          <table:table-cell table:formula="of:=IF([.C489]&gt;[.C488];[.D488]+1;1)" office:value-type="float" office:value="1" calcext:value-type="float">
            <text:p>1</text:p>
          </table:table-cell>
          <table:table-cell office:value-type="float" office:value="128.21" calcext:value-type="float">
            <text:p>128,21</text:p>
          </table:table-cell>
          <table:table-cell table:formula="of:=IF([.E489]&gt;[.E488];[.F48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.7" calcext:value-type="float">
            <text:p>101,7</text:p>
          </table:table-cell>
          <table:table-cell table:formula="of:=IF([.A490]&gt;[.A489];[.B489]+1;1)" office:value-type="float" office:value="2" calcext:value-type="float">
            <text:p>2</text:p>
          </table:table-cell>
          <table:table-cell office:value-type="float" office:value="62.62" calcext:value-type="float">
            <text:p>62,62</text:p>
          </table:table-cell>
          <table:table-cell table:formula="of:=IF([.C490]&gt;[.C489];[.D489]+1;1)" office:value-type="float" office:value="1" calcext:value-type="float">
            <text:p>1</text:p>
          </table:table-cell>
          <table:table-cell office:value-type="float" office:value="128.51" calcext:value-type="float">
            <text:p>128,51</text:p>
          </table:table-cell>
          <table:table-cell table:formula="of:=IF([.E490]&gt;[.E489];[.F48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99.88" calcext:value-type="float">
            <text:p>99,88</text:p>
          </table:table-cell>
          <table:table-cell table:formula="of:=IF([.A491]&gt;[.A490];[.B490]+1;1)" office:value-type="float" office:value="1" calcext:value-type="float">
            <text:p>1</text:p>
          </table:table-cell>
          <table:table-cell office:value-type="float" office:value="65.52" calcext:value-type="float">
            <text:p>65,52</text:p>
          </table:table-cell>
          <table:table-cell table:formula="of:=IF([.C491]&gt;[.C490];[.D490]+1;1)" office:value-type="float" office:value="2" calcext:value-type="float">
            <text:p>2</text:p>
          </table:table-cell>
          <table:table-cell office:value-type="float" office:value="127.47" calcext:value-type="float">
            <text:p>127,47</text:p>
          </table:table-cell>
          <table:table-cell table:formula="of:=IF([.E491]&gt;[.E490];[.F490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.11" calcext:value-type="float">
            <text:p>102,11</text:p>
          </table:table-cell>
          <table:table-cell table:formula="of:=IF([.A492]&gt;[.A491];[.B491]+1;1)" office:value-type="float" office:value="2" calcext:value-type="float">
            <text:p>2</text:p>
          </table:table-cell>
          <table:table-cell office:value-type="float" office:value="65.18" calcext:value-type="float">
            <text:p>65,18</text:p>
          </table:table-cell>
          <table:table-cell table:formula="of:=IF([.C492]&gt;[.C491];[.D491]+1;1)" office:value-type="float" office:value="1" calcext:value-type="float">
            <text:p>1</text:p>
          </table:table-cell>
          <table:table-cell office:value-type="float" office:value="126.24" calcext:value-type="float">
            <text:p>126,24</text:p>
          </table:table-cell>
          <table:table-cell table:formula="of:=IF([.E492]&gt;[.E491];[.F491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.42" calcext:value-type="float">
            <text:p>104,42</text:p>
          </table:table-cell>
          <table:table-cell table:formula="of:=IF([.A493]&gt;[.A492];[.B492]+1;1)" office:value-type="float" office:value="3" calcext:value-type="float">
            <text:p>3</text:p>
          </table:table-cell>
          <table:table-cell office:value-type="float" office:value="64.34" calcext:value-type="float">
            <text:p>64,34</text:p>
          </table:table-cell>
          <table:table-cell table:formula="of:=IF([.C493]&gt;[.C492];[.D492]+1;1)" office:value-type="float" office:value="1" calcext:value-type="float">
            <text:p>1</text:p>
          </table:table-cell>
          <table:table-cell office:value-type="float" office:value="128.41" calcext:value-type="float">
            <text:p>128,41</text:p>
          </table:table-cell>
          <table:table-cell table:formula="of:=IF([.E493]&gt;[.E492];[.F492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5.45" calcext:value-type="float">
            <text:p>105,45</text:p>
          </table:table-cell>
          <table:table-cell table:formula="of:=IF([.A494]&gt;[.A493];[.B493]+1;1)" office:value-type="float" office:value="4" calcext:value-type="float">
            <text:p>4</text:p>
          </table:table-cell>
          <table:table-cell office:value-type="float" office:value="64.28" calcext:value-type="float">
            <text:p>64,28</text:p>
          </table:table-cell>
          <table:table-cell table:formula="of:=IF([.C494]&gt;[.C493];[.D493]+1;1)" office:value-type="float" office:value="1" calcext:value-type="float">
            <text:p>1</text:p>
          </table:table-cell>
          <table:table-cell office:value-type="float" office:value="128.56" calcext:value-type="float">
            <text:p>128,56</text:p>
          </table:table-cell>
          <table:table-cell table:formula="of:=IF([.E494]&gt;[.E493];[.F493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4.12" calcext:value-type="float">
            <text:p>104,12</text:p>
          </table:table-cell>
          <table:table-cell table:formula="of:=IF([.A495]&gt;[.A494];[.B494]+1;1)" office:value-type="float" office:value="1" calcext:value-type="float">
            <text:p>1</text:p>
          </table:table-cell>
          <table:table-cell office:value-type="float" office:value="67.06" calcext:value-type="float">
            <text:p>67,06</text:p>
          </table:table-cell>
          <table:table-cell table:formula="of:=IF([.C495]&gt;[.C494];[.D494]+1;1)" office:value-type="float" office:value="2" calcext:value-type="float">
            <text:p>2</text:p>
          </table:table-cell>
          <table:table-cell office:value-type="float" office:value="128.58" calcext:value-type="float">
            <text:p>128,58</text:p>
          </table:table-cell>
          <table:table-cell table:formula="of:=IF([.E495]&gt;[.E494];[.F494]+1;1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2.55" calcext:value-type="float">
            <text:p>102,55</text:p>
          </table:table-cell>
          <table:table-cell table:formula="of:=IF([.A496]&gt;[.A495];[.B495]+1;1)" office:value-type="float" office:value="1" calcext:value-type="float">
            <text:p>1</text:p>
          </table:table-cell>
          <table:table-cell office:value-type="float" office:value="66.61" calcext:value-type="float">
            <text:p>66,61</text:p>
          </table:table-cell>
          <table:table-cell table:formula="of:=IF([.C496]&gt;[.C495];[.D495]+1;1)" office:value-type="float" office:value="1" calcext:value-type="float">
            <text:p>1</text:p>
          </table:table-cell>
          <table:table-cell office:value-type="float" office:value="127.41" calcext:value-type="float">
            <text:p>127,41</text:p>
          </table:table-cell>
          <table:table-cell table:formula="of:=IF([.E496]&gt;[.E495];[.F495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.83" calcext:value-type="float">
            <text:p>100,83</text:p>
          </table:table-cell>
          <table:table-cell table:formula="of:=IF([.A497]&gt;[.A496];[.B496]+1;1)" office:value-type="float" office:value="1" calcext:value-type="float">
            <text:p>1</text:p>
          </table:table-cell>
          <table:table-cell office:value-type="float" office:value="65.15" calcext:value-type="float">
            <text:p>65,15</text:p>
          </table:table-cell>
          <table:table-cell table:formula="of:=IF([.C497]&gt;[.C496];[.D496]+1;1)" office:value-type="float" office:value="1" calcext:value-type="float">
            <text:p>1</text:p>
          </table:table-cell>
          <table:table-cell office:value-type="float" office:value="129.69" calcext:value-type="float">
            <text:p>129,69</text:p>
          </table:table-cell>
          <table:table-cell table:formula="of:=IF([.E497]&gt;[.E496];[.F496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2.59" calcext:value-type="float">
            <text:p>102,59</text:p>
          </table:table-cell>
          <table:table-cell table:formula="of:=IF([.A498]&gt;[.A497];[.B497]+1;1)" office:value-type="float" office:value="2" calcext:value-type="float">
            <text:p>2</text:p>
          </table:table-cell>
          <table:table-cell office:value-type="float" office:value="63.19" calcext:value-type="float">
            <text:p>63,19</text:p>
          </table:table-cell>
          <table:table-cell table:formula="of:=IF([.C498]&gt;[.C497];[.D497]+1;1)" office:value-type="float" office:value="1" calcext:value-type="float">
            <text:p>1</text:p>
          </table:table-cell>
          <table:table-cell office:value-type="float" office:value="128.27" calcext:value-type="float">
            <text:p>128,27</text:p>
          </table:table-cell>
          <table:table-cell table:formula="of:=IF([.E498]&gt;[.E497];[.F497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.01" calcext:value-type="float">
            <text:p>101,01</text:p>
          </table:table-cell>
          <table:table-cell table:formula="of:=IF([.A499]&gt;[.A498];[.B498]+1;1)" office:value-type="float" office:value="1" calcext:value-type="float">
            <text:p>1</text:p>
          </table:table-cell>
          <table:table-cell office:value-type="float" office:value="62.21" calcext:value-type="float">
            <text:p>62,21</text:p>
          </table:table-cell>
          <table:table-cell table:formula="of:=IF([.C499]&gt;[.C498];[.D498]+1;1)" office:value-type="float" office:value="1" calcext:value-type="float">
            <text:p>1</text:p>
          </table:table-cell>
          <table:table-cell office:value-type="float" office:value="126.99" calcext:value-type="float">
            <text:p>126,99</text:p>
          </table:table-cell>
          <table:table-cell table:formula="of:=IF([.E499]&gt;[.E498];[.F498]+1;1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.11" calcext:value-type="float">
            <text:p>102,11</text:p>
          </table:table-cell>
          <table:table-cell table:formula="of:=IF([.A500]&gt;[.A499];[.B499]+1;1)" office:value-type="float" office:value="2" calcext:value-type="float">
            <text:p>2</text:p>
          </table:table-cell>
          <table:table-cell office:value-type="float" office:value="61.89" calcext:value-type="float">
            <text:p>61,89</text:p>
          </table:table-cell>
          <table:table-cell table:formula="of:=IF([.C500]&gt;[.C499];[.D499]+1;1)" office:value-type="float" office:value="1" calcext:value-type="float">
            <text:p>1</text:p>
          </table:table-cell>
          <table:table-cell office:value-type="float" office:value="127.03" calcext:value-type="float">
            <text:p>127,03</text:p>
          </table:table-cell>
          <table:table-cell table:formula="of:=IF([.E500]&gt;[.E499];[.F499]+1;1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0.38" calcext:value-type="float">
            <text:p>100,38</text:p>
          </table:table-cell>
          <table:table-cell table:formula="of:=IF([.A501]&gt;[.A500];[.B500]+1;1)" office:value-type="float" office:value="1" calcext:value-type="float">
            <text:p>1</text:p>
          </table:table-cell>
          <table:table-cell office:value-type="float" office:value="59.94" calcext:value-type="float">
            <text:p>59,94</text:p>
          </table:table-cell>
          <table:table-cell table:formula="of:=IF([.C501]&gt;[.C500];[.D500]+1;1)" office:value-type="float" office:value="1" calcext:value-type="float">
            <text:p>1</text:p>
          </table:table-cell>
          <table:table-cell office:value-type="float" office:value="127.11" calcext:value-type="float">
            <text:p>127,11</text:p>
          </table:table-cell>
          <table:table-cell table:formula="of:=IF([.E501]&gt;[.E500];[.F500]+1;1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5"/>
          <table:table-cell table:number-columns-repeated="5"/>
        </table:table-row>
      </table:table>
      <table:table table:name="Zadanie 4.03.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row table:style-name="ro2">
          <table:table-cell table:style-name="ce17" office:value-type="string" calcext:value-type="string">
            <text:p>nr_dnia</text:p>
          </table:table-cell>
          <table:table-cell table:style-name="ce17" office:value-type="string" calcext:value-type="string">
            <text:p>firma_A</text:p>
          </table:table-cell>
          <table:table-cell table:style-name="ce17" office:value-type="string" calcext:value-type="string">
            <text:p>maks</text:p>
          </table:table-cell>
          <table:table-cell table:style-name="ce17" office:value-type="string" calcext:value-type="string">
            <text:p>dzień hossy?</text:p>
          </table:table-cell>
          <table:table-cell table:style-name="ce17" office:value-type="string" calcext:value-type="string">
            <text:p>firma_B</text:p>
          </table:table-cell>
          <table:table-cell table:style-name="ce17" office:value-type="string" calcext:value-type="string">
            <text:p>maks</text:p>
          </table:table-cell>
          <table:table-cell table:style-name="ce17" office:value-type="string" calcext:value-type="string">
            <text:p>dzień hossy?</text:p>
          </table:table-cell>
          <table:table-cell table:style-name="ce17" office:value-type="string" calcext:value-type="string">
            <text:p>firma_C</text:p>
          </table:table-cell>
          <table:table-cell table:style-name="ce17" office:value-type="string" calcext:value-type="string">
            <text:p>maks</text:p>
          </table:table-cell>
          <table:table-cell table:style-name="ce17" office:value-type="string" calcext:value-type="string">
            <text:p>dzień hossy?</text:p>
          </table:table-cell>
          <table:table-cell table:style-name="ce17" office:value-type="string" calcext:value-type="string">
            <text:p>d h w cn 2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table:formula="of:=IF([.A2]=1;[.B2];IF([.B2]&gt;[.C1];[.B2];[.C1]))" office:value-type="float" office:value="126" calcext:value-type="float">
            <text:p>126</text:p>
          </table:table-cell>
          <table:table-cell table:formula="of:=IF([.A2]=1;0;IF([.B2]&gt;[.C1];1;0))" office:value-type="float" office:value="0" calcext:value-type="float">
            <text:p>0</text:p>
          </table:table-cell>
          <table:table-cell office:value-type="float" office:value="135.43" calcext:value-type="float">
            <text:p>135,43</text:p>
          </table:table-cell>
          <table:table-cell table:formula="of:=IF([.A2]=1;[.E2];IF([.E2]&gt;[.F1];[.E2];[.F1]))" office:value-type="float" office:value="135.43" calcext:value-type="float">
            <text:p>135,43</text:p>
          </table:table-cell>
          <table:table-cell table:formula="of:=IF([.A2]=1;0;IF([.E2]&gt;[.F1];1;0))" office:value-type="float" office:value="0" calcext:value-type="float">
            <text:p>0</text:p>
          </table:table-cell>
          <table:table-cell office:value-type="float" office:value="65.43" calcext:value-type="float">
            <text:p>65,43</text:p>
          </table:table-cell>
          <table:table-cell table:formula="of:=IF([.A2]=1;[.H2];IF([.H2]&gt;[.I1];[.H2];[.I1]))" office:value-type="float" office:value="65.43" calcext:value-type="float">
            <text:p>65,43</text:p>
          </table:table-cell>
          <table:table-cell table:formula="of:=IF([.A2]=1;0;IF([.H2]&gt;[.I1];1;0))" office:value-type="float" office:value="0" calcext:value-type="float">
            <text:p>0</text:p>
          </table:table-cell>
          <table:table-cell table:formula="of:=IF(SUM([.D2];[.G2];[.J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IF([.A3]=1;[.B3];IF([.B3]&gt;[.C2];[.B3];[.C2]))" office:value-type="float" office:value="126" calcext:value-type="float">
            <text:p>126</text:p>
          </table:table-cell>
          <table:table-cell table:formula="of:=IF([.A3]=1;0;IF([.B3]&gt;[.C2];1;0))" office:value-type="float" office:value="0" calcext:value-type="float">
            <text:p>0</text:p>
          </table:table-cell>
          <table:table-cell office:value-type="float" office:value="134.99" calcext:value-type="float">
            <text:p>134,99</text:p>
          </table:table-cell>
          <table:table-cell table:formula="of:=IF([.A3]=1;[.E3];IF([.E3]&gt;[.F2];[.E3];[.F2]))" office:value-type="float" office:value="135.43" calcext:value-type="float">
            <text:p>135,43</text:p>
          </table:table-cell>
          <table:table-cell table:formula="of:=IF([.A3]=1;0;IF([.E3]&gt;[.F2];1;0))" office:value-type="float" office:value="0" calcext:value-type="float">
            <text:p>0</text:p>
          </table:table-cell>
          <table:table-cell office:value-type="float" office:value="67.06" calcext:value-type="float">
            <text:p>67,06</text:p>
          </table:table-cell>
          <table:table-cell table:formula="of:=IF([.A3]=1;[.H3];IF([.H3]&gt;[.I2];[.H3];[.I2]))" office:value-type="float" office:value="67.06" calcext:value-type="float">
            <text:p>67,06</text:p>
          </table:table-cell>
          <table:table-cell table:formula="of:=IF([.A3]=1;0;IF([.H3]&gt;[.I2];1;0))" office:value-type="float" office:value="1" calcext:value-type="float">
            <text:p>1</text:p>
          </table:table-cell>
          <table:table-cell table:formula="of:=IF(SUM([.D3];[.G3];[.J3])&gt;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formula="of:=IF([.A4]=1;[.B4];IF([.B4]&gt;[.C3];[.B4];[.C3]))" office:value-type="float" office:value="127" calcext:value-type="float">
            <text:p>127</text:p>
          </table:table-cell>
          <table:table-cell table:formula="of:=IF([.A4]=1;0;IF([.B4]&gt;[.C3];1;0))" office:value-type="float" office:value="1" calcext:value-type="float">
            <text:p>1</text:p>
          </table:table-cell>
          <table:table-cell office:value-type="float" office:value="134.04" calcext:value-type="float">
            <text:p>134,04</text:p>
          </table:table-cell>
          <table:table-cell table:formula="of:=IF([.A4]=1;[.E4];IF([.E4]&gt;[.F3];[.E4];[.F3]))" office:value-type="float" office:value="135.43" calcext:value-type="float">
            <text:p>135,43</text:p>
          </table:table-cell>
          <table:table-cell table:formula="of:=IF([.A4]=1;0;IF([.E4]&gt;[.F3];1;0))" office:value-type="float" office:value="0" calcext:value-type="float">
            <text:p>0</text:p>
          </table:table-cell>
          <table:table-cell office:value-type="float" office:value="68.91" calcext:value-type="float">
            <text:p>68,91</text:p>
          </table:table-cell>
          <table:table-cell table:formula="of:=IF([.A4]=1;[.H4];IF([.H4]&gt;[.I3];[.H4];[.I3]))" office:value-type="float" office:value="68.91" calcext:value-type="float">
            <text:p>68,91</text:p>
          </table:table-cell>
          <table:table-cell table:formula="of:=IF([.A4]=1;0;IF([.H4]&gt;[.I3];1;0))" office:value-type="float" office:value="1" calcext:value-type="float">
            <text:p>1</text:p>
          </table:table-cell>
          <table:table-cell table:formula="of:=IF(SUM([.D4];[.G4];[.J4])&gt;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formula="of:=IF([.A5]=1;[.B5];IF([.B5]&gt;[.C4];[.B5];[.C4]))" office:value-type="float" office:value="130" calcext:value-type="float">
            <text:p>130</text:p>
          </table:table-cell>
          <table:table-cell table:formula="of:=IF([.A5]=1;0;IF([.B5]&gt;[.C4];1;0))" office:value-type="float" office:value="1" calcext:value-type="float">
            <text:p>1</text:p>
          </table:table-cell>
          <table:table-cell office:value-type="float" office:value="133.76" calcext:value-type="float">
            <text:p>133,76</text:p>
          </table:table-cell>
          <table:table-cell table:formula="of:=IF([.A5]=1;[.E5];IF([.E5]&gt;[.F4];[.E5];[.F4]))" office:value-type="float" office:value="135.43" calcext:value-type="float">
            <text:p>135,43</text:p>
          </table:table-cell>
          <table:table-cell table:formula="of:=IF([.A5]=1;0;IF([.E5]&gt;[.F4];1;0))" office:value-type="float" office:value="0" calcext:value-type="float">
            <text:p>0</text:p>
          </table:table-cell>
          <table:table-cell office:value-type="float" office:value="70.8" calcext:value-type="float">
            <text:p>70,8</text:p>
          </table:table-cell>
          <table:table-cell table:formula="of:=IF([.A5]=1;[.H5];IF([.H5]&gt;[.I4];[.H5];[.I4]))" office:value-type="float" office:value="70.8" calcext:value-type="float">
            <text:p>70,8</text:p>
          </table:table-cell>
          <table:table-cell table:formula="of:=IF([.A5]=1;0;IF([.H5]&gt;[.I4];1;0))" office:value-type="float" office:value="1" calcext:value-type="float">
            <text:p>1</text:p>
          </table:table-cell>
          <table:table-cell table:formula="of:=IF(SUM([.D5];[.G5];[.J5])&gt;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formula="of:=IF([.A6]=1;[.B6];IF([.B6]&gt;[.C5];[.B6];[.C5]))" office:value-type="float" office:value="130" calcext:value-type="float">
            <text:p>130</text:p>
          </table:table-cell>
          <table:table-cell table:formula="of:=IF([.A6]=1;0;IF([.B6]&gt;[.C5];1;0))" office:value-type="float" office:value="0" calcext:value-type="float">
            <text:p>0</text:p>
          </table:table-cell>
          <table:table-cell office:value-type="float" office:value="136.73" calcext:value-type="float">
            <text:p>136,73</text:p>
          </table:table-cell>
          <table:table-cell table:formula="of:=IF([.A6]=1;[.E6];IF([.E6]&gt;[.F5];[.E6];[.F5]))" office:value-type="float" office:value="136.73" calcext:value-type="float">
            <text:p>136,73</text:p>
          </table:table-cell>
          <table:table-cell table:formula="of:=IF([.A6]=1;0;IF([.E6]&gt;[.F5];1;0))" office:value-type="float" office:value="1" calcext:value-type="float">
            <text:p>1</text:p>
          </table:table-cell>
          <table:table-cell office:value-type="float" office:value="72.26" calcext:value-type="float">
            <text:p>72,26</text:p>
          </table:table-cell>
          <table:table-cell table:formula="of:=IF([.A6]=1;[.H6];IF([.H6]&gt;[.I5];[.H6];[.I5]))" office:value-type="float" office:value="72.26" calcext:value-type="float">
            <text:p>72,26</text:p>
          </table:table-cell>
          <table:table-cell table:formula="of:=IF([.A6]=1;0;IF([.H6]&gt;[.I5];1;0))" office:value-type="float" office:value="1" calcext:value-type="float">
            <text:p>1</text:p>
          </table:table-cell>
          <table:table-cell table:formula="of:=IF(SUM([.D6];[.G6];[.J6])&gt;1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08.71" calcext:value-type="float">
            <text:p>108,71</text:p>
          </table:table-cell>
          <table:table-cell table:formula="of:=IF([.A7]=1;[.B7];IF([.B7]&gt;[.C6];[.B7];[.C6]))" office:value-type="float" office:value="130" calcext:value-type="float">
            <text:p>130</text:p>
          </table:table-cell>
          <table:table-cell table:formula="of:=IF([.A7]=1;0;IF([.B7]&gt;[.C6];1;0))" office:value-type="float" office:value="0" calcext:value-type="float">
            <text:p>0</text:p>
          </table:table-cell>
          <table:table-cell office:value-type="float" office:value="136.49" calcext:value-type="float">
            <text:p>136,49</text:p>
          </table:table-cell>
          <table:table-cell table:formula="of:=IF([.A7]=1;[.E7];IF([.E7]&gt;[.F6];[.E7];[.F6]))" office:value-type="float" office:value="136.73" calcext:value-type="float">
            <text:p>136,73</text:p>
          </table:table-cell>
          <table:table-cell table:formula="of:=IF([.A7]=1;0;IF([.E7]&gt;[.F6];1;0))" office:value-type="float" office:value="0" calcext:value-type="float">
            <text:p>0</text:p>
          </table:table-cell>
          <table:table-cell office:value-type="float" office:value="73.63" calcext:value-type="float">
            <text:p>73,63</text:p>
          </table:table-cell>
          <table:table-cell table:formula="of:=IF([.A7]=1;[.H7];IF([.H7]&gt;[.I6];[.H7];[.I6]))" office:value-type="float" office:value="73.63" calcext:value-type="float">
            <text:p>73,63</text:p>
          </table:table-cell>
          <table:table-cell table:formula="of:=IF([.A7]=1;0;IF([.H7]&gt;[.I6];1;0))" office:value-type="float" office:value="1" calcext:value-type="float">
            <text:p>1</text:p>
          </table:table-cell>
          <table:table-cell table:formula="of:=IF(SUM([.D7];[.G7];[.J7])&gt;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.82" calcext:value-type="float">
            <text:p>109,82</text:p>
          </table:table-cell>
          <table:table-cell table:formula="of:=IF([.A8]=1;[.B8];IF([.B8]&gt;[.C7];[.B8];[.C7]))" office:value-type="float" office:value="130" calcext:value-type="float">
            <text:p>130</text:p>
          </table:table-cell>
          <table:table-cell table:formula="of:=IF([.A8]=1;0;IF([.B8]&gt;[.C7];1;0))" office:value-type="float" office:value="0" calcext:value-type="float">
            <text:p>0</text:p>
          </table:table-cell>
          <table:table-cell office:value-type="float" office:value="139.22" calcext:value-type="float">
            <text:p>139,22</text:p>
          </table:table-cell>
          <table:table-cell table:formula="of:=IF([.A8]=1;[.E8];IF([.E8]&gt;[.F7];[.E8];[.F7]))" office:value-type="float" office:value="139.22" calcext:value-type="float">
            <text:p>139,22</text:p>
          </table:table-cell>
          <table:table-cell table:formula="of:=IF([.A8]=1;0;IF([.E8]&gt;[.F7];1;0))" office:value-type="float" office:value="1" calcext:value-type="float">
            <text:p>1</text:p>
          </table:table-cell>
          <table:table-cell office:value-type="float" office:value="73.64" calcext:value-type="float">
            <text:p>73,64</text:p>
          </table:table-cell>
          <table:table-cell table:formula="of:=IF([.A8]=1;[.H8];IF([.H8]&gt;[.I7];[.H8];[.I7]))" office:value-type="float" office:value="73.64" calcext:value-type="float">
            <text:p>73,64</text:p>
          </table:table-cell>
          <table:table-cell table:formula="of:=IF([.A8]=1;0;IF([.H8]&gt;[.I7];1;0))" office:value-type="float" office:value="1" calcext:value-type="float">
            <text:p>1</text:p>
          </table:table-cell>
          <table:table-cell table:formula="of:=IF(SUM([.D8];[.G8];[.J8])&gt;1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8.34" calcext:value-type="float">
            <text:p>108,34</text:p>
          </table:table-cell>
          <table:table-cell table:formula="of:=IF([.A9]=1;[.B9];IF([.B9]&gt;[.C8];[.B9];[.C8]))" office:value-type="float" office:value="130" calcext:value-type="float">
            <text:p>130</text:p>
          </table:table-cell>
          <table:table-cell table:formula="of:=IF([.A9]=1;0;IF([.B9]&gt;[.C8];1;0))" office:value-type="float" office:value="0" calcext:value-type="float">
            <text:p>0</text:p>
          </table:table-cell>
          <table:table-cell office:value-type="float" office:value="138.41" calcext:value-type="float">
            <text:p>138,41</text:p>
          </table:table-cell>
          <table:table-cell table:formula="of:=IF([.A9]=1;[.E9];IF([.E9]&gt;[.F8];[.E9];[.F8]))" office:value-type="float" office:value="139.22" calcext:value-type="float">
            <text:p>139,22</text:p>
          </table:table-cell>
          <table:table-cell table:formula="of:=IF([.A9]=1;0;IF([.E9]&gt;[.F8];1;0))" office:value-type="float" office:value="0" calcext:value-type="float">
            <text:p>0</text:p>
          </table:table-cell>
          <table:table-cell office:value-type="float" office:value="71.74" calcext:value-type="float">
            <text:p>71,74</text:p>
          </table:table-cell>
          <table:table-cell table:formula="of:=IF([.A9]=1;[.H9];IF([.H9]&gt;[.I8];[.H9];[.I8]))" office:value-type="float" office:value="73.64" calcext:value-type="float">
            <text:p>73,64</text:p>
          </table:table-cell>
          <table:table-cell table:formula="of:=IF([.A9]=1;0;IF([.H9]&gt;[.I8];1;0))" office:value-type="float" office:value="0" calcext:value-type="float">
            <text:p>0</text:p>
          </table:table-cell>
          <table:table-cell table:formula="of:=IF(SUM([.D9];[.G9];[.J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08.98" calcext:value-type="float">
            <text:p>108,98</text:p>
          </table:table-cell>
          <table:table-cell table:formula="of:=IF([.A10]=1;[.B10];IF([.B10]&gt;[.C9];[.B10];[.C9]))" office:value-type="float" office:value="130" calcext:value-type="float">
            <text:p>130</text:p>
          </table:table-cell>
          <table:table-cell table:formula="of:=IF([.A10]=1;0;IF([.B10]&gt;[.C9];1;0))" office:value-type="float" office:value="0" calcext:value-type="float">
            <text:p>0</text:p>
          </table:table-cell>
          <table:table-cell office:value-type="float" office:value="137.68" calcext:value-type="float">
            <text:p>137,68</text:p>
          </table:table-cell>
          <table:table-cell table:formula="of:=IF([.A10]=1;[.E10];IF([.E10]&gt;[.F9];[.E10];[.F9]))" office:value-type="float" office:value="139.22" calcext:value-type="float">
            <text:p>139,22</text:p>
          </table:table-cell>
          <table:table-cell table:formula="of:=IF([.A10]=1;0;IF([.E10]&gt;[.F9];1;0))" office:value-type="float" office:value="0" calcext:value-type="float">
            <text:p>0</text:p>
          </table:table-cell>
          <table:table-cell office:value-type="float" office:value="72.89" calcext:value-type="float">
            <text:p>72,89</text:p>
          </table:table-cell>
          <table:table-cell table:formula="of:=IF([.A10]=1;[.H10];IF([.H10]&gt;[.I9];[.H10];[.I9]))" office:value-type="float" office:value="73.64" calcext:value-type="float">
            <text:p>73,64</text:p>
          </table:table-cell>
          <table:table-cell table:formula="of:=IF([.A10]=1;0;IF([.H10]&gt;[.I9];1;0))" office:value-type="float" office:value="0" calcext:value-type="float">
            <text:p>0</text:p>
          </table:table-cell>
          <table:table-cell table:formula="of:=IF(SUM([.D10];[.G10];[.J10])&gt;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.72" calcext:value-type="float">
            <text:p>107,72</text:p>
          </table:table-cell>
          <table:table-cell table:formula="of:=IF([.A11]=1;[.B11];IF([.B11]&gt;[.C10];[.B11];[.C10]))" office:value-type="float" office:value="130" calcext:value-type="float">
            <text:p>130</text:p>
          </table:table-cell>
          <table:table-cell table:formula="of:=IF([.A11]=1;0;IF([.B11]&gt;[.C10];1;0))" office:value-type="float" office:value="0" calcext:value-type="float">
            <text:p>0</text:p>
          </table:table-cell>
          <table:table-cell office:value-type="float" office:value="140.59" calcext:value-type="float">
            <text:p>140,59</text:p>
          </table:table-cell>
          <table:table-cell table:formula="of:=IF([.A11]=1;[.E11];IF([.E11]&gt;[.F10];[.E11];[.F10]))" office:value-type="float" office:value="140.59" calcext:value-type="float">
            <text:p>140,59</text:p>
          </table:table-cell>
          <table:table-cell table:formula="of:=IF([.A11]=1;0;IF([.E11]&gt;[.F10];1;0))" office:value-type="float" office:value="1" calcext:value-type="float">
            <text:p>1</text:p>
          </table:table-cell>
          <table:table-cell office:value-type="float" office:value="74.32" calcext:value-type="float">
            <text:p>74,32</text:p>
          </table:table-cell>
          <table:table-cell table:formula="of:=IF([.A11]=1;[.H11];IF([.H11]&gt;[.I10];[.H11];[.I10]))" office:value-type="float" office:value="74.32" calcext:value-type="float">
            <text:p>74,32</text:p>
          </table:table-cell>
          <table:table-cell table:formula="of:=IF([.A11]=1;0;IF([.H11]&gt;[.I10];1;0))" office:value-type="float" office:value="1" calcext:value-type="float">
            <text:p>1</text:p>
          </table:table-cell>
          <table:table-cell table:formula="of:=IF(SUM([.D11];[.G11];[.J11])&gt;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.1" calcext:value-type="float">
            <text:p>109,1</text:p>
          </table:table-cell>
          <table:table-cell table:formula="of:=IF([.A12]=1;[.B12];IF([.B12]&gt;[.C11];[.B12];[.C11]))" office:value-type="float" office:value="130" calcext:value-type="float">
            <text:p>130</text:p>
          </table:table-cell>
          <table:table-cell table:formula="of:=IF([.A12]=1;0;IF([.B12]&gt;[.C11];1;0))" office:value-type="float" office:value="0" calcext:value-type="float">
            <text:p>0</text:p>
          </table:table-cell>
          <table:table-cell office:value-type="float" office:value="143.21" calcext:value-type="float">
            <text:p>143,21</text:p>
          </table:table-cell>
          <table:table-cell table:formula="of:=IF([.A12]=1;[.E12];IF([.E12]&gt;[.F11];[.E12];[.F11]))" office:value-type="float" office:value="143.21" calcext:value-type="float">
            <text:p>143,21</text:p>
          </table:table-cell>
          <table:table-cell table:formula="of:=IF([.A12]=1;0;IF([.E12]&gt;[.F11];1;0))" office:value-type="float" office:value="1" calcext:value-type="float">
            <text:p>1</text:p>
          </table:table-cell>
          <table:table-cell office:value-type="float" office:value="75.57" calcext:value-type="float">
            <text:p>75,57</text:p>
          </table:table-cell>
          <table:table-cell table:formula="of:=IF([.A12]=1;[.H12];IF([.H12]&gt;[.I11];[.H12];[.I11]))" office:value-type="float" office:value="75.57" calcext:value-type="float">
            <text:p>75,57</text:p>
          </table:table-cell>
          <table:table-cell table:formula="of:=IF([.A12]=1;0;IF([.H12]&gt;[.I11];1;0))" office:value-type="float" office:value="1" calcext:value-type="float">
            <text:p>1</text:p>
          </table:table-cell>
          <table:table-cell table:formula="of:=IF(SUM([.D12];[.G12];[.J12])&gt;1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.73" calcext:value-type="float">
            <text:p>107,73</text:p>
          </table:table-cell>
          <table:table-cell table:formula="of:=IF([.A13]=1;[.B13];IF([.B13]&gt;[.C12];[.B13];[.C12]))" office:value-type="float" office:value="130" calcext:value-type="float">
            <text:p>130</text:p>
          </table:table-cell>
          <table:table-cell table:formula="of:=IF([.A13]=1;0;IF([.B13]&gt;[.C12];1;0))" office:value-type="float" office:value="0" calcext:value-type="float">
            <text:p>0</text:p>
          </table:table-cell>
          <table:table-cell office:value-type="float" office:value="145.95" calcext:value-type="float">
            <text:p>145,95</text:p>
          </table:table-cell>
          <table:table-cell table:formula="of:=IF([.A13]=1;[.E13];IF([.E13]&gt;[.F12];[.E13];[.F12]))" office:value-type="float" office:value="145.95" calcext:value-type="float">
            <text:p>145,95</text:p>
          </table:table-cell>
          <table:table-cell table:formula="of:=IF([.A13]=1;0;IF([.E13]&gt;[.F12];1;0))" office:value-type="float" office:value="1" calcext:value-type="float">
            <text:p>1</text:p>
          </table:table-cell>
          <table:table-cell office:value-type="float" office:value="77.37" calcext:value-type="float">
            <text:p>77,37</text:p>
          </table:table-cell>
          <table:table-cell table:formula="of:=IF([.A13]=1;[.H13];IF([.H13]&gt;[.I12];[.H13];[.I12]))" office:value-type="float" office:value="77.37" calcext:value-type="float">
            <text:p>77,37</text:p>
          </table:table-cell>
          <table:table-cell table:formula="of:=IF([.A13]=1;0;IF([.H13]&gt;[.I12];1;0))" office:value-type="float" office:value="1" calcext:value-type="float">
            <text:p>1</text:p>
          </table:table-cell>
          <table:table-cell table:formula="of:=IF(SUM([.D13];[.G13];[.J13])&gt;1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107.75" calcext:value-type="float">
            <text:p>107,75</text:p>
          </table:table-cell>
          <table:table-cell table:formula="of:=IF([.A14]=1;[.B14];IF([.B14]&gt;[.C13];[.B14];[.C13]))" office:value-type="float" office:value="130" calcext:value-type="float">
            <text:p>130</text:p>
          </table:table-cell>
          <table:table-cell table:formula="of:=IF([.A14]=1;0;IF([.B14]&gt;[.C13];1;0))" office:value-type="float" office:value="0" calcext:value-type="float">
            <text:p>0</text:p>
          </table:table-cell>
          <table:table-cell office:value-type="float" office:value="145.35" calcext:value-type="float">
            <text:p>145,35</text:p>
          </table:table-cell>
          <table:table-cell table:formula="of:=IF([.A14]=1;[.E14];IF([.E14]&gt;[.F13];[.E14];[.F13]))" office:value-type="float" office:value="145.95" calcext:value-type="float">
            <text:p>145,95</text:p>
          </table:table-cell>
          <table:table-cell table:formula="of:=IF([.A14]=1;0;IF([.E14]&gt;[.F13];1;0))" office:value-type="float" office:value="0" calcext:value-type="float">
            <text:p>0</text:p>
          </table:table-cell>
          <table:table-cell office:value-type="float" office:value="75.7" calcext:value-type="float">
            <text:p>75,7</text:p>
          </table:table-cell>
          <table:table-cell table:formula="of:=IF([.A14]=1;[.H14];IF([.H14]&gt;[.I13];[.H14];[.I13]))" office:value-type="float" office:value="77.37" calcext:value-type="float">
            <text:p>77,37</text:p>
          </table:table-cell>
          <table:table-cell table:formula="of:=IF([.A14]=1;0;IF([.H14]&gt;[.I13];1;0))" office:value-type="float" office:value="0" calcext:value-type="float">
            <text:p>0</text:p>
          </table:table-cell>
          <table:table-cell table:formula="of:=IF(SUM([.D14];[.G14];[.J1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10.02" calcext:value-type="float">
            <text:p>110,02</text:p>
          </table:table-cell>
          <table:table-cell table:formula="of:=IF([.A15]=1;[.B15];IF([.B15]&gt;[.C14];[.B15];[.C14]))" office:value-type="float" office:value="130" calcext:value-type="float">
            <text:p>130</text:p>
          </table:table-cell>
          <table:table-cell table:formula="of:=IF([.A15]=1;0;IF([.B15]&gt;[.C14];1;0))" office:value-type="float" office:value="0" calcext:value-type="float">
            <text:p>0</text:p>
          </table:table-cell>
          <table:table-cell office:value-type="float" office:value="145.35" calcext:value-type="float">
            <text:p>145,35</text:p>
          </table:table-cell>
          <table:table-cell table:formula="of:=IF([.A15]=1;[.E15];IF([.E15]&gt;[.F14];[.E15];[.F14]))" office:value-type="float" office:value="145.95" calcext:value-type="float">
            <text:p>145,95</text:p>
          </table:table-cell>
          <table:table-cell table:formula="of:=IF([.A15]=1;0;IF([.E15]&gt;[.F14];1;0))" office:value-type="float" office:value="0" calcext:value-type="float">
            <text:p>0</text:p>
          </table:table-cell>
          <table:table-cell office:value-type="float" office:value="75.96" calcext:value-type="float">
            <text:p>75,96</text:p>
          </table:table-cell>
          <table:table-cell table:formula="of:=IF([.A15]=1;[.H15];IF([.H15]&gt;[.I14];[.H15];[.I14]))" office:value-type="float" office:value="77.37" calcext:value-type="float">
            <text:p>77,37</text:p>
          </table:table-cell>
          <table:table-cell table:formula="of:=IF([.A15]=1;0;IF([.H15]&gt;[.I14];1;0))" office:value-type="float" office:value="0" calcext:value-type="float">
            <text:p>0</text:p>
          </table:table-cell>
          <table:table-cell table:formula="of:=IF(SUM([.D15];[.G15];[.J1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12.45" calcext:value-type="float">
            <text:p>112,45</text:p>
          </table:table-cell>
          <table:table-cell table:formula="of:=IF([.A16]=1;[.B16];IF([.B16]&gt;[.C15];[.B16];[.C15]))" office:value-type="float" office:value="130" calcext:value-type="float">
            <text:p>130</text:p>
          </table:table-cell>
          <table:table-cell table:formula="of:=IF([.A16]=1;0;IF([.B16]&gt;[.C15];1;0))" office:value-type="float" office:value="0" calcext:value-type="float">
            <text:p>0</text:p>
          </table:table-cell>
          <table:table-cell office:value-type="float" office:value="145.24" calcext:value-type="float">
            <text:p>145,24</text:p>
          </table:table-cell>
          <table:table-cell table:formula="of:=IF([.A16]=1;[.E16];IF([.E16]&gt;[.F15];[.E16];[.F15]))" office:value-type="float" office:value="145.95" calcext:value-type="float">
            <text:p>145,95</text:p>
          </table:table-cell>
          <table:table-cell table:formula="of:=IF([.A16]=1;0;IF([.E16]&gt;[.F15];1;0))" office:value-type="float" office:value="0" calcext:value-type="float">
            <text:p>0</text:p>
          </table:table-cell>
          <table:table-cell office:value-type="float" office:value="78.04" calcext:value-type="float">
            <text:p>78,04</text:p>
          </table:table-cell>
          <table:table-cell table:formula="of:=IF([.A16]=1;[.H16];IF([.H16]&gt;[.I15];[.H16];[.I15]))" office:value-type="float" office:value="78.04" calcext:value-type="float">
            <text:p>78,04</text:p>
          </table:table-cell>
          <table:table-cell table:formula="of:=IF([.A16]=1;0;IF([.H16]&gt;[.I15];1;0))" office:value-type="float" office:value="1" calcext:value-type="float">
            <text:p>1</text:p>
          </table:table-cell>
          <table:table-cell table:formula="of:=IF(SUM([.D16];[.G16];[.J16])&gt;1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84" calcext:value-type="float">
            <text:p>110,84</text:p>
          </table:table-cell>
          <table:table-cell table:formula="of:=IF([.A17]=1;[.B17];IF([.B17]&gt;[.C16];[.B17];[.C16]))" office:value-type="float" office:value="130" calcext:value-type="float">
            <text:p>130</text:p>
          </table:table-cell>
          <table:table-cell table:formula="of:=IF([.A17]=1;0;IF([.B17]&gt;[.C16];1;0))" office:value-type="float" office:value="0" calcext:value-type="float">
            <text:p>0</text:p>
          </table:table-cell>
          <table:table-cell office:value-type="float" office:value="148.19" calcext:value-type="float">
            <text:p>148,19</text:p>
          </table:table-cell>
          <table:table-cell table:formula="of:=IF([.A17]=1;[.E17];IF([.E17]&gt;[.F16];[.E17];[.F16]))" office:value-type="float" office:value="148.19" calcext:value-type="float">
            <text:p>148,19</text:p>
          </table:table-cell>
          <table:table-cell table:formula="of:=IF([.A17]=1;0;IF([.E17]&gt;[.F16];1;0))" office:value-type="float" office:value="1" calcext:value-type="float">
            <text:p>1</text:p>
          </table:table-cell>
          <table:table-cell office:value-type="float" office:value="78.28" calcext:value-type="float">
            <text:p>78,28</text:p>
          </table:table-cell>
          <table:table-cell table:formula="of:=IF([.A17]=1;[.H17];IF([.H17]&gt;[.I16];[.H17];[.I16]))" office:value-type="float" office:value="78.28" calcext:value-type="float">
            <text:p>78,28</text:p>
          </table:table-cell>
          <table:table-cell table:formula="of:=IF([.A17]=1;0;IF([.H17]&gt;[.I16];1;0))" office:value-type="float" office:value="1" calcext:value-type="float">
            <text:p>1</text:p>
          </table:table-cell>
          <table:table-cell table:formula="of:=IF(SUM([.D17];[.G17];[.J17])&gt;1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109.06" calcext:value-type="float">
            <text:p>109,06</text:p>
          </table:table-cell>
          <table:table-cell table:formula="of:=IF([.A18]=1;[.B18];IF([.B18]&gt;[.C17];[.B18];[.C17]))" office:value-type="float" office:value="130" calcext:value-type="float">
            <text:p>130</text:p>
          </table:table-cell>
          <table:table-cell table:formula="of:=IF([.A18]=1;0;IF([.B18]&gt;[.C17];1;0))" office:value-type="float" office:value="0" calcext:value-type="float">
            <text:p>0</text:p>
          </table:table-cell>
          <table:table-cell office:value-type="float" office:value="146.26" calcext:value-type="float">
            <text:p>146,26</text:p>
          </table:table-cell>
          <table:table-cell table:formula="of:=IF([.A18]=1;[.E18];IF([.E18]&gt;[.F17];[.E18];[.F17]))" office:value-type="float" office:value="148.19" calcext:value-type="float">
            <text:p>148,19</text:p>
          </table:table-cell>
          <table:table-cell table:formula="of:=IF([.A18]=1;0;IF([.E18]&gt;[.F17];1;0))" office:value-type="float" office:value="0" calcext:value-type="float">
            <text:p>0</text:p>
          </table:table-cell>
          <table:table-cell office:value-type="float" office:value="79.41" calcext:value-type="float">
            <text:p>79,41</text:p>
          </table:table-cell>
          <table:table-cell table:formula="of:=IF([.A18]=1;[.H18];IF([.H18]&gt;[.I17];[.H18];[.I17]))" office:value-type="float" office:value="79.41" calcext:value-type="float">
            <text:p>79,41</text:p>
          </table:table-cell>
          <table:table-cell table:formula="of:=IF([.A18]=1;0;IF([.H18]&gt;[.I17];1;0))" office:value-type="float" office:value="1" calcext:value-type="float">
            <text:p>1</text:p>
          </table:table-cell>
          <table:table-cell table:formula="of:=IF(SUM([.D18];[.G18];[.J1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07.28" calcext:value-type="float">
            <text:p>107,28</text:p>
          </table:table-cell>
          <table:table-cell table:formula="of:=IF([.A19]=1;[.B19];IF([.B19]&gt;[.C18];[.B19];[.C18]))" office:value-type="float" office:value="130" calcext:value-type="float">
            <text:p>130</text:p>
          </table:table-cell>
          <table:table-cell table:formula="of:=IF([.A19]=1;0;IF([.B19]&gt;[.C18];1;0))" office:value-type="float" office:value="0" calcext:value-type="float">
            <text:p>0</text:p>
          </table:table-cell>
          <table:table-cell office:value-type="float" office:value="144.43" calcext:value-type="float">
            <text:p>144,43</text:p>
          </table:table-cell>
          <table:table-cell table:formula="of:=IF([.A19]=1;[.E19];IF([.E19]&gt;[.F18];[.E19];[.F18]))" office:value-type="float" office:value="148.19" calcext:value-type="float">
            <text:p>148,19</text:p>
          </table:table-cell>
          <table:table-cell table:formula="of:=IF([.A19]=1;0;IF([.E19]&gt;[.F18];1;0))" office:value-type="float" office:value="0" calcext:value-type="float">
            <text:p>0</text:p>
          </table:table-cell>
          <table:table-cell office:value-type="float" office:value="77.45" calcext:value-type="float">
            <text:p>77,45</text:p>
          </table:table-cell>
          <table:table-cell table:formula="of:=IF([.A19]=1;[.H19];IF([.H19]&gt;[.I18];[.H19];[.I18]))" office:value-type="float" office:value="79.41" calcext:value-type="float">
            <text:p>79,41</text:p>
          </table:table-cell>
          <table:table-cell table:formula="of:=IF([.A19]=1;0;IF([.H19]&gt;[.I18];1;0))" office:value-type="float" office:value="0" calcext:value-type="float">
            <text:p>0</text:p>
          </table:table-cell>
          <table:table-cell table:formula="of:=IF(SUM([.D19];[.G19];[.J1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08.88" calcext:value-type="float">
            <text:p>108,88</text:p>
          </table:table-cell>
          <table:table-cell table:formula="of:=IF([.A20]=1;[.B20];IF([.B20]&gt;[.C19];[.B20];[.C19]))" office:value-type="float" office:value="130" calcext:value-type="float">
            <text:p>130</text:p>
          </table:table-cell>
          <table:table-cell table:formula="of:=IF([.A20]=1;0;IF([.B20]&gt;[.C19];1;0))" office:value-type="float" office:value="0" calcext:value-type="float">
            <text:p>0</text:p>
          </table:table-cell>
          <table:table-cell office:value-type="float" office:value="144.19" calcext:value-type="float">
            <text:p>144,19</text:p>
          </table:table-cell>
          <table:table-cell table:formula="of:=IF([.A20]=1;[.E20];IF([.E20]&gt;[.F19];[.E20];[.F19]))" office:value-type="float" office:value="148.19" calcext:value-type="float">
            <text:p>148,19</text:p>
          </table:table-cell>
          <table:table-cell table:formula="of:=IF([.A20]=1;0;IF([.E20]&gt;[.F19];1;0))" office:value-type="float" office:value="0" calcext:value-type="float">
            <text:p>0</text:p>
          </table:table-cell>
          <table:table-cell office:value-type="float" office:value="76.04" calcext:value-type="float">
            <text:p>76,04</text:p>
          </table:table-cell>
          <table:table-cell table:formula="of:=IF([.A20]=1;[.H20];IF([.H20]&gt;[.I19];[.H20];[.I19]))" office:value-type="float" office:value="79.41" calcext:value-type="float">
            <text:p>79,41</text:p>
          </table:table-cell>
          <table:table-cell table:formula="of:=IF([.A20]=1;0;IF([.H20]&gt;[.I19];1;0))" office:value-type="float" office:value="0" calcext:value-type="float">
            <text:p>0</text:p>
          </table:table-cell>
          <table:table-cell table:formula="of:=IF(SUM([.D20];[.G20];[.J2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11.35" calcext:value-type="float">
            <text:p>111,35</text:p>
          </table:table-cell>
          <table:table-cell table:formula="of:=IF([.A21]=1;[.B21];IF([.B21]&gt;[.C20];[.B21];[.C20]))" office:value-type="float" office:value="130" calcext:value-type="float">
            <text:p>130</text:p>
          </table:table-cell>
          <table:table-cell table:formula="of:=IF([.A21]=1;0;IF([.B21]&gt;[.C20];1;0))" office:value-type="float" office:value="0" calcext:value-type="float">
            <text:p>0</text:p>
          </table:table-cell>
          <table:table-cell office:value-type="float" office:value="142.59" calcext:value-type="float">
            <text:p>142,59</text:p>
          </table:table-cell>
          <table:table-cell table:formula="of:=IF([.A21]=1;[.E21];IF([.E21]&gt;[.F20];[.E21];[.F20]))" office:value-type="float" office:value="148.19" calcext:value-type="float">
            <text:p>148,19</text:p>
          </table:table-cell>
          <table:table-cell table:formula="of:=IF([.A21]=1;0;IF([.E21]&gt;[.F20];1;0))" office:value-type="float" office:value="0" calcext:value-type="float">
            <text:p>0</text:p>
          </table:table-cell>
          <table:table-cell office:value-type="float" office:value="77.11" calcext:value-type="float">
            <text:p>77,11</text:p>
          </table:table-cell>
          <table:table-cell table:formula="of:=IF([.A21]=1;[.H21];IF([.H21]&gt;[.I20];[.H21];[.I20]))" office:value-type="float" office:value="79.41" calcext:value-type="float">
            <text:p>79,41</text:p>
          </table:table-cell>
          <table:table-cell table:formula="of:=IF([.A21]=1;0;IF([.H21]&gt;[.I20];1;0))" office:value-type="float" office:value="0" calcext:value-type="float">
            <text:p>0</text:p>
          </table:table-cell>
          <table:table-cell table:formula="of:=IF(SUM([.D21];[.G21];[.J2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12.72" calcext:value-type="float">
            <text:p>112,72</text:p>
          </table:table-cell>
          <table:table-cell table:formula="of:=IF([.A22]=1;[.B22];IF([.B22]&gt;[.C21];[.B22];[.C21]))" office:value-type="float" office:value="130" calcext:value-type="float">
            <text:p>130</text:p>
          </table:table-cell>
          <table:table-cell table:formula="of:=IF([.A22]=1;0;IF([.B22]&gt;[.C21];1;0))" office:value-type="float" office:value="0" calcext:value-type="float">
            <text:p>0</text:p>
          </table:table-cell>
          <table:table-cell office:value-type="float" office:value="142.33" calcext:value-type="float">
            <text:p>142,33</text:p>
          </table:table-cell>
          <table:table-cell table:formula="of:=IF([.A22]=1;[.E22];IF([.E22]&gt;[.F21];[.E22];[.F21]))" office:value-type="float" office:value="148.19" calcext:value-type="float">
            <text:p>148,19</text:p>
          </table:table-cell>
          <table:table-cell table:formula="of:=IF([.A22]=1;0;IF([.E22]&gt;[.F21];1;0))" office:value-type="float" office:value="0" calcext:value-type="float">
            <text:p>0</text:p>
          </table:table-cell>
          <table:table-cell office:value-type="float" office:value="78.72" calcext:value-type="float">
            <text:p>78,72</text:p>
          </table:table-cell>
          <table:table-cell table:formula="of:=IF([.A22]=1;[.H22];IF([.H22]&gt;[.I21];[.H22];[.I21]))" office:value-type="float" office:value="79.41" calcext:value-type="float">
            <text:p>79,41</text:p>
          </table:table-cell>
          <table:table-cell table:formula="of:=IF([.A22]=1;0;IF([.H22]&gt;[.I21];1;0))" office:value-type="float" office:value="0" calcext:value-type="float">
            <text:p>0</text:p>
          </table:table-cell>
          <table:table-cell table:formula="of:=IF(SUM([.D22];[.G22];[.J2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13.08" calcext:value-type="float">
            <text:p>113,08</text:p>
          </table:table-cell>
          <table:table-cell table:formula="of:=IF([.A23]=1;[.B23];IF([.B23]&gt;[.C22];[.B23];[.C22]))" office:value-type="float" office:value="130" calcext:value-type="float">
            <text:p>130</text:p>
          </table:table-cell>
          <table:table-cell table:formula="of:=IF([.A23]=1;0;IF([.B23]&gt;[.C22];1;0))" office:value-type="float" office:value="0" calcext:value-type="float">
            <text:p>0</text:p>
          </table:table-cell>
          <table:table-cell office:value-type="float" office:value="141.56" calcext:value-type="float">
            <text:p>141,56</text:p>
          </table:table-cell>
          <table:table-cell table:formula="of:=IF([.A23]=1;[.E23];IF([.E23]&gt;[.F22];[.E23];[.F22]))" office:value-type="float" office:value="148.19" calcext:value-type="float">
            <text:p>148,19</text:p>
          </table:table-cell>
          <table:table-cell table:formula="of:=IF([.A23]=1;0;IF([.E23]&gt;[.F22];1;0))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IF([.A23]=1;[.H23];IF([.H23]&gt;[.I22];[.H23];[.I22]))" office:value-type="float" office:value="79.41" calcext:value-type="float">
            <text:p>79,41</text:p>
          </table:table-cell>
          <table:table-cell table:formula="of:=IF([.A23]=1;0;IF([.H23]&gt;[.I22];1;0))" office:value-type="float" office:value="0" calcext:value-type="float">
            <text:p>0</text:p>
          </table:table-cell>
          <table:table-cell table:formula="of:=IF(SUM([.D23];[.G23];[.J2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15.28" calcext:value-type="float">
            <text:p>115,28</text:p>
          </table:table-cell>
          <table:table-cell table:formula="of:=IF([.A24]=1;[.B24];IF([.B24]&gt;[.C23];[.B24];[.C23]))" office:value-type="float" office:value="130" calcext:value-type="float">
            <text:p>130</text:p>
          </table:table-cell>
          <table:table-cell table:formula="of:=IF([.A24]=1;0;IF([.B24]&gt;[.C23];1;0))" office:value-type="float" office:value="0" calcext:value-type="float">
            <text:p>0</text:p>
          </table:table-cell>
          <table:table-cell office:value-type="float" office:value="139.78" calcext:value-type="float">
            <text:p>139,78</text:p>
          </table:table-cell>
          <table:table-cell table:formula="of:=IF([.A24]=1;[.E24];IF([.E24]&gt;[.F23];[.E24];[.F23]))" office:value-type="float" office:value="148.19" calcext:value-type="float">
            <text:p>148,19</text:p>
          </table:table-cell>
          <table:table-cell table:formula="of:=IF([.A24]=1;0;IF([.E24]&gt;[.F23];1;0))" office:value-type="float" office:value="0" calcext:value-type="float">
            <text:p>0</text:p>
          </table:table-cell>
          <table:table-cell office:value-type="float" office:value="79.03" calcext:value-type="float">
            <text:p>79,03</text:p>
          </table:table-cell>
          <table:table-cell table:formula="of:=IF([.A24]=1;[.H24];IF([.H24]&gt;[.I23];[.H24];[.I23]))" office:value-type="float" office:value="79.41" calcext:value-type="float">
            <text:p>79,41</text:p>
          </table:table-cell>
          <table:table-cell table:formula="of:=IF([.A24]=1;0;IF([.H24]&gt;[.I23];1;0))" office:value-type="float" office:value="0" calcext:value-type="float">
            <text:p>0</text:p>
          </table:table-cell>
          <table:table-cell table:formula="of:=IF(SUM([.D24];[.G24];[.J2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14.25" calcext:value-type="float">
            <text:p>114,25</text:p>
          </table:table-cell>
          <table:table-cell table:formula="of:=IF([.A25]=1;[.B25];IF([.B25]&gt;[.C24];[.B25];[.C24]))" office:value-type="float" office:value="130" calcext:value-type="float">
            <text:p>130</text:p>
          </table:table-cell>
          <table:table-cell table:formula="of:=IF([.A25]=1;0;IF([.B25]&gt;[.C24];1;0))" office:value-type="float" office:value="0" calcext:value-type="float">
            <text:p>0</text:p>
          </table:table-cell>
          <table:table-cell office:value-type="float" office:value="142.72" calcext:value-type="float">
            <text:p>142,72</text:p>
          </table:table-cell>
          <table:table-cell table:formula="of:=IF([.A25]=1;[.E25];IF([.E25]&gt;[.F24];[.E25];[.F24]))" office:value-type="float" office:value="148.19" calcext:value-type="float">
            <text:p>148,19</text:p>
          </table:table-cell>
          <table:table-cell table:formula="of:=IF([.A25]=1;0;IF([.E25]&gt;[.F24];1;0))" office:value-type="float" office:value="0" calcext:value-type="float">
            <text:p>0</text:p>
          </table:table-cell>
          <table:table-cell office:value-type="float" office:value="77.54" calcext:value-type="float">
            <text:p>77,54</text:p>
          </table:table-cell>
          <table:table-cell table:formula="of:=IF([.A25]=1;[.H25];IF([.H25]&gt;[.I24];[.H25];[.I24]))" office:value-type="float" office:value="79.41" calcext:value-type="float">
            <text:p>79,41</text:p>
          </table:table-cell>
          <table:table-cell table:formula="of:=IF([.A25]=1;0;IF([.H25]&gt;[.I24];1;0))" office:value-type="float" office:value="0" calcext:value-type="float">
            <text:p>0</text:p>
          </table:table-cell>
          <table:table-cell table:formula="of:=IF(SUM([.D25];[.G25];[.J2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12.65" calcext:value-type="float">
            <text:p>112,65</text:p>
          </table:table-cell>
          <table:table-cell table:formula="of:=IF([.A26]=1;[.B26];IF([.B26]&gt;[.C25];[.B26];[.C25]))" office:value-type="float" office:value="130" calcext:value-type="float">
            <text:p>130</text:p>
          </table:table-cell>
          <table:table-cell table:formula="of:=IF([.A26]=1;0;IF([.B26]&gt;[.C25];1;0))" office:value-type="float" office:value="0" calcext:value-type="float">
            <text:p>0</text:p>
          </table:table-cell>
          <table:table-cell office:value-type="float" office:value="141.38" calcext:value-type="float">
            <text:p>141,38</text:p>
          </table:table-cell>
          <table:table-cell table:formula="of:=IF([.A26]=1;[.E26];IF([.E26]&gt;[.F25];[.E26];[.F25]))" office:value-type="float" office:value="148.19" calcext:value-type="float">
            <text:p>148,19</text:p>
          </table:table-cell>
          <table:table-cell table:formula="of:=IF([.A26]=1;0;IF([.E26]&gt;[.F25];1;0))" office:value-type="float" office:value="0" calcext:value-type="float">
            <text:p>0</text:p>
          </table:table-cell>
          <table:table-cell office:value-type="float" office:value="76.08" calcext:value-type="float">
            <text:p>76,08</text:p>
          </table:table-cell>
          <table:table-cell table:formula="of:=IF([.A26]=1;[.H26];IF([.H26]&gt;[.I25];[.H26];[.I25]))" office:value-type="float" office:value="79.41" calcext:value-type="float">
            <text:p>79,41</text:p>
          </table:table-cell>
          <table:table-cell table:formula="of:=IF([.A26]=1;0;IF([.H26]&gt;[.I25];1;0))" office:value-type="float" office:value="0" calcext:value-type="float">
            <text:p>0</text:p>
          </table:table-cell>
          <table:table-cell table:formula="of:=IF(SUM([.D26];[.G26];[.J2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15.1" calcext:value-type="float">
            <text:p>115,1</text:p>
          </table:table-cell>
          <table:table-cell table:formula="of:=IF([.A27]=1;[.B27];IF([.B27]&gt;[.C26];[.B27];[.C26]))" office:value-type="float" office:value="130" calcext:value-type="float">
            <text:p>130</text:p>
          </table:table-cell>
          <table:table-cell table:formula="of:=IF([.A27]=1;0;IF([.B27]&gt;[.C26];1;0))" office:value-type="float" office:value="0" calcext:value-type="float">
            <text:p>0</text:p>
          </table:table-cell>
          <table:table-cell office:value-type="float" office:value="141.34" calcext:value-type="float">
            <text:p>141,34</text:p>
          </table:table-cell>
          <table:table-cell table:formula="of:=IF([.A27]=1;[.E27];IF([.E27]&gt;[.F26];[.E27];[.F26]))" office:value-type="float" office:value="148.19" calcext:value-type="float">
            <text:p>148,19</text:p>
          </table:table-cell>
          <table:table-cell table:formula="of:=IF([.A27]=1;0;IF([.E27]&gt;[.F26];1;0))" office:value-type="float" office:value="0" calcext:value-type="float">
            <text:p>0</text:p>
          </table:table-cell>
          <table:table-cell office:value-type="float" office:value="74.11" calcext:value-type="float">
            <text:p>74,11</text:p>
          </table:table-cell>
          <table:table-cell table:formula="of:=IF([.A27]=1;[.H27];IF([.H27]&gt;[.I26];[.H27];[.I26]))" office:value-type="float" office:value="79.41" calcext:value-type="float">
            <text:p>79,41</text:p>
          </table:table-cell>
          <table:table-cell table:formula="of:=IF([.A27]=1;0;IF([.H27]&gt;[.I26];1;0))" office:value-type="float" office:value="0" calcext:value-type="float">
            <text:p>0</text:p>
          </table:table-cell>
          <table:table-cell table:formula="of:=IF(SUM([.D27];[.G27];[.J2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16.76" calcext:value-type="float">
            <text:p>116,76</text:p>
          </table:table-cell>
          <table:table-cell table:formula="of:=IF([.A28]=1;[.B28];IF([.B28]&gt;[.C27];[.B28];[.C27]))" office:value-type="float" office:value="130" calcext:value-type="float">
            <text:p>130</text:p>
          </table:table-cell>
          <table:table-cell table:formula="of:=IF([.A28]=1;0;IF([.B28]&gt;[.C27];1;0))" office:value-type="float" office:value="0" calcext:value-type="float">
            <text:p>0</text:p>
          </table:table-cell>
          <table:table-cell office:value-type="float" office:value="140.87" calcext:value-type="float">
            <text:p>140,87</text:p>
          </table:table-cell>
          <table:table-cell table:formula="of:=IF([.A28]=1;[.E28];IF([.E28]&gt;[.F27];[.E28];[.F27]))" office:value-type="float" office:value="148.19" calcext:value-type="float">
            <text:p>148,19</text:p>
          </table:table-cell>
          <table:table-cell table:formula="of:=IF([.A28]=1;0;IF([.E28]&gt;[.F27];1;0))" office:value-type="float" office:value="0" calcext:value-type="float">
            <text:p>0</text:p>
          </table:table-cell>
          <table:table-cell office:value-type="float" office:value="72.23" calcext:value-type="float">
            <text:p>72,23</text:p>
          </table:table-cell>
          <table:table-cell table:formula="of:=IF([.A28]=1;[.H28];IF([.H28]&gt;[.I27];[.H28];[.I27]))" office:value-type="float" office:value="79.41" calcext:value-type="float">
            <text:p>79,41</text:p>
          </table:table-cell>
          <table:table-cell table:formula="of:=IF([.A28]=1;0;IF([.H28]&gt;[.I27];1;0))" office:value-type="float" office:value="0" calcext:value-type="float">
            <text:p>0</text:p>
          </table:table-cell>
          <table:table-cell table:formula="of:=IF(SUM([.D28];[.G28];[.J2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14.96" calcext:value-type="float">
            <text:p>114,96</text:p>
          </table:table-cell>
          <table:table-cell table:formula="of:=IF([.A29]=1;[.B29];IF([.B29]&gt;[.C28];[.B29];[.C28]))" office:value-type="float" office:value="130" calcext:value-type="float">
            <text:p>130</text:p>
          </table:table-cell>
          <table:table-cell table:formula="of:=IF([.A29]=1;0;IF([.B29]&gt;[.C28];1;0))" office:value-type="float" office:value="0" calcext:value-type="float">
            <text:p>0</text:p>
          </table:table-cell>
          <table:table-cell office:value-type="float" office:value="139.35" calcext:value-type="float">
            <text:p>139,35</text:p>
          </table:table-cell>
          <table:table-cell table:formula="of:=IF([.A29]=1;[.E29];IF([.E29]&gt;[.F28];[.E29];[.F28]))" office:value-type="float" office:value="148.19" calcext:value-type="float">
            <text:p>148,19</text:p>
          </table:table-cell>
          <table:table-cell table:formula="of:=IF([.A29]=1;0;IF([.E29]&gt;[.F28];1;0))" office:value-type="float" office:value="0" calcext:value-type="float">
            <text:p>0</text:p>
          </table:table-cell>
          <table:table-cell office:value-type="float" office:value="72.24" calcext:value-type="float">
            <text:p>72,24</text:p>
          </table:table-cell>
          <table:table-cell table:formula="of:=IF([.A29]=1;[.H29];IF([.H29]&gt;[.I28];[.H29];[.I28]))" office:value-type="float" office:value="79.41" calcext:value-type="float">
            <text:p>79,41</text:p>
          </table:table-cell>
          <table:table-cell table:formula="of:=IF([.A29]=1;0;IF([.H29]&gt;[.I28];1;0))" office:value-type="float" office:value="0" calcext:value-type="float">
            <text:p>0</text:p>
          </table:table-cell>
          <table:table-cell table:formula="of:=IF(SUM([.D29];[.G29];[.J2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13.89" calcext:value-type="float">
            <text:p>113,89</text:p>
          </table:table-cell>
          <table:table-cell table:formula="of:=IF([.A30]=1;[.B30];IF([.B30]&gt;[.C29];[.B30];[.C29]))" office:value-type="float" office:value="130" calcext:value-type="float">
            <text:p>130</text:p>
          </table:table-cell>
          <table:table-cell table:formula="of:=IF([.A30]=1;0;IF([.B30]&gt;[.C29];1;0))" office:value-type="float" office:value="0" calcext:value-type="float">
            <text:p>0</text:p>
          </table:table-cell>
          <table:table-cell office:value-type="float" office:value="141.87" calcext:value-type="float">
            <text:p>141,87</text:p>
          </table:table-cell>
          <table:table-cell table:formula="of:=IF([.A30]=1;[.E30];IF([.E30]&gt;[.F29];[.E30];[.F29]))" office:value-type="float" office:value="148.19" calcext:value-type="float">
            <text:p>148,19</text:p>
          </table:table-cell>
          <table:table-cell table:formula="of:=IF([.A30]=1;0;IF([.E30]&gt;[.F29];1;0))" office:value-type="float" office:value="0" calcext:value-type="float">
            <text:p>0</text:p>
          </table:table-cell>
          <table:table-cell office:value-type="float" office:value="74.19" calcext:value-type="float">
            <text:p>74,19</text:p>
          </table:table-cell>
          <table:table-cell table:formula="of:=IF([.A30]=1;[.H30];IF([.H30]&gt;[.I29];[.H30];[.I29]))" office:value-type="float" office:value="79.41" calcext:value-type="float">
            <text:p>79,41</text:p>
          </table:table-cell>
          <table:table-cell table:formula="of:=IF([.A30]=1;0;IF([.H30]&gt;[.I29];1;0))" office:value-type="float" office:value="0" calcext:value-type="float">
            <text:p>0</text:p>
          </table:table-cell>
          <table:table-cell table:formula="of:=IF(SUM([.D30];[.G30];[.J3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12.77" calcext:value-type="float">
            <text:p>112,77</text:p>
          </table:table-cell>
          <table:table-cell table:formula="of:=IF([.A31]=1;[.B31];IF([.B31]&gt;[.C30];[.B31];[.C30]))" office:value-type="float" office:value="130" calcext:value-type="float">
            <text:p>130</text:p>
          </table:table-cell>
          <table:table-cell table:formula="of:=IF([.A31]=1;0;IF([.B31]&gt;[.C30];1;0))" office:value-type="float" office:value="0" calcext:value-type="float">
            <text:p>0</text:p>
          </table:table-cell>
          <table:table-cell office:value-type="float" office:value="140.41" calcext:value-type="float">
            <text:p>140,41</text:p>
          </table:table-cell>
          <table:table-cell table:formula="of:=IF([.A31]=1;[.E31];IF([.E31]&gt;[.F30];[.E31];[.F30]))" office:value-type="float" office:value="148.19" calcext:value-type="float">
            <text:p>148,19</text:p>
          </table:table-cell>
          <table:table-cell table:formula="of:=IF([.A31]=1;0;IF([.E31]&gt;[.F30];1;0))"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formula="of:=IF([.A31]=1;[.H31];IF([.H31]&gt;[.I30];[.H31];[.I30]))" office:value-type="float" office:value="79.41" calcext:value-type="float">
            <text:p>79,41</text:p>
          </table:table-cell>
          <table:table-cell table:formula="of:=IF([.A31]=1;0;IF([.H31]&gt;[.I30];1;0))" office:value-type="float" office:value="0" calcext:value-type="float">
            <text:p>0</text:p>
          </table:table-cell>
          <table:table-cell table:formula="of:=IF(SUM([.D31];[.G31];[.J3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13.51" calcext:value-type="float">
            <text:p>113,51</text:p>
          </table:table-cell>
          <table:table-cell table:formula="of:=IF([.A32]=1;[.B32];IF([.B32]&gt;[.C31];[.B32];[.C31]))" office:value-type="float" office:value="130" calcext:value-type="float">
            <text:p>130</text:p>
          </table:table-cell>
          <table:table-cell table:formula="of:=IF([.A32]=1;0;IF([.B32]&gt;[.C31];1;0))" office:value-type="float" office:value="0" calcext:value-type="float">
            <text:p>0</text:p>
          </table:table-cell>
          <table:table-cell office:value-type="float" office:value="138.98" calcext:value-type="float">
            <text:p>138,98</text:p>
          </table:table-cell>
          <table:table-cell table:formula="of:=IF([.A32]=1;[.E32];IF([.E32]&gt;[.F31];[.E32];[.F31]))" office:value-type="float" office:value="148.19" calcext:value-type="float">
            <text:p>148,19</text:p>
          </table:table-cell>
          <table:table-cell table:formula="of:=IF([.A32]=1;0;IF([.E32]&gt;[.F31];1;0))" office:value-type="float" office:value="0" calcext:value-type="float">
            <text:p>0</text:p>
          </table:table-cell>
          <table:table-cell office:value-type="float" office:value="74.11" calcext:value-type="float">
            <text:p>74,11</text:p>
          </table:table-cell>
          <table:table-cell table:formula="of:=IF([.A32]=1;[.H32];IF([.H32]&gt;[.I31];[.H32];[.I31]))" office:value-type="float" office:value="79.41" calcext:value-type="float">
            <text:p>79,41</text:p>
          </table:table-cell>
          <table:table-cell table:formula="of:=IF([.A32]=1;0;IF([.H32]&gt;[.I31];1;0))" office:value-type="float" office:value="0" calcext:value-type="float">
            <text:p>0</text:p>
          </table:table-cell>
          <table:table-cell table:formula="of:=IF(SUM([.D32];[.G32];[.J3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12.2" calcext:value-type="float">
            <text:p>112,2</text:p>
          </table:table-cell>
          <table:table-cell table:formula="of:=IF([.A33]=1;[.B33];IF([.B33]&gt;[.C32];[.B33];[.C32]))" office:value-type="float" office:value="130" calcext:value-type="float">
            <text:p>130</text:p>
          </table:table-cell>
          <table:table-cell table:formula="of:=IF([.A33]=1;0;IF([.B33]&gt;[.C32];1;0))" office:value-type="float" office:value="0" calcext:value-type="float">
            <text:p>0</text:p>
          </table:table-cell>
          <table:table-cell office:value-type="float" office:value="137.32" calcext:value-type="float">
            <text:p>137,32</text:p>
          </table:table-cell>
          <table:table-cell table:formula="of:=IF([.A33]=1;[.E33];IF([.E33]&gt;[.F32];[.E33];[.F32]))" office:value-type="float" office:value="148.19" calcext:value-type="float">
            <text:p>148,19</text:p>
          </table:table-cell>
          <table:table-cell table:formula="of:=IF([.A33]=1;0;IF([.E33]&gt;[.F32];1;0))" office:value-type="float" office:value="0" calcext:value-type="float">
            <text:p>0</text:p>
          </table:table-cell>
          <table:table-cell office:value-type="float" office:value="74.75" calcext:value-type="float">
            <text:p>74,75</text:p>
          </table:table-cell>
          <table:table-cell table:formula="of:=IF([.A33]=1;[.H33];IF([.H33]&gt;[.I32];[.H33];[.I32]))" office:value-type="float" office:value="79.41" calcext:value-type="float">
            <text:p>79,41</text:p>
          </table:table-cell>
          <table:table-cell table:formula="of:=IF([.A33]=1;0;IF([.H33]&gt;[.I32];1;0))" office:value-type="float" office:value="0" calcext:value-type="float">
            <text:p>0</text:p>
          </table:table-cell>
          <table:table-cell table:formula="of:=IF(SUM([.D33];[.G33];[.J3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10.36" calcext:value-type="float">
            <text:p>110,36</text:p>
          </table:table-cell>
          <table:table-cell table:formula="of:=IF([.A34]=1;[.B34];IF([.B34]&gt;[.C33];[.B34];[.C33]))" office:value-type="float" office:value="130" calcext:value-type="float">
            <text:p>130</text:p>
          </table:table-cell>
          <table:table-cell table:formula="of:=IF([.A34]=1;0;IF([.B34]&gt;[.C33];1;0))" office:value-type="float" office:value="0" calcext:value-type="float">
            <text:p>0</text:p>
          </table:table-cell>
          <table:table-cell office:value-type="float" office:value="136.93" calcext:value-type="float">
            <text:p>136,93</text:p>
          </table:table-cell>
          <table:table-cell table:formula="of:=IF([.A34]=1;[.E34];IF([.E34]&gt;[.F33];[.E34];[.F33]))" office:value-type="float" office:value="148.19" calcext:value-type="float">
            <text:p>148,19</text:p>
          </table:table-cell>
          <table:table-cell table:formula="of:=IF([.A34]=1;0;IF([.E34]&gt;[.F33];1;0))" office:value-type="float" office:value="0" calcext:value-type="float">
            <text:p>0</text:p>
          </table:table-cell>
          <table:table-cell office:value-type="float" office:value="72.89" calcext:value-type="float">
            <text:p>72,89</text:p>
          </table:table-cell>
          <table:table-cell table:formula="of:=IF([.A34]=1;[.H34];IF([.H34]&gt;[.I33];[.H34];[.I33]))" office:value-type="float" office:value="79.41" calcext:value-type="float">
            <text:p>79,41</text:p>
          </table:table-cell>
          <table:table-cell table:formula="of:=IF([.A34]=1;0;IF([.H34]&gt;[.I33];1;0))" office:value-type="float" office:value="0" calcext:value-type="float">
            <text:p>0</text:p>
          </table:table-cell>
          <table:table-cell table:formula="of:=IF(SUM([.D34];[.G34];[.J3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12.47" calcext:value-type="float">
            <text:p>112,47</text:p>
          </table:table-cell>
          <table:table-cell table:formula="of:=IF([.A35]=1;[.B35];IF([.B35]&gt;[.C34];[.B35];[.C34]))" office:value-type="float" office:value="130" calcext:value-type="float">
            <text:p>130</text:p>
          </table:table-cell>
          <table:table-cell table:formula="of:=IF([.A35]=1;0;IF([.B35]&gt;[.C34];1;0))" office:value-type="float" office:value="0" calcext:value-type="float">
            <text:p>0</text:p>
          </table:table-cell>
          <table:table-cell office:value-type="float" office:value="136.37" calcext:value-type="float">
            <text:p>136,37</text:p>
          </table:table-cell>
          <table:table-cell table:formula="of:=IF([.A35]=1;[.E35];IF([.E35]&gt;[.F34];[.E35];[.F34]))" office:value-type="float" office:value="148.19" calcext:value-type="float">
            <text:p>148,19</text:p>
          </table:table-cell>
          <table:table-cell table:formula="of:=IF([.A35]=1;0;IF([.E35]&gt;[.F34];1;0))" office:value-type="float" office:value="0" calcext:value-type="float">
            <text:p>0</text:p>
          </table:table-cell>
          <table:table-cell office:value-type="float" office:value="71.26" calcext:value-type="float">
            <text:p>71,26</text:p>
          </table:table-cell>
          <table:table-cell table:formula="of:=IF([.A35]=1;[.H35];IF([.H35]&gt;[.I34];[.H35];[.I34]))" office:value-type="float" office:value="79.41" calcext:value-type="float">
            <text:p>79,41</text:p>
          </table:table-cell>
          <table:table-cell table:formula="of:=IF([.A35]=1;0;IF([.H35]&gt;[.I34];1;0))" office:value-type="float" office:value="0" calcext:value-type="float">
            <text:p>0</text:p>
          </table:table-cell>
          <table:table-cell table:formula="of:=IF(SUM([.D35];[.G35];[.J3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112.67" calcext:value-type="float">
            <text:p>112,67</text:p>
          </table:table-cell>
          <table:table-cell table:formula="of:=IF([.A36]=1;[.B36];IF([.B36]&gt;[.C35];[.B36];[.C35]))" office:value-type="float" office:value="130" calcext:value-type="float">
            <text:p>130</text:p>
          </table:table-cell>
          <table:table-cell table:formula="of:=IF([.A36]=1;0;IF([.B36]&gt;[.C35];1;0))" office:value-type="float" office:value="0" calcext:value-type="float">
            <text:p>0</text:p>
          </table:table-cell>
          <table:table-cell office:value-type="float" office:value="136.24" calcext:value-type="float">
            <text:p>136,24</text:p>
          </table:table-cell>
          <table:table-cell table:formula="of:=IF([.A36]=1;[.E36];IF([.E36]&gt;[.F35];[.E36];[.F35]))" office:value-type="float" office:value="148.19" calcext:value-type="float">
            <text:p>148,19</text:p>
          </table:table-cell>
          <table:table-cell table:formula="of:=IF([.A36]=1;0;IF([.E36]&gt;[.F35];1;0))" office:value-type="float" office:value="0" calcext:value-type="float">
            <text:p>0</text:p>
          </table:table-cell>
          <table:table-cell office:value-type="float" office:value="72.92" calcext:value-type="float">
            <text:p>72,92</text:p>
          </table:table-cell>
          <table:table-cell table:formula="of:=IF([.A36]=1;[.H36];IF([.H36]&gt;[.I35];[.H36];[.I35]))" office:value-type="float" office:value="79.41" calcext:value-type="float">
            <text:p>79,41</text:p>
          </table:table-cell>
          <table:table-cell table:formula="of:=IF([.A36]=1;0;IF([.H36]&gt;[.I35];1;0))" office:value-type="float" office:value="0" calcext:value-type="float">
            <text:p>0</text:p>
          </table:table-cell>
          <table:table-cell table:formula="of:=IF(SUM([.D36];[.G36];[.J3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11.09" calcext:value-type="float">
            <text:p>111,09</text:p>
          </table:table-cell>
          <table:table-cell table:formula="of:=IF([.A37]=1;[.B37];IF([.B37]&gt;[.C36];[.B37];[.C36]))" office:value-type="float" office:value="130" calcext:value-type="float">
            <text:p>130</text:p>
          </table:table-cell>
          <table:table-cell table:formula="of:=IF([.A37]=1;0;IF([.B37]&gt;[.C36];1;0))" office:value-type="float" office:value="0" calcext:value-type="float">
            <text:p>0</text:p>
          </table:table-cell>
          <table:table-cell office:value-type="float" office:value="134.69" calcext:value-type="float">
            <text:p>134,69</text:p>
          </table:table-cell>
          <table:table-cell table:formula="of:=IF([.A37]=1;[.E37];IF([.E37]&gt;[.F36];[.E37];[.F36]))" office:value-type="float" office:value="148.19" calcext:value-type="float">
            <text:p>148,19</text:p>
          </table:table-cell>
          <table:table-cell table:formula="of:=IF([.A37]=1;0;IF([.E37]&gt;[.F36];1;0))" office:value-type="float" office:value="0" calcext:value-type="float">
            <text:p>0</text:p>
          </table:table-cell>
          <table:table-cell office:value-type="float" office:value="73.63" calcext:value-type="float">
            <text:p>73,63</text:p>
          </table:table-cell>
          <table:table-cell table:formula="of:=IF([.A37]=1;[.H37];IF([.H37]&gt;[.I36];[.H37];[.I36]))" office:value-type="float" office:value="79.41" calcext:value-type="float">
            <text:p>79,41</text:p>
          </table:table-cell>
          <table:table-cell table:formula="of:=IF([.A37]=1;0;IF([.H37]&gt;[.I36];1;0))" office:value-type="float" office:value="0" calcext:value-type="float">
            <text:p>0</text:p>
          </table:table-cell>
          <table:table-cell table:formula="of:=IF(SUM([.D37];[.G37];[.J3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110.06" calcext:value-type="float">
            <text:p>110,06</text:p>
          </table:table-cell>
          <table:table-cell table:formula="of:=IF([.A38]=1;[.B38];IF([.B38]&gt;[.C37];[.B38];[.C37]))" office:value-type="float" office:value="130" calcext:value-type="float">
            <text:p>130</text:p>
          </table:table-cell>
          <table:table-cell table:formula="of:=IF([.A38]=1;0;IF([.B38]&gt;[.C37];1;0))" office:value-type="float" office:value="0" calcext:value-type="float">
            <text:p>0</text:p>
          </table:table-cell>
          <table:table-cell office:value-type="float" office:value="137.49" calcext:value-type="float">
            <text:p>137,49</text:p>
          </table:table-cell>
          <table:table-cell table:formula="of:=IF([.A38]=1;[.E38];IF([.E38]&gt;[.F37];[.E38];[.F37]))" office:value-type="float" office:value="148.19" calcext:value-type="float">
            <text:p>148,19</text:p>
          </table:table-cell>
          <table:table-cell table:formula="of:=IF([.A38]=1;0;IF([.E38]&gt;[.F37];1;0))" office:value-type="float" office:value="0" calcext:value-type="float">
            <text:p>0</text:p>
          </table:table-cell>
          <table:table-cell office:value-type="float" office:value="72.04" calcext:value-type="float">
            <text:p>72,04</text:p>
          </table:table-cell>
          <table:table-cell table:formula="of:=IF([.A38]=1;[.H38];IF([.H38]&gt;[.I37];[.H38];[.I37]))" office:value-type="float" office:value="79.41" calcext:value-type="float">
            <text:p>79,41</text:p>
          </table:table-cell>
          <table:table-cell table:formula="of:=IF([.A38]=1;0;IF([.H38]&gt;[.I37];1;0))" office:value-type="float" office:value="0" calcext:value-type="float">
            <text:p>0</text:p>
          </table:table-cell>
          <table:table-cell table:formula="of:=IF(SUM([.D38];[.G38];[.J3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11.55" calcext:value-type="float">
            <text:p>111,55</text:p>
          </table:table-cell>
          <table:table-cell table:formula="of:=IF([.A39]=1;[.B39];IF([.B39]&gt;[.C38];[.B39];[.C38]))" office:value-type="float" office:value="130" calcext:value-type="float">
            <text:p>130</text:p>
          </table:table-cell>
          <table:table-cell table:formula="of:=IF([.A39]=1;0;IF([.B39]&gt;[.C38];1;0))"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table:formula="of:=IF([.A39]=1;[.E39];IF([.E39]&gt;[.F38];[.E39];[.F38]))" office:value-type="float" office:value="148.19" calcext:value-type="float">
            <text:p>148,19</text:p>
          </table:table-cell>
          <table:table-cell table:formula="of:=IF([.A39]=1;0;IF([.E39]&gt;[.F38];1;0))" office:value-type="float" office:value="0" calcext:value-type="float">
            <text:p>0</text:p>
          </table:table-cell>
          <table:table-cell office:value-type="float" office:value="70.16" calcext:value-type="float">
            <text:p>70,16</text:p>
          </table:table-cell>
          <table:table-cell table:formula="of:=IF([.A39]=1;[.H39];IF([.H39]&gt;[.I38];[.H39];[.I38]))" office:value-type="float" office:value="79.41" calcext:value-type="float">
            <text:p>79,41</text:p>
          </table:table-cell>
          <table:table-cell table:formula="of:=IF([.A39]=1;0;IF([.H39]&gt;[.I38];1;0))" office:value-type="float" office:value="0" calcext:value-type="float">
            <text:p>0</text:p>
          </table:table-cell>
          <table:table-cell table:formula="of:=IF(SUM([.D39];[.G39];[.J3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12.25" calcext:value-type="float">
            <text:p>112,25</text:p>
          </table:table-cell>
          <table:table-cell table:formula="of:=IF([.A40]=1;[.B40];IF([.B40]&gt;[.C39];[.B40];[.C39]))" office:value-type="float" office:value="130" calcext:value-type="float">
            <text:p>130</text:p>
          </table:table-cell>
          <table:table-cell table:formula="of:=IF([.A40]=1;0;IF([.B40]&gt;[.C39];1;0))" office:value-type="float" office:value="0" calcext:value-type="float">
            <text:p>0</text:p>
          </table:table-cell>
          <table:table-cell office:value-type="float" office:value="134.69" calcext:value-type="float">
            <text:p>134,69</text:p>
          </table:table-cell>
          <table:table-cell table:formula="of:=IF([.A40]=1;[.E40];IF([.E40]&gt;[.F39];[.E40];[.F39]))" office:value-type="float" office:value="148.19" calcext:value-type="float">
            <text:p>148,19</text:p>
          </table:table-cell>
          <table:table-cell table:formula="of:=IF([.A40]=1;0;IF([.E40]&gt;[.F39];1;0))" office:value-type="float" office:value="0" calcext:value-type="float">
            <text:p>0</text:p>
          </table:table-cell>
          <table:table-cell office:value-type="float" office:value="72.24" calcext:value-type="float">
            <text:p>72,24</text:p>
          </table:table-cell>
          <table:table-cell table:formula="of:=IF([.A40]=1;[.H40];IF([.H40]&gt;[.I39];[.H40];[.I39]))" office:value-type="float" office:value="79.41" calcext:value-type="float">
            <text:p>79,41</text:p>
          </table:table-cell>
          <table:table-cell table:formula="of:=IF([.A40]=1;0;IF([.H40]&gt;[.I39];1;0))" office:value-type="float" office:value="0" calcext:value-type="float">
            <text:p>0</text:p>
          </table:table-cell>
          <table:table-cell table:formula="of:=IF(SUM([.D40];[.G40];[.J4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110.59" calcext:value-type="float">
            <text:p>110,59</text:p>
          </table:table-cell>
          <table:table-cell table:formula="of:=IF([.A41]=1;[.B41];IF([.B41]&gt;[.C40];[.B41];[.C40]))" office:value-type="float" office:value="130" calcext:value-type="float">
            <text:p>130</text:p>
          </table:table-cell>
          <table:table-cell table:formula="of:=IF([.A41]=1;0;IF([.B41]&gt;[.C40];1;0))" office:value-type="float" office:value="0" calcext:value-type="float">
            <text:p>0</text:p>
          </table:table-cell>
          <table:table-cell office:value-type="float" office:value="133.41" calcext:value-type="float">
            <text:p>133,41</text:p>
          </table:table-cell>
          <table:table-cell table:formula="of:=IF([.A41]=1;[.E41];IF([.E41]&gt;[.F40];[.E41];[.F40]))" office:value-type="float" office:value="148.19" calcext:value-type="float">
            <text:p>148,19</text:p>
          </table:table-cell>
          <table:table-cell table:formula="of:=IF([.A41]=1;0;IF([.E41]&gt;[.F40];1;0))" office:value-type="float" office:value="0" calcext:value-type="float">
            <text:p>0</text:p>
          </table:table-cell>
          <table:table-cell office:value-type="float" office:value="70.25" calcext:value-type="float">
            <text:p>70,25</text:p>
          </table:table-cell>
          <table:table-cell table:formula="of:=IF([.A41]=1;[.H41];IF([.H41]&gt;[.I40];[.H41];[.I40]))" office:value-type="float" office:value="79.41" calcext:value-type="float">
            <text:p>79,41</text:p>
          </table:table-cell>
          <table:table-cell table:formula="of:=IF([.A41]=1;0;IF([.H41]&gt;[.I40];1;0))" office:value-type="float" office:value="0" calcext:value-type="float">
            <text:p>0</text:p>
          </table:table-cell>
          <table:table-cell table:formula="of:=IF(SUM([.D41];[.G41];[.J4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09.24" calcext:value-type="float">
            <text:p>109,24</text:p>
          </table:table-cell>
          <table:table-cell table:formula="of:=IF([.A42]=1;[.B42];IF([.B42]&gt;[.C41];[.B42];[.C41]))" office:value-type="float" office:value="130" calcext:value-type="float">
            <text:p>130</text:p>
          </table:table-cell>
          <table:table-cell table:formula="of:=IF([.A42]=1;0;IF([.B42]&gt;[.C41];1;0))" office:value-type="float" office:value="0" calcext:value-type="float">
            <text:p>0</text:p>
          </table:table-cell>
          <table:table-cell office:value-type="float" office:value="136.24" calcext:value-type="float">
            <text:p>136,24</text:p>
          </table:table-cell>
          <table:table-cell table:formula="of:=IF([.A42]=1;[.E42];IF([.E42]&gt;[.F41];[.E42];[.F41]))" office:value-type="float" office:value="148.19" calcext:value-type="float">
            <text:p>148,19</text:p>
          </table:table-cell>
          <table:table-cell table:formula="of:=IF([.A42]=1;0;IF([.E42]&gt;[.F41];1;0))" office:value-type="float" office:value="0" calcext:value-type="float">
            <text:p>0</text:p>
          </table:table-cell>
          <table:table-cell office:value-type="float" office:value="71.67" calcext:value-type="float">
            <text:p>71,67</text:p>
          </table:table-cell>
          <table:table-cell table:formula="of:=IF([.A42]=1;[.H42];IF([.H42]&gt;[.I41];[.H42];[.I41]))" office:value-type="float" office:value="79.41" calcext:value-type="float">
            <text:p>79,41</text:p>
          </table:table-cell>
          <table:table-cell table:formula="of:=IF([.A42]=1;0;IF([.H42]&gt;[.I41];1;0))" office:value-type="float" office:value="0" calcext:value-type="float">
            <text:p>0</text:p>
          </table:table-cell>
          <table:table-cell table:formula="of:=IF(SUM([.D42];[.G42];[.J4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07.52" calcext:value-type="float">
            <text:p>107,52</text:p>
          </table:table-cell>
          <table:table-cell table:formula="of:=IF([.A43]=1;[.B43];IF([.B43]&gt;[.C42];[.B43];[.C42]))" office:value-type="float" office:value="130" calcext:value-type="float">
            <text:p>130</text:p>
          </table:table-cell>
          <table:table-cell table:formula="of:=IF([.A43]=1;0;IF([.B43]&gt;[.C42];1;0))" office:value-type="float" office:value="0" calcext:value-type="float">
            <text:p>0</text:p>
          </table:table-cell>
          <table:table-cell office:value-type="float" office:value="136.22" calcext:value-type="float">
            <text:p>136,22</text:p>
          </table:table-cell>
          <table:table-cell table:formula="of:=IF([.A43]=1;[.E43];IF([.E43]&gt;[.F42];[.E43];[.F42]))" office:value-type="float" office:value="148.19" calcext:value-type="float">
            <text:p>148,19</text:p>
          </table:table-cell>
          <table:table-cell table:formula="of:=IF([.A43]=1;0;IF([.E43]&gt;[.F42];1;0))" office:value-type="float" office:value="0" calcext:value-type="float">
            <text:p>0</text:p>
          </table:table-cell>
          <table:table-cell office:value-type="float" office:value="73.1" calcext:value-type="float">
            <text:p>73,1</text:p>
          </table:table-cell>
          <table:table-cell table:formula="of:=IF([.A43]=1;[.H43];IF([.H43]&gt;[.I42];[.H43];[.I42]))" office:value-type="float" office:value="79.41" calcext:value-type="float">
            <text:p>79,41</text:p>
          </table:table-cell>
          <table:table-cell table:formula="of:=IF([.A43]=1;0;IF([.H43]&gt;[.I42];1;0))" office:value-type="float" office:value="0" calcext:value-type="float">
            <text:p>0</text:p>
          </table:table-cell>
          <table:table-cell table:formula="of:=IF(SUM([.D43];[.G43];[.J4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07.97" calcext:value-type="float">
            <text:p>107,97</text:p>
          </table:table-cell>
          <table:table-cell table:formula="of:=IF([.A44]=1;[.B44];IF([.B44]&gt;[.C43];[.B44];[.C43]))" office:value-type="float" office:value="130" calcext:value-type="float">
            <text:p>130</text:p>
          </table:table-cell>
          <table:table-cell table:formula="of:=IF([.A44]=1;0;IF([.B44]&gt;[.C43];1;0))" office:value-type="float" office:value="0" calcext:value-type="float">
            <text:p>0</text:p>
          </table:table-cell>
          <table:table-cell office:value-type="float" office:value="135.7" calcext:value-type="float">
            <text:p>135,7</text:p>
          </table:table-cell>
          <table:table-cell table:formula="of:=IF([.A44]=1;[.E44];IF([.E44]&gt;[.F43];[.E44];[.F43]))" office:value-type="float" office:value="148.19" calcext:value-type="float">
            <text:p>148,19</text:p>
          </table:table-cell>
          <table:table-cell table:formula="of:=IF([.A44]=1;0;IF([.E44]&gt;[.F43];1;0))" office:value-type="float" office:value="0" calcext:value-type="float">
            <text:p>0</text:p>
          </table:table-cell>
          <table:table-cell office:value-type="float" office:value="74.36" calcext:value-type="float">
            <text:p>74,36</text:p>
          </table:table-cell>
          <table:table-cell table:formula="of:=IF([.A44]=1;[.H44];IF([.H44]&gt;[.I43];[.H44];[.I43]))" office:value-type="float" office:value="79.41" calcext:value-type="float">
            <text:p>79,41</text:p>
          </table:table-cell>
          <table:table-cell table:formula="of:=IF([.A44]=1;0;IF([.H44]&gt;[.I43];1;0))" office:value-type="float" office:value="0" calcext:value-type="float">
            <text:p>0</text:p>
          </table:table-cell>
          <table:table-cell table:formula="of:=IF(SUM([.D44];[.G44];[.J4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06.54" calcext:value-type="float">
            <text:p>106,54</text:p>
          </table:table-cell>
          <table:table-cell table:formula="of:=IF([.A45]=1;[.B45];IF([.B45]&gt;[.C44];[.B45];[.C44]))" office:value-type="float" office:value="130" calcext:value-type="float">
            <text:p>130</text:p>
          </table:table-cell>
          <table:table-cell table:formula="of:=IF([.A45]=1;0;IF([.B45]&gt;[.C44];1;0))" office:value-type="float" office:value="0" calcext:value-type="float">
            <text:p>0</text:p>
          </table:table-cell>
          <table:table-cell office:value-type="float" office:value="134.72" calcext:value-type="float">
            <text:p>134,72</text:p>
          </table:table-cell>
          <table:table-cell table:formula="of:=IF([.A45]=1;[.E45];IF([.E45]&gt;[.F44];[.E45];[.F44]))" office:value-type="float" office:value="148.19" calcext:value-type="float">
            <text:p>148,19</text:p>
          </table:table-cell>
          <table:table-cell table:formula="of:=IF([.A45]=1;0;IF([.E45]&gt;[.F44];1;0))" office:value-type="float" office:value="0" calcext:value-type="float">
            <text:p>0</text:p>
          </table:table-cell>
          <table:table-cell office:value-type="float" office:value="72.81" calcext:value-type="float">
            <text:p>72,81</text:p>
          </table:table-cell>
          <table:table-cell table:formula="of:=IF([.A45]=1;[.H45];IF([.H45]&gt;[.I44];[.H45];[.I44]))" office:value-type="float" office:value="79.41" calcext:value-type="float">
            <text:p>79,41</text:p>
          </table:table-cell>
          <table:table-cell table:formula="of:=IF([.A45]=1;0;IF([.H45]&gt;[.I44];1;0))" office:value-type="float" office:value="0" calcext:value-type="float">
            <text:p>0</text:p>
          </table:table-cell>
          <table:table-cell table:formula="of:=IF(SUM([.D45];[.G45];[.J4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05.18" calcext:value-type="float">
            <text:p>105,18</text:p>
          </table:table-cell>
          <table:table-cell table:formula="of:=IF([.A46]=1;[.B46];IF([.B46]&gt;[.C45];[.B46];[.C45]))" office:value-type="float" office:value="130" calcext:value-type="float">
            <text:p>130</text:p>
          </table:table-cell>
          <table:table-cell table:formula="of:=IF([.A46]=1;0;IF([.B46]&gt;[.C45];1;0))" office:value-type="float" office:value="0" calcext:value-type="float">
            <text:p>0</text:p>
          </table:table-cell>
          <table:table-cell office:value-type="float" office:value="133.13" calcext:value-type="float">
            <text:p>133,13</text:p>
          </table:table-cell>
          <table:table-cell table:formula="of:=IF([.A46]=1;[.E46];IF([.E46]&gt;[.F45];[.E46];[.F45]))" office:value-type="float" office:value="148.19" calcext:value-type="float">
            <text:p>148,19</text:p>
          </table:table-cell>
          <table:table-cell table:formula="of:=IF([.A46]=1;0;IF([.E46]&gt;[.F45];1;0))" office:value-type="float" office:value="0" calcext:value-type="float">
            <text:p>0</text:p>
          </table:table-cell>
          <table:table-cell office:value-type="float" office:value="71.02" calcext:value-type="float">
            <text:p>71,02</text:p>
          </table:table-cell>
          <table:table-cell table:formula="of:=IF([.A46]=1;[.H46];IF([.H46]&gt;[.I45];[.H46];[.I45]))" office:value-type="float" office:value="79.41" calcext:value-type="float">
            <text:p>79,41</text:p>
          </table:table-cell>
          <table:table-cell table:formula="of:=IF([.A46]=1;0;IF([.H46]&gt;[.I45];1;0))" office:value-type="float" office:value="0" calcext:value-type="float">
            <text:p>0</text:p>
          </table:table-cell>
          <table:table-cell table:formula="of:=IF(SUM([.D46];[.G46];[.J4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03.97" calcext:value-type="float">
            <text:p>103,97</text:p>
          </table:table-cell>
          <table:table-cell table:formula="of:=IF([.A47]=1;[.B47];IF([.B47]&gt;[.C46];[.B47];[.C46]))" office:value-type="float" office:value="130" calcext:value-type="float">
            <text:p>130</text:p>
          </table:table-cell>
          <table:table-cell table:formula="of:=IF([.A47]=1;0;IF([.B47]&gt;[.C46];1;0))" office:value-type="float" office:value="0" calcext:value-type="float">
            <text:p>0</text:p>
          </table:table-cell>
          <table:table-cell office:value-type="float" office:value="131.48" calcext:value-type="float">
            <text:p>131,48</text:p>
          </table:table-cell>
          <table:table-cell table:formula="of:=IF([.A47]=1;[.E47];IF([.E47]&gt;[.F46];[.E47];[.F46]))" office:value-type="float" office:value="148.19" calcext:value-type="float">
            <text:p>148,19</text:p>
          </table:table-cell>
          <table:table-cell table:formula="of:=IF([.A47]=1;0;IF([.E47]&gt;[.F46];1;0))" office:value-type="float" office:value="0" calcext:value-type="float">
            <text:p>0</text:p>
          </table:table-cell>
          <table:table-cell office:value-type="float" office:value="72.37" calcext:value-type="float">
            <text:p>72,37</text:p>
          </table:table-cell>
          <table:table-cell table:formula="of:=IF([.A47]=1;[.H47];IF([.H47]&gt;[.I46];[.H47];[.I46]))" office:value-type="float" office:value="79.41" calcext:value-type="float">
            <text:p>79,41</text:p>
          </table:table-cell>
          <table:table-cell table:formula="of:=IF([.A47]=1;0;IF([.H47]&gt;[.I46];1;0))" office:value-type="float" office:value="0" calcext:value-type="float">
            <text:p>0</text:p>
          </table:table-cell>
          <table:table-cell table:formula="of:=IF(SUM([.D47];[.G47];[.J4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05.17" calcext:value-type="float">
            <text:p>105,17</text:p>
          </table:table-cell>
          <table:table-cell table:formula="of:=IF([.A48]=1;[.B48];IF([.B48]&gt;[.C47];[.B48];[.C47]))" office:value-type="float" office:value="130" calcext:value-type="float">
            <text:p>130</text:p>
          </table:table-cell>
          <table:table-cell table:formula="of:=IF([.A48]=1;0;IF([.B48]&gt;[.C47];1;0))" office:value-type="float" office:value="0" calcext:value-type="float">
            <text:p>0</text:p>
          </table:table-cell>
          <table:table-cell office:value-type="float" office:value="131.35" calcext:value-type="float">
            <text:p>131,35</text:p>
          </table:table-cell>
          <table:table-cell table:formula="of:=IF([.A48]=1;[.E48];IF([.E48]&gt;[.F47];[.E48];[.F47]))" office:value-type="float" office:value="148.19" calcext:value-type="float">
            <text:p>148,19</text:p>
          </table:table-cell>
          <table:table-cell table:formula="of:=IF([.A48]=1;0;IF([.E48]&gt;[.F47];1;0))" office:value-type="float" office:value="0" calcext:value-type="float">
            <text:p>0</text:p>
          </table:table-cell>
          <table:table-cell office:value-type="float" office:value="72.58" calcext:value-type="float">
            <text:p>72,58</text:p>
          </table:table-cell>
          <table:table-cell table:formula="of:=IF([.A48]=1;[.H48];IF([.H48]&gt;[.I47];[.H48];[.I47]))" office:value-type="float" office:value="79.41" calcext:value-type="float">
            <text:p>79,41</text:p>
          </table:table-cell>
          <table:table-cell table:formula="of:=IF([.A48]=1;0;IF([.H48]&gt;[.I47];1;0))" office:value-type="float" office:value="0" calcext:value-type="float">
            <text:p>0</text:p>
          </table:table-cell>
          <table:table-cell table:formula="of:=IF(SUM([.D48];[.G48];[.J4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106.1" calcext:value-type="float">
            <text:p>106,1</text:p>
          </table:table-cell>
          <table:table-cell table:formula="of:=IF([.A49]=1;[.B49];IF([.B49]&gt;[.C48];[.B49];[.C48]))" office:value-type="float" office:value="130" calcext:value-type="float">
            <text:p>130</text:p>
          </table:table-cell>
          <table:table-cell table:formula="of:=IF([.A49]=1;0;IF([.B49]&gt;[.C48];1;0))" office:value-type="float" office:value="0" calcext:value-type="float">
            <text:p>0</text:p>
          </table:table-cell>
          <table:table-cell office:value-type="float" office:value="131.2" calcext:value-type="float">
            <text:p>131,2</text:p>
          </table:table-cell>
          <table:table-cell table:formula="of:=IF([.A49]=1;[.E49];IF([.E49]&gt;[.F48];[.E49];[.F48]))" office:value-type="float" office:value="148.19" calcext:value-type="float">
            <text:p>148,19</text:p>
          </table:table-cell>
          <table:table-cell table:formula="of:=IF([.A49]=1;0;IF([.E49]&gt;[.F48];1;0))" office:value-type="float" office:value="0" calcext:value-type="float">
            <text:p>0</text:p>
          </table:table-cell>
          <table:table-cell office:value-type="float" office:value="70.73" calcext:value-type="float">
            <text:p>70,73</text:p>
          </table:table-cell>
          <table:table-cell table:formula="of:=IF([.A49]=1;[.H49];IF([.H49]&gt;[.I48];[.H49];[.I48]))" office:value-type="float" office:value="79.41" calcext:value-type="float">
            <text:p>79,41</text:p>
          </table:table-cell>
          <table:table-cell table:formula="of:=IF([.A49]=1;0;IF([.H49]&gt;[.I48];1;0))" office:value-type="float" office:value="0" calcext:value-type="float">
            <text:p>0</text:p>
          </table:table-cell>
          <table:table-cell table:formula="of:=IF(SUM([.D49];[.G49];[.J4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07.77" calcext:value-type="float">
            <text:p>107,77</text:p>
          </table:table-cell>
          <table:table-cell table:formula="of:=IF([.A50]=1;[.B50];IF([.B50]&gt;[.C49];[.B50];[.C49]))" office:value-type="float" office:value="130" calcext:value-type="float">
            <text:p>130</text:p>
          </table:table-cell>
          <table:table-cell table:formula="of:=IF([.A50]=1;0;IF([.B50]&gt;[.C49];1;0))" office:value-type="float" office:value="0" calcext:value-type="float">
            <text:p>0</text:p>
          </table:table-cell>
          <table:table-cell office:value-type="float" office:value="130.01" calcext:value-type="float">
            <text:p>130,01</text:p>
          </table:table-cell>
          <table:table-cell table:formula="of:=IF([.A50]=1;[.E50];IF([.E50]&gt;[.F49];[.E50];[.F49]))" office:value-type="float" office:value="148.19" calcext:value-type="float">
            <text:p>148,19</text:p>
          </table:table-cell>
          <table:table-cell table:formula="of:=IF([.A50]=1;0;IF([.E50]&gt;[.F49];1;0))" office:value-type="float" office:value="0" calcext:value-type="float">
            <text:p>0</text:p>
          </table:table-cell>
          <table:table-cell office:value-type="float" office:value="69.03" calcext:value-type="float">
            <text:p>69,03</text:p>
          </table:table-cell>
          <table:table-cell table:formula="of:=IF([.A50]=1;[.H50];IF([.H50]&gt;[.I49];[.H50];[.I49]))" office:value-type="float" office:value="79.41" calcext:value-type="float">
            <text:p>79,41</text:p>
          </table:table-cell>
          <table:table-cell table:formula="of:=IF([.A50]=1;0;IF([.H50]&gt;[.I49];1;0))" office:value-type="float" office:value="0" calcext:value-type="float">
            <text:p>0</text:p>
          </table:table-cell>
          <table:table-cell table:formula="of:=IF(SUM([.D50];[.G50];[.J5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08.02" calcext:value-type="float">
            <text:p>108,02</text:p>
          </table:table-cell>
          <table:table-cell table:formula="of:=IF([.A51]=1;[.B51];IF([.B51]&gt;[.C50];[.B51];[.C50]))" office:value-type="float" office:value="130" calcext:value-type="float">
            <text:p>130</text:p>
          </table:table-cell>
          <table:table-cell table:formula="of:=IF([.A51]=1;0;IF([.B51]&gt;[.C50];1;0))" office:value-type="float" office:value="0" calcext:value-type="float">
            <text:p>0</text:p>
          </table:table-cell>
          <table:table-cell office:value-type="float" office:value="129.72" calcext:value-type="float">
            <text:p>129,72</text:p>
          </table:table-cell>
          <table:table-cell table:formula="of:=IF([.A51]=1;[.E51];IF([.E51]&gt;[.F50];[.E51];[.F50]))" office:value-type="float" office:value="148.19" calcext:value-type="float">
            <text:p>148,19</text:p>
          </table:table-cell>
          <table:table-cell table:formula="of:=IF([.A51]=1;0;IF([.E51]&gt;[.F50];1;0)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IF([.A51]=1;[.H51];IF([.H51]&gt;[.I50];[.H51];[.I50]))" office:value-type="float" office:value="79.41" calcext:value-type="float">
            <text:p>79,41</text:p>
          </table:table-cell>
          <table:table-cell table:formula="of:=IF([.A51]=1;0;IF([.H51]&gt;[.I50];1;0))" office:value-type="float" office:value="0" calcext:value-type="float">
            <text:p>0</text:p>
          </table:table-cell>
          <table:table-cell table:formula="of:=IF(SUM([.D51];[.G51];[.J5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08.88" calcext:value-type="float">
            <text:p>108,88</text:p>
          </table:table-cell>
          <table:table-cell table:formula="of:=IF([.A52]=1;[.B52];IF([.B52]&gt;[.C51];[.B52];[.C51]))" office:value-type="float" office:value="130" calcext:value-type="float">
            <text:p>130</text:p>
          </table:table-cell>
          <table:table-cell table:formula="of:=IF([.A52]=1;0;IF([.B52]&gt;[.C51];1;0))" office:value-type="float" office:value="0" calcext:value-type="float">
            <text:p>0</text:p>
          </table:table-cell>
          <table:table-cell office:value-type="float" office:value="128.45" calcext:value-type="float">
            <text:p>128,45</text:p>
          </table:table-cell>
          <table:table-cell table:formula="of:=IF([.A52]=1;[.E52];IF([.E52]&gt;[.F51];[.E52];[.F51]))" office:value-type="float" office:value="148.19" calcext:value-type="float">
            <text:p>148,19</text:p>
          </table:table-cell>
          <table:table-cell table:formula="of:=IF([.A52]=1;0;IF([.E52]&gt;[.F51];1;0))" office:value-type="float" office:value="0" calcext:value-type="float">
            <text:p>0</text:p>
          </table:table-cell>
          <table:table-cell office:value-type="float" office:value="68.27" calcext:value-type="float">
            <text:p>68,27</text:p>
          </table:table-cell>
          <table:table-cell table:formula="of:=IF([.A52]=1;[.H52];IF([.H52]&gt;[.I51];[.H52];[.I51]))" office:value-type="float" office:value="79.41" calcext:value-type="float">
            <text:p>79,41</text:p>
          </table:table-cell>
          <table:table-cell table:formula="of:=IF([.A52]=1;0;IF([.H52]&gt;[.I51];1;0))" office:value-type="float" office:value="0" calcext:value-type="float">
            <text:p>0</text:p>
          </table:table-cell>
          <table:table-cell table:formula="of:=IF(SUM([.D52];[.G52];[.J5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107.26" calcext:value-type="float">
            <text:p>107,26</text:p>
          </table:table-cell>
          <table:table-cell table:formula="of:=IF([.A53]=1;[.B53];IF([.B53]&gt;[.C52];[.B53];[.C52]))" office:value-type="float" office:value="130" calcext:value-type="float">
            <text:p>130</text:p>
          </table:table-cell>
          <table:table-cell table:formula="of:=IF([.A53]=1;0;IF([.B53]&gt;[.C52];1;0))" office:value-type="float" office:value="0" calcext:value-type="float">
            <text:p>0</text:p>
          </table:table-cell>
          <table:table-cell office:value-type="float" office:value="128.39" calcext:value-type="float">
            <text:p>128,39</text:p>
          </table:table-cell>
          <table:table-cell table:formula="of:=IF([.A53]=1;[.E53];IF([.E53]&gt;[.F52];[.E53];[.F52]))" office:value-type="float" office:value="148.19" calcext:value-type="float">
            <text:p>148,19</text:p>
          </table:table-cell>
          <table:table-cell table:formula="of:=IF([.A53]=1;0;IF([.E53]&gt;[.F52];1;0))" office:value-type="float" office:value="0" calcext:value-type="float">
            <text:p>0</text:p>
          </table:table-cell>
          <table:table-cell office:value-type="float" office:value="68.97" calcext:value-type="float">
            <text:p>68,97</text:p>
          </table:table-cell>
          <table:table-cell table:formula="of:=IF([.A53]=1;[.H53];IF([.H53]&gt;[.I52];[.H53];[.I52]))" office:value-type="float" office:value="79.41" calcext:value-type="float">
            <text:p>79,41</text:p>
          </table:table-cell>
          <table:table-cell table:formula="of:=IF([.A53]=1;0;IF([.H53]&gt;[.I52];1;0))" office:value-type="float" office:value="0" calcext:value-type="float">
            <text:p>0</text:p>
          </table:table-cell>
          <table:table-cell table:formula="of:=IF(SUM([.D53];[.G53];[.J5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06.11" calcext:value-type="float">
            <text:p>106,11</text:p>
          </table:table-cell>
          <table:table-cell table:formula="of:=IF([.A54]=1;[.B54];IF([.B54]&gt;[.C53];[.B54];[.C53]))" office:value-type="float" office:value="130" calcext:value-type="float">
            <text:p>130</text:p>
          </table:table-cell>
          <table:table-cell table:formula="of:=IF([.A54]=1;0;IF([.B54]&gt;[.C53];1;0))" office:value-type="float" office:value="0" calcext:value-type="float">
            <text:p>0</text:p>
          </table:table-cell>
          <table:table-cell office:value-type="float" office:value="127.62" calcext:value-type="float">
            <text:p>127,62</text:p>
          </table:table-cell>
          <table:table-cell table:formula="of:=IF([.A54]=1;[.E54];IF([.E54]&gt;[.F53];[.E54];[.F53]))" office:value-type="float" office:value="148.19" calcext:value-type="float">
            <text:p>148,19</text:p>
          </table:table-cell>
          <table:table-cell table:formula="of:=IF([.A54]=1;0;IF([.E54]&gt;[.F53];1;0))" office:value-type="float" office:value="0" calcext:value-type="float">
            <text:p>0</text:p>
          </table:table-cell>
          <table:table-cell office:value-type="float" office:value="67.49" calcext:value-type="float">
            <text:p>67,49</text:p>
          </table:table-cell>
          <table:table-cell table:formula="of:=IF([.A54]=1;[.H54];IF([.H54]&gt;[.I53];[.H54];[.I53]))" office:value-type="float" office:value="79.41" calcext:value-type="float">
            <text:p>79,41</text:p>
          </table:table-cell>
          <table:table-cell table:formula="of:=IF([.A54]=1;0;IF([.H54]&gt;[.I53];1;0))" office:value-type="float" office:value="0" calcext:value-type="float">
            <text:p>0</text:p>
          </table:table-cell>
          <table:table-cell table:formula="of:=IF(SUM([.D54];[.G54];[.J5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04.42" calcext:value-type="float">
            <text:p>104,42</text:p>
          </table:table-cell>
          <table:table-cell table:formula="of:=IF([.A55]=1;[.B55];IF([.B55]&gt;[.C54];[.B55];[.C54]))" office:value-type="float" office:value="130" calcext:value-type="float">
            <text:p>130</text:p>
          </table:table-cell>
          <table:table-cell table:formula="of:=IF([.A55]=1;0;IF([.B55]&gt;[.C54];1;0))" office:value-type="float" office:value="0" calcext:value-type="float">
            <text:p>0</text:p>
          </table:table-cell>
          <table:table-cell office:value-type="float" office:value="127.12" calcext:value-type="float">
            <text:p>127,12</text:p>
          </table:table-cell>
          <table:table-cell table:formula="of:=IF([.A55]=1;[.E55];IF([.E55]&gt;[.F54];[.E55];[.F54]))" office:value-type="float" office:value="148.19" calcext:value-type="float">
            <text:p>148,19</text:p>
          </table:table-cell>
          <table:table-cell table:formula="of:=IF([.A55]=1;0;IF([.E55]&gt;[.F54];1;0))" office:value-type="float" office:value="0" calcext:value-type="float">
            <text:p>0</text:p>
          </table:table-cell>
          <table:table-cell office:value-type="float" office:value="67.79" calcext:value-type="float">
            <text:p>67,79</text:p>
          </table:table-cell>
          <table:table-cell table:formula="of:=IF([.A55]=1;[.H55];IF([.H55]&gt;[.I54];[.H55];[.I54]))" office:value-type="float" office:value="79.41" calcext:value-type="float">
            <text:p>79,41</text:p>
          </table:table-cell>
          <table:table-cell table:formula="of:=IF([.A55]=1;0;IF([.H55]&gt;[.I54];1;0))" office:value-type="float" office:value="0" calcext:value-type="float">
            <text:p>0</text:p>
          </table:table-cell>
          <table:table-cell table:formula="of:=IF(SUM([.D55];[.G55];[.J5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06.04" calcext:value-type="float">
            <text:p>106,04</text:p>
          </table:table-cell>
          <table:table-cell table:formula="of:=IF([.A56]=1;[.B56];IF([.B56]&gt;[.C55];[.B56];[.C55]))" office:value-type="float" office:value="130" calcext:value-type="float">
            <text:p>130</text:p>
          </table:table-cell>
          <table:table-cell table:formula="of:=IF([.A56]=1;0;IF([.B56]&gt;[.C55];1;0))" office:value-type="float" office:value="0" calcext:value-type="float">
            <text:p>0</text:p>
          </table:table-cell>
          <table:table-cell office:value-type="float" office:value="129.86" calcext:value-type="float">
            <text:p>129,86</text:p>
          </table:table-cell>
          <table:table-cell table:formula="of:=IF([.A56]=1;[.E56];IF([.E56]&gt;[.F55];[.E56];[.F55]))" office:value-type="float" office:value="148.19" calcext:value-type="float">
            <text:p>148,19</text:p>
          </table:table-cell>
          <table:table-cell table:formula="of:=IF([.A56]=1;0;IF([.E56]&gt;[.F55];1;0))" office:value-type="float" office:value="0" calcext:value-type="float">
            <text:p>0</text:p>
          </table:table-cell>
          <table:table-cell office:value-type="float" office:value="68.91" calcext:value-type="float">
            <text:p>68,91</text:p>
          </table:table-cell>
          <table:table-cell table:formula="of:=IF([.A56]=1;[.H56];IF([.H56]&gt;[.I55];[.H56];[.I55]))" office:value-type="float" office:value="79.41" calcext:value-type="float">
            <text:p>79,41</text:p>
          </table:table-cell>
          <table:table-cell table:formula="of:=IF([.A56]=1;0;IF([.H56]&gt;[.I55];1;0))" office:value-type="float" office:value="0" calcext:value-type="float">
            <text:p>0</text:p>
          </table:table-cell>
          <table:table-cell table:formula="of:=IF(SUM([.D56];[.G56];[.J5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08.4" calcext:value-type="float">
            <text:p>108,4</text:p>
          </table:table-cell>
          <table:table-cell table:formula="of:=IF([.A57]=1;[.B57];IF([.B57]&gt;[.C56];[.B57];[.C56]))" office:value-type="float" office:value="130" calcext:value-type="float">
            <text:p>130</text:p>
          </table:table-cell>
          <table:table-cell table:formula="of:=IF([.A57]=1;0;IF([.B57]&gt;[.C56];1;0))" office:value-type="float" office:value="0" calcext:value-type="float">
            <text:p>0</text:p>
          </table:table-cell>
          <table:table-cell office:value-type="float" office:value="128.14" calcext:value-type="float">
            <text:p>128,14</text:p>
          </table:table-cell>
          <table:table-cell table:formula="of:=IF([.A57]=1;[.E57];IF([.E57]&gt;[.F56];[.E57];[.F56]))" office:value-type="float" office:value="148.19" calcext:value-type="float">
            <text:p>148,19</text:p>
          </table:table-cell>
          <table:table-cell table:formula="of:=IF([.A57]=1;0;IF([.E57]&gt;[.F56];1;0))" office:value-type="float" office:value="0" calcext:value-type="float">
            <text:p>0</text:p>
          </table:table-cell>
          <table:table-cell office:value-type="float" office:value="69.81" calcext:value-type="float">
            <text:p>69,81</text:p>
          </table:table-cell>
          <table:table-cell table:formula="of:=IF([.A57]=1;[.H57];IF([.H57]&gt;[.I56];[.H57];[.I56]))" office:value-type="float" office:value="79.41" calcext:value-type="float">
            <text:p>79,41</text:p>
          </table:table-cell>
          <table:table-cell table:formula="of:=IF([.A57]=1;0;IF([.H57]&gt;[.I56];1;0))" office:value-type="float" office:value="0" calcext:value-type="float">
            <text:p>0</text:p>
          </table:table-cell>
          <table:table-cell table:formula="of:=IF(SUM([.D57];[.G57];[.J5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08.53" calcext:value-type="float">
            <text:p>108,53</text:p>
          </table:table-cell>
          <table:table-cell table:formula="of:=IF([.A58]=1;[.B58];IF([.B58]&gt;[.C57];[.B58];[.C57]))" office:value-type="float" office:value="130" calcext:value-type="float">
            <text:p>130</text:p>
          </table:table-cell>
          <table:table-cell table:formula="of:=IF([.A58]=1;0;IF([.B58]&gt;[.C57];1;0))" office:value-type="float" office:value="0" calcext:value-type="float">
            <text:p>0</text:p>
          </table:table-cell>
          <table:table-cell office:value-type="float" office:value="127.11" calcext:value-type="float">
            <text:p>127,11</text:p>
          </table:table-cell>
          <table:table-cell table:formula="of:=IF([.A58]=1;[.E58];IF([.E58]&gt;[.F57];[.E58];[.F57]))" office:value-type="float" office:value="148.19" calcext:value-type="float">
            <text:p>148,19</text:p>
          </table:table-cell>
          <table:table-cell table:formula="of:=IF([.A58]=1;0;IF([.E58]&gt;[.F57];1;0))" office:value-type="float" office:value="0" calcext:value-type="float">
            <text:p>0</text:p>
          </table:table-cell>
          <table:table-cell office:value-type="float" office:value="67.84" calcext:value-type="float">
            <text:p>67,84</text:p>
          </table:table-cell>
          <table:table-cell table:formula="of:=IF([.A58]=1;[.H58];IF([.H58]&gt;[.I57];[.H58];[.I57]))" office:value-type="float" office:value="79.41" calcext:value-type="float">
            <text:p>79,41</text:p>
          </table:table-cell>
          <table:table-cell table:formula="of:=IF([.A58]=1;0;IF([.H58]&gt;[.I57];1;0))" office:value-type="float" office:value="0" calcext:value-type="float">
            <text:p>0</text:p>
          </table:table-cell>
          <table:table-cell table:formula="of:=IF(SUM([.D58];[.G58];[.J5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09.46" calcext:value-type="float">
            <text:p>109,46</text:p>
          </table:table-cell>
          <table:table-cell table:formula="of:=IF([.A59]=1;[.B59];IF([.B59]&gt;[.C58];[.B59];[.C58]))" office:value-type="float" office:value="130" calcext:value-type="float">
            <text:p>130</text:p>
          </table:table-cell>
          <table:table-cell table:formula="of:=IF([.A59]=1;0;IF([.B59]&gt;[.C58];1;0))" office:value-type="float" office:value="0" calcext:value-type="float">
            <text:p>0</text:p>
          </table:table-cell>
          <table:table-cell office:value-type="float" office:value="125.12" calcext:value-type="float">
            <text:p>125,12</text:p>
          </table:table-cell>
          <table:table-cell table:formula="of:=IF([.A59]=1;[.E59];IF([.E59]&gt;[.F58];[.E59];[.F58]))" office:value-type="float" office:value="148.19" calcext:value-type="float">
            <text:p>148,19</text:p>
          </table:table-cell>
          <table:table-cell table:formula="of:=IF([.A59]=1;0;IF([.E59]&gt;[.F58];1;0))" office:value-type="float" office:value="0" calcext:value-type="float">
            <text:p>0</text:p>
          </table:table-cell>
          <table:table-cell office:value-type="float" office:value="69.35" calcext:value-type="float">
            <text:p>69,35</text:p>
          </table:table-cell>
          <table:table-cell table:formula="of:=IF([.A59]=1;[.H59];IF([.H59]&gt;[.I58];[.H59];[.I58]))" office:value-type="float" office:value="79.41" calcext:value-type="float">
            <text:p>79,41</text:p>
          </table:table-cell>
          <table:table-cell table:formula="of:=IF([.A59]=1;0;IF([.H59]&gt;[.I58];1;0))" office:value-type="float" office:value="0" calcext:value-type="float">
            <text:p>0</text:p>
          </table:table-cell>
          <table:table-cell table:formula="of:=IF(SUM([.D59];[.G59];[.J5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108.32" calcext:value-type="float">
            <text:p>108,32</text:p>
          </table:table-cell>
          <table:table-cell table:formula="of:=IF([.A60]=1;[.B60];IF([.B60]&gt;[.C59];[.B60];[.C59]))" office:value-type="float" office:value="130" calcext:value-type="float">
            <text:p>130</text:p>
          </table:table-cell>
          <table:table-cell table:formula="of:=IF([.A60]=1;0;IF([.B60]&gt;[.C59];1;0))" office:value-type="float" office:value="0" calcext:value-type="float">
            <text:p>0</text:p>
          </table:table-cell>
          <table:table-cell office:value-type="float" office:value="123.31" calcext:value-type="float">
            <text:p>123,31</text:p>
          </table:table-cell>
          <table:table-cell table:formula="of:=IF([.A60]=1;[.E60];IF([.E60]&gt;[.F59];[.E60];[.F59]))" office:value-type="float" office:value="148.19" calcext:value-type="float">
            <text:p>148,19</text:p>
          </table:table-cell>
          <table:table-cell table:formula="of:=IF([.A60]=1;0;IF([.E60]&gt;[.F59];1;0))" office:value-type="float" office:value="0" calcext:value-type="float">
            <text:p>0</text:p>
          </table:table-cell>
          <table:table-cell office:value-type="float" office:value="69.71" calcext:value-type="float">
            <text:p>69,71</text:p>
          </table:table-cell>
          <table:table-cell table:formula="of:=IF([.A60]=1;[.H60];IF([.H60]&gt;[.I59];[.H60];[.I59]))" office:value-type="float" office:value="79.41" calcext:value-type="float">
            <text:p>79,41</text:p>
          </table:table-cell>
          <table:table-cell table:formula="of:=IF([.A60]=1;0;IF([.H60]&gt;[.I59];1;0))" office:value-type="float" office:value="0" calcext:value-type="float">
            <text:p>0</text:p>
          </table:table-cell>
          <table:table-cell table:formula="of:=IF(SUM([.D60];[.G60];[.J6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06.32" calcext:value-type="float">
            <text:p>106,32</text:p>
          </table:table-cell>
          <table:table-cell table:formula="of:=IF([.A61]=1;[.B61];IF([.B61]&gt;[.C60];[.B61];[.C60]))" office:value-type="float" office:value="130" calcext:value-type="float">
            <text:p>130</text:p>
          </table:table-cell>
          <table:table-cell table:formula="of:=IF([.A61]=1;0;IF([.B61]&gt;[.C60];1;0))" office:value-type="float" office:value="0" calcext:value-type="float">
            <text:p>0</text:p>
          </table:table-cell>
          <table:table-cell office:value-type="float" office:value="123.23" calcext:value-type="float">
            <text:p>123,23</text:p>
          </table:table-cell>
          <table:table-cell table:formula="of:=IF([.A61]=1;[.E61];IF([.E61]&gt;[.F60];[.E61];[.F60]))" office:value-type="float" office:value="148.19" calcext:value-type="float">
            <text:p>148,19</text:p>
          </table:table-cell>
          <table:table-cell table:formula="of:=IF([.A61]=1;0;IF([.E61]&gt;[.F60];1;0))" office:value-type="float" office:value="0" calcext:value-type="float">
            <text:p>0</text:p>
          </table:table-cell>
          <table:table-cell office:value-type="float" office:value="67.77" calcext:value-type="float">
            <text:p>67,77</text:p>
          </table:table-cell>
          <table:table-cell table:formula="of:=IF([.A61]=1;[.H61];IF([.H61]&gt;[.I60];[.H61];[.I60]))" office:value-type="float" office:value="79.41" calcext:value-type="float">
            <text:p>79,41</text:p>
          </table:table-cell>
          <table:table-cell table:formula="of:=IF([.A61]=1;0;IF([.H61]&gt;[.I60];1;0))" office:value-type="float" office:value="0" calcext:value-type="float">
            <text:p>0</text:p>
          </table:table-cell>
          <table:table-cell table:formula="of:=IF(SUM([.D61];[.G61];[.J6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11.11" calcext:value-type="float">
            <text:p>111,11</text:p>
          </table:table-cell>
          <table:table-cell table:formula="of:=IF([.A62]=1;[.B62];IF([.B62]&gt;[.C61];[.B62];[.C61]))" office:value-type="float" office:value="130" calcext:value-type="float">
            <text:p>130</text:p>
          </table:table-cell>
          <table:table-cell table:formula="of:=IF([.A62]=1;0;IF([.B62]&gt;[.C61];1;0))" office:value-type="float" office:value="0" calcext:value-type="float">
            <text:p>0</text:p>
          </table:table-cell>
          <table:table-cell office:value-type="float" office:value="126.02" calcext:value-type="float">
            <text:p>126,02</text:p>
          </table:table-cell>
          <table:table-cell table:formula="of:=IF([.A62]=1;[.E62];IF([.E62]&gt;[.F61];[.E62];[.F61]))" office:value-type="float" office:value="148.19" calcext:value-type="float">
            <text:p>148,19</text:p>
          </table:table-cell>
          <table:table-cell table:formula="of:=IF([.A62]=1;0;IF([.E62]&gt;[.F61];1;0))" office:value-type="float" office:value="0" calcext:value-type="float">
            <text:p>0</text:p>
          </table:table-cell>
          <table:table-cell office:value-type="float" office:value="69.61" calcext:value-type="float">
            <text:p>69,61</text:p>
          </table:table-cell>
          <table:table-cell table:formula="of:=IF([.A62]=1;[.H62];IF([.H62]&gt;[.I61];[.H62];[.I61]))" office:value-type="float" office:value="79.41" calcext:value-type="float">
            <text:p>79,41</text:p>
          </table:table-cell>
          <table:table-cell table:formula="of:=IF([.A62]=1;0;IF([.H62]&gt;[.I61];1;0))" office:value-type="float" office:value="0" calcext:value-type="float">
            <text:p>0</text:p>
          </table:table-cell>
          <table:table-cell table:formula="of:=IF(SUM([.D62];[.G62];[.J6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12.07" calcext:value-type="float">
            <text:p>112,07</text:p>
          </table:table-cell>
          <table:table-cell table:formula="of:=IF([.A63]=1;[.B63];IF([.B63]&gt;[.C62];[.B63];[.C62]))" office:value-type="float" office:value="130" calcext:value-type="float">
            <text:p>130</text:p>
          </table:table-cell>
          <table:table-cell table:formula="of:=IF([.A63]=1;0;IF([.B63]&gt;[.C62];1;0))" office:value-type="float" office:value="0" calcext:value-type="float">
            <text:p>0</text:p>
          </table:table-cell>
          <table:table-cell office:value-type="float" office:value="124.34" calcext:value-type="float">
            <text:p>124,34</text:p>
          </table:table-cell>
          <table:table-cell table:formula="of:=IF([.A63]=1;[.E63];IF([.E63]&gt;[.F62];[.E63];[.F62]))" office:value-type="float" office:value="148.19" calcext:value-type="float">
            <text:p>148,19</text:p>
          </table:table-cell>
          <table:table-cell table:formula="of:=IF([.A63]=1;0;IF([.E63]&gt;[.F62];1;0))" office:value-type="float" office:value="0" calcext:value-type="float">
            <text:p>0</text:p>
          </table:table-cell>
          <table:table-cell office:value-type="float" office:value="71.64" calcext:value-type="float">
            <text:p>71,64</text:p>
          </table:table-cell>
          <table:table-cell table:formula="of:=IF([.A63]=1;[.H63];IF([.H63]&gt;[.I62];[.H63];[.I62]))" office:value-type="float" office:value="79.41" calcext:value-type="float">
            <text:p>79,41</text:p>
          </table:table-cell>
          <table:table-cell table:formula="of:=IF([.A63]=1;0;IF([.H63]&gt;[.I62];1;0))" office:value-type="float" office:value="0" calcext:value-type="float">
            <text:p>0</text:p>
          </table:table-cell>
          <table:table-cell table:formula="of:=IF(SUM([.D63];[.G63];[.J6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10.42" calcext:value-type="float">
            <text:p>110,42</text:p>
          </table:table-cell>
          <table:table-cell table:formula="of:=IF([.A64]=1;[.B64];IF([.B64]&gt;[.C63];[.B64];[.C63]))" office:value-type="float" office:value="130" calcext:value-type="float">
            <text:p>130</text:p>
          </table:table-cell>
          <table:table-cell table:formula="of:=IF([.A64]=1;0;IF([.B64]&gt;[.C63];1;0))" office:value-type="float" office:value="0" calcext:value-type="float">
            <text:p>0</text:p>
          </table:table-cell>
          <table:table-cell office:value-type="float" office:value="122.71" calcext:value-type="float">
            <text:p>122,71</text:p>
          </table:table-cell>
          <table:table-cell table:formula="of:=IF([.A64]=1;[.E64];IF([.E64]&gt;[.F63];[.E64];[.F63]))" office:value-type="float" office:value="148.19" calcext:value-type="float">
            <text:p>148,19</text:p>
          </table:table-cell>
          <table:table-cell table:formula="of:=IF([.A64]=1;0;IF([.E64]&gt;[.F63];1;0))" office:value-type="float" office:value="0" calcext:value-type="float">
            <text:p>0</text:p>
          </table:table-cell>
          <table:table-cell office:value-type="float" office:value="73.26" calcext:value-type="float">
            <text:p>73,26</text:p>
          </table:table-cell>
          <table:table-cell table:formula="of:=IF([.A64]=1;[.H64];IF([.H64]&gt;[.I63];[.H64];[.I63]))" office:value-type="float" office:value="79.41" calcext:value-type="float">
            <text:p>79,41</text:p>
          </table:table-cell>
          <table:table-cell table:formula="of:=IF([.A64]=1;0;IF([.H64]&gt;[.I63];1;0))" office:value-type="float" office:value="0" calcext:value-type="float">
            <text:p>0</text:p>
          </table:table-cell>
          <table:table-cell table:formula="of:=IF(SUM([.D64];[.G64];[.J6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08.52" calcext:value-type="float">
            <text:p>108,52</text:p>
          </table:table-cell>
          <table:table-cell table:formula="of:=IF([.A65]=1;[.B65];IF([.B65]&gt;[.C64];[.B65];[.C64]))" office:value-type="float" office:value="130" calcext:value-type="float">
            <text:p>130</text:p>
          </table:table-cell>
          <table:table-cell table:formula="of:=IF([.A65]=1;0;IF([.B65]&gt;[.C64];1;0))" office:value-type="float" office:value="0" calcext:value-type="float">
            <text:p>0</text:p>
          </table:table-cell>
          <table:table-cell office:value-type="float" office:value="122.53" calcext:value-type="float">
            <text:p>122,53</text:p>
          </table:table-cell>
          <table:table-cell table:formula="of:=IF([.A65]=1;[.E65];IF([.E65]&gt;[.F64];[.E65];[.F64]))" office:value-type="float" office:value="148.19" calcext:value-type="float">
            <text:p>148,19</text:p>
          </table:table-cell>
          <table:table-cell table:formula="of:=IF([.A65]=1;0;IF([.E65]&gt;[.F64];1;0))" office:value-type="float" office:value="0" calcext:value-type="float">
            <text:p>0</text:p>
          </table:table-cell>
          <table:table-cell office:value-type="float" office:value="73.27" calcext:value-type="float">
            <text:p>73,27</text:p>
          </table:table-cell>
          <table:table-cell table:formula="of:=IF([.A65]=1;[.H65];IF([.H65]&gt;[.I64];[.H65];[.I64]))" office:value-type="float" office:value="79.41" calcext:value-type="float">
            <text:p>79,41</text:p>
          </table:table-cell>
          <table:table-cell table:formula="of:=IF([.A65]=1;0;IF([.H65]&gt;[.I64];1;0))" office:value-type="float" office:value="0" calcext:value-type="float">
            <text:p>0</text:p>
          </table:table-cell>
          <table:table-cell table:formula="of:=IF(SUM([.D65];[.G65];[.J6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106.63" calcext:value-type="float">
            <text:p>106,63</text:p>
          </table:table-cell>
          <table:table-cell table:formula="of:=IF([.A66]=1;[.B66];IF([.B66]&gt;[.C65];[.B66];[.C65]))" office:value-type="float" office:value="130" calcext:value-type="float">
            <text:p>130</text:p>
          </table:table-cell>
          <table:table-cell table:formula="of:=IF([.A66]=1;0;IF([.B66]&gt;[.C65];1;0))" office:value-type="float" office:value="0" calcext:value-type="float">
            <text:p>0</text:p>
          </table:table-cell>
          <table:table-cell office:value-type="float" office:value="122.08" calcext:value-type="float">
            <text:p>122,08</text:p>
          </table:table-cell>
          <table:table-cell table:formula="of:=IF([.A66]=1;[.E66];IF([.E66]&gt;[.F65];[.E66];[.F65]))" office:value-type="float" office:value="148.19" calcext:value-type="float">
            <text:p>148,19</text:p>
          </table:table-cell>
          <table:table-cell table:formula="of:=IF([.A66]=1;0;IF([.E66]&gt;[.F65];1;0))" office:value-type="float" office:value="0" calcext:value-type="float">
            <text:p>0</text:p>
          </table:table-cell>
          <table:table-cell office:value-type="float" office:value="74.29" calcext:value-type="float">
            <text:p>74,29</text:p>
          </table:table-cell>
          <table:table-cell table:formula="of:=IF([.A66]=1;[.H66];IF([.H66]&gt;[.I65];[.H66];[.I65]))" office:value-type="float" office:value="79.41" calcext:value-type="float">
            <text:p>79,41</text:p>
          </table:table-cell>
          <table:table-cell table:formula="of:=IF([.A66]=1;0;IF([.H66]&gt;[.I65];1;0))" office:value-type="float" office:value="0" calcext:value-type="float">
            <text:p>0</text:p>
          </table:table-cell>
          <table:table-cell table:formula="of:=IF(SUM([.D66];[.G66];[.J6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07.24" calcext:value-type="float">
            <text:p>107,24</text:p>
          </table:table-cell>
          <table:table-cell table:formula="of:=IF([.A67]=1;[.B67];IF([.B67]&gt;[.C66];[.B67];[.C66]))" office:value-type="float" office:value="130" calcext:value-type="float">
            <text:p>130</text:p>
          </table:table-cell>
          <table:table-cell table:formula="of:=IF([.A67]=1;0;IF([.B67]&gt;[.C66];1;0))" office:value-type="float" office:value="0" calcext:value-type="float">
            <text:p>0</text:p>
          </table:table-cell>
          <table:table-cell office:value-type="float" office:value="124.82" calcext:value-type="float">
            <text:p>124,82</text:p>
          </table:table-cell>
          <table:table-cell table:formula="of:=IF([.A67]=1;[.E67];IF([.E67]&gt;[.F66];[.E67];[.F66]))" office:value-type="float" office:value="148.19" calcext:value-type="float">
            <text:p>148,19</text:p>
          </table:table-cell>
          <table:table-cell table:formula="of:=IF([.A67]=1;0;IF([.E67]&gt;[.F66];1;0))" office:value-type="float" office:value="0" calcext:value-type="float">
            <text:p>0</text:p>
          </table:table-cell>
          <table:table-cell office:value-type="float" office:value="75.55" calcext:value-type="float">
            <text:p>75,55</text:p>
          </table:table-cell>
          <table:table-cell table:formula="of:=IF([.A67]=1;[.H67];IF([.H67]&gt;[.I66];[.H67];[.I66]))" office:value-type="float" office:value="79.41" calcext:value-type="float">
            <text:p>79,41</text:p>
          </table:table-cell>
          <table:table-cell table:formula="of:=IF([.A67]=1;0;IF([.H67]&gt;[.I66];1;0))" office:value-type="float" office:value="0" calcext:value-type="float">
            <text:p>0</text:p>
          </table:table-cell>
          <table:table-cell table:formula="of:=IF(SUM([.D67];[.G67];[.J6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09.24" calcext:value-type="float">
            <text:p>109,24</text:p>
          </table:table-cell>
          <table:table-cell table:formula="of:=IF([.A68]=1;[.B68];IF([.B68]&gt;[.C67];[.B68];[.C67]))" office:value-type="float" office:value="130" calcext:value-type="float">
            <text:p>130</text:p>
          </table:table-cell>
          <table:table-cell table:formula="of:=IF([.A68]=1;0;IF([.B68]&gt;[.C67];1;0))" office:value-type="float" office:value="0" calcext:value-type="float">
            <text:p>0</text:p>
          </table:table-cell>
          <table:table-cell office:value-type="float" office:value="123.18" calcext:value-type="float">
            <text:p>123,18</text:p>
          </table:table-cell>
          <table:table-cell table:formula="of:=IF([.A68]=1;[.E68];IF([.E68]&gt;[.F67];[.E68];[.F67]))" office:value-type="float" office:value="148.19" calcext:value-type="float">
            <text:p>148,19</text:p>
          </table:table-cell>
          <table:table-cell table:formula="of:=IF([.A68]=1;0;IF([.E68]&gt;[.F67];1;0))" office:value-type="float" office:value="0" calcext:value-type="float">
            <text:p>0</text:p>
          </table:table-cell>
          <table:table-cell office:value-type="float" office:value="76.38" calcext:value-type="float">
            <text:p>76,38</text:p>
          </table:table-cell>
          <table:table-cell table:formula="of:=IF([.A68]=1;[.H68];IF([.H68]&gt;[.I67];[.H68];[.I67]))" office:value-type="float" office:value="79.41" calcext:value-type="float">
            <text:p>79,41</text:p>
          </table:table-cell>
          <table:table-cell table:formula="of:=IF([.A68]=1;0;IF([.H68]&gt;[.I67];1;0))" office:value-type="float" office:value="0" calcext:value-type="float">
            <text:p>0</text:p>
          </table:table-cell>
          <table:table-cell table:formula="of:=IF(SUM([.D68];[.G68];[.J6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08.19" calcext:value-type="float">
            <text:p>108,19</text:p>
          </table:table-cell>
          <table:table-cell table:formula="of:=IF([.A69]=1;[.B69];IF([.B69]&gt;[.C68];[.B69];[.C68]))" office:value-type="float" office:value="130" calcext:value-type="float">
            <text:p>130</text:p>
          </table:table-cell>
          <table:table-cell table:formula="of:=IF([.A69]=1;0;IF([.B69]&gt;[.C68];1;0))" office:value-type="float" office:value="0" calcext:value-type="float">
            <text:p>0</text:p>
          </table:table-cell>
          <table:table-cell office:value-type="float" office:value="121.65" calcext:value-type="float">
            <text:p>121,65</text:p>
          </table:table-cell>
          <table:table-cell table:formula="of:=IF([.A69]=1;[.E69];IF([.E69]&gt;[.F68];[.E69];[.F68]))" office:value-type="float" office:value="148.19" calcext:value-type="float">
            <text:p>148,19</text:p>
          </table:table-cell>
          <table:table-cell table:formula="of:=IF([.A69]=1;0;IF([.E69]&gt;[.F68];1;0))" office:value-type="float" office:value="0" calcext:value-type="float">
            <text:p>0</text:p>
          </table:table-cell>
          <table:table-cell office:value-type="float" office:value="76.71" calcext:value-type="float">
            <text:p>76,71</text:p>
          </table:table-cell>
          <table:table-cell table:formula="of:=IF([.A69]=1;[.H69];IF([.H69]&gt;[.I68];[.H69];[.I68]))" office:value-type="float" office:value="79.41" calcext:value-type="float">
            <text:p>79,41</text:p>
          </table:table-cell>
          <table:table-cell table:formula="of:=IF([.A69]=1;0;IF([.H69]&gt;[.I68];1;0))" office:value-type="float" office:value="0" calcext:value-type="float">
            <text:p>0</text:p>
          </table:table-cell>
          <table:table-cell table:formula="of:=IF(SUM([.D69];[.G69];[.J6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06.77" calcext:value-type="float">
            <text:p>106,77</text:p>
          </table:table-cell>
          <table:table-cell table:formula="of:=IF([.A70]=1;[.B70];IF([.B70]&gt;[.C69];[.B70];[.C69]))" office:value-type="float" office:value="130" calcext:value-type="float">
            <text:p>130</text:p>
          </table:table-cell>
          <table:table-cell table:formula="of:=IF([.A70]=1;0;IF([.B70]&gt;[.C69];1;0))" office:value-type="float" office:value="0" calcext:value-type="float">
            <text:p>0</text:p>
          </table:table-cell>
          <table:table-cell office:value-type="float" office:value="120.46" calcext:value-type="float">
            <text:p>120,46</text:p>
          </table:table-cell>
          <table:table-cell table:formula="of:=IF([.A70]=1;[.E70];IF([.E70]&gt;[.F69];[.E70];[.F69]))" office:value-type="float" office:value="148.19" calcext:value-type="float">
            <text:p>148,19</text:p>
          </table:table-cell>
          <table:table-cell table:formula="of:=IF([.A70]=1;0;IF([.E70]&gt;[.F69];1;0))" office:value-type="float" office:value="0" calcext:value-type="float">
            <text:p>0</text:p>
          </table:table-cell>
          <table:table-cell office:value-type="float" office:value="78.13" calcext:value-type="float">
            <text:p>78,13</text:p>
          </table:table-cell>
          <table:table-cell table:formula="of:=IF([.A70]=1;[.H70];IF([.H70]&gt;[.I69];[.H70];[.I69]))" office:value-type="float" office:value="79.41" calcext:value-type="float">
            <text:p>79,41</text:p>
          </table:table-cell>
          <table:table-cell table:formula="of:=IF([.A70]=1;0;IF([.H70]&gt;[.I69];1;0))" office:value-type="float" office:value="0" calcext:value-type="float">
            <text:p>0</text:p>
          </table:table-cell>
          <table:table-cell table:formula="of:=IF(SUM([.D70];[.G70];[.J7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07.03" calcext:value-type="float">
            <text:p>107,03</text:p>
          </table:table-cell>
          <table:table-cell table:formula="of:=IF([.A71]=1;[.B71];IF([.B71]&gt;[.C70];[.B71];[.C70]))" office:value-type="float" office:value="130" calcext:value-type="float">
            <text:p>130</text:p>
          </table:table-cell>
          <table:table-cell table:formula="of:=IF([.A71]=1;0;IF([.B71]&gt;[.C70];1;0))" office:value-type="float" office:value="0" calcext:value-type="float">
            <text:p>0</text:p>
          </table:table-cell>
          <table:table-cell office:value-type="float" office:value="118.94" calcext:value-type="float">
            <text:p>118,94</text:p>
          </table:table-cell>
          <table:table-cell table:formula="of:=IF([.A71]=1;[.E71];IF([.E71]&gt;[.F70];[.E71];[.F70]))" office:value-type="float" office:value="148.19" calcext:value-type="float">
            <text:p>148,19</text:p>
          </table:table-cell>
          <table:table-cell table:formula="of:=IF([.A71]=1;0;IF([.E71]&gt;[.F70];1;0))" office:value-type="float" office:value="0" calcext:value-type="float">
            <text:p>0</text:p>
          </table:table-cell>
          <table:table-cell office:value-type="float" office:value="79.71" calcext:value-type="float">
            <text:p>79,71</text:p>
          </table:table-cell>
          <table:table-cell table:formula="of:=IF([.A71]=1;[.H71];IF([.H71]&gt;[.I70];[.H71];[.I70]))" office:value-type="float" office:value="79.71" calcext:value-type="float">
            <text:p>79,71</text:p>
          </table:table-cell>
          <table:table-cell table:formula="of:=IF([.A71]=1;0;IF([.H71]&gt;[.I70];1;0))" office:value-type="float" office:value="1" calcext:value-type="float">
            <text:p>1</text:p>
          </table:table-cell>
          <table:table-cell table:formula="of:=IF(SUM([.D71];[.G71];[.J7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07.42" calcext:value-type="float">
            <text:p>107,42</text:p>
          </table:table-cell>
          <table:table-cell table:formula="of:=IF([.A72]=1;[.B72];IF([.B72]&gt;[.C71];[.B72];[.C71]))" office:value-type="float" office:value="130" calcext:value-type="float">
            <text:p>130</text:p>
          </table:table-cell>
          <table:table-cell table:formula="of:=IF([.A72]=1;0;IF([.B72]&gt;[.C71];1;0))" office:value-type="float" office:value="0" calcext:value-type="float">
            <text:p>0</text:p>
          </table:table-cell>
          <table:table-cell office:value-type="float" office:value="121.35" calcext:value-type="float">
            <text:p>121,35</text:p>
          </table:table-cell>
          <table:table-cell table:formula="of:=IF([.A72]=1;[.E72];IF([.E72]&gt;[.F71];[.E72];[.F71]))" office:value-type="float" office:value="148.19" calcext:value-type="float">
            <text:p>148,19</text:p>
          </table:table-cell>
          <table:table-cell table:formula="of:=IF([.A72]=1;0;IF([.E72]&gt;[.F71];1;0))" office:value-type="float" office:value="0" calcext:value-type="float">
            <text:p>0</text:p>
          </table:table-cell>
          <table:table-cell office:value-type="float" office:value="81.35" calcext:value-type="float">
            <text:p>81,35</text:p>
          </table:table-cell>
          <table:table-cell table:formula="of:=IF([.A72]=1;[.H72];IF([.H72]&gt;[.I71];[.H72];[.I71]))" office:value-type="float" office:value="81.35" calcext:value-type="float">
            <text:p>81,35</text:p>
          </table:table-cell>
          <table:table-cell table:formula="of:=IF([.A72]=1;0;IF([.H72]&gt;[.I71];1;0))" office:value-type="float" office:value="1" calcext:value-type="float">
            <text:p>1</text:p>
          </table:table-cell>
          <table:table-cell table:formula="of:=IF(SUM([.D72];[.G72];[.J7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06.16" calcext:value-type="float">
            <text:p>106,16</text:p>
          </table:table-cell>
          <table:table-cell table:formula="of:=IF([.A73]=1;[.B73];IF([.B73]&gt;[.C72];[.B73];[.C72]))" office:value-type="float" office:value="130" calcext:value-type="float">
            <text:p>130</text:p>
          </table:table-cell>
          <table:table-cell table:formula="of:=IF([.A73]=1;0;IF([.B73]&gt;[.C72];1;0))" office:value-type="float" office:value="0" calcext:value-type="float">
            <text:p>0</text:p>
          </table:table-cell>
          <table:table-cell office:value-type="float" office:value="119.53" calcext:value-type="float">
            <text:p>119,53</text:p>
          </table:table-cell>
          <table:table-cell table:formula="of:=IF([.A73]=1;[.E73];IF([.E73]&gt;[.F72];[.E73];[.F72]))" office:value-type="float" office:value="148.19" calcext:value-type="float">
            <text:p>148,19</text:p>
          </table:table-cell>
          <table:table-cell table:formula="of:=IF([.A73]=1;0;IF([.E73]&gt;[.F72];1;0))" office:value-type="float" office:value="0" calcext:value-type="float">
            <text:p>0</text:p>
          </table:table-cell>
          <table:table-cell office:value-type="float" office:value="79.41" calcext:value-type="float">
            <text:p>79,41</text:p>
          </table:table-cell>
          <table:table-cell table:formula="of:=IF([.A73]=1;[.H73];IF([.H73]&gt;[.I72];[.H73];[.I72]))" office:value-type="float" office:value="81.35" calcext:value-type="float">
            <text:p>81,35</text:p>
          </table:table-cell>
          <table:table-cell table:formula="of:=IF([.A73]=1;0;IF([.H73]&gt;[.I72];1;0))" office:value-type="float" office:value="0" calcext:value-type="float">
            <text:p>0</text:p>
          </table:table-cell>
          <table:table-cell table:formula="of:=IF(SUM([.D73];[.G73];[.J7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08.3" calcext:value-type="float">
            <text:p>108,3</text:p>
          </table:table-cell>
          <table:table-cell table:formula="of:=IF([.A74]=1;[.B74];IF([.B74]&gt;[.C73];[.B74];[.C73]))" office:value-type="float" office:value="130" calcext:value-type="float">
            <text:p>130</text:p>
          </table:table-cell>
          <table:table-cell table:formula="of:=IF([.A74]=1;0;IF([.B74]&gt;[.C73];1;0))" office:value-type="float" office:value="0" calcext:value-type="float">
            <text:p>0</text:p>
          </table:table-cell>
          <table:table-cell office:value-type="float" office:value="122.07" calcext:value-type="float">
            <text:p>122,07</text:p>
          </table:table-cell>
          <table:table-cell table:formula="of:=IF([.A74]=1;[.E74];IF([.E74]&gt;[.F73];[.E74];[.F73]))" office:value-type="float" office:value="148.19" calcext:value-type="float">
            <text:p>148,19</text:p>
          </table:table-cell>
          <table:table-cell table:formula="of:=IF([.A74]=1;0;IF([.E74]&gt;[.F73];1;0))" office:value-type="float" office:value="0" calcext:value-type="float">
            <text:p>0</text:p>
          </table:table-cell>
          <table:table-cell office:value-type="float" office:value="77.7" calcext:value-type="float">
            <text:p>77,7</text:p>
          </table:table-cell>
          <table:table-cell table:formula="of:=IF([.A74]=1;[.H74];IF([.H74]&gt;[.I73];[.H74];[.I73]))" office:value-type="float" office:value="81.35" calcext:value-type="float">
            <text:p>81,35</text:p>
          </table:table-cell>
          <table:table-cell table:formula="of:=IF([.A74]=1;0;IF([.H74]&gt;[.I73];1;0))" office:value-type="float" office:value="0" calcext:value-type="float">
            <text:p>0</text:p>
          </table:table-cell>
          <table:table-cell table:formula="of:=IF(SUM([.D74];[.G74];[.J7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06.46" calcext:value-type="float">
            <text:p>106,46</text:p>
          </table:table-cell>
          <table:table-cell table:formula="of:=IF([.A75]=1;[.B75];IF([.B75]&gt;[.C74];[.B75];[.C74]))" office:value-type="float" office:value="130" calcext:value-type="float">
            <text:p>130</text:p>
          </table:table-cell>
          <table:table-cell table:formula="of:=IF([.A75]=1;0;IF([.B75]&gt;[.C74];1;0))" office:value-type="float" office:value="0" calcext:value-type="float">
            <text:p>0</text:p>
          </table:table-cell>
          <table:table-cell office:value-type="float" office:value="121.46" calcext:value-type="float">
            <text:p>121,46</text:p>
          </table:table-cell>
          <table:table-cell table:formula="of:=IF([.A75]=1;[.E75];IF([.E75]&gt;[.F74];[.E75];[.F74]))" office:value-type="float" office:value="148.19" calcext:value-type="float">
            <text:p>148,19</text:p>
          </table:table-cell>
          <table:table-cell table:formula="of:=IF([.A75]=1;0;IF([.E75]&gt;[.F74];1;0))" office:value-type="float" office:value="0" calcext:value-type="float">
            <text:p>0</text:p>
          </table:table-cell>
          <table:table-cell office:value-type="float" office:value="78.58" calcext:value-type="float">
            <text:p>78,58</text:p>
          </table:table-cell>
          <table:table-cell table:formula="of:=IF([.A75]=1;[.H75];IF([.H75]&gt;[.I74];[.H75];[.I74]))" office:value-type="float" office:value="81.35" calcext:value-type="float">
            <text:p>81,35</text:p>
          </table:table-cell>
          <table:table-cell table:formula="of:=IF([.A75]=1;0;IF([.H75]&gt;[.I74];1;0))" office:value-type="float" office:value="0" calcext:value-type="float">
            <text:p>0</text:p>
          </table:table-cell>
          <table:table-cell table:formula="of:=IF(SUM([.D75];[.G75];[.J7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08.61" calcext:value-type="float">
            <text:p>108,61</text:p>
          </table:table-cell>
          <table:table-cell table:formula="of:=IF([.A76]=1;[.B76];IF([.B76]&gt;[.C75];[.B76];[.C75]))" office:value-type="float" office:value="130" calcext:value-type="float">
            <text:p>130</text:p>
          </table:table-cell>
          <table:table-cell table:formula="of:=IF([.A76]=1;0;IF([.B76]&gt;[.C75];1;0))" office:value-type="float" office:value="0" calcext:value-type="float">
            <text:p>0</text:p>
          </table:table-cell>
          <table:table-cell office:value-type="float" office:value="121.05" calcext:value-type="float">
            <text:p>121,05</text:p>
          </table:table-cell>
          <table:table-cell table:formula="of:=IF([.A76]=1;[.E76];IF([.E76]&gt;[.F75];[.E76];[.F75]))" office:value-type="float" office:value="148.19" calcext:value-type="float">
            <text:p>148,19</text:p>
          </table:table-cell>
          <table:table-cell table:formula="of:=IF([.A76]=1;0;IF([.E76]&gt;[.F75];1;0))" office:value-type="float" office:value="0" calcext:value-type="float">
            <text:p>0</text:p>
          </table:table-cell>
          <table:table-cell office:value-type="float" office:value="77.02" calcext:value-type="float">
            <text:p>77,02</text:p>
          </table:table-cell>
          <table:table-cell table:formula="of:=IF([.A76]=1;[.H76];IF([.H76]&gt;[.I75];[.H76];[.I75]))" office:value-type="float" office:value="81.35" calcext:value-type="float">
            <text:p>81,35</text:p>
          </table:table-cell>
          <table:table-cell table:formula="of:=IF([.A76]=1;0;IF([.H76]&gt;[.I75];1;0))" office:value-type="float" office:value="0" calcext:value-type="float">
            <text:p>0</text:p>
          </table:table-cell>
          <table:table-cell table:formula="of:=IF(SUM([.D76];[.G76];[.J7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07.56" calcext:value-type="float">
            <text:p>107,56</text:p>
          </table:table-cell>
          <table:table-cell table:formula="of:=IF([.A77]=1;[.B77];IF([.B77]&gt;[.C76];[.B77];[.C76]))" office:value-type="float" office:value="130" calcext:value-type="float">
            <text:p>130</text:p>
          </table:table-cell>
          <table:table-cell table:formula="of:=IF([.A77]=1;0;IF([.B77]&gt;[.C76];1;0))" office:value-type="float" office:value="0" calcext:value-type="float">
            <text:p>0</text:p>
          </table:table-cell>
          <table:table-cell office:value-type="float" office:value="119.15" calcext:value-type="float">
            <text:p>119,15</text:p>
          </table:table-cell>
          <table:table-cell table:formula="of:=IF([.A77]=1;[.E77];IF([.E77]&gt;[.F76];[.E77];[.F76]))" office:value-type="float" office:value="148.19" calcext:value-type="float">
            <text:p>148,19</text:p>
          </table:table-cell>
          <table:table-cell table:formula="of:=IF([.A77]=1;0;IF([.E77]&gt;[.F76];1;0))" office:value-type="float" office:value="0" calcext:value-type="float">
            <text:p>0</text:p>
          </table:table-cell>
          <table:table-cell office:value-type="float" office:value="75.13" calcext:value-type="float">
            <text:p>75,13</text:p>
          </table:table-cell>
          <table:table-cell table:formula="of:=IF([.A77]=1;[.H77];IF([.H77]&gt;[.I76];[.H77];[.I76]))" office:value-type="float" office:value="81.35" calcext:value-type="float">
            <text:p>81,35</text:p>
          </table:table-cell>
          <table:table-cell table:formula="of:=IF([.A77]=1;0;IF([.H77]&gt;[.I76];1;0))" office:value-type="float" office:value="0" calcext:value-type="float">
            <text:p>0</text:p>
          </table:table-cell>
          <table:table-cell table:formula="of:=IF(SUM([.D77];[.G77];[.J7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109.68" calcext:value-type="float">
            <text:p>109,68</text:p>
          </table:table-cell>
          <table:table-cell table:formula="of:=IF([.A78]=1;[.B78];IF([.B78]&gt;[.C77];[.B78];[.C77]))" office:value-type="float" office:value="130" calcext:value-type="float">
            <text:p>130</text:p>
          </table:table-cell>
          <table:table-cell table:formula="of:=IF([.A78]=1;0;IF([.B78]&gt;[.C77];1;0))" office:value-type="float" office:value="0" calcext:value-type="float">
            <text:p>0</text:p>
          </table:table-cell>
          <table:table-cell office:value-type="float" office:value="117.48" calcext:value-type="float">
            <text:p>117,48</text:p>
          </table:table-cell>
          <table:table-cell table:formula="of:=IF([.A78]=1;[.E78];IF([.E78]&gt;[.F77];[.E78];[.F77]))" office:value-type="float" office:value="148.19" calcext:value-type="float">
            <text:p>148,19</text:p>
          </table:table-cell>
          <table:table-cell table:formula="of:=IF([.A78]=1;0;IF([.E78]&gt;[.F77];1;0))" office:value-type="float" office:value="0" calcext:value-type="float">
            <text:p>0</text:p>
          </table:table-cell>
          <table:table-cell office:value-type="float" office:value="73.45" calcext:value-type="float">
            <text:p>73,45</text:p>
          </table:table-cell>
          <table:table-cell table:formula="of:=IF([.A78]=1;[.H78];IF([.H78]&gt;[.I77];[.H78];[.I77]))" office:value-type="float" office:value="81.35" calcext:value-type="float">
            <text:p>81,35</text:p>
          </table:table-cell>
          <table:table-cell table:formula="of:=IF([.A78]=1;0;IF([.H78]&gt;[.I77];1;0))" office:value-type="float" office:value="0" calcext:value-type="float">
            <text:p>0</text:p>
          </table:table-cell>
          <table:table-cell table:formula="of:=IF(SUM([.D78];[.G78];[.J7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07.87" calcext:value-type="float">
            <text:p>107,87</text:p>
          </table:table-cell>
          <table:table-cell table:formula="of:=IF([.A79]=1;[.B79];IF([.B79]&gt;[.C78];[.B79];[.C78]))" office:value-type="float" office:value="130" calcext:value-type="float">
            <text:p>130</text:p>
          </table:table-cell>
          <table:table-cell table:formula="of:=IF([.A79]=1;0;IF([.B79]&gt;[.C78];1;0))" office:value-type="float" office:value="0" calcext:value-type="float">
            <text:p>0</text:p>
          </table:table-cell>
          <table:table-cell office:value-type="float" office:value="120.35" calcext:value-type="float">
            <text:p>120,35</text:p>
          </table:table-cell>
          <table:table-cell table:formula="of:=IF([.A79]=1;[.E79];IF([.E79]&gt;[.F78];[.E79];[.F78]))" office:value-type="float" office:value="148.19" calcext:value-type="float">
            <text:p>148,19</text:p>
          </table:table-cell>
          <table:table-cell table:formula="of:=IF([.A79]=1;0;IF([.E79]&gt;[.F78];1;0))" office:value-type="float" office:value="0" calcext:value-type="float">
            <text:p>0</text:p>
          </table:table-cell>
          <table:table-cell office:value-type="float" office:value="71.93" calcext:value-type="float">
            <text:p>71,93</text:p>
          </table:table-cell>
          <table:table-cell table:formula="of:=IF([.A79]=1;[.H79];IF([.H79]&gt;[.I78];[.H79];[.I78]))" office:value-type="float" office:value="81.35" calcext:value-type="float">
            <text:p>81,35</text:p>
          </table:table-cell>
          <table:table-cell table:formula="of:=IF([.A79]=1;0;IF([.H79]&gt;[.I78];1;0))" office:value-type="float" office:value="0" calcext:value-type="float">
            <text:p>0</text:p>
          </table:table-cell>
          <table:table-cell table:formula="of:=IF(SUM([.D79];[.G79];[.J7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06.41" calcext:value-type="float">
            <text:p>106,41</text:p>
          </table:table-cell>
          <table:table-cell table:formula="of:=IF([.A80]=1;[.B80];IF([.B80]&gt;[.C79];[.B80];[.C79]))" office:value-type="float" office:value="130" calcext:value-type="float">
            <text:p>130</text:p>
          </table:table-cell>
          <table:table-cell table:formula="of:=IF([.A80]=1;0;IF([.B80]&gt;[.C79];1;0))" office:value-type="float" office:value="0" calcext:value-type="float">
            <text:p>0</text:p>
          </table:table-cell>
          <table:table-cell office:value-type="float" office:value="119.66" calcext:value-type="float">
            <text:p>119,66</text:p>
          </table:table-cell>
          <table:table-cell table:formula="of:=IF([.A80]=1;[.E80];IF([.E80]&gt;[.F79];[.E80];[.F79]))" office:value-type="float" office:value="148.19" calcext:value-type="float">
            <text:p>148,19</text:p>
          </table:table-cell>
          <table:table-cell table:formula="of:=IF([.A80]=1;0;IF([.E80]&gt;[.F79];1;0))" office:value-type="float" office:value="0" calcext:value-type="float">
            <text:p>0</text:p>
          </table:table-cell>
          <table:table-cell office:value-type="float" office:value="72.96" calcext:value-type="float">
            <text:p>72,96</text:p>
          </table:table-cell>
          <table:table-cell table:formula="of:=IF([.A80]=1;[.H80];IF([.H80]&gt;[.I79];[.H80];[.I79]))" office:value-type="float" office:value="81.35" calcext:value-type="float">
            <text:p>81,35</text:p>
          </table:table-cell>
          <table:table-cell table:formula="of:=IF([.A80]=1;0;IF([.H80]&gt;[.I79];1;0))" office:value-type="float" office:value="0" calcext:value-type="float">
            <text:p>0</text:p>
          </table:table-cell>
          <table:table-cell table:formula="of:=IF(SUM([.D80];[.G80];[.J8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106.92" calcext:value-type="float">
            <text:p>106,92</text:p>
          </table:table-cell>
          <table:table-cell table:formula="of:=IF([.A81]=1;[.B81];IF([.B81]&gt;[.C80];[.B81];[.C80]))" office:value-type="float" office:value="130" calcext:value-type="float">
            <text:p>130</text:p>
          </table:table-cell>
          <table:table-cell table:formula="of:=IF([.A81]=1;0;IF([.B81]&gt;[.C80];1;0))" office:value-type="float" office:value="0" calcext:value-type="float">
            <text:p>0</text:p>
          </table:table-cell>
          <table:table-cell office:value-type="float" office:value="117.79" calcext:value-type="float">
            <text:p>117,79</text:p>
          </table:table-cell>
          <table:table-cell table:formula="of:=IF([.A81]=1;[.E81];IF([.E81]&gt;[.F80];[.E81];[.F80]))" office:value-type="float" office:value="148.19" calcext:value-type="float">
            <text:p>148,19</text:p>
          </table:table-cell>
          <table:table-cell table:formula="of:=IF([.A81]=1;0;IF([.E81]&gt;[.F80];1;0))" office:value-type="float" office:value="0" calcext:value-type="float">
            <text:p>0</text:p>
          </table:table-cell>
          <table:table-cell office:value-type="float" office:value="74.28" calcext:value-type="float">
            <text:p>74,28</text:p>
          </table:table-cell>
          <table:table-cell table:formula="of:=IF([.A81]=1;[.H81];IF([.H81]&gt;[.I80];[.H81];[.I80]))" office:value-type="float" office:value="81.35" calcext:value-type="float">
            <text:p>81,35</text:p>
          </table:table-cell>
          <table:table-cell table:formula="of:=IF([.A81]=1;0;IF([.H81]&gt;[.I80];1;0))" office:value-type="float" office:value="0" calcext:value-type="float">
            <text:p>0</text:p>
          </table:table-cell>
          <table:table-cell table:formula="of:=IF(SUM([.D81];[.G81];[.J8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105.03" calcext:value-type="float">
            <text:p>105,03</text:p>
          </table:table-cell>
          <table:table-cell table:formula="of:=IF([.A82]=1;[.B82];IF([.B82]&gt;[.C81];[.B82];[.C81]))" office:value-type="float" office:value="130" calcext:value-type="float">
            <text:p>130</text:p>
          </table:table-cell>
          <table:table-cell table:formula="of:=IF([.A82]=1;0;IF([.B82]&gt;[.C81];1;0))" office:value-type="float" office:value="0" calcext:value-type="float">
            <text:p>0</text:p>
          </table:table-cell>
          <table:table-cell office:value-type="float" office:value="116.78" calcext:value-type="float">
            <text:p>116,78</text:p>
          </table:table-cell>
          <table:table-cell table:formula="of:=IF([.A82]=1;[.E82];IF([.E82]&gt;[.F81];[.E82];[.F81]))" office:value-type="float" office:value="148.19" calcext:value-type="float">
            <text:p>148,19</text:p>
          </table:table-cell>
          <table:table-cell table:formula="of:=IF([.A82]=1;0;IF([.E82]&gt;[.F81];1;0))" office:value-type="float" office:value="0" calcext:value-type="float">
            <text:p>0</text:p>
          </table:table-cell>
          <table:table-cell office:value-type="float" office:value="75.78" calcext:value-type="float">
            <text:p>75,78</text:p>
          </table:table-cell>
          <table:table-cell table:formula="of:=IF([.A82]=1;[.H82];IF([.H82]&gt;[.I81];[.H82];[.I81]))" office:value-type="float" office:value="81.35" calcext:value-type="float">
            <text:p>81,35</text:p>
          </table:table-cell>
          <table:table-cell table:formula="of:=IF([.A82]=1;0;IF([.H82]&gt;[.I81];1;0))" office:value-type="float" office:value="0" calcext:value-type="float">
            <text:p>0</text:p>
          </table:table-cell>
          <table:table-cell table:formula="of:=IF(SUM([.D82];[.G82];[.J8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03.36" calcext:value-type="float">
            <text:p>103,36</text:p>
          </table:table-cell>
          <table:table-cell table:formula="of:=IF([.A83]=1;[.B83];IF([.B83]&gt;[.C82];[.B83];[.C82]))" office:value-type="float" office:value="130" calcext:value-type="float">
            <text:p>130</text:p>
          </table:table-cell>
          <table:table-cell table:formula="of:=IF([.A83]=1;0;IF([.B83]&gt;[.C82];1;0))" office:value-type="float" office:value="0" calcext:value-type="float">
            <text:p>0</text:p>
          </table:table-cell>
          <table:table-cell office:value-type="float" office:value="115.69" calcext:value-type="float">
            <text:p>115,69</text:p>
          </table:table-cell>
          <table:table-cell table:formula="of:=IF([.A83]=1;[.E83];IF([.E83]&gt;[.F82];[.E83];[.F82]))" office:value-type="float" office:value="148.19" calcext:value-type="float">
            <text:p>148,19</text:p>
          </table:table-cell>
          <table:table-cell table:formula="of:=IF([.A83]=1;0;IF([.E83]&gt;[.F82];1;0))" office:value-type="float" office:value="0" calcext:value-type="float">
            <text:p>0</text:p>
          </table:table-cell>
          <table:table-cell office:value-type="float" office:value="76.88" calcext:value-type="float">
            <text:p>76,88</text:p>
          </table:table-cell>
          <table:table-cell table:formula="of:=IF([.A83]=1;[.H83];IF([.H83]&gt;[.I82];[.H83];[.I82]))" office:value-type="float" office:value="81.35" calcext:value-type="float">
            <text:p>81,35</text:p>
          </table:table-cell>
          <table:table-cell table:formula="of:=IF([.A83]=1;0;IF([.H83]&gt;[.I82];1;0))" office:value-type="float" office:value="0" calcext:value-type="float">
            <text:p>0</text:p>
          </table:table-cell>
          <table:table-cell table:formula="of:=IF(SUM([.D83];[.G83];[.J8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03.78" calcext:value-type="float">
            <text:p>103,78</text:p>
          </table:table-cell>
          <table:table-cell table:formula="of:=IF([.A84]=1;[.B84];IF([.B84]&gt;[.C83];[.B84];[.C83]))" office:value-type="float" office:value="130" calcext:value-type="float">
            <text:p>130</text:p>
          </table:table-cell>
          <table:table-cell table:formula="of:=IF([.A84]=1;0;IF([.B84]&gt;[.C83];1;0))" office:value-type="float" office:value="0" calcext:value-type="float">
            <text:p>0</text:p>
          </table:table-cell>
          <table:table-cell office:value-type="float" office:value="114.43" calcext:value-type="float">
            <text:p>114,43</text:p>
          </table:table-cell>
          <table:table-cell table:formula="of:=IF([.A84]=1;[.E84];IF([.E84]&gt;[.F83];[.E84];[.F83]))" office:value-type="float" office:value="148.19" calcext:value-type="float">
            <text:p>148,19</text:p>
          </table:table-cell>
          <table:table-cell table:formula="of:=IF([.A84]=1;0;IF([.E84]&gt;[.F83];1;0))" office:value-type="float" office:value="0" calcext:value-type="float">
            <text:p>0</text:p>
          </table:table-cell>
          <table:table-cell office:value-type="float" office:value="77.36" calcext:value-type="float">
            <text:p>77,36</text:p>
          </table:table-cell>
          <table:table-cell table:formula="of:=IF([.A84]=1;[.H84];IF([.H84]&gt;[.I83];[.H84];[.I83]))" office:value-type="float" office:value="81.35" calcext:value-type="float">
            <text:p>81,35</text:p>
          </table:table-cell>
          <table:table-cell table:formula="of:=IF([.A84]=1;0;IF([.H84]&gt;[.I83];1;0))" office:value-type="float" office:value="0" calcext:value-type="float">
            <text:p>0</text:p>
          </table:table-cell>
          <table:table-cell table:formula="of:=IF(SUM([.D84];[.G84];[.J8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03.98" calcext:value-type="float">
            <text:p>103,98</text:p>
          </table:table-cell>
          <table:table-cell table:formula="of:=IF([.A85]=1;[.B85];IF([.B85]&gt;[.C84];[.B85];[.C84]))" office:value-type="float" office:value="130" calcext:value-type="float">
            <text:p>130</text:p>
          </table:table-cell>
          <table:table-cell table:formula="of:=IF([.A85]=1;0;IF([.B85]&gt;[.C84];1;0))" office:value-type="float" office:value="0" calcext:value-type="float">
            <text:p>0</text:p>
          </table:table-cell>
          <table:table-cell office:value-type="float" office:value="116.98" calcext:value-type="float">
            <text:p>116,98</text:p>
          </table:table-cell>
          <table:table-cell table:formula="of:=IF([.A85]=1;[.E85];IF([.E85]&gt;[.F84];[.E85];[.F84]))" office:value-type="float" office:value="148.19" calcext:value-type="float">
            <text:p>148,19</text:p>
          </table:table-cell>
          <table:table-cell table:formula="of:=IF([.A85]=1;0;IF([.E85]&gt;[.F84];1;0))" office:value-type="float" office:value="0" calcext:value-type="float">
            <text:p>0</text:p>
          </table:table-cell>
          <table:table-cell office:value-type="float" office:value="75.79" calcext:value-type="float">
            <text:p>75,79</text:p>
          </table:table-cell>
          <table:table-cell table:formula="of:=IF([.A85]=1;[.H85];IF([.H85]&gt;[.I84];[.H85];[.I84]))" office:value-type="float" office:value="81.35" calcext:value-type="float">
            <text:p>81,35</text:p>
          </table:table-cell>
          <table:table-cell table:formula="of:=IF([.A85]=1;0;IF([.H85]&gt;[.I84];1;0))" office:value-type="float" office:value="0" calcext:value-type="float">
            <text:p>0</text:p>
          </table:table-cell>
          <table:table-cell table:formula="of:=IF(SUM([.D85];[.G85];[.J8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02.21" calcext:value-type="float">
            <text:p>102,21</text:p>
          </table:table-cell>
          <table:table-cell table:formula="of:=IF([.A86]=1;[.B86];IF([.B86]&gt;[.C85];[.B86];[.C85]))" office:value-type="float" office:value="130" calcext:value-type="float">
            <text:p>130</text:p>
          </table:table-cell>
          <table:table-cell table:formula="of:=IF([.A86]=1;0;IF([.B86]&gt;[.C85];1;0))" office:value-type="float" office:value="0" calcext:value-type="float">
            <text:p>0</text:p>
          </table:table-cell>
          <table:table-cell office:value-type="float" office:value="115.16" calcext:value-type="float">
            <text:p>115,16</text:p>
          </table:table-cell>
          <table:table-cell table:formula="of:=IF([.A86]=1;[.E86];IF([.E86]&gt;[.F85];[.E86];[.F85]))" office:value-type="float" office:value="148.19" calcext:value-type="float">
            <text:p>148,19</text:p>
          </table:table-cell>
          <table:table-cell table:formula="of:=IF([.A86]=1;0;IF([.E86]&gt;[.F85];1;0))" office:value-type="float" office:value="0" calcext:value-type="float">
            <text:p>0</text:p>
          </table:table-cell>
          <table:table-cell office:value-type="float" office:value="77.34" calcext:value-type="float">
            <text:p>77,34</text:p>
          </table:table-cell>
          <table:table-cell table:formula="of:=IF([.A86]=1;[.H86];IF([.H86]&gt;[.I85];[.H86];[.I85]))" office:value-type="float" office:value="81.35" calcext:value-type="float">
            <text:p>81,35</text:p>
          </table:table-cell>
          <table:table-cell table:formula="of:=IF([.A86]=1;0;IF([.H86]&gt;[.I85];1;0))" office:value-type="float" office:value="0" calcext:value-type="float">
            <text:p>0</text:p>
          </table:table-cell>
          <table:table-cell table:formula="of:=IF(SUM([.D86];[.G86];[.J8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00.65" calcext:value-type="float">
            <text:p>100,65</text:p>
          </table:table-cell>
          <table:table-cell table:formula="of:=IF([.A87]=1;[.B87];IF([.B87]&gt;[.C86];[.B87];[.C86]))" office:value-type="float" office:value="130" calcext:value-type="float">
            <text:p>130</text:p>
          </table:table-cell>
          <table:table-cell table:formula="of:=IF([.A87]=1;0;IF([.B87]&gt;[.C86];1;0))" office:value-type="float" office:value="0" calcext:value-type="float">
            <text:p>0</text:p>
          </table:table-cell>
          <table:table-cell office:value-type="float" office:value="117.73" calcext:value-type="float">
            <text:p>117,73</text:p>
          </table:table-cell>
          <table:table-cell table:formula="of:=IF([.A87]=1;[.E87];IF([.E87]&gt;[.F86];[.E87];[.F86]))" office:value-type="float" office:value="148.19" calcext:value-type="float">
            <text:p>148,19</text:p>
          </table:table-cell>
          <table:table-cell table:formula="of:=IF([.A87]=1;0;IF([.E87]&gt;[.F86];1;0))" office:value-type="float" office:value="0" calcext:value-type="float">
            <text:p>0</text:p>
          </table:table-cell>
          <table:table-cell office:value-type="float" office:value="79.17" calcext:value-type="float">
            <text:p>79,17</text:p>
          </table:table-cell>
          <table:table-cell table:formula="of:=IF([.A87]=1;[.H87];IF([.H87]&gt;[.I86];[.H87];[.I86]))" office:value-type="float" office:value="81.35" calcext:value-type="float">
            <text:p>81,35</text:p>
          </table:table-cell>
          <table:table-cell table:formula="of:=IF([.A87]=1;0;IF([.H87]&gt;[.I86];1;0))" office:value-type="float" office:value="0" calcext:value-type="float">
            <text:p>0</text:p>
          </table:table-cell>
          <table:table-cell table:formula="of:=IF(SUM([.D87];[.G87];[.J8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99.64" calcext:value-type="float">
            <text:p>99,64</text:p>
          </table:table-cell>
          <table:table-cell table:formula="of:=IF([.A88]=1;[.B88];IF([.B88]&gt;[.C87];[.B88];[.C87]))" office:value-type="float" office:value="130" calcext:value-type="float">
            <text:p>130</text:p>
          </table:table-cell>
          <table:table-cell table:formula="of:=IF([.A88]=1;0;IF([.B88]&gt;[.C87];1;0))" office:value-type="float" office:value="0" calcext:value-type="float">
            <text:p>0</text:p>
          </table:table-cell>
          <table:table-cell office:value-type="float" office:value="116.14" calcext:value-type="float">
            <text:p>116,14</text:p>
          </table:table-cell>
          <table:table-cell table:formula="of:=IF([.A88]=1;[.E88];IF([.E88]&gt;[.F87];[.E88];[.F87]))" office:value-type="float" office:value="148.19" calcext:value-type="float">
            <text:p>148,19</text:p>
          </table:table-cell>
          <table:table-cell table:formula="of:=IF([.A88]=1;0;IF([.E88]&gt;[.F87];1;0))" office:value-type="float" office:value="0" calcext:value-type="float">
            <text:p>0</text:p>
          </table:table-cell>
          <table:table-cell office:value-type="float" office:value="80.76" calcext:value-type="float">
            <text:p>80,76</text:p>
          </table:table-cell>
          <table:table-cell table:formula="of:=IF([.A88]=1;[.H88];IF([.H88]&gt;[.I87];[.H88];[.I87]))" office:value-type="float" office:value="81.35" calcext:value-type="float">
            <text:p>81,35</text:p>
          </table:table-cell>
          <table:table-cell table:formula="of:=IF([.A88]=1;0;IF([.H88]&gt;[.I87];1;0))" office:value-type="float" office:value="0" calcext:value-type="float">
            <text:p>0</text:p>
          </table:table-cell>
          <table:table-cell table:formula="of:=IF(SUM([.D88];[.G88];[.J8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01.26" calcext:value-type="float">
            <text:p>101,26</text:p>
          </table:table-cell>
          <table:table-cell table:formula="of:=IF([.A89]=1;[.B89];IF([.B89]&gt;[.C88];[.B89];[.C88]))" office:value-type="float" office:value="130" calcext:value-type="float">
            <text:p>130</text:p>
          </table:table-cell>
          <table:table-cell table:formula="of:=IF([.A89]=1;0;IF([.B89]&gt;[.C88];1;0))" office:value-type="float" office:value="0" calcext:value-type="float">
            <text:p>0</text:p>
          </table:table-cell>
          <table:table-cell office:value-type="float" office:value="114.52" calcext:value-type="float">
            <text:p>114,52</text:p>
          </table:table-cell>
          <table:table-cell table:formula="of:=IF([.A89]=1;[.E89];IF([.E89]&gt;[.F88];[.E89];[.F88]))" office:value-type="float" office:value="148.19" calcext:value-type="float">
            <text:p>148,19</text:p>
          </table:table-cell>
          <table:table-cell table:formula="of:=IF([.A89]=1;0;IF([.E89]&gt;[.F88];1;0))" office:value-type="float" office:value="0" calcext:value-type="float">
            <text:p>0</text:p>
          </table:table-cell>
          <table:table-cell office:value-type="float" office:value="79.02" calcext:value-type="float">
            <text:p>79,02</text:p>
          </table:table-cell>
          <table:table-cell table:formula="of:=IF([.A89]=1;[.H89];IF([.H89]&gt;[.I88];[.H89];[.I88]))" office:value-type="float" office:value="81.35" calcext:value-type="float">
            <text:p>81,35</text:p>
          </table:table-cell>
          <table:table-cell table:formula="of:=IF([.A89]=1;0;IF([.H89]&gt;[.I88];1;0))" office:value-type="float" office:value="0" calcext:value-type="float">
            <text:p>0</text:p>
          </table:table-cell>
          <table:table-cell table:formula="of:=IF(SUM([.D89];[.G89];[.J8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02.85" calcext:value-type="float">
            <text:p>102,85</text:p>
          </table:table-cell>
          <table:table-cell table:formula="of:=IF([.A90]=1;[.B90];IF([.B90]&gt;[.C89];[.B90];[.C89]))" office:value-type="float" office:value="130" calcext:value-type="float">
            <text:p>130</text:p>
          </table:table-cell>
          <table:table-cell table:formula="of:=IF([.A90]=1;0;IF([.B90]&gt;[.C89];1;0))" office:value-type="float" office:value="0" calcext:value-type="float">
            <text:p>0</text:p>
          </table:table-cell>
          <table:table-cell office:value-type="float" office:value="117.04" calcext:value-type="float">
            <text:p>117,04</text:p>
          </table:table-cell>
          <table:table-cell table:formula="of:=IF([.A90]=1;[.E90];IF([.E90]&gt;[.F89];[.E90];[.F89]))" office:value-type="float" office:value="148.19" calcext:value-type="float">
            <text:p>148,19</text:p>
          </table:table-cell>
          <table:table-cell table:formula="of:=IF([.A90]=1;0;IF([.E90]&gt;[.F89];1;0))" office:value-type="float" office:value="0" calcext:value-type="float">
            <text:p>0</text:p>
          </table:table-cell>
          <table:table-cell office:value-type="float" office:value="79.25" calcext:value-type="float">
            <text:p>79,25</text:p>
          </table:table-cell>
          <table:table-cell table:formula="of:=IF([.A90]=1;[.H90];IF([.H90]&gt;[.I89];[.H90];[.I89]))" office:value-type="float" office:value="81.35" calcext:value-type="float">
            <text:p>81,35</text:p>
          </table:table-cell>
          <table:table-cell table:formula="of:=IF([.A90]=1;0;IF([.H90]&gt;[.I89];1;0))" office:value-type="float" office:value="0" calcext:value-type="float">
            <text:p>0</text:p>
          </table:table-cell>
          <table:table-cell table:formula="of:=IF(SUM([.D90];[.G90];[.J9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101.59" calcext:value-type="float">
            <text:p>101,59</text:p>
          </table:table-cell>
          <table:table-cell table:formula="of:=IF([.A91]=1;[.B91];IF([.B91]&gt;[.C90];[.B91];[.C90]))" office:value-type="float" office:value="130" calcext:value-type="float">
            <text:p>130</text:p>
          </table:table-cell>
          <table:table-cell table:formula="of:=IF([.A91]=1;0;IF([.B91]&gt;[.C90];1;0))" office:value-type="float" office:value="0" calcext:value-type="float">
            <text:p>0</text:p>
          </table:table-cell>
          <table:table-cell office:value-type="float" office:value="116.49" calcext:value-type="float">
            <text:p>116,49</text:p>
          </table:table-cell>
          <table:table-cell table:formula="of:=IF([.A91]=1;[.E91];IF([.E91]&gt;[.F90];[.E91];[.F90]))" office:value-type="float" office:value="148.19" calcext:value-type="float">
            <text:p>148,19</text:p>
          </table:table-cell>
          <table:table-cell table:formula="of:=IF([.A91]=1;0;IF([.E91]&gt;[.F90];1;0))" office:value-type="float" office:value="0" calcext:value-type="float">
            <text:p>0</text:p>
          </table:table-cell>
          <table:table-cell office:value-type="float" office:value="80.26" calcext:value-type="float">
            <text:p>80,26</text:p>
          </table:table-cell>
          <table:table-cell table:formula="of:=IF([.A91]=1;[.H91];IF([.H91]&gt;[.I90];[.H91];[.I90]))" office:value-type="float" office:value="81.35" calcext:value-type="float">
            <text:p>81,35</text:p>
          </table:table-cell>
          <table:table-cell table:formula="of:=IF([.A91]=1;0;IF([.H91]&gt;[.I90];1;0))" office:value-type="float" office:value="0" calcext:value-type="float">
            <text:p>0</text:p>
          </table:table-cell>
          <table:table-cell table:formula="of:=IF(SUM([.D91];[.G91];[.J9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102.13" calcext:value-type="float">
            <text:p>102,13</text:p>
          </table:table-cell>
          <table:table-cell table:formula="of:=IF([.A92]=1;[.B92];IF([.B92]&gt;[.C91];[.B92];[.C91]))" office:value-type="float" office:value="130" calcext:value-type="float">
            <text:p>130</text:p>
          </table:table-cell>
          <table:table-cell table:formula="of:=IF([.A92]=1;0;IF([.B92]&gt;[.C91];1;0))" office:value-type="float" office:value="0" calcext:value-type="float">
            <text:p>0</text:p>
          </table:table-cell>
          <table:table-cell office:value-type="float" office:value="115.06" calcext:value-type="float">
            <text:p>115,06</text:p>
          </table:table-cell>
          <table:table-cell table:formula="of:=IF([.A92]=1;[.E92];IF([.E92]&gt;[.F91];[.E92];[.F91]))" office:value-type="float" office:value="148.19" calcext:value-type="float">
            <text:p>148,19</text:p>
          </table:table-cell>
          <table:table-cell table:formula="of:=IF([.A92]=1;0;IF([.E92]&gt;[.F91];1;0))" office:value-type="float" office:value="0" calcext:value-type="float">
            <text:p>0</text:p>
          </table:table-cell>
          <table:table-cell office:value-type="float" office:value="81.26" calcext:value-type="float">
            <text:p>81,26</text:p>
          </table:table-cell>
          <table:table-cell table:formula="of:=IF([.A92]=1;[.H92];IF([.H92]&gt;[.I91];[.H92];[.I91]))" office:value-type="float" office:value="81.35" calcext:value-type="float">
            <text:p>81,35</text:p>
          </table:table-cell>
          <table:table-cell table:formula="of:=IF([.A92]=1;0;IF([.H92]&gt;[.I91];1;0))" office:value-type="float" office:value="0" calcext:value-type="float">
            <text:p>0</text:p>
          </table:table-cell>
          <table:table-cell table:formula="of:=IF(SUM([.D92];[.G92];[.J9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100.74" calcext:value-type="float">
            <text:p>100,74</text:p>
          </table:table-cell>
          <table:table-cell table:formula="of:=IF([.A93]=1;[.B93];IF([.B93]&gt;[.C92];[.B93];[.C92]))" office:value-type="float" office:value="130" calcext:value-type="float">
            <text:p>130</text:p>
          </table:table-cell>
          <table:table-cell table:formula="of:=IF([.A93]=1;0;IF([.B93]&gt;[.C92];1;0))" office:value-type="float" office:value="0" calcext:value-type="float">
            <text:p>0</text:p>
          </table:table-cell>
          <table:table-cell office:value-type="float" office:value="117.47" calcext:value-type="float">
            <text:p>117,47</text:p>
          </table:table-cell>
          <table:table-cell table:formula="of:=IF([.A93]=1;[.E93];IF([.E93]&gt;[.F92];[.E93];[.F92]))" office:value-type="float" office:value="148.19" calcext:value-type="float">
            <text:p>148,19</text:p>
          </table:table-cell>
          <table:table-cell table:formula="of:=IF([.A93]=1;0;IF([.E93]&gt;[.F92];1;0))" office:value-type="float" office:value="0" calcext:value-type="float">
            <text:p>0</text:p>
          </table:table-cell>
          <table:table-cell office:value-type="float" office:value="81.64" calcext:value-type="float">
            <text:p>81,64</text:p>
          </table:table-cell>
          <table:table-cell table:formula="of:=IF([.A93]=1;[.H93];IF([.H93]&gt;[.I92];[.H93];[.I92]))" office:value-type="float" office:value="81.64" calcext:value-type="float">
            <text:p>81,64</text:p>
          </table:table-cell>
          <table:table-cell table:formula="of:=IF([.A93]=1;0;IF([.H93]&gt;[.I92];1;0))" office:value-type="float" office:value="1" calcext:value-type="float">
            <text:p>1</text:p>
          </table:table-cell>
          <table:table-cell table:formula="of:=IF(SUM([.D93];[.G93];[.J9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99.12" calcext:value-type="float">
            <text:p>99,12</text:p>
          </table:table-cell>
          <table:table-cell table:formula="of:=IF([.A94]=1;[.B94];IF([.B94]&gt;[.C93];[.B94];[.C93]))" office:value-type="float" office:value="130" calcext:value-type="float">
            <text:p>130</text:p>
          </table:table-cell>
          <table:table-cell table:formula="of:=IF([.A94]=1;0;IF([.B94]&gt;[.C93];1;0))" office:value-type="float" office:value="0" calcext:value-type="float">
            <text:p>0</text:p>
          </table:table-cell>
          <table:table-cell office:value-type="float" office:value="120.19" calcext:value-type="float">
            <text:p>120,19</text:p>
          </table:table-cell>
          <table:table-cell table:formula="of:=IF([.A94]=1;[.E94];IF([.E94]&gt;[.F93];[.E94];[.F93]))" office:value-type="float" office:value="148.19" calcext:value-type="float">
            <text:p>148,19</text:p>
          </table:table-cell>
          <table:table-cell table:formula="of:=IF([.A94]=1;0;IF([.E94]&gt;[.F93];1;0))" office:value-type="float" office:value="0" calcext:value-type="float">
            <text:p>0</text:p>
          </table:table-cell>
          <table:table-cell office:value-type="float" office:value="79.85" calcext:value-type="float">
            <text:p>79,85</text:p>
          </table:table-cell>
          <table:table-cell table:formula="of:=IF([.A94]=1;[.H94];IF([.H94]&gt;[.I93];[.H94];[.I93]))" office:value-type="float" office:value="81.64" calcext:value-type="float">
            <text:p>81,64</text:p>
          </table:table-cell>
          <table:table-cell table:formula="of:=IF([.A94]=1;0;IF([.H94]&gt;[.I93];1;0))" office:value-type="float" office:value="0" calcext:value-type="float">
            <text:p>0</text:p>
          </table:table-cell>
          <table:table-cell table:formula="of:=IF(SUM([.D94];[.G94];[.J9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99.13" calcext:value-type="float">
            <text:p>99,13</text:p>
          </table:table-cell>
          <table:table-cell table:formula="of:=IF([.A95]=1;[.B95];IF([.B95]&gt;[.C94];[.B95];[.C94]))" office:value-type="float" office:value="130" calcext:value-type="float">
            <text:p>130</text:p>
          </table:table-cell>
          <table:table-cell table:formula="of:=IF([.A95]=1;0;IF([.B95]&gt;[.C94];1;0))" office:value-type="float" office:value="0" calcext:value-type="float">
            <text:p>0</text:p>
          </table:table-cell>
          <table:table-cell office:value-type="float" office:value="122.89" calcext:value-type="float">
            <text:p>122,89</text:p>
          </table:table-cell>
          <table:table-cell table:formula="of:=IF([.A95]=1;[.E95];IF([.E95]&gt;[.F94];[.E95];[.F94]))" office:value-type="float" office:value="148.19" calcext:value-type="float">
            <text:p>148,19</text:p>
          </table:table-cell>
          <table:table-cell table:formula="of:=IF([.A95]=1;0;IF([.E95]&gt;[.F94];1;0))" office:value-type="float" office:value="0" calcext:value-type="float">
            <text:p>0</text:p>
          </table:table-cell>
          <table:table-cell office:value-type="float" office:value="81.54" calcext:value-type="float">
            <text:p>81,54</text:p>
          </table:table-cell>
          <table:table-cell table:formula="of:=IF([.A95]=1;[.H95];IF([.H95]&gt;[.I94];[.H95];[.I94]))" office:value-type="float" office:value="81.64" calcext:value-type="float">
            <text:p>81,64</text:p>
          </table:table-cell>
          <table:table-cell table:formula="of:=IF([.A95]=1;0;IF([.H95]&gt;[.I94];1;0))" office:value-type="float" office:value="0" calcext:value-type="float">
            <text:p>0</text:p>
          </table:table-cell>
          <table:table-cell table:formula="of:=IF(SUM([.D95];[.G95];[.J9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99.6" calcext:value-type="float">
            <text:p>99,6</text:p>
          </table:table-cell>
          <table:table-cell table:formula="of:=IF([.A96]=1;[.B96];IF([.B96]&gt;[.C95];[.B96];[.C95]))" office:value-type="float" office:value="130" calcext:value-type="float">
            <text:p>130</text:p>
          </table:table-cell>
          <table:table-cell table:formula="of:=IF([.A96]=1;0;IF([.B96]&gt;[.C95];1;0))" office:value-type="float" office:value="0" calcext:value-type="float">
            <text:p>0</text:p>
          </table:table-cell>
          <table:table-cell office:value-type="float" office:value="122.61" calcext:value-type="float">
            <text:p>122,61</text:p>
          </table:table-cell>
          <table:table-cell table:formula="of:=IF([.A96]=1;[.E96];IF([.E96]&gt;[.F95];[.E96];[.F95]))" office:value-type="float" office:value="148.19" calcext:value-type="float">
            <text:p>148,19</text:p>
          </table:table-cell>
          <table:table-cell table:formula="of:=IF([.A96]=1;0;IF([.E96]&gt;[.F95];1;0))" office:value-type="float" office:value="0" calcext:value-type="float">
            <text:p>0</text:p>
          </table:table-cell>
          <table:table-cell office:value-type="float" office:value="79.87" calcext:value-type="float">
            <text:p>79,87</text:p>
          </table:table-cell>
          <table:table-cell table:formula="of:=IF([.A96]=1;[.H96];IF([.H96]&gt;[.I95];[.H96];[.I95]))" office:value-type="float" office:value="81.64" calcext:value-type="float">
            <text:p>81,64</text:p>
          </table:table-cell>
          <table:table-cell table:formula="of:=IF([.A96]=1;0;IF([.H96]&gt;[.I95];1;0))" office:value-type="float" office:value="0" calcext:value-type="float">
            <text:p>0</text:p>
          </table:table-cell>
          <table:table-cell table:formula="of:=IF(SUM([.D96];[.G96];[.J9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98.53" calcext:value-type="float">
            <text:p>98,53</text:p>
          </table:table-cell>
          <table:table-cell table:formula="of:=IF([.A97]=1;[.B97];IF([.B97]&gt;[.C96];[.B97];[.C96]))" office:value-type="float" office:value="130" calcext:value-type="float">
            <text:p>130</text:p>
          </table:table-cell>
          <table:table-cell table:formula="of:=IF([.A97]=1;0;IF([.B97]&gt;[.C96];1;0))" office:value-type="float" office:value="0" calcext:value-type="float">
            <text:p>0</text:p>
          </table:table-cell>
          <table:table-cell office:value-type="float" office:value="122.59" calcext:value-type="float">
            <text:p>122,59</text:p>
          </table:table-cell>
          <table:table-cell table:formula="of:=IF([.A97]=1;[.E97];IF([.E97]&gt;[.F96];[.E97];[.F96]))" office:value-type="float" office:value="148.19" calcext:value-type="float">
            <text:p>148,19</text:p>
          </table:table-cell>
          <table:table-cell table:formula="of:=IF([.A97]=1;0;IF([.E97]&gt;[.F96];1;0))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IF([.A97]=1;[.H97];IF([.H97]&gt;[.I96];[.H97];[.I96]))" office:value-type="float" office:value="81.64" calcext:value-type="float">
            <text:p>81,64</text:p>
          </table:table-cell>
          <table:table-cell table:formula="of:=IF([.A97]=1;0;IF([.H97]&gt;[.I96];1;0))" office:value-type="float" office:value="0" calcext:value-type="float">
            <text:p>0</text:p>
          </table:table-cell>
          <table:table-cell table:formula="of:=IF(SUM([.D97];[.G97];[.J9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98.74" calcext:value-type="float">
            <text:p>98,74</text:p>
          </table:table-cell>
          <table:table-cell table:formula="of:=IF([.A98]=1;[.B98];IF([.B98]&gt;[.C97];[.B98];[.C97]))" office:value-type="float" office:value="130" calcext:value-type="float">
            <text:p>130</text:p>
          </table:table-cell>
          <table:table-cell table:formula="of:=IF([.A98]=1;0;IF([.B98]&gt;[.C97];1;0))" office:value-type="float" office:value="0" calcext:value-type="float">
            <text:p>0</text:p>
          </table:table-cell>
          <table:table-cell office:value-type="float" office:value="125.49" calcext:value-type="float">
            <text:p>125,49</text:p>
          </table:table-cell>
          <table:table-cell table:formula="of:=IF([.A98]=1;[.E98];IF([.E98]&gt;[.F97];[.E98];[.F97]))" office:value-type="float" office:value="148.19" calcext:value-type="float">
            <text:p>148,19</text:p>
          </table:table-cell>
          <table:table-cell table:formula="of:=IF([.A98]=1;0;IF([.E98]&gt;[.F97];1;0))" office:value-type="float" office:value="0" calcext:value-type="float">
            <text:p>0</text:p>
          </table:table-cell>
          <table:table-cell office:value-type="float" office:value="81.01" calcext:value-type="float">
            <text:p>81,01</text:p>
          </table:table-cell>
          <table:table-cell table:formula="of:=IF([.A98]=1;[.H98];IF([.H98]&gt;[.I97];[.H98];[.I97]))" office:value-type="float" office:value="81.64" calcext:value-type="float">
            <text:p>81,64</text:p>
          </table:table-cell>
          <table:table-cell table:formula="of:=IF([.A98]=1;0;IF([.H98]&gt;[.I97];1;0))" office:value-type="float" office:value="0" calcext:value-type="float">
            <text:p>0</text:p>
          </table:table-cell>
          <table:table-cell table:formula="of:=IF(SUM([.D98];[.G98];[.J9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98.96" calcext:value-type="float">
            <text:p>98,96</text:p>
          </table:table-cell>
          <table:table-cell table:formula="of:=IF([.A99]=1;[.B99];IF([.B99]&gt;[.C98];[.B99];[.C98]))" office:value-type="float" office:value="130" calcext:value-type="float">
            <text:p>130</text:p>
          </table:table-cell>
          <table:table-cell table:formula="of:=IF([.A99]=1;0;IF([.B99]&gt;[.C98];1;0))" office:value-type="float" office:value="0" calcext:value-type="float">
            <text:p>0</text:p>
          </table:table-cell>
          <table:table-cell office:value-type="float" office:value="127.95" calcext:value-type="float">
            <text:p>127,95</text:p>
          </table:table-cell>
          <table:table-cell table:formula="of:=IF([.A99]=1;[.E99];IF([.E99]&gt;[.F98];[.E99];[.F98]))" office:value-type="float" office:value="148.19" calcext:value-type="float">
            <text:p>148,19</text:p>
          </table:table-cell>
          <table:table-cell table:formula="of:=IF([.A99]=1;0;IF([.E99]&gt;[.F98];1;0))" office:value-type="float" office:value="0" calcext:value-type="float">
            <text:p>0</text:p>
          </table:table-cell>
          <table:table-cell office:value-type="float" office:value="79.17" calcext:value-type="float">
            <text:p>79,17</text:p>
          </table:table-cell>
          <table:table-cell table:formula="of:=IF([.A99]=1;[.H99];IF([.H99]&gt;[.I98];[.H99];[.I98]))" office:value-type="float" office:value="81.64" calcext:value-type="float">
            <text:p>81,64</text:p>
          </table:table-cell>
          <table:table-cell table:formula="of:=IF([.A99]=1;0;IF([.H99]&gt;[.I98];1;0))" office:value-type="float" office:value="0" calcext:value-type="float">
            <text:p>0</text:p>
          </table:table-cell>
          <table:table-cell table:formula="of:=IF(SUM([.D99];[.G99];[.J9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97.74" calcext:value-type="float">
            <text:p>97,74</text:p>
          </table:table-cell>
          <table:table-cell table:formula="of:=IF([.A100]=1;[.B100];IF([.B100]&gt;[.C99];[.B100];[.C99]))" office:value-type="float" office:value="130" calcext:value-type="float">
            <text:p>130</text:p>
          </table:table-cell>
          <table:table-cell table:formula="of:=IF([.A100]=1;0;IF([.B100]&gt;[.C99];1;0))" office:value-type="float" office:value="0" calcext:value-type="float">
            <text:p>0</text:p>
          </table:table-cell>
          <table:table-cell office:value-type="float" office:value="126.34" calcext:value-type="float">
            <text:p>126,34</text:p>
          </table:table-cell>
          <table:table-cell table:formula="of:=IF([.A100]=1;[.E100];IF([.E100]&gt;[.F99];[.E100];[.F99]))" office:value-type="float" office:value="148.19" calcext:value-type="float">
            <text:p>148,19</text:p>
          </table:table-cell>
          <table:table-cell table:formula="of:=IF([.A100]=1;0;IF([.E100]&gt;[.F99];1;0))" office:value-type="float" office:value="0" calcext:value-type="float">
            <text:p>0</text:p>
          </table:table-cell>
          <table:table-cell office:value-type="float" office:value="80.29" calcext:value-type="float">
            <text:p>80,29</text:p>
          </table:table-cell>
          <table:table-cell table:formula="of:=IF([.A100]=1;[.H100];IF([.H100]&gt;[.I99];[.H100];[.I99]))" office:value-type="float" office:value="81.64" calcext:value-type="float">
            <text:p>81,64</text:p>
          </table:table-cell>
          <table:table-cell table:formula="of:=IF([.A100]=1;0;IF([.H100]&gt;[.I99];1;0))" office:value-type="float" office:value="0" calcext:value-type="float">
            <text:p>0</text:p>
          </table:table-cell>
          <table:table-cell table:formula="of:=IF(SUM([.D100];[.G100];[.J10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,84</text:p>
          </table:table-cell>
          <table:table-cell table:formula="of:=IF([.A101]=1;[.B101];IF([.B101]&gt;[.C100];[.B101];[.C100]))" office:value-type="float" office:value="130" calcext:value-type="float">
            <text:p>130</text:p>
          </table:table-cell>
          <table:table-cell table:formula="of:=IF([.A101]=1;0;IF([.B101]&gt;[.C100];1;0))" office:value-type="float" office:value="0" calcext:value-type="float">
            <text:p>0</text:p>
          </table:table-cell>
          <table:table-cell office:value-type="float" office:value="128.94" calcext:value-type="float">
            <text:p>128,94</text:p>
          </table:table-cell>
          <table:table-cell table:formula="of:=IF([.A101]=1;[.E101];IF([.E101]&gt;[.F100];[.E101];[.F100]))" office:value-type="float" office:value="148.19" calcext:value-type="float">
            <text:p>148,19</text:p>
          </table:table-cell>
          <table:table-cell table:formula="of:=IF([.A101]=1;0;IF([.E101]&gt;[.F100];1;0))" office:value-type="float" office:value="0" calcext:value-type="float">
            <text:p>0</text:p>
          </table:table-cell>
          <table:table-cell office:value-type="float" office:value="81.6" calcext:value-type="float">
            <text:p>81,6</text:p>
          </table:table-cell>
          <table:table-cell table:formula="of:=IF([.A101]=1;[.H101];IF([.H101]&gt;[.I100];[.H101];[.I100]))" office:value-type="float" office:value="81.64" calcext:value-type="float">
            <text:p>81,64</text:p>
          </table:table-cell>
          <table:table-cell table:formula="of:=IF([.A101]=1;0;IF([.H101]&gt;[.I100];1;0))" office:value-type="float" office:value="0" calcext:value-type="float">
            <text:p>0</text:p>
          </table:table-cell>
          <table:table-cell table:formula="of:=IF(SUM([.D101];[.G101];[.J10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94.12" calcext:value-type="float">
            <text:p>94,12</text:p>
          </table:table-cell>
          <table:table-cell table:formula="of:=IF([.A102]=1;[.B102];IF([.B102]&gt;[.C101];[.B102];[.C101]))" office:value-type="float" office:value="130" calcext:value-type="float">
            <text:p>130</text:p>
          </table:table-cell>
          <table:table-cell table:formula="of:=IF([.A102]=1;0;IF([.B102]&gt;[.C101];1;0))" office:value-type="float" office:value="0" calcext:value-type="float">
            <text:p>0</text:p>
          </table:table-cell>
          <table:table-cell office:value-type="float" office:value="131.64" calcext:value-type="float">
            <text:p>131,64</text:p>
          </table:table-cell>
          <table:table-cell table:formula="of:=IF([.A102]=1;[.E102];IF([.E102]&gt;[.F101];[.E102];[.F101]))" office:value-type="float" office:value="148.19" calcext:value-type="float">
            <text:p>148,19</text:p>
          </table:table-cell>
          <table:table-cell table:formula="of:=IF([.A102]=1;0;IF([.E102]&gt;[.F101];1;0))" office:value-type="float" office:value="0" calcext:value-type="float">
            <text:p>0</text:p>
          </table:table-cell>
          <table:table-cell office:value-type="float" office:value="82.75" calcext:value-type="float">
            <text:p>82,75</text:p>
          </table:table-cell>
          <table:table-cell table:formula="of:=IF([.A102]=1;[.H102];IF([.H102]&gt;[.I101];[.H102];[.I101]))" office:value-type="float" office:value="82.75" calcext:value-type="float">
            <text:p>82,75</text:p>
          </table:table-cell>
          <table:table-cell table:formula="of:=IF([.A102]=1;0;IF([.H102]&gt;[.I101];1;0))" office:value-type="float" office:value="1" calcext:value-type="float">
            <text:p>1</text:p>
          </table:table-cell>
          <table:table-cell table:formula="of:=IF(SUM([.D102];[.G102];[.J10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92.92" calcext:value-type="float">
            <text:p>92,92</text:p>
          </table:table-cell>
          <table:table-cell table:formula="of:=IF([.A103]=1;[.B103];IF([.B103]&gt;[.C102];[.B103];[.C102]))" office:value-type="float" office:value="130" calcext:value-type="float">
            <text:p>130</text:p>
          </table:table-cell>
          <table:table-cell table:formula="of:=IF([.A103]=1;0;IF([.B103]&gt;[.C102];1;0))" office:value-type="float" office:value="0" calcext:value-type="float">
            <text:p>0</text:p>
          </table:table-cell>
          <table:table-cell office:value-type="float" office:value="134.62" calcext:value-type="float">
            <text:p>134,62</text:p>
          </table:table-cell>
          <table:table-cell table:formula="of:=IF([.A103]=1;[.E103];IF([.E103]&gt;[.F102];[.E103];[.F102]))" office:value-type="float" office:value="148.19" calcext:value-type="float">
            <text:p>148,19</text:p>
          </table:table-cell>
          <table:table-cell table:formula="of:=IF([.A103]=1;0;IF([.E103]&gt;[.F102];1;0))" office:value-type="float" office:value="0" calcext:value-type="float">
            <text:p>0</text:p>
          </table:table-cell>
          <table:table-cell office:value-type="float" office:value="83.09" calcext:value-type="float">
            <text:p>83,09</text:p>
          </table:table-cell>
          <table:table-cell table:formula="of:=IF([.A103]=1;[.H103];IF([.H103]&gt;[.I102];[.H103];[.I102]))" office:value-type="float" office:value="83.09" calcext:value-type="float">
            <text:p>83,09</text:p>
          </table:table-cell>
          <table:table-cell table:formula="of:=IF([.A103]=1;0;IF([.H103]&gt;[.I102];1;0))" office:value-type="float" office:value="1" calcext:value-type="float">
            <text:p>1</text:p>
          </table:table-cell>
          <table:table-cell table:formula="of:=IF(SUM([.D103];[.G103];[.J10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91.81" calcext:value-type="float">
            <text:p>91,81</text:p>
          </table:table-cell>
          <table:table-cell table:formula="of:=IF([.A104]=1;[.B104];IF([.B104]&gt;[.C103];[.B104];[.C103]))" office:value-type="float" office:value="130" calcext:value-type="float">
            <text:p>130</text:p>
          </table:table-cell>
          <table:table-cell table:formula="of:=IF([.A104]=1;0;IF([.B104]&gt;[.C103];1;0))" office:value-type="float" office:value="0" calcext:value-type="float">
            <text:p>0</text:p>
          </table:table-cell>
          <table:table-cell office:value-type="float" office:value="134.53" calcext:value-type="float">
            <text:p>134,53</text:p>
          </table:table-cell>
          <table:table-cell table:formula="of:=IF([.A104]=1;[.E104];IF([.E104]&gt;[.F103];[.E104];[.F103]))" office:value-type="float" office:value="148.19" calcext:value-type="float">
            <text:p>148,19</text:p>
          </table:table-cell>
          <table:table-cell table:formula="of:=IF([.A104]=1;0;IF([.E104]&gt;[.F103];1;0))" office:value-type="float" office:value="0" calcext:value-type="float">
            <text:p>0</text:p>
          </table:table-cell>
          <table:table-cell office:value-type="float" office:value="84.09" calcext:value-type="float">
            <text:p>84,09</text:p>
          </table:table-cell>
          <table:table-cell table:formula="of:=IF([.A104]=1;[.H104];IF([.H104]&gt;[.I103];[.H104];[.I103]))" office:value-type="float" office:value="84.09" calcext:value-type="float">
            <text:p>84,09</text:p>
          </table:table-cell>
          <table:table-cell table:formula="of:=IF([.A104]=1;0;IF([.H104]&gt;[.I103];1;0))" office:value-type="float" office:value="1" calcext:value-type="float">
            <text:p>1</text:p>
          </table:table-cell>
          <table:table-cell table:formula="of:=IF(SUM([.D104];[.G104];[.J10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90.67" calcext:value-type="float">
            <text:p>90,67</text:p>
          </table:table-cell>
          <table:table-cell table:formula="of:=IF([.A105]=1;[.B105];IF([.B105]&gt;[.C104];[.B105];[.C104]))" office:value-type="float" office:value="130" calcext:value-type="float">
            <text:p>130</text:p>
          </table:table-cell>
          <table:table-cell table:formula="of:=IF([.A105]=1;0;IF([.B105]&gt;[.C104];1;0))" office:value-type="float" office:value="0" calcext:value-type="float">
            <text:p>0</text:p>
          </table:table-cell>
          <table:table-cell office:value-type="float" office:value="137.36" calcext:value-type="float">
            <text:p>137,36</text:p>
          </table:table-cell>
          <table:table-cell table:formula="of:=IF([.A105]=1;[.E105];IF([.E105]&gt;[.F104];[.E105];[.F104]))" office:value-type="float" office:value="148.19" calcext:value-type="float">
            <text:p>148,19</text:p>
          </table:table-cell>
          <table:table-cell table:formula="of:=IF([.A105]=1;0;IF([.E105]&gt;[.F104];1;0))" office:value-type="float" office:value="0" calcext:value-type="float">
            <text:p>0</text:p>
          </table:table-cell>
          <table:table-cell office:value-type="float" office:value="85.17" calcext:value-type="float">
            <text:p>85,17</text:p>
          </table:table-cell>
          <table:table-cell table:formula="of:=IF([.A105]=1;[.H105];IF([.H105]&gt;[.I104];[.H105];[.I104]))" office:value-type="float" office:value="85.17" calcext:value-type="float">
            <text:p>85,17</text:p>
          </table:table-cell>
          <table:table-cell table:formula="of:=IF([.A105]=1;0;IF([.H105]&gt;[.I104];1;0))" office:value-type="float" office:value="1" calcext:value-type="float">
            <text:p>1</text:p>
          </table:table-cell>
          <table:table-cell table:formula="of:=IF(SUM([.D105];[.G105];[.J10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table:formula="of:=IF([.A106]=1;[.B106];IF([.B106]&gt;[.C105];[.B106];[.C105]))" office:value-type="float" office:value="130" calcext:value-type="float">
            <text:p>130</text:p>
          </table:table-cell>
          <table:table-cell table:formula="of:=IF([.A106]=1;0;IF([.B106]&gt;[.C105];1;0))" office:value-type="float" office:value="0" calcext:value-type="float">
            <text:p>0</text:p>
          </table:table-cell>
          <table:table-cell office:value-type="float" office:value="136.86" calcext:value-type="float">
            <text:p>136,86</text:p>
          </table:table-cell>
          <table:table-cell table:formula="of:=IF([.A106]=1;[.E106];IF([.E106]&gt;[.F105];[.E106];[.F105]))" office:value-type="float" office:value="148.19" calcext:value-type="float">
            <text:p>148,19</text:p>
          </table:table-cell>
          <table:table-cell table:formula="of:=IF([.A106]=1;0;IF([.E106]&gt;[.F105];1;0))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[.A106]=1;[.H106];IF([.H106]&gt;[.I105];[.H106];[.I105]))" office:value-type="float" office:value="86" calcext:value-type="float">
            <text:p>86</text:p>
          </table:table-cell>
          <table:table-cell table:formula="of:=IF([.A106]=1;0;IF([.H106]&gt;[.I105];1;0))" office:value-type="float" office:value="1" calcext:value-type="float">
            <text:p>1</text:p>
          </table:table-cell>
          <table:table-cell table:formula="of:=IF(SUM([.D106];[.G106];[.J10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91.41" calcext:value-type="float">
            <text:p>91,41</text:p>
          </table:table-cell>
          <table:table-cell table:formula="of:=IF([.A107]=1;[.B107];IF([.B107]&gt;[.C106];[.B107];[.C106]))" office:value-type="float" office:value="130" calcext:value-type="float">
            <text:p>130</text:p>
          </table:table-cell>
          <table:table-cell table:formula="of:=IF([.A107]=1;0;IF([.B107]&gt;[.C106];1;0))" office:value-type="float" office:value="0" calcext:value-type="float">
            <text:p>0</text:p>
          </table:table-cell>
          <table:table-cell office:value-type="float" office:value="136.07" calcext:value-type="float">
            <text:p>136,07</text:p>
          </table:table-cell>
          <table:table-cell table:formula="of:=IF([.A107]=1;[.E107];IF([.E107]&gt;[.F106];[.E107];[.F106]))" office:value-type="float" office:value="148.19" calcext:value-type="float">
            <text:p>148,19</text:p>
          </table:table-cell>
          <table:table-cell table:formula="of:=IF([.A107]=1;0;IF([.E107]&gt;[.F106];1;0))" office:value-type="float" office:value="0" calcext:value-type="float">
            <text:p>0</text:p>
          </table:table-cell>
          <table:table-cell office:value-type="float" office:value="84.14" calcext:value-type="float">
            <text:p>84,14</text:p>
          </table:table-cell>
          <table:table-cell table:formula="of:=IF([.A107]=1;[.H107];IF([.H107]&gt;[.I106];[.H107];[.I106]))" office:value-type="float" office:value="86" calcext:value-type="float">
            <text:p>86</text:p>
          </table:table-cell>
          <table:table-cell table:formula="of:=IF([.A107]=1;0;IF([.H107]&gt;[.I106];1;0))" office:value-type="float" office:value="0" calcext:value-type="float">
            <text:p>0</text:p>
          </table:table-cell>
          <table:table-cell table:formula="of:=IF(SUM([.D107];[.G107];[.J10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89.57" calcext:value-type="float">
            <text:p>89,57</text:p>
          </table:table-cell>
          <table:table-cell table:formula="of:=IF([.A108]=1;[.B108];IF([.B108]&gt;[.C107];[.B108];[.C107]))" office:value-type="float" office:value="130" calcext:value-type="float">
            <text:p>130</text:p>
          </table:table-cell>
          <table:table-cell table:formula="of:=IF([.A108]=1;0;IF([.B108]&gt;[.C107];1;0))" office:value-type="float" office:value="0" calcext:value-type="float">
            <text:p>0</text:p>
          </table:table-cell>
          <table:table-cell office:value-type="float" office:value="134.57" calcext:value-type="float">
            <text:p>134,57</text:p>
          </table:table-cell>
          <table:table-cell table:formula="of:=IF([.A108]=1;[.E108];IF([.E108]&gt;[.F107];[.E108];[.F107]))" office:value-type="float" office:value="148.19" calcext:value-type="float">
            <text:p>148,19</text:p>
          </table:table-cell>
          <table:table-cell table:formula="of:=IF([.A108]=1;0;IF([.E108]&gt;[.F107];1;0))" office:value-type="float" office:value="0" calcext:value-type="float">
            <text:p>0</text:p>
          </table:table-cell>
          <table:table-cell office:value-type="float" office:value="86.19" calcext:value-type="float">
            <text:p>86,19</text:p>
          </table:table-cell>
          <table:table-cell table:formula="of:=IF([.A108]=1;[.H108];IF([.H108]&gt;[.I107];[.H108];[.I107]))" office:value-type="float" office:value="86.19" calcext:value-type="float">
            <text:p>86,19</text:p>
          </table:table-cell>
          <table:table-cell table:formula="of:=IF([.A108]=1;0;IF([.H108]&gt;[.I107];1;0))" office:value-type="float" office:value="1" calcext:value-type="float">
            <text:p>1</text:p>
          </table:table-cell>
          <table:table-cell table:formula="of:=IF(SUM([.D108];[.G108];[.J10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87.61" calcext:value-type="float">
            <text:p>87,61</text:p>
          </table:table-cell>
          <table:table-cell table:formula="of:=IF([.A109]=1;[.B109];IF([.B109]&gt;[.C108];[.B109];[.C108]))" office:value-type="float" office:value="130" calcext:value-type="float">
            <text:p>130</text:p>
          </table:table-cell>
          <table:table-cell table:formula="of:=IF([.A109]=1;0;IF([.B109]&gt;[.C108];1;0))" office:value-type="float" office:value="0" calcext:value-type="float">
            <text:p>0</text:p>
          </table:table-cell>
          <table:table-cell office:value-type="float" office:value="134.38" calcext:value-type="float">
            <text:p>134,38</text:p>
          </table:table-cell>
          <table:table-cell table:formula="of:=IF([.A109]=1;[.E109];IF([.E109]&gt;[.F108];[.E109];[.F108]))" office:value-type="float" office:value="148.19" calcext:value-type="float">
            <text:p>148,19</text:p>
          </table:table-cell>
          <table:table-cell table:formula="of:=IF([.A109]=1;0;IF([.E109]&gt;[.F108];1;0))" office:value-type="float" office:value="0" calcext:value-type="float">
            <text:p>0</text:p>
          </table:table-cell>
          <table:table-cell office:value-type="float" office:value="86.34" calcext:value-type="float">
            <text:p>86,34</text:p>
          </table:table-cell>
          <table:table-cell table:formula="of:=IF([.A109]=1;[.H109];IF([.H109]&gt;[.I108];[.H109];[.I108]))" office:value-type="float" office:value="86.34" calcext:value-type="float">
            <text:p>86,34</text:p>
          </table:table-cell>
          <table:table-cell table:formula="of:=IF([.A109]=1;0;IF([.H109]&gt;[.I108];1;0))" office:value-type="float" office:value="1" calcext:value-type="float">
            <text:p>1</text:p>
          </table:table-cell>
          <table:table-cell table:formula="of:=IF(SUM([.D109];[.G109];[.J10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86.05" calcext:value-type="float">
            <text:p>86,05</text:p>
          </table:table-cell>
          <table:table-cell table:formula="of:=IF([.A110]=1;[.B110];IF([.B110]&gt;[.C109];[.B110];[.C109]))" office:value-type="float" office:value="130" calcext:value-type="float">
            <text:p>130</text:p>
          </table:table-cell>
          <table:table-cell table:formula="of:=IF([.A110]=1;0;IF([.B110]&gt;[.C109];1;0))" office:value-type="float" office:value="0" calcext:value-type="float">
            <text:p>0</text:p>
          </table:table-cell>
          <table:table-cell office:value-type="float" office:value="132.8" calcext:value-type="float">
            <text:p>132,8</text:p>
          </table:table-cell>
          <table:table-cell table:formula="of:=IF([.A110]=1;[.E110];IF([.E110]&gt;[.F109];[.E110];[.F109]))" office:value-type="float" office:value="148.19" calcext:value-type="float">
            <text:p>148,19</text:p>
          </table:table-cell>
          <table:table-cell table:formula="of:=IF([.A110]=1;0;IF([.E110]&gt;[.F109];1;0))" office:value-type="float" office:value="0" calcext:value-type="float">
            <text:p>0</text:p>
          </table:table-cell>
          <table:table-cell office:value-type="float" office:value="87.75" calcext:value-type="float">
            <text:p>87,75</text:p>
          </table:table-cell>
          <table:table-cell table:formula="of:=IF([.A110]=1;[.H110];IF([.H110]&gt;[.I109];[.H110];[.I109]))" office:value-type="float" office:value="87.75" calcext:value-type="float">
            <text:p>87,75</text:p>
          </table:table-cell>
          <table:table-cell table:formula="of:=IF([.A110]=1;0;IF([.H110]&gt;[.I109];1;0))" office:value-type="float" office:value="1" calcext:value-type="float">
            <text:p>1</text:p>
          </table:table-cell>
          <table:table-cell table:formula="of:=IF(SUM([.D110];[.G110];[.J11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84.74" calcext:value-type="float">
            <text:p>84,74</text:p>
          </table:table-cell>
          <table:table-cell table:formula="of:=IF([.A111]=1;[.B111];IF([.B111]&gt;[.C110];[.B111];[.C110]))" office:value-type="float" office:value="130" calcext:value-type="float">
            <text:p>130</text:p>
          </table:table-cell>
          <table:table-cell table:formula="of:=IF([.A111]=1;0;IF([.B111]&gt;[.C110];1;0))" office:value-type="float" office:value="0" calcext:value-type="float">
            <text:p>0</text:p>
          </table:table-cell>
          <table:table-cell office:value-type="float" office:value="131.24" calcext:value-type="float">
            <text:p>131,24</text:p>
          </table:table-cell>
          <table:table-cell table:formula="of:=IF([.A111]=1;[.E111];IF([.E111]&gt;[.F110];[.E111];[.F110]))" office:value-type="float" office:value="148.19" calcext:value-type="float">
            <text:p>148,19</text:p>
          </table:table-cell>
          <table:table-cell table:formula="of:=IF([.A111]=1;0;IF([.E111]&gt;[.F110];1;0))" office:value-type="float" office:value="0" calcext:value-type="float">
            <text:p>0</text:p>
          </table:table-cell>
          <table:table-cell office:value-type="float" office:value="86.13" calcext:value-type="float">
            <text:p>86,13</text:p>
          </table:table-cell>
          <table:table-cell table:formula="of:=IF([.A111]=1;[.H111];IF([.H111]&gt;[.I110];[.H111];[.I110]))" office:value-type="float" office:value="87.75" calcext:value-type="float">
            <text:p>87,75</text:p>
          </table:table-cell>
          <table:table-cell table:formula="of:=IF([.A111]=1;0;IF([.H111]&gt;[.I110];1;0))" office:value-type="float" office:value="0" calcext:value-type="float">
            <text:p>0</text:p>
          </table:table-cell>
          <table:table-cell table:formula="of:=IF(SUM([.D111];[.G111];[.J11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82.99" calcext:value-type="float">
            <text:p>82,99</text:p>
          </table:table-cell>
          <table:table-cell table:formula="of:=IF([.A112]=1;[.B112];IF([.B112]&gt;[.C111];[.B112];[.C111]))" office:value-type="float" office:value="130" calcext:value-type="float">
            <text:p>130</text:p>
          </table:table-cell>
          <table:table-cell table:formula="of:=IF([.A112]=1;0;IF([.B112]&gt;[.C111];1;0))" office:value-type="float" office:value="0" calcext:value-type="float">
            <text:p>0</text:p>
          </table:table-cell>
          <table:table-cell office:value-type="float" office:value="129.4" calcext:value-type="float">
            <text:p>129,4</text:p>
          </table:table-cell>
          <table:table-cell table:formula="of:=IF([.A112]=1;[.E112];IF([.E112]&gt;[.F111];[.E112];[.F111]))" office:value-type="float" office:value="148.19" calcext:value-type="float">
            <text:p>148,19</text:p>
          </table:table-cell>
          <table:table-cell table:formula="of:=IF([.A112]=1;0;IF([.E112]&gt;[.F111];1;0))" office:value-type="float" office:value="0" calcext:value-type="float">
            <text:p>0</text:p>
          </table:table-cell>
          <table:table-cell office:value-type="float" office:value="87.39" calcext:value-type="float">
            <text:p>87,39</text:p>
          </table:table-cell>
          <table:table-cell table:formula="of:=IF([.A112]=1;[.H112];IF([.H112]&gt;[.I111];[.H112];[.I111]))" office:value-type="float" office:value="87.75" calcext:value-type="float">
            <text:p>87,75</text:p>
          </table:table-cell>
          <table:table-cell table:formula="of:=IF([.A112]=1;0;IF([.H112]&gt;[.I111];1;0))" office:value-type="float" office:value="0" calcext:value-type="float">
            <text:p>0</text:p>
          </table:table-cell>
          <table:table-cell table:formula="of:=IF(SUM([.D112];[.G112];[.J11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83.24" calcext:value-type="float">
            <text:p>83,24</text:p>
          </table:table-cell>
          <table:table-cell table:formula="of:=IF([.A113]=1;[.B113];IF([.B113]&gt;[.C112];[.B113];[.C112]))" office:value-type="float" office:value="130" calcext:value-type="float">
            <text:p>130</text:p>
          </table:table-cell>
          <table:table-cell table:formula="of:=IF([.A113]=1;0;IF([.B113]&gt;[.C112];1;0))" office:value-type="float" office:value="0" calcext:value-type="float">
            <text:p>0</text:p>
          </table:table-cell>
          <table:table-cell office:value-type="float" office:value="128.89" calcext:value-type="float">
            <text:p>128,89</text:p>
          </table:table-cell>
          <table:table-cell table:formula="of:=IF([.A113]=1;[.E113];IF([.E113]&gt;[.F112];[.E113];[.F112]))" office:value-type="float" office:value="148.19" calcext:value-type="float">
            <text:p>148,19</text:p>
          </table:table-cell>
          <table:table-cell table:formula="of:=IF([.A113]=1;0;IF([.E113]&gt;[.F112];1;0))" office:value-type="float" office:value="0" calcext:value-type="float">
            <text:p>0</text:p>
          </table:table-cell>
          <table:table-cell office:value-type="float" office:value="88.8" calcext:value-type="float">
            <text:p>88,8</text:p>
          </table:table-cell>
          <table:table-cell table:formula="of:=IF([.A113]=1;[.H113];IF([.H113]&gt;[.I112];[.H113];[.I112]))" office:value-type="float" office:value="88.8" calcext:value-type="float">
            <text:p>88,8</text:p>
          </table:table-cell>
          <table:table-cell table:formula="of:=IF([.A113]=1;0;IF([.H113]&gt;[.I112];1;0))" office:value-type="float" office:value="1" calcext:value-type="float">
            <text:p>1</text:p>
          </table:table-cell>
          <table:table-cell table:formula="of:=IF(SUM([.D113];[.G113];[.J11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82.01" calcext:value-type="float">
            <text:p>82,01</text:p>
          </table:table-cell>
          <table:table-cell table:formula="of:=IF([.A114]=1;[.B114];IF([.B114]&gt;[.C113];[.B114];[.C113]))" office:value-type="float" office:value="130" calcext:value-type="float">
            <text:p>130</text:p>
          </table:table-cell>
          <table:table-cell table:formula="of:=IF([.A114]=1;0;IF([.B114]&gt;[.C113];1;0))" office:value-type="float" office:value="0" calcext:value-type="float">
            <text:p>0</text:p>
          </table:table-cell>
          <table:table-cell office:value-type="float" office:value="131.63" calcext:value-type="float">
            <text:p>131,63</text:p>
          </table:table-cell>
          <table:table-cell table:formula="of:=IF([.A114]=1;[.E114];IF([.E114]&gt;[.F113];[.E114];[.F113]))" office:value-type="float" office:value="148.19" calcext:value-type="float">
            <text:p>148,19</text:p>
          </table:table-cell>
          <table:table-cell table:formula="of:=IF([.A114]=1;0;IF([.E114]&gt;[.F113];1;0))" office:value-type="float" office:value="0" calcext:value-type="float">
            <text:p>0</text:p>
          </table:table-cell>
          <table:table-cell office:value-type="float" office:value="89.88" calcext:value-type="float">
            <text:p>89,88</text:p>
          </table:table-cell>
          <table:table-cell table:formula="of:=IF([.A114]=1;[.H114];IF([.H114]&gt;[.I113];[.H114];[.I113]))" office:value-type="float" office:value="89.88" calcext:value-type="float">
            <text:p>89,88</text:p>
          </table:table-cell>
          <table:table-cell table:formula="of:=IF([.A114]=1;0;IF([.H114]&gt;[.I113];1;0))" office:value-type="float" office:value="1" calcext:value-type="float">
            <text:p>1</text:p>
          </table:table-cell>
          <table:table-cell table:formula="of:=IF(SUM([.D114];[.G114];[.J11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83.78" calcext:value-type="float">
            <text:p>83,78</text:p>
          </table:table-cell>
          <table:table-cell table:formula="of:=IF([.A115]=1;[.B115];IF([.B115]&gt;[.C114];[.B115];[.C114]))" office:value-type="float" office:value="130" calcext:value-type="float">
            <text:p>130</text:p>
          </table:table-cell>
          <table:table-cell table:formula="of:=IF([.A115]=1;0;IF([.B115]&gt;[.C114];1;0))" office:value-type="float" office:value="0" calcext:value-type="float">
            <text:p>0</text:p>
          </table:table-cell>
          <table:table-cell office:value-type="float" office:value="130.61" calcext:value-type="float">
            <text:p>130,61</text:p>
          </table:table-cell>
          <table:table-cell table:formula="of:=IF([.A115]=1;[.E115];IF([.E115]&gt;[.F114];[.E115];[.F114]))" office:value-type="float" office:value="148.19" calcext:value-type="float">
            <text:p>148,19</text:p>
          </table:table-cell>
          <table:table-cell table:formula="of:=IF([.A115]=1;0;IF([.E115]&gt;[.F114];1;0))" office:value-type="float" office:value="0" calcext:value-type="float">
            <text:p>0</text:p>
          </table:table-cell>
          <table:table-cell office:value-type="float" office:value="91.83" calcext:value-type="float">
            <text:p>91,83</text:p>
          </table:table-cell>
          <table:table-cell table:formula="of:=IF([.A115]=1;[.H115];IF([.H115]&gt;[.I114];[.H115];[.I114]))" office:value-type="float" office:value="91.83" calcext:value-type="float">
            <text:p>91,83</text:p>
          </table:table-cell>
          <table:table-cell table:formula="of:=IF([.A115]=1;0;IF([.H115]&gt;[.I114];1;0))" office:value-type="float" office:value="1" calcext:value-type="float">
            <text:p>1</text:p>
          </table:table-cell>
          <table:table-cell table:formula="of:=IF(SUM([.D115];[.G115];[.J11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84.58" calcext:value-type="float">
            <text:p>84,58</text:p>
          </table:table-cell>
          <table:table-cell table:formula="of:=IF([.A116]=1;[.B116];IF([.B116]&gt;[.C115];[.B116];[.C115]))" office:value-type="float" office:value="130" calcext:value-type="float">
            <text:p>130</text:p>
          </table:table-cell>
          <table:table-cell table:formula="of:=IF([.A116]=1;0;IF([.B116]&gt;[.C115];1;0))" office:value-type="float" office:value="0" calcext:value-type="float">
            <text:p>0</text:p>
          </table:table-cell>
          <table:table-cell office:value-type="float" office:value="129.29" calcext:value-type="float">
            <text:p>129,29</text:p>
          </table:table-cell>
          <table:table-cell table:formula="of:=IF([.A116]=1;[.E116];IF([.E116]&gt;[.F115];[.E116];[.F115]))" office:value-type="float" office:value="148.19" calcext:value-type="float">
            <text:p>148,19</text:p>
          </table:table-cell>
          <table:table-cell table:formula="of:=IF([.A116]=1;0;IF([.E116]&gt;[.F115];1;0))" office:value-type="float" office:value="0" calcext:value-type="float">
            <text:p>0</text:p>
          </table:table-cell>
          <table:table-cell office:value-type="float" office:value="93.53" calcext:value-type="float">
            <text:p>93,53</text:p>
          </table:table-cell>
          <table:table-cell table:formula="of:=IF([.A116]=1;[.H116];IF([.H116]&gt;[.I115];[.H116];[.I115]))" office:value-type="float" office:value="93.53" calcext:value-type="float">
            <text:p>93,53</text:p>
          </table:table-cell>
          <table:table-cell table:formula="of:=IF([.A116]=1;0;IF([.H116]&gt;[.I115];1;0))" office:value-type="float" office:value="1" calcext:value-type="float">
            <text:p>1</text:p>
          </table:table-cell>
          <table:table-cell table:formula="of:=IF(SUM([.D116];[.G116];[.J11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83.54" calcext:value-type="float">
            <text:p>83,54</text:p>
          </table:table-cell>
          <table:table-cell table:formula="of:=IF([.A117]=1;[.B117];IF([.B117]&gt;[.C116];[.B117];[.C116]))" office:value-type="float" office:value="130" calcext:value-type="float">
            <text:p>130</text:p>
          </table:table-cell>
          <table:table-cell table:formula="of:=IF([.A117]=1;0;IF([.B117]&gt;[.C116];1;0))" office:value-type="float" office:value="0" calcext:value-type="float">
            <text:p>0</text:p>
          </table:table-cell>
          <table:table-cell office:value-type="float" office:value="128.64" calcext:value-type="float">
            <text:p>128,64</text:p>
          </table:table-cell>
          <table:table-cell table:formula="of:=IF([.A117]=1;[.E117];IF([.E117]&gt;[.F116];[.E117];[.F116]))" office:value-type="float" office:value="148.19" calcext:value-type="float">
            <text:p>148,19</text:p>
          </table:table-cell>
          <table:table-cell table:formula="of:=IF([.A117]=1;0;IF([.E117]&gt;[.F116];1;0))" office:value-type="float" office:value="0" calcext:value-type="float">
            <text:p>0</text:p>
          </table:table-cell>
          <table:table-cell office:value-type="float" office:value="93.72" calcext:value-type="float">
            <text:p>93,72</text:p>
          </table:table-cell>
          <table:table-cell table:formula="of:=IF([.A117]=1;[.H117];IF([.H117]&gt;[.I116];[.H117];[.I116]))" office:value-type="float" office:value="93.72" calcext:value-type="float">
            <text:p>93,72</text:p>
          </table:table-cell>
          <table:table-cell table:formula="of:=IF([.A117]=1;0;IF([.H117]&gt;[.I116];1;0))" office:value-type="float" office:value="1" calcext:value-type="float">
            <text:p>1</text:p>
          </table:table-cell>
          <table:table-cell table:formula="of:=IF(SUM([.D117];[.G117];[.J11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81.98" calcext:value-type="float">
            <text:p>81,98</text:p>
          </table:table-cell>
          <table:table-cell table:formula="of:=IF([.A118]=1;[.B118];IF([.B118]&gt;[.C117];[.B118];[.C117]))" office:value-type="float" office:value="130" calcext:value-type="float">
            <text:p>130</text:p>
          </table:table-cell>
          <table:table-cell table:formula="of:=IF([.A118]=1;0;IF([.B118]&gt;[.C117];1;0))" office:value-type="float" office:value="0" calcext:value-type="float">
            <text:p>0</text:p>
          </table:table-cell>
          <table:table-cell office:value-type="float" office:value="126.95" calcext:value-type="float">
            <text:p>126,95</text:p>
          </table:table-cell>
          <table:table-cell table:formula="of:=IF([.A118]=1;[.E118];IF([.E118]&gt;[.F117];[.E118];[.F117]))" office:value-type="float" office:value="148.19" calcext:value-type="float">
            <text:p>148,19</text:p>
          </table:table-cell>
          <table:table-cell table:formula="of:=IF([.A118]=1;0;IF([.E118]&gt;[.F117];1;0))" office:value-type="float" office:value="0" calcext:value-type="float">
            <text:p>0</text:p>
          </table:table-cell>
          <table:table-cell office:value-type="float" office:value="94.47" calcext:value-type="float">
            <text:p>94,47</text:p>
          </table:table-cell>
          <table:table-cell table:formula="of:=IF([.A118]=1;[.H118];IF([.H118]&gt;[.I117];[.H118];[.I117]))" office:value-type="float" office:value="94.47" calcext:value-type="float">
            <text:p>94,47</text:p>
          </table:table-cell>
          <table:table-cell table:formula="of:=IF([.A118]=1;0;IF([.H118]&gt;[.I117];1;0))" office:value-type="float" office:value="1" calcext:value-type="float">
            <text:p>1</text:p>
          </table:table-cell>
          <table:table-cell table:formula="of:=IF(SUM([.D118];[.G118];[.J11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80.83" calcext:value-type="float">
            <text:p>80,83</text:p>
          </table:table-cell>
          <table:table-cell table:formula="of:=IF([.A119]=1;[.B119];IF([.B119]&gt;[.C118];[.B119];[.C118]))" office:value-type="float" office:value="130" calcext:value-type="float">
            <text:p>130</text:p>
          </table:table-cell>
          <table:table-cell table:formula="of:=IF([.A119]=1;0;IF([.B119]&gt;[.C118];1;0))" office:value-type="float" office:value="0" calcext:value-type="float">
            <text:p>0</text:p>
          </table:table-cell>
          <table:table-cell office:value-type="float" office:value="129.85" calcext:value-type="float">
            <text:p>129,85</text:p>
          </table:table-cell>
          <table:table-cell table:formula="of:=IF([.A119]=1;[.E119];IF([.E119]&gt;[.F118];[.E119];[.F118]))" office:value-type="float" office:value="148.19" calcext:value-type="float">
            <text:p>148,19</text:p>
          </table:table-cell>
          <table:table-cell table:formula="of:=IF([.A119]=1;0;IF([.E119]&gt;[.F118];1;0))" office:value-type="float" office:value="0" calcext:value-type="float">
            <text:p>0</text:p>
          </table:table-cell>
          <table:table-cell office:value-type="float" office:value="94.65" calcext:value-type="float">
            <text:p>94,65</text:p>
          </table:table-cell>
          <table:table-cell table:formula="of:=IF([.A119]=1;[.H119];IF([.H119]&gt;[.I118];[.H119];[.I118]))" office:value-type="float" office:value="94.65" calcext:value-type="float">
            <text:p>94,65</text:p>
          </table:table-cell>
          <table:table-cell table:formula="of:=IF([.A119]=1;0;IF([.H119]&gt;[.I118];1;0))" office:value-type="float" office:value="1" calcext:value-type="float">
            <text:p>1</text:p>
          </table:table-cell>
          <table:table-cell table:formula="of:=IF(SUM([.D119];[.G119];[.J11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82.36" calcext:value-type="float">
            <text:p>82,36</text:p>
          </table:table-cell>
          <table:table-cell table:formula="of:=IF([.A120]=1;[.B120];IF([.B120]&gt;[.C119];[.B120];[.C119]))" office:value-type="float" office:value="130" calcext:value-type="float">
            <text:p>130</text:p>
          </table:table-cell>
          <table:table-cell table:formula="of:=IF([.A120]=1;0;IF([.B120]&gt;[.C119];1;0))" office:value-type="float" office:value="0" calcext:value-type="float">
            <text:p>0</text:p>
          </table:table-cell>
          <table:table-cell office:value-type="float" office:value="132.72" calcext:value-type="float">
            <text:p>132,72</text:p>
          </table:table-cell>
          <table:table-cell table:formula="of:=IF([.A120]=1;[.E120];IF([.E120]&gt;[.F119];[.E120];[.F119]))" office:value-type="float" office:value="148.19" calcext:value-type="float">
            <text:p>148,19</text:p>
          </table:table-cell>
          <table:table-cell table:formula="of:=IF([.A120]=1;0;IF([.E120]&gt;[.F119];1;0))" office:value-type="float" office:value="0" calcext:value-type="float">
            <text:p>0</text:p>
          </table:table-cell>
          <table:table-cell office:value-type="float" office:value="92.86" calcext:value-type="float">
            <text:p>92,86</text:p>
          </table:table-cell>
          <table:table-cell table:formula="of:=IF([.A120]=1;[.H120];IF([.H120]&gt;[.I119];[.H120];[.I119]))" office:value-type="float" office:value="94.65" calcext:value-type="float">
            <text:p>94,65</text:p>
          </table:table-cell>
          <table:table-cell table:formula="of:=IF([.A120]=1;0;IF([.H120]&gt;[.I119];1;0))" office:value-type="float" office:value="0" calcext:value-type="float">
            <text:p>0</text:p>
          </table:table-cell>
          <table:table-cell table:formula="of:=IF(SUM([.D120];[.G120];[.J12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84.09" calcext:value-type="float">
            <text:p>84,09</text:p>
          </table:table-cell>
          <table:table-cell table:formula="of:=IF([.A121]=1;[.B121];IF([.B121]&gt;[.C120];[.B121];[.C120]))" office:value-type="float" office:value="130" calcext:value-type="float">
            <text:p>130</text:p>
          </table:table-cell>
          <table:table-cell table:formula="of:=IF([.A121]=1;0;IF([.B121]&gt;[.C120];1;0))" office:value-type="float" office:value="0" calcext:value-type="float">
            <text:p>0</text:p>
          </table:table-cell>
          <table:table-cell office:value-type="float" office:value="131.2" calcext:value-type="float">
            <text:p>131,2</text:p>
          </table:table-cell>
          <table:table-cell table:formula="of:=IF([.A121]=1;[.E121];IF([.E121]&gt;[.F120];[.E121];[.F120]))" office:value-type="float" office:value="148.19" calcext:value-type="float">
            <text:p>148,19</text:p>
          </table:table-cell>
          <table:table-cell table:formula="of:=IF([.A121]=1;0;IF([.E121]&gt;[.F120];1;0))" office:value-type="float" office:value="0" calcext:value-type="float">
            <text:p>0</text:p>
          </table:table-cell>
          <table:table-cell office:value-type="float" office:value="94.21" calcext:value-type="float">
            <text:p>94,21</text:p>
          </table:table-cell>
          <table:table-cell table:formula="of:=IF([.A121]=1;[.H121];IF([.H121]&gt;[.I120];[.H121];[.I120]))" office:value-type="float" office:value="94.65" calcext:value-type="float">
            <text:p>94,65</text:p>
          </table:table-cell>
          <table:table-cell table:formula="of:=IF([.A121]=1;0;IF([.H121]&gt;[.I120];1;0))" office:value-type="float" office:value="0" calcext:value-type="float">
            <text:p>0</text:p>
          </table:table-cell>
          <table:table-cell table:formula="of:=IF(SUM([.D121];[.G121];[.J12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84.24" calcext:value-type="float">
            <text:p>84,24</text:p>
          </table:table-cell>
          <table:table-cell table:formula="of:=IF([.A122]=1;[.B122];IF([.B122]&gt;[.C121];[.B122];[.C121]))" office:value-type="float" office:value="130" calcext:value-type="float">
            <text:p>130</text:p>
          </table:table-cell>
          <table:table-cell table:formula="of:=IF([.A122]=1;0;IF([.B122]&gt;[.C121];1;0))" office:value-type="float" office:value="0" calcext:value-type="float">
            <text:p>0</text:p>
          </table:table-cell>
          <table:table-cell office:value-type="float" office:value="130.31" calcext:value-type="float">
            <text:p>130,31</text:p>
          </table:table-cell>
          <table:table-cell table:formula="of:=IF([.A122]=1;[.E122];IF([.E122]&gt;[.F121];[.E122];[.F121]))" office:value-type="float" office:value="148.19" calcext:value-type="float">
            <text:p>148,19</text:p>
          </table:table-cell>
          <table:table-cell table:formula="of:=IF([.A122]=1;0;IF([.E122]&gt;[.F121];1;0))" office:value-type="float" office:value="0" calcext:value-type="float">
            <text:p>0</text:p>
          </table:table-cell>
          <table:table-cell office:value-type="float" office:value="96.18" calcext:value-type="float">
            <text:p>96,18</text:p>
          </table:table-cell>
          <table:table-cell table:formula="of:=IF([.A122]=1;[.H122];IF([.H122]&gt;[.I121];[.H122];[.I121]))" office:value-type="float" office:value="96.18" calcext:value-type="float">
            <text:p>96,18</text:p>
          </table:table-cell>
          <table:table-cell table:formula="of:=IF([.A122]=1;0;IF([.H122]&gt;[.I121];1;0))" office:value-type="float" office:value="1" calcext:value-type="float">
            <text:p>1</text:p>
          </table:table-cell>
          <table:table-cell table:formula="of:=IF(SUM([.D122];[.G122];[.J12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82.95" calcext:value-type="float">
            <text:p>82,95</text:p>
          </table:table-cell>
          <table:table-cell table:formula="of:=IF([.A123]=1;[.B123];IF([.B123]&gt;[.C122];[.B123];[.C122]))" office:value-type="float" office:value="130" calcext:value-type="float">
            <text:p>130</text:p>
          </table:table-cell>
          <table:table-cell table:formula="of:=IF([.A123]=1;0;IF([.B123]&gt;[.C122];1;0))" office:value-type="float" office:value="0" calcext:value-type="float">
            <text:p>0</text:p>
          </table:table-cell>
          <table:table-cell office:value-type="float" office:value="129.08" calcext:value-type="float">
            <text:p>129,08</text:p>
          </table:table-cell>
          <table:table-cell table:formula="of:=IF([.A123]=1;[.E123];IF([.E123]&gt;[.F122];[.E123];[.F122]))" office:value-type="float" office:value="148.19" calcext:value-type="float">
            <text:p>148,19</text:p>
          </table:table-cell>
          <table:table-cell table:formula="of:=IF([.A123]=1;0;IF([.E123]&gt;[.F122];1;0))" office:value-type="float" office:value="0" calcext:value-type="float">
            <text:p>0</text:p>
          </table:table-cell>
          <table:table-cell office:value-type="float" office:value="96.18" calcext:value-type="float">
            <text:p>96,18</text:p>
          </table:table-cell>
          <table:table-cell table:formula="of:=IF([.A123]=1;[.H123];IF([.H123]&gt;[.I122];[.H123];[.I122]))" office:value-type="float" office:value="96.18" calcext:value-type="float">
            <text:p>96,18</text:p>
          </table:table-cell>
          <table:table-cell table:formula="of:=IF([.A123]=1;0;IF([.H123]&gt;[.I122];1;0))" office:value-type="float" office:value="0" calcext:value-type="float">
            <text:p>0</text:p>
          </table:table-cell>
          <table:table-cell table:formula="of:=IF(SUM([.D123];[.G123];[.J12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81.31" calcext:value-type="float">
            <text:p>81,31</text:p>
          </table:table-cell>
          <table:table-cell table:formula="of:=IF([.A124]=1;[.B124];IF([.B124]&gt;[.C123];[.B124];[.C123]))" office:value-type="float" office:value="130" calcext:value-type="float">
            <text:p>130</text:p>
          </table:table-cell>
          <table:table-cell table:formula="of:=IF([.A124]=1;0;IF([.B124]&gt;[.C123];1;0))" office:value-type="float" office:value="0" calcext:value-type="float">
            <text:p>0</text:p>
          </table:table-cell>
          <table:table-cell office:value-type="float" office:value="131.88" calcext:value-type="float">
            <text:p>131,88</text:p>
          </table:table-cell>
          <table:table-cell table:formula="of:=IF([.A124]=1;[.E124];IF([.E124]&gt;[.F123];[.E124];[.F123]))" office:value-type="float" office:value="148.19" calcext:value-type="float">
            <text:p>148,19</text:p>
          </table:table-cell>
          <table:table-cell table:formula="of:=IF([.A124]=1;0;IF([.E124]&gt;[.F123];1;0))" office:value-type="float" office:value="0" calcext:value-type="float">
            <text:p>0</text:p>
          </table:table-cell>
          <table:table-cell office:value-type="float" office:value="94.72" calcext:value-type="float">
            <text:p>94,72</text:p>
          </table:table-cell>
          <table:table-cell table:formula="of:=IF([.A124]=1;[.H124];IF([.H124]&gt;[.I123];[.H124];[.I123]))" office:value-type="float" office:value="96.18" calcext:value-type="float">
            <text:p>96,18</text:p>
          </table:table-cell>
          <table:table-cell table:formula="of:=IF([.A124]=1;0;IF([.H124]&gt;[.I123];1;0))" office:value-type="float" office:value="0" calcext:value-type="float">
            <text:p>0</text:p>
          </table:table-cell>
          <table:table-cell table:formula="of:=IF(SUM([.D124];[.G124];[.J12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79.98" calcext:value-type="float">
            <text:p>79,98</text:p>
          </table:table-cell>
          <table:table-cell table:formula="of:=IF([.A125]=1;[.B125];IF([.B125]&gt;[.C124];[.B125];[.C124]))" office:value-type="float" office:value="130" calcext:value-type="float">
            <text:p>130</text:p>
          </table:table-cell>
          <table:table-cell table:formula="of:=IF([.A125]=1;0;IF([.B125]&gt;[.C124];1;0))" office:value-type="float" office:value="0" calcext:value-type="float">
            <text:p>0</text:p>
          </table:table-cell>
          <table:table-cell office:value-type="float" office:value="134.6" calcext:value-type="float">
            <text:p>134,6</text:p>
          </table:table-cell>
          <table:table-cell table:formula="of:=IF([.A125]=1;[.E125];IF([.E125]&gt;[.F124];[.E125];[.F124]))" office:value-type="float" office:value="148.19" calcext:value-type="float">
            <text:p>148,19</text:p>
          </table:table-cell>
          <table:table-cell table:formula="of:=IF([.A125]=1;0;IF([.E125]&gt;[.F124];1;0))" office:value-type="float" office:value="0" calcext:value-type="float">
            <text:p>0</text:p>
          </table:table-cell>
          <table:table-cell office:value-type="float" office:value="95.97" calcext:value-type="float">
            <text:p>95,97</text:p>
          </table:table-cell>
          <table:table-cell table:formula="of:=IF([.A125]=1;[.H125];IF([.H125]&gt;[.I124];[.H125];[.I124]))" office:value-type="float" office:value="96.18" calcext:value-type="float">
            <text:p>96,18</text:p>
          </table:table-cell>
          <table:table-cell table:formula="of:=IF([.A125]=1;0;IF([.H125]&gt;[.I124];1;0))" office:value-type="float" office:value="0" calcext:value-type="float">
            <text:p>0</text:p>
          </table:table-cell>
          <table:table-cell table:formula="of:=IF(SUM([.D125];[.G125];[.J12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2.43" calcext:value-type="float">
            <text:p>82,43</text:p>
          </table:table-cell>
          <table:table-cell table:formula="of:=IF([.A126]=1;[.B126];IF([.B126]&gt;[.C125];[.B126];[.C125]))" office:value-type="float" office:value="130" calcext:value-type="float">
            <text:p>130</text:p>
          </table:table-cell>
          <table:table-cell table:formula="of:=IF([.A126]=1;0;IF([.B126]&gt;[.C125];1;0))" office:value-type="float" office:value="0" calcext:value-type="float">
            <text:p>0</text:p>
          </table:table-cell>
          <table:table-cell office:value-type="float" office:value="137.3" calcext:value-type="float">
            <text:p>137,3</text:p>
          </table:table-cell>
          <table:table-cell table:formula="of:=IF([.A126]=1;[.E126];IF([.E126]&gt;[.F125];[.E126];[.F125]))" office:value-type="float" office:value="148.19" calcext:value-type="float">
            <text:p>148,19</text:p>
          </table:table-cell>
          <table:table-cell table:formula="of:=IF([.A126]=1;0;IF([.E126]&gt;[.F125];1;0))" office:value-type="float" office:value="0" calcext:value-type="float">
            <text:p>0</text:p>
          </table:table-cell>
          <table:table-cell office:value-type="float" office:value="94.21" calcext:value-type="float">
            <text:p>94,21</text:p>
          </table:table-cell>
          <table:table-cell table:formula="of:=IF([.A126]=1;[.H126];IF([.H126]&gt;[.I125];[.H126];[.I125]))" office:value-type="float" office:value="96.18" calcext:value-type="float">
            <text:p>96,18</text:p>
          </table:table-cell>
          <table:table-cell table:formula="of:=IF([.A126]=1;0;IF([.H126]&gt;[.I125];1;0))" office:value-type="float" office:value="0" calcext:value-type="float">
            <text:p>0</text:p>
          </table:table-cell>
          <table:table-cell table:formula="of:=IF(SUM([.D126];[.G126];[.J12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2.52" calcext:value-type="float">
            <text:p>82,52</text:p>
          </table:table-cell>
          <table:table-cell table:formula="of:=IF([.A127]=1;[.B127];IF([.B127]&gt;[.C126];[.B127];[.C126]))" office:value-type="float" office:value="130" calcext:value-type="float">
            <text:p>130</text:p>
          </table:table-cell>
          <table:table-cell table:formula="of:=IF([.A127]=1;0;IF([.B127]&gt;[.C126];1;0))" office:value-type="float" office:value="0" calcext:value-type="float">
            <text:p>0</text:p>
          </table:table-cell>
          <table:table-cell office:value-type="float" office:value="136.16" calcext:value-type="float">
            <text:p>136,16</text:p>
          </table:table-cell>
          <table:table-cell table:formula="of:=IF([.A127]=1;[.E127];IF([.E127]&gt;[.F126];[.E127];[.F126]))" office:value-type="float" office:value="148.19" calcext:value-type="float">
            <text:p>148,19</text:p>
          </table:table-cell>
          <table:table-cell table:formula="of:=IF([.A127]=1;0;IF([.E127]&gt;[.F126];1;0))" office:value-type="float" office:value="0" calcext:value-type="float">
            <text:p>0</text:p>
          </table:table-cell>
          <table:table-cell office:value-type="float" office:value="95.42" calcext:value-type="float">
            <text:p>95,42</text:p>
          </table:table-cell>
          <table:table-cell table:formula="of:=IF([.A127]=1;[.H127];IF([.H127]&gt;[.I126];[.H127];[.I126]))" office:value-type="float" office:value="96.18" calcext:value-type="float">
            <text:p>96,18</text:p>
          </table:table-cell>
          <table:table-cell table:formula="of:=IF([.A127]=1;0;IF([.H127]&gt;[.I126];1;0))" office:value-type="float" office:value="0" calcext:value-type="float">
            <text:p>0</text:p>
          </table:table-cell>
          <table:table-cell table:formula="of:=IF(SUM([.D127];[.G127];[.J12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4.65" calcext:value-type="float">
            <text:p>84,65</text:p>
          </table:table-cell>
          <table:table-cell table:formula="of:=IF([.A128]=1;[.B128];IF([.B128]&gt;[.C127];[.B128];[.C127]))" office:value-type="float" office:value="130" calcext:value-type="float">
            <text:p>130</text:p>
          </table:table-cell>
          <table:table-cell table:formula="of:=IF([.A128]=1;0;IF([.B128]&gt;[.C127];1;0))" office:value-type="float" office:value="0" calcext:value-type="float">
            <text:p>0</text:p>
          </table:table-cell>
          <table:table-cell office:value-type="float" office:value="138.7" calcext:value-type="float">
            <text:p>138,7</text:p>
          </table:table-cell>
          <table:table-cell table:formula="of:=IF([.A128]=1;[.E128];IF([.E128]&gt;[.F127];[.E128];[.F127]))" office:value-type="float" office:value="148.19" calcext:value-type="float">
            <text:p>148,19</text:p>
          </table:table-cell>
          <table:table-cell table:formula="of:=IF([.A128]=1;0;IF([.E128]&gt;[.F127];1;0))" office:value-type="float" office:value="0" calcext:value-type="float">
            <text:p>0</text:p>
          </table:table-cell>
          <table:table-cell office:value-type="float" office:value="93.76" calcext:value-type="float">
            <text:p>93,76</text:p>
          </table:table-cell>
          <table:table-cell table:formula="of:=IF([.A128]=1;[.H128];IF([.H128]&gt;[.I127];[.H128];[.I127]))" office:value-type="float" office:value="96.18" calcext:value-type="float">
            <text:p>96,18</text:p>
          </table:table-cell>
          <table:table-cell table:formula="of:=IF([.A128]=1;0;IF([.H128]&gt;[.I127];1;0))" office:value-type="float" office:value="0" calcext:value-type="float">
            <text:p>0</text:p>
          </table:table-cell>
          <table:table-cell table:formula="of:=IF(SUM([.D128];[.G128];[.J12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.94" calcext:value-type="float">
            <text:p>86,94</text:p>
          </table:table-cell>
          <table:table-cell table:formula="of:=IF([.A129]=1;[.B129];IF([.B129]&gt;[.C128];[.B129];[.C128]))" office:value-type="float" office:value="130" calcext:value-type="float">
            <text:p>130</text:p>
          </table:table-cell>
          <table:table-cell table:formula="of:=IF([.A129]=1;0;IF([.B129]&gt;[.C128];1;0))" office:value-type="float" office:value="0" calcext:value-type="float">
            <text:p>0</text:p>
          </table:table-cell>
          <table:table-cell office:value-type="float" office:value="141.12" calcext:value-type="float">
            <text:p>141,12</text:p>
          </table:table-cell>
          <table:table-cell table:formula="of:=IF([.A129]=1;[.E129];IF([.E129]&gt;[.F128];[.E129];[.F128]))" office:value-type="float" office:value="148.19" calcext:value-type="float">
            <text:p>148,19</text:p>
          </table:table-cell>
          <table:table-cell table:formula="of:=IF([.A129]=1;0;IF([.E129]&gt;[.F128];1;0))" office:value-type="float" office:value="0" calcext:value-type="float">
            <text:p>0</text:p>
          </table:table-cell>
          <table:table-cell office:value-type="float" office:value="94.56" calcext:value-type="float">
            <text:p>94,56</text:p>
          </table:table-cell>
          <table:table-cell table:formula="of:=IF([.A129]=1;[.H129];IF([.H129]&gt;[.I128];[.H129];[.I128]))" office:value-type="float" office:value="96.18" calcext:value-type="float">
            <text:p>96,18</text:p>
          </table:table-cell>
          <table:table-cell table:formula="of:=IF([.A129]=1;0;IF([.H129]&gt;[.I128];1;0))" office:value-type="float" office:value="0" calcext:value-type="float">
            <text:p>0</text:p>
          </table:table-cell>
          <table:table-cell table:formula="of:=IF(SUM([.D129];[.G129];[.J12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5.55" calcext:value-type="float">
            <text:p>85,55</text:p>
          </table:table-cell>
          <table:table-cell table:formula="of:=IF([.A130]=1;[.B130];IF([.B130]&gt;[.C129];[.B130];[.C129]))" office:value-type="float" office:value="130" calcext:value-type="float">
            <text:p>130</text:p>
          </table:table-cell>
          <table:table-cell table:formula="of:=IF([.A130]=1;0;IF([.B130]&gt;[.C129];1;0))" office:value-type="float" office:value="0" calcext:value-type="float">
            <text:p>0</text:p>
          </table:table-cell>
          <table:table-cell office:value-type="float" office:value="139.78" calcext:value-type="float">
            <text:p>139,78</text:p>
          </table:table-cell>
          <table:table-cell table:formula="of:=IF([.A130]=1;[.E130];IF([.E130]&gt;[.F129];[.E130];[.F129]))" office:value-type="float" office:value="148.19" calcext:value-type="float">
            <text:p>148,19</text:p>
          </table:table-cell>
          <table:table-cell table:formula="of:=IF([.A130]=1;0;IF([.E130]&gt;[.F129];1;0))" office:value-type="float" office:value="0" calcext:value-type="float">
            <text:p>0</text:p>
          </table:table-cell>
          <table:table-cell office:value-type="float" office:value="92.73" calcext:value-type="float">
            <text:p>92,73</text:p>
          </table:table-cell>
          <table:table-cell table:formula="of:=IF([.A130]=1;[.H130];IF([.H130]&gt;[.I129];[.H130];[.I129]))" office:value-type="float" office:value="96.18" calcext:value-type="float">
            <text:p>96,18</text:p>
          </table:table-cell>
          <table:table-cell table:formula="of:=IF([.A130]=1;0;IF([.H130]&gt;[.I129];1;0))" office:value-type="float" office:value="0" calcext:value-type="float">
            <text:p>0</text:p>
          </table:table-cell>
          <table:table-cell table:formula="of:=IF(SUM([.D130];[.G130];[.J13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3.97" calcext:value-type="float">
            <text:p>83,97</text:p>
          </table:table-cell>
          <table:table-cell table:formula="of:=IF([.A131]=1;[.B131];IF([.B131]&gt;[.C130];[.B131];[.C130]))" office:value-type="float" office:value="130" calcext:value-type="float">
            <text:p>130</text:p>
          </table:table-cell>
          <table:table-cell table:formula="of:=IF([.A131]=1;0;IF([.B131]&gt;[.C130];1;0))" office:value-type="float" office:value="0" calcext:value-type="float">
            <text:p>0</text:p>
          </table:table-cell>
          <table:table-cell office:value-type="float" office:value="139.46" calcext:value-type="float">
            <text:p>139,46</text:p>
          </table:table-cell>
          <table:table-cell table:formula="of:=IF([.A131]=1;[.E131];IF([.E131]&gt;[.F130];[.E131];[.F130]))" office:value-type="float" office:value="148.19" calcext:value-type="float">
            <text:p>148,19</text:p>
          </table:table-cell>
          <table:table-cell table:formula="of:=IF([.A131]=1;0;IF([.E131]&gt;[.F130];1;0))" office:value-type="float" office:value="0" calcext:value-type="float">
            <text:p>0</text:p>
          </table:table-cell>
          <table:table-cell office:value-type="float" office:value="93.24" calcext:value-type="float">
            <text:p>93,24</text:p>
          </table:table-cell>
          <table:table-cell table:formula="of:=IF([.A131]=1;[.H131];IF([.H131]&gt;[.I130];[.H131];[.I130]))" office:value-type="float" office:value="96.18" calcext:value-type="float">
            <text:p>96,18</text:p>
          </table:table-cell>
          <table:table-cell table:formula="of:=IF([.A131]=1;0;IF([.H131]&gt;[.I130];1;0))" office:value-type="float" office:value="0" calcext:value-type="float">
            <text:p>0</text:p>
          </table:table-cell>
          <table:table-cell table:formula="of:=IF(SUM([.D131];[.G131];[.J13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6.02" calcext:value-type="float">
            <text:p>86,02</text:p>
          </table:table-cell>
          <table:table-cell table:formula="of:=IF([.A132]=1;[.B132];IF([.B132]&gt;[.C131];[.B132];[.C131]))" office:value-type="float" office:value="130" calcext:value-type="float">
            <text:p>130</text:p>
          </table:table-cell>
          <table:table-cell table:formula="of:=IF([.A132]=1;0;IF([.B132]&gt;[.C131];1;0))" office:value-type="float" office:value="0" calcext:value-type="float">
            <text:p>0</text:p>
          </table:table-cell>
          <table:table-cell office:value-type="float" office:value="137.97" calcext:value-type="float">
            <text:p>137,97</text:p>
          </table:table-cell>
          <table:table-cell table:formula="of:=IF([.A132]=1;[.E132];IF([.E132]&gt;[.F131];[.E132];[.F131]))" office:value-type="float" office:value="148.19" calcext:value-type="float">
            <text:p>148,19</text:p>
          </table:table-cell>
          <table:table-cell table:formula="of:=IF([.A132]=1;0;IF([.E132]&gt;[.F131];1;0))" office:value-type="float" office:value="0" calcext:value-type="float">
            <text:p>0</text:p>
          </table:table-cell>
          <table:table-cell office:value-type="float" office:value="94.61" calcext:value-type="float">
            <text:p>94,61</text:p>
          </table:table-cell>
          <table:table-cell table:formula="of:=IF([.A132]=1;[.H132];IF([.H132]&gt;[.I131];[.H132];[.I131]))" office:value-type="float" office:value="96.18" calcext:value-type="float">
            <text:p>96,18</text:p>
          </table:table-cell>
          <table:table-cell table:formula="of:=IF([.A132]=1;0;IF([.H132]&gt;[.I131];1;0))" office:value-type="float" office:value="0" calcext:value-type="float">
            <text:p>0</text:p>
          </table:table-cell>
          <table:table-cell table:formula="of:=IF(SUM([.D132];[.G132];[.J13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86.22" calcext:value-type="float">
            <text:p>86,22</text:p>
          </table:table-cell>
          <table:table-cell table:formula="of:=IF([.A133]=1;[.B133];IF([.B133]&gt;[.C132];[.B133];[.C132]))" office:value-type="float" office:value="130" calcext:value-type="float">
            <text:p>130</text:p>
          </table:table-cell>
          <table:table-cell table:formula="of:=IF([.A133]=1;0;IF([.B133]&gt;[.C132];1;0))" office:value-type="float" office:value="0" calcext:value-type="float">
            <text:p>0</text:p>
          </table:table-cell>
          <table:table-cell office:value-type="float" office:value="140.64" calcext:value-type="float">
            <text:p>140,64</text:p>
          </table:table-cell>
          <table:table-cell table:formula="of:=IF([.A133]=1;[.E133];IF([.E133]&gt;[.F132];[.E133];[.F132]))" office:value-type="float" office:value="148.19" calcext:value-type="float">
            <text:p>148,19</text:p>
          </table:table-cell>
          <table:table-cell table:formula="of:=IF([.A133]=1;0;IF([.E133]&gt;[.F132];1;0))" office:value-type="float" office:value="0" calcext:value-type="float">
            <text:p>0</text:p>
          </table:table-cell>
          <table:table-cell office:value-type="float" office:value="95.66" calcext:value-type="float">
            <text:p>95,66</text:p>
          </table:table-cell>
          <table:table-cell table:formula="of:=IF([.A133]=1;[.H133];IF([.H133]&gt;[.I132];[.H133];[.I132]))" office:value-type="float" office:value="96.18" calcext:value-type="float">
            <text:p>96,18</text:p>
          </table:table-cell>
          <table:table-cell table:formula="of:=IF([.A133]=1;0;IF([.H133]&gt;[.I132];1;0))" office:value-type="float" office:value="0" calcext:value-type="float">
            <text:p>0</text:p>
          </table:table-cell>
          <table:table-cell table:formula="of:=IF(SUM([.D133];[.G133];[.J13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85.22" calcext:value-type="float">
            <text:p>85,22</text:p>
          </table:table-cell>
          <table:table-cell table:formula="of:=IF([.A134]=1;[.B134];IF([.B134]&gt;[.C133];[.B134];[.C133]))" office:value-type="float" office:value="130" calcext:value-type="float">
            <text:p>130</text:p>
          </table:table-cell>
          <table:table-cell table:formula="of:=IF([.A134]=1;0;IF([.B134]&gt;[.C133];1;0))" office:value-type="float" office:value="0" calcext:value-type="float">
            <text:p>0</text:p>
          </table:table-cell>
          <table:table-cell office:value-type="float" office:value="140.3" calcext:value-type="float">
            <text:p>140,3</text:p>
          </table:table-cell>
          <table:table-cell table:formula="of:=IF([.A134]=1;[.E134];IF([.E134]&gt;[.F133];[.E134];[.F133]))" office:value-type="float" office:value="148.19" calcext:value-type="float">
            <text:p>148,19</text:p>
          </table:table-cell>
          <table:table-cell table:formula="of:=IF([.A134]=1;0;IF([.E134]&gt;[.F133];1;0))" office:value-type="float" office:value="0" calcext:value-type="float">
            <text:p>0</text:p>
          </table:table-cell>
          <table:table-cell office:value-type="float" office:value="96.73" calcext:value-type="float">
            <text:p>96,73</text:p>
          </table:table-cell>
          <table:table-cell table:formula="of:=IF([.A134]=1;[.H134];IF([.H134]&gt;[.I133];[.H134];[.I133]))" office:value-type="float" office:value="96.73" calcext:value-type="float">
            <text:p>96,73</text:p>
          </table:table-cell>
          <table:table-cell table:formula="of:=IF([.A134]=1;0;IF([.H134]&gt;[.I133];1;0))" office:value-type="float" office:value="1" calcext:value-type="float">
            <text:p>1</text:p>
          </table:table-cell>
          <table:table-cell table:formula="of:=IF(SUM([.D134];[.G134];[.J13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87.49" calcext:value-type="float">
            <text:p>87,49</text:p>
          </table:table-cell>
          <table:table-cell table:formula="of:=IF([.A135]=1;[.B135];IF([.B135]&gt;[.C134];[.B135];[.C134]))" office:value-type="float" office:value="130" calcext:value-type="float">
            <text:p>130</text:p>
          </table:table-cell>
          <table:table-cell table:formula="of:=IF([.A135]=1;0;IF([.B135]&gt;[.C134];1;0))" office:value-type="float" office:value="0" calcext:value-type="float">
            <text:p>0</text:p>
          </table:table-cell>
          <table:table-cell office:value-type="float" office:value="140.18" calcext:value-type="float">
            <text:p>140,18</text:p>
          </table:table-cell>
          <table:table-cell table:formula="of:=IF([.A135]=1;[.E135];IF([.E135]&gt;[.F134];[.E135];[.F134]))" office:value-type="float" office:value="148.19" calcext:value-type="float">
            <text:p>148,19</text:p>
          </table:table-cell>
          <table:table-cell table:formula="of:=IF([.A135]=1;0;IF([.E135]&gt;[.F134];1;0))" office:value-type="float" office:value="0" calcext:value-type="float">
            <text:p>0</text:p>
          </table:table-cell>
          <table:table-cell office:value-type="float" office:value="98.18" calcext:value-type="float">
            <text:p>98,18</text:p>
          </table:table-cell>
          <table:table-cell table:formula="of:=IF([.A135]=1;[.H135];IF([.H135]&gt;[.I134];[.H135];[.I134]))" office:value-type="float" office:value="98.18" calcext:value-type="float">
            <text:p>98,18</text:p>
          </table:table-cell>
          <table:table-cell table:formula="of:=IF([.A135]=1;0;IF([.H135]&gt;[.I134];1;0))" office:value-type="float" office:value="1" calcext:value-type="float">
            <text:p>1</text:p>
          </table:table-cell>
          <table:table-cell table:formula="of:=IF(SUM([.D135];[.G135];[.J13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86.28" calcext:value-type="float">
            <text:p>86,28</text:p>
          </table:table-cell>
          <table:table-cell table:formula="of:=IF([.A136]=1;[.B136];IF([.B136]&gt;[.C135];[.B136];[.C135]))" office:value-type="float" office:value="130" calcext:value-type="float">
            <text:p>130</text:p>
          </table:table-cell>
          <table:table-cell table:formula="of:=IF([.A136]=1;0;IF([.B136]&gt;[.C135];1;0))" office:value-type="float" office:value="0" calcext:value-type="float">
            <text:p>0</text:p>
          </table:table-cell>
          <table:table-cell office:value-type="float" office:value="138.26" calcext:value-type="float">
            <text:p>138,26</text:p>
          </table:table-cell>
          <table:table-cell table:formula="of:=IF([.A136]=1;[.E136];IF([.E136]&gt;[.F135];[.E136];[.F135]))" office:value-type="float" office:value="148.19" calcext:value-type="float">
            <text:p>148,19</text:p>
          </table:table-cell>
          <table:table-cell table:formula="of:=IF([.A136]=1;0;IF([.E136]&gt;[.F135];1;0))" office:value-type="float" office:value="0" calcext:value-type="float">
            <text:p>0</text:p>
          </table:table-cell>
          <table:table-cell office:value-type="float" office:value="96.62" calcext:value-type="float">
            <text:p>96,62</text:p>
          </table:table-cell>
          <table:table-cell table:formula="of:=IF([.A136]=1;[.H136];IF([.H136]&gt;[.I135];[.H136];[.I135]))" office:value-type="float" office:value="98.18" calcext:value-type="float">
            <text:p>98,18</text:p>
          </table:table-cell>
          <table:table-cell table:formula="of:=IF([.A136]=1;0;IF([.H136]&gt;[.I135];1;0))" office:value-type="float" office:value="0" calcext:value-type="float">
            <text:p>0</text:p>
          </table:table-cell>
          <table:table-cell table:formula="of:=IF(SUM([.D136];[.G136];[.J13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85.13" calcext:value-type="float">
            <text:p>85,13</text:p>
          </table:table-cell>
          <table:table-cell table:formula="of:=IF([.A137]=1;[.B137];IF([.B137]&gt;[.C136];[.B137];[.C136]))" office:value-type="float" office:value="130" calcext:value-type="float">
            <text:p>130</text:p>
          </table:table-cell>
          <table:table-cell table:formula="of:=IF([.A137]=1;0;IF([.B137]&gt;[.C136];1;0))" office:value-type="float" office:value="0" calcext:value-type="float">
            <text:p>0</text:p>
          </table:table-cell>
          <table:table-cell office:value-type="float" office:value="136.72" calcext:value-type="float">
            <text:p>136,72</text:p>
          </table:table-cell>
          <table:table-cell table:formula="of:=IF([.A137]=1;[.E137];IF([.E137]&gt;[.F136];[.E137];[.F136]))" office:value-type="float" office:value="148.19" calcext:value-type="float">
            <text:p>148,19</text:p>
          </table:table-cell>
          <table:table-cell table:formula="of:=IF([.A137]=1;0;IF([.E137]&gt;[.F136];1;0))" office:value-type="float" office:value="0" calcext:value-type="float">
            <text:p>0</text:p>
          </table:table-cell>
          <table:table-cell office:value-type="float" office:value="98.19" calcext:value-type="float">
            <text:p>98,19</text:p>
          </table:table-cell>
          <table:table-cell table:formula="of:=IF([.A137]=1;[.H137];IF([.H137]&gt;[.I136];[.H137];[.I136]))" office:value-type="float" office:value="98.19" calcext:value-type="float">
            <text:p>98,19</text:p>
          </table:table-cell>
          <table:table-cell table:formula="of:=IF([.A137]=1;0;IF([.H137]&gt;[.I136];1;0))" office:value-type="float" office:value="1" calcext:value-type="float">
            <text:p>1</text:p>
          </table:table-cell>
          <table:table-cell table:formula="of:=IF(SUM([.D137];[.G137];[.J13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85.52" calcext:value-type="float">
            <text:p>85,52</text:p>
          </table:table-cell>
          <table:table-cell table:formula="of:=IF([.A138]=1;[.B138];IF([.B138]&gt;[.C137];[.B138];[.C137]))" office:value-type="float" office:value="130" calcext:value-type="float">
            <text:p>130</text:p>
          </table:table-cell>
          <table:table-cell table:formula="of:=IF([.A138]=1;0;IF([.B138]&gt;[.C137];1;0))" office:value-type="float" office:value="0" calcext:value-type="float">
            <text:p>0</text:p>
          </table:table-cell>
          <table:table-cell office:value-type="float" office:value="136.54" calcext:value-type="float">
            <text:p>136,54</text:p>
          </table:table-cell>
          <table:table-cell table:formula="of:=IF([.A138]=1;[.E138];IF([.E138]&gt;[.F137];[.E138];[.F137]))" office:value-type="float" office:value="148.19" calcext:value-type="float">
            <text:p>148,19</text:p>
          </table:table-cell>
          <table:table-cell table:formula="of:=IF([.A138]=1;0;IF([.E138]&gt;[.F137];1;0))" office:value-type="float" office:value="0" calcext:value-type="float">
            <text:p>0</text:p>
          </table:table-cell>
          <table:table-cell office:value-type="float" office:value="99.72" calcext:value-type="float">
            <text:p>99,72</text:p>
          </table:table-cell>
          <table:table-cell table:formula="of:=IF([.A138]=1;[.H138];IF([.H138]&gt;[.I137];[.H138];[.I137]))" office:value-type="float" office:value="99.72" calcext:value-type="float">
            <text:p>99,72</text:p>
          </table:table-cell>
          <table:table-cell table:formula="of:=IF([.A138]=1;0;IF([.H138]&gt;[.I137];1;0))" office:value-type="float" office:value="1" calcext:value-type="float">
            <text:p>1</text:p>
          </table:table-cell>
          <table:table-cell table:formula="of:=IF(SUM([.D138];[.G138];[.J13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87.25" calcext:value-type="float">
            <text:p>87,25</text:p>
          </table:table-cell>
          <table:table-cell table:formula="of:=IF([.A139]=1;[.B139];IF([.B139]&gt;[.C138];[.B139];[.C138]))" office:value-type="float" office:value="130" calcext:value-type="float">
            <text:p>130</text:p>
          </table:table-cell>
          <table:table-cell table:formula="of:=IF([.A139]=1;0;IF([.B139]&gt;[.C138];1;0))" office:value-type="float" office:value="0" calcext:value-type="float">
            <text:p>0</text:p>
          </table:table-cell>
          <table:table-cell office:value-type="float" office:value="135.39" calcext:value-type="float">
            <text:p>135,39</text:p>
          </table:table-cell>
          <table:table-cell table:formula="of:=IF([.A139]=1;[.E139];IF([.E139]&gt;[.F138];[.E139];[.F138]))" office:value-type="float" office:value="148.19" calcext:value-type="float">
            <text:p>148,19</text:p>
          </table:table-cell>
          <table:table-cell table:formula="of:=IF([.A139]=1;0;IF([.E139]&gt;[.F138];1;0))" office:value-type="float" office:value="0" calcext:value-type="float">
            <text:p>0</text:p>
          </table:table-cell>
          <table:table-cell office:value-type="float" office:value="100.95" calcext:value-type="float">
            <text:p>100,95</text:p>
          </table:table-cell>
          <table:table-cell table:formula="of:=IF([.A139]=1;[.H139];IF([.H139]&gt;[.I138];[.H139];[.I138]))" office:value-type="float" office:value="100.95" calcext:value-type="float">
            <text:p>100,95</text:p>
          </table:table-cell>
          <table:table-cell table:formula="of:=IF([.A139]=1;0;IF([.H139]&gt;[.I138];1;0))" office:value-type="float" office:value="1" calcext:value-type="float">
            <text:p>1</text:p>
          </table:table-cell>
          <table:table-cell table:formula="of:=IF(SUM([.D139];[.G139];[.J13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86.24" calcext:value-type="float">
            <text:p>86,24</text:p>
          </table:table-cell>
          <table:table-cell table:formula="of:=IF([.A140]=1;[.B140];IF([.B140]&gt;[.C139];[.B140];[.C139]))" office:value-type="float" office:value="130" calcext:value-type="float">
            <text:p>130</text:p>
          </table:table-cell>
          <table:table-cell table:formula="of:=IF([.A140]=1;0;IF([.B140]&gt;[.C139];1;0))" office:value-type="float" office:value="0" calcext:value-type="float">
            <text:p>0</text:p>
          </table:table-cell>
          <table:table-cell office:value-type="float" office:value="134.08" calcext:value-type="float">
            <text:p>134,08</text:p>
          </table:table-cell>
          <table:table-cell table:formula="of:=IF([.A140]=1;[.E140];IF([.E140]&gt;[.F139];[.E140];[.F139]))" office:value-type="float" office:value="148.19" calcext:value-type="float">
            <text:p>148,19</text:p>
          </table:table-cell>
          <table:table-cell table:formula="of:=IF([.A140]=1;0;IF([.E140]&gt;[.F139];1;0))" office:value-type="float" office:value="0" calcext:value-type="float">
            <text:p>0</text:p>
          </table:table-cell>
          <table:table-cell office:value-type="float" office:value="99.54" calcext:value-type="float">
            <text:p>99,54</text:p>
          </table:table-cell>
          <table:table-cell table:formula="of:=IF([.A140]=1;[.H140];IF([.H140]&gt;[.I139];[.H140];[.I139]))" office:value-type="float" office:value="100.95" calcext:value-type="float">
            <text:p>100,95</text:p>
          </table:table-cell>
          <table:table-cell table:formula="of:=IF([.A140]=1;0;IF([.H140]&gt;[.I139];1;0))" office:value-type="float" office:value="0" calcext:value-type="float">
            <text:p>0</text:p>
          </table:table-cell>
          <table:table-cell table:formula="of:=IF(SUM([.D140];[.G140];[.J14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84.92" calcext:value-type="float">
            <text:p>84,92</text:p>
          </table:table-cell>
          <table:table-cell table:formula="of:=IF([.A141]=1;[.B141];IF([.B141]&gt;[.C140];[.B141];[.C140]))" office:value-type="float" office:value="130" calcext:value-type="float">
            <text:p>130</text:p>
          </table:table-cell>
          <table:table-cell table:formula="of:=IF([.A141]=1;0;IF([.B141]&gt;[.C140];1;0))" office:value-type="float" office:value="0" calcext:value-type="float">
            <text:p>0</text:p>
          </table:table-cell>
          <table:table-cell office:value-type="float" office:value="133.26" calcext:value-type="float">
            <text:p>133,26</text:p>
          </table:table-cell>
          <table:table-cell table:formula="of:=IF([.A141]=1;[.E141];IF([.E141]&gt;[.F140];[.E141];[.F140]))" office:value-type="float" office:value="148.19" calcext:value-type="float">
            <text:p>148,19</text:p>
          </table:table-cell>
          <table:table-cell table:formula="of:=IF([.A141]=1;0;IF([.E141]&gt;[.F140];1;0))" office:value-type="float" office:value="0" calcext:value-type="float">
            <text:p>0</text:p>
          </table:table-cell>
          <table:table-cell office:value-type="float" office:value="101.54" calcext:value-type="float">
            <text:p>101,54</text:p>
          </table:table-cell>
          <table:table-cell table:formula="of:=IF([.A141]=1;[.H141];IF([.H141]&gt;[.I140];[.H141];[.I140]))" office:value-type="float" office:value="101.54" calcext:value-type="float">
            <text:p>101,54</text:p>
          </table:table-cell>
          <table:table-cell table:formula="of:=IF([.A141]=1;0;IF([.H141]&gt;[.I140];1;0))" office:value-type="float" office:value="1" calcext:value-type="float">
            <text:p>1</text:p>
          </table:table-cell>
          <table:table-cell table:formula="of:=IF(SUM([.D141];[.G141];[.J14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87.16" calcext:value-type="float">
            <text:p>87,16</text:p>
          </table:table-cell>
          <table:table-cell table:formula="of:=IF([.A142]=1;[.B142];IF([.B142]&gt;[.C141];[.B142];[.C141]))" office:value-type="float" office:value="130" calcext:value-type="float">
            <text:p>130</text:p>
          </table:table-cell>
          <table:table-cell table:formula="of:=IF([.A142]=1;0;IF([.B142]&gt;[.C141];1;0))" office:value-type="float" office:value="0" calcext:value-type="float">
            <text:p>0</text:p>
          </table:table-cell>
          <table:table-cell office:value-type="float" office:value="132.34" calcext:value-type="float">
            <text:p>132,34</text:p>
          </table:table-cell>
          <table:table-cell table:formula="of:=IF([.A142]=1;[.E142];IF([.E142]&gt;[.F141];[.E142];[.F141]))" office:value-type="float" office:value="148.19" calcext:value-type="float">
            <text:p>148,19</text:p>
          </table:table-cell>
          <table:table-cell table:formula="of:=IF([.A142]=1;0;IF([.E142]&gt;[.F141];1;0))" office:value-type="float" office:value="0" calcext:value-type="float">
            <text:p>0</text:p>
          </table:table-cell>
          <table:table-cell office:value-type="float" office:value="101.73" calcext:value-type="float">
            <text:p>101,73</text:p>
          </table:table-cell>
          <table:table-cell table:formula="of:=IF([.A142]=1;[.H142];IF([.H142]&gt;[.I141];[.H142];[.I141]))" office:value-type="float" office:value="101.73" calcext:value-type="float">
            <text:p>101,73</text:p>
          </table:table-cell>
          <table:table-cell table:formula="of:=IF([.A142]=1;0;IF([.H142]&gt;[.I141];1;0))" office:value-type="float" office:value="1" calcext:value-type="float">
            <text:p>1</text:p>
          </table:table-cell>
          <table:table-cell table:formula="of:=IF(SUM([.D142];[.G142];[.J14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85.98" calcext:value-type="float">
            <text:p>85,98</text:p>
          </table:table-cell>
          <table:table-cell table:formula="of:=IF([.A143]=1;[.B143];IF([.B143]&gt;[.C142];[.B143];[.C142]))" office:value-type="float" office:value="130" calcext:value-type="float">
            <text:p>130</text:p>
          </table:table-cell>
          <table:table-cell table:formula="of:=IF([.A143]=1;0;IF([.B143]&gt;[.C142];1;0))" office:value-type="float" office:value="0" calcext:value-type="float">
            <text:p>0</text:p>
          </table:table-cell>
          <table:table-cell office:value-type="float" office:value="135.11" calcext:value-type="float">
            <text:p>135,11</text:p>
          </table:table-cell>
          <table:table-cell table:formula="of:=IF([.A143]=1;[.E143];IF([.E143]&gt;[.F142];[.E143];[.F142]))" office:value-type="float" office:value="148.19" calcext:value-type="float">
            <text:p>148,19</text:p>
          </table:table-cell>
          <table:table-cell table:formula="of:=IF([.A143]=1;0;IF([.E143]&gt;[.F142];1;0))" office:value-type="float" office:value="0" calcext:value-type="float">
            <text:p>0</text:p>
          </table:table-cell>
          <table:table-cell office:value-type="float" office:value="101.74" calcext:value-type="float">
            <text:p>101,74</text:p>
          </table:table-cell>
          <table:table-cell table:formula="of:=IF([.A143]=1;[.H143];IF([.H143]&gt;[.I142];[.H143];[.I142]))" office:value-type="float" office:value="101.74" calcext:value-type="float">
            <text:p>101,74</text:p>
          </table:table-cell>
          <table:table-cell table:formula="of:=IF([.A143]=1;0;IF([.H143]&gt;[.I142];1;0))" office:value-type="float" office:value="1" calcext:value-type="float">
            <text:p>1</text:p>
          </table:table-cell>
          <table:table-cell table:formula="of:=IF(SUM([.D143];[.G143];[.J14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88.4" calcext:value-type="float">
            <text:p>88,4</text:p>
          </table:table-cell>
          <table:table-cell table:formula="of:=IF([.A144]=1;[.B144];IF([.B144]&gt;[.C143];[.B144];[.C143]))" office:value-type="float" office:value="130" calcext:value-type="float">
            <text:p>130</text:p>
          </table:table-cell>
          <table:table-cell table:formula="of:=IF([.A144]=1;0;IF([.B144]&gt;[.C143];1;0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[.A144]=1;[.E144];IF([.E144]&gt;[.F143];[.E144];[.F143]))" office:value-type="float" office:value="148.19" calcext:value-type="float">
            <text:p>148,19</text:p>
          </table:table-cell>
          <table:table-cell table:formula="of:=IF([.A144]=1;0;IF([.E144]&gt;[.F143];1;0))" office:value-type="float" office:value="0" calcext:value-type="float">
            <text:p>0</text:p>
          </table:table-cell>
          <table:table-cell office:value-type="float" office:value="100.01" calcext:value-type="float">
            <text:p>100,01</text:p>
          </table:table-cell>
          <table:table-cell table:formula="of:=IF([.A144]=1;[.H144];IF([.H144]&gt;[.I143];[.H144];[.I143]))" office:value-type="float" office:value="101.74" calcext:value-type="float">
            <text:p>101,74</text:p>
          </table:table-cell>
          <table:table-cell table:formula="of:=IF([.A144]=1;0;IF([.H144]&gt;[.I143];1;0))" office:value-type="float" office:value="0" calcext:value-type="float">
            <text:p>0</text:p>
          </table:table-cell>
          <table:table-cell table:formula="of:=IF(SUM([.D144];[.G144];[.J14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86.92" calcext:value-type="float">
            <text:p>86,92</text:p>
          </table:table-cell>
          <table:table-cell table:formula="of:=IF([.A145]=1;[.B145];IF([.B145]&gt;[.C144];[.B145];[.C144]))" office:value-type="float" office:value="130" calcext:value-type="float">
            <text:p>130</text:p>
          </table:table-cell>
          <table:table-cell table:formula="of:=IF([.A145]=1;0;IF([.B145]&gt;[.C144];1;0))" office:value-type="float" office:value="0" calcext:value-type="float">
            <text:p>0</text:p>
          </table:table-cell>
          <table:table-cell office:value-type="float" office:value="133.35" calcext:value-type="float">
            <text:p>133,35</text:p>
          </table:table-cell>
          <table:table-cell table:formula="of:=IF([.A145]=1;[.E145];IF([.E145]&gt;[.F144];[.E145];[.F144]))" office:value-type="float" office:value="148.19" calcext:value-type="float">
            <text:p>148,19</text:p>
          </table:table-cell>
          <table:table-cell table:formula="of:=IF([.A145]=1;0;IF([.E145]&gt;[.F144];1;0))" office:value-type="float" office:value="0" calcext:value-type="float">
            <text:p>0</text:p>
          </table:table-cell>
          <table:table-cell office:value-type="float" office:value="98.39" calcext:value-type="float">
            <text:p>98,39</text:p>
          </table:table-cell>
          <table:table-cell table:formula="of:=IF([.A145]=1;[.H145];IF([.H145]&gt;[.I144];[.H145];[.I144]))" office:value-type="float" office:value="101.74" calcext:value-type="float">
            <text:p>101,74</text:p>
          </table:table-cell>
          <table:table-cell table:formula="of:=IF([.A145]=1;0;IF([.H145]&gt;[.I144];1;0))" office:value-type="float" office:value="0" calcext:value-type="float">
            <text:p>0</text:p>
          </table:table-cell>
          <table:table-cell table:formula="of:=IF(SUM([.D145];[.G145];[.J14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85.46" calcext:value-type="float">
            <text:p>85,46</text:p>
          </table:table-cell>
          <table:table-cell table:formula="of:=IF([.A146]=1;[.B146];IF([.B146]&gt;[.C145];[.B146];[.C145]))" office:value-type="float" office:value="130" calcext:value-type="float">
            <text:p>130</text:p>
          </table:table-cell>
          <table:table-cell table:formula="of:=IF([.A146]=1;0;IF([.B146]&gt;[.C145];1;0))" office:value-type="float" office:value="0" calcext:value-type="float">
            <text:p>0</text:p>
          </table:table-cell>
          <table:table-cell office:value-type="float" office:value="132.09" calcext:value-type="float">
            <text:p>132,09</text:p>
          </table:table-cell>
          <table:table-cell table:formula="of:=IF([.A146]=1;[.E146];IF([.E146]&gt;[.F145];[.E146];[.F145]))" office:value-type="float" office:value="148.19" calcext:value-type="float">
            <text:p>148,19</text:p>
          </table:table-cell>
          <table:table-cell table:formula="of:=IF([.A146]=1;0;IF([.E146]&gt;[.F145];1;0))" office:value-type="float" office:value="0" calcext:value-type="float">
            <text:p>0</text:p>
          </table:table-cell>
          <table:table-cell office:value-type="float" office:value="96.49" calcext:value-type="float">
            <text:p>96,49</text:p>
          </table:table-cell>
          <table:table-cell table:formula="of:=IF([.A146]=1;[.H146];IF([.H146]&gt;[.I145];[.H146];[.I145]))" office:value-type="float" office:value="101.74" calcext:value-type="float">
            <text:p>101,74</text:p>
          </table:table-cell>
          <table:table-cell table:formula="of:=IF([.A146]=1;0;IF([.H146]&gt;[.I145];1;0))" office:value-type="float" office:value="0" calcext:value-type="float">
            <text:p>0</text:p>
          </table:table-cell>
          <table:table-cell table:formula="of:=IF(SUM([.D146];[.G146];[.J14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86.18" calcext:value-type="float">
            <text:p>86,18</text:p>
          </table:table-cell>
          <table:table-cell table:formula="of:=IF([.A147]=1;[.B147];IF([.B147]&gt;[.C146];[.B147];[.C146]))" office:value-type="float" office:value="130" calcext:value-type="float">
            <text:p>130</text:p>
          </table:table-cell>
          <table:table-cell table:formula="of:=IF([.A147]=1;0;IF([.B147]&gt;[.C146];1;0))" office:value-type="float" office:value="0" calcext:value-type="float">
            <text:p>0</text:p>
          </table:table-cell>
          <table:table-cell office:value-type="float" office:value="131.82" calcext:value-type="float">
            <text:p>131,82</text:p>
          </table:table-cell>
          <table:table-cell table:formula="of:=IF([.A147]=1;[.E147];IF([.E147]&gt;[.F146];[.E147];[.F146]))" office:value-type="float" office:value="148.19" calcext:value-type="float">
            <text:p>148,19</text:p>
          </table:table-cell>
          <table:table-cell table:formula="of:=IF([.A147]=1;0;IF([.E147]&gt;[.F146];1;0))" office:value-type="float" office:value="0" calcext:value-type="float">
            <text:p>0</text:p>
          </table:table-cell>
          <table:table-cell office:value-type="float" office:value="97.95" calcext:value-type="float">
            <text:p>97,95</text:p>
          </table:table-cell>
          <table:table-cell table:formula="of:=IF([.A147]=1;[.H147];IF([.H147]&gt;[.I146];[.H147];[.I146]))" office:value-type="float" office:value="101.74" calcext:value-type="float">
            <text:p>101,74</text:p>
          </table:table-cell>
          <table:table-cell table:formula="of:=IF([.A147]=1;0;IF([.H147]&gt;[.I146];1;0))" office:value-type="float" office:value="0" calcext:value-type="float">
            <text:p>0</text:p>
          </table:table-cell>
          <table:table-cell table:formula="of:=IF(SUM([.D147];[.G147];[.J14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85.09" calcext:value-type="float">
            <text:p>85,09</text:p>
          </table:table-cell>
          <table:table-cell table:formula="of:=IF([.A148]=1;[.B148];IF([.B148]&gt;[.C147];[.B148];[.C147]))" office:value-type="float" office:value="130" calcext:value-type="float">
            <text:p>130</text:p>
          </table:table-cell>
          <table:table-cell table:formula="of:=IF([.A148]=1;0;IF([.B148]&gt;[.C147];1;0))" office:value-type="float" office:value="0" calcext:value-type="float">
            <text:p>0</text:p>
          </table:table-cell>
          <table:table-cell office:value-type="float" office:value="134.54" calcext:value-type="float">
            <text:p>134,54</text:p>
          </table:table-cell>
          <table:table-cell table:formula="of:=IF([.A148]=1;[.E148];IF([.E148]&gt;[.F147];[.E148];[.F147]))" office:value-type="float" office:value="148.19" calcext:value-type="float">
            <text:p>148,19</text:p>
          </table:table-cell>
          <table:table-cell table:formula="of:=IF([.A148]=1;0;IF([.E148]&gt;[.F147];1;0))" office:value-type="float" office:value="0" calcext:value-type="float">
            <text:p>0</text:p>
          </table:table-cell>
          <table:table-cell office:value-type="float" office:value="96.33" calcext:value-type="float">
            <text:p>96,33</text:p>
          </table:table-cell>
          <table:table-cell table:formula="of:=IF([.A148]=1;[.H148];IF([.H148]&gt;[.I147];[.H148];[.I147]))" office:value-type="float" office:value="101.74" calcext:value-type="float">
            <text:p>101,74</text:p>
          </table:table-cell>
          <table:table-cell table:formula="of:=IF([.A148]=1;0;IF([.H148]&gt;[.I147];1;0))" office:value-type="float" office:value="0" calcext:value-type="float">
            <text:p>0</text:p>
          </table:table-cell>
          <table:table-cell table:formula="of:=IF(SUM([.D148];[.G148];[.J14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83.71" calcext:value-type="float">
            <text:p>83,71</text:p>
          </table:table-cell>
          <table:table-cell table:formula="of:=IF([.A149]=1;[.B149];IF([.B149]&gt;[.C148];[.B149];[.C148]))" office:value-type="float" office:value="130" calcext:value-type="float">
            <text:p>130</text:p>
          </table:table-cell>
          <table:table-cell table:formula="of:=IF([.A149]=1;0;IF([.B149]&gt;[.C148];1;0))" office:value-type="float" office:value="0" calcext:value-type="float">
            <text:p>0</text:p>
          </table:table-cell>
          <table:table-cell office:value-type="float" office:value="137.08" calcext:value-type="float">
            <text:p>137,08</text:p>
          </table:table-cell>
          <table:table-cell table:formula="of:=IF([.A149]=1;[.E149];IF([.E149]&gt;[.F148];[.E149];[.F148]))" office:value-type="float" office:value="148.19" calcext:value-type="float">
            <text:p>148,19</text:p>
          </table:table-cell>
          <table:table-cell table:formula="of:=IF([.A149]=1;0;IF([.E149]&gt;[.F148];1;0))" office:value-type="float" office:value="0" calcext:value-type="float">
            <text:p>0</text:p>
          </table:table-cell>
          <table:table-cell office:value-type="float" office:value="94.86" calcext:value-type="float">
            <text:p>94,86</text:p>
          </table:table-cell>
          <table:table-cell table:formula="of:=IF([.A149]=1;[.H149];IF([.H149]&gt;[.I148];[.H149];[.I148]))" office:value-type="float" office:value="101.74" calcext:value-type="float">
            <text:p>101,74</text:p>
          </table:table-cell>
          <table:table-cell table:formula="of:=IF([.A149]=1;0;IF([.H149]&gt;[.I148];1;0))" office:value-type="float" office:value="0" calcext:value-type="float">
            <text:p>0</text:p>
          </table:table-cell>
          <table:table-cell table:formula="of:=IF(SUM([.D149];[.G149];[.J14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85.66" calcext:value-type="float">
            <text:p>85,66</text:p>
          </table:table-cell>
          <table:table-cell table:formula="of:=IF([.A150]=1;[.B150];IF([.B150]&gt;[.C149];[.B150];[.C149]))" office:value-type="float" office:value="130" calcext:value-type="float">
            <text:p>130</text:p>
          </table:table-cell>
          <table:table-cell table:formula="of:=IF([.A150]=1;0;IF([.B150]&gt;[.C149];1;0))" office:value-type="float" office:value="0" calcext:value-type="float">
            <text:p>0</text:p>
          </table:table-cell>
          <table:table-cell office:value-type="float" office:value="136.36" calcext:value-type="float">
            <text:p>136,36</text:p>
          </table:table-cell>
          <table:table-cell table:formula="of:=IF([.A150]=1;[.E150];IF([.E150]&gt;[.F149];[.E150];[.F149]))" office:value-type="float" office:value="148.19" calcext:value-type="float">
            <text:p>148,19</text:p>
          </table:table-cell>
          <table:table-cell table:formula="of:=IF([.A150]=1;0;IF([.E150]&gt;[.F149];1;0))" office:value-type="float" office:value="0" calcext:value-type="float">
            <text:p>0</text:p>
          </table:table-cell>
          <table:table-cell office:value-type="float" office:value="96.17" calcext:value-type="float">
            <text:p>96,17</text:p>
          </table:table-cell>
          <table:table-cell table:formula="of:=IF([.A150]=1;[.H150];IF([.H150]&gt;[.I149];[.H150];[.I149]))" office:value-type="float" office:value="101.74" calcext:value-type="float">
            <text:p>101,74</text:p>
          </table:table-cell>
          <table:table-cell table:formula="of:=IF([.A150]=1;0;IF([.H150]&gt;[.I149];1;0))" office:value-type="float" office:value="0" calcext:value-type="float">
            <text:p>0</text:p>
          </table:table-cell>
          <table:table-cell table:formula="of:=IF(SUM([.D150];[.G150];[.J15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85.94" calcext:value-type="float">
            <text:p>85,94</text:p>
          </table:table-cell>
          <table:table-cell table:formula="of:=IF([.A151]=1;[.B151];IF([.B151]&gt;[.C150];[.B151];[.C150]))" office:value-type="float" office:value="130" calcext:value-type="float">
            <text:p>130</text:p>
          </table:table-cell>
          <table:table-cell table:formula="of:=IF([.A151]=1;0;IF([.B151]&gt;[.C150];1;0))" office:value-type="float" office:value="0" calcext:value-type="float">
            <text:p>0</text:p>
          </table:table-cell>
          <table:table-cell office:value-type="float" office:value="134.98" calcext:value-type="float">
            <text:p>134,98</text:p>
          </table:table-cell>
          <table:table-cell table:formula="of:=IF([.A151]=1;[.E151];IF([.E151]&gt;[.F150];[.E151];[.F150]))" office:value-type="float" office:value="148.19" calcext:value-type="float">
            <text:p>148,19</text:p>
          </table:table-cell>
          <table:table-cell table:formula="of:=IF([.A151]=1;0;IF([.E151]&gt;[.F150];1;0))" office:value-type="float" office:value="0" calcext:value-type="float">
            <text:p>0</text:p>
          </table:table-cell>
          <table:table-cell office:value-type="float" office:value="97.44" calcext:value-type="float">
            <text:p>97,44</text:p>
          </table:table-cell>
          <table:table-cell table:formula="of:=IF([.A151]=1;[.H151];IF([.H151]&gt;[.I150];[.H151];[.I150]))" office:value-type="float" office:value="101.74" calcext:value-type="float">
            <text:p>101,74</text:p>
          </table:table-cell>
          <table:table-cell table:formula="of:=IF([.A151]=1;0;IF([.H151]&gt;[.I150];1;0))" office:value-type="float" office:value="0" calcext:value-type="float">
            <text:p>0</text:p>
          </table:table-cell>
          <table:table-cell table:formula="of:=IF(SUM([.D151];[.G151];[.J15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87.4" calcext:value-type="float">
            <text:p>87,4</text:p>
          </table:table-cell>
          <table:table-cell table:formula="of:=IF([.A152]=1;[.B152];IF([.B152]&gt;[.C151];[.B152];[.C151]))" office:value-type="float" office:value="130" calcext:value-type="float">
            <text:p>130</text:p>
          </table:table-cell>
          <table:table-cell table:formula="of:=IF([.A152]=1;0;IF([.B152]&gt;[.C151];1;0))" office:value-type="float" office:value="0" calcext:value-type="float">
            <text:p>0</text:p>
          </table:table-cell>
          <table:table-cell office:value-type="float" office:value="133.44" calcext:value-type="float">
            <text:p>133,44</text:p>
          </table:table-cell>
          <table:table-cell table:formula="of:=IF([.A152]=1;[.E152];IF([.E152]&gt;[.F151];[.E152];[.F151]))" office:value-type="float" office:value="148.19" calcext:value-type="float">
            <text:p>148,19</text:p>
          </table:table-cell>
          <table:table-cell table:formula="of:=IF([.A152]=1;0;IF([.E152]&gt;[.F151];1;0))" office:value-type="float" office:value="0" calcext:value-type="float">
            <text:p>0</text:p>
          </table:table-cell>
          <table:table-cell office:value-type="float" office:value="98.68" calcext:value-type="float">
            <text:p>98,68</text:p>
          </table:table-cell>
          <table:table-cell table:formula="of:=IF([.A152]=1;[.H152];IF([.H152]&gt;[.I151];[.H152];[.I151]))" office:value-type="float" office:value="101.74" calcext:value-type="float">
            <text:p>101,74</text:p>
          </table:table-cell>
          <table:table-cell table:formula="of:=IF([.A152]=1;0;IF([.H152]&gt;[.I151];1;0))" office:value-type="float" office:value="0" calcext:value-type="float">
            <text:p>0</text:p>
          </table:table-cell>
          <table:table-cell table:formula="of:=IF(SUM([.D152];[.G152];[.J15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86.27" calcext:value-type="float">
            <text:p>86,27</text:p>
          </table:table-cell>
          <table:table-cell table:formula="of:=IF([.A153]=1;[.B153];IF([.B153]&gt;[.C152];[.B153];[.C152]))" office:value-type="float" office:value="130" calcext:value-type="float">
            <text:p>130</text:p>
          </table:table-cell>
          <table:table-cell table:formula="of:=IF([.A153]=1;0;IF([.B153]&gt;[.C152];1;0))" office:value-type="float" office:value="0" calcext:value-type="float">
            <text:p>0</text:p>
          </table:table-cell>
          <table:table-cell office:value-type="float" office:value="132.32" calcext:value-type="float">
            <text:p>132,32</text:p>
          </table:table-cell>
          <table:table-cell table:formula="of:=IF([.A153]=1;[.E153];IF([.E153]&gt;[.F152];[.E153];[.F152]))" office:value-type="float" office:value="148.19" calcext:value-type="float">
            <text:p>148,19</text:p>
          </table:table-cell>
          <table:table-cell table:formula="of:=IF([.A153]=1;0;IF([.E153]&gt;[.F152];1;0))" office:value-type="float" office:value="0" calcext:value-type="float">
            <text:p>0</text:p>
          </table:table-cell>
          <table:table-cell office:value-type="float" office:value="99.99" calcext:value-type="float">
            <text:p>99,99</text:p>
          </table:table-cell>
          <table:table-cell table:formula="of:=IF([.A153]=1;[.H153];IF([.H153]&gt;[.I152];[.H153];[.I152]))" office:value-type="float" office:value="101.74" calcext:value-type="float">
            <text:p>101,74</text:p>
          </table:table-cell>
          <table:table-cell table:formula="of:=IF([.A153]=1;0;IF([.H153]&gt;[.I152];1;0))" office:value-type="float" office:value="0" calcext:value-type="float">
            <text:p>0</text:p>
          </table:table-cell>
          <table:table-cell table:formula="of:=IF(SUM([.D153];[.G153];[.J15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88.03" calcext:value-type="float">
            <text:p>88,03</text:p>
          </table:table-cell>
          <table:table-cell table:formula="of:=IF([.A154]=1;[.B154];IF([.B154]&gt;[.C153];[.B154];[.C153]))" office:value-type="float" office:value="130" calcext:value-type="float">
            <text:p>130</text:p>
          </table:table-cell>
          <table:table-cell table:formula="of:=IF([.A154]=1;0;IF([.B154]&gt;[.C153];1;0))" office:value-type="float" office:value="0" calcext:value-type="float">
            <text:p>0</text:p>
          </table:table-cell>
          <table:table-cell office:value-type="float" office:value="132.25" calcext:value-type="float">
            <text:p>132,25</text:p>
          </table:table-cell>
          <table:table-cell table:formula="of:=IF([.A154]=1;[.E154];IF([.E154]&gt;[.F153];[.E154];[.F153]))" office:value-type="float" office:value="148.19" calcext:value-type="float">
            <text:p>148,19</text:p>
          </table:table-cell>
          <table:table-cell table:formula="of:=IF([.A154]=1;0;IF([.E154]&gt;[.F153];1;0))" office:value-type="float" office:value="0" calcext:value-type="float">
            <text:p>0</text:p>
          </table:table-cell>
          <table:table-cell office:value-type="float" office:value="100.81" calcext:value-type="float">
            <text:p>100,81</text:p>
          </table:table-cell>
          <table:table-cell table:formula="of:=IF([.A154]=1;[.H154];IF([.H154]&gt;[.I153];[.H154];[.I153]))" office:value-type="float" office:value="101.74" calcext:value-type="float">
            <text:p>101,74</text:p>
          </table:table-cell>
          <table:table-cell table:formula="of:=IF([.A154]=1;0;IF([.H154]&gt;[.I153];1;0))" office:value-type="float" office:value="0" calcext:value-type="float">
            <text:p>0</text:p>
          </table:table-cell>
          <table:table-cell table:formula="of:=IF(SUM([.D154];[.G154];[.J15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88.79" calcext:value-type="float">
            <text:p>88,79</text:p>
          </table:table-cell>
          <table:table-cell table:formula="of:=IF([.A155]=1;[.B155];IF([.B155]&gt;[.C154];[.B155];[.C154]))" office:value-type="float" office:value="130" calcext:value-type="float">
            <text:p>130</text:p>
          </table:table-cell>
          <table:table-cell table:formula="of:=IF([.A155]=1;0;IF([.B155]&gt;[.C154];1;0))" office:value-type="float" office:value="0" calcext:value-type="float">
            <text:p>0</text:p>
          </table:table-cell>
          <table:table-cell office:value-type="float" office:value="134.86" calcext:value-type="float">
            <text:p>134,86</text:p>
          </table:table-cell>
          <table:table-cell table:formula="of:=IF([.A155]=1;[.E155];IF([.E155]&gt;[.F154];[.E155];[.F154]))" office:value-type="float" office:value="148.19" calcext:value-type="float">
            <text:p>148,19</text:p>
          </table:table-cell>
          <table:table-cell table:formula="of:=IF([.A155]=1;0;IF([.E155]&gt;[.F154];1;0))" office:value-type="float" office:value="0" calcext:value-type="float">
            <text:p>0</text:p>
          </table:table-cell>
          <table:table-cell office:value-type="float" office:value="100.92" calcext:value-type="float">
            <text:p>100,92</text:p>
          </table:table-cell>
          <table:table-cell table:formula="of:=IF([.A155]=1;[.H155];IF([.H155]&gt;[.I154];[.H155];[.I154]))" office:value-type="float" office:value="101.74" calcext:value-type="float">
            <text:p>101,74</text:p>
          </table:table-cell>
          <table:table-cell table:formula="of:=IF([.A155]=1;0;IF([.H155]&gt;[.I154];1;0))" office:value-type="float" office:value="0" calcext:value-type="float">
            <text:p>0</text:p>
          </table:table-cell>
          <table:table-cell table:formula="of:=IF(SUM([.D155];[.G155];[.J15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89.7" calcext:value-type="float">
            <text:p>89,7</text:p>
          </table:table-cell>
          <table:table-cell table:formula="of:=IF([.A156]=1;[.B156];IF([.B156]&gt;[.C155];[.B156];[.C155]))" office:value-type="float" office:value="130" calcext:value-type="float">
            <text:p>130</text:p>
          </table:table-cell>
          <table:table-cell table:formula="of:=IF([.A156]=1;0;IF([.B156]&gt;[.C155];1;0))" office:value-type="float" office:value="0" calcext:value-type="float">
            <text:p>0</text:p>
          </table:table-cell>
          <table:table-cell office:value-type="float" office:value="133.21" calcext:value-type="float">
            <text:p>133,21</text:p>
          </table:table-cell>
          <table:table-cell table:formula="of:=IF([.A156]=1;[.E156];IF([.E156]&gt;[.F155];[.E156];[.F155]))" office:value-type="float" office:value="148.19" calcext:value-type="float">
            <text:p>148,19</text:p>
          </table:table-cell>
          <table:table-cell table:formula="of:=IF([.A156]=1;0;IF([.E156]&gt;[.F155];1;0))" office:value-type="float" office:value="0" calcext:value-type="float">
            <text:p>0</text:p>
          </table:table-cell>
          <table:table-cell office:value-type="float" office:value="102.29" calcext:value-type="float">
            <text:p>102,29</text:p>
          </table:table-cell>
          <table:table-cell table:formula="of:=IF([.A156]=1;[.H156];IF([.H156]&gt;[.I155];[.H156];[.I155]))" office:value-type="float" office:value="102.29" calcext:value-type="float">
            <text:p>102,29</text:p>
          </table:table-cell>
          <table:table-cell table:formula="of:=IF([.A156]=1;0;IF([.H156]&gt;[.I155];1;0))" office:value-type="float" office:value="1" calcext:value-type="float">
            <text:p>1</text:p>
          </table:table-cell>
          <table:table-cell table:formula="of:=IF(SUM([.D156];[.G156];[.J15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90.26" calcext:value-type="float">
            <text:p>90,26</text:p>
          </table:table-cell>
          <table:table-cell table:formula="of:=IF([.A157]=1;[.B157];IF([.B157]&gt;[.C156];[.B157];[.C156]))" office:value-type="float" office:value="130" calcext:value-type="float">
            <text:p>130</text:p>
          </table:table-cell>
          <table:table-cell table:formula="of:=IF([.A157]=1;0;IF([.B157]&gt;[.C156];1;0))" office:value-type="float" office:value="0" calcext:value-type="float">
            <text:p>0</text:p>
          </table:table-cell>
          <table:table-cell office:value-type="float" office:value="131.81" calcext:value-type="float">
            <text:p>131,81</text:p>
          </table:table-cell>
          <table:table-cell table:formula="of:=IF([.A157]=1;[.E157];IF([.E157]&gt;[.F156];[.E157];[.F156]))" office:value-type="float" office:value="148.19" calcext:value-type="float">
            <text:p>148,19</text:p>
          </table:table-cell>
          <table:table-cell table:formula="of:=IF([.A157]=1;0;IF([.E157]&gt;[.F156];1;0))" office:value-type="float" office:value="0" calcext:value-type="float">
            <text:p>0</text:p>
          </table:table-cell>
          <table:table-cell office:value-type="float" office:value="100.76" calcext:value-type="float">
            <text:p>100,76</text:p>
          </table:table-cell>
          <table:table-cell table:formula="of:=IF([.A157]=1;[.H157];IF([.H157]&gt;[.I156];[.H157];[.I156]))" office:value-type="float" office:value="102.29" calcext:value-type="float">
            <text:p>102,29</text:p>
          </table:table-cell>
          <table:table-cell table:formula="of:=IF([.A157]=1;0;IF([.H157]&gt;[.I156];1;0))" office:value-type="float" office:value="0" calcext:value-type="float">
            <text:p>0</text:p>
          </table:table-cell>
          <table:table-cell table:formula="of:=IF(SUM([.D157];[.G157];[.J15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88.27" calcext:value-type="float">
            <text:p>88,27</text:p>
          </table:table-cell>
          <table:table-cell table:formula="of:=IF([.A158]=1;[.B158];IF([.B158]&gt;[.C157];[.B158];[.C157]))" office:value-type="float" office:value="130" calcext:value-type="float">
            <text:p>130</text:p>
          </table:table-cell>
          <table:table-cell table:formula="of:=IF([.A158]=1;0;IF([.B158]&gt;[.C157];1;0))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IF([.A158]=1;[.E158];IF([.E158]&gt;[.F157];[.E158];[.F157]))" office:value-type="float" office:value="148.19" calcext:value-type="float">
            <text:p>148,19</text:p>
          </table:table-cell>
          <table:table-cell table:formula="of:=IF([.A158]=1;0;IF([.E158]&gt;[.F157];1;0))" office:value-type="float" office:value="0" calcext:value-type="float">
            <text:p>0</text:p>
          </table:table-cell>
          <table:table-cell office:value-type="float" office:value="102.48" calcext:value-type="float">
            <text:p>102,48</text:p>
          </table:table-cell>
          <table:table-cell table:formula="of:=IF([.A158]=1;[.H158];IF([.H158]&gt;[.I157];[.H158];[.I157]))" office:value-type="float" office:value="102.48" calcext:value-type="float">
            <text:p>102,48</text:p>
          </table:table-cell>
          <table:table-cell table:formula="of:=IF([.A158]=1;0;IF([.H158]&gt;[.I157];1;0))" office:value-type="float" office:value="1" calcext:value-type="float">
            <text:p>1</text:p>
          </table:table-cell>
          <table:table-cell table:formula="of:=IF(SUM([.D158];[.G158];[.J15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88.73" calcext:value-type="float">
            <text:p>88,73</text:p>
          </table:table-cell>
          <table:table-cell table:formula="of:=IF([.A159]=1;[.B159];IF([.B159]&gt;[.C158];[.B159];[.C158]))" office:value-type="float" office:value="130" calcext:value-type="float">
            <text:p>130</text:p>
          </table:table-cell>
          <table:table-cell table:formula="of:=IF([.A159]=1;0;IF([.B159]&gt;[.C158];1;0))" office:value-type="float" office:value="0" calcext:value-type="float">
            <text:p>0</text:p>
          </table:table-cell>
          <table:table-cell office:value-type="float" office:value="130.27" calcext:value-type="float">
            <text:p>130,27</text:p>
          </table:table-cell>
          <table:table-cell table:formula="of:=IF([.A159]=1;[.E159];IF([.E159]&gt;[.F158];[.E159];[.F158]))" office:value-type="float" office:value="148.19" calcext:value-type="float">
            <text:p>148,19</text:p>
          </table:table-cell>
          <table:table-cell table:formula="of:=IF([.A159]=1;0;IF([.E159]&gt;[.F158];1;0))" office:value-type="float" office:value="0" calcext:value-type="float">
            <text:p>0</text:p>
          </table:table-cell>
          <table:table-cell office:value-type="float" office:value="102.72" calcext:value-type="float">
            <text:p>102,72</text:p>
          </table:table-cell>
          <table:table-cell table:formula="of:=IF([.A159]=1;[.H159];IF([.H159]&gt;[.I158];[.H159];[.I158]))" office:value-type="float" office:value="102.72" calcext:value-type="float">
            <text:p>102,72</text:p>
          </table:table-cell>
          <table:table-cell table:formula="of:=IF([.A159]=1;0;IF([.H159]&gt;[.I158];1;0))" office:value-type="float" office:value="1" calcext:value-type="float">
            <text:p>1</text:p>
          </table:table-cell>
          <table:table-cell table:formula="of:=IF(SUM([.D159];[.G159];[.J15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87.13" calcext:value-type="float">
            <text:p>87,13</text:p>
          </table:table-cell>
          <table:table-cell table:formula="of:=IF([.A160]=1;[.B160];IF([.B160]&gt;[.C159];[.B160];[.C159]))" office:value-type="float" office:value="130" calcext:value-type="float">
            <text:p>130</text:p>
          </table:table-cell>
          <table:table-cell table:formula="of:=IF([.A160]=1;0;IF([.B160]&gt;[.C159];1;0))" office:value-type="float" office:value="0" calcext:value-type="float">
            <text:p>0</text:p>
          </table:table-cell>
          <table:table-cell office:value-type="float" office:value="128.56" calcext:value-type="float">
            <text:p>128,56</text:p>
          </table:table-cell>
          <table:table-cell table:formula="of:=IF([.A160]=1;[.E160];IF([.E160]&gt;[.F159];[.E160];[.F159]))" office:value-type="float" office:value="148.19" calcext:value-type="float">
            <text:p>148,19</text:p>
          </table:table-cell>
          <table:table-cell table:formula="of:=IF([.A160]=1;0;IF([.E160]&gt;[.F159];1;0))" office:value-type="float" office:value="0" calcext:value-type="float">
            <text:p>0</text:p>
          </table:table-cell>
          <table:table-cell office:value-type="float" office:value="104.6" calcext:value-type="float">
            <text:p>104,6</text:p>
          </table:table-cell>
          <table:table-cell table:formula="of:=IF([.A160]=1;[.H160];IF([.H160]&gt;[.I159];[.H160];[.I159]))" office:value-type="float" office:value="104.6" calcext:value-type="float">
            <text:p>104,6</text:p>
          </table:table-cell>
          <table:table-cell table:formula="of:=IF([.A160]=1;0;IF([.H160]&gt;[.I159];1;0))" office:value-type="float" office:value="1" calcext:value-type="float">
            <text:p>1</text:p>
          </table:table-cell>
          <table:table-cell table:formula="of:=IF(SUM([.D160];[.G160];[.J16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85.68" calcext:value-type="float">
            <text:p>85,68</text:p>
          </table:table-cell>
          <table:table-cell table:formula="of:=IF([.A161]=1;[.B161];IF([.B161]&gt;[.C160];[.B161];[.C160]))" office:value-type="float" office:value="130" calcext:value-type="float">
            <text:p>130</text:p>
          </table:table-cell>
          <table:table-cell table:formula="of:=IF([.A161]=1;0;IF([.B161]&gt;[.C160];1;0))" office:value-type="float" office:value="0" calcext:value-type="float">
            <text:p>0</text:p>
          </table:table-cell>
          <table:table-cell office:value-type="float" office:value="127.84" calcext:value-type="float">
            <text:p>127,84</text:p>
          </table:table-cell>
          <table:table-cell table:formula="of:=IF([.A161]=1;[.E161];IF([.E161]&gt;[.F160];[.E161];[.F160]))" office:value-type="float" office:value="148.19" calcext:value-type="float">
            <text:p>148,19</text:p>
          </table:table-cell>
          <table:table-cell table:formula="of:=IF([.A161]=1;0;IF([.E161]&gt;[.F160];1;0))" office:value-type="float" office:value="0" calcext:value-type="float">
            <text:p>0</text:p>
          </table:table-cell>
          <table:table-cell office:value-type="float" office:value="106.69" calcext:value-type="float">
            <text:p>106,69</text:p>
          </table:table-cell>
          <table:table-cell table:formula="of:=IF([.A161]=1;[.H161];IF([.H161]&gt;[.I160];[.H161];[.I160]))" office:value-type="float" office:value="106.69" calcext:value-type="float">
            <text:p>106,69</text:p>
          </table:table-cell>
          <table:table-cell table:formula="of:=IF([.A161]=1;0;IF([.H161]&gt;[.I160];1;0))" office:value-type="float" office:value="1" calcext:value-type="float">
            <text:p>1</text:p>
          </table:table-cell>
          <table:table-cell table:formula="of:=IF(SUM([.D161];[.G161];[.J16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84.27" calcext:value-type="float">
            <text:p>84,27</text:p>
          </table:table-cell>
          <table:table-cell table:formula="of:=IF([.A162]=1;[.B162];IF([.B162]&gt;[.C161];[.B162];[.C161]))" office:value-type="float" office:value="130" calcext:value-type="float">
            <text:p>130</text:p>
          </table:table-cell>
          <table:table-cell table:formula="of:=IF([.A162]=1;0;IF([.B162]&gt;[.C161];1;0))" office:value-type="float" office:value="0" calcext:value-type="float">
            <text:p>0</text:p>
          </table:table-cell>
          <table:table-cell office:value-type="float" office:value="127.42" calcext:value-type="float">
            <text:p>127,42</text:p>
          </table:table-cell>
          <table:table-cell table:formula="of:=IF([.A162]=1;[.E162];IF([.E162]&gt;[.F161];[.E162];[.F161]))" office:value-type="float" office:value="148.19" calcext:value-type="float">
            <text:p>148,19</text:p>
          </table:table-cell>
          <table:table-cell table:formula="of:=IF([.A162]=1;0;IF([.E162]&gt;[.F161];1;0))" office:value-type="float" office:value="0" calcext:value-type="float">
            <text:p>0</text:p>
          </table:table-cell>
          <table:table-cell office:value-type="float" office:value="106.85" calcext:value-type="float">
            <text:p>106,85</text:p>
          </table:table-cell>
          <table:table-cell table:formula="of:=IF([.A162]=1;[.H162];IF([.H162]&gt;[.I161];[.H162];[.I161]))" office:value-type="float" office:value="106.85" calcext:value-type="float">
            <text:p>106,85</text:p>
          </table:table-cell>
          <table:table-cell table:formula="of:=IF([.A162]=1;0;IF([.H162]&gt;[.I161];1;0))" office:value-type="float" office:value="1" calcext:value-type="float">
            <text:p>1</text:p>
          </table:table-cell>
          <table:table-cell table:formula="of:=IF(SUM([.D162];[.G162];[.J16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82.68" calcext:value-type="float">
            <text:p>82,68</text:p>
          </table:table-cell>
          <table:table-cell table:formula="of:=IF([.A163]=1;[.B163];IF([.B163]&gt;[.C162];[.B163];[.C162]))" office:value-type="float" office:value="130" calcext:value-type="float">
            <text:p>130</text:p>
          </table:table-cell>
          <table:table-cell table:formula="of:=IF([.A163]=1;0;IF([.B163]&gt;[.C162];1;0))" office:value-type="float" office:value="0" calcext:value-type="float">
            <text:p>0</text:p>
          </table:table-cell>
          <table:table-cell office:value-type="float" office:value="127.09" calcext:value-type="float">
            <text:p>127,09</text:p>
          </table:table-cell>
          <table:table-cell table:formula="of:=IF([.A163]=1;[.E163];IF([.E163]&gt;[.F162];[.E163];[.F162]))" office:value-type="float" office:value="148.19" calcext:value-type="float">
            <text:p>148,19</text:p>
          </table:table-cell>
          <table:table-cell table:formula="of:=IF([.A163]=1;0;IF([.E163]&gt;[.F162];1;0))" office:value-type="float" office:value="0" calcext:value-type="float">
            <text:p>0</text:p>
          </table:table-cell>
          <table:table-cell office:value-type="float" office:value="107.25" calcext:value-type="float">
            <text:p>107,25</text:p>
          </table:table-cell>
          <table:table-cell table:formula="of:=IF([.A163]=1;[.H163];IF([.H163]&gt;[.I162];[.H163];[.I162]))" office:value-type="float" office:value="107.25" calcext:value-type="float">
            <text:p>107,25</text:p>
          </table:table-cell>
          <table:table-cell table:formula="of:=IF([.A163]=1;0;IF([.H163]&gt;[.I162];1;0))" office:value-type="float" office:value="1" calcext:value-type="float">
            <text:p>1</text:p>
          </table:table-cell>
          <table:table-cell table:formula="of:=IF(SUM([.D163];[.G163];[.J16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84.44" calcext:value-type="float">
            <text:p>84,44</text:p>
          </table:table-cell>
          <table:table-cell table:formula="of:=IF([.A164]=1;[.B164];IF([.B164]&gt;[.C163];[.B164];[.C163]))" office:value-type="float" office:value="130" calcext:value-type="float">
            <text:p>130</text:p>
          </table:table-cell>
          <table:table-cell table:formula="of:=IF([.A164]=1;0;IF([.B164]&gt;[.C163];1;0))" office:value-type="float" office:value="0" calcext:value-type="float">
            <text:p>0</text:p>
          </table:table-cell>
          <table:table-cell office:value-type="float" office:value="126.43" calcext:value-type="float">
            <text:p>126,43</text:p>
          </table:table-cell>
          <table:table-cell table:formula="of:=IF([.A164]=1;[.E164];IF([.E164]&gt;[.F163];[.E164];[.F163]))" office:value-type="float" office:value="148.19" calcext:value-type="float">
            <text:p>148,19</text:p>
          </table:table-cell>
          <table:table-cell table:formula="of:=IF([.A164]=1;0;IF([.E164]&gt;[.F163];1;0))" office:value-type="float" office:value="0" calcext:value-type="float">
            <text:p>0</text:p>
          </table:table-cell>
          <table:table-cell office:value-type="float" office:value="108.44" calcext:value-type="float">
            <text:p>108,44</text:p>
          </table:table-cell>
          <table:table-cell table:formula="of:=IF([.A164]=1;[.H164];IF([.H164]&gt;[.I163];[.H164];[.I163]))" office:value-type="float" office:value="108.44" calcext:value-type="float">
            <text:p>108,44</text:p>
          </table:table-cell>
          <table:table-cell table:formula="of:=IF([.A164]=1;0;IF([.H164]&gt;[.I163];1;0))" office:value-type="float" office:value="1" calcext:value-type="float">
            <text:p>1</text:p>
          </table:table-cell>
          <table:table-cell table:formula="of:=IF(SUM([.D164];[.G164];[.J16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85.82" calcext:value-type="float">
            <text:p>85,82</text:p>
          </table:table-cell>
          <table:table-cell table:formula="of:=IF([.A165]=1;[.B165];IF([.B165]&gt;[.C164];[.B165];[.C164]))" office:value-type="float" office:value="130" calcext:value-type="float">
            <text:p>130</text:p>
          </table:table-cell>
          <table:table-cell table:formula="of:=IF([.A165]=1;0;IF([.B165]&gt;[.C164];1;0))" office:value-type="float" office:value="0" calcext:value-type="float">
            <text:p>0</text:p>
          </table:table-cell>
          <table:table-cell office:value-type="float" office:value="126.31" calcext:value-type="float">
            <text:p>126,31</text:p>
          </table:table-cell>
          <table:table-cell table:formula="of:=IF([.A165]=1;[.E165];IF([.E165]&gt;[.F164];[.E165];[.F164]))" office:value-type="float" office:value="148.19" calcext:value-type="float">
            <text:p>148,19</text:p>
          </table:table-cell>
          <table:table-cell table:formula="of:=IF([.A165]=1;0;IF([.E165]&gt;[.F164];1;0))" office:value-type="float" office:value="0" calcext:value-type="float">
            <text:p>0</text:p>
          </table:table-cell>
          <table:table-cell office:value-type="float" office:value="110.27" calcext:value-type="float">
            <text:p>110,27</text:p>
          </table:table-cell>
          <table:table-cell table:formula="of:=IF([.A165]=1;[.H165];IF([.H165]&gt;[.I164];[.H165];[.I164]))" office:value-type="float" office:value="110.27" calcext:value-type="float">
            <text:p>110,27</text:p>
          </table:table-cell>
          <table:table-cell table:formula="of:=IF([.A165]=1;0;IF([.H165]&gt;[.I164];1;0))" office:value-type="float" office:value="1" calcext:value-type="float">
            <text:p>1</text:p>
          </table:table-cell>
          <table:table-cell table:formula="of:=IF(SUM([.D165];[.G165];[.J16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84.73" calcext:value-type="float">
            <text:p>84,73</text:p>
          </table:table-cell>
          <table:table-cell table:formula="of:=IF([.A166]=1;[.B166];IF([.B166]&gt;[.C165];[.B166];[.C165]))" office:value-type="float" office:value="130" calcext:value-type="float">
            <text:p>130</text:p>
          </table:table-cell>
          <table:table-cell table:formula="of:=IF([.A166]=1;0;IF([.B166]&gt;[.C165];1;0))" office:value-type="float" office:value="0" calcext:value-type="float">
            <text:p>0</text:p>
          </table:table-cell>
          <table:table-cell office:value-type="float" office:value="129.23" calcext:value-type="float">
            <text:p>129,23</text:p>
          </table:table-cell>
          <table:table-cell table:formula="of:=IF([.A166]=1;[.E166];IF([.E166]&gt;[.F165];[.E166];[.F165]))" office:value-type="float" office:value="148.19" calcext:value-type="float">
            <text:p>148,19</text:p>
          </table:table-cell>
          <table:table-cell table:formula="of:=IF([.A166]=1;0;IF([.E166]&gt;[.F165];1;0))" office:value-type="float" office:value="0" calcext:value-type="float">
            <text:p>0</text:p>
          </table:table-cell>
          <table:table-cell office:value-type="float" office:value="110.94" calcext:value-type="float">
            <text:p>110,94</text:p>
          </table:table-cell>
          <table:table-cell table:formula="of:=IF([.A166]=1;[.H166];IF([.H166]&gt;[.I165];[.H166];[.I165]))" office:value-type="float" office:value="110.94" calcext:value-type="float">
            <text:p>110,94</text:p>
          </table:table-cell>
          <table:table-cell table:formula="of:=IF([.A166]=1;0;IF([.H166]&gt;[.I165];1;0))" office:value-type="float" office:value="1" calcext:value-type="float">
            <text:p>1</text:p>
          </table:table-cell>
          <table:table-cell table:formula="of:=IF(SUM([.D166];[.G166];[.J16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86.08" calcext:value-type="float">
            <text:p>86,08</text:p>
          </table:table-cell>
          <table:table-cell table:formula="of:=IF([.A167]=1;[.B167];IF([.B167]&gt;[.C166];[.B167];[.C166]))" office:value-type="float" office:value="130" calcext:value-type="float">
            <text:p>130</text:p>
          </table:table-cell>
          <table:table-cell table:formula="of:=IF([.A167]=1;0;IF([.B167]&gt;[.C166];1;0))" office:value-type="float" office:value="0" calcext:value-type="float">
            <text:p>0</text:p>
          </table:table-cell>
          <table:table-cell office:value-type="float" office:value="128.37" calcext:value-type="float">
            <text:p>128,37</text:p>
          </table:table-cell>
          <table:table-cell table:formula="of:=IF([.A167]=1;[.E167];IF([.E167]&gt;[.F166];[.E167];[.F166]))" office:value-type="float" office:value="148.19" calcext:value-type="float">
            <text:p>148,19</text:p>
          </table:table-cell>
          <table:table-cell table:formula="of:=IF([.A167]=1;0;IF([.E167]&gt;[.F166];1;0))" office:value-type="float" office:value="0" calcext:value-type="float">
            <text:p>0</text:p>
          </table:table-cell>
          <table:table-cell office:value-type="float" office:value="109.26" calcext:value-type="float">
            <text:p>109,26</text:p>
          </table:table-cell>
          <table:table-cell table:formula="of:=IF([.A167]=1;[.H167];IF([.H167]&gt;[.I166];[.H167];[.I166]))" office:value-type="float" office:value="110.94" calcext:value-type="float">
            <text:p>110,94</text:p>
          </table:table-cell>
          <table:table-cell table:formula="of:=IF([.A167]=1;0;IF([.H167]&gt;[.I166];1;0))" office:value-type="float" office:value="0" calcext:value-type="float">
            <text:p>0</text:p>
          </table:table-cell>
          <table:table-cell table:formula="of:=IF(SUM([.D167];[.G167];[.J16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87.8" calcext:value-type="float">
            <text:p>87,8</text:p>
          </table:table-cell>
          <table:table-cell table:formula="of:=IF([.A168]=1;[.B168];IF([.B168]&gt;[.C167];[.B168];[.C167]))" office:value-type="float" office:value="130" calcext:value-type="float">
            <text:p>130</text:p>
          </table:table-cell>
          <table:table-cell table:formula="of:=IF([.A168]=1;0;IF([.B168]&gt;[.C167];1;0))" office:value-type="float" office:value="0" calcext:value-type="float">
            <text:p>0</text:p>
          </table:table-cell>
          <table:table-cell office:value-type="float" office:value="128.21" calcext:value-type="float">
            <text:p>128,21</text:p>
          </table:table-cell>
          <table:table-cell table:formula="of:=IF([.A168]=1;[.E168];IF([.E168]&gt;[.F167];[.E168];[.F167]))" office:value-type="float" office:value="148.19" calcext:value-type="float">
            <text:p>148,19</text:p>
          </table:table-cell>
          <table:table-cell table:formula="of:=IF([.A168]=1;0;IF([.E168]&gt;[.F167];1;0))" office:value-type="float" office:value="0" calcext:value-type="float">
            <text:p>0</text:p>
          </table:table-cell>
          <table:table-cell office:value-type="float" office:value="110.98" calcext:value-type="float">
            <text:p>110,98</text:p>
          </table:table-cell>
          <table:table-cell table:formula="of:=IF([.A168]=1;[.H168];IF([.H168]&gt;[.I167];[.H168];[.I167]))" office:value-type="float" office:value="110.98" calcext:value-type="float">
            <text:p>110,98</text:p>
          </table:table-cell>
          <table:table-cell table:formula="of:=IF([.A168]=1;0;IF([.H168]&gt;[.I167];1;0))" office:value-type="float" office:value="1" calcext:value-type="float">
            <text:p>1</text:p>
          </table:table-cell>
          <table:table-cell table:formula="of:=IF(SUM([.D168];[.G168];[.J16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86.31" calcext:value-type="float">
            <text:p>86,31</text:p>
          </table:table-cell>
          <table:table-cell table:formula="of:=IF([.A169]=1;[.B169];IF([.B169]&gt;[.C168];[.B169];[.C168]))" office:value-type="float" office:value="130" calcext:value-type="float">
            <text:p>130</text:p>
          </table:table-cell>
          <table:table-cell table:formula="of:=IF([.A169]=1;0;IF([.B169]&gt;[.C168];1;0))" office:value-type="float" office:value="0" calcext:value-type="float">
            <text:p>0</text:p>
          </table:table-cell>
          <table:table-cell office:value-type="float" office:value="130.98" calcext:value-type="float">
            <text:p>130,98</text:p>
          </table:table-cell>
          <table:table-cell table:formula="of:=IF([.A169]=1;[.E169];IF([.E169]&gt;[.F168];[.E169];[.F168]))" office:value-type="float" office:value="148.19" calcext:value-type="float">
            <text:p>148,19</text:p>
          </table:table-cell>
          <table:table-cell table:formula="of:=IF([.A169]=1;0;IF([.E169]&gt;[.F168];1;0))" office:value-type="float" office:value="0" calcext:value-type="float">
            <text:p>0</text:p>
          </table:table-cell>
          <table:table-cell office:value-type="float" office:value="111.8" calcext:value-type="float">
            <text:p>111,8</text:p>
          </table:table-cell>
          <table:table-cell table:formula="of:=IF([.A169]=1;[.H169];IF([.H169]&gt;[.I168];[.H169];[.I168]))" office:value-type="float" office:value="111.8" calcext:value-type="float">
            <text:p>111,8</text:p>
          </table:table-cell>
          <table:table-cell table:formula="of:=IF([.A169]=1;0;IF([.H169]&gt;[.I168];1;0))" office:value-type="float" office:value="1" calcext:value-type="float">
            <text:p>1</text:p>
          </table:table-cell>
          <table:table-cell table:formula="of:=IF(SUM([.D169];[.G169];[.J16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84.68" calcext:value-type="float">
            <text:p>84,68</text:p>
          </table:table-cell>
          <table:table-cell table:formula="of:=IF([.A170]=1;[.B170];IF([.B170]&gt;[.C169];[.B170];[.C169]))" office:value-type="float" office:value="130" calcext:value-type="float">
            <text:p>130</text:p>
          </table:table-cell>
          <table:table-cell table:formula="of:=IF([.A170]=1;0;IF([.B170]&gt;[.C169];1;0))" office:value-type="float" office:value="0" calcext:value-type="float">
            <text:p>0</text:p>
          </table:table-cell>
          <table:table-cell office:value-type="float" office:value="130.07" calcext:value-type="float">
            <text:p>130,07</text:p>
          </table:table-cell>
          <table:table-cell table:formula="of:=IF([.A170]=1;[.E170];IF([.E170]&gt;[.F169];[.E170];[.F169]))" office:value-type="float" office:value="148.19" calcext:value-type="float">
            <text:p>148,19</text:p>
          </table:table-cell>
          <table:table-cell table:formula="of:=IF([.A170]=1;0;IF([.E170]&gt;[.F169];1;0))" office:value-type="float" office:value="0" calcext:value-type="float">
            <text:p>0</text:p>
          </table:table-cell>
          <table:table-cell office:value-type="float" office:value="110.07" calcext:value-type="float">
            <text:p>110,07</text:p>
          </table:table-cell>
          <table:table-cell table:formula="of:=IF([.A170]=1;[.H170];IF([.H170]&gt;[.I169];[.H170];[.I169]))" office:value-type="float" office:value="111.8" calcext:value-type="float">
            <text:p>111,8</text:p>
          </table:table-cell>
          <table:table-cell table:formula="of:=IF([.A170]=1;0;IF([.H170]&gt;[.I169];1;0))" office:value-type="float" office:value="0" calcext:value-type="float">
            <text:p>0</text:p>
          </table:table-cell>
          <table:table-cell table:formula="of:=IF(SUM([.D170];[.G170];[.J17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82.77" calcext:value-type="float">
            <text:p>82,77</text:p>
          </table:table-cell>
          <table:table-cell table:formula="of:=IF([.A171]=1;[.B171];IF([.B171]&gt;[.C170];[.B171];[.C170]))" office:value-type="float" office:value="130" calcext:value-type="float">
            <text:p>130</text:p>
          </table:table-cell>
          <table:table-cell table:formula="of:=IF([.A171]=1;0;IF([.B171]&gt;[.C170];1;0))" office:value-type="float" office:value="0" calcext:value-type="float">
            <text:p>0</text:p>
          </table:table-cell>
          <table:table-cell office:value-type="float" office:value="129.9" calcext:value-type="float">
            <text:p>129,9</text:p>
          </table:table-cell>
          <table:table-cell table:formula="of:=IF([.A171]=1;[.E171];IF([.E171]&gt;[.F170];[.E171];[.F170]))" office:value-type="float" office:value="148.19" calcext:value-type="float">
            <text:p>148,19</text:p>
          </table:table-cell>
          <table:table-cell table:formula="of:=IF([.A171]=1;0;IF([.E171]&gt;[.F170];1;0))" office:value-type="float" office:value="0" calcext:value-type="float">
            <text:p>0</text:p>
          </table:table-cell>
          <table:table-cell office:value-type="float" office:value="110.79" calcext:value-type="float">
            <text:p>110,79</text:p>
          </table:table-cell>
          <table:table-cell table:formula="of:=IF([.A171]=1;[.H171];IF([.H171]&gt;[.I170];[.H171];[.I170]))" office:value-type="float" office:value="111.8" calcext:value-type="float">
            <text:p>111,8</text:p>
          </table:table-cell>
          <table:table-cell table:formula="of:=IF([.A171]=1;0;IF([.H171]&gt;[.I170];1;0))" office:value-type="float" office:value="0" calcext:value-type="float">
            <text:p>0</text:p>
          </table:table-cell>
          <table:table-cell table:formula="of:=IF(SUM([.D171];[.G171];[.J17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80.95" calcext:value-type="float">
            <text:p>80,95</text:p>
          </table:table-cell>
          <table:table-cell table:formula="of:=IF([.A172]=1;[.B172];IF([.B172]&gt;[.C171];[.B172];[.C171]))" office:value-type="float" office:value="130" calcext:value-type="float">
            <text:p>130</text:p>
          </table:table-cell>
          <table:table-cell table:formula="of:=IF([.A172]=1;0;IF([.B172]&gt;[.C171];1;0))" office:value-type="float" office:value="0" calcext:value-type="float">
            <text:p>0</text:p>
          </table:table-cell>
          <table:table-cell office:value-type="float" office:value="129.86" calcext:value-type="float">
            <text:p>129,86</text:p>
          </table:table-cell>
          <table:table-cell table:formula="of:=IF([.A172]=1;[.E172];IF([.E172]&gt;[.F171];[.E172];[.F171]))" office:value-type="float" office:value="148.19" calcext:value-type="float">
            <text:p>148,19</text:p>
          </table:table-cell>
          <table:table-cell table:formula="of:=IF([.A172]=1;0;IF([.E172]&gt;[.F171];1;0))" office:value-type="float" office:value="0" calcext:value-type="float">
            <text:p>0</text:p>
          </table:table-cell>
          <table:table-cell office:value-type="float" office:value="109.17" calcext:value-type="float">
            <text:p>109,17</text:p>
          </table:table-cell>
          <table:table-cell table:formula="of:=IF([.A172]=1;[.H172];IF([.H172]&gt;[.I171];[.H172];[.I171]))" office:value-type="float" office:value="111.8" calcext:value-type="float">
            <text:p>111,8</text:p>
          </table:table-cell>
          <table:table-cell table:formula="of:=IF([.A172]=1;0;IF([.H172]&gt;[.I171];1;0))" office:value-type="float" office:value="0" calcext:value-type="float">
            <text:p>0</text:p>
          </table:table-cell>
          <table:table-cell table:formula="of:=IF(SUM([.D172];[.G172];[.J17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81.61" calcext:value-type="float">
            <text:p>81,61</text:p>
          </table:table-cell>
          <table:table-cell table:formula="of:=IF([.A173]=1;[.B173];IF([.B173]&gt;[.C172];[.B173];[.C172]))" office:value-type="float" office:value="130" calcext:value-type="float">
            <text:p>130</text:p>
          </table:table-cell>
          <table:table-cell table:formula="of:=IF([.A173]=1;0;IF([.B173]&gt;[.C172];1;0))" office:value-type="float" office:value="0" calcext:value-type="float">
            <text:p>0</text:p>
          </table:table-cell>
          <table:table-cell office:value-type="float" office:value="128.05" calcext:value-type="float">
            <text:p>128,05</text:p>
          </table:table-cell>
          <table:table-cell table:formula="of:=IF([.A173]=1;[.E173];IF([.E173]&gt;[.F172];[.E173];[.F172]))" office:value-type="float" office:value="148.19" calcext:value-type="float">
            <text:p>148,19</text:p>
          </table:table-cell>
          <table:table-cell table:formula="of:=IF([.A173]=1;0;IF([.E173]&gt;[.F172];1;0))" office:value-type="float" office:value="0" calcext:value-type="float">
            <text:p>0</text:p>
          </table:table-cell>
          <table:table-cell office:value-type="float" office:value="107.31" calcext:value-type="float">
            <text:p>107,31</text:p>
          </table:table-cell>
          <table:table-cell table:formula="of:=IF([.A173]=1;[.H173];IF([.H173]&gt;[.I172];[.H173];[.I172]))" office:value-type="float" office:value="111.8" calcext:value-type="float">
            <text:p>111,8</text:p>
          </table:table-cell>
          <table:table-cell table:formula="of:=IF([.A173]=1;0;IF([.H173]&gt;[.I172];1;0))" office:value-type="float" office:value="0" calcext:value-type="float">
            <text:p>0</text:p>
          </table:table-cell>
          <table:table-cell table:formula="of:=IF(SUM([.D173];[.G173];[.J17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82.19" calcext:value-type="float">
            <text:p>82,19</text:p>
          </table:table-cell>
          <table:table-cell table:formula="of:=IF([.A174]=1;[.B174];IF([.B174]&gt;[.C173];[.B174];[.C173]))" office:value-type="float" office:value="130" calcext:value-type="float">
            <text:p>130</text:p>
          </table:table-cell>
          <table:table-cell table:formula="of:=IF([.A174]=1;0;IF([.B174]&gt;[.C173];1;0))" office:value-type="float" office:value="0" calcext:value-type="float">
            <text:p>0</text:p>
          </table:table-cell>
          <table:table-cell office:value-type="float" office:value="130.53" calcext:value-type="float">
            <text:p>130,53</text:p>
          </table:table-cell>
          <table:table-cell table:formula="of:=IF([.A174]=1;[.E174];IF([.E174]&gt;[.F173];[.E174];[.F173]))" office:value-type="float" office:value="148.19" calcext:value-type="float">
            <text:p>148,19</text:p>
          </table:table-cell>
          <table:table-cell table:formula="of:=IF([.A174]=1;0;IF([.E174]&gt;[.F173];1;0))" office:value-type="float" office:value="0" calcext:value-type="float">
            <text:p>0</text:p>
          </table:table-cell>
          <table:table-cell office:value-type="float" office:value="107.72" calcext:value-type="float">
            <text:p>107,72</text:p>
          </table:table-cell>
          <table:table-cell table:formula="of:=IF([.A174]=1;[.H174];IF([.H174]&gt;[.I173];[.H174];[.I173]))" office:value-type="float" office:value="111.8" calcext:value-type="float">
            <text:p>111,8</text:p>
          </table:table-cell>
          <table:table-cell table:formula="of:=IF([.A174]=1;0;IF([.H174]&gt;[.I173];1;0))" office:value-type="float" office:value="0" calcext:value-type="float">
            <text:p>0</text:p>
          </table:table-cell>
          <table:table-cell table:formula="of:=IF(SUM([.D174];[.G174];[.J17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80.69" calcext:value-type="float">
            <text:p>80,69</text:p>
          </table:table-cell>
          <table:table-cell table:formula="of:=IF([.A175]=1;[.B175];IF([.B175]&gt;[.C174];[.B175];[.C174]))" office:value-type="float" office:value="130" calcext:value-type="float">
            <text:p>130</text:p>
          </table:table-cell>
          <table:table-cell table:formula="of:=IF([.A175]=1;0;IF([.B175]&gt;[.C174];1;0))" office:value-type="float" office:value="0" calcext:value-type="float">
            <text:p>0</text:p>
          </table:table-cell>
          <table:table-cell office:value-type="float" office:value="130.22" calcext:value-type="float">
            <text:p>130,22</text:p>
          </table:table-cell>
          <table:table-cell table:formula="of:=IF([.A175]=1;[.E175];IF([.E175]&gt;[.F174];[.E175];[.F174]))" office:value-type="float" office:value="148.19" calcext:value-type="float">
            <text:p>148,19</text:p>
          </table:table-cell>
          <table:table-cell table:formula="of:=IF([.A175]=1;0;IF([.E175]&gt;[.F174];1;0))" office:value-type="float" office:value="0" calcext:value-type="float">
            <text:p>0</text:p>
          </table:table-cell>
          <table:table-cell office:value-type="float" office:value="105.87" calcext:value-type="float">
            <text:p>105,87</text:p>
          </table:table-cell>
          <table:table-cell table:formula="of:=IF([.A175]=1;[.H175];IF([.H175]&gt;[.I174];[.H175];[.I174]))" office:value-type="float" office:value="111.8" calcext:value-type="float">
            <text:p>111,8</text:p>
          </table:table-cell>
          <table:table-cell table:formula="of:=IF([.A175]=1;0;IF([.H175]&gt;[.I174];1;0))" office:value-type="float" office:value="0" calcext:value-type="float">
            <text:p>0</text:p>
          </table:table-cell>
          <table:table-cell table:formula="of:=IF(SUM([.D175];[.G175];[.J17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81.66" calcext:value-type="float">
            <text:p>81,66</text:p>
          </table:table-cell>
          <table:table-cell table:formula="of:=IF([.A176]=1;[.B176];IF([.B176]&gt;[.C175];[.B176];[.C175]))" office:value-type="float" office:value="130" calcext:value-type="float">
            <text:p>130</text:p>
          </table:table-cell>
          <table:table-cell table:formula="of:=IF([.A176]=1;0;IF([.B176]&gt;[.C175];1;0))" office:value-type="float" office:value="0" calcext:value-type="float">
            <text:p>0</text:p>
          </table:table-cell>
          <table:table-cell office:value-type="float" office:value="129.61" calcext:value-type="float">
            <text:p>129,61</text:p>
          </table:table-cell>
          <table:table-cell table:formula="of:=IF([.A176]=1;[.E176];IF([.E176]&gt;[.F175];[.E176];[.F175]))" office:value-type="float" office:value="148.19" calcext:value-type="float">
            <text:p>148,19</text:p>
          </table:table-cell>
          <table:table-cell table:formula="of:=IF([.A176]=1;0;IF([.E176]&gt;[.F175];1;0))" office:value-type="float" office:value="0" calcext:value-type="float">
            <text:p>0</text:p>
          </table:table-cell>
          <table:table-cell office:value-type="float" office:value="106.22" calcext:value-type="float">
            <text:p>106,22</text:p>
          </table:table-cell>
          <table:table-cell table:formula="of:=IF([.A176]=1;[.H176];IF([.H176]&gt;[.I175];[.H176];[.I175]))" office:value-type="float" office:value="111.8" calcext:value-type="float">
            <text:p>111,8</text:p>
          </table:table-cell>
          <table:table-cell table:formula="of:=IF([.A176]=1;0;IF([.H176]&gt;[.I175];1;0))" office:value-type="float" office:value="0" calcext:value-type="float">
            <text:p>0</text:p>
          </table:table-cell>
          <table:table-cell table:formula="of:=IF(SUM([.D176];[.G176];[.J17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80.06" calcext:value-type="float">
            <text:p>80,06</text:p>
          </table:table-cell>
          <table:table-cell table:formula="of:=IF([.A177]=1;[.B177];IF([.B177]&gt;[.C176];[.B177];[.C176]))" office:value-type="float" office:value="130" calcext:value-type="float">
            <text:p>130</text:p>
          </table:table-cell>
          <table:table-cell table:formula="of:=IF([.A177]=1;0;IF([.B177]&gt;[.C176];1;0))" office:value-type="float" office:value="0" calcext:value-type="float">
            <text:p>0</text:p>
          </table:table-cell>
          <table:table-cell office:value-type="float" office:value="128.19" calcext:value-type="float">
            <text:p>128,19</text:p>
          </table:table-cell>
          <table:table-cell table:formula="of:=IF([.A177]=1;[.E177];IF([.E177]&gt;[.F176];[.E177];[.F176]))" office:value-type="float" office:value="148.19" calcext:value-type="float">
            <text:p>148,19</text:p>
          </table:table-cell>
          <table:table-cell table:formula="of:=IF([.A177]=1;0;IF([.E177]&gt;[.F176];1;0))" office:value-type="float" office:value="0" calcext:value-type="float">
            <text:p>0</text:p>
          </table:table-cell>
          <table:table-cell office:value-type="float" office:value="107.4" calcext:value-type="float">
            <text:p>107,4</text:p>
          </table:table-cell>
          <table:table-cell table:formula="of:=IF([.A177]=1;[.H177];IF([.H177]&gt;[.I176];[.H177];[.I176]))" office:value-type="float" office:value="111.8" calcext:value-type="float">
            <text:p>111,8</text:p>
          </table:table-cell>
          <table:table-cell table:formula="of:=IF([.A177]=1;0;IF([.H177]&gt;[.I176];1;0))" office:value-type="float" office:value="0" calcext:value-type="float">
            <text:p>0</text:p>
          </table:table-cell>
          <table:table-cell table:formula="of:=IF(SUM([.D177];[.G177];[.J17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78.96" calcext:value-type="float">
            <text:p>78,96</text:p>
          </table:table-cell>
          <table:table-cell table:formula="of:=IF([.A178]=1;[.B178];IF([.B178]&gt;[.C177];[.B178];[.C177]))" office:value-type="float" office:value="130" calcext:value-type="float">
            <text:p>130</text:p>
          </table:table-cell>
          <table:table-cell table:formula="of:=IF([.A178]=1;0;IF([.B178]&gt;[.C177];1;0))" office:value-type="float" office:value="0" calcext:value-type="float">
            <text:p>0</text:p>
          </table:table-cell>
          <table:table-cell office:value-type="float" office:value="127.64" calcext:value-type="float">
            <text:p>127,64</text:p>
          </table:table-cell>
          <table:table-cell table:formula="of:=IF([.A178]=1;[.E178];IF([.E178]&gt;[.F177];[.E178];[.F177]))" office:value-type="float" office:value="148.19" calcext:value-type="float">
            <text:p>148,19</text:p>
          </table:table-cell>
          <table:table-cell table:formula="of:=IF([.A178]=1;0;IF([.E178]&gt;[.F177];1;0))" office:value-type="float" office:value="0" calcext:value-type="float">
            <text:p>0</text:p>
          </table:table-cell>
          <table:table-cell office:value-type="float" office:value="108.01" calcext:value-type="float">
            <text:p>108,01</text:p>
          </table:table-cell>
          <table:table-cell table:formula="of:=IF([.A178]=1;[.H178];IF([.H178]&gt;[.I177];[.H178];[.I177]))" office:value-type="float" office:value="111.8" calcext:value-type="float">
            <text:p>111,8</text:p>
          </table:table-cell>
          <table:table-cell table:formula="of:=IF([.A178]=1;0;IF([.H178]&gt;[.I177];1;0))" office:value-type="float" office:value="0" calcext:value-type="float">
            <text:p>0</text:p>
          </table:table-cell>
          <table:table-cell table:formula="of:=IF(SUM([.D178];[.G178];[.J17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80.52" calcext:value-type="float">
            <text:p>80,52</text:p>
          </table:table-cell>
          <table:table-cell table:formula="of:=IF([.A179]=1;[.B179];IF([.B179]&gt;[.C178];[.B179];[.C178]))" office:value-type="float" office:value="130" calcext:value-type="float">
            <text:p>130</text:p>
          </table:table-cell>
          <table:table-cell table:formula="of:=IF([.A179]=1;0;IF([.B179]&gt;[.C178];1;0))" office:value-type="float" office:value="0" calcext:value-type="float">
            <text:p>0</text:p>
          </table:table-cell>
          <table:table-cell office:value-type="float" office:value="126.21" calcext:value-type="float">
            <text:p>126,21</text:p>
          </table:table-cell>
          <table:table-cell table:formula="of:=IF([.A179]=1;[.E179];IF([.E179]&gt;[.F178];[.E179];[.F178]))" office:value-type="float" office:value="148.19" calcext:value-type="float">
            <text:p>148,19</text:p>
          </table:table-cell>
          <table:table-cell table:formula="of:=IF([.A179]=1;0;IF([.E179]&gt;[.F178];1;0))" office:value-type="float" office:value="0" calcext:value-type="float">
            <text:p>0</text:p>
          </table:table-cell>
          <table:table-cell office:value-type="float" office:value="106.27" calcext:value-type="float">
            <text:p>106,27</text:p>
          </table:table-cell>
          <table:table-cell table:formula="of:=IF([.A179]=1;[.H179];IF([.H179]&gt;[.I178];[.H179];[.I178]))" office:value-type="float" office:value="111.8" calcext:value-type="float">
            <text:p>111,8</text:p>
          </table:table-cell>
          <table:table-cell table:formula="of:=IF([.A179]=1;0;IF([.H179]&gt;[.I178];1;0))" office:value-type="float" office:value="0" calcext:value-type="float">
            <text:p>0</text:p>
          </table:table-cell>
          <table:table-cell table:formula="of:=IF(SUM([.D179];[.G179];[.J17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81.67" calcext:value-type="float">
            <text:p>81,67</text:p>
          </table:table-cell>
          <table:table-cell table:formula="of:=IF([.A180]=1;[.B180];IF([.B180]&gt;[.C179];[.B180];[.C179]))" office:value-type="float" office:value="130" calcext:value-type="float">
            <text:p>130</text:p>
          </table:table-cell>
          <table:table-cell table:formula="of:=IF([.A180]=1;0;IF([.B180]&gt;[.C179];1;0))" office:value-type="float" office:value="0" calcext:value-type="float">
            <text:p>0</text:p>
          </table:table-cell>
          <table:table-cell office:value-type="float" office:value="124.23" calcext:value-type="float">
            <text:p>124,23</text:p>
          </table:table-cell>
          <table:table-cell table:formula="of:=IF([.A180]=1;[.E180];IF([.E180]&gt;[.F179];[.E180];[.F179]))" office:value-type="float" office:value="148.19" calcext:value-type="float">
            <text:p>148,19</text:p>
          </table:table-cell>
          <table:table-cell table:formula="of:=IF([.A180]=1;0;IF([.E180]&gt;[.F179];1;0))" office:value-type="float" office:value="0" calcext:value-type="float">
            <text:p>0</text:p>
          </table:table-cell>
          <table:table-cell office:value-type="float" office:value="108.33" calcext:value-type="float">
            <text:p>108,33</text:p>
          </table:table-cell>
          <table:table-cell table:formula="of:=IF([.A180]=1;[.H180];IF([.H180]&gt;[.I179];[.H180];[.I179]))" office:value-type="float" office:value="111.8" calcext:value-type="float">
            <text:p>111,8</text:p>
          </table:table-cell>
          <table:table-cell table:formula="of:=IF([.A180]=1;0;IF([.H180]&gt;[.I179];1;0))" office:value-type="float" office:value="0" calcext:value-type="float">
            <text:p>0</text:p>
          </table:table-cell>
          <table:table-cell table:formula="of:=IF(SUM([.D180];[.G180];[.J18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82.11" calcext:value-type="float">
            <text:p>82,11</text:p>
          </table:table-cell>
          <table:table-cell table:formula="of:=IF([.A181]=1;[.B181];IF([.B181]&gt;[.C180];[.B181];[.C180]))" office:value-type="float" office:value="130" calcext:value-type="float">
            <text:p>130</text:p>
          </table:table-cell>
          <table:table-cell table:formula="of:=IF([.A181]=1;0;IF([.B181]&gt;[.C180];1;0))" office:value-type="float" office:value="0" calcext:value-type="float">
            <text:p>0</text:p>
          </table:table-cell>
          <table:table-cell office:value-type="float" office:value="123.24" calcext:value-type="float">
            <text:p>123,24</text:p>
          </table:table-cell>
          <table:table-cell table:formula="of:=IF([.A181]=1;[.E181];IF([.E181]&gt;[.F180];[.E181];[.F180]))" office:value-type="float" office:value="148.19" calcext:value-type="float">
            <text:p>148,19</text:p>
          </table:table-cell>
          <table:table-cell table:formula="of:=IF([.A181]=1;0;IF([.E181]&gt;[.F180];1;0))" office:value-type="float" office:value="0" calcext:value-type="float">
            <text:p>0</text:p>
          </table:table-cell>
          <table:table-cell office:value-type="float" office:value="109.22" calcext:value-type="float">
            <text:p>109,22</text:p>
          </table:table-cell>
          <table:table-cell table:formula="of:=IF([.A181]=1;[.H181];IF([.H181]&gt;[.I180];[.H181];[.I180]))" office:value-type="float" office:value="111.8" calcext:value-type="float">
            <text:p>111,8</text:p>
          </table:table-cell>
          <table:table-cell table:formula="of:=IF([.A181]=1;0;IF([.H181]&gt;[.I180];1;0))" office:value-type="float" office:value="0" calcext:value-type="float">
            <text:p>0</text:p>
          </table:table-cell>
          <table:table-cell table:formula="of:=IF(SUM([.D181];[.G181];[.J18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83.32" calcext:value-type="float">
            <text:p>83,32</text:p>
          </table:table-cell>
          <table:table-cell table:formula="of:=IF([.A182]=1;[.B182];IF([.B182]&gt;[.C181];[.B182];[.C181]))" office:value-type="float" office:value="130" calcext:value-type="float">
            <text:p>130</text:p>
          </table:table-cell>
          <table:table-cell table:formula="of:=IF([.A182]=1;0;IF([.B182]&gt;[.C181];1;0))" office:value-type="float" office:value="0" calcext:value-type="float">
            <text:p>0</text:p>
          </table:table-cell>
          <table:table-cell office:value-type="float" office:value="126.19" calcext:value-type="float">
            <text:p>126,19</text:p>
          </table:table-cell>
          <table:table-cell table:formula="of:=IF([.A182]=1;[.E182];IF([.E182]&gt;[.F181];[.E182];[.F181]))" office:value-type="float" office:value="148.19" calcext:value-type="float">
            <text:p>148,19</text:p>
          </table:table-cell>
          <table:table-cell table:formula="of:=IF([.A182]=1;0;IF([.E182]&gt;[.F181];1;0))" office:value-type="float" office:value="0" calcext:value-type="float">
            <text:p>0</text:p>
          </table:table-cell>
          <table:table-cell office:value-type="float" office:value="107.37" calcext:value-type="float">
            <text:p>107,37</text:p>
          </table:table-cell>
          <table:table-cell table:formula="of:=IF([.A182]=1;[.H182];IF([.H182]&gt;[.I181];[.H182];[.I181]))" office:value-type="float" office:value="111.8" calcext:value-type="float">
            <text:p>111,8</text:p>
          </table:table-cell>
          <table:table-cell table:formula="of:=IF([.A182]=1;0;IF([.H182]&gt;[.I181];1;0))" office:value-type="float" office:value="0" calcext:value-type="float">
            <text:p>0</text:p>
          </table:table-cell>
          <table:table-cell table:formula="of:=IF(SUM([.D182];[.G182];[.J18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84.79" calcext:value-type="float">
            <text:p>84,79</text:p>
          </table:table-cell>
          <table:table-cell table:formula="of:=IF([.A183]=1;[.B183];IF([.B183]&gt;[.C182];[.B183];[.C182]))" office:value-type="float" office:value="130" calcext:value-type="float">
            <text:p>130</text:p>
          </table:table-cell>
          <table:table-cell table:formula="of:=IF([.A183]=1;0;IF([.B183]&gt;[.C182];1;0))" office:value-type="float" office:value="0" calcext:value-type="float">
            <text:p>0</text:p>
          </table:table-cell>
          <table:table-cell office:value-type="float" office:value="129.05" calcext:value-type="float">
            <text:p>129,05</text:p>
          </table:table-cell>
          <table:table-cell table:formula="of:=IF([.A183]=1;[.E183];IF([.E183]&gt;[.F182];[.E183];[.F182]))" office:value-type="float" office:value="148.19" calcext:value-type="float">
            <text:p>148,19</text:p>
          </table:table-cell>
          <table:table-cell table:formula="of:=IF([.A183]=1;0;IF([.E183]&gt;[.F182];1;0))" office:value-type="float" office:value="0" calcext:value-type="float">
            <text:p>0</text:p>
          </table:table-cell>
          <table:table-cell office:value-type="float" office:value="107.76" calcext:value-type="float">
            <text:p>107,76</text:p>
          </table:table-cell>
          <table:table-cell table:formula="of:=IF([.A183]=1;[.H183];IF([.H183]&gt;[.I182];[.H183];[.I182]))" office:value-type="float" office:value="111.8" calcext:value-type="float">
            <text:p>111,8</text:p>
          </table:table-cell>
          <table:table-cell table:formula="of:=IF([.A183]=1;0;IF([.H183]&gt;[.I182];1;0))" office:value-type="float" office:value="0" calcext:value-type="float">
            <text:p>0</text:p>
          </table:table-cell>
          <table:table-cell table:formula="of:=IF(SUM([.D183];[.G183];[.J18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83.25" calcext:value-type="float">
            <text:p>83,25</text:p>
          </table:table-cell>
          <table:table-cell table:formula="of:=IF([.A184]=1;[.B184];IF([.B184]&gt;[.C183];[.B184];[.C183]))" office:value-type="float" office:value="130" calcext:value-type="float">
            <text:p>130</text:p>
          </table:table-cell>
          <table:table-cell table:formula="of:=IF([.A184]=1;0;IF([.B184]&gt;[.C183];1;0))" office:value-type="float" office:value="0" calcext:value-type="float">
            <text:p>0</text:p>
          </table:table-cell>
          <table:table-cell office:value-type="float" office:value="128.65" calcext:value-type="float">
            <text:p>128,65</text:p>
          </table:table-cell>
          <table:table-cell table:formula="of:=IF([.A184]=1;[.E184];IF([.E184]&gt;[.F183];[.E184];[.F183]))" office:value-type="float" office:value="148.19" calcext:value-type="float">
            <text:p>148,19</text:p>
          </table:table-cell>
          <table:table-cell table:formula="of:=IF([.A184]=1;0;IF([.E184]&gt;[.F183];1;0))" office:value-type="float" office:value="0" calcext:value-type="float">
            <text:p>0</text:p>
          </table:table-cell>
          <table:table-cell office:value-type="float" office:value="108.37" calcext:value-type="float">
            <text:p>108,37</text:p>
          </table:table-cell>
          <table:table-cell table:formula="of:=IF([.A184]=1;[.H184];IF([.H184]&gt;[.I183];[.H184];[.I183]))" office:value-type="float" office:value="111.8" calcext:value-type="float">
            <text:p>111,8</text:p>
          </table:table-cell>
          <table:table-cell table:formula="of:=IF([.A184]=1;0;IF([.H184]&gt;[.I183];1;0))" office:value-type="float" office:value="0" calcext:value-type="float">
            <text:p>0</text:p>
          </table:table-cell>
          <table:table-cell table:formula="of:=IF(SUM([.D184];[.G184];[.J18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81.32" calcext:value-type="float">
            <text:p>81,32</text:p>
          </table:table-cell>
          <table:table-cell table:formula="of:=IF([.A185]=1;[.B185];IF([.B185]&gt;[.C184];[.B185];[.C184]))" office:value-type="float" office:value="130" calcext:value-type="float">
            <text:p>130</text:p>
          </table:table-cell>
          <table:table-cell table:formula="of:=IF([.A185]=1;0;IF([.B185]&gt;[.C184];1;0))" office:value-type="float" office:value="0" calcext:value-type="float">
            <text:p>0</text:p>
          </table:table-cell>
          <table:table-cell office:value-type="float" office:value="126.93" calcext:value-type="float">
            <text:p>126,93</text:p>
          </table:table-cell>
          <table:table-cell table:formula="of:=IF([.A185]=1;[.E185];IF([.E185]&gt;[.F184];[.E185];[.F184]))" office:value-type="float" office:value="148.19" calcext:value-type="float">
            <text:p>148,19</text:p>
          </table:table-cell>
          <table:table-cell table:formula="of:=IF([.A185]=1;0;IF([.E185]&gt;[.F184];1;0))" office:value-type="float" office:value="0" calcext:value-type="float">
            <text:p>0</text:p>
          </table:table-cell>
          <table:table-cell office:value-type="float" office:value="109.22" calcext:value-type="float">
            <text:p>109,22</text:p>
          </table:table-cell>
          <table:table-cell table:formula="of:=IF([.A185]=1;[.H185];IF([.H185]&gt;[.I184];[.H185];[.I184]))" office:value-type="float" office:value="111.8" calcext:value-type="float">
            <text:p>111,8</text:p>
          </table:table-cell>
          <table:table-cell table:formula="of:=IF([.A185]=1;0;IF([.H185]&gt;[.I184];1;0))" office:value-type="float" office:value="0" calcext:value-type="float">
            <text:p>0</text:p>
          </table:table-cell>
          <table:table-cell table:formula="of:=IF(SUM([.D185];[.G185];[.J18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82.7" calcext:value-type="float">
            <text:p>82,7</text:p>
          </table:table-cell>
          <table:table-cell table:formula="of:=IF([.A186]=1;[.B186];IF([.B186]&gt;[.C185];[.B186];[.C185]))" office:value-type="float" office:value="130" calcext:value-type="float">
            <text:p>130</text:p>
          </table:table-cell>
          <table:table-cell table:formula="of:=IF([.A186]=1;0;IF([.B186]&gt;[.C185];1;0))" office:value-type="float" office:value="0" calcext:value-type="float">
            <text:p>0</text:p>
          </table:table-cell>
          <table:table-cell office:value-type="float" office:value="129.41" calcext:value-type="float">
            <text:p>129,41</text:p>
          </table:table-cell>
          <table:table-cell table:formula="of:=IF([.A186]=1;[.E186];IF([.E186]&gt;[.F185];[.E186];[.F185]))" office:value-type="float" office:value="148.19" calcext:value-type="float">
            <text:p>148,19</text:p>
          </table:table-cell>
          <table:table-cell table:formula="of:=IF([.A186]=1;0;IF([.E186]&gt;[.F185];1;0))" office:value-type="float" office:value="0" calcext:value-type="float">
            <text:p>0</text:p>
          </table:table-cell>
          <table:table-cell office:value-type="float" office:value="107.78" calcext:value-type="float">
            <text:p>107,78</text:p>
          </table:table-cell>
          <table:table-cell table:formula="of:=IF([.A186]=1;[.H186];IF([.H186]&gt;[.I185];[.H186];[.I185]))" office:value-type="float" office:value="111.8" calcext:value-type="float">
            <text:p>111,8</text:p>
          </table:table-cell>
          <table:table-cell table:formula="of:=IF([.A186]=1;0;IF([.H186]&gt;[.I185];1;0))" office:value-type="float" office:value="0" calcext:value-type="float">
            <text:p>0</text:p>
          </table:table-cell>
          <table:table-cell table:formula="of:=IF(SUM([.D186];[.G186];[.J18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84.81" calcext:value-type="float">
            <text:p>84,81</text:p>
          </table:table-cell>
          <table:table-cell table:formula="of:=IF([.A187]=1;[.B187];IF([.B187]&gt;[.C186];[.B187];[.C186]))" office:value-type="float" office:value="130" calcext:value-type="float">
            <text:p>130</text:p>
          </table:table-cell>
          <table:table-cell table:formula="of:=IF([.A187]=1;0;IF([.B187]&gt;[.C186];1;0))" office:value-type="float" office:value="0" calcext:value-type="float">
            <text:p>0</text:p>
          </table:table-cell>
          <table:table-cell office:value-type="float" office:value="129.25" calcext:value-type="float">
            <text:p>129,25</text:p>
          </table:table-cell>
          <table:table-cell table:formula="of:=IF([.A187]=1;[.E187];IF([.E187]&gt;[.F186];[.E187];[.F186]))" office:value-type="float" office:value="148.19" calcext:value-type="float">
            <text:p>148,19</text:p>
          </table:table-cell>
          <table:table-cell table:formula="of:=IF([.A187]=1;0;IF([.E187]&gt;[.F186];1;0))" office:value-type="float" office:value="0" calcext:value-type="float">
            <text:p>0</text:p>
          </table:table-cell>
          <table:table-cell office:value-type="float" office:value="109.71" calcext:value-type="float">
            <text:p>109,71</text:p>
          </table:table-cell>
          <table:table-cell table:formula="of:=IF([.A187]=1;[.H187];IF([.H187]&gt;[.I186];[.H187];[.I186]))" office:value-type="float" office:value="111.8" calcext:value-type="float">
            <text:p>111,8</text:p>
          </table:table-cell>
          <table:table-cell table:formula="of:=IF([.A187]=1;0;IF([.H187]&gt;[.I186];1;0))" office:value-type="float" office:value="0" calcext:value-type="float">
            <text:p>0</text:p>
          </table:table-cell>
          <table:table-cell table:formula="of:=IF(SUM([.D187];[.G187];[.J18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86.6" calcext:value-type="float">
            <text:p>86,6</text:p>
          </table:table-cell>
          <table:table-cell table:formula="of:=IF([.A188]=1;[.B188];IF([.B188]&gt;[.C187];[.B188];[.C187]))" office:value-type="float" office:value="130" calcext:value-type="float">
            <text:p>130</text:p>
          </table:table-cell>
          <table:table-cell table:formula="of:=IF([.A188]=1;0;IF([.B188]&gt;[.C187];1;0))" office:value-type="float" office:value="0" calcext:value-type="float">
            <text:p>0</text:p>
          </table:table-cell>
          <table:table-cell office:value-type="float" office:value="129.17" calcext:value-type="float">
            <text:p>129,17</text:p>
          </table:table-cell>
          <table:table-cell table:formula="of:=IF([.A188]=1;[.E188];IF([.E188]&gt;[.F187];[.E188];[.F187]))" office:value-type="float" office:value="148.19" calcext:value-type="float">
            <text:p>148,19</text:p>
          </table:table-cell>
          <table:table-cell table:formula="of:=IF([.A188]=1;0;IF([.E188]&gt;[.F187];1;0))" office:value-type="float" office:value="0" calcext:value-type="float">
            <text:p>0</text:p>
          </table:table-cell>
          <table:table-cell office:value-type="float" office:value="107.74" calcext:value-type="float">
            <text:p>107,74</text:p>
          </table:table-cell>
          <table:table-cell table:formula="of:=IF([.A188]=1;[.H188];IF([.H188]&gt;[.I187];[.H188];[.I187]))" office:value-type="float" office:value="111.8" calcext:value-type="float">
            <text:p>111,8</text:p>
          </table:table-cell>
          <table:table-cell table:formula="of:=IF([.A188]=1;0;IF([.H188]&gt;[.I187];1;0))" office:value-type="float" office:value="0" calcext:value-type="float">
            <text:p>0</text:p>
          </table:table-cell>
          <table:table-cell table:formula="of:=IF(SUM([.D188];[.G188];[.J18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87.71" calcext:value-type="float">
            <text:p>87,71</text:p>
          </table:table-cell>
          <table:table-cell table:formula="of:=IF([.A189]=1;[.B189];IF([.B189]&gt;[.C188];[.B189];[.C188]))" office:value-type="float" office:value="130" calcext:value-type="float">
            <text:p>130</text:p>
          </table:table-cell>
          <table:table-cell table:formula="of:=IF([.A189]=1;0;IF([.B189]&gt;[.C188];1;0))" office:value-type="float" office:value="0" calcext:value-type="float">
            <text:p>0</text:p>
          </table:table-cell>
          <table:table-cell office:value-type="float" office:value="127.81" calcext:value-type="float">
            <text:p>127,81</text:p>
          </table:table-cell>
          <table:table-cell table:formula="of:=IF([.A189]=1;[.E189];IF([.E189]&gt;[.F188];[.E189];[.F188]))" office:value-type="float" office:value="148.19" calcext:value-type="float">
            <text:p>148,19</text:p>
          </table:table-cell>
          <table:table-cell table:formula="of:=IF([.A189]=1;0;IF([.E189]&gt;[.F188];1;0))" office:value-type="float" office:value="0" calcext:value-type="float">
            <text:p>0</text:p>
          </table:table-cell>
          <table:table-cell office:value-type="float" office:value="109.77" calcext:value-type="float">
            <text:p>109,77</text:p>
          </table:table-cell>
          <table:table-cell table:formula="of:=IF([.A189]=1;[.H189];IF([.H189]&gt;[.I188];[.H189];[.I188]))" office:value-type="float" office:value="111.8" calcext:value-type="float">
            <text:p>111,8</text:p>
          </table:table-cell>
          <table:table-cell table:formula="of:=IF([.A189]=1;0;IF([.H189]&gt;[.I188];1;0))" office:value-type="float" office:value="0" calcext:value-type="float">
            <text:p>0</text:p>
          </table:table-cell>
          <table:table-cell table:formula="of:=IF(SUM([.D189];[.G189];[.J18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86.58" calcext:value-type="float">
            <text:p>86,58</text:p>
          </table:table-cell>
          <table:table-cell table:formula="of:=IF([.A190]=1;[.B190];IF([.B190]&gt;[.C189];[.B190];[.C189]))" office:value-type="float" office:value="130" calcext:value-type="float">
            <text:p>130</text:p>
          </table:table-cell>
          <table:table-cell table:formula="of:=IF([.A190]=1;0;IF([.B190]&gt;[.C189];1;0))" office:value-type="float" office:value="0" calcext:value-type="float">
            <text:p>0</text:p>
          </table:table-cell>
          <table:table-cell office:value-type="float" office:value="130.62" calcext:value-type="float">
            <text:p>130,62</text:p>
          </table:table-cell>
          <table:table-cell table:formula="of:=IF([.A190]=1;[.E190];IF([.E190]&gt;[.F189];[.E190];[.F189]))" office:value-type="float" office:value="148.19" calcext:value-type="float">
            <text:p>148,19</text:p>
          </table:table-cell>
          <table:table-cell table:formula="of:=IF([.A190]=1;0;IF([.E190]&gt;[.F189];1;0))" office:value-type="float" office:value="0" calcext:value-type="float">
            <text:p>0</text:p>
          </table:table-cell>
          <table:table-cell office:value-type="float" office:value="111.27" calcext:value-type="float">
            <text:p>111,27</text:p>
          </table:table-cell>
          <table:table-cell table:formula="of:=IF([.A190]=1;[.H190];IF([.H190]&gt;[.I189];[.H190];[.I189]))" office:value-type="float" office:value="111.8" calcext:value-type="float">
            <text:p>111,8</text:p>
          </table:table-cell>
          <table:table-cell table:formula="of:=IF([.A190]=1;0;IF([.H190]&gt;[.I189];1;0))" office:value-type="float" office:value="0" calcext:value-type="float">
            <text:p>0</text:p>
          </table:table-cell>
          <table:table-cell table:formula="of:=IF(SUM([.D190];[.G190];[.J19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85.23" calcext:value-type="float">
            <text:p>85,23</text:p>
          </table:table-cell>
          <table:table-cell table:formula="of:=IF([.A191]=1;[.B191];IF([.B191]&gt;[.C190];[.B191];[.C190]))" office:value-type="float" office:value="130" calcext:value-type="float">
            <text:p>130</text:p>
          </table:table-cell>
          <table:table-cell table:formula="of:=IF([.A191]=1;0;IF([.B191]&gt;[.C190];1;0))" office:value-type="float" office:value="0" calcext:value-type="float">
            <text:p>0</text:p>
          </table:table-cell>
          <table:table-cell office:value-type="float" office:value="129.24" calcext:value-type="float">
            <text:p>129,24</text:p>
          </table:table-cell>
          <table:table-cell table:formula="of:=IF([.A191]=1;[.E191];IF([.E191]&gt;[.F190];[.E191];[.F190]))" office:value-type="float" office:value="148.19" calcext:value-type="float">
            <text:p>148,19</text:p>
          </table:table-cell>
          <table:table-cell table:formula="of:=IF([.A191]=1;0;IF([.E191]&gt;[.F190];1;0))" office:value-type="float" office:value="0" calcext:value-type="float">
            <text:p>0</text:p>
          </table:table-cell>
          <table:table-cell office:value-type="float" office:value="109.41" calcext:value-type="float">
            <text:p>109,41</text:p>
          </table:table-cell>
          <table:table-cell table:formula="of:=IF([.A191]=1;[.H191];IF([.H191]&gt;[.I190];[.H191];[.I190]))" office:value-type="float" office:value="111.8" calcext:value-type="float">
            <text:p>111,8</text:p>
          </table:table-cell>
          <table:table-cell table:formula="of:=IF([.A191]=1;0;IF([.H191]&gt;[.I190];1;0))" office:value-type="float" office:value="0" calcext:value-type="float">
            <text:p>0</text:p>
          </table:table-cell>
          <table:table-cell table:formula="of:=IF(SUM([.D191];[.G191];[.J19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87.45" calcext:value-type="float">
            <text:p>87,45</text:p>
          </table:table-cell>
          <table:table-cell table:formula="of:=IF([.A192]=1;[.B192];IF([.B192]&gt;[.C191];[.B192];[.C191]))" office:value-type="float" office:value="130" calcext:value-type="float">
            <text:p>130</text:p>
          </table:table-cell>
          <table:table-cell table:formula="of:=IF([.A192]=1;0;IF([.B192]&gt;[.C191];1;0))" office:value-type="float" office:value="0" calcext:value-type="float">
            <text:p>0</text:p>
          </table:table-cell>
          <table:table-cell office:value-type="float" office:value="128.72" calcext:value-type="float">
            <text:p>128,72</text:p>
          </table:table-cell>
          <table:table-cell table:formula="of:=IF([.A192]=1;[.E192];IF([.E192]&gt;[.F191];[.E192];[.F191]))" office:value-type="float" office:value="148.19" calcext:value-type="float">
            <text:p>148,19</text:p>
          </table:table-cell>
          <table:table-cell table:formula="of:=IF([.A192]=1;0;IF([.E192]&gt;[.F191];1;0))" office:value-type="float" office:value="0" calcext:value-type="float">
            <text:p>0</text:p>
          </table:table-cell>
          <table:table-cell office:value-type="float" office:value="109.72" calcext:value-type="float">
            <text:p>109,72</text:p>
          </table:table-cell>
          <table:table-cell table:formula="of:=IF([.A192]=1;[.H192];IF([.H192]&gt;[.I191];[.H192];[.I191]))" office:value-type="float" office:value="111.8" calcext:value-type="float">
            <text:p>111,8</text:p>
          </table:table-cell>
          <table:table-cell table:formula="of:=IF([.A192]=1;0;IF([.H192]&gt;[.I191];1;0))" office:value-type="float" office:value="0" calcext:value-type="float">
            <text:p>0</text:p>
          </table:table-cell>
          <table:table-cell table:formula="of:=IF(SUM([.D192];[.G192];[.J19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86.12" calcext:value-type="float">
            <text:p>86,12</text:p>
          </table:table-cell>
          <table:table-cell table:formula="of:=IF([.A193]=1;[.B193];IF([.B193]&gt;[.C192];[.B193];[.C192]))" office:value-type="float" office:value="130" calcext:value-type="float">
            <text:p>130</text:p>
          </table:table-cell>
          <table:table-cell table:formula="of:=IF([.A193]=1;0;IF([.B193]&gt;[.C192];1;0))" office:value-type="float" office:value="0" calcext:value-type="float">
            <text:p>0</text:p>
          </table:table-cell>
          <table:table-cell office:value-type="float" office:value="128.01" calcext:value-type="float">
            <text:p>128,01</text:p>
          </table:table-cell>
          <table:table-cell table:formula="of:=IF([.A193]=1;[.E193];IF([.E193]&gt;[.F192];[.E193];[.F192]))" office:value-type="float" office:value="148.19" calcext:value-type="float">
            <text:p>148,19</text:p>
          </table:table-cell>
          <table:table-cell table:formula="of:=IF([.A193]=1;0;IF([.E193]&gt;[.F192];1;0))" office:value-type="float" office:value="0" calcext:value-type="float">
            <text:p>0</text:p>
          </table:table-cell>
          <table:table-cell office:value-type="float" office:value="108.19" calcext:value-type="float">
            <text:p>108,19</text:p>
          </table:table-cell>
          <table:table-cell table:formula="of:=IF([.A193]=1;[.H193];IF([.H193]&gt;[.I192];[.H193];[.I192]))" office:value-type="float" office:value="111.8" calcext:value-type="float">
            <text:p>111,8</text:p>
          </table:table-cell>
          <table:table-cell table:formula="of:=IF([.A193]=1;0;IF([.H193]&gt;[.I192];1;0))" office:value-type="float" office:value="0" calcext:value-type="float">
            <text:p>0</text:p>
          </table:table-cell>
          <table:table-cell table:formula="of:=IF(SUM([.D193];[.G193];[.J19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87.45" calcext:value-type="float">
            <text:p>87,45</text:p>
          </table:table-cell>
          <table:table-cell table:formula="of:=IF([.A194]=1;[.B194];IF([.B194]&gt;[.C193];[.B194];[.C193]))" office:value-type="float" office:value="130" calcext:value-type="float">
            <text:p>130</text:p>
          </table:table-cell>
          <table:table-cell table:formula="of:=IF([.A194]=1;0;IF([.B194]&gt;[.C193];1;0))" office:value-type="float" office:value="0" calcext:value-type="float">
            <text:p>0</text:p>
          </table:table-cell>
          <table:table-cell office:value-type="float" office:value="127.99" calcext:value-type="float">
            <text:p>127,99</text:p>
          </table:table-cell>
          <table:table-cell table:formula="of:=IF([.A194]=1;[.E194];IF([.E194]&gt;[.F193];[.E194];[.F193]))" office:value-type="float" office:value="148.19" calcext:value-type="float">
            <text:p>148,19</text:p>
          </table:table-cell>
          <table:table-cell table:formula="of:=IF([.A194]=1;0;IF([.E194]&gt;[.F193];1;0))" office:value-type="float" office:value="0" calcext:value-type="float">
            <text:p>0</text:p>
          </table:table-cell>
          <table:table-cell office:value-type="float" office:value="109.68" calcext:value-type="float">
            <text:p>109,68</text:p>
          </table:table-cell>
          <table:table-cell table:formula="of:=IF([.A194]=1;[.H194];IF([.H194]&gt;[.I193];[.H194];[.I193]))" office:value-type="float" office:value="111.8" calcext:value-type="float">
            <text:p>111,8</text:p>
          </table:table-cell>
          <table:table-cell table:formula="of:=IF([.A194]=1;0;IF([.H194]&gt;[.I193];1;0))" office:value-type="float" office:value="0" calcext:value-type="float">
            <text:p>0</text:p>
          </table:table-cell>
          <table:table-cell table:formula="of:=IF(SUM([.D194];[.G194];[.J19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89.49" calcext:value-type="float">
            <text:p>89,49</text:p>
          </table:table-cell>
          <table:table-cell table:formula="of:=IF([.A195]=1;[.B195];IF([.B195]&gt;[.C194];[.B195];[.C194]))" office:value-type="float" office:value="130" calcext:value-type="float">
            <text:p>130</text:p>
          </table:table-cell>
          <table:table-cell table:formula="of:=IF([.A195]=1;0;IF([.B195]&gt;[.C194];1;0))" office:value-type="float" office:value="0" calcext:value-type="float">
            <text:p>0</text:p>
          </table:table-cell>
          <table:table-cell office:value-type="float" office:value="126.59" calcext:value-type="float">
            <text:p>126,59</text:p>
          </table:table-cell>
          <table:table-cell table:formula="of:=IF([.A195]=1;[.E195];IF([.E195]&gt;[.F194];[.E195];[.F194]))" office:value-type="float" office:value="148.19" calcext:value-type="float">
            <text:p>148,19</text:p>
          </table:table-cell>
          <table:table-cell table:formula="of:=IF([.A195]=1;0;IF([.E195]&gt;[.F194];1;0))" office:value-type="float" office:value="0" calcext:value-type="float">
            <text:p>0</text:p>
          </table:table-cell>
          <table:table-cell office:value-type="float" office:value="110.39" calcext:value-type="float">
            <text:p>110,39</text:p>
          </table:table-cell>
          <table:table-cell table:formula="of:=IF([.A195]=1;[.H195];IF([.H195]&gt;[.I194];[.H195];[.I194]))" office:value-type="float" office:value="111.8" calcext:value-type="float">
            <text:p>111,8</text:p>
          </table:table-cell>
          <table:table-cell table:formula="of:=IF([.A195]=1;0;IF([.H195]&gt;[.I194];1;0))" office:value-type="float" office:value="0" calcext:value-type="float">
            <text:p>0</text:p>
          </table:table-cell>
          <table:table-cell table:formula="of:=IF(SUM([.D195];[.G195];[.J19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87.85" calcext:value-type="float">
            <text:p>87,85</text:p>
          </table:table-cell>
          <table:table-cell table:formula="of:=IF([.A196]=1;[.B196];IF([.B196]&gt;[.C195];[.B196];[.C195]))" office:value-type="float" office:value="130" calcext:value-type="float">
            <text:p>130</text:p>
          </table:table-cell>
          <table:table-cell table:formula="of:=IF([.A196]=1;0;IF([.B196]&gt;[.C195];1;0))" office:value-type="float" office:value="0" calcext:value-type="float">
            <text:p>0</text:p>
          </table:table-cell>
          <table:table-cell office:value-type="float" office:value="125.24" calcext:value-type="float">
            <text:p>125,24</text:p>
          </table:table-cell>
          <table:table-cell table:formula="of:=IF([.A196]=1;[.E196];IF([.E196]&gt;[.F195];[.E196];[.F195]))" office:value-type="float" office:value="148.19" calcext:value-type="float">
            <text:p>148,19</text:p>
          </table:table-cell>
          <table:table-cell table:formula="of:=IF([.A196]=1;0;IF([.E196]&gt;[.F195];1;0))" office:value-type="float" office:value="0" calcext:value-type="float">
            <text:p>0</text:p>
          </table:table-cell>
          <table:table-cell office:value-type="float" office:value="111.28" calcext:value-type="float">
            <text:p>111,28</text:p>
          </table:table-cell>
          <table:table-cell table:formula="of:=IF([.A196]=1;[.H196];IF([.H196]&gt;[.I195];[.H196];[.I195]))" office:value-type="float" office:value="111.8" calcext:value-type="float">
            <text:p>111,8</text:p>
          </table:table-cell>
          <table:table-cell table:formula="of:=IF([.A196]=1;0;IF([.H196]&gt;[.I195];1;0))" office:value-type="float" office:value="0" calcext:value-type="float">
            <text:p>0</text:p>
          </table:table-cell>
          <table:table-cell table:formula="of:=IF(SUM([.D196];[.G196];[.J19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89.46" calcext:value-type="float">
            <text:p>89,46</text:p>
          </table:table-cell>
          <table:table-cell table:formula="of:=IF([.A197]=1;[.B197];IF([.B197]&gt;[.C196];[.B197];[.C196]))" office:value-type="float" office:value="130" calcext:value-type="float">
            <text:p>130</text:p>
          </table:table-cell>
          <table:table-cell table:formula="of:=IF([.A197]=1;0;IF([.B197]&gt;[.C196];1;0))" office:value-type="float" office:value="0" calcext:value-type="float">
            <text:p>0</text:p>
          </table:table-cell>
          <table:table-cell office:value-type="float" office:value="123.39" calcext:value-type="float">
            <text:p>123,39</text:p>
          </table:table-cell>
          <table:table-cell table:formula="of:=IF([.A197]=1;[.E197];IF([.E197]&gt;[.F196];[.E197];[.F196]))" office:value-type="float" office:value="148.19" calcext:value-type="float">
            <text:p>148,19</text:p>
          </table:table-cell>
          <table:table-cell table:formula="of:=IF([.A197]=1;0;IF([.E197]&gt;[.F196];1;0))" office:value-type="float" office:value="0" calcext:value-type="float">
            <text:p>0</text:p>
          </table:table-cell>
          <table:table-cell office:value-type="float" office:value="112.56" calcext:value-type="float">
            <text:p>112,56</text:p>
          </table:table-cell>
          <table:table-cell table:formula="of:=IF([.A197]=1;[.H197];IF([.H197]&gt;[.I196];[.H197];[.I196]))" office:value-type="float" office:value="112.56" calcext:value-type="float">
            <text:p>112,56</text:p>
          </table:table-cell>
          <table:table-cell table:formula="of:=IF([.A197]=1;0;IF([.H197]&gt;[.I196];1;0))" office:value-type="float" office:value="1" calcext:value-type="float">
            <text:p>1</text:p>
          </table:table-cell>
          <table:table-cell table:formula="of:=IF(SUM([.D197];[.G197];[.J19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87.6" calcext:value-type="float">
            <text:p>87,6</text:p>
          </table:table-cell>
          <table:table-cell table:formula="of:=IF([.A198]=1;[.B198];IF([.B198]&gt;[.C197];[.B198];[.C197]))" office:value-type="float" office:value="130" calcext:value-type="float">
            <text:p>130</text:p>
          </table:table-cell>
          <table:table-cell table:formula="of:=IF([.A198]=1;0;IF([.B198]&gt;[.C197];1;0))" office:value-type="float" office:value="0" calcext:value-type="float">
            <text:p>0</text:p>
          </table:table-cell>
          <table:table-cell office:value-type="float" office:value="122.61" calcext:value-type="float">
            <text:p>122,61</text:p>
          </table:table-cell>
          <table:table-cell table:formula="of:=IF([.A198]=1;[.E198];IF([.E198]&gt;[.F197];[.E198];[.F197]))" office:value-type="float" office:value="148.19" calcext:value-type="float">
            <text:p>148,19</text:p>
          </table:table-cell>
          <table:table-cell table:formula="of:=IF([.A198]=1;0;IF([.E198]&gt;[.F197];1;0))" office:value-type="float" office:value="0" calcext:value-type="float">
            <text:p>0</text:p>
          </table:table-cell>
          <table:table-cell office:value-type="float" office:value="113.15" calcext:value-type="float">
            <text:p>113,15</text:p>
          </table:table-cell>
          <table:table-cell table:formula="of:=IF([.A198]=1;[.H198];IF([.H198]&gt;[.I197];[.H198];[.I197]))" office:value-type="float" office:value="113.15" calcext:value-type="float">
            <text:p>113,15</text:p>
          </table:table-cell>
          <table:table-cell table:formula="of:=IF([.A198]=1;0;IF([.H198]&gt;[.I197];1;0))" office:value-type="float" office:value="1" calcext:value-type="float">
            <text:p>1</text:p>
          </table:table-cell>
          <table:table-cell table:formula="of:=IF(SUM([.D198];[.G198];[.J19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87.87" calcext:value-type="float">
            <text:p>87,87</text:p>
          </table:table-cell>
          <table:table-cell table:formula="of:=IF([.A199]=1;[.B199];IF([.B199]&gt;[.C198];[.B199];[.C198]))" office:value-type="float" office:value="130" calcext:value-type="float">
            <text:p>130</text:p>
          </table:table-cell>
          <table:table-cell table:formula="of:=IF([.A199]=1;0;IF([.B199]&gt;[.C198];1;0))" office:value-type="float" office:value="0" calcext:value-type="float">
            <text:p>0</text:p>
          </table:table-cell>
          <table:table-cell office:value-type="float" office:value="122.54" calcext:value-type="float">
            <text:p>122,54</text:p>
          </table:table-cell>
          <table:table-cell table:formula="of:=IF([.A199]=1;[.E199];IF([.E199]&gt;[.F198];[.E199];[.F198]))" office:value-type="float" office:value="148.19" calcext:value-type="float">
            <text:p>148,19</text:p>
          </table:table-cell>
          <table:table-cell table:formula="of:=IF([.A199]=1;0;IF([.E199]&gt;[.F198];1;0))" office:value-type="float" office:value="0" calcext:value-type="float">
            <text:p>0</text:p>
          </table:table-cell>
          <table:table-cell office:value-type="float" office:value="114.21" calcext:value-type="float">
            <text:p>114,21</text:p>
          </table:table-cell>
          <table:table-cell table:formula="of:=IF([.A199]=1;[.H199];IF([.H199]&gt;[.I198];[.H199];[.I198]))" office:value-type="float" office:value="114.21" calcext:value-type="float">
            <text:p>114,21</text:p>
          </table:table-cell>
          <table:table-cell table:formula="of:=IF([.A199]=1;0;IF([.H199]&gt;[.I198];1;0))" office:value-type="float" office:value="1" calcext:value-type="float">
            <text:p>1</text:p>
          </table:table-cell>
          <table:table-cell table:formula="of:=IF(SUM([.D199];[.G199];[.J19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88.46" calcext:value-type="float">
            <text:p>88,46</text:p>
          </table:table-cell>
          <table:table-cell table:formula="of:=IF([.A200]=1;[.B200];IF([.B200]&gt;[.C199];[.B200];[.C199]))" office:value-type="float" office:value="130" calcext:value-type="float">
            <text:p>130</text:p>
          </table:table-cell>
          <table:table-cell table:formula="of:=IF([.A200]=1;0;IF([.B200]&gt;[.C199];1;0))" office:value-type="float" office:value="0" calcext:value-type="float">
            <text:p>0</text:p>
          </table:table-cell>
          <table:table-cell office:value-type="float" office:value="121.81" calcext:value-type="float">
            <text:p>121,81</text:p>
          </table:table-cell>
          <table:table-cell table:formula="of:=IF([.A200]=1;[.E200];IF([.E200]&gt;[.F199];[.E200];[.F199]))" office:value-type="float" office:value="148.19" calcext:value-type="float">
            <text:p>148,19</text:p>
          </table:table-cell>
          <table:table-cell table:formula="of:=IF([.A200]=1;0;IF([.E200]&gt;[.F199];1;0))" office:value-type="float" office:value="0" calcext:value-type="float">
            <text:p>0</text:p>
          </table:table-cell>
          <table:table-cell office:value-type="float" office:value="114.89" calcext:value-type="float">
            <text:p>114,89</text:p>
          </table:table-cell>
          <table:table-cell table:formula="of:=IF([.A200]=1;[.H200];IF([.H200]&gt;[.I199];[.H200];[.I199]))" office:value-type="float" office:value="114.89" calcext:value-type="float">
            <text:p>114,89</text:p>
          </table:table-cell>
          <table:table-cell table:formula="of:=IF([.A200]=1;0;IF([.H200]&gt;[.I199];1;0))" office:value-type="float" office:value="1" calcext:value-type="float">
            <text:p>1</text:p>
          </table:table-cell>
          <table:table-cell table:formula="of:=IF(SUM([.D200];[.G200];[.J20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90.4" calcext:value-type="float">
            <text:p>90,4</text:p>
          </table:table-cell>
          <table:table-cell table:formula="of:=IF([.A201]=1;[.B201];IF([.B201]&gt;[.C200];[.B201];[.C200]))" office:value-type="float" office:value="130" calcext:value-type="float">
            <text:p>130</text:p>
          </table:table-cell>
          <table:table-cell table:formula="of:=IF([.A201]=1;0;IF([.B201]&gt;[.C200];1;0))" office:value-type="float" office:value="0" calcext:value-type="float">
            <text:p>0</text:p>
          </table:table-cell>
          <table:table-cell office:value-type="float" office:value="124.57" calcext:value-type="float">
            <text:p>124,57</text:p>
          </table:table-cell>
          <table:table-cell table:formula="of:=IF([.A201]=1;[.E201];IF([.E201]&gt;[.F200];[.E201];[.F200]))" office:value-type="float" office:value="148.19" calcext:value-type="float">
            <text:p>148,19</text:p>
          </table:table-cell>
          <table:table-cell table:formula="of:=IF([.A201]=1;0;IF([.E201]&gt;[.F200];1;0))" office:value-type="float" office:value="0" calcext:value-type="float">
            <text:p>0</text:p>
          </table:table-cell>
          <table:table-cell office:value-type="float" office:value="114.91" calcext:value-type="float">
            <text:p>114,91</text:p>
          </table:table-cell>
          <table:table-cell table:formula="of:=IF([.A201]=1;[.H201];IF([.H201]&gt;[.I200];[.H201];[.I200]))" office:value-type="float" office:value="114.91" calcext:value-type="float">
            <text:p>114,91</text:p>
          </table:table-cell>
          <table:table-cell table:formula="of:=IF([.A201]=1;0;IF([.H201]&gt;[.I200];1;0))" office:value-type="float" office:value="1" calcext:value-type="float">
            <text:p>1</text:p>
          </table:table-cell>
          <table:table-cell table:formula="of:=IF(SUM([.D201];[.G201];[.J20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88.55" calcext:value-type="float">
            <text:p>88,55</text:p>
          </table:table-cell>
          <table:table-cell table:formula="of:=IF([.A202]=1;[.B202];IF([.B202]&gt;[.C201];[.B202];[.C201]))" office:value-type="float" office:value="130" calcext:value-type="float">
            <text:p>130</text:p>
          </table:table-cell>
          <table:table-cell table:formula="of:=IF([.A202]=1;0;IF([.B202]&gt;[.C201];1;0))" office:value-type="float" office:value="0" calcext:value-type="float">
            <text:p>0</text:p>
          </table:table-cell>
          <table:table-cell office:value-type="float" office:value="123.78" calcext:value-type="float">
            <text:p>123,78</text:p>
          </table:table-cell>
          <table:table-cell table:formula="of:=IF([.A202]=1;[.E202];IF([.E202]&gt;[.F201];[.E202];[.F201]))" office:value-type="float" office:value="148.19" calcext:value-type="float">
            <text:p>148,19</text:p>
          </table:table-cell>
          <table:table-cell table:formula="of:=IF([.A202]=1;0;IF([.E202]&gt;[.F201];1;0))" office:value-type="float" office:value="0" calcext:value-type="float">
            <text:p>0</text:p>
          </table:table-cell>
          <table:table-cell office:value-type="float" office:value="112.97" calcext:value-type="float">
            <text:p>112,97</text:p>
          </table:table-cell>
          <table:table-cell table:formula="of:=IF([.A202]=1;[.H202];IF([.H202]&gt;[.I201];[.H202];[.I201]))" office:value-type="float" office:value="114.91" calcext:value-type="float">
            <text:p>114,91</text:p>
          </table:table-cell>
          <table:table-cell table:formula="of:=IF([.A202]=1;0;IF([.H202]&gt;[.I201];1;0))" office:value-type="float" office:value="0" calcext:value-type="float">
            <text:p>0</text:p>
          </table:table-cell>
          <table:table-cell table:formula="of:=IF(SUM([.D202];[.G202];[.J20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86.63" calcext:value-type="float">
            <text:p>86,63</text:p>
          </table:table-cell>
          <table:table-cell table:formula="of:=IF([.A203]=1;[.B203];IF([.B203]&gt;[.C202];[.B203];[.C202]))" office:value-type="float" office:value="130" calcext:value-type="float">
            <text:p>130</text:p>
          </table:table-cell>
          <table:table-cell table:formula="of:=IF([.A203]=1;0;IF([.B203]&gt;[.C202];1;0))" office:value-type="float" office:value="0" calcext:value-type="float">
            <text:p>0</text:p>
          </table:table-cell>
          <table:table-cell office:value-type="float" office:value="126.62" calcext:value-type="float">
            <text:p>126,62</text:p>
          </table:table-cell>
          <table:table-cell table:formula="of:=IF([.A203]=1;[.E203];IF([.E203]&gt;[.F202];[.E203];[.F202]))" office:value-type="float" office:value="148.19" calcext:value-type="float">
            <text:p>148,19</text:p>
          </table:table-cell>
          <table:table-cell table:formula="of:=IF([.A203]=1;0;IF([.E203]&gt;[.F202];1;0))" office:value-type="float" office:value="0" calcext:value-type="float">
            <text:p>0</text:p>
          </table:table-cell>
          <table:table-cell office:value-type="float" office:value="111.12" calcext:value-type="float">
            <text:p>111,12</text:p>
          </table:table-cell>
          <table:table-cell table:formula="of:=IF([.A203]=1;[.H203];IF([.H203]&gt;[.I202];[.H203];[.I202]))" office:value-type="float" office:value="114.91" calcext:value-type="float">
            <text:p>114,91</text:p>
          </table:table-cell>
          <table:table-cell table:formula="of:=IF([.A203]=1;0;IF([.H203]&gt;[.I202];1;0))" office:value-type="float" office:value="0" calcext:value-type="float">
            <text:p>0</text:p>
          </table:table-cell>
          <table:table-cell table:formula="of:=IF(SUM([.D203];[.G203];[.J20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88.98" calcext:value-type="float">
            <text:p>88,98</text:p>
          </table:table-cell>
          <table:table-cell table:formula="of:=IF([.A204]=1;[.B204];IF([.B204]&gt;[.C203];[.B204];[.C203]))" office:value-type="float" office:value="130" calcext:value-type="float">
            <text:p>130</text:p>
          </table:table-cell>
          <table:table-cell table:formula="of:=IF([.A204]=1;0;IF([.B204]&gt;[.C203];1;0))" office:value-type="float" office:value="0" calcext:value-type="float">
            <text:p>0</text:p>
          </table:table-cell>
          <table:table-cell office:value-type="float" office:value="125.63" calcext:value-type="float">
            <text:p>125,63</text:p>
          </table:table-cell>
          <table:table-cell table:formula="of:=IF([.A204]=1;[.E204];IF([.E204]&gt;[.F203];[.E204];[.F203]))" office:value-type="float" office:value="148.19" calcext:value-type="float">
            <text:p>148,19</text:p>
          </table:table-cell>
          <table:table-cell table:formula="of:=IF([.A204]=1;0;IF([.E204]&gt;[.F203];1;0))" office:value-type="float" office:value="0" calcext:value-type="float">
            <text:p>0</text:p>
          </table:table-cell>
          <table:table-cell office:value-type="float" office:value="111.44" calcext:value-type="float">
            <text:p>111,44</text:p>
          </table:table-cell>
          <table:table-cell table:formula="of:=IF([.A204]=1;[.H204];IF([.H204]&gt;[.I203];[.H204];[.I203]))" office:value-type="float" office:value="114.91" calcext:value-type="float">
            <text:p>114,91</text:p>
          </table:table-cell>
          <table:table-cell table:formula="of:=IF([.A204]=1;0;IF([.H204]&gt;[.I203];1;0))" office:value-type="float" office:value="0" calcext:value-type="float">
            <text:p>0</text:p>
          </table:table-cell>
          <table:table-cell table:formula="of:=IF(SUM([.D204];[.G204];[.J20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90.85" calcext:value-type="float">
            <text:p>90,85</text:p>
          </table:table-cell>
          <table:table-cell table:formula="of:=IF([.A205]=1;[.B205];IF([.B205]&gt;[.C204];[.B205];[.C204]))" office:value-type="float" office:value="130" calcext:value-type="float">
            <text:p>130</text:p>
          </table:table-cell>
          <table:table-cell table:formula="of:=IF([.A205]=1;0;IF([.B205]&gt;[.C204];1;0))" office:value-type="float" office:value="0" calcext:value-type="float">
            <text:p>0</text:p>
          </table:table-cell>
          <table:table-cell office:value-type="float" office:value="124.55" calcext:value-type="float">
            <text:p>124,55</text:p>
          </table:table-cell>
          <table:table-cell table:formula="of:=IF([.A205]=1;[.E205];IF([.E205]&gt;[.F204];[.E205];[.F204]))" office:value-type="float" office:value="148.19" calcext:value-type="float">
            <text:p>148,19</text:p>
          </table:table-cell>
          <table:table-cell table:formula="of:=IF([.A205]=1;0;IF([.E205]&gt;[.F204];1;0))" office:value-type="float" office:value="0" calcext:value-type="float">
            <text:p>0</text:p>
          </table:table-cell>
          <table:table-cell office:value-type="float" office:value="113.24" calcext:value-type="float">
            <text:p>113,24</text:p>
          </table:table-cell>
          <table:table-cell table:formula="of:=IF([.A205]=1;[.H205];IF([.H205]&gt;[.I204];[.H205];[.I204]))" office:value-type="float" office:value="114.91" calcext:value-type="float">
            <text:p>114,91</text:p>
          </table:table-cell>
          <table:table-cell table:formula="of:=IF([.A205]=1;0;IF([.H205]&gt;[.I204];1;0))" office:value-type="float" office:value="0" calcext:value-type="float">
            <text:p>0</text:p>
          </table:table-cell>
          <table:table-cell table:formula="of:=IF(SUM([.D205];[.G205];[.J20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89.19" calcext:value-type="float">
            <text:p>89,19</text:p>
          </table:table-cell>
          <table:table-cell table:formula="of:=IF([.A206]=1;[.B206];IF([.B206]&gt;[.C205];[.B206];[.C205]))" office:value-type="float" office:value="130" calcext:value-type="float">
            <text:p>130</text:p>
          </table:table-cell>
          <table:table-cell table:formula="of:=IF([.A206]=1;0;IF([.B206]&gt;[.C205];1;0))" office:value-type="float" office:value="0" calcext:value-type="float">
            <text:p>0</text:p>
          </table:table-cell>
          <table:table-cell office:value-type="float" office:value="123.8" calcext:value-type="float">
            <text:p>123,8</text:p>
          </table:table-cell>
          <table:table-cell table:formula="of:=IF([.A206]=1;[.E206];IF([.E206]&gt;[.F205];[.E206];[.F205]))" office:value-type="float" office:value="148.19" calcext:value-type="float">
            <text:p>148,19</text:p>
          </table:table-cell>
          <table:table-cell table:formula="of:=IF([.A206]=1;0;IF([.E206]&gt;[.F205];1;0))" office:value-type="float" office:value="0" calcext:value-type="float">
            <text:p>0</text:p>
          </table:table-cell>
          <table:table-cell office:value-type="float" office:value="111.26" calcext:value-type="float">
            <text:p>111,26</text:p>
          </table:table-cell>
          <table:table-cell table:formula="of:=IF([.A206]=1;[.H206];IF([.H206]&gt;[.I205];[.H206];[.I205]))" office:value-type="float" office:value="114.91" calcext:value-type="float">
            <text:p>114,91</text:p>
          </table:table-cell>
          <table:table-cell table:formula="of:=IF([.A206]=1;0;IF([.H206]&gt;[.I205];1;0))" office:value-type="float" office:value="0" calcext:value-type="float">
            <text:p>0</text:p>
          </table:table-cell>
          <table:table-cell table:formula="of:=IF(SUM([.D206];[.G206];[.J20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91.15" calcext:value-type="float">
            <text:p>91,15</text:p>
          </table:table-cell>
          <table:table-cell table:formula="of:=IF([.A207]=1;[.B207];IF([.B207]&gt;[.C206];[.B207];[.C206]))" office:value-type="float" office:value="130" calcext:value-type="float">
            <text:p>130</text:p>
          </table:table-cell>
          <table:table-cell table:formula="of:=IF([.A207]=1;0;IF([.B207]&gt;[.C206];1;0))" office:value-type="float" office:value="0" calcext:value-type="float">
            <text:p>0</text:p>
          </table:table-cell>
          <table:table-cell office:value-type="float" office:value="123.76" calcext:value-type="float">
            <text:p>123,76</text:p>
          </table:table-cell>
          <table:table-cell table:formula="of:=IF([.A207]=1;[.E207];IF([.E207]&gt;[.F206];[.E207];[.F206]))" office:value-type="float" office:value="148.19" calcext:value-type="float">
            <text:p>148,19</text:p>
          </table:table-cell>
          <table:table-cell table:formula="of:=IF([.A207]=1;0;IF([.E207]&gt;[.F206];1;0))" office:value-type="float" office:value="0" calcext:value-type="float">
            <text:p>0</text:p>
          </table:table-cell>
          <table:table-cell office:value-type="float" office:value="109.56" calcext:value-type="float">
            <text:p>109,56</text:p>
          </table:table-cell>
          <table:table-cell table:formula="of:=IF([.A207]=1;[.H207];IF([.H207]&gt;[.I206];[.H207];[.I206]))" office:value-type="float" office:value="114.91" calcext:value-type="float">
            <text:p>114,91</text:p>
          </table:table-cell>
          <table:table-cell table:formula="of:=IF([.A207]=1;0;IF([.H207]&gt;[.I206];1;0))" office:value-type="float" office:value="0" calcext:value-type="float">
            <text:p>0</text:p>
          </table:table-cell>
          <table:table-cell table:formula="of:=IF(SUM([.D207];[.G207];[.J20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93.49" calcext:value-type="float">
            <text:p>93,49</text:p>
          </table:table-cell>
          <table:table-cell table:formula="of:=IF([.A208]=1;[.B208];IF([.B208]&gt;[.C207];[.B208];[.C207]))" office:value-type="float" office:value="130" calcext:value-type="float">
            <text:p>130</text:p>
          </table:table-cell>
          <table:table-cell table:formula="of:=IF([.A208]=1;0;IF([.B208]&gt;[.C207];1;0))" office:value-type="float" office:value="0" calcext:value-type="float">
            <text:p>0</text:p>
          </table:table-cell>
          <table:table-cell office:value-type="float" office:value="122.59" calcext:value-type="float">
            <text:p>122,59</text:p>
          </table:table-cell>
          <table:table-cell table:formula="of:=IF([.A208]=1;[.E208];IF([.E208]&gt;[.F207];[.E208];[.F207]))" office:value-type="float" office:value="148.19" calcext:value-type="float">
            <text:p>148,19</text:p>
          </table:table-cell>
          <table:table-cell table:formula="of:=IF([.A208]=1;0;IF([.E208]&gt;[.F207];1;0))" office:value-type="float" office:value="0" calcext:value-type="float">
            <text:p>0</text:p>
          </table:table-cell>
          <table:table-cell office:value-type="float" office:value="109.82" calcext:value-type="float">
            <text:p>109,82</text:p>
          </table:table-cell>
          <table:table-cell table:formula="of:=IF([.A208]=1;[.H208];IF([.H208]&gt;[.I207];[.H208];[.I207]))" office:value-type="float" office:value="114.91" calcext:value-type="float">
            <text:p>114,91</text:p>
          </table:table-cell>
          <table:table-cell table:formula="of:=IF([.A208]=1;0;IF([.H208]&gt;[.I207];1;0))" office:value-type="float" office:value="0" calcext:value-type="float">
            <text:p>0</text:p>
          </table:table-cell>
          <table:table-cell table:formula="of:=IF(SUM([.D208];[.G208];[.J20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92.45" calcext:value-type="float">
            <text:p>92,45</text:p>
          </table:table-cell>
          <table:table-cell table:formula="of:=IF([.A209]=1;[.B209];IF([.B209]&gt;[.C208];[.B209];[.C208]))" office:value-type="float" office:value="130" calcext:value-type="float">
            <text:p>130</text:p>
          </table:table-cell>
          <table:table-cell table:formula="of:=IF([.A209]=1;0;IF([.B209]&gt;[.C208];1;0))" office:value-type="float" office:value="0" calcext:value-type="float">
            <text:p>0</text:p>
          </table:table-cell>
          <table:table-cell office:value-type="float" office:value="121.07" calcext:value-type="float">
            <text:p>121,07</text:p>
          </table:table-cell>
          <table:table-cell table:formula="of:=IF([.A209]=1;[.E209];IF([.E209]&gt;[.F208];[.E209];[.F208]))" office:value-type="float" office:value="148.19" calcext:value-type="float">
            <text:p>148,19</text:p>
          </table:table-cell>
          <table:table-cell table:formula="of:=IF([.A209]=1;0;IF([.E209]&gt;[.F208];1;0))" office:value-type="float" office:value="0" calcext:value-type="float">
            <text:p>0</text:p>
          </table:table-cell>
          <table:table-cell office:value-type="float" office:value="111.61" calcext:value-type="float">
            <text:p>111,61</text:p>
          </table:table-cell>
          <table:table-cell table:formula="of:=IF([.A209]=1;[.H209];IF([.H209]&gt;[.I208];[.H209];[.I208]))" office:value-type="float" office:value="114.91" calcext:value-type="float">
            <text:p>114,91</text:p>
          </table:table-cell>
          <table:table-cell table:formula="of:=IF([.A209]=1;0;IF([.H209]&gt;[.I208];1;0))" office:value-type="float" office:value="0" calcext:value-type="float">
            <text:p>0</text:p>
          </table:table-cell>
          <table:table-cell table:formula="of:=IF(SUM([.D209];[.G209];[.J20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90.51" calcext:value-type="float">
            <text:p>90,51</text:p>
          </table:table-cell>
          <table:table-cell table:formula="of:=IF([.A210]=1;[.B210];IF([.B210]&gt;[.C209];[.B210];[.C209]))" office:value-type="float" office:value="130" calcext:value-type="float">
            <text:p>130</text:p>
          </table:table-cell>
          <table:table-cell table:formula="of:=IF([.A210]=1;0;IF([.B210]&gt;[.C209];1;0))" office:value-type="float" office:value="0" calcext:value-type="float">
            <text:p>0</text:p>
          </table:table-cell>
          <table:table-cell office:value-type="float" office:value="119.15" calcext:value-type="float">
            <text:p>119,15</text:p>
          </table:table-cell>
          <table:table-cell table:formula="of:=IF([.A210]=1;[.E210];IF([.E210]&gt;[.F209];[.E210];[.F209]))" office:value-type="float" office:value="148.19" calcext:value-type="float">
            <text:p>148,19</text:p>
          </table:table-cell>
          <table:table-cell table:formula="of:=IF([.A210]=1;0;IF([.E210]&gt;[.F209];1;0))" office:value-type="float" office:value="0" calcext:value-type="float">
            <text:p>0</text:p>
          </table:table-cell>
          <table:table-cell office:value-type="float" office:value="110.11" calcext:value-type="float">
            <text:p>110,11</text:p>
          </table:table-cell>
          <table:table-cell table:formula="of:=IF([.A210]=1;[.H210];IF([.H210]&gt;[.I209];[.H210];[.I209]))" office:value-type="float" office:value="114.91" calcext:value-type="float">
            <text:p>114,91</text:p>
          </table:table-cell>
          <table:table-cell table:formula="of:=IF([.A210]=1;0;IF([.H210]&gt;[.I209];1;0))" office:value-type="float" office:value="0" calcext:value-type="float">
            <text:p>0</text:p>
          </table:table-cell>
          <table:table-cell table:formula="of:=IF(SUM([.D210];[.G210];[.J21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91.65" calcext:value-type="float">
            <text:p>91,65</text:p>
          </table:table-cell>
          <table:table-cell table:formula="of:=IF([.A211]=1;[.B211];IF([.B211]&gt;[.C210];[.B211];[.C210]))" office:value-type="float" office:value="130" calcext:value-type="float">
            <text:p>130</text:p>
          </table:table-cell>
          <table:table-cell table:formula="of:=IF([.A211]=1;0;IF([.B211]&gt;[.C210];1;0))" office:value-type="float" office:value="0" calcext:value-type="float">
            <text:p>0</text:p>
          </table:table-cell>
          <table:table-cell office:value-type="float" office:value="122.04" calcext:value-type="float">
            <text:p>122,04</text:p>
          </table:table-cell>
          <table:table-cell table:formula="of:=IF([.A211]=1;[.E211];IF([.E211]&gt;[.F210];[.E211];[.F210]))" office:value-type="float" office:value="148.19" calcext:value-type="float">
            <text:p>148,19</text:p>
          </table:table-cell>
          <table:table-cell table:formula="of:=IF([.A211]=1;0;IF([.E211]&gt;[.F210];1;0))" office:value-type="float" office:value="0" calcext:value-type="float">
            <text:p>0</text:p>
          </table:table-cell>
          <table:table-cell office:value-type="float" office:value="111.72" calcext:value-type="float">
            <text:p>111,72</text:p>
          </table:table-cell>
          <table:table-cell table:formula="of:=IF([.A211]=1;[.H211];IF([.H211]&gt;[.I210];[.H211];[.I210]))" office:value-type="float" office:value="114.91" calcext:value-type="float">
            <text:p>114,91</text:p>
          </table:table-cell>
          <table:table-cell table:formula="of:=IF([.A211]=1;0;IF([.H211]&gt;[.I210];1;0))" office:value-type="float" office:value="0" calcext:value-type="float">
            <text:p>0</text:p>
          </table:table-cell>
          <table:table-cell table:formula="of:=IF(SUM([.D211];[.G211];[.J21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92.92" calcext:value-type="float">
            <text:p>92,92</text:p>
          </table:table-cell>
          <table:table-cell table:formula="of:=IF([.A212]=1;[.B212];IF([.B212]&gt;[.C211];[.B212];[.C211]))" office:value-type="float" office:value="130" calcext:value-type="float">
            <text:p>130</text:p>
          </table:table-cell>
          <table:table-cell table:formula="of:=IF([.A212]=1;0;IF([.B212]&gt;[.C211];1;0))" office:value-type="float" office:value="0" calcext:value-type="float">
            <text:p>0</text:p>
          </table:table-cell>
          <table:table-cell office:value-type="float" office:value="120.35" calcext:value-type="float">
            <text:p>120,35</text:p>
          </table:table-cell>
          <table:table-cell table:formula="of:=IF([.A212]=1;[.E212];IF([.E212]&gt;[.F211];[.E212];[.F211]))" office:value-type="float" office:value="148.19" calcext:value-type="float">
            <text:p>148,19</text:p>
          </table:table-cell>
          <table:table-cell table:formula="of:=IF([.A212]=1;0;IF([.E212]&gt;[.F211];1;0))" office:value-type="float" office:value="0" calcext:value-type="float">
            <text:p>0</text:p>
          </table:table-cell>
          <table:table-cell office:value-type="float" office:value="111.85" calcext:value-type="float">
            <text:p>111,85</text:p>
          </table:table-cell>
          <table:table-cell table:formula="of:=IF([.A212]=1;[.H212];IF([.H212]&gt;[.I211];[.H212];[.I211]))" office:value-type="float" office:value="114.91" calcext:value-type="float">
            <text:p>114,91</text:p>
          </table:table-cell>
          <table:table-cell table:formula="of:=IF([.A212]=1;0;IF([.H212]&gt;[.I211];1;0))" office:value-type="float" office:value="0" calcext:value-type="float">
            <text:p>0</text:p>
          </table:table-cell>
          <table:table-cell table:formula="of:=IF(SUM([.D212];[.G212];[.J21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91.21" calcext:value-type="float">
            <text:p>91,21</text:p>
          </table:table-cell>
          <table:table-cell table:formula="of:=IF([.A213]=1;[.B213];IF([.B213]&gt;[.C212];[.B213];[.C212]))" office:value-type="float" office:value="130" calcext:value-type="float">
            <text:p>130</text:p>
          </table:table-cell>
          <table:table-cell table:formula="of:=IF([.A213]=1;0;IF([.B213]&gt;[.C212];1;0))" office:value-type="float" office:value="0" calcext:value-type="float">
            <text:p>0</text:p>
          </table:table-cell>
          <table:table-cell office:value-type="float" office:value="119.39" calcext:value-type="float">
            <text:p>119,39</text:p>
          </table:table-cell>
          <table:table-cell table:formula="of:=IF([.A213]=1;[.E213];IF([.E213]&gt;[.F212];[.E213];[.F212]))" office:value-type="float" office:value="148.19" calcext:value-type="float">
            <text:p>148,19</text:p>
          </table:table-cell>
          <table:table-cell table:formula="of:=IF([.A213]=1;0;IF([.E213]&gt;[.F212];1;0))" office:value-type="float" office:value="0" calcext:value-type="float">
            <text:p>0</text:p>
          </table:table-cell>
          <table:table-cell office:value-type="float" office:value="113.24" calcext:value-type="float">
            <text:p>113,24</text:p>
          </table:table-cell>
          <table:table-cell table:formula="of:=IF([.A213]=1;[.H213];IF([.H213]&gt;[.I212];[.H213];[.I212]))" office:value-type="float" office:value="114.91" calcext:value-type="float">
            <text:p>114,91</text:p>
          </table:table-cell>
          <table:table-cell table:formula="of:=IF([.A213]=1;0;IF([.H213]&gt;[.I212];1;0))" office:value-type="float" office:value="0" calcext:value-type="float">
            <text:p>0</text:p>
          </table:table-cell>
          <table:table-cell table:formula="of:=IF(SUM([.D213];[.G213];[.J21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93.43" calcext:value-type="float">
            <text:p>93,43</text:p>
          </table:table-cell>
          <table:table-cell table:formula="of:=IF([.A214]=1;[.B214];IF([.B214]&gt;[.C213];[.B214];[.C213]))" office:value-type="float" office:value="130" calcext:value-type="float">
            <text:p>130</text:p>
          </table:table-cell>
          <table:table-cell table:formula="of:=IF([.A214]=1;0;IF([.B214]&gt;[.C213];1;0))" office:value-type="float" office:value="0" calcext:value-type="float">
            <text:p>0</text:p>
          </table:table-cell>
          <table:table-cell office:value-type="float" office:value="118.26" calcext:value-type="float">
            <text:p>118,26</text:p>
          </table:table-cell>
          <table:table-cell table:formula="of:=IF([.A214]=1;[.E214];IF([.E214]&gt;[.F213];[.E214];[.F213]))" office:value-type="float" office:value="148.19" calcext:value-type="float">
            <text:p>148,19</text:p>
          </table:table-cell>
          <table:table-cell table:formula="of:=IF([.A214]=1;0;IF([.E214]&gt;[.F213];1;0))" office:value-type="float" office:value="0" calcext:value-type="float">
            <text:p>0</text:p>
          </table:table-cell>
          <table:table-cell office:value-type="float" office:value="114.79" calcext:value-type="float">
            <text:p>114,79</text:p>
          </table:table-cell>
          <table:table-cell table:formula="of:=IF([.A214]=1;[.H214];IF([.H214]&gt;[.I213];[.H214];[.I213]))" office:value-type="float" office:value="114.91" calcext:value-type="float">
            <text:p>114,91</text:p>
          </table:table-cell>
          <table:table-cell table:formula="of:=IF([.A214]=1;0;IF([.H214]&gt;[.I213];1;0))" office:value-type="float" office:value="0" calcext:value-type="float">
            <text:p>0</text:p>
          </table:table-cell>
          <table:table-cell table:formula="of:=IF(SUM([.D214];[.G214];[.J21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91.8" calcext:value-type="float">
            <text:p>91,8</text:p>
          </table:table-cell>
          <table:table-cell table:formula="of:=IF([.A215]=1;[.B215];IF([.B215]&gt;[.C214];[.B215];[.C214]))" office:value-type="float" office:value="130" calcext:value-type="float">
            <text:p>130</text:p>
          </table:table-cell>
          <table:table-cell table:formula="of:=IF([.A215]=1;0;IF([.B215]&gt;[.C214];1;0))" office:value-type="float" office:value="0" calcext:value-type="float">
            <text:p>0</text:p>
          </table:table-cell>
          <table:table-cell office:value-type="float" office:value="117.65" calcext:value-type="float">
            <text:p>117,65</text:p>
          </table:table-cell>
          <table:table-cell table:formula="of:=IF([.A215]=1;[.E215];IF([.E215]&gt;[.F214];[.E215];[.F214]))" office:value-type="float" office:value="148.19" calcext:value-type="float">
            <text:p>148,19</text:p>
          </table:table-cell>
          <table:table-cell table:formula="of:=IF([.A215]=1;0;IF([.E215]&gt;[.F214];1;0))" office:value-type="float" office:value="0" calcext:value-type="float">
            <text:p>0</text:p>
          </table:table-cell>
          <table:table-cell office:value-type="float" office:value="113.2" calcext:value-type="float">
            <text:p>113,2</text:p>
          </table:table-cell>
          <table:table-cell table:formula="of:=IF([.A215]=1;[.H215];IF([.H215]&gt;[.I214];[.H215];[.I214]))" office:value-type="float" office:value="114.91" calcext:value-type="float">
            <text:p>114,91</text:p>
          </table:table-cell>
          <table:table-cell table:formula="of:=IF([.A215]=1;0;IF([.H215]&gt;[.I214];1;0))" office:value-type="float" office:value="0" calcext:value-type="float">
            <text:p>0</text:p>
          </table:table-cell>
          <table:table-cell table:formula="of:=IF(SUM([.D215];[.G215];[.J21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91.8" calcext:value-type="float">
            <text:p>91,8</text:p>
          </table:table-cell>
          <table:table-cell table:formula="of:=IF([.A216]=1;[.B216];IF([.B216]&gt;[.C215];[.B216];[.C215]))" office:value-type="float" office:value="130" calcext:value-type="float">
            <text:p>130</text:p>
          </table:table-cell>
          <table:table-cell table:formula="of:=IF([.A216]=1;0;IF([.B216]&gt;[.C215];1;0))" office:value-type="float" office:value="0" calcext:value-type="float">
            <text:p>0</text:p>
          </table:table-cell>
          <table:table-cell office:value-type="float" office:value="116.7" calcext:value-type="float">
            <text:p>116,7</text:p>
          </table:table-cell>
          <table:table-cell table:formula="of:=IF([.A216]=1;[.E216];IF([.E216]&gt;[.F215];[.E216];[.F215]))" office:value-type="float" office:value="148.19" calcext:value-type="float">
            <text:p>148,19</text:p>
          </table:table-cell>
          <table:table-cell table:formula="of:=IF([.A216]=1;0;IF([.E216]&gt;[.F215];1;0))" office:value-type="float" office:value="0" calcext:value-type="float">
            <text:p>0</text:p>
          </table:table-cell>
          <table:table-cell office:value-type="float" office:value="113.27" calcext:value-type="float">
            <text:p>113,27</text:p>
          </table:table-cell>
          <table:table-cell table:formula="of:=IF([.A216]=1;[.H216];IF([.H216]&gt;[.I215];[.H216];[.I215]))" office:value-type="float" office:value="114.91" calcext:value-type="float">
            <text:p>114,91</text:p>
          </table:table-cell>
          <table:table-cell table:formula="of:=IF([.A216]=1;0;IF([.H216]&gt;[.I215];1;0))" office:value-type="float" office:value="0" calcext:value-type="float">
            <text:p>0</text:p>
          </table:table-cell>
          <table:table-cell table:formula="of:=IF(SUM([.D216];[.G216];[.J21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IF([.A217]=1;[.B217];IF([.B217]&gt;[.C216];[.B217];[.C216]))" office:value-type="float" office:value="130" calcext:value-type="float">
            <text:p>130</text:p>
          </table:table-cell>
          <table:table-cell table:formula="of:=IF([.A217]=1;0;IF([.B217]&gt;[.C216];1;0))" office:value-type="float" office:value="0" calcext:value-type="float">
            <text:p>0</text:p>
          </table:table-cell>
          <table:table-cell office:value-type="float" office:value="119.54" calcext:value-type="float">
            <text:p>119,54</text:p>
          </table:table-cell>
          <table:table-cell table:formula="of:=IF([.A217]=1;[.E217];IF([.E217]&gt;[.F216];[.E217];[.F216]))" office:value-type="float" office:value="148.19" calcext:value-type="float">
            <text:p>148,19</text:p>
          </table:table-cell>
          <table:table-cell table:formula="of:=IF([.A217]=1;0;IF([.E217]&gt;[.F216];1;0))" office:value-type="float" office:value="0" calcext:value-type="float">
            <text:p>0</text:p>
          </table:table-cell>
          <table:table-cell office:value-type="float" office:value="111.75" calcext:value-type="float">
            <text:p>111,75</text:p>
          </table:table-cell>
          <table:table-cell table:formula="of:=IF([.A217]=1;[.H217];IF([.H217]&gt;[.I216];[.H217];[.I216]))" office:value-type="float" office:value="114.91" calcext:value-type="float">
            <text:p>114,91</text:p>
          </table:table-cell>
          <table:table-cell table:formula="of:=IF([.A217]=1;0;IF([.H217]&gt;[.I216];1;0))" office:value-type="float" office:value="0" calcext:value-type="float">
            <text:p>0</text:p>
          </table:table-cell>
          <table:table-cell table:formula="of:=IF(SUM([.D217];[.G217];[.J21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2.36" calcext:value-type="float">
            <text:p>92,36</text:p>
          </table:table-cell>
          <table:table-cell table:formula="of:=IF([.A218]=1;[.B218];IF([.B218]&gt;[.C217];[.B218];[.C217]))" office:value-type="float" office:value="130" calcext:value-type="float">
            <text:p>130</text:p>
          </table:table-cell>
          <table:table-cell table:formula="of:=IF([.A218]=1;0;IF([.B218]&gt;[.C217];1;0))" office:value-type="float" office:value="0" calcext:value-type="float">
            <text:p>0</text:p>
          </table:table-cell>
          <table:table-cell office:value-type="float" office:value="117.82" calcext:value-type="float">
            <text:p>117,82</text:p>
          </table:table-cell>
          <table:table-cell table:formula="of:=IF([.A218]=1;[.E218];IF([.E218]&gt;[.F217];[.E218];[.F217]))" office:value-type="float" office:value="148.19" calcext:value-type="float">
            <text:p>148,19</text:p>
          </table:table-cell>
          <table:table-cell table:formula="of:=IF([.A218]=1;0;IF([.E218]&gt;[.F217];1;0))" office:value-type="float" office:value="0" calcext:value-type="float">
            <text:p>0</text:p>
          </table:table-cell>
          <table:table-cell office:value-type="float" office:value="112.97" calcext:value-type="float">
            <text:p>112,97</text:p>
          </table:table-cell>
          <table:table-cell table:formula="of:=IF([.A218]=1;[.H218];IF([.H218]&gt;[.I217];[.H218];[.I217]))" office:value-type="float" office:value="114.91" calcext:value-type="float">
            <text:p>114,91</text:p>
          </table:table-cell>
          <table:table-cell table:formula="of:=IF([.A218]=1;0;IF([.H218]&gt;[.I217];1;0))" office:value-type="float" office:value="0" calcext:value-type="float">
            <text:p>0</text:p>
          </table:table-cell>
          <table:table-cell table:formula="of:=IF(SUM([.D218];[.G218];[.J21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92.9" calcext:value-type="float">
            <text:p>92,9</text:p>
          </table:table-cell>
          <table:table-cell table:formula="of:=IF([.A219]=1;[.B219];IF([.B219]&gt;[.C218];[.B219];[.C218]))" office:value-type="float" office:value="130" calcext:value-type="float">
            <text:p>130</text:p>
          </table:table-cell>
          <table:table-cell table:formula="of:=IF([.A219]=1;0;IF([.B219]&gt;[.C218];1;0))" office:value-type="float" office:value="0" calcext:value-type="float">
            <text:p>0</text:p>
          </table:table-cell>
          <table:table-cell office:value-type="float" office:value="116.68" calcext:value-type="float">
            <text:p>116,68</text:p>
          </table:table-cell>
          <table:table-cell table:formula="of:=IF([.A219]=1;[.E219];IF([.E219]&gt;[.F218];[.E219];[.F218]))" office:value-type="float" office:value="148.19" calcext:value-type="float">
            <text:p>148,19</text:p>
          </table:table-cell>
          <table:table-cell table:formula="of:=IF([.A219]=1;0;IF([.E219]&gt;[.F218];1;0))" office:value-type="float" office:value="0" calcext:value-type="float">
            <text:p>0</text:p>
          </table:table-cell>
          <table:table-cell office:value-type="float" office:value="114.74" calcext:value-type="float">
            <text:p>114,74</text:p>
          </table:table-cell>
          <table:table-cell table:formula="of:=IF([.A219]=1;[.H219];IF([.H219]&gt;[.I218];[.H219];[.I218]))" office:value-type="float" office:value="114.91" calcext:value-type="float">
            <text:p>114,91</text:p>
          </table:table-cell>
          <table:table-cell table:formula="of:=IF([.A219]=1;0;IF([.H219]&gt;[.I218];1;0))" office:value-type="float" office:value="0" calcext:value-type="float">
            <text:p>0</text:p>
          </table:table-cell>
          <table:table-cell table:formula="of:=IF(SUM([.D219];[.G219];[.J21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93.1" calcext:value-type="float">
            <text:p>93,1</text:p>
          </table:table-cell>
          <table:table-cell table:formula="of:=IF([.A220]=1;[.B220];IF([.B220]&gt;[.C219];[.B220];[.C219]))" office:value-type="float" office:value="130" calcext:value-type="float">
            <text:p>130</text:p>
          </table:table-cell>
          <table:table-cell table:formula="of:=IF([.A220]=1;0;IF([.B220]&gt;[.C219];1;0))" office:value-type="float" office:value="0" calcext:value-type="float">
            <text:p>0</text:p>
          </table:table-cell>
          <table:table-cell office:value-type="float" office:value="116.12" calcext:value-type="float">
            <text:p>116,12</text:p>
          </table:table-cell>
          <table:table-cell table:formula="of:=IF([.A220]=1;[.E220];IF([.E220]&gt;[.F219];[.E220];[.F219]))" office:value-type="float" office:value="148.19" calcext:value-type="float">
            <text:p>148,19</text:p>
          </table:table-cell>
          <table:table-cell table:formula="of:=IF([.A220]=1;0;IF([.E220]&gt;[.F219];1;0))" office:value-type="float" office:value="0" calcext:value-type="float">
            <text:p>0</text:p>
          </table:table-cell>
          <table:table-cell office:value-type="float" office:value="115.57" calcext:value-type="float">
            <text:p>115,57</text:p>
          </table:table-cell>
          <table:table-cell table:formula="of:=IF([.A220]=1;[.H220];IF([.H220]&gt;[.I219];[.H220];[.I219]))" office:value-type="float" office:value="115.57" calcext:value-type="float">
            <text:p>115,57</text:p>
          </table:table-cell>
          <table:table-cell table:formula="of:=IF([.A220]=1;0;IF([.H220]&gt;[.I219];1;0))" office:value-type="float" office:value="1" calcext:value-type="float">
            <text:p>1</text:p>
          </table:table-cell>
          <table:table-cell table:formula="of:=IF(SUM([.D220];[.G220];[.J22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91.21" calcext:value-type="float">
            <text:p>91,21</text:p>
          </table:table-cell>
          <table:table-cell table:formula="of:=IF([.A221]=1;[.B221];IF([.B221]&gt;[.C220];[.B221];[.C220]))" office:value-type="float" office:value="130" calcext:value-type="float">
            <text:p>130</text:p>
          </table:table-cell>
          <table:table-cell table:formula="of:=IF([.A221]=1;0;IF([.B221]&gt;[.C220];1;0))" office:value-type="float" office:value="0" calcext:value-type="float">
            <text:p>0</text:p>
          </table:table-cell>
          <table:table-cell office:value-type="float" office:value="114.56" calcext:value-type="float">
            <text:p>114,56</text:p>
          </table:table-cell>
          <table:table-cell table:formula="of:=IF([.A221]=1;[.E221];IF([.E221]&gt;[.F220];[.E221];[.F220]))" office:value-type="float" office:value="148.19" calcext:value-type="float">
            <text:p>148,19</text:p>
          </table:table-cell>
          <table:table-cell table:formula="of:=IF([.A221]=1;0;IF([.E221]&gt;[.F220];1;0))" office:value-type="float" office:value="0" calcext:value-type="float">
            <text:p>0</text:p>
          </table:table-cell>
          <table:table-cell office:value-type="float" office:value="116.87" calcext:value-type="float">
            <text:p>116,87</text:p>
          </table:table-cell>
          <table:table-cell table:formula="of:=IF([.A221]=1;[.H221];IF([.H221]&gt;[.I220];[.H221];[.I220]))" office:value-type="float" office:value="116.87" calcext:value-type="float">
            <text:p>116,87</text:p>
          </table:table-cell>
          <table:table-cell table:formula="of:=IF([.A221]=1;0;IF([.H221]&gt;[.I220];1;0))" office:value-type="float" office:value="1" calcext:value-type="float">
            <text:p>1</text:p>
          </table:table-cell>
          <table:table-cell table:formula="of:=IF(SUM([.D221];[.G221];[.J22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91.54" calcext:value-type="float">
            <text:p>91,54</text:p>
          </table:table-cell>
          <table:table-cell table:formula="of:=IF([.A222]=1;[.B222];IF([.B222]&gt;[.C221];[.B222];[.C221]))" office:value-type="float" office:value="130" calcext:value-type="float">
            <text:p>130</text:p>
          </table:table-cell>
          <table:table-cell table:formula="of:=IF([.A222]=1;0;IF([.B222]&gt;[.C221];1;0))" office:value-type="float" office:value="0" calcext:value-type="float">
            <text:p>0</text:p>
          </table:table-cell>
          <table:table-cell office:value-type="float" office:value="114.52" calcext:value-type="float">
            <text:p>114,52</text:p>
          </table:table-cell>
          <table:table-cell table:formula="of:=IF([.A222]=1;[.E222];IF([.E222]&gt;[.F221];[.E222];[.F221]))" office:value-type="float" office:value="148.19" calcext:value-type="float">
            <text:p>148,19</text:p>
          </table:table-cell>
          <table:table-cell table:formula="of:=IF([.A222]=1;0;IF([.E222]&gt;[.F221];1;0))" office:value-type="float" office:value="0" calcext:value-type="float">
            <text:p>0</text:p>
          </table:table-cell>
          <table:table-cell office:value-type="float" office:value="114.98" calcext:value-type="float">
            <text:p>114,98</text:p>
          </table:table-cell>
          <table:table-cell table:formula="of:=IF([.A222]=1;[.H222];IF([.H222]&gt;[.I221];[.H222];[.I221]))" office:value-type="float" office:value="116.87" calcext:value-type="float">
            <text:p>116,87</text:p>
          </table:table-cell>
          <table:table-cell table:formula="of:=IF([.A222]=1;0;IF([.H222]&gt;[.I221];1;0))" office:value-type="float" office:value="0" calcext:value-type="float">
            <text:p>0</text:p>
          </table:table-cell>
          <table:table-cell table:formula="of:=IF(SUM([.D222];[.G222];[.J22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90.34" calcext:value-type="float">
            <text:p>90,34</text:p>
          </table:table-cell>
          <table:table-cell table:formula="of:=IF([.A223]=1;[.B223];IF([.B223]&gt;[.C222];[.B223];[.C222]))" office:value-type="float" office:value="130" calcext:value-type="float">
            <text:p>130</text:p>
          </table:table-cell>
          <table:table-cell table:formula="of:=IF([.A223]=1;0;IF([.B223]&gt;[.C222];1;0))" office:value-type="float" office:value="0" calcext:value-type="float">
            <text:p>0</text:p>
          </table:table-cell>
          <table:table-cell office:value-type="float" office:value="117.21" calcext:value-type="float">
            <text:p>117,21</text:p>
          </table:table-cell>
          <table:table-cell table:formula="of:=IF([.A223]=1;[.E223];IF([.E223]&gt;[.F222];[.E223];[.F222]))" office:value-type="float" office:value="148.19" calcext:value-type="float">
            <text:p>148,19</text:p>
          </table:table-cell>
          <table:table-cell table:formula="of:=IF([.A223]=1;0;IF([.E223]&gt;[.F222];1;0))" office:value-type="float" office:value="0" calcext:value-type="float">
            <text:p>0</text:p>
          </table:table-cell>
          <table:table-cell office:value-type="float" office:value="115.04" calcext:value-type="float">
            <text:p>115,04</text:p>
          </table:table-cell>
          <table:table-cell table:formula="of:=IF([.A223]=1;[.H223];IF([.H223]&gt;[.I222];[.H223];[.I222]))" office:value-type="float" office:value="116.87" calcext:value-type="float">
            <text:p>116,87</text:p>
          </table:table-cell>
          <table:table-cell table:formula="of:=IF([.A223]=1;0;IF([.H223]&gt;[.I222];1;0))" office:value-type="float" office:value="0" calcext:value-type="float">
            <text:p>0</text:p>
          </table:table-cell>
          <table:table-cell table:formula="of:=IF(SUM([.D223];[.G223];[.J22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92.62" calcext:value-type="float">
            <text:p>92,62</text:p>
          </table:table-cell>
          <table:table-cell table:formula="of:=IF([.A224]=1;[.B224];IF([.B224]&gt;[.C223];[.B224];[.C223]))" office:value-type="float" office:value="130" calcext:value-type="float">
            <text:p>130</text:p>
          </table:table-cell>
          <table:table-cell table:formula="of:=IF([.A224]=1;0;IF([.B224]&gt;[.C223];1;0))" office:value-type="float" office:value="0" calcext:value-type="float">
            <text:p>0</text:p>
          </table:table-cell>
          <table:table-cell office:value-type="float" office:value="115.46" calcext:value-type="float">
            <text:p>115,46</text:p>
          </table:table-cell>
          <table:table-cell table:formula="of:=IF([.A224]=1;[.E224];IF([.E224]&gt;[.F223];[.E224];[.F223]))" office:value-type="float" office:value="148.19" calcext:value-type="float">
            <text:p>148,19</text:p>
          </table:table-cell>
          <table:table-cell table:formula="of:=IF([.A224]=1;0;IF([.E224]&gt;[.F223];1;0))" office:value-type="float" office:value="0" calcext:value-type="float">
            <text:p>0</text:p>
          </table:table-cell>
          <table:table-cell office:value-type="float" office:value="113.31" calcext:value-type="float">
            <text:p>113,31</text:p>
          </table:table-cell>
          <table:table-cell table:formula="of:=IF([.A224]=1;[.H224];IF([.H224]&gt;[.I223];[.H224];[.I223]))" office:value-type="float" office:value="116.87" calcext:value-type="float">
            <text:p>116,87</text:p>
          </table:table-cell>
          <table:table-cell table:formula="of:=IF([.A224]=1;0;IF([.H224]&gt;[.I223];1;0))" office:value-type="float" office:value="0" calcext:value-type="float">
            <text:p>0</text:p>
          </table:table-cell>
          <table:table-cell table:formula="of:=IF(SUM([.D224];[.G224];[.J22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91.21" calcext:value-type="float">
            <text:p>91,21</text:p>
          </table:table-cell>
          <table:table-cell table:formula="of:=IF([.A225]=1;[.B225];IF([.B225]&gt;[.C224];[.B225];[.C224]))" office:value-type="float" office:value="130" calcext:value-type="float">
            <text:p>130</text:p>
          </table:table-cell>
          <table:table-cell table:formula="of:=IF([.A225]=1;0;IF([.B225]&gt;[.C224];1;0))" office:value-type="float" office:value="0" calcext:value-type="float">
            <text:p>0</text:p>
          </table:table-cell>
          <table:table-cell office:value-type="float" office:value="118.16" calcext:value-type="float">
            <text:p>118,16</text:p>
          </table:table-cell>
          <table:table-cell table:formula="of:=IF([.A225]=1;[.E225];IF([.E225]&gt;[.F224];[.E225];[.F224]))" office:value-type="float" office:value="148.19" calcext:value-type="float">
            <text:p>148,19</text:p>
          </table:table-cell>
          <table:table-cell table:formula="of:=IF([.A225]=1;0;IF([.E225]&gt;[.F224];1;0))" office:value-type="float" office:value="0" calcext:value-type="float">
            <text:p>0</text:p>
          </table:table-cell>
          <table:table-cell office:value-type="float" office:value="114.96" calcext:value-type="float">
            <text:p>114,96</text:p>
          </table:table-cell>
          <table:table-cell table:formula="of:=IF([.A225]=1;[.H225];IF([.H225]&gt;[.I224];[.H225];[.I224]))" office:value-type="float" office:value="116.87" calcext:value-type="float">
            <text:p>116,87</text:p>
          </table:table-cell>
          <table:table-cell table:formula="of:=IF([.A225]=1;0;IF([.H225]&gt;[.I224];1;0))" office:value-type="float" office:value="0" calcext:value-type="float">
            <text:p>0</text:p>
          </table:table-cell>
          <table:table-cell table:formula="of:=IF(SUM([.D225];[.G225];[.J22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89.52" calcext:value-type="float">
            <text:p>89,52</text:p>
          </table:table-cell>
          <table:table-cell table:formula="of:=IF([.A226]=1;[.B226];IF([.B226]&gt;[.C225];[.B226];[.C225]))" office:value-type="float" office:value="130" calcext:value-type="float">
            <text:p>130</text:p>
          </table:table-cell>
          <table:table-cell table:formula="of:=IF([.A226]=1;0;IF([.B226]&gt;[.C225];1;0))" office:value-type="float" office:value="0" calcext:value-type="float">
            <text:p>0</text:p>
          </table:table-cell>
          <table:table-cell office:value-type="float" office:value="120.88" calcext:value-type="float">
            <text:p>120,88</text:p>
          </table:table-cell>
          <table:table-cell table:formula="of:=IF([.A226]=1;[.E226];IF([.E226]&gt;[.F225];[.E226];[.F225]))" office:value-type="float" office:value="148.19" calcext:value-type="float">
            <text:p>148,19</text:p>
          </table:table-cell>
          <table:table-cell table:formula="of:=IF([.A226]=1;0;IF([.E226]&gt;[.F225];1;0))" office:value-type="float" office:value="0" calcext:value-type="float">
            <text:p>0</text:p>
          </table:table-cell>
          <table:table-cell office:value-type="float" office:value="116.8" calcext:value-type="float">
            <text:p>116,8</text:p>
          </table:table-cell>
          <table:table-cell table:formula="of:=IF([.A226]=1;[.H226];IF([.H226]&gt;[.I225];[.H226];[.I225]))" office:value-type="float" office:value="116.87" calcext:value-type="float">
            <text:p>116,87</text:p>
          </table:table-cell>
          <table:table-cell table:formula="of:=IF([.A226]=1;0;IF([.H226]&gt;[.I225];1;0))" office:value-type="float" office:value="0" calcext:value-type="float">
            <text:p>0</text:p>
          </table:table-cell>
          <table:table-cell table:formula="of:=IF(SUM([.D226];[.G226];[.J22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90.34" calcext:value-type="float">
            <text:p>90,34</text:p>
          </table:table-cell>
          <table:table-cell table:formula="of:=IF([.A227]=1;[.B227];IF([.B227]&gt;[.C226];[.B227];[.C226]))" office:value-type="float" office:value="130" calcext:value-type="float">
            <text:p>130</text:p>
          </table:table-cell>
          <table:table-cell table:formula="of:=IF([.A227]=1;0;IF([.B227]&gt;[.C226];1;0))" office:value-type="float" office:value="0" calcext:value-type="float">
            <text:p>0</text:p>
          </table:table-cell>
          <table:table-cell office:value-type="float" office:value="119.2" calcext:value-type="float">
            <text:p>119,2</text:p>
          </table:table-cell>
          <table:table-cell table:formula="of:=IF([.A227]=1;[.E227];IF([.E227]&gt;[.F226];[.E227];[.F226]))" office:value-type="float" office:value="148.19" calcext:value-type="float">
            <text:p>148,19</text:p>
          </table:table-cell>
          <table:table-cell table:formula="of:=IF([.A227]=1;0;IF([.E227]&gt;[.F226];1;0))" office:value-type="float" office:value="0" calcext:value-type="float">
            <text:p>0</text:p>
          </table:table-cell>
          <table:table-cell office:value-type="float" office:value="115.36" calcext:value-type="float">
            <text:p>115,36</text:p>
          </table:table-cell>
          <table:table-cell table:formula="of:=IF([.A227]=1;[.H227];IF([.H227]&gt;[.I226];[.H227];[.I226]))" office:value-type="float" office:value="116.87" calcext:value-type="float">
            <text:p>116,87</text:p>
          </table:table-cell>
          <table:table-cell table:formula="of:=IF([.A227]=1;0;IF([.H227]&gt;[.I226];1;0))" office:value-type="float" office:value="0" calcext:value-type="float">
            <text:p>0</text:p>
          </table:table-cell>
          <table:table-cell table:formula="of:=IF(SUM([.D227];[.G227];[.J22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91.91" calcext:value-type="float">
            <text:p>91,91</text:p>
          </table:table-cell>
          <table:table-cell table:formula="of:=IF([.A228]=1;[.B228];IF([.B228]&gt;[.C227];[.B228];[.C227]))" office:value-type="float" office:value="130" calcext:value-type="float">
            <text:p>130</text:p>
          </table:table-cell>
          <table:table-cell table:formula="of:=IF([.A228]=1;0;IF([.B228]&gt;[.C227];1;0))" office:value-type="float" office:value="0" calcext:value-type="float">
            <text:p>0</text:p>
          </table:table-cell>
          <table:table-cell office:value-type="float" office:value="121.71" calcext:value-type="float">
            <text:p>121,71</text:p>
          </table:table-cell>
          <table:table-cell table:formula="of:=IF([.A228]=1;[.E228];IF([.E228]&gt;[.F227];[.E228];[.F227]))" office:value-type="float" office:value="148.19" calcext:value-type="float">
            <text:p>148,19</text:p>
          </table:table-cell>
          <table:table-cell table:formula="of:=IF([.A228]=1;0;IF([.E228]&gt;[.F227];1;0))" office:value-type="float" office:value="0" calcext:value-type="float">
            <text:p>0</text:p>
          </table:table-cell>
          <table:table-cell office:value-type="float" office:value="116.53" calcext:value-type="float">
            <text:p>116,53</text:p>
          </table:table-cell>
          <table:table-cell table:formula="of:=IF([.A228]=1;[.H228];IF([.H228]&gt;[.I227];[.H228];[.I227]))" office:value-type="float" office:value="116.87" calcext:value-type="float">
            <text:p>116,87</text:p>
          </table:table-cell>
          <table:table-cell table:formula="of:=IF([.A228]=1;0;IF([.H228]&gt;[.I227];1;0))" office:value-type="float" office:value="0" calcext:value-type="float">
            <text:p>0</text:p>
          </table:table-cell>
          <table:table-cell table:formula="of:=IF(SUM([.D228];[.G228];[.J22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90.8" calcext:value-type="float">
            <text:p>90,8</text:p>
          </table:table-cell>
          <table:table-cell table:formula="of:=IF([.A229]=1;[.B229];IF([.B229]&gt;[.C228];[.B229];[.C228]))" office:value-type="float" office:value="130" calcext:value-type="float">
            <text:p>130</text:p>
          </table:table-cell>
          <table:table-cell table:formula="of:=IF([.A229]=1;0;IF([.B229]&gt;[.C228];1;0))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formula="of:=IF([.A229]=1;[.E229];IF([.E229]&gt;[.F228];[.E229];[.F228]))" office:value-type="float" office:value="148.19" calcext:value-type="float">
            <text:p>148,19</text:p>
          </table:table-cell>
          <table:table-cell table:formula="of:=IF([.A229]=1;0;IF([.E229]&gt;[.F228];1;0))" office:value-type="float" office:value="0" calcext:value-type="float">
            <text:p>0</text:p>
          </table:table-cell>
          <table:table-cell office:value-type="float" office:value="117.96" calcext:value-type="float">
            <text:p>117,96</text:p>
          </table:table-cell>
          <table:table-cell table:formula="of:=IF([.A229]=1;[.H229];IF([.H229]&gt;[.I228];[.H229];[.I228]))" office:value-type="float" office:value="117.96" calcext:value-type="float">
            <text:p>117,96</text:p>
          </table:table-cell>
          <table:table-cell table:formula="of:=IF([.A229]=1;0;IF([.H229]&gt;[.I228];1;0))" office:value-type="float" office:value="1" calcext:value-type="float">
            <text:p>1</text:p>
          </table:table-cell>
          <table:table-cell table:formula="of:=IF(SUM([.D229];[.G229];[.J22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88.98" calcext:value-type="float">
            <text:p>88,98</text:p>
          </table:table-cell>
          <table:table-cell table:formula="of:=IF([.A230]=1;[.B230];IF([.B230]&gt;[.C229];[.B230];[.C229]))" office:value-type="float" office:value="130" calcext:value-type="float">
            <text:p>130</text:p>
          </table:table-cell>
          <table:table-cell table:formula="of:=IF([.A230]=1;0;IF([.B230]&gt;[.C229];1;0))" office:value-type="float" office:value="0" calcext:value-type="float">
            <text:p>0</text:p>
          </table:table-cell>
          <table:table-cell office:value-type="float" office:value="119.69" calcext:value-type="float">
            <text:p>119,69</text:p>
          </table:table-cell>
          <table:table-cell table:formula="of:=IF([.A230]=1;[.E230];IF([.E230]&gt;[.F229];[.E230];[.F229]))" office:value-type="float" office:value="148.19" calcext:value-type="float">
            <text:p>148,19</text:p>
          </table:table-cell>
          <table:table-cell table:formula="of:=IF([.A230]=1;0;IF([.E230]&gt;[.F229];1;0))" office:value-type="float" office:value="0" calcext:value-type="float">
            <text:p>0</text:p>
          </table:table-cell>
          <table:table-cell office:value-type="float" office:value="118.03" calcext:value-type="float">
            <text:p>118,03</text:p>
          </table:table-cell>
          <table:table-cell table:formula="of:=IF([.A230]=1;[.H230];IF([.H230]&gt;[.I229];[.H230];[.I229]))" office:value-type="float" office:value="118.03" calcext:value-type="float">
            <text:p>118,03</text:p>
          </table:table-cell>
          <table:table-cell table:formula="of:=IF([.A230]=1;0;IF([.H230]&gt;[.I229];1;0))" office:value-type="float" office:value="1" calcext:value-type="float">
            <text:p>1</text:p>
          </table:table-cell>
          <table:table-cell table:formula="of:=IF(SUM([.D230];[.G230];[.J23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89.86" calcext:value-type="float">
            <text:p>89,86</text:p>
          </table:table-cell>
          <table:table-cell table:formula="of:=IF([.A231]=1;[.B231];IF([.B231]&gt;[.C230];[.B231];[.C230]))" office:value-type="float" office:value="130" calcext:value-type="float">
            <text:p>130</text:p>
          </table:table-cell>
          <table:table-cell table:formula="of:=IF([.A231]=1;0;IF([.B231]&gt;[.C230];1;0))" office:value-type="float" office:value="0" calcext:value-type="float">
            <text:p>0</text:p>
          </table:table-cell>
          <table:table-cell office:value-type="float" office:value="117.74" calcext:value-type="float">
            <text:p>117,74</text:p>
          </table:table-cell>
          <table:table-cell table:formula="of:=IF([.A231]=1;[.E231];IF([.E231]&gt;[.F230];[.E231];[.F230]))" office:value-type="float" office:value="148.19" calcext:value-type="float">
            <text:p>148,19</text:p>
          </table:table-cell>
          <table:table-cell table:formula="of:=IF([.A231]=1;0;IF([.E231]&gt;[.F230];1;0))" office:value-type="float" office:value="0" calcext:value-type="float">
            <text:p>0</text:p>
          </table:table-cell>
          <table:table-cell office:value-type="float" office:value="119.61" calcext:value-type="float">
            <text:p>119,61</text:p>
          </table:table-cell>
          <table:table-cell table:formula="of:=IF([.A231]=1;[.H231];IF([.H231]&gt;[.I230];[.H231];[.I230]))" office:value-type="float" office:value="119.61" calcext:value-type="float">
            <text:p>119,61</text:p>
          </table:table-cell>
          <table:table-cell table:formula="of:=IF([.A231]=1;0;IF([.H231]&gt;[.I230];1;0))" office:value-type="float" office:value="1" calcext:value-type="float">
            <text:p>1</text:p>
          </table:table-cell>
          <table:table-cell table:formula="of:=IF(SUM([.D231];[.G231];[.J23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88.45" calcext:value-type="float">
            <text:p>88,45</text:p>
          </table:table-cell>
          <table:table-cell table:formula="of:=IF([.A232]=1;[.B232];IF([.B232]&gt;[.C231];[.B232];[.C231]))" office:value-type="float" office:value="130" calcext:value-type="float">
            <text:p>130</text:p>
          </table:table-cell>
          <table:table-cell table:formula="of:=IF([.A232]=1;0;IF([.B232]&gt;[.C231];1;0))" office:value-type="float" office:value="0" calcext:value-type="float">
            <text:p>0</text:p>
          </table:table-cell>
          <table:table-cell office:value-type="float" office:value="115.81" calcext:value-type="float">
            <text:p>115,81</text:p>
          </table:table-cell>
          <table:table-cell table:formula="of:=IF([.A232]=1;[.E232];IF([.E232]&gt;[.F231];[.E232];[.F231]))" office:value-type="float" office:value="148.19" calcext:value-type="float">
            <text:p>148,19</text:p>
          </table:table-cell>
          <table:table-cell table:formula="of:=IF([.A232]=1;0;IF([.E232]&gt;[.F231];1;0))" office:value-type="float" office:value="0" calcext:value-type="float">
            <text:p>0</text:p>
          </table:table-cell>
          <table:table-cell office:value-type="float" office:value="120.03" calcext:value-type="float">
            <text:p>120,03</text:p>
          </table:table-cell>
          <table:table-cell table:formula="of:=IF([.A232]=1;[.H232];IF([.H232]&gt;[.I231];[.H232];[.I231]))" office:value-type="float" office:value="120.03" calcext:value-type="float">
            <text:p>120,03</text:p>
          </table:table-cell>
          <table:table-cell table:formula="of:=IF([.A232]=1;0;IF([.H232]&gt;[.I231];1;0))" office:value-type="float" office:value="1" calcext:value-type="float">
            <text:p>1</text:p>
          </table:table-cell>
          <table:table-cell table:formula="of:=IF(SUM([.D232];[.G232];[.J23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86.77" calcext:value-type="float">
            <text:p>86,77</text:p>
          </table:table-cell>
          <table:table-cell table:formula="of:=IF([.A233]=1;[.B233];IF([.B233]&gt;[.C232];[.B233];[.C232]))" office:value-type="float" office:value="130" calcext:value-type="float">
            <text:p>130</text:p>
          </table:table-cell>
          <table:table-cell table:formula="of:=IF([.A233]=1;0;IF([.B233]&gt;[.C232];1;0))" office:value-type="float" office:value="0" calcext:value-type="float">
            <text:p>0</text:p>
          </table:table-cell>
          <table:table-cell office:value-type="float" office:value="115.06" calcext:value-type="float">
            <text:p>115,06</text:p>
          </table:table-cell>
          <table:table-cell table:formula="of:=IF([.A233]=1;[.E233];IF([.E233]&gt;[.F232];[.E233];[.F232]))" office:value-type="float" office:value="148.19" calcext:value-type="float">
            <text:p>148,19</text:p>
          </table:table-cell>
          <table:table-cell table:formula="of:=IF([.A233]=1;0;IF([.E233]&gt;[.F232];1;0))" office:value-type="float" office:value="0" calcext:value-type="float">
            <text:p>0</text:p>
          </table:table-cell>
          <table:table-cell office:value-type="float" office:value="121.42" calcext:value-type="float">
            <text:p>121,42</text:p>
          </table:table-cell>
          <table:table-cell table:formula="of:=IF([.A233]=1;[.H233];IF([.H233]&gt;[.I232];[.H233];[.I232]))" office:value-type="float" office:value="121.42" calcext:value-type="float">
            <text:p>121,42</text:p>
          </table:table-cell>
          <table:table-cell table:formula="of:=IF([.A233]=1;0;IF([.H233]&gt;[.I232];1;0))" office:value-type="float" office:value="1" calcext:value-type="float">
            <text:p>1</text:p>
          </table:table-cell>
          <table:table-cell table:formula="of:=IF(SUM([.D233];[.G233];[.J23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85.63" calcext:value-type="float">
            <text:p>85,63</text:p>
          </table:table-cell>
          <table:table-cell table:formula="of:=IF([.A234]=1;[.B234];IF([.B234]&gt;[.C233];[.B234];[.C233]))" office:value-type="float" office:value="130" calcext:value-type="float">
            <text:p>130</text:p>
          </table:table-cell>
          <table:table-cell table:formula="of:=IF([.A234]=1;0;IF([.B234]&gt;[.C233];1;0))" office:value-type="float" office:value="0" calcext:value-type="float">
            <text:p>0</text:p>
          </table:table-cell>
          <table:table-cell office:value-type="float" office:value="117.64" calcext:value-type="float">
            <text:p>117,64</text:p>
          </table:table-cell>
          <table:table-cell table:formula="of:=IF([.A234]=1;[.E234];IF([.E234]&gt;[.F233];[.E234];[.F233]))" office:value-type="float" office:value="148.19" calcext:value-type="float">
            <text:p>148,19</text:p>
          </table:table-cell>
          <table:table-cell table:formula="of:=IF([.A234]=1;0;IF([.E234]&gt;[.F233];1;0))" office:value-type="float" office:value="0" calcext:value-type="float">
            <text:p>0</text:p>
          </table:table-cell>
          <table:table-cell office:value-type="float" office:value="119.78" calcext:value-type="float">
            <text:p>119,78</text:p>
          </table:table-cell>
          <table:table-cell table:formula="of:=IF([.A234]=1;[.H234];IF([.H234]&gt;[.I233];[.H234];[.I233]))" office:value-type="float" office:value="121.42" calcext:value-type="float">
            <text:p>121,42</text:p>
          </table:table-cell>
          <table:table-cell table:formula="of:=IF([.A234]=1;0;IF([.H234]&gt;[.I233];1;0))" office:value-type="float" office:value="0" calcext:value-type="float">
            <text:p>0</text:p>
          </table:table-cell>
          <table:table-cell table:formula="of:=IF(SUM([.D234];[.G234];[.J23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87.73" calcext:value-type="float">
            <text:p>87,73</text:p>
          </table:table-cell>
          <table:table-cell table:formula="of:=IF([.A235]=1;[.B235];IF([.B235]&gt;[.C234];[.B235];[.C234]))" office:value-type="float" office:value="130" calcext:value-type="float">
            <text:p>130</text:p>
          </table:table-cell>
          <table:table-cell table:formula="of:=IF([.A235]=1;0;IF([.B235]&gt;[.C234];1;0))" office:value-type="float" office:value="0" calcext:value-type="float">
            <text:p>0</text:p>
          </table:table-cell>
          <table:table-cell office:value-type="float" office:value="116.28" calcext:value-type="float">
            <text:p>116,28</text:p>
          </table:table-cell>
          <table:table-cell table:formula="of:=IF([.A235]=1;[.E235];IF([.E235]&gt;[.F234];[.E235];[.F234]))" office:value-type="float" office:value="148.19" calcext:value-type="float">
            <text:p>148,19</text:p>
          </table:table-cell>
          <table:table-cell table:formula="of:=IF([.A235]=1;0;IF([.E235]&gt;[.F234];1;0))" office:value-type="float" office:value="0" calcext:value-type="float">
            <text:p>0</text:p>
          </table:table-cell>
          <table:table-cell office:value-type="float" office:value="117.8" calcext:value-type="float">
            <text:p>117,8</text:p>
          </table:table-cell>
          <table:table-cell table:formula="of:=IF([.A235]=1;[.H235];IF([.H235]&gt;[.I234];[.H235];[.I234]))" office:value-type="float" office:value="121.42" calcext:value-type="float">
            <text:p>121,42</text:p>
          </table:table-cell>
          <table:table-cell table:formula="of:=IF([.A235]=1;0;IF([.H235]&gt;[.I234];1;0))" office:value-type="float" office:value="0" calcext:value-type="float">
            <text:p>0</text:p>
          </table:table-cell>
          <table:table-cell table:formula="of:=IF(SUM([.D235];[.G235];[.J23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89.17" calcext:value-type="float">
            <text:p>89,17</text:p>
          </table:table-cell>
          <table:table-cell table:formula="of:=IF([.A236]=1;[.B236];IF([.B236]&gt;[.C235];[.B236];[.C235]))" office:value-type="float" office:value="130" calcext:value-type="float">
            <text:p>130</text:p>
          </table:table-cell>
          <table:table-cell table:formula="of:=IF([.A236]=1;0;IF([.B236]&gt;[.C235];1;0))" office:value-type="float" office:value="0" calcext:value-type="float">
            <text:p>0</text:p>
          </table:table-cell>
          <table:table-cell office:value-type="float" office:value="116.04" calcext:value-type="float">
            <text:p>116,04</text:p>
          </table:table-cell>
          <table:table-cell table:formula="of:=IF([.A236]=1;[.E236];IF([.E236]&gt;[.F235];[.E236];[.F235]))" office:value-type="float" office:value="148.19" calcext:value-type="float">
            <text:p>148,19</text:p>
          </table:table-cell>
          <table:table-cell table:formula="of:=IF([.A236]=1;0;IF([.E236]&gt;[.F235];1;0))" office:value-type="float" office:value="0" calcext:value-type="float">
            <text:p>0</text:p>
          </table:table-cell>
          <table:table-cell office:value-type="float" office:value="118.56" calcext:value-type="float">
            <text:p>118,56</text:p>
          </table:table-cell>
          <table:table-cell table:formula="of:=IF([.A236]=1;[.H236];IF([.H236]&gt;[.I235];[.H236];[.I235]))" office:value-type="float" office:value="121.42" calcext:value-type="float">
            <text:p>121,42</text:p>
          </table:table-cell>
          <table:table-cell table:formula="of:=IF([.A236]=1;0;IF([.H236]&gt;[.I235];1;0))" office:value-type="float" office:value="0" calcext:value-type="float">
            <text:p>0</text:p>
          </table:table-cell>
          <table:table-cell table:formula="of:=IF(SUM([.D236];[.G236];[.J23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88.01" calcext:value-type="float">
            <text:p>88,01</text:p>
          </table:table-cell>
          <table:table-cell table:formula="of:=IF([.A237]=1;[.B237];IF([.B237]&gt;[.C236];[.B237];[.C236]))" office:value-type="float" office:value="130" calcext:value-type="float">
            <text:p>130</text:p>
          </table:table-cell>
          <table:table-cell table:formula="of:=IF([.A237]=1;0;IF([.B237]&gt;[.C236];1;0))" office:value-type="float" office:value="0" calcext:value-type="float">
            <text:p>0</text:p>
          </table:table-cell>
          <table:table-cell office:value-type="float" office:value="115.24" calcext:value-type="float">
            <text:p>115,24</text:p>
          </table:table-cell>
          <table:table-cell table:formula="of:=IF([.A237]=1;[.E237];IF([.E237]&gt;[.F236];[.E237];[.F236]))" office:value-type="float" office:value="148.19" calcext:value-type="float">
            <text:p>148,19</text:p>
          </table:table-cell>
          <table:table-cell table:formula="of:=IF([.A237]=1;0;IF([.E237]&gt;[.F236];1;0))" office:value-type="float" office:value="0" calcext:value-type="float">
            <text:p>0</text:p>
          </table:table-cell>
          <table:table-cell office:value-type="float" office:value="119.36" calcext:value-type="float">
            <text:p>119,36</text:p>
          </table:table-cell>
          <table:table-cell table:formula="of:=IF([.A237]=1;[.H237];IF([.H237]&gt;[.I236];[.H237];[.I236]))" office:value-type="float" office:value="121.42" calcext:value-type="float">
            <text:p>121,42</text:p>
          </table:table-cell>
          <table:table-cell table:formula="of:=IF([.A237]=1;0;IF([.H237]&gt;[.I236];1;0))" office:value-type="float" office:value="0" calcext:value-type="float">
            <text:p>0</text:p>
          </table:table-cell>
          <table:table-cell table:formula="of:=IF(SUM([.D237];[.G237];[.J23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88.31" calcext:value-type="float">
            <text:p>88,31</text:p>
          </table:table-cell>
          <table:table-cell table:formula="of:=IF([.A238]=1;[.B238];IF([.B238]&gt;[.C237];[.B238];[.C237]))" office:value-type="float" office:value="130" calcext:value-type="float">
            <text:p>130</text:p>
          </table:table-cell>
          <table:table-cell table:formula="of:=IF([.A238]=1;0;IF([.B238]&gt;[.C237];1;0))" office:value-type="float" office:value="0" calcext:value-type="float">
            <text:p>0</text:p>
          </table:table-cell>
          <table:table-cell office:value-type="float" office:value="114.55" calcext:value-type="float">
            <text:p>114,55</text:p>
          </table:table-cell>
          <table:table-cell table:formula="of:=IF([.A238]=1;[.E238];IF([.E238]&gt;[.F237];[.E238];[.F237]))" office:value-type="float" office:value="148.19" calcext:value-type="float">
            <text:p>148,19</text:p>
          </table:table-cell>
          <table:table-cell table:formula="of:=IF([.A238]=1;0;IF([.E238]&gt;[.F237];1;0))" office:value-type="float" office:value="0" calcext:value-type="float">
            <text:p>0</text:p>
          </table:table-cell>
          <table:table-cell office:value-type="float" office:value="121.42" calcext:value-type="float">
            <text:p>121,42</text:p>
          </table:table-cell>
          <table:table-cell table:formula="of:=IF([.A238]=1;[.H238];IF([.H238]&gt;[.I237];[.H238];[.I237]))" office:value-type="float" office:value="121.42" calcext:value-type="float">
            <text:p>121,42</text:p>
          </table:table-cell>
          <table:table-cell table:formula="of:=IF([.A238]=1;0;IF([.H238]&gt;[.I237];1;0))" office:value-type="float" office:value="0" calcext:value-type="float">
            <text:p>0</text:p>
          </table:table-cell>
          <table:table-cell table:formula="of:=IF(SUM([.D238];[.G238];[.J23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86.56" calcext:value-type="float">
            <text:p>86,56</text:p>
          </table:table-cell>
          <table:table-cell table:formula="of:=IF([.A239]=1;[.B239];IF([.B239]&gt;[.C238];[.B239];[.C238]))" office:value-type="float" office:value="130" calcext:value-type="float">
            <text:p>130</text:p>
          </table:table-cell>
          <table:table-cell table:formula="of:=IF([.A239]=1;0;IF([.B239]&gt;[.C238];1;0))" office:value-type="float" office:value="0" calcext:value-type="float">
            <text:p>0</text:p>
          </table:table-cell>
          <table:table-cell office:value-type="float" office:value="114.27" calcext:value-type="float">
            <text:p>114,27</text:p>
          </table:table-cell>
          <table:table-cell table:formula="of:=IF([.A239]=1;[.E239];IF([.E239]&gt;[.F238];[.E239];[.F238]))" office:value-type="float" office:value="148.19" calcext:value-type="float">
            <text:p>148,19</text:p>
          </table:table-cell>
          <table:table-cell table:formula="of:=IF([.A239]=1;0;IF([.E239]&gt;[.F238];1;0))" office:value-type="float" office:value="0" calcext:value-type="float">
            <text:p>0</text:p>
          </table:table-cell>
          <table:table-cell office:value-type="float" office:value="122.84" calcext:value-type="float">
            <text:p>122,84</text:p>
          </table:table-cell>
          <table:table-cell table:formula="of:=IF([.A239]=1;[.H239];IF([.H239]&gt;[.I238];[.H239];[.I238]))" office:value-type="float" office:value="122.84" calcext:value-type="float">
            <text:p>122,84</text:p>
          </table:table-cell>
          <table:table-cell table:formula="of:=IF([.A239]=1;0;IF([.H239]&gt;[.I238];1;0))" office:value-type="float" office:value="1" calcext:value-type="float">
            <text:p>1</text:p>
          </table:table-cell>
          <table:table-cell table:formula="of:=IF(SUM([.D239];[.G239];[.J23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87.67" calcext:value-type="float">
            <text:p>87,67</text:p>
          </table:table-cell>
          <table:table-cell table:formula="of:=IF([.A240]=1;[.B240];IF([.B240]&gt;[.C239];[.B240];[.C239]))" office:value-type="float" office:value="130" calcext:value-type="float">
            <text:p>130</text:p>
          </table:table-cell>
          <table:table-cell table:formula="of:=IF([.A240]=1;0;IF([.B240]&gt;[.C239];1;0))" office:value-type="float" office:value="0" calcext:value-type="float">
            <text:p>0</text:p>
          </table:table-cell>
          <table:table-cell office:value-type="float" office:value="113.44" calcext:value-type="float">
            <text:p>113,44</text:p>
          </table:table-cell>
          <table:table-cell table:formula="of:=IF([.A240]=1;[.E240];IF([.E240]&gt;[.F239];[.E240];[.F239]))" office:value-type="float" office:value="148.19" calcext:value-type="float">
            <text:p>148,19</text:p>
          </table:table-cell>
          <table:table-cell table:formula="of:=IF([.A240]=1;0;IF([.E240]&gt;[.F239];1;0))" office:value-type="float" office:value="0" calcext:value-type="float">
            <text:p>0</text:p>
          </table:table-cell>
          <table:table-cell office:value-type="float" office:value="123.27" calcext:value-type="float">
            <text:p>123,27</text:p>
          </table:table-cell>
          <table:table-cell table:formula="of:=IF([.A240]=1;[.H240];IF([.H240]&gt;[.I239];[.H240];[.I239]))" office:value-type="float" office:value="123.27" calcext:value-type="float">
            <text:p>123,27</text:p>
          </table:table-cell>
          <table:table-cell table:formula="of:=IF([.A240]=1;0;IF([.H240]&gt;[.I239];1;0))" office:value-type="float" office:value="1" calcext:value-type="float">
            <text:p>1</text:p>
          </table:table-cell>
          <table:table-cell table:formula="of:=IF(SUM([.D240];[.G240];[.J24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88.52" calcext:value-type="float">
            <text:p>88,52</text:p>
          </table:table-cell>
          <table:table-cell table:formula="of:=IF([.A241]=1;[.B241];IF([.B241]&gt;[.C240];[.B241];[.C240]))" office:value-type="float" office:value="130" calcext:value-type="float">
            <text:p>130</text:p>
          </table:table-cell>
          <table:table-cell table:formula="of:=IF([.A241]=1;0;IF([.B241]&gt;[.C240];1;0))" office:value-type="float" office:value="0" calcext:value-type="float">
            <text:p>0</text:p>
          </table:table-cell>
          <table:table-cell office:value-type="float" office:value="112.32" calcext:value-type="float">
            <text:p>112,32</text:p>
          </table:table-cell>
          <table:table-cell table:formula="of:=IF([.A241]=1;[.E241];IF([.E241]&gt;[.F240];[.E241];[.F240]))" office:value-type="float" office:value="148.19" calcext:value-type="float">
            <text:p>148,19</text:p>
          </table:table-cell>
          <table:table-cell table:formula="of:=IF([.A241]=1;0;IF([.E241]&gt;[.F240];1;0))" office:value-type="float" office:value="0" calcext:value-type="float">
            <text:p>0</text:p>
          </table:table-cell>
          <table:table-cell office:value-type="float" office:value="124.11" calcext:value-type="float">
            <text:p>124,11</text:p>
          </table:table-cell>
          <table:table-cell table:formula="of:=IF([.A241]=1;[.H241];IF([.H241]&gt;[.I240];[.H241];[.I240]))" office:value-type="float" office:value="124.11" calcext:value-type="float">
            <text:p>124,11</text:p>
          </table:table-cell>
          <table:table-cell table:formula="of:=IF([.A241]=1;0;IF([.H241]&gt;[.I240];1;0))" office:value-type="float" office:value="1" calcext:value-type="float">
            <text:p>1</text:p>
          </table:table-cell>
          <table:table-cell table:formula="of:=IF(SUM([.D241];[.G241];[.J24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87.25" calcext:value-type="float">
            <text:p>87,25</text:p>
          </table:table-cell>
          <table:table-cell table:formula="of:=IF([.A242]=1;[.B242];IF([.B242]&gt;[.C241];[.B242];[.C241]))" office:value-type="float" office:value="130" calcext:value-type="float">
            <text:p>130</text:p>
          </table:table-cell>
          <table:table-cell table:formula="of:=IF([.A242]=1;0;IF([.B242]&gt;[.C241];1;0))" office:value-type="float" office:value="0" calcext:value-type="float">
            <text:p>0</text:p>
          </table:table-cell>
          <table:table-cell office:value-type="float" office:value="111.2" calcext:value-type="float">
            <text:p>111,2</text:p>
          </table:table-cell>
          <table:table-cell table:formula="of:=IF([.A242]=1;[.E242];IF([.E242]&gt;[.F241];[.E242];[.F241]))" office:value-type="float" office:value="148.19" calcext:value-type="float">
            <text:p>148,19</text:p>
          </table:table-cell>
          <table:table-cell table:formula="of:=IF([.A242]=1;0;IF([.E242]&gt;[.F241];1;0))" office:value-type="float" office:value="0" calcext:value-type="float">
            <text:p>0</text:p>
          </table:table-cell>
          <table:table-cell office:value-type="float" office:value="122.69" calcext:value-type="float">
            <text:p>122,69</text:p>
          </table:table-cell>
          <table:table-cell table:formula="of:=IF([.A242]=1;[.H242];IF([.H242]&gt;[.I241];[.H242];[.I241]))" office:value-type="float" office:value="124.11" calcext:value-type="float">
            <text:p>124,11</text:p>
          </table:table-cell>
          <table:table-cell table:formula="of:=IF([.A242]=1;0;IF([.H242]&gt;[.I241];1;0))" office:value-type="float" office:value="0" calcext:value-type="float">
            <text:p>0</text:p>
          </table:table-cell>
          <table:table-cell table:formula="of:=IF(SUM([.D242];[.G242];[.J24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85.42" calcext:value-type="float">
            <text:p>85,42</text:p>
          </table:table-cell>
          <table:table-cell table:formula="of:=IF([.A243]=1;[.B243];IF([.B243]&gt;[.C242];[.B243];[.C242]))" office:value-type="float" office:value="130" calcext:value-type="float">
            <text:p>130</text:p>
          </table:table-cell>
          <table:table-cell table:formula="of:=IF([.A243]=1;0;IF([.B243]&gt;[.C242];1;0))" office:value-type="float" office:value="0" calcext:value-type="float">
            <text:p>0</text:p>
          </table:table-cell>
          <table:table-cell office:value-type="float" office:value="113.85" calcext:value-type="float">
            <text:p>113,85</text:p>
          </table:table-cell>
          <table:table-cell table:formula="of:=IF([.A243]=1;[.E243];IF([.E243]&gt;[.F242];[.E243];[.F242]))" office:value-type="float" office:value="148.19" calcext:value-type="float">
            <text:p>148,19</text:p>
          </table:table-cell>
          <table:table-cell table:formula="of:=IF([.A243]=1;0;IF([.E243]&gt;[.F242];1;0))" office:value-type="float" office:value="0" calcext:value-type="float">
            <text:p>0</text:p>
          </table:table-cell>
          <table:table-cell office:value-type="float" office:value="123.41" calcext:value-type="float">
            <text:p>123,41</text:p>
          </table:table-cell>
          <table:table-cell table:formula="of:=IF([.A243]=1;[.H243];IF([.H243]&gt;[.I242];[.H243];[.I242]))" office:value-type="float" office:value="124.11" calcext:value-type="float">
            <text:p>124,11</text:p>
          </table:table-cell>
          <table:table-cell table:formula="of:=IF([.A243]=1;0;IF([.H243]&gt;[.I242];1;0))" office:value-type="float" office:value="0" calcext:value-type="float">
            <text:p>0</text:p>
          </table:table-cell>
          <table:table-cell table:formula="of:=IF(SUM([.D243];[.G243];[.J24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86.62" calcext:value-type="float">
            <text:p>86,62</text:p>
          </table:table-cell>
          <table:table-cell table:formula="of:=IF([.A244]=1;[.B244];IF([.B244]&gt;[.C243];[.B244];[.C243]))" office:value-type="float" office:value="130" calcext:value-type="float">
            <text:p>130</text:p>
          </table:table-cell>
          <table:table-cell table:formula="of:=IF([.A244]=1;0;IF([.B244]&gt;[.C243];1;0))" office:value-type="float" office:value="0" calcext:value-type="float">
            <text:p>0</text:p>
          </table:table-cell>
          <table:table-cell office:value-type="float" office:value="112.4" calcext:value-type="float">
            <text:p>112,4</text:p>
          </table:table-cell>
          <table:table-cell table:formula="of:=IF([.A244]=1;[.E244];IF([.E244]&gt;[.F243];[.E244];[.F243]))" office:value-type="float" office:value="148.19" calcext:value-type="float">
            <text:p>148,19</text:p>
          </table:table-cell>
          <table:table-cell table:formula="of:=IF([.A244]=1;0;IF([.E244]&gt;[.F243];1;0))" office:value-type="float" office:value="0" calcext:value-type="float">
            <text:p>0</text:p>
          </table:table-cell>
          <table:table-cell office:value-type="float" office:value="124.95" calcext:value-type="float">
            <text:p>124,95</text:p>
          </table:table-cell>
          <table:table-cell table:formula="of:=IF([.A244]=1;[.H244];IF([.H244]&gt;[.I243];[.H244];[.I243]))" office:value-type="float" office:value="124.95" calcext:value-type="float">
            <text:p>124,95</text:p>
          </table:table-cell>
          <table:table-cell table:formula="of:=IF([.A244]=1;0;IF([.H244]&gt;[.I243];1;0))" office:value-type="float" office:value="1" calcext:value-type="float">
            <text:p>1</text:p>
          </table:table-cell>
          <table:table-cell table:formula="of:=IF(SUM([.D244];[.G244];[.J24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88.88" calcext:value-type="float">
            <text:p>88,88</text:p>
          </table:table-cell>
          <table:table-cell table:formula="of:=IF([.A245]=1;[.B245];IF([.B245]&gt;[.C244];[.B245];[.C244]))" office:value-type="float" office:value="130" calcext:value-type="float">
            <text:p>130</text:p>
          </table:table-cell>
          <table:table-cell table:formula="of:=IF([.A245]=1;0;IF([.B245]&gt;[.C244];1;0))" office:value-type="float" office:value="0" calcext:value-type="float">
            <text:p>0</text:p>
          </table:table-cell>
          <table:table-cell office:value-type="float" office:value="110.75" calcext:value-type="float">
            <text:p>110,75</text:p>
          </table:table-cell>
          <table:table-cell table:formula="of:=IF([.A245]=1;[.E245];IF([.E245]&gt;[.F244];[.E245];[.F244]))" office:value-type="float" office:value="148.19" calcext:value-type="float">
            <text:p>148,19</text:p>
          </table:table-cell>
          <table:table-cell table:formula="of:=IF([.A245]=1;0;IF([.E245]&gt;[.F244];1;0))" office:value-type="float" office:value="0" calcext:value-type="float">
            <text:p>0</text:p>
          </table:table-cell>
          <table:table-cell office:value-type="float" office:value="123.43" calcext:value-type="float">
            <text:p>123,43</text:p>
          </table:table-cell>
          <table:table-cell table:formula="of:=IF([.A245]=1;[.H245];IF([.H245]&gt;[.I244];[.H245];[.I244]))" office:value-type="float" office:value="124.95" calcext:value-type="float">
            <text:p>124,95</text:p>
          </table:table-cell>
          <table:table-cell table:formula="of:=IF([.A245]=1;0;IF([.H245]&gt;[.I244];1;0))" office:value-type="float" office:value="0" calcext:value-type="float">
            <text:p>0</text:p>
          </table:table-cell>
          <table:table-cell table:formula="of:=IF(SUM([.D245];[.G245];[.J24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91.29" calcext:value-type="float">
            <text:p>91,29</text:p>
          </table:table-cell>
          <table:table-cell table:formula="of:=IF([.A246]=1;[.B246];IF([.B246]&gt;[.C245];[.B246];[.C245]))" office:value-type="float" office:value="130" calcext:value-type="float">
            <text:p>130</text:p>
          </table:table-cell>
          <table:table-cell table:formula="of:=IF([.A246]=1;0;IF([.B246]&gt;[.C245];1;0))" office:value-type="float" office:value="0" calcext:value-type="float">
            <text:p>0</text:p>
          </table:table-cell>
          <table:table-cell office:value-type="float" office:value="113.66" calcext:value-type="float">
            <text:p>113,66</text:p>
          </table:table-cell>
          <table:table-cell table:formula="of:=IF([.A246]=1;[.E246];IF([.E246]&gt;[.F245];[.E246];[.F245]))" office:value-type="float" office:value="148.19" calcext:value-type="float">
            <text:p>148,19</text:p>
          </table:table-cell>
          <table:table-cell table:formula="of:=IF([.A246]=1;0;IF([.E246]&gt;[.F245];1;0))" office:value-type="float" office:value="0" calcext:value-type="float">
            <text:p>0</text:p>
          </table:table-cell>
          <table:table-cell office:value-type="float" office:value="124.69" calcext:value-type="float">
            <text:p>124,69</text:p>
          </table:table-cell>
          <table:table-cell table:formula="of:=IF([.A246]=1;[.H246];IF([.H246]&gt;[.I245];[.H246];[.I245]))" office:value-type="float" office:value="124.95" calcext:value-type="float">
            <text:p>124,95</text:p>
          </table:table-cell>
          <table:table-cell table:formula="of:=IF([.A246]=1;0;IF([.H246]&gt;[.I245];1;0))" office:value-type="float" office:value="0" calcext:value-type="float">
            <text:p>0</text:p>
          </table:table-cell>
          <table:table-cell table:formula="of:=IF(SUM([.D246];[.G246];[.J24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93.1" calcext:value-type="float">
            <text:p>93,1</text:p>
          </table:table-cell>
          <table:table-cell table:formula="of:=IF([.A247]=1;[.B247];IF([.B247]&gt;[.C246];[.B247];[.C246]))" office:value-type="float" office:value="130" calcext:value-type="float">
            <text:p>130</text:p>
          </table:table-cell>
          <table:table-cell table:formula="of:=IF([.A247]=1;0;IF([.B247]&gt;[.C246];1;0))" office:value-type="float" office:value="0" calcext:value-type="float">
            <text:p>0</text:p>
          </table:table-cell>
          <table:table-cell office:value-type="float" office:value="116.29" calcext:value-type="float">
            <text:p>116,29</text:p>
          </table:table-cell>
          <table:table-cell table:formula="of:=IF([.A247]=1;[.E247];IF([.E247]&gt;[.F246];[.E247];[.F246]))" office:value-type="float" office:value="148.19" calcext:value-type="float">
            <text:p>148,19</text:p>
          </table:table-cell>
          <table:table-cell table:formula="of:=IF([.A247]=1;0;IF([.E247]&gt;[.F246];1;0))" office:value-type="float" office:value="0" calcext:value-type="float">
            <text:p>0</text:p>
          </table:table-cell>
          <table:table-cell office:value-type="float" office:value="126.35" calcext:value-type="float">
            <text:p>126,35</text:p>
          </table:table-cell>
          <table:table-cell table:formula="of:=IF([.A247]=1;[.H247];IF([.H247]&gt;[.I246];[.H247];[.I246]))" office:value-type="float" office:value="126.35" calcext:value-type="float">
            <text:p>126,35</text:p>
          </table:table-cell>
          <table:table-cell table:formula="of:=IF([.A247]=1;0;IF([.H247]&gt;[.I246];1;0))" office:value-type="float" office:value="1" calcext:value-type="float">
            <text:p>1</text:p>
          </table:table-cell>
          <table:table-cell table:formula="of:=IF(SUM([.D247];[.G247];[.J24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93.12" calcext:value-type="float">
            <text:p>93,12</text:p>
          </table:table-cell>
          <table:table-cell table:formula="of:=IF([.A248]=1;[.B248];IF([.B248]&gt;[.C247];[.B248];[.C247]))" office:value-type="float" office:value="130" calcext:value-type="float">
            <text:p>130</text:p>
          </table:table-cell>
          <table:table-cell table:formula="of:=IF([.A248]=1;0;IF([.B248]&gt;[.C247];1;0))" office:value-type="float" office:value="0" calcext:value-type="float">
            <text:p>0</text:p>
          </table:table-cell>
          <table:table-cell office:value-type="float" office:value="115.9" calcext:value-type="float">
            <text:p>115,9</text:p>
          </table:table-cell>
          <table:table-cell table:formula="of:=IF([.A248]=1;[.E248];IF([.E248]&gt;[.F247];[.E248];[.F247]))" office:value-type="float" office:value="148.19" calcext:value-type="float">
            <text:p>148,19</text:p>
          </table:table-cell>
          <table:table-cell table:formula="of:=IF([.A248]=1;0;IF([.E248]&gt;[.F247];1;0))" office:value-type="float" office:value="0" calcext:value-type="float">
            <text:p>0</text:p>
          </table:table-cell>
          <table:table-cell office:value-type="float" office:value="128.3" calcext:value-type="float">
            <text:p>128,3</text:p>
          </table:table-cell>
          <table:table-cell table:formula="of:=IF([.A248]=1;[.H248];IF([.H248]&gt;[.I247];[.H248];[.I247]))" office:value-type="float" office:value="128.3" calcext:value-type="float">
            <text:p>128,3</text:p>
          </table:table-cell>
          <table:table-cell table:formula="of:=IF([.A248]=1;0;IF([.H248]&gt;[.I247];1;0))" office:value-type="float" office:value="1" calcext:value-type="float">
            <text:p>1</text:p>
          </table:table-cell>
          <table:table-cell table:formula="of:=IF(SUM([.D248];[.G248];[.J24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91.63" calcext:value-type="float">
            <text:p>91,63</text:p>
          </table:table-cell>
          <table:table-cell table:formula="of:=IF([.A249]=1;[.B249];IF([.B249]&gt;[.C248];[.B249];[.C248]))" office:value-type="float" office:value="130" calcext:value-type="float">
            <text:p>130</text:p>
          </table:table-cell>
          <table:table-cell table:formula="of:=IF([.A249]=1;0;IF([.B249]&gt;[.C248];1;0))" office:value-type="float" office:value="0" calcext:value-type="float">
            <text:p>0</text:p>
          </table:table-cell>
          <table:table-cell office:value-type="float" office:value="115.81" calcext:value-type="float">
            <text:p>115,81</text:p>
          </table:table-cell>
          <table:table-cell table:formula="of:=IF([.A249]=1;[.E249];IF([.E249]&gt;[.F248];[.E249];[.F248]))" office:value-type="float" office:value="148.19" calcext:value-type="float">
            <text:p>148,19</text:p>
          </table:table-cell>
          <table:table-cell table:formula="of:=IF([.A249]=1;0;IF([.E249]&gt;[.F248];1;0))" office:value-type="float" office:value="0" calcext:value-type="float">
            <text:p>0</text:p>
          </table:table-cell>
          <table:table-cell office:value-type="float" office:value="130.11" calcext:value-type="float">
            <text:p>130,11</text:p>
          </table:table-cell>
          <table:table-cell table:formula="of:=IF([.A249]=1;[.H249];IF([.H249]&gt;[.I248];[.H249];[.I248]))" office:value-type="float" office:value="130.11" calcext:value-type="float">
            <text:p>130,11</text:p>
          </table:table-cell>
          <table:table-cell table:formula="of:=IF([.A249]=1;0;IF([.H249]&gt;[.I248];1;0))" office:value-type="float" office:value="1" calcext:value-type="float">
            <text:p>1</text:p>
          </table:table-cell>
          <table:table-cell table:formula="of:=IF(SUM([.D249];[.G249];[.J24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92.81" calcext:value-type="float">
            <text:p>92,81</text:p>
          </table:table-cell>
          <table:table-cell table:formula="of:=IF([.A250]=1;[.B250];IF([.B250]&gt;[.C249];[.B250];[.C249]))" office:value-type="float" office:value="130" calcext:value-type="float">
            <text:p>130</text:p>
          </table:table-cell>
          <table:table-cell table:formula="of:=IF([.A250]=1;0;IF([.B250]&gt;[.C249];1;0))" office:value-type="float" office:value="0" calcext:value-type="float">
            <text:p>0</text:p>
          </table:table-cell>
          <table:table-cell office:value-type="float" office:value="118.4" calcext:value-type="float">
            <text:p>118,4</text:p>
          </table:table-cell>
          <table:table-cell table:formula="of:=IF([.A250]=1;[.E250];IF([.E250]&gt;[.F249];[.E250];[.F249]))" office:value-type="float" office:value="148.19" calcext:value-type="float">
            <text:p>148,19</text:p>
          </table:table-cell>
          <table:table-cell table:formula="of:=IF([.A250]=1;0;IF([.E250]&gt;[.F249];1;0))" office:value-type="float" office:value="0" calcext:value-type="float">
            <text:p>0</text:p>
          </table:table-cell>
          <table:table-cell office:value-type="float" office:value="131.28" calcext:value-type="float">
            <text:p>131,28</text:p>
          </table:table-cell>
          <table:table-cell table:formula="of:=IF([.A250]=1;[.H250];IF([.H250]&gt;[.I249];[.H250];[.I249]))" office:value-type="float" office:value="131.28" calcext:value-type="float">
            <text:p>131,28</text:p>
          </table:table-cell>
          <table:table-cell table:formula="of:=IF([.A250]=1;0;IF([.H250]&gt;[.I249];1;0))" office:value-type="float" office:value="1" calcext:value-type="float">
            <text:p>1</text:p>
          </table:table-cell>
          <table:table-cell table:formula="of:=IF(SUM([.D250];[.G250];[.J25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91.5" calcext:value-type="float">
            <text:p>91,5</text:p>
          </table:table-cell>
          <table:table-cell table:formula="of:=IF([.A251]=1;[.B251];IF([.B251]&gt;[.C250];[.B251];[.C250]))" office:value-type="float" office:value="130" calcext:value-type="float">
            <text:p>130</text:p>
          </table:table-cell>
          <table:table-cell table:formula="of:=IF([.A251]=1;0;IF([.B251]&gt;[.C250];1;0))" office:value-type="float" office:value="0" calcext:value-type="float">
            <text:p>0</text:p>
          </table:table-cell>
          <table:table-cell office:value-type="float" office:value="117.81" calcext:value-type="float">
            <text:p>117,81</text:p>
          </table:table-cell>
          <table:table-cell table:formula="of:=IF([.A251]=1;[.E251];IF([.E251]&gt;[.F250];[.E251];[.F250]))" office:value-type="float" office:value="148.19" calcext:value-type="float">
            <text:p>148,19</text:p>
          </table:table-cell>
          <table:table-cell table:formula="of:=IF([.A251]=1;0;IF([.E251]&gt;[.F250];1;0))" office:value-type="float" office:value="0" calcext:value-type="float">
            <text:p>0</text:p>
          </table:table-cell>
          <table:table-cell office:value-type="float" office:value="129.41" calcext:value-type="float">
            <text:p>129,41</text:p>
          </table:table-cell>
          <table:table-cell table:formula="of:=IF([.A251]=1;[.H251];IF([.H251]&gt;[.I250];[.H251];[.I250]))" office:value-type="float" office:value="131.28" calcext:value-type="float">
            <text:p>131,28</text:p>
          </table:table-cell>
          <table:table-cell table:formula="of:=IF([.A251]=1;0;IF([.H251]&gt;[.I250];1;0))" office:value-type="float" office:value="0" calcext:value-type="float">
            <text:p>0</text:p>
          </table:table-cell>
          <table:table-cell table:formula="of:=IF(SUM([.D251];[.G251];[.J25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89.95" calcext:value-type="float">
            <text:p>89,95</text:p>
          </table:table-cell>
          <table:table-cell table:formula="of:=IF([.A252]=1;[.B252];IF([.B252]&gt;[.C251];[.B252];[.C251]))" office:value-type="float" office:value="130" calcext:value-type="float">
            <text:p>130</text:p>
          </table:table-cell>
          <table:table-cell table:formula="of:=IF([.A252]=1;0;IF([.B252]&gt;[.C251];1;0))" office:value-type="float" office:value="0" calcext:value-type="float">
            <text:p>0</text:p>
          </table:table-cell>
          <table:table-cell office:value-type="float" office:value="116.4" calcext:value-type="float">
            <text:p>116,4</text:p>
          </table:table-cell>
          <table:table-cell table:formula="of:=IF([.A252]=1;[.E252];IF([.E252]&gt;[.F251];[.E252];[.F251]))" office:value-type="float" office:value="148.19" calcext:value-type="float">
            <text:p>148,19</text:p>
          </table:table-cell>
          <table:table-cell table:formula="of:=IF([.A252]=1;0;IF([.E252]&gt;[.F251];1;0))" office:value-type="float" office:value="0" calcext:value-type="float">
            <text:p>0</text:p>
          </table:table-cell>
          <table:table-cell office:value-type="float" office:value="130.46" calcext:value-type="float">
            <text:p>130,46</text:p>
          </table:table-cell>
          <table:table-cell table:formula="of:=IF([.A252]=1;[.H252];IF([.H252]&gt;[.I251];[.H252];[.I251]))" office:value-type="float" office:value="131.28" calcext:value-type="float">
            <text:p>131,28</text:p>
          </table:table-cell>
          <table:table-cell table:formula="of:=IF([.A252]=1;0;IF([.H252]&gt;[.I251];1;0))" office:value-type="float" office:value="0" calcext:value-type="float">
            <text:p>0</text:p>
          </table:table-cell>
          <table:table-cell table:formula="of:=IF(SUM([.D252];[.G252];[.J25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88.12" calcext:value-type="float">
            <text:p>88,12</text:p>
          </table:table-cell>
          <table:table-cell table:formula="of:=IF([.A253]=1;[.B253];IF([.B253]&gt;[.C252];[.B253];[.C252]))" office:value-type="float" office:value="130" calcext:value-type="float">
            <text:p>130</text:p>
          </table:table-cell>
          <table:table-cell table:formula="of:=IF([.A253]=1;0;IF([.B253]&gt;[.C252];1;0))" office:value-type="float" office:value="0" calcext:value-type="float">
            <text:p>0</text:p>
          </table:table-cell>
          <table:table-cell office:value-type="float" office:value="115.83" calcext:value-type="float">
            <text:p>115,83</text:p>
          </table:table-cell>
          <table:table-cell table:formula="of:=IF([.A253]=1;[.E253];IF([.E253]&gt;[.F252];[.E253];[.F252]))" office:value-type="float" office:value="148.19" calcext:value-type="float">
            <text:p>148,19</text:p>
          </table:table-cell>
          <table:table-cell table:formula="of:=IF([.A253]=1;0;IF([.E253]&gt;[.F252];1;0))" office:value-type="float" office:value="0" calcext:value-type="float">
            <text:p>0</text:p>
          </table:table-cell>
          <table:table-cell office:value-type="float" office:value="128.5" calcext:value-type="float">
            <text:p>128,5</text:p>
          </table:table-cell>
          <table:table-cell table:formula="of:=IF([.A253]=1;[.H253];IF([.H253]&gt;[.I252];[.H253];[.I252]))" office:value-type="float" office:value="131.28" calcext:value-type="float">
            <text:p>131,28</text:p>
          </table:table-cell>
          <table:table-cell table:formula="of:=IF([.A253]=1;0;IF([.H253]&gt;[.I252];1;0))" office:value-type="float" office:value="0" calcext:value-type="float">
            <text:p>0</text:p>
          </table:table-cell>
          <table:table-cell table:formula="of:=IF(SUM([.D253];[.G253];[.J25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89.9" calcext:value-type="float">
            <text:p>89,9</text:p>
          </table:table-cell>
          <table:table-cell table:formula="of:=IF([.A254]=1;[.B254];IF([.B254]&gt;[.C253];[.B254];[.C253]))" office:value-type="float" office:value="130" calcext:value-type="float">
            <text:p>130</text:p>
          </table:table-cell>
          <table:table-cell table:formula="of:=IF([.A254]=1;0;IF([.B254]&gt;[.C253];1;0))" office:value-type="float" office:value="0" calcext:value-type="float">
            <text:p>0</text:p>
          </table:table-cell>
          <table:table-cell office:value-type="float" office:value="115.44" calcext:value-type="float">
            <text:p>115,44</text:p>
          </table:table-cell>
          <table:table-cell table:formula="of:=IF([.A254]=1;[.E254];IF([.E254]&gt;[.F253];[.E254];[.F253]))" office:value-type="float" office:value="148.19" calcext:value-type="float">
            <text:p>148,19</text:p>
          </table:table-cell>
          <table:table-cell table:formula="of:=IF([.A254]=1;0;IF([.E254]&gt;[.F253];1;0))" office:value-type="float" office:value="0" calcext:value-type="float">
            <text:p>0</text:p>
          </table:table-cell>
          <table:table-cell office:value-type="float" office:value="130.22" calcext:value-type="float">
            <text:p>130,22</text:p>
          </table:table-cell>
          <table:table-cell table:formula="of:=IF([.A254]=1;[.H254];IF([.H254]&gt;[.I253];[.H254];[.I253]))" office:value-type="float" office:value="131.28" calcext:value-type="float">
            <text:p>131,28</text:p>
          </table:table-cell>
          <table:table-cell table:formula="of:=IF([.A254]=1;0;IF([.H254]&gt;[.I253];1;0))" office:value-type="float" office:value="0" calcext:value-type="float">
            <text:p>0</text:p>
          </table:table-cell>
          <table:table-cell table:formula="of:=IF(SUM([.D254];[.G254];[.J25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88.53" calcext:value-type="float">
            <text:p>88,53</text:p>
          </table:table-cell>
          <table:table-cell table:formula="of:=IF([.A255]=1;[.B255];IF([.B255]&gt;[.C254];[.B255];[.C254]))" office:value-type="float" office:value="130" calcext:value-type="float">
            <text:p>130</text:p>
          </table:table-cell>
          <table:table-cell table:formula="of:=IF([.A255]=1;0;IF([.B255]&gt;[.C254];1;0))" office:value-type="float" office:value="0" calcext:value-type="float">
            <text:p>0</text:p>
          </table:table-cell>
          <table:table-cell office:value-type="float" office:value="114.28" calcext:value-type="float">
            <text:p>114,28</text:p>
          </table:table-cell>
          <table:table-cell table:formula="of:=IF([.A255]=1;[.E255];IF([.E255]&gt;[.F254];[.E255];[.F254]))" office:value-type="float" office:value="148.19" calcext:value-type="float">
            <text:p>148,19</text:p>
          </table:table-cell>
          <table:table-cell table:formula="of:=IF([.A255]=1;0;IF([.E255]&gt;[.F254];1;0))" office:value-type="float" office:value="0" calcext:value-type="float">
            <text:p>0</text:p>
          </table:table-cell>
          <table:table-cell office:value-type="float" office:value="128.71" calcext:value-type="float">
            <text:p>128,71</text:p>
          </table:table-cell>
          <table:table-cell table:formula="of:=IF([.A255]=1;[.H255];IF([.H255]&gt;[.I254];[.H255];[.I254]))" office:value-type="float" office:value="131.28" calcext:value-type="float">
            <text:p>131,28</text:p>
          </table:table-cell>
          <table:table-cell table:formula="of:=IF([.A255]=1;0;IF([.H255]&gt;[.I254];1;0))" office:value-type="float" office:value="0" calcext:value-type="float">
            <text:p>0</text:p>
          </table:table-cell>
          <table:table-cell table:formula="of:=IF(SUM([.D255];[.G255];[.J25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89.84" calcext:value-type="float">
            <text:p>89,84</text:p>
          </table:table-cell>
          <table:table-cell table:formula="of:=IF([.A256]=1;[.B256];IF([.B256]&gt;[.C255];[.B256];[.C255]))" office:value-type="float" office:value="130" calcext:value-type="float">
            <text:p>130</text:p>
          </table:table-cell>
          <table:table-cell table:formula="of:=IF([.A256]=1;0;IF([.B256]&gt;[.C255];1;0))" office:value-type="float" office:value="0" calcext:value-type="float">
            <text:p>0</text:p>
          </table:table-cell>
          <table:table-cell office:value-type="float" office:value="112.41" calcext:value-type="float">
            <text:p>112,41</text:p>
          </table:table-cell>
          <table:table-cell table:formula="of:=IF([.A256]=1;[.E256];IF([.E256]&gt;[.F255];[.E256];[.F255]))" office:value-type="float" office:value="148.19" calcext:value-type="float">
            <text:p>148,19</text:p>
          </table:table-cell>
          <table:table-cell table:formula="of:=IF([.A256]=1;0;IF([.E256]&gt;[.F255];1;0))" office:value-type="float" office:value="0" calcext:value-type="float">
            <text:p>0</text:p>
          </table:table-cell>
          <table:table-cell office:value-type="float" office:value="129.2" calcext:value-type="float">
            <text:p>129,2</text:p>
          </table:table-cell>
          <table:table-cell table:formula="of:=IF([.A256]=1;[.H256];IF([.H256]&gt;[.I255];[.H256];[.I255]))" office:value-type="float" office:value="131.28" calcext:value-type="float">
            <text:p>131,28</text:p>
          </table:table-cell>
          <table:table-cell table:formula="of:=IF([.A256]=1;0;IF([.H256]&gt;[.I255];1;0))" office:value-type="float" office:value="0" calcext:value-type="float">
            <text:p>0</text:p>
          </table:table-cell>
          <table:table-cell table:formula="of:=IF(SUM([.D256];[.G256];[.J25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88.49" calcext:value-type="float">
            <text:p>88,49</text:p>
          </table:table-cell>
          <table:table-cell table:formula="of:=IF([.A257]=1;[.B257];IF([.B257]&gt;[.C256];[.B257];[.C256]))" office:value-type="float" office:value="130" calcext:value-type="float">
            <text:p>130</text:p>
          </table:table-cell>
          <table:table-cell table:formula="of:=IF([.A257]=1;0;IF([.B257]&gt;[.C256];1;0))" office:value-type="float" office:value="0" calcext:value-type="float">
            <text:p>0</text:p>
          </table:table-cell>
          <table:table-cell office:value-type="float" office:value="111.14" calcext:value-type="float">
            <text:p>111,14</text:p>
          </table:table-cell>
          <table:table-cell table:formula="of:=IF([.A257]=1;[.E257];IF([.E257]&gt;[.F256];[.E257];[.F256]))" office:value-type="float" office:value="148.19" calcext:value-type="float">
            <text:p>148,19</text:p>
          </table:table-cell>
          <table:table-cell table:formula="of:=IF([.A257]=1;0;IF([.E257]&gt;[.F256];1;0))" office:value-type="float" office:value="0" calcext:value-type="float">
            <text:p>0</text:p>
          </table:table-cell>
          <table:table-cell office:value-type="float" office:value="127.53" calcext:value-type="float">
            <text:p>127,53</text:p>
          </table:table-cell>
          <table:table-cell table:formula="of:=IF([.A257]=1;[.H257];IF([.H257]&gt;[.I256];[.H257];[.I256]))" office:value-type="float" office:value="131.28" calcext:value-type="float">
            <text:p>131,28</text:p>
          </table:table-cell>
          <table:table-cell table:formula="of:=IF([.A257]=1;0;IF([.H257]&gt;[.I256];1;0))" office:value-type="float" office:value="0" calcext:value-type="float">
            <text:p>0</text:p>
          </table:table-cell>
          <table:table-cell table:formula="of:=IF(SUM([.D257];[.G257];[.J25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89.57" calcext:value-type="float">
            <text:p>89,57</text:p>
          </table:table-cell>
          <table:table-cell table:formula="of:=IF([.A258]=1;[.B258];IF([.B258]&gt;[.C257];[.B258];[.C257]))" office:value-type="float" office:value="130" calcext:value-type="float">
            <text:p>130</text:p>
          </table:table-cell>
          <table:table-cell table:formula="of:=IF([.A258]=1;0;IF([.B258]&gt;[.C257];1;0))" office:value-type="float" office:value="0" calcext:value-type="float">
            <text:p>0</text:p>
          </table:table-cell>
          <table:table-cell office:value-type="float" office:value="110.14" calcext:value-type="float">
            <text:p>110,14</text:p>
          </table:table-cell>
          <table:table-cell table:formula="of:=IF([.A258]=1;[.E258];IF([.E258]&gt;[.F257];[.E258];[.F257]))" office:value-type="float" office:value="148.19" calcext:value-type="float">
            <text:p>148,19</text:p>
          </table:table-cell>
          <table:table-cell table:formula="of:=IF([.A258]=1;0;IF([.E258]&gt;[.F257];1;0))" office:value-type="float" office:value="0" calcext:value-type="float">
            <text:p>0</text:p>
          </table:table-cell>
          <table:table-cell office:value-type="float" office:value="127.7" calcext:value-type="float">
            <text:p>127,7</text:p>
          </table:table-cell>
          <table:table-cell table:formula="of:=IF([.A258]=1;[.H258];IF([.H258]&gt;[.I257];[.H258];[.I257]))" office:value-type="float" office:value="131.28" calcext:value-type="float">
            <text:p>131,28</text:p>
          </table:table-cell>
          <table:table-cell table:formula="of:=IF([.A258]=1;0;IF([.H258]&gt;[.I257];1;0))" office:value-type="float" office:value="0" calcext:value-type="float">
            <text:p>0</text:p>
          </table:table-cell>
          <table:table-cell table:formula="of:=IF(SUM([.D258];[.G258];[.J25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88.41" calcext:value-type="float">
            <text:p>88,41</text:p>
          </table:table-cell>
          <table:table-cell table:formula="of:=IF([.A259]=1;[.B259];IF([.B259]&gt;[.C258];[.B259];[.C258]))" office:value-type="float" office:value="130" calcext:value-type="float">
            <text:p>130</text:p>
          </table:table-cell>
          <table:table-cell table:formula="of:=IF([.A259]=1;0;IF([.B259]&gt;[.C258];1;0))" office:value-type="float" office:value="0" calcext:value-type="float">
            <text:p>0</text:p>
          </table:table-cell>
          <table:table-cell office:value-type="float" office:value="109.88" calcext:value-type="float">
            <text:p>109,88</text:p>
          </table:table-cell>
          <table:table-cell table:formula="of:=IF([.A259]=1;[.E259];IF([.E259]&gt;[.F258];[.E259];[.F258]))" office:value-type="float" office:value="148.19" calcext:value-type="float">
            <text:p>148,19</text:p>
          </table:table-cell>
          <table:table-cell table:formula="of:=IF([.A259]=1;0;IF([.E259]&gt;[.F258];1;0))" office:value-type="float" office:value="0" calcext:value-type="float">
            <text:p>0</text:p>
          </table:table-cell>
          <table:table-cell office:value-type="float" office:value="126.09" calcext:value-type="float">
            <text:p>126,09</text:p>
          </table:table-cell>
          <table:table-cell table:formula="of:=IF([.A259]=1;[.H259];IF([.H259]&gt;[.I258];[.H259];[.I258]))" office:value-type="float" office:value="131.28" calcext:value-type="float">
            <text:p>131,28</text:p>
          </table:table-cell>
          <table:table-cell table:formula="of:=IF([.A259]=1;0;IF([.H259]&gt;[.I258];1;0))" office:value-type="float" office:value="0" calcext:value-type="float">
            <text:p>0</text:p>
          </table:table-cell>
          <table:table-cell table:formula="of:=IF(SUM([.D259];[.G259];[.J25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86.51" calcext:value-type="float">
            <text:p>86,51</text:p>
          </table:table-cell>
          <table:table-cell table:formula="of:=IF([.A260]=1;[.B260];IF([.B260]&gt;[.C259];[.B260];[.C259]))" office:value-type="float" office:value="130" calcext:value-type="float">
            <text:p>130</text:p>
          </table:table-cell>
          <table:table-cell table:formula="of:=IF([.A260]=1;0;IF([.B260]&gt;[.C259];1;0))" office:value-type="float" office:value="0" calcext:value-type="float">
            <text:p>0</text:p>
          </table:table-cell>
          <table:table-cell office:value-type="float" office:value="109.46" calcext:value-type="float">
            <text:p>109,46</text:p>
          </table:table-cell>
          <table:table-cell table:formula="of:=IF([.A260]=1;[.E260];IF([.E260]&gt;[.F259];[.E260];[.F259]))" office:value-type="float" office:value="148.19" calcext:value-type="float">
            <text:p>148,19</text:p>
          </table:table-cell>
          <table:table-cell table:formula="of:=IF([.A260]=1;0;IF([.E260]&gt;[.F259];1;0))" office:value-type="float" office:value="0" calcext:value-type="float">
            <text:p>0</text:p>
          </table:table-cell>
          <table:table-cell office:value-type="float" office:value="126.84" calcext:value-type="float">
            <text:p>126,84</text:p>
          </table:table-cell>
          <table:table-cell table:formula="of:=IF([.A260]=1;[.H260];IF([.H260]&gt;[.I259];[.H260];[.I259]))" office:value-type="float" office:value="131.28" calcext:value-type="float">
            <text:p>131,28</text:p>
          </table:table-cell>
          <table:table-cell table:formula="of:=IF([.A260]=1;0;IF([.H260]&gt;[.I259];1;0))" office:value-type="float" office:value="0" calcext:value-type="float">
            <text:p>0</text:p>
          </table:table-cell>
          <table:table-cell table:formula="of:=IF(SUM([.D260];[.G260];[.J26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85.32" calcext:value-type="float">
            <text:p>85,32</text:p>
          </table:table-cell>
          <table:table-cell table:formula="of:=IF([.A261]=1;[.B261];IF([.B261]&gt;[.C260];[.B261];[.C260]))" office:value-type="float" office:value="130" calcext:value-type="float">
            <text:p>130</text:p>
          </table:table-cell>
          <table:table-cell table:formula="of:=IF([.A261]=1;0;IF([.B261]&gt;[.C260];1;0))" office:value-type="float" office:value="0" calcext:value-type="float">
            <text:p>0</text:p>
          </table:table-cell>
          <table:table-cell office:value-type="float" office:value="109.05" calcext:value-type="float">
            <text:p>109,05</text:p>
          </table:table-cell>
          <table:table-cell table:formula="of:=IF([.A261]=1;[.E261];IF([.E261]&gt;[.F260];[.E261];[.F260]))" office:value-type="float" office:value="148.19" calcext:value-type="float">
            <text:p>148,19</text:p>
          </table:table-cell>
          <table:table-cell table:formula="of:=IF([.A261]=1;0;IF([.E261]&gt;[.F260];1;0))" office:value-type="float" office:value="0" calcext:value-type="float">
            <text:p>0</text:p>
          </table:table-cell>
          <table:table-cell office:value-type="float" office:value="127.17" calcext:value-type="float">
            <text:p>127,17</text:p>
          </table:table-cell>
          <table:table-cell table:formula="of:=IF([.A261]=1;[.H261];IF([.H261]&gt;[.I260];[.H261];[.I260]))" office:value-type="float" office:value="131.28" calcext:value-type="float">
            <text:p>131,28</text:p>
          </table:table-cell>
          <table:table-cell table:formula="of:=IF([.A261]=1;0;IF([.H261]&gt;[.I260];1;0))" office:value-type="float" office:value="0" calcext:value-type="float">
            <text:p>0</text:p>
          </table:table-cell>
          <table:table-cell table:formula="of:=IF(SUM([.D261];[.G261];[.J26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84.06" calcext:value-type="float">
            <text:p>84,06</text:p>
          </table:table-cell>
          <table:table-cell table:formula="of:=IF([.A262]=1;[.B262];IF([.B262]&gt;[.C261];[.B262];[.C261]))" office:value-type="float" office:value="130" calcext:value-type="float">
            <text:p>130</text:p>
          </table:table-cell>
          <table:table-cell table:formula="of:=IF([.A262]=1;0;IF([.B262]&gt;[.C261];1;0))" office:value-type="float" office:value="0" calcext:value-type="float">
            <text:p>0</text:p>
          </table:table-cell>
          <table:table-cell office:value-type="float" office:value="108.22" calcext:value-type="float">
            <text:p>108,22</text:p>
          </table:table-cell>
          <table:table-cell table:formula="of:=IF([.A262]=1;[.E262];IF([.E262]&gt;[.F261];[.E262];[.F261]))" office:value-type="float" office:value="148.19" calcext:value-type="float">
            <text:p>148,19</text:p>
          </table:table-cell>
          <table:table-cell table:formula="of:=IF([.A262]=1;0;IF([.E262]&gt;[.F261];1;0))" office:value-type="float" office:value="0" calcext:value-type="float">
            <text:p>0</text:p>
          </table:table-cell>
          <table:table-cell office:value-type="float" office:value="127.26" calcext:value-type="float">
            <text:p>127,26</text:p>
          </table:table-cell>
          <table:table-cell table:formula="of:=IF([.A262]=1;[.H262];IF([.H262]&gt;[.I261];[.H262];[.I261]))" office:value-type="float" office:value="131.28" calcext:value-type="float">
            <text:p>131,28</text:p>
          </table:table-cell>
          <table:table-cell table:formula="of:=IF([.A262]=1;0;IF([.H262]&gt;[.I261];1;0))" office:value-type="float" office:value="0" calcext:value-type="float">
            <text:p>0</text:p>
          </table:table-cell>
          <table:table-cell table:formula="of:=IF(SUM([.D262];[.G262];[.J26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82.3" calcext:value-type="float">
            <text:p>82,3</text:p>
          </table:table-cell>
          <table:table-cell table:formula="of:=IF([.A263]=1;[.B263];IF([.B263]&gt;[.C262];[.B263];[.C262]))" office:value-type="float" office:value="130" calcext:value-type="float">
            <text:p>130</text:p>
          </table:table-cell>
          <table:table-cell table:formula="of:=IF([.A263]=1;0;IF([.B263]&gt;[.C262];1;0))" office:value-type="float" office:value="0" calcext:value-type="float">
            <text:p>0</text:p>
          </table:table-cell>
          <table:table-cell office:value-type="float" office:value="108.01" calcext:value-type="float">
            <text:p>108,01</text:p>
          </table:table-cell>
          <table:table-cell table:formula="of:=IF([.A263]=1;[.E263];IF([.E263]&gt;[.F262];[.E263];[.F262]))" office:value-type="float" office:value="148.19" calcext:value-type="float">
            <text:p>148,19</text:p>
          </table:table-cell>
          <table:table-cell table:formula="of:=IF([.A263]=1;0;IF([.E263]&gt;[.F262];1;0))" office:value-type="float" office:value="0" calcext:value-type="float">
            <text:p>0</text:p>
          </table:table-cell>
          <table:table-cell office:value-type="float" office:value="127.33" calcext:value-type="float">
            <text:p>127,33</text:p>
          </table:table-cell>
          <table:table-cell table:formula="of:=IF([.A263]=1;[.H263];IF([.H263]&gt;[.I262];[.H263];[.I262]))" office:value-type="float" office:value="131.28" calcext:value-type="float">
            <text:p>131,28</text:p>
          </table:table-cell>
          <table:table-cell table:formula="of:=IF([.A263]=1;0;IF([.H263]&gt;[.I262];1;0))" office:value-type="float" office:value="0" calcext:value-type="float">
            <text:p>0</text:p>
          </table:table-cell>
          <table:table-cell table:formula="of:=IF(SUM([.D263];[.G263];[.J26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80.76" calcext:value-type="float">
            <text:p>80,76</text:p>
          </table:table-cell>
          <table:table-cell table:formula="of:=IF([.A264]=1;[.B264];IF([.B264]&gt;[.C263];[.B264];[.C263]))" office:value-type="float" office:value="130" calcext:value-type="float">
            <text:p>130</text:p>
          </table:table-cell>
          <table:table-cell table:formula="of:=IF([.A264]=1;0;IF([.B264]&gt;[.C263];1;0))" office:value-type="float" office:value="0" calcext:value-type="float">
            <text:p>0</text:p>
          </table:table-cell>
          <table:table-cell office:value-type="float" office:value="106.11" calcext:value-type="float">
            <text:p>106,11</text:p>
          </table:table-cell>
          <table:table-cell table:formula="of:=IF([.A264]=1;[.E264];IF([.E264]&gt;[.F263];[.E264];[.F263]))" office:value-type="float" office:value="148.19" calcext:value-type="float">
            <text:p>148,19</text:p>
          </table:table-cell>
          <table:table-cell table:formula="of:=IF([.A264]=1;0;IF([.E264]&gt;[.F263];1;0))" office:value-type="float" office:value="0" calcext:value-type="float">
            <text:p>0</text:p>
          </table:table-cell>
          <table:table-cell office:value-type="float" office:value="128.84" calcext:value-type="float">
            <text:p>128,84</text:p>
          </table:table-cell>
          <table:table-cell table:formula="of:=IF([.A264]=1;[.H264];IF([.H264]&gt;[.I263];[.H264];[.I263]))" office:value-type="float" office:value="131.28" calcext:value-type="float">
            <text:p>131,28</text:p>
          </table:table-cell>
          <table:table-cell table:formula="of:=IF([.A264]=1;0;IF([.H264]&gt;[.I263];1;0))" office:value-type="float" office:value="0" calcext:value-type="float">
            <text:p>0</text:p>
          </table:table-cell>
          <table:table-cell table:formula="of:=IF(SUM([.D264];[.G264];[.J26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79.74" calcext:value-type="float">
            <text:p>79,74</text:p>
          </table:table-cell>
          <table:table-cell table:formula="of:=IF([.A265]=1;[.B265];IF([.B265]&gt;[.C264];[.B265];[.C264]))" office:value-type="float" office:value="130" calcext:value-type="float">
            <text:p>130</text:p>
          </table:table-cell>
          <table:table-cell table:formula="of:=IF([.A265]=1;0;IF([.B265]&gt;[.C264];1;0))" office:value-type="float" office:value="0" calcext:value-type="float">
            <text:p>0</text:p>
          </table:table-cell>
          <table:table-cell office:value-type="float" office:value="109.11" calcext:value-type="float">
            <text:p>109,11</text:p>
          </table:table-cell>
          <table:table-cell table:formula="of:=IF([.A265]=1;[.E265];IF([.E265]&gt;[.F264];[.E265];[.F264]))" office:value-type="float" office:value="148.19" calcext:value-type="float">
            <text:p>148,19</text:p>
          </table:table-cell>
          <table:table-cell table:formula="of:=IF([.A265]=1;0;IF([.E265]&gt;[.F264];1;0))" office:value-type="float" office:value="0" calcext:value-type="float">
            <text:p>0</text:p>
          </table:table-cell>
          <table:table-cell office:value-type="float" office:value="130.11" calcext:value-type="float">
            <text:p>130,11</text:p>
          </table:table-cell>
          <table:table-cell table:formula="of:=IF([.A265]=1;[.H265];IF([.H265]&gt;[.I264];[.H265];[.I264]))" office:value-type="float" office:value="131.28" calcext:value-type="float">
            <text:p>131,28</text:p>
          </table:table-cell>
          <table:table-cell table:formula="of:=IF([.A265]=1;0;IF([.H265]&gt;[.I264];1;0))" office:value-type="float" office:value="0" calcext:value-type="float">
            <text:p>0</text:p>
          </table:table-cell>
          <table:table-cell table:formula="of:=IF(SUM([.D265];[.G265];[.J26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77.97" calcext:value-type="float">
            <text:p>77,97</text:p>
          </table:table-cell>
          <table:table-cell table:formula="of:=IF([.A266]=1;[.B266];IF([.B266]&gt;[.C265];[.B266];[.C265]))" office:value-type="float" office:value="130" calcext:value-type="float">
            <text:p>130</text:p>
          </table:table-cell>
          <table:table-cell table:formula="of:=IF([.A266]=1;0;IF([.B266]&gt;[.C265];1;0))" office:value-type="float" office:value="0" calcext:value-type="float">
            <text:p>0</text:p>
          </table:table-cell>
          <table:table-cell office:value-type="float" office:value="107.8" calcext:value-type="float">
            <text:p>107,8</text:p>
          </table:table-cell>
          <table:table-cell table:formula="of:=IF([.A266]=1;[.E266];IF([.E266]&gt;[.F265];[.E266];[.F265]))" office:value-type="float" office:value="148.19" calcext:value-type="float">
            <text:p>148,19</text:p>
          </table:table-cell>
          <table:table-cell table:formula="of:=IF([.A266]=1;0;IF([.E266]&gt;[.F265];1;0))" office:value-type="float" office:value="0" calcext:value-type="float">
            <text:p>0</text:p>
          </table:table-cell>
          <table:table-cell office:value-type="float" office:value="130.8" calcext:value-type="float">
            <text:p>130,8</text:p>
          </table:table-cell>
          <table:table-cell table:formula="of:=IF([.A266]=1;[.H266];IF([.H266]&gt;[.I265];[.H266];[.I265]))" office:value-type="float" office:value="131.28" calcext:value-type="float">
            <text:p>131,28</text:p>
          </table:table-cell>
          <table:table-cell table:formula="of:=IF([.A266]=1;0;IF([.H266]&gt;[.I265];1;0))" office:value-type="float" office:value="0" calcext:value-type="float">
            <text:p>0</text:p>
          </table:table-cell>
          <table:table-cell table:formula="of:=IF(SUM([.D266];[.G266];[.J26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76.87" calcext:value-type="float">
            <text:p>76,87</text:p>
          </table:table-cell>
          <table:table-cell table:formula="of:=IF([.A267]=1;[.B267];IF([.B267]&gt;[.C266];[.B267];[.C266]))" office:value-type="float" office:value="130" calcext:value-type="float">
            <text:p>130</text:p>
          </table:table-cell>
          <table:table-cell table:formula="of:=IF([.A267]=1;0;IF([.B267]&gt;[.C266];1;0))" office:value-type="float" office:value="0" calcext:value-type="float">
            <text:p>0</text:p>
          </table:table-cell>
          <table:table-cell office:value-type="float" office:value="107.08" calcext:value-type="float">
            <text:p>107,08</text:p>
          </table:table-cell>
          <table:table-cell table:formula="of:=IF([.A267]=1;[.E267];IF([.E267]&gt;[.F266];[.E267];[.F266]))" office:value-type="float" office:value="148.19" calcext:value-type="float">
            <text:p>148,19</text:p>
          </table:table-cell>
          <table:table-cell table:formula="of:=IF([.A267]=1;0;IF([.E267]&gt;[.F266];1;0))" office:value-type="float" office:value="0" calcext:value-type="float">
            <text:p>0</text:p>
          </table:table-cell>
          <table:table-cell office:value-type="float" office:value="131.66" calcext:value-type="float">
            <text:p>131,66</text:p>
          </table:table-cell>
          <table:table-cell table:formula="of:=IF([.A267]=1;[.H267];IF([.H267]&gt;[.I266];[.H267];[.I266]))" office:value-type="float" office:value="131.66" calcext:value-type="float">
            <text:p>131,66</text:p>
          </table:table-cell>
          <table:table-cell table:formula="of:=IF([.A267]=1;0;IF([.H267]&gt;[.I266];1;0))" office:value-type="float" office:value="1" calcext:value-type="float">
            <text:p>1</text:p>
          </table:table-cell>
          <table:table-cell table:formula="of:=IF(SUM([.D267];[.G267];[.J26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75.68" calcext:value-type="float">
            <text:p>75,68</text:p>
          </table:table-cell>
          <table:table-cell table:formula="of:=IF([.A268]=1;[.B268];IF([.B268]&gt;[.C267];[.B268];[.C267]))" office:value-type="float" office:value="130" calcext:value-type="float">
            <text:p>130</text:p>
          </table:table-cell>
          <table:table-cell table:formula="of:=IF([.A268]=1;0;IF([.B268]&gt;[.C267];1;0))" office:value-type="float" office:value="0" calcext:value-type="float">
            <text:p>0</text:p>
          </table:table-cell>
          <table:table-cell office:value-type="float" office:value="106.03" calcext:value-type="float">
            <text:p>106,03</text:p>
          </table:table-cell>
          <table:table-cell table:formula="of:=IF([.A268]=1;[.E268];IF([.E268]&gt;[.F267];[.E268];[.F267]))" office:value-type="float" office:value="148.19" calcext:value-type="float">
            <text:p>148,19</text:p>
          </table:table-cell>
          <table:table-cell table:formula="of:=IF([.A268]=1;0;IF([.E268]&gt;[.F267];1;0))" office:value-type="float" office:value="0" calcext:value-type="float">
            <text:p>0</text:p>
          </table:table-cell>
          <table:table-cell office:value-type="float" office:value="133.33" calcext:value-type="float">
            <text:p>133,33</text:p>
          </table:table-cell>
          <table:table-cell table:formula="of:=IF([.A268]=1;[.H268];IF([.H268]&gt;[.I267];[.H268];[.I267]))" office:value-type="float" office:value="133.33" calcext:value-type="float">
            <text:p>133,33</text:p>
          </table:table-cell>
          <table:table-cell table:formula="of:=IF([.A268]=1;0;IF([.H268]&gt;[.I267];1;0))" office:value-type="float" office:value="1" calcext:value-type="float">
            <text:p>1</text:p>
          </table:table-cell>
          <table:table-cell table:formula="of:=IF(SUM([.D268];[.G268];[.J26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74" calcext:value-type="float">
            <text:p>74</text:p>
          </table:table-cell>
          <table:table-cell table:formula="of:=IF([.A269]=1;[.B269];IF([.B269]&gt;[.C268];[.B269];[.C268]))" office:value-type="float" office:value="130" calcext:value-type="float">
            <text:p>130</text:p>
          </table:table-cell>
          <table:table-cell table:formula="of:=IF([.A269]=1;0;IF([.B269]&gt;[.C268];1;0))" office:value-type="float" office:value="0" calcext:value-type="float">
            <text:p>0</text:p>
          </table:table-cell>
          <table:table-cell office:value-type="float" office:value="108.96" calcext:value-type="float">
            <text:p>108,96</text:p>
          </table:table-cell>
          <table:table-cell table:formula="of:=IF([.A269]=1;[.E269];IF([.E269]&gt;[.F268];[.E269];[.F268]))" office:value-type="float" office:value="148.19" calcext:value-type="float">
            <text:p>148,19</text:p>
          </table:table-cell>
          <table:table-cell table:formula="of:=IF([.A269]=1;0;IF([.E269]&gt;[.F268];1;0))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[.A269]=1;[.H269];IF([.H269]&gt;[.I268];[.H269];[.I268]))" office:value-type="float" office:value="135" calcext:value-type="float">
            <text:p>135</text:p>
          </table:table-cell>
          <table:table-cell table:formula="of:=IF([.A269]=1;0;IF([.H269]&gt;[.I268];1;0))" office:value-type="float" office:value="1" calcext:value-type="float">
            <text:p>1</text:p>
          </table:table-cell>
          <table:table-cell table:formula="of:=IF(SUM([.D269];[.G269];[.J26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2.63" calcext:value-type="float">
            <text:p>72,63</text:p>
          </table:table-cell>
          <table:table-cell table:formula="of:=IF([.A270]=1;[.B270];IF([.B270]&gt;[.C269];[.B270];[.C269]))" office:value-type="float" office:value="130" calcext:value-type="float">
            <text:p>130</text:p>
          </table:table-cell>
          <table:table-cell table:formula="of:=IF([.A270]=1;0;IF([.B270]&gt;[.C269];1;0))" office:value-type="float" office:value="0" calcext:value-type="float">
            <text:p>0</text:p>
          </table:table-cell>
          <table:table-cell office:value-type="float" office:value="111.91" calcext:value-type="float">
            <text:p>111,91</text:p>
          </table:table-cell>
          <table:table-cell table:formula="of:=IF([.A270]=1;[.E270];IF([.E270]&gt;[.F269];[.E270];[.F269]))" office:value-type="float" office:value="148.19" calcext:value-type="float">
            <text:p>148,19</text:p>
          </table:table-cell>
          <table:table-cell table:formula="of:=IF([.A270]=1;0;IF([.E270]&gt;[.F269];1;0))" office:value-type="float" office:value="0" calcext:value-type="float">
            <text:p>0</text:p>
          </table:table-cell>
          <table:table-cell office:value-type="float" office:value="133.07" calcext:value-type="float">
            <text:p>133,07</text:p>
          </table:table-cell>
          <table:table-cell table:formula="of:=IF([.A270]=1;[.H270];IF([.H270]&gt;[.I269];[.H270];[.I269]))" office:value-type="float" office:value="135" calcext:value-type="float">
            <text:p>135</text:p>
          </table:table-cell>
          <table:table-cell table:formula="of:=IF([.A270]=1;0;IF([.H270]&gt;[.I269];1;0))" office:value-type="float" office:value="0" calcext:value-type="float">
            <text:p>0</text:p>
          </table:table-cell>
          <table:table-cell table:formula="of:=IF(SUM([.D270];[.G270];[.J27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4.45" calcext:value-type="float">
            <text:p>74,45</text:p>
          </table:table-cell>
          <table:table-cell table:formula="of:=IF([.A271]=1;[.B271];IF([.B271]&gt;[.C270];[.B271];[.C270]))" office:value-type="float" office:value="130" calcext:value-type="float">
            <text:p>130</text:p>
          </table:table-cell>
          <table:table-cell table:formula="of:=IF([.A271]=1;0;IF([.B271]&gt;[.C270];1;0))" office:value-type="float" office:value="0" calcext:value-type="float">
            <text:p>0</text:p>
          </table:table-cell>
          <table:table-cell office:value-type="float" office:value="110.17" calcext:value-type="float">
            <text:p>110,17</text:p>
          </table:table-cell>
          <table:table-cell table:formula="of:=IF([.A271]=1;[.E271];IF([.E271]&gt;[.F270];[.E271];[.F270]))" office:value-type="float" office:value="148.19" calcext:value-type="float">
            <text:p>148,19</text:p>
          </table:table-cell>
          <table:table-cell table:formula="of:=IF([.A271]=1;0;IF([.E271]&gt;[.F270];1;0))" office:value-type="float" office:value="0" calcext:value-type="float">
            <text:p>0</text:p>
          </table:table-cell>
          <table:table-cell office:value-type="float" office:value="133.78" calcext:value-type="float">
            <text:p>133,78</text:p>
          </table:table-cell>
          <table:table-cell table:formula="of:=IF([.A271]=1;[.H271];IF([.H271]&gt;[.I270];[.H271];[.I270]))" office:value-type="float" office:value="135" calcext:value-type="float">
            <text:p>135</text:p>
          </table:table-cell>
          <table:table-cell table:formula="of:=IF([.A271]=1;0;IF([.H271]&gt;[.I270];1;0))" office:value-type="float" office:value="0" calcext:value-type="float">
            <text:p>0</text:p>
          </table:table-cell>
          <table:table-cell table:formula="of:=IF(SUM([.D271];[.G271];[.J27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6.71" calcext:value-type="float">
            <text:p>76,71</text:p>
          </table:table-cell>
          <table:table-cell table:formula="of:=IF([.A272]=1;[.B272];IF([.B272]&gt;[.C271];[.B272];[.C271]))" office:value-type="float" office:value="130" calcext:value-type="float">
            <text:p>130</text:p>
          </table:table-cell>
          <table:table-cell table:formula="of:=IF([.A272]=1;0;IF([.B272]&gt;[.C271];1;0))" office:value-type="float" office:value="0" calcext:value-type="float">
            <text:p>0</text:p>
          </table:table-cell>
          <table:table-cell office:value-type="float" office:value="112.84" calcext:value-type="float">
            <text:p>112,84</text:p>
          </table:table-cell>
          <table:table-cell table:formula="of:=IF([.A272]=1;[.E272];IF([.E272]&gt;[.F271];[.E272];[.F271]))" office:value-type="float" office:value="148.19" calcext:value-type="float">
            <text:p>148,19</text:p>
          </table:table-cell>
          <table:table-cell table:formula="of:=IF([.A272]=1;0;IF([.E272]&gt;[.F271];1;0))" office:value-type="float" office:value="0" calcext:value-type="float">
            <text:p>0</text:p>
          </table:table-cell>
          <table:table-cell office:value-type="float" office:value="132.02" calcext:value-type="float">
            <text:p>132,02</text:p>
          </table:table-cell>
          <table:table-cell table:formula="of:=IF([.A272]=1;[.H272];IF([.H272]&gt;[.I271];[.H272];[.I271]))" office:value-type="float" office:value="135" calcext:value-type="float">
            <text:p>135</text:p>
          </table:table-cell>
          <table:table-cell table:formula="of:=IF([.A272]=1;0;IF([.H272]&gt;[.I271];1;0))" office:value-type="float" office:value="0" calcext:value-type="float">
            <text:p>0</text:p>
          </table:table-cell>
          <table:table-cell table:formula="of:=IF(SUM([.D272];[.G272];[.J27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table:formula="of:=IF([.A273]=1;[.B273];IF([.B273]&gt;[.C272];[.B273];[.C272]))" office:value-type="float" office:value="130" calcext:value-type="float">
            <text:p>130</text:p>
          </table:table-cell>
          <table:table-cell table:formula="of:=IF([.A273]=1;0;IF([.B273]&gt;[.C272];1;0))" office:value-type="float" office:value="0" calcext:value-type="float">
            <text:p>0</text:p>
          </table:table-cell>
          <table:table-cell office:value-type="float" office:value="111.15" calcext:value-type="float">
            <text:p>111,15</text:p>
          </table:table-cell>
          <table:table-cell table:formula="of:=IF([.A273]=1;[.E273];IF([.E273]&gt;[.F272];[.E273];[.F272]))" office:value-type="float" office:value="148.19" calcext:value-type="float">
            <text:p>148,19</text:p>
          </table:table-cell>
          <table:table-cell table:formula="of:=IF([.A273]=1;0;IF([.E273]&gt;[.F272];1;0))" office:value-type="float" office:value="0" calcext:value-type="float">
            <text:p>0</text:p>
          </table:table-cell>
          <table:table-cell office:value-type="float" office:value="130.4" calcext:value-type="float">
            <text:p>130,4</text:p>
          </table:table-cell>
          <table:table-cell table:formula="of:=IF([.A273]=1;[.H273];IF([.H273]&gt;[.I272];[.H273];[.I272]))" office:value-type="float" office:value="135" calcext:value-type="float">
            <text:p>135</text:p>
          </table:table-cell>
          <table:table-cell table:formula="of:=IF([.A273]=1;0;IF([.H273]&gt;[.I272];1;0))" office:value-type="float" office:value="0" calcext:value-type="float">
            <text:p>0</text:p>
          </table:table-cell>
          <table:table-cell table:formula="of:=IF(SUM([.D273];[.G273];[.J27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3.35" calcext:value-type="float">
            <text:p>73,35</text:p>
          </table:table-cell>
          <table:table-cell table:formula="of:=IF([.A274]=1;[.B274];IF([.B274]&gt;[.C273];[.B274];[.C273]))" office:value-type="float" office:value="130" calcext:value-type="float">
            <text:p>130</text:p>
          </table:table-cell>
          <table:table-cell table:formula="of:=IF([.A274]=1;0;IF([.B274]&gt;[.C273];1;0))" office:value-type="float" office:value="0" calcext:value-type="float">
            <text:p>0</text:p>
          </table:table-cell>
          <table:table-cell office:value-type="float" office:value="109.91" calcext:value-type="float">
            <text:p>109,91</text:p>
          </table:table-cell>
          <table:table-cell table:formula="of:=IF([.A274]=1;[.E274];IF([.E274]&gt;[.F273];[.E274];[.F273]))" office:value-type="float" office:value="148.19" calcext:value-type="float">
            <text:p>148,19</text:p>
          </table:table-cell>
          <table:table-cell table:formula="of:=IF([.A274]=1;0;IF([.E274]&gt;[.F273];1;0))" office:value-type="float" office:value="0" calcext:value-type="float">
            <text:p>0</text:p>
          </table:table-cell>
          <table:table-cell office:value-type="float" office:value="132.28" calcext:value-type="float">
            <text:p>132,28</text:p>
          </table:table-cell>
          <table:table-cell table:formula="of:=IF([.A274]=1;[.H274];IF([.H274]&gt;[.I273];[.H274];[.I273]))" office:value-type="float" office:value="135" calcext:value-type="float">
            <text:p>135</text:p>
          </table:table-cell>
          <table:table-cell table:formula="of:=IF([.A274]=1;0;IF([.H274]&gt;[.I273];1;0))" office:value-type="float" office:value="0" calcext:value-type="float">
            <text:p>0</text:p>
          </table:table-cell>
          <table:table-cell table:formula="of:=IF(SUM([.D274];[.G274];[.J27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1.9" calcext:value-type="float">
            <text:p>71,9</text:p>
          </table:table-cell>
          <table:table-cell table:formula="of:=IF([.A275]=1;[.B275];IF([.B275]&gt;[.C274];[.B275];[.C274]))" office:value-type="float" office:value="130" calcext:value-type="float">
            <text:p>130</text:p>
          </table:table-cell>
          <table:table-cell table:formula="of:=IF([.A275]=1;0;IF([.B275]&gt;[.C274];1;0))" office:value-type="float" office:value="0" calcext:value-type="float">
            <text:p>0</text:p>
          </table:table-cell>
          <table:table-cell office:value-type="float" office:value="109.19" calcext:value-type="float">
            <text:p>109,19</text:p>
          </table:table-cell>
          <table:table-cell table:formula="of:=IF([.A275]=1;[.E275];IF([.E275]&gt;[.F274];[.E275];[.F274]))" office:value-type="float" office:value="148.19" calcext:value-type="float">
            <text:p>148,19</text:p>
          </table:table-cell>
          <table:table-cell table:formula="of:=IF([.A275]=1;0;IF([.E275]&gt;[.F274];1;0))" office:value-type="float" office:value="0" calcext:value-type="float">
            <text:p>0</text:p>
          </table:table-cell>
          <table:table-cell office:value-type="float" office:value="132.39" calcext:value-type="float">
            <text:p>132,39</text:p>
          </table:table-cell>
          <table:table-cell table:formula="of:=IF([.A275]=1;[.H275];IF([.H275]&gt;[.I274];[.H275];[.I274]))" office:value-type="float" office:value="135" calcext:value-type="float">
            <text:p>135</text:p>
          </table:table-cell>
          <table:table-cell table:formula="of:=IF([.A275]=1;0;IF([.H275]&gt;[.I274];1;0))" office:value-type="float" office:value="0" calcext:value-type="float">
            <text:p>0</text:p>
          </table:table-cell>
          <table:table-cell table:formula="of:=IF(SUM([.D275];[.G275];[.J27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0.31" calcext:value-type="float">
            <text:p>70,31</text:p>
          </table:table-cell>
          <table:table-cell table:formula="of:=IF([.A276]=1;[.B276];IF([.B276]&gt;[.C275];[.B276];[.C275]))" office:value-type="float" office:value="130" calcext:value-type="float">
            <text:p>130</text:p>
          </table:table-cell>
          <table:table-cell table:formula="of:=IF([.A276]=1;0;IF([.B276]&gt;[.C275];1;0))" office:value-type="float" office:value="0" calcext:value-type="float">
            <text:p>0</text:p>
          </table:table-cell>
          <table:table-cell office:value-type="float" office:value="108.35" calcext:value-type="float">
            <text:p>108,35</text:p>
          </table:table-cell>
          <table:table-cell table:formula="of:=IF([.A276]=1;[.E276];IF([.E276]&gt;[.F275];[.E276];[.F275]))" office:value-type="float" office:value="148.19" calcext:value-type="float">
            <text:p>148,19</text:p>
          </table:table-cell>
          <table:table-cell table:formula="of:=IF([.A276]=1;0;IF([.E276]&gt;[.F275];1;0))" office:value-type="float" office:value="0" calcext:value-type="float">
            <text:p>0</text:p>
          </table:table-cell>
          <table:table-cell office:value-type="float" office:value="130.94" calcext:value-type="float">
            <text:p>130,94</text:p>
          </table:table-cell>
          <table:table-cell table:formula="of:=IF([.A276]=1;[.H276];IF([.H276]&gt;[.I275];[.H276];[.I275]))" office:value-type="float" office:value="135" calcext:value-type="float">
            <text:p>135</text:p>
          </table:table-cell>
          <table:table-cell table:formula="of:=IF([.A276]=1;0;IF([.H276]&gt;[.I275];1;0))" office:value-type="float" office:value="0" calcext:value-type="float">
            <text:p>0</text:p>
          </table:table-cell>
          <table:table-cell table:formula="of:=IF(SUM([.D276];[.G276];[.J27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68.63" calcext:value-type="float">
            <text:p>68,63</text:p>
          </table:table-cell>
          <table:table-cell table:formula="of:=IF([.A277]=1;[.B277];IF([.B277]&gt;[.C276];[.B277];[.C276]))" office:value-type="float" office:value="130" calcext:value-type="float">
            <text:p>130</text:p>
          </table:table-cell>
          <table:table-cell table:formula="of:=IF([.A277]=1;0;IF([.B277]&gt;[.C276];1;0))" office:value-type="float" office:value="0" calcext:value-type="float">
            <text:p>0</text:p>
          </table:table-cell>
          <table:table-cell office:value-type="float" office:value="107.99" calcext:value-type="float">
            <text:p>107,99</text:p>
          </table:table-cell>
          <table:table-cell table:formula="of:=IF([.A277]=1;[.E277];IF([.E277]&gt;[.F276];[.E277];[.F276]))" office:value-type="float" office:value="148.19" calcext:value-type="float">
            <text:p>148,19</text:p>
          </table:table-cell>
          <table:table-cell table:formula="of:=IF([.A277]=1;0;IF([.E277]&gt;[.F276];1;0))" office:value-type="float" office:value="0" calcext:value-type="float">
            <text:p>0</text:p>
          </table:table-cell>
          <table:table-cell office:value-type="float" office:value="129.53" calcext:value-type="float">
            <text:p>129,53</text:p>
          </table:table-cell>
          <table:table-cell table:formula="of:=IF([.A277]=1;[.H277];IF([.H277]&gt;[.I276];[.H277];[.I276]))" office:value-type="float" office:value="135" calcext:value-type="float">
            <text:p>135</text:p>
          </table:table-cell>
          <table:table-cell table:formula="of:=IF([.A277]=1;0;IF([.H277]&gt;[.I276];1;0))" office:value-type="float" office:value="0" calcext:value-type="float">
            <text:p>0</text:p>
          </table:table-cell>
          <table:table-cell table:formula="of:=IF(SUM([.D277];[.G277];[.J27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71.07" calcext:value-type="float">
            <text:p>71,07</text:p>
          </table:table-cell>
          <table:table-cell table:formula="of:=IF([.A278]=1;[.B278];IF([.B278]&gt;[.C277];[.B278];[.C277]))" office:value-type="float" office:value="130" calcext:value-type="float">
            <text:p>130</text:p>
          </table:table-cell>
          <table:table-cell table:formula="of:=IF([.A278]=1;0;IF([.B278]&gt;[.C277];1;0))" office:value-type="float" office:value="0" calcext:value-type="float">
            <text:p>0</text:p>
          </table:table-cell>
          <table:table-cell office:value-type="float" office:value="110.4" calcext:value-type="float">
            <text:p>110,4</text:p>
          </table:table-cell>
          <table:table-cell table:formula="of:=IF([.A278]=1;[.E278];IF([.E278]&gt;[.F277];[.E278];[.F277]))" office:value-type="float" office:value="148.19" calcext:value-type="float">
            <text:p>148,19</text:p>
          </table:table-cell>
          <table:table-cell table:formula="of:=IF([.A278]=1;0;IF([.E278]&gt;[.F277];1;0))" office:value-type="float" office:value="0" calcext:value-type="float">
            <text:p>0</text:p>
          </table:table-cell>
          <table:table-cell office:value-type="float" office:value="129.55" calcext:value-type="float">
            <text:p>129,55</text:p>
          </table:table-cell>
          <table:table-cell table:formula="of:=IF([.A278]=1;[.H278];IF([.H278]&gt;[.I277];[.H278];[.I277]))" office:value-type="float" office:value="135" calcext:value-type="float">
            <text:p>135</text:p>
          </table:table-cell>
          <table:table-cell table:formula="of:=IF([.A278]=1;0;IF([.H278]&gt;[.I277];1;0))" office:value-type="float" office:value="0" calcext:value-type="float">
            <text:p>0</text:p>
          </table:table-cell>
          <table:table-cell table:formula="of:=IF(SUM([.D278];[.G278];[.J27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72.34" calcext:value-type="float">
            <text:p>72,34</text:p>
          </table:table-cell>
          <table:table-cell table:formula="of:=IF([.A279]=1;[.B279];IF([.B279]&gt;[.C278];[.B279];[.C278]))" office:value-type="float" office:value="130" calcext:value-type="float">
            <text:p>130</text:p>
          </table:table-cell>
          <table:table-cell table:formula="of:=IF([.A279]=1;0;IF([.B279]&gt;[.C278];1;0))" office:value-type="float" office:value="0" calcext:value-type="float">
            <text:p>0</text:p>
          </table:table-cell>
          <table:table-cell office:value-type="float" office:value="108.92" calcext:value-type="float">
            <text:p>108,92</text:p>
          </table:table-cell>
          <table:table-cell table:formula="of:=IF([.A279]=1;[.E279];IF([.E279]&gt;[.F278];[.E279];[.F278]))" office:value-type="float" office:value="148.19" calcext:value-type="float">
            <text:p>148,19</text:p>
          </table:table-cell>
          <table:table-cell table:formula="of:=IF([.A279]=1;0;IF([.E279]&gt;[.F278];1;0))" office:value-type="float" office:value="0" calcext:value-type="float">
            <text:p>0</text:p>
          </table:table-cell>
          <table:table-cell office:value-type="float" office:value="130.43" calcext:value-type="float">
            <text:p>130,43</text:p>
          </table:table-cell>
          <table:table-cell table:formula="of:=IF([.A279]=1;[.H279];IF([.H279]&gt;[.I278];[.H279];[.I278]))" office:value-type="float" office:value="135" calcext:value-type="float">
            <text:p>135</text:p>
          </table:table-cell>
          <table:table-cell table:formula="of:=IF([.A279]=1;0;IF([.H279]&gt;[.I278];1;0))" office:value-type="float" office:value="0" calcext:value-type="float">
            <text:p>0</text:p>
          </table:table-cell>
          <table:table-cell table:formula="of:=IF(SUM([.D279];[.G279];[.J27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71.27" calcext:value-type="float">
            <text:p>71,27</text:p>
          </table:table-cell>
          <table:table-cell table:formula="of:=IF([.A280]=1;[.B280];IF([.B280]&gt;[.C279];[.B280];[.C279]))" office:value-type="float" office:value="130" calcext:value-type="float">
            <text:p>130</text:p>
          </table:table-cell>
          <table:table-cell table:formula="of:=IF([.A280]=1;0;IF([.B280]&gt;[.C279];1;0))" office:value-type="float" office:value="0" calcext:value-type="float">
            <text:p>0</text:p>
          </table:table-cell>
          <table:table-cell office:value-type="float" office:value="111.43" calcext:value-type="float">
            <text:p>111,43</text:p>
          </table:table-cell>
          <table:table-cell table:formula="of:=IF([.A280]=1;[.E280];IF([.E280]&gt;[.F279];[.E280];[.F279]))" office:value-type="float" office:value="148.19" calcext:value-type="float">
            <text:p>148,19</text:p>
          </table:table-cell>
          <table:table-cell table:formula="of:=IF([.A280]=1;0;IF([.E280]&gt;[.F279];1;0))" office:value-type="float" office:value="0" calcext:value-type="float">
            <text:p>0</text:p>
          </table:table-cell>
          <table:table-cell office:value-type="float" office:value="130.89" calcext:value-type="float">
            <text:p>130,89</text:p>
          </table:table-cell>
          <table:table-cell table:formula="of:=IF([.A280]=1;[.H280];IF([.H280]&gt;[.I279];[.H280];[.I279]))" office:value-type="float" office:value="135" calcext:value-type="float">
            <text:p>135</text:p>
          </table:table-cell>
          <table:table-cell table:formula="of:=IF([.A280]=1;0;IF([.H280]&gt;[.I279];1;0))" office:value-type="float" office:value="0" calcext:value-type="float">
            <text:p>0</text:p>
          </table:table-cell>
          <table:table-cell table:formula="of:=IF(SUM([.D280];[.G280];[.J28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71.54" calcext:value-type="float">
            <text:p>71,54</text:p>
          </table:table-cell>
          <table:table-cell table:formula="of:=IF([.A281]=1;[.B281];IF([.B281]&gt;[.C280];[.B281];[.C280]))" office:value-type="float" office:value="130" calcext:value-type="float">
            <text:p>130</text:p>
          </table:table-cell>
          <table:table-cell table:formula="of:=IF([.A281]=1;0;IF([.B281]&gt;[.C280];1;0))" office:value-type="float" office:value="0" calcext:value-type="float">
            <text:p>0</text:p>
          </table:table-cell>
          <table:table-cell office:value-type="float" office:value="109.43" calcext:value-type="float">
            <text:p>109,43</text:p>
          </table:table-cell>
          <table:table-cell table:formula="of:=IF([.A281]=1;[.E281];IF([.E281]&gt;[.F280];[.E281];[.F280]))" office:value-type="float" office:value="148.19" calcext:value-type="float">
            <text:p>148,19</text:p>
          </table:table-cell>
          <table:table-cell table:formula="of:=IF([.A281]=1;0;IF([.E281]&gt;[.F280];1;0))" office:value-type="float" office:value="0" calcext:value-type="float">
            <text:p>0</text:p>
          </table:table-cell>
          <table:table-cell office:value-type="float" office:value="129.18" calcext:value-type="float">
            <text:p>129,18</text:p>
          </table:table-cell>
          <table:table-cell table:formula="of:=IF([.A281]=1;[.H281];IF([.H281]&gt;[.I280];[.H281];[.I280]))" office:value-type="float" office:value="135" calcext:value-type="float">
            <text:p>135</text:p>
          </table:table-cell>
          <table:table-cell table:formula="of:=IF([.A281]=1;0;IF([.H281]&gt;[.I280];1;0))" office:value-type="float" office:value="0" calcext:value-type="float">
            <text:p>0</text:p>
          </table:table-cell>
          <table:table-cell table:formula="of:=IF(SUM([.D281];[.G281];[.J28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72.11" calcext:value-type="float">
            <text:p>72,11</text:p>
          </table:table-cell>
          <table:table-cell table:formula="of:=IF([.A282]=1;[.B282];IF([.B282]&gt;[.C281];[.B282];[.C281]))" office:value-type="float" office:value="130" calcext:value-type="float">
            <text:p>130</text:p>
          </table:table-cell>
          <table:table-cell table:formula="of:=IF([.A282]=1;0;IF([.B282]&gt;[.C281];1;0))" office:value-type="float" office:value="0" calcext:value-type="float">
            <text:p>0</text:p>
          </table:table-cell>
          <table:table-cell office:value-type="float" office:value="108.76" calcext:value-type="float">
            <text:p>108,76</text:p>
          </table:table-cell>
          <table:table-cell table:formula="of:=IF([.A282]=1;[.E282];IF([.E282]&gt;[.F281];[.E282];[.F281]))" office:value-type="float" office:value="148.19" calcext:value-type="float">
            <text:p>148,19</text:p>
          </table:table-cell>
          <table:table-cell table:formula="of:=IF([.A282]=1;0;IF([.E282]&gt;[.F281];1;0))" office:value-type="float" office:value="0" calcext:value-type="float">
            <text:p>0</text:p>
          </table:table-cell>
          <table:table-cell office:value-type="float" office:value="129.96" calcext:value-type="float">
            <text:p>129,96</text:p>
          </table:table-cell>
          <table:table-cell table:formula="of:=IF([.A282]=1;[.H282];IF([.H282]&gt;[.I281];[.H282];[.I281]))" office:value-type="float" office:value="135" calcext:value-type="float">
            <text:p>135</text:p>
          </table:table-cell>
          <table:table-cell table:formula="of:=IF([.A282]=1;0;IF([.H282]&gt;[.I281];1;0))" office:value-type="float" office:value="0" calcext:value-type="float">
            <text:p>0</text:p>
          </table:table-cell>
          <table:table-cell table:formula="of:=IF(SUM([.D282];[.G282];[.J28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73.61" calcext:value-type="float">
            <text:p>73,61</text:p>
          </table:table-cell>
          <table:table-cell table:formula="of:=IF([.A283]=1;[.B283];IF([.B283]&gt;[.C282];[.B283];[.C282]))" office:value-type="float" office:value="130" calcext:value-type="float">
            <text:p>130</text:p>
          </table:table-cell>
          <table:table-cell table:formula="of:=IF([.A283]=1;0;IF([.B283]&gt;[.C282];1;0))" office:value-type="float" office:value="0" calcext:value-type="float">
            <text:p>0</text:p>
          </table:table-cell>
          <table:table-cell office:value-type="float" office:value="107.21" calcext:value-type="float">
            <text:p>107,21</text:p>
          </table:table-cell>
          <table:table-cell table:formula="of:=IF([.A283]=1;[.E283];IF([.E283]&gt;[.F282];[.E283];[.F282]))" office:value-type="float" office:value="148.19" calcext:value-type="float">
            <text:p>148,19</text:p>
          </table:table-cell>
          <table:table-cell table:formula="of:=IF([.A283]=1;0;IF([.E283]&gt;[.F282];1;0))" office:value-type="float" office:value="0" calcext:value-type="float">
            <text:p>0</text:p>
          </table:table-cell>
          <table:table-cell office:value-type="float" office:value="130.33" calcext:value-type="float">
            <text:p>130,33</text:p>
          </table:table-cell>
          <table:table-cell table:formula="of:=IF([.A283]=1;[.H283];IF([.H283]&gt;[.I282];[.H283];[.I282]))" office:value-type="float" office:value="135" calcext:value-type="float">
            <text:p>135</text:p>
          </table:table-cell>
          <table:table-cell table:formula="of:=IF([.A283]=1;0;IF([.H283]&gt;[.I282];1;0))" office:value-type="float" office:value="0" calcext:value-type="float">
            <text:p>0</text:p>
          </table:table-cell>
          <table:table-cell table:formula="of:=IF(SUM([.D283];[.G283];[.J28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74.5" calcext:value-type="float">
            <text:p>74,5</text:p>
          </table:table-cell>
          <table:table-cell table:formula="of:=IF([.A284]=1;[.B284];IF([.B284]&gt;[.C283];[.B284];[.C283]))" office:value-type="float" office:value="130" calcext:value-type="float">
            <text:p>130</text:p>
          </table:table-cell>
          <table:table-cell table:formula="of:=IF([.A284]=1;0;IF([.B284]&gt;[.C283];1;0))" office:value-type="float" office:value="0" calcext:value-type="float">
            <text:p>0</text:p>
          </table:table-cell>
          <table:table-cell office:value-type="float" office:value="107.13" calcext:value-type="float">
            <text:p>107,13</text:p>
          </table:table-cell>
          <table:table-cell table:formula="of:=IF([.A284]=1;[.E284];IF([.E284]&gt;[.F283];[.E284];[.F283]))" office:value-type="float" office:value="148.19" calcext:value-type="float">
            <text:p>148,19</text:p>
          </table:table-cell>
          <table:table-cell table:formula="of:=IF([.A284]=1;0;IF([.E284]&gt;[.F283];1;0))" office:value-type="float" office:value="0" calcext:value-type="float">
            <text:p>0</text:p>
          </table:table-cell>
          <table:table-cell office:value-type="float" office:value="130.64" calcext:value-type="float">
            <text:p>130,64</text:p>
          </table:table-cell>
          <table:table-cell table:formula="of:=IF([.A284]=1;[.H284];IF([.H284]&gt;[.I283];[.H284];[.I283]))" office:value-type="float" office:value="135" calcext:value-type="float">
            <text:p>135</text:p>
          </table:table-cell>
          <table:table-cell table:formula="of:=IF([.A284]=1;0;IF([.H284]&gt;[.I283];1;0))" office:value-type="float" office:value="0" calcext:value-type="float">
            <text:p>0</text:p>
          </table:table-cell>
          <table:table-cell table:formula="of:=IF(SUM([.D284];[.G284];[.J28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76.24" calcext:value-type="float">
            <text:p>76,24</text:p>
          </table:table-cell>
          <table:table-cell table:formula="of:=IF([.A285]=1;[.B285];IF([.B285]&gt;[.C284];[.B285];[.C284]))" office:value-type="float" office:value="130" calcext:value-type="float">
            <text:p>130</text:p>
          </table:table-cell>
          <table:table-cell table:formula="of:=IF([.A285]=1;0;IF([.B285]&gt;[.C284];1;0))" office:value-type="float" office:value="0" calcext:value-type="float">
            <text:p>0</text:p>
          </table:table-cell>
          <table:table-cell office:value-type="float" office:value="109.71" calcext:value-type="float">
            <text:p>109,71</text:p>
          </table:table-cell>
          <table:table-cell table:formula="of:=IF([.A285]=1;[.E285];IF([.E285]&gt;[.F284];[.E285];[.F284]))" office:value-type="float" office:value="148.19" calcext:value-type="float">
            <text:p>148,19</text:p>
          </table:table-cell>
          <table:table-cell table:formula="of:=IF([.A285]=1;0;IF([.E285]&gt;[.F284];1;0))" office:value-type="float" office:value="0" calcext:value-type="float">
            <text:p>0</text:p>
          </table:table-cell>
          <table:table-cell office:value-type="float" office:value="130.78" calcext:value-type="float">
            <text:p>130,78</text:p>
          </table:table-cell>
          <table:table-cell table:formula="of:=IF([.A285]=1;[.H285];IF([.H285]&gt;[.I284];[.H285];[.I284]))" office:value-type="float" office:value="135" calcext:value-type="float">
            <text:p>135</text:p>
          </table:table-cell>
          <table:table-cell table:formula="of:=IF([.A285]=1;0;IF([.H285]&gt;[.I284];1;0))" office:value-type="float" office:value="0" calcext:value-type="float">
            <text:p>0</text:p>
          </table:table-cell>
          <table:table-cell table:formula="of:=IF(SUM([.D285];[.G285];[.J28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76.92" calcext:value-type="float">
            <text:p>76,92</text:p>
          </table:table-cell>
          <table:table-cell table:formula="of:=IF([.A286]=1;[.B286];IF([.B286]&gt;[.C285];[.B286];[.C285]))" office:value-type="float" office:value="130" calcext:value-type="float">
            <text:p>130</text:p>
          </table:table-cell>
          <table:table-cell table:formula="of:=IF([.A286]=1;0;IF([.B286]&gt;[.C285];1;0))" office:value-type="float" office:value="0" calcext:value-type="float">
            <text:p>0</text:p>
          </table:table-cell>
          <table:table-cell office:value-type="float" office:value="109.26" calcext:value-type="float">
            <text:p>109,26</text:p>
          </table:table-cell>
          <table:table-cell table:formula="of:=IF([.A286]=1;[.E286];IF([.E286]&gt;[.F285];[.E286];[.F285]))" office:value-type="float" office:value="148.19" calcext:value-type="float">
            <text:p>148,19</text:p>
          </table:table-cell>
          <table:table-cell table:formula="of:=IF([.A286]=1;0;IF([.E286]&gt;[.F285];1;0))" office:value-type="float" office:value="0" calcext:value-type="float">
            <text:p>0</text:p>
          </table:table-cell>
          <table:table-cell office:value-type="float" office:value="129.14" calcext:value-type="float">
            <text:p>129,14</text:p>
          </table:table-cell>
          <table:table-cell table:formula="of:=IF([.A286]=1;[.H286];IF([.H286]&gt;[.I285];[.H286];[.I285]))" office:value-type="float" office:value="135" calcext:value-type="float">
            <text:p>135</text:p>
          </table:table-cell>
          <table:table-cell table:formula="of:=IF([.A286]=1;0;IF([.H286]&gt;[.I285];1;0))" office:value-type="float" office:value="0" calcext:value-type="float">
            <text:p>0</text:p>
          </table:table-cell>
          <table:table-cell table:formula="of:=IF(SUM([.D286];[.G286];[.J28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78.94" calcext:value-type="float">
            <text:p>78,94</text:p>
          </table:table-cell>
          <table:table-cell table:formula="of:=IF([.A287]=1;[.B287];IF([.B287]&gt;[.C286];[.B287];[.C286]))" office:value-type="float" office:value="130" calcext:value-type="float">
            <text:p>130</text:p>
          </table:table-cell>
          <table:table-cell table:formula="of:=IF([.A287]=1;0;IF([.B287]&gt;[.C286];1;0))" office:value-type="float" office:value="0" calcext:value-type="float">
            <text:p>0</text:p>
          </table:table-cell>
          <table:table-cell office:value-type="float" office:value="108.08" calcext:value-type="float">
            <text:p>108,08</text:p>
          </table:table-cell>
          <table:table-cell table:formula="of:=IF([.A287]=1;[.E287];IF([.E287]&gt;[.F286];[.E287];[.F286]))" office:value-type="float" office:value="148.19" calcext:value-type="float">
            <text:p>148,19</text:p>
          </table:table-cell>
          <table:table-cell table:formula="of:=IF([.A287]=1;0;IF([.E287]&gt;[.F286];1;0))" office:value-type="float" office:value="0" calcext:value-type="float">
            <text:p>0</text:p>
          </table:table-cell>
          <table:table-cell office:value-type="float" office:value="130.85" calcext:value-type="float">
            <text:p>130,85</text:p>
          </table:table-cell>
          <table:table-cell table:formula="of:=IF([.A287]=1;[.H287];IF([.H287]&gt;[.I286];[.H287];[.I286]))" office:value-type="float" office:value="135" calcext:value-type="float">
            <text:p>135</text:p>
          </table:table-cell>
          <table:table-cell table:formula="of:=IF([.A287]=1;0;IF([.H287]&gt;[.I286];1;0))" office:value-type="float" office:value="0" calcext:value-type="float">
            <text:p>0</text:p>
          </table:table-cell>
          <table:table-cell table:formula="of:=IF(SUM([.D287];[.G287];[.J28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77.64" calcext:value-type="float">
            <text:p>77,64</text:p>
          </table:table-cell>
          <table:table-cell table:formula="of:=IF([.A288]=1;[.B288];IF([.B288]&gt;[.C287];[.B288];[.C287]))" office:value-type="float" office:value="130" calcext:value-type="float">
            <text:p>130</text:p>
          </table:table-cell>
          <table:table-cell table:formula="of:=IF([.A288]=1;0;IF([.B288]&gt;[.C287];1;0))" office:value-type="float" office:value="0" calcext:value-type="float">
            <text:p>0</text:p>
          </table:table-cell>
          <table:table-cell office:value-type="float" office:value="107.52" calcext:value-type="float">
            <text:p>107,52</text:p>
          </table:table-cell>
          <table:table-cell table:formula="of:=IF([.A288]=1;[.E288];IF([.E288]&gt;[.F287];[.E288];[.F287]))" office:value-type="float" office:value="148.19" calcext:value-type="float">
            <text:p>148,19</text:p>
          </table:table-cell>
          <table:table-cell table:formula="of:=IF([.A288]=1;0;IF([.E288]&gt;[.F287];1;0))" office:value-type="float" office:value="0" calcext:value-type="float">
            <text:p>0</text:p>
          </table:table-cell>
          <table:table-cell office:value-type="float" office:value="131.24" calcext:value-type="float">
            <text:p>131,24</text:p>
          </table:table-cell>
          <table:table-cell table:formula="of:=IF([.A288]=1;[.H288];IF([.H288]&gt;[.I287];[.H288];[.I287]))" office:value-type="float" office:value="135" calcext:value-type="float">
            <text:p>135</text:p>
          </table:table-cell>
          <table:table-cell table:formula="of:=IF([.A288]=1;0;IF([.H288]&gt;[.I287];1;0))" office:value-type="float" office:value="0" calcext:value-type="float">
            <text:p>0</text:p>
          </table:table-cell>
          <table:table-cell table:formula="of:=IF(SUM([.D288];[.G288];[.J28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76.14" calcext:value-type="float">
            <text:p>76,14</text:p>
          </table:table-cell>
          <table:table-cell table:formula="of:=IF([.A289]=1;[.B289];IF([.B289]&gt;[.C288];[.B289];[.C288]))" office:value-type="float" office:value="130" calcext:value-type="float">
            <text:p>130</text:p>
          </table:table-cell>
          <table:table-cell table:formula="of:=IF([.A289]=1;0;IF([.B289]&gt;[.C288];1;0))" office:value-type="float" office:value="0" calcext:value-type="float">
            <text:p>0</text:p>
          </table:table-cell>
          <table:table-cell office:value-type="float" office:value="107.35" calcext:value-type="float">
            <text:p>107,35</text:p>
          </table:table-cell>
          <table:table-cell table:formula="of:=IF([.A289]=1;[.E289];IF([.E289]&gt;[.F288];[.E289];[.F288]))" office:value-type="float" office:value="148.19" calcext:value-type="float">
            <text:p>148,19</text:p>
          </table:table-cell>
          <table:table-cell table:formula="of:=IF([.A289]=1;0;IF([.E289]&gt;[.F288];1;0))" office:value-type="float" office:value="0" calcext:value-type="float">
            <text:p>0</text:p>
          </table:table-cell>
          <table:table-cell office:value-type="float" office:value="131.37" calcext:value-type="float">
            <text:p>131,37</text:p>
          </table:table-cell>
          <table:table-cell table:formula="of:=IF([.A289]=1;[.H289];IF([.H289]&gt;[.I288];[.H289];[.I288]))" office:value-type="float" office:value="135" calcext:value-type="float">
            <text:p>135</text:p>
          </table:table-cell>
          <table:table-cell table:formula="of:=IF([.A289]=1;0;IF([.H289]&gt;[.I288];1;0))" office:value-type="float" office:value="0" calcext:value-type="float">
            <text:p>0</text:p>
          </table:table-cell>
          <table:table-cell table:formula="of:=IF(SUM([.D289];[.G289];[.J28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74.72" calcext:value-type="float">
            <text:p>74,72</text:p>
          </table:table-cell>
          <table:table-cell table:formula="of:=IF([.A290]=1;[.B290];IF([.B290]&gt;[.C289];[.B290];[.C289]))" office:value-type="float" office:value="130" calcext:value-type="float">
            <text:p>130</text:p>
          </table:table-cell>
          <table:table-cell table:formula="of:=IF([.A290]=1;0;IF([.B290]&gt;[.C289];1;0))" office:value-type="float" office:value="0" calcext:value-type="float">
            <text:p>0</text:p>
          </table:table-cell>
          <table:table-cell office:value-type="float" office:value="105.74" calcext:value-type="float">
            <text:p>105,74</text:p>
          </table:table-cell>
          <table:table-cell table:formula="of:=IF([.A290]=1;[.E290];IF([.E290]&gt;[.F289];[.E290];[.F289]))" office:value-type="float" office:value="148.19" calcext:value-type="float">
            <text:p>148,19</text:p>
          </table:table-cell>
          <table:table-cell table:formula="of:=IF([.A290]=1;0;IF([.E290]&gt;[.F289];1;0))" office:value-type="float" office:value="0" calcext:value-type="float">
            <text:p>0</text:p>
          </table:table-cell>
          <table:table-cell office:value-type="float" office:value="129.88" calcext:value-type="float">
            <text:p>129,88</text:p>
          </table:table-cell>
          <table:table-cell table:formula="of:=IF([.A290]=1;[.H290];IF([.H290]&gt;[.I289];[.H290];[.I289]))" office:value-type="float" office:value="135" calcext:value-type="float">
            <text:p>135</text:p>
          </table:table-cell>
          <table:table-cell table:formula="of:=IF([.A290]=1;0;IF([.H290]&gt;[.I289];1;0))" office:value-type="float" office:value="0" calcext:value-type="float">
            <text:p>0</text:p>
          </table:table-cell>
          <table:table-cell table:formula="of:=IF(SUM([.D290];[.G290];[.J29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73.02" calcext:value-type="float">
            <text:p>73,02</text:p>
          </table:table-cell>
          <table:table-cell table:formula="of:=IF([.A291]=1;[.B291];IF([.B291]&gt;[.C290];[.B291];[.C290]))" office:value-type="float" office:value="130" calcext:value-type="float">
            <text:p>130</text:p>
          </table:table-cell>
          <table:table-cell table:formula="of:=IF([.A291]=1;0;IF([.B291]&gt;[.C290];1;0))" office:value-type="float" office:value="0" calcext:value-type="float">
            <text:p>0</text:p>
          </table:table-cell>
          <table:table-cell office:value-type="float" office:value="105.32" calcext:value-type="float">
            <text:p>105,32</text:p>
          </table:table-cell>
          <table:table-cell table:formula="of:=IF([.A291]=1;[.E291];IF([.E291]&gt;[.F290];[.E291];[.F290]))" office:value-type="float" office:value="148.19" calcext:value-type="float">
            <text:p>148,19</text:p>
          </table:table-cell>
          <table:table-cell table:formula="of:=IF([.A291]=1;0;IF([.E291]&gt;[.F290];1;0))" office:value-type="float" office:value="0" calcext:value-type="float">
            <text:p>0</text:p>
          </table:table-cell>
          <table:table-cell office:value-type="float" office:value="131.79" calcext:value-type="float">
            <text:p>131,79</text:p>
          </table:table-cell>
          <table:table-cell table:formula="of:=IF([.A291]=1;[.H291];IF([.H291]&gt;[.I290];[.H291];[.I290]))" office:value-type="float" office:value="135" calcext:value-type="float">
            <text:p>135</text:p>
          </table:table-cell>
          <table:table-cell table:formula="of:=IF([.A291]=1;0;IF([.H291]&gt;[.I290];1;0))" office:value-type="float" office:value="0" calcext:value-type="float">
            <text:p>0</text:p>
          </table:table-cell>
          <table:table-cell table:formula="of:=IF(SUM([.D291];[.G291];[.J29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73.42" calcext:value-type="float">
            <text:p>73,42</text:p>
          </table:table-cell>
          <table:table-cell table:formula="of:=IF([.A292]=1;[.B292];IF([.B292]&gt;[.C291];[.B292];[.C291]))" office:value-type="float" office:value="130" calcext:value-type="float">
            <text:p>130</text:p>
          </table:table-cell>
          <table:table-cell table:formula="of:=IF([.A292]=1;0;IF([.B292]&gt;[.C291];1;0))" office:value-type="float" office:value="0" calcext:value-type="float">
            <text:p>0</text:p>
          </table:table-cell>
          <table:table-cell office:value-type="float" office:value="103.92" calcext:value-type="float">
            <text:p>103,92</text:p>
          </table:table-cell>
          <table:table-cell table:formula="of:=IF([.A292]=1;[.E292];IF([.E292]&gt;[.F291];[.E292];[.F291]))" office:value-type="float" office:value="148.19" calcext:value-type="float">
            <text:p>148,19</text:p>
          </table:table-cell>
          <table:table-cell table:formula="of:=IF([.A292]=1;0;IF([.E292]&gt;[.F291];1;0))" office:value-type="float" office:value="0" calcext:value-type="float">
            <text:p>0</text:p>
          </table:table-cell>
          <table:table-cell office:value-type="float" office:value="129.98" calcext:value-type="float">
            <text:p>129,98</text:p>
          </table:table-cell>
          <table:table-cell table:formula="of:=IF([.A292]=1;[.H292];IF([.H292]&gt;[.I291];[.H292];[.I291]))" office:value-type="float" office:value="135" calcext:value-type="float">
            <text:p>135</text:p>
          </table:table-cell>
          <table:table-cell table:formula="of:=IF([.A292]=1;0;IF([.H292]&gt;[.I291];1;0))" office:value-type="float" office:value="0" calcext:value-type="float">
            <text:p>0</text:p>
          </table:table-cell>
          <table:table-cell table:formula="of:=IF(SUM([.D292];[.G292];[.J29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71.85" calcext:value-type="float">
            <text:p>71,85</text:p>
          </table:table-cell>
          <table:table-cell table:formula="of:=IF([.A293]=1;[.B293];IF([.B293]&gt;[.C292];[.B293];[.C292]))" office:value-type="float" office:value="130" calcext:value-type="float">
            <text:p>130</text:p>
          </table:table-cell>
          <table:table-cell table:formula="of:=IF([.A293]=1;0;IF([.B293]&gt;[.C292];1;0))" office:value-type="float" office:value="0" calcext:value-type="float">
            <text:p>0</text:p>
          </table:table-cell>
          <table:table-cell office:value-type="float" office:value="103.17" calcext:value-type="float">
            <text:p>103,17</text:p>
          </table:table-cell>
          <table:table-cell table:formula="of:=IF([.A293]=1;[.E293];IF([.E293]&gt;[.F292];[.E293];[.F292]))" office:value-type="float" office:value="148.19" calcext:value-type="float">
            <text:p>148,19</text:p>
          </table:table-cell>
          <table:table-cell table:formula="of:=IF([.A293]=1;0;IF([.E293]&gt;[.F292];1;0))" office:value-type="float" office:value="0" calcext:value-type="float">
            <text:p>0</text:p>
          </table:table-cell>
          <table:table-cell office:value-type="float" office:value="130.77" calcext:value-type="float">
            <text:p>130,77</text:p>
          </table:table-cell>
          <table:table-cell table:formula="of:=IF([.A293]=1;[.H293];IF([.H293]&gt;[.I292];[.H293];[.I292]))" office:value-type="float" office:value="135" calcext:value-type="float">
            <text:p>135</text:p>
          </table:table-cell>
          <table:table-cell table:formula="of:=IF([.A293]=1;0;IF([.H293]&gt;[.I292];1;0))" office:value-type="float" office:value="0" calcext:value-type="float">
            <text:p>0</text:p>
          </table:table-cell>
          <table:table-cell table:formula="of:=IF(SUM([.D293];[.G293];[.J29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70.02" calcext:value-type="float">
            <text:p>70,02</text:p>
          </table:table-cell>
          <table:table-cell table:formula="of:=IF([.A294]=1;[.B294];IF([.B294]&gt;[.C293];[.B294];[.C293]))" office:value-type="float" office:value="130" calcext:value-type="float">
            <text:p>130</text:p>
          </table:table-cell>
          <table:table-cell table:formula="of:=IF([.A294]=1;0;IF([.B294]&gt;[.C293];1;0))" office:value-type="float" office:value="0" calcext:value-type="float">
            <text:p>0</text:p>
          </table:table-cell>
          <table:table-cell office:value-type="float" office:value="102.14" calcext:value-type="float">
            <text:p>102,14</text:p>
          </table:table-cell>
          <table:table-cell table:formula="of:=IF([.A294]=1;[.E294];IF([.E294]&gt;[.F293];[.E294];[.F293]))" office:value-type="float" office:value="148.19" calcext:value-type="float">
            <text:p>148,19</text:p>
          </table:table-cell>
          <table:table-cell table:formula="of:=IF([.A294]=1;0;IF([.E294]&gt;[.F293];1;0))" office:value-type="float" office:value="0" calcext:value-type="float">
            <text:p>0</text:p>
          </table:table-cell>
          <table:table-cell office:value-type="float" office:value="129.31" calcext:value-type="float">
            <text:p>129,31</text:p>
          </table:table-cell>
          <table:table-cell table:formula="of:=IF([.A294]=1;[.H294];IF([.H294]&gt;[.I293];[.H294];[.I293]))" office:value-type="float" office:value="135" calcext:value-type="float">
            <text:p>135</text:p>
          </table:table-cell>
          <table:table-cell table:formula="of:=IF([.A294]=1;0;IF([.H294]&gt;[.I293];1;0))" office:value-type="float" office:value="0" calcext:value-type="float">
            <text:p>0</text:p>
          </table:table-cell>
          <table:table-cell table:formula="of:=IF(SUM([.D294];[.G294];[.J29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68.36" calcext:value-type="float">
            <text:p>68,36</text:p>
          </table:table-cell>
          <table:table-cell table:formula="of:=IF([.A295]=1;[.B295];IF([.B295]&gt;[.C294];[.B295];[.C294]))" office:value-type="float" office:value="130" calcext:value-type="float">
            <text:p>130</text:p>
          </table:table-cell>
          <table:table-cell table:formula="of:=IF([.A295]=1;0;IF([.B295]&gt;[.C294];1;0))" office:value-type="float" office:value="0" calcext:value-type="float">
            <text:p>0</text:p>
          </table:table-cell>
          <table:table-cell office:value-type="float" office:value="101.73" calcext:value-type="float">
            <text:p>101,73</text:p>
          </table:table-cell>
          <table:table-cell table:formula="of:=IF([.A295]=1;[.E295];IF([.E295]&gt;[.F294];[.E295];[.F294]))" office:value-type="float" office:value="148.19" calcext:value-type="float">
            <text:p>148,19</text:p>
          </table:table-cell>
          <table:table-cell table:formula="of:=IF([.A295]=1;0;IF([.E295]&gt;[.F294];1;0))" office:value-type="float" office:value="0" calcext:value-type="float">
            <text:p>0</text:p>
          </table:table-cell>
          <table:table-cell office:value-type="float" office:value="130.67" calcext:value-type="float">
            <text:p>130,67</text:p>
          </table:table-cell>
          <table:table-cell table:formula="of:=IF([.A295]=1;[.H295];IF([.H295]&gt;[.I294];[.H295];[.I294]))" office:value-type="float" office:value="135" calcext:value-type="float">
            <text:p>135</text:p>
          </table:table-cell>
          <table:table-cell table:formula="of:=IF([.A295]=1;0;IF([.H295]&gt;[.I294];1;0))" office:value-type="float" office:value="0" calcext:value-type="float">
            <text:p>0</text:p>
          </table:table-cell>
          <table:table-cell table:formula="of:=IF(SUM([.D295];[.G295];[.J29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66.99" calcext:value-type="float">
            <text:p>66,99</text:p>
          </table:table-cell>
          <table:table-cell table:formula="of:=IF([.A296]=1;[.B296];IF([.B296]&gt;[.C295];[.B296];[.C295]))" office:value-type="float" office:value="130" calcext:value-type="float">
            <text:p>130</text:p>
          </table:table-cell>
          <table:table-cell table:formula="of:=IF([.A296]=1;0;IF([.B296]&gt;[.C295];1;0))" office:value-type="float" office:value="0" calcext:value-type="float">
            <text:p>0</text:p>
          </table:table-cell>
          <table:table-cell office:value-type="float" office:value="100.39" calcext:value-type="float">
            <text:p>100,39</text:p>
          </table:table-cell>
          <table:table-cell table:formula="of:=IF([.A296]=1;[.E296];IF([.E296]&gt;[.F295];[.E296];[.F295]))" office:value-type="float" office:value="148.19" calcext:value-type="float">
            <text:p>148,19</text:p>
          </table:table-cell>
          <table:table-cell table:formula="of:=IF([.A296]=1;0;IF([.E296]&gt;[.F295];1;0))" office:value-type="float" office:value="0" calcext:value-type="float">
            <text:p>0</text:p>
          </table:table-cell>
          <table:table-cell office:value-type="float" office:value="128.88" calcext:value-type="float">
            <text:p>128,88</text:p>
          </table:table-cell>
          <table:table-cell table:formula="of:=IF([.A296]=1;[.H296];IF([.H296]&gt;[.I295];[.H296];[.I295]))" office:value-type="float" office:value="135" calcext:value-type="float">
            <text:p>135</text:p>
          </table:table-cell>
          <table:table-cell table:formula="of:=IF([.A296]=1;0;IF([.H296]&gt;[.I295];1;0))" office:value-type="float" office:value="0" calcext:value-type="float">
            <text:p>0</text:p>
          </table:table-cell>
          <table:table-cell table:formula="of:=IF(SUM([.D296];[.G296];[.J29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65.94" calcext:value-type="float">
            <text:p>65,94</text:p>
          </table:table-cell>
          <table:table-cell table:formula="of:=IF([.A297]=1;[.B297];IF([.B297]&gt;[.C296];[.B297];[.C296]))" office:value-type="float" office:value="130" calcext:value-type="float">
            <text:p>130</text:p>
          </table:table-cell>
          <table:table-cell table:formula="of:=IF([.A297]=1;0;IF([.B297]&gt;[.C296];1;0))" office:value-type="float" office:value="0" calcext:value-type="float">
            <text:p>0</text:p>
          </table:table-cell>
          <table:table-cell office:value-type="float" office:value="98.52" calcext:value-type="float">
            <text:p>98,52</text:p>
          </table:table-cell>
          <table:table-cell table:formula="of:=IF([.A297]=1;[.E297];IF([.E297]&gt;[.F296];[.E297];[.F296]))" office:value-type="float" office:value="148.19" calcext:value-type="float">
            <text:p>148,19</text:p>
          </table:table-cell>
          <table:table-cell table:formula="of:=IF([.A297]=1;0;IF([.E297]&gt;[.F296];1;0))" office:value-type="float" office:value="0" calcext:value-type="float">
            <text:p>0</text:p>
          </table:table-cell>
          <table:table-cell office:value-type="float" office:value="127.1" calcext:value-type="float">
            <text:p>127,1</text:p>
          </table:table-cell>
          <table:table-cell table:formula="of:=IF([.A297]=1;[.H297];IF([.H297]&gt;[.I296];[.H297];[.I296]))" office:value-type="float" office:value="135" calcext:value-type="float">
            <text:p>135</text:p>
          </table:table-cell>
          <table:table-cell table:formula="of:=IF([.A297]=1;0;IF([.H297]&gt;[.I296];1;0))" office:value-type="float" office:value="0" calcext:value-type="float">
            <text:p>0</text:p>
          </table:table-cell>
          <table:table-cell table:formula="of:=IF(SUM([.D297];[.G297];[.J29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64.15" calcext:value-type="float">
            <text:p>64,15</text:p>
          </table:table-cell>
          <table:table-cell table:formula="of:=IF([.A298]=1;[.B298];IF([.B298]&gt;[.C297];[.B298];[.C297]))" office:value-type="float" office:value="130" calcext:value-type="float">
            <text:p>130</text:p>
          </table:table-cell>
          <table:table-cell table:formula="of:=IF([.A298]=1;0;IF([.B298]&gt;[.C297];1;0))" office:value-type="float" office:value="0" calcext:value-type="float">
            <text:p>0</text:p>
          </table:table-cell>
          <table:table-cell office:value-type="float" office:value="101.27" calcext:value-type="float">
            <text:p>101,27</text:p>
          </table:table-cell>
          <table:table-cell table:formula="of:=IF([.A298]=1;[.E298];IF([.E298]&gt;[.F297];[.E298];[.F297]))" office:value-type="float" office:value="148.19" calcext:value-type="float">
            <text:p>148,19</text:p>
          </table:table-cell>
          <table:table-cell table:formula="of:=IF([.A298]=1;0;IF([.E298]&gt;[.F297];1;0))" office:value-type="float" office:value="0" calcext:value-type="float">
            <text:p>0</text:p>
          </table:table-cell>
          <table:table-cell office:value-type="float" office:value="128.56" calcext:value-type="float">
            <text:p>128,56</text:p>
          </table:table-cell>
          <table:table-cell table:formula="of:=IF([.A298]=1;[.H298];IF([.H298]&gt;[.I297];[.H298];[.I297]))" office:value-type="float" office:value="135" calcext:value-type="float">
            <text:p>135</text:p>
          </table:table-cell>
          <table:table-cell table:formula="of:=IF([.A298]=1;0;IF([.H298]&gt;[.I297];1;0))" office:value-type="float" office:value="0" calcext:value-type="float">
            <text:p>0</text:p>
          </table:table-cell>
          <table:table-cell table:formula="of:=IF(SUM([.D298];[.G298];[.J29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65.95" calcext:value-type="float">
            <text:p>65,95</text:p>
          </table:table-cell>
          <table:table-cell table:formula="of:=IF([.A299]=1;[.B299];IF([.B299]&gt;[.C298];[.B299];[.C298]))" office:value-type="float" office:value="130" calcext:value-type="float">
            <text:p>130</text:p>
          </table:table-cell>
          <table:table-cell table:formula="of:=IF([.A299]=1;0;IF([.B299]&gt;[.C298];1;0))" office:value-type="float" office:value="0" calcext:value-type="float">
            <text:p>0</text:p>
          </table:table-cell>
          <table:table-cell office:value-type="float" office:value="101.23" calcext:value-type="float">
            <text:p>101,23</text:p>
          </table:table-cell>
          <table:table-cell table:formula="of:=IF([.A299]=1;[.E299];IF([.E299]&gt;[.F298];[.E299];[.F298]))" office:value-type="float" office:value="148.19" calcext:value-type="float">
            <text:p>148,19</text:p>
          </table:table-cell>
          <table:table-cell table:formula="of:=IF([.A299]=1;0;IF([.E299]&gt;[.F298];1;0))" office:value-type="float" office:value="0" calcext:value-type="float">
            <text:p>0</text:p>
          </table:table-cell>
          <table:table-cell office:value-type="float" office:value="126.64" calcext:value-type="float">
            <text:p>126,64</text:p>
          </table:table-cell>
          <table:table-cell table:formula="of:=IF([.A299]=1;[.H299];IF([.H299]&gt;[.I298];[.H299];[.I298]))" office:value-type="float" office:value="135" calcext:value-type="float">
            <text:p>135</text:p>
          </table:table-cell>
          <table:table-cell table:formula="of:=IF([.A299]=1;0;IF([.H299]&gt;[.I298];1;0))" office:value-type="float" office:value="0" calcext:value-type="float">
            <text:p>0</text:p>
          </table:table-cell>
          <table:table-cell table:formula="of:=IF(SUM([.D299];[.G299];[.J29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67.45" calcext:value-type="float">
            <text:p>67,45</text:p>
          </table:table-cell>
          <table:table-cell table:formula="of:=IF([.A300]=1;[.B300];IF([.B300]&gt;[.C299];[.B300];[.C299]))" office:value-type="float" office:value="130" calcext:value-type="float">
            <text:p>130</text:p>
          </table:table-cell>
          <table:table-cell table:formula="of:=IF([.A300]=1;0;IF([.B300]&gt;[.C299];1;0))" office:value-type="float" office:value="0" calcext:value-type="float">
            <text:p>0</text:p>
          </table:table-cell>
          <table:table-cell office:value-type="float" office:value="100.8" calcext:value-type="float">
            <text:p>100,8</text:p>
          </table:table-cell>
          <table:table-cell table:formula="of:=IF([.A300]=1;[.E300];IF([.E300]&gt;[.F299];[.E300];[.F299]))" office:value-type="float" office:value="148.19" calcext:value-type="float">
            <text:p>148,19</text:p>
          </table:table-cell>
          <table:table-cell table:formula="of:=IF([.A300]=1;0;IF([.E300]&gt;[.F299];1;0))" office:value-type="float" office:value="0" calcext:value-type="float">
            <text:p>0</text:p>
          </table:table-cell>
          <table:table-cell office:value-type="float" office:value="127.5" calcext:value-type="float">
            <text:p>127,5</text:p>
          </table:table-cell>
          <table:table-cell table:formula="of:=IF([.A300]=1;[.H300];IF([.H300]&gt;[.I299];[.H300];[.I299]))" office:value-type="float" office:value="135" calcext:value-type="float">
            <text:p>135</text:p>
          </table:table-cell>
          <table:table-cell table:formula="of:=IF([.A300]=1;0;IF([.H300]&gt;[.I299];1;0))" office:value-type="float" office:value="0" calcext:value-type="float">
            <text:p>0</text:p>
          </table:table-cell>
          <table:table-cell table:formula="of:=IF(SUM([.D300];[.G300];[.J30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65.54" calcext:value-type="float">
            <text:p>65,54</text:p>
          </table:table-cell>
          <table:table-cell table:formula="of:=IF([.A301]=1;[.B301];IF([.B301]&gt;[.C300];[.B301];[.C300]))" office:value-type="float" office:value="130" calcext:value-type="float">
            <text:p>130</text:p>
          </table:table-cell>
          <table:table-cell table:formula="of:=IF([.A301]=1;0;IF([.B301]&gt;[.C300];1;0))" office:value-type="float" office:value="0" calcext:value-type="float">
            <text:p>0</text:p>
          </table:table-cell>
          <table:table-cell office:value-type="float" office:value="103.36" calcext:value-type="float">
            <text:p>103,36</text:p>
          </table:table-cell>
          <table:table-cell table:formula="of:=IF([.A301]=1;[.E301];IF([.E301]&gt;[.F300];[.E301];[.F300]))" office:value-type="float" office:value="148.19" calcext:value-type="float">
            <text:p>148,19</text:p>
          </table:table-cell>
          <table:table-cell table:formula="of:=IF([.A301]=1;0;IF([.E301]&gt;[.F300];1;0))" office:value-type="float" office:value="0" calcext:value-type="float">
            <text:p>0</text:p>
          </table:table-cell>
          <table:table-cell office:value-type="float" office:value="127.51" calcext:value-type="float">
            <text:p>127,51</text:p>
          </table:table-cell>
          <table:table-cell table:formula="of:=IF([.A301]=1;[.H301];IF([.H301]&gt;[.I300];[.H301];[.I300]))" office:value-type="float" office:value="135" calcext:value-type="float">
            <text:p>135</text:p>
          </table:table-cell>
          <table:table-cell table:formula="of:=IF([.A301]=1;0;IF([.H301]&gt;[.I300];1;0))" office:value-type="float" office:value="0" calcext:value-type="float">
            <text:p>0</text:p>
          </table:table-cell>
          <table:table-cell table:formula="of:=IF(SUM([.D301];[.G301];[.J30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67.31" calcext:value-type="float">
            <text:p>67,31</text:p>
          </table:table-cell>
          <table:table-cell table:formula="of:=IF([.A302]=1;[.B302];IF([.B302]&gt;[.C301];[.B302];[.C301]))" office:value-type="float" office:value="130" calcext:value-type="float">
            <text:p>130</text:p>
          </table:table-cell>
          <table:table-cell table:formula="of:=IF([.A302]=1;0;IF([.B302]&gt;[.C301];1;0))" office:value-type="float" office:value="0" calcext:value-type="float">
            <text:p>0</text:p>
          </table:table-cell>
          <table:table-cell office:value-type="float" office:value="103.09" calcext:value-type="float">
            <text:p>103,09</text:p>
          </table:table-cell>
          <table:table-cell table:formula="of:=IF([.A302]=1;[.E302];IF([.E302]&gt;[.F301];[.E302];[.F301]))" office:value-type="float" office:value="148.19" calcext:value-type="float">
            <text:p>148,19</text:p>
          </table:table-cell>
          <table:table-cell table:formula="of:=IF([.A302]=1;0;IF([.E302]&gt;[.F301];1;0))" office:value-type="float" office:value="0" calcext:value-type="float">
            <text:p>0</text:p>
          </table:table-cell>
          <table:table-cell office:value-type="float" office:value="128.83" calcext:value-type="float">
            <text:p>128,83</text:p>
          </table:table-cell>
          <table:table-cell table:formula="of:=IF([.A302]=1;[.H302];IF([.H302]&gt;[.I301];[.H302];[.I301]))" office:value-type="float" office:value="135" calcext:value-type="float">
            <text:p>135</text:p>
          </table:table-cell>
          <table:table-cell table:formula="of:=IF([.A302]=1;0;IF([.H302]&gt;[.I301];1;0))" office:value-type="float" office:value="0" calcext:value-type="float">
            <text:p>0</text:p>
          </table:table-cell>
          <table:table-cell table:formula="of:=IF(SUM([.D302];[.G302];[.J30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68.48" calcext:value-type="float">
            <text:p>68,48</text:p>
          </table:table-cell>
          <table:table-cell table:formula="of:=IF([.A303]=1;[.B303];IF([.B303]&gt;[.C302];[.B303];[.C302]))" office:value-type="float" office:value="130" calcext:value-type="float">
            <text:p>130</text:p>
          </table:table-cell>
          <table:table-cell table:formula="of:=IF([.A303]=1;0;IF([.B303]&gt;[.C302];1;0))" office:value-type="float" office:value="0" calcext:value-type="float">
            <text:p>0</text:p>
          </table:table-cell>
          <table:table-cell office:value-type="float" office:value="101.33" calcext:value-type="float">
            <text:p>101,33</text:p>
          </table:table-cell>
          <table:table-cell table:formula="of:=IF([.A303]=1;[.E303];IF([.E303]&gt;[.F302];[.E303];[.F302]))" office:value-type="float" office:value="148.19" calcext:value-type="float">
            <text:p>148,19</text:p>
          </table:table-cell>
          <table:table-cell table:formula="of:=IF([.A303]=1;0;IF([.E303]&gt;[.F302];1;0))" office:value-type="float" office:value="0" calcext:value-type="float">
            <text:p>0</text:p>
          </table:table-cell>
          <table:table-cell office:value-type="float" office:value="126.93" calcext:value-type="float">
            <text:p>126,93</text:p>
          </table:table-cell>
          <table:table-cell table:formula="of:=IF([.A303]=1;[.H303];IF([.H303]&gt;[.I302];[.H303];[.I302]))" office:value-type="float" office:value="135" calcext:value-type="float">
            <text:p>135</text:p>
          </table:table-cell>
          <table:table-cell table:formula="of:=IF([.A303]=1;0;IF([.H303]&gt;[.I302];1;0))" office:value-type="float" office:value="0" calcext:value-type="float">
            <text:p>0</text:p>
          </table:table-cell>
          <table:table-cell table:formula="of:=IF(SUM([.D303];[.G303];[.J30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70.61" calcext:value-type="float">
            <text:p>70,61</text:p>
          </table:table-cell>
          <table:table-cell table:formula="of:=IF([.A304]=1;[.B304];IF([.B304]&gt;[.C303];[.B304];[.C303]))" office:value-type="float" office:value="130" calcext:value-type="float">
            <text:p>130</text:p>
          </table:table-cell>
          <table:table-cell table:formula="of:=IF([.A304]=1;0;IF([.B304]&gt;[.C303];1;0))" office:value-type="float" office:value="0" calcext:value-type="float">
            <text:p>0</text:p>
          </table:table-cell>
          <table:table-cell office:value-type="float" office:value="101.33" calcext:value-type="float">
            <text:p>101,33</text:p>
          </table:table-cell>
          <table:table-cell table:formula="of:=IF([.A304]=1;[.E304];IF([.E304]&gt;[.F303];[.E304];[.F303]))" office:value-type="float" office:value="148.19" calcext:value-type="float">
            <text:p>148,19</text:p>
          </table:table-cell>
          <table:table-cell table:formula="of:=IF([.A304]=1;0;IF([.E304]&gt;[.F303];1;0))" office:value-type="float" office:value="0" calcext:value-type="float">
            <text:p>0</text:p>
          </table:table-cell>
          <table:table-cell office:value-type="float" office:value="128.9" calcext:value-type="float">
            <text:p>128,9</text:p>
          </table:table-cell>
          <table:table-cell table:formula="of:=IF([.A304]=1;[.H304];IF([.H304]&gt;[.I303];[.H304];[.I303]))" office:value-type="float" office:value="135" calcext:value-type="float">
            <text:p>135</text:p>
          </table:table-cell>
          <table:table-cell table:formula="of:=IF([.A304]=1;0;IF([.H304]&gt;[.I303];1;0))" office:value-type="float" office:value="0" calcext:value-type="float">
            <text:p>0</text:p>
          </table:table-cell>
          <table:table-cell table:formula="of:=IF(SUM([.D304];[.G304];[.J30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68.95" calcext:value-type="float">
            <text:p>68,95</text:p>
          </table:table-cell>
          <table:table-cell table:formula="of:=IF([.A305]=1;[.B305];IF([.B305]&gt;[.C304];[.B305];[.C304]))" office:value-type="float" office:value="130" calcext:value-type="float">
            <text:p>130</text:p>
          </table:table-cell>
          <table:table-cell table:formula="of:=IF([.A305]=1;0;IF([.B305]&gt;[.C304];1;0))" office:value-type="float" office:value="0" calcext:value-type="float">
            <text:p>0</text:p>
          </table:table-cell>
          <table:table-cell office:value-type="float" office:value="100.05" calcext:value-type="float">
            <text:p>100,05</text:p>
          </table:table-cell>
          <table:table-cell table:formula="of:=IF([.A305]=1;[.E305];IF([.E305]&gt;[.F304];[.E305];[.F304]))" office:value-type="float" office:value="148.19" calcext:value-type="float">
            <text:p>148,19</text:p>
          </table:table-cell>
          <table:table-cell table:formula="of:=IF([.A305]=1;0;IF([.E305]&gt;[.F304];1;0))" office:value-type="float" office:value="0" calcext:value-type="float">
            <text:p>0</text:p>
          </table:table-cell>
          <table:table-cell office:value-type="float" office:value="129.55" calcext:value-type="float">
            <text:p>129,55</text:p>
          </table:table-cell>
          <table:table-cell table:formula="of:=IF([.A305]=1;[.H305];IF([.H305]&gt;[.I304];[.H305];[.I304]))" office:value-type="float" office:value="135" calcext:value-type="float">
            <text:p>135</text:p>
          </table:table-cell>
          <table:table-cell table:formula="of:=IF([.A305]=1;0;IF([.H305]&gt;[.I304];1;0))" office:value-type="float" office:value="0" calcext:value-type="float">
            <text:p>0</text:p>
          </table:table-cell>
          <table:table-cell table:formula="of:=IF(SUM([.D305];[.G305];[.J30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70.34" calcext:value-type="float">
            <text:p>70,34</text:p>
          </table:table-cell>
          <table:table-cell table:formula="of:=IF([.A306]=1;[.B306];IF([.B306]&gt;[.C305];[.B306];[.C305]))" office:value-type="float" office:value="130" calcext:value-type="float">
            <text:p>130</text:p>
          </table:table-cell>
          <table:table-cell table:formula="of:=IF([.A306]=1;0;IF([.B306]&gt;[.C305];1;0))" office:value-type="float" office:value="0" calcext:value-type="float">
            <text:p>0</text:p>
          </table:table-cell>
          <table:table-cell office:value-type="float" office:value="99.1" calcext:value-type="float">
            <text:p>99,1</text:p>
          </table:table-cell>
          <table:table-cell table:formula="of:=IF([.A306]=1;[.E306];IF([.E306]&gt;[.F305];[.E306];[.F305]))" office:value-type="float" office:value="148.19" calcext:value-type="float">
            <text:p>148,19</text:p>
          </table:table-cell>
          <table:table-cell table:formula="of:=IF([.A306]=1;0;IF([.E306]&gt;[.F305];1;0))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IF([.A306]=1;[.H306];IF([.H306]&gt;[.I305];[.H306];[.I305]))" office:value-type="float" office:value="135" calcext:value-type="float">
            <text:p>135</text:p>
          </table:table-cell>
          <table:table-cell table:formula="of:=IF([.A306]=1;0;IF([.H306]&gt;[.I305];1;0))" office:value-type="float" office:value="0" calcext:value-type="float">
            <text:p>0</text:p>
          </table:table-cell>
          <table:table-cell table:formula="of:=IF(SUM([.D306];[.G306];[.J30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72.26" calcext:value-type="float">
            <text:p>72,26</text:p>
          </table:table-cell>
          <table:table-cell table:formula="of:=IF([.A307]=1;[.B307];IF([.B307]&gt;[.C306];[.B307];[.C306]))" office:value-type="float" office:value="130" calcext:value-type="float">
            <text:p>130</text:p>
          </table:table-cell>
          <table:table-cell table:formula="of:=IF([.A307]=1;0;IF([.B307]&gt;[.C306];1;0))" office:value-type="float" office:value="0" calcext:value-type="float">
            <text:p>0</text:p>
          </table:table-cell>
          <table:table-cell office:value-type="float" office:value="102.08" calcext:value-type="float">
            <text:p>102,08</text:p>
          </table:table-cell>
          <table:table-cell table:formula="of:=IF([.A307]=1;[.E307];IF([.E307]&gt;[.F306];[.E307];[.F306]))" office:value-type="float" office:value="148.19" calcext:value-type="float">
            <text:p>148,19</text:p>
          </table:table-cell>
          <table:table-cell table:formula="of:=IF([.A307]=1;0;IF([.E307]&gt;[.F306];1;0))" office:value-type="float" office:value="0" calcext:value-type="float">
            <text:p>0</text:p>
          </table:table-cell>
          <table:table-cell office:value-type="float" office:value="129.8" calcext:value-type="float">
            <text:p>129,8</text:p>
          </table:table-cell>
          <table:table-cell table:formula="of:=IF([.A307]=1;[.H307];IF([.H307]&gt;[.I306];[.H307];[.I306]))" office:value-type="float" office:value="135" calcext:value-type="float">
            <text:p>135</text:p>
          </table:table-cell>
          <table:table-cell table:formula="of:=IF([.A307]=1;0;IF([.H307]&gt;[.I306];1;0))" office:value-type="float" office:value="0" calcext:value-type="float">
            <text:p>0</text:p>
          </table:table-cell>
          <table:table-cell table:formula="of:=IF(SUM([.D307];[.G307];[.J30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70.56" calcext:value-type="float">
            <text:p>70,56</text:p>
          </table:table-cell>
          <table:table-cell table:formula="of:=IF([.A308]=1;[.B308];IF([.B308]&gt;[.C307];[.B308];[.C307]))" office:value-type="float" office:value="130" calcext:value-type="float">
            <text:p>130</text:p>
          </table:table-cell>
          <table:table-cell table:formula="of:=IF([.A308]=1;0;IF([.B308]&gt;[.C307];1;0))" office:value-type="float" office:value="0" calcext:value-type="float">
            <text:p>0</text:p>
          </table:table-cell>
          <table:table-cell office:value-type="float" office:value="101.44" calcext:value-type="float">
            <text:p>101,44</text:p>
          </table:table-cell>
          <table:table-cell table:formula="of:=IF([.A308]=1;[.E308];IF([.E308]&gt;[.F307];[.E308];[.F307]))" office:value-type="float" office:value="148.19" calcext:value-type="float">
            <text:p>148,19</text:p>
          </table:table-cell>
          <table:table-cell table:formula="of:=IF([.A308]=1;0;IF([.E308]&gt;[.F307];1;0))" office:value-type="float" office:value="0" calcext:value-type="float">
            <text:p>0</text:p>
          </table:table-cell>
          <table:table-cell office:value-type="float" office:value="131.47" calcext:value-type="float">
            <text:p>131,47</text:p>
          </table:table-cell>
          <table:table-cell table:formula="of:=IF([.A308]=1;[.H308];IF([.H308]&gt;[.I307];[.H308];[.I307]))" office:value-type="float" office:value="135" calcext:value-type="float">
            <text:p>135</text:p>
          </table:table-cell>
          <table:table-cell table:formula="of:=IF([.A308]=1;0;IF([.H308]&gt;[.I307];1;0))" office:value-type="float" office:value="0" calcext:value-type="float">
            <text:p>0</text:p>
          </table:table-cell>
          <table:table-cell table:formula="of:=IF(SUM([.D308];[.G308];[.J30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72.2" calcext:value-type="float">
            <text:p>72,2</text:p>
          </table:table-cell>
          <table:table-cell table:formula="of:=IF([.A309]=1;[.B309];IF([.B309]&gt;[.C308];[.B309];[.C308]))" office:value-type="float" office:value="130" calcext:value-type="float">
            <text:p>130</text:p>
          </table:table-cell>
          <table:table-cell table:formula="of:=IF([.A309]=1;0;IF([.B309]&gt;[.C308];1;0))" office:value-type="float" office:value="0" calcext:value-type="float">
            <text:p>0</text:p>
          </table:table-cell>
          <table:table-cell office:value-type="float" office:value="100.09" calcext:value-type="float">
            <text:p>100,09</text:p>
          </table:table-cell>
          <table:table-cell table:formula="of:=IF([.A309]=1;[.E309];IF([.E309]&gt;[.F308];[.E309];[.F308]))" office:value-type="float" office:value="148.19" calcext:value-type="float">
            <text:p>148,19</text:p>
          </table:table-cell>
          <table:table-cell table:formula="of:=IF([.A309]=1;0;IF([.E309]&gt;[.F308];1;0))" office:value-type="float" office:value="0" calcext:value-type="float">
            <text:p>0</text:p>
          </table:table-cell>
          <table:table-cell office:value-type="float" office:value="131.77" calcext:value-type="float">
            <text:p>131,77</text:p>
          </table:table-cell>
          <table:table-cell table:formula="of:=IF([.A309]=1;[.H309];IF([.H309]&gt;[.I308];[.H309];[.I308]))" office:value-type="float" office:value="135" calcext:value-type="float">
            <text:p>135</text:p>
          </table:table-cell>
          <table:table-cell table:formula="of:=IF([.A309]=1;0;IF([.H309]&gt;[.I308];1;0))" office:value-type="float" office:value="0" calcext:value-type="float">
            <text:p>0</text:p>
          </table:table-cell>
          <table:table-cell table:formula="of:=IF(SUM([.D309];[.G309];[.J30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70.36" calcext:value-type="float">
            <text:p>70,36</text:p>
          </table:table-cell>
          <table:table-cell table:formula="of:=IF([.A310]=1;[.B310];IF([.B310]&gt;[.C309];[.B310];[.C309]))" office:value-type="float" office:value="130" calcext:value-type="float">
            <text:p>130</text:p>
          </table:table-cell>
          <table:table-cell table:formula="of:=IF([.A310]=1;0;IF([.B310]&gt;[.C309];1;0))" office:value-type="float" office:value="0" calcext:value-type="float">
            <text:p>0</text:p>
          </table:table-cell>
          <table:table-cell office:value-type="float" office:value="98.49" calcext:value-type="float">
            <text:p>98,49</text:p>
          </table:table-cell>
          <table:table-cell table:formula="of:=IF([.A310]=1;[.E310];IF([.E310]&gt;[.F309];[.E310];[.F309]))" office:value-type="float" office:value="148.19" calcext:value-type="float">
            <text:p>148,19</text:p>
          </table:table-cell>
          <table:table-cell table:formula="of:=IF([.A310]=1;0;IF([.E310]&gt;[.F309];1;0))" office:value-type="float" office:value="0" calcext:value-type="float">
            <text:p>0</text:p>
          </table:table-cell>
          <table:table-cell office:value-type="float" office:value="132.02" calcext:value-type="float">
            <text:p>132,02</text:p>
          </table:table-cell>
          <table:table-cell table:formula="of:=IF([.A310]=1;[.H310];IF([.H310]&gt;[.I309];[.H310];[.I309]))" office:value-type="float" office:value="135" calcext:value-type="float">
            <text:p>135</text:p>
          </table:table-cell>
          <table:table-cell table:formula="of:=IF([.A310]=1;0;IF([.H310]&gt;[.I309];1;0))" office:value-type="float" office:value="0" calcext:value-type="float">
            <text:p>0</text:p>
          </table:table-cell>
          <table:table-cell table:formula="of:=IF(SUM([.D310];[.G310];[.J31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71.61" calcext:value-type="float">
            <text:p>71,61</text:p>
          </table:table-cell>
          <table:table-cell table:formula="of:=IF([.A311]=1;[.B311];IF([.B311]&gt;[.C310];[.B311];[.C310]))" office:value-type="float" office:value="130" calcext:value-type="float">
            <text:p>130</text:p>
          </table:table-cell>
          <table:table-cell table:formula="of:=IF([.A311]=1;0;IF([.B311]&gt;[.C310];1;0))" office:value-type="float" office:value="0" calcext:value-type="float">
            <text:p>0</text:p>
          </table:table-cell>
          <table:table-cell office:value-type="float" office:value="96.78" calcext:value-type="float">
            <text:p>96,78</text:p>
          </table:table-cell>
          <table:table-cell table:formula="of:=IF([.A311]=1;[.E311];IF([.E311]&gt;[.F310];[.E311];[.F310]))" office:value-type="float" office:value="148.19" calcext:value-type="float">
            <text:p>148,19</text:p>
          </table:table-cell>
          <table:table-cell table:formula="of:=IF([.A311]=1;0;IF([.E311]&gt;[.F310];1;0))" office:value-type="float" office:value="0" calcext:value-type="float">
            <text:p>0</text:p>
          </table:table-cell>
          <table:table-cell office:value-type="float" office:value="133.83" calcext:value-type="float">
            <text:p>133,83</text:p>
          </table:table-cell>
          <table:table-cell table:formula="of:=IF([.A311]=1;[.H311];IF([.H311]&gt;[.I310];[.H311];[.I310]))" office:value-type="float" office:value="135" calcext:value-type="float">
            <text:p>135</text:p>
          </table:table-cell>
          <table:table-cell table:formula="of:=IF([.A311]=1;0;IF([.H311]&gt;[.I310];1;0))" office:value-type="float" office:value="0" calcext:value-type="float">
            <text:p>0</text:p>
          </table:table-cell>
          <table:table-cell table:formula="of:=IF(SUM([.D311];[.G311];[.J31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70.29" calcext:value-type="float">
            <text:p>70,29</text:p>
          </table:table-cell>
          <table:table-cell table:formula="of:=IF([.A312]=1;[.B312];IF([.B312]&gt;[.C311];[.B312];[.C311]))" office:value-type="float" office:value="130" calcext:value-type="float">
            <text:p>130</text:p>
          </table:table-cell>
          <table:table-cell table:formula="of:=IF([.A312]=1;0;IF([.B312]&gt;[.C311];1;0))" office:value-type="float" office:value="0" calcext:value-type="float">
            <text:p>0</text:p>
          </table:table-cell>
          <table:table-cell office:value-type="float" office:value="95.63" calcext:value-type="float">
            <text:p>95,63</text:p>
          </table:table-cell>
          <table:table-cell table:formula="of:=IF([.A312]=1;[.E312];IF([.E312]&gt;[.F311];[.E312];[.F311]))" office:value-type="float" office:value="148.19" calcext:value-type="float">
            <text:p>148,19</text:p>
          </table:table-cell>
          <table:table-cell table:formula="of:=IF([.A312]=1;0;IF([.E312]&gt;[.F311];1;0))" office:value-type="float" office:value="0" calcext:value-type="float">
            <text:p>0</text:p>
          </table:table-cell>
          <table:table-cell office:value-type="float" office:value="135.18" calcext:value-type="float">
            <text:p>135,18</text:p>
          </table:table-cell>
          <table:table-cell table:formula="of:=IF([.A312]=1;[.H312];IF([.H312]&gt;[.I311];[.H312];[.I311]))" office:value-type="float" office:value="135.18" calcext:value-type="float">
            <text:p>135,18</text:p>
          </table:table-cell>
          <table:table-cell table:formula="of:=IF([.A312]=1;0;IF([.H312]&gt;[.I311];1;0))" office:value-type="float" office:value="1" calcext:value-type="float">
            <text:p>1</text:p>
          </table:table-cell>
          <table:table-cell table:formula="of:=IF(SUM([.D312];[.G312];[.J31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69.23" calcext:value-type="float">
            <text:p>69,23</text:p>
          </table:table-cell>
          <table:table-cell table:formula="of:=IF([.A313]=1;[.B313];IF([.B313]&gt;[.C312];[.B313];[.C312]))" office:value-type="float" office:value="130" calcext:value-type="float">
            <text:p>130</text:p>
          </table:table-cell>
          <table:table-cell table:formula="of:=IF([.A313]=1;0;IF([.B313]&gt;[.C312];1;0))" office:value-type="float" office:value="0" calcext:value-type="float">
            <text:p>0</text:p>
          </table:table-cell>
          <table:table-cell office:value-type="float" office:value="93.96" calcext:value-type="float">
            <text:p>93,96</text:p>
          </table:table-cell>
          <table:table-cell table:formula="of:=IF([.A313]=1;[.E313];IF([.E313]&gt;[.F312];[.E313];[.F312]))" office:value-type="float" office:value="148.19" calcext:value-type="float">
            <text:p>148,19</text:p>
          </table:table-cell>
          <table:table-cell table:formula="of:=IF([.A313]=1;0;IF([.E313]&gt;[.F312];1;0))" office:value-type="float" office:value="0" calcext:value-type="float">
            <text:p>0</text:p>
          </table:table-cell>
          <table:table-cell office:value-type="float" office:value="137.03" calcext:value-type="float">
            <text:p>137,03</text:p>
          </table:table-cell>
          <table:table-cell table:formula="of:=IF([.A313]=1;[.H313];IF([.H313]&gt;[.I312];[.H313];[.I312]))" office:value-type="float" office:value="137.03" calcext:value-type="float">
            <text:p>137,03</text:p>
          </table:table-cell>
          <table:table-cell table:formula="of:=IF([.A313]=1;0;IF([.H313]&gt;[.I312];1;0))" office:value-type="float" office:value="1" calcext:value-type="float">
            <text:p>1</text:p>
          </table:table-cell>
          <table:table-cell table:formula="of:=IF(SUM([.D313];[.G313];[.J31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67.99" calcext:value-type="float">
            <text:p>67,99</text:p>
          </table:table-cell>
          <table:table-cell table:formula="of:=IF([.A314]=1;[.B314];IF([.B314]&gt;[.C313];[.B314];[.C313]))" office:value-type="float" office:value="130" calcext:value-type="float">
            <text:p>130</text:p>
          </table:table-cell>
          <table:table-cell table:formula="of:=IF([.A314]=1;0;IF([.B314]&gt;[.C313];1;0))" office:value-type="float" office:value="0" calcext:value-type="float">
            <text:p>0</text:p>
          </table:table-cell>
          <table:table-cell office:value-type="float" office:value="92.27" calcext:value-type="float">
            <text:p>92,27</text:p>
          </table:table-cell>
          <table:table-cell table:formula="of:=IF([.A314]=1;[.E314];IF([.E314]&gt;[.F313];[.E314];[.F313]))" office:value-type="float" office:value="148.19" calcext:value-type="float">
            <text:p>148,19</text:p>
          </table:table-cell>
          <table:table-cell table:formula="of:=IF([.A314]=1;0;IF([.E314]&gt;[.F313];1;0))" office:value-type="float" office:value="0" calcext:value-type="float">
            <text:p>0</text:p>
          </table:table-cell>
          <table:table-cell office:value-type="float" office:value="138.52" calcext:value-type="float">
            <text:p>138,52</text:p>
          </table:table-cell>
          <table:table-cell table:formula="of:=IF([.A314]=1;[.H314];IF([.H314]&gt;[.I313];[.H314];[.I313]))" office:value-type="float" office:value="138.52" calcext:value-type="float">
            <text:p>138,52</text:p>
          </table:table-cell>
          <table:table-cell table:formula="of:=IF([.A314]=1;0;IF([.H314]&gt;[.I313];1;0))" office:value-type="float" office:value="1" calcext:value-type="float">
            <text:p>1</text:p>
          </table:table-cell>
          <table:table-cell table:formula="of:=IF(SUM([.D314];[.G314];[.J31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69.44" calcext:value-type="float">
            <text:p>69,44</text:p>
          </table:table-cell>
          <table:table-cell table:formula="of:=IF([.A315]=1;[.B315];IF([.B315]&gt;[.C314];[.B315];[.C314]))" office:value-type="float" office:value="130" calcext:value-type="float">
            <text:p>130</text:p>
          </table:table-cell>
          <table:table-cell table:formula="of:=IF([.A315]=1;0;IF([.B315]&gt;[.C314];1;0))" office:value-type="float" office:value="0" calcext:value-type="float">
            <text:p>0</text:p>
          </table:table-cell>
          <table:table-cell office:value-type="float" office:value="90.35" calcext:value-type="float">
            <text:p>90,35</text:p>
          </table:table-cell>
          <table:table-cell table:formula="of:=IF([.A315]=1;[.E315];IF([.E315]&gt;[.F314];[.E315];[.F314]))" office:value-type="float" office:value="148.19" calcext:value-type="float">
            <text:p>148,19</text:p>
          </table:table-cell>
          <table:table-cell table:formula="of:=IF([.A315]=1;0;IF([.E315]&gt;[.F314];1;0))" office:value-type="float" office:value="0" calcext:value-type="float">
            <text:p>0</text:p>
          </table:table-cell>
          <table:table-cell office:value-type="float" office:value="137.19" calcext:value-type="float">
            <text:p>137,19</text:p>
          </table:table-cell>
          <table:table-cell table:formula="of:=IF([.A315]=1;[.H315];IF([.H315]&gt;[.I314];[.H315];[.I314]))" office:value-type="float" office:value="138.52" calcext:value-type="float">
            <text:p>138,52</text:p>
          </table:table-cell>
          <table:table-cell table:formula="of:=IF([.A315]=1;0;IF([.H315]&gt;[.I314];1;0))" office:value-type="float" office:value="0" calcext:value-type="float">
            <text:p>0</text:p>
          </table:table-cell>
          <table:table-cell table:formula="of:=IF(SUM([.D315];[.G315];[.J31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70.47" calcext:value-type="float">
            <text:p>70,47</text:p>
          </table:table-cell>
          <table:table-cell table:formula="of:=IF([.A316]=1;[.B316];IF([.B316]&gt;[.C315];[.B316];[.C315]))" office:value-type="float" office:value="130" calcext:value-type="float">
            <text:p>130</text:p>
          </table:table-cell>
          <table:table-cell table:formula="of:=IF([.A316]=1;0;IF([.B316]&gt;[.C315];1;0))" office:value-type="float" office:value="0" calcext:value-type="float">
            <text:p>0</text:p>
          </table:table-cell>
          <table:table-cell office:value-type="float" office:value="92.91" calcext:value-type="float">
            <text:p>92,91</text:p>
          </table:table-cell>
          <table:table-cell table:formula="of:=IF([.A316]=1;[.E316];IF([.E316]&gt;[.F315];[.E316];[.F315]))" office:value-type="float" office:value="148.19" calcext:value-type="float">
            <text:p>148,19</text:p>
          </table:table-cell>
          <table:table-cell table:formula="of:=IF([.A316]=1;0;IF([.E316]&gt;[.F315];1;0))" office:value-type="float" office:value="0" calcext:value-type="float">
            <text:p>0</text:p>
          </table:table-cell>
          <table:table-cell office:value-type="float" office:value="135.95" calcext:value-type="float">
            <text:p>135,95</text:p>
          </table:table-cell>
          <table:table-cell table:formula="of:=IF([.A316]=1;[.H316];IF([.H316]&gt;[.I315];[.H316];[.I315]))" office:value-type="float" office:value="138.52" calcext:value-type="float">
            <text:p>138,52</text:p>
          </table:table-cell>
          <table:table-cell table:formula="of:=IF([.A316]=1;0;IF([.H316]&gt;[.I315];1;0))" office:value-type="float" office:value="0" calcext:value-type="float">
            <text:p>0</text:p>
          </table:table-cell>
          <table:table-cell table:formula="of:=IF(SUM([.D316];[.G316];[.J31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71.23" calcext:value-type="float">
            <text:p>71,23</text:p>
          </table:table-cell>
          <table:table-cell table:formula="of:=IF([.A317]=1;[.B317];IF([.B317]&gt;[.C316];[.B317];[.C316]))" office:value-type="float" office:value="130" calcext:value-type="float">
            <text:p>130</text:p>
          </table:table-cell>
          <table:table-cell table:formula="of:=IF([.A317]=1;0;IF([.B317]&gt;[.C316];1;0))" office:value-type="float" office:value="0" calcext:value-type="float">
            <text:p>0</text:p>
          </table:table-cell>
          <table:table-cell office:value-type="float" office:value="91.71" calcext:value-type="float">
            <text:p>91,71</text:p>
          </table:table-cell>
          <table:table-cell table:formula="of:=IF([.A317]=1;[.E317];IF([.E317]&gt;[.F316];[.E317];[.F316]))" office:value-type="float" office:value="148.19" calcext:value-type="float">
            <text:p>148,19</text:p>
          </table:table-cell>
          <table:table-cell table:formula="of:=IF([.A317]=1;0;IF([.E317]&gt;[.F316];1;0))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formula="of:=IF([.A317]=1;[.H317];IF([.H317]&gt;[.I316];[.H317];[.I316]))" office:value-type="float" office:value="138.52" calcext:value-type="float">
            <text:p>138,52</text:p>
          </table:table-cell>
          <table:table-cell table:formula="of:=IF([.A317]=1;0;IF([.H317]&gt;[.I316];1;0))" office:value-type="float" office:value="0" calcext:value-type="float">
            <text:p>0</text:p>
          </table:table-cell>
          <table:table-cell table:formula="of:=IF(SUM([.D317];[.G317];[.J31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70.17" calcext:value-type="float">
            <text:p>70,17</text:p>
          </table:table-cell>
          <table:table-cell table:formula="of:=IF([.A318]=1;[.B318];IF([.B318]&gt;[.C317];[.B318];[.C317]))" office:value-type="float" office:value="130" calcext:value-type="float">
            <text:p>130</text:p>
          </table:table-cell>
          <table:table-cell table:formula="of:=IF([.A318]=1;0;IF([.B318]&gt;[.C317];1;0))" office:value-type="float" office:value="0" calcext:value-type="float">
            <text:p>0</text:p>
          </table:table-cell>
          <table:table-cell office:value-type="float" office:value="91.34" calcext:value-type="float">
            <text:p>91,34</text:p>
          </table:table-cell>
          <table:table-cell table:formula="of:=IF([.A318]=1;[.E318];IF([.E318]&gt;[.F317];[.E318];[.F317]))" office:value-type="float" office:value="148.19" calcext:value-type="float">
            <text:p>148,19</text:p>
          </table:table-cell>
          <table:table-cell table:formula="of:=IF([.A318]=1;0;IF([.E318]&gt;[.F317];1;0))" office:value-type="float" office:value="0" calcext:value-type="float">
            <text:p>0</text:p>
          </table:table-cell>
          <table:table-cell office:value-type="float" office:value="137.67" calcext:value-type="float">
            <text:p>137,67</text:p>
          </table:table-cell>
          <table:table-cell table:formula="of:=IF([.A318]=1;[.H318];IF([.H318]&gt;[.I317];[.H318];[.I317]))" office:value-type="float" office:value="138.52" calcext:value-type="float">
            <text:p>138,52</text:p>
          </table:table-cell>
          <table:table-cell table:formula="of:=IF([.A318]=1;0;IF([.H318]&gt;[.I317];1;0))" office:value-type="float" office:value="0" calcext:value-type="float">
            <text:p>0</text:p>
          </table:table-cell>
          <table:table-cell table:formula="of:=IF(SUM([.D318];[.G318];[.J31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71.95" calcext:value-type="float">
            <text:p>71,95</text:p>
          </table:table-cell>
          <table:table-cell table:formula="of:=IF([.A319]=1;[.B319];IF([.B319]&gt;[.C318];[.B319];[.C318]))" office:value-type="float" office:value="130" calcext:value-type="float">
            <text:p>130</text:p>
          </table:table-cell>
          <table:table-cell table:formula="of:=IF([.A319]=1;0;IF([.B319]&gt;[.C318];1;0))" office:value-type="float" office:value="0" calcext:value-type="float">
            <text:p>0</text:p>
          </table:table-cell>
          <table:table-cell office:value-type="float" office:value="90.05" calcext:value-type="float">
            <text:p>90,05</text:p>
          </table:table-cell>
          <table:table-cell table:formula="of:=IF([.A319]=1;[.E319];IF([.E319]&gt;[.F318];[.E319];[.F318]))" office:value-type="float" office:value="148.19" calcext:value-type="float">
            <text:p>148,19</text:p>
          </table:table-cell>
          <table:table-cell table:formula="of:=IF([.A319]=1;0;IF([.E319]&gt;[.F318];1;0))" office:value-type="float" office:value="0" calcext:value-type="float">
            <text:p>0</text:p>
          </table:table-cell>
          <table:table-cell office:value-type="float" office:value="136.63" calcext:value-type="float">
            <text:p>136,63</text:p>
          </table:table-cell>
          <table:table-cell table:formula="of:=IF([.A319]=1;[.H319];IF([.H319]&gt;[.I318];[.H319];[.I318]))" office:value-type="float" office:value="138.52" calcext:value-type="float">
            <text:p>138,52</text:p>
          </table:table-cell>
          <table:table-cell table:formula="of:=IF([.A319]=1;0;IF([.H319]&gt;[.I318];1;0))" office:value-type="float" office:value="0" calcext:value-type="float">
            <text:p>0</text:p>
          </table:table-cell>
          <table:table-cell table:formula="of:=IF(SUM([.D319];[.G319];[.J31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73.1" calcext:value-type="float">
            <text:p>73,1</text:p>
          </table:table-cell>
          <table:table-cell table:formula="of:=IF([.A320]=1;[.B320];IF([.B320]&gt;[.C319];[.B320];[.C319]))" office:value-type="float" office:value="130" calcext:value-type="float">
            <text:p>130</text:p>
          </table:table-cell>
          <table:table-cell table:formula="of:=IF([.A320]=1;0;IF([.B320]&gt;[.C319];1;0))" office:value-type="float" office:value="0" calcext:value-type="float">
            <text:p>0</text:p>
          </table:table-cell>
          <table:table-cell office:value-type="float" office:value="89.87" calcext:value-type="float">
            <text:p>89,87</text:p>
          </table:table-cell>
          <table:table-cell table:formula="of:=IF([.A320]=1;[.E320];IF([.E320]&gt;[.F319];[.E320];[.F319]))" office:value-type="float" office:value="148.19" calcext:value-type="float">
            <text:p>148,19</text:p>
          </table:table-cell>
          <table:table-cell table:formula="of:=IF([.A320]=1;0;IF([.E320]&gt;[.F319];1;0))" office:value-type="float" office:value="0" calcext:value-type="float">
            <text:p>0</text:p>
          </table:table-cell>
          <table:table-cell office:value-type="float" office:value="137.87" calcext:value-type="float">
            <text:p>137,87</text:p>
          </table:table-cell>
          <table:table-cell table:formula="of:=IF([.A320]=1;[.H320];IF([.H320]&gt;[.I319];[.H320];[.I319]))" office:value-type="float" office:value="138.52" calcext:value-type="float">
            <text:p>138,52</text:p>
          </table:table-cell>
          <table:table-cell table:formula="of:=IF([.A320]=1;0;IF([.H320]&gt;[.I319];1;0))" office:value-type="float" office:value="0" calcext:value-type="float">
            <text:p>0</text:p>
          </table:table-cell>
          <table:table-cell table:formula="of:=IF(SUM([.D320];[.G320];[.J32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74.34" calcext:value-type="float">
            <text:p>74,34</text:p>
          </table:table-cell>
          <table:table-cell table:formula="of:=IF([.A321]=1;[.B321];IF([.B321]&gt;[.C320];[.B321];[.C320]))" office:value-type="float" office:value="130" calcext:value-type="float">
            <text:p>130</text:p>
          </table:table-cell>
          <table:table-cell table:formula="of:=IF([.A321]=1;0;IF([.B321]&gt;[.C320];1;0))" office:value-type="float" office:value="0" calcext:value-type="float">
            <text:p>0</text:p>
          </table:table-cell>
          <table:table-cell office:value-type="float" office:value="92.63" calcext:value-type="float">
            <text:p>92,63</text:p>
          </table:table-cell>
          <table:table-cell table:formula="of:=IF([.A321]=1;[.E321];IF([.E321]&gt;[.F320];[.E321];[.F320]))" office:value-type="float" office:value="148.19" calcext:value-type="float">
            <text:p>148,19</text:p>
          </table:table-cell>
          <table:table-cell table:formula="of:=IF([.A321]=1;0;IF([.E321]&gt;[.F320];1;0))" office:value-type="float" office:value="0" calcext:value-type="float">
            <text:p>0</text:p>
          </table:table-cell>
          <table:table-cell office:value-type="float" office:value="139.09" calcext:value-type="float">
            <text:p>139,09</text:p>
          </table:table-cell>
          <table:table-cell table:formula="of:=IF([.A321]=1;[.H321];IF([.H321]&gt;[.I320];[.H321];[.I320]))" office:value-type="float" office:value="139.09" calcext:value-type="float">
            <text:p>139,09</text:p>
          </table:table-cell>
          <table:table-cell table:formula="of:=IF([.A321]=1;0;IF([.H321]&gt;[.I320];1;0))" office:value-type="float" office:value="1" calcext:value-type="float">
            <text:p>1</text:p>
          </table:table-cell>
          <table:table-cell table:formula="of:=IF(SUM([.D321];[.G321];[.J32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75.4" calcext:value-type="float">
            <text:p>75,4</text:p>
          </table:table-cell>
          <table:table-cell table:formula="of:=IF([.A322]=1;[.B322];IF([.B322]&gt;[.C321];[.B322];[.C321]))" office:value-type="float" office:value="130" calcext:value-type="float">
            <text:p>130</text:p>
          </table:table-cell>
          <table:table-cell table:formula="of:=IF([.A322]=1;0;IF([.B322]&gt;[.C321];1;0))" office:value-type="float" office:value="0" calcext:value-type="float">
            <text:p>0</text:p>
          </table:table-cell>
          <table:table-cell office:value-type="float" office:value="91.36" calcext:value-type="float">
            <text:p>91,36</text:p>
          </table:table-cell>
          <table:table-cell table:formula="of:=IF([.A322]=1;[.E322];IF([.E322]&gt;[.F321];[.E322];[.F321]))" office:value-type="float" office:value="148.19" calcext:value-type="float">
            <text:p>148,19</text:p>
          </table:table-cell>
          <table:table-cell table:formula="of:=IF([.A322]=1;0;IF([.E322]&gt;[.F321];1;0))" office:value-type="float" office:value="0" calcext:value-type="float">
            <text:p>0</text:p>
          </table:table-cell>
          <table:table-cell office:value-type="float" office:value="140.12" calcext:value-type="float">
            <text:p>140,12</text:p>
          </table:table-cell>
          <table:table-cell table:formula="of:=IF([.A322]=1;[.H322];IF([.H322]&gt;[.I321];[.H322];[.I321]))" office:value-type="float" office:value="140.12" calcext:value-type="float">
            <text:p>140,12</text:p>
          </table:table-cell>
          <table:table-cell table:formula="of:=IF([.A322]=1;0;IF([.H322]&gt;[.I321];1;0))" office:value-type="float" office:value="1" calcext:value-type="float">
            <text:p>1</text:p>
          </table:table-cell>
          <table:table-cell table:formula="of:=IF(SUM([.D322];[.G322];[.J32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75.91" calcext:value-type="float">
            <text:p>75,91</text:p>
          </table:table-cell>
          <table:table-cell table:formula="of:=IF([.A323]=1;[.B323];IF([.B323]&gt;[.C322];[.B323];[.C322]))" office:value-type="float" office:value="130" calcext:value-type="float">
            <text:p>130</text:p>
          </table:table-cell>
          <table:table-cell table:formula="of:=IF([.A323]=1;0;IF([.B323]&gt;[.C322];1;0))" office:value-type="float" office:value="0" calcext:value-type="float">
            <text:p>0</text:p>
          </table:table-cell>
          <table:table-cell office:value-type="float" office:value="91.04" calcext:value-type="float">
            <text:p>91,04</text:p>
          </table:table-cell>
          <table:table-cell table:formula="of:=IF([.A323]=1;[.E323];IF([.E323]&gt;[.F322];[.E323];[.F322]))" office:value-type="float" office:value="148.19" calcext:value-type="float">
            <text:p>148,19</text:p>
          </table:table-cell>
          <table:table-cell table:formula="of:=IF([.A323]=1;0;IF([.E323]&gt;[.F322];1;0))" office:value-type="float" office:value="0" calcext:value-type="float">
            <text:p>0</text:p>
          </table:table-cell>
          <table:table-cell office:value-type="float" office:value="138.57" calcext:value-type="float">
            <text:p>138,57</text:p>
          </table:table-cell>
          <table:table-cell table:formula="of:=IF([.A323]=1;[.H323];IF([.H323]&gt;[.I322];[.H323];[.I322]))" office:value-type="float" office:value="140.12" calcext:value-type="float">
            <text:p>140,12</text:p>
          </table:table-cell>
          <table:table-cell table:formula="of:=IF([.A323]=1;0;IF([.H323]&gt;[.I322];1;0))" office:value-type="float" office:value="0" calcext:value-type="float">
            <text:p>0</text:p>
          </table:table-cell>
          <table:table-cell table:formula="of:=IF(SUM([.D323];[.G323];[.J32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74.76" calcext:value-type="float">
            <text:p>74,76</text:p>
          </table:table-cell>
          <table:table-cell table:formula="of:=IF([.A324]=1;[.B324];IF([.B324]&gt;[.C323];[.B324];[.C323]))" office:value-type="float" office:value="130" calcext:value-type="float">
            <text:p>130</text:p>
          </table:table-cell>
          <table:table-cell table:formula="of:=IF([.A324]=1;0;IF([.B324]&gt;[.C323];1;0))" office:value-type="float" office:value="0" calcext:value-type="float">
            <text:p>0</text:p>
          </table:table-cell>
          <table:table-cell office:value-type="float" office:value="90.45" calcext:value-type="float">
            <text:p>90,45</text:p>
          </table:table-cell>
          <table:table-cell table:formula="of:=IF([.A324]=1;[.E324];IF([.E324]&gt;[.F323];[.E324];[.F323]))" office:value-type="float" office:value="148.19" calcext:value-type="float">
            <text:p>148,19</text:p>
          </table:table-cell>
          <table:table-cell table:formula="of:=IF([.A324]=1;0;IF([.E324]&gt;[.F323];1;0))" office:value-type="float" office:value="0" calcext:value-type="float">
            <text:p>0</text:p>
          </table:table-cell>
          <table:table-cell office:value-type="float" office:value="138.84" calcext:value-type="float">
            <text:p>138,84</text:p>
          </table:table-cell>
          <table:table-cell table:formula="of:=IF([.A324]=1;[.H324];IF([.H324]&gt;[.I323];[.H324];[.I323]))" office:value-type="float" office:value="140.12" calcext:value-type="float">
            <text:p>140,12</text:p>
          </table:table-cell>
          <table:table-cell table:formula="of:=IF([.A324]=1;0;IF([.H324]&gt;[.I323];1;0))" office:value-type="float" office:value="0" calcext:value-type="float">
            <text:p>0</text:p>
          </table:table-cell>
          <table:table-cell table:formula="of:=IF(SUM([.D324];[.G324];[.J32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75.89" calcext:value-type="float">
            <text:p>75,89</text:p>
          </table:table-cell>
          <table:table-cell table:formula="of:=IF([.A325]=1;[.B325];IF([.B325]&gt;[.C324];[.B325];[.C324]))" office:value-type="float" office:value="130" calcext:value-type="float">
            <text:p>130</text:p>
          </table:table-cell>
          <table:table-cell table:formula="of:=IF([.A325]=1;0;IF([.B325]&gt;[.C324];1;0))" office:value-type="float" office:value="0" calcext:value-type="float">
            <text:p>0</text:p>
          </table:table-cell>
          <table:table-cell office:value-type="float" office:value="89.75" calcext:value-type="float">
            <text:p>89,75</text:p>
          </table:table-cell>
          <table:table-cell table:formula="of:=IF([.A325]=1;[.E325];IF([.E325]&gt;[.F324];[.E325];[.F324]))" office:value-type="float" office:value="148.19" calcext:value-type="float">
            <text:p>148,19</text:p>
          </table:table-cell>
          <table:table-cell table:formula="of:=IF([.A325]=1;0;IF([.E325]&gt;[.F324];1;0))" office:value-type="float" office:value="0" calcext:value-type="float">
            <text:p>0</text:p>
          </table:table-cell>
          <table:table-cell office:value-type="float" office:value="140.71" calcext:value-type="float">
            <text:p>140,71</text:p>
          </table:table-cell>
          <table:table-cell table:formula="of:=IF([.A325]=1;[.H325];IF([.H325]&gt;[.I324];[.H325];[.I324]))" office:value-type="float" office:value="140.71" calcext:value-type="float">
            <text:p>140,71</text:p>
          </table:table-cell>
          <table:table-cell table:formula="of:=IF([.A325]=1;0;IF([.H325]&gt;[.I324];1;0))" office:value-type="float" office:value="1" calcext:value-type="float">
            <text:p>1</text:p>
          </table:table-cell>
          <table:table-cell table:formula="of:=IF(SUM([.D325];[.G325];[.J32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77.86" calcext:value-type="float">
            <text:p>77,86</text:p>
          </table:table-cell>
          <table:table-cell table:formula="of:=IF([.A326]=1;[.B326];IF([.B326]&gt;[.C325];[.B326];[.C325]))" office:value-type="float" office:value="130" calcext:value-type="float">
            <text:p>130</text:p>
          </table:table-cell>
          <table:table-cell table:formula="of:=IF([.A326]=1;0;IF([.B326]&gt;[.C325];1;0))" office:value-type="float" office:value="0" calcext:value-type="float">
            <text:p>0</text:p>
          </table:table-cell>
          <table:table-cell office:value-type="float" office:value="89.51" calcext:value-type="float">
            <text:p>89,51</text:p>
          </table:table-cell>
          <table:table-cell table:formula="of:=IF([.A326]=1;[.E326];IF([.E326]&gt;[.F325];[.E326];[.F325]))" office:value-type="float" office:value="148.19" calcext:value-type="float">
            <text:p>148,19</text:p>
          </table:table-cell>
          <table:table-cell table:formula="of:=IF([.A326]=1;0;IF([.E326]&gt;[.F325];1;0))" office:value-type="float" office:value="0" calcext:value-type="float">
            <text:p>0</text:p>
          </table:table-cell>
          <table:table-cell office:value-type="float" office:value="140.85" calcext:value-type="float">
            <text:p>140,85</text:p>
          </table:table-cell>
          <table:table-cell table:formula="of:=IF([.A326]=1;[.H326];IF([.H326]&gt;[.I325];[.H326];[.I325]))" office:value-type="float" office:value="140.85" calcext:value-type="float">
            <text:p>140,85</text:p>
          </table:table-cell>
          <table:table-cell table:formula="of:=IF([.A326]=1;0;IF([.H326]&gt;[.I325];1;0))" office:value-type="float" office:value="1" calcext:value-type="float">
            <text:p>1</text:p>
          </table:table-cell>
          <table:table-cell table:formula="of:=IF(SUM([.D326];[.G326];[.J32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79.27" calcext:value-type="float">
            <text:p>79,27</text:p>
          </table:table-cell>
          <table:table-cell table:formula="of:=IF([.A327]=1;[.B327];IF([.B327]&gt;[.C326];[.B327];[.C326]))" office:value-type="float" office:value="130" calcext:value-type="float">
            <text:p>130</text:p>
          </table:table-cell>
          <table:table-cell table:formula="of:=IF([.A327]=1;0;IF([.B327]&gt;[.C326];1;0))" office:value-type="float" office:value="0" calcext:value-type="float">
            <text:p>0</text:p>
          </table:table-cell>
          <table:table-cell office:value-type="float" office:value="88.66" calcext:value-type="float">
            <text:p>88,66</text:p>
          </table:table-cell>
          <table:table-cell table:formula="of:=IF([.A327]=1;[.E327];IF([.E327]&gt;[.F326];[.E327];[.F326]))" office:value-type="float" office:value="148.19" calcext:value-type="float">
            <text:p>148,19</text:p>
          </table:table-cell>
          <table:table-cell table:formula="of:=IF([.A327]=1;0;IF([.E327]&gt;[.F326];1;0))" office:value-type="float" office:value="0" calcext:value-type="float">
            <text:p>0</text:p>
          </table:table-cell>
          <table:table-cell office:value-type="float" office:value="138.95" calcext:value-type="float">
            <text:p>138,95</text:p>
          </table:table-cell>
          <table:table-cell table:formula="of:=IF([.A327]=1;[.H327];IF([.H327]&gt;[.I326];[.H327];[.I326]))" office:value-type="float" office:value="140.85" calcext:value-type="float">
            <text:p>140,85</text:p>
          </table:table-cell>
          <table:table-cell table:formula="of:=IF([.A327]=1;0;IF([.H327]&gt;[.I326];1;0))" office:value-type="float" office:value="0" calcext:value-type="float">
            <text:p>0</text:p>
          </table:table-cell>
          <table:table-cell table:formula="of:=IF(SUM([.D327];[.G327];[.J32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80.73" calcext:value-type="float">
            <text:p>80,73</text:p>
          </table:table-cell>
          <table:table-cell table:formula="of:=IF([.A328]=1;[.B328];IF([.B328]&gt;[.C327];[.B328];[.C327]))" office:value-type="float" office:value="130" calcext:value-type="float">
            <text:p>130</text:p>
          </table:table-cell>
          <table:table-cell table:formula="of:=IF([.A328]=1;0;IF([.B328]&gt;[.C327];1;0))" office:value-type="float" office:value="0" calcext:value-type="float">
            <text:p>0</text:p>
          </table:table-cell>
          <table:table-cell office:value-type="float" office:value="88.17" calcext:value-type="float">
            <text:p>88,17</text:p>
          </table:table-cell>
          <table:table-cell table:formula="of:=IF([.A328]=1;[.E328];IF([.E328]&gt;[.F327];[.E328];[.F327]))" office:value-type="float" office:value="148.19" calcext:value-type="float">
            <text:p>148,19</text:p>
          </table:table-cell>
          <table:table-cell table:formula="of:=IF([.A328]=1;0;IF([.E328]&gt;[.F327];1;0))" office:value-type="float" office:value="0" calcext:value-type="float">
            <text:p>0</text:p>
          </table:table-cell>
          <table:table-cell office:value-type="float" office:value="140.37" calcext:value-type="float">
            <text:p>140,37</text:p>
          </table:table-cell>
          <table:table-cell table:formula="of:=IF([.A328]=1;[.H328];IF([.H328]&gt;[.I327];[.H328];[.I327]))" office:value-type="float" office:value="140.85" calcext:value-type="float">
            <text:p>140,85</text:p>
          </table:table-cell>
          <table:table-cell table:formula="of:=IF([.A328]=1;0;IF([.H328]&gt;[.I327];1;0))" office:value-type="float" office:value="0" calcext:value-type="float">
            <text:p>0</text:p>
          </table:table-cell>
          <table:table-cell table:formula="of:=IF(SUM([.D328];[.G328];[.J32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81.01" calcext:value-type="float">
            <text:p>81,01</text:p>
          </table:table-cell>
          <table:table-cell table:formula="of:=IF([.A329]=1;[.B329];IF([.B329]&gt;[.C328];[.B329];[.C328]))" office:value-type="float" office:value="130" calcext:value-type="float">
            <text:p>130</text:p>
          </table:table-cell>
          <table:table-cell table:formula="of:=IF([.A329]=1;0;IF([.B329]&gt;[.C328];1;0))" office:value-type="float" office:value="0" calcext:value-type="float">
            <text:p>0</text:p>
          </table:table-cell>
          <table:table-cell office:value-type="float" office:value="87.02" calcext:value-type="float">
            <text:p>87,02</text:p>
          </table:table-cell>
          <table:table-cell table:formula="of:=IF([.A329]=1;[.E329];IF([.E329]&gt;[.F328];[.E329];[.F328]))" office:value-type="float" office:value="148.19" calcext:value-type="float">
            <text:p>148,19</text:p>
          </table:table-cell>
          <table:table-cell table:formula="of:=IF([.A329]=1;0;IF([.E329]&gt;[.F328];1;0))" office:value-type="float" office:value="0" calcext:value-type="float">
            <text:p>0</text:p>
          </table:table-cell>
          <table:table-cell office:value-type="float" office:value="139.33" calcext:value-type="float">
            <text:p>139,33</text:p>
          </table:table-cell>
          <table:table-cell table:formula="of:=IF([.A329]=1;[.H329];IF([.H329]&gt;[.I328];[.H329];[.I328]))" office:value-type="float" office:value="140.85" calcext:value-type="float">
            <text:p>140,85</text:p>
          </table:table-cell>
          <table:table-cell table:formula="of:=IF([.A329]=1;0;IF([.H329]&gt;[.I328];1;0))" office:value-type="float" office:value="0" calcext:value-type="float">
            <text:p>0</text:p>
          </table:table-cell>
          <table:table-cell table:formula="of:=IF(SUM([.D329];[.G329];[.J32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79.97" calcext:value-type="float">
            <text:p>79,97</text:p>
          </table:table-cell>
          <table:table-cell table:formula="of:=IF([.A330]=1;[.B330];IF([.B330]&gt;[.C329];[.B330];[.C329]))" office:value-type="float" office:value="130" calcext:value-type="float">
            <text:p>130</text:p>
          </table:table-cell>
          <table:table-cell table:formula="of:=IF([.A330]=1;0;IF([.B330]&gt;[.C329];1;0))" office:value-type="float" office:value="0" calcext:value-type="float">
            <text:p>0</text:p>
          </table:table-cell>
          <table:table-cell office:value-type="float" office:value="86.95" calcext:value-type="float">
            <text:p>86,95</text:p>
          </table:table-cell>
          <table:table-cell table:formula="of:=IF([.A330]=1;[.E330];IF([.E330]&gt;[.F329];[.E330];[.F329]))" office:value-type="float" office:value="148.19" calcext:value-type="float">
            <text:p>148,19</text:p>
          </table:table-cell>
          <table:table-cell table:formula="of:=IF([.A330]=1;0;IF([.E330]&gt;[.F329];1;0))" office:value-type="float" office:value="0" calcext:value-type="float">
            <text:p>0</text:p>
          </table:table-cell>
          <table:table-cell office:value-type="float" office:value="141.26" calcext:value-type="float">
            <text:p>141,26</text:p>
          </table:table-cell>
          <table:table-cell table:formula="of:=IF([.A330]=1;[.H330];IF([.H330]&gt;[.I329];[.H330];[.I329]))" office:value-type="float" office:value="141.26" calcext:value-type="float">
            <text:p>141,26</text:p>
          </table:table-cell>
          <table:table-cell table:formula="of:=IF([.A330]=1;0;IF([.H330]&gt;[.I329];1;0))" office:value-type="float" office:value="1" calcext:value-type="float">
            <text:p>1</text:p>
          </table:table-cell>
          <table:table-cell table:formula="of:=IF(SUM([.D330];[.G330];[.J33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77.98" calcext:value-type="float">
            <text:p>77,98</text:p>
          </table:table-cell>
          <table:table-cell table:formula="of:=IF([.A331]=1;[.B331];IF([.B331]&gt;[.C330];[.B331];[.C330]))" office:value-type="float" office:value="130" calcext:value-type="float">
            <text:p>130</text:p>
          </table:table-cell>
          <table:table-cell table:formula="of:=IF([.A331]=1;0;IF([.B331]&gt;[.C330];1;0))" office:value-type="float" office:value="0" calcext:value-type="float">
            <text:p>0</text:p>
          </table:table-cell>
          <table:table-cell office:value-type="float" office:value="85.86" calcext:value-type="float">
            <text:p>85,86</text:p>
          </table:table-cell>
          <table:table-cell table:formula="of:=IF([.A331]=1;[.E331];IF([.E331]&gt;[.F330];[.E331];[.F330]))" office:value-type="float" office:value="148.19" calcext:value-type="float">
            <text:p>148,19</text:p>
          </table:table-cell>
          <table:table-cell table:formula="of:=IF([.A331]=1;0;IF([.E331]&gt;[.F330];1;0))" office:value-type="float" office:value="0" calcext:value-type="float">
            <text:p>0</text:p>
          </table:table-cell>
          <table:table-cell office:value-type="float" office:value="142.92" calcext:value-type="float">
            <text:p>142,92</text:p>
          </table:table-cell>
          <table:table-cell table:formula="of:=IF([.A331]=1;[.H331];IF([.H331]&gt;[.I330];[.H331];[.I330]))" office:value-type="float" office:value="142.92" calcext:value-type="float">
            <text:p>142,92</text:p>
          </table:table-cell>
          <table:table-cell table:formula="of:=IF([.A331]=1;0;IF([.H331]&gt;[.I330];1;0))" office:value-type="float" office:value="1" calcext:value-type="float">
            <text:p>1</text:p>
          </table:table-cell>
          <table:table-cell table:formula="of:=IF(SUM([.D331];[.G331];[.J33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79.21" calcext:value-type="float">
            <text:p>79,21</text:p>
          </table:table-cell>
          <table:table-cell table:formula="of:=IF([.A332]=1;[.B332];IF([.B332]&gt;[.C331];[.B332];[.C331]))" office:value-type="float" office:value="130" calcext:value-type="float">
            <text:p>130</text:p>
          </table:table-cell>
          <table:table-cell table:formula="of:=IF([.A332]=1;0;IF([.B332]&gt;[.C331];1;0))" office:value-type="float" office:value="0" calcext:value-type="float">
            <text:p>0</text:p>
          </table:table-cell>
          <table:table-cell office:value-type="float" office:value="88.48" calcext:value-type="float">
            <text:p>88,48</text:p>
          </table:table-cell>
          <table:table-cell table:formula="of:=IF([.A332]=1;[.E332];IF([.E332]&gt;[.F331];[.E332];[.F331]))" office:value-type="float" office:value="148.19" calcext:value-type="float">
            <text:p>148,19</text:p>
          </table:table-cell>
          <table:table-cell table:formula="of:=IF([.A332]=1;0;IF([.E332]&gt;[.F331];1;0))" office:value-type="float" office:value="0" calcext:value-type="float">
            <text:p>0</text:p>
          </table:table-cell>
          <table:table-cell office:value-type="float" office:value="145.3" calcext:value-type="float">
            <text:p>145,3</text:p>
          </table:table-cell>
          <table:table-cell table:formula="of:=IF([.A332]=1;[.H332];IF([.H332]&gt;[.I331];[.H332];[.I331]))" office:value-type="float" office:value="145.3" calcext:value-type="float">
            <text:p>145,3</text:p>
          </table:table-cell>
          <table:table-cell table:formula="of:=IF([.A332]=1;0;IF([.H332]&gt;[.I331];1;0))" office:value-type="float" office:value="1" calcext:value-type="float">
            <text:p>1</text:p>
          </table:table-cell>
          <table:table-cell table:formula="of:=IF(SUM([.D332];[.G332];[.J33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80.59" calcext:value-type="float">
            <text:p>80,59</text:p>
          </table:table-cell>
          <table:table-cell table:formula="of:=IF([.A333]=1;[.B333];IF([.B333]&gt;[.C332];[.B333];[.C332]))" office:value-type="float" office:value="130" calcext:value-type="float">
            <text:p>130</text:p>
          </table:table-cell>
          <table:table-cell table:formula="of:=IF([.A333]=1;0;IF([.B333]&gt;[.C332];1;0))" office:value-type="float" office:value="0" calcext:value-type="float">
            <text:p>0</text:p>
          </table:table-cell>
          <table:table-cell office:value-type="float" office:value="86.96" calcext:value-type="float">
            <text:p>86,96</text:p>
          </table:table-cell>
          <table:table-cell table:formula="of:=IF([.A333]=1;[.E333];IF([.E333]&gt;[.F332];[.E333];[.F332]))" office:value-type="float" office:value="148.19" calcext:value-type="float">
            <text:p>148,19</text:p>
          </table:table-cell>
          <table:table-cell table:formula="of:=IF([.A333]=1;0;IF([.E333]&gt;[.F332];1;0))" office:value-type="float" office:value="0" calcext:value-type="float">
            <text:p>0</text:p>
          </table:table-cell>
          <table:table-cell office:value-type="float" office:value="143.49" calcext:value-type="float">
            <text:p>143,49</text:p>
          </table:table-cell>
          <table:table-cell table:formula="of:=IF([.A333]=1;[.H333];IF([.H333]&gt;[.I332];[.H333];[.I332]))" office:value-type="float" office:value="145.3" calcext:value-type="float">
            <text:p>145,3</text:p>
          </table:table-cell>
          <table:table-cell table:formula="of:=IF([.A333]=1;0;IF([.H333]&gt;[.I332];1;0))" office:value-type="float" office:value="0" calcext:value-type="float">
            <text:p>0</text:p>
          </table:table-cell>
          <table:table-cell table:formula="of:=IF(SUM([.D333];[.G333];[.J33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83.04" calcext:value-type="float">
            <text:p>83,04</text:p>
          </table:table-cell>
          <table:table-cell table:formula="of:=IF([.A334]=1;[.B334];IF([.B334]&gt;[.C333];[.B334];[.C333]))" office:value-type="float" office:value="130" calcext:value-type="float">
            <text:p>130</text:p>
          </table:table-cell>
          <table:table-cell table:formula="of:=IF([.A334]=1;0;IF([.B334]&gt;[.C333];1;0))" office:value-type="float" office:value="0" calcext:value-type="float">
            <text:p>0</text:p>
          </table:table-cell>
          <table:table-cell office:value-type="float" office:value="86.49" calcext:value-type="float">
            <text:p>86,49</text:p>
          </table:table-cell>
          <table:table-cell table:formula="of:=IF([.A334]=1;[.E334];IF([.E334]&gt;[.F333];[.E334];[.F333]))" office:value-type="float" office:value="148.19" calcext:value-type="float">
            <text:p>148,19</text:p>
          </table:table-cell>
          <table:table-cell table:formula="of:=IF([.A334]=1;0;IF([.E334]&gt;[.F333];1;0))" office:value-type="float" office:value="0" calcext:value-type="float">
            <text:p>0</text:p>
          </table:table-cell>
          <table:table-cell office:value-type="float" office:value="145.41" calcext:value-type="float">
            <text:p>145,41</text:p>
          </table:table-cell>
          <table:table-cell table:formula="of:=IF([.A334]=1;[.H334];IF([.H334]&gt;[.I333];[.H334];[.I333]))" office:value-type="float" office:value="145.41" calcext:value-type="float">
            <text:p>145,41</text:p>
          </table:table-cell>
          <table:table-cell table:formula="of:=IF([.A334]=1;0;IF([.H334]&gt;[.I333];1;0))" office:value-type="float" office:value="1" calcext:value-type="float">
            <text:p>1</text:p>
          </table:table-cell>
          <table:table-cell table:formula="of:=IF(SUM([.D334];[.G334];[.J33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84.26" calcext:value-type="float">
            <text:p>84,26</text:p>
          </table:table-cell>
          <table:table-cell table:formula="of:=IF([.A335]=1;[.B335];IF([.B335]&gt;[.C334];[.B335];[.C334]))" office:value-type="float" office:value="130" calcext:value-type="float">
            <text:p>130</text:p>
          </table:table-cell>
          <table:table-cell table:formula="of:=IF([.A335]=1;0;IF([.B335]&gt;[.C334];1;0))" office:value-type="float" office:value="0" calcext:value-type="float">
            <text:p>0</text:p>
          </table:table-cell>
          <table:table-cell office:value-type="float" office:value="86.09" calcext:value-type="float">
            <text:p>86,09</text:p>
          </table:table-cell>
          <table:table-cell table:formula="of:=IF([.A335]=1;[.E335];IF([.E335]&gt;[.F334];[.E335];[.F334]))" office:value-type="float" office:value="148.19" calcext:value-type="float">
            <text:p>148,19</text:p>
          </table:table-cell>
          <table:table-cell table:formula="of:=IF([.A335]=1;0;IF([.E335]&gt;[.F334];1;0))" office:value-type="float" office:value="0" calcext:value-type="float">
            <text:p>0</text:p>
          </table:table-cell>
          <table:table-cell office:value-type="float" office:value="147.4" calcext:value-type="float">
            <text:p>147,4</text:p>
          </table:table-cell>
          <table:table-cell table:formula="of:=IF([.A335]=1;[.H335];IF([.H335]&gt;[.I334];[.H335];[.I334]))" office:value-type="float" office:value="147.4" calcext:value-type="float">
            <text:p>147,4</text:p>
          </table:table-cell>
          <table:table-cell table:formula="of:=IF([.A335]=1;0;IF([.H335]&gt;[.I334];1;0))" office:value-type="float" office:value="1" calcext:value-type="float">
            <text:p>1</text:p>
          </table:table-cell>
          <table:table-cell table:formula="of:=IF(SUM([.D335];[.G335];[.J33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85.28" calcext:value-type="float">
            <text:p>85,28</text:p>
          </table:table-cell>
          <table:table-cell table:formula="of:=IF([.A336]=1;[.B336];IF([.B336]&gt;[.C335];[.B336];[.C335]))" office:value-type="float" office:value="130" calcext:value-type="float">
            <text:p>130</text:p>
          </table:table-cell>
          <table:table-cell table:formula="of:=IF([.A336]=1;0;IF([.B336]&gt;[.C335];1;0))" office:value-type="float" office:value="0" calcext:value-type="float">
            <text:p>0</text:p>
          </table:table-cell>
          <table:table-cell office:value-type="float" office:value="84.37" calcext:value-type="float">
            <text:p>84,37</text:p>
          </table:table-cell>
          <table:table-cell table:formula="of:=IF([.A336]=1;[.E336];IF([.E336]&gt;[.F335];[.E336];[.F335]))" office:value-type="float" office:value="148.19" calcext:value-type="float">
            <text:p>148,19</text:p>
          </table:table-cell>
          <table:table-cell table:formula="of:=IF([.A336]=1;0;IF([.E336]&gt;[.F335];1;0))" office:value-type="float" office:value="0" calcext:value-type="float">
            <text:p>0</text:p>
          </table:table-cell>
          <table:table-cell office:value-type="float" office:value="146.27" calcext:value-type="float">
            <text:p>146,27</text:p>
          </table:table-cell>
          <table:table-cell table:formula="of:=IF([.A336]=1;[.H336];IF([.H336]&gt;[.I335];[.H336];[.I335]))" office:value-type="float" office:value="147.4" calcext:value-type="float">
            <text:p>147,4</text:p>
          </table:table-cell>
          <table:table-cell table:formula="of:=IF([.A336]=1;0;IF([.H336]&gt;[.I335];1;0))" office:value-type="float" office:value="0" calcext:value-type="float">
            <text:p>0</text:p>
          </table:table-cell>
          <table:table-cell table:formula="of:=IF(SUM([.D336];[.G336];[.J33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85.74" calcext:value-type="float">
            <text:p>85,74</text:p>
          </table:table-cell>
          <table:table-cell table:formula="of:=IF([.A337]=1;[.B337];IF([.B337]&gt;[.C336];[.B337];[.C336]))" office:value-type="float" office:value="130" calcext:value-type="float">
            <text:p>130</text:p>
          </table:table-cell>
          <table:table-cell table:formula="of:=IF([.A337]=1;0;IF([.B337]&gt;[.C336];1;0))" office:value-type="float" office:value="0" calcext:value-type="float">
            <text:p>0</text:p>
          </table:table-cell>
          <table:table-cell office:value-type="float" office:value="83.22" calcext:value-type="float">
            <text:p>83,22</text:p>
          </table:table-cell>
          <table:table-cell table:formula="of:=IF([.A337]=1;[.E337];IF([.E337]&gt;[.F336];[.E337];[.F336]))" office:value-type="float" office:value="148.19" calcext:value-type="float">
            <text:p>148,19</text:p>
          </table:table-cell>
          <table:table-cell table:formula="of:=IF([.A337]=1;0;IF([.E337]&gt;[.F336];1;0))" office:value-type="float" office:value="0" calcext:value-type="float">
            <text:p>0</text:p>
          </table:table-cell>
          <table:table-cell office:value-type="float" office:value="148.38" calcext:value-type="float">
            <text:p>148,38</text:p>
          </table:table-cell>
          <table:table-cell table:formula="of:=IF([.A337]=1;[.H337];IF([.H337]&gt;[.I336];[.H337];[.I336]))" office:value-type="float" office:value="148.38" calcext:value-type="float">
            <text:p>148,38</text:p>
          </table:table-cell>
          <table:table-cell table:formula="of:=IF([.A337]=1;0;IF([.H337]&gt;[.I336];1;0))" office:value-type="float" office:value="1" calcext:value-type="float">
            <text:p>1</text:p>
          </table:table-cell>
          <table:table-cell table:formula="of:=IF(SUM([.D337];[.G337];[.J33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84.14" calcext:value-type="float">
            <text:p>84,14</text:p>
          </table:table-cell>
          <table:table-cell table:formula="of:=IF([.A338]=1;[.B338];IF([.B338]&gt;[.C337];[.B338];[.C337]))" office:value-type="float" office:value="130" calcext:value-type="float">
            <text:p>130</text:p>
          </table:table-cell>
          <table:table-cell table:formula="of:=IF([.A338]=1;0;IF([.B338]&gt;[.C337];1;0))" office:value-type="float" office:value="0" calcext:value-type="float">
            <text:p>0</text:p>
          </table:table-cell>
          <table:table-cell office:value-type="float" office:value="85.72" calcext:value-type="float">
            <text:p>85,72</text:p>
          </table:table-cell>
          <table:table-cell table:formula="of:=IF([.A338]=1;[.E338];IF([.E338]&gt;[.F337];[.E338];[.F337]))" office:value-type="float" office:value="148.19" calcext:value-type="float">
            <text:p>148,19</text:p>
          </table:table-cell>
          <table:table-cell table:formula="of:=IF([.A338]=1;0;IF([.E338]&gt;[.F337];1;0))" office:value-type="float" office:value="0" calcext:value-type="float">
            <text:p>0</text:p>
          </table:table-cell>
          <table:table-cell office:value-type="float" office:value="150.67" calcext:value-type="float">
            <text:p>150,67</text:p>
          </table:table-cell>
          <table:table-cell table:formula="of:=IF([.A338]=1;[.H338];IF([.H338]&gt;[.I337];[.H338];[.I337]))" office:value-type="float" office:value="150.67" calcext:value-type="float">
            <text:p>150,67</text:p>
          </table:table-cell>
          <table:table-cell table:formula="of:=IF([.A338]=1;0;IF([.H338]&gt;[.I337];1;0))" office:value-type="float" office:value="1" calcext:value-type="float">
            <text:p>1</text:p>
          </table:table-cell>
          <table:table-cell table:formula="of:=IF(SUM([.D338];[.G338];[.J33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86.12" calcext:value-type="float">
            <text:p>86,12</text:p>
          </table:table-cell>
          <table:table-cell table:formula="of:=IF([.A339]=1;[.B339];IF([.B339]&gt;[.C338];[.B339];[.C338]))" office:value-type="float" office:value="130" calcext:value-type="float">
            <text:p>130</text:p>
          </table:table-cell>
          <table:table-cell table:formula="of:=IF([.A339]=1;0;IF([.B339]&gt;[.C338];1;0))" office:value-type="float" office:value="0" calcext:value-type="float">
            <text:p>0</text:p>
          </table:table-cell>
          <table:table-cell office:value-type="float" office:value="84.73" calcext:value-type="float">
            <text:p>84,73</text:p>
          </table:table-cell>
          <table:table-cell table:formula="of:=IF([.A339]=1;[.E339];IF([.E339]&gt;[.F338];[.E339];[.F338]))" office:value-type="float" office:value="148.19" calcext:value-type="float">
            <text:p>148,19</text:p>
          </table:table-cell>
          <table:table-cell table:formula="of:=IF([.A339]=1;0;IF([.E339]&gt;[.F338];1;0))" office:value-type="float" office:value="0" calcext:value-type="float">
            <text:p>0</text:p>
          </table:table-cell>
          <table:table-cell office:value-type="float" office:value="150.84" calcext:value-type="float">
            <text:p>150,84</text:p>
          </table:table-cell>
          <table:table-cell table:formula="of:=IF([.A339]=1;[.H339];IF([.H339]&gt;[.I338];[.H339];[.I338]))" office:value-type="float" office:value="150.84" calcext:value-type="float">
            <text:p>150,84</text:p>
          </table:table-cell>
          <table:table-cell table:formula="of:=IF([.A339]=1;0;IF([.H339]&gt;[.I338];1;0))" office:value-type="float" office:value="1" calcext:value-type="float">
            <text:p>1</text:p>
          </table:table-cell>
          <table:table-cell table:formula="of:=IF(SUM([.D339];[.G339];[.J33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86.23" calcext:value-type="float">
            <text:p>86,23</text:p>
          </table:table-cell>
          <table:table-cell table:formula="of:=IF([.A340]=1;[.B340];IF([.B340]&gt;[.C339];[.B340];[.C339]))" office:value-type="float" office:value="130" calcext:value-type="float">
            <text:p>130</text:p>
          </table:table-cell>
          <table:table-cell table:formula="of:=IF([.A340]=1;0;IF([.B340]&gt;[.C339];1;0))" office:value-type="float" office:value="0" calcext:value-type="float">
            <text:p>0</text:p>
          </table:table-cell>
          <table:table-cell office:value-type="float" office:value="84.15" calcext:value-type="float">
            <text:p>84,15</text:p>
          </table:table-cell>
          <table:table-cell table:formula="of:=IF([.A340]=1;[.E340];IF([.E340]&gt;[.F339];[.E340];[.F339]))" office:value-type="float" office:value="148.19" calcext:value-type="float">
            <text:p>148,19</text:p>
          </table:table-cell>
          <table:table-cell table:formula="of:=IF([.A340]=1;0;IF([.E340]&gt;[.F339];1;0))" office:value-type="float" office:value="0" calcext:value-type="float">
            <text:p>0</text:p>
          </table:table-cell>
          <table:table-cell office:value-type="float" office:value="149.73" calcext:value-type="float">
            <text:p>149,73</text:p>
          </table:table-cell>
          <table:table-cell table:formula="of:=IF([.A340]=1;[.H340];IF([.H340]&gt;[.I339];[.H340];[.I339]))" office:value-type="float" office:value="150.84" calcext:value-type="float">
            <text:p>150,84</text:p>
          </table:table-cell>
          <table:table-cell table:formula="of:=IF([.A340]=1;0;IF([.H340]&gt;[.I339];1;0))" office:value-type="float" office:value="0" calcext:value-type="float">
            <text:p>0</text:p>
          </table:table-cell>
          <table:table-cell table:formula="of:=IF(SUM([.D340];[.G340];[.J34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84.78" calcext:value-type="float">
            <text:p>84,78</text:p>
          </table:table-cell>
          <table:table-cell table:formula="of:=IF([.A341]=1;[.B341];IF([.B341]&gt;[.C340];[.B341];[.C340]))" office:value-type="float" office:value="130" calcext:value-type="float">
            <text:p>130</text:p>
          </table:table-cell>
          <table:table-cell table:formula="of:=IF([.A341]=1;0;IF([.B341]&gt;[.C340];1;0))" office:value-type="float" office:value="0" calcext:value-type="float">
            <text:p>0</text:p>
          </table:table-cell>
          <table:table-cell office:value-type="float" office:value="83.26" calcext:value-type="float">
            <text:p>83,26</text:p>
          </table:table-cell>
          <table:table-cell table:formula="of:=IF([.A341]=1;[.E341];IF([.E341]&gt;[.F340];[.E341];[.F340]))" office:value-type="float" office:value="148.19" calcext:value-type="float">
            <text:p>148,19</text:p>
          </table:table-cell>
          <table:table-cell table:formula="of:=IF([.A341]=1;0;IF([.E341]&gt;[.F340];1;0))" office:value-type="float" office:value="0" calcext:value-type="float">
            <text:p>0</text:p>
          </table:table-cell>
          <table:table-cell office:value-type="float" office:value="148.35" calcext:value-type="float">
            <text:p>148,35</text:p>
          </table:table-cell>
          <table:table-cell table:formula="of:=IF([.A341]=1;[.H341];IF([.H341]&gt;[.I340];[.H341];[.I340]))" office:value-type="float" office:value="150.84" calcext:value-type="float">
            <text:p>150,84</text:p>
          </table:table-cell>
          <table:table-cell table:formula="of:=IF([.A341]=1;0;IF([.H341]&gt;[.I340];1;0))" office:value-type="float" office:value="0" calcext:value-type="float">
            <text:p>0</text:p>
          </table:table-cell>
          <table:table-cell table:formula="of:=IF(SUM([.D341];[.G341];[.J34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86.91" calcext:value-type="float">
            <text:p>86,91</text:p>
          </table:table-cell>
          <table:table-cell table:formula="of:=IF([.A342]=1;[.B342];IF([.B342]&gt;[.C341];[.B342];[.C341]))" office:value-type="float" office:value="130" calcext:value-type="float">
            <text:p>130</text:p>
          </table:table-cell>
          <table:table-cell table:formula="of:=IF([.A342]=1;0;IF([.B342]&gt;[.C341];1;0))" office:value-type="float" office:value="0" calcext:value-type="float">
            <text:p>0</text:p>
          </table:table-cell>
          <table:table-cell office:value-type="float" office:value="82.5" calcext:value-type="float">
            <text:p>82,5</text:p>
          </table:table-cell>
          <table:table-cell table:formula="of:=IF([.A342]=1;[.E342];IF([.E342]&gt;[.F341];[.E342];[.F341]))" office:value-type="float" office:value="148.19" calcext:value-type="float">
            <text:p>148,19</text:p>
          </table:table-cell>
          <table:table-cell table:formula="of:=IF([.A342]=1;0;IF([.E342]&gt;[.F341];1;0))" office:value-type="float" office:value="0" calcext:value-type="float">
            <text:p>0</text:p>
          </table:table-cell>
          <table:table-cell office:value-type="float" office:value="150.61" calcext:value-type="float">
            <text:p>150,61</text:p>
          </table:table-cell>
          <table:table-cell table:formula="of:=IF([.A342]=1;[.H342];IF([.H342]&gt;[.I341];[.H342];[.I341]))" office:value-type="float" office:value="150.84" calcext:value-type="float">
            <text:p>150,84</text:p>
          </table:table-cell>
          <table:table-cell table:formula="of:=IF([.A342]=1;0;IF([.H342]&gt;[.I341];1;0))" office:value-type="float" office:value="0" calcext:value-type="float">
            <text:p>0</text:p>
          </table:table-cell>
          <table:table-cell table:formula="of:=IF(SUM([.D342];[.G342];[.J34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85.3" calcext:value-type="float">
            <text:p>85,3</text:p>
          </table:table-cell>
          <table:table-cell table:formula="of:=IF([.A343]=1;[.B343];IF([.B343]&gt;[.C342];[.B343];[.C342]))" office:value-type="float" office:value="130" calcext:value-type="float">
            <text:p>130</text:p>
          </table:table-cell>
          <table:table-cell table:formula="of:=IF([.A343]=1;0;IF([.B343]&gt;[.C342];1;0))" office:value-type="float" office:value="0" calcext:value-type="float">
            <text:p>0</text:p>
          </table:table-cell>
          <table:table-cell office:value-type="float" office:value="81.74" calcext:value-type="float">
            <text:p>81,74</text:p>
          </table:table-cell>
          <table:table-cell table:formula="of:=IF([.A343]=1;[.E343];IF([.E343]&gt;[.F342];[.E343];[.F342]))" office:value-type="float" office:value="148.19" calcext:value-type="float">
            <text:p>148,19</text:p>
          </table:table-cell>
          <table:table-cell table:formula="of:=IF([.A343]=1;0;IF([.E343]&gt;[.F342];1;0))" office:value-type="float" office:value="0" calcext:value-type="float">
            <text:p>0</text:p>
          </table:table-cell>
          <table:table-cell office:value-type="float" office:value="148.95" calcext:value-type="float">
            <text:p>148,95</text:p>
          </table:table-cell>
          <table:table-cell table:formula="of:=IF([.A343]=1;[.H343];IF([.H343]&gt;[.I342];[.H343];[.I342]))" office:value-type="float" office:value="150.84" calcext:value-type="float">
            <text:p>150,84</text:p>
          </table:table-cell>
          <table:table-cell table:formula="of:=IF([.A343]=1;0;IF([.H343]&gt;[.I342];1;0))" office:value-type="float" office:value="0" calcext:value-type="float">
            <text:p>0</text:p>
          </table:table-cell>
          <table:table-cell table:formula="of:=IF(SUM([.D343];[.G343];[.J34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83.64" calcext:value-type="float">
            <text:p>83,64</text:p>
          </table:table-cell>
          <table:table-cell table:formula="of:=IF([.A344]=1;[.B344];IF([.B344]&gt;[.C343];[.B344];[.C343]))" office:value-type="float" office:value="130" calcext:value-type="float">
            <text:p>130</text:p>
          </table:table-cell>
          <table:table-cell table:formula="of:=IF([.A344]=1;0;IF([.B344]&gt;[.C343];1;0))" office:value-type="float" office:value="0" calcext:value-type="float">
            <text:p>0</text:p>
          </table:table-cell>
          <table:table-cell office:value-type="float" office:value="84.27" calcext:value-type="float">
            <text:p>84,27</text:p>
          </table:table-cell>
          <table:table-cell table:formula="of:=IF([.A344]=1;[.E344];IF([.E344]&gt;[.F343];[.E344];[.F343]))" office:value-type="float" office:value="148.19" calcext:value-type="float">
            <text:p>148,19</text:p>
          </table:table-cell>
          <table:table-cell table:formula="of:=IF([.A344]=1;0;IF([.E344]&gt;[.F343];1;0))" office:value-type="float" office:value="0" calcext:value-type="float">
            <text:p>0</text:p>
          </table:table-cell>
          <table:table-cell office:value-type="float" office:value="147.17" calcext:value-type="float">
            <text:p>147,17</text:p>
          </table:table-cell>
          <table:table-cell table:formula="of:=IF([.A344]=1;[.H344];IF([.H344]&gt;[.I343];[.H344];[.I343]))" office:value-type="float" office:value="150.84" calcext:value-type="float">
            <text:p>150,84</text:p>
          </table:table-cell>
          <table:table-cell table:formula="of:=IF([.A344]=1;0;IF([.H344]&gt;[.I343];1;0))" office:value-type="float" office:value="0" calcext:value-type="float">
            <text:p>0</text:p>
          </table:table-cell>
          <table:table-cell table:formula="of:=IF(SUM([.D344];[.G344];[.J34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82.5" calcext:value-type="float">
            <text:p>82,5</text:p>
          </table:table-cell>
          <table:table-cell table:formula="of:=IF([.A345]=1;[.B345];IF([.B345]&gt;[.C344];[.B345];[.C344]))" office:value-type="float" office:value="130" calcext:value-type="float">
            <text:p>130</text:p>
          </table:table-cell>
          <table:table-cell table:formula="of:=IF([.A345]=1;0;IF([.B345]&gt;[.C344];1;0))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IF([.A345]=1;[.E345];IF([.E345]&gt;[.F344];[.E345];[.F344]))" office:value-type="float" office:value="148.19" calcext:value-type="float">
            <text:p>148,19</text:p>
          </table:table-cell>
          <table:table-cell table:formula="of:=IF([.A345]=1;0;IF([.E345]&gt;[.F344];1;0))" office:value-type="float" office:value="0" calcext:value-type="float">
            <text:p>0</text:p>
          </table:table-cell>
          <table:table-cell office:value-type="float" office:value="147.86" calcext:value-type="float">
            <text:p>147,86</text:p>
          </table:table-cell>
          <table:table-cell table:formula="of:=IF([.A345]=1;[.H345];IF([.H345]&gt;[.I344];[.H345];[.I344]))" office:value-type="float" office:value="150.84" calcext:value-type="float">
            <text:p>150,84</text:p>
          </table:table-cell>
          <table:table-cell table:formula="of:=IF([.A345]=1;0;IF([.H345]&gt;[.I344];1;0))" office:value-type="float" office:value="0" calcext:value-type="float">
            <text:p>0</text:p>
          </table:table-cell>
          <table:table-cell table:formula="of:=IF(SUM([.D345];[.G345];[.J34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83.5" calcext:value-type="float">
            <text:p>83,5</text:p>
          </table:table-cell>
          <table:table-cell table:formula="of:=IF([.A346]=1;[.B346];IF([.B346]&gt;[.C345];[.B346];[.C345]))" office:value-type="float" office:value="130" calcext:value-type="float">
            <text:p>130</text:p>
          </table:table-cell>
          <table:table-cell table:formula="of:=IF([.A346]=1;0;IF([.B346]&gt;[.C345];1;0))" office:value-type="float" office:value="0" calcext:value-type="float">
            <text:p>0</text:p>
          </table:table-cell>
          <table:table-cell office:value-type="float" office:value="85.99" calcext:value-type="float">
            <text:p>85,99</text:p>
          </table:table-cell>
          <table:table-cell table:formula="of:=IF([.A346]=1;[.E346];IF([.E346]&gt;[.F345];[.E346];[.F345]))" office:value-type="float" office:value="148.19" calcext:value-type="float">
            <text:p>148,19</text:p>
          </table:table-cell>
          <table:table-cell table:formula="of:=IF([.A346]=1;0;IF([.E346]&gt;[.F345];1;0))" office:value-type="float" office:value="0" calcext:value-type="float">
            <text:p>0</text:p>
          </table:table-cell>
          <table:table-cell office:value-type="float" office:value="149.49" calcext:value-type="float">
            <text:p>149,49</text:p>
          </table:table-cell>
          <table:table-cell table:formula="of:=IF([.A346]=1;[.H346];IF([.H346]&gt;[.I345];[.H346];[.I345]))" office:value-type="float" office:value="150.84" calcext:value-type="float">
            <text:p>150,84</text:p>
          </table:table-cell>
          <table:table-cell table:formula="of:=IF([.A346]=1;0;IF([.H346]&gt;[.I345];1;0))" office:value-type="float" office:value="0" calcext:value-type="float">
            <text:p>0</text:p>
          </table:table-cell>
          <table:table-cell table:formula="of:=IF(SUM([.D346];[.G346];[.J34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office:value-type="float" office:value="85.49" calcext:value-type="float">
            <text:p>85,49</text:p>
          </table:table-cell>
          <table:table-cell table:formula="of:=IF([.A347]=1;[.B347];IF([.B347]&gt;[.C346];[.B347];[.C346]))" office:value-type="float" office:value="130" calcext:value-type="float">
            <text:p>130</text:p>
          </table:table-cell>
          <table:table-cell table:formula="of:=IF([.A347]=1;0;IF([.B347]&gt;[.C346];1;0))" office:value-type="float" office:value="0" calcext:value-type="float">
            <text:p>0</text:p>
          </table:table-cell>
          <table:table-cell office:value-type="float" office:value="84.29" calcext:value-type="float">
            <text:p>84,29</text:p>
          </table:table-cell>
          <table:table-cell table:formula="of:=IF([.A347]=1;[.E347];IF([.E347]&gt;[.F346];[.E347];[.F346]))" office:value-type="float" office:value="148.19" calcext:value-type="float">
            <text:p>148,19</text:p>
          </table:table-cell>
          <table:table-cell table:formula="of:=IF([.A347]=1;0;IF([.E347]&gt;[.F346];1;0))" office:value-type="float" office:value="0" calcext:value-type="float">
            <text:p>0</text:p>
          </table:table-cell>
          <table:table-cell office:value-type="float" office:value="147.9" calcext:value-type="float">
            <text:p>147,9</text:p>
          </table:table-cell>
          <table:table-cell table:formula="of:=IF([.A347]=1;[.H347];IF([.H347]&gt;[.I346];[.H347];[.I346]))" office:value-type="float" office:value="150.84" calcext:value-type="float">
            <text:p>150,84</text:p>
          </table:table-cell>
          <table:table-cell table:formula="of:=IF([.A347]=1;0;IF([.H347]&gt;[.I346];1;0))" office:value-type="float" office:value="0" calcext:value-type="float">
            <text:p>0</text:p>
          </table:table-cell>
          <table:table-cell table:formula="of:=IF(SUM([.D347];[.G347];[.J34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87.71" calcext:value-type="float">
            <text:p>87,71</text:p>
          </table:table-cell>
          <table:table-cell table:formula="of:=IF([.A348]=1;[.B348];IF([.B348]&gt;[.C347];[.B348];[.C347]))" office:value-type="float" office:value="130" calcext:value-type="float">
            <text:p>130</text:p>
          </table:table-cell>
          <table:table-cell table:formula="of:=IF([.A348]=1;0;IF([.B348]&gt;[.C347];1;0))" office:value-type="float" office:value="0" calcext:value-type="float">
            <text:p>0</text:p>
          </table:table-cell>
          <table:table-cell office:value-type="float" office:value="83.35" calcext:value-type="float">
            <text:p>83,35</text:p>
          </table:table-cell>
          <table:table-cell table:formula="of:=IF([.A348]=1;[.E348];IF([.E348]&gt;[.F347];[.E348];[.F347]))" office:value-type="float" office:value="148.19" calcext:value-type="float">
            <text:p>148,19</text:p>
          </table:table-cell>
          <table:table-cell table:formula="of:=IF([.A348]=1;0;IF([.E348]&gt;[.F347];1;0))" office:value-type="float" office:value="0" calcext:value-type="float">
            <text:p>0</text:p>
          </table:table-cell>
          <table:table-cell office:value-type="float" office:value="146.46" calcext:value-type="float">
            <text:p>146,46</text:p>
          </table:table-cell>
          <table:table-cell table:formula="of:=IF([.A348]=1;[.H348];IF([.H348]&gt;[.I347];[.H348];[.I347]))" office:value-type="float" office:value="150.84" calcext:value-type="float">
            <text:p>150,84</text:p>
          </table:table-cell>
          <table:table-cell table:formula="of:=IF([.A348]=1;0;IF([.H348]&gt;[.I347];1;0))" office:value-type="float" office:value="0" calcext:value-type="float">
            <text:p>0</text:p>
          </table:table-cell>
          <table:table-cell table:formula="of:=IF(SUM([.D348];[.G348];[.J34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85.99" calcext:value-type="float">
            <text:p>85,99</text:p>
          </table:table-cell>
          <table:table-cell table:formula="of:=IF([.A349]=1;[.B349];IF([.B349]&gt;[.C348];[.B349];[.C348]))" office:value-type="float" office:value="130" calcext:value-type="float">
            <text:p>130</text:p>
          </table:table-cell>
          <table:table-cell table:formula="of:=IF([.A349]=1;0;IF([.B349]&gt;[.C348];1;0))" office:value-type="float" office:value="0" calcext:value-type="float">
            <text:p>0</text:p>
          </table:table-cell>
          <table:table-cell office:value-type="float" office:value="86.22" calcext:value-type="float">
            <text:p>86,22</text:p>
          </table:table-cell>
          <table:table-cell table:formula="of:=IF([.A349]=1;[.E349];IF([.E349]&gt;[.F348];[.E349];[.F348]))" office:value-type="float" office:value="148.19" calcext:value-type="float">
            <text:p>148,19</text:p>
          </table:table-cell>
          <table:table-cell table:formula="of:=IF([.A349]=1;0;IF([.E349]&gt;[.F348];1;0))" office:value-type="float" office:value="0" calcext:value-type="float">
            <text:p>0</text:p>
          </table:table-cell>
          <table:table-cell office:value-type="float" office:value="144.76" calcext:value-type="float">
            <text:p>144,76</text:p>
          </table:table-cell>
          <table:table-cell table:formula="of:=IF([.A349]=1;[.H349];IF([.H349]&gt;[.I348];[.H349];[.I348]))" office:value-type="float" office:value="150.84" calcext:value-type="float">
            <text:p>150,84</text:p>
          </table:table-cell>
          <table:table-cell table:formula="of:=IF([.A349]=1;0;IF([.H349]&gt;[.I348];1;0))" office:value-type="float" office:value="0" calcext:value-type="float">
            <text:p>0</text:p>
          </table:table-cell>
          <table:table-cell table:formula="of:=IF(SUM([.D349];[.G349];[.J34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88.15" calcext:value-type="float">
            <text:p>88,15</text:p>
          </table:table-cell>
          <table:table-cell table:formula="of:=IF([.A350]=1;[.B350];IF([.B350]&gt;[.C349];[.B350];[.C349]))" office:value-type="float" office:value="130" calcext:value-type="float">
            <text:p>130</text:p>
          </table:table-cell>
          <table:table-cell table:formula="of:=IF([.A350]=1;0;IF([.B350]&gt;[.C349];1;0))" office:value-type="float" office:value="0" calcext:value-type="float">
            <text:p>0</text:p>
          </table:table-cell>
          <table:table-cell office:value-type="float" office:value="85.51" calcext:value-type="float">
            <text:p>85,51</text:p>
          </table:table-cell>
          <table:table-cell table:formula="of:=IF([.A350]=1;[.E350];IF([.E350]&gt;[.F349];[.E350];[.F349]))" office:value-type="float" office:value="148.19" calcext:value-type="float">
            <text:p>148,19</text:p>
          </table:table-cell>
          <table:table-cell table:formula="of:=IF([.A350]=1;0;IF([.E350]&gt;[.F349];1;0))" office:value-type="float" office:value="0" calcext:value-type="float">
            <text:p>0</text:p>
          </table:table-cell>
          <table:table-cell office:value-type="float" office:value="146.64" calcext:value-type="float">
            <text:p>146,64</text:p>
          </table:table-cell>
          <table:table-cell table:formula="of:=IF([.A350]=1;[.H350];IF([.H350]&gt;[.I349];[.H350];[.I349]))" office:value-type="float" office:value="150.84" calcext:value-type="float">
            <text:p>150,84</text:p>
          </table:table-cell>
          <table:table-cell table:formula="of:=IF([.A350]=1;0;IF([.H350]&gt;[.I349];1;0))" office:value-type="float" office:value="0" calcext:value-type="float">
            <text:p>0</text:p>
          </table:table-cell>
          <table:table-cell table:formula="of:=IF(SUM([.D350];[.G350];[.J35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88.57" calcext:value-type="float">
            <text:p>88,57</text:p>
          </table:table-cell>
          <table:table-cell table:formula="of:=IF([.A351]=1;[.B351];IF([.B351]&gt;[.C350];[.B351];[.C350]))" office:value-type="float" office:value="130" calcext:value-type="float">
            <text:p>130</text:p>
          </table:table-cell>
          <table:table-cell table:formula="of:=IF([.A351]=1;0;IF([.B351]&gt;[.C350];1;0))" office:value-type="float" office:value="0" calcext:value-type="float">
            <text:p>0</text:p>
          </table:table-cell>
          <table:table-cell office:value-type="float" office:value="84.25" calcext:value-type="float">
            <text:p>84,25</text:p>
          </table:table-cell>
          <table:table-cell table:formula="of:=IF([.A351]=1;[.E351];IF([.E351]&gt;[.F350];[.E351];[.F350]))" office:value-type="float" office:value="148.19" calcext:value-type="float">
            <text:p>148,19</text:p>
          </table:table-cell>
          <table:table-cell table:formula="of:=IF([.A351]=1;0;IF([.E351]&gt;[.F350];1;0))" office:value-type="float" office:value="0" calcext:value-type="float">
            <text:p>0</text:p>
          </table:table-cell>
          <table:table-cell office:value-type="float" office:value="146.84" calcext:value-type="float">
            <text:p>146,84</text:p>
          </table:table-cell>
          <table:table-cell table:formula="of:=IF([.A351]=1;[.H351];IF([.H351]&gt;[.I350];[.H351];[.I350]))" office:value-type="float" office:value="150.84" calcext:value-type="float">
            <text:p>150,84</text:p>
          </table:table-cell>
          <table:table-cell table:formula="of:=IF([.A351]=1;0;IF([.H351]&gt;[.I350];1;0))" office:value-type="float" office:value="0" calcext:value-type="float">
            <text:p>0</text:p>
          </table:table-cell>
          <table:table-cell table:formula="of:=IF(SUM([.D351];[.G351];[.J35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88.75" calcext:value-type="float">
            <text:p>88,75</text:p>
          </table:table-cell>
          <table:table-cell table:formula="of:=IF([.A352]=1;[.B352];IF([.B352]&gt;[.C351];[.B352];[.C351]))" office:value-type="float" office:value="130" calcext:value-type="float">
            <text:p>130</text:p>
          </table:table-cell>
          <table:table-cell table:formula="of:=IF([.A352]=1;0;IF([.B352]&gt;[.C351];1;0))" office:value-type="float" office:value="0" calcext:value-type="float">
            <text:p>0</text:p>
          </table:table-cell>
          <table:table-cell office:value-type="float" office:value="84.11" calcext:value-type="float">
            <text:p>84,11</text:p>
          </table:table-cell>
          <table:table-cell table:formula="of:=IF([.A352]=1;[.E352];IF([.E352]&gt;[.F351];[.E352];[.F351]))" office:value-type="float" office:value="148.19" calcext:value-type="float">
            <text:p>148,19</text:p>
          </table:table-cell>
          <table:table-cell table:formula="of:=IF([.A352]=1;0;IF([.E352]&gt;[.F351];1;0))" office:value-type="float" office:value="0" calcext:value-type="float">
            <text:p>0</text:p>
          </table:table-cell>
          <table:table-cell office:value-type="float" office:value="145.82" calcext:value-type="float">
            <text:p>145,82</text:p>
          </table:table-cell>
          <table:table-cell table:formula="of:=IF([.A352]=1;[.H352];IF([.H352]&gt;[.I351];[.H352];[.I351]))" office:value-type="float" office:value="150.84" calcext:value-type="float">
            <text:p>150,84</text:p>
          </table:table-cell>
          <table:table-cell table:formula="of:=IF([.A352]=1;0;IF([.H352]&gt;[.I351];1;0))" office:value-type="float" office:value="0" calcext:value-type="float">
            <text:p>0</text:p>
          </table:table-cell>
          <table:table-cell table:formula="of:=IF(SUM([.D352];[.G352];[.J35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89.45" calcext:value-type="float">
            <text:p>89,45</text:p>
          </table:table-cell>
          <table:table-cell table:formula="of:=IF([.A353]=1;[.B353];IF([.B353]&gt;[.C352];[.B353];[.C352]))" office:value-type="float" office:value="130" calcext:value-type="float">
            <text:p>130</text:p>
          </table:table-cell>
          <table:table-cell table:formula="of:=IF([.A353]=1;0;IF([.B353]&gt;[.C352];1;0))" office:value-type="float" office:value="0" calcext:value-type="float">
            <text:p>0</text:p>
          </table:table-cell>
          <table:table-cell office:value-type="float" office:value="86.81" calcext:value-type="float">
            <text:p>86,81</text:p>
          </table:table-cell>
          <table:table-cell table:formula="of:=IF([.A353]=1;[.E353];IF([.E353]&gt;[.F352];[.E353];[.F352]))" office:value-type="float" office:value="148.19" calcext:value-type="float">
            <text:p>148,19</text:p>
          </table:table-cell>
          <table:table-cell table:formula="of:=IF([.A353]=1;0;IF([.E353]&gt;[.F352];1;0))" office:value-type="float" office:value="0" calcext:value-type="float">
            <text:p>0</text:p>
          </table:table-cell>
          <table:table-cell office:value-type="float" office:value="147.2" calcext:value-type="float">
            <text:p>147,2</text:p>
          </table:table-cell>
          <table:table-cell table:formula="of:=IF([.A353]=1;[.H353];IF([.H353]&gt;[.I352];[.H353];[.I352]))" office:value-type="float" office:value="150.84" calcext:value-type="float">
            <text:p>150,84</text:p>
          </table:table-cell>
          <table:table-cell table:formula="of:=IF([.A353]=1;0;IF([.H353]&gt;[.I352];1;0))" office:value-type="float" office:value="0" calcext:value-type="float">
            <text:p>0</text:p>
          </table:table-cell>
          <table:table-cell table:formula="of:=IF(SUM([.D353];[.G353];[.J35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office:value-type="float" office:value="87.7" calcext:value-type="float">
            <text:p>87,7</text:p>
          </table:table-cell>
          <table:table-cell table:formula="of:=IF([.A354]=1;[.B354];IF([.B354]&gt;[.C353];[.B354];[.C353]))" office:value-type="float" office:value="130" calcext:value-type="float">
            <text:p>130</text:p>
          </table:table-cell>
          <table:table-cell table:formula="of:=IF([.A354]=1;0;IF([.B354]&gt;[.C353];1;0))" office:value-type="float" office:value="0" calcext:value-type="float">
            <text:p>0</text:p>
          </table:table-cell>
          <table:table-cell office:value-type="float" office:value="85.18" calcext:value-type="float">
            <text:p>85,18</text:p>
          </table:table-cell>
          <table:table-cell table:formula="of:=IF([.A354]=1;[.E354];IF([.E354]&gt;[.F353];[.E354];[.F353]))" office:value-type="float" office:value="148.19" calcext:value-type="float">
            <text:p>148,19</text:p>
          </table:table-cell>
          <table:table-cell table:formula="of:=IF([.A354]=1;0;IF([.E354]&gt;[.F353];1;0))" office:value-type="float" office:value="0" calcext:value-type="float">
            <text:p>0</text:p>
          </table:table-cell>
          <table:table-cell office:value-type="float" office:value="149.23" calcext:value-type="float">
            <text:p>149,23</text:p>
          </table:table-cell>
          <table:table-cell table:formula="of:=IF([.A354]=1;[.H354];IF([.H354]&gt;[.I353];[.H354];[.I353]))" office:value-type="float" office:value="150.84" calcext:value-type="float">
            <text:p>150,84</text:p>
          </table:table-cell>
          <table:table-cell table:formula="of:=IF([.A354]=1;0;IF([.H354]&gt;[.I353];1;0))" office:value-type="float" office:value="0" calcext:value-type="float">
            <text:p>0</text:p>
          </table:table-cell>
          <table:table-cell table:formula="of:=IF(SUM([.D354];[.G354];[.J35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85.97" calcext:value-type="float">
            <text:p>85,97</text:p>
          </table:table-cell>
          <table:table-cell table:formula="of:=IF([.A355]=1;[.B355];IF([.B355]&gt;[.C354];[.B355];[.C354]))" office:value-type="float" office:value="130" calcext:value-type="float">
            <text:p>130</text:p>
          </table:table-cell>
          <table:table-cell table:formula="of:=IF([.A355]=1;0;IF([.B355]&gt;[.C354];1;0))" office:value-type="float" office:value="0" calcext:value-type="float">
            <text:p>0</text:p>
          </table:table-cell>
          <table:table-cell office:value-type="float" office:value="85.17" calcext:value-type="float">
            <text:p>85,17</text:p>
          </table:table-cell>
          <table:table-cell table:formula="of:=IF([.A355]=1;[.E355];IF([.E355]&gt;[.F354];[.E355];[.F354]))" office:value-type="float" office:value="148.19" calcext:value-type="float">
            <text:p>148,19</text:p>
          </table:table-cell>
          <table:table-cell table:formula="of:=IF([.A355]=1;0;IF([.E355]&gt;[.F354];1;0))" office:value-type="float" office:value="0" calcext:value-type="float">
            <text:p>0</text:p>
          </table:table-cell>
          <table:table-cell office:value-type="float" office:value="150.75" calcext:value-type="float">
            <text:p>150,75</text:p>
          </table:table-cell>
          <table:table-cell table:formula="of:=IF([.A355]=1;[.H355];IF([.H355]&gt;[.I354];[.H355];[.I354]))" office:value-type="float" office:value="150.84" calcext:value-type="float">
            <text:p>150,84</text:p>
          </table:table-cell>
          <table:table-cell table:formula="of:=IF([.A355]=1;0;IF([.H355]&gt;[.I354];1;0))" office:value-type="float" office:value="0" calcext:value-type="float">
            <text:p>0</text:p>
          </table:table-cell>
          <table:table-cell table:formula="of:=IF(SUM([.D355];[.G355];[.J35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86.77" calcext:value-type="float">
            <text:p>86,77</text:p>
          </table:table-cell>
          <table:table-cell table:formula="of:=IF([.A356]=1;[.B356];IF([.B356]&gt;[.C355];[.B356];[.C355]))" office:value-type="float" office:value="130" calcext:value-type="float">
            <text:p>130</text:p>
          </table:table-cell>
          <table:table-cell table:formula="of:=IF([.A356]=1;0;IF([.B356]&gt;[.C355];1;0))" office:value-type="float" office:value="0" calcext:value-type="float">
            <text:p>0</text:p>
          </table:table-cell>
          <table:table-cell office:value-type="float" office:value="83.74" calcext:value-type="float">
            <text:p>83,74</text:p>
          </table:table-cell>
          <table:table-cell table:formula="of:=IF([.A356]=1;[.E356];IF([.E356]&gt;[.F355];[.E356];[.F355]))" office:value-type="float" office:value="148.19" calcext:value-type="float">
            <text:p>148,19</text:p>
          </table:table-cell>
          <table:table-cell table:formula="of:=IF([.A356]=1;0;IF([.E356]&gt;[.F355];1;0))" office:value-type="float" office:value="0" calcext:value-type="float">
            <text:p>0</text:p>
          </table:table-cell>
          <table:table-cell office:value-type="float" office:value="151.95" calcext:value-type="float">
            <text:p>151,95</text:p>
          </table:table-cell>
          <table:table-cell table:formula="of:=IF([.A356]=1;[.H356];IF([.H356]&gt;[.I355];[.H356];[.I355]))" office:value-type="float" office:value="151.95" calcext:value-type="float">
            <text:p>151,95</text:p>
          </table:table-cell>
          <table:table-cell table:formula="of:=IF([.A356]=1;0;IF([.H356]&gt;[.I355];1;0))" office:value-type="float" office:value="1" calcext:value-type="float">
            <text:p>1</text:p>
          </table:table-cell>
          <table:table-cell table:formula="of:=IF(SUM([.D356];[.G356];[.J35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85.03" calcext:value-type="float">
            <text:p>85,03</text:p>
          </table:table-cell>
          <table:table-cell table:formula="of:=IF([.A357]=1;[.B357];IF([.B357]&gt;[.C356];[.B357];[.C356]))" office:value-type="float" office:value="130" calcext:value-type="float">
            <text:p>130</text:p>
          </table:table-cell>
          <table:table-cell table:formula="of:=IF([.A357]=1;0;IF([.B357]&gt;[.C356];1;0))" office:value-type="float" office:value="0" calcext:value-type="float">
            <text:p>0</text:p>
          </table:table-cell>
          <table:table-cell office:value-type="float" office:value="83.16" calcext:value-type="float">
            <text:p>83,16</text:p>
          </table:table-cell>
          <table:table-cell table:formula="of:=IF([.A357]=1;[.E357];IF([.E357]&gt;[.F356];[.E357];[.F356]))" office:value-type="float" office:value="148.19" calcext:value-type="float">
            <text:p>148,19</text:p>
          </table:table-cell>
          <table:table-cell table:formula="of:=IF([.A357]=1;0;IF([.E357]&gt;[.F356];1;0))" office:value-type="float" office:value="0" calcext:value-type="float">
            <text:p>0</text:p>
          </table:table-cell>
          <table:table-cell office:value-type="float" office:value="154.04" calcext:value-type="float">
            <text:p>154,04</text:p>
          </table:table-cell>
          <table:table-cell table:formula="of:=IF([.A357]=1;[.H357];IF([.H357]&gt;[.I356];[.H357];[.I356]))" office:value-type="float" office:value="154.04" calcext:value-type="float">
            <text:p>154,04</text:p>
          </table:table-cell>
          <table:table-cell table:formula="of:=IF([.A357]=1;0;IF([.H357]&gt;[.I356];1;0))" office:value-type="float" office:value="1" calcext:value-type="float">
            <text:p>1</text:p>
          </table:table-cell>
          <table:table-cell table:formula="of:=IF(SUM([.D357];[.G357];[.J35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office:value-type="float" office:value="83.62" calcext:value-type="float">
            <text:p>83,62</text:p>
          </table:table-cell>
          <table:table-cell table:formula="of:=IF([.A358]=1;[.B358];IF([.B358]&gt;[.C357];[.B358];[.C357]))" office:value-type="float" office:value="130" calcext:value-type="float">
            <text:p>130</text:p>
          </table:table-cell>
          <table:table-cell table:formula="of:=IF([.A358]=1;0;IF([.B358]&gt;[.C357];1;0))" office:value-type="float" office:value="0" calcext:value-type="float">
            <text:p>0</text:p>
          </table:table-cell>
          <table:table-cell office:value-type="float" office:value="82.19" calcext:value-type="float">
            <text:p>82,19</text:p>
          </table:table-cell>
          <table:table-cell table:formula="of:=IF([.A358]=1;[.E358];IF([.E358]&gt;[.F357];[.E358];[.F357]))" office:value-type="float" office:value="148.19" calcext:value-type="float">
            <text:p>148,19</text:p>
          </table:table-cell>
          <table:table-cell table:formula="of:=IF([.A358]=1;0;IF([.E358]&gt;[.F357];1;0))" office:value-type="float" office:value="0" calcext:value-type="float">
            <text:p>0</text:p>
          </table:table-cell>
          <table:table-cell office:value-type="float" office:value="155.46" calcext:value-type="float">
            <text:p>155,46</text:p>
          </table:table-cell>
          <table:table-cell table:formula="of:=IF([.A358]=1;[.H358];IF([.H358]&gt;[.I357];[.H358];[.I357]))" office:value-type="float" office:value="155.46" calcext:value-type="float">
            <text:p>155,46</text:p>
          </table:table-cell>
          <table:table-cell table:formula="of:=IF([.A358]=1;0;IF([.H358]&gt;[.I357];1;0))" office:value-type="float" office:value="1" calcext:value-type="float">
            <text:p>1</text:p>
          </table:table-cell>
          <table:table-cell table:formula="of:=IF(SUM([.D358];[.G358];[.J35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85.87" calcext:value-type="float">
            <text:p>85,87</text:p>
          </table:table-cell>
          <table:table-cell table:formula="of:=IF([.A359]=1;[.B359];IF([.B359]&gt;[.C358];[.B359];[.C358]))" office:value-type="float" office:value="130" calcext:value-type="float">
            <text:p>130</text:p>
          </table:table-cell>
          <table:table-cell table:formula="of:=IF([.A359]=1;0;IF([.B359]&gt;[.C358];1;0))" office:value-type="float" office:value="0" calcext:value-type="float">
            <text:p>0</text:p>
          </table:table-cell>
          <table:table-cell office:value-type="float" office:value="80.93" calcext:value-type="float">
            <text:p>80,93</text:p>
          </table:table-cell>
          <table:table-cell table:formula="of:=IF([.A359]=1;[.E359];IF([.E359]&gt;[.F358];[.E359];[.F358]))" office:value-type="float" office:value="148.19" calcext:value-type="float">
            <text:p>148,19</text:p>
          </table:table-cell>
          <table:table-cell table:formula="of:=IF([.A359]=1;0;IF([.E359]&gt;[.F358];1;0))" office:value-type="float" office:value="0" calcext:value-type="float">
            <text:p>0</text:p>
          </table:table-cell>
          <table:table-cell office:value-type="float" office:value="157.47" calcext:value-type="float">
            <text:p>157,47</text:p>
          </table:table-cell>
          <table:table-cell table:formula="of:=IF([.A359]=1;[.H359];IF([.H359]&gt;[.I358];[.H359];[.I358]))" office:value-type="float" office:value="157.47" calcext:value-type="float">
            <text:p>157,47</text:p>
          </table:table-cell>
          <table:table-cell table:formula="of:=IF([.A359]=1;0;IF([.H359]&gt;[.I358];1;0))" office:value-type="float" office:value="1" calcext:value-type="float">
            <text:p>1</text:p>
          </table:table-cell>
          <table:table-cell table:formula="of:=IF(SUM([.D359];[.G359];[.J35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86.95" calcext:value-type="float">
            <text:p>86,95</text:p>
          </table:table-cell>
          <table:table-cell table:formula="of:=IF([.A360]=1;[.B360];IF([.B360]&gt;[.C359];[.B360];[.C359]))" office:value-type="float" office:value="130" calcext:value-type="float">
            <text:p>130</text:p>
          </table:table-cell>
          <table:table-cell table:formula="of:=IF([.A360]=1;0;IF([.B360]&gt;[.C359];1;0))" office:value-type="float" office:value="0" calcext:value-type="float">
            <text:p>0</text:p>
          </table:table-cell>
          <table:table-cell office:value-type="float" office:value="83.66" calcext:value-type="float">
            <text:p>83,66</text:p>
          </table:table-cell>
          <table:table-cell table:formula="of:=IF([.A360]=1;[.E360];IF([.E360]&gt;[.F359];[.E360];[.F359]))" office:value-type="float" office:value="148.19" calcext:value-type="float">
            <text:p>148,19</text:p>
          </table:table-cell>
          <table:table-cell table:formula="of:=IF([.A360]=1;0;IF([.E360]&gt;[.F359];1;0))" office:value-type="float" office:value="0" calcext:value-type="float">
            <text:p>0</text:p>
          </table:table-cell>
          <table:table-cell office:value-type="float" office:value="155.78" calcext:value-type="float">
            <text:p>155,78</text:p>
          </table:table-cell>
          <table:table-cell table:formula="of:=IF([.A360]=1;[.H360];IF([.H360]&gt;[.I359];[.H360];[.I359]))" office:value-type="float" office:value="157.47" calcext:value-type="float">
            <text:p>157,47</text:p>
          </table:table-cell>
          <table:table-cell table:formula="of:=IF([.A360]=1;0;IF([.H360]&gt;[.I359];1;0))" office:value-type="float" office:value="0" calcext:value-type="float">
            <text:p>0</text:p>
          </table:table-cell>
          <table:table-cell table:formula="of:=IF(SUM([.D360];[.G360];[.J36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88.95" calcext:value-type="float">
            <text:p>88,95</text:p>
          </table:table-cell>
          <table:table-cell table:formula="of:=IF([.A361]=1;[.B361];IF([.B361]&gt;[.C360];[.B361];[.C360]))" office:value-type="float" office:value="130" calcext:value-type="float">
            <text:p>130</text:p>
          </table:table-cell>
          <table:table-cell table:formula="of:=IF([.A361]=1;0;IF([.B361]&gt;[.C360];1;0))" office:value-type="float" office:value="0" calcext:value-type="float">
            <text:p>0</text:p>
          </table:table-cell>
          <table:table-cell office:value-type="float" office:value="82.17" calcext:value-type="float">
            <text:p>82,17</text:p>
          </table:table-cell>
          <table:table-cell table:formula="of:=IF([.A361]=1;[.E361];IF([.E361]&gt;[.F360];[.E361];[.F360]))" office:value-type="float" office:value="148.19" calcext:value-type="float">
            <text:p>148,19</text:p>
          </table:table-cell>
          <table:table-cell table:formula="of:=IF([.A361]=1;0;IF([.E361]&gt;[.F360];1;0))" office:value-type="float" office:value="0" calcext:value-type="float">
            <text:p>0</text:p>
          </table:table-cell>
          <table:table-cell office:value-type="float" office:value="154.39" calcext:value-type="float">
            <text:p>154,39</text:p>
          </table:table-cell>
          <table:table-cell table:formula="of:=IF([.A361]=1;[.H361];IF([.H361]&gt;[.I360];[.H361];[.I360]))" office:value-type="float" office:value="157.47" calcext:value-type="float">
            <text:p>157,47</text:p>
          </table:table-cell>
          <table:table-cell table:formula="of:=IF([.A361]=1;0;IF([.H361]&gt;[.I360];1;0))" office:value-type="float" office:value="0" calcext:value-type="float">
            <text:p>0</text:p>
          </table:table-cell>
          <table:table-cell table:formula="of:=IF(SUM([.D361];[.G361];[.J36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87.68" calcext:value-type="float">
            <text:p>87,68</text:p>
          </table:table-cell>
          <table:table-cell table:formula="of:=IF([.A362]=1;[.B362];IF([.B362]&gt;[.C361];[.B362];[.C361]))" office:value-type="float" office:value="130" calcext:value-type="float">
            <text:p>130</text:p>
          </table:table-cell>
          <table:table-cell table:formula="of:=IF([.A362]=1;0;IF([.B362]&gt;[.C361];1;0))" office:value-type="float" office:value="0" calcext:value-type="float">
            <text:p>0</text:p>
          </table:table-cell>
          <table:table-cell office:value-type="float" office:value="81.81" calcext:value-type="float">
            <text:p>81,81</text:p>
          </table:table-cell>
          <table:table-cell table:formula="of:=IF([.A362]=1;[.E362];IF([.E362]&gt;[.F361];[.E362];[.F361]))" office:value-type="float" office:value="148.19" calcext:value-type="float">
            <text:p>148,19</text:p>
          </table:table-cell>
          <table:table-cell table:formula="of:=IF([.A362]=1;0;IF([.E362]&gt;[.F361];1;0))" office:value-type="float" office:value="0" calcext:value-type="float">
            <text:p>0</text:p>
          </table:table-cell>
          <table:table-cell office:value-type="float" office:value="155.92" calcext:value-type="float">
            <text:p>155,92</text:p>
          </table:table-cell>
          <table:table-cell table:formula="of:=IF([.A362]=1;[.H362];IF([.H362]&gt;[.I361];[.H362];[.I361]))" office:value-type="float" office:value="157.47" calcext:value-type="float">
            <text:p>157,47</text:p>
          </table:table-cell>
          <table:table-cell table:formula="of:=IF([.A362]=1;0;IF([.H362]&gt;[.I361];1;0))" office:value-type="float" office:value="0" calcext:value-type="float">
            <text:p>0</text:p>
          </table:table-cell>
          <table:table-cell table:formula="of:=IF(SUM([.D362];[.G362];[.J36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86.52" calcext:value-type="float">
            <text:p>86,52</text:p>
          </table:table-cell>
          <table:table-cell table:formula="of:=IF([.A363]=1;[.B363];IF([.B363]&gt;[.C362];[.B363];[.C362]))" office:value-type="float" office:value="130" calcext:value-type="float">
            <text:p>130</text:p>
          </table:table-cell>
          <table:table-cell table:formula="of:=IF([.A363]=1;0;IF([.B363]&gt;[.C362];1;0))" office:value-type="float" office:value="0" calcext:value-type="float">
            <text:p>0</text:p>
          </table:table-cell>
          <table:table-cell office:value-type="float" office:value="80.97" calcext:value-type="float">
            <text:p>80,97</text:p>
          </table:table-cell>
          <table:table-cell table:formula="of:=IF([.A363]=1;[.E363];IF([.E363]&gt;[.F362];[.E363];[.F362]))" office:value-type="float" office:value="148.19" calcext:value-type="float">
            <text:p>148,19</text:p>
          </table:table-cell>
          <table:table-cell table:formula="of:=IF([.A363]=1;0;IF([.E363]&gt;[.F362];1;0))" office:value-type="float" office:value="0" calcext:value-type="float">
            <text:p>0</text:p>
          </table:table-cell>
          <table:table-cell office:value-type="float" office:value="154.42" calcext:value-type="float">
            <text:p>154,42</text:p>
          </table:table-cell>
          <table:table-cell table:formula="of:=IF([.A363]=1;[.H363];IF([.H363]&gt;[.I362];[.H363];[.I362]))" office:value-type="float" office:value="157.47" calcext:value-type="float">
            <text:p>157,47</text:p>
          </table:table-cell>
          <table:table-cell table:formula="of:=IF([.A363]=1;0;IF([.H363]&gt;[.I362];1;0))" office:value-type="float" office:value="0" calcext:value-type="float">
            <text:p>0</text:p>
          </table:table-cell>
          <table:table-cell table:formula="of:=IF(SUM([.D363];[.G363];[.J36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87.64" calcext:value-type="float">
            <text:p>87,64</text:p>
          </table:table-cell>
          <table:table-cell table:formula="of:=IF([.A364]=1;[.B364];IF([.B364]&gt;[.C363];[.B364];[.C363]))" office:value-type="float" office:value="130" calcext:value-type="float">
            <text:p>130</text:p>
          </table:table-cell>
          <table:table-cell table:formula="of:=IF([.A364]=1;0;IF([.B364]&gt;[.C363];1;0))" office:value-type="float" office:value="0" calcext:value-type="float">
            <text:p>0</text:p>
          </table:table-cell>
          <table:table-cell office:value-type="float" office:value="80.41" calcext:value-type="float">
            <text:p>80,41</text:p>
          </table:table-cell>
          <table:table-cell table:formula="of:=IF([.A364]=1;[.E364];IF([.E364]&gt;[.F363];[.E364];[.F363]))" office:value-type="float" office:value="148.19" calcext:value-type="float">
            <text:p>148,19</text:p>
          </table:table-cell>
          <table:table-cell table:formula="of:=IF([.A364]=1;0;IF([.E364]&gt;[.F363];1;0))" office:value-type="float" office:value="0" calcext:value-type="float">
            <text:p>0</text:p>
          </table:table-cell>
          <table:table-cell office:value-type="float" office:value="153.37" calcext:value-type="float">
            <text:p>153,37</text:p>
          </table:table-cell>
          <table:table-cell table:formula="of:=IF([.A364]=1;[.H364];IF([.H364]&gt;[.I363];[.H364];[.I363]))" office:value-type="float" office:value="157.47" calcext:value-type="float">
            <text:p>157,47</text:p>
          </table:table-cell>
          <table:table-cell table:formula="of:=IF([.A364]=1;0;IF([.H364]&gt;[.I363];1;0))" office:value-type="float" office:value="0" calcext:value-type="float">
            <text:p>0</text:p>
          </table:table-cell>
          <table:table-cell table:formula="of:=IF(SUM([.D364];[.G364];[.J36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86.51" calcext:value-type="float">
            <text:p>86,51</text:p>
          </table:table-cell>
          <table:table-cell table:formula="of:=IF([.A365]=1;[.B365];IF([.B365]&gt;[.C364];[.B365];[.C364]))" office:value-type="float" office:value="130" calcext:value-type="float">
            <text:p>130</text:p>
          </table:table-cell>
          <table:table-cell table:formula="of:=IF([.A365]=1;0;IF([.B365]&gt;[.C364];1;0))" office:value-type="float" office:value="0" calcext:value-type="float">
            <text:p>0</text:p>
          </table:table-cell>
          <table:table-cell office:value-type="float" office:value="79.86" calcext:value-type="float">
            <text:p>79,86</text:p>
          </table:table-cell>
          <table:table-cell table:formula="of:=IF([.A365]=1;[.E365];IF([.E365]&gt;[.F364];[.E365];[.F364]))" office:value-type="float" office:value="148.19" calcext:value-type="float">
            <text:p>148,19</text:p>
          </table:table-cell>
          <table:table-cell table:formula="of:=IF([.A365]=1;0;IF([.E365]&gt;[.F364];1;0))" office:value-type="float" office:value="0" calcext:value-type="float">
            <text:p>0</text:p>
          </table:table-cell>
          <table:table-cell office:value-type="float" office:value="154.38" calcext:value-type="float">
            <text:p>154,38</text:p>
          </table:table-cell>
          <table:table-cell table:formula="of:=IF([.A365]=1;[.H365];IF([.H365]&gt;[.I364];[.H365];[.I364]))" office:value-type="float" office:value="157.47" calcext:value-type="float">
            <text:p>157,47</text:p>
          </table:table-cell>
          <table:table-cell table:formula="of:=IF([.A365]=1;0;IF([.H365]&gt;[.I364];1;0))" office:value-type="float" office:value="0" calcext:value-type="float">
            <text:p>0</text:p>
          </table:table-cell>
          <table:table-cell table:formula="of:=IF(SUM([.D365];[.G365];[.J36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85.1" calcext:value-type="float">
            <text:p>85,1</text:p>
          </table:table-cell>
          <table:table-cell table:formula="of:=IF([.A366]=1;[.B366];IF([.B366]&gt;[.C365];[.B366];[.C365]))" office:value-type="float" office:value="130" calcext:value-type="float">
            <text:p>130</text:p>
          </table:table-cell>
          <table:table-cell table:formula="of:=IF([.A366]=1;0;IF([.B366]&gt;[.C365];1;0))" office:value-type="float" office:value="0" calcext:value-type="float">
            <text:p>0</text:p>
          </table:table-cell>
          <table:table-cell office:value-type="float" office:value="79.52" calcext:value-type="float">
            <text:p>79,52</text:p>
          </table:table-cell>
          <table:table-cell table:formula="of:=IF([.A366]=1;[.E366];IF([.E366]&gt;[.F365];[.E366];[.F365]))" office:value-type="float" office:value="148.19" calcext:value-type="float">
            <text:p>148,19</text:p>
          </table:table-cell>
          <table:table-cell table:formula="of:=IF([.A366]=1;0;IF([.E366]&gt;[.F365];1;0))" office:value-type="float" office:value="0" calcext:value-type="float">
            <text:p>0</text:p>
          </table:table-cell>
          <table:table-cell office:value-type="float" office:value="152.55" calcext:value-type="float">
            <text:p>152,55</text:p>
          </table:table-cell>
          <table:table-cell table:formula="of:=IF([.A366]=1;[.H366];IF([.H366]&gt;[.I365];[.H366];[.I365]))" office:value-type="float" office:value="157.47" calcext:value-type="float">
            <text:p>157,47</text:p>
          </table:table-cell>
          <table:table-cell table:formula="of:=IF([.A366]=1;0;IF([.H366]&gt;[.I365];1;0))" office:value-type="float" office:value="0" calcext:value-type="float">
            <text:p>0</text:p>
          </table:table-cell>
          <table:table-cell table:formula="of:=IF(SUM([.D366];[.G366];[.J36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6" calcext:value-type="float">
            <text:p>366</text:p>
          </table:table-cell>
          <table:table-cell office:value-type="float" office:value="86.09" calcext:value-type="float">
            <text:p>86,09</text:p>
          </table:table-cell>
          <table:table-cell table:formula="of:=IF([.A367]=1;[.B367];IF([.B367]&gt;[.C366];[.B367];[.C366]))" office:value-type="float" office:value="130" calcext:value-type="float">
            <text:p>130</text:p>
          </table:table-cell>
          <table:table-cell table:formula="of:=IF([.A367]=1;0;IF([.B367]&gt;[.C366];1;0))" office:value-type="float" office:value="0" calcext:value-type="float">
            <text:p>0</text:p>
          </table:table-cell>
          <table:table-cell office:value-type="float" office:value="78.86" calcext:value-type="float">
            <text:p>78,86</text:p>
          </table:table-cell>
          <table:table-cell table:formula="of:=IF([.A367]=1;[.E367];IF([.E367]&gt;[.F366];[.E367];[.F366]))" office:value-type="float" office:value="148.19" calcext:value-type="float">
            <text:p>148,19</text:p>
          </table:table-cell>
          <table:table-cell table:formula="of:=IF([.A367]=1;0;IF([.E367]&gt;[.F366];1;0))" office:value-type="float" office:value="0" calcext:value-type="float">
            <text:p>0</text:p>
          </table:table-cell>
          <table:table-cell office:value-type="float" office:value="150.98" calcext:value-type="float">
            <text:p>150,98</text:p>
          </table:table-cell>
          <table:table-cell table:formula="of:=IF([.A367]=1;[.H367];IF([.H367]&gt;[.I366];[.H367];[.I366]))" office:value-type="float" office:value="157.47" calcext:value-type="float">
            <text:p>157,47</text:p>
          </table:table-cell>
          <table:table-cell table:formula="of:=IF([.A367]=1;0;IF([.H367]&gt;[.I366];1;0))" office:value-type="float" office:value="0" calcext:value-type="float">
            <text:p>0</text:p>
          </table:table-cell>
          <table:table-cell table:formula="of:=IF(SUM([.D367];[.G367];[.J36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84.89" calcext:value-type="float">
            <text:p>84,89</text:p>
          </table:table-cell>
          <table:table-cell table:formula="of:=IF([.A368]=1;[.B368];IF([.B368]&gt;[.C367];[.B368];[.C367]))" office:value-type="float" office:value="130" calcext:value-type="float">
            <text:p>130</text:p>
          </table:table-cell>
          <table:table-cell table:formula="of:=IF([.A368]=1;0;IF([.B368]&gt;[.C367];1;0))" office:value-type="float" office:value="0" calcext:value-type="float">
            <text:p>0</text:p>
          </table:table-cell>
          <table:table-cell office:value-type="float" office:value="77.11" calcext:value-type="float">
            <text:p>77,11</text:p>
          </table:table-cell>
          <table:table-cell table:formula="of:=IF([.A368]=1;[.E368];IF([.E368]&gt;[.F367];[.E368];[.F367]))" office:value-type="float" office:value="148.19" calcext:value-type="float">
            <text:p>148,19</text:p>
          </table:table-cell>
          <table:table-cell table:formula="of:=IF([.A368]=1;0;IF([.E368]&gt;[.F367];1;0))" office:value-type="float" office:value="0" calcext:value-type="float">
            <text:p>0</text:p>
          </table:table-cell>
          <table:table-cell office:value-type="float" office:value="151.24" calcext:value-type="float">
            <text:p>151,24</text:p>
          </table:table-cell>
          <table:table-cell table:formula="of:=IF([.A368]=1;[.H368];IF([.H368]&gt;[.I367];[.H368];[.I367]))" office:value-type="float" office:value="157.47" calcext:value-type="float">
            <text:p>157,47</text:p>
          </table:table-cell>
          <table:table-cell table:formula="of:=IF([.A368]=1;0;IF([.H368]&gt;[.I367];1;0))" office:value-type="float" office:value="0" calcext:value-type="float">
            <text:p>0</text:p>
          </table:table-cell>
          <table:table-cell table:formula="of:=IF(SUM([.D368];[.G368];[.J36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83.75" calcext:value-type="float">
            <text:p>83,75</text:p>
          </table:table-cell>
          <table:table-cell table:formula="of:=IF([.A369]=1;[.B369];IF([.B369]&gt;[.C368];[.B369];[.C368]))" office:value-type="float" office:value="130" calcext:value-type="float">
            <text:p>130</text:p>
          </table:table-cell>
          <table:table-cell table:formula="of:=IF([.A369]=1;0;IF([.B369]&gt;[.C368];1;0))" office:value-type="float" office:value="0" calcext:value-type="float">
            <text:p>0</text:p>
          </table:table-cell>
          <table:table-cell office:value-type="float" office:value="75.29" calcext:value-type="float">
            <text:p>75,29</text:p>
          </table:table-cell>
          <table:table-cell table:formula="of:=IF([.A369]=1;[.E369];IF([.E369]&gt;[.F368];[.E369];[.F368]))" office:value-type="float" office:value="148.19" calcext:value-type="float">
            <text:p>148,19</text:p>
          </table:table-cell>
          <table:table-cell table:formula="of:=IF([.A369]=1;0;IF([.E369]&gt;[.F368];1;0))" office:value-type="float" office:value="0" calcext:value-type="float">
            <text:p>0</text:p>
          </table:table-cell>
          <table:table-cell office:value-type="float" office:value="153.69" calcext:value-type="float">
            <text:p>153,69</text:p>
          </table:table-cell>
          <table:table-cell table:formula="of:=IF([.A369]=1;[.H369];IF([.H369]&gt;[.I368];[.H369];[.I368]))" office:value-type="float" office:value="157.47" calcext:value-type="float">
            <text:p>157,47</text:p>
          </table:table-cell>
          <table:table-cell table:formula="of:=IF([.A369]=1;0;IF([.H369]&gt;[.I368];1;0))" office:value-type="float" office:value="0" calcext:value-type="float">
            <text:p>0</text:p>
          </table:table-cell>
          <table:table-cell table:formula="of:=IF(SUM([.D369];[.G369];[.J36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85.37" calcext:value-type="float">
            <text:p>85,37</text:p>
          </table:table-cell>
          <table:table-cell table:formula="of:=IF([.A370]=1;[.B370];IF([.B370]&gt;[.C369];[.B370];[.C369]))" office:value-type="float" office:value="130" calcext:value-type="float">
            <text:p>130</text:p>
          </table:table-cell>
          <table:table-cell table:formula="of:=IF([.A370]=1;0;IF([.B370]&gt;[.C369];1;0))" office:value-type="float" office:value="0" calcext:value-type="float">
            <text:p>0</text:p>
          </table:table-cell>
          <table:table-cell office:value-type="float" office:value="78.26" calcext:value-type="float">
            <text:p>78,26</text:p>
          </table:table-cell>
          <table:table-cell table:formula="of:=IF([.A370]=1;[.E370];IF([.E370]&gt;[.F369];[.E370];[.F369]))" office:value-type="float" office:value="148.19" calcext:value-type="float">
            <text:p>148,19</text:p>
          </table:table-cell>
          <table:table-cell table:formula="of:=IF([.A370]=1;0;IF([.E370]&gt;[.F369];1;0))" office:value-type="float" office:value="0" calcext:value-type="float">
            <text:p>0</text:p>
          </table:table-cell>
          <table:table-cell office:value-type="float" office:value="155.26" calcext:value-type="float">
            <text:p>155,26</text:p>
          </table:table-cell>
          <table:table-cell table:formula="of:=IF([.A370]=1;[.H370];IF([.H370]&gt;[.I369];[.H370];[.I369]))" office:value-type="float" office:value="157.47" calcext:value-type="float">
            <text:p>157,47</text:p>
          </table:table-cell>
          <table:table-cell table:formula="of:=IF([.A370]=1;0;IF([.H370]&gt;[.I369];1;0))" office:value-type="float" office:value="0" calcext:value-type="float">
            <text:p>0</text:p>
          </table:table-cell>
          <table:table-cell table:formula="of:=IF(SUM([.D370];[.G370];[.J37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85.9" calcext:value-type="float">
            <text:p>85,9</text:p>
          </table:table-cell>
          <table:table-cell table:formula="of:=IF([.A371]=1;[.B371];IF([.B371]&gt;[.C370];[.B371];[.C370]))" office:value-type="float" office:value="130" calcext:value-type="float">
            <text:p>130</text:p>
          </table:table-cell>
          <table:table-cell table:formula="of:=IF([.A371]=1;0;IF([.B371]&gt;[.C370];1;0))" office:value-type="float" office:value="0" calcext:value-type="float">
            <text:p>0</text:p>
          </table:table-cell>
          <table:table-cell office:value-type="float" office:value="77.23" calcext:value-type="float">
            <text:p>77,23</text:p>
          </table:table-cell>
          <table:table-cell table:formula="of:=IF([.A371]=1;[.E371];IF([.E371]&gt;[.F370];[.E371];[.F370]))" office:value-type="float" office:value="148.19" calcext:value-type="float">
            <text:p>148,19</text:p>
          </table:table-cell>
          <table:table-cell table:formula="of:=IF([.A371]=1;0;IF([.E371]&gt;[.F370];1;0))" office:value-type="float" office:value="0" calcext:value-type="float">
            <text:p>0</text:p>
          </table:table-cell>
          <table:table-cell office:value-type="float" office:value="153.86" calcext:value-type="float">
            <text:p>153,86</text:p>
          </table:table-cell>
          <table:table-cell table:formula="of:=IF([.A371]=1;[.H371];IF([.H371]&gt;[.I370];[.H371];[.I370]))" office:value-type="float" office:value="157.47" calcext:value-type="float">
            <text:p>157,47</text:p>
          </table:table-cell>
          <table:table-cell table:formula="of:=IF([.A371]=1;0;IF([.H371]&gt;[.I370];1;0))" office:value-type="float" office:value="0" calcext:value-type="float">
            <text:p>0</text:p>
          </table:table-cell>
          <table:table-cell table:formula="of:=IF(SUM([.D371];[.G371];[.J37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1" calcext:value-type="float">
            <text:p>371</text:p>
          </table:table-cell>
          <table:table-cell office:value-type="float" office:value="84.34" calcext:value-type="float">
            <text:p>84,34</text:p>
          </table:table-cell>
          <table:table-cell table:formula="of:=IF([.A372]=1;[.B372];IF([.B372]&gt;[.C371];[.B372];[.C371]))" office:value-type="float" office:value="130" calcext:value-type="float">
            <text:p>130</text:p>
          </table:table-cell>
          <table:table-cell table:formula="of:=IF([.A372]=1;0;IF([.B372]&gt;[.C371];1;0))" office:value-type="float" office:value="0" calcext:value-type="float">
            <text:p>0</text:p>
          </table:table-cell>
          <table:table-cell office:value-type="float" office:value="79.95" calcext:value-type="float">
            <text:p>79,95</text:p>
          </table:table-cell>
          <table:table-cell table:formula="of:=IF([.A372]=1;[.E372];IF([.E372]&gt;[.F371];[.E372];[.F371]))" office:value-type="float" office:value="148.19" calcext:value-type="float">
            <text:p>148,19</text:p>
          </table:table-cell>
          <table:table-cell table:formula="of:=IF([.A372]=1;0;IF([.E372]&gt;[.F371];1;0))" office:value-type="float" office:value="0" calcext:value-type="float">
            <text:p>0</text:p>
          </table:table-cell>
          <table:table-cell office:value-type="float" office:value="152.09" calcext:value-type="float">
            <text:p>152,09</text:p>
          </table:table-cell>
          <table:table-cell table:formula="of:=IF([.A372]=1;[.H372];IF([.H372]&gt;[.I371];[.H372];[.I371]))" office:value-type="float" office:value="157.47" calcext:value-type="float">
            <text:p>157,47</text:p>
          </table:table-cell>
          <table:table-cell table:formula="of:=IF([.A372]=1;0;IF([.H372]&gt;[.I371];1;0))" office:value-type="float" office:value="0" calcext:value-type="float">
            <text:p>0</text:p>
          </table:table-cell>
          <table:table-cell table:formula="of:=IF(SUM([.D372];[.G372];[.J37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83.32" calcext:value-type="float">
            <text:p>83,32</text:p>
          </table:table-cell>
          <table:table-cell table:formula="of:=IF([.A373]=1;[.B373];IF([.B373]&gt;[.C372];[.B373];[.C372]))" office:value-type="float" office:value="130" calcext:value-type="float">
            <text:p>130</text:p>
          </table:table-cell>
          <table:table-cell table:formula="of:=IF([.A373]=1;0;IF([.B373]&gt;[.C372];1;0))" office:value-type="float" office:value="0" calcext:value-type="float">
            <text:p>0</text:p>
          </table:table-cell>
          <table:table-cell office:value-type="float" office:value="79.03" calcext:value-type="float">
            <text:p>79,03</text:p>
          </table:table-cell>
          <table:table-cell table:formula="of:=IF([.A373]=1;[.E373];IF([.E373]&gt;[.F372];[.E373];[.F372]))" office:value-type="float" office:value="148.19" calcext:value-type="float">
            <text:p>148,19</text:p>
          </table:table-cell>
          <table:table-cell table:formula="of:=IF([.A373]=1;0;IF([.E373]&gt;[.F372];1;0))" office:value-type="float" office:value="0" calcext:value-type="float">
            <text:p>0</text:p>
          </table:table-cell>
          <table:table-cell office:value-type="float" office:value="150.44" calcext:value-type="float">
            <text:p>150,44</text:p>
          </table:table-cell>
          <table:table-cell table:formula="of:=IF([.A373]=1;[.H373];IF([.H373]&gt;[.I372];[.H373];[.I372]))" office:value-type="float" office:value="157.47" calcext:value-type="float">
            <text:p>157,47</text:p>
          </table:table-cell>
          <table:table-cell table:formula="of:=IF([.A373]=1;0;IF([.H373]&gt;[.I372];1;0))" office:value-type="float" office:value="0" calcext:value-type="float">
            <text:p>0</text:p>
          </table:table-cell>
          <table:table-cell table:formula="of:=IF(SUM([.D373];[.G373];[.J37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83.78" calcext:value-type="float">
            <text:p>83,78</text:p>
          </table:table-cell>
          <table:table-cell table:formula="of:=IF([.A374]=1;[.B374];IF([.B374]&gt;[.C373];[.B374];[.C373]))" office:value-type="float" office:value="130" calcext:value-type="float">
            <text:p>130</text:p>
          </table:table-cell>
          <table:table-cell table:formula="of:=IF([.A374]=1;0;IF([.B374]&gt;[.C373];1;0))" office:value-type="float" office:value="0" calcext:value-type="float">
            <text:p>0</text:p>
          </table:table-cell>
          <table:table-cell office:value-type="float" office:value="78.57" calcext:value-type="float">
            <text:p>78,57</text:p>
          </table:table-cell>
          <table:table-cell table:formula="of:=IF([.A374]=1;[.E374];IF([.E374]&gt;[.F373];[.E374];[.F373]))" office:value-type="float" office:value="148.19" calcext:value-type="float">
            <text:p>148,19</text:p>
          </table:table-cell>
          <table:table-cell table:formula="of:=IF([.A374]=1;0;IF([.E374]&gt;[.F373];1;0))" office:value-type="float" office:value="0" calcext:value-type="float">
            <text:p>0</text:p>
          </table:table-cell>
          <table:table-cell office:value-type="float" office:value="152.88" calcext:value-type="float">
            <text:p>152,88</text:p>
          </table:table-cell>
          <table:table-cell table:formula="of:=IF([.A374]=1;[.H374];IF([.H374]&gt;[.I373];[.H374];[.I373]))" office:value-type="float" office:value="157.47" calcext:value-type="float">
            <text:p>157,47</text:p>
          </table:table-cell>
          <table:table-cell table:formula="of:=IF([.A374]=1;0;IF([.H374]&gt;[.I373];1;0))" office:value-type="float" office:value="0" calcext:value-type="float">
            <text:p>0</text:p>
          </table:table-cell>
          <table:table-cell table:formula="of:=IF(SUM([.D374];[.G374];[.J37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81.97" calcext:value-type="float">
            <text:p>81,97</text:p>
          </table:table-cell>
          <table:table-cell table:formula="of:=IF([.A375]=1;[.B375];IF([.B375]&gt;[.C374];[.B375];[.C374]))" office:value-type="float" office:value="130" calcext:value-type="float">
            <text:p>130</text:p>
          </table:table-cell>
          <table:table-cell table:formula="of:=IF([.A375]=1;0;IF([.B375]&gt;[.C374];1;0))" office:value-type="float" office:value="0" calcext:value-type="float">
            <text:p>0</text:p>
          </table:table-cell>
          <table:table-cell office:value-type="float" office:value="76.85" calcext:value-type="float">
            <text:p>76,85</text:p>
          </table:table-cell>
          <table:table-cell table:formula="of:=IF([.A375]=1;[.E375];IF([.E375]&gt;[.F374];[.E375];[.F374]))" office:value-type="float" office:value="148.19" calcext:value-type="float">
            <text:p>148,19</text:p>
          </table:table-cell>
          <table:table-cell table:formula="of:=IF([.A375]=1;0;IF([.E375]&gt;[.F374];1;0))" office:value-type="float" office:value="0" calcext:value-type="float">
            <text:p>0</text:p>
          </table:table-cell>
          <table:table-cell office:value-type="float" office:value="153.57" calcext:value-type="float">
            <text:p>153,57</text:p>
          </table:table-cell>
          <table:table-cell table:formula="of:=IF([.A375]=1;[.H375];IF([.H375]&gt;[.I374];[.H375];[.I374]))" office:value-type="float" office:value="157.47" calcext:value-type="float">
            <text:p>157,47</text:p>
          </table:table-cell>
          <table:table-cell table:formula="of:=IF([.A375]=1;0;IF([.H375]&gt;[.I374];1;0))" office:value-type="float" office:value="0" calcext:value-type="float">
            <text:p>0</text:p>
          </table:table-cell>
          <table:table-cell table:formula="of:=IF(SUM([.D375];[.G375];[.J37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83.69" calcext:value-type="float">
            <text:p>83,69</text:p>
          </table:table-cell>
          <table:table-cell table:formula="of:=IF([.A376]=1;[.B376];IF([.B376]&gt;[.C375];[.B376];[.C375]))" office:value-type="float" office:value="130" calcext:value-type="float">
            <text:p>130</text:p>
          </table:table-cell>
          <table:table-cell table:formula="of:=IF([.A376]=1;0;IF([.B376]&gt;[.C375];1;0))" office:value-type="float" office:value="0" calcext:value-type="float">
            <text:p>0</text:p>
          </table:table-cell>
          <table:table-cell office:value-type="float" office:value="79.53" calcext:value-type="float">
            <text:p>79,53</text:p>
          </table:table-cell>
          <table:table-cell table:formula="of:=IF([.A376]=1;[.E376];IF([.E376]&gt;[.F375];[.E376];[.F375]))" office:value-type="float" office:value="148.19" calcext:value-type="float">
            <text:p>148,19</text:p>
          </table:table-cell>
          <table:table-cell table:formula="of:=IF([.A376]=1;0;IF([.E376]&gt;[.F375];1;0))" office:value-type="float" office:value="0" calcext:value-type="float">
            <text:p>0</text:p>
          </table:table-cell>
          <table:table-cell office:value-type="float" office:value="151.8" calcext:value-type="float">
            <text:p>151,8</text:p>
          </table:table-cell>
          <table:table-cell table:formula="of:=IF([.A376]=1;[.H376];IF([.H376]&gt;[.I375];[.H376];[.I375]))" office:value-type="float" office:value="157.47" calcext:value-type="float">
            <text:p>157,47</text:p>
          </table:table-cell>
          <table:table-cell table:formula="of:=IF([.A376]=1;0;IF([.H376]&gt;[.I375];1;0))" office:value-type="float" office:value="0" calcext:value-type="float">
            <text:p>0</text:p>
          </table:table-cell>
          <table:table-cell table:formula="of:=IF(SUM([.D376];[.G376];[.J37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82.46" calcext:value-type="float">
            <text:p>82,46</text:p>
          </table:table-cell>
          <table:table-cell table:formula="of:=IF([.A377]=1;[.B377];IF([.B377]&gt;[.C376];[.B377];[.C376]))" office:value-type="float" office:value="130" calcext:value-type="float">
            <text:p>130</text:p>
          </table:table-cell>
          <table:table-cell table:formula="of:=IF([.A377]=1;0;IF([.B377]&gt;[.C376];1;0))" office:value-type="float" office:value="0" calcext:value-type="float">
            <text:p>0</text:p>
          </table:table-cell>
          <table:table-cell office:value-type="float" office:value="82.14" calcext:value-type="float">
            <text:p>82,14</text:p>
          </table:table-cell>
          <table:table-cell table:formula="of:=IF([.A377]=1;[.E377];IF([.E377]&gt;[.F376];[.E377];[.F376]))" office:value-type="float" office:value="148.19" calcext:value-type="float">
            <text:p>148,19</text:p>
          </table:table-cell>
          <table:table-cell table:formula="of:=IF([.A377]=1;0;IF([.E377]&gt;[.F376];1;0))" office:value-type="float" office:value="0" calcext:value-type="float">
            <text:p>0</text:p>
          </table:table-cell>
          <table:table-cell office:value-type="float" office:value="153.21" calcext:value-type="float">
            <text:p>153,21</text:p>
          </table:table-cell>
          <table:table-cell table:formula="of:=IF([.A377]=1;[.H377];IF([.H377]&gt;[.I376];[.H377];[.I376]))" office:value-type="float" office:value="157.47" calcext:value-type="float">
            <text:p>157,47</text:p>
          </table:table-cell>
          <table:table-cell table:formula="of:=IF([.A377]=1;0;IF([.H377]&gt;[.I376];1;0))" office:value-type="float" office:value="0" calcext:value-type="float">
            <text:p>0</text:p>
          </table:table-cell>
          <table:table-cell table:formula="of:=IF(SUM([.D377];[.G377];[.J37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84.11" calcext:value-type="float">
            <text:p>84,11</text:p>
          </table:table-cell>
          <table:table-cell table:formula="of:=IF([.A378]=1;[.B378];IF([.B378]&gt;[.C377];[.B378];[.C377]))" office:value-type="float" office:value="130" calcext:value-type="float">
            <text:p>130</text:p>
          </table:table-cell>
          <table:table-cell table:formula="of:=IF([.A378]=1;0;IF([.B378]&gt;[.C377];1;0))" office:value-type="float" office:value="0" calcext:value-type="float">
            <text:p>0</text:p>
          </table:table-cell>
          <table:table-cell office:value-type="float" office:value="81.95" calcext:value-type="float">
            <text:p>81,95</text:p>
          </table:table-cell>
          <table:table-cell table:formula="of:=IF([.A378]=1;[.E378];IF([.E378]&gt;[.F377];[.E378];[.F377]))" office:value-type="float" office:value="148.19" calcext:value-type="float">
            <text:p>148,19</text:p>
          </table:table-cell>
          <table:table-cell table:formula="of:=IF([.A378]=1;0;IF([.E378]&gt;[.F377];1;0))" office:value-type="float" office:value="0" calcext:value-type="float">
            <text:p>0</text:p>
          </table:table-cell>
          <table:table-cell office:value-type="float" office:value="154.75" calcext:value-type="float">
            <text:p>154,75</text:p>
          </table:table-cell>
          <table:table-cell table:formula="of:=IF([.A378]=1;[.H378];IF([.H378]&gt;[.I377];[.H378];[.I377]))" office:value-type="float" office:value="157.47" calcext:value-type="float">
            <text:p>157,47</text:p>
          </table:table-cell>
          <table:table-cell table:formula="of:=IF([.A378]=1;0;IF([.H378]&gt;[.I377];1;0))" office:value-type="float" office:value="0" calcext:value-type="float">
            <text:p>0</text:p>
          </table:table-cell>
          <table:table-cell table:formula="of:=IF(SUM([.D378];[.G378];[.J37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8" calcext:value-type="float">
            <text:p>378</text:p>
          </table:table-cell>
          <table:table-cell office:value-type="float" office:value="85.63" calcext:value-type="float">
            <text:p>85,63</text:p>
          </table:table-cell>
          <table:table-cell table:formula="of:=IF([.A379]=1;[.B379];IF([.B379]&gt;[.C378];[.B379];[.C378]))" office:value-type="float" office:value="130" calcext:value-type="float">
            <text:p>130</text:p>
          </table:table-cell>
          <table:table-cell table:formula="of:=IF([.A379]=1;0;IF([.B379]&gt;[.C378];1;0))" office:value-type="float" office:value="0" calcext:value-type="float">
            <text:p>0</text:p>
          </table:table-cell>
          <table:table-cell office:value-type="float" office:value="81.26" calcext:value-type="float">
            <text:p>81,26</text:p>
          </table:table-cell>
          <table:table-cell table:formula="of:=IF([.A379]=1;[.E379];IF([.E379]&gt;[.F378];[.E379];[.F378]))" office:value-type="float" office:value="148.19" calcext:value-type="float">
            <text:p>148,19</text:p>
          </table:table-cell>
          <table:table-cell table:formula="of:=IF([.A379]=1;0;IF([.E379]&gt;[.F378];1;0))" office:value-type="float" office:value="0" calcext:value-type="float">
            <text:p>0</text:p>
          </table:table-cell>
          <table:table-cell office:value-type="float" office:value="153.43" calcext:value-type="float">
            <text:p>153,43</text:p>
          </table:table-cell>
          <table:table-cell table:formula="of:=IF([.A379]=1;[.H379];IF([.H379]&gt;[.I378];[.H379];[.I378]))" office:value-type="float" office:value="157.47" calcext:value-type="float">
            <text:p>157,47</text:p>
          </table:table-cell>
          <table:table-cell table:formula="of:=IF([.A379]=1;0;IF([.H379]&gt;[.I378];1;0))" office:value-type="float" office:value="0" calcext:value-type="float">
            <text:p>0</text:p>
          </table:table-cell>
          <table:table-cell table:formula="of:=IF(SUM([.D379];[.G379];[.J37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85.83" calcext:value-type="float">
            <text:p>85,83</text:p>
          </table:table-cell>
          <table:table-cell table:formula="of:=IF([.A380]=1;[.B380];IF([.B380]&gt;[.C379];[.B380];[.C379]))" office:value-type="float" office:value="130" calcext:value-type="float">
            <text:p>130</text:p>
          </table:table-cell>
          <table:table-cell table:formula="of:=IF([.A380]=1;0;IF([.B380]&gt;[.C379];1;0))" office:value-type="float" office:value="0" calcext:value-type="float">
            <text:p>0</text:p>
          </table:table-cell>
          <table:table-cell office:value-type="float" office:value="79.76" calcext:value-type="float">
            <text:p>79,76</text:p>
          </table:table-cell>
          <table:table-cell table:formula="of:=IF([.A380]=1;[.E380];IF([.E380]&gt;[.F379];[.E380];[.F379]))" office:value-type="float" office:value="148.19" calcext:value-type="float">
            <text:p>148,19</text:p>
          </table:table-cell>
          <table:table-cell table:formula="of:=IF([.A380]=1;0;IF([.E380]&gt;[.F379];1;0))" office:value-type="float" office:value="0" calcext:value-type="float">
            <text:p>0</text:p>
          </table:table-cell>
          <table:table-cell office:value-type="float" office:value="152.27" calcext:value-type="float">
            <text:p>152,27</text:p>
          </table:table-cell>
          <table:table-cell table:formula="of:=IF([.A380]=1;[.H380];IF([.H380]&gt;[.I379];[.H380];[.I379]))" office:value-type="float" office:value="157.47" calcext:value-type="float">
            <text:p>157,47</text:p>
          </table:table-cell>
          <table:table-cell table:formula="of:=IF([.A380]=1;0;IF([.H380]&gt;[.I379];1;0))" office:value-type="float" office:value="0" calcext:value-type="float">
            <text:p>0</text:p>
          </table:table-cell>
          <table:table-cell table:formula="of:=IF(SUM([.D380];[.G380];[.J38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86.66" calcext:value-type="float">
            <text:p>86,66</text:p>
          </table:table-cell>
          <table:table-cell table:formula="of:=IF([.A381]=1;[.B381];IF([.B381]&gt;[.C380];[.B381];[.C380]))" office:value-type="float" office:value="130" calcext:value-type="float">
            <text:p>130</text:p>
          </table:table-cell>
          <table:table-cell table:formula="of:=IF([.A381]=1;0;IF([.B381]&gt;[.C380];1;0))" office:value-type="float" office:value="0" calcext:value-type="float">
            <text:p>0</text:p>
          </table:table-cell>
          <table:table-cell office:value-type="float" office:value="82.5" calcext:value-type="float">
            <text:p>82,5</text:p>
          </table:table-cell>
          <table:table-cell table:formula="of:=IF([.A381]=1;[.E381];IF([.E381]&gt;[.F380];[.E381];[.F380]))" office:value-type="float" office:value="148.19" calcext:value-type="float">
            <text:p>148,19</text:p>
          </table:table-cell>
          <table:table-cell table:formula="of:=IF([.A381]=1;0;IF([.E381]&gt;[.F380];1;0))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IF([.A381]=1;[.H381];IF([.H381]&gt;[.I380];[.H381];[.I380]))" office:value-type="float" office:value="157.47" calcext:value-type="float">
            <text:p>157,47</text:p>
          </table:table-cell>
          <table:table-cell table:formula="of:=IF([.A381]=1;0;IF([.H381]&gt;[.I380];1;0))" office:value-type="float" office:value="0" calcext:value-type="float">
            <text:p>0</text:p>
          </table:table-cell>
          <table:table-cell table:formula="of:=IF(SUM([.D381];[.G381];[.J38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87.96" calcext:value-type="float">
            <text:p>87,96</text:p>
          </table:table-cell>
          <table:table-cell table:formula="of:=IF([.A382]=1;[.B382];IF([.B382]&gt;[.C381];[.B382];[.C381]))" office:value-type="float" office:value="130" calcext:value-type="float">
            <text:p>130</text:p>
          </table:table-cell>
          <table:table-cell table:formula="of:=IF([.A382]=1;0;IF([.B382]&gt;[.C381];1;0))" office:value-type="float" office:value="0" calcext:value-type="float">
            <text:p>0</text:p>
          </table:table-cell>
          <table:table-cell office:value-type="float" office:value="80.88" calcext:value-type="float">
            <text:p>80,88</text:p>
          </table:table-cell>
          <table:table-cell table:formula="of:=IF([.A382]=1;[.E382];IF([.E382]&gt;[.F381];[.E382];[.F381]))" office:value-type="float" office:value="148.19" calcext:value-type="float">
            <text:p>148,19</text:p>
          </table:table-cell>
          <table:table-cell table:formula="of:=IF([.A382]=1;0;IF([.E382]&gt;[.F381];1;0))" office:value-type="float" office:value="0" calcext:value-type="float">
            <text:p>0</text:p>
          </table:table-cell>
          <table:table-cell office:value-type="float" office:value="152.36" calcext:value-type="float">
            <text:p>152,36</text:p>
          </table:table-cell>
          <table:table-cell table:formula="of:=IF([.A382]=1;[.H382];IF([.H382]&gt;[.I381];[.H382];[.I381]))" office:value-type="float" office:value="157.47" calcext:value-type="float">
            <text:p>157,47</text:p>
          </table:table-cell>
          <table:table-cell table:formula="of:=IF([.A382]=1;0;IF([.H382]&gt;[.I381];1;0))" office:value-type="float" office:value="0" calcext:value-type="float">
            <text:p>0</text:p>
          </table:table-cell>
          <table:table-cell table:formula="of:=IF(SUM([.D382];[.G382];[.J38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89.71" calcext:value-type="float">
            <text:p>89,71</text:p>
          </table:table-cell>
          <table:table-cell table:formula="of:=IF([.A383]=1;[.B383];IF([.B383]&gt;[.C382];[.B383];[.C382]))" office:value-type="float" office:value="130" calcext:value-type="float">
            <text:p>130</text:p>
          </table:table-cell>
          <table:table-cell table:formula="of:=IF([.A383]=1;0;IF([.B383]&gt;[.C382];1;0))" office:value-type="float" office:value="0" calcext:value-type="float">
            <text:p>0</text:p>
          </table:table-cell>
          <table:table-cell office:value-type="float" office:value="80.27" calcext:value-type="float">
            <text:p>80,27</text:p>
          </table:table-cell>
          <table:table-cell table:formula="of:=IF([.A383]=1;[.E383];IF([.E383]&gt;[.F382];[.E383];[.F382]))" office:value-type="float" office:value="148.19" calcext:value-type="float">
            <text:p>148,19</text:p>
          </table:table-cell>
          <table:table-cell table:formula="of:=IF([.A383]=1;0;IF([.E383]&gt;[.F382];1;0))" office:value-type="float" office:value="0" calcext:value-type="float">
            <text:p>0</text:p>
          </table:table-cell>
          <table:table-cell office:value-type="float" office:value="150.48" calcext:value-type="float">
            <text:p>150,48</text:p>
          </table:table-cell>
          <table:table-cell table:formula="of:=IF([.A383]=1;[.H383];IF([.H383]&gt;[.I382];[.H383];[.I382]))" office:value-type="float" office:value="157.47" calcext:value-type="float">
            <text:p>157,47</text:p>
          </table:table-cell>
          <table:table-cell table:formula="of:=IF([.A383]=1;0;IF([.H383]&gt;[.I382];1;0))" office:value-type="float" office:value="0" calcext:value-type="float">
            <text:p>0</text:p>
          </table:table-cell>
          <table:table-cell table:formula="of:=IF(SUM([.D383];[.G383];[.J38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91.38" calcext:value-type="float">
            <text:p>91,38</text:p>
          </table:table-cell>
          <table:table-cell table:formula="of:=IF([.A384]=1;[.B384];IF([.B384]&gt;[.C383];[.B384];[.C383]))" office:value-type="float" office:value="130" calcext:value-type="float">
            <text:p>130</text:p>
          </table:table-cell>
          <table:table-cell table:formula="of:=IF([.A384]=1;0;IF([.B384]&gt;[.C383];1;0))" office:value-type="float" office:value="0" calcext:value-type="float">
            <text:p>0</text:p>
          </table:table-cell>
          <table:table-cell office:value-type="float" office:value="80.06" calcext:value-type="float">
            <text:p>80,06</text:p>
          </table:table-cell>
          <table:table-cell table:formula="of:=IF([.A384]=1;[.E384];IF([.E384]&gt;[.F383];[.E384];[.F383]))" office:value-type="float" office:value="148.19" calcext:value-type="float">
            <text:p>148,19</text:p>
          </table:table-cell>
          <table:table-cell table:formula="of:=IF([.A384]=1;0;IF([.E384]&gt;[.F383];1;0))" office:value-type="float" office:value="0" calcext:value-type="float">
            <text:p>0</text:p>
          </table:table-cell>
          <table:table-cell office:value-type="float" office:value="151.6" calcext:value-type="float">
            <text:p>151,6</text:p>
          </table:table-cell>
          <table:table-cell table:formula="of:=IF([.A384]=1;[.H384];IF([.H384]&gt;[.I383];[.H384];[.I383]))" office:value-type="float" office:value="157.47" calcext:value-type="float">
            <text:p>157,47</text:p>
          </table:table-cell>
          <table:table-cell table:formula="of:=IF([.A384]=1;0;IF([.H384]&gt;[.I383];1;0))" office:value-type="float" office:value="0" calcext:value-type="float">
            <text:p>0</text:p>
          </table:table-cell>
          <table:table-cell table:formula="of:=IF(SUM([.D384];[.G384];[.J38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90.08" calcext:value-type="float">
            <text:p>90,08</text:p>
          </table:table-cell>
          <table:table-cell table:formula="of:=IF([.A385]=1;[.B385];IF([.B385]&gt;[.C384];[.B385];[.C384]))" office:value-type="float" office:value="130" calcext:value-type="float">
            <text:p>130</text:p>
          </table:table-cell>
          <table:table-cell table:formula="of:=IF([.A385]=1;0;IF([.B385]&gt;[.C384];1;0))" office:value-type="float" office:value="0" calcext:value-type="float">
            <text:p>0</text:p>
          </table:table-cell>
          <table:table-cell office:value-type="float" office:value="78.17" calcext:value-type="float">
            <text:p>78,17</text:p>
          </table:table-cell>
          <table:table-cell table:formula="of:=IF([.A385]=1;[.E385];IF([.E385]&gt;[.F384];[.E385];[.F384]))" office:value-type="float" office:value="148.19" calcext:value-type="float">
            <text:p>148,19</text:p>
          </table:table-cell>
          <table:table-cell table:formula="of:=IF([.A385]=1;0;IF([.E385]&gt;[.F384];1;0))" office:value-type="float" office:value="0" calcext:value-type="float">
            <text:p>0</text:p>
          </table:table-cell>
          <table:table-cell office:value-type="float" office:value="149.7" calcext:value-type="float">
            <text:p>149,7</text:p>
          </table:table-cell>
          <table:table-cell table:formula="of:=IF([.A385]=1;[.H385];IF([.H385]&gt;[.I384];[.H385];[.I384]))" office:value-type="float" office:value="157.47" calcext:value-type="float">
            <text:p>157,47</text:p>
          </table:table-cell>
          <table:table-cell table:formula="of:=IF([.A385]=1;0;IF([.H385]&gt;[.I384];1;0))" office:value-type="float" office:value="0" calcext:value-type="float">
            <text:p>0</text:p>
          </table:table-cell>
          <table:table-cell table:formula="of:=IF(SUM([.D385];[.G385];[.J38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88.79" calcext:value-type="float">
            <text:p>88,79</text:p>
          </table:table-cell>
          <table:table-cell table:formula="of:=IF([.A386]=1;[.B386];IF([.B386]&gt;[.C385];[.B386];[.C385]))" office:value-type="float" office:value="130" calcext:value-type="float">
            <text:p>130</text:p>
          </table:table-cell>
          <table:table-cell table:formula="of:=IF([.A386]=1;0;IF([.B386]&gt;[.C385];1;0))" office:value-type="float" office:value="0" calcext:value-type="float">
            <text:p>0</text:p>
          </table:table-cell>
          <table:table-cell office:value-type="float" office:value="77.03" calcext:value-type="float">
            <text:p>77,03</text:p>
          </table:table-cell>
          <table:table-cell table:formula="of:=IF([.A386]=1;[.E386];IF([.E386]&gt;[.F385];[.E386];[.F385]))" office:value-type="float" office:value="148.19" calcext:value-type="float">
            <text:p>148,19</text:p>
          </table:table-cell>
          <table:table-cell table:formula="of:=IF([.A386]=1;0;IF([.E386]&gt;[.F385];1;0))" office:value-type="float" office:value="0" calcext:value-type="float">
            <text:p>0</text:p>
          </table:table-cell>
          <table:table-cell office:value-type="float" office:value="150.75" calcext:value-type="float">
            <text:p>150,75</text:p>
          </table:table-cell>
          <table:table-cell table:formula="of:=IF([.A386]=1;[.H386];IF([.H386]&gt;[.I385];[.H386];[.I385]))" office:value-type="float" office:value="157.47" calcext:value-type="float">
            <text:p>157,47</text:p>
          </table:table-cell>
          <table:table-cell table:formula="of:=IF([.A386]=1;0;IF([.H386]&gt;[.I385];1;0))" office:value-type="float" office:value="0" calcext:value-type="float">
            <text:p>0</text:p>
          </table:table-cell>
          <table:table-cell table:formula="of:=IF(SUM([.D386];[.G386];[.J38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86.79" calcext:value-type="float">
            <text:p>86,79</text:p>
          </table:table-cell>
          <table:table-cell table:formula="of:=IF([.A387]=1;[.B387];IF([.B387]&gt;[.C386];[.B387];[.C386]))" office:value-type="float" office:value="130" calcext:value-type="float">
            <text:p>130</text:p>
          </table:table-cell>
          <table:table-cell table:formula="of:=IF([.A387]=1;0;IF([.B387]&gt;[.C386];1;0))" office:value-type="float" office:value="0" calcext:value-type="float">
            <text:p>0</text:p>
          </table:table-cell>
          <table:table-cell office:value-type="float" office:value="76.48" calcext:value-type="float">
            <text:p>76,48</text:p>
          </table:table-cell>
          <table:table-cell table:formula="of:=IF([.A387]=1;[.E387];IF([.E387]&gt;[.F386];[.E387];[.F386]))" office:value-type="float" office:value="148.19" calcext:value-type="float">
            <text:p>148,19</text:p>
          </table:table-cell>
          <table:table-cell table:formula="of:=IF([.A387]=1;0;IF([.E387]&gt;[.F386];1;0))" office:value-type="float" office:value="0" calcext:value-type="float">
            <text:p>0</text:p>
          </table:table-cell>
          <table:table-cell office:value-type="float" office:value="149.3" calcext:value-type="float">
            <text:p>149,3</text:p>
          </table:table-cell>
          <table:table-cell table:formula="of:=IF([.A387]=1;[.H387];IF([.H387]&gt;[.I386];[.H387];[.I386]))" office:value-type="float" office:value="157.47" calcext:value-type="float">
            <text:p>157,47</text:p>
          </table:table-cell>
          <table:table-cell table:formula="of:=IF([.A387]=1;0;IF([.H387]&gt;[.I386];1;0))" office:value-type="float" office:value="0" calcext:value-type="float">
            <text:p>0</text:p>
          </table:table-cell>
          <table:table-cell table:formula="of:=IF(SUM([.D387];[.G387];[.J38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7" calcext:value-type="float">
            <text:p>387</text:p>
          </table:table-cell>
          <table:table-cell office:value-type="float" office:value="84.93" calcext:value-type="float">
            <text:p>84,93</text:p>
          </table:table-cell>
          <table:table-cell table:formula="of:=IF([.A388]=1;[.B388];IF([.B388]&gt;[.C387];[.B388];[.C387]))" office:value-type="float" office:value="130" calcext:value-type="float">
            <text:p>130</text:p>
          </table:table-cell>
          <table:table-cell table:formula="of:=IF([.A388]=1;0;IF([.B388]&gt;[.C387];1;0))" office:value-type="float" office:value="0" calcext:value-type="float">
            <text:p>0</text:p>
          </table:table-cell>
          <table:table-cell office:value-type="float" office:value="76.21" calcext:value-type="float">
            <text:p>76,21</text:p>
          </table:table-cell>
          <table:table-cell table:formula="of:=IF([.A388]=1;[.E388];IF([.E388]&gt;[.F387];[.E388];[.F387]))" office:value-type="float" office:value="148.19" calcext:value-type="float">
            <text:p>148,19</text:p>
          </table:table-cell>
          <table:table-cell table:formula="of:=IF([.A388]=1;0;IF([.E388]&gt;[.F387];1;0))" office:value-type="float" office:value="0" calcext:value-type="float">
            <text:p>0</text:p>
          </table:table-cell>
          <table:table-cell office:value-type="float" office:value="149.42" calcext:value-type="float">
            <text:p>149,42</text:p>
          </table:table-cell>
          <table:table-cell table:formula="of:=IF([.A388]=1;[.H388];IF([.H388]&gt;[.I387];[.H388];[.I387]))" office:value-type="float" office:value="157.47" calcext:value-type="float">
            <text:p>157,47</text:p>
          </table:table-cell>
          <table:table-cell table:formula="of:=IF([.A388]=1;0;IF([.H388]&gt;[.I387];1;0))" office:value-type="float" office:value="0" calcext:value-type="float">
            <text:p>0</text:p>
          </table:table-cell>
          <table:table-cell table:formula="of:=IF(SUM([.D388];[.G388];[.J38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83.65" calcext:value-type="float">
            <text:p>83,65</text:p>
          </table:table-cell>
          <table:table-cell table:formula="of:=IF([.A389]=1;[.B389];IF([.B389]&gt;[.C388];[.B389];[.C388]))" office:value-type="float" office:value="130" calcext:value-type="float">
            <text:p>130</text:p>
          </table:table-cell>
          <table:table-cell table:formula="of:=IF([.A389]=1;0;IF([.B389]&gt;[.C388];1;0))" office:value-type="float" office:value="0" calcext:value-type="float">
            <text:p>0</text:p>
          </table:table-cell>
          <table:table-cell office:value-type="float" office:value="76.09" calcext:value-type="float">
            <text:p>76,09</text:p>
          </table:table-cell>
          <table:table-cell table:formula="of:=IF([.A389]=1;[.E389];IF([.E389]&gt;[.F388];[.E389];[.F388]))" office:value-type="float" office:value="148.19" calcext:value-type="float">
            <text:p>148,19</text:p>
          </table:table-cell>
          <table:table-cell table:formula="of:=IF([.A389]=1;0;IF([.E389]&gt;[.F388];1;0))" office:value-type="float" office:value="0" calcext:value-type="float">
            <text:p>0</text:p>
          </table:table-cell>
          <table:table-cell office:value-type="float" office:value="147.55" calcext:value-type="float">
            <text:p>147,55</text:p>
          </table:table-cell>
          <table:table-cell table:formula="of:=IF([.A389]=1;[.H389];IF([.H389]&gt;[.I388];[.H389];[.I388]))" office:value-type="float" office:value="157.47" calcext:value-type="float">
            <text:p>157,47</text:p>
          </table:table-cell>
          <table:table-cell table:formula="of:=IF([.A389]=1;0;IF([.H389]&gt;[.I388];1;0))" office:value-type="float" office:value="0" calcext:value-type="float">
            <text:p>0</text:p>
          </table:table-cell>
          <table:table-cell table:formula="of:=IF(SUM([.D389];[.G389];[.J38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84.46" calcext:value-type="float">
            <text:p>84,46</text:p>
          </table:table-cell>
          <table:table-cell table:formula="of:=IF([.A390]=1;[.B390];IF([.B390]&gt;[.C389];[.B390];[.C389]))" office:value-type="float" office:value="130" calcext:value-type="float">
            <text:p>130</text:p>
          </table:table-cell>
          <table:table-cell table:formula="of:=IF([.A390]=1;0;IF([.B390]&gt;[.C389];1;0))" office:value-type="float" office:value="0" calcext:value-type="float">
            <text:p>0</text:p>
          </table:table-cell>
          <table:table-cell office:value-type="float" office:value="75.75" calcext:value-type="float">
            <text:p>75,75</text:p>
          </table:table-cell>
          <table:table-cell table:formula="of:=IF([.A390]=1;[.E390];IF([.E390]&gt;[.F389];[.E390];[.F389]))" office:value-type="float" office:value="148.19" calcext:value-type="float">
            <text:p>148,19</text:p>
          </table:table-cell>
          <table:table-cell table:formula="of:=IF([.A390]=1;0;IF([.E390]&gt;[.F389];1;0))" office:value-type="float" office:value="0" calcext:value-type="float">
            <text:p>0</text:p>
          </table:table-cell>
          <table:table-cell office:value-type="float" office:value="148.07" calcext:value-type="float">
            <text:p>148,07</text:p>
          </table:table-cell>
          <table:table-cell table:formula="of:=IF([.A390]=1;[.H390];IF([.H390]&gt;[.I389];[.H390];[.I389]))" office:value-type="float" office:value="157.47" calcext:value-type="float">
            <text:p>157,47</text:p>
          </table:table-cell>
          <table:table-cell table:formula="of:=IF([.A390]=1;0;IF([.H390]&gt;[.I389];1;0))" office:value-type="float" office:value="0" calcext:value-type="float">
            <text:p>0</text:p>
          </table:table-cell>
          <table:table-cell table:formula="of:=IF(SUM([.D390];[.G390];[.J39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82.96" calcext:value-type="float">
            <text:p>82,96</text:p>
          </table:table-cell>
          <table:table-cell table:formula="of:=IF([.A391]=1;[.B391];IF([.B391]&gt;[.C390];[.B391];[.C390]))" office:value-type="float" office:value="130" calcext:value-type="float">
            <text:p>130</text:p>
          </table:table-cell>
          <table:table-cell table:formula="of:=IF([.A391]=1;0;IF([.B391]&gt;[.C390];1;0))" office:value-type="float" office:value="0" calcext:value-type="float">
            <text:p>0</text:p>
          </table:table-cell>
          <table:table-cell office:value-type="float" office:value="74.55" calcext:value-type="float">
            <text:p>74,55</text:p>
          </table:table-cell>
          <table:table-cell table:formula="of:=IF([.A391]=1;[.E391];IF([.E391]&gt;[.F390];[.E391];[.F390]))" office:value-type="float" office:value="148.19" calcext:value-type="float">
            <text:p>148,19</text:p>
          </table:table-cell>
          <table:table-cell table:formula="of:=IF([.A391]=1;0;IF([.E391]&gt;[.F390];1;0))" office:value-type="float" office:value="0" calcext:value-type="float">
            <text:p>0</text:p>
          </table:table-cell>
          <table:table-cell office:value-type="float" office:value="149.9" calcext:value-type="float">
            <text:p>149,9</text:p>
          </table:table-cell>
          <table:table-cell table:formula="of:=IF([.A391]=1;[.H391];IF([.H391]&gt;[.I390];[.H391];[.I390]))" office:value-type="float" office:value="157.47" calcext:value-type="float">
            <text:p>157,47</text:p>
          </table:table-cell>
          <table:table-cell table:formula="of:=IF([.A391]=1;0;IF([.H391]&gt;[.I390];1;0))" office:value-type="float" office:value="0" calcext:value-type="float">
            <text:p>0</text:p>
          </table:table-cell>
          <table:table-cell table:formula="of:=IF(SUM([.D391];[.G391];[.J39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1" calcext:value-type="float">
            <text:p>391</text:p>
          </table:table-cell>
          <table:table-cell office:value-type="float" office:value="81.92" calcext:value-type="float">
            <text:p>81,92</text:p>
          </table:table-cell>
          <table:table-cell table:formula="of:=IF([.A392]=1;[.B392];IF([.B392]&gt;[.C391];[.B392];[.C391]))" office:value-type="float" office:value="130" calcext:value-type="float">
            <text:p>130</text:p>
          </table:table-cell>
          <table:table-cell table:formula="of:=IF([.A392]=1;0;IF([.B392]&gt;[.C391];1;0))" office:value-type="float" office:value="0" calcext:value-type="float">
            <text:p>0</text:p>
          </table:table-cell>
          <table:table-cell office:value-type="float" office:value="74.29" calcext:value-type="float">
            <text:p>74,29</text:p>
          </table:table-cell>
          <table:table-cell table:formula="of:=IF([.A392]=1;[.E392];IF([.E392]&gt;[.F391];[.E392];[.F391]))" office:value-type="float" office:value="148.19" calcext:value-type="float">
            <text:p>148,19</text:p>
          </table:table-cell>
          <table:table-cell table:formula="of:=IF([.A392]=1;0;IF([.E392]&gt;[.F391];1;0))" office:value-type="float" office:value="0" calcext:value-type="float">
            <text:p>0</text:p>
          </table:table-cell>
          <table:table-cell office:value-type="float" office:value="151.68" calcext:value-type="float">
            <text:p>151,68</text:p>
          </table:table-cell>
          <table:table-cell table:formula="of:=IF([.A392]=1;[.H392];IF([.H392]&gt;[.I391];[.H392];[.I391]))" office:value-type="float" office:value="157.47" calcext:value-type="float">
            <text:p>157,47</text:p>
          </table:table-cell>
          <table:table-cell table:formula="of:=IF([.A392]=1;0;IF([.H392]&gt;[.I391];1;0))" office:value-type="float" office:value="0" calcext:value-type="float">
            <text:p>0</text:p>
          </table:table-cell>
          <table:table-cell table:formula="of:=IF(SUM([.D392];[.G392];[.J39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80.32" calcext:value-type="float">
            <text:p>80,32</text:p>
          </table:table-cell>
          <table:table-cell table:formula="of:=IF([.A393]=1;[.B393];IF([.B393]&gt;[.C392];[.B393];[.C392]))" office:value-type="float" office:value="130" calcext:value-type="float">
            <text:p>130</text:p>
          </table:table-cell>
          <table:table-cell table:formula="of:=IF([.A393]=1;0;IF([.B393]&gt;[.C392];1;0))" office:value-type="float" office:value="0" calcext:value-type="float">
            <text:p>0</text:p>
          </table:table-cell>
          <table:table-cell office:value-type="float" office:value="73.21" calcext:value-type="float">
            <text:p>73,21</text:p>
          </table:table-cell>
          <table:table-cell table:formula="of:=IF([.A393]=1;[.E393];IF([.E393]&gt;[.F392];[.E393];[.F392]))" office:value-type="float" office:value="148.19" calcext:value-type="float">
            <text:p>148,19</text:p>
          </table:table-cell>
          <table:table-cell table:formula="of:=IF([.A393]=1;0;IF([.E393]&gt;[.F392];1;0))" office:value-type="float" office:value="0" calcext:value-type="float">
            <text:p>0</text:p>
          </table:table-cell>
          <table:table-cell office:value-type="float" office:value="153.25" calcext:value-type="float">
            <text:p>153,25</text:p>
          </table:table-cell>
          <table:table-cell table:formula="of:=IF([.A393]=1;[.H393];IF([.H393]&gt;[.I392];[.H393];[.I392]))" office:value-type="float" office:value="157.47" calcext:value-type="float">
            <text:p>157,47</text:p>
          </table:table-cell>
          <table:table-cell table:formula="of:=IF([.A393]=1;0;IF([.H393]&gt;[.I392];1;0))" office:value-type="float" office:value="0" calcext:value-type="float">
            <text:p>0</text:p>
          </table:table-cell>
          <table:table-cell table:formula="of:=IF(SUM([.D393];[.G393];[.J39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80.37" calcext:value-type="float">
            <text:p>80,37</text:p>
          </table:table-cell>
          <table:table-cell table:formula="of:=IF([.A394]=1;[.B394];IF([.B394]&gt;[.C393];[.B394];[.C393]))" office:value-type="float" office:value="130" calcext:value-type="float">
            <text:p>130</text:p>
          </table:table-cell>
          <table:table-cell table:formula="of:=IF([.A394]=1;0;IF([.B394]&gt;[.C393];1;0))" office:value-type="float" office:value="0" calcext:value-type="float">
            <text:p>0</text:p>
          </table:table-cell>
          <table:table-cell office:value-type="float" office:value="72.27" calcext:value-type="float">
            <text:p>72,27</text:p>
          </table:table-cell>
          <table:table-cell table:formula="of:=IF([.A394]=1;[.E394];IF([.E394]&gt;[.F393];[.E394];[.F393]))" office:value-type="float" office:value="148.19" calcext:value-type="float">
            <text:p>148,19</text:p>
          </table:table-cell>
          <table:table-cell table:formula="of:=IF([.A394]=1;0;IF([.E394]&gt;[.F393];1;0))" office:value-type="float" office:value="0" calcext:value-type="float">
            <text:p>0</text:p>
          </table:table-cell>
          <table:table-cell office:value-type="float" office:value="152.23" calcext:value-type="float">
            <text:p>152,23</text:p>
          </table:table-cell>
          <table:table-cell table:formula="of:=IF([.A394]=1;[.H394];IF([.H394]&gt;[.I393];[.H394];[.I393]))" office:value-type="float" office:value="157.47" calcext:value-type="float">
            <text:p>157,47</text:p>
          </table:table-cell>
          <table:table-cell table:formula="of:=IF([.A394]=1;0;IF([.H394]&gt;[.I393];1;0))" office:value-type="float" office:value="0" calcext:value-type="float">
            <text:p>0</text:p>
          </table:table-cell>
          <table:table-cell table:formula="of:=IF(SUM([.D394];[.G394];[.J39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81.26" calcext:value-type="float">
            <text:p>81,26</text:p>
          </table:table-cell>
          <table:table-cell table:formula="of:=IF([.A395]=1;[.B395];IF([.B395]&gt;[.C394];[.B395];[.C394]))" office:value-type="float" office:value="130" calcext:value-type="float">
            <text:p>130</text:p>
          </table:table-cell>
          <table:table-cell table:formula="of:=IF([.A395]=1;0;IF([.B395]&gt;[.C394];1;0))" office:value-type="float" office:value="0" calcext:value-type="float">
            <text:p>0</text:p>
          </table:table-cell>
          <table:table-cell office:value-type="float" office:value="70.48" calcext:value-type="float">
            <text:p>70,48</text:p>
          </table:table-cell>
          <table:table-cell table:formula="of:=IF([.A395]=1;[.E395];IF([.E395]&gt;[.F394];[.E395];[.F394]))" office:value-type="float" office:value="148.19" calcext:value-type="float">
            <text:p>148,19</text:p>
          </table:table-cell>
          <table:table-cell table:formula="of:=IF([.A395]=1;0;IF([.E395]&gt;[.F394];1;0))" office:value-type="float" office:value="0" calcext:value-type="float">
            <text:p>0</text:p>
          </table:table-cell>
          <table:table-cell office:value-type="float" office:value="150.25" calcext:value-type="float">
            <text:p>150,25</text:p>
          </table:table-cell>
          <table:table-cell table:formula="of:=IF([.A395]=1;[.H395];IF([.H395]&gt;[.I394];[.H395];[.I394]))" office:value-type="float" office:value="157.47" calcext:value-type="float">
            <text:p>157,47</text:p>
          </table:table-cell>
          <table:table-cell table:formula="of:=IF([.A395]=1;0;IF([.H395]&gt;[.I394];1;0))" office:value-type="float" office:value="0" calcext:value-type="float">
            <text:p>0</text:p>
          </table:table-cell>
          <table:table-cell table:formula="of:=IF(SUM([.D395];[.G395];[.J39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5" calcext:value-type="float">
            <text:p>395</text:p>
          </table:table-cell>
          <table:table-cell office:value-type="float" office:value="83.72" calcext:value-type="float">
            <text:p>83,72</text:p>
          </table:table-cell>
          <table:table-cell table:formula="of:=IF([.A396]=1;[.B396];IF([.B396]&gt;[.C395];[.B396];[.C395]))" office:value-type="float" office:value="130" calcext:value-type="float">
            <text:p>130</text:p>
          </table:table-cell>
          <table:table-cell table:formula="of:=IF([.A396]=1;0;IF([.B396]&gt;[.C395];1;0))" office:value-type="float" office:value="0" calcext:value-type="float">
            <text:p>0</text:p>
          </table:table-cell>
          <table:table-cell office:value-type="float" office:value="70.05" calcext:value-type="float">
            <text:p>70,05</text:p>
          </table:table-cell>
          <table:table-cell table:formula="of:=IF([.A396]=1;[.E396];IF([.E396]&gt;[.F395];[.E396];[.F395]))" office:value-type="float" office:value="148.19" calcext:value-type="float">
            <text:p>148,19</text:p>
          </table:table-cell>
          <table:table-cell table:formula="of:=IF([.A396]=1;0;IF([.E396]&gt;[.F395];1;0))" office:value-type="float" office:value="0" calcext:value-type="float">
            <text:p>0</text:p>
          </table:table-cell>
          <table:table-cell office:value-type="float" office:value="148.8" calcext:value-type="float">
            <text:p>148,8</text:p>
          </table:table-cell>
          <table:table-cell table:formula="of:=IF([.A396]=1;[.H396];IF([.H396]&gt;[.I395];[.H396];[.I395]))" office:value-type="float" office:value="157.47" calcext:value-type="float">
            <text:p>157,47</text:p>
          </table:table-cell>
          <table:table-cell table:formula="of:=IF([.A396]=1;0;IF([.H396]&gt;[.I395];1;0))" office:value-type="float" office:value="0" calcext:value-type="float">
            <text:p>0</text:p>
          </table:table-cell>
          <table:table-cell table:formula="of:=IF(SUM([.D396];[.G396];[.J39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84.27" calcext:value-type="float">
            <text:p>84,27</text:p>
          </table:table-cell>
          <table:table-cell table:formula="of:=IF([.A397]=1;[.B397];IF([.B397]&gt;[.C396];[.B397];[.C396]))" office:value-type="float" office:value="130" calcext:value-type="float">
            <text:p>130</text:p>
          </table:table-cell>
          <table:table-cell table:formula="of:=IF([.A397]=1;0;IF([.B397]&gt;[.C396];1;0))" office:value-type="float" office:value="0" calcext:value-type="float">
            <text:p>0</text:p>
          </table:table-cell>
          <table:table-cell office:value-type="float" office:value="68.35" calcext:value-type="float">
            <text:p>68,35</text:p>
          </table:table-cell>
          <table:table-cell table:formula="of:=IF([.A397]=1;[.E397];IF([.E397]&gt;[.F396];[.E397];[.F396]))" office:value-type="float" office:value="148.19" calcext:value-type="float">
            <text:p>148,19</text:p>
          </table:table-cell>
          <table:table-cell table:formula="of:=IF([.A397]=1;0;IF([.E397]&gt;[.F396];1;0))" office:value-type="float" office:value="0" calcext:value-type="float">
            <text:p>0</text:p>
          </table:table-cell>
          <table:table-cell office:value-type="float" office:value="146.96" calcext:value-type="float">
            <text:p>146,96</text:p>
          </table:table-cell>
          <table:table-cell table:formula="of:=IF([.A397]=1;[.H397];IF([.H397]&gt;[.I396];[.H397];[.I396]))" office:value-type="float" office:value="157.47" calcext:value-type="float">
            <text:p>157,47</text:p>
          </table:table-cell>
          <table:table-cell table:formula="of:=IF([.A397]=1;0;IF([.H397]&gt;[.I396];1;0))" office:value-type="float" office:value="0" calcext:value-type="float">
            <text:p>0</text:p>
          </table:table-cell>
          <table:table-cell table:formula="of:=IF(SUM([.D397];[.G397];[.J39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82.97" calcext:value-type="float">
            <text:p>82,97</text:p>
          </table:table-cell>
          <table:table-cell table:formula="of:=IF([.A398]=1;[.B398];IF([.B398]&gt;[.C397];[.B398];[.C397]))" office:value-type="float" office:value="130" calcext:value-type="float">
            <text:p>130</text:p>
          </table:table-cell>
          <table:table-cell table:formula="of:=IF([.A398]=1;0;IF([.B398]&gt;[.C397];1;0))" office:value-type="float" office:value="0" calcext:value-type="float">
            <text:p>0</text:p>
          </table:table-cell>
          <table:table-cell office:value-type="float" office:value="67.58" calcext:value-type="float">
            <text:p>67,58</text:p>
          </table:table-cell>
          <table:table-cell table:formula="of:=IF([.A398]=1;[.E398];IF([.E398]&gt;[.F397];[.E398];[.F397]))" office:value-type="float" office:value="148.19" calcext:value-type="float">
            <text:p>148,19</text:p>
          </table:table-cell>
          <table:table-cell table:formula="of:=IF([.A398]=1;0;IF([.E398]&gt;[.F397];1;0))" office:value-type="float" office:value="0" calcext:value-type="float">
            <text:p>0</text:p>
          </table:table-cell>
          <table:table-cell office:value-type="float" office:value="145.48" calcext:value-type="float">
            <text:p>145,48</text:p>
          </table:table-cell>
          <table:table-cell table:formula="of:=IF([.A398]=1;[.H398];IF([.H398]&gt;[.I397];[.H398];[.I397]))" office:value-type="float" office:value="157.47" calcext:value-type="float">
            <text:p>157,47</text:p>
          </table:table-cell>
          <table:table-cell table:formula="of:=IF([.A398]=1;0;IF([.H398]&gt;[.I397];1;0))" office:value-type="float" office:value="0" calcext:value-type="float">
            <text:p>0</text:p>
          </table:table-cell>
          <table:table-cell table:formula="of:=IF(SUM([.D398];[.G398];[.J39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83.17" calcext:value-type="float">
            <text:p>83,17</text:p>
          </table:table-cell>
          <table:table-cell table:formula="of:=IF([.A399]=1;[.B399];IF([.B399]&gt;[.C398];[.B399];[.C398]))" office:value-type="float" office:value="130" calcext:value-type="float">
            <text:p>130</text:p>
          </table:table-cell>
          <table:table-cell table:formula="of:=IF([.A399]=1;0;IF([.B399]&gt;[.C398];1;0))" office:value-type="float" office:value="0" calcext:value-type="float">
            <text:p>0</text:p>
          </table:table-cell>
          <table:table-cell office:value-type="float" office:value="66.3" calcext:value-type="float">
            <text:p>66,3</text:p>
          </table:table-cell>
          <table:table-cell table:formula="of:=IF([.A399]=1;[.E399];IF([.E399]&gt;[.F398];[.E399];[.F398]))" office:value-type="float" office:value="148.19" calcext:value-type="float">
            <text:p>148,19</text:p>
          </table:table-cell>
          <table:table-cell table:formula="of:=IF([.A399]=1;0;IF([.E399]&gt;[.F398];1;0))" office:value-type="float" office:value="0" calcext:value-type="float">
            <text:p>0</text:p>
          </table:table-cell>
          <table:table-cell office:value-type="float" office:value="147.35" calcext:value-type="float">
            <text:p>147,35</text:p>
          </table:table-cell>
          <table:table-cell table:formula="of:=IF([.A399]=1;[.H399];IF([.H399]&gt;[.I398];[.H399];[.I398]))" office:value-type="float" office:value="157.47" calcext:value-type="float">
            <text:p>157,47</text:p>
          </table:table-cell>
          <table:table-cell table:formula="of:=IF([.A399]=1;0;IF([.H399]&gt;[.I398];1;0))" office:value-type="float" office:value="0" calcext:value-type="float">
            <text:p>0</text:p>
          </table:table-cell>
          <table:table-cell table:formula="of:=IF(SUM([.D399];[.G399];[.J39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9" calcext:value-type="float">
            <text:p>399</text:p>
          </table:table-cell>
          <table:table-cell office:value-type="float" office:value="81.82" calcext:value-type="float">
            <text:p>81,82</text:p>
          </table:table-cell>
          <table:table-cell table:formula="of:=IF([.A400]=1;[.B400];IF([.B400]&gt;[.C399];[.B400];[.C399]))" office:value-type="float" office:value="130" calcext:value-type="float">
            <text:p>130</text:p>
          </table:table-cell>
          <table:table-cell table:formula="of:=IF([.A400]=1;0;IF([.B400]&gt;[.C399];1;0))" office:value-type="float" office:value="0" calcext:value-type="float">
            <text:p>0</text:p>
          </table:table-cell>
          <table:table-cell office:value-type="float" office:value="65.04" calcext:value-type="float">
            <text:p>65,04</text:p>
          </table:table-cell>
          <table:table-cell table:formula="of:=IF([.A400]=1;[.E400];IF([.E400]&gt;[.F399];[.E400];[.F399]))" office:value-type="float" office:value="148.19" calcext:value-type="float">
            <text:p>148,19</text:p>
          </table:table-cell>
          <table:table-cell table:formula="of:=IF([.A400]=1;0;IF([.E400]&gt;[.F399];1;0))" office:value-type="float" office:value="0" calcext:value-type="float">
            <text:p>0</text:p>
          </table:table-cell>
          <table:table-cell office:value-type="float" office:value="145.4" calcext:value-type="float">
            <text:p>145,4</text:p>
          </table:table-cell>
          <table:table-cell table:formula="of:=IF([.A400]=1;[.H400];IF([.H400]&gt;[.I399];[.H400];[.I399]))" office:value-type="float" office:value="157.47" calcext:value-type="float">
            <text:p>157,47</text:p>
          </table:table-cell>
          <table:table-cell table:formula="of:=IF([.A400]=1;0;IF([.H400]&gt;[.I399];1;0))" office:value-type="float" office:value="0" calcext:value-type="float">
            <text:p>0</text:p>
          </table:table-cell>
          <table:table-cell table:formula="of:=IF(SUM([.D400];[.G400];[.J40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84.04" calcext:value-type="float">
            <text:p>84,04</text:p>
          </table:table-cell>
          <table:table-cell table:formula="of:=IF([.A401]=1;[.B401];IF([.B401]&gt;[.C400];[.B401];[.C400]))" office:value-type="float" office:value="130" calcext:value-type="float">
            <text:p>130</text:p>
          </table:table-cell>
          <table:table-cell table:formula="of:=IF([.A401]=1;0;IF([.B401]&gt;[.C400];1;0))" office:value-type="float" office:value="0" calcext:value-type="float">
            <text:p>0</text:p>
          </table:table-cell>
          <table:table-cell office:value-type="float" office:value="63.88" calcext:value-type="float">
            <text:p>63,88</text:p>
          </table:table-cell>
          <table:table-cell table:formula="of:=IF([.A401]=1;[.E401];IF([.E401]&gt;[.F400];[.E401];[.F400]))" office:value-type="float" office:value="148.19" calcext:value-type="float">
            <text:p>148,19</text:p>
          </table:table-cell>
          <table:table-cell table:formula="of:=IF([.A401]=1;0;IF([.E401]&gt;[.F400];1;0))" office:value-type="float" office:value="0" calcext:value-type="float">
            <text:p>0</text:p>
          </table:table-cell>
          <table:table-cell office:value-type="float" office:value="145.47" calcext:value-type="float">
            <text:p>145,47</text:p>
          </table:table-cell>
          <table:table-cell table:formula="of:=IF([.A401]=1;[.H401];IF([.H401]&gt;[.I400];[.H401];[.I400]))" office:value-type="float" office:value="157.47" calcext:value-type="float">
            <text:p>157,47</text:p>
          </table:table-cell>
          <table:table-cell table:formula="of:=IF([.A401]=1;0;IF([.H401]&gt;[.I400];1;0))" office:value-type="float" office:value="0" calcext:value-type="float">
            <text:p>0</text:p>
          </table:table-cell>
          <table:table-cell table:formula="of:=IF(SUM([.D401];[.G401];[.J40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1" calcext:value-type="float">
            <text:p>401</text:p>
          </table:table-cell>
          <table:table-cell office:value-type="float" office:value="82.65" calcext:value-type="float">
            <text:p>82,65</text:p>
          </table:table-cell>
          <table:table-cell table:formula="of:=IF([.A402]=1;[.B402];IF([.B402]&gt;[.C401];[.B402];[.C401]))" office:value-type="float" office:value="130" calcext:value-type="float">
            <text:p>130</text:p>
          </table:table-cell>
          <table:table-cell table:formula="of:=IF([.A402]=1;0;IF([.B402]&gt;[.C401];1;0))" office:value-type="float" office:value="0" calcext:value-type="float">
            <text:p>0</text:p>
          </table:table-cell>
          <table:table-cell office:value-type="float" office:value="63.09" calcext:value-type="float">
            <text:p>63,09</text:p>
          </table:table-cell>
          <table:table-cell table:formula="of:=IF([.A402]=1;[.E402];IF([.E402]&gt;[.F401];[.E402];[.F401]))" office:value-type="float" office:value="148.19" calcext:value-type="float">
            <text:p>148,19</text:p>
          </table:table-cell>
          <table:table-cell table:formula="of:=IF([.A402]=1;0;IF([.E402]&gt;[.F401];1;0))" office:value-type="float" office:value="0" calcext:value-type="float">
            <text:p>0</text:p>
          </table:table-cell>
          <table:table-cell office:value-type="float" office:value="146.12" calcext:value-type="float">
            <text:p>146,12</text:p>
          </table:table-cell>
          <table:table-cell table:formula="of:=IF([.A402]=1;[.H402];IF([.H402]&gt;[.I401];[.H402];[.I401]))" office:value-type="float" office:value="157.47" calcext:value-type="float">
            <text:p>157,47</text:p>
          </table:table-cell>
          <table:table-cell table:formula="of:=IF([.A402]=1;0;IF([.H402]&gt;[.I401];1;0))" office:value-type="float" office:value="0" calcext:value-type="float">
            <text:p>0</text:p>
          </table:table-cell>
          <table:table-cell table:formula="of:=IF(SUM([.D402];[.G402];[.J40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83.94" calcext:value-type="float">
            <text:p>83,94</text:p>
          </table:table-cell>
          <table:table-cell table:formula="of:=IF([.A403]=1;[.B403];IF([.B403]&gt;[.C402];[.B403];[.C402]))" office:value-type="float" office:value="130" calcext:value-type="float">
            <text:p>130</text:p>
          </table:table-cell>
          <table:table-cell table:formula="of:=IF([.A403]=1;0;IF([.B403]&gt;[.C402];1;0))" office:value-type="float" office:value="0" calcext:value-type="float">
            <text:p>0</text:p>
          </table:table-cell>
          <table:table-cell office:value-type="float" office:value="61.68" calcext:value-type="float">
            <text:p>61,68</text:p>
          </table:table-cell>
          <table:table-cell table:formula="of:=IF([.A403]=1;[.E403];IF([.E403]&gt;[.F402];[.E403];[.F402]))" office:value-type="float" office:value="148.19" calcext:value-type="float">
            <text:p>148,19</text:p>
          </table:table-cell>
          <table:table-cell table:formula="of:=IF([.A403]=1;0;IF([.E403]&gt;[.F402];1;0))" office:value-type="float" office:value="0" calcext:value-type="float">
            <text:p>0</text:p>
          </table:table-cell>
          <table:table-cell office:value-type="float" office:value="147.22" calcext:value-type="float">
            <text:p>147,22</text:p>
          </table:table-cell>
          <table:table-cell table:formula="of:=IF([.A403]=1;[.H403];IF([.H403]&gt;[.I402];[.H403];[.I402]))" office:value-type="float" office:value="157.47" calcext:value-type="float">
            <text:p>157,47</text:p>
          </table:table-cell>
          <table:table-cell table:formula="of:=IF([.A403]=1;0;IF([.H403]&gt;[.I402];1;0))" office:value-type="float" office:value="0" calcext:value-type="float">
            <text:p>0</text:p>
          </table:table-cell>
          <table:table-cell table:formula="of:=IF(SUM([.D403];[.G403];[.J40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82.19" calcext:value-type="float">
            <text:p>82,19</text:p>
          </table:table-cell>
          <table:table-cell table:formula="of:=IF([.A404]=1;[.B404];IF([.B404]&gt;[.C403];[.B404];[.C403]))" office:value-type="float" office:value="130" calcext:value-type="float">
            <text:p>130</text:p>
          </table:table-cell>
          <table:table-cell table:formula="of:=IF([.A404]=1;0;IF([.B404]&gt;[.C403];1;0))" office:value-type="float" office:value="0" calcext:value-type="float">
            <text:p>0</text:p>
          </table:table-cell>
          <table:table-cell office:value-type="float" office:value="60.11" calcext:value-type="float">
            <text:p>60,11</text:p>
          </table:table-cell>
          <table:table-cell table:formula="of:=IF([.A404]=1;[.E404];IF([.E404]&gt;[.F403];[.E404];[.F403]))" office:value-type="float" office:value="148.19" calcext:value-type="float">
            <text:p>148,19</text:p>
          </table:table-cell>
          <table:table-cell table:formula="of:=IF([.A404]=1;0;IF([.E404]&gt;[.F403];1;0))" office:value-type="float" office:value="0" calcext:value-type="float">
            <text:p>0</text:p>
          </table:table-cell>
          <table:table-cell office:value-type="float" office:value="148.13" calcext:value-type="float">
            <text:p>148,13</text:p>
          </table:table-cell>
          <table:table-cell table:formula="of:=IF([.A404]=1;[.H404];IF([.H404]&gt;[.I403];[.H404];[.I403]))" office:value-type="float" office:value="157.47" calcext:value-type="float">
            <text:p>157,47</text:p>
          </table:table-cell>
          <table:table-cell table:formula="of:=IF([.A404]=1;0;IF([.H404]&gt;[.I403];1;0))" office:value-type="float" office:value="0" calcext:value-type="float">
            <text:p>0</text:p>
          </table:table-cell>
          <table:table-cell table:formula="of:=IF(SUM([.D404];[.G404];[.J40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84.44" calcext:value-type="float">
            <text:p>84,44</text:p>
          </table:table-cell>
          <table:table-cell table:formula="of:=IF([.A405]=1;[.B405];IF([.B405]&gt;[.C404];[.B405];[.C404]))" office:value-type="float" office:value="130" calcext:value-type="float">
            <text:p>130</text:p>
          </table:table-cell>
          <table:table-cell table:formula="of:=IF([.A405]=1;0;IF([.B405]&gt;[.C404];1;0))" office:value-type="float" office:value="0" calcext:value-type="float">
            <text:p>0</text:p>
          </table:table-cell>
          <table:table-cell office:value-type="float" office:value="63.04" calcext:value-type="float">
            <text:p>63,04</text:p>
          </table:table-cell>
          <table:table-cell table:formula="of:=IF([.A405]=1;[.E405];IF([.E405]&gt;[.F404];[.E405];[.F404]))" office:value-type="float" office:value="148.19" calcext:value-type="float">
            <text:p>148,19</text:p>
          </table:table-cell>
          <table:table-cell table:formula="of:=IF([.A405]=1;0;IF([.E405]&gt;[.F404];1;0))" office:value-type="float" office:value="0" calcext:value-type="float">
            <text:p>0</text:p>
          </table:table-cell>
          <table:table-cell office:value-type="float" office:value="149.9" calcext:value-type="float">
            <text:p>149,9</text:p>
          </table:table-cell>
          <table:table-cell table:formula="of:=IF([.A405]=1;[.H405];IF([.H405]&gt;[.I404];[.H405];[.I404]))" office:value-type="float" office:value="157.47" calcext:value-type="float">
            <text:p>157,47</text:p>
          </table:table-cell>
          <table:table-cell table:formula="of:=IF([.A405]=1;0;IF([.H405]&gt;[.I404];1;0))" office:value-type="float" office:value="0" calcext:value-type="float">
            <text:p>0</text:p>
          </table:table-cell>
          <table:table-cell table:formula="of:=IF(SUM([.D405];[.G405];[.J40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82.85" calcext:value-type="float">
            <text:p>82,85</text:p>
          </table:table-cell>
          <table:table-cell table:formula="of:=IF([.A406]=1;[.B406];IF([.B406]&gt;[.C405];[.B406];[.C405]))" office:value-type="float" office:value="130" calcext:value-type="float">
            <text:p>130</text:p>
          </table:table-cell>
          <table:table-cell table:formula="of:=IF([.A406]=1;0;IF([.B406]&gt;[.C405];1;0))" office:value-type="float" office:value="0" calcext:value-type="float">
            <text:p>0</text:p>
          </table:table-cell>
          <table:table-cell office:value-type="float" office:value="65.81" calcext:value-type="float">
            <text:p>65,81</text:p>
          </table:table-cell>
          <table:table-cell table:formula="of:=IF([.A406]=1;[.E406];IF([.E406]&gt;[.F405];[.E406];[.F405]))" office:value-type="float" office:value="148.19" calcext:value-type="float">
            <text:p>148,19</text:p>
          </table:table-cell>
          <table:table-cell table:formula="of:=IF([.A406]=1;0;IF([.E406]&gt;[.F405];1;0))" office:value-type="float" office:value="0" calcext:value-type="float">
            <text:p>0</text:p>
          </table:table-cell>
          <table:table-cell office:value-type="float" office:value="147.96" calcext:value-type="float">
            <text:p>147,96</text:p>
          </table:table-cell>
          <table:table-cell table:formula="of:=IF([.A406]=1;[.H406];IF([.H406]&gt;[.I405];[.H406];[.I405]))" office:value-type="float" office:value="157.47" calcext:value-type="float">
            <text:p>157,47</text:p>
          </table:table-cell>
          <table:table-cell table:formula="of:=IF([.A406]=1;0;IF([.H406]&gt;[.I405];1;0))" office:value-type="float" office:value="0" calcext:value-type="float">
            <text:p>0</text:p>
          </table:table-cell>
          <table:table-cell table:formula="of:=IF(SUM([.D406];[.G406];[.J40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84.73" calcext:value-type="float">
            <text:p>84,73</text:p>
          </table:table-cell>
          <table:table-cell table:formula="of:=IF([.A407]=1;[.B407];IF([.B407]&gt;[.C406];[.B407];[.C406]))" office:value-type="float" office:value="130" calcext:value-type="float">
            <text:p>130</text:p>
          </table:table-cell>
          <table:table-cell table:formula="of:=IF([.A407]=1;0;IF([.B407]&gt;[.C406];1;0))" office:value-type="float" office:value="0" calcext:value-type="float">
            <text:p>0</text:p>
          </table:table-cell>
          <table:table-cell office:value-type="float" office:value="64.26" calcext:value-type="float">
            <text:p>64,26</text:p>
          </table:table-cell>
          <table:table-cell table:formula="of:=IF([.A407]=1;[.E407];IF([.E407]&gt;[.F406];[.E407];[.F406]))" office:value-type="float" office:value="148.19" calcext:value-type="float">
            <text:p>148,19</text:p>
          </table:table-cell>
          <table:table-cell table:formula="of:=IF([.A407]=1;0;IF([.E407]&gt;[.F406];1;0))" office:value-type="float" office:value="0" calcext:value-type="float">
            <text:p>0</text:p>
          </table:table-cell>
          <table:table-cell office:value-type="float" office:value="146.51" calcext:value-type="float">
            <text:p>146,51</text:p>
          </table:table-cell>
          <table:table-cell table:formula="of:=IF([.A407]=1;[.H407];IF([.H407]&gt;[.I406];[.H407];[.I406]))" office:value-type="float" office:value="157.47" calcext:value-type="float">
            <text:p>157,47</text:p>
          </table:table-cell>
          <table:table-cell table:formula="of:=IF([.A407]=1;0;IF([.H407]&gt;[.I406];1;0))" office:value-type="float" office:value="0" calcext:value-type="float">
            <text:p>0</text:p>
          </table:table-cell>
          <table:table-cell table:formula="of:=IF(SUM([.D407];[.G407];[.J40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84.93" calcext:value-type="float">
            <text:p>84,93</text:p>
          </table:table-cell>
          <table:table-cell table:formula="of:=IF([.A408]=1;[.B408];IF([.B408]&gt;[.C407];[.B408];[.C407]))" office:value-type="float" office:value="130" calcext:value-type="float">
            <text:p>130</text:p>
          </table:table-cell>
          <table:table-cell table:formula="of:=IF([.A408]=1;0;IF([.B408]&gt;[.C407];1;0))" office:value-type="float" office:value="0" calcext:value-type="float">
            <text:p>0</text:p>
          </table:table-cell>
          <table:table-cell office:value-type="float" office:value="63.08" calcext:value-type="float">
            <text:p>63,08</text:p>
          </table:table-cell>
          <table:table-cell table:formula="of:=IF([.A408]=1;[.E408];IF([.E408]&gt;[.F407];[.E408];[.F407]))" office:value-type="float" office:value="148.19" calcext:value-type="float">
            <text:p>148,19</text:p>
          </table:table-cell>
          <table:table-cell table:formula="of:=IF([.A408]=1;0;IF([.E408]&gt;[.F407];1;0))" office:value-type="float" office:value="0" calcext:value-type="float">
            <text:p>0</text:p>
          </table:table-cell>
          <table:table-cell office:value-type="float" office:value="147.87" calcext:value-type="float">
            <text:p>147,87</text:p>
          </table:table-cell>
          <table:table-cell table:formula="of:=IF([.A408]=1;[.H408];IF([.H408]&gt;[.I407];[.H408];[.I407]))" office:value-type="float" office:value="157.47" calcext:value-type="float">
            <text:p>157,47</text:p>
          </table:table-cell>
          <table:table-cell table:formula="of:=IF([.A408]=1;0;IF([.H408]&gt;[.I407];1;0))" office:value-type="float" office:value="0" calcext:value-type="float">
            <text:p>0</text:p>
          </table:table-cell>
          <table:table-cell table:formula="of:=IF(SUM([.D408];[.G408];[.J40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83.87" calcext:value-type="float">
            <text:p>83,87</text:p>
          </table:table-cell>
          <table:table-cell table:formula="of:=IF([.A409]=1;[.B409];IF([.B409]&gt;[.C408];[.B409];[.C408]))" office:value-type="float" office:value="130" calcext:value-type="float">
            <text:p>130</text:p>
          </table:table-cell>
          <table:table-cell table:formula="of:=IF([.A409]=1;0;IF([.B409]&gt;[.C408];1;0))" office:value-type="float" office:value="0" calcext:value-type="float">
            <text:p>0</text:p>
          </table:table-cell>
          <table:table-cell office:value-type="float" office:value="62.49" calcext:value-type="float">
            <text:p>62,49</text:p>
          </table:table-cell>
          <table:table-cell table:formula="of:=IF([.A409]=1;[.E409];IF([.E409]&gt;[.F408];[.E409];[.F408]))" office:value-type="float" office:value="148.19" calcext:value-type="float">
            <text:p>148,19</text:p>
          </table:table-cell>
          <table:table-cell table:formula="of:=IF([.A409]=1;0;IF([.E409]&gt;[.F408];1;0))" office:value-type="float" office:value="0" calcext:value-type="float">
            <text:p>0</text:p>
          </table:table-cell>
          <table:table-cell office:value-type="float" office:value="149.41" calcext:value-type="float">
            <text:p>149,41</text:p>
          </table:table-cell>
          <table:table-cell table:formula="of:=IF([.A409]=1;[.H409];IF([.H409]&gt;[.I408];[.H409];[.I408]))" office:value-type="float" office:value="157.47" calcext:value-type="float">
            <text:p>157,47</text:p>
          </table:table-cell>
          <table:table-cell table:formula="of:=IF([.A409]=1;0;IF([.H409]&gt;[.I408];1;0))" office:value-type="float" office:value="0" calcext:value-type="float">
            <text:p>0</text:p>
          </table:table-cell>
          <table:table-cell table:formula="of:=IF(SUM([.D409];[.G409];[.J40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82.71" calcext:value-type="float">
            <text:p>82,71</text:p>
          </table:table-cell>
          <table:table-cell table:formula="of:=IF([.A410]=1;[.B410];IF([.B410]&gt;[.C409];[.B410];[.C409]))" office:value-type="float" office:value="130" calcext:value-type="float">
            <text:p>130</text:p>
          </table:table-cell>
          <table:table-cell table:formula="of:=IF([.A410]=1;0;IF([.B410]&gt;[.C409];1;0))" office:value-type="float" office:value="0" calcext:value-type="float">
            <text:p>0</text:p>
          </table:table-cell>
          <table:table-cell office:value-type="float" office:value="61.45" calcext:value-type="float">
            <text:p>61,45</text:p>
          </table:table-cell>
          <table:table-cell table:formula="of:=IF([.A410]=1;[.E410];IF([.E410]&gt;[.F409];[.E410];[.F409]))" office:value-type="float" office:value="148.19" calcext:value-type="float">
            <text:p>148,19</text:p>
          </table:table-cell>
          <table:table-cell table:formula="of:=IF([.A410]=1;0;IF([.E410]&gt;[.F409];1;0))" office:value-type="float" office:value="0" calcext:value-type="float">
            <text:p>0</text:p>
          </table:table-cell>
          <table:table-cell office:value-type="float" office:value="150.39" calcext:value-type="float">
            <text:p>150,39</text:p>
          </table:table-cell>
          <table:table-cell table:formula="of:=IF([.A410]=1;[.H410];IF([.H410]&gt;[.I409];[.H410];[.I409]))" office:value-type="float" office:value="157.47" calcext:value-type="float">
            <text:p>157,47</text:p>
          </table:table-cell>
          <table:table-cell table:formula="of:=IF([.A410]=1;0;IF([.H410]&gt;[.I409];1;0))" office:value-type="float" office:value="0" calcext:value-type="float">
            <text:p>0</text:p>
          </table:table-cell>
          <table:table-cell table:formula="of:=IF(SUM([.D410];[.G410];[.J41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81.37" calcext:value-type="float">
            <text:p>81,37</text:p>
          </table:table-cell>
          <table:table-cell table:formula="of:=IF([.A411]=1;[.B411];IF([.B411]&gt;[.C410];[.B411];[.C410]))" office:value-type="float" office:value="130" calcext:value-type="float">
            <text:p>130</text:p>
          </table:table-cell>
          <table:table-cell table:formula="of:=IF([.A411]=1;0;IF([.B411]&gt;[.C410];1;0))" office:value-type="float" office:value="0" calcext:value-type="float">
            <text:p>0</text:p>
          </table:table-cell>
          <table:table-cell office:value-type="float" office:value="60.3" calcext:value-type="float">
            <text:p>60,3</text:p>
          </table:table-cell>
          <table:table-cell table:formula="of:=IF([.A411]=1;[.E411];IF([.E411]&gt;[.F410];[.E411];[.F410]))" office:value-type="float" office:value="148.19" calcext:value-type="float">
            <text:p>148,19</text:p>
          </table:table-cell>
          <table:table-cell table:formula="of:=IF([.A411]=1;0;IF([.E411]&gt;[.F410];1;0))" office:value-type="float" office:value="0" calcext:value-type="float">
            <text:p>0</text:p>
          </table:table-cell>
          <table:table-cell office:value-type="float" office:value="149.35" calcext:value-type="float">
            <text:p>149,35</text:p>
          </table:table-cell>
          <table:table-cell table:formula="of:=IF([.A411]=1;[.H411];IF([.H411]&gt;[.I410];[.H411];[.I410]))" office:value-type="float" office:value="157.47" calcext:value-type="float">
            <text:p>157,47</text:p>
          </table:table-cell>
          <table:table-cell table:formula="of:=IF([.A411]=1;0;IF([.H411]&gt;[.I410];1;0))" office:value-type="float" office:value="0" calcext:value-type="float">
            <text:p>0</text:p>
          </table:table-cell>
          <table:table-cell table:formula="of:=IF(SUM([.D411];[.G411];[.J41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80.04" calcext:value-type="float">
            <text:p>80,04</text:p>
          </table:table-cell>
          <table:table-cell table:formula="of:=IF([.A412]=1;[.B412];IF([.B412]&gt;[.C411];[.B412];[.C411]))" office:value-type="float" office:value="130" calcext:value-type="float">
            <text:p>130</text:p>
          </table:table-cell>
          <table:table-cell table:formula="of:=IF([.A412]=1;0;IF([.B412]&gt;[.C411];1;0))" office:value-type="float" office:value="0" calcext:value-type="float">
            <text:p>0</text:p>
          </table:table-cell>
          <table:table-cell office:value-type="float" office:value="62.81" calcext:value-type="float">
            <text:p>62,81</text:p>
          </table:table-cell>
          <table:table-cell table:formula="of:=IF([.A412]=1;[.E412];IF([.E412]&gt;[.F411];[.E412];[.F411]))" office:value-type="float" office:value="148.19" calcext:value-type="float">
            <text:p>148,19</text:p>
          </table:table-cell>
          <table:table-cell table:formula="of:=IF([.A412]=1;0;IF([.E412]&gt;[.F411];1;0))" office:value-type="float" office:value="0" calcext:value-type="float">
            <text:p>0</text:p>
          </table:table-cell>
          <table:table-cell office:value-type="float" office:value="147.81" calcext:value-type="float">
            <text:p>147,81</text:p>
          </table:table-cell>
          <table:table-cell table:formula="of:=IF([.A412]=1;[.H412];IF([.H412]&gt;[.I411];[.H412];[.I411]))" office:value-type="float" office:value="157.47" calcext:value-type="float">
            <text:p>157,47</text:p>
          </table:table-cell>
          <table:table-cell table:formula="of:=IF([.A412]=1;0;IF([.H412]&gt;[.I411];1;0))" office:value-type="float" office:value="0" calcext:value-type="float">
            <text:p>0</text:p>
          </table:table-cell>
          <table:table-cell table:formula="of:=IF(SUM([.D412];[.G412];[.J41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81.96" calcext:value-type="float">
            <text:p>81,96</text:p>
          </table:table-cell>
          <table:table-cell table:formula="of:=IF([.A413]=1;[.B413];IF([.B413]&gt;[.C412];[.B413];[.C412]))" office:value-type="float" office:value="130" calcext:value-type="float">
            <text:p>130</text:p>
          </table:table-cell>
          <table:table-cell table:formula="of:=IF([.A413]=1;0;IF([.B413]&gt;[.C412];1;0))" office:value-type="float" office:value="0" calcext:value-type="float">
            <text:p>0</text:p>
          </table:table-cell>
          <table:table-cell office:value-type="float" office:value="62.35" calcext:value-type="float">
            <text:p>62,35</text:p>
          </table:table-cell>
          <table:table-cell table:formula="of:=IF([.A413]=1;[.E413];IF([.E413]&gt;[.F412];[.E413];[.F412]))" office:value-type="float" office:value="148.19" calcext:value-type="float">
            <text:p>148,19</text:p>
          </table:table-cell>
          <table:table-cell table:formula="of:=IF([.A413]=1;0;IF([.E413]&gt;[.F412];1;0))" office:value-type="float" office:value="0" calcext:value-type="float">
            <text:p>0</text:p>
          </table:table-cell>
          <table:table-cell office:value-type="float" office:value="145.85" calcext:value-type="float">
            <text:p>145,85</text:p>
          </table:table-cell>
          <table:table-cell table:formula="of:=IF([.A413]=1;[.H413];IF([.H413]&gt;[.I412];[.H413];[.I412]))" office:value-type="float" office:value="157.47" calcext:value-type="float">
            <text:p>157,47</text:p>
          </table:table-cell>
          <table:table-cell table:formula="of:=IF([.A413]=1;0;IF([.H413]&gt;[.I412];1;0))" office:value-type="float" office:value="0" calcext:value-type="float">
            <text:p>0</text:p>
          </table:table-cell>
          <table:table-cell table:formula="of:=IF(SUM([.D413];[.G413];[.J41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82.73" calcext:value-type="float">
            <text:p>82,73</text:p>
          </table:table-cell>
          <table:table-cell table:formula="of:=IF([.A414]=1;[.B414];IF([.B414]&gt;[.C413];[.B414];[.C413]))" office:value-type="float" office:value="130" calcext:value-type="float">
            <text:p>130</text:p>
          </table:table-cell>
          <table:table-cell table:formula="of:=IF([.A414]=1;0;IF([.B414]&gt;[.C413];1;0))" office:value-type="float" office:value="0" calcext:value-type="float">
            <text:p>0</text:p>
          </table:table-cell>
          <table:table-cell office:value-type="float" office:value="61.53" calcext:value-type="float">
            <text:p>61,53</text:p>
          </table:table-cell>
          <table:table-cell table:formula="of:=IF([.A414]=1;[.E414];IF([.E414]&gt;[.F413];[.E414];[.F413]))" office:value-type="float" office:value="148.19" calcext:value-type="float">
            <text:p>148,19</text:p>
          </table:table-cell>
          <table:table-cell table:formula="of:=IF([.A414]=1;0;IF([.E414]&gt;[.F413];1;0))" office:value-type="float" office:value="0" calcext:value-type="float">
            <text:p>0</text:p>
          </table:table-cell>
          <table:table-cell office:value-type="float" office:value="147.65" calcext:value-type="float">
            <text:p>147,65</text:p>
          </table:table-cell>
          <table:table-cell table:formula="of:=IF([.A414]=1;[.H414];IF([.H414]&gt;[.I413];[.H414];[.I413]))" office:value-type="float" office:value="157.47" calcext:value-type="float">
            <text:p>157,47</text:p>
          </table:table-cell>
          <table:table-cell table:formula="of:=IF([.A414]=1;0;IF([.H414]&gt;[.I413];1;0))" office:value-type="float" office:value="0" calcext:value-type="float">
            <text:p>0</text:p>
          </table:table-cell>
          <table:table-cell table:formula="of:=IF(SUM([.D414];[.G414];[.J41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81.6" calcext:value-type="float">
            <text:p>81,6</text:p>
          </table:table-cell>
          <table:table-cell table:formula="of:=IF([.A415]=1;[.B415];IF([.B415]&gt;[.C414];[.B415];[.C414]))" office:value-type="float" office:value="130" calcext:value-type="float">
            <text:p>130</text:p>
          </table:table-cell>
          <table:table-cell table:formula="of:=IF([.A415]=1;0;IF([.B415]&gt;[.C414];1;0))" office:value-type="float" office:value="0" calcext:value-type="float">
            <text:p>0</text:p>
          </table:table-cell>
          <table:table-cell office:value-type="float" office:value="61.16" calcext:value-type="float">
            <text:p>61,16</text:p>
          </table:table-cell>
          <table:table-cell table:formula="of:=IF([.A415]=1;[.E415];IF([.E415]&gt;[.F414];[.E415];[.F414]))" office:value-type="float" office:value="148.19" calcext:value-type="float">
            <text:p>148,19</text:p>
          </table:table-cell>
          <table:table-cell table:formula="of:=IF([.A415]=1;0;IF([.E415]&gt;[.F414];1;0)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[.A415]=1;[.H415];IF([.H415]&gt;[.I414];[.H415];[.I414]))" office:value-type="float" office:value="157.47" calcext:value-type="float">
            <text:p>157,47</text:p>
          </table:table-cell>
          <table:table-cell table:formula="of:=IF([.A415]=1;0;IF([.H415]&gt;[.I414];1;0))" office:value-type="float" office:value="0" calcext:value-type="float">
            <text:p>0</text:p>
          </table:table-cell>
          <table:table-cell table:formula="of:=IF(SUM([.D415];[.G415];[.J41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80.37" calcext:value-type="float">
            <text:p>80,37</text:p>
          </table:table-cell>
          <table:table-cell table:formula="of:=IF([.A416]=1;[.B416];IF([.B416]&gt;[.C415];[.B416];[.C415]))" office:value-type="float" office:value="130" calcext:value-type="float">
            <text:p>130</text:p>
          </table:table-cell>
          <table:table-cell table:formula="of:=IF([.A416]=1;0;IF([.B416]&gt;[.C415];1;0))" office:value-type="float" office:value="0" calcext:value-type="float">
            <text:p>0</text:p>
          </table:table-cell>
          <table:table-cell office:value-type="float" office:value="60.65" calcext:value-type="float">
            <text:p>60,65</text:p>
          </table:table-cell>
          <table:table-cell table:formula="of:=IF([.A416]=1;[.E416];IF([.E416]&gt;[.F415];[.E416];[.F415]))" office:value-type="float" office:value="148.19" calcext:value-type="float">
            <text:p>148,19</text:p>
          </table:table-cell>
          <table:table-cell table:formula="of:=IF([.A416]=1;0;IF([.E416]&gt;[.F415];1;0))" office:value-type="float" office:value="0" calcext:value-type="float">
            <text:p>0</text:p>
          </table:table-cell>
          <table:table-cell office:value-type="float" office:value="149.16" calcext:value-type="float">
            <text:p>149,16</text:p>
          </table:table-cell>
          <table:table-cell table:formula="of:=IF([.A416]=1;[.H416];IF([.H416]&gt;[.I415];[.H416];[.I415]))" office:value-type="float" office:value="157.47" calcext:value-type="float">
            <text:p>157,47</text:p>
          </table:table-cell>
          <table:table-cell table:formula="of:=IF([.A416]=1;0;IF([.H416]&gt;[.I415];1;0))" office:value-type="float" office:value="0" calcext:value-type="float">
            <text:p>0</text:p>
          </table:table-cell>
          <table:table-cell table:formula="of:=IF(SUM([.D416];[.G416];[.J41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82.29" calcext:value-type="float">
            <text:p>82,29</text:p>
          </table:table-cell>
          <table:table-cell table:formula="of:=IF([.A417]=1;[.B417];IF([.B417]&gt;[.C416];[.B417];[.C416]))" office:value-type="float" office:value="130" calcext:value-type="float">
            <text:p>130</text:p>
          </table:table-cell>
          <table:table-cell table:formula="of:=IF([.A417]=1;0;IF([.B417]&gt;[.C416];1;0))" office:value-type="float" office:value="0" calcext:value-type="float">
            <text:p>0</text:p>
          </table:table-cell>
          <table:table-cell office:value-type="float" office:value="59.06" calcext:value-type="float">
            <text:p>59,06</text:p>
          </table:table-cell>
          <table:table-cell table:formula="of:=IF([.A417]=1;[.E417];IF([.E417]&gt;[.F416];[.E417];[.F416]))" office:value-type="float" office:value="148.19" calcext:value-type="float">
            <text:p>148,19</text:p>
          </table:table-cell>
          <table:table-cell table:formula="of:=IF([.A417]=1;0;IF([.E417]&gt;[.F416];1;0))" office:value-type="float" office:value="0" calcext:value-type="float">
            <text:p>0</text:p>
          </table:table-cell>
          <table:table-cell office:value-type="float" office:value="148.12" calcext:value-type="float">
            <text:p>148,12</text:p>
          </table:table-cell>
          <table:table-cell table:formula="of:=IF([.A417]=1;[.H417];IF([.H417]&gt;[.I416];[.H417];[.I416]))" office:value-type="float" office:value="157.47" calcext:value-type="float">
            <text:p>157,47</text:p>
          </table:table-cell>
          <table:table-cell table:formula="of:=IF([.A417]=1;0;IF([.H417]&gt;[.I416];1;0))" office:value-type="float" office:value="0" calcext:value-type="float">
            <text:p>0</text:p>
          </table:table-cell>
          <table:table-cell table:formula="of:=IF(SUM([.D417];[.G417];[.J41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83.24" calcext:value-type="float">
            <text:p>83,24</text:p>
          </table:table-cell>
          <table:table-cell table:formula="of:=IF([.A418]=1;[.B418];IF([.B418]&gt;[.C417];[.B418];[.C417]))" office:value-type="float" office:value="130" calcext:value-type="float">
            <text:p>130</text:p>
          </table:table-cell>
          <table:table-cell table:formula="of:=IF([.A418]=1;0;IF([.B418]&gt;[.C417];1;0))" office:value-type="float" office:value="0" calcext:value-type="float">
            <text:p>0</text:p>
          </table:table-cell>
          <table:table-cell office:value-type="float" office:value="61.49" calcext:value-type="float">
            <text:p>61,49</text:p>
          </table:table-cell>
          <table:table-cell table:formula="of:=IF([.A418]=1;[.E418];IF([.E418]&gt;[.F417];[.E418];[.F417]))" office:value-type="float" office:value="148.19" calcext:value-type="float">
            <text:p>148,19</text:p>
          </table:table-cell>
          <table:table-cell table:formula="of:=IF([.A418]=1;0;IF([.E418]&gt;[.F417];1;0))" office:value-type="float" office:value="0" calcext:value-type="float">
            <text:p>0</text:p>
          </table:table-cell>
          <table:table-cell office:value-type="float" office:value="146.75" calcext:value-type="float">
            <text:p>146,75</text:p>
          </table:table-cell>
          <table:table-cell table:formula="of:=IF([.A418]=1;[.H418];IF([.H418]&gt;[.I417];[.H418];[.I417]))" office:value-type="float" office:value="157.47" calcext:value-type="float">
            <text:p>157,47</text:p>
          </table:table-cell>
          <table:table-cell table:formula="of:=IF([.A418]=1;0;IF([.H418]&gt;[.I417];1;0))" office:value-type="float" office:value="0" calcext:value-type="float">
            <text:p>0</text:p>
          </table:table-cell>
          <table:table-cell table:formula="of:=IF(SUM([.D418];[.G418];[.J41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85.09" calcext:value-type="float">
            <text:p>85,09</text:p>
          </table:table-cell>
          <table:table-cell table:formula="of:=IF([.A419]=1;[.B419];IF([.B419]&gt;[.C418];[.B419];[.C418]))" office:value-type="float" office:value="130" calcext:value-type="float">
            <text:p>130</text:p>
          </table:table-cell>
          <table:table-cell table:formula="of:=IF([.A419]=1;0;IF([.B419]&gt;[.C418];1;0))" office:value-type="float" office:value="0" calcext:value-type="float">
            <text:p>0</text:p>
          </table:table-cell>
          <table:table-cell office:value-type="float" office:value="64.21" calcext:value-type="float">
            <text:p>64,21</text:p>
          </table:table-cell>
          <table:table-cell table:formula="of:=IF([.A419]=1;[.E419];IF([.E419]&gt;[.F418];[.E419];[.F418]))" office:value-type="float" office:value="148.19" calcext:value-type="float">
            <text:p>148,19</text:p>
          </table:table-cell>
          <table:table-cell table:formula="of:=IF([.A419]=1;0;IF([.E419]&gt;[.F418];1;0))" office:value-type="float" office:value="0" calcext:value-type="float">
            <text:p>0</text:p>
          </table:table-cell>
          <table:table-cell office:value-type="float" office:value="148.88" calcext:value-type="float">
            <text:p>148,88</text:p>
          </table:table-cell>
          <table:table-cell table:formula="of:=IF([.A419]=1;[.H419];IF([.H419]&gt;[.I418];[.H419];[.I418]))" office:value-type="float" office:value="157.47" calcext:value-type="float">
            <text:p>157,47</text:p>
          </table:table-cell>
          <table:table-cell table:formula="of:=IF([.A419]=1;0;IF([.H419]&gt;[.I418];1;0))" office:value-type="float" office:value="0" calcext:value-type="float">
            <text:p>0</text:p>
          </table:table-cell>
          <table:table-cell table:formula="of:=IF(SUM([.D419];[.G419];[.J41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9" calcext:value-type="float">
            <text:p>419</text:p>
          </table:table-cell>
          <table:table-cell office:value-type="float" office:value="85.26" calcext:value-type="float">
            <text:p>85,26</text:p>
          </table:table-cell>
          <table:table-cell table:formula="of:=IF([.A420]=1;[.B420];IF([.B420]&gt;[.C419];[.B420];[.C419]))" office:value-type="float" office:value="130" calcext:value-type="float">
            <text:p>130</text:p>
          </table:table-cell>
          <table:table-cell table:formula="of:=IF([.A420]=1;0;IF([.B420]&gt;[.C419];1;0))" office:value-type="float" office:value="0" calcext:value-type="float">
            <text:p>0</text:p>
          </table:table-cell>
          <table:table-cell office:value-type="float" office:value="64.11" calcext:value-type="float">
            <text:p>64,11</text:p>
          </table:table-cell>
          <table:table-cell table:formula="of:=IF([.A420]=1;[.E420];IF([.E420]&gt;[.F419];[.E420];[.F419]))" office:value-type="float" office:value="148.19" calcext:value-type="float">
            <text:p>148,19</text:p>
          </table:table-cell>
          <table:table-cell table:formula="of:=IF([.A420]=1;0;IF([.E420]&gt;[.F419];1;0))" office:value-type="float" office:value="0" calcext:value-type="float">
            <text:p>0</text:p>
          </table:table-cell>
          <table:table-cell office:value-type="float" office:value="150.14" calcext:value-type="float">
            <text:p>150,14</text:p>
          </table:table-cell>
          <table:table-cell table:formula="of:=IF([.A420]=1;[.H420];IF([.H420]&gt;[.I419];[.H420];[.I419]))" office:value-type="float" office:value="157.47" calcext:value-type="float">
            <text:p>157,47</text:p>
          </table:table-cell>
          <table:table-cell table:formula="of:=IF([.A420]=1;0;IF([.H420]&gt;[.I419];1;0))" office:value-type="float" office:value="0" calcext:value-type="float">
            <text:p>0</text:p>
          </table:table-cell>
          <table:table-cell table:formula="of:=IF(SUM([.D420];[.G420];[.J42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87.45" calcext:value-type="float">
            <text:p>87,45</text:p>
          </table:table-cell>
          <table:table-cell table:formula="of:=IF([.A421]=1;[.B421];IF([.B421]&gt;[.C420];[.B421];[.C420]))" office:value-type="float" office:value="130" calcext:value-type="float">
            <text:p>130</text:p>
          </table:table-cell>
          <table:table-cell table:formula="of:=IF([.A421]=1;0;IF([.B421]&gt;[.C420];1;0))" office:value-type="float" office:value="0" calcext:value-type="float">
            <text:p>0</text:p>
          </table:table-cell>
          <table:table-cell office:value-type="float" office:value="63.4" calcext:value-type="float">
            <text:p>63,4</text:p>
          </table:table-cell>
          <table:table-cell table:formula="of:=IF([.A421]=1;[.E421];IF([.E421]&gt;[.F420];[.E421];[.F420]))" office:value-type="float" office:value="148.19" calcext:value-type="float">
            <text:p>148,19</text:p>
          </table:table-cell>
          <table:table-cell table:formula="of:=IF([.A421]=1;0;IF([.E421]&gt;[.F420];1;0))" office:value-type="float" office:value="0" calcext:value-type="float">
            <text:p>0</text:p>
          </table:table-cell>
          <table:table-cell office:value-type="float" office:value="149.12" calcext:value-type="float">
            <text:p>149,12</text:p>
          </table:table-cell>
          <table:table-cell table:formula="of:=IF([.A421]=1;[.H421];IF([.H421]&gt;[.I420];[.H421];[.I420]))" office:value-type="float" office:value="157.47" calcext:value-type="float">
            <text:p>157,47</text:p>
          </table:table-cell>
          <table:table-cell table:formula="of:=IF([.A421]=1;0;IF([.H421]&gt;[.I420];1;0))" office:value-type="float" office:value="0" calcext:value-type="float">
            <text:p>0</text:p>
          </table:table-cell>
          <table:table-cell table:formula="of:=IF(SUM([.D421];[.G421];[.J42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89.82" calcext:value-type="float">
            <text:p>89,82</text:p>
          </table:table-cell>
          <table:table-cell table:formula="of:=IF([.A422]=1;[.B422];IF([.B422]&gt;[.C421];[.B422];[.C421]))" office:value-type="float" office:value="130" calcext:value-type="float">
            <text:p>130</text:p>
          </table:table-cell>
          <table:table-cell table:formula="of:=IF([.A422]=1;0;IF([.B422]&gt;[.C421];1;0))" office:value-type="float" office:value="0" calcext:value-type="float">
            <text:p>0</text:p>
          </table:table-cell>
          <table:table-cell office:value-type="float" office:value="61.83" calcext:value-type="float">
            <text:p>61,83</text:p>
          </table:table-cell>
          <table:table-cell table:formula="of:=IF([.A422]=1;[.E422];IF([.E422]&gt;[.F421];[.E422];[.F421]))" office:value-type="float" office:value="148.19" calcext:value-type="float">
            <text:p>148,19</text:p>
          </table:table-cell>
          <table:table-cell table:formula="of:=IF([.A422]=1;0;IF([.E422]&gt;[.F421];1;0))" office:value-type="float" office:value="0" calcext:value-type="float">
            <text:p>0</text:p>
          </table:table-cell>
          <table:table-cell office:value-type="float" office:value="147.93" calcext:value-type="float">
            <text:p>147,93</text:p>
          </table:table-cell>
          <table:table-cell table:formula="of:=IF([.A422]=1;[.H422];IF([.H422]&gt;[.I421];[.H422];[.I421]))" office:value-type="float" office:value="157.47" calcext:value-type="float">
            <text:p>157,47</text:p>
          </table:table-cell>
          <table:table-cell table:formula="of:=IF([.A422]=1;0;IF([.H422]&gt;[.I421];1;0))" office:value-type="float" office:value="0" calcext:value-type="float">
            <text:p>0</text:p>
          </table:table-cell>
          <table:table-cell table:formula="of:=IF(SUM([.D422];[.G422];[.J42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91.95" calcext:value-type="float">
            <text:p>91,95</text:p>
          </table:table-cell>
          <table:table-cell table:formula="of:=IF([.A423]=1;[.B423];IF([.B423]&gt;[.C422];[.B423];[.C422]))" office:value-type="float" office:value="130" calcext:value-type="float">
            <text:p>130</text:p>
          </table:table-cell>
          <table:table-cell table:formula="of:=IF([.A423]=1;0;IF([.B423]&gt;[.C422];1;0))" office:value-type="float" office:value="0" calcext:value-type="float">
            <text:p>0</text:p>
          </table:table-cell>
          <table:table-cell office:value-type="float" office:value="59.96" calcext:value-type="float">
            <text:p>59,96</text:p>
          </table:table-cell>
          <table:table-cell table:formula="of:=IF([.A423]=1;[.E423];IF([.E423]&gt;[.F422];[.E423];[.F422]))" office:value-type="float" office:value="148.19" calcext:value-type="float">
            <text:p>148,19</text:p>
          </table:table-cell>
          <table:table-cell table:formula="of:=IF([.A423]=1;0;IF([.E423]&gt;[.F422];1;0))" office:value-type="float" office:value="0" calcext:value-type="float">
            <text:p>0</text:p>
          </table:table-cell>
          <table:table-cell office:value-type="float" office:value="145.99" calcext:value-type="float">
            <text:p>145,99</text:p>
          </table:table-cell>
          <table:table-cell table:formula="of:=IF([.A423]=1;[.H423];IF([.H423]&gt;[.I422];[.H423];[.I422]))" office:value-type="float" office:value="157.47" calcext:value-type="float">
            <text:p>157,47</text:p>
          </table:table-cell>
          <table:table-cell table:formula="of:=IF([.A423]=1;0;IF([.H423]&gt;[.I422];1;0))" office:value-type="float" office:value="0" calcext:value-type="float">
            <text:p>0</text:p>
          </table:table-cell>
          <table:table-cell table:formula="of:=IF(SUM([.D423];[.G423];[.J42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94.23" calcext:value-type="float">
            <text:p>94,23</text:p>
          </table:table-cell>
          <table:table-cell table:formula="of:=IF([.A424]=1;[.B424];IF([.B424]&gt;[.C423];[.B424];[.C423]))" office:value-type="float" office:value="130" calcext:value-type="float">
            <text:p>130</text:p>
          </table:table-cell>
          <table:table-cell table:formula="of:=IF([.A424]=1;0;IF([.B424]&gt;[.C423];1;0))" office:value-type="float" office:value="0" calcext:value-type="float">
            <text:p>0</text:p>
          </table:table-cell>
          <table:table-cell office:value-type="float" office:value="59.02" calcext:value-type="float">
            <text:p>59,02</text:p>
          </table:table-cell>
          <table:table-cell table:formula="of:=IF([.A424]=1;[.E424];IF([.E424]&gt;[.F423];[.E424];[.F423]))" office:value-type="float" office:value="148.19" calcext:value-type="float">
            <text:p>148,19</text:p>
          </table:table-cell>
          <table:table-cell table:formula="of:=IF([.A424]=1;0;IF([.E424]&gt;[.F423];1;0))" office:value-type="float" office:value="0" calcext:value-type="float">
            <text:p>0</text:p>
          </table:table-cell>
          <table:table-cell office:value-type="float" office:value="144.71" calcext:value-type="float">
            <text:p>144,71</text:p>
          </table:table-cell>
          <table:table-cell table:formula="of:=IF([.A424]=1;[.H424];IF([.H424]&gt;[.I423];[.H424];[.I423]))" office:value-type="float" office:value="157.47" calcext:value-type="float">
            <text:p>157,47</text:p>
          </table:table-cell>
          <table:table-cell table:formula="of:=IF([.A424]=1;0;IF([.H424]&gt;[.I423];1;0))" office:value-type="float" office:value="0" calcext:value-type="float">
            <text:p>0</text:p>
          </table:table-cell>
          <table:table-cell table:formula="of:=IF(SUM([.D424];[.G424];[.J42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93.11" calcext:value-type="float">
            <text:p>93,11</text:p>
          </table:table-cell>
          <table:table-cell table:formula="of:=IF([.A425]=1;[.B425];IF([.B425]&gt;[.C424];[.B425];[.C424]))" office:value-type="float" office:value="130" calcext:value-type="float">
            <text:p>130</text:p>
          </table:table-cell>
          <table:table-cell table:formula="of:=IF([.A425]=1;0;IF([.B425]&gt;[.C424];1;0))" office:value-type="float" office:value="0" calcext:value-type="float">
            <text:p>0</text:p>
          </table:table-cell>
          <table:table-cell office:value-type="float" office:value="57.84" calcext:value-type="float">
            <text:p>57,84</text:p>
          </table:table-cell>
          <table:table-cell table:formula="of:=IF([.A425]=1;[.E425];IF([.E425]&gt;[.F424];[.E425];[.F424]))" office:value-type="float" office:value="148.19" calcext:value-type="float">
            <text:p>148,19</text:p>
          </table:table-cell>
          <table:table-cell table:formula="of:=IF([.A425]=1;0;IF([.E425]&gt;[.F424];1;0))" office:value-type="float" office:value="0" calcext:value-type="float">
            <text:p>0</text:p>
          </table:table-cell>
          <table:table-cell office:value-type="float" office:value="145.03" calcext:value-type="float">
            <text:p>145,03</text:p>
          </table:table-cell>
          <table:table-cell table:formula="of:=IF([.A425]=1;[.H425];IF([.H425]&gt;[.I424];[.H425];[.I424]))" office:value-type="float" office:value="157.47" calcext:value-type="float">
            <text:p>157,47</text:p>
          </table:table-cell>
          <table:table-cell table:formula="of:=IF([.A425]=1;0;IF([.H425]&gt;[.I424];1;0))" office:value-type="float" office:value="0" calcext:value-type="float">
            <text:p>0</text:p>
          </table:table-cell>
          <table:table-cell table:formula="of:=IF(SUM([.D425];[.G425];[.J42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93.73" calcext:value-type="float">
            <text:p>93,73</text:p>
          </table:table-cell>
          <table:table-cell table:formula="of:=IF([.A426]=1;[.B426];IF([.B426]&gt;[.C425];[.B426];[.C425]))" office:value-type="float" office:value="130" calcext:value-type="float">
            <text:p>130</text:p>
          </table:table-cell>
          <table:table-cell table:formula="of:=IF([.A426]=1;0;IF([.B426]&gt;[.C425];1;0))" office:value-type="float" office:value="0" calcext:value-type="float">
            <text:p>0</text:p>
          </table:table-cell>
          <table:table-cell office:value-type="float" office:value="60.76" calcext:value-type="float">
            <text:p>60,76</text:p>
          </table:table-cell>
          <table:table-cell table:formula="of:=IF([.A426]=1;[.E426];IF([.E426]&gt;[.F425];[.E426];[.F425]))" office:value-type="float" office:value="148.19" calcext:value-type="float">
            <text:p>148,19</text:p>
          </table:table-cell>
          <table:table-cell table:formula="of:=IF([.A426]=1;0;IF([.E426]&gt;[.F425];1;0))" office:value-type="float" office:value="0" calcext:value-type="float">
            <text:p>0</text:p>
          </table:table-cell>
          <table:table-cell office:value-type="float" office:value="146.52" calcext:value-type="float">
            <text:p>146,52</text:p>
          </table:table-cell>
          <table:table-cell table:formula="of:=IF([.A426]=1;[.H426];IF([.H426]&gt;[.I425];[.H426];[.I425]))" office:value-type="float" office:value="157.47" calcext:value-type="float">
            <text:p>157,47</text:p>
          </table:table-cell>
          <table:table-cell table:formula="of:=IF([.A426]=1;0;IF([.H426]&gt;[.I425];1;0))" office:value-type="float" office:value="0" calcext:value-type="float">
            <text:p>0</text:p>
          </table:table-cell>
          <table:table-cell table:formula="of:=IF(SUM([.D426];[.G426];[.J42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95.75" calcext:value-type="float">
            <text:p>95,75</text:p>
          </table:table-cell>
          <table:table-cell table:formula="of:=IF([.A427]=1;[.B427];IF([.B427]&gt;[.C426];[.B427];[.C426]))" office:value-type="float" office:value="130" calcext:value-type="float">
            <text:p>130</text:p>
          </table:table-cell>
          <table:table-cell table:formula="of:=IF([.A427]=1;0;IF([.B427]&gt;[.C426];1;0))" office:value-type="float" office:value="0" calcext:value-type="float">
            <text:p>0</text:p>
          </table:table-cell>
          <table:table-cell office:value-type="float" office:value="60.53" calcext:value-type="float">
            <text:p>60,53</text:p>
          </table:table-cell>
          <table:table-cell table:formula="of:=IF([.A427]=1;[.E427];IF([.E427]&gt;[.F426];[.E427];[.F426]))" office:value-type="float" office:value="148.19" calcext:value-type="float">
            <text:p>148,19</text:p>
          </table:table-cell>
          <table:table-cell table:formula="of:=IF([.A427]=1;0;IF([.E427]&gt;[.F426];1;0))" office:value-type="float" office:value="0" calcext:value-type="float">
            <text:p>0</text:p>
          </table:table-cell>
          <table:table-cell office:value-type="float" office:value="146.65" calcext:value-type="float">
            <text:p>146,65</text:p>
          </table:table-cell>
          <table:table-cell table:formula="of:=IF([.A427]=1;[.H427];IF([.H427]&gt;[.I426];[.H427];[.I426]))" office:value-type="float" office:value="157.47" calcext:value-type="float">
            <text:p>157,47</text:p>
          </table:table-cell>
          <table:table-cell table:formula="of:=IF([.A427]=1;0;IF([.H427]&gt;[.I426];1;0))" office:value-type="float" office:value="0" calcext:value-type="float">
            <text:p>0</text:p>
          </table:table-cell>
          <table:table-cell table:formula="of:=IF(SUM([.D427];[.G427];[.J42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7" calcext:value-type="float">
            <text:p>427</text:p>
          </table:table-cell>
          <table:table-cell office:value-type="float" office:value="97.38" calcext:value-type="float">
            <text:p>97,38</text:p>
          </table:table-cell>
          <table:table-cell table:formula="of:=IF([.A428]=1;[.B428];IF([.B428]&gt;[.C427];[.B428];[.C427]))" office:value-type="float" office:value="130" calcext:value-type="float">
            <text:p>130</text:p>
          </table:table-cell>
          <table:table-cell table:formula="of:=IF([.A428]=1;0;IF([.B428]&gt;[.C427];1;0))" office:value-type="float" office:value="0" calcext:value-type="float">
            <text:p>0</text:p>
          </table:table-cell>
          <table:table-cell office:value-type="float" office:value="62.95" calcext:value-type="float">
            <text:p>62,95</text:p>
          </table:table-cell>
          <table:table-cell table:formula="of:=IF([.A428]=1;[.E428];IF([.E428]&gt;[.F427];[.E428];[.F427]))" office:value-type="float" office:value="148.19" calcext:value-type="float">
            <text:p>148,19</text:p>
          </table:table-cell>
          <table:table-cell table:formula="of:=IF([.A428]=1;0;IF([.E428]&gt;[.F427];1;0))" office:value-type="float" office:value="0" calcext:value-type="float">
            <text:p>0</text:p>
          </table:table-cell>
          <table:table-cell office:value-type="float" office:value="148.26" calcext:value-type="float">
            <text:p>148,26</text:p>
          </table:table-cell>
          <table:table-cell table:formula="of:=IF([.A428]=1;[.H428];IF([.H428]&gt;[.I427];[.H428];[.I427]))" office:value-type="float" office:value="157.47" calcext:value-type="float">
            <text:p>157,47</text:p>
          </table:table-cell>
          <table:table-cell table:formula="of:=IF([.A428]=1;0;IF([.H428]&gt;[.I427];1;0))" office:value-type="float" office:value="0" calcext:value-type="float">
            <text:p>0</text:p>
          </table:table-cell>
          <table:table-cell table:formula="of:=IF(SUM([.D428];[.G428];[.J42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8" calcext:value-type="float">
            <text:p>428</text:p>
          </table:table-cell>
          <table:table-cell office:value-type="float" office:value="99.66" calcext:value-type="float">
            <text:p>99,66</text:p>
          </table:table-cell>
          <table:table-cell table:formula="of:=IF([.A429]=1;[.B429];IF([.B429]&gt;[.C428];[.B429];[.C428]))" office:value-type="float" office:value="130" calcext:value-type="float">
            <text:p>130</text:p>
          </table:table-cell>
          <table:table-cell table:formula="of:=IF([.A429]=1;0;IF([.B429]&gt;[.C428];1;0))" office:value-type="float" office:value="0" calcext:value-type="float">
            <text:p>0</text:p>
          </table:table-cell>
          <table:table-cell office:value-type="float" office:value="62.42" calcext:value-type="float">
            <text:p>62,42</text:p>
          </table:table-cell>
          <table:table-cell table:formula="of:=IF([.A429]=1;[.E429];IF([.E429]&gt;[.F428];[.E429];[.F428]))" office:value-type="float" office:value="148.19" calcext:value-type="float">
            <text:p>148,19</text:p>
          </table:table-cell>
          <table:table-cell table:formula="of:=IF([.A429]=1;0;IF([.E429]&gt;[.F428];1;0))" office:value-type="float" office:value="0" calcext:value-type="float">
            <text:p>0</text:p>
          </table:table-cell>
          <table:table-cell office:value-type="float" office:value="146.6" calcext:value-type="float">
            <text:p>146,6</text:p>
          </table:table-cell>
          <table:table-cell table:formula="of:=IF([.A429]=1;[.H429];IF([.H429]&gt;[.I428];[.H429];[.I428]))" office:value-type="float" office:value="157.47" calcext:value-type="float">
            <text:p>157,47</text:p>
          </table:table-cell>
          <table:table-cell table:formula="of:=IF([.A429]=1;0;IF([.H429]&gt;[.I428];1;0))" office:value-type="float" office:value="0" calcext:value-type="float">
            <text:p>0</text:p>
          </table:table-cell>
          <table:table-cell table:formula="of:=IF(SUM([.D429];[.G429];[.J42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98.06" calcext:value-type="float">
            <text:p>98,06</text:p>
          </table:table-cell>
          <table:table-cell table:formula="of:=IF([.A430]=1;[.B430];IF([.B430]&gt;[.C429];[.B430];[.C429]))" office:value-type="float" office:value="130" calcext:value-type="float">
            <text:p>130</text:p>
          </table:table-cell>
          <table:table-cell table:formula="of:=IF([.A430]=1;0;IF([.B430]&gt;[.C429];1;0))" office:value-type="float" office:value="0" calcext:value-type="float">
            <text:p>0</text:p>
          </table:table-cell>
          <table:table-cell office:value-type="float" office:value="64.86" calcext:value-type="float">
            <text:p>64,86</text:p>
          </table:table-cell>
          <table:table-cell table:formula="of:=IF([.A430]=1;[.E430];IF([.E430]&gt;[.F429];[.E430];[.F429]))" office:value-type="float" office:value="148.19" calcext:value-type="float">
            <text:p>148,19</text:p>
          </table:table-cell>
          <table:table-cell table:formula="of:=IF([.A430]=1;0;IF([.E430]&gt;[.F429];1;0))" office:value-type="float" office:value="0" calcext:value-type="float">
            <text:p>0</text:p>
          </table:table-cell>
          <table:table-cell office:value-type="float" office:value="147.83" calcext:value-type="float">
            <text:p>147,83</text:p>
          </table:table-cell>
          <table:table-cell table:formula="of:=IF([.A430]=1;[.H430];IF([.H430]&gt;[.I429];[.H430];[.I429]))" office:value-type="float" office:value="157.47" calcext:value-type="float">
            <text:p>157,47</text:p>
          </table:table-cell>
          <table:table-cell table:formula="of:=IF([.A430]=1;0;IF([.H430]&gt;[.I429];1;0))" office:value-type="float" office:value="0" calcext:value-type="float">
            <text:p>0</text:p>
          </table:table-cell>
          <table:table-cell table:formula="of:=IF(SUM([.D430];[.G430];[.J43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99.61" calcext:value-type="float">
            <text:p>99,61</text:p>
          </table:table-cell>
          <table:table-cell table:formula="of:=IF([.A431]=1;[.B431];IF([.B431]&gt;[.C430];[.B431];[.C430]))" office:value-type="float" office:value="130" calcext:value-type="float">
            <text:p>130</text:p>
          </table:table-cell>
          <table:table-cell table:formula="of:=IF([.A431]=1;0;IF([.B431]&gt;[.C430];1;0))" office:value-type="float" office:value="0" calcext:value-type="float">
            <text:p>0</text:p>
          </table:table-cell>
          <table:table-cell office:value-type="float" office:value="63.25" calcext:value-type="float">
            <text:p>63,25</text:p>
          </table:table-cell>
          <table:table-cell table:formula="of:=IF([.A431]=1;[.E431];IF([.E431]&gt;[.F430];[.E431];[.F430]))" office:value-type="float" office:value="148.19" calcext:value-type="float">
            <text:p>148,19</text:p>
          </table:table-cell>
          <table:table-cell table:formula="of:=IF([.A431]=1;0;IF([.E431]&gt;[.F430];1;0))" office:value-type="float" office:value="0" calcext:value-type="float">
            <text:p>0</text:p>
          </table:table-cell>
          <table:table-cell office:value-type="float" office:value="150.03" calcext:value-type="float">
            <text:p>150,03</text:p>
          </table:table-cell>
          <table:table-cell table:formula="of:=IF([.A431]=1;[.H431];IF([.H431]&gt;[.I430];[.H431];[.I430]))" office:value-type="float" office:value="157.47" calcext:value-type="float">
            <text:p>157,47</text:p>
          </table:table-cell>
          <table:table-cell table:formula="of:=IF([.A431]=1;0;IF([.H431]&gt;[.I430];1;0))" office:value-type="float" office:value="0" calcext:value-type="float">
            <text:p>0</text:p>
          </table:table-cell>
          <table:table-cell table:formula="of:=IF(SUM([.D431];[.G431];[.J43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97.68" calcext:value-type="float">
            <text:p>97,68</text:p>
          </table:table-cell>
          <table:table-cell table:formula="of:=IF([.A432]=1;[.B432];IF([.B432]&gt;[.C431];[.B432];[.C431]))" office:value-type="float" office:value="130" calcext:value-type="float">
            <text:p>130</text:p>
          </table:table-cell>
          <table:table-cell table:formula="of:=IF([.A432]=1;0;IF([.B432]&gt;[.C431];1;0))" office:value-type="float" office:value="0" calcext:value-type="float">
            <text:p>0</text:p>
          </table:table-cell>
          <table:table-cell office:value-type="float" office:value="62.83" calcext:value-type="float">
            <text:p>62,83</text:p>
          </table:table-cell>
          <table:table-cell table:formula="of:=IF([.A432]=1;[.E432];IF([.E432]&gt;[.F431];[.E432];[.F431]))" office:value-type="float" office:value="148.19" calcext:value-type="float">
            <text:p>148,19</text:p>
          </table:table-cell>
          <table:table-cell table:formula="of:=IF([.A432]=1;0;IF([.E432]&gt;[.F431];1;0))" office:value-type="float" office:value="0" calcext:value-type="float">
            <text:p>0</text:p>
          </table:table-cell>
          <table:table-cell office:value-type="float" office:value="151.15" calcext:value-type="float">
            <text:p>151,15</text:p>
          </table:table-cell>
          <table:table-cell table:formula="of:=IF([.A432]=1;[.H432];IF([.H432]&gt;[.I431];[.H432];[.I431]))" office:value-type="float" office:value="157.47" calcext:value-type="float">
            <text:p>157,47</text:p>
          </table:table-cell>
          <table:table-cell table:formula="of:=IF([.A432]=1;0;IF([.H432]&gt;[.I431];1;0))" office:value-type="float" office:value="0" calcext:value-type="float">
            <text:p>0</text:p>
          </table:table-cell>
          <table:table-cell table:formula="of:=IF(SUM([.D432];[.G432];[.J43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2" calcext:value-type="float">
            <text:p>432</text:p>
          </table:table-cell>
          <table:table-cell office:value-type="float" office:value="96.12" calcext:value-type="float">
            <text:p>96,12</text:p>
          </table:table-cell>
          <table:table-cell table:formula="of:=IF([.A433]=1;[.B433];IF([.B433]&gt;[.C432];[.B433];[.C432]))" office:value-type="float" office:value="130" calcext:value-type="float">
            <text:p>130</text:p>
          </table:table-cell>
          <table:table-cell table:formula="of:=IF([.A433]=1;0;IF([.B433]&gt;[.C432];1;0))" office:value-type="float" office:value="0" calcext:value-type="float">
            <text:p>0</text:p>
          </table:table-cell>
          <table:table-cell office:value-type="float" office:value="61.62" calcext:value-type="float">
            <text:p>61,62</text:p>
          </table:table-cell>
          <table:table-cell table:formula="of:=IF([.A433]=1;[.E433];IF([.E433]&gt;[.F432];[.E433];[.F432]))" office:value-type="float" office:value="148.19" calcext:value-type="float">
            <text:p>148,19</text:p>
          </table:table-cell>
          <table:table-cell table:formula="of:=IF([.A433]=1;0;IF([.E433]&gt;[.F432];1;0))" office:value-type="float" office:value="0" calcext:value-type="float">
            <text:p>0</text:p>
          </table:table-cell>
          <table:table-cell office:value-type="float" office:value="149.95" calcext:value-type="float">
            <text:p>149,95</text:p>
          </table:table-cell>
          <table:table-cell table:formula="of:=IF([.A433]=1;[.H433];IF([.H433]&gt;[.I432];[.H433];[.I432]))" office:value-type="float" office:value="157.47" calcext:value-type="float">
            <text:p>157,47</text:p>
          </table:table-cell>
          <table:table-cell table:formula="of:=IF([.A433]=1;0;IF([.H433]&gt;[.I432];1;0))" office:value-type="float" office:value="0" calcext:value-type="float">
            <text:p>0</text:p>
          </table:table-cell>
          <table:table-cell table:formula="of:=IF(SUM([.D433];[.G433];[.J43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3" calcext:value-type="float">
            <text:p>433</text:p>
          </table:table-cell>
          <table:table-cell office:value-type="float" office:value="94.84" calcext:value-type="float">
            <text:p>94,84</text:p>
          </table:table-cell>
          <table:table-cell table:formula="of:=IF([.A434]=1;[.B434];IF([.B434]&gt;[.C433];[.B434];[.C433]))" office:value-type="float" office:value="130" calcext:value-type="float">
            <text:p>130</text:p>
          </table:table-cell>
          <table:table-cell table:formula="of:=IF([.A434]=1;0;IF([.B434]&gt;[.C433];1;0))" office:value-type="float" office:value="0" calcext:value-type="float">
            <text:p>0</text:p>
          </table:table-cell>
          <table:table-cell office:value-type="float" office:value="60.02" calcext:value-type="float">
            <text:p>60,02</text:p>
          </table:table-cell>
          <table:table-cell table:formula="of:=IF([.A434]=1;[.E434];IF([.E434]&gt;[.F433];[.E434];[.F433]))" office:value-type="float" office:value="148.19" calcext:value-type="float">
            <text:p>148,19</text:p>
          </table:table-cell>
          <table:table-cell table:formula="of:=IF([.A434]=1;0;IF([.E434]&gt;[.F433];1;0))" office:value-type="float" office:value="0" calcext:value-type="float">
            <text:p>0</text:p>
          </table:table-cell>
          <table:table-cell office:value-type="float" office:value="150.98" calcext:value-type="float">
            <text:p>150,98</text:p>
          </table:table-cell>
          <table:table-cell table:formula="of:=IF([.A434]=1;[.H434];IF([.H434]&gt;[.I433];[.H434];[.I433]))" office:value-type="float" office:value="157.47" calcext:value-type="float">
            <text:p>157,47</text:p>
          </table:table-cell>
          <table:table-cell table:formula="of:=IF([.A434]=1;0;IF([.H434]&gt;[.I433];1;0))" office:value-type="float" office:value="0" calcext:value-type="float">
            <text:p>0</text:p>
          </table:table-cell>
          <table:table-cell table:formula="of:=IF(SUM([.D434];[.G434];[.J43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95.23" calcext:value-type="float">
            <text:p>95,23</text:p>
          </table:table-cell>
          <table:table-cell table:formula="of:=IF([.A435]=1;[.B435];IF([.B435]&gt;[.C434];[.B435];[.C434]))" office:value-type="float" office:value="130" calcext:value-type="float">
            <text:p>130</text:p>
          </table:table-cell>
          <table:table-cell table:formula="of:=IF([.A435]=1;0;IF([.B435]&gt;[.C434];1;0))" office:value-type="float" office:value="0" calcext:value-type="float">
            <text:p>0</text:p>
          </table:table-cell>
          <table:table-cell office:value-type="float" office:value="59.25" calcext:value-type="float">
            <text:p>59,25</text:p>
          </table:table-cell>
          <table:table-cell table:formula="of:=IF([.A435]=1;[.E435];IF([.E435]&gt;[.F434];[.E435];[.F434]))" office:value-type="float" office:value="148.19" calcext:value-type="float">
            <text:p>148,19</text:p>
          </table:table-cell>
          <table:table-cell table:formula="of:=IF([.A435]=1;0;IF([.E435]&gt;[.F434];1;0))" office:value-type="float" office:value="0" calcext:value-type="float">
            <text:p>0</text:p>
          </table:table-cell>
          <table:table-cell office:value-type="float" office:value="149.25" calcext:value-type="float">
            <text:p>149,25</text:p>
          </table:table-cell>
          <table:table-cell table:formula="of:=IF([.A435]=1;[.H435];IF([.H435]&gt;[.I434];[.H435];[.I434]))" office:value-type="float" office:value="157.47" calcext:value-type="float">
            <text:p>157,47</text:p>
          </table:table-cell>
          <table:table-cell table:formula="of:=IF([.A435]=1;0;IF([.H435]&gt;[.I434];1;0))" office:value-type="float" office:value="0" calcext:value-type="float">
            <text:p>0</text:p>
          </table:table-cell>
          <table:table-cell table:formula="of:=IF(SUM([.D435];[.G435];[.J43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96.12" calcext:value-type="float">
            <text:p>96,12</text:p>
          </table:table-cell>
          <table:table-cell table:formula="of:=IF([.A436]=1;[.B436];IF([.B436]&gt;[.C435];[.B436];[.C435]))" office:value-type="float" office:value="130" calcext:value-type="float">
            <text:p>130</text:p>
          </table:table-cell>
          <table:table-cell table:formula="of:=IF([.A436]=1;0;IF([.B436]&gt;[.C435];1;0))" office:value-type="float" office:value="0" calcext:value-type="float">
            <text:p>0</text:p>
          </table:table-cell>
          <table:table-cell office:value-type="float" office:value="62.11" calcext:value-type="float">
            <text:p>62,11</text:p>
          </table:table-cell>
          <table:table-cell table:formula="of:=IF([.A436]=1;[.E436];IF([.E436]&gt;[.F435];[.E436];[.F435]))" office:value-type="float" office:value="148.19" calcext:value-type="float">
            <text:p>148,19</text:p>
          </table:table-cell>
          <table:table-cell table:formula="of:=IF([.A436]=1;0;IF([.E436]&gt;[.F435];1;0))" office:value-type="float" office:value="0" calcext:value-type="float">
            <text:p>0</text:p>
          </table:table-cell>
          <table:table-cell office:value-type="float" office:value="151.06" calcext:value-type="float">
            <text:p>151,06</text:p>
          </table:table-cell>
          <table:table-cell table:formula="of:=IF([.A436]=1;[.H436];IF([.H436]&gt;[.I435];[.H436];[.I435]))" office:value-type="float" office:value="157.47" calcext:value-type="float">
            <text:p>157,47</text:p>
          </table:table-cell>
          <table:table-cell table:formula="of:=IF([.A436]=1;0;IF([.H436]&gt;[.I435];1;0))" office:value-type="float" office:value="0" calcext:value-type="float">
            <text:p>0</text:p>
          </table:table-cell>
          <table:table-cell table:formula="of:=IF(SUM([.D436];[.G436];[.J43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94.84" calcext:value-type="float">
            <text:p>94,84</text:p>
          </table:table-cell>
          <table:table-cell table:formula="of:=IF([.A437]=1;[.B437];IF([.B437]&gt;[.C436];[.B437];[.C436]))" office:value-type="float" office:value="130" calcext:value-type="float">
            <text:p>130</text:p>
          </table:table-cell>
          <table:table-cell table:formula="of:=IF([.A437]=1;0;IF([.B437]&gt;[.C436];1;0))" office:value-type="float" office:value="0" calcext:value-type="float">
            <text:p>0</text:p>
          </table:table-cell>
          <table:table-cell office:value-type="float" office:value="60.56" calcext:value-type="float">
            <text:p>60,56</text:p>
          </table:table-cell>
          <table:table-cell table:formula="of:=IF([.A437]=1;[.E437];IF([.E437]&gt;[.F436];[.E437];[.F436]))" office:value-type="float" office:value="148.19" calcext:value-type="float">
            <text:p>148,19</text:p>
          </table:table-cell>
          <table:table-cell table:formula="of:=IF([.A437]=1;0;IF([.E437]&gt;[.F436];1;0))" office:value-type="float" office:value="0" calcext:value-type="float">
            <text:p>0</text:p>
          </table:table-cell>
          <table:table-cell office:value-type="float" office:value="149.65" calcext:value-type="float">
            <text:p>149,65</text:p>
          </table:table-cell>
          <table:table-cell table:formula="of:=IF([.A437]=1;[.H437];IF([.H437]&gt;[.I436];[.H437];[.I436]))" office:value-type="float" office:value="157.47" calcext:value-type="float">
            <text:p>157,47</text:p>
          </table:table-cell>
          <table:table-cell table:formula="of:=IF([.A437]=1;0;IF([.H437]&gt;[.I436];1;0))" office:value-type="float" office:value="0" calcext:value-type="float">
            <text:p>0</text:p>
          </table:table-cell>
          <table:table-cell table:formula="of:=IF(SUM([.D437];[.G437];[.J43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93.28" calcext:value-type="float">
            <text:p>93,28</text:p>
          </table:table-cell>
          <table:table-cell table:formula="of:=IF([.A438]=1;[.B438];IF([.B438]&gt;[.C437];[.B438];[.C437]))" office:value-type="float" office:value="130" calcext:value-type="float">
            <text:p>130</text:p>
          </table:table-cell>
          <table:table-cell table:formula="of:=IF([.A438]=1;0;IF([.B438]&gt;[.C437];1;0))" office:value-type="float" office:value="0" calcext:value-type="float">
            <text:p>0</text:p>
          </table:table-cell>
          <table:table-cell office:value-type="float" office:value="60.46" calcext:value-type="float">
            <text:p>60,46</text:p>
          </table:table-cell>
          <table:table-cell table:formula="of:=IF([.A438]=1;[.E438];IF([.E438]&gt;[.F437];[.E438];[.F437]))" office:value-type="float" office:value="148.19" calcext:value-type="float">
            <text:p>148,19</text:p>
          </table:table-cell>
          <table:table-cell table:formula="of:=IF([.A438]=1;0;IF([.E438]&gt;[.F437];1;0))" office:value-type="float" office:value="0" calcext:value-type="float">
            <text:p>0</text:p>
          </table:table-cell>
          <table:table-cell office:value-type="float" office:value="148.22" calcext:value-type="float">
            <text:p>148,22</text:p>
          </table:table-cell>
          <table:table-cell table:formula="of:=IF([.A438]=1;[.H438];IF([.H438]&gt;[.I437];[.H438];[.I437]))" office:value-type="float" office:value="157.47" calcext:value-type="float">
            <text:p>157,47</text:p>
          </table:table-cell>
          <table:table-cell table:formula="of:=IF([.A438]=1;0;IF([.H438]&gt;[.I437];1;0))" office:value-type="float" office:value="0" calcext:value-type="float">
            <text:p>0</text:p>
          </table:table-cell>
          <table:table-cell table:formula="of:=IF(SUM([.D438];[.G438];[.J43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91.44" calcext:value-type="float">
            <text:p>91,44</text:p>
          </table:table-cell>
          <table:table-cell table:formula="of:=IF([.A439]=1;[.B439];IF([.B439]&gt;[.C438];[.B439];[.C438]))" office:value-type="float" office:value="130" calcext:value-type="float">
            <text:p>130</text:p>
          </table:table-cell>
          <table:table-cell table:formula="of:=IF([.A439]=1;0;IF([.B439]&gt;[.C438];1;0))" office:value-type="float" office:value="0" calcext:value-type="float">
            <text:p>0</text:p>
          </table:table-cell>
          <table:table-cell office:value-type="float" office:value="63.27" calcext:value-type="float">
            <text:p>63,27</text:p>
          </table:table-cell>
          <table:table-cell table:formula="of:=IF([.A439]=1;[.E439];IF([.E439]&gt;[.F438];[.E439];[.F438]))" office:value-type="float" office:value="148.19" calcext:value-type="float">
            <text:p>148,19</text:p>
          </table:table-cell>
          <table:table-cell table:formula="of:=IF([.A439]=1;0;IF([.E439]&gt;[.F438];1;0))" office:value-type="float" office:value="0" calcext:value-type="float">
            <text:p>0</text:p>
          </table:table-cell>
          <table:table-cell office:value-type="float" office:value="146.25" calcext:value-type="float">
            <text:p>146,25</text:p>
          </table:table-cell>
          <table:table-cell table:formula="of:=IF([.A439]=1;[.H439];IF([.H439]&gt;[.I438];[.H439];[.I438]))" office:value-type="float" office:value="157.47" calcext:value-type="float">
            <text:p>157,47</text:p>
          </table:table-cell>
          <table:table-cell table:formula="of:=IF([.A439]=1;0;IF([.H439]&gt;[.I438];1;0))" office:value-type="float" office:value="0" calcext:value-type="float">
            <text:p>0</text:p>
          </table:table-cell>
          <table:table-cell table:formula="of:=IF(SUM([.D439];[.G439];[.J43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93.22" calcext:value-type="float">
            <text:p>93,22</text:p>
          </table:table-cell>
          <table:table-cell table:formula="of:=IF([.A440]=1;[.B440];IF([.B440]&gt;[.C439];[.B440];[.C439]))" office:value-type="float" office:value="130" calcext:value-type="float">
            <text:p>130</text:p>
          </table:table-cell>
          <table:table-cell table:formula="of:=IF([.A440]=1;0;IF([.B440]&gt;[.C439];1;0))" office:value-type="float" office:value="0" calcext:value-type="float">
            <text:p>0</text:p>
          </table:table-cell>
          <table:table-cell office:value-type="float" office:value="62.21" calcext:value-type="float">
            <text:p>62,21</text:p>
          </table:table-cell>
          <table:table-cell table:formula="of:=IF([.A440]=1;[.E440];IF([.E440]&gt;[.F439];[.E440];[.F439]))" office:value-type="float" office:value="148.19" calcext:value-type="float">
            <text:p>148,19</text:p>
          </table:table-cell>
          <table:table-cell table:formula="of:=IF([.A440]=1;0;IF([.E440]&gt;[.F439];1;0))" office:value-type="float" office:value="0" calcext:value-type="float">
            <text:p>0</text:p>
          </table:table-cell>
          <table:table-cell office:value-type="float" office:value="146.91" calcext:value-type="float">
            <text:p>146,91</text:p>
          </table:table-cell>
          <table:table-cell table:formula="of:=IF([.A440]=1;[.H440];IF([.H440]&gt;[.I439];[.H440];[.I439]))" office:value-type="float" office:value="157.47" calcext:value-type="float">
            <text:p>157,47</text:p>
          </table:table-cell>
          <table:table-cell table:formula="of:=IF([.A440]=1;0;IF([.H440]&gt;[.I439];1;0))" office:value-type="float" office:value="0" calcext:value-type="float">
            <text:p>0</text:p>
          </table:table-cell>
          <table:table-cell table:formula="of:=IF(SUM([.D440];[.G440];[.J44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95.34" calcext:value-type="float">
            <text:p>95,34</text:p>
          </table:table-cell>
          <table:table-cell table:formula="of:=IF([.A441]=1;[.B441];IF([.B441]&gt;[.C440];[.B441];[.C440]))" office:value-type="float" office:value="130" calcext:value-type="float">
            <text:p>130</text:p>
          </table:table-cell>
          <table:table-cell table:formula="of:=IF([.A441]=1;0;IF([.B441]&gt;[.C440];1;0))" office:value-type="float" office:value="0" calcext:value-type="float">
            <text:p>0</text:p>
          </table:table-cell>
          <table:table-cell office:value-type="float" office:value="65.21" calcext:value-type="float">
            <text:p>65,21</text:p>
          </table:table-cell>
          <table:table-cell table:formula="of:=IF([.A441]=1;[.E441];IF([.E441]&gt;[.F440];[.E441];[.F440]))" office:value-type="float" office:value="148.19" calcext:value-type="float">
            <text:p>148,19</text:p>
          </table:table-cell>
          <table:table-cell table:formula="of:=IF([.A441]=1;0;IF([.E441]&gt;[.F440];1;0))" office:value-type="float" office:value="0" calcext:value-type="float">
            <text:p>0</text:p>
          </table:table-cell>
          <table:table-cell office:value-type="float" office:value="145.85" calcext:value-type="float">
            <text:p>145,85</text:p>
          </table:table-cell>
          <table:table-cell table:formula="of:=IF([.A441]=1;[.H441];IF([.H441]&gt;[.I440];[.H441];[.I440]))" office:value-type="float" office:value="157.47" calcext:value-type="float">
            <text:p>157,47</text:p>
          </table:table-cell>
          <table:table-cell table:formula="of:=IF([.A441]=1;0;IF([.H441]&gt;[.I440];1;0))" office:value-type="float" office:value="0" calcext:value-type="float">
            <text:p>0</text:p>
          </table:table-cell>
          <table:table-cell table:formula="of:=IF(SUM([.D441];[.G441];[.J44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97.18" calcext:value-type="float">
            <text:p>97,18</text:p>
          </table:table-cell>
          <table:table-cell table:formula="of:=IF([.A442]=1;[.B442];IF([.B442]&gt;[.C441];[.B442];[.C441]))" office:value-type="float" office:value="130" calcext:value-type="float">
            <text:p>130</text:p>
          </table:table-cell>
          <table:table-cell table:formula="of:=IF([.A442]=1;0;IF([.B442]&gt;[.C441];1;0))" office:value-type="float" office:value="0" calcext:value-type="float">
            <text:p>0</text:p>
          </table:table-cell>
          <table:table-cell office:value-type="float" office:value="64.72" calcext:value-type="float">
            <text:p>64,72</text:p>
          </table:table-cell>
          <table:table-cell table:formula="of:=IF([.A442]=1;[.E442];IF([.E442]&gt;[.F441];[.E442];[.F441]))" office:value-type="float" office:value="148.19" calcext:value-type="float">
            <text:p>148,19</text:p>
          </table:table-cell>
          <table:table-cell table:formula="of:=IF([.A442]=1;0;IF([.E442]&gt;[.F441];1;0))" office:value-type="float" office:value="0" calcext:value-type="float">
            <text:p>0</text:p>
          </table:table-cell>
          <table:table-cell office:value-type="float" office:value="146.31" calcext:value-type="float">
            <text:p>146,31</text:p>
          </table:table-cell>
          <table:table-cell table:formula="of:=IF([.A442]=1;[.H442];IF([.H442]&gt;[.I441];[.H442];[.I441]))" office:value-type="float" office:value="157.47" calcext:value-type="float">
            <text:p>157,47</text:p>
          </table:table-cell>
          <table:table-cell table:formula="of:=IF([.A442]=1;0;IF([.H442]&gt;[.I441];1;0))" office:value-type="float" office:value="0" calcext:value-type="float">
            <text:p>0</text:p>
          </table:table-cell>
          <table:table-cell table:formula="of:=IF(SUM([.D442];[.G442];[.J44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95.89" calcext:value-type="float">
            <text:p>95,89</text:p>
          </table:table-cell>
          <table:table-cell table:formula="of:=IF([.A443]=1;[.B443];IF([.B443]&gt;[.C442];[.B443];[.C442]))" office:value-type="float" office:value="130" calcext:value-type="float">
            <text:p>130</text:p>
          </table:table-cell>
          <table:table-cell table:formula="of:=IF([.A443]=1;0;IF([.B443]&gt;[.C442];1;0))" office:value-type="float" office:value="0" calcext:value-type="float">
            <text:p>0</text:p>
          </table:table-cell>
          <table:table-cell office:value-type="float" office:value="64.51" calcext:value-type="float">
            <text:p>64,51</text:p>
          </table:table-cell>
          <table:table-cell table:formula="of:=IF([.A443]=1;[.E443];IF([.E443]&gt;[.F442];[.E443];[.F442]))" office:value-type="float" office:value="148.19" calcext:value-type="float">
            <text:p>148,19</text:p>
          </table:table-cell>
          <table:table-cell table:formula="of:=IF([.A443]=1;0;IF([.E443]&gt;[.F442];1;0))" office:value-type="float" office:value="0" calcext:value-type="float">
            <text:p>0</text:p>
          </table:table-cell>
          <table:table-cell office:value-type="float" office:value="144.6" calcext:value-type="float">
            <text:p>144,6</text:p>
          </table:table-cell>
          <table:table-cell table:formula="of:=IF([.A443]=1;[.H443];IF([.H443]&gt;[.I442];[.H443];[.I442]))" office:value-type="float" office:value="157.47" calcext:value-type="float">
            <text:p>157,47</text:p>
          </table:table-cell>
          <table:table-cell table:formula="of:=IF([.A443]=1;0;IF([.H443]&gt;[.I442];1;0))" office:value-type="float" office:value="0" calcext:value-type="float">
            <text:p>0</text:p>
          </table:table-cell>
          <table:table-cell table:formula="of:=IF(SUM([.D443];[.G443];[.J44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94.4" calcext:value-type="float">
            <text:p>94,4</text:p>
          </table:table-cell>
          <table:table-cell table:formula="of:=IF([.A444]=1;[.B444];IF([.B444]&gt;[.C443];[.B444];[.C443]))" office:value-type="float" office:value="130" calcext:value-type="float">
            <text:p>130</text:p>
          </table:table-cell>
          <table:table-cell table:formula="of:=IF([.A444]=1;0;IF([.B444]&gt;[.C443];1;0))" office:value-type="float" office:value="0" calcext:value-type="float">
            <text:p>0</text:p>
          </table:table-cell>
          <table:table-cell office:value-type="float" office:value="63.15" calcext:value-type="float">
            <text:p>63,15</text:p>
          </table:table-cell>
          <table:table-cell table:formula="of:=IF([.A444]=1;[.E444];IF([.E444]&gt;[.F443];[.E444];[.F443]))" office:value-type="float" office:value="148.19" calcext:value-type="float">
            <text:p>148,19</text:p>
          </table:table-cell>
          <table:table-cell table:formula="of:=IF([.A444]=1;0;IF([.E444]&gt;[.F443];1;0))" office:value-type="float" office:value="0" calcext:value-type="float">
            <text:p>0</text:p>
          </table:table-cell>
          <table:table-cell office:value-type="float" office:value="143.56" calcext:value-type="float">
            <text:p>143,56</text:p>
          </table:table-cell>
          <table:table-cell table:formula="of:=IF([.A444]=1;[.H444];IF([.H444]&gt;[.I443];[.H444];[.I443]))" office:value-type="float" office:value="157.47" calcext:value-type="float">
            <text:p>157,47</text:p>
          </table:table-cell>
          <table:table-cell table:formula="of:=IF([.A444]=1;0;IF([.H444]&gt;[.I443];1;0))" office:value-type="float" office:value="0" calcext:value-type="float">
            <text:p>0</text:p>
          </table:table-cell>
          <table:table-cell table:formula="of:=IF(SUM([.D444];[.G444];[.J44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93.07" calcext:value-type="float">
            <text:p>93,07</text:p>
          </table:table-cell>
          <table:table-cell table:formula="of:=IF([.A445]=1;[.B445];IF([.B445]&gt;[.C444];[.B445];[.C444]))" office:value-type="float" office:value="130" calcext:value-type="float">
            <text:p>130</text:p>
          </table:table-cell>
          <table:table-cell table:formula="of:=IF([.A445]=1;0;IF([.B445]&gt;[.C444];1;0))" office:value-type="float" office:value="0" calcext:value-type="float">
            <text:p>0</text:p>
          </table:table-cell>
          <table:table-cell office:value-type="float" office:value="65.96" calcext:value-type="float">
            <text:p>65,96</text:p>
          </table:table-cell>
          <table:table-cell table:formula="of:=IF([.A445]=1;[.E445];IF([.E445]&gt;[.F444];[.E445];[.F444]))" office:value-type="float" office:value="148.19" calcext:value-type="float">
            <text:p>148,19</text:p>
          </table:table-cell>
          <table:table-cell table:formula="of:=IF([.A445]=1;0;IF([.E445]&gt;[.F444];1;0))" office:value-type="float" office:value="0" calcext:value-type="float">
            <text:p>0</text:p>
          </table:table-cell>
          <table:table-cell office:value-type="float" office:value="143.61" calcext:value-type="float">
            <text:p>143,61</text:p>
          </table:table-cell>
          <table:table-cell table:formula="of:=IF([.A445]=1;[.H445];IF([.H445]&gt;[.I444];[.H445];[.I444]))" office:value-type="float" office:value="157.47" calcext:value-type="float">
            <text:p>157,47</text:p>
          </table:table-cell>
          <table:table-cell table:formula="of:=IF([.A445]=1;0;IF([.H445]&gt;[.I444];1;0))" office:value-type="float" office:value="0" calcext:value-type="float">
            <text:p>0</text:p>
          </table:table-cell>
          <table:table-cell table:formula="of:=IF(SUM([.D445];[.G445];[.J44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93.84" calcext:value-type="float">
            <text:p>93,84</text:p>
          </table:table-cell>
          <table:table-cell table:formula="of:=IF([.A446]=1;[.B446];IF([.B446]&gt;[.C445];[.B446];[.C445]))" office:value-type="float" office:value="130" calcext:value-type="float">
            <text:p>130</text:p>
          </table:table-cell>
          <table:table-cell table:formula="of:=IF([.A446]=1;0;IF([.B446]&gt;[.C445];1;0))" office:value-type="float" office:value="0" calcext:value-type="float">
            <text:p>0</text:p>
          </table:table-cell>
          <table:table-cell office:value-type="float" office:value="64.82" calcext:value-type="float">
            <text:p>64,82</text:p>
          </table:table-cell>
          <table:table-cell table:formula="of:=IF([.A446]=1;[.E446];IF([.E446]&gt;[.F445];[.E446];[.F445]))" office:value-type="float" office:value="148.19" calcext:value-type="float">
            <text:p>148,19</text:p>
          </table:table-cell>
          <table:table-cell table:formula="of:=IF([.A446]=1;0;IF([.E446]&gt;[.F445];1;0))" office:value-type="float" office:value="0" calcext:value-type="float">
            <text:p>0</text:p>
          </table:table-cell>
          <table:table-cell office:value-type="float" office:value="143.98" calcext:value-type="float">
            <text:p>143,98</text:p>
          </table:table-cell>
          <table:table-cell table:formula="of:=IF([.A446]=1;[.H446];IF([.H446]&gt;[.I445];[.H446];[.I445]))" office:value-type="float" office:value="157.47" calcext:value-type="float">
            <text:p>157,47</text:p>
          </table:table-cell>
          <table:table-cell table:formula="of:=IF([.A446]=1;0;IF([.H446]&gt;[.I445];1;0))" office:value-type="float" office:value="0" calcext:value-type="float">
            <text:p>0</text:p>
          </table:table-cell>
          <table:table-cell table:formula="of:=IF(SUM([.D446];[.G446];[.J44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92.78" calcext:value-type="float">
            <text:p>92,78</text:p>
          </table:table-cell>
          <table:table-cell table:formula="of:=IF([.A447]=1;[.B447];IF([.B447]&gt;[.C446];[.B447];[.C446]))" office:value-type="float" office:value="130" calcext:value-type="float">
            <text:p>130</text:p>
          </table:table-cell>
          <table:table-cell table:formula="of:=IF([.A447]=1;0;IF([.B447]&gt;[.C446];1;0))" office:value-type="float" office:value="0" calcext:value-type="float">
            <text:p>0</text:p>
          </table:table-cell>
          <table:table-cell office:value-type="float" office:value="63.49" calcext:value-type="float">
            <text:p>63,49</text:p>
          </table:table-cell>
          <table:table-cell table:formula="of:=IF([.A447]=1;[.E447];IF([.E447]&gt;[.F446];[.E447];[.F446]))" office:value-type="float" office:value="148.19" calcext:value-type="float">
            <text:p>148,19</text:p>
          </table:table-cell>
          <table:table-cell table:formula="of:=IF([.A447]=1;0;IF([.E447]&gt;[.F446];1;0))" office:value-type="float" office:value="0" calcext:value-type="float">
            <text:p>0</text:p>
          </table:table-cell>
          <table:table-cell office:value-type="float" office:value="142.51" calcext:value-type="float">
            <text:p>142,51</text:p>
          </table:table-cell>
          <table:table-cell table:formula="of:=IF([.A447]=1;[.H447];IF([.H447]&gt;[.I446];[.H447];[.I446]))" office:value-type="float" office:value="157.47" calcext:value-type="float">
            <text:p>157,47</text:p>
          </table:table-cell>
          <table:table-cell table:formula="of:=IF([.A447]=1;0;IF([.H447]&gt;[.I446];1;0))" office:value-type="float" office:value="0" calcext:value-type="float">
            <text:p>0</text:p>
          </table:table-cell>
          <table:table-cell table:formula="of:=IF(SUM([.D447];[.G447];[.J44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7" calcext:value-type="float">
            <text:p>447</text:p>
          </table:table-cell>
          <table:table-cell office:value-type="float" office:value="94.02" calcext:value-type="float">
            <text:p>94,02</text:p>
          </table:table-cell>
          <table:table-cell table:formula="of:=IF([.A448]=1;[.B448];IF([.B448]&gt;[.C447];[.B448];[.C447]))" office:value-type="float" office:value="130" calcext:value-type="float">
            <text:p>130</text:p>
          </table:table-cell>
          <table:table-cell table:formula="of:=IF([.A448]=1;0;IF([.B448]&gt;[.C447];1;0))" office:value-type="float" office:value="0" calcext:value-type="float">
            <text:p>0</text:p>
          </table:table-cell>
          <table:table-cell office:value-type="float" office:value="62.41" calcext:value-type="float">
            <text:p>62,41</text:p>
          </table:table-cell>
          <table:table-cell table:formula="of:=IF([.A448]=1;[.E448];IF([.E448]&gt;[.F447];[.E448];[.F447]))" office:value-type="float" office:value="148.19" calcext:value-type="float">
            <text:p>148,19</text:p>
          </table:table-cell>
          <table:table-cell table:formula="of:=IF([.A448]=1;0;IF([.E448]&gt;[.F447];1;0))" office:value-type="float" office:value="0" calcext:value-type="float">
            <text:p>0</text:p>
          </table:table-cell>
          <table:table-cell office:value-type="float" office:value="144.03" calcext:value-type="float">
            <text:p>144,03</text:p>
          </table:table-cell>
          <table:table-cell table:formula="of:=IF([.A448]=1;[.H448];IF([.H448]&gt;[.I447];[.H448];[.I447]))" office:value-type="float" office:value="157.47" calcext:value-type="float">
            <text:p>157,47</text:p>
          </table:table-cell>
          <table:table-cell table:formula="of:=IF([.A448]=1;0;IF([.H448]&gt;[.I447];1;0))" office:value-type="float" office:value="0" calcext:value-type="float">
            <text:p>0</text:p>
          </table:table-cell>
          <table:table-cell table:formula="of:=IF(SUM([.D448];[.G448];[.J44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8" calcext:value-type="float">
            <text:p>448</text:p>
          </table:table-cell>
          <table:table-cell office:value-type="float" office:value="95.27" calcext:value-type="float">
            <text:p>95,27</text:p>
          </table:table-cell>
          <table:table-cell table:formula="of:=IF([.A449]=1;[.B449];IF([.B449]&gt;[.C448];[.B449];[.C448]))" office:value-type="float" office:value="130" calcext:value-type="float">
            <text:p>130</text:p>
          </table:table-cell>
          <table:table-cell table:formula="of:=IF([.A449]=1;0;IF([.B449]&gt;[.C448];1;0))" office:value-type="float" office:value="0" calcext:value-type="float">
            <text:p>0</text:p>
          </table:table-cell>
          <table:table-cell office:value-type="float" office:value="65.36" calcext:value-type="float">
            <text:p>65,36</text:p>
          </table:table-cell>
          <table:table-cell table:formula="of:=IF([.A449]=1;[.E449];IF([.E449]&gt;[.F448];[.E449];[.F448]))" office:value-type="float" office:value="148.19" calcext:value-type="float">
            <text:p>148,19</text:p>
          </table:table-cell>
          <table:table-cell table:formula="of:=IF([.A449]=1;0;IF([.E449]&gt;[.F448];1;0))" office:value-type="float" office:value="0" calcext:value-type="float">
            <text:p>0</text:p>
          </table:table-cell>
          <table:table-cell office:value-type="float" office:value="142.49" calcext:value-type="float">
            <text:p>142,49</text:p>
          </table:table-cell>
          <table:table-cell table:formula="of:=IF([.A449]=1;[.H449];IF([.H449]&gt;[.I448];[.H449];[.I448]))" office:value-type="float" office:value="157.47" calcext:value-type="float">
            <text:p>157,47</text:p>
          </table:table-cell>
          <table:table-cell table:formula="of:=IF([.A449]=1;0;IF([.H449]&gt;[.I448];1;0))" office:value-type="float" office:value="0" calcext:value-type="float">
            <text:p>0</text:p>
          </table:table-cell>
          <table:table-cell table:formula="of:=IF(SUM([.D449];[.G449];[.J44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93.67" calcext:value-type="float">
            <text:p>93,67</text:p>
          </table:table-cell>
          <table:table-cell table:formula="of:=IF([.A450]=1;[.B450];IF([.B450]&gt;[.C449];[.B450];[.C449]))" office:value-type="float" office:value="130" calcext:value-type="float">
            <text:p>130</text:p>
          </table:table-cell>
          <table:table-cell table:formula="of:=IF([.A450]=1;0;IF([.B450]&gt;[.C449];1;0))" office:value-type="float" office:value="0" calcext:value-type="float">
            <text:p>0</text:p>
          </table:table-cell>
          <table:table-cell office:value-type="float" office:value="64.4" calcext:value-type="float">
            <text:p>64,4</text:p>
          </table:table-cell>
          <table:table-cell table:formula="of:=IF([.A450]=1;[.E450];IF([.E450]&gt;[.F449];[.E450];[.F449]))" office:value-type="float" office:value="148.19" calcext:value-type="float">
            <text:p>148,19</text:p>
          </table:table-cell>
          <table:table-cell table:formula="of:=IF([.A450]=1;0;IF([.E450]&gt;[.F449];1;0))" office:value-type="float" office:value="0" calcext:value-type="float">
            <text:p>0</text:p>
          </table:table-cell>
          <table:table-cell office:value-type="float" office:value="140.54" calcext:value-type="float">
            <text:p>140,54</text:p>
          </table:table-cell>
          <table:table-cell table:formula="of:=IF([.A450]=1;[.H450];IF([.H450]&gt;[.I449];[.H450];[.I449]))" office:value-type="float" office:value="157.47" calcext:value-type="float">
            <text:p>157,47</text:p>
          </table:table-cell>
          <table:table-cell table:formula="of:=IF([.A450]=1;0;IF([.H450]&gt;[.I449];1;0))" office:value-type="float" office:value="0" calcext:value-type="float">
            <text:p>0</text:p>
          </table:table-cell>
          <table:table-cell table:formula="of:=IF(SUM([.D450];[.G450];[.J45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95.35" calcext:value-type="float">
            <text:p>95,35</text:p>
          </table:table-cell>
          <table:table-cell table:formula="of:=IF([.A451]=1;[.B451];IF([.B451]&gt;[.C450];[.B451];[.C450]))" office:value-type="float" office:value="130" calcext:value-type="float">
            <text:p>130</text:p>
          </table:table-cell>
          <table:table-cell table:formula="of:=IF([.A451]=1;0;IF([.B451]&gt;[.C450];1;0))" office:value-type="float" office:value="0" calcext:value-type="float">
            <text:p>0</text:p>
          </table:table-cell>
          <table:table-cell office:value-type="float" office:value="63.79" calcext:value-type="float">
            <text:p>63,79</text:p>
          </table:table-cell>
          <table:table-cell table:formula="of:=IF([.A451]=1;[.E451];IF([.E451]&gt;[.F450];[.E451];[.F450]))" office:value-type="float" office:value="148.19" calcext:value-type="float">
            <text:p>148,19</text:p>
          </table:table-cell>
          <table:table-cell table:formula="of:=IF([.A451]=1;0;IF([.E451]&gt;[.F450];1;0))" office:value-type="float" office:value="0" calcext:value-type="float">
            <text:p>0</text:p>
          </table:table-cell>
          <table:table-cell office:value-type="float" office:value="138.89" calcext:value-type="float">
            <text:p>138,89</text:p>
          </table:table-cell>
          <table:table-cell table:formula="of:=IF([.A451]=1;[.H451];IF([.H451]&gt;[.I450];[.H451];[.I450]))" office:value-type="float" office:value="157.47" calcext:value-type="float">
            <text:p>157,47</text:p>
          </table:table-cell>
          <table:table-cell table:formula="of:=IF([.A451]=1;0;IF([.H451]&gt;[.I450];1;0))" office:value-type="float" office:value="0" calcext:value-type="float">
            <text:p>0</text:p>
          </table:table-cell>
          <table:table-cell table:formula="of:=IF(SUM([.D451];[.G451];[.J45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96.14" calcext:value-type="float">
            <text:p>96,14</text:p>
          </table:table-cell>
          <table:table-cell table:formula="of:=IF([.A452]=1;[.B452];IF([.B452]&gt;[.C451];[.B452];[.C451]))" office:value-type="float" office:value="130" calcext:value-type="float">
            <text:p>130</text:p>
          </table:table-cell>
          <table:table-cell table:formula="of:=IF([.A452]=1;0;IF([.B452]&gt;[.C451];1;0))" office:value-type="float" office:value="0" calcext:value-type="float">
            <text:p>0</text:p>
          </table:table-cell>
          <table:table-cell office:value-type="float" office:value="62.37" calcext:value-type="float">
            <text:p>62,37</text:p>
          </table:table-cell>
          <table:table-cell table:formula="of:=IF([.A452]=1;[.E452];IF([.E452]&gt;[.F451];[.E452];[.F451]))" office:value-type="float" office:value="148.19" calcext:value-type="float">
            <text:p>148,19</text:p>
          </table:table-cell>
          <table:table-cell table:formula="of:=IF([.A452]=1;0;IF([.E452]&gt;[.F451];1;0))" office:value-type="float" office:value="0" calcext:value-type="float">
            <text:p>0</text:p>
          </table:table-cell>
          <table:table-cell office:value-type="float" office:value="137.61" calcext:value-type="float">
            <text:p>137,61</text:p>
          </table:table-cell>
          <table:table-cell table:formula="of:=IF([.A452]=1;[.H452];IF([.H452]&gt;[.I451];[.H452];[.I451]))" office:value-type="float" office:value="157.47" calcext:value-type="float">
            <text:p>157,47</text:p>
          </table:table-cell>
          <table:table-cell table:formula="of:=IF([.A452]=1;0;IF([.H452]&gt;[.I451];1;0))" office:value-type="float" office:value="0" calcext:value-type="float">
            <text:p>0</text:p>
          </table:table-cell>
          <table:table-cell table:formula="of:=IF(SUM([.D452];[.G452];[.J45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94.99" calcext:value-type="float">
            <text:p>94,99</text:p>
          </table:table-cell>
          <table:table-cell table:formula="of:=IF([.A453]=1;[.B453];IF([.B453]&gt;[.C452];[.B453];[.C452]))" office:value-type="float" office:value="130" calcext:value-type="float">
            <text:p>130</text:p>
          </table:table-cell>
          <table:table-cell table:formula="of:=IF([.A453]=1;0;IF([.B453]&gt;[.C452];1;0))" office:value-type="float" office:value="0" calcext:value-type="float">
            <text:p>0</text:p>
          </table:table-cell>
          <table:table-cell office:value-type="float" office:value="65.24" calcext:value-type="float">
            <text:p>65,24</text:p>
          </table:table-cell>
          <table:table-cell table:formula="of:=IF([.A453]=1;[.E453];IF([.E453]&gt;[.F452];[.E453];[.F452]))" office:value-type="float" office:value="148.19" calcext:value-type="float">
            <text:p>148,19</text:p>
          </table:table-cell>
          <table:table-cell table:formula="of:=IF([.A453]=1;0;IF([.E453]&gt;[.F452];1;0))" office:value-type="float" office:value="0" calcext:value-type="float">
            <text:p>0</text:p>
          </table:table-cell>
          <table:table-cell office:value-type="float" office:value="138.3" calcext:value-type="float">
            <text:p>138,3</text:p>
          </table:table-cell>
          <table:table-cell table:formula="of:=IF([.A453]=1;[.H453];IF([.H453]&gt;[.I452];[.H453];[.I452]))" office:value-type="float" office:value="157.47" calcext:value-type="float">
            <text:p>157,47</text:p>
          </table:table-cell>
          <table:table-cell table:formula="of:=IF([.A453]=1;0;IF([.H453]&gt;[.I452];1;0))" office:value-type="float" office:value="0" calcext:value-type="float">
            <text:p>0</text:p>
          </table:table-cell>
          <table:table-cell table:formula="of:=IF(SUM([.D453];[.G453];[.J45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95.7" calcext:value-type="float">
            <text:p>95,7</text:p>
          </table:table-cell>
          <table:table-cell table:formula="of:=IF([.A454]=1;[.B454];IF([.B454]&gt;[.C453];[.B454];[.C453]))" office:value-type="float" office:value="130" calcext:value-type="float">
            <text:p>130</text:p>
          </table:table-cell>
          <table:table-cell table:formula="of:=IF([.A454]=1;0;IF([.B454]&gt;[.C453];1;0))" office:value-type="float" office:value="0" calcext:value-type="float">
            <text:p>0</text:p>
          </table:table-cell>
          <table:table-cell office:value-type="float" office:value="64.81" calcext:value-type="float">
            <text:p>64,81</text:p>
          </table:table-cell>
          <table:table-cell table:formula="of:=IF([.A454]=1;[.E454];IF([.E454]&gt;[.F453];[.E454];[.F453]))" office:value-type="float" office:value="148.19" calcext:value-type="float">
            <text:p>148,19</text:p>
          </table:table-cell>
          <table:table-cell table:formula="of:=IF([.A454]=1;0;IF([.E454]&gt;[.F453];1;0))" office:value-type="float" office:value="0" calcext:value-type="float">
            <text:p>0</text:p>
          </table:table-cell>
          <table:table-cell office:value-type="float" office:value="136.81" calcext:value-type="float">
            <text:p>136,81</text:p>
          </table:table-cell>
          <table:table-cell table:formula="of:=IF([.A454]=1;[.H454];IF([.H454]&gt;[.I453];[.H454];[.I453]))" office:value-type="float" office:value="157.47" calcext:value-type="float">
            <text:p>157,47</text:p>
          </table:table-cell>
          <table:table-cell table:formula="of:=IF([.A454]=1;0;IF([.H454]&gt;[.I453];1;0))" office:value-type="float" office:value="0" calcext:value-type="float">
            <text:p>0</text:p>
          </table:table-cell>
          <table:table-cell table:formula="of:=IF(SUM([.D454];[.G454];[.J45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95.72" calcext:value-type="float">
            <text:p>95,72</text:p>
          </table:table-cell>
          <table:table-cell table:formula="of:=IF([.A455]=1;[.B455];IF([.B455]&gt;[.C454];[.B455];[.C454]))" office:value-type="float" office:value="130" calcext:value-type="float">
            <text:p>130</text:p>
          </table:table-cell>
          <table:table-cell table:formula="of:=IF([.A455]=1;0;IF([.B455]&gt;[.C454];1;0))" office:value-type="float" office:value="0" calcext:value-type="float">
            <text:p>0</text:p>
          </table:table-cell>
          <table:table-cell office:value-type="float" office:value="63.89" calcext:value-type="float">
            <text:p>63,89</text:p>
          </table:table-cell>
          <table:table-cell table:formula="of:=IF([.A455]=1;[.E455];IF([.E455]&gt;[.F454];[.E455];[.F454]))" office:value-type="float" office:value="148.19" calcext:value-type="float">
            <text:p>148,19</text:p>
          </table:table-cell>
          <table:table-cell table:formula="of:=IF([.A455]=1;0;IF([.E455]&gt;[.F454];1;0))" office:value-type="float" office:value="0" calcext:value-type="float">
            <text:p>0</text:p>
          </table:table-cell>
          <table:table-cell office:value-type="float" office:value="135.43" calcext:value-type="float">
            <text:p>135,43</text:p>
          </table:table-cell>
          <table:table-cell table:formula="of:=IF([.A455]=1;[.H455];IF([.H455]&gt;[.I454];[.H455];[.I454]))" office:value-type="float" office:value="157.47" calcext:value-type="float">
            <text:p>157,47</text:p>
          </table:table-cell>
          <table:table-cell table:formula="of:=IF([.A455]=1;0;IF([.H455]&gt;[.I454];1;0))" office:value-type="float" office:value="0" calcext:value-type="float">
            <text:p>0</text:p>
          </table:table-cell>
          <table:table-cell table:formula="of:=IF(SUM([.D455];[.G455];[.J45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96.62" calcext:value-type="float">
            <text:p>96,62</text:p>
          </table:table-cell>
          <table:table-cell table:formula="of:=IF([.A456]=1;[.B456];IF([.B456]&gt;[.C455];[.B456];[.C455]))" office:value-type="float" office:value="130" calcext:value-type="float">
            <text:p>130</text:p>
          </table:table-cell>
          <table:table-cell table:formula="of:=IF([.A456]=1;0;IF([.B456]&gt;[.C455];1;0))" office:value-type="float" office:value="0" calcext:value-type="float">
            <text:p>0</text:p>
          </table:table-cell>
          <table:table-cell office:value-type="float" office:value="66.79" calcext:value-type="float">
            <text:p>66,79</text:p>
          </table:table-cell>
          <table:table-cell table:formula="of:=IF([.A456]=1;[.E456];IF([.E456]&gt;[.F455];[.E456];[.F455]))" office:value-type="float" office:value="148.19" calcext:value-type="float">
            <text:p>148,19</text:p>
          </table:table-cell>
          <table:table-cell table:formula="of:=IF([.A456]=1;0;IF([.E456]&gt;[.F455];1;0))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formula="of:=IF([.A456]=1;[.H456];IF([.H456]&gt;[.I455];[.H456];[.I455]))" office:value-type="float" office:value="157.47" calcext:value-type="float">
            <text:p>157,47</text:p>
          </table:table-cell>
          <table:table-cell table:formula="of:=IF([.A456]=1;0;IF([.H456]&gt;[.I455];1;0))" office:value-type="float" office:value="0" calcext:value-type="float">
            <text:p>0</text:p>
          </table:table-cell>
          <table:table-cell table:formula="of:=IF(SUM([.D456];[.G456];[.J45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6" calcext:value-type="float">
            <text:p>456</text:p>
          </table:table-cell>
          <table:table-cell office:value-type="float" office:value="98.19" calcext:value-type="float">
            <text:p>98,19</text:p>
          </table:table-cell>
          <table:table-cell table:formula="of:=IF([.A457]=1;[.B457];IF([.B457]&gt;[.C456];[.B457];[.C456]))" office:value-type="float" office:value="130" calcext:value-type="float">
            <text:p>130</text:p>
          </table:table-cell>
          <table:table-cell table:formula="of:=IF([.A457]=1;0;IF([.B457]&gt;[.C456];1;0))" office:value-type="float" office:value="0" calcext:value-type="float">
            <text:p>0</text:p>
          </table:table-cell>
          <table:table-cell office:value-type="float" office:value="65.16" calcext:value-type="float">
            <text:p>65,16</text:p>
          </table:table-cell>
          <table:table-cell table:formula="of:=IF([.A457]=1;[.E457];IF([.E457]&gt;[.F456];[.E457];[.F456]))" office:value-type="float" office:value="148.19" calcext:value-type="float">
            <text:p>148,19</text:p>
          </table:table-cell>
          <table:table-cell table:formula="of:=IF([.A457]=1;0;IF([.E457]&gt;[.F456];1;0))" office:value-type="float" office:value="0" calcext:value-type="float">
            <text:p>0</text:p>
          </table:table-cell>
          <table:table-cell office:value-type="float" office:value="134.07" calcext:value-type="float">
            <text:p>134,07</text:p>
          </table:table-cell>
          <table:table-cell table:formula="of:=IF([.A457]=1;[.H457];IF([.H457]&gt;[.I456];[.H457];[.I456]))" office:value-type="float" office:value="157.47" calcext:value-type="float">
            <text:p>157,47</text:p>
          </table:table-cell>
          <table:table-cell table:formula="of:=IF([.A457]=1;0;IF([.H457]&gt;[.I456];1;0))" office:value-type="float" office:value="0" calcext:value-type="float">
            <text:p>0</text:p>
          </table:table-cell>
          <table:table-cell table:formula="of:=IF(SUM([.D457];[.G457];[.J45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97.19" calcext:value-type="float">
            <text:p>97,19</text:p>
          </table:table-cell>
          <table:table-cell table:formula="of:=IF([.A458]=1;[.B458];IF([.B458]&gt;[.C457];[.B458];[.C457]))" office:value-type="float" office:value="130" calcext:value-type="float">
            <text:p>130</text:p>
          </table:table-cell>
          <table:table-cell table:formula="of:=IF([.A458]=1;0;IF([.B458]&gt;[.C457];1;0))" office:value-type="float" office:value="0" calcext:value-type="float">
            <text:p>0</text:p>
          </table:table-cell>
          <table:table-cell office:value-type="float" office:value="67.81" calcext:value-type="float">
            <text:p>67,81</text:p>
          </table:table-cell>
          <table:table-cell table:formula="of:=IF([.A458]=1;[.E458];IF([.E458]&gt;[.F457];[.E458];[.F457]))" office:value-type="float" office:value="148.19" calcext:value-type="float">
            <text:p>148,19</text:p>
          </table:table-cell>
          <table:table-cell table:formula="of:=IF([.A458]=1;0;IF([.E458]&gt;[.F457];1;0))" office:value-type="float" office:value="0" calcext:value-type="float">
            <text:p>0</text:p>
          </table:table-cell>
          <table:table-cell office:value-type="float" office:value="135.07" calcext:value-type="float">
            <text:p>135,07</text:p>
          </table:table-cell>
          <table:table-cell table:formula="of:=IF([.A458]=1;[.H458];IF([.H458]&gt;[.I457];[.H458];[.I457]))" office:value-type="float" office:value="157.47" calcext:value-type="float">
            <text:p>157,47</text:p>
          </table:table-cell>
          <table:table-cell table:formula="of:=IF([.A458]=1;0;IF([.H458]&gt;[.I457];1;0))" office:value-type="float" office:value="0" calcext:value-type="float">
            <text:p>0</text:p>
          </table:table-cell>
          <table:table-cell table:formula="of:=IF(SUM([.D458];[.G458];[.J45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97.88" calcext:value-type="float">
            <text:p>97,88</text:p>
          </table:table-cell>
          <table:table-cell table:formula="of:=IF([.A459]=1;[.B459];IF([.B459]&gt;[.C458];[.B459];[.C458]))" office:value-type="float" office:value="130" calcext:value-type="float">
            <text:p>130</text:p>
          </table:table-cell>
          <table:table-cell table:formula="of:=IF([.A459]=1;0;IF([.B459]&gt;[.C458];1;0))" office:value-type="float" office:value="0" calcext:value-type="float">
            <text:p>0</text:p>
          </table:table-cell>
          <table:table-cell office:value-type="float" office:value="70.23" calcext:value-type="float">
            <text:p>70,23</text:p>
          </table:table-cell>
          <table:table-cell table:formula="of:=IF([.A459]=1;[.E459];IF([.E459]&gt;[.F458];[.E459];[.F458]))" office:value-type="float" office:value="148.19" calcext:value-type="float">
            <text:p>148,19</text:p>
          </table:table-cell>
          <table:table-cell table:formula="of:=IF([.A459]=1;0;IF([.E459]&gt;[.F458];1;0))" office:value-type="float" office:value="0" calcext:value-type="float">
            <text:p>0</text:p>
          </table:table-cell>
          <table:table-cell office:value-type="float" office:value="133.7" calcext:value-type="float">
            <text:p>133,7</text:p>
          </table:table-cell>
          <table:table-cell table:formula="of:=IF([.A459]=1;[.H459];IF([.H459]&gt;[.I458];[.H459];[.I458]))" office:value-type="float" office:value="157.47" calcext:value-type="float">
            <text:p>157,47</text:p>
          </table:table-cell>
          <table:table-cell table:formula="of:=IF([.A459]=1;0;IF([.H459]&gt;[.I458];1;0))" office:value-type="float" office:value="0" calcext:value-type="float">
            <text:p>0</text:p>
          </table:table-cell>
          <table:table-cell table:formula="of:=IF(SUM([.D459];[.G459];[.J45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96.5" calcext:value-type="float">
            <text:p>96,5</text:p>
          </table:table-cell>
          <table:table-cell table:formula="of:=IF([.A460]=1;[.B460];IF([.B460]&gt;[.C459];[.B460];[.C459]))" office:value-type="float" office:value="130" calcext:value-type="float">
            <text:p>130</text:p>
          </table:table-cell>
          <table:table-cell table:formula="of:=IF([.A460]=1;0;IF([.B460]&gt;[.C459];1;0))" office:value-type="float" office:value="0" calcext:value-type="float">
            <text:p>0</text:p>
          </table:table-cell>
          <table:table-cell office:value-type="float" office:value="69.88" calcext:value-type="float">
            <text:p>69,88</text:p>
          </table:table-cell>
          <table:table-cell table:formula="of:=IF([.A460]=1;[.E460];IF([.E460]&gt;[.F459];[.E460];[.F459]))" office:value-type="float" office:value="148.19" calcext:value-type="float">
            <text:p>148,19</text:p>
          </table:table-cell>
          <table:table-cell table:formula="of:=IF([.A460]=1;0;IF([.E460]&gt;[.F459];1;0))" office:value-type="float" office:value="0" calcext:value-type="float">
            <text:p>0</text:p>
          </table:table-cell>
          <table:table-cell office:value-type="float" office:value="132.12" calcext:value-type="float">
            <text:p>132,12</text:p>
          </table:table-cell>
          <table:table-cell table:formula="of:=IF([.A460]=1;[.H460];IF([.H460]&gt;[.I459];[.H460];[.I459]))" office:value-type="float" office:value="157.47" calcext:value-type="float">
            <text:p>157,47</text:p>
          </table:table-cell>
          <table:table-cell table:formula="of:=IF([.A460]=1;0;IF([.H460]&gt;[.I459];1;0))" office:value-type="float" office:value="0" calcext:value-type="float">
            <text:p>0</text:p>
          </table:table-cell>
          <table:table-cell table:formula="of:=IF(SUM([.D460];[.G460];[.J46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98.32" calcext:value-type="float">
            <text:p>98,32</text:p>
          </table:table-cell>
          <table:table-cell table:formula="of:=IF([.A461]=1;[.B461];IF([.B461]&gt;[.C460];[.B461];[.C460]))" office:value-type="float" office:value="130" calcext:value-type="float">
            <text:p>130</text:p>
          </table:table-cell>
          <table:table-cell table:formula="of:=IF([.A461]=1;0;IF([.B461]&gt;[.C460];1;0))" office:value-type="float" office:value="0" calcext:value-type="float">
            <text:p>0</text:p>
          </table:table-cell>
          <table:table-cell office:value-type="float" office:value="69.65" calcext:value-type="float">
            <text:p>69,65</text:p>
          </table:table-cell>
          <table:table-cell table:formula="of:=IF([.A461]=1;[.E461];IF([.E461]&gt;[.F460];[.E461];[.F460]))" office:value-type="float" office:value="148.19" calcext:value-type="float">
            <text:p>148,19</text:p>
          </table:table-cell>
          <table:table-cell table:formula="of:=IF([.A461]=1;0;IF([.E461]&gt;[.F460];1;0))" office:value-type="float" office:value="0" calcext:value-type="float">
            <text:p>0</text:p>
          </table:table-cell>
          <table:table-cell office:value-type="float" office:value="132.2" calcext:value-type="float">
            <text:p>132,2</text:p>
          </table:table-cell>
          <table:table-cell table:formula="of:=IF([.A461]=1;[.H461];IF([.H461]&gt;[.I460];[.H461];[.I460]))" office:value-type="float" office:value="157.47" calcext:value-type="float">
            <text:p>157,47</text:p>
          </table:table-cell>
          <table:table-cell table:formula="of:=IF([.A461]=1;0;IF([.H461]&gt;[.I460];1;0))" office:value-type="float" office:value="0" calcext:value-type="float">
            <text:p>0</text:p>
          </table:table-cell>
          <table:table-cell table:formula="of:=IF(SUM([.D461];[.G461];[.J46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100.41" calcext:value-type="float">
            <text:p>100,41</text:p>
          </table:table-cell>
          <table:table-cell table:formula="of:=IF([.A462]=1;[.B462];IF([.B462]&gt;[.C461];[.B462];[.C461]))" office:value-type="float" office:value="130" calcext:value-type="float">
            <text:p>130</text:p>
          </table:table-cell>
          <table:table-cell table:formula="of:=IF([.A462]=1;0;IF([.B462]&gt;[.C461];1;0))" office:value-type="float" office:value="0" calcext:value-type="float">
            <text:p>0</text:p>
          </table:table-cell>
          <table:table-cell office:value-type="float" office:value="67.95" calcext:value-type="float">
            <text:p>67,95</text:p>
          </table:table-cell>
          <table:table-cell table:formula="of:=IF([.A462]=1;[.E462];IF([.E462]&gt;[.F461];[.E462];[.F461]))" office:value-type="float" office:value="148.19" calcext:value-type="float">
            <text:p>148,19</text:p>
          </table:table-cell>
          <table:table-cell table:formula="of:=IF([.A462]=1;0;IF([.E462]&gt;[.F461];1;0))" office:value-type="float" office:value="0" calcext:value-type="float">
            <text:p>0</text:p>
          </table:table-cell>
          <table:table-cell office:value-type="float" office:value="134.63" calcext:value-type="float">
            <text:p>134,63</text:p>
          </table:table-cell>
          <table:table-cell table:formula="of:=IF([.A462]=1;[.H462];IF([.H462]&gt;[.I461];[.H462];[.I461]))" office:value-type="float" office:value="157.47" calcext:value-type="float">
            <text:p>157,47</text:p>
          </table:table-cell>
          <table:table-cell table:formula="of:=IF([.A462]=1;0;IF([.H462]&gt;[.I461];1;0))" office:value-type="float" office:value="0" calcext:value-type="float">
            <text:p>0</text:p>
          </table:table-cell>
          <table:table-cell table:formula="of:=IF(SUM([.D462];[.G462];[.J46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98.63" calcext:value-type="float">
            <text:p>98,63</text:p>
          </table:table-cell>
          <table:table-cell table:formula="of:=IF([.A463]=1;[.B463];IF([.B463]&gt;[.C462];[.B463];[.C462]))" office:value-type="float" office:value="130" calcext:value-type="float">
            <text:p>130</text:p>
          </table:table-cell>
          <table:table-cell table:formula="of:=IF([.A463]=1;0;IF([.B463]&gt;[.C462];1;0))" office:value-type="float" office:value="0" calcext:value-type="float">
            <text:p>0</text:p>
          </table:table-cell>
          <table:table-cell office:value-type="float" office:value="66.98" calcext:value-type="float">
            <text:p>66,98</text:p>
          </table:table-cell>
          <table:table-cell table:formula="of:=IF([.A463]=1;[.E463];IF([.E463]&gt;[.F462];[.E463];[.F462]))" office:value-type="float" office:value="148.19" calcext:value-type="float">
            <text:p>148,19</text:p>
          </table:table-cell>
          <table:table-cell table:formula="of:=IF([.A463]=1;0;IF([.E463]&gt;[.F462];1;0))" office:value-type="float" office:value="0" calcext:value-type="float">
            <text:p>0</text:p>
          </table:table-cell>
          <table:table-cell office:value-type="float" office:value="136.87" calcext:value-type="float">
            <text:p>136,87</text:p>
          </table:table-cell>
          <table:table-cell table:formula="of:=IF([.A463]=1;[.H463];IF([.H463]&gt;[.I462];[.H463];[.I462]))" office:value-type="float" office:value="157.47" calcext:value-type="float">
            <text:p>157,47</text:p>
          </table:table-cell>
          <table:table-cell table:formula="of:=IF([.A463]=1;0;IF([.H463]&gt;[.I462];1;0))" office:value-type="float" office:value="0" calcext:value-type="float">
            <text:p>0</text:p>
          </table:table-cell>
          <table:table-cell table:formula="of:=IF(SUM([.D463];[.G463];[.J46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3" calcext:value-type="float">
            <text:p>463</text:p>
          </table:table-cell>
          <table:table-cell office:value-type="float" office:value="96.81" calcext:value-type="float">
            <text:p>96,81</text:p>
          </table:table-cell>
          <table:table-cell table:formula="of:=IF([.A464]=1;[.B464];IF([.B464]&gt;[.C463];[.B464];[.C463]))" office:value-type="float" office:value="130" calcext:value-type="float">
            <text:p>130</text:p>
          </table:table-cell>
          <table:table-cell table:formula="of:=IF([.A464]=1;0;IF([.B464]&gt;[.C463];1;0))" office:value-type="float" office:value="0" calcext:value-type="float">
            <text:p>0</text:p>
          </table:table-cell>
          <table:table-cell office:value-type="float" office:value="65.76" calcext:value-type="float">
            <text:p>65,76</text:p>
          </table:table-cell>
          <table:table-cell table:formula="of:=IF([.A464]=1;[.E464];IF([.E464]&gt;[.F463];[.E464];[.F463]))" office:value-type="float" office:value="148.19" calcext:value-type="float">
            <text:p>148,19</text:p>
          </table:table-cell>
          <table:table-cell table:formula="of:=IF([.A464]=1;0;IF([.E464]&gt;[.F463];1;0))" office:value-type="float" office:value="0" calcext:value-type="float">
            <text:p>0</text:p>
          </table:table-cell>
          <table:table-cell office:value-type="float" office:value="138.55" calcext:value-type="float">
            <text:p>138,55</text:p>
          </table:table-cell>
          <table:table-cell table:formula="of:=IF([.A464]=1;[.H464];IF([.H464]&gt;[.I463];[.H464];[.I463]))" office:value-type="float" office:value="157.47" calcext:value-type="float">
            <text:p>157,47</text:p>
          </table:table-cell>
          <table:table-cell table:formula="of:=IF([.A464]=1;0;IF([.H464]&gt;[.I463];1;0))" office:value-type="float" office:value="0" calcext:value-type="float">
            <text:p>0</text:p>
          </table:table-cell>
          <table:table-cell table:formula="of:=IF(SUM([.D464];[.G464];[.J46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98.88" calcext:value-type="float">
            <text:p>98,88</text:p>
          </table:table-cell>
          <table:table-cell table:formula="of:=IF([.A465]=1;[.B465];IF([.B465]&gt;[.C464];[.B465];[.C464]))" office:value-type="float" office:value="130" calcext:value-type="float">
            <text:p>130</text:p>
          </table:table-cell>
          <table:table-cell table:formula="of:=IF([.A465]=1;0;IF([.B465]&gt;[.C464];1;0))" office:value-type="float" office:value="0" calcext:value-type="float">
            <text:p>0</text:p>
          </table:table-cell>
          <table:table-cell office:value-type="float" office:value="65.53" calcext:value-type="float">
            <text:p>65,53</text:p>
          </table:table-cell>
          <table:table-cell table:formula="of:=IF([.A465]=1;[.E465];IF([.E465]&gt;[.F464];[.E465];[.F464]))" office:value-type="float" office:value="148.19" calcext:value-type="float">
            <text:p>148,19</text:p>
          </table:table-cell>
          <table:table-cell table:formula="of:=IF([.A465]=1;0;IF([.E465]&gt;[.F464];1;0))" office:value-type="float" office:value="0" calcext:value-type="float">
            <text:p>0</text:p>
          </table:table-cell>
          <table:table-cell office:value-type="float" office:value="137.23" calcext:value-type="float">
            <text:p>137,23</text:p>
          </table:table-cell>
          <table:table-cell table:formula="of:=IF([.A465]=1;[.H465];IF([.H465]&gt;[.I464];[.H465];[.I464]))" office:value-type="float" office:value="157.47" calcext:value-type="float">
            <text:p>157,47</text:p>
          </table:table-cell>
          <table:table-cell table:formula="of:=IF([.A465]=1;0;IF([.H465]&gt;[.I464];1;0))" office:value-type="float" office:value="0" calcext:value-type="float">
            <text:p>0</text:p>
          </table:table-cell>
          <table:table-cell table:formula="of:=IF(SUM([.D465];[.G465];[.J46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100.54" calcext:value-type="float">
            <text:p>100,54</text:p>
          </table:table-cell>
          <table:table-cell table:formula="of:=IF([.A466]=1;[.B466];IF([.B466]&gt;[.C465];[.B466];[.C465]))" office:value-type="float" office:value="130" calcext:value-type="float">
            <text:p>130</text:p>
          </table:table-cell>
          <table:table-cell table:formula="of:=IF([.A466]=1;0;IF([.B466]&gt;[.C465];1;0))" office:value-type="float" office:value="0" calcext:value-type="float">
            <text:p>0</text:p>
          </table:table-cell>
          <table:table-cell office:value-type="float" office:value="68.27" calcext:value-type="float">
            <text:p>68,27</text:p>
          </table:table-cell>
          <table:table-cell table:formula="of:=IF([.A466]=1;[.E466];IF([.E466]&gt;[.F465];[.E466];[.F465]))" office:value-type="float" office:value="148.19" calcext:value-type="float">
            <text:p>148,19</text:p>
          </table:table-cell>
          <table:table-cell table:formula="of:=IF([.A466]=1;0;IF([.E466]&gt;[.F465];1;0))" office:value-type="float" office:value="0" calcext:value-type="float">
            <text:p>0</text:p>
          </table:table-cell>
          <table:table-cell office:value-type="float" office:value="135.35" calcext:value-type="float">
            <text:p>135,35</text:p>
          </table:table-cell>
          <table:table-cell table:formula="of:=IF([.A466]=1;[.H466];IF([.H466]&gt;[.I465];[.H466];[.I465]))" office:value-type="float" office:value="157.47" calcext:value-type="float">
            <text:p>157,47</text:p>
          </table:table-cell>
          <table:table-cell table:formula="of:=IF([.A466]=1;0;IF([.H466]&gt;[.I465];1;0))" office:value-type="float" office:value="0" calcext:value-type="float">
            <text:p>0</text:p>
          </table:table-cell>
          <table:table-cell table:formula="of:=IF(SUM([.D466];[.G466];[.J46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102.5" calcext:value-type="float">
            <text:p>102,5</text:p>
          </table:table-cell>
          <table:table-cell table:formula="of:=IF([.A467]=1;[.B467];IF([.B467]&gt;[.C466];[.B467];[.C466]))" office:value-type="float" office:value="130" calcext:value-type="float">
            <text:p>130</text:p>
          </table:table-cell>
          <table:table-cell table:formula="of:=IF([.A467]=1;0;IF([.B467]&gt;[.C466];1;0))" office:value-type="float" office:value="0" calcext:value-type="float">
            <text:p>0</text:p>
          </table:table-cell>
          <table:table-cell office:value-type="float" office:value="66.36" calcext:value-type="float">
            <text:p>66,36</text:p>
          </table:table-cell>
          <table:table-cell table:formula="of:=IF([.A467]=1;[.E467];IF([.E467]&gt;[.F466];[.E467];[.F466]))" office:value-type="float" office:value="148.19" calcext:value-type="float">
            <text:p>148,19</text:p>
          </table:table-cell>
          <table:table-cell table:formula="of:=IF([.A467]=1;0;IF([.E467]&gt;[.F466];1;0))" office:value-type="float" office:value="0" calcext:value-type="float">
            <text:p>0</text:p>
          </table:table-cell>
          <table:table-cell office:value-type="float" office:value="133.85" calcext:value-type="float">
            <text:p>133,85</text:p>
          </table:table-cell>
          <table:table-cell table:formula="of:=IF([.A467]=1;[.H467];IF([.H467]&gt;[.I466];[.H467];[.I466]))" office:value-type="float" office:value="157.47" calcext:value-type="float">
            <text:p>157,47</text:p>
          </table:table-cell>
          <table:table-cell table:formula="of:=IF([.A467]=1;0;IF([.H467]&gt;[.I466];1;0))" office:value-type="float" office:value="0" calcext:value-type="float">
            <text:p>0</text:p>
          </table:table-cell>
          <table:table-cell table:formula="of:=IF(SUM([.D467];[.G467];[.J46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103.73" calcext:value-type="float">
            <text:p>103,73</text:p>
          </table:table-cell>
          <table:table-cell table:formula="of:=IF([.A468]=1;[.B468];IF([.B468]&gt;[.C467];[.B468];[.C467]))" office:value-type="float" office:value="130" calcext:value-type="float">
            <text:p>130</text:p>
          </table:table-cell>
          <table:table-cell table:formula="of:=IF([.A468]=1;0;IF([.B468]&gt;[.C467];1;0)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A468]=1;[.E468];IF([.E468]&gt;[.F467];[.E468];[.F467]))" office:value-type="float" office:value="148.19" calcext:value-type="float">
            <text:p>148,19</text:p>
          </table:table-cell>
          <table:table-cell table:formula="of:=IF([.A468]=1;0;IF([.E468]&gt;[.F467];1;0))" office:value-type="float" office:value="0" calcext:value-type="float">
            <text:p>0</text:p>
          </table:table-cell>
          <table:table-cell office:value-type="float" office:value="134.45" calcext:value-type="float">
            <text:p>134,45</text:p>
          </table:table-cell>
          <table:table-cell table:formula="of:=IF([.A468]=1;[.H468];IF([.H468]&gt;[.I467];[.H468];[.I467]))" office:value-type="float" office:value="157.47" calcext:value-type="float">
            <text:p>157,47</text:p>
          </table:table-cell>
          <table:table-cell table:formula="of:=IF([.A468]=1;0;IF([.H468]&gt;[.I467];1;0))" office:value-type="float" office:value="0" calcext:value-type="float">
            <text:p>0</text:p>
          </table:table-cell>
          <table:table-cell table:formula="of:=IF(SUM([.D468];[.G468];[.J46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8" calcext:value-type="float">
            <text:p>468</text:p>
          </table:table-cell>
          <table:table-cell office:value-type="float" office:value="101.95" calcext:value-type="float">
            <text:p>101,95</text:p>
          </table:table-cell>
          <table:table-cell table:formula="of:=IF([.A469]=1;[.B469];IF([.B469]&gt;[.C468];[.B469];[.C468]))" office:value-type="float" office:value="130" calcext:value-type="float">
            <text:p>130</text:p>
          </table:table-cell>
          <table:table-cell table:formula="of:=IF([.A469]=1;0;IF([.B469]&gt;[.C468];1;0))" office:value-type="float" office:value="0" calcext:value-type="float">
            <text:p>0</text:p>
          </table:table-cell>
          <table:table-cell office:value-type="float" office:value="67.9" calcext:value-type="float">
            <text:p>67,9</text:p>
          </table:table-cell>
          <table:table-cell table:formula="of:=IF([.A469]=1;[.E469];IF([.E469]&gt;[.F468];[.E469];[.F468]))" office:value-type="float" office:value="148.19" calcext:value-type="float">
            <text:p>148,19</text:p>
          </table:table-cell>
          <table:table-cell table:formula="of:=IF([.A469]=1;0;IF([.E469]&gt;[.F468];1;0))" office:value-type="float" office:value="0" calcext:value-type="float">
            <text:p>0</text:p>
          </table:table-cell>
          <table:table-cell office:value-type="float" office:value="136.01" calcext:value-type="float">
            <text:p>136,01</text:p>
          </table:table-cell>
          <table:table-cell table:formula="of:=IF([.A469]=1;[.H469];IF([.H469]&gt;[.I468];[.H469];[.I468]))" office:value-type="float" office:value="157.47" calcext:value-type="float">
            <text:p>157,47</text:p>
          </table:table-cell>
          <table:table-cell table:formula="of:=IF([.A469]=1;0;IF([.H469]&gt;[.I468];1;0))" office:value-type="float" office:value="0" calcext:value-type="float">
            <text:p>0</text:p>
          </table:table-cell>
          <table:table-cell table:formula="of:=IF(SUM([.D469];[.G469];[.J46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00.28" calcext:value-type="float">
            <text:p>100,28</text:p>
          </table:table-cell>
          <table:table-cell table:formula="of:=IF([.A470]=1;[.B470];IF([.B470]&gt;[.C469];[.B470];[.C469]))" office:value-type="float" office:value="130" calcext:value-type="float">
            <text:p>130</text:p>
          </table:table-cell>
          <table:table-cell table:formula="of:=IF([.A470]=1;0;IF([.B470]&gt;[.C469];1;0))" office:value-type="float" office:value="0" calcext:value-type="float">
            <text:p>0</text:p>
          </table:table-cell>
          <table:table-cell office:value-type="float" office:value="67.61" calcext:value-type="float">
            <text:p>67,61</text:p>
          </table:table-cell>
          <table:table-cell table:formula="of:=IF([.A470]=1;[.E470];IF([.E470]&gt;[.F469];[.E470];[.F469]))" office:value-type="float" office:value="148.19" calcext:value-type="float">
            <text:p>148,19</text:p>
          </table:table-cell>
          <table:table-cell table:formula="of:=IF([.A470]=1;0;IF([.E470]&gt;[.F469];1;0))" office:value-type="float" office:value="0" calcext:value-type="float">
            <text:p>0</text:p>
          </table:table-cell>
          <table:table-cell office:value-type="float" office:value="134.69" calcext:value-type="float">
            <text:p>134,69</text:p>
          </table:table-cell>
          <table:table-cell table:formula="of:=IF([.A470]=1;[.H470];IF([.H470]&gt;[.I469];[.H470];[.I469]))" office:value-type="float" office:value="157.47" calcext:value-type="float">
            <text:p>157,47</text:p>
          </table:table-cell>
          <table:table-cell table:formula="of:=IF([.A470]=1;0;IF([.H470]&gt;[.I469];1;0))" office:value-type="float" office:value="0" calcext:value-type="float">
            <text:p>0</text:p>
          </table:table-cell>
          <table:table-cell table:formula="of:=IF(SUM([.D470];[.G470];[.J47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101.15" calcext:value-type="float">
            <text:p>101,15</text:p>
          </table:table-cell>
          <table:table-cell table:formula="of:=IF([.A471]=1;[.B471];IF([.B471]&gt;[.C470];[.B471];[.C470]))" office:value-type="float" office:value="130" calcext:value-type="float">
            <text:p>130</text:p>
          </table:table-cell>
          <table:table-cell table:formula="of:=IF([.A471]=1;0;IF([.B471]&gt;[.C470];1;0))" office:value-type="float" office:value="0" calcext:value-type="float">
            <text:p>0</text:p>
          </table:table-cell>
          <table:table-cell office:value-type="float" office:value="66.87" calcext:value-type="float">
            <text:p>66,87</text:p>
          </table:table-cell>
          <table:table-cell table:formula="of:=IF([.A471]=1;[.E471];IF([.E471]&gt;[.F470];[.E471];[.F470]))" office:value-type="float" office:value="148.19" calcext:value-type="float">
            <text:p>148,19</text:p>
          </table:table-cell>
          <table:table-cell table:formula="of:=IF([.A471]=1;0;IF([.E471]&gt;[.F470];1;0))" office:value-type="float" office:value="0" calcext:value-type="float">
            <text:p>0</text:p>
          </table:table-cell>
          <table:table-cell office:value-type="float" office:value="136.71" calcext:value-type="float">
            <text:p>136,71</text:p>
          </table:table-cell>
          <table:table-cell table:formula="of:=IF([.A471]=1;[.H471];IF([.H471]&gt;[.I470];[.H471];[.I470]))" office:value-type="float" office:value="157.47" calcext:value-type="float">
            <text:p>157,47</text:p>
          </table:table-cell>
          <table:table-cell table:formula="of:=IF([.A471]=1;0;IF([.H471]&gt;[.I470];1;0))" office:value-type="float" office:value="0" calcext:value-type="float">
            <text:p>0</text:p>
          </table:table-cell>
          <table:table-cell table:formula="of:=IF(SUM([.D471];[.G471];[.J47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101.53" calcext:value-type="float">
            <text:p>101,53</text:p>
          </table:table-cell>
          <table:table-cell table:formula="of:=IF([.A472]=1;[.B472];IF([.B472]&gt;[.C471];[.B472];[.C471]))" office:value-type="float" office:value="130" calcext:value-type="float">
            <text:p>130</text:p>
          </table:table-cell>
          <table:table-cell table:formula="of:=IF([.A472]=1;0;IF([.B472]&gt;[.C471];1;0))" office:value-type="float" office:value="0" calcext:value-type="float">
            <text:p>0</text:p>
          </table:table-cell>
          <table:table-cell office:value-type="float" office:value="69.79" calcext:value-type="float">
            <text:p>69,79</text:p>
          </table:table-cell>
          <table:table-cell table:formula="of:=IF([.A472]=1;[.E472];IF([.E472]&gt;[.F471];[.E472];[.F471]))" office:value-type="float" office:value="148.19" calcext:value-type="float">
            <text:p>148,19</text:p>
          </table:table-cell>
          <table:table-cell table:formula="of:=IF([.A472]=1;0;IF([.E472]&gt;[.F471];1;0))" office:value-type="float" office:value="0" calcext:value-type="float">
            <text:p>0</text:p>
          </table:table-cell>
          <table:table-cell office:value-type="float" office:value="135.55" calcext:value-type="float">
            <text:p>135,55</text:p>
          </table:table-cell>
          <table:table-cell table:formula="of:=IF([.A472]=1;[.H472];IF([.H472]&gt;[.I471];[.H472];[.I471]))" office:value-type="float" office:value="157.47" calcext:value-type="float">
            <text:p>157,47</text:p>
          </table:table-cell>
          <table:table-cell table:formula="of:=IF([.A472]=1;0;IF([.H472]&gt;[.I471];1;0))" office:value-type="float" office:value="0" calcext:value-type="float">
            <text:p>0</text:p>
          </table:table-cell>
          <table:table-cell table:formula="of:=IF(SUM([.D472];[.G472];[.J47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103.27" calcext:value-type="float">
            <text:p>103,27</text:p>
          </table:table-cell>
          <table:table-cell table:formula="of:=IF([.A473]=1;[.B473];IF([.B473]&gt;[.C472];[.B473];[.C472]))" office:value-type="float" office:value="130" calcext:value-type="float">
            <text:p>130</text:p>
          </table:table-cell>
          <table:table-cell table:formula="of:=IF([.A473]=1;0;IF([.B473]&gt;[.C472];1;0))" office:value-type="float" office:value="0" calcext:value-type="float">
            <text:p>0</text:p>
          </table:table-cell>
          <table:table-cell office:value-type="float" office:value="72.55" calcext:value-type="float">
            <text:p>72,55</text:p>
          </table:table-cell>
          <table:table-cell table:formula="of:=IF([.A473]=1;[.E473];IF([.E473]&gt;[.F472];[.E473];[.F472]))" office:value-type="float" office:value="148.19" calcext:value-type="float">
            <text:p>148,19</text:p>
          </table:table-cell>
          <table:table-cell table:formula="of:=IF([.A473]=1;0;IF([.E473]&gt;[.F472];1;0))" office:value-type="float" office:value="0" calcext:value-type="float">
            <text:p>0</text:p>
          </table:table-cell>
          <table:table-cell office:value-type="float" office:value="138.04" calcext:value-type="float">
            <text:p>138,04</text:p>
          </table:table-cell>
          <table:table-cell table:formula="of:=IF([.A473]=1;[.H473];IF([.H473]&gt;[.I472];[.H473];[.I472]))" office:value-type="float" office:value="157.47" calcext:value-type="float">
            <text:p>157,47</text:p>
          </table:table-cell>
          <table:table-cell table:formula="of:=IF([.A473]=1;0;IF([.H473]&gt;[.I472];1;0))" office:value-type="float" office:value="0" calcext:value-type="float">
            <text:p>0</text:p>
          </table:table-cell>
          <table:table-cell table:formula="of:=IF(SUM([.D473];[.G473];[.J47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102.2" calcext:value-type="float">
            <text:p>102,2</text:p>
          </table:table-cell>
          <table:table-cell table:formula="of:=IF([.A474]=1;[.B474];IF([.B474]&gt;[.C473];[.B474];[.C473]))" office:value-type="float" office:value="130" calcext:value-type="float">
            <text:p>130</text:p>
          </table:table-cell>
          <table:table-cell table:formula="of:=IF([.A474]=1;0;IF([.B474]&gt;[.C473];1;0))" office:value-type="float" office:value="0" calcext:value-type="float">
            <text:p>0</text:p>
          </table:table-cell>
          <table:table-cell office:value-type="float" office:value="70.64" calcext:value-type="float">
            <text:p>70,64</text:p>
          </table:table-cell>
          <table:table-cell table:formula="of:=IF([.A474]=1;[.E474];IF([.E474]&gt;[.F473];[.E474];[.F473]))" office:value-type="float" office:value="148.19" calcext:value-type="float">
            <text:p>148,19</text:p>
          </table:table-cell>
          <table:table-cell table:formula="of:=IF([.A474]=1;0;IF([.E474]&gt;[.F473];1;0))" office:value-type="float" office:value="0" calcext:value-type="float">
            <text:p>0</text:p>
          </table:table-cell>
          <table:table-cell office:value-type="float" office:value="136.3" calcext:value-type="float">
            <text:p>136,3</text:p>
          </table:table-cell>
          <table:table-cell table:formula="of:=IF([.A474]=1;[.H474];IF([.H474]&gt;[.I473];[.H474];[.I473]))" office:value-type="float" office:value="157.47" calcext:value-type="float">
            <text:p>157,47</text:p>
          </table:table-cell>
          <table:table-cell table:formula="of:=IF([.A474]=1;0;IF([.H474]&gt;[.I473];1;0))" office:value-type="float" office:value="0" calcext:value-type="float">
            <text:p>0</text:p>
          </table:table-cell>
          <table:table-cell table:formula="of:=IF(SUM([.D474];[.G474];[.J47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100.83" calcext:value-type="float">
            <text:p>100,83</text:p>
          </table:table-cell>
          <table:table-cell table:formula="of:=IF([.A475]=1;[.B475];IF([.B475]&gt;[.C474];[.B475];[.C474]))" office:value-type="float" office:value="130" calcext:value-type="float">
            <text:p>130</text:p>
          </table:table-cell>
          <table:table-cell table:formula="of:=IF([.A475]=1;0;IF([.B475]&gt;[.C474];1;0))" office:value-type="float" office:value="0" calcext:value-type="float">
            <text:p>0</text:p>
          </table:table-cell>
          <table:table-cell office:value-type="float" office:value="69.99" calcext:value-type="float">
            <text:p>69,99</text:p>
          </table:table-cell>
          <table:table-cell table:formula="of:=IF([.A475]=1;[.E475];IF([.E475]&gt;[.F474];[.E475];[.F474]))" office:value-type="float" office:value="148.19" calcext:value-type="float">
            <text:p>148,19</text:p>
          </table:table-cell>
          <table:table-cell table:formula="of:=IF([.A475]=1;0;IF([.E475]&gt;[.F474];1;0))" office:value-type="float" office:value="0" calcext:value-type="float">
            <text:p>0</text:p>
          </table:table-cell>
          <table:table-cell office:value-type="float" office:value="136.91" calcext:value-type="float">
            <text:p>136,91</text:p>
          </table:table-cell>
          <table:table-cell table:formula="of:=IF([.A475]=1;[.H475];IF([.H475]&gt;[.I474];[.H475];[.I474]))" office:value-type="float" office:value="157.47" calcext:value-type="float">
            <text:p>157,47</text:p>
          </table:table-cell>
          <table:table-cell table:formula="of:=IF([.A475]=1;0;IF([.H475]&gt;[.I474];1;0))" office:value-type="float" office:value="0" calcext:value-type="float">
            <text:p>0</text:p>
          </table:table-cell>
          <table:table-cell table:formula="of:=IF(SUM([.D475];[.G475];[.J47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101.6" calcext:value-type="float">
            <text:p>101,6</text:p>
          </table:table-cell>
          <table:table-cell table:formula="of:=IF([.A476]=1;[.B476];IF([.B476]&gt;[.C475];[.B476];[.C475]))" office:value-type="float" office:value="130" calcext:value-type="float">
            <text:p>130</text:p>
          </table:table-cell>
          <table:table-cell table:formula="of:=IF([.A476]=1;0;IF([.B476]&gt;[.C475];1;0))" office:value-type="float" office:value="0" calcext:value-type="float">
            <text:p>0</text:p>
          </table:table-cell>
          <table:table-cell office:value-type="float" office:value="68.07" calcext:value-type="float">
            <text:p>68,07</text:p>
          </table:table-cell>
          <table:table-cell table:formula="of:=IF([.A476]=1;[.E476];IF([.E476]&gt;[.F475];[.E476];[.F475]))" office:value-type="float" office:value="148.19" calcext:value-type="float">
            <text:p>148,19</text:p>
          </table:table-cell>
          <table:table-cell table:formula="of:=IF([.A476]=1;0;IF([.E476]&gt;[.F475];1;0))" office:value-type="float" office:value="0" calcext:value-type="float">
            <text:p>0</text:p>
          </table:table-cell>
          <table:table-cell office:value-type="float" office:value="137.52" calcext:value-type="float">
            <text:p>137,52</text:p>
          </table:table-cell>
          <table:table-cell table:formula="of:=IF([.A476]=1;[.H476];IF([.H476]&gt;[.I475];[.H476];[.I475]))" office:value-type="float" office:value="157.47" calcext:value-type="float">
            <text:p>157,47</text:p>
          </table:table-cell>
          <table:table-cell table:formula="of:=IF([.A476]=1;0;IF([.H476]&gt;[.I475];1;0))" office:value-type="float" office:value="0" calcext:value-type="float">
            <text:p>0</text:p>
          </table:table-cell>
          <table:table-cell table:formula="of:=IF(SUM([.D476];[.G476];[.J47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99.94" calcext:value-type="float">
            <text:p>99,94</text:p>
          </table:table-cell>
          <table:table-cell table:formula="of:=IF([.A477]=1;[.B477];IF([.B477]&gt;[.C476];[.B477];[.C476]))" office:value-type="float" office:value="130" calcext:value-type="float">
            <text:p>130</text:p>
          </table:table-cell>
          <table:table-cell table:formula="of:=IF([.A477]=1;0;IF([.B477]&gt;[.C476];1;0))" office:value-type="float" office:value="0" calcext:value-type="float">
            <text:p>0</text:p>
          </table:table-cell>
          <table:table-cell office:value-type="float" office:value="66.72" calcext:value-type="float">
            <text:p>66,72</text:p>
          </table:table-cell>
          <table:table-cell table:formula="of:=IF([.A477]=1;[.E477];IF([.E477]&gt;[.F476];[.E477];[.F476]))" office:value-type="float" office:value="148.19" calcext:value-type="float">
            <text:p>148,19</text:p>
          </table:table-cell>
          <table:table-cell table:formula="of:=IF([.A477]=1;0;IF([.E477]&gt;[.F476];1;0))" office:value-type="float" office:value="0" calcext:value-type="float">
            <text:p>0</text:p>
          </table:table-cell>
          <table:table-cell office:value-type="float" office:value="136.02" calcext:value-type="float">
            <text:p>136,02</text:p>
          </table:table-cell>
          <table:table-cell table:formula="of:=IF([.A477]=1;[.H477];IF([.H477]&gt;[.I476];[.H477];[.I476]))" office:value-type="float" office:value="157.47" calcext:value-type="float">
            <text:p>157,47</text:p>
          </table:table-cell>
          <table:table-cell table:formula="of:=IF([.A477]=1;0;IF([.H477]&gt;[.I476];1;0))" office:value-type="float" office:value="0" calcext:value-type="float">
            <text:p>0</text:p>
          </table:table-cell>
          <table:table-cell table:formula="of:=IF(SUM([.D477];[.G477];[.J47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98.46" calcext:value-type="float">
            <text:p>98,46</text:p>
          </table:table-cell>
          <table:table-cell table:formula="of:=IF([.A478]=1;[.B478];IF([.B478]&gt;[.C477];[.B478];[.C477]))" office:value-type="float" office:value="130" calcext:value-type="float">
            <text:p>130</text:p>
          </table:table-cell>
          <table:table-cell table:formula="of:=IF([.A478]=1;0;IF([.B478]&gt;[.C477];1;0))" office:value-type="float" office:value="0" calcext:value-type="float">
            <text:p>0</text:p>
          </table:table-cell>
          <table:table-cell office:value-type="float" office:value="69.35" calcext:value-type="float">
            <text:p>69,35</text:p>
          </table:table-cell>
          <table:table-cell table:formula="of:=IF([.A478]=1;[.E478];IF([.E478]&gt;[.F477];[.E478];[.F477]))" office:value-type="float" office:value="148.19" calcext:value-type="float">
            <text:p>148,19</text:p>
          </table:table-cell>
          <table:table-cell table:formula="of:=IF([.A478]=1;0;IF([.E478]&gt;[.F477];1;0))" office:value-type="float" office:value="0" calcext:value-type="float">
            <text:p>0</text:p>
          </table:table-cell>
          <table:table-cell office:value-type="float" office:value="134.65" calcext:value-type="float">
            <text:p>134,65</text:p>
          </table:table-cell>
          <table:table-cell table:formula="of:=IF([.A478]=1;[.H478];IF([.H478]&gt;[.I477];[.H478];[.I477]))" office:value-type="float" office:value="157.47" calcext:value-type="float">
            <text:p>157,47</text:p>
          </table:table-cell>
          <table:table-cell table:formula="of:=IF([.A478]=1;0;IF([.H478]&gt;[.I477];1;0))" office:value-type="float" office:value="0" calcext:value-type="float">
            <text:p>0</text:p>
          </table:table-cell>
          <table:table-cell table:formula="of:=IF(SUM([.D478];[.G478];[.J47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8" calcext:value-type="float">
            <text:p>478</text:p>
          </table:table-cell>
          <table:table-cell office:value-type="float" office:value="97.24" calcext:value-type="float">
            <text:p>97,24</text:p>
          </table:table-cell>
          <table:table-cell table:formula="of:=IF([.A479]=1;[.B479];IF([.B479]&gt;[.C478];[.B479];[.C478]))" office:value-type="float" office:value="130" calcext:value-type="float">
            <text:p>130</text:p>
          </table:table-cell>
          <table:table-cell table:formula="of:=IF([.A479]=1;0;IF([.B479]&gt;[.C478];1;0))" office:value-type="float" office:value="0" calcext:value-type="float">
            <text:p>0</text:p>
          </table:table-cell>
          <table:table-cell office:value-type="float" office:value="68.8" calcext:value-type="float">
            <text:p>68,8</text:p>
          </table:table-cell>
          <table:table-cell table:formula="of:=IF([.A479]=1;[.E479];IF([.E479]&gt;[.F478];[.E479];[.F478]))" office:value-type="float" office:value="148.19" calcext:value-type="float">
            <text:p>148,19</text:p>
          </table:table-cell>
          <table:table-cell table:formula="of:=IF([.A479]=1;0;IF([.E479]&gt;[.F478];1;0))" office:value-type="float" office:value="0" calcext:value-type="float">
            <text:p>0</text:p>
          </table:table-cell>
          <table:table-cell office:value-type="float" office:value="133.62" calcext:value-type="float">
            <text:p>133,62</text:p>
          </table:table-cell>
          <table:table-cell table:formula="of:=IF([.A479]=1;[.H479];IF([.H479]&gt;[.I478];[.H479];[.I478]))" office:value-type="float" office:value="157.47" calcext:value-type="float">
            <text:p>157,47</text:p>
          </table:table-cell>
          <table:table-cell table:formula="of:=IF([.A479]=1;0;IF([.H479]&gt;[.I478];1;0))" office:value-type="float" office:value="0" calcext:value-type="float">
            <text:p>0</text:p>
          </table:table-cell>
          <table:table-cell table:formula="of:=IF(SUM([.D479];[.G479];[.J47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9" calcext:value-type="float">
            <text:p>479</text:p>
          </table:table-cell>
          <table:table-cell office:value-type="float" office:value="97.6" calcext:value-type="float">
            <text:p>97,6</text:p>
          </table:table-cell>
          <table:table-cell table:formula="of:=IF([.A480]=1;[.B480];IF([.B480]&gt;[.C479];[.B480];[.C479]))" office:value-type="float" office:value="130" calcext:value-type="float">
            <text:p>130</text:p>
          </table:table-cell>
          <table:table-cell table:formula="of:=IF([.A480]=1;0;IF([.B480]&gt;[.C479];1;0))" office:value-type="float" office:value="0" calcext:value-type="float">
            <text:p>0</text:p>
          </table:table-cell>
          <table:table-cell office:value-type="float" office:value="66.97" calcext:value-type="float">
            <text:p>66,97</text:p>
          </table:table-cell>
          <table:table-cell table:formula="of:=IF([.A480]=1;[.E480];IF([.E480]&gt;[.F479];[.E480];[.F479]))" office:value-type="float" office:value="148.19" calcext:value-type="float">
            <text:p>148,19</text:p>
          </table:table-cell>
          <table:table-cell table:formula="of:=IF([.A480]=1;0;IF([.E480]&gt;[.F479];1;0))" office:value-type="float" office:value="0" calcext:value-type="float">
            <text:p>0</text:p>
          </table:table-cell>
          <table:table-cell office:value-type="float" office:value="134.27" calcext:value-type="float">
            <text:p>134,27</text:p>
          </table:table-cell>
          <table:table-cell table:formula="of:=IF([.A480]=1;[.H480];IF([.H480]&gt;[.I479];[.H480];[.I479]))" office:value-type="float" office:value="157.47" calcext:value-type="float">
            <text:p>157,47</text:p>
          </table:table-cell>
          <table:table-cell table:formula="of:=IF([.A480]=1;0;IF([.H480]&gt;[.I479];1;0))" office:value-type="float" office:value="0" calcext:value-type="float">
            <text:p>0</text:p>
          </table:table-cell>
          <table:table-cell table:formula="of:=IF(SUM([.D480];[.G480];[.J48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98.91" calcext:value-type="float">
            <text:p>98,91</text:p>
          </table:table-cell>
          <table:table-cell table:formula="of:=IF([.A481]=1;[.B481];IF([.B481]&gt;[.C480];[.B481];[.C480]))" office:value-type="float" office:value="130" calcext:value-type="float">
            <text:p>130</text:p>
          </table:table-cell>
          <table:table-cell table:formula="of:=IF([.A481]=1;0;IF([.B481]&gt;[.C480];1;0))" office:value-type="float" office:value="0" calcext:value-type="float">
            <text:p>0</text:p>
          </table:table-cell>
          <table:table-cell office:value-type="float" office:value="66.28" calcext:value-type="float">
            <text:p>66,28</text:p>
          </table:table-cell>
          <table:table-cell table:formula="of:=IF([.A481]=1;[.E481];IF([.E481]&gt;[.F480];[.E481];[.F480]))" office:value-type="float" office:value="148.19" calcext:value-type="float">
            <text:p>148,19</text:p>
          </table:table-cell>
          <table:table-cell table:formula="of:=IF([.A481]=1;0;IF([.E481]&gt;[.F480];1;0))" office:value-type="float" office:value="0" calcext:value-type="float">
            <text:p>0</text:p>
          </table:table-cell>
          <table:table-cell office:value-type="float" office:value="134.35" calcext:value-type="float">
            <text:p>134,35</text:p>
          </table:table-cell>
          <table:table-cell table:formula="of:=IF([.A481]=1;[.H481];IF([.H481]&gt;[.I480];[.H481];[.I480]))" office:value-type="float" office:value="157.47" calcext:value-type="float">
            <text:p>157,47</text:p>
          </table:table-cell>
          <table:table-cell table:formula="of:=IF([.A481]=1;0;IF([.H481]&gt;[.I480];1;0))" office:value-type="float" office:value="0" calcext:value-type="float">
            <text:p>0</text:p>
          </table:table-cell>
          <table:table-cell table:formula="of:=IF(SUM([.D481];[.G481];[.J48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101.11" calcext:value-type="float">
            <text:p>101,11</text:p>
          </table:table-cell>
          <table:table-cell table:formula="of:=IF([.A482]=1;[.B482];IF([.B482]&gt;[.C481];[.B482];[.C481]))" office:value-type="float" office:value="130" calcext:value-type="float">
            <text:p>130</text:p>
          </table:table-cell>
          <table:table-cell table:formula="of:=IF([.A482]=1;0;IF([.B482]&gt;[.C481];1;0))" office:value-type="float" office:value="0" calcext:value-type="float">
            <text:p>0</text:p>
          </table:table-cell>
          <table:table-cell office:value-type="float" office:value="64.41" calcext:value-type="float">
            <text:p>64,41</text:p>
          </table:table-cell>
          <table:table-cell table:formula="of:=IF([.A482]=1;[.E482];IF([.E482]&gt;[.F481];[.E482];[.F481]))" office:value-type="float" office:value="148.19" calcext:value-type="float">
            <text:p>148,19</text:p>
          </table:table-cell>
          <table:table-cell table:formula="of:=IF([.A482]=1;0;IF([.E482]&gt;[.F481];1;0))" office:value-type="float" office:value="0" calcext:value-type="float">
            <text:p>0</text:p>
          </table:table-cell>
          <table:table-cell office:value-type="float" office:value="133.19" calcext:value-type="float">
            <text:p>133,19</text:p>
          </table:table-cell>
          <table:table-cell table:formula="of:=IF([.A482]=1;[.H482];IF([.H482]&gt;[.I481];[.H482];[.I481]))" office:value-type="float" office:value="157.47" calcext:value-type="float">
            <text:p>157,47</text:p>
          </table:table-cell>
          <table:table-cell table:formula="of:=IF([.A482]=1;0;IF([.H482]&gt;[.I481];1;0))" office:value-type="float" office:value="0" calcext:value-type="float">
            <text:p>0</text:p>
          </table:table-cell>
          <table:table-cell table:formula="of:=IF(SUM([.D482];[.G482];[.J48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102.79" calcext:value-type="float">
            <text:p>102,79</text:p>
          </table:table-cell>
          <table:table-cell table:formula="of:=IF([.A483]=1;[.B483];IF([.B483]&gt;[.C482];[.B483];[.C482]))" office:value-type="float" office:value="130" calcext:value-type="float">
            <text:p>130</text:p>
          </table:table-cell>
          <table:table-cell table:formula="of:=IF([.A483]=1;0;IF([.B483]&gt;[.C482];1;0))" office:value-type="float" office:value="0" calcext:value-type="float">
            <text:p>0</text:p>
          </table:table-cell>
          <table:table-cell office:value-type="float" office:value="66.86" calcext:value-type="float">
            <text:p>66,86</text:p>
          </table:table-cell>
          <table:table-cell table:formula="of:=IF([.A483]=1;[.E483];IF([.E483]&gt;[.F482];[.E483];[.F482]))" office:value-type="float" office:value="148.19" calcext:value-type="float">
            <text:p>148,19</text:p>
          </table:table-cell>
          <table:table-cell table:formula="of:=IF([.A483]=1;0;IF([.E483]&gt;[.F482];1;0))" office:value-type="float" office:value="0" calcext:value-type="float">
            <text:p>0</text:p>
          </table:table-cell>
          <table:table-cell office:value-type="float" office:value="132.1" calcext:value-type="float">
            <text:p>132,1</text:p>
          </table:table-cell>
          <table:table-cell table:formula="of:=IF([.A483]=1;[.H483];IF([.H483]&gt;[.I482];[.H483];[.I482]))" office:value-type="float" office:value="157.47" calcext:value-type="float">
            <text:p>157,47</text:p>
          </table:table-cell>
          <table:table-cell table:formula="of:=IF([.A483]=1;0;IF([.H483]&gt;[.I482];1;0))" office:value-type="float" office:value="0" calcext:value-type="float">
            <text:p>0</text:p>
          </table:table-cell>
          <table:table-cell table:formula="of:=IF(SUM([.D483];[.G483];[.J48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3" calcext:value-type="float">
            <text:p>483</text:p>
          </table:table-cell>
          <table:table-cell office:value-type="float" office:value="103.54" calcext:value-type="float">
            <text:p>103,54</text:p>
          </table:table-cell>
          <table:table-cell table:formula="of:=IF([.A484]=1;[.B484];IF([.B484]&gt;[.C483];[.B484];[.C483]))" office:value-type="float" office:value="130" calcext:value-type="float">
            <text:p>130</text:p>
          </table:table-cell>
          <table:table-cell table:formula="of:=IF([.A484]=1;0;IF([.B484]&gt;[.C483];1;0))" office:value-type="float" office:value="0" calcext:value-type="float">
            <text:p>0</text:p>
          </table:table-cell>
          <table:table-cell office:value-type="float" office:value="66.22" calcext:value-type="float">
            <text:p>66,22</text:p>
          </table:table-cell>
          <table:table-cell table:formula="of:=IF([.A484]=1;[.E484];IF([.E484]&gt;[.F483];[.E484];[.F483]))" office:value-type="float" office:value="148.19" calcext:value-type="float">
            <text:p>148,19</text:p>
          </table:table-cell>
          <table:table-cell table:formula="of:=IF([.A484]=1;0;IF([.E484]&gt;[.F483];1;0))" office:value-type="float" office:value="0" calcext:value-type="float">
            <text:p>0</text:p>
          </table:table-cell>
          <table:table-cell office:value-type="float" office:value="132.3" calcext:value-type="float">
            <text:p>132,3</text:p>
          </table:table-cell>
          <table:table-cell table:formula="of:=IF([.A484]=1;[.H484];IF([.H484]&gt;[.I483];[.H484];[.I483]))" office:value-type="float" office:value="157.47" calcext:value-type="float">
            <text:p>157,47</text:p>
          </table:table-cell>
          <table:table-cell table:formula="of:=IF([.A484]=1;0;IF([.H484]&gt;[.I483];1;0))" office:value-type="float" office:value="0" calcext:value-type="float">
            <text:p>0</text:p>
          </table:table-cell>
          <table:table-cell table:formula="of:=IF(SUM([.D484];[.G484];[.J48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102.54" calcext:value-type="float">
            <text:p>102,54</text:p>
          </table:table-cell>
          <table:table-cell table:formula="of:=IF([.A485]=1;[.B485];IF([.B485]&gt;[.C484];[.B485];[.C484]))" office:value-type="float" office:value="130" calcext:value-type="float">
            <text:p>130</text:p>
          </table:table-cell>
          <table:table-cell table:formula="of:=IF([.A485]=1;0;IF([.B485]&gt;[.C484];1;0))" office:value-type="float" office:value="0" calcext:value-type="float">
            <text:p>0</text:p>
          </table:table-cell>
          <table:table-cell office:value-type="float" office:value="64.24" calcext:value-type="float">
            <text:p>64,24</text:p>
          </table:table-cell>
          <table:table-cell table:formula="of:=IF([.A485]=1;[.E485];IF([.E485]&gt;[.F484];[.E485];[.F484]))" office:value-type="float" office:value="148.19" calcext:value-type="float">
            <text:p>148,19</text:p>
          </table:table-cell>
          <table:table-cell table:formula="of:=IF([.A485]=1;0;IF([.E485]&gt;[.F484];1;0))" office:value-type="float" office:value="0" calcext:value-type="float">
            <text:p>0</text:p>
          </table:table-cell>
          <table:table-cell office:value-type="float" office:value="131.23" calcext:value-type="float">
            <text:p>131,23</text:p>
          </table:table-cell>
          <table:table-cell table:formula="of:=IF([.A485]=1;[.H485];IF([.H485]&gt;[.I484];[.H485];[.I484]))" office:value-type="float" office:value="157.47" calcext:value-type="float">
            <text:p>157,47</text:p>
          </table:table-cell>
          <table:table-cell table:formula="of:=IF([.A485]=1;0;IF([.H485]&gt;[.I484];1;0))" office:value-type="float" office:value="0" calcext:value-type="float">
            <text:p>0</text:p>
          </table:table-cell>
          <table:table-cell table:formula="of:=IF(SUM([.D485];[.G485];[.J48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100.72" calcext:value-type="float">
            <text:p>100,72</text:p>
          </table:table-cell>
          <table:table-cell table:formula="of:=IF([.A486]=1;[.B486];IF([.B486]&gt;[.C485];[.B486];[.C485]))" office:value-type="float" office:value="130" calcext:value-type="float">
            <text:p>130</text:p>
          </table:table-cell>
          <table:table-cell table:formula="of:=IF([.A486]=1;0;IF([.B486]&gt;[.C485];1;0))" office:value-type="float" office:value="0" calcext:value-type="float">
            <text:p>0</text:p>
          </table:table-cell>
          <table:table-cell office:value-type="float" office:value="62.97" calcext:value-type="float">
            <text:p>62,97</text:p>
          </table:table-cell>
          <table:table-cell table:formula="of:=IF([.A486]=1;[.E486];IF([.E486]&gt;[.F485];[.E486];[.F485]))" office:value-type="float" office:value="148.19" calcext:value-type="float">
            <text:p>148,19</text:p>
          </table:table-cell>
          <table:table-cell table:formula="of:=IF([.A486]=1;0;IF([.E486]&gt;[.F485];1;0))" office:value-type="float" office:value="0" calcext:value-type="float">
            <text:p>0</text:p>
          </table:table-cell>
          <table:table-cell office:value-type="float" office:value="130.09" calcext:value-type="float">
            <text:p>130,09</text:p>
          </table:table-cell>
          <table:table-cell table:formula="of:=IF([.A486]=1;[.H486];IF([.H486]&gt;[.I485];[.H486];[.I485]))" office:value-type="float" office:value="157.47" calcext:value-type="float">
            <text:p>157,47</text:p>
          </table:table-cell>
          <table:table-cell table:formula="of:=IF([.A486]=1;0;IF([.H486]&gt;[.I485];1;0))" office:value-type="float" office:value="0" calcext:value-type="float">
            <text:p>0</text:p>
          </table:table-cell>
          <table:table-cell table:formula="of:=IF(SUM([.D486];[.G486];[.J48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99.66" calcext:value-type="float">
            <text:p>99,66</text:p>
          </table:table-cell>
          <table:table-cell table:formula="of:=IF([.A487]=1;[.B487];IF([.B487]&gt;[.C486];[.B487];[.C486]))" office:value-type="float" office:value="130" calcext:value-type="float">
            <text:p>130</text:p>
          </table:table-cell>
          <table:table-cell table:formula="of:=IF([.A487]=1;0;IF([.B487]&gt;[.C486];1;0))" office:value-type="float" office:value="0" calcext:value-type="float">
            <text:p>0</text:p>
          </table:table-cell>
          <table:table-cell office:value-type="float" office:value="61.28" calcext:value-type="float">
            <text:p>61,28</text:p>
          </table:table-cell>
          <table:table-cell table:formula="of:=IF([.A487]=1;[.E487];IF([.E487]&gt;[.F486];[.E487];[.F486]))" office:value-type="float" office:value="148.19" calcext:value-type="float">
            <text:p>148,19</text:p>
          </table:table-cell>
          <table:table-cell table:formula="of:=IF([.A487]=1;0;IF([.E487]&gt;[.F486];1;0))" office:value-type="float" office:value="0" calcext:value-type="float">
            <text:p>0</text:p>
          </table:table-cell>
          <table:table-cell office:value-type="float" office:value="131.73" calcext:value-type="float">
            <text:p>131,73</text:p>
          </table:table-cell>
          <table:table-cell table:formula="of:=IF([.A487]=1;[.H487];IF([.H487]&gt;[.I486];[.H487];[.I486]))" office:value-type="float" office:value="157.47" calcext:value-type="float">
            <text:p>157,47</text:p>
          </table:table-cell>
          <table:table-cell table:formula="of:=IF([.A487]=1;0;IF([.H487]&gt;[.I486];1;0))" office:value-type="float" office:value="0" calcext:value-type="float">
            <text:p>0</text:p>
          </table:table-cell>
          <table:table-cell table:formula="of:=IF(SUM([.D487];[.G487];[.J48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101.44" calcext:value-type="float">
            <text:p>101,44</text:p>
          </table:table-cell>
          <table:table-cell table:formula="of:=IF([.A488]=1;[.B488];IF([.B488]&gt;[.C487];[.B488];[.C487]))" office:value-type="float" office:value="130" calcext:value-type="float">
            <text:p>130</text:p>
          </table:table-cell>
          <table:table-cell table:formula="of:=IF([.A488]=1;0;IF([.B488]&gt;[.C487];1;0))" office:value-type="float" office:value="0" calcext:value-type="float">
            <text:p>0</text:p>
          </table:table-cell>
          <table:table-cell office:value-type="float" office:value="63.76" calcext:value-type="float">
            <text:p>63,76</text:p>
          </table:table-cell>
          <table:table-cell table:formula="of:=IF([.A488]=1;[.E488];IF([.E488]&gt;[.F487];[.E488];[.F487]))" office:value-type="float" office:value="148.19" calcext:value-type="float">
            <text:p>148,19</text:p>
          </table:table-cell>
          <table:table-cell table:formula="of:=IF([.A488]=1;0;IF([.E488]&gt;[.F487];1;0))" office:value-type="float" office:value="0" calcext:value-type="float">
            <text:p>0</text:p>
          </table:table-cell>
          <table:table-cell office:value-type="float" office:value="130.03" calcext:value-type="float">
            <text:p>130,03</text:p>
          </table:table-cell>
          <table:table-cell table:formula="of:=IF([.A488]=1;[.H488];IF([.H488]&gt;[.I487];[.H488];[.I487]))" office:value-type="float" office:value="157.47" calcext:value-type="float">
            <text:p>157,47</text:p>
          </table:table-cell>
          <table:table-cell table:formula="of:=IF([.A488]=1;0;IF([.H488]&gt;[.I487];1;0))" office:value-type="float" office:value="0" calcext:value-type="float">
            <text:p>0</text:p>
          </table:table-cell>
          <table:table-cell table:formula="of:=IF(SUM([.D488];[.G488];[.J48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99.81" calcext:value-type="float">
            <text:p>99,81</text:p>
          </table:table-cell>
          <table:table-cell table:formula="of:=IF([.A489]=1;[.B489];IF([.B489]&gt;[.C488];[.B489];[.C488]))" office:value-type="float" office:value="130" calcext:value-type="float">
            <text:p>130</text:p>
          </table:table-cell>
          <table:table-cell table:formula="of:=IF([.A489]=1;0;IF([.B489]&gt;[.C488];1;0))" office:value-type="float" office:value="0" calcext:value-type="float">
            <text:p>0</text:p>
          </table:table-cell>
          <table:table-cell office:value-type="float" office:value="63.15" calcext:value-type="float">
            <text:p>63,15</text:p>
          </table:table-cell>
          <table:table-cell table:formula="of:=IF([.A489]=1;[.E489];IF([.E489]&gt;[.F488];[.E489];[.F488]))" office:value-type="float" office:value="148.19" calcext:value-type="float">
            <text:p>148,19</text:p>
          </table:table-cell>
          <table:table-cell table:formula="of:=IF([.A489]=1;0;IF([.E489]&gt;[.F488];1;0))" office:value-type="float" office:value="0" calcext:value-type="float">
            <text:p>0</text:p>
          </table:table-cell>
          <table:table-cell office:value-type="float" office:value="128.21" calcext:value-type="float">
            <text:p>128,21</text:p>
          </table:table-cell>
          <table:table-cell table:formula="of:=IF([.A489]=1;[.H489];IF([.H489]&gt;[.I488];[.H489];[.I488]))" office:value-type="float" office:value="157.47" calcext:value-type="float">
            <text:p>157,47</text:p>
          </table:table-cell>
          <table:table-cell table:formula="of:=IF([.A489]=1;0;IF([.H489]&gt;[.I488];1;0))" office:value-type="float" office:value="0" calcext:value-type="float">
            <text:p>0</text:p>
          </table:table-cell>
          <table:table-cell table:formula="of:=IF(SUM([.D489];[.G489];[.J48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101.7" calcext:value-type="float">
            <text:p>101,7</text:p>
          </table:table-cell>
          <table:table-cell table:formula="of:=IF([.A490]=1;[.B490];IF([.B490]&gt;[.C489];[.B490];[.C489]))" office:value-type="float" office:value="130" calcext:value-type="float">
            <text:p>130</text:p>
          </table:table-cell>
          <table:table-cell table:formula="of:=IF([.A490]=1;0;IF([.B490]&gt;[.C489];1;0))" office:value-type="float" office:value="0" calcext:value-type="float">
            <text:p>0</text:p>
          </table:table-cell>
          <table:table-cell office:value-type="float" office:value="62.62" calcext:value-type="float">
            <text:p>62,62</text:p>
          </table:table-cell>
          <table:table-cell table:formula="of:=IF([.A490]=1;[.E490];IF([.E490]&gt;[.F489];[.E490];[.F489]))" office:value-type="float" office:value="148.19" calcext:value-type="float">
            <text:p>148,19</text:p>
          </table:table-cell>
          <table:table-cell table:formula="of:=IF([.A490]=1;0;IF([.E490]&gt;[.F489];1;0))" office:value-type="float" office:value="0" calcext:value-type="float">
            <text:p>0</text:p>
          </table:table-cell>
          <table:table-cell office:value-type="float" office:value="128.51" calcext:value-type="float">
            <text:p>128,51</text:p>
          </table:table-cell>
          <table:table-cell table:formula="of:=IF([.A490]=1;[.H490];IF([.H490]&gt;[.I489];[.H490];[.I489]))" office:value-type="float" office:value="157.47" calcext:value-type="float">
            <text:p>157,47</text:p>
          </table:table-cell>
          <table:table-cell table:formula="of:=IF([.A490]=1;0;IF([.H490]&gt;[.I489];1;0))" office:value-type="float" office:value="0" calcext:value-type="float">
            <text:p>0</text:p>
          </table:table-cell>
          <table:table-cell table:formula="of:=IF(SUM([.D490];[.G490];[.J49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99.88" calcext:value-type="float">
            <text:p>99,88</text:p>
          </table:table-cell>
          <table:table-cell table:formula="of:=IF([.A491]=1;[.B491];IF([.B491]&gt;[.C490];[.B491];[.C490]))" office:value-type="float" office:value="130" calcext:value-type="float">
            <text:p>130</text:p>
          </table:table-cell>
          <table:table-cell table:formula="of:=IF([.A491]=1;0;IF([.B491]&gt;[.C490];1;0))" office:value-type="float" office:value="0" calcext:value-type="float">
            <text:p>0</text:p>
          </table:table-cell>
          <table:table-cell office:value-type="float" office:value="65.52" calcext:value-type="float">
            <text:p>65,52</text:p>
          </table:table-cell>
          <table:table-cell table:formula="of:=IF([.A491]=1;[.E491];IF([.E491]&gt;[.F490];[.E491];[.F490]))" office:value-type="float" office:value="148.19" calcext:value-type="float">
            <text:p>148,19</text:p>
          </table:table-cell>
          <table:table-cell table:formula="of:=IF([.A491]=1;0;IF([.E491]&gt;[.F490];1;0))" office:value-type="float" office:value="0" calcext:value-type="float">
            <text:p>0</text:p>
          </table:table-cell>
          <table:table-cell office:value-type="float" office:value="127.47" calcext:value-type="float">
            <text:p>127,47</text:p>
          </table:table-cell>
          <table:table-cell table:formula="of:=IF([.A491]=1;[.H491];IF([.H491]&gt;[.I490];[.H491];[.I490]))" office:value-type="float" office:value="157.47" calcext:value-type="float">
            <text:p>157,47</text:p>
          </table:table-cell>
          <table:table-cell table:formula="of:=IF([.A491]=1;0;IF([.H491]&gt;[.I490];1;0))" office:value-type="float" office:value="0" calcext:value-type="float">
            <text:p>0</text:p>
          </table:table-cell>
          <table:table-cell table:formula="of:=IF(SUM([.D491];[.G491];[.J491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102.11" calcext:value-type="float">
            <text:p>102,11</text:p>
          </table:table-cell>
          <table:table-cell table:formula="of:=IF([.A492]=1;[.B492];IF([.B492]&gt;[.C491];[.B492];[.C491]))" office:value-type="float" office:value="130" calcext:value-type="float">
            <text:p>130</text:p>
          </table:table-cell>
          <table:table-cell table:formula="of:=IF([.A492]=1;0;IF([.B492]&gt;[.C491];1;0))" office:value-type="float" office:value="0" calcext:value-type="float">
            <text:p>0</text:p>
          </table:table-cell>
          <table:table-cell office:value-type="float" office:value="65.18" calcext:value-type="float">
            <text:p>65,18</text:p>
          </table:table-cell>
          <table:table-cell table:formula="of:=IF([.A492]=1;[.E492];IF([.E492]&gt;[.F491];[.E492];[.F491]))" office:value-type="float" office:value="148.19" calcext:value-type="float">
            <text:p>148,19</text:p>
          </table:table-cell>
          <table:table-cell table:formula="of:=IF([.A492]=1;0;IF([.E492]&gt;[.F491];1;0))" office:value-type="float" office:value="0" calcext:value-type="float">
            <text:p>0</text:p>
          </table:table-cell>
          <table:table-cell office:value-type="float" office:value="126.24" calcext:value-type="float">
            <text:p>126,24</text:p>
          </table:table-cell>
          <table:table-cell table:formula="of:=IF([.A492]=1;[.H492];IF([.H492]&gt;[.I491];[.H492];[.I491]))" office:value-type="float" office:value="157.47" calcext:value-type="float">
            <text:p>157,47</text:p>
          </table:table-cell>
          <table:table-cell table:formula="of:=IF([.A492]=1;0;IF([.H492]&gt;[.I491];1;0))" office:value-type="float" office:value="0" calcext:value-type="float">
            <text:p>0</text:p>
          </table:table-cell>
          <table:table-cell table:formula="of:=IF(SUM([.D492];[.G492];[.J492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104.42" calcext:value-type="float">
            <text:p>104,42</text:p>
          </table:table-cell>
          <table:table-cell table:formula="of:=IF([.A493]=1;[.B493];IF([.B493]&gt;[.C492];[.B493];[.C492]))" office:value-type="float" office:value="130" calcext:value-type="float">
            <text:p>130</text:p>
          </table:table-cell>
          <table:table-cell table:formula="of:=IF([.A493]=1;0;IF([.B493]&gt;[.C492];1;0))" office:value-type="float" office:value="0" calcext:value-type="float">
            <text:p>0</text:p>
          </table:table-cell>
          <table:table-cell office:value-type="float" office:value="64.34" calcext:value-type="float">
            <text:p>64,34</text:p>
          </table:table-cell>
          <table:table-cell table:formula="of:=IF([.A493]=1;[.E493];IF([.E493]&gt;[.F492];[.E493];[.F492]))" office:value-type="float" office:value="148.19" calcext:value-type="float">
            <text:p>148,19</text:p>
          </table:table-cell>
          <table:table-cell table:formula="of:=IF([.A493]=1;0;IF([.E493]&gt;[.F492];1;0))" office:value-type="float" office:value="0" calcext:value-type="float">
            <text:p>0</text:p>
          </table:table-cell>
          <table:table-cell office:value-type="float" office:value="128.41" calcext:value-type="float">
            <text:p>128,41</text:p>
          </table:table-cell>
          <table:table-cell table:formula="of:=IF([.A493]=1;[.H493];IF([.H493]&gt;[.I492];[.H493];[.I492]))" office:value-type="float" office:value="157.47" calcext:value-type="float">
            <text:p>157,47</text:p>
          </table:table-cell>
          <table:table-cell table:formula="of:=IF([.A493]=1;0;IF([.H493]&gt;[.I492];1;0))" office:value-type="float" office:value="0" calcext:value-type="float">
            <text:p>0</text:p>
          </table:table-cell>
          <table:table-cell table:formula="of:=IF(SUM([.D493];[.G493];[.J493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105.45" calcext:value-type="float">
            <text:p>105,45</text:p>
          </table:table-cell>
          <table:table-cell table:formula="of:=IF([.A494]=1;[.B494];IF([.B494]&gt;[.C493];[.B494];[.C493]))" office:value-type="float" office:value="130" calcext:value-type="float">
            <text:p>130</text:p>
          </table:table-cell>
          <table:table-cell table:formula="of:=IF([.A494]=1;0;IF([.B494]&gt;[.C493];1;0))" office:value-type="float" office:value="0" calcext:value-type="float">
            <text:p>0</text:p>
          </table:table-cell>
          <table:table-cell office:value-type="float" office:value="64.28" calcext:value-type="float">
            <text:p>64,28</text:p>
          </table:table-cell>
          <table:table-cell table:formula="of:=IF([.A494]=1;[.E494];IF([.E494]&gt;[.F493];[.E494];[.F493]))" office:value-type="float" office:value="148.19" calcext:value-type="float">
            <text:p>148,19</text:p>
          </table:table-cell>
          <table:table-cell table:formula="of:=IF([.A494]=1;0;IF([.E494]&gt;[.F493];1;0))" office:value-type="float" office:value="0" calcext:value-type="float">
            <text:p>0</text:p>
          </table:table-cell>
          <table:table-cell office:value-type="float" office:value="128.56" calcext:value-type="float">
            <text:p>128,56</text:p>
          </table:table-cell>
          <table:table-cell table:formula="of:=IF([.A494]=1;[.H494];IF([.H494]&gt;[.I493];[.H494];[.I493]))" office:value-type="float" office:value="157.47" calcext:value-type="float">
            <text:p>157,47</text:p>
          </table:table-cell>
          <table:table-cell table:formula="of:=IF([.A494]=1;0;IF([.H494]&gt;[.I493];1;0))" office:value-type="float" office:value="0" calcext:value-type="float">
            <text:p>0</text:p>
          </table:table-cell>
          <table:table-cell table:formula="of:=IF(SUM([.D494];[.G494];[.J494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104.12" calcext:value-type="float">
            <text:p>104,12</text:p>
          </table:table-cell>
          <table:table-cell table:formula="of:=IF([.A495]=1;[.B495];IF([.B495]&gt;[.C494];[.B495];[.C494]))" office:value-type="float" office:value="130" calcext:value-type="float">
            <text:p>130</text:p>
          </table:table-cell>
          <table:table-cell table:formula="of:=IF([.A495]=1;0;IF([.B495]&gt;[.C494];1;0))" office:value-type="float" office:value="0" calcext:value-type="float">
            <text:p>0</text:p>
          </table:table-cell>
          <table:table-cell office:value-type="float" office:value="67.06" calcext:value-type="float">
            <text:p>67,06</text:p>
          </table:table-cell>
          <table:table-cell table:formula="of:=IF([.A495]=1;[.E495];IF([.E495]&gt;[.F494];[.E495];[.F494]))" office:value-type="float" office:value="148.19" calcext:value-type="float">
            <text:p>148,19</text:p>
          </table:table-cell>
          <table:table-cell table:formula="of:=IF([.A495]=1;0;IF([.E495]&gt;[.F494];1;0))" office:value-type="float" office:value="0" calcext:value-type="float">
            <text:p>0</text:p>
          </table:table-cell>
          <table:table-cell office:value-type="float" office:value="128.58" calcext:value-type="float">
            <text:p>128,58</text:p>
          </table:table-cell>
          <table:table-cell table:formula="of:=IF([.A495]=1;[.H495];IF([.H495]&gt;[.I494];[.H495];[.I494]))" office:value-type="float" office:value="157.47" calcext:value-type="float">
            <text:p>157,47</text:p>
          </table:table-cell>
          <table:table-cell table:formula="of:=IF([.A495]=1;0;IF([.H495]&gt;[.I494];1;0))" office:value-type="float" office:value="0" calcext:value-type="float">
            <text:p>0</text:p>
          </table:table-cell>
          <table:table-cell table:formula="of:=IF(SUM([.D495];[.G495];[.J495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102.55" calcext:value-type="float">
            <text:p>102,55</text:p>
          </table:table-cell>
          <table:table-cell table:formula="of:=IF([.A496]=1;[.B496];IF([.B496]&gt;[.C495];[.B496];[.C495]))" office:value-type="float" office:value="130" calcext:value-type="float">
            <text:p>130</text:p>
          </table:table-cell>
          <table:table-cell table:formula="of:=IF([.A496]=1;0;IF([.B496]&gt;[.C495];1;0))" office:value-type="float" office:value="0" calcext:value-type="float">
            <text:p>0</text:p>
          </table:table-cell>
          <table:table-cell office:value-type="float" office:value="66.61" calcext:value-type="float">
            <text:p>66,61</text:p>
          </table:table-cell>
          <table:table-cell table:formula="of:=IF([.A496]=1;[.E496];IF([.E496]&gt;[.F495];[.E496];[.F495]))" office:value-type="float" office:value="148.19" calcext:value-type="float">
            <text:p>148,19</text:p>
          </table:table-cell>
          <table:table-cell table:formula="of:=IF([.A496]=1;0;IF([.E496]&gt;[.F495];1;0))" office:value-type="float" office:value="0" calcext:value-type="float">
            <text:p>0</text:p>
          </table:table-cell>
          <table:table-cell office:value-type="float" office:value="127.41" calcext:value-type="float">
            <text:p>127,41</text:p>
          </table:table-cell>
          <table:table-cell table:formula="of:=IF([.A496]=1;[.H496];IF([.H496]&gt;[.I495];[.H496];[.I495]))" office:value-type="float" office:value="157.47" calcext:value-type="float">
            <text:p>157,47</text:p>
          </table:table-cell>
          <table:table-cell table:formula="of:=IF([.A496]=1;0;IF([.H496]&gt;[.I495];1;0))" office:value-type="float" office:value="0" calcext:value-type="float">
            <text:p>0</text:p>
          </table:table-cell>
          <table:table-cell table:formula="of:=IF(SUM([.D496];[.G496];[.J496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100.83" calcext:value-type="float">
            <text:p>100,83</text:p>
          </table:table-cell>
          <table:table-cell table:formula="of:=IF([.A497]=1;[.B497];IF([.B497]&gt;[.C496];[.B497];[.C496]))" office:value-type="float" office:value="130" calcext:value-type="float">
            <text:p>130</text:p>
          </table:table-cell>
          <table:table-cell table:formula="of:=IF([.A497]=1;0;IF([.B497]&gt;[.C496];1;0))" office:value-type="float" office:value="0" calcext:value-type="float">
            <text:p>0</text:p>
          </table:table-cell>
          <table:table-cell office:value-type="float" office:value="65.15" calcext:value-type="float">
            <text:p>65,15</text:p>
          </table:table-cell>
          <table:table-cell table:formula="of:=IF([.A497]=1;[.E497];IF([.E497]&gt;[.F496];[.E497];[.F496]))" office:value-type="float" office:value="148.19" calcext:value-type="float">
            <text:p>148,19</text:p>
          </table:table-cell>
          <table:table-cell table:formula="of:=IF([.A497]=1;0;IF([.E497]&gt;[.F496];1;0))" office:value-type="float" office:value="0" calcext:value-type="float">
            <text:p>0</text:p>
          </table:table-cell>
          <table:table-cell office:value-type="float" office:value="129.69" calcext:value-type="float">
            <text:p>129,69</text:p>
          </table:table-cell>
          <table:table-cell table:formula="of:=IF([.A497]=1;[.H497];IF([.H497]&gt;[.I496];[.H497];[.I496]))" office:value-type="float" office:value="157.47" calcext:value-type="float">
            <text:p>157,47</text:p>
          </table:table-cell>
          <table:table-cell table:formula="of:=IF([.A497]=1;0;IF([.H497]&gt;[.I496];1;0))" office:value-type="float" office:value="0" calcext:value-type="float">
            <text:p>0</text:p>
          </table:table-cell>
          <table:table-cell table:formula="of:=IF(SUM([.D497];[.G497];[.J497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7" calcext:value-type="float">
            <text:p>497</text:p>
          </table:table-cell>
          <table:table-cell office:value-type="float" office:value="102.59" calcext:value-type="float">
            <text:p>102,59</text:p>
          </table:table-cell>
          <table:table-cell table:formula="of:=IF([.A498]=1;[.B498];IF([.B498]&gt;[.C497];[.B498];[.C497]))" office:value-type="float" office:value="130" calcext:value-type="float">
            <text:p>130</text:p>
          </table:table-cell>
          <table:table-cell table:formula="of:=IF([.A498]=1;0;IF([.B498]&gt;[.C497];1;0))" office:value-type="float" office:value="0" calcext:value-type="float">
            <text:p>0</text:p>
          </table:table-cell>
          <table:table-cell office:value-type="float" office:value="63.19" calcext:value-type="float">
            <text:p>63,19</text:p>
          </table:table-cell>
          <table:table-cell table:formula="of:=IF([.A498]=1;[.E498];IF([.E498]&gt;[.F497];[.E498];[.F497]))" office:value-type="float" office:value="148.19" calcext:value-type="float">
            <text:p>148,19</text:p>
          </table:table-cell>
          <table:table-cell table:formula="of:=IF([.A498]=1;0;IF([.E498]&gt;[.F497];1;0))" office:value-type="float" office:value="0" calcext:value-type="float">
            <text:p>0</text:p>
          </table:table-cell>
          <table:table-cell office:value-type="float" office:value="128.27" calcext:value-type="float">
            <text:p>128,27</text:p>
          </table:table-cell>
          <table:table-cell table:formula="of:=IF([.A498]=1;[.H498];IF([.H498]&gt;[.I497];[.H498];[.I497]))" office:value-type="float" office:value="157.47" calcext:value-type="float">
            <text:p>157,47</text:p>
          </table:table-cell>
          <table:table-cell table:formula="of:=IF([.A498]=1;0;IF([.H498]&gt;[.I497];1;0))" office:value-type="float" office:value="0" calcext:value-type="float">
            <text:p>0</text:p>
          </table:table-cell>
          <table:table-cell table:formula="of:=IF(SUM([.D498];[.G498];[.J498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101.01" calcext:value-type="float">
            <text:p>101,01</text:p>
          </table:table-cell>
          <table:table-cell table:formula="of:=IF([.A499]=1;[.B499];IF([.B499]&gt;[.C498];[.B499];[.C498]))" office:value-type="float" office:value="130" calcext:value-type="float">
            <text:p>130</text:p>
          </table:table-cell>
          <table:table-cell table:formula="of:=IF([.A499]=1;0;IF([.B499]&gt;[.C498];1;0))" office:value-type="float" office:value="0" calcext:value-type="float">
            <text:p>0</text:p>
          </table:table-cell>
          <table:table-cell office:value-type="float" office:value="62.21" calcext:value-type="float">
            <text:p>62,21</text:p>
          </table:table-cell>
          <table:table-cell table:formula="of:=IF([.A499]=1;[.E499];IF([.E499]&gt;[.F498];[.E499];[.F498]))" office:value-type="float" office:value="148.19" calcext:value-type="float">
            <text:p>148,19</text:p>
          </table:table-cell>
          <table:table-cell table:formula="of:=IF([.A499]=1;0;IF([.E499]&gt;[.F498];1;0))" office:value-type="float" office:value="0" calcext:value-type="float">
            <text:p>0</text:p>
          </table:table-cell>
          <table:table-cell office:value-type="float" office:value="126.99" calcext:value-type="float">
            <text:p>126,99</text:p>
          </table:table-cell>
          <table:table-cell table:formula="of:=IF([.A499]=1;[.H499];IF([.H499]&gt;[.I498];[.H499];[.I498]))" office:value-type="float" office:value="157.47" calcext:value-type="float">
            <text:p>157,47</text:p>
          </table:table-cell>
          <table:table-cell table:formula="of:=IF([.A499]=1;0;IF([.H499]&gt;[.I498];1;0))" office:value-type="float" office:value="0" calcext:value-type="float">
            <text:p>0</text:p>
          </table:table-cell>
          <table:table-cell table:formula="of:=IF(SUM([.D499];[.G499];[.J499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102.11" calcext:value-type="float">
            <text:p>102,11</text:p>
          </table:table-cell>
          <table:table-cell table:formula="of:=IF([.A500]=1;[.B500];IF([.B500]&gt;[.C499];[.B500];[.C499]))" office:value-type="float" office:value="130" calcext:value-type="float">
            <text:p>130</text:p>
          </table:table-cell>
          <table:table-cell table:formula="of:=IF([.A500]=1;0;IF([.B500]&gt;[.C499];1;0))" office:value-type="float" office:value="0" calcext:value-type="float">
            <text:p>0</text:p>
          </table:table-cell>
          <table:table-cell office:value-type="float" office:value="61.89" calcext:value-type="float">
            <text:p>61,89</text:p>
          </table:table-cell>
          <table:table-cell table:formula="of:=IF([.A500]=1;[.E500];IF([.E500]&gt;[.F499];[.E500];[.F499]))" office:value-type="float" office:value="148.19" calcext:value-type="float">
            <text:p>148,19</text:p>
          </table:table-cell>
          <table:table-cell table:formula="of:=IF([.A500]=1;0;IF([.E500]&gt;[.F499];1;0))" office:value-type="float" office:value="0" calcext:value-type="float">
            <text:p>0</text:p>
          </table:table-cell>
          <table:table-cell office:value-type="float" office:value="127.03" calcext:value-type="float">
            <text:p>127,03</text:p>
          </table:table-cell>
          <table:table-cell table:formula="of:=IF([.A500]=1;[.H500];IF([.H500]&gt;[.I499];[.H500];[.I499]))" office:value-type="float" office:value="157.47" calcext:value-type="float">
            <text:p>157,47</text:p>
          </table:table-cell>
          <table:table-cell table:formula="of:=IF([.A500]=1;0;IF([.H500]&gt;[.I499];1;0))" office:value-type="float" office:value="0" calcext:value-type="float">
            <text:p>0</text:p>
          </table:table-cell>
          <table:table-cell table:formula="of:=IF(SUM([.D500];[.G500];[.J500])&gt;1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500" calcext:value-type="float">
            <text:p>500</text:p>
          </table:table-cell>
          <table:table-cell office:value-type="float" office:value="100.38" calcext:value-type="float">
            <text:p>100,38</text:p>
          </table:table-cell>
          <table:table-cell table:formula="of:=IF([.A501]=1;[.B501];IF([.B501]&gt;[.C500];[.B501];[.C500]))" office:value-type="float" office:value="130" calcext:value-type="float">
            <text:p>130</text:p>
          </table:table-cell>
          <table:table-cell table:formula="of:=IF([.A501]=1;0;IF([.B501]&gt;[.C500];1;0))" office:value-type="float" office:value="0" calcext:value-type="float">
            <text:p>0</text:p>
          </table:table-cell>
          <table:table-cell office:value-type="float" office:value="59.94" calcext:value-type="float">
            <text:p>59,94</text:p>
          </table:table-cell>
          <table:table-cell table:formula="of:=IF([.A501]=1;[.E501];IF([.E501]&gt;[.F500];[.E501];[.F500]))" office:value-type="float" office:value="148.19" calcext:value-type="float">
            <text:p>148,19</text:p>
          </table:table-cell>
          <table:table-cell table:formula="of:=IF([.A501]=1;0;IF([.E501]&gt;[.F500];1;0))" office:value-type="float" office:value="0" calcext:value-type="float">
            <text:p>0</text:p>
          </table:table-cell>
          <table:table-cell office:value-type="float" office:value="127.11" calcext:value-type="float">
            <text:p>127,11</text:p>
          </table:table-cell>
          <table:table-cell table:formula="of:=IF([.A501]=1;[.H501];IF([.H501]&gt;[.I500];[.H501];[.I500]))" office:value-type="float" office:value="157.47" calcext:value-type="float">
            <text:p>157,47</text:p>
          </table:table-cell>
          <table:table-cell table:formula="of:=IF([.A501]=1;0;IF([.H501]&gt;[.I500];1;0))" office:value-type="float" office:value="0" calcext:value-type="float">
            <text:p>0</text:p>
          </table:table-cell>
          <table:table-cell table:formula="of:=IF(SUM([.D501];[.G501];[.J501])&gt;1;1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number-columns-repeated="7"/>
          <table:table-cell table:number-columns-repeated="2"/>
        </table:table-row>
        <table:table-row table:style-name="ro1">
          <table:table-cell table:style-name="ce7" office:value-type="string" calcext:value-type="string">
            <text:p><text:span text:style-name="T1">Odp </text:span><text:span text:style-name="T2">ꜛ</text:span></text:p>
          </table:table-cell>
          <table:table-cell table:number-columns-repeated="10"/>
        </table:table-row>
      </table:table>
      <table:table table:name="Zadanie 4.04.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3">
          <table:table-cell table:style-name="ce6" office:value-type="string" calcext:value-type="string">
            <text:p>nr_dnia</text:p>
          </table:table-cell>
          <table:table-cell table:style-name="ce6" office:value-type="string" calcext:value-type="string">
            <text:p>firma_C</text:p>
          </table:table-cell>
          <table:table-cell table:style-name="ce8" office:value-type="string" calcext:value-type="string" table:number-columns-spanned="1" table:number-rows-spanned="3">
            <text:p>ciąg malejący? (kursy akcji z i-2, i-1, i dnia)</text:p>
          </table:table-cell>
          <table:table-cell table:style-name="ce6" office:value-type="string" calcext:value-type="string">
            <text:p>maks</text:p>
          </table:table-cell>
          <table:table-cell table:style-name="ce6" office:value-type="string" calcext:value-type="string">
            <text:p>dzień hostessy?</text:p>
          </table:table-cell>
          <table:table-cell table:style-name="ce6" office:value-type="string" calcext:value-type="string">
            <text:p>ile ma pieniędzy na początku dnia</text:p>
          </table:table-cell>
          <table:table-cell table:style-name="ce10" office:value-type="string" calcext:value-type="string">
            <text:p>ile akcji kupił</text:p>
          </table:table-cell>
          <table:table-cell table:style-name="ce6" office:value-type="string" calcext:value-type="string">
            <text:p>ile akcji sprzedał</text:p>
          </table:table-cell>
          <table:table-cell table:style-name="ce6" office:value-type="string" calcext:value-type="string">
            <text:p>ile ma pieniędzy na koniec dnia</text:p>
          </table:table-cell>
          <table:table-cell table:style-name="ce6" office:value-type="string" calcext:value-type="string">
            <text:p>w sumie ile ma akcji na koniec dni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.43" calcext:value-type="float">
            <text:p>65,43</text:p>
          </table:table-cell>
          <table:covered-table-cell/>
          <table:table-cell table:formula="of:=IF([.A2]=1;[.B2];IF([.B2]&gt;[.D1];[.B2];[.D1]))" office:value-type="float" office:value="65.43" calcext:value-type="float">
            <text:p>65,43</text:p>
          </table:table-cell>
          <table:table-cell table:formula="of:=IF([.A2]=1;0;IF([.B2]&gt;[.D1];1;0))" office:value-type="float" office:value="0" calcext:value-type="float">
            <text:p>0</text:p>
          </table:table-cell>
          <table:table-cell table:formula="of:=IF([.A2]=1;5000;[.I1])" office:value-type="currency" office:currency="PLN" office:value="5000" calcext:value-type="currency">
            <text:p>5 000,00 zł</text:p>
          </table:table-cell>
          <table:table-cell table:formula="of:=IF([.A2]=1;TRUNC(1000/[.B2] );IF(OR([.A2]=2;[.A2]=3);0;IF([.F2]&lt;1000;0;IF([.C1]=1;TRUNC(1000/[.B2]);0))))" office:value-type="float" office:value="15" calcext:value-type="float">
            <text:p>15</text:p>
          </table:table-cell>
          <table:table-cell table:formula="of:=IF(OR([.A2]=1;[.A2]=2);0;IF([.E1]=1;[.G2]+[.J1];0))" office:value-type="float" office:value="0" calcext:value-type="float">
            <text:p>0</text:p>
          </table:table-cell>
          <table:table-cell table:style-name="ce9" table:formula="of:=[.F2]-[.B2]*[.G2]+[.B2]*[.H2]" office:value-type="currency" office:currency="PLN" office:value="4018.55" calcext:value-type="currency">
            <text:p>4 018,55 zł</text:p>
          </table:table-cell>
          <table:table-cell table:formula="of:=IF([.A2]=1;[.G2]-[.H2];[.J1]+[.G2]-[.H2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06" calcext:value-type="float">
            <text:p>67,06</text:p>
          </table:table-cell>
          <table:covered-table-cell/>
          <table:table-cell table:formula="of:=IF([.A3]=1;[.B3];IF([.B3]&gt;[.D2];[.B3];[.D2]))" office:value-type="float" office:value="67.06" calcext:value-type="float">
            <text:p>67,06</text:p>
          </table:table-cell>
          <table:table-cell table:formula="of:=IF([.A3]=1;0;IF([.B3]&gt;[.D2];1;0))" office:value-type="float" office:value="1" calcext:value-type="float">
            <text:p>1</text:p>
          </table:table-cell>
          <table:table-cell table:formula="of:=IF([.A3]=1;5000;[.I2])" office:value-type="currency" office:currency="PLN" office:value="4018.55" calcext:value-type="currency">
            <text:p>4 018,55 zł</text:p>
          </table:table-cell>
          <table:table-cell table:formula="of:=IF([.A3]=1;TRUNC(1000/[.B3] );IF(OR([.A3]=2;[.A3]=3);0;IF([.F3]&lt;1000;0;IF([.C2]=1;TRUNC(1000/[.B3]);0))))" office:value-type="float" office:value="0" calcext:value-type="float">
            <text:p>0</text:p>
          </table:table-cell>
          <table:table-cell table:formula="of:=IF(OR([.A3]=1;[.A3]=2);0;IF([.E2]=1;[.G3]+[.J2];0))" office:value-type="float" office:value="0" calcext:value-type="float">
            <text:p>0</text:p>
          </table:table-cell>
          <table:table-cell table:style-name="ce9" table:formula="of:=[.F3]-[.B3]*[.G3]+[.B3]*[.H3]" office:value-type="currency" office:currency="PLN" office:value="4018.55" calcext:value-type="currency">
            <text:p>4 018,55 zł</text:p>
          </table:table-cell>
          <table:table-cell table:formula="of:=IF([.A3]=1;[.G3]-[.H3];[.J2]+[.G3]-[.H3]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.91" calcext:value-type="float">
            <text:p>68,91</text:p>
          </table:table-cell>
          <table:table-cell table:formula="of:=IF(AND([.B2]&gt;[.B3];[.B3]&gt;[.B4]);1;0)" office:value-type="float" office:value="0" calcext:value-type="float">
            <text:p>0</text:p>
          </table:table-cell>
          <table:table-cell table:formula="of:=IF([.A4]=1;[.B4];IF([.B4]&gt;[.D3];[.B4];[.D3]))" office:value-type="float" office:value="68.91" calcext:value-type="float">
            <text:p>68,91</text:p>
          </table:table-cell>
          <table:table-cell table:formula="of:=IF([.A4]=1;0;IF([.B4]&gt;[.D3];1;0))" office:value-type="float" office:value="1" calcext:value-type="float">
            <text:p>1</text:p>
          </table:table-cell>
          <table:table-cell table:formula="of:=IF([.A4]=1;5000;[.I3])" office:value-type="currency" office:currency="PLN" office:value="4018.55" calcext:value-type="currency">
            <text:p>4 018,55 zł</text:p>
          </table:table-cell>
          <table:table-cell table:formula="of:=IF([.A4]=1;TRUNC(1000/[.B4] );IF(OR([.A4]=2;[.A4]=3);0;IF([.F4]&lt;1000;0;IF([.C3]=1;TRUNC(1000/[.B4]);0))))" office:value-type="float" office:value="0" calcext:value-type="float">
            <text:p>0</text:p>
          </table:table-cell>
          <table:table-cell table:formula="of:=IF(OR([.A4]=1;[.A4]=2);0;IF([.E3]=1;[.G4]+[.J3];0))" office:value-type="float" office:value="15" calcext:value-type="float">
            <text:p>15</text:p>
          </table:table-cell>
          <table:table-cell table:style-name="ce9" table:formula="of:=[.F4]-[.B4]*[.G4]+[.B4]*[.H4]" office:value-type="currency" office:currency="PLN" office:value="5052.2" calcext:value-type="currency">
            <text:p>5 052,20 zł</text:p>
          </table:table-cell>
          <table:table-cell table:formula="of:=IF([.A4]=1;[.G4]-[.H4];[.J3]+[.G4]-[.H4])" office:value-type="float" office:value="0" calcext:value-type="float">
            <text:p>0</text:p>
          </table:table-cell>
          <table:table-cell/>
          <table:table-cell office:value-type="string" calcext:value-type="string">
            <text:p>Odpowiedź na pytanie 1:</text:p>
          </table:table-cell>
          <table:table-cell table:formula="of:=MAX([.J1:.J501])" office:value-type="float" office:value="64" calcext:value-type="float">
            <text:p>64</text:p>
          </table:table-cell>
          <table:table-cell office:value-type="string" calcext:value-type="string">
            <text:p>akcj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.8" calcext:value-type="float">
            <text:p>70,8</text:p>
          </table:table-cell>
          <table:table-cell table:formula="of:=IF(AND([.B3]&gt;[.B4];[.B4]&gt;[.B5]);1;0)" office:value-type="float" office:value="0" calcext:value-type="float">
            <text:p>0</text:p>
          </table:table-cell>
          <table:table-cell table:formula="of:=IF([.A5]=1;[.B5];IF([.B5]&gt;[.D4];[.B5];[.D4]))" office:value-type="float" office:value="70.8" calcext:value-type="float">
            <text:p>70,8</text:p>
          </table:table-cell>
          <table:table-cell table:formula="of:=IF([.A5]=1;0;IF([.B5]&gt;[.D4];1;0))" office:value-type="float" office:value="1" calcext:value-type="float">
            <text:p>1</text:p>
          </table:table-cell>
          <table:table-cell table:formula="of:=IF([.A5]=1;5000;[.I4])" office:value-type="currency" office:currency="PLN" office:value="5052.2" calcext:value-type="currency">
            <text:p>5 052,20 zł</text:p>
          </table:table-cell>
          <table:table-cell table:formula="of:=IF([.A5]=1;TRUNC(1000/[.B5] );IF(OR([.A5]=2;[.A5]=3);0;IF([.F5]&lt;1000;0;IF([.C4]=1;TRUNC(1000/[.B5]);0))))" office:value-type="float" office:value="0" calcext:value-type="float">
            <text:p>0</text:p>
          </table:table-cell>
          <table:table-cell table:formula="of:=IF(OR([.A5]=1;[.A5]=2);0;IF([.E4]=1;[.G5]+[.J4];0))" office:value-type="float" office:value="0" calcext:value-type="float">
            <text:p>0</text:p>
          </table:table-cell>
          <table:table-cell table:style-name="ce9" table:formula="of:=[.F5]-[.B5]*[.G5]+[.B5]*[.H5]" office:value-type="currency" office:currency="PLN" office:value="5052.2" calcext:value-type="currency">
            <text:p>5 052,20 zł</text:p>
          </table:table-cell>
          <table:table-cell table:formula="of:=IF([.A5]=1;[.G5]-[.H5];[.J4]+[.G5]-[.H5])" office:value-type="float" office:value="0" calcext:value-type="float">
            <text:p>0</text:p>
          </table:table-cell>
          <table:table-cell/>
          <table:table-cell office:value-type="string" calcext:value-type="string">
            <text:p>Odpowiedź na pytanie 2:</text:p>
          </table:table-cell>
          <table:table-cell table:formula="of:=500-(COUNTIF([.G2:.G501];0))" office:value-type="float" office:value="31" calcext:value-type="float">
            <text:p>31</text:p>
          </table:table-cell>
          <table:table-cell office:value-type="string" calcext:value-type="string">
            <text:p>razy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.26" calcext:value-type="float">
            <text:p>72,26</text:p>
          </table:table-cell>
          <table:table-cell table:formula="of:=IF(AND([.B4]&gt;[.B5];[.B5]&gt;[.B6]);1;0)" office:value-type="float" office:value="0" calcext:value-type="float">
            <text:p>0</text:p>
          </table:table-cell>
          <table:table-cell table:formula="of:=IF([.A6]=1;[.B6];IF([.B6]&gt;[.D5];[.B6];[.D5]))" office:value-type="float" office:value="72.26" calcext:value-type="float">
            <text:p>72,26</text:p>
          </table:table-cell>
          <table:table-cell table:formula="of:=IF([.A6]=1;0;IF([.B6]&gt;[.D5];1;0))" office:value-type="float" office:value="1" calcext:value-type="float">
            <text:p>1</text:p>
          </table:table-cell>
          <table:table-cell table:formula="of:=IF([.A6]=1;5000;[.I5])" office:value-type="currency" office:currency="PLN" office:value="5052.2" calcext:value-type="currency">
            <text:p>5 052,20 zł</text:p>
          </table:table-cell>
          <table:table-cell table:formula="of:=IF([.A6]=1;TRUNC(1000/[.B6] );IF(OR([.A6]=2;[.A6]=3);0;IF([.F6]&lt;1000;0;IF([.C5]=1;TRUNC(1000/[.B6]);0))))" office:value-type="float" office:value="0" calcext:value-type="float">
            <text:p>0</text:p>
          </table:table-cell>
          <table:table-cell table:formula="of:=IF(OR([.A6]=1;[.A6]=2);0;IF([.E5]=1;[.G6]+[.J5];0))" office:value-type="float" office:value="0" calcext:value-type="float">
            <text:p>0</text:p>
          </table:table-cell>
          <table:table-cell table:style-name="ce9" table:formula="of:=[.F6]-[.B6]*[.G6]+[.B6]*[.H6]" office:value-type="currency" office:currency="PLN" office:value="5052.2" calcext:value-type="currency">
            <text:p>5 052,20 zł</text:p>
          </table:table-cell>
          <table:table-cell table:formula="of:=IF([.A6]=1;[.G6]-[.H6];[.J5]+[.G6]-[.H6])" office:value-type="float" office:value="0" calcext:value-type="float">
            <text:p>0</text:p>
          </table:table-cell>
          <table:table-cell/>
          <table:table-cell office:value-type="string" calcext:value-type="string">
            <text:p>Odpowiedź na pytanie 3:</text:p>
          </table:table-cell>
          <table:table-cell table:formula="of:=[.J501]" office:value-type="float" office:value="36" calcext:value-type="float">
            <text:p>36</text:p>
          </table:table-cell>
          <table:table-cell office:value-type="string" calcext:value-type="string">
            <text:p>akcji i</text:p>
          </table:table-cell>
          <table:table-cell table:style-name="ce9" table:formula="of:=[.I501]" office:value-type="currency" office:currency="PLN" office:value="974.210000000003" calcext:value-type="currency">
            <text:p>974,21 z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.63" calcext:value-type="float">
            <text:p>73,63</text:p>
          </table:table-cell>
          <table:table-cell table:formula="of:=IF(AND([.B5]&gt;[.B6];[.B6]&gt;[.B7]);1;0)" office:value-type="float" office:value="0" calcext:value-type="float">
            <text:p>0</text:p>
          </table:table-cell>
          <table:table-cell table:formula="of:=IF([.A7]=1;[.B7];IF([.B7]&gt;[.D6];[.B7];[.D6]))" office:value-type="float" office:value="73.63" calcext:value-type="float">
            <text:p>73,63</text:p>
          </table:table-cell>
          <table:table-cell table:formula="of:=IF([.A7]=1;0;IF([.B7]&gt;[.D6];1;0))" office:value-type="float" office:value="1" calcext:value-type="float">
            <text:p>1</text:p>
          </table:table-cell>
          <table:table-cell table:formula="of:=IF([.A7]=1;5000;[.I6])" office:value-type="currency" office:currency="PLN" office:value="5052.2" calcext:value-type="currency">
            <text:p>5 052,20 zł</text:p>
          </table:table-cell>
          <table:table-cell table:formula="of:=IF([.A7]=1;TRUNC(1000/[.B7] );IF(OR([.A7]=2;[.A7]=3);0;IF([.F7]&lt;1000;0;IF([.C6]=1;TRUNC(1000/[.B7]);0))))" office:value-type="float" office:value="0" calcext:value-type="float">
            <text:p>0</text:p>
          </table:table-cell>
          <table:table-cell table:formula="of:=IF(OR([.A7]=1;[.A7]=2);0;IF([.E6]=1;[.G7]+[.J6];0))" office:value-type="float" office:value="0" calcext:value-type="float">
            <text:p>0</text:p>
          </table:table-cell>
          <table:table-cell table:style-name="ce9" table:formula="of:=[.F7]-[.B7]*[.G7]+[.B7]*[.H7]" office:value-type="currency" office:currency="PLN" office:value="5052.2" calcext:value-type="currency">
            <text:p>5 052,20 zł</text:p>
          </table:table-cell>
          <table:table-cell table:formula="of:=IF([.A7]=1;[.G7]-[.H7];[.J6]+[.G7]-[.H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.64" calcext:value-type="float">
            <text:p>73,64</text:p>
          </table:table-cell>
          <table:table-cell table:formula="of:=IF(AND([.B6]&gt;[.B7];[.B7]&gt;[.B8]);1;0)" office:value-type="float" office:value="0" calcext:value-type="float">
            <text:p>0</text:p>
          </table:table-cell>
          <table:table-cell table:formula="of:=IF([.A8]=1;[.B8];IF([.B8]&gt;[.D7];[.B8];[.D7]))" office:value-type="float" office:value="73.64" calcext:value-type="float">
            <text:p>73,64</text:p>
          </table:table-cell>
          <table:table-cell table:formula="of:=IF([.A8]=1;0;IF([.B8]&gt;[.D7];1;0))" office:value-type="float" office:value="1" calcext:value-type="float">
            <text:p>1</text:p>
          </table:table-cell>
          <table:table-cell table:formula="of:=IF([.A8]=1;5000;[.I7])" office:value-type="currency" office:currency="PLN" office:value="5052.2" calcext:value-type="currency">
            <text:p>5 052,20 zł</text:p>
          </table:table-cell>
          <table:table-cell table:formula="of:=IF([.A8]=1;TRUNC(1000/[.B8] );IF(OR([.A8]=2;[.A8]=3);0;IF([.F8]&lt;1000;0;IF([.C7]=1;TRUNC(1000/[.B8]);0))))" office:value-type="float" office:value="0" calcext:value-type="float">
            <text:p>0</text:p>
          </table:table-cell>
          <table:table-cell table:formula="of:=IF(OR([.A8]=1;[.A8]=2);0;IF([.E7]=1;[.G8]+[.J7];0))" office:value-type="float" office:value="0" calcext:value-type="float">
            <text:p>0</text:p>
          </table:table-cell>
          <table:table-cell table:style-name="ce9" table:formula="of:=[.F8]-[.B8]*[.G8]+[.B8]*[.H8]" office:value-type="currency" office:currency="PLN" office:value="5052.2" calcext:value-type="currency">
            <text:p>5 052,20 zł</text:p>
          </table:table-cell>
          <table:table-cell table:formula="of:=IF([.A8]=1;[.G8]-[.H8];[.J7]+[.G8]-[.H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.74" calcext:value-type="float">
            <text:p>71,74</text:p>
          </table:table-cell>
          <table:table-cell table:formula="of:=IF(AND([.B7]&gt;[.B8];[.B8]&gt;[.B9]);1;0)" office:value-type="float" office:value="0" calcext:value-type="float">
            <text:p>0</text:p>
          </table:table-cell>
          <table:table-cell table:formula="of:=IF([.A9]=1;[.B9];IF([.B9]&gt;[.D8];[.B9];[.D8]))" office:value-type="float" office:value="73.64" calcext:value-type="float">
            <text:p>73,64</text:p>
          </table:table-cell>
          <table:table-cell table:formula="of:=IF([.A9]=1;0;IF([.B9]&gt;[.D8];1;0))" office:value-type="float" office:value="0" calcext:value-type="float">
            <text:p>0</text:p>
          </table:table-cell>
          <table:table-cell table:formula="of:=IF([.A9]=1;5000;[.I8])" office:value-type="currency" office:currency="PLN" office:value="5052.2" calcext:value-type="currency">
            <text:p>5 052,20 zł</text:p>
          </table:table-cell>
          <table:table-cell table:formula="of:=IF([.A9]=1;TRUNC(1000/[.B9] );IF(OR([.A9]=2;[.A9]=3);0;IF([.F9]&lt;1000;0;IF([.C8]=1;TRUNC(1000/[.B9]);0))))" office:value-type="float" office:value="0" calcext:value-type="float">
            <text:p>0</text:p>
          </table:table-cell>
          <table:table-cell table:formula="of:=IF(OR([.A9]=1;[.A9]=2);0;IF([.E8]=1;[.G9]+[.J8];0))" office:value-type="float" office:value="0" calcext:value-type="float">
            <text:p>0</text:p>
          </table:table-cell>
          <table:table-cell table:style-name="ce9" table:formula="of:=[.F9]-[.B9]*[.G9]+[.B9]*[.H9]" office:value-type="currency" office:currency="PLN" office:value="5052.2" calcext:value-type="currency">
            <text:p>5 052,20 zł</text:p>
          </table:table-cell>
          <table:table-cell table:formula="of:=IF([.A9]=1;[.G9]-[.H9];[.J8]+[.G9]-[.H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.89" calcext:value-type="float">
            <text:p>72,89</text:p>
          </table:table-cell>
          <table:table-cell table:formula="of:=IF(AND([.B8]&gt;[.B9];[.B9]&gt;[.B10]);1;0)" office:value-type="float" office:value="0" calcext:value-type="float">
            <text:p>0</text:p>
          </table:table-cell>
          <table:table-cell table:formula="of:=IF([.A10]=1;[.B10];IF([.B10]&gt;[.D9];[.B10];[.D9]))" office:value-type="float" office:value="73.64" calcext:value-type="float">
            <text:p>73,64</text:p>
          </table:table-cell>
          <table:table-cell table:formula="of:=IF([.A10]=1;0;IF([.B10]&gt;[.D9];1;0))" office:value-type="float" office:value="0" calcext:value-type="float">
            <text:p>0</text:p>
          </table:table-cell>
          <table:table-cell table:formula="of:=IF([.A10]=1;5000;[.I9])" office:value-type="currency" office:currency="PLN" office:value="5052.2" calcext:value-type="currency">
            <text:p>5 052,20 zł</text:p>
          </table:table-cell>
          <table:table-cell table:formula="of:=IF([.A10]=1;TRUNC(1000/[.B10] );IF(OR([.A10]=2;[.A10]=3);0;IF([.F10]&lt;1000;0;IF([.C9]=1;TRUNC(1000/[.B10]);0))))" office:value-type="float" office:value="0" calcext:value-type="float">
            <text:p>0</text:p>
          </table:table-cell>
          <table:table-cell table:formula="of:=IF(OR([.A10]=1;[.A10]=2);0;IF([.E9]=1;[.G10]+[.J9];0))" office:value-type="float" office:value="0" calcext:value-type="float">
            <text:p>0</text:p>
          </table:table-cell>
          <table:table-cell table:style-name="ce9" table:formula="of:=[.F10]-[.B10]*[.G10]+[.B10]*[.H10]" office:value-type="currency" office:currency="PLN" office:value="5052.2" calcext:value-type="currency">
            <text:p>5 052,20 zł</text:p>
          </table:table-cell>
          <table:table-cell table:formula="of:=IF([.A10]=1;[.G10]-[.H10];[.J9]+[.G10]-[.H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.32" calcext:value-type="float">
            <text:p>74,32</text:p>
          </table:table-cell>
          <table:table-cell table:formula="of:=IF(AND([.B9]&gt;[.B10];[.B10]&gt;[.B11]);1;0)" office:value-type="float" office:value="0" calcext:value-type="float">
            <text:p>0</text:p>
          </table:table-cell>
          <table:table-cell table:formula="of:=IF([.A11]=1;[.B11];IF([.B11]&gt;[.D10];[.B11];[.D10]))" office:value-type="float" office:value="74.32" calcext:value-type="float">
            <text:p>74,32</text:p>
          </table:table-cell>
          <table:table-cell table:formula="of:=IF([.A11]=1;0;IF([.B11]&gt;[.D10];1;0))" office:value-type="float" office:value="1" calcext:value-type="float">
            <text:p>1</text:p>
          </table:table-cell>
          <table:table-cell table:formula="of:=IF([.A11]=1;5000;[.I10])" office:value-type="currency" office:currency="PLN" office:value="5052.2" calcext:value-type="currency">
            <text:p>5 052,20 zł</text:p>
          </table:table-cell>
          <table:table-cell table:formula="of:=IF([.A11]=1;TRUNC(1000/[.B11] );IF(OR([.A11]=2;[.A11]=3);0;IF([.F11]&lt;1000;0;IF([.C10]=1;TRUNC(1000/[.B11]);0))))" office:value-type="float" office:value="0" calcext:value-type="float">
            <text:p>0</text:p>
          </table:table-cell>
          <table:table-cell table:formula="of:=IF(OR([.A11]=1;[.A11]=2);0;IF([.E10]=1;[.G11]+[.J10];0))" office:value-type="float" office:value="0" calcext:value-type="float">
            <text:p>0</text:p>
          </table:table-cell>
          <table:table-cell table:style-name="ce9" table:formula="of:=[.F11]-[.B11]*[.G11]+[.B11]*[.H11]" office:value-type="currency" office:currency="PLN" office:value="5052.2" calcext:value-type="currency">
            <text:p>5 052,20 zł</text:p>
          </table:table-cell>
          <table:table-cell table:formula="of:=IF([.A11]=1;[.G11]-[.H11];[.J10]+[.G11]-[.H1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.57" calcext:value-type="float">
            <text:p>75,57</text:p>
          </table:table-cell>
          <table:table-cell table:formula="of:=IF(AND([.B10]&gt;[.B11];[.B11]&gt;[.B12]);1;0)" office:value-type="float" office:value="0" calcext:value-type="float">
            <text:p>0</text:p>
          </table:table-cell>
          <table:table-cell table:formula="of:=IF([.A12]=1;[.B12];IF([.B12]&gt;[.D11];[.B12];[.D11]))" office:value-type="float" office:value="75.57" calcext:value-type="float">
            <text:p>75,57</text:p>
          </table:table-cell>
          <table:table-cell table:formula="of:=IF([.A12]=1;0;IF([.B12]&gt;[.D11];1;0))" office:value-type="float" office:value="1" calcext:value-type="float">
            <text:p>1</text:p>
          </table:table-cell>
          <table:table-cell table:formula="of:=IF([.A12]=1;5000;[.I11])" office:value-type="currency" office:currency="PLN" office:value="5052.2" calcext:value-type="currency">
            <text:p>5 052,20 zł</text:p>
          </table:table-cell>
          <table:table-cell table:formula="of:=IF([.A12]=1;TRUNC(1000/[.B12] );IF(OR([.A12]=2;[.A12]=3);0;IF([.F12]&lt;1000;0;IF([.C11]=1;TRUNC(1000/[.B12]);0))))" office:value-type="float" office:value="0" calcext:value-type="float">
            <text:p>0</text:p>
          </table:table-cell>
          <table:table-cell table:formula="of:=IF(OR([.A12]=1;[.A12]=2);0;IF([.E11]=1;[.G12]+[.J11];0))" office:value-type="float" office:value="0" calcext:value-type="float">
            <text:p>0</text:p>
          </table:table-cell>
          <table:table-cell table:style-name="ce9" table:formula="of:=[.F12]-[.B12]*[.G12]+[.B12]*[.H12]" office:value-type="currency" office:currency="PLN" office:value="5052.2" calcext:value-type="currency">
            <text:p>5 052,20 zł</text:p>
          </table:table-cell>
          <table:table-cell table:formula="of:=IF([.A12]=1;[.G12]-[.H12];[.J11]+[.G12]-[.H1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37" calcext:value-type="float">
            <text:p>77,37</text:p>
          </table:table-cell>
          <table:table-cell table:formula="of:=IF(AND([.B11]&gt;[.B12];[.B12]&gt;[.B13]);1;0)" office:value-type="float" office:value="0" calcext:value-type="float">
            <text:p>0</text:p>
          </table:table-cell>
          <table:table-cell table:formula="of:=IF([.A13]=1;[.B13];IF([.B13]&gt;[.D12];[.B13];[.D12]))" office:value-type="float" office:value="77.37" calcext:value-type="float">
            <text:p>77,37</text:p>
          </table:table-cell>
          <table:table-cell table:formula="of:=IF([.A13]=1;0;IF([.B13]&gt;[.D12];1;0))" office:value-type="float" office:value="1" calcext:value-type="float">
            <text:p>1</text:p>
          </table:table-cell>
          <table:table-cell table:formula="of:=IF([.A13]=1;5000;[.I12])" office:value-type="currency" office:currency="PLN" office:value="5052.2" calcext:value-type="currency">
            <text:p>5 052,20 zł</text:p>
          </table:table-cell>
          <table:table-cell table:formula="of:=IF([.A13]=1;TRUNC(1000/[.B13] );IF(OR([.A13]=2;[.A13]=3);0;IF([.F13]&lt;1000;0;IF([.C12]=1;TRUNC(1000/[.B13]);0))))" office:value-type="float" office:value="0" calcext:value-type="float">
            <text:p>0</text:p>
          </table:table-cell>
          <table:table-cell table:formula="of:=IF(OR([.A13]=1;[.A13]=2);0;IF([.E12]=1;[.G13]+[.J12];0))" office:value-type="float" office:value="0" calcext:value-type="float">
            <text:p>0</text:p>
          </table:table-cell>
          <table:table-cell table:style-name="ce9" table:formula="of:=[.F13]-[.B13]*[.G13]+[.B13]*[.H13]" office:value-type="currency" office:currency="PLN" office:value="5052.2" calcext:value-type="currency">
            <text:p>5 052,20 zł</text:p>
          </table:table-cell>
          <table:table-cell table:formula="of:=IF([.A13]=1;[.G13]-[.H13];[.J12]+[.G13]-[.H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7" calcext:value-type="float">
            <text:p>75,7</text:p>
          </table:table-cell>
          <table:table-cell table:formula="of:=IF(AND([.B12]&gt;[.B13];[.B13]&gt;[.B14]);1;0)" office:value-type="float" office:value="0" calcext:value-type="float">
            <text:p>0</text:p>
          </table:table-cell>
          <table:table-cell table:formula="of:=IF([.A14]=1;[.B14];IF([.B14]&gt;[.D13];[.B14];[.D13]))" office:value-type="float" office:value="77.37" calcext:value-type="float">
            <text:p>77,37</text:p>
          </table:table-cell>
          <table:table-cell table:formula="of:=IF([.A14]=1;0;IF([.B14]&gt;[.D13];1;0))" office:value-type="float" office:value="0" calcext:value-type="float">
            <text:p>0</text:p>
          </table:table-cell>
          <table:table-cell table:formula="of:=IF([.A14]=1;5000;[.I13])" office:value-type="currency" office:currency="PLN" office:value="5052.2" calcext:value-type="currency">
            <text:p>5 052,20 zł</text:p>
          </table:table-cell>
          <table:table-cell table:formula="of:=IF([.A14]=1;TRUNC(1000/[.B14] );IF(OR([.A14]=2;[.A14]=3);0;IF([.F14]&lt;1000;0;IF([.C13]=1;TRUNC(1000/[.B14]);0))))" office:value-type="float" office:value="0" calcext:value-type="float">
            <text:p>0</text:p>
          </table:table-cell>
          <table:table-cell table:formula="of:=IF(OR([.A14]=1;[.A14]=2);0;IF([.E13]=1;[.G14]+[.J13];0))" office:value-type="float" office:value="0" calcext:value-type="float">
            <text:p>0</text:p>
          </table:table-cell>
          <table:table-cell table:style-name="ce9" table:formula="of:=[.F14]-[.B14]*[.G14]+[.B14]*[.H14]" office:value-type="currency" office:currency="PLN" office:value="5052.2" calcext:value-type="currency">
            <text:p>5 052,20 zł</text:p>
          </table:table-cell>
          <table:table-cell table:formula="of:=IF([.A14]=1;[.G14]-[.H14];[.J13]+[.G14]-[.H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.96" calcext:value-type="float">
            <text:p>75,96</text:p>
          </table:table-cell>
          <table:table-cell table:formula="of:=IF(AND([.B13]&gt;[.B14];[.B14]&gt;[.B15]);1;0)" office:value-type="float" office:value="0" calcext:value-type="float">
            <text:p>0</text:p>
          </table:table-cell>
          <table:table-cell table:formula="of:=IF([.A15]=1;[.B15];IF([.B15]&gt;[.D14];[.B15];[.D14]))" office:value-type="float" office:value="77.37" calcext:value-type="float">
            <text:p>77,37</text:p>
          </table:table-cell>
          <table:table-cell table:formula="of:=IF([.A15]=1;0;IF([.B15]&gt;[.D14];1;0))" office:value-type="float" office:value="0" calcext:value-type="float">
            <text:p>0</text:p>
          </table:table-cell>
          <table:table-cell table:formula="of:=IF([.A15]=1;5000;[.I14])" office:value-type="currency" office:currency="PLN" office:value="5052.2" calcext:value-type="currency">
            <text:p>5 052,20 zł</text:p>
          </table:table-cell>
          <table:table-cell table:formula="of:=IF([.A15]=1;TRUNC(1000/[.B15] );IF(OR([.A15]=2;[.A15]=3);0;IF([.F15]&lt;1000;0;IF([.C14]=1;TRUNC(1000/[.B15]);0))))" office:value-type="float" office:value="0" calcext:value-type="float">
            <text:p>0</text:p>
          </table:table-cell>
          <table:table-cell table:formula="of:=IF(OR([.A15]=1;[.A15]=2);0;IF([.E14]=1;[.G15]+[.J14];0))" office:value-type="float" office:value="0" calcext:value-type="float">
            <text:p>0</text:p>
          </table:table-cell>
          <table:table-cell table:style-name="ce9" table:formula="of:=[.F15]-[.B15]*[.G15]+[.B15]*[.H15]" office:value-type="currency" office:currency="PLN" office:value="5052.2" calcext:value-type="currency">
            <text:p>5 052,20 zł</text:p>
          </table:table-cell>
          <table:table-cell table:formula="of:=IF([.A15]=1;[.G15]-[.H15];[.J14]+[.G15]-[.H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.04" calcext:value-type="float">
            <text:p>78,04</text:p>
          </table:table-cell>
          <table:table-cell table:formula="of:=IF(AND([.B14]&gt;[.B15];[.B15]&gt;[.B16]);1;0)" office:value-type="float" office:value="0" calcext:value-type="float">
            <text:p>0</text:p>
          </table:table-cell>
          <table:table-cell table:formula="of:=IF([.A16]=1;[.B16];IF([.B16]&gt;[.D15];[.B16];[.D15]))" office:value-type="float" office:value="78.04" calcext:value-type="float">
            <text:p>78,04</text:p>
          </table:table-cell>
          <table:table-cell table:formula="of:=IF([.A16]=1;0;IF([.B16]&gt;[.D15];1;0))" office:value-type="float" office:value="1" calcext:value-type="float">
            <text:p>1</text:p>
          </table:table-cell>
          <table:table-cell table:formula="of:=IF([.A16]=1;5000;[.I15])" office:value-type="currency" office:currency="PLN" office:value="5052.2" calcext:value-type="currency">
            <text:p>5 052,20 zł</text:p>
          </table:table-cell>
          <table:table-cell table:formula="of:=IF([.A16]=1;TRUNC(1000/[.B16] );IF(OR([.A16]=2;[.A16]=3);0;IF([.F16]&lt;1000;0;IF([.C15]=1;TRUNC(1000/[.B16]);0))))" office:value-type="float" office:value="0" calcext:value-type="float">
            <text:p>0</text:p>
          </table:table-cell>
          <table:table-cell table:formula="of:=IF(OR([.A16]=1;[.A16]=2);0;IF([.E15]=1;[.G16]+[.J15];0))" office:value-type="float" office:value="0" calcext:value-type="float">
            <text:p>0</text:p>
          </table:table-cell>
          <table:table-cell table:style-name="ce9" table:formula="of:=[.F16]-[.B16]*[.G16]+[.B16]*[.H16]" office:value-type="currency" office:currency="PLN" office:value="5052.2" calcext:value-type="currency">
            <text:p>5 052,20 zł</text:p>
          </table:table-cell>
          <table:table-cell table:formula="of:=IF([.A16]=1;[.G16]-[.H16];[.J15]+[.G16]-[.H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8" calcext:value-type="float">
            <text:p>78,28</text:p>
          </table:table-cell>
          <table:table-cell table:formula="of:=IF(AND([.B15]&gt;[.B16];[.B16]&gt;[.B17]);1;0)" office:value-type="float" office:value="0" calcext:value-type="float">
            <text:p>0</text:p>
          </table:table-cell>
          <table:table-cell table:formula="of:=IF([.A17]=1;[.B17];IF([.B17]&gt;[.D16];[.B17];[.D16]))" office:value-type="float" office:value="78.28" calcext:value-type="float">
            <text:p>78,28</text:p>
          </table:table-cell>
          <table:table-cell table:formula="of:=IF([.A17]=1;0;IF([.B17]&gt;[.D16];1;0))" office:value-type="float" office:value="1" calcext:value-type="float">
            <text:p>1</text:p>
          </table:table-cell>
          <table:table-cell table:formula="of:=IF([.A17]=1;5000;[.I16])" office:value-type="currency" office:currency="PLN" office:value="5052.2" calcext:value-type="currency">
            <text:p>5 052,20 zł</text:p>
          </table:table-cell>
          <table:table-cell table:formula="of:=IF([.A17]=1;TRUNC(1000/[.B17] );IF(OR([.A17]=2;[.A17]=3);0;IF([.F17]&lt;1000;0;IF([.C16]=1;TRUNC(1000/[.B17]);0))))" office:value-type="float" office:value="0" calcext:value-type="float">
            <text:p>0</text:p>
          </table:table-cell>
          <table:table-cell table:formula="of:=IF(OR([.A17]=1;[.A17]=2);0;IF([.E16]=1;[.G17]+[.J16];0))" office:value-type="float" office:value="0" calcext:value-type="float">
            <text:p>0</text:p>
          </table:table-cell>
          <table:table-cell table:style-name="ce9" table:formula="of:=[.F17]-[.B17]*[.G17]+[.B17]*[.H17]" office:value-type="currency" office:currency="PLN" office:value="5052.2" calcext:value-type="currency">
            <text:p>5 052,20 zł</text:p>
          </table:table-cell>
          <table:table-cell table:formula="of:=IF([.A17]=1;[.G17]-[.H17];[.J16]+[.G17]-[.H1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9.41" calcext:value-type="float">
            <text:p>79,41</text:p>
          </table:table-cell>
          <table:table-cell table:formula="of:=IF(AND([.B16]&gt;[.B17];[.B17]&gt;[.B18]);1;0)" office:value-type="float" office:value="0" calcext:value-type="float">
            <text:p>0</text:p>
          </table:table-cell>
          <table:table-cell table:formula="of:=IF([.A18]=1;[.B18];IF([.B18]&gt;[.D17];[.B18];[.D17]))" office:value-type="float" office:value="79.41" calcext:value-type="float">
            <text:p>79,41</text:p>
          </table:table-cell>
          <table:table-cell table:formula="of:=IF([.A18]=1;0;IF([.B18]&gt;[.D17];1;0))" office:value-type="float" office:value="1" calcext:value-type="float">
            <text:p>1</text:p>
          </table:table-cell>
          <table:table-cell table:formula="of:=IF([.A18]=1;5000;[.I17])" office:value-type="currency" office:currency="PLN" office:value="5052.2" calcext:value-type="currency">
            <text:p>5 052,20 zł</text:p>
          </table:table-cell>
          <table:table-cell table:formula="of:=IF([.A18]=1;TRUNC(1000/[.B18] );IF(OR([.A18]=2;[.A18]=3);0;IF([.F18]&lt;1000;0;IF([.C17]=1;TRUNC(1000/[.B18]);0))))" office:value-type="float" office:value="0" calcext:value-type="float">
            <text:p>0</text:p>
          </table:table-cell>
          <table:table-cell table:formula="of:=IF(OR([.A18]=1;[.A18]=2);0;IF([.E17]=1;[.G18]+[.J17];0))" office:value-type="float" office:value="0" calcext:value-type="float">
            <text:p>0</text:p>
          </table:table-cell>
          <table:table-cell table:style-name="ce9" table:formula="of:=[.F18]-[.B18]*[.G18]+[.B18]*[.H18]" office:value-type="currency" office:currency="PLN" office:value="5052.2" calcext:value-type="currency">
            <text:p>5 052,20 zł</text:p>
          </table:table-cell>
          <table:table-cell table:formula="of:=IF([.A18]=1;[.G18]-[.H18];[.J17]+[.G18]-[.H1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.45" calcext:value-type="float">
            <text:p>77,45</text:p>
          </table:table-cell>
          <table:table-cell table:formula="of:=IF(AND([.B17]&gt;[.B18];[.B18]&gt;[.B19]);1;0)" office:value-type="float" office:value="0" calcext:value-type="float">
            <text:p>0</text:p>
          </table:table-cell>
          <table:table-cell table:formula="of:=IF([.A19]=1;[.B19];IF([.B19]&gt;[.D18];[.B19];[.D18]))" office:value-type="float" office:value="79.41" calcext:value-type="float">
            <text:p>79,41</text:p>
          </table:table-cell>
          <table:table-cell table:formula="of:=IF([.A19]=1;0;IF([.B19]&gt;[.D18];1;0))" office:value-type="float" office:value="0" calcext:value-type="float">
            <text:p>0</text:p>
          </table:table-cell>
          <table:table-cell table:formula="of:=IF([.A19]=1;5000;[.I18])" office:value-type="currency" office:currency="PLN" office:value="5052.2" calcext:value-type="currency">
            <text:p>5 052,20 zł</text:p>
          </table:table-cell>
          <table:table-cell table:formula="of:=IF([.A19]=1;TRUNC(1000/[.B19] );IF(OR([.A19]=2;[.A19]=3);0;IF([.F19]&lt;1000;0;IF([.C18]=1;TRUNC(1000/[.B19]);0))))" office:value-type="float" office:value="0" calcext:value-type="float">
            <text:p>0</text:p>
          </table:table-cell>
          <table:table-cell table:formula="of:=IF(OR([.A19]=1;[.A19]=2);0;IF([.E18]=1;[.G19]+[.J18];0))" office:value-type="float" office:value="0" calcext:value-type="float">
            <text:p>0</text:p>
          </table:table-cell>
          <table:table-cell table:style-name="ce9" table:formula="of:=[.F19]-[.B19]*[.G19]+[.B19]*[.H19]" office:value-type="currency" office:currency="PLN" office:value="5052.2" calcext:value-type="currency">
            <text:p>5 052,20 zł</text:p>
          </table:table-cell>
          <table:table-cell table:formula="of:=IF([.A19]=1;[.G19]-[.H19];[.J18]+[.G19]-[.H1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.04" calcext:value-type="float">
            <text:p>76,04</text:p>
          </table:table-cell>
          <table:table-cell table:formula="of:=IF(AND([.B18]&gt;[.B19];[.B19]&gt;[.B20]);1;0)" office:value-type="float" office:value="1" calcext:value-type="float">
            <text:p>1</text:p>
          </table:table-cell>
          <table:table-cell table:formula="of:=IF([.A20]=1;[.B20];IF([.B20]&gt;[.D19];[.B20];[.D19]))" office:value-type="float" office:value="79.41" calcext:value-type="float">
            <text:p>79,41</text:p>
          </table:table-cell>
          <table:table-cell table:formula="of:=IF([.A20]=1;0;IF([.B20]&gt;[.D19];1;0))" office:value-type="float" office:value="0" calcext:value-type="float">
            <text:p>0</text:p>
          </table:table-cell>
          <table:table-cell table:formula="of:=IF([.A20]=1;5000;[.I19])" office:value-type="currency" office:currency="PLN" office:value="5052.2" calcext:value-type="currency">
            <text:p>5 052,20 zł</text:p>
          </table:table-cell>
          <table:table-cell table:formula="of:=IF([.A20]=1;TRUNC(1000/[.B20] );IF(OR([.A20]=2;[.A20]=3);0;IF([.F20]&lt;1000;0;IF([.C19]=1;TRUNC(1000/[.B20]);0))))" office:value-type="float" office:value="0" calcext:value-type="float">
            <text:p>0</text:p>
          </table:table-cell>
          <table:table-cell table:formula="of:=IF(OR([.A20]=1;[.A20]=2);0;IF([.E19]=1;[.G20]+[.J19];0))" office:value-type="float" office:value="0" calcext:value-type="float">
            <text:p>0</text:p>
          </table:table-cell>
          <table:table-cell table:style-name="ce9" table:formula="of:=[.F20]-[.B20]*[.G20]+[.B20]*[.H20]" office:value-type="currency" office:currency="PLN" office:value="5052.2" calcext:value-type="currency">
            <text:p>5 052,20 zł</text:p>
          </table:table-cell>
          <table:table-cell table:formula="of:=IF([.A20]=1;[.G20]-[.H20];[.J19]+[.G20]-[.H2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.11" calcext:value-type="float">
            <text:p>77,11</text:p>
          </table:table-cell>
          <table:table-cell table:formula="of:=IF(AND([.B19]&gt;[.B20];[.B20]&gt;[.B21]);1;0)" office:value-type="float" office:value="0" calcext:value-type="float">
            <text:p>0</text:p>
          </table:table-cell>
          <table:table-cell table:formula="of:=IF([.A21]=1;[.B21];IF([.B21]&gt;[.D20];[.B21];[.D20]))" office:value-type="float" office:value="79.41" calcext:value-type="float">
            <text:p>79,41</text:p>
          </table:table-cell>
          <table:table-cell table:formula="of:=IF([.A21]=1;0;IF([.B21]&gt;[.D20];1;0))" office:value-type="float" office:value="0" calcext:value-type="float">
            <text:p>0</text:p>
          </table:table-cell>
          <table:table-cell table:formula="of:=IF([.A21]=1;5000;[.I20])" office:value-type="currency" office:currency="PLN" office:value="5052.2" calcext:value-type="currency">
            <text:p>5 052,20 zł</text:p>
          </table:table-cell>
          <table:table-cell table:formula="of:=IF([.A21]=1;TRUNC(1000/[.B21] );IF(OR([.A21]=2;[.A21]=3);0;IF([.F21]&lt;1000;0;IF([.C20]=1;TRUNC(1000/[.B21]);0))))" office:value-type="float" office:value="12" calcext:value-type="float">
            <text:p>12</text:p>
          </table:table-cell>
          <table:table-cell table:formula="of:=IF(OR([.A21]=1;[.A21]=2);0;IF([.E20]=1;[.G21]+[.J20];0))" office:value-type="float" office:value="0" calcext:value-type="float">
            <text:p>0</text:p>
          </table:table-cell>
          <table:table-cell table:style-name="ce9" table:formula="of:=[.F21]-[.B21]*[.G21]+[.B21]*[.H21]" office:value-type="currency" office:currency="PLN" office:value="4126.88" calcext:value-type="currency">
            <text:p>4 126,88 zł</text:p>
          </table:table-cell>
          <table:table-cell table:formula="of:=IF([.A21]=1;[.G21]-[.H21];[.J20]+[.G21]-[.H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.72" calcext:value-type="float">
            <text:p>78,72</text:p>
          </table:table-cell>
          <table:table-cell table:formula="of:=IF(AND([.B20]&gt;[.B21];[.B21]&gt;[.B22]);1;0)" office:value-type="float" office:value="0" calcext:value-type="float">
            <text:p>0</text:p>
          </table:table-cell>
          <table:table-cell table:formula="of:=IF([.A22]=1;[.B22];IF([.B22]&gt;[.D21];[.B22];[.D21]))" office:value-type="float" office:value="79.41" calcext:value-type="float">
            <text:p>79,41</text:p>
          </table:table-cell>
          <table:table-cell table:formula="of:=IF([.A22]=1;0;IF([.B22]&gt;[.D21];1;0))" office:value-type="float" office:value="0" calcext:value-type="float">
            <text:p>0</text:p>
          </table:table-cell>
          <table:table-cell table:formula="of:=IF([.A22]=1;5000;[.I21])" office:value-type="currency" office:currency="PLN" office:value="4126.88" calcext:value-type="currency">
            <text:p>4 126,88 zł</text:p>
          </table:table-cell>
          <table:table-cell table:formula="of:=IF([.A22]=1;TRUNC(1000/[.B22] );IF(OR([.A22]=2;[.A22]=3);0;IF([.F22]&lt;1000;0;IF([.C21]=1;TRUNC(1000/[.B22]);0))))" office:value-type="float" office:value="0" calcext:value-type="float">
            <text:p>0</text:p>
          </table:table-cell>
          <table:table-cell table:formula="of:=IF(OR([.A22]=1;[.A22]=2);0;IF([.E21]=1;[.G22]+[.J21];0))" office:value-type="float" office:value="0" calcext:value-type="float">
            <text:p>0</text:p>
          </table:table-cell>
          <table:table-cell table:style-name="ce9" table:formula="of:=[.F22]-[.B22]*[.G22]+[.B22]*[.H22]" office:value-type="currency" office:currency="PLN" office:value="4126.88" calcext:value-type="currency">
            <text:p>4 126,88 zł</text:p>
          </table:table-cell>
          <table:table-cell table:formula="of:=IF([.A22]=1;[.G22]-[.H22];[.J21]+[.G22]-[.H22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formula="of:=IF(AND([.B21]&gt;[.B22];[.B22]&gt;[.B23]);1;0)" office:value-type="float" office:value="0" calcext:value-type="float">
            <text:p>0</text:p>
          </table:table-cell>
          <table:table-cell table:formula="of:=IF([.A23]=1;[.B23];IF([.B23]&gt;[.D22];[.B23];[.D22]))" office:value-type="float" office:value="79.41" calcext:value-type="float">
            <text:p>79,41</text:p>
          </table:table-cell>
          <table:table-cell table:formula="of:=IF([.A23]=1;0;IF([.B23]&gt;[.D22];1;0))" office:value-type="float" office:value="0" calcext:value-type="float">
            <text:p>0</text:p>
          </table:table-cell>
          <table:table-cell table:formula="of:=IF([.A23]=1;5000;[.I22])" office:value-type="currency" office:currency="PLN" office:value="4126.88" calcext:value-type="currency">
            <text:p>4 126,88 zł</text:p>
          </table:table-cell>
          <table:table-cell table:formula="of:=IF([.A23]=1;TRUNC(1000/[.B23] );IF(OR([.A23]=2;[.A23]=3);0;IF([.F23]&lt;1000;0;IF([.C22]=1;TRUNC(1000/[.B23]);0))))" office:value-type="float" office:value="0" calcext:value-type="float">
            <text:p>0</text:p>
          </table:table-cell>
          <table:table-cell table:formula="of:=IF(OR([.A23]=1;[.A23]=2);0;IF([.E22]=1;[.G23]+[.J22];0))" office:value-type="float" office:value="0" calcext:value-type="float">
            <text:p>0</text:p>
          </table:table-cell>
          <table:table-cell table:style-name="ce9" table:formula="of:=[.F23]-[.B23]*[.G23]+[.B23]*[.H23]" office:value-type="currency" office:currency="PLN" office:value="4126.88" calcext:value-type="currency">
            <text:p>4 126,88 zł</text:p>
          </table:table-cell>
          <table:table-cell table:formula="of:=IF([.A23]=1;[.G23]-[.H23];[.J22]+[.G23]-[.H23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.03" calcext:value-type="float">
            <text:p>79,03</text:p>
          </table:table-cell>
          <table:table-cell table:formula="of:=IF(AND([.B22]&gt;[.B23];[.B23]&gt;[.B24]);1;0)" office:value-type="float" office:value="0" calcext:value-type="float">
            <text:p>0</text:p>
          </table:table-cell>
          <table:table-cell table:formula="of:=IF([.A24]=1;[.B24];IF([.B24]&gt;[.D23];[.B24];[.D23]))" office:value-type="float" office:value="79.41" calcext:value-type="float">
            <text:p>79,41</text:p>
          </table:table-cell>
          <table:table-cell table:formula="of:=IF([.A24]=1;0;IF([.B24]&gt;[.D23];1;0))" office:value-type="float" office:value="0" calcext:value-type="float">
            <text:p>0</text:p>
          </table:table-cell>
          <table:table-cell table:formula="of:=IF([.A24]=1;5000;[.I23])" office:value-type="currency" office:currency="PLN" office:value="4126.88" calcext:value-type="currency">
            <text:p>4 126,88 zł</text:p>
          </table:table-cell>
          <table:table-cell table:formula="of:=IF([.A24]=1;TRUNC(1000/[.B24] );IF(OR([.A24]=2;[.A24]=3);0;IF([.F24]&lt;1000;0;IF([.C23]=1;TRUNC(1000/[.B24]);0))))" office:value-type="float" office:value="0" calcext:value-type="float">
            <text:p>0</text:p>
          </table:table-cell>
          <table:table-cell table:formula="of:=IF(OR([.A24]=1;[.A24]=2);0;IF([.E23]=1;[.G24]+[.J23];0))" office:value-type="float" office:value="0" calcext:value-type="float">
            <text:p>0</text:p>
          </table:table-cell>
          <table:table-cell table:style-name="ce9" table:formula="of:=[.F24]-[.B24]*[.G24]+[.B24]*[.H24]" office:value-type="currency" office:currency="PLN" office:value="4126.88" calcext:value-type="currency">
            <text:p>4 126,88 zł</text:p>
          </table:table-cell>
          <table:table-cell table:formula="of:=IF([.A24]=1;[.G24]-[.H24];[.J23]+[.G24]-[.H2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.54" calcext:value-type="float">
            <text:p>77,54</text:p>
          </table:table-cell>
          <table:table-cell table:formula="of:=IF(AND([.B23]&gt;[.B24];[.B24]&gt;[.B25]);1;0)" office:value-type="float" office:value="0" calcext:value-type="float">
            <text:p>0</text:p>
          </table:table-cell>
          <table:table-cell table:formula="of:=IF([.A25]=1;[.B25];IF([.B25]&gt;[.D24];[.B25];[.D24]))" office:value-type="float" office:value="79.41" calcext:value-type="float">
            <text:p>79,41</text:p>
          </table:table-cell>
          <table:table-cell table:formula="of:=IF([.A25]=1;0;IF([.B25]&gt;[.D24];1;0))" office:value-type="float" office:value="0" calcext:value-type="float">
            <text:p>0</text:p>
          </table:table-cell>
          <table:table-cell table:formula="of:=IF([.A25]=1;5000;[.I24])" office:value-type="currency" office:currency="PLN" office:value="4126.88" calcext:value-type="currency">
            <text:p>4 126,88 zł</text:p>
          </table:table-cell>
          <table:table-cell table:formula="of:=IF([.A25]=1;TRUNC(1000/[.B25] );IF(OR([.A25]=2;[.A25]=3);0;IF([.F25]&lt;1000;0;IF([.C24]=1;TRUNC(1000/[.B25]);0))))" office:value-type="float" office:value="0" calcext:value-type="float">
            <text:p>0</text:p>
          </table:table-cell>
          <table:table-cell table:formula="of:=IF(OR([.A25]=1;[.A25]=2);0;IF([.E24]=1;[.G25]+[.J24];0))" office:value-type="float" office:value="0" calcext:value-type="float">
            <text:p>0</text:p>
          </table:table-cell>
          <table:table-cell table:style-name="ce9" table:formula="of:=[.F25]-[.B25]*[.G25]+[.B25]*[.H25]" office:value-type="currency" office:currency="PLN" office:value="4126.88" calcext:value-type="currency">
            <text:p>4 126,88 zł</text:p>
          </table:table-cell>
          <table:table-cell table:formula="of:=IF([.A25]=1;[.G25]-[.H25];[.J24]+[.G25]-[.H2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.08" calcext:value-type="float">
            <text:p>76,08</text:p>
          </table:table-cell>
          <table:table-cell table:formula="of:=IF(AND([.B24]&gt;[.B25];[.B25]&gt;[.B26]);1;0)" office:value-type="float" office:value="1" calcext:value-type="float">
            <text:p>1</text:p>
          </table:table-cell>
          <table:table-cell table:formula="of:=IF([.A26]=1;[.B26];IF([.B26]&gt;[.D25];[.B26];[.D25]))" office:value-type="float" office:value="79.41" calcext:value-type="float">
            <text:p>79,41</text:p>
          </table:table-cell>
          <table:table-cell table:formula="of:=IF([.A26]=1;0;IF([.B26]&gt;[.D25];1;0))" office:value-type="float" office:value="0" calcext:value-type="float">
            <text:p>0</text:p>
          </table:table-cell>
          <table:table-cell table:formula="of:=IF([.A26]=1;5000;[.I25])" office:value-type="currency" office:currency="PLN" office:value="4126.88" calcext:value-type="currency">
            <text:p>4 126,88 zł</text:p>
          </table:table-cell>
          <table:table-cell table:formula="of:=IF([.A26]=1;TRUNC(1000/[.B26] );IF(OR([.A26]=2;[.A26]=3);0;IF([.F26]&lt;1000;0;IF([.C25]=1;TRUNC(1000/[.B26]);0))))" office:value-type="float" office:value="0" calcext:value-type="float">
            <text:p>0</text:p>
          </table:table-cell>
          <table:table-cell table:formula="of:=IF(OR([.A26]=1;[.A26]=2);0;IF([.E25]=1;[.G26]+[.J25];0))" office:value-type="float" office:value="0" calcext:value-type="float">
            <text:p>0</text:p>
          </table:table-cell>
          <table:table-cell table:style-name="ce9" table:formula="of:=[.F26]-[.B26]*[.G26]+[.B26]*[.H26]" office:value-type="currency" office:currency="PLN" office:value="4126.88" calcext:value-type="currency">
            <text:p>4 126,88 zł</text:p>
          </table:table-cell>
          <table:table-cell table:formula="of:=IF([.A26]=1;[.G26]-[.H26];[.J25]+[.G26]-[.H2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11" calcext:value-type="float">
            <text:p>74,11</text:p>
          </table:table-cell>
          <table:table-cell table:formula="of:=IF(AND([.B25]&gt;[.B26];[.B26]&gt;[.B27]);1;0)" office:value-type="float" office:value="1" calcext:value-type="float">
            <text:p>1</text:p>
          </table:table-cell>
          <table:table-cell table:formula="of:=IF([.A27]=1;[.B27];IF([.B27]&gt;[.D26];[.B27];[.D26]))" office:value-type="float" office:value="79.41" calcext:value-type="float">
            <text:p>79,41</text:p>
          </table:table-cell>
          <table:table-cell table:formula="of:=IF([.A27]=1;0;IF([.B27]&gt;[.D26];1;0))" office:value-type="float" office:value="0" calcext:value-type="float">
            <text:p>0</text:p>
          </table:table-cell>
          <table:table-cell table:formula="of:=IF([.A27]=1;5000;[.I26])" office:value-type="currency" office:currency="PLN" office:value="4126.88" calcext:value-type="currency">
            <text:p>4 126,88 zł</text:p>
          </table:table-cell>
          <table:table-cell table:formula="of:=IF([.A27]=1;TRUNC(1000/[.B27] );IF(OR([.A27]=2;[.A27]=3);0;IF([.F27]&lt;1000;0;IF([.C26]=1;TRUNC(1000/[.B27]);0))))" office:value-type="float" office:value="13" calcext:value-type="float">
            <text:p>13</text:p>
          </table:table-cell>
          <table:table-cell table:formula="of:=IF(OR([.A27]=1;[.A27]=2);0;IF([.E26]=1;[.G27]+[.J26];0))" office:value-type="float" office:value="0" calcext:value-type="float">
            <text:p>0</text:p>
          </table:table-cell>
          <table:table-cell table:style-name="ce9" table:formula="of:=[.F27]-[.B27]*[.G27]+[.B27]*[.H27]" office:value-type="currency" office:currency="PLN" office:value="3163.45" calcext:value-type="currency">
            <text:p>3 163,45 zł</text:p>
          </table:table-cell>
          <table:table-cell table:formula="of:=IF([.A27]=1;[.G27]-[.H27];[.J26]+[.G27]-[.H27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2.23" calcext:value-type="float">
            <text:p>72,23</text:p>
          </table:table-cell>
          <table:table-cell table:formula="of:=IF(AND([.B26]&gt;[.B27];[.B27]&gt;[.B28]);1;0)" office:value-type="float" office:value="1" calcext:value-type="float">
            <text:p>1</text:p>
          </table:table-cell>
          <table:table-cell table:formula="of:=IF([.A28]=1;[.B28];IF([.B28]&gt;[.D27];[.B28];[.D27]))" office:value-type="float" office:value="79.41" calcext:value-type="float">
            <text:p>79,41</text:p>
          </table:table-cell>
          <table:table-cell table:formula="of:=IF([.A28]=1;0;IF([.B28]&gt;[.D27];1;0))" office:value-type="float" office:value="0" calcext:value-type="float">
            <text:p>0</text:p>
          </table:table-cell>
          <table:table-cell table:formula="of:=IF([.A28]=1;5000;[.I27])" office:value-type="currency" office:currency="PLN" office:value="3163.45" calcext:value-type="currency">
            <text:p>3 163,45 zł</text:p>
          </table:table-cell>
          <table:table-cell table:formula="of:=IF([.A28]=1;TRUNC(1000/[.B28] );IF(OR([.A28]=2;[.A28]=3);0;IF([.F28]&lt;1000;0;IF([.C27]=1;TRUNC(1000/[.B28]);0))))" office:value-type="float" office:value="13" calcext:value-type="float">
            <text:p>13</text:p>
          </table:table-cell>
          <table:table-cell table:formula="of:=IF(OR([.A28]=1;[.A28]=2);0;IF([.E27]=1;[.G28]+[.J27];0))" office:value-type="float" office:value="0" calcext:value-type="float">
            <text:p>0</text:p>
          </table:table-cell>
          <table:table-cell table:style-name="ce9" table:formula="of:=[.F28]-[.B28]*[.G28]+[.B28]*[.H28]" office:value-type="currency" office:currency="PLN" office:value="2224.46" calcext:value-type="currency">
            <text:p>2 224,46 zł</text:p>
          </table:table-cell>
          <table:table-cell table:formula="of:=IF([.A28]=1;[.G28]-[.H28];[.J27]+[.G28]-[.H28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2.24" calcext:value-type="float">
            <text:p>72,24</text:p>
          </table:table-cell>
          <table:table-cell table:formula="of:=IF(AND([.B27]&gt;[.B28];[.B28]&gt;[.B29]);1;0)" office:value-type="float" office:value="0" calcext:value-type="float">
            <text:p>0</text:p>
          </table:table-cell>
          <table:table-cell table:formula="of:=IF([.A29]=1;[.B29];IF([.B29]&gt;[.D28];[.B29];[.D28]))" office:value-type="float" office:value="79.41" calcext:value-type="float">
            <text:p>79,41</text:p>
          </table:table-cell>
          <table:table-cell table:formula="of:=IF([.A29]=1;0;IF([.B29]&gt;[.D28];1;0))" office:value-type="float" office:value="0" calcext:value-type="float">
            <text:p>0</text:p>
          </table:table-cell>
          <table:table-cell table:formula="of:=IF([.A29]=1;5000;[.I28])" office:value-type="currency" office:currency="PLN" office:value="2224.46" calcext:value-type="currency">
            <text:p>2 224,46 zł</text:p>
          </table:table-cell>
          <table:table-cell table:formula="of:=IF([.A29]=1;TRUNC(1000/[.B29] );IF(OR([.A29]=2;[.A29]=3);0;IF([.F29]&lt;1000;0;IF([.C28]=1;TRUNC(1000/[.B29]);0))))" office:value-type="float" office:value="13" calcext:value-type="float">
            <text:p>13</text:p>
          </table:table-cell>
          <table:table-cell table:formula="of:=IF(OR([.A29]=1;[.A29]=2);0;IF([.E28]=1;[.G29]+[.J28];0))" office:value-type="float" office:value="0" calcext:value-type="float">
            <text:p>0</text:p>
          </table:table-cell>
          <table:table-cell table:style-name="ce9" table:formula="of:=[.F29]-[.B29]*[.G29]+[.B29]*[.H29]" office:value-type="currency" office:currency="PLN" office:value="1285.34" calcext:value-type="currency">
            <text:p>1 285,34 zł</text:p>
          </table:table-cell>
          <table:table-cell table:formula="of:=IF([.A29]=1;[.G29]-[.H29];[.J28]+[.G29]-[.H29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19" calcext:value-type="float">
            <text:p>74,19</text:p>
          </table:table-cell>
          <table:table-cell table:formula="of:=IF(AND([.B28]&gt;[.B29];[.B29]&gt;[.B30]);1;0)" office:value-type="float" office:value="0" calcext:value-type="float">
            <text:p>0</text:p>
          </table:table-cell>
          <table:table-cell table:formula="of:=IF([.A30]=1;[.B30];IF([.B30]&gt;[.D29];[.B30];[.D29]))" office:value-type="float" office:value="79.41" calcext:value-type="float">
            <text:p>79,41</text:p>
          </table:table-cell>
          <table:table-cell table:formula="of:=IF([.A30]=1;0;IF([.B30]&gt;[.D29];1;0))" office:value-type="float" office:value="0" calcext:value-type="float">
            <text:p>0</text:p>
          </table:table-cell>
          <table:table-cell table:formula="of:=IF([.A30]=1;5000;[.I29])" office:value-type="currency" office:currency="PLN" office:value="1285.34" calcext:value-type="currency">
            <text:p>1 285,34 zł</text:p>
          </table:table-cell>
          <table:table-cell table:formula="of:=IF([.A30]=1;TRUNC(1000/[.B30] );IF(OR([.A30]=2;[.A30]=3);0;IF([.F30]&lt;1000;0;IF([.C29]=1;TRUNC(1000/[.B30]);0))))" office:value-type="float" office:value="0" calcext:value-type="float">
            <text:p>0</text:p>
          </table:table-cell>
          <table:table-cell table:formula="of:=IF(OR([.A30]=1;[.A30]=2);0;IF([.E29]=1;[.G30]+[.J29];0))" office:value-type="float" office:value="0" calcext:value-type="float">
            <text:p>0</text:p>
          </table:table-cell>
          <table:table-cell table:style-name="ce9" table:formula="of:=[.F30]-[.B30]*[.G30]+[.B30]*[.H30]" office:value-type="currency" office:currency="PLN" office:value="1285.34" calcext:value-type="currency">
            <text:p>1 285,34 zł</text:p>
          </table:table-cell>
          <table:table-cell table:formula="of:=IF([.A30]=1;[.G30]-[.H30];[.J29]+[.G30]-[.H30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.75" calcext:value-type="float">
            <text:p>75,75</text:p>
          </table:table-cell>
          <table:table-cell table:formula="of:=IF(AND([.B29]&gt;[.B30];[.B30]&gt;[.B31]);1;0)" office:value-type="float" office:value="0" calcext:value-type="float">
            <text:p>0</text:p>
          </table:table-cell>
          <table:table-cell table:formula="of:=IF([.A31]=1;[.B31];IF([.B31]&gt;[.D30];[.B31];[.D30]))" office:value-type="float" office:value="79.41" calcext:value-type="float">
            <text:p>79,41</text:p>
          </table:table-cell>
          <table:table-cell table:formula="of:=IF([.A31]=1;0;IF([.B31]&gt;[.D30];1;0))" office:value-type="float" office:value="0" calcext:value-type="float">
            <text:p>0</text:p>
          </table:table-cell>
          <table:table-cell table:formula="of:=IF([.A31]=1;5000;[.I30])" office:value-type="currency" office:currency="PLN" office:value="1285.34" calcext:value-type="currency">
            <text:p>1 285,34 zł</text:p>
          </table:table-cell>
          <table:table-cell table:formula="of:=IF([.A31]=1;TRUNC(1000/[.B31] );IF(OR([.A31]=2;[.A31]=3);0;IF([.F31]&lt;1000;0;IF([.C30]=1;TRUNC(1000/[.B31]);0))))" office:value-type="float" office:value="0" calcext:value-type="float">
            <text:p>0</text:p>
          </table:table-cell>
          <table:table-cell table:formula="of:=IF(OR([.A31]=1;[.A31]=2);0;IF([.E30]=1;[.G31]+[.J30];0))" office:value-type="float" office:value="0" calcext:value-type="float">
            <text:p>0</text:p>
          </table:table-cell>
          <table:table-cell table:style-name="ce9" table:formula="of:=[.F31]-[.B31]*[.G31]+[.B31]*[.H31]" office:value-type="currency" office:currency="PLN" office:value="1285.34" calcext:value-type="currency">
            <text:p>1 285,34 zł</text:p>
          </table:table-cell>
          <table:table-cell table:formula="of:=IF([.A31]=1;[.G31]-[.H31];[.J30]+[.G31]-[.H31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4.11" calcext:value-type="float">
            <text:p>74,11</text:p>
          </table:table-cell>
          <table:table-cell table:formula="of:=IF(AND([.B30]&gt;[.B31];[.B31]&gt;[.B32]);1;0)" office:value-type="float" office:value="0" calcext:value-type="float">
            <text:p>0</text:p>
          </table:table-cell>
          <table:table-cell table:formula="of:=IF([.A32]=1;[.B32];IF([.B32]&gt;[.D31];[.B32];[.D31]))" office:value-type="float" office:value="79.41" calcext:value-type="float">
            <text:p>79,41</text:p>
          </table:table-cell>
          <table:table-cell table:formula="of:=IF([.A32]=1;0;IF([.B32]&gt;[.D31];1;0))" office:value-type="float" office:value="0" calcext:value-type="float">
            <text:p>0</text:p>
          </table:table-cell>
          <table:table-cell table:formula="of:=IF([.A32]=1;5000;[.I31])" office:value-type="currency" office:currency="PLN" office:value="1285.34" calcext:value-type="currency">
            <text:p>1 285,34 zł</text:p>
          </table:table-cell>
          <table:table-cell table:formula="of:=IF([.A32]=1;TRUNC(1000/[.B32] );IF(OR([.A32]=2;[.A32]=3);0;IF([.F32]&lt;1000;0;IF([.C31]=1;TRUNC(1000/[.B32]);0))))" office:value-type="float" office:value="0" calcext:value-type="float">
            <text:p>0</text:p>
          </table:table-cell>
          <table:table-cell table:formula="of:=IF(OR([.A32]=1;[.A32]=2);0;IF([.E31]=1;[.G32]+[.J31];0))" office:value-type="float" office:value="0" calcext:value-type="float">
            <text:p>0</text:p>
          </table:table-cell>
          <table:table-cell table:style-name="ce9" table:formula="of:=[.F32]-[.B32]*[.G32]+[.B32]*[.H32]" office:value-type="currency" office:currency="PLN" office:value="1285.34" calcext:value-type="currency">
            <text:p>1 285,34 zł</text:p>
          </table:table-cell>
          <table:table-cell table:formula="of:=IF([.A32]=1;[.G32]-[.H32];[.J31]+[.G32]-[.H32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4.75" calcext:value-type="float">
            <text:p>74,75</text:p>
          </table:table-cell>
          <table:table-cell table:formula="of:=IF(AND([.B31]&gt;[.B32];[.B32]&gt;[.B33]);1;0)" office:value-type="float" office:value="0" calcext:value-type="float">
            <text:p>0</text:p>
          </table:table-cell>
          <table:table-cell table:formula="of:=IF([.A33]=1;[.B33];IF([.B33]&gt;[.D32];[.B33];[.D32]))" office:value-type="float" office:value="79.41" calcext:value-type="float">
            <text:p>79,41</text:p>
          </table:table-cell>
          <table:table-cell table:formula="of:=IF([.A33]=1;0;IF([.B33]&gt;[.D32];1;0))" office:value-type="float" office:value="0" calcext:value-type="float">
            <text:p>0</text:p>
          </table:table-cell>
          <table:table-cell table:formula="of:=IF([.A33]=1;5000;[.I32])" office:value-type="currency" office:currency="PLN" office:value="1285.34" calcext:value-type="currency">
            <text:p>1 285,34 zł</text:p>
          </table:table-cell>
          <table:table-cell table:formula="of:=IF([.A33]=1;TRUNC(1000/[.B33] );IF(OR([.A33]=2;[.A33]=3);0;IF([.F33]&lt;1000;0;IF([.C32]=1;TRUNC(1000/[.B33]);0))))" office:value-type="float" office:value="0" calcext:value-type="float">
            <text:p>0</text:p>
          </table:table-cell>
          <table:table-cell table:formula="of:=IF(OR([.A33]=1;[.A33]=2);0;IF([.E32]=1;[.G33]+[.J32];0))" office:value-type="float" office:value="0" calcext:value-type="float">
            <text:p>0</text:p>
          </table:table-cell>
          <table:table-cell table:style-name="ce9" table:formula="of:=[.F33]-[.B33]*[.G33]+[.B33]*[.H33]" office:value-type="currency" office:currency="PLN" office:value="1285.34" calcext:value-type="currency">
            <text:p>1 285,34 zł</text:p>
          </table:table-cell>
          <table:table-cell table:formula="of:=IF([.A33]=1;[.G33]-[.H33];[.J32]+[.G33]-[.H33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2.89" calcext:value-type="float">
            <text:p>72,89</text:p>
          </table:table-cell>
          <table:table-cell table:formula="of:=IF(AND([.B32]&gt;[.B33];[.B33]&gt;[.B34]);1;0)" office:value-type="float" office:value="0" calcext:value-type="float">
            <text:p>0</text:p>
          </table:table-cell>
          <table:table-cell table:formula="of:=IF([.A34]=1;[.B34];IF([.B34]&gt;[.D33];[.B34];[.D33]))" office:value-type="float" office:value="79.41" calcext:value-type="float">
            <text:p>79,41</text:p>
          </table:table-cell>
          <table:table-cell table:formula="of:=IF([.A34]=1;0;IF([.B34]&gt;[.D33];1;0))" office:value-type="float" office:value="0" calcext:value-type="float">
            <text:p>0</text:p>
          </table:table-cell>
          <table:table-cell table:formula="of:=IF([.A34]=1;5000;[.I33])" office:value-type="currency" office:currency="PLN" office:value="1285.34" calcext:value-type="currency">
            <text:p>1 285,34 zł</text:p>
          </table:table-cell>
          <table:table-cell table:formula="of:=IF([.A34]=1;TRUNC(1000/[.B34] );IF(OR([.A34]=2;[.A34]=3);0;IF([.F34]&lt;1000;0;IF([.C33]=1;TRUNC(1000/[.B34]);0))))" office:value-type="float" office:value="0" calcext:value-type="float">
            <text:p>0</text:p>
          </table:table-cell>
          <table:table-cell table:formula="of:=IF(OR([.A34]=1;[.A34]=2);0;IF([.E33]=1;[.G34]+[.J33];0))" office:value-type="float" office:value="0" calcext:value-type="float">
            <text:p>0</text:p>
          </table:table-cell>
          <table:table-cell table:style-name="ce9" table:formula="of:=[.F34]-[.B34]*[.G34]+[.B34]*[.H34]" office:value-type="currency" office:currency="PLN" office:value="1285.34" calcext:value-type="currency">
            <text:p>1 285,34 zł</text:p>
          </table:table-cell>
          <table:table-cell table:formula="of:=IF([.A34]=1;[.G34]-[.H34];[.J33]+[.G34]-[.H34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.26" calcext:value-type="float">
            <text:p>71,26</text:p>
          </table:table-cell>
          <table:table-cell table:formula="of:=IF(AND([.B33]&gt;[.B34];[.B34]&gt;[.B35]);1;0)" office:value-type="float" office:value="1" calcext:value-type="float">
            <text:p>1</text:p>
          </table:table-cell>
          <table:table-cell table:formula="of:=IF([.A35]=1;[.B35];IF([.B35]&gt;[.D34];[.B35];[.D34]))" office:value-type="float" office:value="79.41" calcext:value-type="float">
            <text:p>79,41</text:p>
          </table:table-cell>
          <table:table-cell table:formula="of:=IF([.A35]=1;0;IF([.B35]&gt;[.D34];1;0))" office:value-type="float" office:value="0" calcext:value-type="float">
            <text:p>0</text:p>
          </table:table-cell>
          <table:table-cell table:formula="of:=IF([.A35]=1;5000;[.I34])" office:value-type="currency" office:currency="PLN" office:value="1285.34" calcext:value-type="currency">
            <text:p>1 285,34 zł</text:p>
          </table:table-cell>
          <table:table-cell table:formula="of:=IF([.A35]=1;TRUNC(1000/[.B35] );IF(OR([.A35]=2;[.A35]=3);0;IF([.F35]&lt;1000;0;IF([.C34]=1;TRUNC(1000/[.B35]);0))))" office:value-type="float" office:value="0" calcext:value-type="float">
            <text:p>0</text:p>
          </table:table-cell>
          <table:table-cell table:formula="of:=IF(OR([.A35]=1;[.A35]=2);0;IF([.E34]=1;[.G35]+[.J34];0))" office:value-type="float" office:value="0" calcext:value-type="float">
            <text:p>0</text:p>
          </table:table-cell>
          <table:table-cell table:style-name="ce9" table:formula="of:=[.F35]-[.B35]*[.G35]+[.B35]*[.H35]" office:value-type="currency" office:currency="PLN" office:value="1285.34" calcext:value-type="currency">
            <text:p>1 285,34 zł</text:p>
          </table:table-cell>
          <table:table-cell table:formula="of:=IF([.A35]=1;[.G35]-[.H35];[.J34]+[.G35]-[.H35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.92" calcext:value-type="float">
            <text:p>72,92</text:p>
          </table:table-cell>
          <table:table-cell table:formula="of:=IF(AND([.B34]&gt;[.B35];[.B35]&gt;[.B36]);1;0)" office:value-type="float" office:value="0" calcext:value-type="float">
            <text:p>0</text:p>
          </table:table-cell>
          <table:table-cell table:formula="of:=IF([.A36]=1;[.B36];IF([.B36]&gt;[.D35];[.B36];[.D35]))" office:value-type="float" office:value="79.41" calcext:value-type="float">
            <text:p>79,41</text:p>
          </table:table-cell>
          <table:table-cell table:formula="of:=IF([.A36]=1;0;IF([.B36]&gt;[.D35];1;0))" office:value-type="float" office:value="0" calcext:value-type="float">
            <text:p>0</text:p>
          </table:table-cell>
          <table:table-cell table:formula="of:=IF([.A36]=1;5000;[.I35])" office:value-type="currency" office:currency="PLN" office:value="1285.34" calcext:value-type="currency">
            <text:p>1 285,34 zł</text:p>
          </table:table-cell>
          <table:table-cell table:formula="of:=IF([.A36]=1;TRUNC(1000/[.B36] );IF(OR([.A36]=2;[.A36]=3);0;IF([.F36]&lt;1000;0;IF([.C35]=1;TRUNC(1000/[.B36]);0))))" office:value-type="float" office:value="13" calcext:value-type="float">
            <text:p>13</text:p>
          </table:table-cell>
          <table:table-cell table:formula="of:=IF(OR([.A36]=1;[.A36]=2);0;IF([.E35]=1;[.G36]+[.J35];0))" office:value-type="float" office:value="0" calcext:value-type="float">
            <text:p>0</text:p>
          </table:table-cell>
          <table:table-cell table:style-name="ce9" table:formula="of:=[.F36]-[.B36]*[.G36]+[.B36]*[.H36]" office:value-type="currency" office:currency="PLN" office:value="337.38" calcext:value-type="currency">
            <text:p>337,38 zł</text:p>
          </table:table-cell>
          <table:table-cell table:formula="of:=IF([.A36]=1;[.G36]-[.H36];[.J35]+[.G36]-[.H36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3.63" calcext:value-type="float">
            <text:p>73,63</text:p>
          </table:table-cell>
          <table:table-cell table:formula="of:=IF(AND([.B35]&gt;[.B36];[.B36]&gt;[.B37]);1;0)" office:value-type="float" office:value="0" calcext:value-type="float">
            <text:p>0</text:p>
          </table:table-cell>
          <table:table-cell table:formula="of:=IF([.A37]=1;[.B37];IF([.B37]&gt;[.D36];[.B37];[.D36]))" office:value-type="float" office:value="79.41" calcext:value-type="float">
            <text:p>79,41</text:p>
          </table:table-cell>
          <table:table-cell table:formula="of:=IF([.A37]=1;0;IF([.B37]&gt;[.D36];1;0))" office:value-type="float" office:value="0" calcext:value-type="float">
            <text:p>0</text:p>
          </table:table-cell>
          <table:table-cell table:formula="of:=IF([.A37]=1;5000;[.I36])" office:value-type="currency" office:currency="PLN" office:value="337.38" calcext:value-type="currency">
            <text:p>337,38 zł</text:p>
          </table:table-cell>
          <table:table-cell table:formula="of:=IF([.A37]=1;TRUNC(1000/[.B37] );IF(OR([.A37]=2;[.A37]=3);0;IF([.F37]&lt;1000;0;IF([.C36]=1;TRUNC(1000/[.B37]);0))))" office:value-type="float" office:value="0" calcext:value-type="float">
            <text:p>0</text:p>
          </table:table-cell>
          <table:table-cell table:formula="of:=IF(OR([.A37]=1;[.A37]=2);0;IF([.E36]=1;[.G37]+[.J36];0))" office:value-type="float" office:value="0" calcext:value-type="float">
            <text:p>0</text:p>
          </table:table-cell>
          <table:table-cell table:style-name="ce9" table:formula="of:=[.F37]-[.B37]*[.G37]+[.B37]*[.H37]" office:value-type="currency" office:currency="PLN" office:value="337.38" calcext:value-type="currency">
            <text:p>337,38 zł</text:p>
          </table:table-cell>
          <table:table-cell table:formula="of:=IF([.A37]=1;[.G37]-[.H37];[.J36]+[.G37]-[.H37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2.04" calcext:value-type="float">
            <text:p>72,04</text:p>
          </table:table-cell>
          <table:table-cell table:formula="of:=IF(AND([.B36]&gt;[.B37];[.B37]&gt;[.B38]);1;0)" office:value-type="float" office:value="0" calcext:value-type="float">
            <text:p>0</text:p>
          </table:table-cell>
          <table:table-cell table:formula="of:=IF([.A38]=1;[.B38];IF([.B38]&gt;[.D37];[.B38];[.D37]))" office:value-type="float" office:value="79.41" calcext:value-type="float">
            <text:p>79,41</text:p>
          </table:table-cell>
          <table:table-cell table:formula="of:=IF([.A38]=1;0;IF([.B38]&gt;[.D37];1;0))" office:value-type="float" office:value="0" calcext:value-type="float">
            <text:p>0</text:p>
          </table:table-cell>
          <table:table-cell table:formula="of:=IF([.A38]=1;5000;[.I37])" office:value-type="currency" office:currency="PLN" office:value="337.38" calcext:value-type="currency">
            <text:p>337,38 zł</text:p>
          </table:table-cell>
          <table:table-cell table:formula="of:=IF([.A38]=1;TRUNC(1000/[.B38] );IF(OR([.A38]=2;[.A38]=3);0;IF([.F38]&lt;1000;0;IF([.C37]=1;TRUNC(1000/[.B38]);0))))" office:value-type="float" office:value="0" calcext:value-type="float">
            <text:p>0</text:p>
          </table:table-cell>
          <table:table-cell table:formula="of:=IF(OR([.A38]=1;[.A38]=2);0;IF([.E37]=1;[.G38]+[.J37];0))" office:value-type="float" office:value="0" calcext:value-type="float">
            <text:p>0</text:p>
          </table:table-cell>
          <table:table-cell table:style-name="ce9" table:formula="of:=[.F38]-[.B38]*[.G38]+[.B38]*[.H38]" office:value-type="currency" office:currency="PLN" office:value="337.38" calcext:value-type="currency">
            <text:p>337,38 zł</text:p>
          </table:table-cell>
          <table:table-cell table:formula="of:=IF([.A38]=1;[.G38]-[.H38];[.J37]+[.G38]-[.H38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.16" calcext:value-type="float">
            <text:p>70,16</text:p>
          </table:table-cell>
          <table:table-cell table:formula="of:=IF(AND([.B37]&gt;[.B38];[.B38]&gt;[.B39]);1;0)" office:value-type="float" office:value="1" calcext:value-type="float">
            <text:p>1</text:p>
          </table:table-cell>
          <table:table-cell table:formula="of:=IF([.A39]=1;[.B39];IF([.B39]&gt;[.D38];[.B39];[.D38]))" office:value-type="float" office:value="79.41" calcext:value-type="float">
            <text:p>79,41</text:p>
          </table:table-cell>
          <table:table-cell table:formula="of:=IF([.A39]=1;0;IF([.B39]&gt;[.D38];1;0))" office:value-type="float" office:value="0" calcext:value-type="float">
            <text:p>0</text:p>
          </table:table-cell>
          <table:table-cell table:formula="of:=IF([.A39]=1;5000;[.I38])" office:value-type="currency" office:currency="PLN" office:value="337.38" calcext:value-type="currency">
            <text:p>337,38 zł</text:p>
          </table:table-cell>
          <table:table-cell table:formula="of:=IF([.A39]=1;TRUNC(1000/[.B39] );IF(OR([.A39]=2;[.A39]=3);0;IF([.F39]&lt;1000;0;IF([.C38]=1;TRUNC(1000/[.B39]);0))))" office:value-type="float" office:value="0" calcext:value-type="float">
            <text:p>0</text:p>
          </table:table-cell>
          <table:table-cell table:formula="of:=IF(OR([.A39]=1;[.A39]=2);0;IF([.E38]=1;[.G39]+[.J38];0))" office:value-type="float" office:value="0" calcext:value-type="float">
            <text:p>0</text:p>
          </table:table-cell>
          <table:table-cell table:style-name="ce9" table:formula="of:=[.F39]-[.B39]*[.G39]+[.B39]*[.H39]" office:value-type="currency" office:currency="PLN" office:value="337.38" calcext:value-type="currency">
            <text:p>337,38 zł</text:p>
          </table:table-cell>
          <table:table-cell table:formula="of:=IF([.A39]=1;[.G39]-[.H39];[.J38]+[.G39]-[.H39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24" calcext:value-type="float">
            <text:p>72,24</text:p>
          </table:table-cell>
          <table:table-cell table:formula="of:=IF(AND([.B38]&gt;[.B39];[.B39]&gt;[.B40]);1;0)" office:value-type="float" office:value="0" calcext:value-type="float">
            <text:p>0</text:p>
          </table:table-cell>
          <table:table-cell table:formula="of:=IF([.A40]=1;[.B40];IF([.B40]&gt;[.D39];[.B40];[.D39]))" office:value-type="float" office:value="79.41" calcext:value-type="float">
            <text:p>79,41</text:p>
          </table:table-cell>
          <table:table-cell table:formula="of:=IF([.A40]=1;0;IF([.B40]&gt;[.D39];1;0))" office:value-type="float" office:value="0" calcext:value-type="float">
            <text:p>0</text:p>
          </table:table-cell>
          <table:table-cell table:formula="of:=IF([.A40]=1;5000;[.I39])" office:value-type="currency" office:currency="PLN" office:value="337.38" calcext:value-type="currency">
            <text:p>337,38 zł</text:p>
          </table:table-cell>
          <table:table-cell table:formula="of:=IF([.A40]=1;TRUNC(1000/[.B40] );IF(OR([.A40]=2;[.A40]=3);0;IF([.F40]&lt;1000;0;IF([.C39]=1;TRUNC(1000/[.B40]);0))))" office:value-type="float" office:value="0" calcext:value-type="float">
            <text:p>0</text:p>
          </table:table-cell>
          <table:table-cell table:formula="of:=IF(OR([.A40]=1;[.A40]=2);0;IF([.E39]=1;[.G40]+[.J39];0))" office:value-type="float" office:value="0" calcext:value-type="float">
            <text:p>0</text:p>
          </table:table-cell>
          <table:table-cell table:style-name="ce9" table:formula="of:=[.F40]-[.B40]*[.G40]+[.B40]*[.H40]" office:value-type="currency" office:currency="PLN" office:value="337.38" calcext:value-type="currency">
            <text:p>337,38 zł</text:p>
          </table:table-cell>
          <table:table-cell table:formula="of:=IF([.A40]=1;[.G40]-[.H40];[.J39]+[.G40]-[.H40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.25" calcext:value-type="float">
            <text:p>70,25</text:p>
          </table:table-cell>
          <table:table-cell table:formula="of:=IF(AND([.B39]&gt;[.B40];[.B40]&gt;[.B41]);1;0)" office:value-type="float" office:value="0" calcext:value-type="float">
            <text:p>0</text:p>
          </table:table-cell>
          <table:table-cell table:formula="of:=IF([.A41]=1;[.B41];IF([.B41]&gt;[.D40];[.B41];[.D40]))" office:value-type="float" office:value="79.41" calcext:value-type="float">
            <text:p>79,41</text:p>
          </table:table-cell>
          <table:table-cell table:formula="of:=IF([.A41]=1;0;IF([.B41]&gt;[.D40];1;0))" office:value-type="float" office:value="0" calcext:value-type="float">
            <text:p>0</text:p>
          </table:table-cell>
          <table:table-cell table:formula="of:=IF([.A41]=1;5000;[.I40])" office:value-type="currency" office:currency="PLN" office:value="337.38" calcext:value-type="currency">
            <text:p>337,38 zł</text:p>
          </table:table-cell>
          <table:table-cell table:formula="of:=IF([.A41]=1;TRUNC(1000/[.B41] );IF(OR([.A41]=2;[.A41]=3);0;IF([.F41]&lt;1000;0;IF([.C40]=1;TRUNC(1000/[.B41]);0))))" office:value-type="float" office:value="0" calcext:value-type="float">
            <text:p>0</text:p>
          </table:table-cell>
          <table:table-cell table:formula="of:=IF(OR([.A41]=1;[.A41]=2);0;IF([.E40]=1;[.G41]+[.J40];0))" office:value-type="float" office:value="0" calcext:value-type="float">
            <text:p>0</text:p>
          </table:table-cell>
          <table:table-cell table:style-name="ce9" table:formula="of:=[.F41]-[.B41]*[.G41]+[.B41]*[.H41]" office:value-type="currency" office:currency="PLN" office:value="337.38" calcext:value-type="currency">
            <text:p>337,38 zł</text:p>
          </table:table-cell>
          <table:table-cell table:formula="of:=IF([.A41]=1;[.G41]-[.H41];[.J40]+[.G41]-[.H41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1.67" calcext:value-type="float">
            <text:p>71,67</text:p>
          </table:table-cell>
          <table:table-cell table:formula="of:=IF(AND([.B40]&gt;[.B41];[.B41]&gt;[.B42]);1;0)" office:value-type="float" office:value="0" calcext:value-type="float">
            <text:p>0</text:p>
          </table:table-cell>
          <table:table-cell table:formula="of:=IF([.A42]=1;[.B42];IF([.B42]&gt;[.D41];[.B42];[.D41]))" office:value-type="float" office:value="79.41" calcext:value-type="float">
            <text:p>79,41</text:p>
          </table:table-cell>
          <table:table-cell table:formula="of:=IF([.A42]=1;0;IF([.B42]&gt;[.D41];1;0))" office:value-type="float" office:value="0" calcext:value-type="float">
            <text:p>0</text:p>
          </table:table-cell>
          <table:table-cell table:formula="of:=IF([.A42]=1;5000;[.I41])" office:value-type="currency" office:currency="PLN" office:value="337.38" calcext:value-type="currency">
            <text:p>337,38 zł</text:p>
          </table:table-cell>
          <table:table-cell table:formula="of:=IF([.A42]=1;TRUNC(1000/[.B42] );IF(OR([.A42]=2;[.A42]=3);0;IF([.F42]&lt;1000;0;IF([.C41]=1;TRUNC(1000/[.B42]);0))))" office:value-type="float" office:value="0" calcext:value-type="float">
            <text:p>0</text:p>
          </table:table-cell>
          <table:table-cell table:formula="of:=IF(OR([.A42]=1;[.A42]=2);0;IF([.E41]=1;[.G42]+[.J41];0))" office:value-type="float" office:value="0" calcext:value-type="float">
            <text:p>0</text:p>
          </table:table-cell>
          <table:table-cell table:style-name="ce9" table:formula="of:=[.F42]-[.B42]*[.G42]+[.B42]*[.H42]" office:value-type="currency" office:currency="PLN" office:value="337.38" calcext:value-type="currency">
            <text:p>337,38 zł</text:p>
          </table:table-cell>
          <table:table-cell table:formula="of:=IF([.A42]=1;[.G42]-[.H42];[.J41]+[.G42]-[.H4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3.1" calcext:value-type="float">
            <text:p>73,1</text:p>
          </table:table-cell>
          <table:table-cell table:formula="of:=IF(AND([.B41]&gt;[.B42];[.B42]&gt;[.B43]);1;0)" office:value-type="float" office:value="0" calcext:value-type="float">
            <text:p>0</text:p>
          </table:table-cell>
          <table:table-cell table:formula="of:=IF([.A43]=1;[.B43];IF([.B43]&gt;[.D42];[.B43];[.D42]))" office:value-type="float" office:value="79.41" calcext:value-type="float">
            <text:p>79,41</text:p>
          </table:table-cell>
          <table:table-cell table:formula="of:=IF([.A43]=1;0;IF([.B43]&gt;[.D42];1;0))" office:value-type="float" office:value="0" calcext:value-type="float">
            <text:p>0</text:p>
          </table:table-cell>
          <table:table-cell table:formula="of:=IF([.A43]=1;5000;[.I42])" office:value-type="currency" office:currency="PLN" office:value="337.38" calcext:value-type="currency">
            <text:p>337,38 zł</text:p>
          </table:table-cell>
          <table:table-cell table:formula="of:=IF([.A43]=1;TRUNC(1000/[.B43] );IF(OR([.A43]=2;[.A43]=3);0;IF([.F43]&lt;1000;0;IF([.C42]=1;TRUNC(1000/[.B43]);0))))" office:value-type="float" office:value="0" calcext:value-type="float">
            <text:p>0</text:p>
          </table:table-cell>
          <table:table-cell table:formula="of:=IF(OR([.A43]=1;[.A43]=2);0;IF([.E42]=1;[.G43]+[.J42];0))" office:value-type="float" office:value="0" calcext:value-type="float">
            <text:p>0</text:p>
          </table:table-cell>
          <table:table-cell table:style-name="ce9" table:formula="of:=[.F43]-[.B43]*[.G43]+[.B43]*[.H43]" office:value-type="currency" office:currency="PLN" office:value="337.38" calcext:value-type="currency">
            <text:p>337,38 zł</text:p>
          </table:table-cell>
          <table:table-cell table:formula="of:=IF([.A43]=1;[.G43]-[.H43];[.J42]+[.G43]-[.H43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4.36" calcext:value-type="float">
            <text:p>74,36</text:p>
          </table:table-cell>
          <table:table-cell table:formula="of:=IF(AND([.B42]&gt;[.B43];[.B43]&gt;[.B44]);1;0)" office:value-type="float" office:value="0" calcext:value-type="float">
            <text:p>0</text:p>
          </table:table-cell>
          <table:table-cell table:formula="of:=IF([.A44]=1;[.B44];IF([.B44]&gt;[.D43];[.B44];[.D43]))" office:value-type="float" office:value="79.41" calcext:value-type="float">
            <text:p>79,41</text:p>
          </table:table-cell>
          <table:table-cell table:formula="of:=IF([.A44]=1;0;IF([.B44]&gt;[.D43];1;0))" office:value-type="float" office:value="0" calcext:value-type="float">
            <text:p>0</text:p>
          </table:table-cell>
          <table:table-cell table:formula="of:=IF([.A44]=1;5000;[.I43])" office:value-type="currency" office:currency="PLN" office:value="337.38" calcext:value-type="currency">
            <text:p>337,38 zł</text:p>
          </table:table-cell>
          <table:table-cell table:formula="of:=IF([.A44]=1;TRUNC(1000/[.B44] );IF(OR([.A44]=2;[.A44]=3);0;IF([.F44]&lt;1000;0;IF([.C43]=1;TRUNC(1000/[.B44]);0))))" office:value-type="float" office:value="0" calcext:value-type="float">
            <text:p>0</text:p>
          </table:table-cell>
          <table:table-cell table:formula="of:=IF(OR([.A44]=1;[.A44]=2);0;IF([.E43]=1;[.G44]+[.J43];0))" office:value-type="float" office:value="0" calcext:value-type="float">
            <text:p>0</text:p>
          </table:table-cell>
          <table:table-cell table:style-name="ce9" table:formula="of:=[.F44]-[.B44]*[.G44]+[.B44]*[.H44]" office:value-type="currency" office:currency="PLN" office:value="337.38" calcext:value-type="currency">
            <text:p>337,38 zł</text:p>
          </table:table-cell>
          <table:table-cell table:formula="of:=IF([.A44]=1;[.G44]-[.H44];[.J43]+[.G44]-[.H44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2.81" calcext:value-type="float">
            <text:p>72,81</text:p>
          </table:table-cell>
          <table:table-cell table:formula="of:=IF(AND([.B43]&gt;[.B44];[.B44]&gt;[.B45]);1;0)" office:value-type="float" office:value="0" calcext:value-type="float">
            <text:p>0</text:p>
          </table:table-cell>
          <table:table-cell table:formula="of:=IF([.A45]=1;[.B45];IF([.B45]&gt;[.D44];[.B45];[.D44]))" office:value-type="float" office:value="79.41" calcext:value-type="float">
            <text:p>79,41</text:p>
          </table:table-cell>
          <table:table-cell table:formula="of:=IF([.A45]=1;0;IF([.B45]&gt;[.D44];1;0))" office:value-type="float" office:value="0" calcext:value-type="float">
            <text:p>0</text:p>
          </table:table-cell>
          <table:table-cell table:formula="of:=IF([.A45]=1;5000;[.I44])" office:value-type="currency" office:currency="PLN" office:value="337.38" calcext:value-type="currency">
            <text:p>337,38 zł</text:p>
          </table:table-cell>
          <table:table-cell table:formula="of:=IF([.A45]=1;TRUNC(1000/[.B45] );IF(OR([.A45]=2;[.A45]=3);0;IF([.F45]&lt;1000;0;IF([.C44]=1;TRUNC(1000/[.B45]);0))))" office:value-type="float" office:value="0" calcext:value-type="float">
            <text:p>0</text:p>
          </table:table-cell>
          <table:table-cell table:formula="of:=IF(OR([.A45]=1;[.A45]=2);0;IF([.E44]=1;[.G45]+[.J44];0))" office:value-type="float" office:value="0" calcext:value-type="float">
            <text:p>0</text:p>
          </table:table-cell>
          <table:table-cell table:style-name="ce9" table:formula="of:=[.F45]-[.B45]*[.G45]+[.B45]*[.H45]" office:value-type="currency" office:currency="PLN" office:value="337.38" calcext:value-type="currency">
            <text:p>337,38 zł</text:p>
          </table:table-cell>
          <table:table-cell table:formula="of:=IF([.A45]=1;[.G45]-[.H45];[.J44]+[.G45]-[.H45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1.02" calcext:value-type="float">
            <text:p>71,02</text:p>
          </table:table-cell>
          <table:table-cell table:formula="of:=IF(AND([.B44]&gt;[.B45];[.B45]&gt;[.B46]);1;0)" office:value-type="float" office:value="1" calcext:value-type="float">
            <text:p>1</text:p>
          </table:table-cell>
          <table:table-cell table:formula="of:=IF([.A46]=1;[.B46];IF([.B46]&gt;[.D45];[.B46];[.D45]))" office:value-type="float" office:value="79.41" calcext:value-type="float">
            <text:p>79,41</text:p>
          </table:table-cell>
          <table:table-cell table:formula="of:=IF([.A46]=1;0;IF([.B46]&gt;[.D45];1;0))" office:value-type="float" office:value="0" calcext:value-type="float">
            <text:p>0</text:p>
          </table:table-cell>
          <table:table-cell table:formula="of:=IF([.A46]=1;5000;[.I45])" office:value-type="currency" office:currency="PLN" office:value="337.38" calcext:value-type="currency">
            <text:p>337,38 zł</text:p>
          </table:table-cell>
          <table:table-cell table:formula="of:=IF([.A46]=1;TRUNC(1000/[.B46] );IF(OR([.A46]=2;[.A46]=3);0;IF([.F46]&lt;1000;0;IF([.C45]=1;TRUNC(1000/[.B46]);0))))" office:value-type="float" office:value="0" calcext:value-type="float">
            <text:p>0</text:p>
          </table:table-cell>
          <table:table-cell table:formula="of:=IF(OR([.A46]=1;[.A46]=2);0;IF([.E45]=1;[.G46]+[.J45];0))" office:value-type="float" office:value="0" calcext:value-type="float">
            <text:p>0</text:p>
          </table:table-cell>
          <table:table-cell table:style-name="ce9" table:formula="of:=[.F46]-[.B46]*[.G46]+[.B46]*[.H46]" office:value-type="currency" office:currency="PLN" office:value="337.38" calcext:value-type="currency">
            <text:p>337,38 zł</text:p>
          </table:table-cell>
          <table:table-cell table:formula="of:=IF([.A46]=1;[.G46]-[.H46];[.J45]+[.G46]-[.H46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2.37" calcext:value-type="float">
            <text:p>72,37</text:p>
          </table:table-cell>
          <table:table-cell table:formula="of:=IF(AND([.B45]&gt;[.B46];[.B46]&gt;[.B47]);1;0)" office:value-type="float" office:value="0" calcext:value-type="float">
            <text:p>0</text:p>
          </table:table-cell>
          <table:table-cell table:formula="of:=IF([.A47]=1;[.B47];IF([.B47]&gt;[.D46];[.B47];[.D46]))" office:value-type="float" office:value="79.41" calcext:value-type="float">
            <text:p>79,41</text:p>
          </table:table-cell>
          <table:table-cell table:formula="of:=IF([.A47]=1;0;IF([.B47]&gt;[.D46];1;0))" office:value-type="float" office:value="0" calcext:value-type="float">
            <text:p>0</text:p>
          </table:table-cell>
          <table:table-cell table:formula="of:=IF([.A47]=1;5000;[.I46])" office:value-type="currency" office:currency="PLN" office:value="337.38" calcext:value-type="currency">
            <text:p>337,38 zł</text:p>
          </table:table-cell>
          <table:table-cell table:formula="of:=IF([.A47]=1;TRUNC(1000/[.B47] );IF(OR([.A47]=2;[.A47]=3);0;IF([.F47]&lt;1000;0;IF([.C46]=1;TRUNC(1000/[.B47]);0))))" office:value-type="float" office:value="0" calcext:value-type="float">
            <text:p>0</text:p>
          </table:table-cell>
          <table:table-cell table:formula="of:=IF(OR([.A47]=1;[.A47]=2);0;IF([.E46]=1;[.G47]+[.J46];0))" office:value-type="float" office:value="0" calcext:value-type="float">
            <text:p>0</text:p>
          </table:table-cell>
          <table:table-cell table:style-name="ce9" table:formula="of:=[.F47]-[.B47]*[.G47]+[.B47]*[.H47]" office:value-type="currency" office:currency="PLN" office:value="337.38" calcext:value-type="currency">
            <text:p>337,38 zł</text:p>
          </table:table-cell>
          <table:table-cell table:formula="of:=IF([.A47]=1;[.G47]-[.H47];[.J46]+[.G47]-[.H47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2.58" calcext:value-type="float">
            <text:p>72,58</text:p>
          </table:table-cell>
          <table:table-cell table:formula="of:=IF(AND([.B46]&gt;[.B47];[.B47]&gt;[.B48]);1;0)" office:value-type="float" office:value="0" calcext:value-type="float">
            <text:p>0</text:p>
          </table:table-cell>
          <table:table-cell table:formula="of:=IF([.A48]=1;[.B48];IF([.B48]&gt;[.D47];[.B48];[.D47]))" office:value-type="float" office:value="79.41" calcext:value-type="float">
            <text:p>79,41</text:p>
          </table:table-cell>
          <table:table-cell table:formula="of:=IF([.A48]=1;0;IF([.B48]&gt;[.D47];1;0))" office:value-type="float" office:value="0" calcext:value-type="float">
            <text:p>0</text:p>
          </table:table-cell>
          <table:table-cell table:formula="of:=IF([.A48]=1;5000;[.I47])" office:value-type="currency" office:currency="PLN" office:value="337.38" calcext:value-type="currency">
            <text:p>337,38 zł</text:p>
          </table:table-cell>
          <table:table-cell table:formula="of:=IF([.A48]=1;TRUNC(1000/[.B48] );IF(OR([.A48]=2;[.A48]=3);0;IF([.F48]&lt;1000;0;IF([.C47]=1;TRUNC(1000/[.B48]);0))))" office:value-type="float" office:value="0" calcext:value-type="float">
            <text:p>0</text:p>
          </table:table-cell>
          <table:table-cell table:formula="of:=IF(OR([.A48]=1;[.A48]=2);0;IF([.E47]=1;[.G48]+[.J47];0))" office:value-type="float" office:value="0" calcext:value-type="float">
            <text:p>0</text:p>
          </table:table-cell>
          <table:table-cell table:style-name="ce9" table:formula="of:=[.F48]-[.B48]*[.G48]+[.B48]*[.H48]" office:value-type="currency" office:currency="PLN" office:value="337.38" calcext:value-type="currency">
            <text:p>337,38 zł</text:p>
          </table:table-cell>
          <table:table-cell table:formula="of:=IF([.A48]=1;[.G48]-[.H48];[.J47]+[.G48]-[.H48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.73" calcext:value-type="float">
            <text:p>70,73</text:p>
          </table:table-cell>
          <table:table-cell table:formula="of:=IF(AND([.B47]&gt;[.B48];[.B48]&gt;[.B49]);1;0)" office:value-type="float" office:value="0" calcext:value-type="float">
            <text:p>0</text:p>
          </table:table-cell>
          <table:table-cell table:formula="of:=IF([.A49]=1;[.B49];IF([.B49]&gt;[.D48];[.B49];[.D48]))" office:value-type="float" office:value="79.41" calcext:value-type="float">
            <text:p>79,41</text:p>
          </table:table-cell>
          <table:table-cell table:formula="of:=IF([.A49]=1;0;IF([.B49]&gt;[.D48];1;0))" office:value-type="float" office:value="0" calcext:value-type="float">
            <text:p>0</text:p>
          </table:table-cell>
          <table:table-cell table:formula="of:=IF([.A49]=1;5000;[.I48])" office:value-type="currency" office:currency="PLN" office:value="337.38" calcext:value-type="currency">
            <text:p>337,38 zł</text:p>
          </table:table-cell>
          <table:table-cell table:formula="of:=IF([.A49]=1;TRUNC(1000/[.B49] );IF(OR([.A49]=2;[.A49]=3);0;IF([.F49]&lt;1000;0;IF([.C48]=1;TRUNC(1000/[.B49]);0))))" office:value-type="float" office:value="0" calcext:value-type="float">
            <text:p>0</text:p>
          </table:table-cell>
          <table:table-cell table:formula="of:=IF(OR([.A49]=1;[.A49]=2);0;IF([.E48]=1;[.G49]+[.J48];0))" office:value-type="float" office:value="0" calcext:value-type="float">
            <text:p>0</text:p>
          </table:table-cell>
          <table:table-cell table:style-name="ce9" table:formula="of:=[.F49]-[.B49]*[.G49]+[.B49]*[.H49]" office:value-type="currency" office:currency="PLN" office:value="337.38" calcext:value-type="currency">
            <text:p>337,38 zł</text:p>
          </table:table-cell>
          <table:table-cell table:formula="of:=IF([.A49]=1;[.G49]-[.H49];[.J48]+[.G49]-[.H49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.03" calcext:value-type="float">
            <text:p>69,03</text:p>
          </table:table-cell>
          <table:table-cell table:formula="of:=IF(AND([.B48]&gt;[.B49];[.B49]&gt;[.B50]);1;0)" office:value-type="float" office:value="1" calcext:value-type="float">
            <text:p>1</text:p>
          </table:table-cell>
          <table:table-cell table:formula="of:=IF([.A50]=1;[.B50];IF([.B50]&gt;[.D49];[.B50];[.D49]))" office:value-type="float" office:value="79.41" calcext:value-type="float">
            <text:p>79,41</text:p>
          </table:table-cell>
          <table:table-cell table:formula="of:=IF([.A50]=1;0;IF([.B50]&gt;[.D49];1;0))" office:value-type="float" office:value="0" calcext:value-type="float">
            <text:p>0</text:p>
          </table:table-cell>
          <table:table-cell table:formula="of:=IF([.A50]=1;5000;[.I49])" office:value-type="currency" office:currency="PLN" office:value="337.38" calcext:value-type="currency">
            <text:p>337,38 zł</text:p>
          </table:table-cell>
          <table:table-cell table:formula="of:=IF([.A50]=1;TRUNC(1000/[.B50] );IF(OR([.A50]=2;[.A50]=3);0;IF([.F50]&lt;1000;0;IF([.C49]=1;TRUNC(1000/[.B50]);0))))" office:value-type="float" office:value="0" calcext:value-type="float">
            <text:p>0</text:p>
          </table:table-cell>
          <table:table-cell table:formula="of:=IF(OR([.A50]=1;[.A50]=2);0;IF([.E49]=1;[.G50]+[.J49];0))" office:value-type="float" office:value="0" calcext:value-type="float">
            <text:p>0</text:p>
          </table:table-cell>
          <table:table-cell table:style-name="ce9" table:formula="of:=[.F50]-[.B50]*[.G50]+[.B50]*[.H50]" office:value-type="currency" office:currency="PLN" office:value="337.38" calcext:value-type="currency">
            <text:p>337,38 zł</text:p>
          </table:table-cell>
          <table:table-cell table:formula="of:=IF([.A50]=1;[.G50]-[.H50];[.J49]+[.G50]-[.H50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IF(AND([.B49]&gt;[.B50];[.B50]&gt;[.B51]);1;0)" office:value-type="float" office:value="0" calcext:value-type="float">
            <text:p>0</text:p>
          </table:table-cell>
          <table:table-cell table:formula="of:=IF([.A51]=1;[.B51];IF([.B51]&gt;[.D50];[.B51];[.D50]))" office:value-type="float" office:value="79.41" calcext:value-type="float">
            <text:p>79,41</text:p>
          </table:table-cell>
          <table:table-cell table:formula="of:=IF([.A51]=1;0;IF([.B51]&gt;[.D50];1;0))" office:value-type="float" office:value="0" calcext:value-type="float">
            <text:p>0</text:p>
          </table:table-cell>
          <table:table-cell table:formula="of:=IF([.A51]=1;5000;[.I50])" office:value-type="currency" office:currency="PLN" office:value="337.38" calcext:value-type="currency">
            <text:p>337,38 zł</text:p>
          </table:table-cell>
          <table:table-cell table:formula="of:=IF([.A51]=1;TRUNC(1000/[.B51] );IF(OR([.A51]=2;[.A51]=3);0;IF([.F51]&lt;1000;0;IF([.C50]=1;TRUNC(1000/[.B51]);0))))" office:value-type="float" office:value="0" calcext:value-type="float">
            <text:p>0</text:p>
          </table:table-cell>
          <table:table-cell table:formula="of:=IF(OR([.A51]=1;[.A51]=2);0;IF([.E50]=1;[.G51]+[.J50];0))" office:value-type="float" office:value="0" calcext:value-type="float">
            <text:p>0</text:p>
          </table:table-cell>
          <table:table-cell table:style-name="ce9" table:formula="of:=[.F51]-[.B51]*[.G51]+[.B51]*[.H51]" office:value-type="currency" office:currency="PLN" office:value="337.38" calcext:value-type="currency">
            <text:p>337,38 zł</text:p>
          </table:table-cell>
          <table:table-cell table:formula="of:=IF([.A51]=1;[.G51]-[.H51];[.J50]+[.G51]-[.H51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.27" calcext:value-type="float">
            <text:p>68,27</text:p>
          </table:table-cell>
          <table:table-cell table:formula="of:=IF(AND([.B50]&gt;[.B51];[.B51]&gt;[.B52]);1;0)" office:value-type="float" office:value="0" calcext:value-type="float">
            <text:p>0</text:p>
          </table:table-cell>
          <table:table-cell table:formula="of:=IF([.A52]=1;[.B52];IF([.B52]&gt;[.D51];[.B52];[.D51]))" office:value-type="float" office:value="79.41" calcext:value-type="float">
            <text:p>79,41</text:p>
          </table:table-cell>
          <table:table-cell table:formula="of:=IF([.A52]=1;0;IF([.B52]&gt;[.D51];1;0))" office:value-type="float" office:value="0" calcext:value-type="float">
            <text:p>0</text:p>
          </table:table-cell>
          <table:table-cell table:formula="of:=IF([.A52]=1;5000;[.I51])" office:value-type="currency" office:currency="PLN" office:value="337.38" calcext:value-type="currency">
            <text:p>337,38 zł</text:p>
          </table:table-cell>
          <table:table-cell table:formula="of:=IF([.A52]=1;TRUNC(1000/[.B52] );IF(OR([.A52]=2;[.A52]=3);0;IF([.F52]&lt;1000;0;IF([.C51]=1;TRUNC(1000/[.B52]);0))))" office:value-type="float" office:value="0" calcext:value-type="float">
            <text:p>0</text:p>
          </table:table-cell>
          <table:table-cell table:formula="of:=IF(OR([.A52]=1;[.A52]=2);0;IF([.E51]=1;[.G52]+[.J51];0))" office:value-type="float" office:value="0" calcext:value-type="float">
            <text:p>0</text:p>
          </table:table-cell>
          <table:table-cell table:style-name="ce9" table:formula="of:=[.F52]-[.B52]*[.G52]+[.B52]*[.H52]" office:value-type="currency" office:currency="PLN" office:value="337.38" calcext:value-type="currency">
            <text:p>337,38 zł</text:p>
          </table:table-cell>
          <table:table-cell table:formula="of:=IF([.A52]=1;[.G52]-[.H52];[.J51]+[.G52]-[.H5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.97" calcext:value-type="float">
            <text:p>68,97</text:p>
          </table:table-cell>
          <table:table-cell table:formula="of:=IF(AND([.B51]&gt;[.B52];[.B52]&gt;[.B53]);1;0)" office:value-type="float" office:value="0" calcext:value-type="float">
            <text:p>0</text:p>
          </table:table-cell>
          <table:table-cell table:formula="of:=IF([.A53]=1;[.B53];IF([.B53]&gt;[.D52];[.B53];[.D52]))" office:value-type="float" office:value="79.41" calcext:value-type="float">
            <text:p>79,41</text:p>
          </table:table-cell>
          <table:table-cell table:formula="of:=IF([.A53]=1;0;IF([.B53]&gt;[.D52];1;0))" office:value-type="float" office:value="0" calcext:value-type="float">
            <text:p>0</text:p>
          </table:table-cell>
          <table:table-cell table:formula="of:=IF([.A53]=1;5000;[.I52])" office:value-type="currency" office:currency="PLN" office:value="337.38" calcext:value-type="currency">
            <text:p>337,38 zł</text:p>
          </table:table-cell>
          <table:table-cell table:formula="of:=IF([.A53]=1;TRUNC(1000/[.B53] );IF(OR([.A53]=2;[.A53]=3);0;IF([.F53]&lt;1000;0;IF([.C52]=1;TRUNC(1000/[.B53]);0))))" office:value-type="float" office:value="0" calcext:value-type="float">
            <text:p>0</text:p>
          </table:table-cell>
          <table:table-cell table:formula="of:=IF(OR([.A53]=1;[.A53]=2);0;IF([.E52]=1;[.G53]+[.J52];0))" office:value-type="float" office:value="0" calcext:value-type="float">
            <text:p>0</text:p>
          </table:table-cell>
          <table:table-cell table:style-name="ce9" table:formula="of:=[.F53]-[.B53]*[.G53]+[.B53]*[.H53]" office:value-type="currency" office:currency="PLN" office:value="337.38" calcext:value-type="currency">
            <text:p>337,38 zł</text:p>
          </table:table-cell>
          <table:table-cell table:formula="of:=IF([.A53]=1;[.G53]-[.H53];[.J52]+[.G53]-[.H53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.49" calcext:value-type="float">
            <text:p>67,49</text:p>
          </table:table-cell>
          <table:table-cell table:formula="of:=IF(AND([.B52]&gt;[.B53];[.B53]&gt;[.B54]);1;0)" office:value-type="float" office:value="0" calcext:value-type="float">
            <text:p>0</text:p>
          </table:table-cell>
          <table:table-cell table:formula="of:=IF([.A54]=1;[.B54];IF([.B54]&gt;[.D53];[.B54];[.D53]))" office:value-type="float" office:value="79.41" calcext:value-type="float">
            <text:p>79,41</text:p>
          </table:table-cell>
          <table:table-cell table:formula="of:=IF([.A54]=1;0;IF([.B54]&gt;[.D53];1;0))" office:value-type="float" office:value="0" calcext:value-type="float">
            <text:p>0</text:p>
          </table:table-cell>
          <table:table-cell table:formula="of:=IF([.A54]=1;5000;[.I53])" office:value-type="currency" office:currency="PLN" office:value="337.38" calcext:value-type="currency">
            <text:p>337,38 zł</text:p>
          </table:table-cell>
          <table:table-cell table:formula="of:=IF([.A54]=1;TRUNC(1000/[.B54] );IF(OR([.A54]=2;[.A54]=3);0;IF([.F54]&lt;1000;0;IF([.C53]=1;TRUNC(1000/[.B54]);0))))" office:value-type="float" office:value="0" calcext:value-type="float">
            <text:p>0</text:p>
          </table:table-cell>
          <table:table-cell table:formula="of:=IF(OR([.A54]=1;[.A54]=2);0;IF([.E53]=1;[.G54]+[.J53];0))" office:value-type="float" office:value="0" calcext:value-type="float">
            <text:p>0</text:p>
          </table:table-cell>
          <table:table-cell table:style-name="ce9" table:formula="of:=[.F54]-[.B54]*[.G54]+[.B54]*[.H54]" office:value-type="currency" office:currency="PLN" office:value="337.38" calcext:value-type="currency">
            <text:p>337,38 zł</text:p>
          </table:table-cell>
          <table:table-cell table:formula="of:=IF([.A54]=1;[.G54]-[.H54];[.J53]+[.G54]-[.H54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.79" calcext:value-type="float">
            <text:p>67,79</text:p>
          </table:table-cell>
          <table:table-cell table:formula="of:=IF(AND([.B53]&gt;[.B54];[.B54]&gt;[.B55]);1;0)" office:value-type="float" office:value="0" calcext:value-type="float">
            <text:p>0</text:p>
          </table:table-cell>
          <table:table-cell table:formula="of:=IF([.A55]=1;[.B55];IF([.B55]&gt;[.D54];[.B55];[.D54]))" office:value-type="float" office:value="79.41" calcext:value-type="float">
            <text:p>79,41</text:p>
          </table:table-cell>
          <table:table-cell table:formula="of:=IF([.A55]=1;0;IF([.B55]&gt;[.D54];1;0))" office:value-type="float" office:value="0" calcext:value-type="float">
            <text:p>0</text:p>
          </table:table-cell>
          <table:table-cell table:formula="of:=IF([.A55]=1;5000;[.I54])" office:value-type="currency" office:currency="PLN" office:value="337.38" calcext:value-type="currency">
            <text:p>337,38 zł</text:p>
          </table:table-cell>
          <table:table-cell table:formula="of:=IF([.A55]=1;TRUNC(1000/[.B55] );IF(OR([.A55]=2;[.A55]=3);0;IF([.F55]&lt;1000;0;IF([.C54]=1;TRUNC(1000/[.B55]);0))))" office:value-type="float" office:value="0" calcext:value-type="float">
            <text:p>0</text:p>
          </table:table-cell>
          <table:table-cell table:formula="of:=IF(OR([.A55]=1;[.A55]=2);0;IF([.E54]=1;[.G55]+[.J54];0))" office:value-type="float" office:value="0" calcext:value-type="float">
            <text:p>0</text:p>
          </table:table-cell>
          <table:table-cell table:style-name="ce9" table:formula="of:=[.F55]-[.B55]*[.G55]+[.B55]*[.H55]" office:value-type="currency" office:currency="PLN" office:value="337.38" calcext:value-type="currency">
            <text:p>337,38 zł</text:p>
          </table:table-cell>
          <table:table-cell table:formula="of:=IF([.A55]=1;[.G55]-[.H55];[.J54]+[.G55]-[.H55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8.91" calcext:value-type="float">
            <text:p>68,91</text:p>
          </table:table-cell>
          <table:table-cell table:formula="of:=IF(AND([.B54]&gt;[.B55];[.B55]&gt;[.B56]);1;0)" office:value-type="float" office:value="0" calcext:value-type="float">
            <text:p>0</text:p>
          </table:table-cell>
          <table:table-cell table:formula="of:=IF([.A56]=1;[.B56];IF([.B56]&gt;[.D55];[.B56];[.D55]))" office:value-type="float" office:value="79.41" calcext:value-type="float">
            <text:p>79,41</text:p>
          </table:table-cell>
          <table:table-cell table:formula="of:=IF([.A56]=1;0;IF([.B56]&gt;[.D55];1;0))" office:value-type="float" office:value="0" calcext:value-type="float">
            <text:p>0</text:p>
          </table:table-cell>
          <table:table-cell table:formula="of:=IF([.A56]=1;5000;[.I55])" office:value-type="currency" office:currency="PLN" office:value="337.38" calcext:value-type="currency">
            <text:p>337,38 zł</text:p>
          </table:table-cell>
          <table:table-cell table:formula="of:=IF([.A56]=1;TRUNC(1000/[.B56] );IF(OR([.A56]=2;[.A56]=3);0;IF([.F56]&lt;1000;0;IF([.C55]=1;TRUNC(1000/[.B56]);0))))" office:value-type="float" office:value="0" calcext:value-type="float">
            <text:p>0</text:p>
          </table:table-cell>
          <table:table-cell table:formula="of:=IF(OR([.A56]=1;[.A56]=2);0;IF([.E55]=1;[.G56]+[.J55];0))" office:value-type="float" office:value="0" calcext:value-type="float">
            <text:p>0</text:p>
          </table:table-cell>
          <table:table-cell table:style-name="ce9" table:formula="of:=[.F56]-[.B56]*[.G56]+[.B56]*[.H56]" office:value-type="currency" office:currency="PLN" office:value="337.38" calcext:value-type="currency">
            <text:p>337,38 zł</text:p>
          </table:table-cell>
          <table:table-cell table:formula="of:=IF([.A56]=1;[.G56]-[.H56];[.J55]+[.G56]-[.H56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.81" calcext:value-type="float">
            <text:p>69,81</text:p>
          </table:table-cell>
          <table:table-cell table:formula="of:=IF(AND([.B55]&gt;[.B56];[.B56]&gt;[.B57]);1;0)" office:value-type="float" office:value="0" calcext:value-type="float">
            <text:p>0</text:p>
          </table:table-cell>
          <table:table-cell table:formula="of:=IF([.A57]=1;[.B57];IF([.B57]&gt;[.D56];[.B57];[.D56]))" office:value-type="float" office:value="79.41" calcext:value-type="float">
            <text:p>79,41</text:p>
          </table:table-cell>
          <table:table-cell table:formula="of:=IF([.A57]=1;0;IF([.B57]&gt;[.D56];1;0))" office:value-type="float" office:value="0" calcext:value-type="float">
            <text:p>0</text:p>
          </table:table-cell>
          <table:table-cell table:formula="of:=IF([.A57]=1;5000;[.I56])" office:value-type="currency" office:currency="PLN" office:value="337.38" calcext:value-type="currency">
            <text:p>337,38 zł</text:p>
          </table:table-cell>
          <table:table-cell table:formula="of:=IF([.A57]=1;TRUNC(1000/[.B57] );IF(OR([.A57]=2;[.A57]=3);0;IF([.F57]&lt;1000;0;IF([.C56]=1;TRUNC(1000/[.B57]);0))))" office:value-type="float" office:value="0" calcext:value-type="float">
            <text:p>0</text:p>
          </table:table-cell>
          <table:table-cell table:formula="of:=IF(OR([.A57]=1;[.A57]=2);0;IF([.E56]=1;[.G57]+[.J56];0))" office:value-type="float" office:value="0" calcext:value-type="float">
            <text:p>0</text:p>
          </table:table-cell>
          <table:table-cell table:style-name="ce9" table:formula="of:=[.F57]-[.B57]*[.G57]+[.B57]*[.H57]" office:value-type="currency" office:currency="PLN" office:value="337.38" calcext:value-type="currency">
            <text:p>337,38 zł</text:p>
          </table:table-cell>
          <table:table-cell table:formula="of:=IF([.A57]=1;[.G57]-[.H57];[.J56]+[.G57]-[.H57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.84" calcext:value-type="float">
            <text:p>67,84</text:p>
          </table:table-cell>
          <table:table-cell table:formula="of:=IF(AND([.B56]&gt;[.B57];[.B57]&gt;[.B58]);1;0)" office:value-type="float" office:value="0" calcext:value-type="float">
            <text:p>0</text:p>
          </table:table-cell>
          <table:table-cell table:formula="of:=IF([.A58]=1;[.B58];IF([.B58]&gt;[.D57];[.B58];[.D57]))" office:value-type="float" office:value="79.41" calcext:value-type="float">
            <text:p>79,41</text:p>
          </table:table-cell>
          <table:table-cell table:formula="of:=IF([.A58]=1;0;IF([.B58]&gt;[.D57];1;0))" office:value-type="float" office:value="0" calcext:value-type="float">
            <text:p>0</text:p>
          </table:table-cell>
          <table:table-cell table:formula="of:=IF([.A58]=1;5000;[.I57])" office:value-type="currency" office:currency="PLN" office:value="337.38" calcext:value-type="currency">
            <text:p>337,38 zł</text:p>
          </table:table-cell>
          <table:table-cell table:formula="of:=IF([.A58]=1;TRUNC(1000/[.B58] );IF(OR([.A58]=2;[.A58]=3);0;IF([.F58]&lt;1000;0;IF([.C57]=1;TRUNC(1000/[.B58]);0))))" office:value-type="float" office:value="0" calcext:value-type="float">
            <text:p>0</text:p>
          </table:table-cell>
          <table:table-cell table:formula="of:=IF(OR([.A58]=1;[.A58]=2);0;IF([.E57]=1;[.G58]+[.J57];0))" office:value-type="float" office:value="0" calcext:value-type="float">
            <text:p>0</text:p>
          </table:table-cell>
          <table:table-cell table:style-name="ce9" table:formula="of:=[.F58]-[.B58]*[.G58]+[.B58]*[.H58]" office:value-type="currency" office:currency="PLN" office:value="337.38" calcext:value-type="currency">
            <text:p>337,38 zł</text:p>
          </table:table-cell>
          <table:table-cell table:formula="of:=IF([.A58]=1;[.G58]-[.H58];[.J57]+[.G58]-[.H58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9.35" calcext:value-type="float">
            <text:p>69,35</text:p>
          </table:table-cell>
          <table:table-cell table:formula="of:=IF(AND([.B57]&gt;[.B58];[.B58]&gt;[.B59]);1;0)" office:value-type="float" office:value="0" calcext:value-type="float">
            <text:p>0</text:p>
          </table:table-cell>
          <table:table-cell table:formula="of:=IF([.A59]=1;[.B59];IF([.B59]&gt;[.D58];[.B59];[.D58]))" office:value-type="float" office:value="79.41" calcext:value-type="float">
            <text:p>79,41</text:p>
          </table:table-cell>
          <table:table-cell table:formula="of:=IF([.A59]=1;0;IF([.B59]&gt;[.D58];1;0))" office:value-type="float" office:value="0" calcext:value-type="float">
            <text:p>0</text:p>
          </table:table-cell>
          <table:table-cell table:formula="of:=IF([.A59]=1;5000;[.I58])" office:value-type="currency" office:currency="PLN" office:value="337.38" calcext:value-type="currency">
            <text:p>337,38 zł</text:p>
          </table:table-cell>
          <table:table-cell table:formula="of:=IF([.A59]=1;TRUNC(1000/[.B59] );IF(OR([.A59]=2;[.A59]=3);0;IF([.F59]&lt;1000;0;IF([.C58]=1;TRUNC(1000/[.B59]);0))))" office:value-type="float" office:value="0" calcext:value-type="float">
            <text:p>0</text:p>
          </table:table-cell>
          <table:table-cell table:formula="of:=IF(OR([.A59]=1;[.A59]=2);0;IF([.E58]=1;[.G59]+[.J58];0))" office:value-type="float" office:value="0" calcext:value-type="float">
            <text:p>0</text:p>
          </table:table-cell>
          <table:table-cell table:style-name="ce9" table:formula="of:=[.F59]-[.B59]*[.G59]+[.B59]*[.H59]" office:value-type="currency" office:currency="PLN" office:value="337.38" calcext:value-type="currency">
            <text:p>337,38 zł</text:p>
          </table:table-cell>
          <table:table-cell table:formula="of:=IF([.A59]=1;[.G59]-[.H59];[.J58]+[.G59]-[.H59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9.71" calcext:value-type="float">
            <text:p>69,71</text:p>
          </table:table-cell>
          <table:table-cell table:formula="of:=IF(AND([.B58]&gt;[.B59];[.B59]&gt;[.B60]);1;0)" office:value-type="float" office:value="0" calcext:value-type="float">
            <text:p>0</text:p>
          </table:table-cell>
          <table:table-cell table:formula="of:=IF([.A60]=1;[.B60];IF([.B60]&gt;[.D59];[.B60];[.D59]))" office:value-type="float" office:value="79.41" calcext:value-type="float">
            <text:p>79,41</text:p>
          </table:table-cell>
          <table:table-cell table:formula="of:=IF([.A60]=1;0;IF([.B60]&gt;[.D59];1;0))" office:value-type="float" office:value="0" calcext:value-type="float">
            <text:p>0</text:p>
          </table:table-cell>
          <table:table-cell table:formula="of:=IF([.A60]=1;5000;[.I59])" office:value-type="currency" office:currency="PLN" office:value="337.38" calcext:value-type="currency">
            <text:p>337,38 zł</text:p>
          </table:table-cell>
          <table:table-cell table:formula="of:=IF([.A60]=1;TRUNC(1000/[.B60] );IF(OR([.A60]=2;[.A60]=3);0;IF([.F60]&lt;1000;0;IF([.C59]=1;TRUNC(1000/[.B60]);0))))" office:value-type="float" office:value="0" calcext:value-type="float">
            <text:p>0</text:p>
          </table:table-cell>
          <table:table-cell table:formula="of:=IF(OR([.A60]=1;[.A60]=2);0;IF([.E59]=1;[.G60]+[.J59];0))" office:value-type="float" office:value="0" calcext:value-type="float">
            <text:p>0</text:p>
          </table:table-cell>
          <table:table-cell table:style-name="ce9" table:formula="of:=[.F60]-[.B60]*[.G60]+[.B60]*[.H60]" office:value-type="currency" office:currency="PLN" office:value="337.38" calcext:value-type="currency">
            <text:p>337,38 zł</text:p>
          </table:table-cell>
          <table:table-cell table:formula="of:=IF([.A60]=1;[.G60]-[.H60];[.J59]+[.G60]-[.H60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.77" calcext:value-type="float">
            <text:p>67,77</text:p>
          </table:table-cell>
          <table:table-cell table:formula="of:=IF(AND([.B59]&gt;[.B60];[.B60]&gt;[.B61]);1;0)" office:value-type="float" office:value="0" calcext:value-type="float">
            <text:p>0</text:p>
          </table:table-cell>
          <table:table-cell table:formula="of:=IF([.A61]=1;[.B61];IF([.B61]&gt;[.D60];[.B61];[.D60]))" office:value-type="float" office:value="79.41" calcext:value-type="float">
            <text:p>79,41</text:p>
          </table:table-cell>
          <table:table-cell table:formula="of:=IF([.A61]=1;0;IF([.B61]&gt;[.D60];1;0))" office:value-type="float" office:value="0" calcext:value-type="float">
            <text:p>0</text:p>
          </table:table-cell>
          <table:table-cell table:formula="of:=IF([.A61]=1;5000;[.I60])" office:value-type="currency" office:currency="PLN" office:value="337.38" calcext:value-type="currency">
            <text:p>337,38 zł</text:p>
          </table:table-cell>
          <table:table-cell table:formula="of:=IF([.A61]=1;TRUNC(1000/[.B61] );IF(OR([.A61]=2;[.A61]=3);0;IF([.F61]&lt;1000;0;IF([.C60]=1;TRUNC(1000/[.B61]);0))))" office:value-type="float" office:value="0" calcext:value-type="float">
            <text:p>0</text:p>
          </table:table-cell>
          <table:table-cell table:formula="of:=IF(OR([.A61]=1;[.A61]=2);0;IF([.E60]=1;[.G61]+[.J60];0))" office:value-type="float" office:value="0" calcext:value-type="float">
            <text:p>0</text:p>
          </table:table-cell>
          <table:table-cell table:style-name="ce9" table:formula="of:=[.F61]-[.B61]*[.G61]+[.B61]*[.H61]" office:value-type="currency" office:currency="PLN" office:value="337.38" calcext:value-type="currency">
            <text:p>337,38 zł</text:p>
          </table:table-cell>
          <table:table-cell table:formula="of:=IF([.A61]=1;[.G61]-[.H61];[.J60]+[.G61]-[.H61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.61" calcext:value-type="float">
            <text:p>69,61</text:p>
          </table:table-cell>
          <table:table-cell table:formula="of:=IF(AND([.B60]&gt;[.B61];[.B61]&gt;[.B62]);1;0)" office:value-type="float" office:value="0" calcext:value-type="float">
            <text:p>0</text:p>
          </table:table-cell>
          <table:table-cell table:formula="of:=IF([.A62]=1;[.B62];IF([.B62]&gt;[.D61];[.B62];[.D61]))" office:value-type="float" office:value="79.41" calcext:value-type="float">
            <text:p>79,41</text:p>
          </table:table-cell>
          <table:table-cell table:formula="of:=IF([.A62]=1;0;IF([.B62]&gt;[.D61];1;0))" office:value-type="float" office:value="0" calcext:value-type="float">
            <text:p>0</text:p>
          </table:table-cell>
          <table:table-cell table:formula="of:=IF([.A62]=1;5000;[.I61])" office:value-type="currency" office:currency="PLN" office:value="337.38" calcext:value-type="currency">
            <text:p>337,38 zł</text:p>
          </table:table-cell>
          <table:table-cell table:formula="of:=IF([.A62]=1;TRUNC(1000/[.B62] );IF(OR([.A62]=2;[.A62]=3);0;IF([.F62]&lt;1000;0;IF([.C61]=1;TRUNC(1000/[.B62]);0))))" office:value-type="float" office:value="0" calcext:value-type="float">
            <text:p>0</text:p>
          </table:table-cell>
          <table:table-cell table:formula="of:=IF(OR([.A62]=1;[.A62]=2);0;IF([.E61]=1;[.G62]+[.J61];0))" office:value-type="float" office:value="0" calcext:value-type="float">
            <text:p>0</text:p>
          </table:table-cell>
          <table:table-cell table:style-name="ce9" table:formula="of:=[.F62]-[.B62]*[.G62]+[.B62]*[.H62]" office:value-type="currency" office:currency="PLN" office:value="337.38" calcext:value-type="currency">
            <text:p>337,38 zł</text:p>
          </table:table-cell>
          <table:table-cell table:formula="of:=IF([.A62]=1;[.G62]-[.H62];[.J61]+[.G62]-[.H62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1.64" calcext:value-type="float">
            <text:p>71,64</text:p>
          </table:table-cell>
          <table:table-cell table:formula="of:=IF(AND([.B61]&gt;[.B62];[.B62]&gt;[.B63]);1;0)" office:value-type="float" office:value="0" calcext:value-type="float">
            <text:p>0</text:p>
          </table:table-cell>
          <table:table-cell table:formula="of:=IF([.A63]=1;[.B63];IF([.B63]&gt;[.D62];[.B63];[.D62]))" office:value-type="float" office:value="79.41" calcext:value-type="float">
            <text:p>79,41</text:p>
          </table:table-cell>
          <table:table-cell table:formula="of:=IF([.A63]=1;0;IF([.B63]&gt;[.D62];1;0))" office:value-type="float" office:value="0" calcext:value-type="float">
            <text:p>0</text:p>
          </table:table-cell>
          <table:table-cell table:formula="of:=IF([.A63]=1;5000;[.I62])" office:value-type="currency" office:currency="PLN" office:value="337.38" calcext:value-type="currency">
            <text:p>337,38 zł</text:p>
          </table:table-cell>
          <table:table-cell table:formula="of:=IF([.A63]=1;TRUNC(1000/[.B63] );IF(OR([.A63]=2;[.A63]=3);0;IF([.F63]&lt;1000;0;IF([.C62]=1;TRUNC(1000/[.B63]);0))))" office:value-type="float" office:value="0" calcext:value-type="float">
            <text:p>0</text:p>
          </table:table-cell>
          <table:table-cell table:formula="of:=IF(OR([.A63]=1;[.A63]=2);0;IF([.E62]=1;[.G63]+[.J62];0))" office:value-type="float" office:value="0" calcext:value-type="float">
            <text:p>0</text:p>
          </table:table-cell>
          <table:table-cell table:style-name="ce9" table:formula="of:=[.F63]-[.B63]*[.G63]+[.B63]*[.H63]" office:value-type="currency" office:currency="PLN" office:value="337.38" calcext:value-type="currency">
            <text:p>337,38 zł</text:p>
          </table:table-cell>
          <table:table-cell table:formula="of:=IF([.A63]=1;[.G63]-[.H63];[.J62]+[.G63]-[.H63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.26" calcext:value-type="float">
            <text:p>73,26</text:p>
          </table:table-cell>
          <table:table-cell table:formula="of:=IF(AND([.B62]&gt;[.B63];[.B63]&gt;[.B64]);1;0)" office:value-type="float" office:value="0" calcext:value-type="float">
            <text:p>0</text:p>
          </table:table-cell>
          <table:table-cell table:formula="of:=IF([.A64]=1;[.B64];IF([.B64]&gt;[.D63];[.B64];[.D63]))" office:value-type="float" office:value="79.41" calcext:value-type="float">
            <text:p>79,41</text:p>
          </table:table-cell>
          <table:table-cell table:formula="of:=IF([.A64]=1;0;IF([.B64]&gt;[.D63];1;0))" office:value-type="float" office:value="0" calcext:value-type="float">
            <text:p>0</text:p>
          </table:table-cell>
          <table:table-cell table:formula="of:=IF([.A64]=1;5000;[.I63])" office:value-type="currency" office:currency="PLN" office:value="337.38" calcext:value-type="currency">
            <text:p>337,38 zł</text:p>
          </table:table-cell>
          <table:table-cell table:formula="of:=IF([.A64]=1;TRUNC(1000/[.B64] );IF(OR([.A64]=2;[.A64]=3);0;IF([.F64]&lt;1000;0;IF([.C63]=1;TRUNC(1000/[.B64]);0))))" office:value-type="float" office:value="0" calcext:value-type="float">
            <text:p>0</text:p>
          </table:table-cell>
          <table:table-cell table:formula="of:=IF(OR([.A64]=1;[.A64]=2);0;IF([.E63]=1;[.G64]+[.J63];0))" office:value-type="float" office:value="0" calcext:value-type="float">
            <text:p>0</text:p>
          </table:table-cell>
          <table:table-cell table:style-name="ce9" table:formula="of:=[.F64]-[.B64]*[.G64]+[.B64]*[.H64]" office:value-type="currency" office:currency="PLN" office:value="337.38" calcext:value-type="currency">
            <text:p>337,38 zł</text:p>
          </table:table-cell>
          <table:table-cell table:formula="of:=IF([.A64]=1;[.G64]-[.H64];[.J63]+[.G64]-[.H64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3.27" calcext:value-type="float">
            <text:p>73,27</text:p>
          </table:table-cell>
          <table:table-cell table:formula="of:=IF(AND([.B63]&gt;[.B64];[.B64]&gt;[.B65]);1;0)" office:value-type="float" office:value="0" calcext:value-type="float">
            <text:p>0</text:p>
          </table:table-cell>
          <table:table-cell table:formula="of:=IF([.A65]=1;[.B65];IF([.B65]&gt;[.D64];[.B65];[.D64]))" office:value-type="float" office:value="79.41" calcext:value-type="float">
            <text:p>79,41</text:p>
          </table:table-cell>
          <table:table-cell table:formula="of:=IF([.A65]=1;0;IF([.B65]&gt;[.D64];1;0))" office:value-type="float" office:value="0" calcext:value-type="float">
            <text:p>0</text:p>
          </table:table-cell>
          <table:table-cell table:formula="of:=IF([.A65]=1;5000;[.I64])" office:value-type="currency" office:currency="PLN" office:value="337.38" calcext:value-type="currency">
            <text:p>337,38 zł</text:p>
          </table:table-cell>
          <table:table-cell table:formula="of:=IF([.A65]=1;TRUNC(1000/[.B65] );IF(OR([.A65]=2;[.A65]=3);0;IF([.F65]&lt;1000;0;IF([.C64]=1;TRUNC(1000/[.B65]);0))))" office:value-type="float" office:value="0" calcext:value-type="float">
            <text:p>0</text:p>
          </table:table-cell>
          <table:table-cell table:formula="of:=IF(OR([.A65]=1;[.A65]=2);0;IF([.E64]=1;[.G65]+[.J64];0))" office:value-type="float" office:value="0" calcext:value-type="float">
            <text:p>0</text:p>
          </table:table-cell>
          <table:table-cell table:style-name="ce9" table:formula="of:=[.F65]-[.B65]*[.G65]+[.B65]*[.H65]" office:value-type="currency" office:currency="PLN" office:value="337.38" calcext:value-type="currency">
            <text:p>337,38 zł</text:p>
          </table:table-cell>
          <table:table-cell table:formula="of:=IF([.A65]=1;[.G65]-[.H65];[.J64]+[.G65]-[.H65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4.29" calcext:value-type="float">
            <text:p>74,29</text:p>
          </table:table-cell>
          <table:table-cell table:formula="of:=IF(AND([.B64]&gt;[.B65];[.B65]&gt;[.B66]);1;0)" office:value-type="float" office:value="0" calcext:value-type="float">
            <text:p>0</text:p>
          </table:table-cell>
          <table:table-cell table:formula="of:=IF([.A66]=1;[.B66];IF([.B66]&gt;[.D65];[.B66];[.D65]))" office:value-type="float" office:value="79.41" calcext:value-type="float">
            <text:p>79,41</text:p>
          </table:table-cell>
          <table:table-cell table:formula="of:=IF([.A66]=1;0;IF([.B66]&gt;[.D65];1;0))" office:value-type="float" office:value="0" calcext:value-type="float">
            <text:p>0</text:p>
          </table:table-cell>
          <table:table-cell table:formula="of:=IF([.A66]=1;5000;[.I65])" office:value-type="currency" office:currency="PLN" office:value="337.38" calcext:value-type="currency">
            <text:p>337,38 zł</text:p>
          </table:table-cell>
          <table:table-cell table:formula="of:=IF([.A66]=1;TRUNC(1000/[.B66] );IF(OR([.A66]=2;[.A66]=3);0;IF([.F66]&lt;1000;0;IF([.C65]=1;TRUNC(1000/[.B66]);0))))" office:value-type="float" office:value="0" calcext:value-type="float">
            <text:p>0</text:p>
          </table:table-cell>
          <table:table-cell table:formula="of:=IF(OR([.A66]=1;[.A66]=2);0;IF([.E65]=1;[.G66]+[.J65];0))" office:value-type="float" office:value="0" calcext:value-type="float">
            <text:p>0</text:p>
          </table:table-cell>
          <table:table-cell table:style-name="ce9" table:formula="of:=[.F66]-[.B66]*[.G66]+[.B66]*[.H66]" office:value-type="currency" office:currency="PLN" office:value="337.38" calcext:value-type="currency">
            <text:p>337,38 zł</text:p>
          </table:table-cell>
          <table:table-cell table:formula="of:=IF([.A66]=1;[.G66]-[.H66];[.J65]+[.G66]-[.H66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.55" calcext:value-type="float">
            <text:p>75,55</text:p>
          </table:table-cell>
          <table:table-cell table:formula="of:=IF(AND([.B65]&gt;[.B66];[.B66]&gt;[.B67]);1;0)" office:value-type="float" office:value="0" calcext:value-type="float">
            <text:p>0</text:p>
          </table:table-cell>
          <table:table-cell table:formula="of:=IF([.A67]=1;[.B67];IF([.B67]&gt;[.D66];[.B67];[.D66]))" office:value-type="float" office:value="79.41" calcext:value-type="float">
            <text:p>79,41</text:p>
          </table:table-cell>
          <table:table-cell table:formula="of:=IF([.A67]=1;0;IF([.B67]&gt;[.D66];1;0))" office:value-type="float" office:value="0" calcext:value-type="float">
            <text:p>0</text:p>
          </table:table-cell>
          <table:table-cell table:formula="of:=IF([.A67]=1;5000;[.I66])" office:value-type="currency" office:currency="PLN" office:value="337.38" calcext:value-type="currency">
            <text:p>337,38 zł</text:p>
          </table:table-cell>
          <table:table-cell table:formula="of:=IF([.A67]=1;TRUNC(1000/[.B67] );IF(OR([.A67]=2;[.A67]=3);0;IF([.F67]&lt;1000;0;IF([.C66]=1;TRUNC(1000/[.B67]);0))))" office:value-type="float" office:value="0" calcext:value-type="float">
            <text:p>0</text:p>
          </table:table-cell>
          <table:table-cell table:formula="of:=IF(OR([.A67]=1;[.A67]=2);0;IF([.E66]=1;[.G67]+[.J66];0))" office:value-type="float" office:value="0" calcext:value-type="float">
            <text:p>0</text:p>
          </table:table-cell>
          <table:table-cell table:style-name="ce9" table:formula="of:=[.F67]-[.B67]*[.G67]+[.B67]*[.H67]" office:value-type="currency" office:currency="PLN" office:value="337.38" calcext:value-type="currency">
            <text:p>337,38 zł</text:p>
          </table:table-cell>
          <table:table-cell table:formula="of:=IF([.A67]=1;[.G67]-[.H67];[.J66]+[.G67]-[.H67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.38" calcext:value-type="float">
            <text:p>76,38</text:p>
          </table:table-cell>
          <table:table-cell table:formula="of:=IF(AND([.B66]&gt;[.B67];[.B67]&gt;[.B68]);1;0)" office:value-type="float" office:value="0" calcext:value-type="float">
            <text:p>0</text:p>
          </table:table-cell>
          <table:table-cell table:formula="of:=IF([.A68]=1;[.B68];IF([.B68]&gt;[.D67];[.B68];[.D67]))" office:value-type="float" office:value="79.41" calcext:value-type="float">
            <text:p>79,41</text:p>
          </table:table-cell>
          <table:table-cell table:formula="of:=IF([.A68]=1;0;IF([.B68]&gt;[.D67];1;0))" office:value-type="float" office:value="0" calcext:value-type="float">
            <text:p>0</text:p>
          </table:table-cell>
          <table:table-cell table:formula="of:=IF([.A68]=1;5000;[.I67])" office:value-type="currency" office:currency="PLN" office:value="337.38" calcext:value-type="currency">
            <text:p>337,38 zł</text:p>
          </table:table-cell>
          <table:table-cell table:formula="of:=IF([.A68]=1;TRUNC(1000/[.B68] );IF(OR([.A68]=2;[.A68]=3);0;IF([.F68]&lt;1000;0;IF([.C67]=1;TRUNC(1000/[.B68]);0))))" office:value-type="float" office:value="0" calcext:value-type="float">
            <text:p>0</text:p>
          </table:table-cell>
          <table:table-cell table:formula="of:=IF(OR([.A68]=1;[.A68]=2);0;IF([.E67]=1;[.G68]+[.J67];0))" office:value-type="float" office:value="0" calcext:value-type="float">
            <text:p>0</text:p>
          </table:table-cell>
          <table:table-cell table:style-name="ce9" table:formula="of:=[.F68]-[.B68]*[.G68]+[.B68]*[.H68]" office:value-type="currency" office:currency="PLN" office:value="337.38" calcext:value-type="currency">
            <text:p>337,38 zł</text:p>
          </table:table-cell>
          <table:table-cell table:formula="of:=IF([.A68]=1;[.G68]-[.H68];[.J67]+[.G68]-[.H68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6.71" calcext:value-type="float">
            <text:p>76,71</text:p>
          </table:table-cell>
          <table:table-cell table:formula="of:=IF(AND([.B67]&gt;[.B68];[.B68]&gt;[.B69]);1;0)" office:value-type="float" office:value="0" calcext:value-type="float">
            <text:p>0</text:p>
          </table:table-cell>
          <table:table-cell table:formula="of:=IF([.A69]=1;[.B69];IF([.B69]&gt;[.D68];[.B69];[.D68]))" office:value-type="float" office:value="79.41" calcext:value-type="float">
            <text:p>79,41</text:p>
          </table:table-cell>
          <table:table-cell table:formula="of:=IF([.A69]=1;0;IF([.B69]&gt;[.D68];1;0))" office:value-type="float" office:value="0" calcext:value-type="float">
            <text:p>0</text:p>
          </table:table-cell>
          <table:table-cell table:formula="of:=IF([.A69]=1;5000;[.I68])" office:value-type="currency" office:currency="PLN" office:value="337.38" calcext:value-type="currency">
            <text:p>337,38 zł</text:p>
          </table:table-cell>
          <table:table-cell table:formula="of:=IF([.A69]=1;TRUNC(1000/[.B69] );IF(OR([.A69]=2;[.A69]=3);0;IF([.F69]&lt;1000;0;IF([.C68]=1;TRUNC(1000/[.B69]);0))))" office:value-type="float" office:value="0" calcext:value-type="float">
            <text:p>0</text:p>
          </table:table-cell>
          <table:table-cell table:formula="of:=IF(OR([.A69]=1;[.A69]=2);0;IF([.E68]=1;[.G69]+[.J68];0))" office:value-type="float" office:value="0" calcext:value-type="float">
            <text:p>0</text:p>
          </table:table-cell>
          <table:table-cell table:style-name="ce9" table:formula="of:=[.F69]-[.B69]*[.G69]+[.B69]*[.H69]" office:value-type="currency" office:currency="PLN" office:value="337.38" calcext:value-type="currency">
            <text:p>337,38 zł</text:p>
          </table:table-cell>
          <table:table-cell table:formula="of:=IF([.A69]=1;[.G69]-[.H69];[.J68]+[.G69]-[.H69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8.13" calcext:value-type="float">
            <text:p>78,13</text:p>
          </table:table-cell>
          <table:table-cell table:formula="of:=IF(AND([.B68]&gt;[.B69];[.B69]&gt;[.B70]);1;0)" office:value-type="float" office:value="0" calcext:value-type="float">
            <text:p>0</text:p>
          </table:table-cell>
          <table:table-cell table:formula="of:=IF([.A70]=1;[.B70];IF([.B70]&gt;[.D69];[.B70];[.D69]))" office:value-type="float" office:value="79.41" calcext:value-type="float">
            <text:p>79,41</text:p>
          </table:table-cell>
          <table:table-cell table:formula="of:=IF([.A70]=1;0;IF([.B70]&gt;[.D69];1;0))" office:value-type="float" office:value="0" calcext:value-type="float">
            <text:p>0</text:p>
          </table:table-cell>
          <table:table-cell table:formula="of:=IF([.A70]=1;5000;[.I69])" office:value-type="currency" office:currency="PLN" office:value="337.38" calcext:value-type="currency">
            <text:p>337,38 zł</text:p>
          </table:table-cell>
          <table:table-cell table:formula="of:=IF([.A70]=1;TRUNC(1000/[.B70] );IF(OR([.A70]=2;[.A70]=3);0;IF([.F70]&lt;1000;0;IF([.C69]=1;TRUNC(1000/[.B70]);0))))" office:value-type="float" office:value="0" calcext:value-type="float">
            <text:p>0</text:p>
          </table:table-cell>
          <table:table-cell table:formula="of:=IF(OR([.A70]=1;[.A70]=2);0;IF([.E69]=1;[.G70]+[.J69];0))" office:value-type="float" office:value="0" calcext:value-type="float">
            <text:p>0</text:p>
          </table:table-cell>
          <table:table-cell table:style-name="ce9" table:formula="of:=[.F70]-[.B70]*[.G70]+[.B70]*[.H70]" office:value-type="currency" office:currency="PLN" office:value="337.38" calcext:value-type="currency">
            <text:p>337,38 zł</text:p>
          </table:table-cell>
          <table:table-cell table:formula="of:=IF([.A70]=1;[.G70]-[.H70];[.J69]+[.G70]-[.H70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9.71" calcext:value-type="float">
            <text:p>79,71</text:p>
          </table:table-cell>
          <table:table-cell table:formula="of:=IF(AND([.B69]&gt;[.B70];[.B70]&gt;[.B71]);1;0)" office:value-type="float" office:value="0" calcext:value-type="float">
            <text:p>0</text:p>
          </table:table-cell>
          <table:table-cell table:formula="of:=IF([.A71]=1;[.B71];IF([.B71]&gt;[.D70];[.B71];[.D70]))" office:value-type="float" office:value="79.71" calcext:value-type="float">
            <text:p>79,71</text:p>
          </table:table-cell>
          <table:table-cell table:formula="of:=IF([.A71]=1;0;IF([.B71]&gt;[.D70];1;0))" office:value-type="float" office:value="1" calcext:value-type="float">
            <text:p>1</text:p>
          </table:table-cell>
          <table:table-cell table:formula="of:=IF([.A71]=1;5000;[.I70])" office:value-type="currency" office:currency="PLN" office:value="337.38" calcext:value-type="currency">
            <text:p>337,38 zł</text:p>
          </table:table-cell>
          <table:table-cell table:formula="of:=IF([.A71]=1;TRUNC(1000/[.B71] );IF(OR([.A71]=2;[.A71]=3);0;IF([.F71]&lt;1000;0;IF([.C70]=1;TRUNC(1000/[.B71]);0))))" office:value-type="float" office:value="0" calcext:value-type="float">
            <text:p>0</text:p>
          </table:table-cell>
          <table:table-cell table:formula="of:=IF(OR([.A71]=1;[.A71]=2);0;IF([.E70]=1;[.G71]+[.J70];0))" office:value-type="float" office:value="0" calcext:value-type="float">
            <text:p>0</text:p>
          </table:table-cell>
          <table:table-cell table:style-name="ce9" table:formula="of:=[.F71]-[.B71]*[.G71]+[.B71]*[.H71]" office:value-type="currency" office:currency="PLN" office:value="337.38" calcext:value-type="currency">
            <text:p>337,38 zł</text:p>
          </table:table-cell>
          <table:table-cell table:formula="of:=IF([.A71]=1;[.G71]-[.H71];[.J70]+[.G71]-[.H71])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1.35" calcext:value-type="float">
            <text:p>81,35</text:p>
          </table:table-cell>
          <table:table-cell table:formula="of:=IF(AND([.B70]&gt;[.B71];[.B71]&gt;[.B72]);1;0)" office:value-type="float" office:value="0" calcext:value-type="float">
            <text:p>0</text:p>
          </table:table-cell>
          <table:table-cell table:formula="of:=IF([.A72]=1;[.B72];IF([.B72]&gt;[.D71];[.B72];[.D71]))" office:value-type="float" office:value="81.35" calcext:value-type="float">
            <text:p>81,35</text:p>
          </table:table-cell>
          <table:table-cell table:formula="of:=IF([.A72]=1;0;IF([.B72]&gt;[.D71];1;0))" office:value-type="float" office:value="1" calcext:value-type="float">
            <text:p>1</text:p>
          </table:table-cell>
          <table:table-cell table:formula="of:=IF([.A72]=1;5000;[.I71])" office:value-type="currency" office:currency="PLN" office:value="337.38" calcext:value-type="currency">
            <text:p>337,38 zł</text:p>
          </table:table-cell>
          <table:table-cell table:formula="of:=IF([.A72]=1;TRUNC(1000/[.B72] );IF(OR([.A72]=2;[.A72]=3);0;IF([.F72]&lt;1000;0;IF([.C71]=1;TRUNC(1000/[.B72]);0))))" office:value-type="float" office:value="0" calcext:value-type="float">
            <text:p>0</text:p>
          </table:table-cell>
          <table:table-cell table:formula="of:=IF(OR([.A72]=1;[.A72]=2);0;IF([.E71]=1;[.G72]+[.J71];0))" office:value-type="float" office:value="64" calcext:value-type="float">
            <text:p>64</text:p>
          </table:table-cell>
          <table:table-cell table:style-name="ce9" table:formula="of:=[.F72]-[.B72]*[.G72]+[.B72]*[.H72]" office:value-type="currency" office:currency="PLN" office:value="5543.78" calcext:value-type="currency">
            <text:p>5 543,78 zł</text:p>
          </table:table-cell>
          <table:table-cell table:formula="of:=IF([.A72]=1;[.G72]-[.H72];[.J71]+[.G72]-[.H7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.41" calcext:value-type="float">
            <text:p>79,41</text:p>
          </table:table-cell>
          <table:table-cell table:formula="of:=IF(AND([.B71]&gt;[.B72];[.B72]&gt;[.B73]);1;0)" office:value-type="float" office:value="0" calcext:value-type="float">
            <text:p>0</text:p>
          </table:table-cell>
          <table:table-cell table:formula="of:=IF([.A73]=1;[.B73];IF([.B73]&gt;[.D72];[.B73];[.D72]))" office:value-type="float" office:value="81.35" calcext:value-type="float">
            <text:p>81,35</text:p>
          </table:table-cell>
          <table:table-cell table:formula="of:=IF([.A73]=1;0;IF([.B73]&gt;[.D72];1;0))" office:value-type="float" office:value="0" calcext:value-type="float">
            <text:p>0</text:p>
          </table:table-cell>
          <table:table-cell table:formula="of:=IF([.A73]=1;5000;[.I72])" office:value-type="currency" office:currency="PLN" office:value="5543.78" calcext:value-type="currency">
            <text:p>5 543,78 zł</text:p>
          </table:table-cell>
          <table:table-cell table:formula="of:=IF([.A73]=1;TRUNC(1000/[.B73] );IF(OR([.A73]=2;[.A73]=3);0;IF([.F73]&lt;1000;0;IF([.C72]=1;TRUNC(1000/[.B73]);0))))" office:value-type="float" office:value="0" calcext:value-type="float">
            <text:p>0</text:p>
          </table:table-cell>
          <table:table-cell table:formula="of:=IF(OR([.A73]=1;[.A73]=2);0;IF([.E72]=1;[.G73]+[.J72];0))" office:value-type="float" office:value="0" calcext:value-type="float">
            <text:p>0</text:p>
          </table:table-cell>
          <table:table-cell table:style-name="ce9" table:formula="of:=[.F73]-[.B73]*[.G73]+[.B73]*[.H73]" office:value-type="currency" office:currency="PLN" office:value="5543.78" calcext:value-type="currency">
            <text:p>5 543,78 zł</text:p>
          </table:table-cell>
          <table:table-cell table:formula="of:=IF([.A73]=1;[.G73]-[.H73];[.J72]+[.G73]-[.H7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.7" calcext:value-type="float">
            <text:p>77,7</text:p>
          </table:table-cell>
          <table:table-cell table:formula="of:=IF(AND([.B72]&gt;[.B73];[.B73]&gt;[.B74]);1;0)" office:value-type="float" office:value="1" calcext:value-type="float">
            <text:p>1</text:p>
          </table:table-cell>
          <table:table-cell table:formula="of:=IF([.A74]=1;[.B74];IF([.B74]&gt;[.D73];[.B74];[.D73]))" office:value-type="float" office:value="81.35" calcext:value-type="float">
            <text:p>81,35</text:p>
          </table:table-cell>
          <table:table-cell table:formula="of:=IF([.A74]=1;0;IF([.B74]&gt;[.D73];1;0))" office:value-type="float" office:value="0" calcext:value-type="float">
            <text:p>0</text:p>
          </table:table-cell>
          <table:table-cell table:formula="of:=IF([.A74]=1;5000;[.I73])" office:value-type="currency" office:currency="PLN" office:value="5543.78" calcext:value-type="currency">
            <text:p>5 543,78 zł</text:p>
          </table:table-cell>
          <table:table-cell table:formula="of:=IF([.A74]=1;TRUNC(1000/[.B74] );IF(OR([.A74]=2;[.A74]=3);0;IF([.F74]&lt;1000;0;IF([.C73]=1;TRUNC(1000/[.B74]);0))))" office:value-type="float" office:value="0" calcext:value-type="float">
            <text:p>0</text:p>
          </table:table-cell>
          <table:table-cell table:formula="of:=IF(OR([.A74]=1;[.A74]=2);0;IF([.E73]=1;[.G74]+[.J73];0))" office:value-type="float" office:value="0" calcext:value-type="float">
            <text:p>0</text:p>
          </table:table-cell>
          <table:table-cell table:style-name="ce9" table:formula="of:=[.F74]-[.B74]*[.G74]+[.B74]*[.H74]" office:value-type="currency" office:currency="PLN" office:value="5543.78" calcext:value-type="currency">
            <text:p>5 543,78 zł</text:p>
          </table:table-cell>
          <table:table-cell table:formula="of:=IF([.A74]=1;[.G74]-[.H74];[.J73]+[.G74]-[.H7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8.58" calcext:value-type="float">
            <text:p>78,58</text:p>
          </table:table-cell>
          <table:table-cell table:formula="of:=IF(AND([.B73]&gt;[.B74];[.B74]&gt;[.B75]);1;0)" office:value-type="float" office:value="0" calcext:value-type="float">
            <text:p>0</text:p>
          </table:table-cell>
          <table:table-cell table:formula="of:=IF([.A75]=1;[.B75];IF([.B75]&gt;[.D74];[.B75];[.D74]))" office:value-type="float" office:value="81.35" calcext:value-type="float">
            <text:p>81,35</text:p>
          </table:table-cell>
          <table:table-cell table:formula="of:=IF([.A75]=1;0;IF([.B75]&gt;[.D74];1;0))" office:value-type="float" office:value="0" calcext:value-type="float">
            <text:p>0</text:p>
          </table:table-cell>
          <table:table-cell table:formula="of:=IF([.A75]=1;5000;[.I74])" office:value-type="currency" office:currency="PLN" office:value="5543.78" calcext:value-type="currency">
            <text:p>5 543,78 zł</text:p>
          </table:table-cell>
          <table:table-cell table:formula="of:=IF([.A75]=1;TRUNC(1000/[.B75] );IF(OR([.A75]=2;[.A75]=3);0;IF([.F75]&lt;1000;0;IF([.C74]=1;TRUNC(1000/[.B75]);0))))" office:value-type="float" office:value="12" calcext:value-type="float">
            <text:p>12</text:p>
          </table:table-cell>
          <table:table-cell table:formula="of:=IF(OR([.A75]=1;[.A75]=2);0;IF([.E74]=1;[.G75]+[.J74];0))" office:value-type="float" office:value="0" calcext:value-type="float">
            <text:p>0</text:p>
          </table:table-cell>
          <table:table-cell table:style-name="ce9" table:formula="of:=[.F75]-[.B75]*[.G75]+[.B75]*[.H75]" office:value-type="currency" office:currency="PLN" office:value="4600.82" calcext:value-type="currency">
            <text:p>4 600,82 zł</text:p>
          </table:table-cell>
          <table:table-cell table:formula="of:=IF([.A75]=1;[.G75]-[.H75];[.J74]+[.G75]-[.H7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7.02" calcext:value-type="float">
            <text:p>77,02</text:p>
          </table:table-cell>
          <table:table-cell table:formula="of:=IF(AND([.B74]&gt;[.B75];[.B75]&gt;[.B76]);1;0)" office:value-type="float" office:value="0" calcext:value-type="float">
            <text:p>0</text:p>
          </table:table-cell>
          <table:table-cell table:formula="of:=IF([.A76]=1;[.B76];IF([.B76]&gt;[.D75];[.B76];[.D75]))" office:value-type="float" office:value="81.35" calcext:value-type="float">
            <text:p>81,35</text:p>
          </table:table-cell>
          <table:table-cell table:formula="of:=IF([.A76]=1;0;IF([.B76]&gt;[.D75];1;0))" office:value-type="float" office:value="0" calcext:value-type="float">
            <text:p>0</text:p>
          </table:table-cell>
          <table:table-cell table:formula="of:=IF([.A76]=1;5000;[.I75])" office:value-type="currency" office:currency="PLN" office:value="4600.82" calcext:value-type="currency">
            <text:p>4 600,82 zł</text:p>
          </table:table-cell>
          <table:table-cell table:formula="of:=IF([.A76]=1;TRUNC(1000/[.B76] );IF(OR([.A76]=2;[.A76]=3);0;IF([.F76]&lt;1000;0;IF([.C75]=1;TRUNC(1000/[.B76]);0))))" office:value-type="float" office:value="0" calcext:value-type="float">
            <text:p>0</text:p>
          </table:table-cell>
          <table:table-cell table:formula="of:=IF(OR([.A76]=1;[.A76]=2);0;IF([.E75]=1;[.G76]+[.J75];0))" office:value-type="float" office:value="0" calcext:value-type="float">
            <text:p>0</text:p>
          </table:table-cell>
          <table:table-cell table:style-name="ce9" table:formula="of:=[.F76]-[.B76]*[.G76]+[.B76]*[.H76]" office:value-type="currency" office:currency="PLN" office:value="4600.82" calcext:value-type="currency">
            <text:p>4 600,82 zł</text:p>
          </table:table-cell>
          <table:table-cell table:formula="of:=IF([.A76]=1;[.G76]-[.H76];[.J75]+[.G76]-[.H7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.13" calcext:value-type="float">
            <text:p>75,13</text:p>
          </table:table-cell>
          <table:table-cell table:formula="of:=IF(AND([.B75]&gt;[.B76];[.B76]&gt;[.B77]);1;0)" office:value-type="float" office:value="1" calcext:value-type="float">
            <text:p>1</text:p>
          </table:table-cell>
          <table:table-cell table:formula="of:=IF([.A77]=1;[.B77];IF([.B77]&gt;[.D76];[.B77];[.D76]))" office:value-type="float" office:value="81.35" calcext:value-type="float">
            <text:p>81,35</text:p>
          </table:table-cell>
          <table:table-cell table:formula="of:=IF([.A77]=1;0;IF([.B77]&gt;[.D76];1;0))" office:value-type="float" office:value="0" calcext:value-type="float">
            <text:p>0</text:p>
          </table:table-cell>
          <table:table-cell table:formula="of:=IF([.A77]=1;5000;[.I76])" office:value-type="currency" office:currency="PLN" office:value="4600.82" calcext:value-type="currency">
            <text:p>4 600,82 zł</text:p>
          </table:table-cell>
          <table:table-cell table:formula="of:=IF([.A77]=1;TRUNC(1000/[.B77] );IF(OR([.A77]=2;[.A77]=3);0;IF([.F77]&lt;1000;0;IF([.C76]=1;TRUNC(1000/[.B77]);0))))" office:value-type="float" office:value="0" calcext:value-type="float">
            <text:p>0</text:p>
          </table:table-cell>
          <table:table-cell table:formula="of:=IF(OR([.A77]=1;[.A77]=2);0;IF([.E76]=1;[.G77]+[.J76];0))" office:value-type="float" office:value="0" calcext:value-type="float">
            <text:p>0</text:p>
          </table:table-cell>
          <table:table-cell table:style-name="ce9" table:formula="of:=[.F77]-[.B77]*[.G77]+[.B77]*[.H77]" office:value-type="currency" office:currency="PLN" office:value="4600.82" calcext:value-type="currency">
            <text:p>4 600,82 zł</text:p>
          </table:table-cell>
          <table:table-cell table:formula="of:=IF([.A77]=1;[.G77]-[.H77];[.J76]+[.G77]-[.H7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3.45" calcext:value-type="float">
            <text:p>73,45</text:p>
          </table:table-cell>
          <table:table-cell table:formula="of:=IF(AND([.B76]&gt;[.B77];[.B77]&gt;[.B78]);1;0)" office:value-type="float" office:value="1" calcext:value-type="float">
            <text:p>1</text:p>
          </table:table-cell>
          <table:table-cell table:formula="of:=IF([.A78]=1;[.B78];IF([.B78]&gt;[.D77];[.B78];[.D77]))" office:value-type="float" office:value="81.35" calcext:value-type="float">
            <text:p>81,35</text:p>
          </table:table-cell>
          <table:table-cell table:formula="of:=IF([.A78]=1;0;IF([.B78]&gt;[.D77];1;0))" office:value-type="float" office:value="0" calcext:value-type="float">
            <text:p>0</text:p>
          </table:table-cell>
          <table:table-cell table:formula="of:=IF([.A78]=1;5000;[.I77])" office:value-type="currency" office:currency="PLN" office:value="4600.82" calcext:value-type="currency">
            <text:p>4 600,82 zł</text:p>
          </table:table-cell>
          <table:table-cell table:formula="of:=IF([.A78]=1;TRUNC(1000/[.B78] );IF(OR([.A78]=2;[.A78]=3);0;IF([.F78]&lt;1000;0;IF([.C77]=1;TRUNC(1000/[.B78]);0))))" office:value-type="float" office:value="13" calcext:value-type="float">
            <text:p>13</text:p>
          </table:table-cell>
          <table:table-cell table:formula="of:=IF(OR([.A78]=1;[.A78]=2);0;IF([.E77]=1;[.G78]+[.J77];0))" office:value-type="float" office:value="0" calcext:value-type="float">
            <text:p>0</text:p>
          </table:table-cell>
          <table:table-cell table:style-name="ce9" table:formula="of:=[.F78]-[.B78]*[.G78]+[.B78]*[.H78]" office:value-type="currency" office:currency="PLN" office:value="3645.97" calcext:value-type="currency">
            <text:p>3 645,97 zł</text:p>
          </table:table-cell>
          <table:table-cell table:formula="of:=IF([.A78]=1;[.G78]-[.H78];[.J77]+[.G78]-[.H78]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1.93" calcext:value-type="float">
            <text:p>71,93</text:p>
          </table:table-cell>
          <table:table-cell table:formula="of:=IF(AND([.B77]&gt;[.B78];[.B78]&gt;[.B79]);1;0)" office:value-type="float" office:value="1" calcext:value-type="float">
            <text:p>1</text:p>
          </table:table-cell>
          <table:table-cell table:formula="of:=IF([.A79]=1;[.B79];IF([.B79]&gt;[.D78];[.B79];[.D78]))" office:value-type="float" office:value="81.35" calcext:value-type="float">
            <text:p>81,35</text:p>
          </table:table-cell>
          <table:table-cell table:formula="of:=IF([.A79]=1;0;IF([.B79]&gt;[.D78];1;0))" office:value-type="float" office:value="0" calcext:value-type="float">
            <text:p>0</text:p>
          </table:table-cell>
          <table:table-cell table:formula="of:=IF([.A79]=1;5000;[.I78])" office:value-type="currency" office:currency="PLN" office:value="3645.97" calcext:value-type="currency">
            <text:p>3 645,97 zł</text:p>
          </table:table-cell>
          <table:table-cell table:formula="of:=IF([.A79]=1;TRUNC(1000/[.B79] );IF(OR([.A79]=2;[.A79]=3);0;IF([.F79]&lt;1000;0;IF([.C78]=1;TRUNC(1000/[.B79]);0))))" office:value-type="float" office:value="13" calcext:value-type="float">
            <text:p>13</text:p>
          </table:table-cell>
          <table:table-cell table:formula="of:=IF(OR([.A79]=1;[.A79]=2);0;IF([.E78]=1;[.G79]+[.J78];0))" office:value-type="float" office:value="0" calcext:value-type="float">
            <text:p>0</text:p>
          </table:table-cell>
          <table:table-cell table:style-name="ce9" table:formula="of:=[.F79]-[.B79]*[.G79]+[.B79]*[.H79]" office:value-type="currency" office:currency="PLN" office:value="2710.88" calcext:value-type="currency">
            <text:p>2 710,88 zł</text:p>
          </table:table-cell>
          <table:table-cell table:formula="of:=IF([.A79]=1;[.G79]-[.H79];[.J78]+[.G79]-[.H79]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2.96" calcext:value-type="float">
            <text:p>72,96</text:p>
          </table:table-cell>
          <table:table-cell table:formula="of:=IF(AND([.B78]&gt;[.B79];[.B79]&gt;[.B80]);1;0)" office:value-type="float" office:value="0" calcext:value-type="float">
            <text:p>0</text:p>
          </table:table-cell>
          <table:table-cell table:formula="of:=IF([.A80]=1;[.B80];IF([.B80]&gt;[.D79];[.B80];[.D79]))" office:value-type="float" office:value="81.35" calcext:value-type="float">
            <text:p>81,35</text:p>
          </table:table-cell>
          <table:table-cell table:formula="of:=IF([.A80]=1;0;IF([.B80]&gt;[.D79];1;0))" office:value-type="float" office:value="0" calcext:value-type="float">
            <text:p>0</text:p>
          </table:table-cell>
          <table:table-cell table:formula="of:=IF([.A80]=1;5000;[.I79])" office:value-type="currency" office:currency="PLN" office:value="2710.88" calcext:value-type="currency">
            <text:p>2 710,88 zł</text:p>
          </table:table-cell>
          <table:table-cell table:formula="of:=IF([.A80]=1;TRUNC(1000/[.B80] );IF(OR([.A80]=2;[.A80]=3);0;IF([.F80]&lt;1000;0;IF([.C79]=1;TRUNC(1000/[.B80]);0))))" office:value-type="float" office:value="13" calcext:value-type="float">
            <text:p>13</text:p>
          </table:table-cell>
          <table:table-cell table:formula="of:=IF(OR([.A80]=1;[.A80]=2);0;IF([.E79]=1;[.G80]+[.J79];0))" office:value-type="float" office:value="0" calcext:value-type="float">
            <text:p>0</text:p>
          </table:table-cell>
          <table:table-cell table:style-name="ce9" table:formula="of:=[.F80]-[.B80]*[.G80]+[.B80]*[.H80]" office:value-type="currency" office:currency="PLN" office:value="1762.4" calcext:value-type="currency">
            <text:p>1 762,40 zł</text:p>
          </table:table-cell>
          <table:table-cell table:formula="of:=IF([.A80]=1;[.G80]-[.H80];[.J79]+[.G80]-[.H80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.28" calcext:value-type="float">
            <text:p>74,28</text:p>
          </table:table-cell>
          <table:table-cell table:formula="of:=IF(AND([.B79]&gt;[.B80];[.B80]&gt;[.B81]);1;0)" office:value-type="float" office:value="0" calcext:value-type="float">
            <text:p>0</text:p>
          </table:table-cell>
          <table:table-cell table:formula="of:=IF([.A81]=1;[.B81];IF([.B81]&gt;[.D80];[.B81];[.D80]))" office:value-type="float" office:value="81.35" calcext:value-type="float">
            <text:p>81,35</text:p>
          </table:table-cell>
          <table:table-cell table:formula="of:=IF([.A81]=1;0;IF([.B81]&gt;[.D80];1;0))" office:value-type="float" office:value="0" calcext:value-type="float">
            <text:p>0</text:p>
          </table:table-cell>
          <table:table-cell table:formula="of:=IF([.A81]=1;5000;[.I80])" office:value-type="currency" office:currency="PLN" office:value="1762.4" calcext:value-type="currency">
            <text:p>1 762,40 zł</text:p>
          </table:table-cell>
          <table:table-cell table:formula="of:=IF([.A81]=1;TRUNC(1000/[.B81] );IF(OR([.A81]=2;[.A81]=3);0;IF([.F81]&lt;1000;0;IF([.C80]=1;TRUNC(1000/[.B81]);0))))" office:value-type="float" office:value="0" calcext:value-type="float">
            <text:p>0</text:p>
          </table:table-cell>
          <table:table-cell table:formula="of:=IF(OR([.A81]=1;[.A81]=2);0;IF([.E80]=1;[.G81]+[.J80];0))" office:value-type="float" office:value="0" calcext:value-type="float">
            <text:p>0</text:p>
          </table:table-cell>
          <table:table-cell table:style-name="ce9" table:formula="of:=[.F81]-[.B81]*[.G81]+[.B81]*[.H81]" office:value-type="currency" office:currency="PLN" office:value="1762.4" calcext:value-type="currency">
            <text:p>1 762,40 zł</text:p>
          </table:table-cell>
          <table:table-cell table:formula="of:=IF([.A81]=1;[.G81]-[.H81];[.J80]+[.G81]-[.H81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.78" calcext:value-type="float">
            <text:p>75,78</text:p>
          </table:table-cell>
          <table:table-cell table:formula="of:=IF(AND([.B80]&gt;[.B81];[.B81]&gt;[.B82]);1;0)" office:value-type="float" office:value="0" calcext:value-type="float">
            <text:p>0</text:p>
          </table:table-cell>
          <table:table-cell table:formula="of:=IF([.A82]=1;[.B82];IF([.B82]&gt;[.D81];[.B82];[.D81]))" office:value-type="float" office:value="81.35" calcext:value-type="float">
            <text:p>81,35</text:p>
          </table:table-cell>
          <table:table-cell table:formula="of:=IF([.A82]=1;0;IF([.B82]&gt;[.D81];1;0))" office:value-type="float" office:value="0" calcext:value-type="float">
            <text:p>0</text:p>
          </table:table-cell>
          <table:table-cell table:formula="of:=IF([.A82]=1;5000;[.I81])" office:value-type="currency" office:currency="PLN" office:value="1762.4" calcext:value-type="currency">
            <text:p>1 762,40 zł</text:p>
          </table:table-cell>
          <table:table-cell table:formula="of:=IF([.A82]=1;TRUNC(1000/[.B82] );IF(OR([.A82]=2;[.A82]=3);0;IF([.F82]&lt;1000;0;IF([.C81]=1;TRUNC(1000/[.B82]);0))))" office:value-type="float" office:value="0" calcext:value-type="float">
            <text:p>0</text:p>
          </table:table-cell>
          <table:table-cell table:formula="of:=IF(OR([.A82]=1;[.A82]=2);0;IF([.E81]=1;[.G82]+[.J81];0))" office:value-type="float" office:value="0" calcext:value-type="float">
            <text:p>0</text:p>
          </table:table-cell>
          <table:table-cell table:style-name="ce9" table:formula="of:=[.F82]-[.B82]*[.G82]+[.B82]*[.H82]" office:value-type="currency" office:currency="PLN" office:value="1762.4" calcext:value-type="currency">
            <text:p>1 762,40 zł</text:p>
          </table:table-cell>
          <table:table-cell table:formula="of:=IF([.A82]=1;[.G82]-[.H82];[.J81]+[.G82]-[.H82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.88" calcext:value-type="float">
            <text:p>76,88</text:p>
          </table:table-cell>
          <table:table-cell table:formula="of:=IF(AND([.B81]&gt;[.B82];[.B82]&gt;[.B83]);1;0)" office:value-type="float" office:value="0" calcext:value-type="float">
            <text:p>0</text:p>
          </table:table-cell>
          <table:table-cell table:formula="of:=IF([.A83]=1;[.B83];IF([.B83]&gt;[.D82];[.B83];[.D82]))" office:value-type="float" office:value="81.35" calcext:value-type="float">
            <text:p>81,35</text:p>
          </table:table-cell>
          <table:table-cell table:formula="of:=IF([.A83]=1;0;IF([.B83]&gt;[.D82];1;0))" office:value-type="float" office:value="0" calcext:value-type="float">
            <text:p>0</text:p>
          </table:table-cell>
          <table:table-cell table:formula="of:=IF([.A83]=1;5000;[.I82])" office:value-type="currency" office:currency="PLN" office:value="1762.4" calcext:value-type="currency">
            <text:p>1 762,40 zł</text:p>
          </table:table-cell>
          <table:table-cell table:formula="of:=IF([.A83]=1;TRUNC(1000/[.B83] );IF(OR([.A83]=2;[.A83]=3);0;IF([.F83]&lt;1000;0;IF([.C82]=1;TRUNC(1000/[.B83]);0))))" office:value-type="float" office:value="0" calcext:value-type="float">
            <text:p>0</text:p>
          </table:table-cell>
          <table:table-cell table:formula="of:=IF(OR([.A83]=1;[.A83]=2);0;IF([.E82]=1;[.G83]+[.J82];0))" office:value-type="float" office:value="0" calcext:value-type="float">
            <text:p>0</text:p>
          </table:table-cell>
          <table:table-cell table:style-name="ce9" table:formula="of:=[.F83]-[.B83]*[.G83]+[.B83]*[.H83]" office:value-type="currency" office:currency="PLN" office:value="1762.4" calcext:value-type="currency">
            <text:p>1 762,40 zł</text:p>
          </table:table-cell>
          <table:table-cell table:formula="of:=IF([.A83]=1;[.G83]-[.H83];[.J82]+[.G83]-[.H83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7.36" calcext:value-type="float">
            <text:p>77,36</text:p>
          </table:table-cell>
          <table:table-cell table:formula="of:=IF(AND([.B82]&gt;[.B83];[.B83]&gt;[.B84]);1;0)" office:value-type="float" office:value="0" calcext:value-type="float">
            <text:p>0</text:p>
          </table:table-cell>
          <table:table-cell table:formula="of:=IF([.A84]=1;[.B84];IF([.B84]&gt;[.D83];[.B84];[.D83]))" office:value-type="float" office:value="81.35" calcext:value-type="float">
            <text:p>81,35</text:p>
          </table:table-cell>
          <table:table-cell table:formula="of:=IF([.A84]=1;0;IF([.B84]&gt;[.D83];1;0))" office:value-type="float" office:value="0" calcext:value-type="float">
            <text:p>0</text:p>
          </table:table-cell>
          <table:table-cell table:formula="of:=IF([.A84]=1;5000;[.I83])" office:value-type="currency" office:currency="PLN" office:value="1762.4" calcext:value-type="currency">
            <text:p>1 762,40 zł</text:p>
          </table:table-cell>
          <table:table-cell table:formula="of:=IF([.A84]=1;TRUNC(1000/[.B84] );IF(OR([.A84]=2;[.A84]=3);0;IF([.F84]&lt;1000;0;IF([.C83]=1;TRUNC(1000/[.B84]);0))))" office:value-type="float" office:value="0" calcext:value-type="float">
            <text:p>0</text:p>
          </table:table-cell>
          <table:table-cell table:formula="of:=IF(OR([.A84]=1;[.A84]=2);0;IF([.E83]=1;[.G84]+[.J83];0))" office:value-type="float" office:value="0" calcext:value-type="float">
            <text:p>0</text:p>
          </table:table-cell>
          <table:table-cell table:style-name="ce9" table:formula="of:=[.F84]-[.B84]*[.G84]+[.B84]*[.H84]" office:value-type="currency" office:currency="PLN" office:value="1762.4" calcext:value-type="currency">
            <text:p>1 762,40 zł</text:p>
          </table:table-cell>
          <table:table-cell table:formula="of:=IF([.A84]=1;[.G84]-[.H84];[.J83]+[.G84]-[.H84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5.79" calcext:value-type="float">
            <text:p>75,79</text:p>
          </table:table-cell>
          <table:table-cell table:formula="of:=IF(AND([.B83]&gt;[.B84];[.B84]&gt;[.B85]);1;0)" office:value-type="float" office:value="0" calcext:value-type="float">
            <text:p>0</text:p>
          </table:table-cell>
          <table:table-cell table:formula="of:=IF([.A85]=1;[.B85];IF([.B85]&gt;[.D84];[.B85];[.D84]))" office:value-type="float" office:value="81.35" calcext:value-type="float">
            <text:p>81,35</text:p>
          </table:table-cell>
          <table:table-cell table:formula="of:=IF([.A85]=1;0;IF([.B85]&gt;[.D84];1;0))" office:value-type="float" office:value="0" calcext:value-type="float">
            <text:p>0</text:p>
          </table:table-cell>
          <table:table-cell table:formula="of:=IF([.A85]=1;5000;[.I84])" office:value-type="currency" office:currency="PLN" office:value="1762.4" calcext:value-type="currency">
            <text:p>1 762,40 zł</text:p>
          </table:table-cell>
          <table:table-cell table:formula="of:=IF([.A85]=1;TRUNC(1000/[.B85] );IF(OR([.A85]=2;[.A85]=3);0;IF([.F85]&lt;1000;0;IF([.C84]=1;TRUNC(1000/[.B85]);0))))" office:value-type="float" office:value="0" calcext:value-type="float">
            <text:p>0</text:p>
          </table:table-cell>
          <table:table-cell table:formula="of:=IF(OR([.A85]=1;[.A85]=2);0;IF([.E84]=1;[.G85]+[.J84];0))" office:value-type="float" office:value="0" calcext:value-type="float">
            <text:p>0</text:p>
          </table:table-cell>
          <table:table-cell table:style-name="ce9" table:formula="of:=[.F85]-[.B85]*[.G85]+[.B85]*[.H85]" office:value-type="currency" office:currency="PLN" office:value="1762.4" calcext:value-type="currency">
            <text:p>1 762,40 zł</text:p>
          </table:table-cell>
          <table:table-cell table:formula="of:=IF([.A85]=1;[.G85]-[.H85];[.J84]+[.G85]-[.H85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7.34" calcext:value-type="float">
            <text:p>77,34</text:p>
          </table:table-cell>
          <table:table-cell table:formula="of:=IF(AND([.B84]&gt;[.B85];[.B85]&gt;[.B86]);1;0)" office:value-type="float" office:value="0" calcext:value-type="float">
            <text:p>0</text:p>
          </table:table-cell>
          <table:table-cell table:formula="of:=IF([.A86]=1;[.B86];IF([.B86]&gt;[.D85];[.B86];[.D85]))" office:value-type="float" office:value="81.35" calcext:value-type="float">
            <text:p>81,35</text:p>
          </table:table-cell>
          <table:table-cell table:formula="of:=IF([.A86]=1;0;IF([.B86]&gt;[.D85];1;0))" office:value-type="float" office:value="0" calcext:value-type="float">
            <text:p>0</text:p>
          </table:table-cell>
          <table:table-cell table:formula="of:=IF([.A86]=1;5000;[.I85])" office:value-type="currency" office:currency="PLN" office:value="1762.4" calcext:value-type="currency">
            <text:p>1 762,40 zł</text:p>
          </table:table-cell>
          <table:table-cell table:formula="of:=IF([.A86]=1;TRUNC(1000/[.B86] );IF(OR([.A86]=2;[.A86]=3);0;IF([.F86]&lt;1000;0;IF([.C85]=1;TRUNC(1000/[.B86]);0))))" office:value-type="float" office:value="0" calcext:value-type="float">
            <text:p>0</text:p>
          </table:table-cell>
          <table:table-cell table:formula="of:=IF(OR([.A86]=1;[.A86]=2);0;IF([.E85]=1;[.G86]+[.J85];0))" office:value-type="float" office:value="0" calcext:value-type="float">
            <text:p>0</text:p>
          </table:table-cell>
          <table:table-cell table:style-name="ce9" table:formula="of:=[.F86]-[.B86]*[.G86]+[.B86]*[.H86]" office:value-type="currency" office:currency="PLN" office:value="1762.4" calcext:value-type="currency">
            <text:p>1 762,40 zł</text:p>
          </table:table-cell>
          <table:table-cell table:formula="of:=IF([.A86]=1;[.G86]-[.H86];[.J85]+[.G86]-[.H86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9.17" calcext:value-type="float">
            <text:p>79,17</text:p>
          </table:table-cell>
          <table:table-cell table:formula="of:=IF(AND([.B85]&gt;[.B86];[.B86]&gt;[.B87]);1;0)" office:value-type="float" office:value="0" calcext:value-type="float">
            <text:p>0</text:p>
          </table:table-cell>
          <table:table-cell table:formula="of:=IF([.A87]=1;[.B87];IF([.B87]&gt;[.D86];[.B87];[.D86]))" office:value-type="float" office:value="81.35" calcext:value-type="float">
            <text:p>81,35</text:p>
          </table:table-cell>
          <table:table-cell table:formula="of:=IF([.A87]=1;0;IF([.B87]&gt;[.D86];1;0))" office:value-type="float" office:value="0" calcext:value-type="float">
            <text:p>0</text:p>
          </table:table-cell>
          <table:table-cell table:formula="of:=IF([.A87]=1;5000;[.I86])" office:value-type="currency" office:currency="PLN" office:value="1762.4" calcext:value-type="currency">
            <text:p>1 762,40 zł</text:p>
          </table:table-cell>
          <table:table-cell table:formula="of:=IF([.A87]=1;TRUNC(1000/[.B87] );IF(OR([.A87]=2;[.A87]=3);0;IF([.F87]&lt;1000;0;IF([.C86]=1;TRUNC(1000/[.B87]);0))))" office:value-type="float" office:value="0" calcext:value-type="float">
            <text:p>0</text:p>
          </table:table-cell>
          <table:table-cell table:formula="of:=IF(OR([.A87]=1;[.A87]=2);0;IF([.E86]=1;[.G87]+[.J86];0))" office:value-type="float" office:value="0" calcext:value-type="float">
            <text:p>0</text:p>
          </table:table-cell>
          <table:table-cell table:style-name="ce9" table:formula="of:=[.F87]-[.B87]*[.G87]+[.B87]*[.H87]" office:value-type="currency" office:currency="PLN" office:value="1762.4" calcext:value-type="currency">
            <text:p>1 762,40 zł</text:p>
          </table:table-cell>
          <table:table-cell table:formula="of:=IF([.A87]=1;[.G87]-[.H87];[.J86]+[.G87]-[.H87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0.76" calcext:value-type="float">
            <text:p>80,76</text:p>
          </table:table-cell>
          <table:table-cell table:formula="of:=IF(AND([.B86]&gt;[.B87];[.B87]&gt;[.B88]);1;0)" office:value-type="float" office:value="0" calcext:value-type="float">
            <text:p>0</text:p>
          </table:table-cell>
          <table:table-cell table:formula="of:=IF([.A88]=1;[.B88];IF([.B88]&gt;[.D87];[.B88];[.D87]))" office:value-type="float" office:value="81.35" calcext:value-type="float">
            <text:p>81,35</text:p>
          </table:table-cell>
          <table:table-cell table:formula="of:=IF([.A88]=1;0;IF([.B88]&gt;[.D87];1;0))" office:value-type="float" office:value="0" calcext:value-type="float">
            <text:p>0</text:p>
          </table:table-cell>
          <table:table-cell table:formula="of:=IF([.A88]=1;5000;[.I87])" office:value-type="currency" office:currency="PLN" office:value="1762.4" calcext:value-type="currency">
            <text:p>1 762,40 zł</text:p>
          </table:table-cell>
          <table:table-cell table:formula="of:=IF([.A88]=1;TRUNC(1000/[.B88] );IF(OR([.A88]=2;[.A88]=3);0;IF([.F88]&lt;1000;0;IF([.C87]=1;TRUNC(1000/[.B88]);0))))" office:value-type="float" office:value="0" calcext:value-type="float">
            <text:p>0</text:p>
          </table:table-cell>
          <table:table-cell table:formula="of:=IF(OR([.A88]=1;[.A88]=2);0;IF([.E87]=1;[.G88]+[.J87];0))" office:value-type="float" office:value="0" calcext:value-type="float">
            <text:p>0</text:p>
          </table:table-cell>
          <table:table-cell table:style-name="ce9" table:formula="of:=[.F88]-[.B88]*[.G88]+[.B88]*[.H88]" office:value-type="currency" office:currency="PLN" office:value="1762.4" calcext:value-type="currency">
            <text:p>1 762,40 zł</text:p>
          </table:table-cell>
          <table:table-cell table:formula="of:=IF([.A88]=1;[.G88]-[.H88];[.J87]+[.G88]-[.H88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9.02" calcext:value-type="float">
            <text:p>79,02</text:p>
          </table:table-cell>
          <table:table-cell table:formula="of:=IF(AND([.B87]&gt;[.B88];[.B88]&gt;[.B89]);1;0)" office:value-type="float" office:value="0" calcext:value-type="float">
            <text:p>0</text:p>
          </table:table-cell>
          <table:table-cell table:formula="of:=IF([.A89]=1;[.B89];IF([.B89]&gt;[.D88];[.B89];[.D88]))" office:value-type="float" office:value="81.35" calcext:value-type="float">
            <text:p>81,35</text:p>
          </table:table-cell>
          <table:table-cell table:formula="of:=IF([.A89]=1;0;IF([.B89]&gt;[.D88];1;0))" office:value-type="float" office:value="0" calcext:value-type="float">
            <text:p>0</text:p>
          </table:table-cell>
          <table:table-cell table:formula="of:=IF([.A89]=1;5000;[.I88])" office:value-type="currency" office:currency="PLN" office:value="1762.4" calcext:value-type="currency">
            <text:p>1 762,40 zł</text:p>
          </table:table-cell>
          <table:table-cell table:formula="of:=IF([.A89]=1;TRUNC(1000/[.B89] );IF(OR([.A89]=2;[.A89]=3);0;IF([.F89]&lt;1000;0;IF([.C88]=1;TRUNC(1000/[.B89]);0))))" office:value-type="float" office:value="0" calcext:value-type="float">
            <text:p>0</text:p>
          </table:table-cell>
          <table:table-cell table:formula="of:=IF(OR([.A89]=1;[.A89]=2);0;IF([.E88]=1;[.G89]+[.J88];0))" office:value-type="float" office:value="0" calcext:value-type="float">
            <text:p>0</text:p>
          </table:table-cell>
          <table:table-cell table:style-name="ce9" table:formula="of:=[.F89]-[.B89]*[.G89]+[.B89]*[.H89]" office:value-type="currency" office:currency="PLN" office:value="1762.4" calcext:value-type="currency">
            <text:p>1 762,40 zł</text:p>
          </table:table-cell>
          <table:table-cell table:formula="of:=IF([.A89]=1;[.G89]-[.H89];[.J88]+[.G89]-[.H89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9.25" calcext:value-type="float">
            <text:p>79,25</text:p>
          </table:table-cell>
          <table:table-cell table:formula="of:=IF(AND([.B88]&gt;[.B89];[.B89]&gt;[.B90]);1;0)" office:value-type="float" office:value="0" calcext:value-type="float">
            <text:p>0</text:p>
          </table:table-cell>
          <table:table-cell table:formula="of:=IF([.A90]=1;[.B90];IF([.B90]&gt;[.D89];[.B90];[.D89]))" office:value-type="float" office:value="81.35" calcext:value-type="float">
            <text:p>81,35</text:p>
          </table:table-cell>
          <table:table-cell table:formula="of:=IF([.A90]=1;0;IF([.B90]&gt;[.D89];1;0))" office:value-type="float" office:value="0" calcext:value-type="float">
            <text:p>0</text:p>
          </table:table-cell>
          <table:table-cell table:formula="of:=IF([.A90]=1;5000;[.I89])" office:value-type="currency" office:currency="PLN" office:value="1762.4" calcext:value-type="currency">
            <text:p>1 762,40 zł</text:p>
          </table:table-cell>
          <table:table-cell table:formula="of:=IF([.A90]=1;TRUNC(1000/[.B90] );IF(OR([.A90]=2;[.A90]=3);0;IF([.F90]&lt;1000;0;IF([.C89]=1;TRUNC(1000/[.B90]);0))))" office:value-type="float" office:value="0" calcext:value-type="float">
            <text:p>0</text:p>
          </table:table-cell>
          <table:table-cell table:formula="of:=IF(OR([.A90]=1;[.A90]=2);0;IF([.E89]=1;[.G90]+[.J89];0))" office:value-type="float" office:value="0" calcext:value-type="float">
            <text:p>0</text:p>
          </table:table-cell>
          <table:table-cell table:style-name="ce9" table:formula="of:=[.F90]-[.B90]*[.G90]+[.B90]*[.H90]" office:value-type="currency" office:currency="PLN" office:value="1762.4" calcext:value-type="currency">
            <text:p>1 762,40 zł</text:p>
          </table:table-cell>
          <table:table-cell table:formula="of:=IF([.A90]=1;[.G90]-[.H90];[.J89]+[.G90]-[.H90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.26" calcext:value-type="float">
            <text:p>80,26</text:p>
          </table:table-cell>
          <table:table-cell table:formula="of:=IF(AND([.B89]&gt;[.B90];[.B90]&gt;[.B91]);1;0)" office:value-type="float" office:value="0" calcext:value-type="float">
            <text:p>0</text:p>
          </table:table-cell>
          <table:table-cell table:formula="of:=IF([.A91]=1;[.B91];IF([.B91]&gt;[.D90];[.B91];[.D90]))" office:value-type="float" office:value="81.35" calcext:value-type="float">
            <text:p>81,35</text:p>
          </table:table-cell>
          <table:table-cell table:formula="of:=IF([.A91]=1;0;IF([.B91]&gt;[.D90];1;0))" office:value-type="float" office:value="0" calcext:value-type="float">
            <text:p>0</text:p>
          </table:table-cell>
          <table:table-cell table:formula="of:=IF([.A91]=1;5000;[.I90])" office:value-type="currency" office:currency="PLN" office:value="1762.4" calcext:value-type="currency">
            <text:p>1 762,40 zł</text:p>
          </table:table-cell>
          <table:table-cell table:formula="of:=IF([.A91]=1;TRUNC(1000/[.B91] );IF(OR([.A91]=2;[.A91]=3);0;IF([.F91]&lt;1000;0;IF([.C90]=1;TRUNC(1000/[.B91]);0))))" office:value-type="float" office:value="0" calcext:value-type="float">
            <text:p>0</text:p>
          </table:table-cell>
          <table:table-cell table:formula="of:=IF(OR([.A91]=1;[.A91]=2);0;IF([.E90]=1;[.G91]+[.J90];0))" office:value-type="float" office:value="0" calcext:value-type="float">
            <text:p>0</text:p>
          </table:table-cell>
          <table:table-cell table:style-name="ce9" table:formula="of:=[.F91]-[.B91]*[.G91]+[.B91]*[.H91]" office:value-type="currency" office:currency="PLN" office:value="1762.4" calcext:value-type="currency">
            <text:p>1 762,40 zł</text:p>
          </table:table-cell>
          <table:table-cell table:formula="of:=IF([.A91]=1;[.G91]-[.H91];[.J90]+[.G91]-[.H91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1.26" calcext:value-type="float">
            <text:p>81,26</text:p>
          </table:table-cell>
          <table:table-cell table:formula="of:=IF(AND([.B90]&gt;[.B91];[.B91]&gt;[.B92]);1;0)" office:value-type="float" office:value="0" calcext:value-type="float">
            <text:p>0</text:p>
          </table:table-cell>
          <table:table-cell table:formula="of:=IF([.A92]=1;[.B92];IF([.B92]&gt;[.D91];[.B92];[.D91]))" office:value-type="float" office:value="81.35" calcext:value-type="float">
            <text:p>81,35</text:p>
          </table:table-cell>
          <table:table-cell table:formula="of:=IF([.A92]=1;0;IF([.B92]&gt;[.D91];1;0))" office:value-type="float" office:value="0" calcext:value-type="float">
            <text:p>0</text:p>
          </table:table-cell>
          <table:table-cell table:formula="of:=IF([.A92]=1;5000;[.I91])" office:value-type="currency" office:currency="PLN" office:value="1762.4" calcext:value-type="currency">
            <text:p>1 762,40 zł</text:p>
          </table:table-cell>
          <table:table-cell table:formula="of:=IF([.A92]=1;TRUNC(1000/[.B92] );IF(OR([.A92]=2;[.A92]=3);0;IF([.F92]&lt;1000;0;IF([.C91]=1;TRUNC(1000/[.B92]);0))))" office:value-type="float" office:value="0" calcext:value-type="float">
            <text:p>0</text:p>
          </table:table-cell>
          <table:table-cell table:formula="of:=IF(OR([.A92]=1;[.A92]=2);0;IF([.E91]=1;[.G92]+[.J91];0))" office:value-type="float" office:value="0" calcext:value-type="float">
            <text:p>0</text:p>
          </table:table-cell>
          <table:table-cell table:style-name="ce9" table:formula="of:=[.F92]-[.B92]*[.G92]+[.B92]*[.H92]" office:value-type="currency" office:currency="PLN" office:value="1762.4" calcext:value-type="currency">
            <text:p>1 762,40 zł</text:p>
          </table:table-cell>
          <table:table-cell table:formula="of:=IF([.A92]=1;[.G92]-[.H92];[.J91]+[.G92]-[.H92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1.64" calcext:value-type="float">
            <text:p>81,64</text:p>
          </table:table-cell>
          <table:table-cell table:formula="of:=IF(AND([.B91]&gt;[.B92];[.B92]&gt;[.B93]);1;0)" office:value-type="float" office:value="0" calcext:value-type="float">
            <text:p>0</text:p>
          </table:table-cell>
          <table:table-cell table:formula="of:=IF([.A93]=1;[.B93];IF([.B93]&gt;[.D92];[.B93];[.D92]))" office:value-type="float" office:value="81.64" calcext:value-type="float">
            <text:p>81,64</text:p>
          </table:table-cell>
          <table:table-cell table:formula="of:=IF([.A93]=1;0;IF([.B93]&gt;[.D92];1;0))" office:value-type="float" office:value="1" calcext:value-type="float">
            <text:p>1</text:p>
          </table:table-cell>
          <table:table-cell table:formula="of:=IF([.A93]=1;5000;[.I92])" office:value-type="currency" office:currency="PLN" office:value="1762.4" calcext:value-type="currency">
            <text:p>1 762,40 zł</text:p>
          </table:table-cell>
          <table:table-cell table:formula="of:=IF([.A93]=1;TRUNC(1000/[.B93] );IF(OR([.A93]=2;[.A93]=3);0;IF([.F93]&lt;1000;0;IF([.C92]=1;TRUNC(1000/[.B93]);0))))" office:value-type="float" office:value="0" calcext:value-type="float">
            <text:p>0</text:p>
          </table:table-cell>
          <table:table-cell table:formula="of:=IF(OR([.A93]=1;[.A93]=2);0;IF([.E92]=1;[.G93]+[.J92];0))" office:value-type="float" office:value="0" calcext:value-type="float">
            <text:p>0</text:p>
          </table:table-cell>
          <table:table-cell table:style-name="ce9" table:formula="of:=[.F93]-[.B93]*[.G93]+[.B93]*[.H93]" office:value-type="currency" office:currency="PLN" office:value="1762.4" calcext:value-type="currency">
            <text:p>1 762,40 zł</text:p>
          </table:table-cell>
          <table:table-cell table:formula="of:=IF([.A93]=1;[.G93]-[.H93];[.J92]+[.G93]-[.H93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9.85" calcext:value-type="float">
            <text:p>79,85</text:p>
          </table:table-cell>
          <table:table-cell table:formula="of:=IF(AND([.B92]&gt;[.B93];[.B93]&gt;[.B94]);1;0)" office:value-type="float" office:value="0" calcext:value-type="float">
            <text:p>0</text:p>
          </table:table-cell>
          <table:table-cell table:formula="of:=IF([.A94]=1;[.B94];IF([.B94]&gt;[.D93];[.B94];[.D93]))" office:value-type="float" office:value="81.64" calcext:value-type="float">
            <text:p>81,64</text:p>
          </table:table-cell>
          <table:table-cell table:formula="of:=IF([.A94]=1;0;IF([.B94]&gt;[.D93];1;0))" office:value-type="float" office:value="0" calcext:value-type="float">
            <text:p>0</text:p>
          </table:table-cell>
          <table:table-cell table:formula="of:=IF([.A94]=1;5000;[.I93])" office:value-type="currency" office:currency="PLN" office:value="1762.4" calcext:value-type="currency">
            <text:p>1 762,40 zł</text:p>
          </table:table-cell>
          <table:table-cell table:formula="of:=IF([.A94]=1;TRUNC(1000/[.B94] );IF(OR([.A94]=2;[.A94]=3);0;IF([.F94]&lt;1000;0;IF([.C93]=1;TRUNC(1000/[.B94]);0))))" office:value-type="float" office:value="0" calcext:value-type="float">
            <text:p>0</text:p>
          </table:table-cell>
          <table:table-cell table:formula="of:=IF(OR([.A94]=1;[.A94]=2);0;IF([.E93]=1;[.G94]+[.J93];0))" office:value-type="float" office:value="51" calcext:value-type="float">
            <text:p>51</text:p>
          </table:table-cell>
          <table:table-cell table:style-name="ce9" table:formula="of:=[.F94]-[.B94]*[.G94]+[.B94]*[.H94]" office:value-type="currency" office:currency="PLN" office:value="5834.75" calcext:value-type="currency">
            <text:p>5 834,75 zł</text:p>
          </table:table-cell>
          <table:table-cell table:formula="of:=IF([.A94]=1;[.G94]-[.H94];[.J93]+[.G94]-[.H9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1.54" calcext:value-type="float">
            <text:p>81,54</text:p>
          </table:table-cell>
          <table:table-cell table:formula="of:=IF(AND([.B93]&gt;[.B94];[.B94]&gt;[.B95]);1;0)" office:value-type="float" office:value="0" calcext:value-type="float">
            <text:p>0</text:p>
          </table:table-cell>
          <table:table-cell table:formula="of:=IF([.A95]=1;[.B95];IF([.B95]&gt;[.D94];[.B95];[.D94]))" office:value-type="float" office:value="81.64" calcext:value-type="float">
            <text:p>81,64</text:p>
          </table:table-cell>
          <table:table-cell table:formula="of:=IF([.A95]=1;0;IF([.B95]&gt;[.D94];1;0))" office:value-type="float" office:value="0" calcext:value-type="float">
            <text:p>0</text:p>
          </table:table-cell>
          <table:table-cell table:formula="of:=IF([.A95]=1;5000;[.I94])" office:value-type="currency" office:currency="PLN" office:value="5834.75" calcext:value-type="currency">
            <text:p>5 834,75 zł</text:p>
          </table:table-cell>
          <table:table-cell table:formula="of:=IF([.A95]=1;TRUNC(1000/[.B95] );IF(OR([.A95]=2;[.A95]=3);0;IF([.F95]&lt;1000;0;IF([.C94]=1;TRUNC(1000/[.B95]);0))))" office:value-type="float" office:value="0" calcext:value-type="float">
            <text:p>0</text:p>
          </table:table-cell>
          <table:table-cell table:formula="of:=IF(OR([.A95]=1;[.A95]=2);0;IF([.E94]=1;[.G95]+[.J94];0))" office:value-type="float" office:value="0" calcext:value-type="float">
            <text:p>0</text:p>
          </table:table-cell>
          <table:table-cell table:style-name="ce9" table:formula="of:=[.F95]-[.B95]*[.G95]+[.B95]*[.H95]" office:value-type="currency" office:currency="PLN" office:value="5834.75" calcext:value-type="currency">
            <text:p>5 834,75 zł</text:p>
          </table:table-cell>
          <table:table-cell table:formula="of:=IF([.A95]=1;[.G95]-[.H95];[.J94]+[.G95]-[.H9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87" calcext:value-type="float">
            <text:p>79,87</text:p>
          </table:table-cell>
          <table:table-cell table:formula="of:=IF(AND([.B94]&gt;[.B95];[.B95]&gt;[.B96]);1;0)" office:value-type="float" office:value="0" calcext:value-type="float">
            <text:p>0</text:p>
          </table:table-cell>
          <table:table-cell table:formula="of:=IF([.A96]=1;[.B96];IF([.B96]&gt;[.D95];[.B96];[.D95]))" office:value-type="float" office:value="81.64" calcext:value-type="float">
            <text:p>81,64</text:p>
          </table:table-cell>
          <table:table-cell table:formula="of:=IF([.A96]=1;0;IF([.B96]&gt;[.D95];1;0))" office:value-type="float" office:value="0" calcext:value-type="float">
            <text:p>0</text:p>
          </table:table-cell>
          <table:table-cell table:formula="of:=IF([.A96]=1;5000;[.I95])" office:value-type="currency" office:currency="PLN" office:value="5834.75" calcext:value-type="currency">
            <text:p>5 834,75 zł</text:p>
          </table:table-cell>
          <table:table-cell table:formula="of:=IF([.A96]=1;TRUNC(1000/[.B96] );IF(OR([.A96]=2;[.A96]=3);0;IF([.F96]&lt;1000;0;IF([.C95]=1;TRUNC(1000/[.B96]);0))))" office:value-type="float" office:value="0" calcext:value-type="float">
            <text:p>0</text:p>
          </table:table-cell>
          <table:table-cell table:formula="of:=IF(OR([.A96]=1;[.A96]=2);0;IF([.E95]=1;[.G96]+[.J95];0))" office:value-type="float" office:value="0" calcext:value-type="float">
            <text:p>0</text:p>
          </table:table-cell>
          <table:table-cell table:style-name="ce9" table:formula="of:=[.F96]-[.B96]*[.G96]+[.B96]*[.H96]" office:value-type="currency" office:currency="PLN" office:value="5834.75" calcext:value-type="currency">
            <text:p>5 834,75 zł</text:p>
          </table:table-cell>
          <table:table-cell table:formula="of:=IF([.A96]=1;[.G96]-[.H96];[.J95]+[.G96]-[.H9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formula="of:=IF(AND([.B95]&gt;[.B96];[.B96]&gt;[.B97]);1;0)" office:value-type="float" office:value="0" calcext:value-type="float">
            <text:p>0</text:p>
          </table:table-cell>
          <table:table-cell table:formula="of:=IF([.A97]=1;[.B97];IF([.B97]&gt;[.D96];[.B97];[.D96]))" office:value-type="float" office:value="81.64" calcext:value-type="float">
            <text:p>81,64</text:p>
          </table:table-cell>
          <table:table-cell table:formula="of:=IF([.A97]=1;0;IF([.B97]&gt;[.D96];1;0))" office:value-type="float" office:value="0" calcext:value-type="float">
            <text:p>0</text:p>
          </table:table-cell>
          <table:table-cell table:formula="of:=IF([.A97]=1;5000;[.I96])" office:value-type="currency" office:currency="PLN" office:value="5834.75" calcext:value-type="currency">
            <text:p>5 834,75 zł</text:p>
          </table:table-cell>
          <table:table-cell table:formula="of:=IF([.A97]=1;TRUNC(1000/[.B97] );IF(OR([.A97]=2;[.A97]=3);0;IF([.F97]&lt;1000;0;IF([.C96]=1;TRUNC(1000/[.B97]);0))))" office:value-type="float" office:value="0" calcext:value-type="float">
            <text:p>0</text:p>
          </table:table-cell>
          <table:table-cell table:formula="of:=IF(OR([.A97]=1;[.A97]=2);0;IF([.E96]=1;[.G97]+[.J96];0))" office:value-type="float" office:value="0" calcext:value-type="float">
            <text:p>0</text:p>
          </table:table-cell>
          <table:table-cell table:style-name="ce9" table:formula="of:=[.F97]-[.B97]*[.G97]+[.B97]*[.H97]" office:value-type="currency" office:currency="PLN" office:value="5834.75" calcext:value-type="currency">
            <text:p>5 834,75 zł</text:p>
          </table:table-cell>
          <table:table-cell table:formula="of:=IF([.A97]=1;[.G97]-[.H97];[.J96]+[.G97]-[.H9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.01" calcext:value-type="float">
            <text:p>81,01</text:p>
          </table:table-cell>
          <table:table-cell table:formula="of:=IF(AND([.B96]&gt;[.B97];[.B97]&gt;[.B98]);1;0)" office:value-type="float" office:value="0" calcext:value-type="float">
            <text:p>0</text:p>
          </table:table-cell>
          <table:table-cell table:formula="of:=IF([.A98]=1;[.B98];IF([.B98]&gt;[.D97];[.B98];[.D97]))" office:value-type="float" office:value="81.64" calcext:value-type="float">
            <text:p>81,64</text:p>
          </table:table-cell>
          <table:table-cell table:formula="of:=IF([.A98]=1;0;IF([.B98]&gt;[.D97];1;0))" office:value-type="float" office:value="0" calcext:value-type="float">
            <text:p>0</text:p>
          </table:table-cell>
          <table:table-cell table:formula="of:=IF([.A98]=1;5000;[.I97])" office:value-type="currency" office:currency="PLN" office:value="5834.75" calcext:value-type="currency">
            <text:p>5 834,75 zł</text:p>
          </table:table-cell>
          <table:table-cell table:formula="of:=IF([.A98]=1;TRUNC(1000/[.B98] );IF(OR([.A98]=2;[.A98]=3);0;IF([.F98]&lt;1000;0;IF([.C97]=1;TRUNC(1000/[.B98]);0))))" office:value-type="float" office:value="0" calcext:value-type="float">
            <text:p>0</text:p>
          </table:table-cell>
          <table:table-cell table:formula="of:=IF(OR([.A98]=1;[.A98]=2);0;IF([.E97]=1;[.G98]+[.J97];0))" office:value-type="float" office:value="0" calcext:value-type="float">
            <text:p>0</text:p>
          </table:table-cell>
          <table:table-cell table:style-name="ce9" table:formula="of:=[.F98]-[.B98]*[.G98]+[.B98]*[.H98]" office:value-type="currency" office:currency="PLN" office:value="5834.75" calcext:value-type="currency">
            <text:p>5 834,75 zł</text:p>
          </table:table-cell>
          <table:table-cell table:formula="of:=IF([.A98]=1;[.G98]-[.H98];[.J97]+[.G98]-[.H9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9.17" calcext:value-type="float">
            <text:p>79,17</text:p>
          </table:table-cell>
          <table:table-cell table:formula="of:=IF(AND([.B97]&gt;[.B98];[.B98]&gt;[.B99]);1;0)" office:value-type="float" office:value="0" calcext:value-type="float">
            <text:p>0</text:p>
          </table:table-cell>
          <table:table-cell table:formula="of:=IF([.A99]=1;[.B99];IF([.B99]&gt;[.D98];[.B99];[.D98]))" office:value-type="float" office:value="81.64" calcext:value-type="float">
            <text:p>81,64</text:p>
          </table:table-cell>
          <table:table-cell table:formula="of:=IF([.A99]=1;0;IF([.B99]&gt;[.D98];1;0))" office:value-type="float" office:value="0" calcext:value-type="float">
            <text:p>0</text:p>
          </table:table-cell>
          <table:table-cell table:formula="of:=IF([.A99]=1;5000;[.I98])" office:value-type="currency" office:currency="PLN" office:value="5834.75" calcext:value-type="currency">
            <text:p>5 834,75 zł</text:p>
          </table:table-cell>
          <table:table-cell table:formula="of:=IF([.A99]=1;TRUNC(1000/[.B99] );IF(OR([.A99]=2;[.A99]=3);0;IF([.F99]&lt;1000;0;IF([.C98]=1;TRUNC(1000/[.B99]);0))))" office:value-type="float" office:value="0" calcext:value-type="float">
            <text:p>0</text:p>
          </table:table-cell>
          <table:table-cell table:formula="of:=IF(OR([.A99]=1;[.A99]=2);0;IF([.E98]=1;[.G99]+[.J98];0))" office:value-type="float" office:value="0" calcext:value-type="float">
            <text:p>0</text:p>
          </table:table-cell>
          <table:table-cell table:style-name="ce9" table:formula="of:=[.F99]-[.B99]*[.G99]+[.B99]*[.H99]" office:value-type="currency" office:currency="PLN" office:value="5834.75" calcext:value-type="currency">
            <text:p>5 834,75 zł</text:p>
          </table:table-cell>
          <table:table-cell table:formula="of:=IF([.A99]=1;[.G99]-[.H99];[.J98]+[.G99]-[.H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.29" calcext:value-type="float">
            <text:p>80,29</text:p>
          </table:table-cell>
          <table:table-cell table:formula="of:=IF(AND([.B98]&gt;[.B99];[.B99]&gt;[.B100]);1;0)" office:value-type="float" office:value="0" calcext:value-type="float">
            <text:p>0</text:p>
          </table:table-cell>
          <table:table-cell table:formula="of:=IF([.A100]=1;[.B100];IF([.B100]&gt;[.D99];[.B100];[.D99]))" office:value-type="float" office:value="81.64" calcext:value-type="float">
            <text:p>81,64</text:p>
          </table:table-cell>
          <table:table-cell table:formula="of:=IF([.A100]=1;0;IF([.B100]&gt;[.D99];1;0))" office:value-type="float" office:value="0" calcext:value-type="float">
            <text:p>0</text:p>
          </table:table-cell>
          <table:table-cell table:formula="of:=IF([.A100]=1;5000;[.I99])" office:value-type="currency" office:currency="PLN" office:value="5834.75" calcext:value-type="currency">
            <text:p>5 834,75 zł</text:p>
          </table:table-cell>
          <table:table-cell table:formula="of:=IF([.A100]=1;TRUNC(1000/[.B100] );IF(OR([.A100]=2;[.A100]=3);0;IF([.F100]&lt;1000;0;IF([.C99]=1;TRUNC(1000/[.B100]);0))))" office:value-type="float" office:value="0" calcext:value-type="float">
            <text:p>0</text:p>
          </table:table-cell>
          <table:table-cell table:formula="of:=IF(OR([.A100]=1;[.A100]=2);0;IF([.E99]=1;[.G100]+[.J99];0))" office:value-type="float" office:value="0" calcext:value-type="float">
            <text:p>0</text:p>
          </table:table-cell>
          <table:table-cell table:style-name="ce9" table:formula="of:=[.F100]-[.B100]*[.G100]+[.B100]*[.H100]" office:value-type="currency" office:currency="PLN" office:value="5834.75" calcext:value-type="currency">
            <text:p>5 834,75 zł</text:p>
          </table:table-cell>
          <table:table-cell table:formula="of:=IF([.A100]=1;[.G100]-[.H100];[.J99]+[.G100]-[.H10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.6" calcext:value-type="float">
            <text:p>81,6</text:p>
          </table:table-cell>
          <table:table-cell table:formula="of:=IF(AND([.B99]&gt;[.B100];[.B100]&gt;[.B101]);1;0)" office:value-type="float" office:value="0" calcext:value-type="float">
            <text:p>0</text:p>
          </table:table-cell>
          <table:table-cell table:formula="of:=IF([.A101]=1;[.B101];IF([.B101]&gt;[.D100];[.B101];[.D100]))" office:value-type="float" office:value="81.64" calcext:value-type="float">
            <text:p>81,64</text:p>
          </table:table-cell>
          <table:table-cell table:formula="of:=IF([.A101]=1;0;IF([.B101]&gt;[.D100];1;0))" office:value-type="float" office:value="0" calcext:value-type="float">
            <text:p>0</text:p>
          </table:table-cell>
          <table:table-cell table:formula="of:=IF([.A101]=1;5000;[.I100])" office:value-type="currency" office:currency="PLN" office:value="5834.75" calcext:value-type="currency">
            <text:p>5 834,75 zł</text:p>
          </table:table-cell>
          <table:table-cell table:formula="of:=IF([.A101]=1;TRUNC(1000/[.B101] );IF(OR([.A101]=2;[.A101]=3);0;IF([.F101]&lt;1000;0;IF([.C100]=1;TRUNC(1000/[.B101]);0))))" office:value-type="float" office:value="0" calcext:value-type="float">
            <text:p>0</text:p>
          </table:table-cell>
          <table:table-cell table:formula="of:=IF(OR([.A101]=1;[.A101]=2);0;IF([.E100]=1;[.G101]+[.J100];0))" office:value-type="float" office:value="0" calcext:value-type="float">
            <text:p>0</text:p>
          </table:table-cell>
          <table:table-cell table:style-name="ce9" table:formula="of:=[.F101]-[.B101]*[.G101]+[.B101]*[.H101]" office:value-type="currency" office:currency="PLN" office:value="5834.75" calcext:value-type="currency">
            <text:p>5 834,75 zł</text:p>
          </table:table-cell>
          <table:table-cell table:formula="of:=IF([.A101]=1;[.G101]-[.H101];[.J100]+[.G101]-[.H10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2.75" calcext:value-type="float">
            <text:p>82,75</text:p>
          </table:table-cell>
          <table:table-cell table:formula="of:=IF(AND([.B100]&gt;[.B101];[.B101]&gt;[.B102]);1;0)" office:value-type="float" office:value="0" calcext:value-type="float">
            <text:p>0</text:p>
          </table:table-cell>
          <table:table-cell table:formula="of:=IF([.A102]=1;[.B102];IF([.B102]&gt;[.D101];[.B102];[.D101]))" office:value-type="float" office:value="82.75" calcext:value-type="float">
            <text:p>82,75</text:p>
          </table:table-cell>
          <table:table-cell table:formula="of:=IF([.A102]=1;0;IF([.B102]&gt;[.D101];1;0))" office:value-type="float" office:value="1" calcext:value-type="float">
            <text:p>1</text:p>
          </table:table-cell>
          <table:table-cell table:formula="of:=IF([.A102]=1;5000;[.I101])" office:value-type="currency" office:currency="PLN" office:value="5834.75" calcext:value-type="currency">
            <text:p>5 834,75 zł</text:p>
          </table:table-cell>
          <table:table-cell table:formula="of:=IF([.A102]=1;TRUNC(1000/[.B102] );IF(OR([.A102]=2;[.A102]=3);0;IF([.F102]&lt;1000;0;IF([.C101]=1;TRUNC(1000/[.B102]);0))))" office:value-type="float" office:value="0" calcext:value-type="float">
            <text:p>0</text:p>
          </table:table-cell>
          <table:table-cell table:formula="of:=IF(OR([.A102]=1;[.A102]=2);0;IF([.E101]=1;[.G102]+[.J101];0))" office:value-type="float" office:value="0" calcext:value-type="float">
            <text:p>0</text:p>
          </table:table-cell>
          <table:table-cell table:style-name="ce9" table:formula="of:=[.F102]-[.B102]*[.G102]+[.B102]*[.H102]" office:value-type="currency" office:currency="PLN" office:value="5834.75" calcext:value-type="currency">
            <text:p>5 834,75 zł</text:p>
          </table:table-cell>
          <table:table-cell table:formula="of:=IF([.A102]=1;[.G102]-[.H102];[.J101]+[.G102]-[.H10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.09" calcext:value-type="float">
            <text:p>83,09</text:p>
          </table:table-cell>
          <table:table-cell table:formula="of:=IF(AND([.B101]&gt;[.B102];[.B102]&gt;[.B103]);1;0)" office:value-type="float" office:value="0" calcext:value-type="float">
            <text:p>0</text:p>
          </table:table-cell>
          <table:table-cell table:formula="of:=IF([.A103]=1;[.B103];IF([.B103]&gt;[.D102];[.B103];[.D102]))" office:value-type="float" office:value="83.09" calcext:value-type="float">
            <text:p>83,09</text:p>
          </table:table-cell>
          <table:table-cell table:formula="of:=IF([.A103]=1;0;IF([.B103]&gt;[.D102];1;0))" office:value-type="float" office:value="1" calcext:value-type="float">
            <text:p>1</text:p>
          </table:table-cell>
          <table:table-cell table:formula="of:=IF([.A103]=1;5000;[.I102])" office:value-type="currency" office:currency="PLN" office:value="5834.75" calcext:value-type="currency">
            <text:p>5 834,75 zł</text:p>
          </table:table-cell>
          <table:table-cell table:formula="of:=IF([.A103]=1;TRUNC(1000/[.B103] );IF(OR([.A103]=2;[.A103]=3);0;IF([.F103]&lt;1000;0;IF([.C102]=1;TRUNC(1000/[.B103]);0))))" office:value-type="float" office:value="0" calcext:value-type="float">
            <text:p>0</text:p>
          </table:table-cell>
          <table:table-cell table:formula="of:=IF(OR([.A103]=1;[.A103]=2);0;IF([.E102]=1;[.G103]+[.J102];0))" office:value-type="float" office:value="0" calcext:value-type="float">
            <text:p>0</text:p>
          </table:table-cell>
          <table:table-cell table:style-name="ce9" table:formula="of:=[.F103]-[.B103]*[.G103]+[.B103]*[.H103]" office:value-type="currency" office:currency="PLN" office:value="5834.75" calcext:value-type="currency">
            <text:p>5 834,75 zł</text:p>
          </table:table-cell>
          <table:table-cell table:formula="of:=IF([.A103]=1;[.G103]-[.H103];[.J102]+[.G103]-[.H10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4.09" calcext:value-type="float">
            <text:p>84,09</text:p>
          </table:table-cell>
          <table:table-cell table:formula="of:=IF(AND([.B102]&gt;[.B103];[.B103]&gt;[.B104]);1;0)" office:value-type="float" office:value="0" calcext:value-type="float">
            <text:p>0</text:p>
          </table:table-cell>
          <table:table-cell table:formula="of:=IF([.A104]=1;[.B104];IF([.B104]&gt;[.D103];[.B104];[.D103]))" office:value-type="float" office:value="84.09" calcext:value-type="float">
            <text:p>84,09</text:p>
          </table:table-cell>
          <table:table-cell table:formula="of:=IF([.A104]=1;0;IF([.B104]&gt;[.D103];1;0))" office:value-type="float" office:value="1" calcext:value-type="float">
            <text:p>1</text:p>
          </table:table-cell>
          <table:table-cell table:formula="of:=IF([.A104]=1;5000;[.I103])" office:value-type="currency" office:currency="PLN" office:value="5834.75" calcext:value-type="currency">
            <text:p>5 834,75 zł</text:p>
          </table:table-cell>
          <table:table-cell table:formula="of:=IF([.A104]=1;TRUNC(1000/[.B104] );IF(OR([.A104]=2;[.A104]=3);0;IF([.F104]&lt;1000;0;IF([.C103]=1;TRUNC(1000/[.B104]);0))))" office:value-type="float" office:value="0" calcext:value-type="float">
            <text:p>0</text:p>
          </table:table-cell>
          <table:table-cell table:formula="of:=IF(OR([.A104]=1;[.A104]=2);0;IF([.E103]=1;[.G104]+[.J103];0))" office:value-type="float" office:value="0" calcext:value-type="float">
            <text:p>0</text:p>
          </table:table-cell>
          <table:table-cell table:style-name="ce9" table:formula="of:=[.F104]-[.B104]*[.G104]+[.B104]*[.H104]" office:value-type="currency" office:currency="PLN" office:value="5834.75" calcext:value-type="currency">
            <text:p>5 834,75 zł</text:p>
          </table:table-cell>
          <table:table-cell table:formula="of:=IF([.A104]=1;[.G104]-[.H104];[.J103]+[.G104]-[.H10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.17" calcext:value-type="float">
            <text:p>85,17</text:p>
          </table:table-cell>
          <table:table-cell table:formula="of:=IF(AND([.B103]&gt;[.B104];[.B104]&gt;[.B105]);1;0)" office:value-type="float" office:value="0" calcext:value-type="float">
            <text:p>0</text:p>
          </table:table-cell>
          <table:table-cell table:formula="of:=IF([.A105]=1;[.B105];IF([.B105]&gt;[.D104];[.B105];[.D104]))" office:value-type="float" office:value="85.17" calcext:value-type="float">
            <text:p>85,17</text:p>
          </table:table-cell>
          <table:table-cell table:formula="of:=IF([.A105]=1;0;IF([.B105]&gt;[.D104];1;0))" office:value-type="float" office:value="1" calcext:value-type="float">
            <text:p>1</text:p>
          </table:table-cell>
          <table:table-cell table:formula="of:=IF([.A105]=1;5000;[.I104])" office:value-type="currency" office:currency="PLN" office:value="5834.75" calcext:value-type="currency">
            <text:p>5 834,75 zł</text:p>
          </table:table-cell>
          <table:table-cell table:formula="of:=IF([.A105]=1;TRUNC(1000/[.B105] );IF(OR([.A105]=2;[.A105]=3);0;IF([.F105]&lt;1000;0;IF([.C104]=1;TRUNC(1000/[.B105]);0))))" office:value-type="float" office:value="0" calcext:value-type="float">
            <text:p>0</text:p>
          </table:table-cell>
          <table:table-cell table:formula="of:=IF(OR([.A105]=1;[.A105]=2);0;IF([.E104]=1;[.G105]+[.J104];0))" office:value-type="float" office:value="0" calcext:value-type="float">
            <text:p>0</text:p>
          </table:table-cell>
          <table:table-cell table:style-name="ce9" table:formula="of:=[.F105]-[.B105]*[.G105]+[.B105]*[.H105]" office:value-type="currency" office:currency="PLN" office:value="5834.75" calcext:value-type="currency">
            <text:p>5 834,75 zł</text:p>
          </table:table-cell>
          <table:table-cell table:formula="of:=IF([.A105]=1;[.G105]-[.H105];[.J104]+[.G105]-[.H10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" calcext:value-type="float">
            <text:p>86</text:p>
          </table:table-cell>
          <table:table-cell table:formula="of:=IF(AND([.B104]&gt;[.B105];[.B105]&gt;[.B106]);1;0)" office:value-type="float" office:value="0" calcext:value-type="float">
            <text:p>0</text:p>
          </table:table-cell>
          <table:table-cell table:formula="of:=IF([.A106]=1;[.B106];IF([.B106]&gt;[.D105];[.B106];[.D105]))" office:value-type="float" office:value="86" calcext:value-type="float">
            <text:p>86</text:p>
          </table:table-cell>
          <table:table-cell table:formula="of:=IF([.A106]=1;0;IF([.B106]&gt;[.D105];1;0))" office:value-type="float" office:value="1" calcext:value-type="float">
            <text:p>1</text:p>
          </table:table-cell>
          <table:table-cell table:formula="of:=IF([.A106]=1;5000;[.I105])" office:value-type="currency" office:currency="PLN" office:value="5834.75" calcext:value-type="currency">
            <text:p>5 834,75 zł</text:p>
          </table:table-cell>
          <table:table-cell table:formula="of:=IF([.A106]=1;TRUNC(1000/[.B106] );IF(OR([.A106]=2;[.A106]=3);0;IF([.F106]&lt;1000;0;IF([.C105]=1;TRUNC(1000/[.B106]);0))))" office:value-type="float" office:value="0" calcext:value-type="float">
            <text:p>0</text:p>
          </table:table-cell>
          <table:table-cell table:formula="of:=IF(OR([.A106]=1;[.A106]=2);0;IF([.E105]=1;[.G106]+[.J105];0))" office:value-type="float" office:value="0" calcext:value-type="float">
            <text:p>0</text:p>
          </table:table-cell>
          <table:table-cell table:style-name="ce9" table:formula="of:=[.F106]-[.B106]*[.G106]+[.B106]*[.H106]" office:value-type="currency" office:currency="PLN" office:value="5834.75" calcext:value-type="currency">
            <text:p>5 834,75 zł</text:p>
          </table:table-cell>
          <table:table-cell table:formula="of:=IF([.A106]=1;[.G106]-[.H106];[.J105]+[.G106]-[.H10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4.14" calcext:value-type="float">
            <text:p>84,14</text:p>
          </table:table-cell>
          <table:table-cell table:formula="of:=IF(AND([.B105]&gt;[.B106];[.B106]&gt;[.B107]);1;0)" office:value-type="float" office:value="0" calcext:value-type="float">
            <text:p>0</text:p>
          </table:table-cell>
          <table:table-cell table:formula="of:=IF([.A107]=1;[.B107];IF([.B107]&gt;[.D106];[.B107];[.D106]))" office:value-type="float" office:value="86" calcext:value-type="float">
            <text:p>86</text:p>
          </table:table-cell>
          <table:table-cell table:formula="of:=IF([.A107]=1;0;IF([.B107]&gt;[.D106];1;0))" office:value-type="float" office:value="0" calcext:value-type="float">
            <text:p>0</text:p>
          </table:table-cell>
          <table:table-cell table:formula="of:=IF([.A107]=1;5000;[.I106])" office:value-type="currency" office:currency="PLN" office:value="5834.75" calcext:value-type="currency">
            <text:p>5 834,75 zł</text:p>
          </table:table-cell>
          <table:table-cell table:formula="of:=IF([.A107]=1;TRUNC(1000/[.B107] );IF(OR([.A107]=2;[.A107]=3);0;IF([.F107]&lt;1000;0;IF([.C106]=1;TRUNC(1000/[.B107]);0))))" office:value-type="float" office:value="0" calcext:value-type="float">
            <text:p>0</text:p>
          </table:table-cell>
          <table:table-cell table:formula="of:=IF(OR([.A107]=1;[.A107]=2);0;IF([.E106]=1;[.G107]+[.J106];0))" office:value-type="float" office:value="0" calcext:value-type="float">
            <text:p>0</text:p>
          </table:table-cell>
          <table:table-cell table:style-name="ce9" table:formula="of:=[.F107]-[.B107]*[.G107]+[.B107]*[.H107]" office:value-type="currency" office:currency="PLN" office:value="5834.75" calcext:value-type="currency">
            <text:p>5 834,75 zł</text:p>
          </table:table-cell>
          <table:table-cell table:formula="of:=IF([.A107]=1;[.G107]-[.H107];[.J106]+[.G107]-[.H10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6.19" calcext:value-type="float">
            <text:p>86,19</text:p>
          </table:table-cell>
          <table:table-cell table:formula="of:=IF(AND([.B106]&gt;[.B107];[.B107]&gt;[.B108]);1;0)" office:value-type="float" office:value="0" calcext:value-type="float">
            <text:p>0</text:p>
          </table:table-cell>
          <table:table-cell table:formula="of:=IF([.A108]=1;[.B108];IF([.B108]&gt;[.D107];[.B108];[.D107]))" office:value-type="float" office:value="86.19" calcext:value-type="float">
            <text:p>86,19</text:p>
          </table:table-cell>
          <table:table-cell table:formula="of:=IF([.A108]=1;0;IF([.B108]&gt;[.D107];1;0))" office:value-type="float" office:value="1" calcext:value-type="float">
            <text:p>1</text:p>
          </table:table-cell>
          <table:table-cell table:formula="of:=IF([.A108]=1;5000;[.I107])" office:value-type="currency" office:currency="PLN" office:value="5834.75" calcext:value-type="currency">
            <text:p>5 834,75 zł</text:p>
          </table:table-cell>
          <table:table-cell table:formula="of:=IF([.A108]=1;TRUNC(1000/[.B108] );IF(OR([.A108]=2;[.A108]=3);0;IF([.F108]&lt;1000;0;IF([.C107]=1;TRUNC(1000/[.B108]);0))))" office:value-type="float" office:value="0" calcext:value-type="float">
            <text:p>0</text:p>
          </table:table-cell>
          <table:table-cell table:formula="of:=IF(OR([.A108]=1;[.A108]=2);0;IF([.E107]=1;[.G108]+[.J107];0))" office:value-type="float" office:value="0" calcext:value-type="float">
            <text:p>0</text:p>
          </table:table-cell>
          <table:table-cell table:style-name="ce9" table:formula="of:=[.F108]-[.B108]*[.G108]+[.B108]*[.H108]" office:value-type="currency" office:currency="PLN" office:value="5834.75" calcext:value-type="currency">
            <text:p>5 834,75 zł</text:p>
          </table:table-cell>
          <table:table-cell table:formula="of:=IF([.A108]=1;[.G108]-[.H108];[.J107]+[.G108]-[.H10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6.34" calcext:value-type="float">
            <text:p>86,34</text:p>
          </table:table-cell>
          <table:table-cell table:formula="of:=IF(AND([.B107]&gt;[.B108];[.B108]&gt;[.B109]);1;0)" office:value-type="float" office:value="0" calcext:value-type="float">
            <text:p>0</text:p>
          </table:table-cell>
          <table:table-cell table:formula="of:=IF([.A109]=1;[.B109];IF([.B109]&gt;[.D108];[.B109];[.D108]))" office:value-type="float" office:value="86.34" calcext:value-type="float">
            <text:p>86,34</text:p>
          </table:table-cell>
          <table:table-cell table:formula="of:=IF([.A109]=1;0;IF([.B109]&gt;[.D108];1;0))" office:value-type="float" office:value="1" calcext:value-type="float">
            <text:p>1</text:p>
          </table:table-cell>
          <table:table-cell table:formula="of:=IF([.A109]=1;5000;[.I108])" office:value-type="currency" office:currency="PLN" office:value="5834.75" calcext:value-type="currency">
            <text:p>5 834,75 zł</text:p>
          </table:table-cell>
          <table:table-cell table:formula="of:=IF([.A109]=1;TRUNC(1000/[.B109] );IF(OR([.A109]=2;[.A109]=3);0;IF([.F109]&lt;1000;0;IF([.C108]=1;TRUNC(1000/[.B109]);0))))" office:value-type="float" office:value="0" calcext:value-type="float">
            <text:p>0</text:p>
          </table:table-cell>
          <table:table-cell table:formula="of:=IF(OR([.A109]=1;[.A109]=2);0;IF([.E108]=1;[.G109]+[.J108];0))" office:value-type="float" office:value="0" calcext:value-type="float">
            <text:p>0</text:p>
          </table:table-cell>
          <table:table-cell table:style-name="ce9" table:formula="of:=[.F109]-[.B109]*[.G109]+[.B109]*[.H109]" office:value-type="currency" office:currency="PLN" office:value="5834.75" calcext:value-type="currency">
            <text:p>5 834,75 zł</text:p>
          </table:table-cell>
          <table:table-cell table:formula="of:=IF([.A109]=1;[.G109]-[.H109];[.J108]+[.G109]-[.H10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7.75" calcext:value-type="float">
            <text:p>87,75</text:p>
          </table:table-cell>
          <table:table-cell table:formula="of:=IF(AND([.B108]&gt;[.B109];[.B109]&gt;[.B110]);1;0)" office:value-type="float" office:value="0" calcext:value-type="float">
            <text:p>0</text:p>
          </table:table-cell>
          <table:table-cell table:formula="of:=IF([.A110]=1;[.B110];IF([.B110]&gt;[.D109];[.B110];[.D109]))" office:value-type="float" office:value="87.75" calcext:value-type="float">
            <text:p>87,75</text:p>
          </table:table-cell>
          <table:table-cell table:formula="of:=IF([.A110]=1;0;IF([.B110]&gt;[.D109];1;0))" office:value-type="float" office:value="1" calcext:value-type="float">
            <text:p>1</text:p>
          </table:table-cell>
          <table:table-cell table:formula="of:=IF([.A110]=1;5000;[.I109])" office:value-type="currency" office:currency="PLN" office:value="5834.75" calcext:value-type="currency">
            <text:p>5 834,75 zł</text:p>
          </table:table-cell>
          <table:table-cell table:formula="of:=IF([.A110]=1;TRUNC(1000/[.B110] );IF(OR([.A110]=2;[.A110]=3);0;IF([.F110]&lt;1000;0;IF([.C109]=1;TRUNC(1000/[.B110]);0))))" office:value-type="float" office:value="0" calcext:value-type="float">
            <text:p>0</text:p>
          </table:table-cell>
          <table:table-cell table:formula="of:=IF(OR([.A110]=1;[.A110]=2);0;IF([.E109]=1;[.G110]+[.J109];0))" office:value-type="float" office:value="0" calcext:value-type="float">
            <text:p>0</text:p>
          </table:table-cell>
          <table:table-cell table:style-name="ce9" table:formula="of:=[.F110]-[.B110]*[.G110]+[.B110]*[.H110]" office:value-type="currency" office:currency="PLN" office:value="5834.75" calcext:value-type="currency">
            <text:p>5 834,75 zł</text:p>
          </table:table-cell>
          <table:table-cell table:formula="of:=IF([.A110]=1;[.G110]-[.H110];[.J109]+[.G110]-[.H11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6.13" calcext:value-type="float">
            <text:p>86,13</text:p>
          </table:table-cell>
          <table:table-cell table:formula="of:=IF(AND([.B109]&gt;[.B110];[.B110]&gt;[.B111]);1;0)" office:value-type="float" office:value="0" calcext:value-type="float">
            <text:p>0</text:p>
          </table:table-cell>
          <table:table-cell table:formula="of:=IF([.A111]=1;[.B111];IF([.B111]&gt;[.D110];[.B111];[.D110]))" office:value-type="float" office:value="87.75" calcext:value-type="float">
            <text:p>87,75</text:p>
          </table:table-cell>
          <table:table-cell table:formula="of:=IF([.A111]=1;0;IF([.B111]&gt;[.D110];1;0))" office:value-type="float" office:value="0" calcext:value-type="float">
            <text:p>0</text:p>
          </table:table-cell>
          <table:table-cell table:formula="of:=IF([.A111]=1;5000;[.I110])" office:value-type="currency" office:currency="PLN" office:value="5834.75" calcext:value-type="currency">
            <text:p>5 834,75 zł</text:p>
          </table:table-cell>
          <table:table-cell table:formula="of:=IF([.A111]=1;TRUNC(1000/[.B111] );IF(OR([.A111]=2;[.A111]=3);0;IF([.F111]&lt;1000;0;IF([.C110]=1;TRUNC(1000/[.B111]);0))))" office:value-type="float" office:value="0" calcext:value-type="float">
            <text:p>0</text:p>
          </table:table-cell>
          <table:table-cell table:formula="of:=IF(OR([.A111]=1;[.A111]=2);0;IF([.E110]=1;[.G111]+[.J110];0))" office:value-type="float" office:value="0" calcext:value-type="float">
            <text:p>0</text:p>
          </table:table-cell>
          <table:table-cell table:style-name="ce9" table:formula="of:=[.F111]-[.B111]*[.G111]+[.B111]*[.H111]" office:value-type="currency" office:currency="PLN" office:value="5834.75" calcext:value-type="currency">
            <text:p>5 834,75 zł</text:p>
          </table:table-cell>
          <table:table-cell table:formula="of:=IF([.A111]=1;[.G111]-[.H111];[.J110]+[.G111]-[.H11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.39" calcext:value-type="float">
            <text:p>87,39</text:p>
          </table:table-cell>
          <table:table-cell table:formula="of:=IF(AND([.B110]&gt;[.B111];[.B111]&gt;[.B112]);1;0)" office:value-type="float" office:value="0" calcext:value-type="float">
            <text:p>0</text:p>
          </table:table-cell>
          <table:table-cell table:formula="of:=IF([.A112]=1;[.B112];IF([.B112]&gt;[.D111];[.B112];[.D111]))" office:value-type="float" office:value="87.75" calcext:value-type="float">
            <text:p>87,75</text:p>
          </table:table-cell>
          <table:table-cell table:formula="of:=IF([.A112]=1;0;IF([.B112]&gt;[.D111];1;0))" office:value-type="float" office:value="0" calcext:value-type="float">
            <text:p>0</text:p>
          </table:table-cell>
          <table:table-cell table:formula="of:=IF([.A112]=1;5000;[.I111])" office:value-type="currency" office:currency="PLN" office:value="5834.75" calcext:value-type="currency">
            <text:p>5 834,75 zł</text:p>
          </table:table-cell>
          <table:table-cell table:formula="of:=IF([.A112]=1;TRUNC(1000/[.B112] );IF(OR([.A112]=2;[.A112]=3);0;IF([.F112]&lt;1000;0;IF([.C111]=1;TRUNC(1000/[.B112]);0))))" office:value-type="float" office:value="0" calcext:value-type="float">
            <text:p>0</text:p>
          </table:table-cell>
          <table:table-cell table:formula="of:=IF(OR([.A112]=1;[.A112]=2);0;IF([.E111]=1;[.G112]+[.J111];0))" office:value-type="float" office:value="0" calcext:value-type="float">
            <text:p>0</text:p>
          </table:table-cell>
          <table:table-cell table:style-name="ce9" table:formula="of:=[.F112]-[.B112]*[.G112]+[.B112]*[.H112]" office:value-type="currency" office:currency="PLN" office:value="5834.75" calcext:value-type="currency">
            <text:p>5 834,75 zł</text:p>
          </table:table-cell>
          <table:table-cell table:formula="of:=IF([.A112]=1;[.G112]-[.H112];[.J111]+[.G112]-[.H11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.8" calcext:value-type="float">
            <text:p>88,8</text:p>
          </table:table-cell>
          <table:table-cell table:formula="of:=IF(AND([.B111]&gt;[.B112];[.B112]&gt;[.B113]);1;0)" office:value-type="float" office:value="0" calcext:value-type="float">
            <text:p>0</text:p>
          </table:table-cell>
          <table:table-cell table:formula="of:=IF([.A113]=1;[.B113];IF([.B113]&gt;[.D112];[.B113];[.D112]))" office:value-type="float" office:value="88.8" calcext:value-type="float">
            <text:p>88,8</text:p>
          </table:table-cell>
          <table:table-cell table:formula="of:=IF([.A113]=1;0;IF([.B113]&gt;[.D112];1;0))" office:value-type="float" office:value="1" calcext:value-type="float">
            <text:p>1</text:p>
          </table:table-cell>
          <table:table-cell table:formula="of:=IF([.A113]=1;5000;[.I112])" office:value-type="currency" office:currency="PLN" office:value="5834.75" calcext:value-type="currency">
            <text:p>5 834,75 zł</text:p>
          </table:table-cell>
          <table:table-cell table:formula="of:=IF([.A113]=1;TRUNC(1000/[.B113] );IF(OR([.A113]=2;[.A113]=3);0;IF([.F113]&lt;1000;0;IF([.C112]=1;TRUNC(1000/[.B113]);0))))" office:value-type="float" office:value="0" calcext:value-type="float">
            <text:p>0</text:p>
          </table:table-cell>
          <table:table-cell table:formula="of:=IF(OR([.A113]=1;[.A113]=2);0;IF([.E112]=1;[.G113]+[.J112];0))" office:value-type="float" office:value="0" calcext:value-type="float">
            <text:p>0</text:p>
          </table:table-cell>
          <table:table-cell table:style-name="ce9" table:formula="of:=[.F113]-[.B113]*[.G113]+[.B113]*[.H113]" office:value-type="currency" office:currency="PLN" office:value="5834.75" calcext:value-type="currency">
            <text:p>5 834,75 zł</text:p>
          </table:table-cell>
          <table:table-cell table:formula="of:=IF([.A113]=1;[.G113]-[.H113];[.J112]+[.G113]-[.H1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9.88" calcext:value-type="float">
            <text:p>89,88</text:p>
          </table:table-cell>
          <table:table-cell table:formula="of:=IF(AND([.B112]&gt;[.B113];[.B113]&gt;[.B114]);1;0)" office:value-type="float" office:value="0" calcext:value-type="float">
            <text:p>0</text:p>
          </table:table-cell>
          <table:table-cell table:formula="of:=IF([.A114]=1;[.B114];IF([.B114]&gt;[.D113];[.B114];[.D113]))" office:value-type="float" office:value="89.88" calcext:value-type="float">
            <text:p>89,88</text:p>
          </table:table-cell>
          <table:table-cell table:formula="of:=IF([.A114]=1;0;IF([.B114]&gt;[.D113];1;0))" office:value-type="float" office:value="1" calcext:value-type="float">
            <text:p>1</text:p>
          </table:table-cell>
          <table:table-cell table:formula="of:=IF([.A114]=1;5000;[.I113])" office:value-type="currency" office:currency="PLN" office:value="5834.75" calcext:value-type="currency">
            <text:p>5 834,75 zł</text:p>
          </table:table-cell>
          <table:table-cell table:formula="of:=IF([.A114]=1;TRUNC(1000/[.B114] );IF(OR([.A114]=2;[.A114]=3);0;IF([.F114]&lt;1000;0;IF([.C113]=1;TRUNC(1000/[.B114]);0))))" office:value-type="float" office:value="0" calcext:value-type="float">
            <text:p>0</text:p>
          </table:table-cell>
          <table:table-cell table:formula="of:=IF(OR([.A114]=1;[.A114]=2);0;IF([.E113]=1;[.G114]+[.J113];0))" office:value-type="float" office:value="0" calcext:value-type="float">
            <text:p>0</text:p>
          </table:table-cell>
          <table:table-cell table:style-name="ce9" table:formula="of:=[.F114]-[.B114]*[.G114]+[.B114]*[.H114]" office:value-type="currency" office:currency="PLN" office:value="5834.75" calcext:value-type="currency">
            <text:p>5 834,75 zł</text:p>
          </table:table-cell>
          <table:table-cell table:formula="of:=IF([.A114]=1;[.G114]-[.H114];[.J113]+[.G114]-[.H1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1.83" calcext:value-type="float">
            <text:p>91,83</text:p>
          </table:table-cell>
          <table:table-cell table:formula="of:=IF(AND([.B113]&gt;[.B114];[.B114]&gt;[.B115]);1;0)" office:value-type="float" office:value="0" calcext:value-type="float">
            <text:p>0</text:p>
          </table:table-cell>
          <table:table-cell table:formula="of:=IF([.A115]=1;[.B115];IF([.B115]&gt;[.D114];[.B115];[.D114]))" office:value-type="float" office:value="91.83" calcext:value-type="float">
            <text:p>91,83</text:p>
          </table:table-cell>
          <table:table-cell table:formula="of:=IF([.A115]=1;0;IF([.B115]&gt;[.D114];1;0))" office:value-type="float" office:value="1" calcext:value-type="float">
            <text:p>1</text:p>
          </table:table-cell>
          <table:table-cell table:formula="of:=IF([.A115]=1;5000;[.I114])" office:value-type="currency" office:currency="PLN" office:value="5834.75" calcext:value-type="currency">
            <text:p>5 834,75 zł</text:p>
          </table:table-cell>
          <table:table-cell table:formula="of:=IF([.A115]=1;TRUNC(1000/[.B115] );IF(OR([.A115]=2;[.A115]=3);0;IF([.F115]&lt;1000;0;IF([.C114]=1;TRUNC(1000/[.B115]);0))))" office:value-type="float" office:value="0" calcext:value-type="float">
            <text:p>0</text:p>
          </table:table-cell>
          <table:table-cell table:formula="of:=IF(OR([.A115]=1;[.A115]=2);0;IF([.E114]=1;[.G115]+[.J114];0))" office:value-type="float" office:value="0" calcext:value-type="float">
            <text:p>0</text:p>
          </table:table-cell>
          <table:table-cell table:style-name="ce9" table:formula="of:=[.F115]-[.B115]*[.G115]+[.B115]*[.H115]" office:value-type="currency" office:currency="PLN" office:value="5834.75" calcext:value-type="currency">
            <text:p>5 834,75 zł</text:p>
          </table:table-cell>
          <table:table-cell table:formula="of:=IF([.A115]=1;[.G115]-[.H115];[.J114]+[.G115]-[.H1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3.53" calcext:value-type="float">
            <text:p>93,53</text:p>
          </table:table-cell>
          <table:table-cell table:formula="of:=IF(AND([.B114]&gt;[.B115];[.B115]&gt;[.B116]);1;0)" office:value-type="float" office:value="0" calcext:value-type="float">
            <text:p>0</text:p>
          </table:table-cell>
          <table:table-cell table:formula="of:=IF([.A116]=1;[.B116];IF([.B116]&gt;[.D115];[.B116];[.D115]))" office:value-type="float" office:value="93.53" calcext:value-type="float">
            <text:p>93,53</text:p>
          </table:table-cell>
          <table:table-cell table:formula="of:=IF([.A116]=1;0;IF([.B116]&gt;[.D115];1;0))" office:value-type="float" office:value="1" calcext:value-type="float">
            <text:p>1</text:p>
          </table:table-cell>
          <table:table-cell table:formula="of:=IF([.A116]=1;5000;[.I115])" office:value-type="currency" office:currency="PLN" office:value="5834.75" calcext:value-type="currency">
            <text:p>5 834,75 zł</text:p>
          </table:table-cell>
          <table:table-cell table:formula="of:=IF([.A116]=1;TRUNC(1000/[.B116] );IF(OR([.A116]=2;[.A116]=3);0;IF([.F116]&lt;1000;0;IF([.C115]=1;TRUNC(1000/[.B116]);0))))" office:value-type="float" office:value="0" calcext:value-type="float">
            <text:p>0</text:p>
          </table:table-cell>
          <table:table-cell table:formula="of:=IF(OR([.A116]=1;[.A116]=2);0;IF([.E115]=1;[.G116]+[.J115];0))" office:value-type="float" office:value="0" calcext:value-type="float">
            <text:p>0</text:p>
          </table:table-cell>
          <table:table-cell table:style-name="ce9" table:formula="of:=[.F116]-[.B116]*[.G116]+[.B116]*[.H116]" office:value-type="currency" office:currency="PLN" office:value="5834.75" calcext:value-type="currency">
            <text:p>5 834,75 zł</text:p>
          </table:table-cell>
          <table:table-cell table:formula="of:=IF([.A116]=1;[.G116]-[.H116];[.J115]+[.G116]-[.H1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3.72" calcext:value-type="float">
            <text:p>93,72</text:p>
          </table:table-cell>
          <table:table-cell table:formula="of:=IF(AND([.B115]&gt;[.B116];[.B116]&gt;[.B117]);1;0)" office:value-type="float" office:value="0" calcext:value-type="float">
            <text:p>0</text:p>
          </table:table-cell>
          <table:table-cell table:formula="of:=IF([.A117]=1;[.B117];IF([.B117]&gt;[.D116];[.B117];[.D116]))" office:value-type="float" office:value="93.72" calcext:value-type="float">
            <text:p>93,72</text:p>
          </table:table-cell>
          <table:table-cell table:formula="of:=IF([.A117]=1;0;IF([.B117]&gt;[.D116];1;0))" office:value-type="float" office:value="1" calcext:value-type="float">
            <text:p>1</text:p>
          </table:table-cell>
          <table:table-cell table:formula="of:=IF([.A117]=1;5000;[.I116])" office:value-type="currency" office:currency="PLN" office:value="5834.75" calcext:value-type="currency">
            <text:p>5 834,75 zł</text:p>
          </table:table-cell>
          <table:table-cell table:formula="of:=IF([.A117]=1;TRUNC(1000/[.B117] );IF(OR([.A117]=2;[.A117]=3);0;IF([.F117]&lt;1000;0;IF([.C116]=1;TRUNC(1000/[.B117]);0))))" office:value-type="float" office:value="0" calcext:value-type="float">
            <text:p>0</text:p>
          </table:table-cell>
          <table:table-cell table:formula="of:=IF(OR([.A117]=1;[.A117]=2);0;IF([.E116]=1;[.G117]+[.J116];0))" office:value-type="float" office:value="0" calcext:value-type="float">
            <text:p>0</text:p>
          </table:table-cell>
          <table:table-cell table:style-name="ce9" table:formula="of:=[.F117]-[.B117]*[.G117]+[.B117]*[.H117]" office:value-type="currency" office:currency="PLN" office:value="5834.75" calcext:value-type="currency">
            <text:p>5 834,75 zł</text:p>
          </table:table-cell>
          <table:table-cell table:formula="of:=IF([.A117]=1;[.G117]-[.H117];[.J116]+[.G117]-[.H11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4.47" calcext:value-type="float">
            <text:p>94,47</text:p>
          </table:table-cell>
          <table:table-cell table:formula="of:=IF(AND([.B116]&gt;[.B117];[.B117]&gt;[.B118]);1;0)" office:value-type="float" office:value="0" calcext:value-type="float">
            <text:p>0</text:p>
          </table:table-cell>
          <table:table-cell table:formula="of:=IF([.A118]=1;[.B118];IF([.B118]&gt;[.D117];[.B118];[.D117]))" office:value-type="float" office:value="94.47" calcext:value-type="float">
            <text:p>94,47</text:p>
          </table:table-cell>
          <table:table-cell table:formula="of:=IF([.A118]=1;0;IF([.B118]&gt;[.D117];1;0))" office:value-type="float" office:value="1" calcext:value-type="float">
            <text:p>1</text:p>
          </table:table-cell>
          <table:table-cell table:formula="of:=IF([.A118]=1;5000;[.I117])" office:value-type="currency" office:currency="PLN" office:value="5834.75" calcext:value-type="currency">
            <text:p>5 834,75 zł</text:p>
          </table:table-cell>
          <table:table-cell table:formula="of:=IF([.A118]=1;TRUNC(1000/[.B118] );IF(OR([.A118]=2;[.A118]=3);0;IF([.F118]&lt;1000;0;IF([.C117]=1;TRUNC(1000/[.B118]);0))))" office:value-type="float" office:value="0" calcext:value-type="float">
            <text:p>0</text:p>
          </table:table-cell>
          <table:table-cell table:formula="of:=IF(OR([.A118]=1;[.A118]=2);0;IF([.E117]=1;[.G118]+[.J117];0))" office:value-type="float" office:value="0" calcext:value-type="float">
            <text:p>0</text:p>
          </table:table-cell>
          <table:table-cell table:style-name="ce9" table:formula="of:=[.F118]-[.B118]*[.G118]+[.B118]*[.H118]" office:value-type="currency" office:currency="PLN" office:value="5834.75" calcext:value-type="currency">
            <text:p>5 834,75 zł</text:p>
          </table:table-cell>
          <table:table-cell table:formula="of:=IF([.A118]=1;[.G118]-[.H118];[.J117]+[.G118]-[.H11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.65" calcext:value-type="float">
            <text:p>94,65</text:p>
          </table:table-cell>
          <table:table-cell table:formula="of:=IF(AND([.B117]&gt;[.B118];[.B118]&gt;[.B119]);1;0)" office:value-type="float" office:value="0" calcext:value-type="float">
            <text:p>0</text:p>
          </table:table-cell>
          <table:table-cell table:formula="of:=IF([.A119]=1;[.B119];IF([.B119]&gt;[.D118];[.B119];[.D118]))" office:value-type="float" office:value="94.65" calcext:value-type="float">
            <text:p>94,65</text:p>
          </table:table-cell>
          <table:table-cell table:formula="of:=IF([.A119]=1;0;IF([.B119]&gt;[.D118];1;0))" office:value-type="float" office:value="1" calcext:value-type="float">
            <text:p>1</text:p>
          </table:table-cell>
          <table:table-cell table:formula="of:=IF([.A119]=1;5000;[.I118])" office:value-type="currency" office:currency="PLN" office:value="5834.75" calcext:value-type="currency">
            <text:p>5 834,75 zł</text:p>
          </table:table-cell>
          <table:table-cell table:formula="of:=IF([.A119]=1;TRUNC(1000/[.B119] );IF(OR([.A119]=2;[.A119]=3);0;IF([.F119]&lt;1000;0;IF([.C118]=1;TRUNC(1000/[.B119]);0))))" office:value-type="float" office:value="0" calcext:value-type="float">
            <text:p>0</text:p>
          </table:table-cell>
          <table:table-cell table:formula="of:=IF(OR([.A119]=1;[.A119]=2);0;IF([.E118]=1;[.G119]+[.J118];0))" office:value-type="float" office:value="0" calcext:value-type="float">
            <text:p>0</text:p>
          </table:table-cell>
          <table:table-cell table:style-name="ce9" table:formula="of:=[.F119]-[.B119]*[.G119]+[.B119]*[.H119]" office:value-type="currency" office:currency="PLN" office:value="5834.75" calcext:value-type="currency">
            <text:p>5 834,75 zł</text:p>
          </table:table-cell>
          <table:table-cell table:formula="of:=IF([.A119]=1;[.G119]-[.H119];[.J118]+[.G119]-[.H11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.86" calcext:value-type="float">
            <text:p>92,86</text:p>
          </table:table-cell>
          <table:table-cell table:formula="of:=IF(AND([.B118]&gt;[.B119];[.B119]&gt;[.B120]);1;0)" office:value-type="float" office:value="0" calcext:value-type="float">
            <text:p>0</text:p>
          </table:table-cell>
          <table:table-cell table:formula="of:=IF([.A120]=1;[.B120];IF([.B120]&gt;[.D119];[.B120];[.D119]))" office:value-type="float" office:value="94.65" calcext:value-type="float">
            <text:p>94,65</text:p>
          </table:table-cell>
          <table:table-cell table:formula="of:=IF([.A120]=1;0;IF([.B120]&gt;[.D119];1;0))" office:value-type="float" office:value="0" calcext:value-type="float">
            <text:p>0</text:p>
          </table:table-cell>
          <table:table-cell table:formula="of:=IF([.A120]=1;5000;[.I119])" office:value-type="currency" office:currency="PLN" office:value="5834.75" calcext:value-type="currency">
            <text:p>5 834,75 zł</text:p>
          </table:table-cell>
          <table:table-cell table:formula="of:=IF([.A120]=1;TRUNC(1000/[.B120] );IF(OR([.A120]=2;[.A120]=3);0;IF([.F120]&lt;1000;0;IF([.C119]=1;TRUNC(1000/[.B120]);0))))" office:value-type="float" office:value="0" calcext:value-type="float">
            <text:p>0</text:p>
          </table:table-cell>
          <table:table-cell table:formula="of:=IF(OR([.A120]=1;[.A120]=2);0;IF([.E119]=1;[.G120]+[.J119];0))" office:value-type="float" office:value="0" calcext:value-type="float">
            <text:p>0</text:p>
          </table:table-cell>
          <table:table-cell table:style-name="ce9" table:formula="of:=[.F120]-[.B120]*[.G120]+[.B120]*[.H120]" office:value-type="currency" office:currency="PLN" office:value="5834.75" calcext:value-type="currency">
            <text:p>5 834,75 zł</text:p>
          </table:table-cell>
          <table:table-cell table:formula="of:=IF([.A120]=1;[.G120]-[.H120];[.J119]+[.G120]-[.H12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.21" calcext:value-type="float">
            <text:p>94,21</text:p>
          </table:table-cell>
          <table:table-cell table:formula="of:=IF(AND([.B119]&gt;[.B120];[.B120]&gt;[.B121]);1;0)" office:value-type="float" office:value="0" calcext:value-type="float">
            <text:p>0</text:p>
          </table:table-cell>
          <table:table-cell table:formula="of:=IF([.A121]=1;[.B121];IF([.B121]&gt;[.D120];[.B121];[.D120]))" office:value-type="float" office:value="94.65" calcext:value-type="float">
            <text:p>94,65</text:p>
          </table:table-cell>
          <table:table-cell table:formula="of:=IF([.A121]=1;0;IF([.B121]&gt;[.D120];1;0))" office:value-type="float" office:value="0" calcext:value-type="float">
            <text:p>0</text:p>
          </table:table-cell>
          <table:table-cell table:formula="of:=IF([.A121]=1;5000;[.I120])" office:value-type="currency" office:currency="PLN" office:value="5834.75" calcext:value-type="currency">
            <text:p>5 834,75 zł</text:p>
          </table:table-cell>
          <table:table-cell table:formula="of:=IF([.A121]=1;TRUNC(1000/[.B121] );IF(OR([.A121]=2;[.A121]=3);0;IF([.F121]&lt;1000;0;IF([.C120]=1;TRUNC(1000/[.B121]);0))))" office:value-type="float" office:value="0" calcext:value-type="float">
            <text:p>0</text:p>
          </table:table-cell>
          <table:table-cell table:formula="of:=IF(OR([.A121]=1;[.A121]=2);0;IF([.E120]=1;[.G121]+[.J120];0))" office:value-type="float" office:value="0" calcext:value-type="float">
            <text:p>0</text:p>
          </table:table-cell>
          <table:table-cell table:style-name="ce9" table:formula="of:=[.F121]-[.B121]*[.G121]+[.B121]*[.H121]" office:value-type="currency" office:currency="PLN" office:value="5834.75" calcext:value-type="currency">
            <text:p>5 834,75 zł</text:p>
          </table:table-cell>
          <table:table-cell table:formula="of:=IF([.A121]=1;[.G121]-[.H121];[.J120]+[.G121]-[.H1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6.18" calcext:value-type="float">
            <text:p>96,18</text:p>
          </table:table-cell>
          <table:table-cell table:formula="of:=IF(AND([.B120]&gt;[.B121];[.B121]&gt;[.B122]);1;0)" office:value-type="float" office:value="0" calcext:value-type="float">
            <text:p>0</text:p>
          </table:table-cell>
          <table:table-cell table:formula="of:=IF([.A122]=1;[.B122];IF([.B122]&gt;[.D121];[.B122];[.D121]))" office:value-type="float" office:value="96.18" calcext:value-type="float">
            <text:p>96,18</text:p>
          </table:table-cell>
          <table:table-cell table:formula="of:=IF([.A122]=1;0;IF([.B122]&gt;[.D121];1;0))" office:value-type="float" office:value="1" calcext:value-type="float">
            <text:p>1</text:p>
          </table:table-cell>
          <table:table-cell table:formula="of:=IF([.A122]=1;5000;[.I121])" office:value-type="currency" office:currency="PLN" office:value="5834.75" calcext:value-type="currency">
            <text:p>5 834,75 zł</text:p>
          </table:table-cell>
          <table:table-cell table:formula="of:=IF([.A122]=1;TRUNC(1000/[.B122] );IF(OR([.A122]=2;[.A122]=3);0;IF([.F122]&lt;1000;0;IF([.C121]=1;TRUNC(1000/[.B122]);0))))" office:value-type="float" office:value="0" calcext:value-type="float">
            <text:p>0</text:p>
          </table:table-cell>
          <table:table-cell table:formula="of:=IF(OR([.A122]=1;[.A122]=2);0;IF([.E121]=1;[.G122]+[.J121];0))" office:value-type="float" office:value="0" calcext:value-type="float">
            <text:p>0</text:p>
          </table:table-cell>
          <table:table-cell table:style-name="ce9" table:formula="of:=[.F122]-[.B122]*[.G122]+[.B122]*[.H122]" office:value-type="currency" office:currency="PLN" office:value="5834.75" calcext:value-type="currency">
            <text:p>5 834,75 zł</text:p>
          </table:table-cell>
          <table:table-cell table:formula="of:=IF([.A122]=1;[.G122]-[.H122];[.J121]+[.G122]-[.H12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.18" calcext:value-type="float">
            <text:p>96,18</text:p>
          </table:table-cell>
          <table:table-cell table:formula="of:=IF(AND([.B121]&gt;[.B122];[.B122]&gt;[.B123]);1;0)" office:value-type="float" office:value="0" calcext:value-type="float">
            <text:p>0</text:p>
          </table:table-cell>
          <table:table-cell table:formula="of:=IF([.A123]=1;[.B123];IF([.B123]&gt;[.D122];[.B123];[.D122]))" office:value-type="float" office:value="96.18" calcext:value-type="float">
            <text:p>96,18</text:p>
          </table:table-cell>
          <table:table-cell table:formula="of:=IF([.A123]=1;0;IF([.B123]&gt;[.D122];1;0))" office:value-type="float" office:value="0" calcext:value-type="float">
            <text:p>0</text:p>
          </table:table-cell>
          <table:table-cell table:formula="of:=IF([.A123]=1;5000;[.I122])" office:value-type="currency" office:currency="PLN" office:value="5834.75" calcext:value-type="currency">
            <text:p>5 834,75 zł</text:p>
          </table:table-cell>
          <table:table-cell table:formula="of:=IF([.A123]=1;TRUNC(1000/[.B123] );IF(OR([.A123]=2;[.A123]=3);0;IF([.F123]&lt;1000;0;IF([.C122]=1;TRUNC(1000/[.B123]);0))))" office:value-type="float" office:value="0" calcext:value-type="float">
            <text:p>0</text:p>
          </table:table-cell>
          <table:table-cell table:formula="of:=IF(OR([.A123]=1;[.A123]=2);0;IF([.E122]=1;[.G123]+[.J122];0))" office:value-type="float" office:value="0" calcext:value-type="float">
            <text:p>0</text:p>
          </table:table-cell>
          <table:table-cell table:style-name="ce9" table:formula="of:=[.F123]-[.B123]*[.G123]+[.B123]*[.H123]" office:value-type="currency" office:currency="PLN" office:value="5834.75" calcext:value-type="currency">
            <text:p>5 834,75 zł</text:p>
          </table:table-cell>
          <table:table-cell table:formula="of:=IF([.A123]=1;[.G123]-[.H123];[.J122]+[.G123]-[.H12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4.72" calcext:value-type="float">
            <text:p>94,72</text:p>
          </table:table-cell>
          <table:table-cell table:formula="of:=IF(AND([.B122]&gt;[.B123];[.B123]&gt;[.B124]);1;0)" office:value-type="float" office:value="0" calcext:value-type="float">
            <text:p>0</text:p>
          </table:table-cell>
          <table:table-cell table:formula="of:=IF([.A124]=1;[.B124];IF([.B124]&gt;[.D123];[.B124];[.D123]))" office:value-type="float" office:value="96.18" calcext:value-type="float">
            <text:p>96,18</text:p>
          </table:table-cell>
          <table:table-cell table:formula="of:=IF([.A124]=1;0;IF([.B124]&gt;[.D123];1;0))" office:value-type="float" office:value="0" calcext:value-type="float">
            <text:p>0</text:p>
          </table:table-cell>
          <table:table-cell table:formula="of:=IF([.A124]=1;5000;[.I123])" office:value-type="currency" office:currency="PLN" office:value="5834.75" calcext:value-type="currency">
            <text:p>5 834,75 zł</text:p>
          </table:table-cell>
          <table:table-cell table:formula="of:=IF([.A124]=1;TRUNC(1000/[.B124] );IF(OR([.A124]=2;[.A124]=3);0;IF([.F124]&lt;1000;0;IF([.C123]=1;TRUNC(1000/[.B124]);0))))" office:value-type="float" office:value="0" calcext:value-type="float">
            <text:p>0</text:p>
          </table:table-cell>
          <table:table-cell table:formula="of:=IF(OR([.A124]=1;[.A124]=2);0;IF([.E123]=1;[.G124]+[.J123];0))" office:value-type="float" office:value="0" calcext:value-type="float">
            <text:p>0</text:p>
          </table:table-cell>
          <table:table-cell table:style-name="ce9" table:formula="of:=[.F124]-[.B124]*[.G124]+[.B124]*[.H124]" office:value-type="currency" office:currency="PLN" office:value="5834.75" calcext:value-type="currency">
            <text:p>5 834,75 zł</text:p>
          </table:table-cell>
          <table:table-cell table:formula="of:=IF([.A124]=1;[.G124]-[.H124];[.J123]+[.G124]-[.H1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5.97" calcext:value-type="float">
            <text:p>95,97</text:p>
          </table:table-cell>
          <table:table-cell table:formula="of:=IF(AND([.B123]&gt;[.B124];[.B124]&gt;[.B125]);1;0)" office:value-type="float" office:value="0" calcext:value-type="float">
            <text:p>0</text:p>
          </table:table-cell>
          <table:table-cell table:formula="of:=IF([.A125]=1;[.B125];IF([.B125]&gt;[.D124];[.B125];[.D124]))" office:value-type="float" office:value="96.18" calcext:value-type="float">
            <text:p>96,18</text:p>
          </table:table-cell>
          <table:table-cell table:formula="of:=IF([.A125]=1;0;IF([.B125]&gt;[.D124];1;0))" office:value-type="float" office:value="0" calcext:value-type="float">
            <text:p>0</text:p>
          </table:table-cell>
          <table:table-cell table:formula="of:=IF([.A125]=1;5000;[.I124])" office:value-type="currency" office:currency="PLN" office:value="5834.75" calcext:value-type="currency">
            <text:p>5 834,75 zł</text:p>
          </table:table-cell>
          <table:table-cell table:formula="of:=IF([.A125]=1;TRUNC(1000/[.B125] );IF(OR([.A125]=2;[.A125]=3);0;IF([.F125]&lt;1000;0;IF([.C124]=1;TRUNC(1000/[.B125]);0))))" office:value-type="float" office:value="0" calcext:value-type="float">
            <text:p>0</text:p>
          </table:table-cell>
          <table:table-cell table:formula="of:=IF(OR([.A125]=1;[.A125]=2);0;IF([.E124]=1;[.G125]+[.J124];0))" office:value-type="float" office:value="0" calcext:value-type="float">
            <text:p>0</text:p>
          </table:table-cell>
          <table:table-cell table:style-name="ce9" table:formula="of:=[.F125]-[.B125]*[.G125]+[.B125]*[.H125]" office:value-type="currency" office:currency="PLN" office:value="5834.75" calcext:value-type="currency">
            <text:p>5 834,75 zł</text:p>
          </table:table-cell>
          <table:table-cell table:formula="of:=IF([.A125]=1;[.G125]-[.H125];[.J124]+[.G125]-[.H12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4.21" calcext:value-type="float">
            <text:p>94,21</text:p>
          </table:table-cell>
          <table:table-cell table:formula="of:=IF(AND([.B124]&gt;[.B125];[.B125]&gt;[.B126]);1;0)" office:value-type="float" office:value="0" calcext:value-type="float">
            <text:p>0</text:p>
          </table:table-cell>
          <table:table-cell table:formula="of:=IF([.A126]=1;[.B126];IF([.B126]&gt;[.D125];[.B126];[.D125]))" office:value-type="float" office:value="96.18" calcext:value-type="float">
            <text:p>96,18</text:p>
          </table:table-cell>
          <table:table-cell table:formula="of:=IF([.A126]=1;0;IF([.B126]&gt;[.D125];1;0))" office:value-type="float" office:value="0" calcext:value-type="float">
            <text:p>0</text:p>
          </table:table-cell>
          <table:table-cell table:formula="of:=IF([.A126]=1;5000;[.I125])" office:value-type="currency" office:currency="PLN" office:value="5834.75" calcext:value-type="currency">
            <text:p>5 834,75 zł</text:p>
          </table:table-cell>
          <table:table-cell table:formula="of:=IF([.A126]=1;TRUNC(1000/[.B126] );IF(OR([.A126]=2;[.A126]=3);0;IF([.F126]&lt;1000;0;IF([.C125]=1;TRUNC(1000/[.B126]);0))))" office:value-type="float" office:value="0" calcext:value-type="float">
            <text:p>0</text:p>
          </table:table-cell>
          <table:table-cell table:formula="of:=IF(OR([.A126]=1;[.A126]=2);0;IF([.E125]=1;[.G126]+[.J125];0))" office:value-type="float" office:value="0" calcext:value-type="float">
            <text:p>0</text:p>
          </table:table-cell>
          <table:table-cell table:style-name="ce9" table:formula="of:=[.F126]-[.B126]*[.G126]+[.B126]*[.H126]" office:value-type="currency" office:currency="PLN" office:value="5834.75" calcext:value-type="currency">
            <text:p>5 834,75 zł</text:p>
          </table:table-cell>
          <table:table-cell table:formula="of:=IF([.A126]=1;[.G126]-[.H126];[.J125]+[.G126]-[.H12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5.42" calcext:value-type="float">
            <text:p>95,42</text:p>
          </table:table-cell>
          <table:table-cell table:formula="of:=IF(AND([.B125]&gt;[.B126];[.B126]&gt;[.B127]);1;0)" office:value-type="float" office:value="0" calcext:value-type="float">
            <text:p>0</text:p>
          </table:table-cell>
          <table:table-cell table:formula="of:=IF([.A127]=1;[.B127];IF([.B127]&gt;[.D126];[.B127];[.D126]))" office:value-type="float" office:value="96.18" calcext:value-type="float">
            <text:p>96,18</text:p>
          </table:table-cell>
          <table:table-cell table:formula="of:=IF([.A127]=1;0;IF([.B127]&gt;[.D126];1;0))" office:value-type="float" office:value="0" calcext:value-type="float">
            <text:p>0</text:p>
          </table:table-cell>
          <table:table-cell table:formula="of:=IF([.A127]=1;5000;[.I126])" office:value-type="currency" office:currency="PLN" office:value="5834.75" calcext:value-type="currency">
            <text:p>5 834,75 zł</text:p>
          </table:table-cell>
          <table:table-cell table:formula="of:=IF([.A127]=1;TRUNC(1000/[.B127] );IF(OR([.A127]=2;[.A127]=3);0;IF([.F127]&lt;1000;0;IF([.C126]=1;TRUNC(1000/[.B127]);0))))" office:value-type="float" office:value="0" calcext:value-type="float">
            <text:p>0</text:p>
          </table:table-cell>
          <table:table-cell table:formula="of:=IF(OR([.A127]=1;[.A127]=2);0;IF([.E126]=1;[.G127]+[.J126];0))" office:value-type="float" office:value="0" calcext:value-type="float">
            <text:p>0</text:p>
          </table:table-cell>
          <table:table-cell table:style-name="ce9" table:formula="of:=[.F127]-[.B127]*[.G127]+[.B127]*[.H127]" office:value-type="currency" office:currency="PLN" office:value="5834.75" calcext:value-type="currency">
            <text:p>5 834,75 zł</text:p>
          </table:table-cell>
          <table:table-cell table:formula="of:=IF([.A127]=1;[.G127]-[.H127];[.J126]+[.G127]-[.H12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3.76" calcext:value-type="float">
            <text:p>93,76</text:p>
          </table:table-cell>
          <table:table-cell table:formula="of:=IF(AND([.B126]&gt;[.B127];[.B127]&gt;[.B128]);1;0)" office:value-type="float" office:value="0" calcext:value-type="float">
            <text:p>0</text:p>
          </table:table-cell>
          <table:table-cell table:formula="of:=IF([.A128]=1;[.B128];IF([.B128]&gt;[.D127];[.B128];[.D127]))" office:value-type="float" office:value="96.18" calcext:value-type="float">
            <text:p>96,18</text:p>
          </table:table-cell>
          <table:table-cell table:formula="of:=IF([.A128]=1;0;IF([.B128]&gt;[.D127];1;0))" office:value-type="float" office:value="0" calcext:value-type="float">
            <text:p>0</text:p>
          </table:table-cell>
          <table:table-cell table:formula="of:=IF([.A128]=1;5000;[.I127])" office:value-type="currency" office:currency="PLN" office:value="5834.75" calcext:value-type="currency">
            <text:p>5 834,75 zł</text:p>
          </table:table-cell>
          <table:table-cell table:formula="of:=IF([.A128]=1;TRUNC(1000/[.B128] );IF(OR([.A128]=2;[.A128]=3);0;IF([.F128]&lt;1000;0;IF([.C127]=1;TRUNC(1000/[.B128]);0))))" office:value-type="float" office:value="0" calcext:value-type="float">
            <text:p>0</text:p>
          </table:table-cell>
          <table:table-cell table:formula="of:=IF(OR([.A128]=1;[.A128]=2);0;IF([.E127]=1;[.G128]+[.J127];0))" office:value-type="float" office:value="0" calcext:value-type="float">
            <text:p>0</text:p>
          </table:table-cell>
          <table:table-cell table:style-name="ce9" table:formula="of:=[.F128]-[.B128]*[.G128]+[.B128]*[.H128]" office:value-type="currency" office:currency="PLN" office:value="5834.75" calcext:value-type="currency">
            <text:p>5 834,75 zł</text:p>
          </table:table-cell>
          <table:table-cell table:formula="of:=IF([.A128]=1;[.G128]-[.H128];[.J127]+[.G128]-[.H12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4.56" calcext:value-type="float">
            <text:p>94,56</text:p>
          </table:table-cell>
          <table:table-cell table:formula="of:=IF(AND([.B127]&gt;[.B128];[.B128]&gt;[.B129]);1;0)" office:value-type="float" office:value="0" calcext:value-type="float">
            <text:p>0</text:p>
          </table:table-cell>
          <table:table-cell table:formula="of:=IF([.A129]=1;[.B129];IF([.B129]&gt;[.D128];[.B129];[.D128]))" office:value-type="float" office:value="96.18" calcext:value-type="float">
            <text:p>96,18</text:p>
          </table:table-cell>
          <table:table-cell table:formula="of:=IF([.A129]=1;0;IF([.B129]&gt;[.D128];1;0))" office:value-type="float" office:value="0" calcext:value-type="float">
            <text:p>0</text:p>
          </table:table-cell>
          <table:table-cell table:formula="of:=IF([.A129]=1;5000;[.I128])" office:value-type="currency" office:currency="PLN" office:value="5834.75" calcext:value-type="currency">
            <text:p>5 834,75 zł</text:p>
          </table:table-cell>
          <table:table-cell table:formula="of:=IF([.A129]=1;TRUNC(1000/[.B129] );IF(OR([.A129]=2;[.A129]=3);0;IF([.F129]&lt;1000;0;IF([.C128]=1;TRUNC(1000/[.B129]);0))))" office:value-type="float" office:value="0" calcext:value-type="float">
            <text:p>0</text:p>
          </table:table-cell>
          <table:table-cell table:formula="of:=IF(OR([.A129]=1;[.A129]=2);0;IF([.E128]=1;[.G129]+[.J128];0))" office:value-type="float" office:value="0" calcext:value-type="float">
            <text:p>0</text:p>
          </table:table-cell>
          <table:table-cell table:style-name="ce9" table:formula="of:=[.F129]-[.B129]*[.G129]+[.B129]*[.H129]" office:value-type="currency" office:currency="PLN" office:value="5834.75" calcext:value-type="currency">
            <text:p>5 834,75 zł</text:p>
          </table:table-cell>
          <table:table-cell table:formula="of:=IF([.A129]=1;[.G129]-[.H129];[.J128]+[.G129]-[.H12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.73" calcext:value-type="float">
            <text:p>92,73</text:p>
          </table:table-cell>
          <table:table-cell table:formula="of:=IF(AND([.B128]&gt;[.B129];[.B129]&gt;[.B130]);1;0)" office:value-type="float" office:value="0" calcext:value-type="float">
            <text:p>0</text:p>
          </table:table-cell>
          <table:table-cell table:formula="of:=IF([.A130]=1;[.B130];IF([.B130]&gt;[.D129];[.B130];[.D129]))" office:value-type="float" office:value="96.18" calcext:value-type="float">
            <text:p>96,18</text:p>
          </table:table-cell>
          <table:table-cell table:formula="of:=IF([.A130]=1;0;IF([.B130]&gt;[.D129];1;0))" office:value-type="float" office:value="0" calcext:value-type="float">
            <text:p>0</text:p>
          </table:table-cell>
          <table:table-cell table:formula="of:=IF([.A130]=1;5000;[.I129])" office:value-type="currency" office:currency="PLN" office:value="5834.75" calcext:value-type="currency">
            <text:p>5 834,75 zł</text:p>
          </table:table-cell>
          <table:table-cell table:formula="of:=IF([.A130]=1;TRUNC(1000/[.B130] );IF(OR([.A130]=2;[.A130]=3);0;IF([.F130]&lt;1000;0;IF([.C129]=1;TRUNC(1000/[.B130]);0))))" office:value-type="float" office:value="0" calcext:value-type="float">
            <text:p>0</text:p>
          </table:table-cell>
          <table:table-cell table:formula="of:=IF(OR([.A130]=1;[.A130]=2);0;IF([.E129]=1;[.G130]+[.J129];0))" office:value-type="float" office:value="0" calcext:value-type="float">
            <text:p>0</text:p>
          </table:table-cell>
          <table:table-cell table:style-name="ce9" table:formula="of:=[.F130]-[.B130]*[.G130]+[.B130]*[.H130]" office:value-type="currency" office:currency="PLN" office:value="5834.75" calcext:value-type="currency">
            <text:p>5 834,75 zł</text:p>
          </table:table-cell>
          <table:table-cell table:formula="of:=IF([.A130]=1;[.G130]-[.H130];[.J129]+[.G130]-[.H13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3.24" calcext:value-type="float">
            <text:p>93,24</text:p>
          </table:table-cell>
          <table:table-cell table:formula="of:=IF(AND([.B129]&gt;[.B130];[.B130]&gt;[.B131]);1;0)" office:value-type="float" office:value="0" calcext:value-type="float">
            <text:p>0</text:p>
          </table:table-cell>
          <table:table-cell table:formula="of:=IF([.A131]=1;[.B131];IF([.B131]&gt;[.D130];[.B131];[.D130]))" office:value-type="float" office:value="96.18" calcext:value-type="float">
            <text:p>96,18</text:p>
          </table:table-cell>
          <table:table-cell table:formula="of:=IF([.A131]=1;0;IF([.B131]&gt;[.D130];1;0))" office:value-type="float" office:value="0" calcext:value-type="float">
            <text:p>0</text:p>
          </table:table-cell>
          <table:table-cell table:formula="of:=IF([.A131]=1;5000;[.I130])" office:value-type="currency" office:currency="PLN" office:value="5834.75" calcext:value-type="currency">
            <text:p>5 834,75 zł</text:p>
          </table:table-cell>
          <table:table-cell table:formula="of:=IF([.A131]=1;TRUNC(1000/[.B131] );IF(OR([.A131]=2;[.A131]=3);0;IF([.F131]&lt;1000;0;IF([.C130]=1;TRUNC(1000/[.B131]);0))))" office:value-type="float" office:value="0" calcext:value-type="float">
            <text:p>0</text:p>
          </table:table-cell>
          <table:table-cell table:formula="of:=IF(OR([.A131]=1;[.A131]=2);0;IF([.E130]=1;[.G131]+[.J130];0))" office:value-type="float" office:value="0" calcext:value-type="float">
            <text:p>0</text:p>
          </table:table-cell>
          <table:table-cell table:style-name="ce9" table:formula="of:=[.F131]-[.B131]*[.G131]+[.B131]*[.H131]" office:value-type="currency" office:currency="PLN" office:value="5834.75" calcext:value-type="currency">
            <text:p>5 834,75 zł</text:p>
          </table:table-cell>
          <table:table-cell table:formula="of:=IF([.A131]=1;[.G131]-[.H131];[.J130]+[.G131]-[.H1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4.61" calcext:value-type="float">
            <text:p>94,61</text:p>
          </table:table-cell>
          <table:table-cell table:formula="of:=IF(AND([.B130]&gt;[.B131];[.B131]&gt;[.B132]);1;0)" office:value-type="float" office:value="0" calcext:value-type="float">
            <text:p>0</text:p>
          </table:table-cell>
          <table:table-cell table:formula="of:=IF([.A132]=1;[.B132];IF([.B132]&gt;[.D131];[.B132];[.D131]))" office:value-type="float" office:value="96.18" calcext:value-type="float">
            <text:p>96,18</text:p>
          </table:table-cell>
          <table:table-cell table:formula="of:=IF([.A132]=1;0;IF([.B132]&gt;[.D131];1;0))" office:value-type="float" office:value="0" calcext:value-type="float">
            <text:p>0</text:p>
          </table:table-cell>
          <table:table-cell table:formula="of:=IF([.A132]=1;5000;[.I131])" office:value-type="currency" office:currency="PLN" office:value="5834.75" calcext:value-type="currency">
            <text:p>5 834,75 zł</text:p>
          </table:table-cell>
          <table:table-cell table:formula="of:=IF([.A132]=1;TRUNC(1000/[.B132] );IF(OR([.A132]=2;[.A132]=3);0;IF([.F132]&lt;1000;0;IF([.C131]=1;TRUNC(1000/[.B132]);0))))" office:value-type="float" office:value="0" calcext:value-type="float">
            <text:p>0</text:p>
          </table:table-cell>
          <table:table-cell table:formula="of:=IF(OR([.A132]=1;[.A132]=2);0;IF([.E131]=1;[.G132]+[.J131];0))" office:value-type="float" office:value="0" calcext:value-type="float">
            <text:p>0</text:p>
          </table:table-cell>
          <table:table-cell table:style-name="ce9" table:formula="of:=[.F132]-[.B132]*[.G132]+[.B132]*[.H132]" office:value-type="currency" office:currency="PLN" office:value="5834.75" calcext:value-type="currency">
            <text:p>5 834,75 zł</text:p>
          </table:table-cell>
          <table:table-cell table:formula="of:=IF([.A132]=1;[.G132]-[.H132];[.J131]+[.G132]-[.H13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5.66" calcext:value-type="float">
            <text:p>95,66</text:p>
          </table:table-cell>
          <table:table-cell table:formula="of:=IF(AND([.B131]&gt;[.B132];[.B132]&gt;[.B133]);1;0)" office:value-type="float" office:value="0" calcext:value-type="float">
            <text:p>0</text:p>
          </table:table-cell>
          <table:table-cell table:formula="of:=IF([.A133]=1;[.B133];IF([.B133]&gt;[.D132];[.B133];[.D132]))" office:value-type="float" office:value="96.18" calcext:value-type="float">
            <text:p>96,18</text:p>
          </table:table-cell>
          <table:table-cell table:formula="of:=IF([.A133]=1;0;IF([.B133]&gt;[.D132];1;0))" office:value-type="float" office:value="0" calcext:value-type="float">
            <text:p>0</text:p>
          </table:table-cell>
          <table:table-cell table:formula="of:=IF([.A133]=1;5000;[.I132])" office:value-type="currency" office:currency="PLN" office:value="5834.75" calcext:value-type="currency">
            <text:p>5 834,75 zł</text:p>
          </table:table-cell>
          <table:table-cell table:formula="of:=IF([.A133]=1;TRUNC(1000/[.B133] );IF(OR([.A133]=2;[.A133]=3);0;IF([.F133]&lt;1000;0;IF([.C132]=1;TRUNC(1000/[.B133]);0))))" office:value-type="float" office:value="0" calcext:value-type="float">
            <text:p>0</text:p>
          </table:table-cell>
          <table:table-cell table:formula="of:=IF(OR([.A133]=1;[.A133]=2);0;IF([.E132]=1;[.G133]+[.J132];0))" office:value-type="float" office:value="0" calcext:value-type="float">
            <text:p>0</text:p>
          </table:table-cell>
          <table:table-cell table:style-name="ce9" table:formula="of:=[.F133]-[.B133]*[.G133]+[.B133]*[.H133]" office:value-type="currency" office:currency="PLN" office:value="5834.75" calcext:value-type="currency">
            <text:p>5 834,75 zł</text:p>
          </table:table-cell>
          <table:table-cell table:formula="of:=IF([.A133]=1;[.G133]-[.H133];[.J132]+[.G133]-[.H1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6.73" calcext:value-type="float">
            <text:p>96,73</text:p>
          </table:table-cell>
          <table:table-cell table:formula="of:=IF(AND([.B132]&gt;[.B133];[.B133]&gt;[.B134]);1;0)" office:value-type="float" office:value="0" calcext:value-type="float">
            <text:p>0</text:p>
          </table:table-cell>
          <table:table-cell table:formula="of:=IF([.A134]=1;[.B134];IF([.B134]&gt;[.D133];[.B134];[.D133]))" office:value-type="float" office:value="96.73" calcext:value-type="float">
            <text:p>96,73</text:p>
          </table:table-cell>
          <table:table-cell table:formula="of:=IF([.A134]=1;0;IF([.B134]&gt;[.D133];1;0))" office:value-type="float" office:value="1" calcext:value-type="float">
            <text:p>1</text:p>
          </table:table-cell>
          <table:table-cell table:formula="of:=IF([.A134]=1;5000;[.I133])" office:value-type="currency" office:currency="PLN" office:value="5834.75" calcext:value-type="currency">
            <text:p>5 834,75 zł</text:p>
          </table:table-cell>
          <table:table-cell table:formula="of:=IF([.A134]=1;TRUNC(1000/[.B134] );IF(OR([.A134]=2;[.A134]=3);0;IF([.F134]&lt;1000;0;IF([.C133]=1;TRUNC(1000/[.B134]);0))))" office:value-type="float" office:value="0" calcext:value-type="float">
            <text:p>0</text:p>
          </table:table-cell>
          <table:table-cell table:formula="of:=IF(OR([.A134]=1;[.A134]=2);0;IF([.E133]=1;[.G134]+[.J133];0))" office:value-type="float" office:value="0" calcext:value-type="float">
            <text:p>0</text:p>
          </table:table-cell>
          <table:table-cell table:style-name="ce9" table:formula="of:=[.F134]-[.B134]*[.G134]+[.B134]*[.H134]" office:value-type="currency" office:currency="PLN" office:value="5834.75" calcext:value-type="currency">
            <text:p>5 834,75 zł</text:p>
          </table:table-cell>
          <table:table-cell table:formula="of:=IF([.A134]=1;[.G134]-[.H134];[.J133]+[.G134]-[.H13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8.18" calcext:value-type="float">
            <text:p>98,18</text:p>
          </table:table-cell>
          <table:table-cell table:formula="of:=IF(AND([.B133]&gt;[.B134];[.B134]&gt;[.B135]);1;0)" office:value-type="float" office:value="0" calcext:value-type="float">
            <text:p>0</text:p>
          </table:table-cell>
          <table:table-cell table:formula="of:=IF([.A135]=1;[.B135];IF([.B135]&gt;[.D134];[.B135];[.D134]))" office:value-type="float" office:value="98.18" calcext:value-type="float">
            <text:p>98,18</text:p>
          </table:table-cell>
          <table:table-cell table:formula="of:=IF([.A135]=1;0;IF([.B135]&gt;[.D134];1;0))" office:value-type="float" office:value="1" calcext:value-type="float">
            <text:p>1</text:p>
          </table:table-cell>
          <table:table-cell table:formula="of:=IF([.A135]=1;5000;[.I134])" office:value-type="currency" office:currency="PLN" office:value="5834.75" calcext:value-type="currency">
            <text:p>5 834,75 zł</text:p>
          </table:table-cell>
          <table:table-cell table:formula="of:=IF([.A135]=1;TRUNC(1000/[.B135] );IF(OR([.A135]=2;[.A135]=3);0;IF([.F135]&lt;1000;0;IF([.C134]=1;TRUNC(1000/[.B135]);0))))" office:value-type="float" office:value="0" calcext:value-type="float">
            <text:p>0</text:p>
          </table:table-cell>
          <table:table-cell table:formula="of:=IF(OR([.A135]=1;[.A135]=2);0;IF([.E134]=1;[.G135]+[.J134];0))" office:value-type="float" office:value="0" calcext:value-type="float">
            <text:p>0</text:p>
          </table:table-cell>
          <table:table-cell table:style-name="ce9" table:formula="of:=[.F135]-[.B135]*[.G135]+[.B135]*[.H135]" office:value-type="currency" office:currency="PLN" office:value="5834.75" calcext:value-type="currency">
            <text:p>5 834,75 zł</text:p>
          </table:table-cell>
          <table:table-cell table:formula="of:=IF([.A135]=1;[.G135]-[.H135];[.J134]+[.G135]-[.H13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.62" calcext:value-type="float">
            <text:p>96,62</text:p>
          </table:table-cell>
          <table:table-cell table:formula="of:=IF(AND([.B134]&gt;[.B135];[.B135]&gt;[.B136]);1;0)" office:value-type="float" office:value="0" calcext:value-type="float">
            <text:p>0</text:p>
          </table:table-cell>
          <table:table-cell table:formula="of:=IF([.A136]=1;[.B136];IF([.B136]&gt;[.D135];[.B136];[.D135]))" office:value-type="float" office:value="98.18" calcext:value-type="float">
            <text:p>98,18</text:p>
          </table:table-cell>
          <table:table-cell table:formula="of:=IF([.A136]=1;0;IF([.B136]&gt;[.D135];1;0))" office:value-type="float" office:value="0" calcext:value-type="float">
            <text:p>0</text:p>
          </table:table-cell>
          <table:table-cell table:formula="of:=IF([.A136]=1;5000;[.I135])" office:value-type="currency" office:currency="PLN" office:value="5834.75" calcext:value-type="currency">
            <text:p>5 834,75 zł</text:p>
          </table:table-cell>
          <table:table-cell table:formula="of:=IF([.A136]=1;TRUNC(1000/[.B136] );IF(OR([.A136]=2;[.A136]=3);0;IF([.F136]&lt;1000;0;IF([.C135]=1;TRUNC(1000/[.B136]);0))))" office:value-type="float" office:value="0" calcext:value-type="float">
            <text:p>0</text:p>
          </table:table-cell>
          <table:table-cell table:formula="of:=IF(OR([.A136]=1;[.A136]=2);0;IF([.E135]=1;[.G136]+[.J135];0))" office:value-type="float" office:value="0" calcext:value-type="float">
            <text:p>0</text:p>
          </table:table-cell>
          <table:table-cell table:style-name="ce9" table:formula="of:=[.F136]-[.B136]*[.G136]+[.B136]*[.H136]" office:value-type="currency" office:currency="PLN" office:value="5834.75" calcext:value-type="currency">
            <text:p>5 834,75 zł</text:p>
          </table:table-cell>
          <table:table-cell table:formula="of:=IF([.A136]=1;[.G136]-[.H136];[.J135]+[.G136]-[.H13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.19" calcext:value-type="float">
            <text:p>98,19</text:p>
          </table:table-cell>
          <table:table-cell table:formula="of:=IF(AND([.B135]&gt;[.B136];[.B136]&gt;[.B137]);1;0)" office:value-type="float" office:value="0" calcext:value-type="float">
            <text:p>0</text:p>
          </table:table-cell>
          <table:table-cell table:formula="of:=IF([.A137]=1;[.B137];IF([.B137]&gt;[.D136];[.B137];[.D136]))" office:value-type="float" office:value="98.19" calcext:value-type="float">
            <text:p>98,19</text:p>
          </table:table-cell>
          <table:table-cell table:formula="of:=IF([.A137]=1;0;IF([.B137]&gt;[.D136];1;0))" office:value-type="float" office:value="1" calcext:value-type="float">
            <text:p>1</text:p>
          </table:table-cell>
          <table:table-cell table:formula="of:=IF([.A137]=1;5000;[.I136])" office:value-type="currency" office:currency="PLN" office:value="5834.75" calcext:value-type="currency">
            <text:p>5 834,75 zł</text:p>
          </table:table-cell>
          <table:table-cell table:formula="of:=IF([.A137]=1;TRUNC(1000/[.B137] );IF(OR([.A137]=2;[.A137]=3);0;IF([.F137]&lt;1000;0;IF([.C136]=1;TRUNC(1000/[.B137]);0))))" office:value-type="float" office:value="0" calcext:value-type="float">
            <text:p>0</text:p>
          </table:table-cell>
          <table:table-cell table:formula="of:=IF(OR([.A137]=1;[.A137]=2);0;IF([.E136]=1;[.G137]+[.J136];0))" office:value-type="float" office:value="0" calcext:value-type="float">
            <text:p>0</text:p>
          </table:table-cell>
          <table:table-cell table:style-name="ce9" table:formula="of:=[.F137]-[.B137]*[.G137]+[.B137]*[.H137]" office:value-type="currency" office:currency="PLN" office:value="5834.75" calcext:value-type="currency">
            <text:p>5 834,75 zł</text:p>
          </table:table-cell>
          <table:table-cell table:formula="of:=IF([.A137]=1;[.G137]-[.H137];[.J136]+[.G137]-[.H1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9.72" calcext:value-type="float">
            <text:p>99,72</text:p>
          </table:table-cell>
          <table:table-cell table:formula="of:=IF(AND([.B136]&gt;[.B137];[.B137]&gt;[.B138]);1;0)" office:value-type="float" office:value="0" calcext:value-type="float">
            <text:p>0</text:p>
          </table:table-cell>
          <table:table-cell table:formula="of:=IF([.A138]=1;[.B138];IF([.B138]&gt;[.D137];[.B138];[.D137]))" office:value-type="float" office:value="99.72" calcext:value-type="float">
            <text:p>99,72</text:p>
          </table:table-cell>
          <table:table-cell table:formula="of:=IF([.A138]=1;0;IF([.B138]&gt;[.D137];1;0))" office:value-type="float" office:value="1" calcext:value-type="float">
            <text:p>1</text:p>
          </table:table-cell>
          <table:table-cell table:formula="of:=IF([.A138]=1;5000;[.I137])" office:value-type="currency" office:currency="PLN" office:value="5834.75" calcext:value-type="currency">
            <text:p>5 834,75 zł</text:p>
          </table:table-cell>
          <table:table-cell table:formula="of:=IF([.A138]=1;TRUNC(1000/[.B138] );IF(OR([.A138]=2;[.A138]=3);0;IF([.F138]&lt;1000;0;IF([.C137]=1;TRUNC(1000/[.B138]);0))))" office:value-type="float" office:value="0" calcext:value-type="float">
            <text:p>0</text:p>
          </table:table-cell>
          <table:table-cell table:formula="of:=IF(OR([.A138]=1;[.A138]=2);0;IF([.E137]=1;[.G138]+[.J137];0))" office:value-type="float" office:value="0" calcext:value-type="float">
            <text:p>0</text:p>
          </table:table-cell>
          <table:table-cell table:style-name="ce9" table:formula="of:=[.F138]-[.B138]*[.G138]+[.B138]*[.H138]" office:value-type="currency" office:currency="PLN" office:value="5834.75" calcext:value-type="currency">
            <text:p>5 834,75 zł</text:p>
          </table:table-cell>
          <table:table-cell table:formula="of:=IF([.A138]=1;[.G138]-[.H138];[.J137]+[.G138]-[.H13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.95" calcext:value-type="float">
            <text:p>100,95</text:p>
          </table:table-cell>
          <table:table-cell table:formula="of:=IF(AND([.B137]&gt;[.B138];[.B138]&gt;[.B139]);1;0)" office:value-type="float" office:value="0" calcext:value-type="float">
            <text:p>0</text:p>
          </table:table-cell>
          <table:table-cell table:formula="of:=IF([.A139]=1;[.B139];IF([.B139]&gt;[.D138];[.B139];[.D138]))" office:value-type="float" office:value="100.95" calcext:value-type="float">
            <text:p>100,95</text:p>
          </table:table-cell>
          <table:table-cell table:formula="of:=IF([.A139]=1;0;IF([.B139]&gt;[.D138];1;0))" office:value-type="float" office:value="1" calcext:value-type="float">
            <text:p>1</text:p>
          </table:table-cell>
          <table:table-cell table:formula="of:=IF([.A139]=1;5000;[.I138])" office:value-type="currency" office:currency="PLN" office:value="5834.75" calcext:value-type="currency">
            <text:p>5 834,75 zł</text:p>
          </table:table-cell>
          <table:table-cell table:formula="of:=IF([.A139]=1;TRUNC(1000/[.B139] );IF(OR([.A139]=2;[.A139]=3);0;IF([.F139]&lt;1000;0;IF([.C138]=1;TRUNC(1000/[.B139]);0))))" office:value-type="float" office:value="0" calcext:value-type="float">
            <text:p>0</text:p>
          </table:table-cell>
          <table:table-cell table:formula="of:=IF(OR([.A139]=1;[.A139]=2);0;IF([.E138]=1;[.G139]+[.J138];0))" office:value-type="float" office:value="0" calcext:value-type="float">
            <text:p>0</text:p>
          </table:table-cell>
          <table:table-cell table:style-name="ce9" table:formula="of:=[.F139]-[.B139]*[.G139]+[.B139]*[.H139]" office:value-type="currency" office:currency="PLN" office:value="5834.75" calcext:value-type="currency">
            <text:p>5 834,75 zł</text:p>
          </table:table-cell>
          <table:table-cell table:formula="of:=IF([.A139]=1;[.G139]-[.H139];[.J138]+[.G139]-[.H13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9.54" calcext:value-type="float">
            <text:p>99,54</text:p>
          </table:table-cell>
          <table:table-cell table:formula="of:=IF(AND([.B138]&gt;[.B139];[.B139]&gt;[.B140]);1;0)" office:value-type="float" office:value="0" calcext:value-type="float">
            <text:p>0</text:p>
          </table:table-cell>
          <table:table-cell table:formula="of:=IF([.A140]=1;[.B140];IF([.B140]&gt;[.D139];[.B140];[.D139]))" office:value-type="float" office:value="100.95" calcext:value-type="float">
            <text:p>100,95</text:p>
          </table:table-cell>
          <table:table-cell table:formula="of:=IF([.A140]=1;0;IF([.B140]&gt;[.D139];1;0))" office:value-type="float" office:value="0" calcext:value-type="float">
            <text:p>0</text:p>
          </table:table-cell>
          <table:table-cell table:formula="of:=IF([.A140]=1;5000;[.I139])" office:value-type="currency" office:currency="PLN" office:value="5834.75" calcext:value-type="currency">
            <text:p>5 834,75 zł</text:p>
          </table:table-cell>
          <table:table-cell table:formula="of:=IF([.A140]=1;TRUNC(1000/[.B140] );IF(OR([.A140]=2;[.A140]=3);0;IF([.F140]&lt;1000;0;IF([.C139]=1;TRUNC(1000/[.B140]);0))))" office:value-type="float" office:value="0" calcext:value-type="float">
            <text:p>0</text:p>
          </table:table-cell>
          <table:table-cell table:formula="of:=IF(OR([.A140]=1;[.A140]=2);0;IF([.E139]=1;[.G140]+[.J139];0))" office:value-type="float" office:value="0" calcext:value-type="float">
            <text:p>0</text:p>
          </table:table-cell>
          <table:table-cell table:style-name="ce9" table:formula="of:=[.F140]-[.B140]*[.G140]+[.B140]*[.H140]" office:value-type="currency" office:currency="PLN" office:value="5834.75" calcext:value-type="currency">
            <text:p>5 834,75 zł</text:p>
          </table:table-cell>
          <table:table-cell table:formula="of:=IF([.A140]=1;[.G140]-[.H140];[.J139]+[.G140]-[.H14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1.54" calcext:value-type="float">
            <text:p>101,54</text:p>
          </table:table-cell>
          <table:table-cell table:formula="of:=IF(AND([.B139]&gt;[.B140];[.B140]&gt;[.B141]);1;0)" office:value-type="float" office:value="0" calcext:value-type="float">
            <text:p>0</text:p>
          </table:table-cell>
          <table:table-cell table:formula="of:=IF([.A141]=1;[.B141];IF([.B141]&gt;[.D140];[.B141];[.D140]))" office:value-type="float" office:value="101.54" calcext:value-type="float">
            <text:p>101,54</text:p>
          </table:table-cell>
          <table:table-cell table:formula="of:=IF([.A141]=1;0;IF([.B141]&gt;[.D140];1;0))" office:value-type="float" office:value="1" calcext:value-type="float">
            <text:p>1</text:p>
          </table:table-cell>
          <table:table-cell table:formula="of:=IF([.A141]=1;5000;[.I140])" office:value-type="currency" office:currency="PLN" office:value="5834.75" calcext:value-type="currency">
            <text:p>5 834,75 zł</text:p>
          </table:table-cell>
          <table:table-cell table:formula="of:=IF([.A141]=1;TRUNC(1000/[.B141] );IF(OR([.A141]=2;[.A141]=3);0;IF([.F141]&lt;1000;0;IF([.C140]=1;TRUNC(1000/[.B141]);0))))" office:value-type="float" office:value="0" calcext:value-type="float">
            <text:p>0</text:p>
          </table:table-cell>
          <table:table-cell table:formula="of:=IF(OR([.A141]=1;[.A141]=2);0;IF([.E140]=1;[.G141]+[.J140];0))" office:value-type="float" office:value="0" calcext:value-type="float">
            <text:p>0</text:p>
          </table:table-cell>
          <table:table-cell table:style-name="ce9" table:formula="of:=[.F141]-[.B141]*[.G141]+[.B141]*[.H141]" office:value-type="currency" office:currency="PLN" office:value="5834.75" calcext:value-type="currency">
            <text:p>5 834,75 zł</text:p>
          </table:table-cell>
          <table:table-cell table:formula="of:=IF([.A141]=1;[.G141]-[.H141];[.J140]+[.G141]-[.H1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1.73" calcext:value-type="float">
            <text:p>101,73</text:p>
          </table:table-cell>
          <table:table-cell table:formula="of:=IF(AND([.B140]&gt;[.B141];[.B141]&gt;[.B142]);1;0)" office:value-type="float" office:value="0" calcext:value-type="float">
            <text:p>0</text:p>
          </table:table-cell>
          <table:table-cell table:formula="of:=IF([.A142]=1;[.B142];IF([.B142]&gt;[.D141];[.B142];[.D141]))" office:value-type="float" office:value="101.73" calcext:value-type="float">
            <text:p>101,73</text:p>
          </table:table-cell>
          <table:table-cell table:formula="of:=IF([.A142]=1;0;IF([.B142]&gt;[.D141];1;0))" office:value-type="float" office:value="1" calcext:value-type="float">
            <text:p>1</text:p>
          </table:table-cell>
          <table:table-cell table:formula="of:=IF([.A142]=1;5000;[.I141])" office:value-type="currency" office:currency="PLN" office:value="5834.75" calcext:value-type="currency">
            <text:p>5 834,75 zł</text:p>
          </table:table-cell>
          <table:table-cell table:formula="of:=IF([.A142]=1;TRUNC(1000/[.B142] );IF(OR([.A142]=2;[.A142]=3);0;IF([.F142]&lt;1000;0;IF([.C141]=1;TRUNC(1000/[.B142]);0))))" office:value-type="float" office:value="0" calcext:value-type="float">
            <text:p>0</text:p>
          </table:table-cell>
          <table:table-cell table:formula="of:=IF(OR([.A142]=1;[.A142]=2);0;IF([.E141]=1;[.G142]+[.J141];0))" office:value-type="float" office:value="0" calcext:value-type="float">
            <text:p>0</text:p>
          </table:table-cell>
          <table:table-cell table:style-name="ce9" table:formula="of:=[.F142]-[.B142]*[.G142]+[.B142]*[.H142]" office:value-type="currency" office:currency="PLN" office:value="5834.75" calcext:value-type="currency">
            <text:p>5 834,75 zł</text:p>
          </table:table-cell>
          <table:table-cell table:formula="of:=IF([.A142]=1;[.G142]-[.H142];[.J141]+[.G142]-[.H14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1.74" calcext:value-type="float">
            <text:p>101,74</text:p>
          </table:table-cell>
          <table:table-cell table:formula="of:=IF(AND([.B141]&gt;[.B142];[.B142]&gt;[.B143]);1;0)" office:value-type="float" office:value="0" calcext:value-type="float">
            <text:p>0</text:p>
          </table:table-cell>
          <table:table-cell table:formula="of:=IF([.A143]=1;[.B143];IF([.B143]&gt;[.D142];[.B143];[.D142]))" office:value-type="float" office:value="101.74" calcext:value-type="float">
            <text:p>101,74</text:p>
          </table:table-cell>
          <table:table-cell table:formula="of:=IF([.A143]=1;0;IF([.B143]&gt;[.D142];1;0))" office:value-type="float" office:value="1" calcext:value-type="float">
            <text:p>1</text:p>
          </table:table-cell>
          <table:table-cell table:formula="of:=IF([.A143]=1;5000;[.I142])" office:value-type="currency" office:currency="PLN" office:value="5834.75" calcext:value-type="currency">
            <text:p>5 834,75 zł</text:p>
          </table:table-cell>
          <table:table-cell table:formula="of:=IF([.A143]=1;TRUNC(1000/[.B143] );IF(OR([.A143]=2;[.A143]=3);0;IF([.F143]&lt;1000;0;IF([.C142]=1;TRUNC(1000/[.B143]);0))))" office:value-type="float" office:value="0" calcext:value-type="float">
            <text:p>0</text:p>
          </table:table-cell>
          <table:table-cell table:formula="of:=IF(OR([.A143]=1;[.A143]=2);0;IF([.E142]=1;[.G143]+[.J142];0))" office:value-type="float" office:value="0" calcext:value-type="float">
            <text:p>0</text:p>
          </table:table-cell>
          <table:table-cell table:style-name="ce9" table:formula="of:=[.F143]-[.B143]*[.G143]+[.B143]*[.H143]" office:value-type="currency" office:currency="PLN" office:value="5834.75" calcext:value-type="currency">
            <text:p>5 834,75 zł</text:p>
          </table:table-cell>
          <table:table-cell table:formula="of:=IF([.A143]=1;[.G143]-[.H143];[.J142]+[.G143]-[.H14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.01" calcext:value-type="float">
            <text:p>100,01</text:p>
          </table:table-cell>
          <table:table-cell table:formula="of:=IF(AND([.B142]&gt;[.B143];[.B143]&gt;[.B144]);1;0)" office:value-type="float" office:value="0" calcext:value-type="float">
            <text:p>0</text:p>
          </table:table-cell>
          <table:table-cell table:formula="of:=IF([.A144]=1;[.B144];IF([.B144]&gt;[.D143];[.B144];[.D143]))" office:value-type="float" office:value="101.74" calcext:value-type="float">
            <text:p>101,74</text:p>
          </table:table-cell>
          <table:table-cell table:formula="of:=IF([.A144]=1;0;IF([.B144]&gt;[.D143];1;0))" office:value-type="float" office:value="0" calcext:value-type="float">
            <text:p>0</text:p>
          </table:table-cell>
          <table:table-cell table:formula="of:=IF([.A144]=1;5000;[.I143])" office:value-type="currency" office:currency="PLN" office:value="5834.75" calcext:value-type="currency">
            <text:p>5 834,75 zł</text:p>
          </table:table-cell>
          <table:table-cell table:formula="of:=IF([.A144]=1;TRUNC(1000/[.B144] );IF(OR([.A144]=2;[.A144]=3);0;IF([.F144]&lt;1000;0;IF([.C143]=1;TRUNC(1000/[.B144]);0))))" office:value-type="float" office:value="0" calcext:value-type="float">
            <text:p>0</text:p>
          </table:table-cell>
          <table:table-cell table:formula="of:=IF(OR([.A144]=1;[.A144]=2);0;IF([.E143]=1;[.G144]+[.J143];0))" office:value-type="float" office:value="0" calcext:value-type="float">
            <text:p>0</text:p>
          </table:table-cell>
          <table:table-cell table:style-name="ce9" table:formula="of:=[.F144]-[.B144]*[.G144]+[.B144]*[.H144]" office:value-type="currency" office:currency="PLN" office:value="5834.75" calcext:value-type="currency">
            <text:p>5 834,75 zł</text:p>
          </table:table-cell>
          <table:table-cell table:formula="of:=IF([.A144]=1;[.G144]-[.H144];[.J143]+[.G144]-[.H14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8.39" calcext:value-type="float">
            <text:p>98,39</text:p>
          </table:table-cell>
          <table:table-cell table:formula="of:=IF(AND([.B143]&gt;[.B144];[.B144]&gt;[.B145]);1;0)" office:value-type="float" office:value="1" calcext:value-type="float">
            <text:p>1</text:p>
          </table:table-cell>
          <table:table-cell table:formula="of:=IF([.A145]=1;[.B145];IF([.B145]&gt;[.D144];[.B145];[.D144]))" office:value-type="float" office:value="101.74" calcext:value-type="float">
            <text:p>101,74</text:p>
          </table:table-cell>
          <table:table-cell table:formula="of:=IF([.A145]=1;0;IF([.B145]&gt;[.D144];1;0))" office:value-type="float" office:value="0" calcext:value-type="float">
            <text:p>0</text:p>
          </table:table-cell>
          <table:table-cell table:formula="of:=IF([.A145]=1;5000;[.I144])" office:value-type="currency" office:currency="PLN" office:value="5834.75" calcext:value-type="currency">
            <text:p>5 834,75 zł</text:p>
          </table:table-cell>
          <table:table-cell table:formula="of:=IF([.A145]=1;TRUNC(1000/[.B145] );IF(OR([.A145]=2;[.A145]=3);0;IF([.F145]&lt;1000;0;IF([.C144]=1;TRUNC(1000/[.B145]);0))))" office:value-type="float" office:value="0" calcext:value-type="float">
            <text:p>0</text:p>
          </table:table-cell>
          <table:table-cell table:formula="of:=IF(OR([.A145]=1;[.A145]=2);0;IF([.E144]=1;[.G145]+[.J144];0))" office:value-type="float" office:value="0" calcext:value-type="float">
            <text:p>0</text:p>
          </table:table-cell>
          <table:table-cell table:style-name="ce9" table:formula="of:=[.F145]-[.B145]*[.G145]+[.B145]*[.H145]" office:value-type="currency" office:currency="PLN" office:value="5834.75" calcext:value-type="currency">
            <text:p>5 834,75 zł</text:p>
          </table:table-cell>
          <table:table-cell table:formula="of:=IF([.A145]=1;[.G145]-[.H145];[.J144]+[.G145]-[.H14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.49" calcext:value-type="float">
            <text:p>96,49</text:p>
          </table:table-cell>
          <table:table-cell table:formula="of:=IF(AND([.B144]&gt;[.B145];[.B145]&gt;[.B146]);1;0)" office:value-type="float" office:value="1" calcext:value-type="float">
            <text:p>1</text:p>
          </table:table-cell>
          <table:table-cell table:formula="of:=IF([.A146]=1;[.B146];IF([.B146]&gt;[.D145];[.B146];[.D145]))" office:value-type="float" office:value="101.74" calcext:value-type="float">
            <text:p>101,74</text:p>
          </table:table-cell>
          <table:table-cell table:formula="of:=IF([.A146]=1;0;IF([.B146]&gt;[.D145];1;0))" office:value-type="float" office:value="0" calcext:value-type="float">
            <text:p>0</text:p>
          </table:table-cell>
          <table:table-cell table:formula="of:=IF([.A146]=1;5000;[.I145])" office:value-type="currency" office:currency="PLN" office:value="5834.75" calcext:value-type="currency">
            <text:p>5 834,75 zł</text:p>
          </table:table-cell>
          <table:table-cell table:formula="of:=IF([.A146]=1;TRUNC(1000/[.B146] );IF(OR([.A146]=2;[.A146]=3);0;IF([.F146]&lt;1000;0;IF([.C145]=1;TRUNC(1000/[.B146]);0))))" office:value-type="float" office:value="10" calcext:value-type="float">
            <text:p>10</text:p>
          </table:table-cell>
          <table:table-cell table:formula="of:=IF(OR([.A146]=1;[.A146]=2);0;IF([.E145]=1;[.G146]+[.J145];0))" office:value-type="float" office:value="0" calcext:value-type="float">
            <text:p>0</text:p>
          </table:table-cell>
          <table:table-cell table:style-name="ce9" table:formula="of:=[.F146]-[.B146]*[.G146]+[.B146]*[.H146]" office:value-type="currency" office:currency="PLN" office:value="4869.85" calcext:value-type="currency">
            <text:p>4 869,85 zł</text:p>
          </table:table-cell>
          <table:table-cell table:formula="of:=IF([.A146]=1;[.G146]-[.H146];[.J145]+[.G146]-[.H146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.95" calcext:value-type="float">
            <text:p>97,95</text:p>
          </table:table-cell>
          <table:table-cell table:formula="of:=IF(AND([.B145]&gt;[.B146];[.B146]&gt;[.B147]);1;0)" office:value-type="float" office:value="0" calcext:value-type="float">
            <text:p>0</text:p>
          </table:table-cell>
          <table:table-cell table:formula="of:=IF([.A147]=1;[.B147];IF([.B147]&gt;[.D146];[.B147];[.D146]))" office:value-type="float" office:value="101.74" calcext:value-type="float">
            <text:p>101,74</text:p>
          </table:table-cell>
          <table:table-cell table:formula="of:=IF([.A147]=1;0;IF([.B147]&gt;[.D146];1;0))" office:value-type="float" office:value="0" calcext:value-type="float">
            <text:p>0</text:p>
          </table:table-cell>
          <table:table-cell table:formula="of:=IF([.A147]=1;5000;[.I146])" office:value-type="currency" office:currency="PLN" office:value="4869.85" calcext:value-type="currency">
            <text:p>4 869,85 zł</text:p>
          </table:table-cell>
          <table:table-cell table:formula="of:=IF([.A147]=1;TRUNC(1000/[.B147] );IF(OR([.A147]=2;[.A147]=3);0;IF([.F147]&lt;1000;0;IF([.C146]=1;TRUNC(1000/[.B147]);0))))" office:value-type="float" office:value="10" calcext:value-type="float">
            <text:p>10</text:p>
          </table:table-cell>
          <table:table-cell table:formula="of:=IF(OR([.A147]=1;[.A147]=2);0;IF([.E146]=1;[.G147]+[.J146];0))" office:value-type="float" office:value="0" calcext:value-type="float">
            <text:p>0</text:p>
          </table:table-cell>
          <table:table-cell table:style-name="ce9" table:formula="of:=[.F147]-[.B147]*[.G147]+[.B147]*[.H147]" office:value-type="currency" office:currency="PLN" office:value="3890.35" calcext:value-type="currency">
            <text:p>3 890,35 zł</text:p>
          </table:table-cell>
          <table:table-cell table:formula="of:=IF([.A147]=1;[.G147]-[.H147];[.J146]+[.G147]-[.H147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6.33" calcext:value-type="float">
            <text:p>96,33</text:p>
          </table:table-cell>
          <table:table-cell table:formula="of:=IF(AND([.B146]&gt;[.B147];[.B147]&gt;[.B148]);1;0)" office:value-type="float" office:value="0" calcext:value-type="float">
            <text:p>0</text:p>
          </table:table-cell>
          <table:table-cell table:formula="of:=IF([.A148]=1;[.B148];IF([.B148]&gt;[.D147];[.B148];[.D147]))" office:value-type="float" office:value="101.74" calcext:value-type="float">
            <text:p>101,74</text:p>
          </table:table-cell>
          <table:table-cell table:formula="of:=IF([.A148]=1;0;IF([.B148]&gt;[.D147];1;0))" office:value-type="float" office:value="0" calcext:value-type="float">
            <text:p>0</text:p>
          </table:table-cell>
          <table:table-cell table:formula="of:=IF([.A148]=1;5000;[.I147])" office:value-type="currency" office:currency="PLN" office:value="3890.35" calcext:value-type="currency">
            <text:p>3 890,35 zł</text:p>
          </table:table-cell>
          <table:table-cell table:formula="of:=IF([.A148]=1;TRUNC(1000/[.B148] );IF(OR([.A148]=2;[.A148]=3);0;IF([.F148]&lt;1000;0;IF([.C147]=1;TRUNC(1000/[.B148]);0))))" office:value-type="float" office:value="0" calcext:value-type="float">
            <text:p>0</text:p>
          </table:table-cell>
          <table:table-cell table:formula="of:=IF(OR([.A148]=1;[.A148]=2);0;IF([.E147]=1;[.G148]+[.J147];0))" office:value-type="float" office:value="0" calcext:value-type="float">
            <text:p>0</text:p>
          </table:table-cell>
          <table:table-cell table:style-name="ce9" table:formula="of:=[.F148]-[.B148]*[.G148]+[.B148]*[.H148]" office:value-type="currency" office:currency="PLN" office:value="3890.35" calcext:value-type="currency">
            <text:p>3 890,35 zł</text:p>
          </table:table-cell>
          <table:table-cell table:formula="of:=IF([.A148]=1;[.G148]-[.H148];[.J147]+[.G148]-[.H148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4.86" calcext:value-type="float">
            <text:p>94,86</text:p>
          </table:table-cell>
          <table:table-cell table:formula="of:=IF(AND([.B147]&gt;[.B148];[.B148]&gt;[.B149]);1;0)" office:value-type="float" office:value="1" calcext:value-type="float">
            <text:p>1</text:p>
          </table:table-cell>
          <table:table-cell table:formula="of:=IF([.A149]=1;[.B149];IF([.B149]&gt;[.D148];[.B149];[.D148]))" office:value-type="float" office:value="101.74" calcext:value-type="float">
            <text:p>101,74</text:p>
          </table:table-cell>
          <table:table-cell table:formula="of:=IF([.A149]=1;0;IF([.B149]&gt;[.D148];1;0))" office:value-type="float" office:value="0" calcext:value-type="float">
            <text:p>0</text:p>
          </table:table-cell>
          <table:table-cell table:formula="of:=IF([.A149]=1;5000;[.I148])" office:value-type="currency" office:currency="PLN" office:value="3890.35" calcext:value-type="currency">
            <text:p>3 890,35 zł</text:p>
          </table:table-cell>
          <table:table-cell table:formula="of:=IF([.A149]=1;TRUNC(1000/[.B149] );IF(OR([.A149]=2;[.A149]=3);0;IF([.F149]&lt;1000;0;IF([.C148]=1;TRUNC(1000/[.B149]);0))))" office:value-type="float" office:value="0" calcext:value-type="float">
            <text:p>0</text:p>
          </table:table-cell>
          <table:table-cell table:formula="of:=IF(OR([.A149]=1;[.A149]=2);0;IF([.E148]=1;[.G149]+[.J148];0))" office:value-type="float" office:value="0" calcext:value-type="float">
            <text:p>0</text:p>
          </table:table-cell>
          <table:table-cell table:style-name="ce9" table:formula="of:=[.F149]-[.B149]*[.G149]+[.B149]*[.H149]" office:value-type="currency" office:currency="PLN" office:value="3890.35" calcext:value-type="currency">
            <text:p>3 890,35 zł</text:p>
          </table:table-cell>
          <table:table-cell table:formula="of:=IF([.A149]=1;[.G149]-[.H149];[.J148]+[.G149]-[.H149]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6.17" calcext:value-type="float">
            <text:p>96,17</text:p>
          </table:table-cell>
          <table:table-cell table:formula="of:=IF(AND([.B148]&gt;[.B149];[.B149]&gt;[.B150]);1;0)" office:value-type="float" office:value="0" calcext:value-type="float">
            <text:p>0</text:p>
          </table:table-cell>
          <table:table-cell table:formula="of:=IF([.A150]=1;[.B150];IF([.B150]&gt;[.D149];[.B150];[.D149]))" office:value-type="float" office:value="101.74" calcext:value-type="float">
            <text:p>101,74</text:p>
          </table:table-cell>
          <table:table-cell table:formula="of:=IF([.A150]=1;0;IF([.B150]&gt;[.D149];1;0))" office:value-type="float" office:value="0" calcext:value-type="float">
            <text:p>0</text:p>
          </table:table-cell>
          <table:table-cell table:formula="of:=IF([.A150]=1;5000;[.I149])" office:value-type="currency" office:currency="PLN" office:value="3890.35" calcext:value-type="currency">
            <text:p>3 890,35 zł</text:p>
          </table:table-cell>
          <table:table-cell table:formula="of:=IF([.A150]=1;TRUNC(1000/[.B150] );IF(OR([.A150]=2;[.A150]=3);0;IF([.F150]&lt;1000;0;IF([.C149]=1;TRUNC(1000/[.B150]);0))))" office:value-type="float" office:value="10" calcext:value-type="float">
            <text:p>10</text:p>
          </table:table-cell>
          <table:table-cell table:formula="of:=IF(OR([.A150]=1;[.A150]=2);0;IF([.E149]=1;[.G150]+[.J149];0))" office:value-type="float" office:value="0" calcext:value-type="float">
            <text:p>0</text:p>
          </table:table-cell>
          <table:table-cell table:style-name="ce9" table:formula="of:=[.F150]-[.B150]*[.G150]+[.B150]*[.H150]" office:value-type="currency" office:currency="PLN" office:value="2928.65" calcext:value-type="currency">
            <text:p>2 928,65 zł</text:p>
          </table:table-cell>
          <table:table-cell table:formula="of:=IF([.A150]=1;[.G150]-[.H150];[.J149]+[.G150]-[.H150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7.44" calcext:value-type="float">
            <text:p>97,44</text:p>
          </table:table-cell>
          <table:table-cell table:formula="of:=IF(AND([.B149]&gt;[.B150];[.B150]&gt;[.B151]);1;0)" office:value-type="float" office:value="0" calcext:value-type="float">
            <text:p>0</text:p>
          </table:table-cell>
          <table:table-cell table:formula="of:=IF([.A151]=1;[.B151];IF([.B151]&gt;[.D150];[.B151];[.D150]))" office:value-type="float" office:value="101.74" calcext:value-type="float">
            <text:p>101,74</text:p>
          </table:table-cell>
          <table:table-cell table:formula="of:=IF([.A151]=1;0;IF([.B151]&gt;[.D150];1;0))" office:value-type="float" office:value="0" calcext:value-type="float">
            <text:p>0</text:p>
          </table:table-cell>
          <table:table-cell table:formula="of:=IF([.A151]=1;5000;[.I150])" office:value-type="currency" office:currency="PLN" office:value="2928.65" calcext:value-type="currency">
            <text:p>2 928,65 zł</text:p>
          </table:table-cell>
          <table:table-cell table:formula="of:=IF([.A151]=1;TRUNC(1000/[.B151] );IF(OR([.A151]=2;[.A151]=3);0;IF([.F151]&lt;1000;0;IF([.C150]=1;TRUNC(1000/[.B151]);0))))" office:value-type="float" office:value="0" calcext:value-type="float">
            <text:p>0</text:p>
          </table:table-cell>
          <table:table-cell table:formula="of:=IF(OR([.A151]=1;[.A151]=2);0;IF([.E150]=1;[.G151]+[.J150];0))" office:value-type="float" office:value="0" calcext:value-type="float">
            <text:p>0</text:p>
          </table:table-cell>
          <table:table-cell table:style-name="ce9" table:formula="of:=[.F151]-[.B151]*[.G151]+[.B151]*[.H151]" office:value-type="currency" office:currency="PLN" office:value="2928.65" calcext:value-type="currency">
            <text:p>2 928,65 zł</text:p>
          </table:table-cell>
          <table:table-cell table:formula="of:=IF([.A151]=1;[.G151]-[.H151];[.J150]+[.G151]-[.H151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8.68" calcext:value-type="float">
            <text:p>98,68</text:p>
          </table:table-cell>
          <table:table-cell table:formula="of:=IF(AND([.B150]&gt;[.B151];[.B151]&gt;[.B152]);1;0)" office:value-type="float" office:value="0" calcext:value-type="float">
            <text:p>0</text:p>
          </table:table-cell>
          <table:table-cell table:formula="of:=IF([.A152]=1;[.B152];IF([.B152]&gt;[.D151];[.B152];[.D151]))" office:value-type="float" office:value="101.74" calcext:value-type="float">
            <text:p>101,74</text:p>
          </table:table-cell>
          <table:table-cell table:formula="of:=IF([.A152]=1;0;IF([.B152]&gt;[.D151];1;0))" office:value-type="float" office:value="0" calcext:value-type="float">
            <text:p>0</text:p>
          </table:table-cell>
          <table:table-cell table:formula="of:=IF([.A152]=1;5000;[.I151])" office:value-type="currency" office:currency="PLN" office:value="2928.65" calcext:value-type="currency">
            <text:p>2 928,65 zł</text:p>
          </table:table-cell>
          <table:table-cell table:formula="of:=IF([.A152]=1;TRUNC(1000/[.B152] );IF(OR([.A152]=2;[.A152]=3);0;IF([.F152]&lt;1000;0;IF([.C151]=1;TRUNC(1000/[.B152]);0))))" office:value-type="float" office:value="0" calcext:value-type="float">
            <text:p>0</text:p>
          </table:table-cell>
          <table:table-cell table:formula="of:=IF(OR([.A152]=1;[.A152]=2);0;IF([.E151]=1;[.G152]+[.J151];0))" office:value-type="float" office:value="0" calcext:value-type="float">
            <text:p>0</text:p>
          </table:table-cell>
          <table:table-cell table:style-name="ce9" table:formula="of:=[.F152]-[.B152]*[.G152]+[.B152]*[.H152]" office:value-type="currency" office:currency="PLN" office:value="2928.65" calcext:value-type="currency">
            <text:p>2 928,65 zł</text:p>
          </table:table-cell>
          <table:table-cell table:formula="of:=IF([.A152]=1;[.G152]-[.H152];[.J151]+[.G152]-[.H152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.99" calcext:value-type="float">
            <text:p>99,99</text:p>
          </table:table-cell>
          <table:table-cell table:formula="of:=IF(AND([.B151]&gt;[.B152];[.B152]&gt;[.B153]);1;0)" office:value-type="float" office:value="0" calcext:value-type="float">
            <text:p>0</text:p>
          </table:table-cell>
          <table:table-cell table:formula="of:=IF([.A153]=1;[.B153];IF([.B153]&gt;[.D152];[.B153];[.D152]))" office:value-type="float" office:value="101.74" calcext:value-type="float">
            <text:p>101,74</text:p>
          </table:table-cell>
          <table:table-cell table:formula="of:=IF([.A153]=1;0;IF([.B153]&gt;[.D152];1;0))" office:value-type="float" office:value="0" calcext:value-type="float">
            <text:p>0</text:p>
          </table:table-cell>
          <table:table-cell table:formula="of:=IF([.A153]=1;5000;[.I152])" office:value-type="currency" office:currency="PLN" office:value="2928.65" calcext:value-type="currency">
            <text:p>2 928,65 zł</text:p>
          </table:table-cell>
          <table:table-cell table:formula="of:=IF([.A153]=1;TRUNC(1000/[.B153] );IF(OR([.A153]=2;[.A153]=3);0;IF([.F153]&lt;1000;0;IF([.C152]=1;TRUNC(1000/[.B153]);0))))" office:value-type="float" office:value="0" calcext:value-type="float">
            <text:p>0</text:p>
          </table:table-cell>
          <table:table-cell table:formula="of:=IF(OR([.A153]=1;[.A153]=2);0;IF([.E152]=1;[.G153]+[.J152];0))" office:value-type="float" office:value="0" calcext:value-type="float">
            <text:p>0</text:p>
          </table:table-cell>
          <table:table-cell table:style-name="ce9" table:formula="of:=[.F153]-[.B153]*[.G153]+[.B153]*[.H153]" office:value-type="currency" office:currency="PLN" office:value="2928.65" calcext:value-type="currency">
            <text:p>2 928,65 zł</text:p>
          </table:table-cell>
          <table:table-cell table:formula="of:=IF([.A153]=1;[.G153]-[.H153];[.J152]+[.G153]-[.H153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.81" calcext:value-type="float">
            <text:p>100,81</text:p>
          </table:table-cell>
          <table:table-cell table:formula="of:=IF(AND([.B152]&gt;[.B153];[.B153]&gt;[.B154]);1;0)" office:value-type="float" office:value="0" calcext:value-type="float">
            <text:p>0</text:p>
          </table:table-cell>
          <table:table-cell table:formula="of:=IF([.A154]=1;[.B154];IF([.B154]&gt;[.D153];[.B154];[.D153]))" office:value-type="float" office:value="101.74" calcext:value-type="float">
            <text:p>101,74</text:p>
          </table:table-cell>
          <table:table-cell table:formula="of:=IF([.A154]=1;0;IF([.B154]&gt;[.D153];1;0))" office:value-type="float" office:value="0" calcext:value-type="float">
            <text:p>0</text:p>
          </table:table-cell>
          <table:table-cell table:formula="of:=IF([.A154]=1;5000;[.I153])" office:value-type="currency" office:currency="PLN" office:value="2928.65" calcext:value-type="currency">
            <text:p>2 928,65 zł</text:p>
          </table:table-cell>
          <table:table-cell table:formula="of:=IF([.A154]=1;TRUNC(1000/[.B154] );IF(OR([.A154]=2;[.A154]=3);0;IF([.F154]&lt;1000;0;IF([.C153]=1;TRUNC(1000/[.B154]);0))))" office:value-type="float" office:value="0" calcext:value-type="float">
            <text:p>0</text:p>
          </table:table-cell>
          <table:table-cell table:formula="of:=IF(OR([.A154]=1;[.A154]=2);0;IF([.E153]=1;[.G154]+[.J153];0))" office:value-type="float" office:value="0" calcext:value-type="float">
            <text:p>0</text:p>
          </table:table-cell>
          <table:table-cell table:style-name="ce9" table:formula="of:=[.F154]-[.B154]*[.G154]+[.B154]*[.H154]" office:value-type="currency" office:currency="PLN" office:value="2928.65" calcext:value-type="currency">
            <text:p>2 928,65 zł</text:p>
          </table:table-cell>
          <table:table-cell table:formula="of:=IF([.A154]=1;[.G154]-[.H154];[.J153]+[.G154]-[.H154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.92" calcext:value-type="float">
            <text:p>100,92</text:p>
          </table:table-cell>
          <table:table-cell table:formula="of:=IF(AND([.B153]&gt;[.B154];[.B154]&gt;[.B155]);1;0)" office:value-type="float" office:value="0" calcext:value-type="float">
            <text:p>0</text:p>
          </table:table-cell>
          <table:table-cell table:formula="of:=IF([.A155]=1;[.B155];IF([.B155]&gt;[.D154];[.B155];[.D154]))" office:value-type="float" office:value="101.74" calcext:value-type="float">
            <text:p>101,74</text:p>
          </table:table-cell>
          <table:table-cell table:formula="of:=IF([.A155]=1;0;IF([.B155]&gt;[.D154];1;0))" office:value-type="float" office:value="0" calcext:value-type="float">
            <text:p>0</text:p>
          </table:table-cell>
          <table:table-cell table:formula="of:=IF([.A155]=1;5000;[.I154])" office:value-type="currency" office:currency="PLN" office:value="2928.65" calcext:value-type="currency">
            <text:p>2 928,65 zł</text:p>
          </table:table-cell>
          <table:table-cell table:formula="of:=IF([.A155]=1;TRUNC(1000/[.B155] );IF(OR([.A155]=2;[.A155]=3);0;IF([.F155]&lt;1000;0;IF([.C154]=1;TRUNC(1000/[.B155]);0))))" office:value-type="float" office:value="0" calcext:value-type="float">
            <text:p>0</text:p>
          </table:table-cell>
          <table:table-cell table:formula="of:=IF(OR([.A155]=1;[.A155]=2);0;IF([.E154]=1;[.G155]+[.J154];0))" office:value-type="float" office:value="0" calcext:value-type="float">
            <text:p>0</text:p>
          </table:table-cell>
          <table:table-cell table:style-name="ce9" table:formula="of:=[.F155]-[.B155]*[.G155]+[.B155]*[.H155]" office:value-type="currency" office:currency="PLN" office:value="2928.65" calcext:value-type="currency">
            <text:p>2 928,65 zł</text:p>
          </table:table-cell>
          <table:table-cell table:formula="of:=IF([.A155]=1;[.G155]-[.H155];[.J154]+[.G155]-[.H155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.29" calcext:value-type="float">
            <text:p>102,29</text:p>
          </table:table-cell>
          <table:table-cell table:formula="of:=IF(AND([.B154]&gt;[.B155];[.B155]&gt;[.B156]);1;0)" office:value-type="float" office:value="0" calcext:value-type="float">
            <text:p>0</text:p>
          </table:table-cell>
          <table:table-cell table:formula="of:=IF([.A156]=1;[.B156];IF([.B156]&gt;[.D155];[.B156];[.D155]))" office:value-type="float" office:value="102.29" calcext:value-type="float">
            <text:p>102,29</text:p>
          </table:table-cell>
          <table:table-cell table:formula="of:=IF([.A156]=1;0;IF([.B156]&gt;[.D155];1;0))" office:value-type="float" office:value="1" calcext:value-type="float">
            <text:p>1</text:p>
          </table:table-cell>
          <table:table-cell table:formula="of:=IF([.A156]=1;5000;[.I155])" office:value-type="currency" office:currency="PLN" office:value="2928.65" calcext:value-type="currency">
            <text:p>2 928,65 zł</text:p>
          </table:table-cell>
          <table:table-cell table:formula="of:=IF([.A156]=1;TRUNC(1000/[.B156] );IF(OR([.A156]=2;[.A156]=3);0;IF([.F156]&lt;1000;0;IF([.C155]=1;TRUNC(1000/[.B156]);0))))" office:value-type="float" office:value="0" calcext:value-type="float">
            <text:p>0</text:p>
          </table:table-cell>
          <table:table-cell table:formula="of:=IF(OR([.A156]=1;[.A156]=2);0;IF([.E155]=1;[.G156]+[.J155];0))" office:value-type="float" office:value="0" calcext:value-type="float">
            <text:p>0</text:p>
          </table:table-cell>
          <table:table-cell table:style-name="ce9" table:formula="of:=[.F156]-[.B156]*[.G156]+[.B156]*[.H156]" office:value-type="currency" office:currency="PLN" office:value="2928.65" calcext:value-type="currency">
            <text:p>2 928,65 zł</text:p>
          </table:table-cell>
          <table:table-cell table:formula="of:=IF([.A156]=1;[.G156]-[.H156];[.J155]+[.G156]-[.H156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.76" calcext:value-type="float">
            <text:p>100,76</text:p>
          </table:table-cell>
          <table:table-cell table:formula="of:=IF(AND([.B155]&gt;[.B156];[.B156]&gt;[.B157]);1;0)" office:value-type="float" office:value="0" calcext:value-type="float">
            <text:p>0</text:p>
          </table:table-cell>
          <table:table-cell table:formula="of:=IF([.A157]=1;[.B157];IF([.B157]&gt;[.D156];[.B157];[.D156]))" office:value-type="float" office:value="102.29" calcext:value-type="float">
            <text:p>102,29</text:p>
          </table:table-cell>
          <table:table-cell table:formula="of:=IF([.A157]=1;0;IF([.B157]&gt;[.D156];1;0))" office:value-type="float" office:value="0" calcext:value-type="float">
            <text:p>0</text:p>
          </table:table-cell>
          <table:table-cell table:formula="of:=IF([.A157]=1;5000;[.I156])" office:value-type="currency" office:currency="PLN" office:value="2928.65" calcext:value-type="currency">
            <text:p>2 928,65 zł</text:p>
          </table:table-cell>
          <table:table-cell table:formula="of:=IF([.A157]=1;TRUNC(1000/[.B157] );IF(OR([.A157]=2;[.A157]=3);0;IF([.F157]&lt;1000;0;IF([.C156]=1;TRUNC(1000/[.B157]);0))))" office:value-type="float" office:value="0" calcext:value-type="float">
            <text:p>0</text:p>
          </table:table-cell>
          <table:table-cell table:formula="of:=IF(OR([.A157]=1;[.A157]=2);0;IF([.E156]=1;[.G157]+[.J156];0))" office:value-type="float" office:value="30" calcext:value-type="float">
            <text:p>30</text:p>
          </table:table-cell>
          <table:table-cell table:style-name="ce9" table:formula="of:=[.F157]-[.B157]*[.G157]+[.B157]*[.H157]" office:value-type="currency" office:currency="PLN" office:value="5951.45" calcext:value-type="currency">
            <text:p>5 951,45 zł</text:p>
          </table:table-cell>
          <table:table-cell table:formula="of:=IF([.A157]=1;[.G157]-[.H157];[.J156]+[.G157]-[.H15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.48" calcext:value-type="float">
            <text:p>102,48</text:p>
          </table:table-cell>
          <table:table-cell table:formula="of:=IF(AND([.B156]&gt;[.B157];[.B157]&gt;[.B158]);1;0)" office:value-type="float" office:value="0" calcext:value-type="float">
            <text:p>0</text:p>
          </table:table-cell>
          <table:table-cell table:formula="of:=IF([.A158]=1;[.B158];IF([.B158]&gt;[.D157];[.B158];[.D157]))" office:value-type="float" office:value="102.48" calcext:value-type="float">
            <text:p>102,48</text:p>
          </table:table-cell>
          <table:table-cell table:formula="of:=IF([.A158]=1;0;IF([.B158]&gt;[.D157];1;0))" office:value-type="float" office:value="1" calcext:value-type="float">
            <text:p>1</text:p>
          </table:table-cell>
          <table:table-cell table:formula="of:=IF([.A158]=1;5000;[.I157])" office:value-type="currency" office:currency="PLN" office:value="5951.45" calcext:value-type="currency">
            <text:p>5 951,45 zł</text:p>
          </table:table-cell>
          <table:table-cell table:formula="of:=IF([.A158]=1;TRUNC(1000/[.B158] );IF(OR([.A158]=2;[.A158]=3);0;IF([.F158]&lt;1000;0;IF([.C157]=1;TRUNC(1000/[.B158]);0))))" office:value-type="float" office:value="0" calcext:value-type="float">
            <text:p>0</text:p>
          </table:table-cell>
          <table:table-cell table:formula="of:=IF(OR([.A158]=1;[.A158]=2);0;IF([.E157]=1;[.G158]+[.J157];0))" office:value-type="float" office:value="0" calcext:value-type="float">
            <text:p>0</text:p>
          </table:table-cell>
          <table:table-cell table:style-name="ce9" table:formula="of:=[.F158]-[.B158]*[.G158]+[.B158]*[.H158]" office:value-type="currency" office:currency="PLN" office:value="5951.45" calcext:value-type="currency">
            <text:p>5 951,45 zł</text:p>
          </table:table-cell>
          <table:table-cell table:formula="of:=IF([.A158]=1;[.G158]-[.H158];[.J157]+[.G158]-[.H15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.72" calcext:value-type="float">
            <text:p>102,72</text:p>
          </table:table-cell>
          <table:table-cell table:formula="of:=IF(AND([.B157]&gt;[.B158];[.B158]&gt;[.B159]);1;0)" office:value-type="float" office:value="0" calcext:value-type="float">
            <text:p>0</text:p>
          </table:table-cell>
          <table:table-cell table:formula="of:=IF([.A159]=1;[.B159];IF([.B159]&gt;[.D158];[.B159];[.D158]))" office:value-type="float" office:value="102.72" calcext:value-type="float">
            <text:p>102,72</text:p>
          </table:table-cell>
          <table:table-cell table:formula="of:=IF([.A159]=1;0;IF([.B159]&gt;[.D158];1;0))" office:value-type="float" office:value="1" calcext:value-type="float">
            <text:p>1</text:p>
          </table:table-cell>
          <table:table-cell table:formula="of:=IF([.A159]=1;5000;[.I158])" office:value-type="currency" office:currency="PLN" office:value="5951.45" calcext:value-type="currency">
            <text:p>5 951,45 zł</text:p>
          </table:table-cell>
          <table:table-cell table:formula="of:=IF([.A159]=1;TRUNC(1000/[.B159] );IF(OR([.A159]=2;[.A159]=3);0;IF([.F159]&lt;1000;0;IF([.C158]=1;TRUNC(1000/[.B159]);0))))" office:value-type="float" office:value="0" calcext:value-type="float">
            <text:p>0</text:p>
          </table:table-cell>
          <table:table-cell table:formula="of:=IF(OR([.A159]=1;[.A159]=2);0;IF([.E158]=1;[.G159]+[.J158];0))" office:value-type="float" office:value="0" calcext:value-type="float">
            <text:p>0</text:p>
          </table:table-cell>
          <table:table-cell table:style-name="ce9" table:formula="of:=[.F159]-[.B159]*[.G159]+[.B159]*[.H159]" office:value-type="currency" office:currency="PLN" office:value="5951.45" calcext:value-type="currency">
            <text:p>5 951,45 zł</text:p>
          </table:table-cell>
          <table:table-cell table:formula="of:=IF([.A159]=1;[.G159]-[.H159];[.J158]+[.G159]-[.H1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4.6" calcext:value-type="float">
            <text:p>104,6</text:p>
          </table:table-cell>
          <table:table-cell table:formula="of:=IF(AND([.B158]&gt;[.B159];[.B159]&gt;[.B160]);1;0)" office:value-type="float" office:value="0" calcext:value-type="float">
            <text:p>0</text:p>
          </table:table-cell>
          <table:table-cell table:formula="of:=IF([.A160]=1;[.B160];IF([.B160]&gt;[.D159];[.B160];[.D159]))" office:value-type="float" office:value="104.6" calcext:value-type="float">
            <text:p>104,6</text:p>
          </table:table-cell>
          <table:table-cell table:formula="of:=IF([.A160]=1;0;IF([.B160]&gt;[.D159];1;0))" office:value-type="float" office:value="1" calcext:value-type="float">
            <text:p>1</text:p>
          </table:table-cell>
          <table:table-cell table:formula="of:=IF([.A160]=1;5000;[.I159])" office:value-type="currency" office:currency="PLN" office:value="5951.45" calcext:value-type="currency">
            <text:p>5 951,45 zł</text:p>
          </table:table-cell>
          <table:table-cell table:formula="of:=IF([.A160]=1;TRUNC(1000/[.B160] );IF(OR([.A160]=2;[.A160]=3);0;IF([.F160]&lt;1000;0;IF([.C159]=1;TRUNC(1000/[.B160]);0))))" office:value-type="float" office:value="0" calcext:value-type="float">
            <text:p>0</text:p>
          </table:table-cell>
          <table:table-cell table:formula="of:=IF(OR([.A160]=1;[.A160]=2);0;IF([.E159]=1;[.G160]+[.J159];0))" office:value-type="float" office:value="0" calcext:value-type="float">
            <text:p>0</text:p>
          </table:table-cell>
          <table:table-cell table:style-name="ce9" table:formula="of:=[.F160]-[.B160]*[.G160]+[.B160]*[.H160]" office:value-type="currency" office:currency="PLN" office:value="5951.45" calcext:value-type="currency">
            <text:p>5 951,45 zł</text:p>
          </table:table-cell>
          <table:table-cell table:formula="of:=IF([.A160]=1;[.G160]-[.H160];[.J159]+[.G160]-[.H16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.69" calcext:value-type="float">
            <text:p>106,69</text:p>
          </table:table-cell>
          <table:table-cell table:formula="of:=IF(AND([.B159]&gt;[.B160];[.B160]&gt;[.B161]);1;0)" office:value-type="float" office:value="0" calcext:value-type="float">
            <text:p>0</text:p>
          </table:table-cell>
          <table:table-cell table:formula="of:=IF([.A161]=1;[.B161];IF([.B161]&gt;[.D160];[.B161];[.D160]))" office:value-type="float" office:value="106.69" calcext:value-type="float">
            <text:p>106,69</text:p>
          </table:table-cell>
          <table:table-cell table:formula="of:=IF([.A161]=1;0;IF([.B161]&gt;[.D160];1;0))" office:value-type="float" office:value="1" calcext:value-type="float">
            <text:p>1</text:p>
          </table:table-cell>
          <table:table-cell table:formula="of:=IF([.A161]=1;5000;[.I160])" office:value-type="currency" office:currency="PLN" office:value="5951.45" calcext:value-type="currency">
            <text:p>5 951,45 zł</text:p>
          </table:table-cell>
          <table:table-cell table:formula="of:=IF([.A161]=1;TRUNC(1000/[.B161] );IF(OR([.A161]=2;[.A161]=3);0;IF([.F161]&lt;1000;0;IF([.C160]=1;TRUNC(1000/[.B161]);0))))" office:value-type="float" office:value="0" calcext:value-type="float">
            <text:p>0</text:p>
          </table:table-cell>
          <table:table-cell table:formula="of:=IF(OR([.A161]=1;[.A161]=2);0;IF([.E160]=1;[.G161]+[.J160];0))" office:value-type="float" office:value="0" calcext:value-type="float">
            <text:p>0</text:p>
          </table:table-cell>
          <table:table-cell table:style-name="ce9" table:formula="of:=[.F161]-[.B161]*[.G161]+[.B161]*[.H161]" office:value-type="currency" office:currency="PLN" office:value="5951.45" calcext:value-type="currency">
            <text:p>5 951,45 zł</text:p>
          </table:table-cell>
          <table:table-cell table:formula="of:=IF([.A161]=1;[.G161]-[.H161];[.J160]+[.G161]-[.H16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6.85" calcext:value-type="float">
            <text:p>106,85</text:p>
          </table:table-cell>
          <table:table-cell table:formula="of:=IF(AND([.B160]&gt;[.B161];[.B161]&gt;[.B162]);1;0)" office:value-type="float" office:value="0" calcext:value-type="float">
            <text:p>0</text:p>
          </table:table-cell>
          <table:table-cell table:formula="of:=IF([.A162]=1;[.B162];IF([.B162]&gt;[.D161];[.B162];[.D161]))" office:value-type="float" office:value="106.85" calcext:value-type="float">
            <text:p>106,85</text:p>
          </table:table-cell>
          <table:table-cell table:formula="of:=IF([.A162]=1;0;IF([.B162]&gt;[.D161];1;0))" office:value-type="float" office:value="1" calcext:value-type="float">
            <text:p>1</text:p>
          </table:table-cell>
          <table:table-cell table:formula="of:=IF([.A162]=1;5000;[.I161])" office:value-type="currency" office:currency="PLN" office:value="5951.45" calcext:value-type="currency">
            <text:p>5 951,45 zł</text:p>
          </table:table-cell>
          <table:table-cell table:formula="of:=IF([.A162]=1;TRUNC(1000/[.B162] );IF(OR([.A162]=2;[.A162]=3);0;IF([.F162]&lt;1000;0;IF([.C161]=1;TRUNC(1000/[.B162]);0))))" office:value-type="float" office:value="0" calcext:value-type="float">
            <text:p>0</text:p>
          </table:table-cell>
          <table:table-cell table:formula="of:=IF(OR([.A162]=1;[.A162]=2);0;IF([.E161]=1;[.G162]+[.J161];0))" office:value-type="float" office:value="0" calcext:value-type="float">
            <text:p>0</text:p>
          </table:table-cell>
          <table:table-cell table:style-name="ce9" table:formula="of:=[.F162]-[.B162]*[.G162]+[.B162]*[.H162]" office:value-type="currency" office:currency="PLN" office:value="5951.45" calcext:value-type="currency">
            <text:p>5 951,45 zł</text:p>
          </table:table-cell>
          <table:table-cell table:formula="of:=IF([.A162]=1;[.G162]-[.H162];[.J161]+[.G162]-[.H16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7.25" calcext:value-type="float">
            <text:p>107,25</text:p>
          </table:table-cell>
          <table:table-cell table:formula="of:=IF(AND([.B161]&gt;[.B162];[.B162]&gt;[.B163]);1;0)" office:value-type="float" office:value="0" calcext:value-type="float">
            <text:p>0</text:p>
          </table:table-cell>
          <table:table-cell table:formula="of:=IF([.A163]=1;[.B163];IF([.B163]&gt;[.D162];[.B163];[.D162]))" office:value-type="float" office:value="107.25" calcext:value-type="float">
            <text:p>107,25</text:p>
          </table:table-cell>
          <table:table-cell table:formula="of:=IF([.A163]=1;0;IF([.B163]&gt;[.D162];1;0))" office:value-type="float" office:value="1" calcext:value-type="float">
            <text:p>1</text:p>
          </table:table-cell>
          <table:table-cell table:formula="of:=IF([.A163]=1;5000;[.I162])" office:value-type="currency" office:currency="PLN" office:value="5951.45" calcext:value-type="currency">
            <text:p>5 951,45 zł</text:p>
          </table:table-cell>
          <table:table-cell table:formula="of:=IF([.A163]=1;TRUNC(1000/[.B163] );IF(OR([.A163]=2;[.A163]=3);0;IF([.F163]&lt;1000;0;IF([.C162]=1;TRUNC(1000/[.B163]);0))))" office:value-type="float" office:value="0" calcext:value-type="float">
            <text:p>0</text:p>
          </table:table-cell>
          <table:table-cell table:formula="of:=IF(OR([.A163]=1;[.A163]=2);0;IF([.E162]=1;[.G163]+[.J162];0))" office:value-type="float" office:value="0" calcext:value-type="float">
            <text:p>0</text:p>
          </table:table-cell>
          <table:table-cell table:style-name="ce9" table:formula="of:=[.F163]-[.B163]*[.G163]+[.B163]*[.H163]" office:value-type="currency" office:currency="PLN" office:value="5951.45" calcext:value-type="currency">
            <text:p>5 951,45 zł</text:p>
          </table:table-cell>
          <table:table-cell table:formula="of:=IF([.A163]=1;[.G163]-[.H163];[.J162]+[.G163]-[.H16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8.44" calcext:value-type="float">
            <text:p>108,44</text:p>
          </table:table-cell>
          <table:table-cell table:formula="of:=IF(AND([.B162]&gt;[.B163];[.B163]&gt;[.B164]);1;0)" office:value-type="float" office:value="0" calcext:value-type="float">
            <text:p>0</text:p>
          </table:table-cell>
          <table:table-cell table:formula="of:=IF([.A164]=1;[.B164];IF([.B164]&gt;[.D163];[.B164];[.D163]))" office:value-type="float" office:value="108.44" calcext:value-type="float">
            <text:p>108,44</text:p>
          </table:table-cell>
          <table:table-cell table:formula="of:=IF([.A164]=1;0;IF([.B164]&gt;[.D163];1;0))" office:value-type="float" office:value="1" calcext:value-type="float">
            <text:p>1</text:p>
          </table:table-cell>
          <table:table-cell table:formula="of:=IF([.A164]=1;5000;[.I163])" office:value-type="currency" office:currency="PLN" office:value="5951.45" calcext:value-type="currency">
            <text:p>5 951,45 zł</text:p>
          </table:table-cell>
          <table:table-cell table:formula="of:=IF([.A164]=1;TRUNC(1000/[.B164] );IF(OR([.A164]=2;[.A164]=3);0;IF([.F164]&lt;1000;0;IF([.C163]=1;TRUNC(1000/[.B164]);0))))" office:value-type="float" office:value="0" calcext:value-type="float">
            <text:p>0</text:p>
          </table:table-cell>
          <table:table-cell table:formula="of:=IF(OR([.A164]=1;[.A164]=2);0;IF([.E163]=1;[.G164]+[.J163];0))" office:value-type="float" office:value="0" calcext:value-type="float">
            <text:p>0</text:p>
          </table:table-cell>
          <table:table-cell table:style-name="ce9" table:formula="of:=[.F164]-[.B164]*[.G164]+[.B164]*[.H164]" office:value-type="currency" office:currency="PLN" office:value="5951.45" calcext:value-type="currency">
            <text:p>5 951,45 zł</text:p>
          </table:table-cell>
          <table:table-cell table:formula="of:=IF([.A164]=1;[.G164]-[.H164];[.J163]+[.G164]-[.H16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0.27" calcext:value-type="float">
            <text:p>110,27</text:p>
          </table:table-cell>
          <table:table-cell table:formula="of:=IF(AND([.B163]&gt;[.B164];[.B164]&gt;[.B165]);1;0)" office:value-type="float" office:value="0" calcext:value-type="float">
            <text:p>0</text:p>
          </table:table-cell>
          <table:table-cell table:formula="of:=IF([.A165]=1;[.B165];IF([.B165]&gt;[.D164];[.B165];[.D164]))" office:value-type="float" office:value="110.27" calcext:value-type="float">
            <text:p>110,27</text:p>
          </table:table-cell>
          <table:table-cell table:formula="of:=IF([.A165]=1;0;IF([.B165]&gt;[.D164];1;0))" office:value-type="float" office:value="1" calcext:value-type="float">
            <text:p>1</text:p>
          </table:table-cell>
          <table:table-cell table:formula="of:=IF([.A165]=1;5000;[.I164])" office:value-type="currency" office:currency="PLN" office:value="5951.45" calcext:value-type="currency">
            <text:p>5 951,45 zł</text:p>
          </table:table-cell>
          <table:table-cell table:formula="of:=IF([.A165]=1;TRUNC(1000/[.B165] );IF(OR([.A165]=2;[.A165]=3);0;IF([.F165]&lt;1000;0;IF([.C164]=1;TRUNC(1000/[.B165]);0))))" office:value-type="float" office:value="0" calcext:value-type="float">
            <text:p>0</text:p>
          </table:table-cell>
          <table:table-cell table:formula="of:=IF(OR([.A165]=1;[.A165]=2);0;IF([.E164]=1;[.G165]+[.J164];0))" office:value-type="float" office:value="0" calcext:value-type="float">
            <text:p>0</text:p>
          </table:table-cell>
          <table:table-cell table:style-name="ce9" table:formula="of:=[.F165]-[.B165]*[.G165]+[.B165]*[.H165]" office:value-type="currency" office:currency="PLN" office:value="5951.45" calcext:value-type="currency">
            <text:p>5 951,45 zł</text:p>
          </table:table-cell>
          <table:table-cell table:formula="of:=IF([.A165]=1;[.G165]-[.H165];[.J164]+[.G165]-[.H16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0.94" calcext:value-type="float">
            <text:p>110,94</text:p>
          </table:table-cell>
          <table:table-cell table:formula="of:=IF(AND([.B164]&gt;[.B165];[.B165]&gt;[.B166]);1;0)" office:value-type="float" office:value="0" calcext:value-type="float">
            <text:p>0</text:p>
          </table:table-cell>
          <table:table-cell table:formula="of:=IF([.A166]=1;[.B166];IF([.B166]&gt;[.D165];[.B166];[.D165]))" office:value-type="float" office:value="110.94" calcext:value-type="float">
            <text:p>110,94</text:p>
          </table:table-cell>
          <table:table-cell table:formula="of:=IF([.A166]=1;0;IF([.B166]&gt;[.D165];1;0))" office:value-type="float" office:value="1" calcext:value-type="float">
            <text:p>1</text:p>
          </table:table-cell>
          <table:table-cell table:formula="of:=IF([.A166]=1;5000;[.I165])" office:value-type="currency" office:currency="PLN" office:value="5951.45" calcext:value-type="currency">
            <text:p>5 951,45 zł</text:p>
          </table:table-cell>
          <table:table-cell table:formula="of:=IF([.A166]=1;TRUNC(1000/[.B166] );IF(OR([.A166]=2;[.A166]=3);0;IF([.F166]&lt;1000;0;IF([.C165]=1;TRUNC(1000/[.B166]);0))))" office:value-type="float" office:value="0" calcext:value-type="float">
            <text:p>0</text:p>
          </table:table-cell>
          <table:table-cell table:formula="of:=IF(OR([.A166]=1;[.A166]=2);0;IF([.E165]=1;[.G166]+[.J165];0))" office:value-type="float" office:value="0" calcext:value-type="float">
            <text:p>0</text:p>
          </table:table-cell>
          <table:table-cell table:style-name="ce9" table:formula="of:=[.F166]-[.B166]*[.G166]+[.B166]*[.H166]" office:value-type="currency" office:currency="PLN" office:value="5951.45" calcext:value-type="currency">
            <text:p>5 951,45 zł</text:p>
          </table:table-cell>
          <table:table-cell table:formula="of:=IF([.A166]=1;[.G166]-[.H166];[.J165]+[.G166]-[.H16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9.26" calcext:value-type="float">
            <text:p>109,26</text:p>
          </table:table-cell>
          <table:table-cell table:formula="of:=IF(AND([.B165]&gt;[.B166];[.B166]&gt;[.B167]);1;0)" office:value-type="float" office:value="0" calcext:value-type="float">
            <text:p>0</text:p>
          </table:table-cell>
          <table:table-cell table:formula="of:=IF([.A167]=1;[.B167];IF([.B167]&gt;[.D166];[.B167];[.D166]))" office:value-type="float" office:value="110.94" calcext:value-type="float">
            <text:p>110,94</text:p>
          </table:table-cell>
          <table:table-cell table:formula="of:=IF([.A167]=1;0;IF([.B167]&gt;[.D166];1;0))" office:value-type="float" office:value="0" calcext:value-type="float">
            <text:p>0</text:p>
          </table:table-cell>
          <table:table-cell table:formula="of:=IF([.A167]=1;5000;[.I166])" office:value-type="currency" office:currency="PLN" office:value="5951.45" calcext:value-type="currency">
            <text:p>5 951,45 zł</text:p>
          </table:table-cell>
          <table:table-cell table:formula="of:=IF([.A167]=1;TRUNC(1000/[.B167] );IF(OR([.A167]=2;[.A167]=3);0;IF([.F167]&lt;1000;0;IF([.C166]=1;TRUNC(1000/[.B167]);0))))" office:value-type="float" office:value="0" calcext:value-type="float">
            <text:p>0</text:p>
          </table:table-cell>
          <table:table-cell table:formula="of:=IF(OR([.A167]=1;[.A167]=2);0;IF([.E166]=1;[.G167]+[.J166];0))" office:value-type="float" office:value="0" calcext:value-type="float">
            <text:p>0</text:p>
          </table:table-cell>
          <table:table-cell table:style-name="ce9" table:formula="of:=[.F167]-[.B167]*[.G167]+[.B167]*[.H167]" office:value-type="currency" office:currency="PLN" office:value="5951.45" calcext:value-type="currency">
            <text:p>5 951,45 zł</text:p>
          </table:table-cell>
          <table:table-cell table:formula="of:=IF([.A167]=1;[.G167]-[.H167];[.J166]+[.G167]-[.H16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0.98" calcext:value-type="float">
            <text:p>110,98</text:p>
          </table:table-cell>
          <table:table-cell table:formula="of:=IF(AND([.B166]&gt;[.B167];[.B167]&gt;[.B168]);1;0)" office:value-type="float" office:value="0" calcext:value-type="float">
            <text:p>0</text:p>
          </table:table-cell>
          <table:table-cell table:formula="of:=IF([.A168]=1;[.B168];IF([.B168]&gt;[.D167];[.B168];[.D167]))" office:value-type="float" office:value="110.98" calcext:value-type="float">
            <text:p>110,98</text:p>
          </table:table-cell>
          <table:table-cell table:formula="of:=IF([.A168]=1;0;IF([.B168]&gt;[.D167];1;0))" office:value-type="float" office:value="1" calcext:value-type="float">
            <text:p>1</text:p>
          </table:table-cell>
          <table:table-cell table:formula="of:=IF([.A168]=1;5000;[.I167])" office:value-type="currency" office:currency="PLN" office:value="5951.45" calcext:value-type="currency">
            <text:p>5 951,45 zł</text:p>
          </table:table-cell>
          <table:table-cell table:formula="of:=IF([.A168]=1;TRUNC(1000/[.B168] );IF(OR([.A168]=2;[.A168]=3);0;IF([.F168]&lt;1000;0;IF([.C167]=1;TRUNC(1000/[.B168]);0))))" office:value-type="float" office:value="0" calcext:value-type="float">
            <text:p>0</text:p>
          </table:table-cell>
          <table:table-cell table:formula="of:=IF(OR([.A168]=1;[.A168]=2);0;IF([.E167]=1;[.G168]+[.J167];0))" office:value-type="float" office:value="0" calcext:value-type="float">
            <text:p>0</text:p>
          </table:table-cell>
          <table:table-cell table:style-name="ce9" table:formula="of:=[.F168]-[.B168]*[.G168]+[.B168]*[.H168]" office:value-type="currency" office:currency="PLN" office:value="5951.45" calcext:value-type="currency">
            <text:p>5 951,45 zł</text:p>
          </table:table-cell>
          <table:table-cell table:formula="of:=IF([.A168]=1;[.G168]-[.H168];[.J167]+[.G168]-[.H1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1.8" calcext:value-type="float">
            <text:p>111,8</text:p>
          </table:table-cell>
          <table:table-cell table:formula="of:=IF(AND([.B167]&gt;[.B168];[.B168]&gt;[.B169]);1;0)" office:value-type="float" office:value="0" calcext:value-type="float">
            <text:p>0</text:p>
          </table:table-cell>
          <table:table-cell table:formula="of:=IF([.A169]=1;[.B169];IF([.B169]&gt;[.D168];[.B169];[.D168]))" office:value-type="float" office:value="111.8" calcext:value-type="float">
            <text:p>111,8</text:p>
          </table:table-cell>
          <table:table-cell table:formula="of:=IF([.A169]=1;0;IF([.B169]&gt;[.D168];1;0))" office:value-type="float" office:value="1" calcext:value-type="float">
            <text:p>1</text:p>
          </table:table-cell>
          <table:table-cell table:formula="of:=IF([.A169]=1;5000;[.I168])" office:value-type="currency" office:currency="PLN" office:value="5951.45" calcext:value-type="currency">
            <text:p>5 951,45 zł</text:p>
          </table:table-cell>
          <table:table-cell table:formula="of:=IF([.A169]=1;TRUNC(1000/[.B169] );IF(OR([.A169]=2;[.A169]=3);0;IF([.F169]&lt;1000;0;IF([.C168]=1;TRUNC(1000/[.B169]);0))))" office:value-type="float" office:value="0" calcext:value-type="float">
            <text:p>0</text:p>
          </table:table-cell>
          <table:table-cell table:formula="of:=IF(OR([.A169]=1;[.A169]=2);0;IF([.E168]=1;[.G169]+[.J168];0))" office:value-type="float" office:value="0" calcext:value-type="float">
            <text:p>0</text:p>
          </table:table-cell>
          <table:table-cell table:style-name="ce9" table:formula="of:=[.F169]-[.B169]*[.G169]+[.B169]*[.H169]" office:value-type="currency" office:currency="PLN" office:value="5951.45" calcext:value-type="currency">
            <text:p>5 951,45 zł</text:p>
          </table:table-cell>
          <table:table-cell table:formula="of:=IF([.A169]=1;[.G169]-[.H169];[.J168]+[.G169]-[.H16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0.07" calcext:value-type="float">
            <text:p>110,07</text:p>
          </table:table-cell>
          <table:table-cell table:formula="of:=IF(AND([.B168]&gt;[.B169];[.B169]&gt;[.B170]);1;0)" office:value-type="float" office:value="0" calcext:value-type="float">
            <text:p>0</text:p>
          </table:table-cell>
          <table:table-cell table:formula="of:=IF([.A170]=1;[.B170];IF([.B170]&gt;[.D169];[.B170];[.D169]))" office:value-type="float" office:value="111.8" calcext:value-type="float">
            <text:p>111,8</text:p>
          </table:table-cell>
          <table:table-cell table:formula="of:=IF([.A170]=1;0;IF([.B170]&gt;[.D169];1;0))" office:value-type="float" office:value="0" calcext:value-type="float">
            <text:p>0</text:p>
          </table:table-cell>
          <table:table-cell table:formula="of:=IF([.A170]=1;5000;[.I169])" office:value-type="currency" office:currency="PLN" office:value="5951.45" calcext:value-type="currency">
            <text:p>5 951,45 zł</text:p>
          </table:table-cell>
          <table:table-cell table:formula="of:=IF([.A170]=1;TRUNC(1000/[.B170] );IF(OR([.A170]=2;[.A170]=3);0;IF([.F170]&lt;1000;0;IF([.C169]=1;TRUNC(1000/[.B170]);0))))" office:value-type="float" office:value="0" calcext:value-type="float">
            <text:p>0</text:p>
          </table:table-cell>
          <table:table-cell table:formula="of:=IF(OR([.A170]=1;[.A170]=2);0;IF([.E169]=1;[.G170]+[.J169];0))" office:value-type="float" office:value="0" calcext:value-type="float">
            <text:p>0</text:p>
          </table:table-cell>
          <table:table-cell table:style-name="ce9" table:formula="of:=[.F170]-[.B170]*[.G170]+[.B170]*[.H170]" office:value-type="currency" office:currency="PLN" office:value="5951.45" calcext:value-type="currency">
            <text:p>5 951,45 zł</text:p>
          </table:table-cell>
          <table:table-cell table:formula="of:=IF([.A170]=1;[.G170]-[.H170];[.J169]+[.G170]-[.H17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0.79" calcext:value-type="float">
            <text:p>110,79</text:p>
          </table:table-cell>
          <table:table-cell table:formula="of:=IF(AND([.B169]&gt;[.B170];[.B170]&gt;[.B171]);1;0)" office:value-type="float" office:value="0" calcext:value-type="float">
            <text:p>0</text:p>
          </table:table-cell>
          <table:table-cell table:formula="of:=IF([.A171]=1;[.B171];IF([.B171]&gt;[.D170];[.B171];[.D170]))" office:value-type="float" office:value="111.8" calcext:value-type="float">
            <text:p>111,8</text:p>
          </table:table-cell>
          <table:table-cell table:formula="of:=IF([.A171]=1;0;IF([.B171]&gt;[.D170];1;0))" office:value-type="float" office:value="0" calcext:value-type="float">
            <text:p>0</text:p>
          </table:table-cell>
          <table:table-cell table:formula="of:=IF([.A171]=1;5000;[.I170])" office:value-type="currency" office:currency="PLN" office:value="5951.45" calcext:value-type="currency">
            <text:p>5 951,45 zł</text:p>
          </table:table-cell>
          <table:table-cell table:formula="of:=IF([.A171]=1;TRUNC(1000/[.B171] );IF(OR([.A171]=2;[.A171]=3);0;IF([.F171]&lt;1000;0;IF([.C170]=1;TRUNC(1000/[.B171]);0))))" office:value-type="float" office:value="0" calcext:value-type="float">
            <text:p>0</text:p>
          </table:table-cell>
          <table:table-cell table:formula="of:=IF(OR([.A171]=1;[.A171]=2);0;IF([.E170]=1;[.G171]+[.J170];0))" office:value-type="float" office:value="0" calcext:value-type="float">
            <text:p>0</text:p>
          </table:table-cell>
          <table:table-cell table:style-name="ce9" table:formula="of:=[.F171]-[.B171]*[.G171]+[.B171]*[.H171]" office:value-type="currency" office:currency="PLN" office:value="5951.45" calcext:value-type="currency">
            <text:p>5 951,45 zł</text:p>
          </table:table-cell>
          <table:table-cell table:formula="of:=IF([.A171]=1;[.G171]-[.H171];[.J170]+[.G171]-[.H17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9.17" calcext:value-type="float">
            <text:p>109,17</text:p>
          </table:table-cell>
          <table:table-cell table:formula="of:=IF(AND([.B170]&gt;[.B171];[.B171]&gt;[.B172]);1;0)" office:value-type="float" office:value="0" calcext:value-type="float">
            <text:p>0</text:p>
          </table:table-cell>
          <table:table-cell table:formula="of:=IF([.A172]=1;[.B172];IF([.B172]&gt;[.D171];[.B172];[.D171]))" office:value-type="float" office:value="111.8" calcext:value-type="float">
            <text:p>111,8</text:p>
          </table:table-cell>
          <table:table-cell table:formula="of:=IF([.A172]=1;0;IF([.B172]&gt;[.D171];1;0))" office:value-type="float" office:value="0" calcext:value-type="float">
            <text:p>0</text:p>
          </table:table-cell>
          <table:table-cell table:formula="of:=IF([.A172]=1;5000;[.I171])" office:value-type="currency" office:currency="PLN" office:value="5951.45" calcext:value-type="currency">
            <text:p>5 951,45 zł</text:p>
          </table:table-cell>
          <table:table-cell table:formula="of:=IF([.A172]=1;TRUNC(1000/[.B172] );IF(OR([.A172]=2;[.A172]=3);0;IF([.F172]&lt;1000;0;IF([.C171]=1;TRUNC(1000/[.B172]);0))))" office:value-type="float" office:value="0" calcext:value-type="float">
            <text:p>0</text:p>
          </table:table-cell>
          <table:table-cell table:formula="of:=IF(OR([.A172]=1;[.A172]=2);0;IF([.E171]=1;[.G172]+[.J171];0))" office:value-type="float" office:value="0" calcext:value-type="float">
            <text:p>0</text:p>
          </table:table-cell>
          <table:table-cell table:style-name="ce9" table:formula="of:=[.F172]-[.B172]*[.G172]+[.B172]*[.H172]" office:value-type="currency" office:currency="PLN" office:value="5951.45" calcext:value-type="currency">
            <text:p>5 951,45 zł</text:p>
          </table:table-cell>
          <table:table-cell table:formula="of:=IF([.A172]=1;[.G172]-[.H172];[.J171]+[.G172]-[.H17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7.31" calcext:value-type="float">
            <text:p>107,31</text:p>
          </table:table-cell>
          <table:table-cell table:formula="of:=IF(AND([.B171]&gt;[.B172];[.B172]&gt;[.B173]);1;0)" office:value-type="float" office:value="1" calcext:value-type="float">
            <text:p>1</text:p>
          </table:table-cell>
          <table:table-cell table:formula="of:=IF([.A173]=1;[.B173];IF([.B173]&gt;[.D172];[.B173];[.D172]))" office:value-type="float" office:value="111.8" calcext:value-type="float">
            <text:p>111,8</text:p>
          </table:table-cell>
          <table:table-cell table:formula="of:=IF([.A173]=1;0;IF([.B173]&gt;[.D172];1;0))" office:value-type="float" office:value="0" calcext:value-type="float">
            <text:p>0</text:p>
          </table:table-cell>
          <table:table-cell table:formula="of:=IF([.A173]=1;5000;[.I172])" office:value-type="currency" office:currency="PLN" office:value="5951.45" calcext:value-type="currency">
            <text:p>5 951,45 zł</text:p>
          </table:table-cell>
          <table:table-cell table:formula="of:=IF([.A173]=1;TRUNC(1000/[.B173] );IF(OR([.A173]=2;[.A173]=3);0;IF([.F173]&lt;1000;0;IF([.C172]=1;TRUNC(1000/[.B173]);0))))" office:value-type="float" office:value="0" calcext:value-type="float">
            <text:p>0</text:p>
          </table:table-cell>
          <table:table-cell table:formula="of:=IF(OR([.A173]=1;[.A173]=2);0;IF([.E172]=1;[.G173]+[.J172];0))" office:value-type="float" office:value="0" calcext:value-type="float">
            <text:p>0</text:p>
          </table:table-cell>
          <table:table-cell table:style-name="ce9" table:formula="of:=[.F173]-[.B173]*[.G173]+[.B173]*[.H173]" office:value-type="currency" office:currency="PLN" office:value="5951.45" calcext:value-type="currency">
            <text:p>5 951,45 zł</text:p>
          </table:table-cell>
          <table:table-cell table:formula="of:=IF([.A173]=1;[.G173]-[.H173];[.J172]+[.G173]-[.H17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7.72" calcext:value-type="float">
            <text:p>107,72</text:p>
          </table:table-cell>
          <table:table-cell table:formula="of:=IF(AND([.B172]&gt;[.B173];[.B173]&gt;[.B174]);1;0)" office:value-type="float" office:value="0" calcext:value-type="float">
            <text:p>0</text:p>
          </table:table-cell>
          <table:table-cell table:formula="of:=IF([.A174]=1;[.B174];IF([.B174]&gt;[.D173];[.B174];[.D173]))" office:value-type="float" office:value="111.8" calcext:value-type="float">
            <text:p>111,8</text:p>
          </table:table-cell>
          <table:table-cell table:formula="of:=IF([.A174]=1;0;IF([.B174]&gt;[.D173];1;0))" office:value-type="float" office:value="0" calcext:value-type="float">
            <text:p>0</text:p>
          </table:table-cell>
          <table:table-cell table:formula="of:=IF([.A174]=1;5000;[.I173])" office:value-type="currency" office:currency="PLN" office:value="5951.45" calcext:value-type="currency">
            <text:p>5 951,45 zł</text:p>
          </table:table-cell>
          <table:table-cell table:formula="of:=IF([.A174]=1;TRUNC(1000/[.B174] );IF(OR([.A174]=2;[.A174]=3);0;IF([.F174]&lt;1000;0;IF([.C173]=1;TRUNC(1000/[.B174]);0))))" office:value-type="float" office:value="9" calcext:value-type="float">
            <text:p>9</text:p>
          </table:table-cell>
          <table:table-cell table:formula="of:=IF(OR([.A174]=1;[.A174]=2);0;IF([.E173]=1;[.G174]+[.J173];0))" office:value-type="float" office:value="0" calcext:value-type="float">
            <text:p>0</text:p>
          </table:table-cell>
          <table:table-cell table:style-name="ce9" table:formula="of:=[.F174]-[.B174]*[.G174]+[.B174]*[.H174]" office:value-type="currency" office:currency="PLN" office:value="4981.97" calcext:value-type="currency">
            <text:p>4 981,97 zł</text:p>
          </table:table-cell>
          <table:table-cell table:formula="of:=IF([.A174]=1;[.G174]-[.H174];[.J173]+[.G174]-[.H17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5.87" calcext:value-type="float">
            <text:p>105,87</text:p>
          </table:table-cell>
          <table:table-cell table:formula="of:=IF(AND([.B173]&gt;[.B174];[.B174]&gt;[.B175]);1;0)" office:value-type="float" office:value="0" calcext:value-type="float">
            <text:p>0</text:p>
          </table:table-cell>
          <table:table-cell table:formula="of:=IF([.A175]=1;[.B175];IF([.B175]&gt;[.D174];[.B175];[.D174]))" office:value-type="float" office:value="111.8" calcext:value-type="float">
            <text:p>111,8</text:p>
          </table:table-cell>
          <table:table-cell table:formula="of:=IF([.A175]=1;0;IF([.B175]&gt;[.D174];1;0))" office:value-type="float" office:value="0" calcext:value-type="float">
            <text:p>0</text:p>
          </table:table-cell>
          <table:table-cell table:formula="of:=IF([.A175]=1;5000;[.I174])" office:value-type="currency" office:currency="PLN" office:value="4981.97" calcext:value-type="currency">
            <text:p>4 981,97 zł</text:p>
          </table:table-cell>
          <table:table-cell table:formula="of:=IF([.A175]=1;TRUNC(1000/[.B175] );IF(OR([.A175]=2;[.A175]=3);0;IF([.F175]&lt;1000;0;IF([.C174]=1;TRUNC(1000/[.B175]);0))))" office:value-type="float" office:value="0" calcext:value-type="float">
            <text:p>0</text:p>
          </table:table-cell>
          <table:table-cell table:formula="of:=IF(OR([.A175]=1;[.A175]=2);0;IF([.E174]=1;[.G175]+[.J174];0))" office:value-type="float" office:value="0" calcext:value-type="float">
            <text:p>0</text:p>
          </table:table-cell>
          <table:table-cell table:style-name="ce9" table:formula="of:=[.F175]-[.B175]*[.G175]+[.B175]*[.H175]" office:value-type="currency" office:currency="PLN" office:value="4981.97" calcext:value-type="currency">
            <text:p>4 981,97 zł</text:p>
          </table:table-cell>
          <table:table-cell table:formula="of:=IF([.A175]=1;[.G175]-[.H175];[.J174]+[.G175]-[.H17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6.22" calcext:value-type="float">
            <text:p>106,22</text:p>
          </table:table-cell>
          <table:table-cell table:formula="of:=IF(AND([.B174]&gt;[.B175];[.B175]&gt;[.B176]);1;0)" office:value-type="float" office:value="0" calcext:value-type="float">
            <text:p>0</text:p>
          </table:table-cell>
          <table:table-cell table:formula="of:=IF([.A176]=1;[.B176];IF([.B176]&gt;[.D175];[.B176];[.D175]))" office:value-type="float" office:value="111.8" calcext:value-type="float">
            <text:p>111,8</text:p>
          </table:table-cell>
          <table:table-cell table:formula="of:=IF([.A176]=1;0;IF([.B176]&gt;[.D175];1;0))" office:value-type="float" office:value="0" calcext:value-type="float">
            <text:p>0</text:p>
          </table:table-cell>
          <table:table-cell table:formula="of:=IF([.A176]=1;5000;[.I175])" office:value-type="currency" office:currency="PLN" office:value="4981.97" calcext:value-type="currency">
            <text:p>4 981,97 zł</text:p>
          </table:table-cell>
          <table:table-cell table:formula="of:=IF([.A176]=1;TRUNC(1000/[.B176] );IF(OR([.A176]=2;[.A176]=3);0;IF([.F176]&lt;1000;0;IF([.C175]=1;TRUNC(1000/[.B176]);0))))" office:value-type="float" office:value="0" calcext:value-type="float">
            <text:p>0</text:p>
          </table:table-cell>
          <table:table-cell table:formula="of:=IF(OR([.A176]=1;[.A176]=2);0;IF([.E175]=1;[.G176]+[.J175];0))" office:value-type="float" office:value="0" calcext:value-type="float">
            <text:p>0</text:p>
          </table:table-cell>
          <table:table-cell table:style-name="ce9" table:formula="of:=[.F176]-[.B176]*[.G176]+[.B176]*[.H176]" office:value-type="currency" office:currency="PLN" office:value="4981.97" calcext:value-type="currency">
            <text:p>4 981,97 zł</text:p>
          </table:table-cell>
          <table:table-cell table:formula="of:=IF([.A176]=1;[.G176]-[.H176];[.J175]+[.G176]-[.H17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7.4" calcext:value-type="float">
            <text:p>107,4</text:p>
          </table:table-cell>
          <table:table-cell table:formula="of:=IF(AND([.B175]&gt;[.B176];[.B176]&gt;[.B177]);1;0)" office:value-type="float" office:value="0" calcext:value-type="float">
            <text:p>0</text:p>
          </table:table-cell>
          <table:table-cell table:formula="of:=IF([.A177]=1;[.B177];IF([.B177]&gt;[.D176];[.B177];[.D176]))" office:value-type="float" office:value="111.8" calcext:value-type="float">
            <text:p>111,8</text:p>
          </table:table-cell>
          <table:table-cell table:formula="of:=IF([.A177]=1;0;IF([.B177]&gt;[.D176];1;0))" office:value-type="float" office:value="0" calcext:value-type="float">
            <text:p>0</text:p>
          </table:table-cell>
          <table:table-cell table:formula="of:=IF([.A177]=1;5000;[.I176])" office:value-type="currency" office:currency="PLN" office:value="4981.97" calcext:value-type="currency">
            <text:p>4 981,97 zł</text:p>
          </table:table-cell>
          <table:table-cell table:formula="of:=IF([.A177]=1;TRUNC(1000/[.B177] );IF(OR([.A177]=2;[.A177]=3);0;IF([.F177]&lt;1000;0;IF([.C176]=1;TRUNC(1000/[.B177]);0))))" office:value-type="float" office:value="0" calcext:value-type="float">
            <text:p>0</text:p>
          </table:table-cell>
          <table:table-cell table:formula="of:=IF(OR([.A177]=1;[.A177]=2);0;IF([.E176]=1;[.G177]+[.J176];0))" office:value-type="float" office:value="0" calcext:value-type="float">
            <text:p>0</text:p>
          </table:table-cell>
          <table:table-cell table:style-name="ce9" table:formula="of:=[.F177]-[.B177]*[.G177]+[.B177]*[.H177]" office:value-type="currency" office:currency="PLN" office:value="4981.97" calcext:value-type="currency">
            <text:p>4 981,97 zł</text:p>
          </table:table-cell>
          <table:table-cell table:formula="of:=IF([.A177]=1;[.G177]-[.H177];[.J176]+[.G177]-[.H17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8.01" calcext:value-type="float">
            <text:p>108,01</text:p>
          </table:table-cell>
          <table:table-cell table:formula="of:=IF(AND([.B176]&gt;[.B177];[.B177]&gt;[.B178]);1;0)" office:value-type="float" office:value="0" calcext:value-type="float">
            <text:p>0</text:p>
          </table:table-cell>
          <table:table-cell table:formula="of:=IF([.A178]=1;[.B178];IF([.B178]&gt;[.D177];[.B178];[.D177]))" office:value-type="float" office:value="111.8" calcext:value-type="float">
            <text:p>111,8</text:p>
          </table:table-cell>
          <table:table-cell table:formula="of:=IF([.A178]=1;0;IF([.B178]&gt;[.D177];1;0))" office:value-type="float" office:value="0" calcext:value-type="float">
            <text:p>0</text:p>
          </table:table-cell>
          <table:table-cell table:formula="of:=IF([.A178]=1;5000;[.I177])" office:value-type="currency" office:currency="PLN" office:value="4981.97" calcext:value-type="currency">
            <text:p>4 981,97 zł</text:p>
          </table:table-cell>
          <table:table-cell table:formula="of:=IF([.A178]=1;TRUNC(1000/[.B178] );IF(OR([.A178]=2;[.A178]=3);0;IF([.F178]&lt;1000;0;IF([.C177]=1;TRUNC(1000/[.B178]);0))))" office:value-type="float" office:value="0" calcext:value-type="float">
            <text:p>0</text:p>
          </table:table-cell>
          <table:table-cell table:formula="of:=IF(OR([.A178]=1;[.A178]=2);0;IF([.E177]=1;[.G178]+[.J177];0))" office:value-type="float" office:value="0" calcext:value-type="float">
            <text:p>0</text:p>
          </table:table-cell>
          <table:table-cell table:style-name="ce9" table:formula="of:=[.F178]-[.B178]*[.G178]+[.B178]*[.H178]" office:value-type="currency" office:currency="PLN" office:value="4981.97" calcext:value-type="currency">
            <text:p>4 981,97 zł</text:p>
          </table:table-cell>
          <table:table-cell table:formula="of:=IF([.A178]=1;[.G178]-[.H178];[.J177]+[.G178]-[.H17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.27" calcext:value-type="float">
            <text:p>106,27</text:p>
          </table:table-cell>
          <table:table-cell table:formula="of:=IF(AND([.B177]&gt;[.B178];[.B178]&gt;[.B179]);1;0)" office:value-type="float" office:value="0" calcext:value-type="float">
            <text:p>0</text:p>
          </table:table-cell>
          <table:table-cell table:formula="of:=IF([.A179]=1;[.B179];IF([.B179]&gt;[.D178];[.B179];[.D178]))" office:value-type="float" office:value="111.8" calcext:value-type="float">
            <text:p>111,8</text:p>
          </table:table-cell>
          <table:table-cell table:formula="of:=IF([.A179]=1;0;IF([.B179]&gt;[.D178];1;0))" office:value-type="float" office:value="0" calcext:value-type="float">
            <text:p>0</text:p>
          </table:table-cell>
          <table:table-cell table:formula="of:=IF([.A179]=1;5000;[.I178])" office:value-type="currency" office:currency="PLN" office:value="4981.97" calcext:value-type="currency">
            <text:p>4 981,97 zł</text:p>
          </table:table-cell>
          <table:table-cell table:formula="of:=IF([.A179]=1;TRUNC(1000/[.B179] );IF(OR([.A179]=2;[.A179]=3);0;IF([.F179]&lt;1000;0;IF([.C178]=1;TRUNC(1000/[.B179]);0))))" office:value-type="float" office:value="0" calcext:value-type="float">
            <text:p>0</text:p>
          </table:table-cell>
          <table:table-cell table:formula="of:=IF(OR([.A179]=1;[.A179]=2);0;IF([.E178]=1;[.G179]+[.J178];0))" office:value-type="float" office:value="0" calcext:value-type="float">
            <text:p>0</text:p>
          </table:table-cell>
          <table:table-cell table:style-name="ce9" table:formula="of:=[.F179]-[.B179]*[.G179]+[.B179]*[.H179]" office:value-type="currency" office:currency="PLN" office:value="4981.97" calcext:value-type="currency">
            <text:p>4 981,97 zł</text:p>
          </table:table-cell>
          <table:table-cell table:formula="of:=IF([.A179]=1;[.G179]-[.H179];[.J178]+[.G179]-[.H17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8.33" calcext:value-type="float">
            <text:p>108,33</text:p>
          </table:table-cell>
          <table:table-cell table:formula="of:=IF(AND([.B178]&gt;[.B179];[.B179]&gt;[.B180]);1;0)" office:value-type="float" office:value="0" calcext:value-type="float">
            <text:p>0</text:p>
          </table:table-cell>
          <table:table-cell table:formula="of:=IF([.A180]=1;[.B180];IF([.B180]&gt;[.D179];[.B180];[.D179]))" office:value-type="float" office:value="111.8" calcext:value-type="float">
            <text:p>111,8</text:p>
          </table:table-cell>
          <table:table-cell table:formula="of:=IF([.A180]=1;0;IF([.B180]&gt;[.D179];1;0))" office:value-type="float" office:value="0" calcext:value-type="float">
            <text:p>0</text:p>
          </table:table-cell>
          <table:table-cell table:formula="of:=IF([.A180]=1;5000;[.I179])" office:value-type="currency" office:currency="PLN" office:value="4981.97" calcext:value-type="currency">
            <text:p>4 981,97 zł</text:p>
          </table:table-cell>
          <table:table-cell table:formula="of:=IF([.A180]=1;TRUNC(1000/[.B180] );IF(OR([.A180]=2;[.A180]=3);0;IF([.F180]&lt;1000;0;IF([.C179]=1;TRUNC(1000/[.B180]);0))))" office:value-type="float" office:value="0" calcext:value-type="float">
            <text:p>0</text:p>
          </table:table-cell>
          <table:table-cell table:formula="of:=IF(OR([.A180]=1;[.A180]=2);0;IF([.E179]=1;[.G180]+[.J179];0))" office:value-type="float" office:value="0" calcext:value-type="float">
            <text:p>0</text:p>
          </table:table-cell>
          <table:table-cell table:style-name="ce9" table:formula="of:=[.F180]-[.B180]*[.G180]+[.B180]*[.H180]" office:value-type="currency" office:currency="PLN" office:value="4981.97" calcext:value-type="currency">
            <text:p>4 981,97 zł</text:p>
          </table:table-cell>
          <table:table-cell table:formula="of:=IF([.A180]=1;[.G180]-[.H180];[.J179]+[.G180]-[.H18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9.22" calcext:value-type="float">
            <text:p>109,22</text:p>
          </table:table-cell>
          <table:table-cell table:formula="of:=IF(AND([.B179]&gt;[.B180];[.B180]&gt;[.B181]);1;0)" office:value-type="float" office:value="0" calcext:value-type="float">
            <text:p>0</text:p>
          </table:table-cell>
          <table:table-cell table:formula="of:=IF([.A181]=1;[.B181];IF([.B181]&gt;[.D180];[.B181];[.D180]))" office:value-type="float" office:value="111.8" calcext:value-type="float">
            <text:p>111,8</text:p>
          </table:table-cell>
          <table:table-cell table:formula="of:=IF([.A181]=1;0;IF([.B181]&gt;[.D180];1;0))" office:value-type="float" office:value="0" calcext:value-type="float">
            <text:p>0</text:p>
          </table:table-cell>
          <table:table-cell table:formula="of:=IF([.A181]=1;5000;[.I180])" office:value-type="currency" office:currency="PLN" office:value="4981.97" calcext:value-type="currency">
            <text:p>4 981,97 zł</text:p>
          </table:table-cell>
          <table:table-cell table:formula="of:=IF([.A181]=1;TRUNC(1000/[.B181] );IF(OR([.A181]=2;[.A181]=3);0;IF([.F181]&lt;1000;0;IF([.C180]=1;TRUNC(1000/[.B181]);0))))" office:value-type="float" office:value="0" calcext:value-type="float">
            <text:p>0</text:p>
          </table:table-cell>
          <table:table-cell table:formula="of:=IF(OR([.A181]=1;[.A181]=2);0;IF([.E180]=1;[.G181]+[.J180];0))" office:value-type="float" office:value="0" calcext:value-type="float">
            <text:p>0</text:p>
          </table:table-cell>
          <table:table-cell table:style-name="ce9" table:formula="of:=[.F181]-[.B181]*[.G181]+[.B181]*[.H181]" office:value-type="currency" office:currency="PLN" office:value="4981.97" calcext:value-type="currency">
            <text:p>4 981,97 zł</text:p>
          </table:table-cell>
          <table:table-cell table:formula="of:=IF([.A181]=1;[.G181]-[.H181];[.J180]+[.G181]-[.H18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7.37" calcext:value-type="float">
            <text:p>107,37</text:p>
          </table:table-cell>
          <table:table-cell table:formula="of:=IF(AND([.B180]&gt;[.B181];[.B181]&gt;[.B182]);1;0)" office:value-type="float" office:value="0" calcext:value-type="float">
            <text:p>0</text:p>
          </table:table-cell>
          <table:table-cell table:formula="of:=IF([.A182]=1;[.B182];IF([.B182]&gt;[.D181];[.B182];[.D181]))" office:value-type="float" office:value="111.8" calcext:value-type="float">
            <text:p>111,8</text:p>
          </table:table-cell>
          <table:table-cell table:formula="of:=IF([.A182]=1;0;IF([.B182]&gt;[.D181];1;0))" office:value-type="float" office:value="0" calcext:value-type="float">
            <text:p>0</text:p>
          </table:table-cell>
          <table:table-cell table:formula="of:=IF([.A182]=1;5000;[.I181])" office:value-type="currency" office:currency="PLN" office:value="4981.97" calcext:value-type="currency">
            <text:p>4 981,97 zł</text:p>
          </table:table-cell>
          <table:table-cell table:formula="of:=IF([.A182]=1;TRUNC(1000/[.B182] );IF(OR([.A182]=2;[.A182]=3);0;IF([.F182]&lt;1000;0;IF([.C181]=1;TRUNC(1000/[.B182]);0))))" office:value-type="float" office:value="0" calcext:value-type="float">
            <text:p>0</text:p>
          </table:table-cell>
          <table:table-cell table:formula="of:=IF(OR([.A182]=1;[.A182]=2);0;IF([.E181]=1;[.G182]+[.J181];0))" office:value-type="float" office:value="0" calcext:value-type="float">
            <text:p>0</text:p>
          </table:table-cell>
          <table:table-cell table:style-name="ce9" table:formula="of:=[.F182]-[.B182]*[.G182]+[.B182]*[.H182]" office:value-type="currency" office:currency="PLN" office:value="4981.97" calcext:value-type="currency">
            <text:p>4 981,97 zł</text:p>
          </table:table-cell>
          <table:table-cell table:formula="of:=IF([.A182]=1;[.G182]-[.H182];[.J181]+[.G182]-[.H18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.76" calcext:value-type="float">
            <text:p>107,76</text:p>
          </table:table-cell>
          <table:table-cell table:formula="of:=IF(AND([.B181]&gt;[.B182];[.B182]&gt;[.B183]);1;0)" office:value-type="float" office:value="0" calcext:value-type="float">
            <text:p>0</text:p>
          </table:table-cell>
          <table:table-cell table:formula="of:=IF([.A183]=1;[.B183];IF([.B183]&gt;[.D182];[.B183];[.D182]))" office:value-type="float" office:value="111.8" calcext:value-type="float">
            <text:p>111,8</text:p>
          </table:table-cell>
          <table:table-cell table:formula="of:=IF([.A183]=1;0;IF([.B183]&gt;[.D182];1;0))" office:value-type="float" office:value="0" calcext:value-type="float">
            <text:p>0</text:p>
          </table:table-cell>
          <table:table-cell table:formula="of:=IF([.A183]=1;5000;[.I182])" office:value-type="currency" office:currency="PLN" office:value="4981.97" calcext:value-type="currency">
            <text:p>4 981,97 zł</text:p>
          </table:table-cell>
          <table:table-cell table:formula="of:=IF([.A183]=1;TRUNC(1000/[.B183] );IF(OR([.A183]=2;[.A183]=3);0;IF([.F183]&lt;1000;0;IF([.C182]=1;TRUNC(1000/[.B183]);0))))" office:value-type="float" office:value="0" calcext:value-type="float">
            <text:p>0</text:p>
          </table:table-cell>
          <table:table-cell table:formula="of:=IF(OR([.A183]=1;[.A183]=2);0;IF([.E182]=1;[.G183]+[.J182];0))" office:value-type="float" office:value="0" calcext:value-type="float">
            <text:p>0</text:p>
          </table:table-cell>
          <table:table-cell table:style-name="ce9" table:formula="of:=[.F183]-[.B183]*[.G183]+[.B183]*[.H183]" office:value-type="currency" office:currency="PLN" office:value="4981.97" calcext:value-type="currency">
            <text:p>4 981,97 zł</text:p>
          </table:table-cell>
          <table:table-cell table:formula="of:=IF([.A183]=1;[.G183]-[.H183];[.J182]+[.G183]-[.H18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8.37" calcext:value-type="float">
            <text:p>108,37</text:p>
          </table:table-cell>
          <table:table-cell table:formula="of:=IF(AND([.B182]&gt;[.B183];[.B183]&gt;[.B184]);1;0)" office:value-type="float" office:value="0" calcext:value-type="float">
            <text:p>0</text:p>
          </table:table-cell>
          <table:table-cell table:formula="of:=IF([.A184]=1;[.B184];IF([.B184]&gt;[.D183];[.B184];[.D183]))" office:value-type="float" office:value="111.8" calcext:value-type="float">
            <text:p>111,8</text:p>
          </table:table-cell>
          <table:table-cell table:formula="of:=IF([.A184]=1;0;IF([.B184]&gt;[.D183];1;0))" office:value-type="float" office:value="0" calcext:value-type="float">
            <text:p>0</text:p>
          </table:table-cell>
          <table:table-cell table:formula="of:=IF([.A184]=1;5000;[.I183])" office:value-type="currency" office:currency="PLN" office:value="4981.97" calcext:value-type="currency">
            <text:p>4 981,97 zł</text:p>
          </table:table-cell>
          <table:table-cell table:formula="of:=IF([.A184]=1;TRUNC(1000/[.B184] );IF(OR([.A184]=2;[.A184]=3);0;IF([.F184]&lt;1000;0;IF([.C183]=1;TRUNC(1000/[.B184]);0))))" office:value-type="float" office:value="0" calcext:value-type="float">
            <text:p>0</text:p>
          </table:table-cell>
          <table:table-cell table:formula="of:=IF(OR([.A184]=1;[.A184]=2);0;IF([.E183]=1;[.G184]+[.J183];0))" office:value-type="float" office:value="0" calcext:value-type="float">
            <text:p>0</text:p>
          </table:table-cell>
          <table:table-cell table:style-name="ce9" table:formula="of:=[.F184]-[.B184]*[.G184]+[.B184]*[.H184]" office:value-type="currency" office:currency="PLN" office:value="4981.97" calcext:value-type="currency">
            <text:p>4 981,97 zł</text:p>
          </table:table-cell>
          <table:table-cell table:formula="of:=IF([.A184]=1;[.G184]-[.H184];[.J183]+[.G184]-[.H18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.22" calcext:value-type="float">
            <text:p>109,22</text:p>
          </table:table-cell>
          <table:table-cell table:formula="of:=IF(AND([.B183]&gt;[.B184];[.B184]&gt;[.B185]);1;0)" office:value-type="float" office:value="0" calcext:value-type="float">
            <text:p>0</text:p>
          </table:table-cell>
          <table:table-cell table:formula="of:=IF([.A185]=1;[.B185];IF([.B185]&gt;[.D184];[.B185];[.D184]))" office:value-type="float" office:value="111.8" calcext:value-type="float">
            <text:p>111,8</text:p>
          </table:table-cell>
          <table:table-cell table:formula="of:=IF([.A185]=1;0;IF([.B185]&gt;[.D184];1;0))" office:value-type="float" office:value="0" calcext:value-type="float">
            <text:p>0</text:p>
          </table:table-cell>
          <table:table-cell table:formula="of:=IF([.A185]=1;5000;[.I184])" office:value-type="currency" office:currency="PLN" office:value="4981.97" calcext:value-type="currency">
            <text:p>4 981,97 zł</text:p>
          </table:table-cell>
          <table:table-cell table:formula="of:=IF([.A185]=1;TRUNC(1000/[.B185] );IF(OR([.A185]=2;[.A185]=3);0;IF([.F185]&lt;1000;0;IF([.C184]=1;TRUNC(1000/[.B185]);0))))" office:value-type="float" office:value="0" calcext:value-type="float">
            <text:p>0</text:p>
          </table:table-cell>
          <table:table-cell table:formula="of:=IF(OR([.A185]=1;[.A185]=2);0;IF([.E184]=1;[.G185]+[.J184];0))" office:value-type="float" office:value="0" calcext:value-type="float">
            <text:p>0</text:p>
          </table:table-cell>
          <table:table-cell table:style-name="ce9" table:formula="of:=[.F185]-[.B185]*[.G185]+[.B185]*[.H185]" office:value-type="currency" office:currency="PLN" office:value="4981.97" calcext:value-type="currency">
            <text:p>4 981,97 zł</text:p>
          </table:table-cell>
          <table:table-cell table:formula="of:=IF([.A185]=1;[.G185]-[.H185];[.J184]+[.G185]-[.H18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7.78" calcext:value-type="float">
            <text:p>107,78</text:p>
          </table:table-cell>
          <table:table-cell table:formula="of:=IF(AND([.B184]&gt;[.B185];[.B185]&gt;[.B186]);1;0)" office:value-type="float" office:value="0" calcext:value-type="float">
            <text:p>0</text:p>
          </table:table-cell>
          <table:table-cell table:formula="of:=IF([.A186]=1;[.B186];IF([.B186]&gt;[.D185];[.B186];[.D185]))" office:value-type="float" office:value="111.8" calcext:value-type="float">
            <text:p>111,8</text:p>
          </table:table-cell>
          <table:table-cell table:formula="of:=IF([.A186]=1;0;IF([.B186]&gt;[.D185];1;0))" office:value-type="float" office:value="0" calcext:value-type="float">
            <text:p>0</text:p>
          </table:table-cell>
          <table:table-cell table:formula="of:=IF([.A186]=1;5000;[.I185])" office:value-type="currency" office:currency="PLN" office:value="4981.97" calcext:value-type="currency">
            <text:p>4 981,97 zł</text:p>
          </table:table-cell>
          <table:table-cell table:formula="of:=IF([.A186]=1;TRUNC(1000/[.B186] );IF(OR([.A186]=2;[.A186]=3);0;IF([.F186]&lt;1000;0;IF([.C185]=1;TRUNC(1000/[.B186]);0))))" office:value-type="float" office:value="0" calcext:value-type="float">
            <text:p>0</text:p>
          </table:table-cell>
          <table:table-cell table:formula="of:=IF(OR([.A186]=1;[.A186]=2);0;IF([.E185]=1;[.G186]+[.J185];0))" office:value-type="float" office:value="0" calcext:value-type="float">
            <text:p>0</text:p>
          </table:table-cell>
          <table:table-cell table:style-name="ce9" table:formula="of:=[.F186]-[.B186]*[.G186]+[.B186]*[.H186]" office:value-type="currency" office:currency="PLN" office:value="4981.97" calcext:value-type="currency">
            <text:p>4 981,97 zł</text:p>
          </table:table-cell>
          <table:table-cell table:formula="of:=IF([.A186]=1;[.G186]-[.H186];[.J185]+[.G186]-[.H18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9.71" calcext:value-type="float">
            <text:p>109,71</text:p>
          </table:table-cell>
          <table:table-cell table:formula="of:=IF(AND([.B185]&gt;[.B186];[.B186]&gt;[.B187]);1;0)" office:value-type="float" office:value="0" calcext:value-type="float">
            <text:p>0</text:p>
          </table:table-cell>
          <table:table-cell table:formula="of:=IF([.A187]=1;[.B187];IF([.B187]&gt;[.D186];[.B187];[.D186]))" office:value-type="float" office:value="111.8" calcext:value-type="float">
            <text:p>111,8</text:p>
          </table:table-cell>
          <table:table-cell table:formula="of:=IF([.A187]=1;0;IF([.B187]&gt;[.D186];1;0))" office:value-type="float" office:value="0" calcext:value-type="float">
            <text:p>0</text:p>
          </table:table-cell>
          <table:table-cell table:formula="of:=IF([.A187]=1;5000;[.I186])" office:value-type="currency" office:currency="PLN" office:value="4981.97" calcext:value-type="currency">
            <text:p>4 981,97 zł</text:p>
          </table:table-cell>
          <table:table-cell table:formula="of:=IF([.A187]=1;TRUNC(1000/[.B187] );IF(OR([.A187]=2;[.A187]=3);0;IF([.F187]&lt;1000;0;IF([.C186]=1;TRUNC(1000/[.B187]);0))))" office:value-type="float" office:value="0" calcext:value-type="float">
            <text:p>0</text:p>
          </table:table-cell>
          <table:table-cell table:formula="of:=IF(OR([.A187]=1;[.A187]=2);0;IF([.E186]=1;[.G187]+[.J186];0))" office:value-type="float" office:value="0" calcext:value-type="float">
            <text:p>0</text:p>
          </table:table-cell>
          <table:table-cell table:style-name="ce9" table:formula="of:=[.F187]-[.B187]*[.G187]+[.B187]*[.H187]" office:value-type="currency" office:currency="PLN" office:value="4981.97" calcext:value-type="currency">
            <text:p>4 981,97 zł</text:p>
          </table:table-cell>
          <table:table-cell table:formula="of:=IF([.A187]=1;[.G187]-[.H187];[.J186]+[.G187]-[.H18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7.74" calcext:value-type="float">
            <text:p>107,74</text:p>
          </table:table-cell>
          <table:table-cell table:formula="of:=IF(AND([.B186]&gt;[.B187];[.B187]&gt;[.B188]);1;0)" office:value-type="float" office:value="0" calcext:value-type="float">
            <text:p>0</text:p>
          </table:table-cell>
          <table:table-cell table:formula="of:=IF([.A188]=1;[.B188];IF([.B188]&gt;[.D187];[.B188];[.D187]))" office:value-type="float" office:value="111.8" calcext:value-type="float">
            <text:p>111,8</text:p>
          </table:table-cell>
          <table:table-cell table:formula="of:=IF([.A188]=1;0;IF([.B188]&gt;[.D187];1;0))" office:value-type="float" office:value="0" calcext:value-type="float">
            <text:p>0</text:p>
          </table:table-cell>
          <table:table-cell table:formula="of:=IF([.A188]=1;5000;[.I187])" office:value-type="currency" office:currency="PLN" office:value="4981.97" calcext:value-type="currency">
            <text:p>4 981,97 zł</text:p>
          </table:table-cell>
          <table:table-cell table:formula="of:=IF([.A188]=1;TRUNC(1000/[.B188] );IF(OR([.A188]=2;[.A188]=3);0;IF([.F188]&lt;1000;0;IF([.C187]=1;TRUNC(1000/[.B188]);0))))" office:value-type="float" office:value="0" calcext:value-type="float">
            <text:p>0</text:p>
          </table:table-cell>
          <table:table-cell table:formula="of:=IF(OR([.A188]=1;[.A188]=2);0;IF([.E187]=1;[.G188]+[.J187];0))" office:value-type="float" office:value="0" calcext:value-type="float">
            <text:p>0</text:p>
          </table:table-cell>
          <table:table-cell table:style-name="ce9" table:formula="of:=[.F188]-[.B188]*[.G188]+[.B188]*[.H188]" office:value-type="currency" office:currency="PLN" office:value="4981.97" calcext:value-type="currency">
            <text:p>4 981,97 zł</text:p>
          </table:table-cell>
          <table:table-cell table:formula="of:=IF([.A188]=1;[.G188]-[.H188];[.J187]+[.G188]-[.H188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9.77" calcext:value-type="float">
            <text:p>109,77</text:p>
          </table:table-cell>
          <table:table-cell table:formula="of:=IF(AND([.B187]&gt;[.B188];[.B188]&gt;[.B189]);1;0)" office:value-type="float" office:value="0" calcext:value-type="float">
            <text:p>0</text:p>
          </table:table-cell>
          <table:table-cell table:formula="of:=IF([.A189]=1;[.B189];IF([.B189]&gt;[.D188];[.B189];[.D188]))" office:value-type="float" office:value="111.8" calcext:value-type="float">
            <text:p>111,8</text:p>
          </table:table-cell>
          <table:table-cell table:formula="of:=IF([.A189]=1;0;IF([.B189]&gt;[.D188];1;0))" office:value-type="float" office:value="0" calcext:value-type="float">
            <text:p>0</text:p>
          </table:table-cell>
          <table:table-cell table:formula="of:=IF([.A189]=1;5000;[.I188])" office:value-type="currency" office:currency="PLN" office:value="4981.97" calcext:value-type="currency">
            <text:p>4 981,97 zł</text:p>
          </table:table-cell>
          <table:table-cell table:formula="of:=IF([.A189]=1;TRUNC(1000/[.B189] );IF(OR([.A189]=2;[.A189]=3);0;IF([.F189]&lt;1000;0;IF([.C188]=1;TRUNC(1000/[.B189]);0))))" office:value-type="float" office:value="0" calcext:value-type="float">
            <text:p>0</text:p>
          </table:table-cell>
          <table:table-cell table:formula="of:=IF(OR([.A189]=1;[.A189]=2);0;IF([.E188]=1;[.G189]+[.J188];0))" office:value-type="float" office:value="0" calcext:value-type="float">
            <text:p>0</text:p>
          </table:table-cell>
          <table:table-cell table:style-name="ce9" table:formula="of:=[.F189]-[.B189]*[.G189]+[.B189]*[.H189]" office:value-type="currency" office:currency="PLN" office:value="4981.97" calcext:value-type="currency">
            <text:p>4 981,97 zł</text:p>
          </table:table-cell>
          <table:table-cell table:formula="of:=IF([.A189]=1;[.G189]-[.H189];[.J188]+[.G189]-[.H189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1.27" calcext:value-type="float">
            <text:p>111,27</text:p>
          </table:table-cell>
          <table:table-cell table:formula="of:=IF(AND([.B188]&gt;[.B189];[.B189]&gt;[.B190]);1;0)" office:value-type="float" office:value="0" calcext:value-type="float">
            <text:p>0</text:p>
          </table:table-cell>
          <table:table-cell table:formula="of:=IF([.A190]=1;[.B190];IF([.B190]&gt;[.D189];[.B190];[.D189]))" office:value-type="float" office:value="111.8" calcext:value-type="float">
            <text:p>111,8</text:p>
          </table:table-cell>
          <table:table-cell table:formula="of:=IF([.A190]=1;0;IF([.B190]&gt;[.D189];1;0))" office:value-type="float" office:value="0" calcext:value-type="float">
            <text:p>0</text:p>
          </table:table-cell>
          <table:table-cell table:formula="of:=IF([.A190]=1;5000;[.I189])" office:value-type="currency" office:currency="PLN" office:value="4981.97" calcext:value-type="currency">
            <text:p>4 981,97 zł</text:p>
          </table:table-cell>
          <table:table-cell table:formula="of:=IF([.A190]=1;TRUNC(1000/[.B190] );IF(OR([.A190]=2;[.A190]=3);0;IF([.F190]&lt;1000;0;IF([.C189]=1;TRUNC(1000/[.B190]);0))))" office:value-type="float" office:value="0" calcext:value-type="float">
            <text:p>0</text:p>
          </table:table-cell>
          <table:table-cell table:formula="of:=IF(OR([.A190]=1;[.A190]=2);0;IF([.E189]=1;[.G190]+[.J189];0))" office:value-type="float" office:value="0" calcext:value-type="float">
            <text:p>0</text:p>
          </table:table-cell>
          <table:table-cell table:style-name="ce9" table:formula="of:=[.F190]-[.B190]*[.G190]+[.B190]*[.H190]" office:value-type="currency" office:currency="PLN" office:value="4981.97" calcext:value-type="currency">
            <text:p>4 981,97 zł</text:p>
          </table:table-cell>
          <table:table-cell table:formula="of:=IF([.A190]=1;[.G190]-[.H190];[.J189]+[.G190]-[.H19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9.41" calcext:value-type="float">
            <text:p>109,41</text:p>
          </table:table-cell>
          <table:table-cell table:formula="of:=IF(AND([.B189]&gt;[.B190];[.B190]&gt;[.B191]);1;0)" office:value-type="float" office:value="0" calcext:value-type="float">
            <text:p>0</text:p>
          </table:table-cell>
          <table:table-cell table:formula="of:=IF([.A191]=1;[.B191];IF([.B191]&gt;[.D190];[.B191];[.D190]))" office:value-type="float" office:value="111.8" calcext:value-type="float">
            <text:p>111,8</text:p>
          </table:table-cell>
          <table:table-cell table:formula="of:=IF([.A191]=1;0;IF([.B191]&gt;[.D190];1;0))" office:value-type="float" office:value="0" calcext:value-type="float">
            <text:p>0</text:p>
          </table:table-cell>
          <table:table-cell table:formula="of:=IF([.A191]=1;5000;[.I190])" office:value-type="currency" office:currency="PLN" office:value="4981.97" calcext:value-type="currency">
            <text:p>4 981,97 zł</text:p>
          </table:table-cell>
          <table:table-cell table:formula="of:=IF([.A191]=1;TRUNC(1000/[.B191] );IF(OR([.A191]=2;[.A191]=3);0;IF([.F191]&lt;1000;0;IF([.C190]=1;TRUNC(1000/[.B191]);0))))" office:value-type="float" office:value="0" calcext:value-type="float">
            <text:p>0</text:p>
          </table:table-cell>
          <table:table-cell table:formula="of:=IF(OR([.A191]=1;[.A191]=2);0;IF([.E190]=1;[.G191]+[.J190];0))" office:value-type="float" office:value="0" calcext:value-type="float">
            <text:p>0</text:p>
          </table:table-cell>
          <table:table-cell table:style-name="ce9" table:formula="of:=[.F191]-[.B191]*[.G191]+[.B191]*[.H191]" office:value-type="currency" office:currency="PLN" office:value="4981.97" calcext:value-type="currency">
            <text:p>4 981,97 zł</text:p>
          </table:table-cell>
          <table:table-cell table:formula="of:=IF([.A191]=1;[.G191]-[.H191];[.J190]+[.G191]-[.H191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9.72" calcext:value-type="float">
            <text:p>109,72</text:p>
          </table:table-cell>
          <table:table-cell table:formula="of:=IF(AND([.B190]&gt;[.B191];[.B191]&gt;[.B192]);1;0)" office:value-type="float" office:value="0" calcext:value-type="float">
            <text:p>0</text:p>
          </table:table-cell>
          <table:table-cell table:formula="of:=IF([.A192]=1;[.B192];IF([.B192]&gt;[.D191];[.B192];[.D191]))" office:value-type="float" office:value="111.8" calcext:value-type="float">
            <text:p>111,8</text:p>
          </table:table-cell>
          <table:table-cell table:formula="of:=IF([.A192]=1;0;IF([.B192]&gt;[.D191];1;0))" office:value-type="float" office:value="0" calcext:value-type="float">
            <text:p>0</text:p>
          </table:table-cell>
          <table:table-cell table:formula="of:=IF([.A192]=1;5000;[.I191])" office:value-type="currency" office:currency="PLN" office:value="4981.97" calcext:value-type="currency">
            <text:p>4 981,97 zł</text:p>
          </table:table-cell>
          <table:table-cell table:formula="of:=IF([.A192]=1;TRUNC(1000/[.B192] );IF(OR([.A192]=2;[.A192]=3);0;IF([.F192]&lt;1000;0;IF([.C191]=1;TRUNC(1000/[.B192]);0))))" office:value-type="float" office:value="0" calcext:value-type="float">
            <text:p>0</text:p>
          </table:table-cell>
          <table:table-cell table:formula="of:=IF(OR([.A192]=1;[.A192]=2);0;IF([.E191]=1;[.G192]+[.J191];0))" office:value-type="float" office:value="0" calcext:value-type="float">
            <text:p>0</text:p>
          </table:table-cell>
          <table:table-cell table:style-name="ce9" table:formula="of:=[.F192]-[.B192]*[.G192]+[.B192]*[.H192]" office:value-type="currency" office:currency="PLN" office:value="4981.97" calcext:value-type="currency">
            <text:p>4 981,97 zł</text:p>
          </table:table-cell>
          <table:table-cell table:formula="of:=IF([.A192]=1;[.G192]-[.H192];[.J191]+[.G192]-[.H192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8.19" calcext:value-type="float">
            <text:p>108,19</text:p>
          </table:table-cell>
          <table:table-cell table:formula="of:=IF(AND([.B191]&gt;[.B192];[.B192]&gt;[.B193]);1;0)" office:value-type="float" office:value="0" calcext:value-type="float">
            <text:p>0</text:p>
          </table:table-cell>
          <table:table-cell table:formula="of:=IF([.A193]=1;[.B193];IF([.B193]&gt;[.D192];[.B193];[.D192]))" office:value-type="float" office:value="111.8" calcext:value-type="float">
            <text:p>111,8</text:p>
          </table:table-cell>
          <table:table-cell table:formula="of:=IF([.A193]=1;0;IF([.B193]&gt;[.D192];1;0))" office:value-type="float" office:value="0" calcext:value-type="float">
            <text:p>0</text:p>
          </table:table-cell>
          <table:table-cell table:formula="of:=IF([.A193]=1;5000;[.I192])" office:value-type="currency" office:currency="PLN" office:value="4981.97" calcext:value-type="currency">
            <text:p>4 981,97 zł</text:p>
          </table:table-cell>
          <table:table-cell table:formula="of:=IF([.A193]=1;TRUNC(1000/[.B193] );IF(OR([.A193]=2;[.A193]=3);0;IF([.F193]&lt;1000;0;IF([.C192]=1;TRUNC(1000/[.B193]);0))))" office:value-type="float" office:value="0" calcext:value-type="float">
            <text:p>0</text:p>
          </table:table-cell>
          <table:table-cell table:formula="of:=IF(OR([.A193]=1;[.A193]=2);0;IF([.E192]=1;[.G193]+[.J192];0))" office:value-type="float" office:value="0" calcext:value-type="float">
            <text:p>0</text:p>
          </table:table-cell>
          <table:table-cell table:style-name="ce9" table:formula="of:=[.F193]-[.B193]*[.G193]+[.B193]*[.H193]" office:value-type="currency" office:currency="PLN" office:value="4981.97" calcext:value-type="currency">
            <text:p>4 981,97 zł</text:p>
          </table:table-cell>
          <table:table-cell table:formula="of:=IF([.A193]=1;[.G193]-[.H193];[.J192]+[.G193]-[.H193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9.68" calcext:value-type="float">
            <text:p>109,68</text:p>
          </table:table-cell>
          <table:table-cell table:formula="of:=IF(AND([.B192]&gt;[.B193];[.B193]&gt;[.B194]);1;0)" office:value-type="float" office:value="0" calcext:value-type="float">
            <text:p>0</text:p>
          </table:table-cell>
          <table:table-cell table:formula="of:=IF([.A194]=1;[.B194];IF([.B194]&gt;[.D193];[.B194];[.D193]))" office:value-type="float" office:value="111.8" calcext:value-type="float">
            <text:p>111,8</text:p>
          </table:table-cell>
          <table:table-cell table:formula="of:=IF([.A194]=1;0;IF([.B194]&gt;[.D193];1;0))" office:value-type="float" office:value="0" calcext:value-type="float">
            <text:p>0</text:p>
          </table:table-cell>
          <table:table-cell table:formula="of:=IF([.A194]=1;5000;[.I193])" office:value-type="currency" office:currency="PLN" office:value="4981.97" calcext:value-type="currency">
            <text:p>4 981,97 zł</text:p>
          </table:table-cell>
          <table:table-cell table:formula="of:=IF([.A194]=1;TRUNC(1000/[.B194] );IF(OR([.A194]=2;[.A194]=3);0;IF([.F194]&lt;1000;0;IF([.C193]=1;TRUNC(1000/[.B194]);0))))" office:value-type="float" office:value="0" calcext:value-type="float">
            <text:p>0</text:p>
          </table:table-cell>
          <table:table-cell table:formula="of:=IF(OR([.A194]=1;[.A194]=2);0;IF([.E193]=1;[.G194]+[.J193];0))" office:value-type="float" office:value="0" calcext:value-type="float">
            <text:p>0</text:p>
          </table:table-cell>
          <table:table-cell table:style-name="ce9" table:formula="of:=[.F194]-[.B194]*[.G194]+[.B194]*[.H194]" office:value-type="currency" office:currency="PLN" office:value="4981.97" calcext:value-type="currency">
            <text:p>4 981,97 zł</text:p>
          </table:table-cell>
          <table:table-cell table:formula="of:=IF([.A194]=1;[.G194]-[.H194];[.J193]+[.G194]-[.H194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0.39" calcext:value-type="float">
            <text:p>110,39</text:p>
          </table:table-cell>
          <table:table-cell table:formula="of:=IF(AND([.B193]&gt;[.B194];[.B194]&gt;[.B195]);1;0)" office:value-type="float" office:value="0" calcext:value-type="float">
            <text:p>0</text:p>
          </table:table-cell>
          <table:table-cell table:formula="of:=IF([.A195]=1;[.B195];IF([.B195]&gt;[.D194];[.B195];[.D194]))" office:value-type="float" office:value="111.8" calcext:value-type="float">
            <text:p>111,8</text:p>
          </table:table-cell>
          <table:table-cell table:formula="of:=IF([.A195]=1;0;IF([.B195]&gt;[.D194];1;0))" office:value-type="float" office:value="0" calcext:value-type="float">
            <text:p>0</text:p>
          </table:table-cell>
          <table:table-cell table:formula="of:=IF([.A195]=1;5000;[.I194])" office:value-type="currency" office:currency="PLN" office:value="4981.97" calcext:value-type="currency">
            <text:p>4 981,97 zł</text:p>
          </table:table-cell>
          <table:table-cell table:formula="of:=IF([.A195]=1;TRUNC(1000/[.B195] );IF(OR([.A195]=2;[.A195]=3);0;IF([.F195]&lt;1000;0;IF([.C194]=1;TRUNC(1000/[.B195]);0))))" office:value-type="float" office:value="0" calcext:value-type="float">
            <text:p>0</text:p>
          </table:table-cell>
          <table:table-cell table:formula="of:=IF(OR([.A195]=1;[.A195]=2);0;IF([.E194]=1;[.G195]+[.J194];0))" office:value-type="float" office:value="0" calcext:value-type="float">
            <text:p>0</text:p>
          </table:table-cell>
          <table:table-cell table:style-name="ce9" table:formula="of:=[.F195]-[.B195]*[.G195]+[.B195]*[.H195]" office:value-type="currency" office:currency="PLN" office:value="4981.97" calcext:value-type="currency">
            <text:p>4 981,97 zł</text:p>
          </table:table-cell>
          <table:table-cell table:formula="of:=IF([.A195]=1;[.G195]-[.H195];[.J194]+[.G195]-[.H195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1.28" calcext:value-type="float">
            <text:p>111,28</text:p>
          </table:table-cell>
          <table:table-cell table:formula="of:=IF(AND([.B194]&gt;[.B195];[.B195]&gt;[.B196]);1;0)" office:value-type="float" office:value="0" calcext:value-type="float">
            <text:p>0</text:p>
          </table:table-cell>
          <table:table-cell table:formula="of:=IF([.A196]=1;[.B196];IF([.B196]&gt;[.D195];[.B196];[.D195]))" office:value-type="float" office:value="111.8" calcext:value-type="float">
            <text:p>111,8</text:p>
          </table:table-cell>
          <table:table-cell table:formula="of:=IF([.A196]=1;0;IF([.B196]&gt;[.D195];1;0))" office:value-type="float" office:value="0" calcext:value-type="float">
            <text:p>0</text:p>
          </table:table-cell>
          <table:table-cell table:formula="of:=IF([.A196]=1;5000;[.I195])" office:value-type="currency" office:currency="PLN" office:value="4981.97" calcext:value-type="currency">
            <text:p>4 981,97 zł</text:p>
          </table:table-cell>
          <table:table-cell table:formula="of:=IF([.A196]=1;TRUNC(1000/[.B196] );IF(OR([.A196]=2;[.A196]=3);0;IF([.F196]&lt;1000;0;IF([.C195]=1;TRUNC(1000/[.B196]);0))))" office:value-type="float" office:value="0" calcext:value-type="float">
            <text:p>0</text:p>
          </table:table-cell>
          <table:table-cell table:formula="of:=IF(OR([.A196]=1;[.A196]=2);0;IF([.E195]=1;[.G196]+[.J195];0))" office:value-type="float" office:value="0" calcext:value-type="float">
            <text:p>0</text:p>
          </table:table-cell>
          <table:table-cell table:style-name="ce9" table:formula="of:=[.F196]-[.B196]*[.G196]+[.B196]*[.H196]" office:value-type="currency" office:currency="PLN" office:value="4981.97" calcext:value-type="currency">
            <text:p>4 981,97 zł</text:p>
          </table:table-cell>
          <table:table-cell table:formula="of:=IF([.A196]=1;[.G196]-[.H196];[.J195]+[.G196]-[.H196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2.56" calcext:value-type="float">
            <text:p>112,56</text:p>
          </table:table-cell>
          <table:table-cell table:formula="of:=IF(AND([.B195]&gt;[.B196];[.B196]&gt;[.B197]);1;0)" office:value-type="float" office:value="0" calcext:value-type="float">
            <text:p>0</text:p>
          </table:table-cell>
          <table:table-cell table:formula="of:=IF([.A197]=1;[.B197];IF([.B197]&gt;[.D196];[.B197];[.D196]))" office:value-type="float" office:value="112.56" calcext:value-type="float">
            <text:p>112,56</text:p>
          </table:table-cell>
          <table:table-cell table:formula="of:=IF([.A197]=1;0;IF([.B197]&gt;[.D196];1;0))" office:value-type="float" office:value="1" calcext:value-type="float">
            <text:p>1</text:p>
          </table:table-cell>
          <table:table-cell table:formula="of:=IF([.A197]=1;5000;[.I196])" office:value-type="currency" office:currency="PLN" office:value="4981.97" calcext:value-type="currency">
            <text:p>4 981,97 zł</text:p>
          </table:table-cell>
          <table:table-cell table:formula="of:=IF([.A197]=1;TRUNC(1000/[.B197] );IF(OR([.A197]=2;[.A197]=3);0;IF([.F197]&lt;1000;0;IF([.C196]=1;TRUNC(1000/[.B197]);0))))" office:value-type="float" office:value="0" calcext:value-type="float">
            <text:p>0</text:p>
          </table:table-cell>
          <table:table-cell table:formula="of:=IF(OR([.A197]=1;[.A197]=2);0;IF([.E196]=1;[.G197]+[.J196];0))" office:value-type="float" office:value="0" calcext:value-type="float">
            <text:p>0</text:p>
          </table:table-cell>
          <table:table-cell table:style-name="ce9" table:formula="of:=[.F197]-[.B197]*[.G197]+[.B197]*[.H197]" office:value-type="currency" office:currency="PLN" office:value="4981.97" calcext:value-type="currency">
            <text:p>4 981,97 zł</text:p>
          </table:table-cell>
          <table:table-cell table:formula="of:=IF([.A197]=1;[.G197]-[.H197];[.J196]+[.G197]-[.H197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3.15" calcext:value-type="float">
            <text:p>113,15</text:p>
          </table:table-cell>
          <table:table-cell table:formula="of:=IF(AND([.B196]&gt;[.B197];[.B197]&gt;[.B198]);1;0)" office:value-type="float" office:value="0" calcext:value-type="float">
            <text:p>0</text:p>
          </table:table-cell>
          <table:table-cell table:formula="of:=IF([.A198]=1;[.B198];IF([.B198]&gt;[.D197];[.B198];[.D197]))" office:value-type="float" office:value="113.15" calcext:value-type="float">
            <text:p>113,15</text:p>
          </table:table-cell>
          <table:table-cell table:formula="of:=IF([.A198]=1;0;IF([.B198]&gt;[.D197];1;0))" office:value-type="float" office:value="1" calcext:value-type="float">
            <text:p>1</text:p>
          </table:table-cell>
          <table:table-cell table:formula="of:=IF([.A198]=1;5000;[.I197])" office:value-type="currency" office:currency="PLN" office:value="4981.97" calcext:value-type="currency">
            <text:p>4 981,97 zł</text:p>
          </table:table-cell>
          <table:table-cell table:formula="of:=IF([.A198]=1;TRUNC(1000/[.B198] );IF(OR([.A198]=2;[.A198]=3);0;IF([.F198]&lt;1000;0;IF([.C197]=1;TRUNC(1000/[.B198]);0))))" office:value-type="float" office:value="0" calcext:value-type="float">
            <text:p>0</text:p>
          </table:table-cell>
          <table:table-cell table:formula="of:=IF(OR([.A198]=1;[.A198]=2);0;IF([.E197]=1;[.G198]+[.J197];0))" office:value-type="float" office:value="9" calcext:value-type="float">
            <text:p>9</text:p>
          </table:table-cell>
          <table:table-cell table:style-name="ce9" table:formula="of:=[.F198]-[.B198]*[.G198]+[.B198]*[.H198]" office:value-type="currency" office:currency="PLN" office:value="6000.32" calcext:value-type="currency">
            <text:p>6 000,32 zł</text:p>
          </table:table-cell>
          <table:table-cell table:formula="of:=IF([.A198]=1;[.G198]-[.H198];[.J197]+[.G198]-[.H19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4.21" calcext:value-type="float">
            <text:p>114,21</text:p>
          </table:table-cell>
          <table:table-cell table:formula="of:=IF(AND([.B197]&gt;[.B198];[.B198]&gt;[.B199]);1;0)" office:value-type="float" office:value="0" calcext:value-type="float">
            <text:p>0</text:p>
          </table:table-cell>
          <table:table-cell table:formula="of:=IF([.A199]=1;[.B199];IF([.B199]&gt;[.D198];[.B199];[.D198]))" office:value-type="float" office:value="114.21" calcext:value-type="float">
            <text:p>114,21</text:p>
          </table:table-cell>
          <table:table-cell table:formula="of:=IF([.A199]=1;0;IF([.B199]&gt;[.D198];1;0))" office:value-type="float" office:value="1" calcext:value-type="float">
            <text:p>1</text:p>
          </table:table-cell>
          <table:table-cell table:formula="of:=IF([.A199]=1;5000;[.I198])" office:value-type="currency" office:currency="PLN" office:value="6000.32" calcext:value-type="currency">
            <text:p>6 000,32 zł</text:p>
          </table:table-cell>
          <table:table-cell table:formula="of:=IF([.A199]=1;TRUNC(1000/[.B199] );IF(OR([.A199]=2;[.A199]=3);0;IF([.F199]&lt;1000;0;IF([.C198]=1;TRUNC(1000/[.B199]);0))))" office:value-type="float" office:value="0" calcext:value-type="float">
            <text:p>0</text:p>
          </table:table-cell>
          <table:table-cell table:formula="of:=IF(OR([.A199]=1;[.A199]=2);0;IF([.E198]=1;[.G199]+[.J198];0))" office:value-type="float" office:value="0" calcext:value-type="float">
            <text:p>0</text:p>
          </table:table-cell>
          <table:table-cell table:style-name="ce9" table:formula="of:=[.F199]-[.B199]*[.G199]+[.B199]*[.H199]" office:value-type="currency" office:currency="PLN" office:value="6000.32" calcext:value-type="currency">
            <text:p>6 000,32 zł</text:p>
          </table:table-cell>
          <table:table-cell table:formula="of:=IF([.A199]=1;[.G199]-[.H199];[.J198]+[.G199]-[.H1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14.89" calcext:value-type="float">
            <text:p>114,89</text:p>
          </table:table-cell>
          <table:table-cell table:formula="of:=IF(AND([.B198]&gt;[.B199];[.B199]&gt;[.B200]);1;0)" office:value-type="float" office:value="0" calcext:value-type="float">
            <text:p>0</text:p>
          </table:table-cell>
          <table:table-cell table:formula="of:=IF([.A200]=1;[.B200];IF([.B200]&gt;[.D199];[.B200];[.D199]))" office:value-type="float" office:value="114.89" calcext:value-type="float">
            <text:p>114,89</text:p>
          </table:table-cell>
          <table:table-cell table:formula="of:=IF([.A200]=1;0;IF([.B200]&gt;[.D199];1;0))" office:value-type="float" office:value="1" calcext:value-type="float">
            <text:p>1</text:p>
          </table:table-cell>
          <table:table-cell table:formula="of:=IF([.A200]=1;5000;[.I199])" office:value-type="currency" office:currency="PLN" office:value="6000.32" calcext:value-type="currency">
            <text:p>6 000,32 zł</text:p>
          </table:table-cell>
          <table:table-cell table:formula="of:=IF([.A200]=1;TRUNC(1000/[.B200] );IF(OR([.A200]=2;[.A200]=3);0;IF([.F200]&lt;1000;0;IF([.C199]=1;TRUNC(1000/[.B200]);0))))" office:value-type="float" office:value="0" calcext:value-type="float">
            <text:p>0</text:p>
          </table:table-cell>
          <table:table-cell table:formula="of:=IF(OR([.A200]=1;[.A200]=2);0;IF([.E199]=1;[.G200]+[.J199];0))" office:value-type="float" office:value="0" calcext:value-type="float">
            <text:p>0</text:p>
          </table:table-cell>
          <table:table-cell table:style-name="ce9" table:formula="of:=[.F200]-[.B200]*[.G200]+[.B200]*[.H200]" office:value-type="currency" office:currency="PLN" office:value="6000.32" calcext:value-type="currency">
            <text:p>6 000,32 zł</text:p>
          </table:table-cell>
          <table:table-cell table:formula="of:=IF([.A200]=1;[.G200]-[.H200];[.J199]+[.G200]-[.H20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4.91" calcext:value-type="float">
            <text:p>114,91</text:p>
          </table:table-cell>
          <table:table-cell table:formula="of:=IF(AND([.B199]&gt;[.B200];[.B200]&gt;[.B201]);1;0)" office:value-type="float" office:value="0" calcext:value-type="float">
            <text:p>0</text:p>
          </table:table-cell>
          <table:table-cell table:formula="of:=IF([.A201]=1;[.B201];IF([.B201]&gt;[.D200];[.B201];[.D200]))" office:value-type="float" office:value="114.91" calcext:value-type="float">
            <text:p>114,91</text:p>
          </table:table-cell>
          <table:table-cell table:formula="of:=IF([.A201]=1;0;IF([.B201]&gt;[.D200];1;0))" office:value-type="float" office:value="1" calcext:value-type="float">
            <text:p>1</text:p>
          </table:table-cell>
          <table:table-cell table:formula="of:=IF([.A201]=1;5000;[.I200])" office:value-type="currency" office:currency="PLN" office:value="6000.32" calcext:value-type="currency">
            <text:p>6 000,32 zł</text:p>
          </table:table-cell>
          <table:table-cell table:formula="of:=IF([.A201]=1;TRUNC(1000/[.B201] );IF(OR([.A201]=2;[.A201]=3);0;IF([.F201]&lt;1000;0;IF([.C200]=1;TRUNC(1000/[.B201]);0))))" office:value-type="float" office:value="0" calcext:value-type="float">
            <text:p>0</text:p>
          </table:table-cell>
          <table:table-cell table:formula="of:=IF(OR([.A201]=1;[.A201]=2);0;IF([.E200]=1;[.G201]+[.J200];0))" office:value-type="float" office:value="0" calcext:value-type="float">
            <text:p>0</text:p>
          </table:table-cell>
          <table:table-cell table:style-name="ce9" table:formula="of:=[.F201]-[.B201]*[.G201]+[.B201]*[.H201]" office:value-type="currency" office:currency="PLN" office:value="6000.32" calcext:value-type="currency">
            <text:p>6 000,32 zł</text:p>
          </table:table-cell>
          <table:table-cell table:formula="of:=IF([.A201]=1;[.G201]-[.H201];[.J200]+[.G201]-[.H20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2.97" calcext:value-type="float">
            <text:p>112,97</text:p>
          </table:table-cell>
          <table:table-cell table:formula="of:=IF(AND([.B200]&gt;[.B201];[.B201]&gt;[.B202]);1;0)" office:value-type="float" office:value="0" calcext:value-type="float">
            <text:p>0</text:p>
          </table:table-cell>
          <table:table-cell table:formula="of:=IF([.A202]=1;[.B202];IF([.B202]&gt;[.D201];[.B202];[.D201]))" office:value-type="float" office:value="114.91" calcext:value-type="float">
            <text:p>114,91</text:p>
          </table:table-cell>
          <table:table-cell table:formula="of:=IF([.A202]=1;0;IF([.B202]&gt;[.D201];1;0))" office:value-type="float" office:value="0" calcext:value-type="float">
            <text:p>0</text:p>
          </table:table-cell>
          <table:table-cell table:formula="of:=IF([.A202]=1;5000;[.I201])" office:value-type="currency" office:currency="PLN" office:value="6000.32" calcext:value-type="currency">
            <text:p>6 000,32 zł</text:p>
          </table:table-cell>
          <table:table-cell table:formula="of:=IF([.A202]=1;TRUNC(1000/[.B202] );IF(OR([.A202]=2;[.A202]=3);0;IF([.F202]&lt;1000;0;IF([.C201]=1;TRUNC(1000/[.B202]);0))))" office:value-type="float" office:value="0" calcext:value-type="float">
            <text:p>0</text:p>
          </table:table-cell>
          <table:table-cell table:formula="of:=IF(OR([.A202]=1;[.A202]=2);0;IF([.E201]=1;[.G202]+[.J201];0))" office:value-type="float" office:value="0" calcext:value-type="float">
            <text:p>0</text:p>
          </table:table-cell>
          <table:table-cell table:style-name="ce9" table:formula="of:=[.F202]-[.B202]*[.G202]+[.B202]*[.H202]" office:value-type="currency" office:currency="PLN" office:value="6000.32" calcext:value-type="currency">
            <text:p>6 000,32 zł</text:p>
          </table:table-cell>
          <table:table-cell table:formula="of:=IF([.A202]=1;[.G202]-[.H202];[.J201]+[.G202]-[.H20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1.12" calcext:value-type="float">
            <text:p>111,12</text:p>
          </table:table-cell>
          <table:table-cell table:formula="of:=IF(AND([.B201]&gt;[.B202];[.B202]&gt;[.B203]);1;0)" office:value-type="float" office:value="1" calcext:value-type="float">
            <text:p>1</text:p>
          </table:table-cell>
          <table:table-cell table:formula="of:=IF([.A203]=1;[.B203];IF([.B203]&gt;[.D202];[.B203];[.D202]))" office:value-type="float" office:value="114.91" calcext:value-type="float">
            <text:p>114,91</text:p>
          </table:table-cell>
          <table:table-cell table:formula="of:=IF([.A203]=1;0;IF([.B203]&gt;[.D202];1;0))" office:value-type="float" office:value="0" calcext:value-type="float">
            <text:p>0</text:p>
          </table:table-cell>
          <table:table-cell table:formula="of:=IF([.A203]=1;5000;[.I202])" office:value-type="currency" office:currency="PLN" office:value="6000.32" calcext:value-type="currency">
            <text:p>6 000,32 zł</text:p>
          </table:table-cell>
          <table:table-cell table:formula="of:=IF([.A203]=1;TRUNC(1000/[.B203] );IF(OR([.A203]=2;[.A203]=3);0;IF([.F203]&lt;1000;0;IF([.C202]=1;TRUNC(1000/[.B203]);0))))" office:value-type="float" office:value="0" calcext:value-type="float">
            <text:p>0</text:p>
          </table:table-cell>
          <table:table-cell table:formula="of:=IF(OR([.A203]=1;[.A203]=2);0;IF([.E202]=1;[.G203]+[.J202];0))" office:value-type="float" office:value="0" calcext:value-type="float">
            <text:p>0</text:p>
          </table:table-cell>
          <table:table-cell table:style-name="ce9" table:formula="of:=[.F203]-[.B203]*[.G203]+[.B203]*[.H203]" office:value-type="currency" office:currency="PLN" office:value="6000.32" calcext:value-type="currency">
            <text:p>6 000,32 zł</text:p>
          </table:table-cell>
          <table:table-cell table:formula="of:=IF([.A203]=1;[.G203]-[.H203];[.J202]+[.G203]-[.H20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1.44" calcext:value-type="float">
            <text:p>111,44</text:p>
          </table:table-cell>
          <table:table-cell table:formula="of:=IF(AND([.B202]&gt;[.B203];[.B203]&gt;[.B204]);1;0)" office:value-type="float" office:value="0" calcext:value-type="float">
            <text:p>0</text:p>
          </table:table-cell>
          <table:table-cell table:formula="of:=IF([.A204]=1;[.B204];IF([.B204]&gt;[.D203];[.B204];[.D203]))" office:value-type="float" office:value="114.91" calcext:value-type="float">
            <text:p>114,91</text:p>
          </table:table-cell>
          <table:table-cell table:formula="of:=IF([.A204]=1;0;IF([.B204]&gt;[.D203];1;0))" office:value-type="float" office:value="0" calcext:value-type="float">
            <text:p>0</text:p>
          </table:table-cell>
          <table:table-cell table:formula="of:=IF([.A204]=1;5000;[.I203])" office:value-type="currency" office:currency="PLN" office:value="6000.32" calcext:value-type="currency">
            <text:p>6 000,32 zł</text:p>
          </table:table-cell>
          <table:table-cell table:formula="of:=IF([.A204]=1;TRUNC(1000/[.B204] );IF(OR([.A204]=2;[.A204]=3);0;IF([.F204]&lt;1000;0;IF([.C203]=1;TRUNC(1000/[.B204]);0))))" office:value-type="float" office:value="8" calcext:value-type="float">
            <text:p>8</text:p>
          </table:table-cell>
          <table:table-cell table:formula="of:=IF(OR([.A204]=1;[.A204]=2);0;IF([.E203]=1;[.G204]+[.J203];0))" office:value-type="float" office:value="0" calcext:value-type="float">
            <text:p>0</text:p>
          </table:table-cell>
          <table:table-cell table:style-name="ce9" table:formula="of:=[.F204]-[.B204]*[.G204]+[.B204]*[.H204]" office:value-type="currency" office:currency="PLN" office:value="5108.8" calcext:value-type="currency">
            <text:p>5 108,80 zł</text:p>
          </table:table-cell>
          <table:table-cell table:formula="of:=IF([.A204]=1;[.G204]-[.H204];[.J203]+[.G204]-[.H204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3.24" calcext:value-type="float">
            <text:p>113,24</text:p>
          </table:table-cell>
          <table:table-cell table:formula="of:=IF(AND([.B203]&gt;[.B204];[.B204]&gt;[.B205]);1;0)" office:value-type="float" office:value="0" calcext:value-type="float">
            <text:p>0</text:p>
          </table:table-cell>
          <table:table-cell table:formula="of:=IF([.A205]=1;[.B205];IF([.B205]&gt;[.D204];[.B205];[.D204]))" office:value-type="float" office:value="114.91" calcext:value-type="float">
            <text:p>114,91</text:p>
          </table:table-cell>
          <table:table-cell table:formula="of:=IF([.A205]=1;0;IF([.B205]&gt;[.D204];1;0))" office:value-type="float" office:value="0" calcext:value-type="float">
            <text:p>0</text:p>
          </table:table-cell>
          <table:table-cell table:formula="of:=IF([.A205]=1;5000;[.I204])" office:value-type="currency" office:currency="PLN" office:value="5108.8" calcext:value-type="currency">
            <text:p>5 108,80 zł</text:p>
          </table:table-cell>
          <table:table-cell table:formula="of:=IF([.A205]=1;TRUNC(1000/[.B205] );IF(OR([.A205]=2;[.A205]=3);0;IF([.F205]&lt;1000;0;IF([.C204]=1;TRUNC(1000/[.B205]);0))))" office:value-type="float" office:value="0" calcext:value-type="float">
            <text:p>0</text:p>
          </table:table-cell>
          <table:table-cell table:formula="of:=IF(OR([.A205]=1;[.A205]=2);0;IF([.E204]=1;[.G205]+[.J204];0))" office:value-type="float" office:value="0" calcext:value-type="float">
            <text:p>0</text:p>
          </table:table-cell>
          <table:table-cell table:style-name="ce9" table:formula="of:=[.F205]-[.B205]*[.G205]+[.B205]*[.H205]" office:value-type="currency" office:currency="PLN" office:value="5108.8" calcext:value-type="currency">
            <text:p>5 108,80 zł</text:p>
          </table:table-cell>
          <table:table-cell table:formula="of:=IF([.A205]=1;[.G205]-[.H205];[.J204]+[.G205]-[.H205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1.26" calcext:value-type="float">
            <text:p>111,26</text:p>
          </table:table-cell>
          <table:table-cell table:formula="of:=IF(AND([.B204]&gt;[.B205];[.B205]&gt;[.B206]);1;0)" office:value-type="float" office:value="0" calcext:value-type="float">
            <text:p>0</text:p>
          </table:table-cell>
          <table:table-cell table:formula="of:=IF([.A206]=1;[.B206];IF([.B206]&gt;[.D205];[.B206];[.D205]))" office:value-type="float" office:value="114.91" calcext:value-type="float">
            <text:p>114,91</text:p>
          </table:table-cell>
          <table:table-cell table:formula="of:=IF([.A206]=1;0;IF([.B206]&gt;[.D205];1;0))" office:value-type="float" office:value="0" calcext:value-type="float">
            <text:p>0</text:p>
          </table:table-cell>
          <table:table-cell table:formula="of:=IF([.A206]=1;5000;[.I205])" office:value-type="currency" office:currency="PLN" office:value="5108.8" calcext:value-type="currency">
            <text:p>5 108,80 zł</text:p>
          </table:table-cell>
          <table:table-cell table:formula="of:=IF([.A206]=1;TRUNC(1000/[.B206] );IF(OR([.A206]=2;[.A206]=3);0;IF([.F206]&lt;1000;0;IF([.C205]=1;TRUNC(1000/[.B206]);0))))" office:value-type="float" office:value="0" calcext:value-type="float">
            <text:p>0</text:p>
          </table:table-cell>
          <table:table-cell table:formula="of:=IF(OR([.A206]=1;[.A206]=2);0;IF([.E205]=1;[.G206]+[.J205];0))" office:value-type="float" office:value="0" calcext:value-type="float">
            <text:p>0</text:p>
          </table:table-cell>
          <table:table-cell table:style-name="ce9" table:formula="of:=[.F206]-[.B206]*[.G206]+[.B206]*[.H206]" office:value-type="currency" office:currency="PLN" office:value="5108.8" calcext:value-type="currency">
            <text:p>5 108,80 zł</text:p>
          </table:table-cell>
          <table:table-cell table:formula="of:=IF([.A206]=1;[.G206]-[.H206];[.J205]+[.G206]-[.H20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9.56" calcext:value-type="float">
            <text:p>109,56</text:p>
          </table:table-cell>
          <table:table-cell table:formula="of:=IF(AND([.B205]&gt;[.B206];[.B206]&gt;[.B207]);1;0)" office:value-type="float" office:value="1" calcext:value-type="float">
            <text:p>1</text:p>
          </table:table-cell>
          <table:table-cell table:formula="of:=IF([.A207]=1;[.B207];IF([.B207]&gt;[.D206];[.B207];[.D206]))" office:value-type="float" office:value="114.91" calcext:value-type="float">
            <text:p>114,91</text:p>
          </table:table-cell>
          <table:table-cell table:formula="of:=IF([.A207]=1;0;IF([.B207]&gt;[.D206];1;0))" office:value-type="float" office:value="0" calcext:value-type="float">
            <text:p>0</text:p>
          </table:table-cell>
          <table:table-cell table:formula="of:=IF([.A207]=1;5000;[.I206])" office:value-type="currency" office:currency="PLN" office:value="5108.8" calcext:value-type="currency">
            <text:p>5 108,80 zł</text:p>
          </table:table-cell>
          <table:table-cell table:formula="of:=IF([.A207]=1;TRUNC(1000/[.B207] );IF(OR([.A207]=2;[.A207]=3);0;IF([.F207]&lt;1000;0;IF([.C206]=1;TRUNC(1000/[.B207]);0))))" office:value-type="float" office:value="0" calcext:value-type="float">
            <text:p>0</text:p>
          </table:table-cell>
          <table:table-cell table:formula="of:=IF(OR([.A207]=1;[.A207]=2);0;IF([.E206]=1;[.G207]+[.J206];0))" office:value-type="float" office:value="0" calcext:value-type="float">
            <text:p>0</text:p>
          </table:table-cell>
          <table:table-cell table:style-name="ce9" table:formula="of:=[.F207]-[.B207]*[.G207]+[.B207]*[.H207]" office:value-type="currency" office:currency="PLN" office:value="5108.8" calcext:value-type="currency">
            <text:p>5 108,80 zł</text:p>
          </table:table-cell>
          <table:table-cell table:formula="of:=IF([.A207]=1;[.G207]-[.H207];[.J206]+[.G207]-[.H20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9.82" calcext:value-type="float">
            <text:p>109,82</text:p>
          </table:table-cell>
          <table:table-cell table:formula="of:=IF(AND([.B206]&gt;[.B207];[.B207]&gt;[.B208]);1;0)" office:value-type="float" office:value="0" calcext:value-type="float">
            <text:p>0</text:p>
          </table:table-cell>
          <table:table-cell table:formula="of:=IF([.A208]=1;[.B208];IF([.B208]&gt;[.D207];[.B208];[.D207]))" office:value-type="float" office:value="114.91" calcext:value-type="float">
            <text:p>114,91</text:p>
          </table:table-cell>
          <table:table-cell table:formula="of:=IF([.A208]=1;0;IF([.B208]&gt;[.D207];1;0))" office:value-type="float" office:value="0" calcext:value-type="float">
            <text:p>0</text:p>
          </table:table-cell>
          <table:table-cell table:formula="of:=IF([.A208]=1;5000;[.I207])" office:value-type="currency" office:currency="PLN" office:value="5108.8" calcext:value-type="currency">
            <text:p>5 108,80 zł</text:p>
          </table:table-cell>
          <table:table-cell table:formula="of:=IF([.A208]=1;TRUNC(1000/[.B208] );IF(OR([.A208]=2;[.A208]=3);0;IF([.F208]&lt;1000;0;IF([.C207]=1;TRUNC(1000/[.B208]);0))))" office:value-type="float" office:value="9" calcext:value-type="float">
            <text:p>9</text:p>
          </table:table-cell>
          <table:table-cell table:formula="of:=IF(OR([.A208]=1;[.A208]=2);0;IF([.E207]=1;[.G208]+[.J207];0))" office:value-type="float" office:value="0" calcext:value-type="float">
            <text:p>0</text:p>
          </table:table-cell>
          <table:table-cell table:style-name="ce9" table:formula="of:=[.F208]-[.B208]*[.G208]+[.B208]*[.H208]" office:value-type="currency" office:currency="PLN" office:value="4120.42" calcext:value-type="currency">
            <text:p>4 120,42 zł</text:p>
          </table:table-cell>
          <table:table-cell table:formula="of:=IF([.A208]=1;[.G208]-[.H208];[.J207]+[.G208]-[.H20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11.61" calcext:value-type="float">
            <text:p>111,61</text:p>
          </table:table-cell>
          <table:table-cell table:formula="of:=IF(AND([.B207]&gt;[.B208];[.B208]&gt;[.B209]);1;0)" office:value-type="float" office:value="0" calcext:value-type="float">
            <text:p>0</text:p>
          </table:table-cell>
          <table:table-cell table:formula="of:=IF([.A209]=1;[.B209];IF([.B209]&gt;[.D208];[.B209];[.D208]))" office:value-type="float" office:value="114.91" calcext:value-type="float">
            <text:p>114,91</text:p>
          </table:table-cell>
          <table:table-cell table:formula="of:=IF([.A209]=1;0;IF([.B209]&gt;[.D208];1;0))" office:value-type="float" office:value="0" calcext:value-type="float">
            <text:p>0</text:p>
          </table:table-cell>
          <table:table-cell table:formula="of:=IF([.A209]=1;5000;[.I208])" office:value-type="currency" office:currency="PLN" office:value="4120.42" calcext:value-type="currency">
            <text:p>4 120,42 zł</text:p>
          </table:table-cell>
          <table:table-cell table:formula="of:=IF([.A209]=1;TRUNC(1000/[.B209] );IF(OR([.A209]=2;[.A209]=3);0;IF([.F209]&lt;1000;0;IF([.C208]=1;TRUNC(1000/[.B209]);0))))" office:value-type="float" office:value="0" calcext:value-type="float">
            <text:p>0</text:p>
          </table:table-cell>
          <table:table-cell table:formula="of:=IF(OR([.A209]=1;[.A209]=2);0;IF([.E208]=1;[.G209]+[.J208];0))" office:value-type="float" office:value="0" calcext:value-type="float">
            <text:p>0</text:p>
          </table:table-cell>
          <table:table-cell table:style-name="ce9" table:formula="of:=[.F209]-[.B209]*[.G209]+[.B209]*[.H209]" office:value-type="currency" office:currency="PLN" office:value="4120.42" calcext:value-type="currency">
            <text:p>4 120,42 zł</text:p>
          </table:table-cell>
          <table:table-cell table:formula="of:=IF([.A209]=1;[.G209]-[.H209];[.J208]+[.G209]-[.H20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0.11" calcext:value-type="float">
            <text:p>110,11</text:p>
          </table:table-cell>
          <table:table-cell table:formula="of:=IF(AND([.B208]&gt;[.B209];[.B209]&gt;[.B210]);1;0)" office:value-type="float" office:value="0" calcext:value-type="float">
            <text:p>0</text:p>
          </table:table-cell>
          <table:table-cell table:formula="of:=IF([.A210]=1;[.B210];IF([.B210]&gt;[.D209];[.B210];[.D209]))" office:value-type="float" office:value="114.91" calcext:value-type="float">
            <text:p>114,91</text:p>
          </table:table-cell>
          <table:table-cell table:formula="of:=IF([.A210]=1;0;IF([.B210]&gt;[.D209];1;0))" office:value-type="float" office:value="0" calcext:value-type="float">
            <text:p>0</text:p>
          </table:table-cell>
          <table:table-cell table:formula="of:=IF([.A210]=1;5000;[.I209])" office:value-type="currency" office:currency="PLN" office:value="4120.42" calcext:value-type="currency">
            <text:p>4 120,42 zł</text:p>
          </table:table-cell>
          <table:table-cell table:formula="of:=IF([.A210]=1;TRUNC(1000/[.B210] );IF(OR([.A210]=2;[.A210]=3);0;IF([.F210]&lt;1000;0;IF([.C209]=1;TRUNC(1000/[.B210]);0))))" office:value-type="float" office:value="0" calcext:value-type="float">
            <text:p>0</text:p>
          </table:table-cell>
          <table:table-cell table:formula="of:=IF(OR([.A210]=1;[.A210]=2);0;IF([.E209]=1;[.G210]+[.J209];0))" office:value-type="float" office:value="0" calcext:value-type="float">
            <text:p>0</text:p>
          </table:table-cell>
          <table:table-cell table:style-name="ce9" table:formula="of:=[.F210]-[.B210]*[.G210]+[.B210]*[.H210]" office:value-type="currency" office:currency="PLN" office:value="4120.42" calcext:value-type="currency">
            <text:p>4 120,42 zł</text:p>
          </table:table-cell>
          <table:table-cell table:formula="of:=IF([.A210]=1;[.G210]-[.H210];[.J209]+[.G210]-[.H210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1.72" calcext:value-type="float">
            <text:p>111,72</text:p>
          </table:table-cell>
          <table:table-cell table:formula="of:=IF(AND([.B209]&gt;[.B210];[.B210]&gt;[.B211]);1;0)" office:value-type="float" office:value="0" calcext:value-type="float">
            <text:p>0</text:p>
          </table:table-cell>
          <table:table-cell table:formula="of:=IF([.A211]=1;[.B211];IF([.B211]&gt;[.D210];[.B211];[.D210]))" office:value-type="float" office:value="114.91" calcext:value-type="float">
            <text:p>114,91</text:p>
          </table:table-cell>
          <table:table-cell table:formula="of:=IF([.A211]=1;0;IF([.B211]&gt;[.D210];1;0))" office:value-type="float" office:value="0" calcext:value-type="float">
            <text:p>0</text:p>
          </table:table-cell>
          <table:table-cell table:formula="of:=IF([.A211]=1;5000;[.I210])" office:value-type="currency" office:currency="PLN" office:value="4120.42" calcext:value-type="currency">
            <text:p>4 120,42 zł</text:p>
          </table:table-cell>
          <table:table-cell table:formula="of:=IF([.A211]=1;TRUNC(1000/[.B211] );IF(OR([.A211]=2;[.A211]=3);0;IF([.F211]&lt;1000;0;IF([.C210]=1;TRUNC(1000/[.B211]);0))))" office:value-type="float" office:value="0" calcext:value-type="float">
            <text:p>0</text:p>
          </table:table-cell>
          <table:table-cell table:formula="of:=IF(OR([.A211]=1;[.A211]=2);0;IF([.E210]=1;[.G211]+[.J210];0))" office:value-type="float" office:value="0" calcext:value-type="float">
            <text:p>0</text:p>
          </table:table-cell>
          <table:table-cell table:style-name="ce9" table:formula="of:=[.F211]-[.B211]*[.G211]+[.B211]*[.H211]" office:value-type="currency" office:currency="PLN" office:value="4120.42" calcext:value-type="currency">
            <text:p>4 120,42 zł</text:p>
          </table:table-cell>
          <table:table-cell table:formula="of:=IF([.A211]=1;[.G211]-[.H211];[.J210]+[.G211]-[.H211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1.85" calcext:value-type="float">
            <text:p>111,85</text:p>
          </table:table-cell>
          <table:table-cell table:formula="of:=IF(AND([.B210]&gt;[.B211];[.B211]&gt;[.B212]);1;0)" office:value-type="float" office:value="0" calcext:value-type="float">
            <text:p>0</text:p>
          </table:table-cell>
          <table:table-cell table:formula="of:=IF([.A212]=1;[.B212];IF([.B212]&gt;[.D211];[.B212];[.D211]))" office:value-type="float" office:value="114.91" calcext:value-type="float">
            <text:p>114,91</text:p>
          </table:table-cell>
          <table:table-cell table:formula="of:=IF([.A212]=1;0;IF([.B212]&gt;[.D211];1;0))" office:value-type="float" office:value="0" calcext:value-type="float">
            <text:p>0</text:p>
          </table:table-cell>
          <table:table-cell table:formula="of:=IF([.A212]=1;5000;[.I211])" office:value-type="currency" office:currency="PLN" office:value="4120.42" calcext:value-type="currency">
            <text:p>4 120,42 zł</text:p>
          </table:table-cell>
          <table:table-cell table:formula="of:=IF([.A212]=1;TRUNC(1000/[.B212] );IF(OR([.A212]=2;[.A212]=3);0;IF([.F212]&lt;1000;0;IF([.C211]=1;TRUNC(1000/[.B212]);0))))" office:value-type="float" office:value="0" calcext:value-type="float">
            <text:p>0</text:p>
          </table:table-cell>
          <table:table-cell table:formula="of:=IF(OR([.A212]=1;[.A212]=2);0;IF([.E211]=1;[.G212]+[.J211];0))" office:value-type="float" office:value="0" calcext:value-type="float">
            <text:p>0</text:p>
          </table:table-cell>
          <table:table-cell table:style-name="ce9" table:formula="of:=[.F212]-[.B212]*[.G212]+[.B212]*[.H212]" office:value-type="currency" office:currency="PLN" office:value="4120.42" calcext:value-type="currency">
            <text:p>4 120,42 zł</text:p>
          </table:table-cell>
          <table:table-cell table:formula="of:=IF([.A212]=1;[.G212]-[.H212];[.J211]+[.G212]-[.H212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13.24" calcext:value-type="float">
            <text:p>113,24</text:p>
          </table:table-cell>
          <table:table-cell table:formula="of:=IF(AND([.B211]&gt;[.B212];[.B212]&gt;[.B213]);1;0)" office:value-type="float" office:value="0" calcext:value-type="float">
            <text:p>0</text:p>
          </table:table-cell>
          <table:table-cell table:formula="of:=IF([.A213]=1;[.B213];IF([.B213]&gt;[.D212];[.B213];[.D212]))" office:value-type="float" office:value="114.91" calcext:value-type="float">
            <text:p>114,91</text:p>
          </table:table-cell>
          <table:table-cell table:formula="of:=IF([.A213]=1;0;IF([.B213]&gt;[.D212];1;0))" office:value-type="float" office:value="0" calcext:value-type="float">
            <text:p>0</text:p>
          </table:table-cell>
          <table:table-cell table:formula="of:=IF([.A213]=1;5000;[.I212])" office:value-type="currency" office:currency="PLN" office:value="4120.42" calcext:value-type="currency">
            <text:p>4 120,42 zł</text:p>
          </table:table-cell>
          <table:table-cell table:formula="of:=IF([.A213]=1;TRUNC(1000/[.B213] );IF(OR([.A213]=2;[.A213]=3);0;IF([.F213]&lt;1000;0;IF([.C212]=1;TRUNC(1000/[.B213]);0))))" office:value-type="float" office:value="0" calcext:value-type="float">
            <text:p>0</text:p>
          </table:table-cell>
          <table:table-cell table:formula="of:=IF(OR([.A213]=1;[.A213]=2);0;IF([.E212]=1;[.G213]+[.J212];0))" office:value-type="float" office:value="0" calcext:value-type="float">
            <text:p>0</text:p>
          </table:table-cell>
          <table:table-cell table:style-name="ce9" table:formula="of:=[.F213]-[.B213]*[.G213]+[.B213]*[.H213]" office:value-type="currency" office:currency="PLN" office:value="4120.42" calcext:value-type="currency">
            <text:p>4 120,42 zł</text:p>
          </table:table-cell>
          <table:table-cell table:formula="of:=IF([.A213]=1;[.G213]-[.H213];[.J212]+[.G213]-[.H213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4.79" calcext:value-type="float">
            <text:p>114,79</text:p>
          </table:table-cell>
          <table:table-cell table:formula="of:=IF(AND([.B212]&gt;[.B213];[.B213]&gt;[.B214]);1;0)" office:value-type="float" office:value="0" calcext:value-type="float">
            <text:p>0</text:p>
          </table:table-cell>
          <table:table-cell table:formula="of:=IF([.A214]=1;[.B214];IF([.B214]&gt;[.D213];[.B214];[.D213]))" office:value-type="float" office:value="114.91" calcext:value-type="float">
            <text:p>114,91</text:p>
          </table:table-cell>
          <table:table-cell table:formula="of:=IF([.A214]=1;0;IF([.B214]&gt;[.D213];1;0))" office:value-type="float" office:value="0" calcext:value-type="float">
            <text:p>0</text:p>
          </table:table-cell>
          <table:table-cell table:formula="of:=IF([.A214]=1;5000;[.I213])" office:value-type="currency" office:currency="PLN" office:value="4120.42" calcext:value-type="currency">
            <text:p>4 120,42 zł</text:p>
          </table:table-cell>
          <table:table-cell table:formula="of:=IF([.A214]=1;TRUNC(1000/[.B214] );IF(OR([.A214]=2;[.A214]=3);0;IF([.F214]&lt;1000;0;IF([.C213]=1;TRUNC(1000/[.B214]);0))))" office:value-type="float" office:value="0" calcext:value-type="float">
            <text:p>0</text:p>
          </table:table-cell>
          <table:table-cell table:formula="of:=IF(OR([.A214]=1;[.A214]=2);0;IF([.E213]=1;[.G214]+[.J213];0))" office:value-type="float" office:value="0" calcext:value-type="float">
            <text:p>0</text:p>
          </table:table-cell>
          <table:table-cell table:style-name="ce9" table:formula="of:=[.F214]-[.B214]*[.G214]+[.B214]*[.H214]" office:value-type="currency" office:currency="PLN" office:value="4120.42" calcext:value-type="currency">
            <text:p>4 120,42 zł</text:p>
          </table:table-cell>
          <table:table-cell table:formula="of:=IF([.A214]=1;[.G214]-[.H214];[.J213]+[.G214]-[.H214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3.2" calcext:value-type="float">
            <text:p>113,2</text:p>
          </table:table-cell>
          <table:table-cell table:formula="of:=IF(AND([.B213]&gt;[.B214];[.B214]&gt;[.B215]);1;0)" office:value-type="float" office:value="0" calcext:value-type="float">
            <text:p>0</text:p>
          </table:table-cell>
          <table:table-cell table:formula="of:=IF([.A215]=1;[.B215];IF([.B215]&gt;[.D214];[.B215];[.D214]))" office:value-type="float" office:value="114.91" calcext:value-type="float">
            <text:p>114,91</text:p>
          </table:table-cell>
          <table:table-cell table:formula="of:=IF([.A215]=1;0;IF([.B215]&gt;[.D214];1;0))" office:value-type="float" office:value="0" calcext:value-type="float">
            <text:p>0</text:p>
          </table:table-cell>
          <table:table-cell table:formula="of:=IF([.A215]=1;5000;[.I214])" office:value-type="currency" office:currency="PLN" office:value="4120.42" calcext:value-type="currency">
            <text:p>4 120,42 zł</text:p>
          </table:table-cell>
          <table:table-cell table:formula="of:=IF([.A215]=1;TRUNC(1000/[.B215] );IF(OR([.A215]=2;[.A215]=3);0;IF([.F215]&lt;1000;0;IF([.C214]=1;TRUNC(1000/[.B215]);0))))" office:value-type="float" office:value="0" calcext:value-type="float">
            <text:p>0</text:p>
          </table:table-cell>
          <table:table-cell table:formula="of:=IF(OR([.A215]=1;[.A215]=2);0;IF([.E214]=1;[.G215]+[.J214];0))" office:value-type="float" office:value="0" calcext:value-type="float">
            <text:p>0</text:p>
          </table:table-cell>
          <table:table-cell table:style-name="ce9" table:formula="of:=[.F215]-[.B215]*[.G215]+[.B215]*[.H215]" office:value-type="currency" office:currency="PLN" office:value="4120.42" calcext:value-type="currency">
            <text:p>4 120,42 zł</text:p>
          </table:table-cell>
          <table:table-cell table:formula="of:=IF([.A215]=1;[.G215]-[.H215];[.J214]+[.G215]-[.H215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3.27" calcext:value-type="float">
            <text:p>113,27</text:p>
          </table:table-cell>
          <table:table-cell table:formula="of:=IF(AND([.B214]&gt;[.B215];[.B215]&gt;[.B216]);1;0)" office:value-type="float" office:value="0" calcext:value-type="float">
            <text:p>0</text:p>
          </table:table-cell>
          <table:table-cell table:formula="of:=IF([.A216]=1;[.B216];IF([.B216]&gt;[.D215];[.B216];[.D215]))" office:value-type="float" office:value="114.91" calcext:value-type="float">
            <text:p>114,91</text:p>
          </table:table-cell>
          <table:table-cell table:formula="of:=IF([.A216]=1;0;IF([.B216]&gt;[.D215];1;0))" office:value-type="float" office:value="0" calcext:value-type="float">
            <text:p>0</text:p>
          </table:table-cell>
          <table:table-cell table:formula="of:=IF([.A216]=1;5000;[.I215])" office:value-type="currency" office:currency="PLN" office:value="4120.42" calcext:value-type="currency">
            <text:p>4 120,42 zł</text:p>
          </table:table-cell>
          <table:table-cell table:formula="of:=IF([.A216]=1;TRUNC(1000/[.B216] );IF(OR([.A216]=2;[.A216]=3);0;IF([.F216]&lt;1000;0;IF([.C215]=1;TRUNC(1000/[.B216]);0))))" office:value-type="float" office:value="0" calcext:value-type="float">
            <text:p>0</text:p>
          </table:table-cell>
          <table:table-cell table:formula="of:=IF(OR([.A216]=1;[.A216]=2);0;IF([.E215]=1;[.G216]+[.J215];0))" office:value-type="float" office:value="0" calcext:value-type="float">
            <text:p>0</text:p>
          </table:table-cell>
          <table:table-cell table:style-name="ce9" table:formula="of:=[.F216]-[.B216]*[.G216]+[.B216]*[.H216]" office:value-type="currency" office:currency="PLN" office:value="4120.42" calcext:value-type="currency">
            <text:p>4 120,42 zł</text:p>
          </table:table-cell>
          <table:table-cell table:formula="of:=IF([.A216]=1;[.G216]-[.H216];[.J215]+[.G216]-[.H216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1.75" calcext:value-type="float">
            <text:p>111,75</text:p>
          </table:table-cell>
          <table:table-cell table:formula="of:=IF(AND([.B215]&gt;[.B216];[.B216]&gt;[.B217]);1;0)" office:value-type="float" office:value="0" calcext:value-type="float">
            <text:p>0</text:p>
          </table:table-cell>
          <table:table-cell table:formula="of:=IF([.A217]=1;[.B217];IF([.B217]&gt;[.D216];[.B217];[.D216]))" office:value-type="float" office:value="114.91" calcext:value-type="float">
            <text:p>114,91</text:p>
          </table:table-cell>
          <table:table-cell table:formula="of:=IF([.A217]=1;0;IF([.B217]&gt;[.D216];1;0))" office:value-type="float" office:value="0" calcext:value-type="float">
            <text:p>0</text:p>
          </table:table-cell>
          <table:table-cell table:formula="of:=IF([.A217]=1;5000;[.I216])" office:value-type="currency" office:currency="PLN" office:value="4120.42" calcext:value-type="currency">
            <text:p>4 120,42 zł</text:p>
          </table:table-cell>
          <table:table-cell table:formula="of:=IF([.A217]=1;TRUNC(1000/[.B217] );IF(OR([.A217]=2;[.A217]=3);0;IF([.F217]&lt;1000;0;IF([.C216]=1;TRUNC(1000/[.B217]);0))))" office:value-type="float" office:value="0" calcext:value-type="float">
            <text:p>0</text:p>
          </table:table-cell>
          <table:table-cell table:formula="of:=IF(OR([.A217]=1;[.A217]=2);0;IF([.E216]=1;[.G217]+[.J216];0))" office:value-type="float" office:value="0" calcext:value-type="float">
            <text:p>0</text:p>
          </table:table-cell>
          <table:table-cell table:style-name="ce9" table:formula="of:=[.F217]-[.B217]*[.G217]+[.B217]*[.H217]" office:value-type="currency" office:currency="PLN" office:value="4120.42" calcext:value-type="currency">
            <text:p>4 120,42 zł</text:p>
          </table:table-cell>
          <table:table-cell table:formula="of:=IF([.A217]=1;[.G217]-[.H217];[.J216]+[.G217]-[.H217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2.97" calcext:value-type="float">
            <text:p>112,97</text:p>
          </table:table-cell>
          <table:table-cell table:formula="of:=IF(AND([.B216]&gt;[.B217];[.B217]&gt;[.B218]);1;0)" office:value-type="float" office:value="0" calcext:value-type="float">
            <text:p>0</text:p>
          </table:table-cell>
          <table:table-cell table:formula="of:=IF([.A218]=1;[.B218];IF([.B218]&gt;[.D217];[.B218];[.D217]))" office:value-type="float" office:value="114.91" calcext:value-type="float">
            <text:p>114,91</text:p>
          </table:table-cell>
          <table:table-cell table:formula="of:=IF([.A218]=1;0;IF([.B218]&gt;[.D217];1;0))" office:value-type="float" office:value="0" calcext:value-type="float">
            <text:p>0</text:p>
          </table:table-cell>
          <table:table-cell table:formula="of:=IF([.A218]=1;5000;[.I217])" office:value-type="currency" office:currency="PLN" office:value="4120.42" calcext:value-type="currency">
            <text:p>4 120,42 zł</text:p>
          </table:table-cell>
          <table:table-cell table:formula="of:=IF([.A218]=1;TRUNC(1000/[.B218] );IF(OR([.A218]=2;[.A218]=3);0;IF([.F218]&lt;1000;0;IF([.C217]=1;TRUNC(1000/[.B218]);0))))" office:value-type="float" office:value="0" calcext:value-type="float">
            <text:p>0</text:p>
          </table:table-cell>
          <table:table-cell table:formula="of:=IF(OR([.A218]=1;[.A218]=2);0;IF([.E217]=1;[.G218]+[.J217];0))" office:value-type="float" office:value="0" calcext:value-type="float">
            <text:p>0</text:p>
          </table:table-cell>
          <table:table-cell table:style-name="ce9" table:formula="of:=[.F218]-[.B218]*[.G218]+[.B218]*[.H218]" office:value-type="currency" office:currency="PLN" office:value="4120.42" calcext:value-type="currency">
            <text:p>4 120,42 zł</text:p>
          </table:table-cell>
          <table:table-cell table:formula="of:=IF([.A218]=1;[.G218]-[.H218];[.J217]+[.G218]-[.H218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4.74" calcext:value-type="float">
            <text:p>114,74</text:p>
          </table:table-cell>
          <table:table-cell table:formula="of:=IF(AND([.B217]&gt;[.B218];[.B218]&gt;[.B219]);1;0)" office:value-type="float" office:value="0" calcext:value-type="float">
            <text:p>0</text:p>
          </table:table-cell>
          <table:table-cell table:formula="of:=IF([.A219]=1;[.B219];IF([.B219]&gt;[.D218];[.B219];[.D218]))" office:value-type="float" office:value="114.91" calcext:value-type="float">
            <text:p>114,91</text:p>
          </table:table-cell>
          <table:table-cell table:formula="of:=IF([.A219]=1;0;IF([.B219]&gt;[.D218];1;0))" office:value-type="float" office:value="0" calcext:value-type="float">
            <text:p>0</text:p>
          </table:table-cell>
          <table:table-cell table:formula="of:=IF([.A219]=1;5000;[.I218])" office:value-type="currency" office:currency="PLN" office:value="4120.42" calcext:value-type="currency">
            <text:p>4 120,42 zł</text:p>
          </table:table-cell>
          <table:table-cell table:formula="of:=IF([.A219]=1;TRUNC(1000/[.B219] );IF(OR([.A219]=2;[.A219]=3);0;IF([.F219]&lt;1000;0;IF([.C218]=1;TRUNC(1000/[.B219]);0))))" office:value-type="float" office:value="0" calcext:value-type="float">
            <text:p>0</text:p>
          </table:table-cell>
          <table:table-cell table:formula="of:=IF(OR([.A219]=1;[.A219]=2);0;IF([.E218]=1;[.G219]+[.J218];0))" office:value-type="float" office:value="0" calcext:value-type="float">
            <text:p>0</text:p>
          </table:table-cell>
          <table:table-cell table:style-name="ce9" table:formula="of:=[.F219]-[.B219]*[.G219]+[.B219]*[.H219]" office:value-type="currency" office:currency="PLN" office:value="4120.42" calcext:value-type="currency">
            <text:p>4 120,42 zł</text:p>
          </table:table-cell>
          <table:table-cell table:formula="of:=IF([.A219]=1;[.G219]-[.H219];[.J218]+[.G219]-[.H21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5.57" calcext:value-type="float">
            <text:p>115,57</text:p>
          </table:table-cell>
          <table:table-cell table:formula="of:=IF(AND([.B218]&gt;[.B219];[.B219]&gt;[.B220]);1;0)" office:value-type="float" office:value="0" calcext:value-type="float">
            <text:p>0</text:p>
          </table:table-cell>
          <table:table-cell table:formula="of:=IF([.A220]=1;[.B220];IF([.B220]&gt;[.D219];[.B220];[.D219]))" office:value-type="float" office:value="115.57" calcext:value-type="float">
            <text:p>115,57</text:p>
          </table:table-cell>
          <table:table-cell table:formula="of:=IF([.A220]=1;0;IF([.B220]&gt;[.D219];1;0))" office:value-type="float" office:value="1" calcext:value-type="float">
            <text:p>1</text:p>
          </table:table-cell>
          <table:table-cell table:formula="of:=IF([.A220]=1;5000;[.I219])" office:value-type="currency" office:currency="PLN" office:value="4120.42" calcext:value-type="currency">
            <text:p>4 120,42 zł</text:p>
          </table:table-cell>
          <table:table-cell table:formula="of:=IF([.A220]=1;TRUNC(1000/[.B220] );IF(OR([.A220]=2;[.A220]=3);0;IF([.F220]&lt;1000;0;IF([.C219]=1;TRUNC(1000/[.B220]);0))))" office:value-type="float" office:value="0" calcext:value-type="float">
            <text:p>0</text:p>
          </table:table-cell>
          <table:table-cell table:formula="of:=IF(OR([.A220]=1;[.A220]=2);0;IF([.E219]=1;[.G220]+[.J219];0))" office:value-type="float" office:value="0" calcext:value-type="float">
            <text:p>0</text:p>
          </table:table-cell>
          <table:table-cell table:style-name="ce9" table:formula="of:=[.F220]-[.B220]*[.G220]+[.B220]*[.H220]" office:value-type="currency" office:currency="PLN" office:value="4120.42" calcext:value-type="currency">
            <text:p>4 120,42 zł</text:p>
          </table:table-cell>
          <table:table-cell table:formula="of:=IF([.A220]=1;[.G220]-[.H220];[.J219]+[.G220]-[.H220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6.87" calcext:value-type="float">
            <text:p>116,87</text:p>
          </table:table-cell>
          <table:table-cell table:formula="of:=IF(AND([.B219]&gt;[.B220];[.B220]&gt;[.B221]);1;0)" office:value-type="float" office:value="0" calcext:value-type="float">
            <text:p>0</text:p>
          </table:table-cell>
          <table:table-cell table:formula="of:=IF([.A221]=1;[.B221];IF([.B221]&gt;[.D220];[.B221];[.D220]))" office:value-type="float" office:value="116.87" calcext:value-type="float">
            <text:p>116,87</text:p>
          </table:table-cell>
          <table:table-cell table:formula="of:=IF([.A221]=1;0;IF([.B221]&gt;[.D220];1;0))" office:value-type="float" office:value="1" calcext:value-type="float">
            <text:p>1</text:p>
          </table:table-cell>
          <table:table-cell table:formula="of:=IF([.A221]=1;5000;[.I220])" office:value-type="currency" office:currency="PLN" office:value="4120.42" calcext:value-type="currency">
            <text:p>4 120,42 zł</text:p>
          </table:table-cell>
          <table:table-cell table:formula="of:=IF([.A221]=1;TRUNC(1000/[.B221] );IF(OR([.A221]=2;[.A221]=3);0;IF([.F221]&lt;1000;0;IF([.C220]=1;TRUNC(1000/[.B221]);0))))" office:value-type="float" office:value="0" calcext:value-type="float">
            <text:p>0</text:p>
          </table:table-cell>
          <table:table-cell table:formula="of:=IF(OR([.A221]=1;[.A221]=2);0;IF([.E220]=1;[.G221]+[.J220];0))" office:value-type="float" office:value="17" calcext:value-type="float">
            <text:p>17</text:p>
          </table:table-cell>
          <table:table-cell table:style-name="ce9" table:formula="of:=[.F221]-[.B221]*[.G221]+[.B221]*[.H221]" office:value-type="currency" office:currency="PLN" office:value="6107.21" calcext:value-type="currency">
            <text:p>6 107,21 zł</text:p>
          </table:table-cell>
          <table:table-cell table:formula="of:=IF([.A221]=1;[.G221]-[.H221];[.J220]+[.G221]-[.H2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4.98" calcext:value-type="float">
            <text:p>114,98</text:p>
          </table:table-cell>
          <table:table-cell table:formula="of:=IF(AND([.B220]&gt;[.B221];[.B221]&gt;[.B222]);1;0)" office:value-type="float" office:value="0" calcext:value-type="float">
            <text:p>0</text:p>
          </table:table-cell>
          <table:table-cell table:formula="of:=IF([.A222]=1;[.B222];IF([.B222]&gt;[.D221];[.B222];[.D221]))" office:value-type="float" office:value="116.87" calcext:value-type="float">
            <text:p>116,87</text:p>
          </table:table-cell>
          <table:table-cell table:formula="of:=IF([.A222]=1;0;IF([.B222]&gt;[.D221];1;0))" office:value-type="float" office:value="0" calcext:value-type="float">
            <text:p>0</text:p>
          </table:table-cell>
          <table:table-cell table:formula="of:=IF([.A222]=1;5000;[.I221])" office:value-type="currency" office:currency="PLN" office:value="6107.21" calcext:value-type="currency">
            <text:p>6 107,21 zł</text:p>
          </table:table-cell>
          <table:table-cell table:formula="of:=IF([.A222]=1;TRUNC(1000/[.B222] );IF(OR([.A222]=2;[.A222]=3);0;IF([.F222]&lt;1000;0;IF([.C221]=1;TRUNC(1000/[.B222]);0))))" office:value-type="float" office:value="0" calcext:value-type="float">
            <text:p>0</text:p>
          </table:table-cell>
          <table:table-cell table:formula="of:=IF(OR([.A222]=1;[.A222]=2);0;IF([.E221]=1;[.G222]+[.J221];0))" office:value-type="float" office:value="0" calcext:value-type="float">
            <text:p>0</text:p>
          </table:table-cell>
          <table:table-cell table:style-name="ce9" table:formula="of:=[.F222]-[.B222]*[.G222]+[.B222]*[.H222]" office:value-type="currency" office:currency="PLN" office:value="6107.21" calcext:value-type="currency">
            <text:p>6 107,21 zł</text:p>
          </table:table-cell>
          <table:table-cell table:formula="of:=IF([.A222]=1;[.G222]-[.H222];[.J221]+[.G222]-[.H22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.04" calcext:value-type="float">
            <text:p>115,04</text:p>
          </table:table-cell>
          <table:table-cell table:formula="of:=IF(AND([.B221]&gt;[.B222];[.B222]&gt;[.B223]);1;0)" office:value-type="float" office:value="0" calcext:value-type="float">
            <text:p>0</text:p>
          </table:table-cell>
          <table:table-cell table:formula="of:=IF([.A223]=1;[.B223];IF([.B223]&gt;[.D222];[.B223];[.D222]))" office:value-type="float" office:value="116.87" calcext:value-type="float">
            <text:p>116,87</text:p>
          </table:table-cell>
          <table:table-cell table:formula="of:=IF([.A223]=1;0;IF([.B223]&gt;[.D222];1;0))" office:value-type="float" office:value="0" calcext:value-type="float">
            <text:p>0</text:p>
          </table:table-cell>
          <table:table-cell table:formula="of:=IF([.A223]=1;5000;[.I222])" office:value-type="currency" office:currency="PLN" office:value="6107.21" calcext:value-type="currency">
            <text:p>6 107,21 zł</text:p>
          </table:table-cell>
          <table:table-cell table:formula="of:=IF([.A223]=1;TRUNC(1000/[.B223] );IF(OR([.A223]=2;[.A223]=3);0;IF([.F223]&lt;1000;0;IF([.C222]=1;TRUNC(1000/[.B223]);0))))" office:value-type="float" office:value="0" calcext:value-type="float">
            <text:p>0</text:p>
          </table:table-cell>
          <table:table-cell table:formula="of:=IF(OR([.A223]=1;[.A223]=2);0;IF([.E222]=1;[.G223]+[.J222];0))" office:value-type="float" office:value="0" calcext:value-type="float">
            <text:p>0</text:p>
          </table:table-cell>
          <table:table-cell table:style-name="ce9" table:formula="of:=[.F223]-[.B223]*[.G223]+[.B223]*[.H223]" office:value-type="currency" office:currency="PLN" office:value="6107.21" calcext:value-type="currency">
            <text:p>6 107,21 zł</text:p>
          </table:table-cell>
          <table:table-cell table:formula="of:=IF([.A223]=1;[.G223]-[.H223];[.J222]+[.G223]-[.H22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3.31" calcext:value-type="float">
            <text:p>113,31</text:p>
          </table:table-cell>
          <table:table-cell table:formula="of:=IF(AND([.B222]&gt;[.B223];[.B223]&gt;[.B224]);1;0)" office:value-type="float" office:value="0" calcext:value-type="float">
            <text:p>0</text:p>
          </table:table-cell>
          <table:table-cell table:formula="of:=IF([.A224]=1;[.B224];IF([.B224]&gt;[.D223];[.B224];[.D223]))" office:value-type="float" office:value="116.87" calcext:value-type="float">
            <text:p>116,87</text:p>
          </table:table-cell>
          <table:table-cell table:formula="of:=IF([.A224]=1;0;IF([.B224]&gt;[.D223];1;0))" office:value-type="float" office:value="0" calcext:value-type="float">
            <text:p>0</text:p>
          </table:table-cell>
          <table:table-cell table:formula="of:=IF([.A224]=1;5000;[.I223])" office:value-type="currency" office:currency="PLN" office:value="6107.21" calcext:value-type="currency">
            <text:p>6 107,21 zł</text:p>
          </table:table-cell>
          <table:table-cell table:formula="of:=IF([.A224]=1;TRUNC(1000/[.B224] );IF(OR([.A224]=2;[.A224]=3);0;IF([.F224]&lt;1000;0;IF([.C223]=1;TRUNC(1000/[.B224]);0))))" office:value-type="float" office:value="0" calcext:value-type="float">
            <text:p>0</text:p>
          </table:table-cell>
          <table:table-cell table:formula="of:=IF(OR([.A224]=1;[.A224]=2);0;IF([.E223]=1;[.G224]+[.J223];0))" office:value-type="float" office:value="0" calcext:value-type="float">
            <text:p>0</text:p>
          </table:table-cell>
          <table:table-cell table:style-name="ce9" table:formula="of:=[.F224]-[.B224]*[.G224]+[.B224]*[.H224]" office:value-type="currency" office:currency="PLN" office:value="6107.21" calcext:value-type="currency">
            <text:p>6 107,21 zł</text:p>
          </table:table-cell>
          <table:table-cell table:formula="of:=IF([.A224]=1;[.G224]-[.H224];[.J223]+[.G224]-[.H2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4.96" calcext:value-type="float">
            <text:p>114,96</text:p>
          </table:table-cell>
          <table:table-cell table:formula="of:=IF(AND([.B223]&gt;[.B224];[.B224]&gt;[.B225]);1;0)" office:value-type="float" office:value="0" calcext:value-type="float">
            <text:p>0</text:p>
          </table:table-cell>
          <table:table-cell table:formula="of:=IF([.A225]=1;[.B225];IF([.B225]&gt;[.D224];[.B225];[.D224]))" office:value-type="float" office:value="116.87" calcext:value-type="float">
            <text:p>116,87</text:p>
          </table:table-cell>
          <table:table-cell table:formula="of:=IF([.A225]=1;0;IF([.B225]&gt;[.D224];1;0))" office:value-type="float" office:value="0" calcext:value-type="float">
            <text:p>0</text:p>
          </table:table-cell>
          <table:table-cell table:formula="of:=IF([.A225]=1;5000;[.I224])" office:value-type="currency" office:currency="PLN" office:value="6107.21" calcext:value-type="currency">
            <text:p>6 107,21 zł</text:p>
          </table:table-cell>
          <table:table-cell table:formula="of:=IF([.A225]=1;TRUNC(1000/[.B225] );IF(OR([.A225]=2;[.A225]=3);0;IF([.F225]&lt;1000;0;IF([.C224]=1;TRUNC(1000/[.B225]);0))))" office:value-type="float" office:value="0" calcext:value-type="float">
            <text:p>0</text:p>
          </table:table-cell>
          <table:table-cell table:formula="of:=IF(OR([.A225]=1;[.A225]=2);0;IF([.E224]=1;[.G225]+[.J224];0))" office:value-type="float" office:value="0" calcext:value-type="float">
            <text:p>0</text:p>
          </table:table-cell>
          <table:table-cell table:style-name="ce9" table:formula="of:=[.F225]-[.B225]*[.G225]+[.B225]*[.H225]" office:value-type="currency" office:currency="PLN" office:value="6107.21" calcext:value-type="currency">
            <text:p>6 107,21 zł</text:p>
          </table:table-cell>
          <table:table-cell table:formula="of:=IF([.A225]=1;[.G225]-[.H225];[.J224]+[.G225]-[.H22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6.8" calcext:value-type="float">
            <text:p>116,8</text:p>
          </table:table-cell>
          <table:table-cell table:formula="of:=IF(AND([.B224]&gt;[.B225];[.B225]&gt;[.B226]);1;0)" office:value-type="float" office:value="0" calcext:value-type="float">
            <text:p>0</text:p>
          </table:table-cell>
          <table:table-cell table:formula="of:=IF([.A226]=1;[.B226];IF([.B226]&gt;[.D225];[.B226];[.D225]))" office:value-type="float" office:value="116.87" calcext:value-type="float">
            <text:p>116,87</text:p>
          </table:table-cell>
          <table:table-cell table:formula="of:=IF([.A226]=1;0;IF([.B226]&gt;[.D225];1;0))" office:value-type="float" office:value="0" calcext:value-type="float">
            <text:p>0</text:p>
          </table:table-cell>
          <table:table-cell table:formula="of:=IF([.A226]=1;5000;[.I225])" office:value-type="currency" office:currency="PLN" office:value="6107.21" calcext:value-type="currency">
            <text:p>6 107,21 zł</text:p>
          </table:table-cell>
          <table:table-cell table:formula="of:=IF([.A226]=1;TRUNC(1000/[.B226] );IF(OR([.A226]=2;[.A226]=3);0;IF([.F226]&lt;1000;0;IF([.C225]=1;TRUNC(1000/[.B226]);0))))" office:value-type="float" office:value="0" calcext:value-type="float">
            <text:p>0</text:p>
          </table:table-cell>
          <table:table-cell table:formula="of:=IF(OR([.A226]=1;[.A226]=2);0;IF([.E225]=1;[.G226]+[.J225];0))" office:value-type="float" office:value="0" calcext:value-type="float">
            <text:p>0</text:p>
          </table:table-cell>
          <table:table-cell table:style-name="ce9" table:formula="of:=[.F226]-[.B226]*[.G226]+[.B226]*[.H226]" office:value-type="currency" office:currency="PLN" office:value="6107.21" calcext:value-type="currency">
            <text:p>6 107,21 zł</text:p>
          </table:table-cell>
          <table:table-cell table:formula="of:=IF([.A226]=1;[.G226]-[.H226];[.J225]+[.G226]-[.H22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5.36" calcext:value-type="float">
            <text:p>115,36</text:p>
          </table:table-cell>
          <table:table-cell table:formula="of:=IF(AND([.B225]&gt;[.B226];[.B226]&gt;[.B227]);1;0)" office:value-type="float" office:value="0" calcext:value-type="float">
            <text:p>0</text:p>
          </table:table-cell>
          <table:table-cell table:formula="of:=IF([.A227]=1;[.B227];IF([.B227]&gt;[.D226];[.B227];[.D226]))" office:value-type="float" office:value="116.87" calcext:value-type="float">
            <text:p>116,87</text:p>
          </table:table-cell>
          <table:table-cell table:formula="of:=IF([.A227]=1;0;IF([.B227]&gt;[.D226];1;0))" office:value-type="float" office:value="0" calcext:value-type="float">
            <text:p>0</text:p>
          </table:table-cell>
          <table:table-cell table:formula="of:=IF([.A227]=1;5000;[.I226])" office:value-type="currency" office:currency="PLN" office:value="6107.21" calcext:value-type="currency">
            <text:p>6 107,21 zł</text:p>
          </table:table-cell>
          <table:table-cell table:formula="of:=IF([.A227]=1;TRUNC(1000/[.B227] );IF(OR([.A227]=2;[.A227]=3);0;IF([.F227]&lt;1000;0;IF([.C226]=1;TRUNC(1000/[.B227]);0))))" office:value-type="float" office:value="0" calcext:value-type="float">
            <text:p>0</text:p>
          </table:table-cell>
          <table:table-cell table:formula="of:=IF(OR([.A227]=1;[.A227]=2);0;IF([.E226]=1;[.G227]+[.J226];0))" office:value-type="float" office:value="0" calcext:value-type="float">
            <text:p>0</text:p>
          </table:table-cell>
          <table:table-cell table:style-name="ce9" table:formula="of:=[.F227]-[.B227]*[.G227]+[.B227]*[.H227]" office:value-type="currency" office:currency="PLN" office:value="6107.21" calcext:value-type="currency">
            <text:p>6 107,21 zł</text:p>
          </table:table-cell>
          <table:table-cell table:formula="of:=IF([.A227]=1;[.G227]-[.H227];[.J226]+[.G227]-[.H22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6.53" calcext:value-type="float">
            <text:p>116,53</text:p>
          </table:table-cell>
          <table:table-cell table:formula="of:=IF(AND([.B226]&gt;[.B227];[.B227]&gt;[.B228]);1;0)" office:value-type="float" office:value="0" calcext:value-type="float">
            <text:p>0</text:p>
          </table:table-cell>
          <table:table-cell table:formula="of:=IF([.A228]=1;[.B228];IF([.B228]&gt;[.D227];[.B228];[.D227]))" office:value-type="float" office:value="116.87" calcext:value-type="float">
            <text:p>116,87</text:p>
          </table:table-cell>
          <table:table-cell table:formula="of:=IF([.A228]=1;0;IF([.B228]&gt;[.D227];1;0))" office:value-type="float" office:value="0" calcext:value-type="float">
            <text:p>0</text:p>
          </table:table-cell>
          <table:table-cell table:formula="of:=IF([.A228]=1;5000;[.I227])" office:value-type="currency" office:currency="PLN" office:value="6107.21" calcext:value-type="currency">
            <text:p>6 107,21 zł</text:p>
          </table:table-cell>
          <table:table-cell table:formula="of:=IF([.A228]=1;TRUNC(1000/[.B228] );IF(OR([.A228]=2;[.A228]=3);0;IF([.F228]&lt;1000;0;IF([.C227]=1;TRUNC(1000/[.B228]);0))))" office:value-type="float" office:value="0" calcext:value-type="float">
            <text:p>0</text:p>
          </table:table-cell>
          <table:table-cell table:formula="of:=IF(OR([.A228]=1;[.A228]=2);0;IF([.E227]=1;[.G228]+[.J227];0))" office:value-type="float" office:value="0" calcext:value-type="float">
            <text:p>0</text:p>
          </table:table-cell>
          <table:table-cell table:style-name="ce9" table:formula="of:=[.F228]-[.B228]*[.G228]+[.B228]*[.H228]" office:value-type="currency" office:currency="PLN" office:value="6107.21" calcext:value-type="currency">
            <text:p>6 107,21 zł</text:p>
          </table:table-cell>
          <table:table-cell table:formula="of:=IF([.A228]=1;[.G228]-[.H228];[.J227]+[.G228]-[.H22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7.96" calcext:value-type="float">
            <text:p>117,96</text:p>
          </table:table-cell>
          <table:table-cell table:formula="of:=IF(AND([.B227]&gt;[.B228];[.B228]&gt;[.B229]);1;0)" office:value-type="float" office:value="0" calcext:value-type="float">
            <text:p>0</text:p>
          </table:table-cell>
          <table:table-cell table:formula="of:=IF([.A229]=1;[.B229];IF([.B229]&gt;[.D228];[.B229];[.D228]))" office:value-type="float" office:value="117.96" calcext:value-type="float">
            <text:p>117,96</text:p>
          </table:table-cell>
          <table:table-cell table:formula="of:=IF([.A229]=1;0;IF([.B229]&gt;[.D228];1;0))" office:value-type="float" office:value="1" calcext:value-type="float">
            <text:p>1</text:p>
          </table:table-cell>
          <table:table-cell table:formula="of:=IF([.A229]=1;5000;[.I228])" office:value-type="currency" office:currency="PLN" office:value="6107.21" calcext:value-type="currency">
            <text:p>6 107,21 zł</text:p>
          </table:table-cell>
          <table:table-cell table:formula="of:=IF([.A229]=1;TRUNC(1000/[.B229] );IF(OR([.A229]=2;[.A229]=3);0;IF([.F229]&lt;1000;0;IF([.C228]=1;TRUNC(1000/[.B229]);0))))" office:value-type="float" office:value="0" calcext:value-type="float">
            <text:p>0</text:p>
          </table:table-cell>
          <table:table-cell table:formula="of:=IF(OR([.A229]=1;[.A229]=2);0;IF([.E228]=1;[.G229]+[.J228];0))" office:value-type="float" office:value="0" calcext:value-type="float">
            <text:p>0</text:p>
          </table:table-cell>
          <table:table-cell table:style-name="ce9" table:formula="of:=[.F229]-[.B229]*[.G229]+[.B229]*[.H229]" office:value-type="currency" office:currency="PLN" office:value="6107.21" calcext:value-type="currency">
            <text:p>6 107,21 zł</text:p>
          </table:table-cell>
          <table:table-cell table:formula="of:=IF([.A229]=1;[.G229]-[.H229];[.J228]+[.G229]-[.H22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8.03" calcext:value-type="float">
            <text:p>118,03</text:p>
          </table:table-cell>
          <table:table-cell table:formula="of:=IF(AND([.B228]&gt;[.B229];[.B229]&gt;[.B230]);1;0)" office:value-type="float" office:value="0" calcext:value-type="float">
            <text:p>0</text:p>
          </table:table-cell>
          <table:table-cell table:formula="of:=IF([.A230]=1;[.B230];IF([.B230]&gt;[.D229];[.B230];[.D229]))" office:value-type="float" office:value="118.03" calcext:value-type="float">
            <text:p>118,03</text:p>
          </table:table-cell>
          <table:table-cell table:formula="of:=IF([.A230]=1;0;IF([.B230]&gt;[.D229];1;0))" office:value-type="float" office:value="1" calcext:value-type="float">
            <text:p>1</text:p>
          </table:table-cell>
          <table:table-cell table:formula="of:=IF([.A230]=1;5000;[.I229])" office:value-type="currency" office:currency="PLN" office:value="6107.21" calcext:value-type="currency">
            <text:p>6 107,21 zł</text:p>
          </table:table-cell>
          <table:table-cell table:formula="of:=IF([.A230]=1;TRUNC(1000/[.B230] );IF(OR([.A230]=2;[.A230]=3);0;IF([.F230]&lt;1000;0;IF([.C229]=1;TRUNC(1000/[.B230]);0))))" office:value-type="float" office:value="0" calcext:value-type="float">
            <text:p>0</text:p>
          </table:table-cell>
          <table:table-cell table:formula="of:=IF(OR([.A230]=1;[.A230]=2);0;IF([.E229]=1;[.G230]+[.J229];0))" office:value-type="float" office:value="0" calcext:value-type="float">
            <text:p>0</text:p>
          </table:table-cell>
          <table:table-cell table:style-name="ce9" table:formula="of:=[.F230]-[.B230]*[.G230]+[.B230]*[.H230]" office:value-type="currency" office:currency="PLN" office:value="6107.21" calcext:value-type="currency">
            <text:p>6 107,21 zł</text:p>
          </table:table-cell>
          <table:table-cell table:formula="of:=IF([.A230]=1;[.G230]-[.H230];[.J229]+[.G230]-[.H23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9.61" calcext:value-type="float">
            <text:p>119,61</text:p>
          </table:table-cell>
          <table:table-cell table:formula="of:=IF(AND([.B229]&gt;[.B230];[.B230]&gt;[.B231]);1;0)" office:value-type="float" office:value="0" calcext:value-type="float">
            <text:p>0</text:p>
          </table:table-cell>
          <table:table-cell table:formula="of:=IF([.A231]=1;[.B231];IF([.B231]&gt;[.D230];[.B231];[.D230]))" office:value-type="float" office:value="119.61" calcext:value-type="float">
            <text:p>119,61</text:p>
          </table:table-cell>
          <table:table-cell table:formula="of:=IF([.A231]=1;0;IF([.B231]&gt;[.D230];1;0))" office:value-type="float" office:value="1" calcext:value-type="float">
            <text:p>1</text:p>
          </table:table-cell>
          <table:table-cell table:formula="of:=IF([.A231]=1;5000;[.I230])" office:value-type="currency" office:currency="PLN" office:value="6107.21" calcext:value-type="currency">
            <text:p>6 107,21 zł</text:p>
          </table:table-cell>
          <table:table-cell table:formula="of:=IF([.A231]=1;TRUNC(1000/[.B231] );IF(OR([.A231]=2;[.A231]=3);0;IF([.F231]&lt;1000;0;IF([.C230]=1;TRUNC(1000/[.B231]);0))))" office:value-type="float" office:value="0" calcext:value-type="float">
            <text:p>0</text:p>
          </table:table-cell>
          <table:table-cell table:formula="of:=IF(OR([.A231]=1;[.A231]=2);0;IF([.E230]=1;[.G231]+[.J230];0))" office:value-type="float" office:value="0" calcext:value-type="float">
            <text:p>0</text:p>
          </table:table-cell>
          <table:table-cell table:style-name="ce9" table:formula="of:=[.F231]-[.B231]*[.G231]+[.B231]*[.H231]" office:value-type="currency" office:currency="PLN" office:value="6107.21" calcext:value-type="currency">
            <text:p>6 107,21 zł</text:p>
          </table:table-cell>
          <table:table-cell table:formula="of:=IF([.A231]=1;[.G231]-[.H231];[.J230]+[.G231]-[.H2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20.03" calcext:value-type="float">
            <text:p>120,03</text:p>
          </table:table-cell>
          <table:table-cell table:formula="of:=IF(AND([.B230]&gt;[.B231];[.B231]&gt;[.B232]);1;0)" office:value-type="float" office:value="0" calcext:value-type="float">
            <text:p>0</text:p>
          </table:table-cell>
          <table:table-cell table:formula="of:=IF([.A232]=1;[.B232];IF([.B232]&gt;[.D231];[.B232];[.D231]))" office:value-type="float" office:value="120.03" calcext:value-type="float">
            <text:p>120,03</text:p>
          </table:table-cell>
          <table:table-cell table:formula="of:=IF([.A232]=1;0;IF([.B232]&gt;[.D231];1;0))" office:value-type="float" office:value="1" calcext:value-type="float">
            <text:p>1</text:p>
          </table:table-cell>
          <table:table-cell table:formula="of:=IF([.A232]=1;5000;[.I231])" office:value-type="currency" office:currency="PLN" office:value="6107.21" calcext:value-type="currency">
            <text:p>6 107,21 zł</text:p>
          </table:table-cell>
          <table:table-cell table:formula="of:=IF([.A232]=1;TRUNC(1000/[.B232] );IF(OR([.A232]=2;[.A232]=3);0;IF([.F232]&lt;1000;0;IF([.C231]=1;TRUNC(1000/[.B232]);0))))" office:value-type="float" office:value="0" calcext:value-type="float">
            <text:p>0</text:p>
          </table:table-cell>
          <table:table-cell table:formula="of:=IF(OR([.A232]=1;[.A232]=2);0;IF([.E231]=1;[.G232]+[.J231];0))" office:value-type="float" office:value="0" calcext:value-type="float">
            <text:p>0</text:p>
          </table:table-cell>
          <table:table-cell table:style-name="ce9" table:formula="of:=[.F232]-[.B232]*[.G232]+[.B232]*[.H232]" office:value-type="currency" office:currency="PLN" office:value="6107.21" calcext:value-type="currency">
            <text:p>6 107,21 zł</text:p>
          </table:table-cell>
          <table:table-cell table:formula="of:=IF([.A232]=1;[.G232]-[.H232];[.J231]+[.G232]-[.H23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21.42" calcext:value-type="float">
            <text:p>121,42</text:p>
          </table:table-cell>
          <table:table-cell table:formula="of:=IF(AND([.B231]&gt;[.B232];[.B232]&gt;[.B233]);1;0)" office:value-type="float" office:value="0" calcext:value-type="float">
            <text:p>0</text:p>
          </table:table-cell>
          <table:table-cell table:formula="of:=IF([.A233]=1;[.B233];IF([.B233]&gt;[.D232];[.B233];[.D232]))" office:value-type="float" office:value="121.42" calcext:value-type="float">
            <text:p>121,42</text:p>
          </table:table-cell>
          <table:table-cell table:formula="of:=IF([.A233]=1;0;IF([.B233]&gt;[.D232];1;0))" office:value-type="float" office:value="1" calcext:value-type="float">
            <text:p>1</text:p>
          </table:table-cell>
          <table:table-cell table:formula="of:=IF([.A233]=1;5000;[.I232])" office:value-type="currency" office:currency="PLN" office:value="6107.21" calcext:value-type="currency">
            <text:p>6 107,21 zł</text:p>
          </table:table-cell>
          <table:table-cell table:formula="of:=IF([.A233]=1;TRUNC(1000/[.B233] );IF(OR([.A233]=2;[.A233]=3);0;IF([.F233]&lt;1000;0;IF([.C232]=1;TRUNC(1000/[.B233]);0))))" office:value-type="float" office:value="0" calcext:value-type="float">
            <text:p>0</text:p>
          </table:table-cell>
          <table:table-cell table:formula="of:=IF(OR([.A233]=1;[.A233]=2);0;IF([.E232]=1;[.G233]+[.J232];0))" office:value-type="float" office:value="0" calcext:value-type="float">
            <text:p>0</text:p>
          </table:table-cell>
          <table:table-cell table:style-name="ce9" table:formula="of:=[.F233]-[.B233]*[.G233]+[.B233]*[.H233]" office:value-type="currency" office:currency="PLN" office:value="6107.21" calcext:value-type="currency">
            <text:p>6 107,21 zł</text:p>
          </table:table-cell>
          <table:table-cell table:formula="of:=IF([.A233]=1;[.G233]-[.H233];[.J232]+[.G233]-[.H2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9.78" calcext:value-type="float">
            <text:p>119,78</text:p>
          </table:table-cell>
          <table:table-cell table:formula="of:=IF(AND([.B232]&gt;[.B233];[.B233]&gt;[.B234]);1;0)" office:value-type="float" office:value="0" calcext:value-type="float">
            <text:p>0</text:p>
          </table:table-cell>
          <table:table-cell table:formula="of:=IF([.A234]=1;[.B234];IF([.B234]&gt;[.D233];[.B234];[.D233]))" office:value-type="float" office:value="121.42" calcext:value-type="float">
            <text:p>121,42</text:p>
          </table:table-cell>
          <table:table-cell table:formula="of:=IF([.A234]=1;0;IF([.B234]&gt;[.D233];1;0))" office:value-type="float" office:value="0" calcext:value-type="float">
            <text:p>0</text:p>
          </table:table-cell>
          <table:table-cell table:formula="of:=IF([.A234]=1;5000;[.I233])" office:value-type="currency" office:currency="PLN" office:value="6107.21" calcext:value-type="currency">
            <text:p>6 107,21 zł</text:p>
          </table:table-cell>
          <table:table-cell table:formula="of:=IF([.A234]=1;TRUNC(1000/[.B234] );IF(OR([.A234]=2;[.A234]=3);0;IF([.F234]&lt;1000;0;IF([.C233]=1;TRUNC(1000/[.B234]);0))))" office:value-type="float" office:value="0" calcext:value-type="float">
            <text:p>0</text:p>
          </table:table-cell>
          <table:table-cell table:formula="of:=IF(OR([.A234]=1;[.A234]=2);0;IF([.E233]=1;[.G234]+[.J233];0))" office:value-type="float" office:value="0" calcext:value-type="float">
            <text:p>0</text:p>
          </table:table-cell>
          <table:table-cell table:style-name="ce9" table:formula="of:=[.F234]-[.B234]*[.G234]+[.B234]*[.H234]" office:value-type="currency" office:currency="PLN" office:value="6107.21" calcext:value-type="currency">
            <text:p>6 107,21 zł</text:p>
          </table:table-cell>
          <table:table-cell table:formula="of:=IF([.A234]=1;[.G234]-[.H234];[.J233]+[.G234]-[.H23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7.8" calcext:value-type="float">
            <text:p>117,8</text:p>
          </table:table-cell>
          <table:table-cell table:formula="of:=IF(AND([.B233]&gt;[.B234];[.B234]&gt;[.B235]);1;0)" office:value-type="float" office:value="1" calcext:value-type="float">
            <text:p>1</text:p>
          </table:table-cell>
          <table:table-cell table:formula="of:=IF([.A235]=1;[.B235];IF([.B235]&gt;[.D234];[.B235];[.D234]))" office:value-type="float" office:value="121.42" calcext:value-type="float">
            <text:p>121,42</text:p>
          </table:table-cell>
          <table:table-cell table:formula="of:=IF([.A235]=1;0;IF([.B235]&gt;[.D234];1;0))" office:value-type="float" office:value="0" calcext:value-type="float">
            <text:p>0</text:p>
          </table:table-cell>
          <table:table-cell table:formula="of:=IF([.A235]=1;5000;[.I234])" office:value-type="currency" office:currency="PLN" office:value="6107.21" calcext:value-type="currency">
            <text:p>6 107,21 zł</text:p>
          </table:table-cell>
          <table:table-cell table:formula="of:=IF([.A235]=1;TRUNC(1000/[.B235] );IF(OR([.A235]=2;[.A235]=3);0;IF([.F235]&lt;1000;0;IF([.C234]=1;TRUNC(1000/[.B235]);0))))" office:value-type="float" office:value="0" calcext:value-type="float">
            <text:p>0</text:p>
          </table:table-cell>
          <table:table-cell table:formula="of:=IF(OR([.A235]=1;[.A235]=2);0;IF([.E234]=1;[.G235]+[.J234];0))" office:value-type="float" office:value="0" calcext:value-type="float">
            <text:p>0</text:p>
          </table:table-cell>
          <table:table-cell table:style-name="ce9" table:formula="of:=[.F235]-[.B235]*[.G235]+[.B235]*[.H235]" office:value-type="currency" office:currency="PLN" office:value="6107.21" calcext:value-type="currency">
            <text:p>6 107,21 zł</text:p>
          </table:table-cell>
          <table:table-cell table:formula="of:=IF([.A235]=1;[.G235]-[.H235];[.J234]+[.G235]-[.H23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8.56" calcext:value-type="float">
            <text:p>118,56</text:p>
          </table:table-cell>
          <table:table-cell table:formula="of:=IF(AND([.B234]&gt;[.B235];[.B235]&gt;[.B236]);1;0)" office:value-type="float" office:value="0" calcext:value-type="float">
            <text:p>0</text:p>
          </table:table-cell>
          <table:table-cell table:formula="of:=IF([.A236]=1;[.B236];IF([.B236]&gt;[.D235];[.B236];[.D235]))" office:value-type="float" office:value="121.42" calcext:value-type="float">
            <text:p>121,42</text:p>
          </table:table-cell>
          <table:table-cell table:formula="of:=IF([.A236]=1;0;IF([.B236]&gt;[.D235];1;0))" office:value-type="float" office:value="0" calcext:value-type="float">
            <text:p>0</text:p>
          </table:table-cell>
          <table:table-cell table:formula="of:=IF([.A236]=1;5000;[.I235])" office:value-type="currency" office:currency="PLN" office:value="6107.21" calcext:value-type="currency">
            <text:p>6 107,21 zł</text:p>
          </table:table-cell>
          <table:table-cell table:formula="of:=IF([.A236]=1;TRUNC(1000/[.B236] );IF(OR([.A236]=2;[.A236]=3);0;IF([.F236]&lt;1000;0;IF([.C235]=1;TRUNC(1000/[.B236]);0))))" office:value-type="float" office:value="8" calcext:value-type="float">
            <text:p>8</text:p>
          </table:table-cell>
          <table:table-cell table:formula="of:=IF(OR([.A236]=1;[.A236]=2);0;IF([.E235]=1;[.G236]+[.J235];0))" office:value-type="float" office:value="0" calcext:value-type="float">
            <text:p>0</text:p>
          </table:table-cell>
          <table:table-cell table:style-name="ce9" table:formula="of:=[.F236]-[.B236]*[.G236]+[.B236]*[.H236]" office:value-type="currency" office:currency="PLN" office:value="5158.73" calcext:value-type="currency">
            <text:p>5 158,73 zł</text:p>
          </table:table-cell>
          <table:table-cell table:formula="of:=IF([.A236]=1;[.G236]-[.H236];[.J235]+[.G236]-[.H236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9.36" calcext:value-type="float">
            <text:p>119,36</text:p>
          </table:table-cell>
          <table:table-cell table:formula="of:=IF(AND([.B235]&gt;[.B236];[.B236]&gt;[.B237]);1;0)" office:value-type="float" office:value="0" calcext:value-type="float">
            <text:p>0</text:p>
          </table:table-cell>
          <table:table-cell table:formula="of:=IF([.A237]=1;[.B237];IF([.B237]&gt;[.D236];[.B237];[.D236]))" office:value-type="float" office:value="121.42" calcext:value-type="float">
            <text:p>121,42</text:p>
          </table:table-cell>
          <table:table-cell table:formula="of:=IF([.A237]=1;0;IF([.B237]&gt;[.D236];1;0))" office:value-type="float" office:value="0" calcext:value-type="float">
            <text:p>0</text:p>
          </table:table-cell>
          <table:table-cell table:formula="of:=IF([.A237]=1;5000;[.I236])" office:value-type="currency" office:currency="PLN" office:value="5158.73" calcext:value-type="currency">
            <text:p>5 158,73 zł</text:p>
          </table:table-cell>
          <table:table-cell table:formula="of:=IF([.A237]=1;TRUNC(1000/[.B237] );IF(OR([.A237]=2;[.A237]=3);0;IF([.F237]&lt;1000;0;IF([.C236]=1;TRUNC(1000/[.B237]);0))))" office:value-type="float" office:value="0" calcext:value-type="float">
            <text:p>0</text:p>
          </table:table-cell>
          <table:table-cell table:formula="of:=IF(OR([.A237]=1;[.A237]=2);0;IF([.E236]=1;[.G237]+[.J236];0))" office:value-type="float" office:value="0" calcext:value-type="float">
            <text:p>0</text:p>
          </table:table-cell>
          <table:table-cell table:style-name="ce9" table:formula="of:=[.F237]-[.B237]*[.G237]+[.B237]*[.H237]" office:value-type="currency" office:currency="PLN" office:value="5158.73" calcext:value-type="currency">
            <text:p>5 158,73 zł</text:p>
          </table:table-cell>
          <table:table-cell table:formula="of:=IF([.A237]=1;[.G237]-[.H237];[.J236]+[.G237]-[.H237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21.42" calcext:value-type="float">
            <text:p>121,42</text:p>
          </table:table-cell>
          <table:table-cell table:formula="of:=IF(AND([.B236]&gt;[.B237];[.B237]&gt;[.B238]);1;0)" office:value-type="float" office:value="0" calcext:value-type="float">
            <text:p>0</text:p>
          </table:table-cell>
          <table:table-cell table:formula="of:=IF([.A238]=1;[.B238];IF([.B238]&gt;[.D237];[.B238];[.D237]))" office:value-type="float" office:value="121.42" calcext:value-type="float">
            <text:p>121,42</text:p>
          </table:table-cell>
          <table:table-cell table:formula="of:=IF([.A238]=1;0;IF([.B238]&gt;[.D237];1;0))" office:value-type="float" office:value="0" calcext:value-type="float">
            <text:p>0</text:p>
          </table:table-cell>
          <table:table-cell table:formula="of:=IF([.A238]=1;5000;[.I237])" office:value-type="currency" office:currency="PLN" office:value="5158.73" calcext:value-type="currency">
            <text:p>5 158,73 zł</text:p>
          </table:table-cell>
          <table:table-cell table:formula="of:=IF([.A238]=1;TRUNC(1000/[.B238] );IF(OR([.A238]=2;[.A238]=3);0;IF([.F238]&lt;1000;0;IF([.C237]=1;TRUNC(1000/[.B238]);0))))" office:value-type="float" office:value="0" calcext:value-type="float">
            <text:p>0</text:p>
          </table:table-cell>
          <table:table-cell table:formula="of:=IF(OR([.A238]=1;[.A238]=2);0;IF([.E237]=1;[.G238]+[.J237];0))" office:value-type="float" office:value="0" calcext:value-type="float">
            <text:p>0</text:p>
          </table:table-cell>
          <table:table-cell table:style-name="ce9" table:formula="of:=[.F238]-[.B238]*[.G238]+[.B238]*[.H238]" office:value-type="currency" office:currency="PLN" office:value="5158.73" calcext:value-type="currency">
            <text:p>5 158,73 zł</text:p>
          </table:table-cell>
          <table:table-cell table:formula="of:=IF([.A238]=1;[.G238]-[.H238];[.J237]+[.G238]-[.H238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2.84" calcext:value-type="float">
            <text:p>122,84</text:p>
          </table:table-cell>
          <table:table-cell table:formula="of:=IF(AND([.B237]&gt;[.B238];[.B238]&gt;[.B239]);1;0)" office:value-type="float" office:value="0" calcext:value-type="float">
            <text:p>0</text:p>
          </table:table-cell>
          <table:table-cell table:formula="of:=IF([.A239]=1;[.B239];IF([.B239]&gt;[.D238];[.B239];[.D238]))" office:value-type="float" office:value="122.84" calcext:value-type="float">
            <text:p>122,84</text:p>
          </table:table-cell>
          <table:table-cell table:formula="of:=IF([.A239]=1;0;IF([.B239]&gt;[.D238];1;0))" office:value-type="float" office:value="1" calcext:value-type="float">
            <text:p>1</text:p>
          </table:table-cell>
          <table:table-cell table:formula="of:=IF([.A239]=1;5000;[.I238])" office:value-type="currency" office:currency="PLN" office:value="5158.73" calcext:value-type="currency">
            <text:p>5 158,73 zł</text:p>
          </table:table-cell>
          <table:table-cell table:formula="of:=IF([.A239]=1;TRUNC(1000/[.B239] );IF(OR([.A239]=2;[.A239]=3);0;IF([.F239]&lt;1000;0;IF([.C238]=1;TRUNC(1000/[.B239]);0))))" office:value-type="float" office:value="0" calcext:value-type="float">
            <text:p>0</text:p>
          </table:table-cell>
          <table:table-cell table:formula="of:=IF(OR([.A239]=1;[.A239]=2);0;IF([.E238]=1;[.G239]+[.J238];0))" office:value-type="float" office:value="0" calcext:value-type="float">
            <text:p>0</text:p>
          </table:table-cell>
          <table:table-cell table:style-name="ce9" table:formula="of:=[.F239]-[.B239]*[.G239]+[.B239]*[.H239]" office:value-type="currency" office:currency="PLN" office:value="5158.73" calcext:value-type="currency">
            <text:p>5 158,73 zł</text:p>
          </table:table-cell>
          <table:table-cell table:formula="of:=IF([.A239]=1;[.G239]-[.H239];[.J238]+[.G239]-[.H239]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23.27" calcext:value-type="float">
            <text:p>123,27</text:p>
          </table:table-cell>
          <table:table-cell table:formula="of:=IF(AND([.B238]&gt;[.B239];[.B239]&gt;[.B240]);1;0)" office:value-type="float" office:value="0" calcext:value-type="float">
            <text:p>0</text:p>
          </table:table-cell>
          <table:table-cell table:formula="of:=IF([.A240]=1;[.B240];IF([.B240]&gt;[.D239];[.B240];[.D239]))" office:value-type="float" office:value="123.27" calcext:value-type="float">
            <text:p>123,27</text:p>
          </table:table-cell>
          <table:table-cell table:formula="of:=IF([.A240]=1;0;IF([.B240]&gt;[.D239];1;0))" office:value-type="float" office:value="1" calcext:value-type="float">
            <text:p>1</text:p>
          </table:table-cell>
          <table:table-cell table:formula="of:=IF([.A240]=1;5000;[.I239])" office:value-type="currency" office:currency="PLN" office:value="5158.73" calcext:value-type="currency">
            <text:p>5 158,73 zł</text:p>
          </table:table-cell>
          <table:table-cell table:formula="of:=IF([.A240]=1;TRUNC(1000/[.B240] );IF(OR([.A240]=2;[.A240]=3);0;IF([.F240]&lt;1000;0;IF([.C239]=1;TRUNC(1000/[.B240]);0))))" office:value-type="float" office:value="0" calcext:value-type="float">
            <text:p>0</text:p>
          </table:table-cell>
          <table:table-cell table:formula="of:=IF(OR([.A240]=1;[.A240]=2);0;IF([.E239]=1;[.G240]+[.J239];0))" office:value-type="float" office:value="8" calcext:value-type="float">
            <text:p>8</text:p>
          </table:table-cell>
          <table:table-cell table:style-name="ce9" table:formula="of:=[.F240]-[.B240]*[.G240]+[.B240]*[.H240]" office:value-type="currency" office:currency="PLN" office:value="6144.89" calcext:value-type="currency">
            <text:p>6 144,89 zł</text:p>
          </table:table-cell>
          <table:table-cell table:formula="of:=IF([.A240]=1;[.G240]-[.H240];[.J239]+[.G240]-[.H24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4.11" calcext:value-type="float">
            <text:p>124,11</text:p>
          </table:table-cell>
          <table:table-cell table:formula="of:=IF(AND([.B239]&gt;[.B240];[.B240]&gt;[.B241]);1;0)" office:value-type="float" office:value="0" calcext:value-type="float">
            <text:p>0</text:p>
          </table:table-cell>
          <table:table-cell table:formula="of:=IF([.A241]=1;[.B241];IF([.B241]&gt;[.D240];[.B241];[.D240]))" office:value-type="float" office:value="124.11" calcext:value-type="float">
            <text:p>124,11</text:p>
          </table:table-cell>
          <table:table-cell table:formula="of:=IF([.A241]=1;0;IF([.B241]&gt;[.D240];1;0))" office:value-type="float" office:value="1" calcext:value-type="float">
            <text:p>1</text:p>
          </table:table-cell>
          <table:table-cell table:formula="of:=IF([.A241]=1;5000;[.I240])" office:value-type="currency" office:currency="PLN" office:value="6144.89" calcext:value-type="currency">
            <text:p>6 144,89 zł</text:p>
          </table:table-cell>
          <table:table-cell table:formula="of:=IF([.A241]=1;TRUNC(1000/[.B241] );IF(OR([.A241]=2;[.A241]=3);0;IF([.F241]&lt;1000;0;IF([.C240]=1;TRUNC(1000/[.B241]);0))))" office:value-type="float" office:value="0" calcext:value-type="float">
            <text:p>0</text:p>
          </table:table-cell>
          <table:table-cell table:formula="of:=IF(OR([.A241]=1;[.A241]=2);0;IF([.E240]=1;[.G241]+[.J240];0))" office:value-type="float" office:value="0" calcext:value-type="float">
            <text:p>0</text:p>
          </table:table-cell>
          <table:table-cell table:style-name="ce9" table:formula="of:=[.F241]-[.B241]*[.G241]+[.B241]*[.H241]" office:value-type="currency" office:currency="PLN" office:value="6144.89" calcext:value-type="currency">
            <text:p>6 144,89 zł</text:p>
          </table:table-cell>
          <table:table-cell table:formula="of:=IF([.A241]=1;[.G241]-[.H241];[.J240]+[.G241]-[.H2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2.69" calcext:value-type="float">
            <text:p>122,69</text:p>
          </table:table-cell>
          <table:table-cell table:formula="of:=IF(AND([.B240]&gt;[.B241];[.B241]&gt;[.B242]);1;0)" office:value-type="float" office:value="0" calcext:value-type="float">
            <text:p>0</text:p>
          </table:table-cell>
          <table:table-cell table:formula="of:=IF([.A242]=1;[.B242];IF([.B242]&gt;[.D241];[.B242];[.D241]))" office:value-type="float" office:value="124.11" calcext:value-type="float">
            <text:p>124,11</text:p>
          </table:table-cell>
          <table:table-cell table:formula="of:=IF([.A242]=1;0;IF([.B242]&gt;[.D241];1;0))" office:value-type="float" office:value="0" calcext:value-type="float">
            <text:p>0</text:p>
          </table:table-cell>
          <table:table-cell table:formula="of:=IF([.A242]=1;5000;[.I241])" office:value-type="currency" office:currency="PLN" office:value="6144.89" calcext:value-type="currency">
            <text:p>6 144,89 zł</text:p>
          </table:table-cell>
          <table:table-cell table:formula="of:=IF([.A242]=1;TRUNC(1000/[.B242] );IF(OR([.A242]=2;[.A242]=3);0;IF([.F242]&lt;1000;0;IF([.C241]=1;TRUNC(1000/[.B242]);0))))" office:value-type="float" office:value="0" calcext:value-type="float">
            <text:p>0</text:p>
          </table:table-cell>
          <table:table-cell table:formula="of:=IF(OR([.A242]=1;[.A242]=2);0;IF([.E241]=1;[.G242]+[.J241];0))" office:value-type="float" office:value="0" calcext:value-type="float">
            <text:p>0</text:p>
          </table:table-cell>
          <table:table-cell table:style-name="ce9" table:formula="of:=[.F242]-[.B242]*[.G242]+[.B242]*[.H242]" office:value-type="currency" office:currency="PLN" office:value="6144.89" calcext:value-type="currency">
            <text:p>6 144,89 zł</text:p>
          </table:table-cell>
          <table:table-cell table:formula="of:=IF([.A242]=1;[.G242]-[.H242];[.J241]+[.G242]-[.H24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3.41" calcext:value-type="float">
            <text:p>123,41</text:p>
          </table:table-cell>
          <table:table-cell table:formula="of:=IF(AND([.B241]&gt;[.B242];[.B242]&gt;[.B243]);1;0)" office:value-type="float" office:value="0" calcext:value-type="float">
            <text:p>0</text:p>
          </table:table-cell>
          <table:table-cell table:formula="of:=IF([.A243]=1;[.B243];IF([.B243]&gt;[.D242];[.B243];[.D242]))" office:value-type="float" office:value="124.11" calcext:value-type="float">
            <text:p>124,11</text:p>
          </table:table-cell>
          <table:table-cell table:formula="of:=IF([.A243]=1;0;IF([.B243]&gt;[.D242];1;0))" office:value-type="float" office:value="0" calcext:value-type="float">
            <text:p>0</text:p>
          </table:table-cell>
          <table:table-cell table:formula="of:=IF([.A243]=1;5000;[.I242])" office:value-type="currency" office:currency="PLN" office:value="6144.89" calcext:value-type="currency">
            <text:p>6 144,89 zł</text:p>
          </table:table-cell>
          <table:table-cell table:formula="of:=IF([.A243]=1;TRUNC(1000/[.B243] );IF(OR([.A243]=2;[.A243]=3);0;IF([.F243]&lt;1000;0;IF([.C242]=1;TRUNC(1000/[.B243]);0))))" office:value-type="float" office:value="0" calcext:value-type="float">
            <text:p>0</text:p>
          </table:table-cell>
          <table:table-cell table:formula="of:=IF(OR([.A243]=1;[.A243]=2);0;IF([.E242]=1;[.G243]+[.J242];0))" office:value-type="float" office:value="0" calcext:value-type="float">
            <text:p>0</text:p>
          </table:table-cell>
          <table:table-cell table:style-name="ce9" table:formula="of:=[.F243]-[.B243]*[.G243]+[.B243]*[.H243]" office:value-type="currency" office:currency="PLN" office:value="6144.89" calcext:value-type="currency">
            <text:p>6 144,89 zł</text:p>
          </table:table-cell>
          <table:table-cell table:formula="of:=IF([.A243]=1;[.G243]-[.H243];[.J242]+[.G243]-[.H24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4.95" calcext:value-type="float">
            <text:p>124,95</text:p>
          </table:table-cell>
          <table:table-cell table:formula="of:=IF(AND([.B242]&gt;[.B243];[.B243]&gt;[.B244]);1;0)" office:value-type="float" office:value="0" calcext:value-type="float">
            <text:p>0</text:p>
          </table:table-cell>
          <table:table-cell table:formula="of:=IF([.A244]=1;[.B244];IF([.B244]&gt;[.D243];[.B244];[.D243]))" office:value-type="float" office:value="124.95" calcext:value-type="float">
            <text:p>124,95</text:p>
          </table:table-cell>
          <table:table-cell table:formula="of:=IF([.A244]=1;0;IF([.B244]&gt;[.D243];1;0))" office:value-type="float" office:value="1" calcext:value-type="float">
            <text:p>1</text:p>
          </table:table-cell>
          <table:table-cell table:formula="of:=IF([.A244]=1;5000;[.I243])" office:value-type="currency" office:currency="PLN" office:value="6144.89" calcext:value-type="currency">
            <text:p>6 144,89 zł</text:p>
          </table:table-cell>
          <table:table-cell table:formula="of:=IF([.A244]=1;TRUNC(1000/[.B244] );IF(OR([.A244]=2;[.A244]=3);0;IF([.F244]&lt;1000;0;IF([.C243]=1;TRUNC(1000/[.B244]);0))))" office:value-type="float" office:value="0" calcext:value-type="float">
            <text:p>0</text:p>
          </table:table-cell>
          <table:table-cell table:formula="of:=IF(OR([.A244]=1;[.A244]=2);0;IF([.E243]=1;[.G244]+[.J243];0))" office:value-type="float" office:value="0" calcext:value-type="float">
            <text:p>0</text:p>
          </table:table-cell>
          <table:table-cell table:style-name="ce9" table:formula="of:=[.F244]-[.B244]*[.G244]+[.B244]*[.H244]" office:value-type="currency" office:currency="PLN" office:value="6144.89" calcext:value-type="currency">
            <text:p>6 144,89 zł</text:p>
          </table:table-cell>
          <table:table-cell table:formula="of:=IF([.A244]=1;[.G244]-[.H244];[.J243]+[.G244]-[.H24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3.43" calcext:value-type="float">
            <text:p>123,43</text:p>
          </table:table-cell>
          <table:table-cell table:formula="of:=IF(AND([.B243]&gt;[.B244];[.B244]&gt;[.B245]);1;0)" office:value-type="float" office:value="0" calcext:value-type="float">
            <text:p>0</text:p>
          </table:table-cell>
          <table:table-cell table:formula="of:=IF([.A245]=1;[.B245];IF([.B245]&gt;[.D244];[.B245];[.D244]))" office:value-type="float" office:value="124.95" calcext:value-type="float">
            <text:p>124,95</text:p>
          </table:table-cell>
          <table:table-cell table:formula="of:=IF([.A245]=1;0;IF([.B245]&gt;[.D244];1;0))" office:value-type="float" office:value="0" calcext:value-type="float">
            <text:p>0</text:p>
          </table:table-cell>
          <table:table-cell table:formula="of:=IF([.A245]=1;5000;[.I244])" office:value-type="currency" office:currency="PLN" office:value="6144.89" calcext:value-type="currency">
            <text:p>6 144,89 zł</text:p>
          </table:table-cell>
          <table:table-cell table:formula="of:=IF([.A245]=1;TRUNC(1000/[.B245] );IF(OR([.A245]=2;[.A245]=3);0;IF([.F245]&lt;1000;0;IF([.C244]=1;TRUNC(1000/[.B245]);0))))" office:value-type="float" office:value="0" calcext:value-type="float">
            <text:p>0</text:p>
          </table:table-cell>
          <table:table-cell table:formula="of:=IF(OR([.A245]=1;[.A245]=2);0;IF([.E244]=1;[.G245]+[.J244];0))" office:value-type="float" office:value="0" calcext:value-type="float">
            <text:p>0</text:p>
          </table:table-cell>
          <table:table-cell table:style-name="ce9" table:formula="of:=[.F245]-[.B245]*[.G245]+[.B245]*[.H245]" office:value-type="currency" office:currency="PLN" office:value="6144.89" calcext:value-type="currency">
            <text:p>6 144,89 zł</text:p>
          </table:table-cell>
          <table:table-cell table:formula="of:=IF([.A245]=1;[.G245]-[.H245];[.J244]+[.G245]-[.H24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4.69" calcext:value-type="float">
            <text:p>124,69</text:p>
          </table:table-cell>
          <table:table-cell table:formula="of:=IF(AND([.B244]&gt;[.B245];[.B245]&gt;[.B246]);1;0)" office:value-type="float" office:value="0" calcext:value-type="float">
            <text:p>0</text:p>
          </table:table-cell>
          <table:table-cell table:formula="of:=IF([.A246]=1;[.B246];IF([.B246]&gt;[.D245];[.B246];[.D245]))" office:value-type="float" office:value="124.95" calcext:value-type="float">
            <text:p>124,95</text:p>
          </table:table-cell>
          <table:table-cell table:formula="of:=IF([.A246]=1;0;IF([.B246]&gt;[.D245];1;0))" office:value-type="float" office:value="0" calcext:value-type="float">
            <text:p>0</text:p>
          </table:table-cell>
          <table:table-cell table:formula="of:=IF([.A246]=1;5000;[.I245])" office:value-type="currency" office:currency="PLN" office:value="6144.89" calcext:value-type="currency">
            <text:p>6 144,89 zł</text:p>
          </table:table-cell>
          <table:table-cell table:formula="of:=IF([.A246]=1;TRUNC(1000/[.B246] );IF(OR([.A246]=2;[.A246]=3);0;IF([.F246]&lt;1000;0;IF([.C245]=1;TRUNC(1000/[.B246]);0))))" office:value-type="float" office:value="0" calcext:value-type="float">
            <text:p>0</text:p>
          </table:table-cell>
          <table:table-cell table:formula="of:=IF(OR([.A246]=1;[.A246]=2);0;IF([.E245]=1;[.G246]+[.J245];0))" office:value-type="float" office:value="0" calcext:value-type="float">
            <text:p>0</text:p>
          </table:table-cell>
          <table:table-cell table:style-name="ce9" table:formula="of:=[.F246]-[.B246]*[.G246]+[.B246]*[.H246]" office:value-type="currency" office:currency="PLN" office:value="6144.89" calcext:value-type="currency">
            <text:p>6 144,89 zł</text:p>
          </table:table-cell>
          <table:table-cell table:formula="of:=IF([.A246]=1;[.G246]-[.H246];[.J245]+[.G246]-[.H24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6.35" calcext:value-type="float">
            <text:p>126,35</text:p>
          </table:table-cell>
          <table:table-cell table:formula="of:=IF(AND([.B245]&gt;[.B246];[.B246]&gt;[.B247]);1;0)" office:value-type="float" office:value="0" calcext:value-type="float">
            <text:p>0</text:p>
          </table:table-cell>
          <table:table-cell table:formula="of:=IF([.A247]=1;[.B247];IF([.B247]&gt;[.D246];[.B247];[.D246]))" office:value-type="float" office:value="126.35" calcext:value-type="float">
            <text:p>126,35</text:p>
          </table:table-cell>
          <table:table-cell table:formula="of:=IF([.A247]=1;0;IF([.B247]&gt;[.D246];1;0))" office:value-type="float" office:value="1" calcext:value-type="float">
            <text:p>1</text:p>
          </table:table-cell>
          <table:table-cell table:formula="of:=IF([.A247]=1;5000;[.I246])" office:value-type="currency" office:currency="PLN" office:value="6144.89" calcext:value-type="currency">
            <text:p>6 144,89 zł</text:p>
          </table:table-cell>
          <table:table-cell table:formula="of:=IF([.A247]=1;TRUNC(1000/[.B247] );IF(OR([.A247]=2;[.A247]=3);0;IF([.F247]&lt;1000;0;IF([.C246]=1;TRUNC(1000/[.B247]);0))))" office:value-type="float" office:value="0" calcext:value-type="float">
            <text:p>0</text:p>
          </table:table-cell>
          <table:table-cell table:formula="of:=IF(OR([.A247]=1;[.A247]=2);0;IF([.E246]=1;[.G247]+[.J246];0))" office:value-type="float" office:value="0" calcext:value-type="float">
            <text:p>0</text:p>
          </table:table-cell>
          <table:table-cell table:style-name="ce9" table:formula="of:=[.F247]-[.B247]*[.G247]+[.B247]*[.H247]" office:value-type="currency" office:currency="PLN" office:value="6144.89" calcext:value-type="currency">
            <text:p>6 144,89 zł</text:p>
          </table:table-cell>
          <table:table-cell table:formula="of:=IF([.A247]=1;[.G247]-[.H247];[.J246]+[.G247]-[.H24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8.3" calcext:value-type="float">
            <text:p>128,3</text:p>
          </table:table-cell>
          <table:table-cell table:formula="of:=IF(AND([.B246]&gt;[.B247];[.B247]&gt;[.B248]);1;0)" office:value-type="float" office:value="0" calcext:value-type="float">
            <text:p>0</text:p>
          </table:table-cell>
          <table:table-cell table:formula="of:=IF([.A248]=1;[.B248];IF([.B248]&gt;[.D247];[.B248];[.D247]))" office:value-type="float" office:value="128.3" calcext:value-type="float">
            <text:p>128,3</text:p>
          </table:table-cell>
          <table:table-cell table:formula="of:=IF([.A248]=1;0;IF([.B248]&gt;[.D247];1;0))" office:value-type="float" office:value="1" calcext:value-type="float">
            <text:p>1</text:p>
          </table:table-cell>
          <table:table-cell table:formula="of:=IF([.A248]=1;5000;[.I247])" office:value-type="currency" office:currency="PLN" office:value="6144.89" calcext:value-type="currency">
            <text:p>6 144,89 zł</text:p>
          </table:table-cell>
          <table:table-cell table:formula="of:=IF([.A248]=1;TRUNC(1000/[.B248] );IF(OR([.A248]=2;[.A248]=3);0;IF([.F248]&lt;1000;0;IF([.C247]=1;TRUNC(1000/[.B248]);0))))" office:value-type="float" office:value="0" calcext:value-type="float">
            <text:p>0</text:p>
          </table:table-cell>
          <table:table-cell table:formula="of:=IF(OR([.A248]=1;[.A248]=2);0;IF([.E247]=1;[.G248]+[.J247];0))" office:value-type="float" office:value="0" calcext:value-type="float">
            <text:p>0</text:p>
          </table:table-cell>
          <table:table-cell table:style-name="ce9" table:formula="of:=[.F248]-[.B248]*[.G248]+[.B248]*[.H248]" office:value-type="currency" office:currency="PLN" office:value="6144.89" calcext:value-type="currency">
            <text:p>6 144,89 zł</text:p>
          </table:table-cell>
          <table:table-cell table:formula="of:=IF([.A248]=1;[.G248]-[.H248];[.J247]+[.G248]-[.H24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0.11" calcext:value-type="float">
            <text:p>130,11</text:p>
          </table:table-cell>
          <table:table-cell table:formula="of:=IF(AND([.B247]&gt;[.B248];[.B248]&gt;[.B249]);1;0)" office:value-type="float" office:value="0" calcext:value-type="float">
            <text:p>0</text:p>
          </table:table-cell>
          <table:table-cell table:formula="of:=IF([.A249]=1;[.B249];IF([.B249]&gt;[.D248];[.B249];[.D248]))" office:value-type="float" office:value="130.11" calcext:value-type="float">
            <text:p>130,11</text:p>
          </table:table-cell>
          <table:table-cell table:formula="of:=IF([.A249]=1;0;IF([.B249]&gt;[.D248];1;0))" office:value-type="float" office:value="1" calcext:value-type="float">
            <text:p>1</text:p>
          </table:table-cell>
          <table:table-cell table:formula="of:=IF([.A249]=1;5000;[.I248])" office:value-type="currency" office:currency="PLN" office:value="6144.89" calcext:value-type="currency">
            <text:p>6 144,89 zł</text:p>
          </table:table-cell>
          <table:table-cell table:formula="of:=IF([.A249]=1;TRUNC(1000/[.B249] );IF(OR([.A249]=2;[.A249]=3);0;IF([.F249]&lt;1000;0;IF([.C248]=1;TRUNC(1000/[.B249]);0))))" office:value-type="float" office:value="0" calcext:value-type="float">
            <text:p>0</text:p>
          </table:table-cell>
          <table:table-cell table:formula="of:=IF(OR([.A249]=1;[.A249]=2);0;IF([.E248]=1;[.G249]+[.J248];0))" office:value-type="float" office:value="0" calcext:value-type="float">
            <text:p>0</text:p>
          </table:table-cell>
          <table:table-cell table:style-name="ce9" table:formula="of:=[.F249]-[.B249]*[.G249]+[.B249]*[.H249]" office:value-type="currency" office:currency="PLN" office:value="6144.89" calcext:value-type="currency">
            <text:p>6 144,89 zł</text:p>
          </table:table-cell>
          <table:table-cell table:formula="of:=IF([.A249]=1;[.G249]-[.H249];[.J248]+[.G249]-[.H24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1.28" calcext:value-type="float">
            <text:p>131,28</text:p>
          </table:table-cell>
          <table:table-cell table:formula="of:=IF(AND([.B248]&gt;[.B249];[.B249]&gt;[.B250]);1;0)" office:value-type="float" office:value="0" calcext:value-type="float">
            <text:p>0</text:p>
          </table:table-cell>
          <table:table-cell table:formula="of:=IF([.A250]=1;[.B250];IF([.B250]&gt;[.D249];[.B250];[.D249]))" office:value-type="float" office:value="131.28" calcext:value-type="float">
            <text:p>131,28</text:p>
          </table:table-cell>
          <table:table-cell table:formula="of:=IF([.A250]=1;0;IF([.B250]&gt;[.D249];1;0))" office:value-type="float" office:value="1" calcext:value-type="float">
            <text:p>1</text:p>
          </table:table-cell>
          <table:table-cell table:formula="of:=IF([.A250]=1;5000;[.I249])" office:value-type="currency" office:currency="PLN" office:value="6144.89" calcext:value-type="currency">
            <text:p>6 144,89 zł</text:p>
          </table:table-cell>
          <table:table-cell table:formula="of:=IF([.A250]=1;TRUNC(1000/[.B250] );IF(OR([.A250]=2;[.A250]=3);0;IF([.F250]&lt;1000;0;IF([.C249]=1;TRUNC(1000/[.B250]);0))))" office:value-type="float" office:value="0" calcext:value-type="float">
            <text:p>0</text:p>
          </table:table-cell>
          <table:table-cell table:formula="of:=IF(OR([.A250]=1;[.A250]=2);0;IF([.E249]=1;[.G250]+[.J249];0))" office:value-type="float" office:value="0" calcext:value-type="float">
            <text:p>0</text:p>
          </table:table-cell>
          <table:table-cell table:style-name="ce9" table:formula="of:=[.F250]-[.B250]*[.G250]+[.B250]*[.H250]" office:value-type="currency" office:currency="PLN" office:value="6144.89" calcext:value-type="currency">
            <text:p>6 144,89 zł</text:p>
          </table:table-cell>
          <table:table-cell table:formula="of:=IF([.A250]=1;[.G250]-[.H250];[.J249]+[.G250]-[.H25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9.41" calcext:value-type="float">
            <text:p>129,41</text:p>
          </table:table-cell>
          <table:table-cell table:formula="of:=IF(AND([.B249]&gt;[.B250];[.B250]&gt;[.B251]);1;0)" office:value-type="float" office:value="0" calcext:value-type="float">
            <text:p>0</text:p>
          </table:table-cell>
          <table:table-cell table:formula="of:=IF([.A251]=1;[.B251];IF([.B251]&gt;[.D250];[.B251];[.D250]))" office:value-type="float" office:value="131.28" calcext:value-type="float">
            <text:p>131,28</text:p>
          </table:table-cell>
          <table:table-cell table:formula="of:=IF([.A251]=1;0;IF([.B251]&gt;[.D250];1;0))" office:value-type="float" office:value="0" calcext:value-type="float">
            <text:p>0</text:p>
          </table:table-cell>
          <table:table-cell table:formula="of:=IF([.A251]=1;5000;[.I250])" office:value-type="currency" office:currency="PLN" office:value="6144.89" calcext:value-type="currency">
            <text:p>6 144,89 zł</text:p>
          </table:table-cell>
          <table:table-cell table:formula="of:=IF([.A251]=1;TRUNC(1000/[.B251] );IF(OR([.A251]=2;[.A251]=3);0;IF([.F251]&lt;1000;0;IF([.C250]=1;TRUNC(1000/[.B251]);0))))" office:value-type="float" office:value="0" calcext:value-type="float">
            <text:p>0</text:p>
          </table:table-cell>
          <table:table-cell table:formula="of:=IF(OR([.A251]=1;[.A251]=2);0;IF([.E250]=1;[.G251]+[.J250];0))" office:value-type="float" office:value="0" calcext:value-type="float">
            <text:p>0</text:p>
          </table:table-cell>
          <table:table-cell table:style-name="ce9" table:formula="of:=[.F251]-[.B251]*[.G251]+[.B251]*[.H251]" office:value-type="currency" office:currency="PLN" office:value="6144.89" calcext:value-type="currency">
            <text:p>6 144,89 zł</text:p>
          </table:table-cell>
          <table:table-cell table:formula="of:=IF([.A251]=1;[.G251]-[.H251];[.J250]+[.G251]-[.H25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30.46" calcext:value-type="float">
            <text:p>130,46</text:p>
          </table:table-cell>
          <table:table-cell table:formula="of:=IF(AND([.B250]&gt;[.B251];[.B251]&gt;[.B252]);1;0)" office:value-type="float" office:value="0" calcext:value-type="float">
            <text:p>0</text:p>
          </table:table-cell>
          <table:table-cell table:formula="of:=IF([.A252]=1;[.B252];IF([.B252]&gt;[.D251];[.B252];[.D251]))" office:value-type="float" office:value="131.28" calcext:value-type="float">
            <text:p>131,28</text:p>
          </table:table-cell>
          <table:table-cell table:formula="of:=IF([.A252]=1;0;IF([.B252]&gt;[.D251];1;0))" office:value-type="float" office:value="0" calcext:value-type="float">
            <text:p>0</text:p>
          </table:table-cell>
          <table:table-cell table:formula="of:=IF([.A252]=1;5000;[.I251])" office:value-type="currency" office:currency="PLN" office:value="6144.89" calcext:value-type="currency">
            <text:p>6 144,89 zł</text:p>
          </table:table-cell>
          <table:table-cell table:formula="of:=IF([.A252]=1;TRUNC(1000/[.B252] );IF(OR([.A252]=2;[.A252]=3);0;IF([.F252]&lt;1000;0;IF([.C251]=1;TRUNC(1000/[.B252]);0))))" office:value-type="float" office:value="0" calcext:value-type="float">
            <text:p>0</text:p>
          </table:table-cell>
          <table:table-cell table:formula="of:=IF(OR([.A252]=1;[.A252]=2);0;IF([.E251]=1;[.G252]+[.J251];0))" office:value-type="float" office:value="0" calcext:value-type="float">
            <text:p>0</text:p>
          </table:table-cell>
          <table:table-cell table:style-name="ce9" table:formula="of:=[.F252]-[.B252]*[.G252]+[.B252]*[.H252]" office:value-type="currency" office:currency="PLN" office:value="6144.89" calcext:value-type="currency">
            <text:p>6 144,89 zł</text:p>
          </table:table-cell>
          <table:table-cell table:formula="of:=IF([.A252]=1;[.G252]-[.H252];[.J251]+[.G252]-[.H25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28.5" calcext:value-type="float">
            <text:p>128,5</text:p>
          </table:table-cell>
          <table:table-cell table:formula="of:=IF(AND([.B251]&gt;[.B252];[.B252]&gt;[.B253]);1;0)" office:value-type="float" office:value="0" calcext:value-type="float">
            <text:p>0</text:p>
          </table:table-cell>
          <table:table-cell table:formula="of:=IF([.A253]=1;[.B253];IF([.B253]&gt;[.D252];[.B253];[.D252]))" office:value-type="float" office:value="131.28" calcext:value-type="float">
            <text:p>131,28</text:p>
          </table:table-cell>
          <table:table-cell table:formula="of:=IF([.A253]=1;0;IF([.B253]&gt;[.D252];1;0))" office:value-type="float" office:value="0" calcext:value-type="float">
            <text:p>0</text:p>
          </table:table-cell>
          <table:table-cell table:formula="of:=IF([.A253]=1;5000;[.I252])" office:value-type="currency" office:currency="PLN" office:value="6144.89" calcext:value-type="currency">
            <text:p>6 144,89 zł</text:p>
          </table:table-cell>
          <table:table-cell table:formula="of:=IF([.A253]=1;TRUNC(1000/[.B253] );IF(OR([.A253]=2;[.A253]=3);0;IF([.F253]&lt;1000;0;IF([.C252]=1;TRUNC(1000/[.B253]);0))))" office:value-type="float" office:value="0" calcext:value-type="float">
            <text:p>0</text:p>
          </table:table-cell>
          <table:table-cell table:formula="of:=IF(OR([.A253]=1;[.A253]=2);0;IF([.E252]=1;[.G253]+[.J252];0))" office:value-type="float" office:value="0" calcext:value-type="float">
            <text:p>0</text:p>
          </table:table-cell>
          <table:table-cell table:style-name="ce9" table:formula="of:=[.F253]-[.B253]*[.G253]+[.B253]*[.H253]" office:value-type="currency" office:currency="PLN" office:value="6144.89" calcext:value-type="currency">
            <text:p>6 144,89 zł</text:p>
          </table:table-cell>
          <table:table-cell table:formula="of:=IF([.A253]=1;[.G253]-[.H253];[.J252]+[.G253]-[.H25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0.22" calcext:value-type="float">
            <text:p>130,22</text:p>
          </table:table-cell>
          <table:table-cell table:formula="of:=IF(AND([.B252]&gt;[.B253];[.B253]&gt;[.B254]);1;0)" office:value-type="float" office:value="0" calcext:value-type="float">
            <text:p>0</text:p>
          </table:table-cell>
          <table:table-cell table:formula="of:=IF([.A254]=1;[.B254];IF([.B254]&gt;[.D253];[.B254];[.D253]))" office:value-type="float" office:value="131.28" calcext:value-type="float">
            <text:p>131,28</text:p>
          </table:table-cell>
          <table:table-cell table:formula="of:=IF([.A254]=1;0;IF([.B254]&gt;[.D253];1;0))" office:value-type="float" office:value="0" calcext:value-type="float">
            <text:p>0</text:p>
          </table:table-cell>
          <table:table-cell table:formula="of:=IF([.A254]=1;5000;[.I253])" office:value-type="currency" office:currency="PLN" office:value="6144.89" calcext:value-type="currency">
            <text:p>6 144,89 zł</text:p>
          </table:table-cell>
          <table:table-cell table:formula="of:=IF([.A254]=1;TRUNC(1000/[.B254] );IF(OR([.A254]=2;[.A254]=3);0;IF([.F254]&lt;1000;0;IF([.C253]=1;TRUNC(1000/[.B254]);0))))" office:value-type="float" office:value="0" calcext:value-type="float">
            <text:p>0</text:p>
          </table:table-cell>
          <table:table-cell table:formula="of:=IF(OR([.A254]=1;[.A254]=2);0;IF([.E253]=1;[.G254]+[.J253];0))" office:value-type="float" office:value="0" calcext:value-type="float">
            <text:p>0</text:p>
          </table:table-cell>
          <table:table-cell table:style-name="ce9" table:formula="of:=[.F254]-[.B254]*[.G254]+[.B254]*[.H254]" office:value-type="currency" office:currency="PLN" office:value="6144.89" calcext:value-type="currency">
            <text:p>6 144,89 zł</text:p>
          </table:table-cell>
          <table:table-cell table:formula="of:=IF([.A254]=1;[.G254]-[.H254];[.J253]+[.G254]-[.H25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8.71" calcext:value-type="float">
            <text:p>128,71</text:p>
          </table:table-cell>
          <table:table-cell table:formula="of:=IF(AND([.B253]&gt;[.B254];[.B254]&gt;[.B255]);1;0)" office:value-type="float" office:value="0" calcext:value-type="float">
            <text:p>0</text:p>
          </table:table-cell>
          <table:table-cell table:formula="of:=IF([.A255]=1;[.B255];IF([.B255]&gt;[.D254];[.B255];[.D254]))" office:value-type="float" office:value="131.28" calcext:value-type="float">
            <text:p>131,28</text:p>
          </table:table-cell>
          <table:table-cell table:formula="of:=IF([.A255]=1;0;IF([.B255]&gt;[.D254];1;0))" office:value-type="float" office:value="0" calcext:value-type="float">
            <text:p>0</text:p>
          </table:table-cell>
          <table:table-cell table:formula="of:=IF([.A255]=1;5000;[.I254])" office:value-type="currency" office:currency="PLN" office:value="6144.89" calcext:value-type="currency">
            <text:p>6 144,89 zł</text:p>
          </table:table-cell>
          <table:table-cell table:formula="of:=IF([.A255]=1;TRUNC(1000/[.B255] );IF(OR([.A255]=2;[.A255]=3);0;IF([.F255]&lt;1000;0;IF([.C254]=1;TRUNC(1000/[.B255]);0))))" office:value-type="float" office:value="0" calcext:value-type="float">
            <text:p>0</text:p>
          </table:table-cell>
          <table:table-cell table:formula="of:=IF(OR([.A255]=1;[.A255]=2);0;IF([.E254]=1;[.G255]+[.J254];0))" office:value-type="float" office:value="0" calcext:value-type="float">
            <text:p>0</text:p>
          </table:table-cell>
          <table:table-cell table:style-name="ce9" table:formula="of:=[.F255]-[.B255]*[.G255]+[.B255]*[.H255]" office:value-type="currency" office:currency="PLN" office:value="6144.89" calcext:value-type="currency">
            <text:p>6 144,89 zł</text:p>
          </table:table-cell>
          <table:table-cell table:formula="of:=IF([.A255]=1;[.G255]-[.H255];[.J254]+[.G255]-[.H25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9.2" calcext:value-type="float">
            <text:p>129,2</text:p>
          </table:table-cell>
          <table:table-cell table:formula="of:=IF(AND([.B254]&gt;[.B255];[.B255]&gt;[.B256]);1;0)" office:value-type="float" office:value="0" calcext:value-type="float">
            <text:p>0</text:p>
          </table:table-cell>
          <table:table-cell table:formula="of:=IF([.A256]=1;[.B256];IF([.B256]&gt;[.D255];[.B256];[.D255]))" office:value-type="float" office:value="131.28" calcext:value-type="float">
            <text:p>131,28</text:p>
          </table:table-cell>
          <table:table-cell table:formula="of:=IF([.A256]=1;0;IF([.B256]&gt;[.D255];1;0))" office:value-type="float" office:value="0" calcext:value-type="float">
            <text:p>0</text:p>
          </table:table-cell>
          <table:table-cell table:formula="of:=IF([.A256]=1;5000;[.I255])" office:value-type="currency" office:currency="PLN" office:value="6144.89" calcext:value-type="currency">
            <text:p>6 144,89 zł</text:p>
          </table:table-cell>
          <table:table-cell table:formula="of:=IF([.A256]=1;TRUNC(1000/[.B256] );IF(OR([.A256]=2;[.A256]=3);0;IF([.F256]&lt;1000;0;IF([.C255]=1;TRUNC(1000/[.B256]);0))))" office:value-type="float" office:value="0" calcext:value-type="float">
            <text:p>0</text:p>
          </table:table-cell>
          <table:table-cell table:formula="of:=IF(OR([.A256]=1;[.A256]=2);0;IF([.E255]=1;[.G256]+[.J255];0))" office:value-type="float" office:value="0" calcext:value-type="float">
            <text:p>0</text:p>
          </table:table-cell>
          <table:table-cell table:style-name="ce9" table:formula="of:=[.F256]-[.B256]*[.G256]+[.B256]*[.H256]" office:value-type="currency" office:currency="PLN" office:value="6144.89" calcext:value-type="currency">
            <text:p>6 144,89 zł</text:p>
          </table:table-cell>
          <table:table-cell table:formula="of:=IF([.A256]=1;[.G256]-[.H256];[.J255]+[.G256]-[.H25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7.53" calcext:value-type="float">
            <text:p>127,53</text:p>
          </table:table-cell>
          <table:table-cell table:formula="of:=IF(AND([.B255]&gt;[.B256];[.B256]&gt;[.B257]);1;0)" office:value-type="float" office:value="0" calcext:value-type="float">
            <text:p>0</text:p>
          </table:table-cell>
          <table:table-cell table:formula="of:=IF([.A257]=1;[.B257];IF([.B257]&gt;[.D256];[.B257];[.D256]))" office:value-type="float" office:value="131.28" calcext:value-type="float">
            <text:p>131,28</text:p>
          </table:table-cell>
          <table:table-cell table:formula="of:=IF([.A257]=1;0;IF([.B257]&gt;[.D256];1;0))" office:value-type="float" office:value="0" calcext:value-type="float">
            <text:p>0</text:p>
          </table:table-cell>
          <table:table-cell table:formula="of:=IF([.A257]=1;5000;[.I256])" office:value-type="currency" office:currency="PLN" office:value="6144.89" calcext:value-type="currency">
            <text:p>6 144,89 zł</text:p>
          </table:table-cell>
          <table:table-cell table:formula="of:=IF([.A257]=1;TRUNC(1000/[.B257] );IF(OR([.A257]=2;[.A257]=3);0;IF([.F257]&lt;1000;0;IF([.C256]=1;TRUNC(1000/[.B257]);0))))" office:value-type="float" office:value="0" calcext:value-type="float">
            <text:p>0</text:p>
          </table:table-cell>
          <table:table-cell table:formula="of:=IF(OR([.A257]=1;[.A257]=2);0;IF([.E256]=1;[.G257]+[.J256];0))" office:value-type="float" office:value="0" calcext:value-type="float">
            <text:p>0</text:p>
          </table:table-cell>
          <table:table-cell table:style-name="ce9" table:formula="of:=[.F257]-[.B257]*[.G257]+[.B257]*[.H257]" office:value-type="currency" office:currency="PLN" office:value="6144.89" calcext:value-type="currency">
            <text:p>6 144,89 zł</text:p>
          </table:table-cell>
          <table:table-cell table:formula="of:=IF([.A257]=1;[.G257]-[.H257];[.J256]+[.G257]-[.H25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7.7" calcext:value-type="float">
            <text:p>127,7</text:p>
          </table:table-cell>
          <table:table-cell table:formula="of:=IF(AND([.B256]&gt;[.B257];[.B257]&gt;[.B258]);1;0)" office:value-type="float" office:value="0" calcext:value-type="float">
            <text:p>0</text:p>
          </table:table-cell>
          <table:table-cell table:formula="of:=IF([.A258]=1;[.B258];IF([.B258]&gt;[.D257];[.B258];[.D257]))" office:value-type="float" office:value="131.28" calcext:value-type="float">
            <text:p>131,28</text:p>
          </table:table-cell>
          <table:table-cell table:formula="of:=IF([.A258]=1;0;IF([.B258]&gt;[.D257];1;0))" office:value-type="float" office:value="0" calcext:value-type="float">
            <text:p>0</text:p>
          </table:table-cell>
          <table:table-cell table:formula="of:=IF([.A258]=1;5000;[.I257])" office:value-type="currency" office:currency="PLN" office:value="6144.89" calcext:value-type="currency">
            <text:p>6 144,89 zł</text:p>
          </table:table-cell>
          <table:table-cell table:formula="of:=IF([.A258]=1;TRUNC(1000/[.B258] );IF(OR([.A258]=2;[.A258]=3);0;IF([.F258]&lt;1000;0;IF([.C257]=1;TRUNC(1000/[.B258]);0))))" office:value-type="float" office:value="0" calcext:value-type="float">
            <text:p>0</text:p>
          </table:table-cell>
          <table:table-cell table:formula="of:=IF(OR([.A258]=1;[.A258]=2);0;IF([.E257]=1;[.G258]+[.J257];0))" office:value-type="float" office:value="0" calcext:value-type="float">
            <text:p>0</text:p>
          </table:table-cell>
          <table:table-cell table:style-name="ce9" table:formula="of:=[.F258]-[.B258]*[.G258]+[.B258]*[.H258]" office:value-type="currency" office:currency="PLN" office:value="6144.89" calcext:value-type="currency">
            <text:p>6 144,89 zł</text:p>
          </table:table-cell>
          <table:table-cell table:formula="of:=IF([.A258]=1;[.G258]-[.H258];[.J257]+[.G258]-[.H25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6.09" calcext:value-type="float">
            <text:p>126,09</text:p>
          </table:table-cell>
          <table:table-cell table:formula="of:=IF(AND([.B257]&gt;[.B258];[.B258]&gt;[.B259]);1;0)" office:value-type="float" office:value="0" calcext:value-type="float">
            <text:p>0</text:p>
          </table:table-cell>
          <table:table-cell table:formula="of:=IF([.A259]=1;[.B259];IF([.B259]&gt;[.D258];[.B259];[.D258]))" office:value-type="float" office:value="131.28" calcext:value-type="float">
            <text:p>131,28</text:p>
          </table:table-cell>
          <table:table-cell table:formula="of:=IF([.A259]=1;0;IF([.B259]&gt;[.D258];1;0))" office:value-type="float" office:value="0" calcext:value-type="float">
            <text:p>0</text:p>
          </table:table-cell>
          <table:table-cell table:formula="of:=IF([.A259]=1;5000;[.I258])" office:value-type="currency" office:currency="PLN" office:value="6144.89" calcext:value-type="currency">
            <text:p>6 144,89 zł</text:p>
          </table:table-cell>
          <table:table-cell table:formula="of:=IF([.A259]=1;TRUNC(1000/[.B259] );IF(OR([.A259]=2;[.A259]=3);0;IF([.F259]&lt;1000;0;IF([.C258]=1;TRUNC(1000/[.B259]);0))))" office:value-type="float" office:value="0" calcext:value-type="float">
            <text:p>0</text:p>
          </table:table-cell>
          <table:table-cell table:formula="of:=IF(OR([.A259]=1;[.A259]=2);0;IF([.E258]=1;[.G259]+[.J258];0))" office:value-type="float" office:value="0" calcext:value-type="float">
            <text:p>0</text:p>
          </table:table-cell>
          <table:table-cell table:style-name="ce9" table:formula="of:=[.F259]-[.B259]*[.G259]+[.B259]*[.H259]" office:value-type="currency" office:currency="PLN" office:value="6144.89" calcext:value-type="currency">
            <text:p>6 144,89 zł</text:p>
          </table:table-cell>
          <table:table-cell table:formula="of:=IF([.A259]=1;[.G259]-[.H259];[.J258]+[.G259]-[.H2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6.84" calcext:value-type="float">
            <text:p>126,84</text:p>
          </table:table-cell>
          <table:table-cell table:formula="of:=IF(AND([.B258]&gt;[.B259];[.B259]&gt;[.B260]);1;0)" office:value-type="float" office:value="0" calcext:value-type="float">
            <text:p>0</text:p>
          </table:table-cell>
          <table:table-cell table:formula="of:=IF([.A260]=1;[.B260];IF([.B260]&gt;[.D259];[.B260];[.D259]))" office:value-type="float" office:value="131.28" calcext:value-type="float">
            <text:p>131,28</text:p>
          </table:table-cell>
          <table:table-cell table:formula="of:=IF([.A260]=1;0;IF([.B260]&gt;[.D259];1;0))" office:value-type="float" office:value="0" calcext:value-type="float">
            <text:p>0</text:p>
          </table:table-cell>
          <table:table-cell table:formula="of:=IF([.A260]=1;5000;[.I259])" office:value-type="currency" office:currency="PLN" office:value="6144.89" calcext:value-type="currency">
            <text:p>6 144,89 zł</text:p>
          </table:table-cell>
          <table:table-cell table:formula="of:=IF([.A260]=1;TRUNC(1000/[.B260] );IF(OR([.A260]=2;[.A260]=3);0;IF([.F260]&lt;1000;0;IF([.C259]=1;TRUNC(1000/[.B260]);0))))" office:value-type="float" office:value="0" calcext:value-type="float">
            <text:p>0</text:p>
          </table:table-cell>
          <table:table-cell table:formula="of:=IF(OR([.A260]=1;[.A260]=2);0;IF([.E259]=1;[.G260]+[.J259];0))" office:value-type="float" office:value="0" calcext:value-type="float">
            <text:p>0</text:p>
          </table:table-cell>
          <table:table-cell table:style-name="ce9" table:formula="of:=[.F260]-[.B260]*[.G260]+[.B260]*[.H260]" office:value-type="currency" office:currency="PLN" office:value="6144.89" calcext:value-type="currency">
            <text:p>6 144,89 zł</text:p>
          </table:table-cell>
          <table:table-cell table:formula="of:=IF([.A260]=1;[.G260]-[.H260];[.J259]+[.G260]-[.H26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7.17" calcext:value-type="float">
            <text:p>127,17</text:p>
          </table:table-cell>
          <table:table-cell table:formula="of:=IF(AND([.B259]&gt;[.B260];[.B260]&gt;[.B261]);1;0)" office:value-type="float" office:value="0" calcext:value-type="float">
            <text:p>0</text:p>
          </table:table-cell>
          <table:table-cell table:formula="of:=IF([.A261]=1;[.B261];IF([.B261]&gt;[.D260];[.B261];[.D260]))" office:value-type="float" office:value="131.28" calcext:value-type="float">
            <text:p>131,28</text:p>
          </table:table-cell>
          <table:table-cell table:formula="of:=IF([.A261]=1;0;IF([.B261]&gt;[.D260];1;0))" office:value-type="float" office:value="0" calcext:value-type="float">
            <text:p>0</text:p>
          </table:table-cell>
          <table:table-cell table:formula="of:=IF([.A261]=1;5000;[.I260])" office:value-type="currency" office:currency="PLN" office:value="6144.89" calcext:value-type="currency">
            <text:p>6 144,89 zł</text:p>
          </table:table-cell>
          <table:table-cell table:formula="of:=IF([.A261]=1;TRUNC(1000/[.B261] );IF(OR([.A261]=2;[.A261]=3);0;IF([.F261]&lt;1000;0;IF([.C260]=1;TRUNC(1000/[.B261]);0))))" office:value-type="float" office:value="0" calcext:value-type="float">
            <text:p>0</text:p>
          </table:table-cell>
          <table:table-cell table:formula="of:=IF(OR([.A261]=1;[.A261]=2);0;IF([.E260]=1;[.G261]+[.J260];0))" office:value-type="float" office:value="0" calcext:value-type="float">
            <text:p>0</text:p>
          </table:table-cell>
          <table:table-cell table:style-name="ce9" table:formula="of:=[.F261]-[.B261]*[.G261]+[.B261]*[.H261]" office:value-type="currency" office:currency="PLN" office:value="6144.89" calcext:value-type="currency">
            <text:p>6 144,89 zł</text:p>
          </table:table-cell>
          <table:table-cell table:formula="of:=IF([.A261]=1;[.G261]-[.H261];[.J260]+[.G261]-[.H26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7.26" calcext:value-type="float">
            <text:p>127,26</text:p>
          </table:table-cell>
          <table:table-cell table:formula="of:=IF(AND([.B260]&gt;[.B261];[.B261]&gt;[.B262]);1;0)" office:value-type="float" office:value="0" calcext:value-type="float">
            <text:p>0</text:p>
          </table:table-cell>
          <table:table-cell table:formula="of:=IF([.A262]=1;[.B262];IF([.B262]&gt;[.D261];[.B262];[.D261]))" office:value-type="float" office:value="131.28" calcext:value-type="float">
            <text:p>131,28</text:p>
          </table:table-cell>
          <table:table-cell table:formula="of:=IF([.A262]=1;0;IF([.B262]&gt;[.D261];1;0))" office:value-type="float" office:value="0" calcext:value-type="float">
            <text:p>0</text:p>
          </table:table-cell>
          <table:table-cell table:formula="of:=IF([.A262]=1;5000;[.I261])" office:value-type="currency" office:currency="PLN" office:value="6144.89" calcext:value-type="currency">
            <text:p>6 144,89 zł</text:p>
          </table:table-cell>
          <table:table-cell table:formula="of:=IF([.A262]=1;TRUNC(1000/[.B262] );IF(OR([.A262]=2;[.A262]=3);0;IF([.F262]&lt;1000;0;IF([.C261]=1;TRUNC(1000/[.B262]);0))))" office:value-type="float" office:value="0" calcext:value-type="float">
            <text:p>0</text:p>
          </table:table-cell>
          <table:table-cell table:formula="of:=IF(OR([.A262]=1;[.A262]=2);0;IF([.E261]=1;[.G262]+[.J261];0))" office:value-type="float" office:value="0" calcext:value-type="float">
            <text:p>0</text:p>
          </table:table-cell>
          <table:table-cell table:style-name="ce9" table:formula="of:=[.F262]-[.B262]*[.G262]+[.B262]*[.H262]" office:value-type="currency" office:currency="PLN" office:value="6144.89" calcext:value-type="currency">
            <text:p>6 144,89 zł</text:p>
          </table:table-cell>
          <table:table-cell table:formula="of:=IF([.A262]=1;[.G262]-[.H262];[.J261]+[.G262]-[.H26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7.33" calcext:value-type="float">
            <text:p>127,33</text:p>
          </table:table-cell>
          <table:table-cell table:formula="of:=IF(AND([.B261]&gt;[.B262];[.B262]&gt;[.B263]);1;0)" office:value-type="float" office:value="0" calcext:value-type="float">
            <text:p>0</text:p>
          </table:table-cell>
          <table:table-cell table:formula="of:=IF([.A263]=1;[.B263];IF([.B263]&gt;[.D262];[.B263];[.D262]))" office:value-type="float" office:value="131.28" calcext:value-type="float">
            <text:p>131,28</text:p>
          </table:table-cell>
          <table:table-cell table:formula="of:=IF([.A263]=1;0;IF([.B263]&gt;[.D262];1;0))" office:value-type="float" office:value="0" calcext:value-type="float">
            <text:p>0</text:p>
          </table:table-cell>
          <table:table-cell table:formula="of:=IF([.A263]=1;5000;[.I262])" office:value-type="currency" office:currency="PLN" office:value="6144.89" calcext:value-type="currency">
            <text:p>6 144,89 zł</text:p>
          </table:table-cell>
          <table:table-cell table:formula="of:=IF([.A263]=1;TRUNC(1000/[.B263] );IF(OR([.A263]=2;[.A263]=3);0;IF([.F263]&lt;1000;0;IF([.C262]=1;TRUNC(1000/[.B263]);0))))" office:value-type="float" office:value="0" calcext:value-type="float">
            <text:p>0</text:p>
          </table:table-cell>
          <table:table-cell table:formula="of:=IF(OR([.A263]=1;[.A263]=2);0;IF([.E262]=1;[.G263]+[.J262];0))" office:value-type="float" office:value="0" calcext:value-type="float">
            <text:p>0</text:p>
          </table:table-cell>
          <table:table-cell table:style-name="ce9" table:formula="of:=[.F263]-[.B263]*[.G263]+[.B263]*[.H263]" office:value-type="currency" office:currency="PLN" office:value="6144.89" calcext:value-type="currency">
            <text:p>6 144,89 zł</text:p>
          </table:table-cell>
          <table:table-cell table:formula="of:=IF([.A263]=1;[.G263]-[.H263];[.J262]+[.G263]-[.H26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8.84" calcext:value-type="float">
            <text:p>128,84</text:p>
          </table:table-cell>
          <table:table-cell table:formula="of:=IF(AND([.B262]&gt;[.B263];[.B263]&gt;[.B264]);1;0)" office:value-type="float" office:value="0" calcext:value-type="float">
            <text:p>0</text:p>
          </table:table-cell>
          <table:table-cell table:formula="of:=IF([.A264]=1;[.B264];IF([.B264]&gt;[.D263];[.B264];[.D263]))" office:value-type="float" office:value="131.28" calcext:value-type="float">
            <text:p>131,28</text:p>
          </table:table-cell>
          <table:table-cell table:formula="of:=IF([.A264]=1;0;IF([.B264]&gt;[.D263];1;0))" office:value-type="float" office:value="0" calcext:value-type="float">
            <text:p>0</text:p>
          </table:table-cell>
          <table:table-cell table:formula="of:=IF([.A264]=1;5000;[.I263])" office:value-type="currency" office:currency="PLN" office:value="6144.89" calcext:value-type="currency">
            <text:p>6 144,89 zł</text:p>
          </table:table-cell>
          <table:table-cell table:formula="of:=IF([.A264]=1;TRUNC(1000/[.B264] );IF(OR([.A264]=2;[.A264]=3);0;IF([.F264]&lt;1000;0;IF([.C263]=1;TRUNC(1000/[.B264]);0))))" office:value-type="float" office:value="0" calcext:value-type="float">
            <text:p>0</text:p>
          </table:table-cell>
          <table:table-cell table:formula="of:=IF(OR([.A264]=1;[.A264]=2);0;IF([.E263]=1;[.G264]+[.J263];0))" office:value-type="float" office:value="0" calcext:value-type="float">
            <text:p>0</text:p>
          </table:table-cell>
          <table:table-cell table:style-name="ce9" table:formula="of:=[.F264]-[.B264]*[.G264]+[.B264]*[.H264]" office:value-type="currency" office:currency="PLN" office:value="6144.89" calcext:value-type="currency">
            <text:p>6 144,89 zł</text:p>
          </table:table-cell>
          <table:table-cell table:formula="of:=IF([.A264]=1;[.G264]-[.H264];[.J263]+[.G264]-[.H26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30.11" calcext:value-type="float">
            <text:p>130,11</text:p>
          </table:table-cell>
          <table:table-cell table:formula="of:=IF(AND([.B263]&gt;[.B264];[.B264]&gt;[.B265]);1;0)" office:value-type="float" office:value="0" calcext:value-type="float">
            <text:p>0</text:p>
          </table:table-cell>
          <table:table-cell table:formula="of:=IF([.A265]=1;[.B265];IF([.B265]&gt;[.D264];[.B265];[.D264]))" office:value-type="float" office:value="131.28" calcext:value-type="float">
            <text:p>131,28</text:p>
          </table:table-cell>
          <table:table-cell table:formula="of:=IF([.A265]=1;0;IF([.B265]&gt;[.D264];1;0))" office:value-type="float" office:value="0" calcext:value-type="float">
            <text:p>0</text:p>
          </table:table-cell>
          <table:table-cell table:formula="of:=IF([.A265]=1;5000;[.I264])" office:value-type="currency" office:currency="PLN" office:value="6144.89" calcext:value-type="currency">
            <text:p>6 144,89 zł</text:p>
          </table:table-cell>
          <table:table-cell table:formula="of:=IF([.A265]=1;TRUNC(1000/[.B265] );IF(OR([.A265]=2;[.A265]=3);0;IF([.F265]&lt;1000;0;IF([.C264]=1;TRUNC(1000/[.B265]);0))))" office:value-type="float" office:value="0" calcext:value-type="float">
            <text:p>0</text:p>
          </table:table-cell>
          <table:table-cell table:formula="of:=IF(OR([.A265]=1;[.A265]=2);0;IF([.E264]=1;[.G265]+[.J264];0))" office:value-type="float" office:value="0" calcext:value-type="float">
            <text:p>0</text:p>
          </table:table-cell>
          <table:table-cell table:style-name="ce9" table:formula="of:=[.F265]-[.B265]*[.G265]+[.B265]*[.H265]" office:value-type="currency" office:currency="PLN" office:value="6144.89" calcext:value-type="currency">
            <text:p>6 144,89 zł</text:p>
          </table:table-cell>
          <table:table-cell table:formula="of:=IF([.A265]=1;[.G265]-[.H265];[.J264]+[.G265]-[.H26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0.8" calcext:value-type="float">
            <text:p>130,8</text:p>
          </table:table-cell>
          <table:table-cell table:formula="of:=IF(AND([.B264]&gt;[.B265];[.B265]&gt;[.B266]);1;0)" office:value-type="float" office:value="0" calcext:value-type="float">
            <text:p>0</text:p>
          </table:table-cell>
          <table:table-cell table:formula="of:=IF([.A266]=1;[.B266];IF([.B266]&gt;[.D265];[.B266];[.D265]))" office:value-type="float" office:value="131.28" calcext:value-type="float">
            <text:p>131,28</text:p>
          </table:table-cell>
          <table:table-cell table:formula="of:=IF([.A266]=1;0;IF([.B266]&gt;[.D265];1;0))" office:value-type="float" office:value="0" calcext:value-type="float">
            <text:p>0</text:p>
          </table:table-cell>
          <table:table-cell table:formula="of:=IF([.A266]=1;5000;[.I265])" office:value-type="currency" office:currency="PLN" office:value="6144.89" calcext:value-type="currency">
            <text:p>6 144,89 zł</text:p>
          </table:table-cell>
          <table:table-cell table:formula="of:=IF([.A266]=1;TRUNC(1000/[.B266] );IF(OR([.A266]=2;[.A266]=3);0;IF([.F266]&lt;1000;0;IF([.C265]=1;TRUNC(1000/[.B266]);0))))" office:value-type="float" office:value="0" calcext:value-type="float">
            <text:p>0</text:p>
          </table:table-cell>
          <table:table-cell table:formula="of:=IF(OR([.A266]=1;[.A266]=2);0;IF([.E265]=1;[.G266]+[.J265];0))" office:value-type="float" office:value="0" calcext:value-type="float">
            <text:p>0</text:p>
          </table:table-cell>
          <table:table-cell table:style-name="ce9" table:formula="of:=[.F266]-[.B266]*[.G266]+[.B266]*[.H266]" office:value-type="currency" office:currency="PLN" office:value="6144.89" calcext:value-type="currency">
            <text:p>6 144,89 zł</text:p>
          </table:table-cell>
          <table:table-cell table:formula="of:=IF([.A266]=1;[.G266]-[.H266];[.J265]+[.G266]-[.H26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1.66" calcext:value-type="float">
            <text:p>131,66</text:p>
          </table:table-cell>
          <table:table-cell table:formula="of:=IF(AND([.B265]&gt;[.B266];[.B266]&gt;[.B267]);1;0)" office:value-type="float" office:value="0" calcext:value-type="float">
            <text:p>0</text:p>
          </table:table-cell>
          <table:table-cell table:formula="of:=IF([.A267]=1;[.B267];IF([.B267]&gt;[.D266];[.B267];[.D266]))" office:value-type="float" office:value="131.66" calcext:value-type="float">
            <text:p>131,66</text:p>
          </table:table-cell>
          <table:table-cell table:formula="of:=IF([.A267]=1;0;IF([.B267]&gt;[.D266];1;0))" office:value-type="float" office:value="1" calcext:value-type="float">
            <text:p>1</text:p>
          </table:table-cell>
          <table:table-cell table:formula="of:=IF([.A267]=1;5000;[.I266])" office:value-type="currency" office:currency="PLN" office:value="6144.89" calcext:value-type="currency">
            <text:p>6 144,89 zł</text:p>
          </table:table-cell>
          <table:table-cell table:formula="of:=IF([.A267]=1;TRUNC(1000/[.B267] );IF(OR([.A267]=2;[.A267]=3);0;IF([.F267]&lt;1000;0;IF([.C266]=1;TRUNC(1000/[.B267]);0))))" office:value-type="float" office:value="0" calcext:value-type="float">
            <text:p>0</text:p>
          </table:table-cell>
          <table:table-cell table:formula="of:=IF(OR([.A267]=1;[.A267]=2);0;IF([.E266]=1;[.G267]+[.J266];0))" office:value-type="float" office:value="0" calcext:value-type="float">
            <text:p>0</text:p>
          </table:table-cell>
          <table:table-cell table:style-name="ce9" table:formula="of:=[.F267]-[.B267]*[.G267]+[.B267]*[.H267]" office:value-type="currency" office:currency="PLN" office:value="6144.89" calcext:value-type="currency">
            <text:p>6 144,89 zł</text:p>
          </table:table-cell>
          <table:table-cell table:formula="of:=IF([.A267]=1;[.G267]-[.H267];[.J266]+[.G267]-[.H26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.33" calcext:value-type="float">
            <text:p>133,33</text:p>
          </table:table-cell>
          <table:table-cell table:formula="of:=IF(AND([.B266]&gt;[.B267];[.B267]&gt;[.B268]);1;0)" office:value-type="float" office:value="0" calcext:value-type="float">
            <text:p>0</text:p>
          </table:table-cell>
          <table:table-cell table:formula="of:=IF([.A268]=1;[.B268];IF([.B268]&gt;[.D267];[.B268];[.D267]))" office:value-type="float" office:value="133.33" calcext:value-type="float">
            <text:p>133,33</text:p>
          </table:table-cell>
          <table:table-cell table:formula="of:=IF([.A268]=1;0;IF([.B268]&gt;[.D267];1;0))" office:value-type="float" office:value="1" calcext:value-type="float">
            <text:p>1</text:p>
          </table:table-cell>
          <table:table-cell table:formula="of:=IF([.A268]=1;5000;[.I267])" office:value-type="currency" office:currency="PLN" office:value="6144.89" calcext:value-type="currency">
            <text:p>6 144,89 zł</text:p>
          </table:table-cell>
          <table:table-cell table:formula="of:=IF([.A268]=1;TRUNC(1000/[.B268] );IF(OR([.A268]=2;[.A268]=3);0;IF([.F268]&lt;1000;0;IF([.C267]=1;TRUNC(1000/[.B268]);0))))" office:value-type="float" office:value="0" calcext:value-type="float">
            <text:p>0</text:p>
          </table:table-cell>
          <table:table-cell table:formula="of:=IF(OR([.A268]=1;[.A268]=2);0;IF([.E267]=1;[.G268]+[.J267];0))" office:value-type="float" office:value="0" calcext:value-type="float">
            <text:p>0</text:p>
          </table:table-cell>
          <table:table-cell table:style-name="ce9" table:formula="of:=[.F268]-[.B268]*[.G268]+[.B268]*[.H268]" office:value-type="currency" office:currency="PLN" office:value="6144.89" calcext:value-type="currency">
            <text:p>6 144,89 zł</text:p>
          </table:table-cell>
          <table:table-cell table:formula="of:=IF([.A268]=1;[.G268]-[.H268];[.J267]+[.G268]-[.H2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5" calcext:value-type="float">
            <text:p>135</text:p>
          </table:table-cell>
          <table:table-cell table:formula="of:=IF(AND([.B267]&gt;[.B268];[.B268]&gt;[.B269]);1;0)" office:value-type="float" office:value="0" calcext:value-type="float">
            <text:p>0</text:p>
          </table:table-cell>
          <table:table-cell table:formula="of:=IF([.A269]=1;[.B269];IF([.B269]&gt;[.D268];[.B269];[.D268]))" office:value-type="float" office:value="135" calcext:value-type="float">
            <text:p>135</text:p>
          </table:table-cell>
          <table:table-cell table:formula="of:=IF([.A269]=1;0;IF([.B269]&gt;[.D268];1;0))" office:value-type="float" office:value="1" calcext:value-type="float">
            <text:p>1</text:p>
          </table:table-cell>
          <table:table-cell table:formula="of:=IF([.A269]=1;5000;[.I268])" office:value-type="currency" office:currency="PLN" office:value="6144.89" calcext:value-type="currency">
            <text:p>6 144,89 zł</text:p>
          </table:table-cell>
          <table:table-cell table:formula="of:=IF([.A269]=1;TRUNC(1000/[.B269] );IF(OR([.A269]=2;[.A269]=3);0;IF([.F269]&lt;1000;0;IF([.C268]=1;TRUNC(1000/[.B269]);0))))" office:value-type="float" office:value="0" calcext:value-type="float">
            <text:p>0</text:p>
          </table:table-cell>
          <table:table-cell table:formula="of:=IF(OR([.A269]=1;[.A269]=2);0;IF([.E268]=1;[.G269]+[.J268];0))" office:value-type="float" office:value="0" calcext:value-type="float">
            <text:p>0</text:p>
          </table:table-cell>
          <table:table-cell table:style-name="ce9" table:formula="of:=[.F269]-[.B269]*[.G269]+[.B269]*[.H269]" office:value-type="currency" office:currency="PLN" office:value="6144.89" calcext:value-type="currency">
            <text:p>6 144,89 zł</text:p>
          </table:table-cell>
          <table:table-cell table:formula="of:=IF([.A269]=1;[.G269]-[.H269];[.J268]+[.G269]-[.H26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3.07" calcext:value-type="float">
            <text:p>133,07</text:p>
          </table:table-cell>
          <table:table-cell table:formula="of:=IF(AND([.B268]&gt;[.B269];[.B269]&gt;[.B270]);1;0)" office:value-type="float" office:value="0" calcext:value-type="float">
            <text:p>0</text:p>
          </table:table-cell>
          <table:table-cell table:formula="of:=IF([.A270]=1;[.B270];IF([.B270]&gt;[.D269];[.B270];[.D269]))" office:value-type="float" office:value="135" calcext:value-type="float">
            <text:p>135</text:p>
          </table:table-cell>
          <table:table-cell table:formula="of:=IF([.A270]=1;0;IF([.B270]&gt;[.D269];1;0))" office:value-type="float" office:value="0" calcext:value-type="float">
            <text:p>0</text:p>
          </table:table-cell>
          <table:table-cell table:formula="of:=IF([.A270]=1;5000;[.I269])" office:value-type="currency" office:currency="PLN" office:value="6144.89" calcext:value-type="currency">
            <text:p>6 144,89 zł</text:p>
          </table:table-cell>
          <table:table-cell table:formula="of:=IF([.A270]=1;TRUNC(1000/[.B270] );IF(OR([.A270]=2;[.A270]=3);0;IF([.F270]&lt;1000;0;IF([.C269]=1;TRUNC(1000/[.B270]);0))))" office:value-type="float" office:value="0" calcext:value-type="float">
            <text:p>0</text:p>
          </table:table-cell>
          <table:table-cell table:formula="of:=IF(OR([.A270]=1;[.A270]=2);0;IF([.E269]=1;[.G270]+[.J269];0))" office:value-type="float" office:value="0" calcext:value-type="float">
            <text:p>0</text:p>
          </table:table-cell>
          <table:table-cell table:style-name="ce9" table:formula="of:=[.F270]-[.B270]*[.G270]+[.B270]*[.H270]" office:value-type="currency" office:currency="PLN" office:value="6144.89" calcext:value-type="currency">
            <text:p>6 144,89 zł</text:p>
          </table:table-cell>
          <table:table-cell table:formula="of:=IF([.A270]=1;[.G270]-[.H270];[.J269]+[.G270]-[.H27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3.78" calcext:value-type="float">
            <text:p>133,78</text:p>
          </table:table-cell>
          <table:table-cell table:formula="of:=IF(AND([.B269]&gt;[.B270];[.B270]&gt;[.B271]);1;0)" office:value-type="float" office:value="0" calcext:value-type="float">
            <text:p>0</text:p>
          </table:table-cell>
          <table:table-cell table:formula="of:=IF([.A271]=1;[.B271];IF([.B271]&gt;[.D270];[.B271];[.D270]))" office:value-type="float" office:value="135" calcext:value-type="float">
            <text:p>135</text:p>
          </table:table-cell>
          <table:table-cell table:formula="of:=IF([.A271]=1;0;IF([.B271]&gt;[.D270];1;0))" office:value-type="float" office:value="0" calcext:value-type="float">
            <text:p>0</text:p>
          </table:table-cell>
          <table:table-cell table:formula="of:=IF([.A271]=1;5000;[.I270])" office:value-type="currency" office:currency="PLN" office:value="6144.89" calcext:value-type="currency">
            <text:p>6 144,89 zł</text:p>
          </table:table-cell>
          <table:table-cell table:formula="of:=IF([.A271]=1;TRUNC(1000/[.B271] );IF(OR([.A271]=2;[.A271]=3);0;IF([.F271]&lt;1000;0;IF([.C270]=1;TRUNC(1000/[.B271]);0))))" office:value-type="float" office:value="0" calcext:value-type="float">
            <text:p>0</text:p>
          </table:table-cell>
          <table:table-cell table:formula="of:=IF(OR([.A271]=1;[.A271]=2);0;IF([.E270]=1;[.G271]+[.J270];0))" office:value-type="float" office:value="0" calcext:value-type="float">
            <text:p>0</text:p>
          </table:table-cell>
          <table:table-cell table:style-name="ce9" table:formula="of:=[.F271]-[.B271]*[.G271]+[.B271]*[.H271]" office:value-type="currency" office:currency="PLN" office:value="6144.89" calcext:value-type="currency">
            <text:p>6 144,89 zł</text:p>
          </table:table-cell>
          <table:table-cell table:formula="of:=IF([.A271]=1;[.G271]-[.H271];[.J270]+[.G271]-[.H27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2.02" calcext:value-type="float">
            <text:p>132,02</text:p>
          </table:table-cell>
          <table:table-cell table:formula="of:=IF(AND([.B270]&gt;[.B271];[.B271]&gt;[.B272]);1;0)" office:value-type="float" office:value="0" calcext:value-type="float">
            <text:p>0</text:p>
          </table:table-cell>
          <table:table-cell table:formula="of:=IF([.A272]=1;[.B272];IF([.B272]&gt;[.D271];[.B272];[.D271]))" office:value-type="float" office:value="135" calcext:value-type="float">
            <text:p>135</text:p>
          </table:table-cell>
          <table:table-cell table:formula="of:=IF([.A272]=1;0;IF([.B272]&gt;[.D271];1;0))" office:value-type="float" office:value="0" calcext:value-type="float">
            <text:p>0</text:p>
          </table:table-cell>
          <table:table-cell table:formula="of:=IF([.A272]=1;5000;[.I271])" office:value-type="currency" office:currency="PLN" office:value="6144.89" calcext:value-type="currency">
            <text:p>6 144,89 zł</text:p>
          </table:table-cell>
          <table:table-cell table:formula="of:=IF([.A272]=1;TRUNC(1000/[.B272] );IF(OR([.A272]=2;[.A272]=3);0;IF([.F272]&lt;1000;0;IF([.C271]=1;TRUNC(1000/[.B272]);0))))" office:value-type="float" office:value="0" calcext:value-type="float">
            <text:p>0</text:p>
          </table:table-cell>
          <table:table-cell table:formula="of:=IF(OR([.A272]=1;[.A272]=2);0;IF([.E271]=1;[.G272]+[.J271];0))" office:value-type="float" office:value="0" calcext:value-type="float">
            <text:p>0</text:p>
          </table:table-cell>
          <table:table-cell table:style-name="ce9" table:formula="of:=[.F272]-[.B272]*[.G272]+[.B272]*[.H272]" office:value-type="currency" office:currency="PLN" office:value="6144.89" calcext:value-type="currency">
            <text:p>6 144,89 zł</text:p>
          </table:table-cell>
          <table:table-cell table:formula="of:=IF([.A272]=1;[.G272]-[.H272];[.J271]+[.G272]-[.H27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30.4" calcext:value-type="float">
            <text:p>130,4</text:p>
          </table:table-cell>
          <table:table-cell table:formula="of:=IF(AND([.B271]&gt;[.B272];[.B272]&gt;[.B273]);1;0)" office:value-type="float" office:value="1" calcext:value-type="float">
            <text:p>1</text:p>
          </table:table-cell>
          <table:table-cell table:formula="of:=IF([.A273]=1;[.B273];IF([.B273]&gt;[.D272];[.B273];[.D272]))" office:value-type="float" office:value="135" calcext:value-type="float">
            <text:p>135</text:p>
          </table:table-cell>
          <table:table-cell table:formula="of:=IF([.A273]=1;0;IF([.B273]&gt;[.D272];1;0))" office:value-type="float" office:value="0" calcext:value-type="float">
            <text:p>0</text:p>
          </table:table-cell>
          <table:table-cell table:formula="of:=IF([.A273]=1;5000;[.I272])" office:value-type="currency" office:currency="PLN" office:value="6144.89" calcext:value-type="currency">
            <text:p>6 144,89 zł</text:p>
          </table:table-cell>
          <table:table-cell table:formula="of:=IF([.A273]=1;TRUNC(1000/[.B273] );IF(OR([.A273]=2;[.A273]=3);0;IF([.F273]&lt;1000;0;IF([.C272]=1;TRUNC(1000/[.B273]);0))))" office:value-type="float" office:value="0" calcext:value-type="float">
            <text:p>0</text:p>
          </table:table-cell>
          <table:table-cell table:formula="of:=IF(OR([.A273]=1;[.A273]=2);0;IF([.E272]=1;[.G273]+[.J272];0))" office:value-type="float" office:value="0" calcext:value-type="float">
            <text:p>0</text:p>
          </table:table-cell>
          <table:table-cell table:style-name="ce9" table:formula="of:=[.F273]-[.B273]*[.G273]+[.B273]*[.H273]" office:value-type="currency" office:currency="PLN" office:value="6144.89" calcext:value-type="currency">
            <text:p>6 144,89 zł</text:p>
          </table:table-cell>
          <table:table-cell table:formula="of:=IF([.A273]=1;[.G273]-[.H273];[.J272]+[.G273]-[.H27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2.28" calcext:value-type="float">
            <text:p>132,28</text:p>
          </table:table-cell>
          <table:table-cell table:formula="of:=IF(AND([.B272]&gt;[.B273];[.B273]&gt;[.B274]);1;0)" office:value-type="float" office:value="0" calcext:value-type="float">
            <text:p>0</text:p>
          </table:table-cell>
          <table:table-cell table:formula="of:=IF([.A274]=1;[.B274];IF([.B274]&gt;[.D273];[.B274];[.D273]))" office:value-type="float" office:value="135" calcext:value-type="float">
            <text:p>135</text:p>
          </table:table-cell>
          <table:table-cell table:formula="of:=IF([.A274]=1;0;IF([.B274]&gt;[.D273];1;0))" office:value-type="float" office:value="0" calcext:value-type="float">
            <text:p>0</text:p>
          </table:table-cell>
          <table:table-cell table:formula="of:=IF([.A274]=1;5000;[.I273])" office:value-type="currency" office:currency="PLN" office:value="6144.89" calcext:value-type="currency">
            <text:p>6 144,89 zł</text:p>
          </table:table-cell>
          <table:table-cell table:formula="of:=IF([.A274]=1;TRUNC(1000/[.B274] );IF(OR([.A274]=2;[.A274]=3);0;IF([.F274]&lt;1000;0;IF([.C273]=1;TRUNC(1000/[.B274]);0))))" office:value-type="float" office:value="7" calcext:value-type="float">
            <text:p>7</text:p>
          </table:table-cell>
          <table:table-cell table:formula="of:=IF(OR([.A274]=1;[.A274]=2);0;IF([.E273]=1;[.G274]+[.J273];0))" office:value-type="float" office:value="0" calcext:value-type="float">
            <text:p>0</text:p>
          </table:table-cell>
          <table:table-cell table:style-name="ce9" table:formula="of:=[.F274]-[.B274]*[.G274]+[.B274]*[.H274]" office:value-type="currency" office:currency="PLN" office:value="5218.93" calcext:value-type="currency">
            <text:p>5 218,93 zł</text:p>
          </table:table-cell>
          <table:table-cell table:formula="of:=IF([.A274]=1;[.G274]-[.H274];[.J273]+[.G274]-[.H274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2.39" calcext:value-type="float">
            <text:p>132,39</text:p>
          </table:table-cell>
          <table:table-cell table:formula="of:=IF(AND([.B273]&gt;[.B274];[.B274]&gt;[.B275]);1;0)" office:value-type="float" office:value="0" calcext:value-type="float">
            <text:p>0</text:p>
          </table:table-cell>
          <table:table-cell table:formula="of:=IF([.A275]=1;[.B275];IF([.B275]&gt;[.D274];[.B275];[.D274]))" office:value-type="float" office:value="135" calcext:value-type="float">
            <text:p>135</text:p>
          </table:table-cell>
          <table:table-cell table:formula="of:=IF([.A275]=1;0;IF([.B275]&gt;[.D274];1;0))" office:value-type="float" office:value="0" calcext:value-type="float">
            <text:p>0</text:p>
          </table:table-cell>
          <table:table-cell table:formula="of:=IF([.A275]=1;5000;[.I274])" office:value-type="currency" office:currency="PLN" office:value="5218.93" calcext:value-type="currency">
            <text:p>5 218,93 zł</text:p>
          </table:table-cell>
          <table:table-cell table:formula="of:=IF([.A275]=1;TRUNC(1000/[.B275] );IF(OR([.A275]=2;[.A275]=3);0;IF([.F275]&lt;1000;0;IF([.C274]=1;TRUNC(1000/[.B275]);0))))" office:value-type="float" office:value="0" calcext:value-type="float">
            <text:p>0</text:p>
          </table:table-cell>
          <table:table-cell table:formula="of:=IF(OR([.A275]=1;[.A275]=2);0;IF([.E274]=1;[.G275]+[.J274];0))" office:value-type="float" office:value="0" calcext:value-type="float">
            <text:p>0</text:p>
          </table:table-cell>
          <table:table-cell table:style-name="ce9" table:formula="of:=[.F275]-[.B275]*[.G275]+[.B275]*[.H275]" office:value-type="currency" office:currency="PLN" office:value="5218.93" calcext:value-type="currency">
            <text:p>5 218,93 zł</text:p>
          </table:table-cell>
          <table:table-cell table:formula="of:=IF([.A275]=1;[.G275]-[.H275];[.J274]+[.G275]-[.H275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0.94" calcext:value-type="float">
            <text:p>130,94</text:p>
          </table:table-cell>
          <table:table-cell table:formula="of:=IF(AND([.B274]&gt;[.B275];[.B275]&gt;[.B276]);1;0)" office:value-type="float" office:value="0" calcext:value-type="float">
            <text:p>0</text:p>
          </table:table-cell>
          <table:table-cell table:formula="of:=IF([.A276]=1;[.B276];IF([.B276]&gt;[.D275];[.B276];[.D275]))" office:value-type="float" office:value="135" calcext:value-type="float">
            <text:p>135</text:p>
          </table:table-cell>
          <table:table-cell table:formula="of:=IF([.A276]=1;0;IF([.B276]&gt;[.D275];1;0))" office:value-type="float" office:value="0" calcext:value-type="float">
            <text:p>0</text:p>
          </table:table-cell>
          <table:table-cell table:formula="of:=IF([.A276]=1;5000;[.I275])" office:value-type="currency" office:currency="PLN" office:value="5218.93" calcext:value-type="currency">
            <text:p>5 218,93 zł</text:p>
          </table:table-cell>
          <table:table-cell table:formula="of:=IF([.A276]=1;TRUNC(1000/[.B276] );IF(OR([.A276]=2;[.A276]=3);0;IF([.F276]&lt;1000;0;IF([.C275]=1;TRUNC(1000/[.B276]);0))))" office:value-type="float" office:value="0" calcext:value-type="float">
            <text:p>0</text:p>
          </table:table-cell>
          <table:table-cell table:formula="of:=IF(OR([.A276]=1;[.A276]=2);0;IF([.E275]=1;[.G276]+[.J275];0))" office:value-type="float" office:value="0" calcext:value-type="float">
            <text:p>0</text:p>
          </table:table-cell>
          <table:table-cell table:style-name="ce9" table:formula="of:=[.F276]-[.B276]*[.G276]+[.B276]*[.H276]" office:value-type="currency" office:currency="PLN" office:value="5218.93" calcext:value-type="currency">
            <text:p>5 218,93 zł</text:p>
          </table:table-cell>
          <table:table-cell table:formula="of:=IF([.A276]=1;[.G276]-[.H276];[.J275]+[.G276]-[.H276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9.53" calcext:value-type="float">
            <text:p>129,53</text:p>
          </table:table-cell>
          <table:table-cell table:formula="of:=IF(AND([.B275]&gt;[.B276];[.B276]&gt;[.B277]);1;0)" office:value-type="float" office:value="1" calcext:value-type="float">
            <text:p>1</text:p>
          </table:table-cell>
          <table:table-cell table:formula="of:=IF([.A277]=1;[.B277];IF([.B277]&gt;[.D276];[.B277];[.D276]))" office:value-type="float" office:value="135" calcext:value-type="float">
            <text:p>135</text:p>
          </table:table-cell>
          <table:table-cell table:formula="of:=IF([.A277]=1;0;IF([.B277]&gt;[.D276];1;0))" office:value-type="float" office:value="0" calcext:value-type="float">
            <text:p>0</text:p>
          </table:table-cell>
          <table:table-cell table:formula="of:=IF([.A277]=1;5000;[.I276])" office:value-type="currency" office:currency="PLN" office:value="5218.93" calcext:value-type="currency">
            <text:p>5 218,93 zł</text:p>
          </table:table-cell>
          <table:table-cell table:formula="of:=IF([.A277]=1;TRUNC(1000/[.B277] );IF(OR([.A277]=2;[.A277]=3);0;IF([.F277]&lt;1000;0;IF([.C276]=1;TRUNC(1000/[.B277]);0))))" office:value-type="float" office:value="0" calcext:value-type="float">
            <text:p>0</text:p>
          </table:table-cell>
          <table:table-cell table:formula="of:=IF(OR([.A277]=1;[.A277]=2);0;IF([.E276]=1;[.G277]+[.J276];0))" office:value-type="float" office:value="0" calcext:value-type="float">
            <text:p>0</text:p>
          </table:table-cell>
          <table:table-cell table:style-name="ce9" table:formula="of:=[.F277]-[.B277]*[.G277]+[.B277]*[.H277]" office:value-type="currency" office:currency="PLN" office:value="5218.93" calcext:value-type="currency">
            <text:p>5 218,93 zł</text:p>
          </table:table-cell>
          <table:table-cell table:formula="of:=IF([.A277]=1;[.G277]-[.H277];[.J276]+[.G277]-[.H27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9.55" calcext:value-type="float">
            <text:p>129,55</text:p>
          </table:table-cell>
          <table:table-cell table:formula="of:=IF(AND([.B276]&gt;[.B277];[.B277]&gt;[.B278]);1;0)" office:value-type="float" office:value="0" calcext:value-type="float">
            <text:p>0</text:p>
          </table:table-cell>
          <table:table-cell table:formula="of:=IF([.A278]=1;[.B278];IF([.B278]&gt;[.D277];[.B278];[.D277]))" office:value-type="float" office:value="135" calcext:value-type="float">
            <text:p>135</text:p>
          </table:table-cell>
          <table:table-cell table:formula="of:=IF([.A278]=1;0;IF([.B278]&gt;[.D277];1;0))" office:value-type="float" office:value="0" calcext:value-type="float">
            <text:p>0</text:p>
          </table:table-cell>
          <table:table-cell table:formula="of:=IF([.A278]=1;5000;[.I277])" office:value-type="currency" office:currency="PLN" office:value="5218.93" calcext:value-type="currency">
            <text:p>5 218,93 zł</text:p>
          </table:table-cell>
          <table:table-cell table:formula="of:=IF([.A278]=1;TRUNC(1000/[.B278] );IF(OR([.A278]=2;[.A278]=3);0;IF([.F278]&lt;1000;0;IF([.C277]=1;TRUNC(1000/[.B278]);0))))" office:value-type="float" office:value="7" calcext:value-type="float">
            <text:p>7</text:p>
          </table:table-cell>
          <table:table-cell table:formula="of:=IF(OR([.A278]=1;[.A278]=2);0;IF([.E277]=1;[.G278]+[.J277];0))" office:value-type="float" office:value="0" calcext:value-type="float">
            <text:p>0</text:p>
          </table:table-cell>
          <table:table-cell table:style-name="ce9" table:formula="of:=[.F278]-[.B278]*[.G278]+[.B278]*[.H278]" office:value-type="currency" office:currency="PLN" office:value="4312.08" calcext:value-type="currency">
            <text:p>4 312,08 zł</text:p>
          </table:table-cell>
          <table:table-cell table:formula="of:=IF([.A278]=1;[.G278]-[.H278];[.J277]+[.G278]-[.H27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0.43" calcext:value-type="float">
            <text:p>130,43</text:p>
          </table:table-cell>
          <table:table-cell table:formula="of:=IF(AND([.B277]&gt;[.B278];[.B278]&gt;[.B279]);1;0)" office:value-type="float" office:value="0" calcext:value-type="float">
            <text:p>0</text:p>
          </table:table-cell>
          <table:table-cell table:formula="of:=IF([.A279]=1;[.B279];IF([.B279]&gt;[.D278];[.B279];[.D278]))" office:value-type="float" office:value="135" calcext:value-type="float">
            <text:p>135</text:p>
          </table:table-cell>
          <table:table-cell table:formula="of:=IF([.A279]=1;0;IF([.B279]&gt;[.D278];1;0))" office:value-type="float" office:value="0" calcext:value-type="float">
            <text:p>0</text:p>
          </table:table-cell>
          <table:table-cell table:formula="of:=IF([.A279]=1;5000;[.I278])" office:value-type="currency" office:currency="PLN" office:value="4312.08" calcext:value-type="currency">
            <text:p>4 312,08 zł</text:p>
          </table:table-cell>
          <table:table-cell table:formula="of:=IF([.A279]=1;TRUNC(1000/[.B279] );IF(OR([.A279]=2;[.A279]=3);0;IF([.F279]&lt;1000;0;IF([.C278]=1;TRUNC(1000/[.B279]);0))))" office:value-type="float" office:value="0" calcext:value-type="float">
            <text:p>0</text:p>
          </table:table-cell>
          <table:table-cell table:formula="of:=IF(OR([.A279]=1;[.A279]=2);0;IF([.E278]=1;[.G279]+[.J278];0))" office:value-type="float" office:value="0" calcext:value-type="float">
            <text:p>0</text:p>
          </table:table-cell>
          <table:table-cell table:style-name="ce9" table:formula="of:=[.F279]-[.B279]*[.G279]+[.B279]*[.H279]" office:value-type="currency" office:currency="PLN" office:value="4312.08" calcext:value-type="currency">
            <text:p>4 312,08 zł</text:p>
          </table:table-cell>
          <table:table-cell table:formula="of:=IF([.A279]=1;[.G279]-[.H279];[.J278]+[.G279]-[.H27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0.89" calcext:value-type="float">
            <text:p>130,89</text:p>
          </table:table-cell>
          <table:table-cell table:formula="of:=IF(AND([.B278]&gt;[.B279];[.B279]&gt;[.B280]);1;0)" office:value-type="float" office:value="0" calcext:value-type="float">
            <text:p>0</text:p>
          </table:table-cell>
          <table:table-cell table:formula="of:=IF([.A280]=1;[.B280];IF([.B280]&gt;[.D279];[.B280];[.D279]))" office:value-type="float" office:value="135" calcext:value-type="float">
            <text:p>135</text:p>
          </table:table-cell>
          <table:table-cell table:formula="of:=IF([.A280]=1;0;IF([.B280]&gt;[.D279];1;0))" office:value-type="float" office:value="0" calcext:value-type="float">
            <text:p>0</text:p>
          </table:table-cell>
          <table:table-cell table:formula="of:=IF([.A280]=1;5000;[.I279])" office:value-type="currency" office:currency="PLN" office:value="4312.08" calcext:value-type="currency">
            <text:p>4 312,08 zł</text:p>
          </table:table-cell>
          <table:table-cell table:formula="of:=IF([.A280]=1;TRUNC(1000/[.B280] );IF(OR([.A280]=2;[.A280]=3);0;IF([.F280]&lt;1000;0;IF([.C279]=1;TRUNC(1000/[.B280]);0))))" office:value-type="float" office:value="0" calcext:value-type="float">
            <text:p>0</text:p>
          </table:table-cell>
          <table:table-cell table:formula="of:=IF(OR([.A280]=1;[.A280]=2);0;IF([.E279]=1;[.G280]+[.J279];0))" office:value-type="float" office:value="0" calcext:value-type="float">
            <text:p>0</text:p>
          </table:table-cell>
          <table:table-cell table:style-name="ce9" table:formula="of:=[.F280]-[.B280]*[.G280]+[.B280]*[.H280]" office:value-type="currency" office:currency="PLN" office:value="4312.08" calcext:value-type="currency">
            <text:p>4 312,08 zł</text:p>
          </table:table-cell>
          <table:table-cell table:formula="of:=IF([.A280]=1;[.G280]-[.H280];[.J279]+[.G280]-[.H28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9.18" calcext:value-type="float">
            <text:p>129,18</text:p>
          </table:table-cell>
          <table:table-cell table:formula="of:=IF(AND([.B279]&gt;[.B280];[.B280]&gt;[.B281]);1;0)" office:value-type="float" office:value="0" calcext:value-type="float">
            <text:p>0</text:p>
          </table:table-cell>
          <table:table-cell table:formula="of:=IF([.A281]=1;[.B281];IF([.B281]&gt;[.D280];[.B281];[.D280]))" office:value-type="float" office:value="135" calcext:value-type="float">
            <text:p>135</text:p>
          </table:table-cell>
          <table:table-cell table:formula="of:=IF([.A281]=1;0;IF([.B281]&gt;[.D280];1;0))" office:value-type="float" office:value="0" calcext:value-type="float">
            <text:p>0</text:p>
          </table:table-cell>
          <table:table-cell table:formula="of:=IF([.A281]=1;5000;[.I280])" office:value-type="currency" office:currency="PLN" office:value="4312.08" calcext:value-type="currency">
            <text:p>4 312,08 zł</text:p>
          </table:table-cell>
          <table:table-cell table:formula="of:=IF([.A281]=1;TRUNC(1000/[.B281] );IF(OR([.A281]=2;[.A281]=3);0;IF([.F281]&lt;1000;0;IF([.C280]=1;TRUNC(1000/[.B281]);0))))" office:value-type="float" office:value="0" calcext:value-type="float">
            <text:p>0</text:p>
          </table:table-cell>
          <table:table-cell table:formula="of:=IF(OR([.A281]=1;[.A281]=2);0;IF([.E280]=1;[.G281]+[.J280];0))" office:value-type="float" office:value="0" calcext:value-type="float">
            <text:p>0</text:p>
          </table:table-cell>
          <table:table-cell table:style-name="ce9" table:formula="of:=[.F281]-[.B281]*[.G281]+[.B281]*[.H281]" office:value-type="currency" office:currency="PLN" office:value="4312.08" calcext:value-type="currency">
            <text:p>4 312,08 zł</text:p>
          </table:table-cell>
          <table:table-cell table:formula="of:=IF([.A281]=1;[.G281]-[.H281];[.J280]+[.G281]-[.H28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9.96" calcext:value-type="float">
            <text:p>129,96</text:p>
          </table:table-cell>
          <table:table-cell table:formula="of:=IF(AND([.B280]&gt;[.B281];[.B281]&gt;[.B282]);1;0)" office:value-type="float" office:value="0" calcext:value-type="float">
            <text:p>0</text:p>
          </table:table-cell>
          <table:table-cell table:formula="of:=IF([.A282]=1;[.B282];IF([.B282]&gt;[.D281];[.B282];[.D281]))" office:value-type="float" office:value="135" calcext:value-type="float">
            <text:p>135</text:p>
          </table:table-cell>
          <table:table-cell table:formula="of:=IF([.A282]=1;0;IF([.B282]&gt;[.D281];1;0))" office:value-type="float" office:value="0" calcext:value-type="float">
            <text:p>0</text:p>
          </table:table-cell>
          <table:table-cell table:formula="of:=IF([.A282]=1;5000;[.I281])" office:value-type="currency" office:currency="PLN" office:value="4312.08" calcext:value-type="currency">
            <text:p>4 312,08 zł</text:p>
          </table:table-cell>
          <table:table-cell table:formula="of:=IF([.A282]=1;TRUNC(1000/[.B282] );IF(OR([.A282]=2;[.A282]=3);0;IF([.F282]&lt;1000;0;IF([.C281]=1;TRUNC(1000/[.B282]);0))))" office:value-type="float" office:value="0" calcext:value-type="float">
            <text:p>0</text:p>
          </table:table-cell>
          <table:table-cell table:formula="of:=IF(OR([.A282]=1;[.A282]=2);0;IF([.E281]=1;[.G282]+[.J281];0))" office:value-type="float" office:value="0" calcext:value-type="float">
            <text:p>0</text:p>
          </table:table-cell>
          <table:table-cell table:style-name="ce9" table:formula="of:=[.F282]-[.B282]*[.G282]+[.B282]*[.H282]" office:value-type="currency" office:currency="PLN" office:value="4312.08" calcext:value-type="currency">
            <text:p>4 312,08 zł</text:p>
          </table:table-cell>
          <table:table-cell table:formula="of:=IF([.A282]=1;[.G282]-[.H282];[.J281]+[.G282]-[.H28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0.33" calcext:value-type="float">
            <text:p>130,33</text:p>
          </table:table-cell>
          <table:table-cell table:formula="of:=IF(AND([.B281]&gt;[.B282];[.B282]&gt;[.B283]);1;0)" office:value-type="float" office:value="0" calcext:value-type="float">
            <text:p>0</text:p>
          </table:table-cell>
          <table:table-cell table:formula="of:=IF([.A283]=1;[.B283];IF([.B283]&gt;[.D282];[.B283];[.D282]))" office:value-type="float" office:value="135" calcext:value-type="float">
            <text:p>135</text:p>
          </table:table-cell>
          <table:table-cell table:formula="of:=IF([.A283]=1;0;IF([.B283]&gt;[.D282];1;0))" office:value-type="float" office:value="0" calcext:value-type="float">
            <text:p>0</text:p>
          </table:table-cell>
          <table:table-cell table:formula="of:=IF([.A283]=1;5000;[.I282])" office:value-type="currency" office:currency="PLN" office:value="4312.08" calcext:value-type="currency">
            <text:p>4 312,08 zł</text:p>
          </table:table-cell>
          <table:table-cell table:formula="of:=IF([.A283]=1;TRUNC(1000/[.B283] );IF(OR([.A283]=2;[.A283]=3);0;IF([.F283]&lt;1000;0;IF([.C282]=1;TRUNC(1000/[.B283]);0))))" office:value-type="float" office:value="0" calcext:value-type="float">
            <text:p>0</text:p>
          </table:table-cell>
          <table:table-cell table:formula="of:=IF(OR([.A283]=1;[.A283]=2);0;IF([.E282]=1;[.G283]+[.J282];0))" office:value-type="float" office:value="0" calcext:value-type="float">
            <text:p>0</text:p>
          </table:table-cell>
          <table:table-cell table:style-name="ce9" table:formula="of:=[.F283]-[.B283]*[.G283]+[.B283]*[.H283]" office:value-type="currency" office:currency="PLN" office:value="4312.08" calcext:value-type="currency">
            <text:p>4 312,08 zł</text:p>
          </table:table-cell>
          <table:table-cell table:formula="of:=IF([.A283]=1;[.G283]-[.H283];[.J282]+[.G283]-[.H28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0.64" calcext:value-type="float">
            <text:p>130,64</text:p>
          </table:table-cell>
          <table:table-cell table:formula="of:=IF(AND([.B282]&gt;[.B283];[.B283]&gt;[.B284]);1;0)" office:value-type="float" office:value="0" calcext:value-type="float">
            <text:p>0</text:p>
          </table:table-cell>
          <table:table-cell table:formula="of:=IF([.A284]=1;[.B284];IF([.B284]&gt;[.D283];[.B284];[.D283]))" office:value-type="float" office:value="135" calcext:value-type="float">
            <text:p>135</text:p>
          </table:table-cell>
          <table:table-cell table:formula="of:=IF([.A284]=1;0;IF([.B284]&gt;[.D283];1;0))" office:value-type="float" office:value="0" calcext:value-type="float">
            <text:p>0</text:p>
          </table:table-cell>
          <table:table-cell table:formula="of:=IF([.A284]=1;5000;[.I283])" office:value-type="currency" office:currency="PLN" office:value="4312.08" calcext:value-type="currency">
            <text:p>4 312,08 zł</text:p>
          </table:table-cell>
          <table:table-cell table:formula="of:=IF([.A284]=1;TRUNC(1000/[.B284] );IF(OR([.A284]=2;[.A284]=3);0;IF([.F284]&lt;1000;0;IF([.C283]=1;TRUNC(1000/[.B284]);0))))" office:value-type="float" office:value="0" calcext:value-type="float">
            <text:p>0</text:p>
          </table:table-cell>
          <table:table-cell table:formula="of:=IF(OR([.A284]=1;[.A284]=2);0;IF([.E283]=1;[.G284]+[.J283];0))" office:value-type="float" office:value="0" calcext:value-type="float">
            <text:p>0</text:p>
          </table:table-cell>
          <table:table-cell table:style-name="ce9" table:formula="of:=[.F284]-[.B284]*[.G284]+[.B284]*[.H284]" office:value-type="currency" office:currency="PLN" office:value="4312.08" calcext:value-type="currency">
            <text:p>4 312,08 zł</text:p>
          </table:table-cell>
          <table:table-cell table:formula="of:=IF([.A284]=1;[.G284]-[.H284];[.J283]+[.G284]-[.H28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0.78" calcext:value-type="float">
            <text:p>130,78</text:p>
          </table:table-cell>
          <table:table-cell table:formula="of:=IF(AND([.B283]&gt;[.B284];[.B284]&gt;[.B285]);1;0)" office:value-type="float" office:value="0" calcext:value-type="float">
            <text:p>0</text:p>
          </table:table-cell>
          <table:table-cell table:formula="of:=IF([.A285]=1;[.B285];IF([.B285]&gt;[.D284];[.B285];[.D284]))" office:value-type="float" office:value="135" calcext:value-type="float">
            <text:p>135</text:p>
          </table:table-cell>
          <table:table-cell table:formula="of:=IF([.A285]=1;0;IF([.B285]&gt;[.D284];1;0))" office:value-type="float" office:value="0" calcext:value-type="float">
            <text:p>0</text:p>
          </table:table-cell>
          <table:table-cell table:formula="of:=IF([.A285]=1;5000;[.I284])" office:value-type="currency" office:currency="PLN" office:value="4312.08" calcext:value-type="currency">
            <text:p>4 312,08 zł</text:p>
          </table:table-cell>
          <table:table-cell table:formula="of:=IF([.A285]=1;TRUNC(1000/[.B285] );IF(OR([.A285]=2;[.A285]=3);0;IF([.F285]&lt;1000;0;IF([.C284]=1;TRUNC(1000/[.B285]);0))))" office:value-type="float" office:value="0" calcext:value-type="float">
            <text:p>0</text:p>
          </table:table-cell>
          <table:table-cell table:formula="of:=IF(OR([.A285]=1;[.A285]=2);0;IF([.E284]=1;[.G285]+[.J284];0))" office:value-type="float" office:value="0" calcext:value-type="float">
            <text:p>0</text:p>
          </table:table-cell>
          <table:table-cell table:style-name="ce9" table:formula="of:=[.F285]-[.B285]*[.G285]+[.B285]*[.H285]" office:value-type="currency" office:currency="PLN" office:value="4312.08" calcext:value-type="currency">
            <text:p>4 312,08 zł</text:p>
          </table:table-cell>
          <table:table-cell table:formula="of:=IF([.A285]=1;[.G285]-[.H285];[.J284]+[.G285]-[.H28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9.14" calcext:value-type="float">
            <text:p>129,14</text:p>
          </table:table-cell>
          <table:table-cell table:formula="of:=IF(AND([.B284]&gt;[.B285];[.B285]&gt;[.B286]);1;0)" office:value-type="float" office:value="0" calcext:value-type="float">
            <text:p>0</text:p>
          </table:table-cell>
          <table:table-cell table:formula="of:=IF([.A286]=1;[.B286];IF([.B286]&gt;[.D285];[.B286];[.D285]))" office:value-type="float" office:value="135" calcext:value-type="float">
            <text:p>135</text:p>
          </table:table-cell>
          <table:table-cell table:formula="of:=IF([.A286]=1;0;IF([.B286]&gt;[.D285];1;0))" office:value-type="float" office:value="0" calcext:value-type="float">
            <text:p>0</text:p>
          </table:table-cell>
          <table:table-cell table:formula="of:=IF([.A286]=1;5000;[.I285])" office:value-type="currency" office:currency="PLN" office:value="4312.08" calcext:value-type="currency">
            <text:p>4 312,08 zł</text:p>
          </table:table-cell>
          <table:table-cell table:formula="of:=IF([.A286]=1;TRUNC(1000/[.B286] );IF(OR([.A286]=2;[.A286]=3);0;IF([.F286]&lt;1000;0;IF([.C285]=1;TRUNC(1000/[.B286]);0))))" office:value-type="float" office:value="0" calcext:value-type="float">
            <text:p>0</text:p>
          </table:table-cell>
          <table:table-cell table:formula="of:=IF(OR([.A286]=1;[.A286]=2);0;IF([.E285]=1;[.G286]+[.J285];0))" office:value-type="float" office:value="0" calcext:value-type="float">
            <text:p>0</text:p>
          </table:table-cell>
          <table:table-cell table:style-name="ce9" table:formula="of:=[.F286]-[.B286]*[.G286]+[.B286]*[.H286]" office:value-type="currency" office:currency="PLN" office:value="4312.08" calcext:value-type="currency">
            <text:p>4 312,08 zł</text:p>
          </table:table-cell>
          <table:table-cell table:formula="of:=IF([.A286]=1;[.G286]-[.H286];[.J285]+[.G286]-[.H28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0.85" calcext:value-type="float">
            <text:p>130,85</text:p>
          </table:table-cell>
          <table:table-cell table:formula="of:=IF(AND([.B285]&gt;[.B286];[.B286]&gt;[.B287]);1;0)" office:value-type="float" office:value="0" calcext:value-type="float">
            <text:p>0</text:p>
          </table:table-cell>
          <table:table-cell table:formula="of:=IF([.A287]=1;[.B287];IF([.B287]&gt;[.D286];[.B287];[.D286]))" office:value-type="float" office:value="135" calcext:value-type="float">
            <text:p>135</text:p>
          </table:table-cell>
          <table:table-cell table:formula="of:=IF([.A287]=1;0;IF([.B287]&gt;[.D286];1;0))" office:value-type="float" office:value="0" calcext:value-type="float">
            <text:p>0</text:p>
          </table:table-cell>
          <table:table-cell table:formula="of:=IF([.A287]=1;5000;[.I286])" office:value-type="currency" office:currency="PLN" office:value="4312.08" calcext:value-type="currency">
            <text:p>4 312,08 zł</text:p>
          </table:table-cell>
          <table:table-cell table:formula="of:=IF([.A287]=1;TRUNC(1000/[.B287] );IF(OR([.A287]=2;[.A287]=3);0;IF([.F287]&lt;1000;0;IF([.C286]=1;TRUNC(1000/[.B287]);0))))" office:value-type="float" office:value="0" calcext:value-type="float">
            <text:p>0</text:p>
          </table:table-cell>
          <table:table-cell table:formula="of:=IF(OR([.A287]=1;[.A287]=2);0;IF([.E286]=1;[.G287]+[.J286];0))" office:value-type="float" office:value="0" calcext:value-type="float">
            <text:p>0</text:p>
          </table:table-cell>
          <table:table-cell table:style-name="ce9" table:formula="of:=[.F287]-[.B287]*[.G287]+[.B287]*[.H287]" office:value-type="currency" office:currency="PLN" office:value="4312.08" calcext:value-type="currency">
            <text:p>4 312,08 zł</text:p>
          </table:table-cell>
          <table:table-cell table:formula="of:=IF([.A287]=1;[.G287]-[.H287];[.J286]+[.G287]-[.H28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1.24" calcext:value-type="float">
            <text:p>131,24</text:p>
          </table:table-cell>
          <table:table-cell table:formula="of:=IF(AND([.B286]&gt;[.B287];[.B287]&gt;[.B288]);1;0)" office:value-type="float" office:value="0" calcext:value-type="float">
            <text:p>0</text:p>
          </table:table-cell>
          <table:table-cell table:formula="of:=IF([.A288]=1;[.B288];IF([.B288]&gt;[.D287];[.B288];[.D287]))" office:value-type="float" office:value="135" calcext:value-type="float">
            <text:p>135</text:p>
          </table:table-cell>
          <table:table-cell table:formula="of:=IF([.A288]=1;0;IF([.B288]&gt;[.D287];1;0))" office:value-type="float" office:value="0" calcext:value-type="float">
            <text:p>0</text:p>
          </table:table-cell>
          <table:table-cell table:formula="of:=IF([.A288]=1;5000;[.I287])" office:value-type="currency" office:currency="PLN" office:value="4312.08" calcext:value-type="currency">
            <text:p>4 312,08 zł</text:p>
          </table:table-cell>
          <table:table-cell table:formula="of:=IF([.A288]=1;TRUNC(1000/[.B288] );IF(OR([.A288]=2;[.A288]=3);0;IF([.F288]&lt;1000;0;IF([.C287]=1;TRUNC(1000/[.B288]);0))))" office:value-type="float" office:value="0" calcext:value-type="float">
            <text:p>0</text:p>
          </table:table-cell>
          <table:table-cell table:formula="of:=IF(OR([.A288]=1;[.A288]=2);0;IF([.E287]=1;[.G288]+[.J287];0))" office:value-type="float" office:value="0" calcext:value-type="float">
            <text:p>0</text:p>
          </table:table-cell>
          <table:table-cell table:style-name="ce9" table:formula="of:=[.F288]-[.B288]*[.G288]+[.B288]*[.H288]" office:value-type="currency" office:currency="PLN" office:value="4312.08" calcext:value-type="currency">
            <text:p>4 312,08 zł</text:p>
          </table:table-cell>
          <table:table-cell table:formula="of:=IF([.A288]=1;[.G288]-[.H288];[.J287]+[.G288]-[.H288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1.37" calcext:value-type="float">
            <text:p>131,37</text:p>
          </table:table-cell>
          <table:table-cell table:formula="of:=IF(AND([.B287]&gt;[.B288];[.B288]&gt;[.B289]);1;0)" office:value-type="float" office:value="0" calcext:value-type="float">
            <text:p>0</text:p>
          </table:table-cell>
          <table:table-cell table:formula="of:=IF([.A289]=1;[.B289];IF([.B289]&gt;[.D288];[.B289];[.D288]))" office:value-type="float" office:value="135" calcext:value-type="float">
            <text:p>135</text:p>
          </table:table-cell>
          <table:table-cell table:formula="of:=IF([.A289]=1;0;IF([.B289]&gt;[.D288];1;0))" office:value-type="float" office:value="0" calcext:value-type="float">
            <text:p>0</text:p>
          </table:table-cell>
          <table:table-cell table:formula="of:=IF([.A289]=1;5000;[.I288])" office:value-type="currency" office:currency="PLN" office:value="4312.08" calcext:value-type="currency">
            <text:p>4 312,08 zł</text:p>
          </table:table-cell>
          <table:table-cell table:formula="of:=IF([.A289]=1;TRUNC(1000/[.B289] );IF(OR([.A289]=2;[.A289]=3);0;IF([.F289]&lt;1000;0;IF([.C288]=1;TRUNC(1000/[.B289]);0))))" office:value-type="float" office:value="0" calcext:value-type="float">
            <text:p>0</text:p>
          </table:table-cell>
          <table:table-cell table:formula="of:=IF(OR([.A289]=1;[.A289]=2);0;IF([.E288]=1;[.G289]+[.J288];0))" office:value-type="float" office:value="0" calcext:value-type="float">
            <text:p>0</text:p>
          </table:table-cell>
          <table:table-cell table:style-name="ce9" table:formula="of:=[.F289]-[.B289]*[.G289]+[.B289]*[.H289]" office:value-type="currency" office:currency="PLN" office:value="4312.08" calcext:value-type="currency">
            <text:p>4 312,08 zł</text:p>
          </table:table-cell>
          <table:table-cell table:formula="of:=IF([.A289]=1;[.G289]-[.H289];[.J288]+[.G289]-[.H289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29.88" calcext:value-type="float">
            <text:p>129,88</text:p>
          </table:table-cell>
          <table:table-cell table:formula="of:=IF(AND([.B288]&gt;[.B289];[.B289]&gt;[.B290]);1;0)" office:value-type="float" office:value="0" calcext:value-type="float">
            <text:p>0</text:p>
          </table:table-cell>
          <table:table-cell table:formula="of:=IF([.A290]=1;[.B290];IF([.B290]&gt;[.D289];[.B290];[.D289]))" office:value-type="float" office:value="135" calcext:value-type="float">
            <text:p>135</text:p>
          </table:table-cell>
          <table:table-cell table:formula="of:=IF([.A290]=1;0;IF([.B290]&gt;[.D289];1;0))" office:value-type="float" office:value="0" calcext:value-type="float">
            <text:p>0</text:p>
          </table:table-cell>
          <table:table-cell table:formula="of:=IF([.A290]=1;5000;[.I289])" office:value-type="currency" office:currency="PLN" office:value="4312.08" calcext:value-type="currency">
            <text:p>4 312,08 zł</text:p>
          </table:table-cell>
          <table:table-cell table:formula="of:=IF([.A290]=1;TRUNC(1000/[.B290] );IF(OR([.A290]=2;[.A290]=3);0;IF([.F290]&lt;1000;0;IF([.C289]=1;TRUNC(1000/[.B290]);0))))" office:value-type="float" office:value="0" calcext:value-type="float">
            <text:p>0</text:p>
          </table:table-cell>
          <table:table-cell table:formula="of:=IF(OR([.A290]=1;[.A290]=2);0;IF([.E289]=1;[.G290]+[.J289];0))" office:value-type="float" office:value="0" calcext:value-type="float">
            <text:p>0</text:p>
          </table:table-cell>
          <table:table-cell table:style-name="ce9" table:formula="of:=[.F290]-[.B290]*[.G290]+[.B290]*[.H290]" office:value-type="currency" office:currency="PLN" office:value="4312.08" calcext:value-type="currency">
            <text:p>4 312,08 zł</text:p>
          </table:table-cell>
          <table:table-cell table:formula="of:=IF([.A290]=1;[.G290]-[.H290];[.J289]+[.G290]-[.H290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1.79" calcext:value-type="float">
            <text:p>131,79</text:p>
          </table:table-cell>
          <table:table-cell table:formula="of:=IF(AND([.B289]&gt;[.B290];[.B290]&gt;[.B291]);1;0)" office:value-type="float" office:value="0" calcext:value-type="float">
            <text:p>0</text:p>
          </table:table-cell>
          <table:table-cell table:formula="of:=IF([.A291]=1;[.B291];IF([.B291]&gt;[.D290];[.B291];[.D290]))" office:value-type="float" office:value="135" calcext:value-type="float">
            <text:p>135</text:p>
          </table:table-cell>
          <table:table-cell table:formula="of:=IF([.A291]=1;0;IF([.B291]&gt;[.D290];1;0))" office:value-type="float" office:value="0" calcext:value-type="float">
            <text:p>0</text:p>
          </table:table-cell>
          <table:table-cell table:formula="of:=IF([.A291]=1;5000;[.I290])" office:value-type="currency" office:currency="PLN" office:value="4312.08" calcext:value-type="currency">
            <text:p>4 312,08 zł</text:p>
          </table:table-cell>
          <table:table-cell table:formula="of:=IF([.A291]=1;TRUNC(1000/[.B291] );IF(OR([.A291]=2;[.A291]=3);0;IF([.F291]&lt;1000;0;IF([.C290]=1;TRUNC(1000/[.B291]);0))))" office:value-type="float" office:value="0" calcext:value-type="float">
            <text:p>0</text:p>
          </table:table-cell>
          <table:table-cell table:formula="of:=IF(OR([.A291]=1;[.A291]=2);0;IF([.E290]=1;[.G291]+[.J290];0))" office:value-type="float" office:value="0" calcext:value-type="float">
            <text:p>0</text:p>
          </table:table-cell>
          <table:table-cell table:style-name="ce9" table:formula="of:=[.F291]-[.B291]*[.G291]+[.B291]*[.H291]" office:value-type="currency" office:currency="PLN" office:value="4312.08" calcext:value-type="currency">
            <text:p>4 312,08 zł</text:p>
          </table:table-cell>
          <table:table-cell table:formula="of:=IF([.A291]=1;[.G291]-[.H291];[.J290]+[.G291]-[.H291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9.98" calcext:value-type="float">
            <text:p>129,98</text:p>
          </table:table-cell>
          <table:table-cell table:formula="of:=IF(AND([.B290]&gt;[.B291];[.B291]&gt;[.B292]);1;0)" office:value-type="float" office:value="0" calcext:value-type="float">
            <text:p>0</text:p>
          </table:table-cell>
          <table:table-cell table:formula="of:=IF([.A292]=1;[.B292];IF([.B292]&gt;[.D291];[.B292];[.D291]))" office:value-type="float" office:value="135" calcext:value-type="float">
            <text:p>135</text:p>
          </table:table-cell>
          <table:table-cell table:formula="of:=IF([.A292]=1;0;IF([.B292]&gt;[.D291];1;0))" office:value-type="float" office:value="0" calcext:value-type="float">
            <text:p>0</text:p>
          </table:table-cell>
          <table:table-cell table:formula="of:=IF([.A292]=1;5000;[.I291])" office:value-type="currency" office:currency="PLN" office:value="4312.08" calcext:value-type="currency">
            <text:p>4 312,08 zł</text:p>
          </table:table-cell>
          <table:table-cell table:formula="of:=IF([.A292]=1;TRUNC(1000/[.B292] );IF(OR([.A292]=2;[.A292]=3);0;IF([.F292]&lt;1000;0;IF([.C291]=1;TRUNC(1000/[.B292]);0))))" office:value-type="float" office:value="0" calcext:value-type="float">
            <text:p>0</text:p>
          </table:table-cell>
          <table:table-cell table:formula="of:=IF(OR([.A292]=1;[.A292]=2);0;IF([.E291]=1;[.G292]+[.J291];0))" office:value-type="float" office:value="0" calcext:value-type="float">
            <text:p>0</text:p>
          </table:table-cell>
          <table:table-cell table:style-name="ce9" table:formula="of:=[.F292]-[.B292]*[.G292]+[.B292]*[.H292]" office:value-type="currency" office:currency="PLN" office:value="4312.08" calcext:value-type="currency">
            <text:p>4 312,08 zł</text:p>
          </table:table-cell>
          <table:table-cell table:formula="of:=IF([.A292]=1;[.G292]-[.H292];[.J291]+[.G292]-[.H292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0.77" calcext:value-type="float">
            <text:p>130,77</text:p>
          </table:table-cell>
          <table:table-cell table:formula="of:=IF(AND([.B291]&gt;[.B292];[.B292]&gt;[.B293]);1;0)" office:value-type="float" office:value="0" calcext:value-type="float">
            <text:p>0</text:p>
          </table:table-cell>
          <table:table-cell table:formula="of:=IF([.A293]=1;[.B293];IF([.B293]&gt;[.D292];[.B293];[.D292]))" office:value-type="float" office:value="135" calcext:value-type="float">
            <text:p>135</text:p>
          </table:table-cell>
          <table:table-cell table:formula="of:=IF([.A293]=1;0;IF([.B293]&gt;[.D292];1;0))" office:value-type="float" office:value="0" calcext:value-type="float">
            <text:p>0</text:p>
          </table:table-cell>
          <table:table-cell table:formula="of:=IF([.A293]=1;5000;[.I292])" office:value-type="currency" office:currency="PLN" office:value="4312.08" calcext:value-type="currency">
            <text:p>4 312,08 zł</text:p>
          </table:table-cell>
          <table:table-cell table:formula="of:=IF([.A293]=1;TRUNC(1000/[.B293] );IF(OR([.A293]=2;[.A293]=3);0;IF([.F293]&lt;1000;0;IF([.C292]=1;TRUNC(1000/[.B293]);0))))" office:value-type="float" office:value="0" calcext:value-type="float">
            <text:p>0</text:p>
          </table:table-cell>
          <table:table-cell table:formula="of:=IF(OR([.A293]=1;[.A293]=2);0;IF([.E292]=1;[.G293]+[.J292];0))" office:value-type="float" office:value="0" calcext:value-type="float">
            <text:p>0</text:p>
          </table:table-cell>
          <table:table-cell table:style-name="ce9" table:formula="of:=[.F293]-[.B293]*[.G293]+[.B293]*[.H293]" office:value-type="currency" office:currency="PLN" office:value="4312.08" calcext:value-type="currency">
            <text:p>4 312,08 zł</text:p>
          </table:table-cell>
          <table:table-cell table:formula="of:=IF([.A293]=1;[.G293]-[.H293];[.J292]+[.G293]-[.H293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9.31" calcext:value-type="float">
            <text:p>129,31</text:p>
          </table:table-cell>
          <table:table-cell table:formula="of:=IF(AND([.B292]&gt;[.B293];[.B293]&gt;[.B294]);1;0)" office:value-type="float" office:value="0" calcext:value-type="float">
            <text:p>0</text:p>
          </table:table-cell>
          <table:table-cell table:formula="of:=IF([.A294]=1;[.B294];IF([.B294]&gt;[.D293];[.B294];[.D293]))" office:value-type="float" office:value="135" calcext:value-type="float">
            <text:p>135</text:p>
          </table:table-cell>
          <table:table-cell table:formula="of:=IF([.A294]=1;0;IF([.B294]&gt;[.D293];1;0))" office:value-type="float" office:value="0" calcext:value-type="float">
            <text:p>0</text:p>
          </table:table-cell>
          <table:table-cell table:formula="of:=IF([.A294]=1;5000;[.I293])" office:value-type="currency" office:currency="PLN" office:value="4312.08" calcext:value-type="currency">
            <text:p>4 312,08 zł</text:p>
          </table:table-cell>
          <table:table-cell table:formula="of:=IF([.A294]=1;TRUNC(1000/[.B294] );IF(OR([.A294]=2;[.A294]=3);0;IF([.F294]&lt;1000;0;IF([.C293]=1;TRUNC(1000/[.B294]);0))))" office:value-type="float" office:value="0" calcext:value-type="float">
            <text:p>0</text:p>
          </table:table-cell>
          <table:table-cell table:formula="of:=IF(OR([.A294]=1;[.A294]=2);0;IF([.E293]=1;[.G294]+[.J293];0))" office:value-type="float" office:value="0" calcext:value-type="float">
            <text:p>0</text:p>
          </table:table-cell>
          <table:table-cell table:style-name="ce9" table:formula="of:=[.F294]-[.B294]*[.G294]+[.B294]*[.H294]" office:value-type="currency" office:currency="PLN" office:value="4312.08" calcext:value-type="currency">
            <text:p>4 312,08 zł</text:p>
          </table:table-cell>
          <table:table-cell table:formula="of:=IF([.A294]=1;[.G294]-[.H294];[.J293]+[.G294]-[.H294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0.67" calcext:value-type="float">
            <text:p>130,67</text:p>
          </table:table-cell>
          <table:table-cell table:formula="of:=IF(AND([.B293]&gt;[.B294];[.B294]&gt;[.B295]);1;0)" office:value-type="float" office:value="0" calcext:value-type="float">
            <text:p>0</text:p>
          </table:table-cell>
          <table:table-cell table:formula="of:=IF([.A295]=1;[.B295];IF([.B295]&gt;[.D294];[.B295];[.D294]))" office:value-type="float" office:value="135" calcext:value-type="float">
            <text:p>135</text:p>
          </table:table-cell>
          <table:table-cell table:formula="of:=IF([.A295]=1;0;IF([.B295]&gt;[.D294];1;0))" office:value-type="float" office:value="0" calcext:value-type="float">
            <text:p>0</text:p>
          </table:table-cell>
          <table:table-cell table:formula="of:=IF([.A295]=1;5000;[.I294])" office:value-type="currency" office:currency="PLN" office:value="4312.08" calcext:value-type="currency">
            <text:p>4 312,08 zł</text:p>
          </table:table-cell>
          <table:table-cell table:formula="of:=IF([.A295]=1;TRUNC(1000/[.B295] );IF(OR([.A295]=2;[.A295]=3);0;IF([.F295]&lt;1000;0;IF([.C294]=1;TRUNC(1000/[.B295]);0))))" office:value-type="float" office:value="0" calcext:value-type="float">
            <text:p>0</text:p>
          </table:table-cell>
          <table:table-cell table:formula="of:=IF(OR([.A295]=1;[.A295]=2);0;IF([.E294]=1;[.G295]+[.J294];0))" office:value-type="float" office:value="0" calcext:value-type="float">
            <text:p>0</text:p>
          </table:table-cell>
          <table:table-cell table:style-name="ce9" table:formula="of:=[.F295]-[.B295]*[.G295]+[.B295]*[.H295]" office:value-type="currency" office:currency="PLN" office:value="4312.08" calcext:value-type="currency">
            <text:p>4 312,08 zł</text:p>
          </table:table-cell>
          <table:table-cell table:formula="of:=IF([.A295]=1;[.G295]-[.H295];[.J294]+[.G295]-[.H295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8.88" calcext:value-type="float">
            <text:p>128,88</text:p>
          </table:table-cell>
          <table:table-cell table:formula="of:=IF(AND([.B294]&gt;[.B295];[.B295]&gt;[.B296]);1;0)" office:value-type="float" office:value="0" calcext:value-type="float">
            <text:p>0</text:p>
          </table:table-cell>
          <table:table-cell table:formula="of:=IF([.A296]=1;[.B296];IF([.B296]&gt;[.D295];[.B296];[.D295]))" office:value-type="float" office:value="135" calcext:value-type="float">
            <text:p>135</text:p>
          </table:table-cell>
          <table:table-cell table:formula="of:=IF([.A296]=1;0;IF([.B296]&gt;[.D295];1;0))" office:value-type="float" office:value="0" calcext:value-type="float">
            <text:p>0</text:p>
          </table:table-cell>
          <table:table-cell table:formula="of:=IF([.A296]=1;5000;[.I295])" office:value-type="currency" office:currency="PLN" office:value="4312.08" calcext:value-type="currency">
            <text:p>4 312,08 zł</text:p>
          </table:table-cell>
          <table:table-cell table:formula="of:=IF([.A296]=1;TRUNC(1000/[.B296] );IF(OR([.A296]=2;[.A296]=3);0;IF([.F296]&lt;1000;0;IF([.C295]=1;TRUNC(1000/[.B296]);0))))" office:value-type="float" office:value="0" calcext:value-type="float">
            <text:p>0</text:p>
          </table:table-cell>
          <table:table-cell table:formula="of:=IF(OR([.A296]=1;[.A296]=2);0;IF([.E295]=1;[.G296]+[.J295];0))" office:value-type="float" office:value="0" calcext:value-type="float">
            <text:p>0</text:p>
          </table:table-cell>
          <table:table-cell table:style-name="ce9" table:formula="of:=[.F296]-[.B296]*[.G296]+[.B296]*[.H296]" office:value-type="currency" office:currency="PLN" office:value="4312.08" calcext:value-type="currency">
            <text:p>4 312,08 zł</text:p>
          </table:table-cell>
          <table:table-cell table:formula="of:=IF([.A296]=1;[.G296]-[.H296];[.J295]+[.G296]-[.H296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7.1" calcext:value-type="float">
            <text:p>127,1</text:p>
          </table:table-cell>
          <table:table-cell table:formula="of:=IF(AND([.B295]&gt;[.B296];[.B296]&gt;[.B297]);1;0)" office:value-type="float" office:value="1" calcext:value-type="float">
            <text:p>1</text:p>
          </table:table-cell>
          <table:table-cell table:formula="of:=IF([.A297]=1;[.B297];IF([.B297]&gt;[.D296];[.B297];[.D296]))" office:value-type="float" office:value="135" calcext:value-type="float">
            <text:p>135</text:p>
          </table:table-cell>
          <table:table-cell table:formula="of:=IF([.A297]=1;0;IF([.B297]&gt;[.D296];1;0))" office:value-type="float" office:value="0" calcext:value-type="float">
            <text:p>0</text:p>
          </table:table-cell>
          <table:table-cell table:formula="of:=IF([.A297]=1;5000;[.I296])" office:value-type="currency" office:currency="PLN" office:value="4312.08" calcext:value-type="currency">
            <text:p>4 312,08 zł</text:p>
          </table:table-cell>
          <table:table-cell table:formula="of:=IF([.A297]=1;TRUNC(1000/[.B297] );IF(OR([.A297]=2;[.A297]=3);0;IF([.F297]&lt;1000;0;IF([.C296]=1;TRUNC(1000/[.B297]);0))))" office:value-type="float" office:value="0" calcext:value-type="float">
            <text:p>0</text:p>
          </table:table-cell>
          <table:table-cell table:formula="of:=IF(OR([.A297]=1;[.A297]=2);0;IF([.E296]=1;[.G297]+[.J296];0))" office:value-type="float" office:value="0" calcext:value-type="float">
            <text:p>0</text:p>
          </table:table-cell>
          <table:table-cell table:style-name="ce9" table:formula="of:=[.F297]-[.B297]*[.G297]+[.B297]*[.H297]" office:value-type="currency" office:currency="PLN" office:value="4312.08" calcext:value-type="currency">
            <text:p>4 312,08 zł</text:p>
          </table:table-cell>
          <table:table-cell table:formula="of:=IF([.A297]=1;[.G297]-[.H297];[.J296]+[.G297]-[.H297]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8.56" calcext:value-type="float">
            <text:p>128,56</text:p>
          </table:table-cell>
          <table:table-cell table:formula="of:=IF(AND([.B296]&gt;[.B297];[.B297]&gt;[.B298]);1;0)" office:value-type="float" office:value="0" calcext:value-type="float">
            <text:p>0</text:p>
          </table:table-cell>
          <table:table-cell table:formula="of:=IF([.A298]=1;[.B298];IF([.B298]&gt;[.D297];[.B298];[.D297]))" office:value-type="float" office:value="135" calcext:value-type="float">
            <text:p>135</text:p>
          </table:table-cell>
          <table:table-cell table:formula="of:=IF([.A298]=1;0;IF([.B298]&gt;[.D297];1;0))" office:value-type="float" office:value="0" calcext:value-type="float">
            <text:p>0</text:p>
          </table:table-cell>
          <table:table-cell table:formula="of:=IF([.A298]=1;5000;[.I297])" office:value-type="currency" office:currency="PLN" office:value="4312.08" calcext:value-type="currency">
            <text:p>4 312,08 zł</text:p>
          </table:table-cell>
          <table:table-cell table:formula="of:=IF([.A298]=1;TRUNC(1000/[.B298] );IF(OR([.A298]=2;[.A298]=3);0;IF([.F298]&lt;1000;0;IF([.C297]=1;TRUNC(1000/[.B298]);0))))" office:value-type="float" office:value="7" calcext:value-type="float">
            <text:p>7</text:p>
          </table:table-cell>
          <table:table-cell table:formula="of:=IF(OR([.A298]=1;[.A298]=2);0;IF([.E297]=1;[.G298]+[.J297];0))" office:value-type="float" office:value="0" calcext:value-type="float">
            <text:p>0</text:p>
          </table:table-cell>
          <table:table-cell table:style-name="ce9" table:formula="of:=[.F298]-[.B298]*[.G298]+[.B298]*[.H298]" office:value-type="currency" office:currency="PLN" office:value="3412.16" calcext:value-type="currency">
            <text:p>3 412,16 zł</text:p>
          </table:table-cell>
          <table:table-cell table:formula="of:=IF([.A298]=1;[.G298]-[.H298];[.J297]+[.G298]-[.H29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6.64" calcext:value-type="float">
            <text:p>126,64</text:p>
          </table:table-cell>
          <table:table-cell table:formula="of:=IF(AND([.B297]&gt;[.B298];[.B298]&gt;[.B299]);1;0)" office:value-type="float" office:value="0" calcext:value-type="float">
            <text:p>0</text:p>
          </table:table-cell>
          <table:table-cell table:formula="of:=IF([.A299]=1;[.B299];IF([.B299]&gt;[.D298];[.B299];[.D298]))" office:value-type="float" office:value="135" calcext:value-type="float">
            <text:p>135</text:p>
          </table:table-cell>
          <table:table-cell table:formula="of:=IF([.A299]=1;0;IF([.B299]&gt;[.D298];1;0))" office:value-type="float" office:value="0" calcext:value-type="float">
            <text:p>0</text:p>
          </table:table-cell>
          <table:table-cell table:formula="of:=IF([.A299]=1;5000;[.I298])" office:value-type="currency" office:currency="PLN" office:value="3412.16" calcext:value-type="currency">
            <text:p>3 412,16 zł</text:p>
          </table:table-cell>
          <table:table-cell table:formula="of:=IF([.A299]=1;TRUNC(1000/[.B299] );IF(OR([.A299]=2;[.A299]=3);0;IF([.F299]&lt;1000;0;IF([.C298]=1;TRUNC(1000/[.B299]);0))))" office:value-type="float" office:value="0" calcext:value-type="float">
            <text:p>0</text:p>
          </table:table-cell>
          <table:table-cell table:formula="of:=IF(OR([.A299]=1;[.A299]=2);0;IF([.E298]=1;[.G299]+[.J298];0))" office:value-type="float" office:value="0" calcext:value-type="float">
            <text:p>0</text:p>
          </table:table-cell>
          <table:table-cell table:style-name="ce9" table:formula="of:=[.F299]-[.B299]*[.G299]+[.B299]*[.H299]" office:value-type="currency" office:currency="PLN" office:value="3412.16" calcext:value-type="currency">
            <text:p>3 412,16 zł</text:p>
          </table:table-cell>
          <table:table-cell table:formula="of:=IF([.A299]=1;[.G299]-[.H299];[.J298]+[.G299]-[.H29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7.5" calcext:value-type="float">
            <text:p>127,5</text:p>
          </table:table-cell>
          <table:table-cell table:formula="of:=IF(AND([.B298]&gt;[.B299];[.B299]&gt;[.B300]);1;0)" office:value-type="float" office:value="0" calcext:value-type="float">
            <text:p>0</text:p>
          </table:table-cell>
          <table:table-cell table:formula="of:=IF([.A300]=1;[.B300];IF([.B300]&gt;[.D299];[.B300];[.D299]))" office:value-type="float" office:value="135" calcext:value-type="float">
            <text:p>135</text:p>
          </table:table-cell>
          <table:table-cell table:formula="of:=IF([.A300]=1;0;IF([.B300]&gt;[.D299];1;0))" office:value-type="float" office:value="0" calcext:value-type="float">
            <text:p>0</text:p>
          </table:table-cell>
          <table:table-cell table:formula="of:=IF([.A300]=1;5000;[.I299])" office:value-type="currency" office:currency="PLN" office:value="3412.16" calcext:value-type="currency">
            <text:p>3 412,16 zł</text:p>
          </table:table-cell>
          <table:table-cell table:formula="of:=IF([.A300]=1;TRUNC(1000/[.B300] );IF(OR([.A300]=2;[.A300]=3);0;IF([.F300]&lt;1000;0;IF([.C299]=1;TRUNC(1000/[.B300]);0))))" office:value-type="float" office:value="0" calcext:value-type="float">
            <text:p>0</text:p>
          </table:table-cell>
          <table:table-cell table:formula="of:=IF(OR([.A300]=1;[.A300]=2);0;IF([.E299]=1;[.G300]+[.J299];0))" office:value-type="float" office:value="0" calcext:value-type="float">
            <text:p>0</text:p>
          </table:table-cell>
          <table:table-cell table:style-name="ce9" table:formula="of:=[.F300]-[.B300]*[.G300]+[.B300]*[.H300]" office:value-type="currency" office:currency="PLN" office:value="3412.16" calcext:value-type="currency">
            <text:p>3 412,16 zł</text:p>
          </table:table-cell>
          <table:table-cell table:formula="of:=IF([.A300]=1;[.G300]-[.H300];[.J299]+[.G300]-[.H30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7.51" calcext:value-type="float">
            <text:p>127,51</text:p>
          </table:table-cell>
          <table:table-cell table:formula="of:=IF(AND([.B299]&gt;[.B300];[.B300]&gt;[.B301]);1;0)" office:value-type="float" office:value="0" calcext:value-type="float">
            <text:p>0</text:p>
          </table:table-cell>
          <table:table-cell table:formula="of:=IF([.A301]=1;[.B301];IF([.B301]&gt;[.D300];[.B301];[.D300]))" office:value-type="float" office:value="135" calcext:value-type="float">
            <text:p>135</text:p>
          </table:table-cell>
          <table:table-cell table:formula="of:=IF([.A301]=1;0;IF([.B301]&gt;[.D300];1;0))" office:value-type="float" office:value="0" calcext:value-type="float">
            <text:p>0</text:p>
          </table:table-cell>
          <table:table-cell table:formula="of:=IF([.A301]=1;5000;[.I300])" office:value-type="currency" office:currency="PLN" office:value="3412.16" calcext:value-type="currency">
            <text:p>3 412,16 zł</text:p>
          </table:table-cell>
          <table:table-cell table:formula="of:=IF([.A301]=1;TRUNC(1000/[.B301] );IF(OR([.A301]=2;[.A301]=3);0;IF([.F301]&lt;1000;0;IF([.C300]=1;TRUNC(1000/[.B301]);0))))" office:value-type="float" office:value="0" calcext:value-type="float">
            <text:p>0</text:p>
          </table:table-cell>
          <table:table-cell table:formula="of:=IF(OR([.A301]=1;[.A301]=2);0;IF([.E300]=1;[.G301]+[.J300];0))" office:value-type="float" office:value="0" calcext:value-type="float">
            <text:p>0</text:p>
          </table:table-cell>
          <table:table-cell table:style-name="ce9" table:formula="of:=[.F301]-[.B301]*[.G301]+[.B301]*[.H301]" office:value-type="currency" office:currency="PLN" office:value="3412.16" calcext:value-type="currency">
            <text:p>3 412,16 zł</text:p>
          </table:table-cell>
          <table:table-cell table:formula="of:=IF([.A301]=1;[.G301]-[.H301];[.J300]+[.G301]-[.H30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8.83" calcext:value-type="float">
            <text:p>128,83</text:p>
          </table:table-cell>
          <table:table-cell table:formula="of:=IF(AND([.B300]&gt;[.B301];[.B301]&gt;[.B302]);1;0)" office:value-type="float" office:value="0" calcext:value-type="float">
            <text:p>0</text:p>
          </table:table-cell>
          <table:table-cell table:formula="of:=IF([.A302]=1;[.B302];IF([.B302]&gt;[.D301];[.B302];[.D301]))" office:value-type="float" office:value="135" calcext:value-type="float">
            <text:p>135</text:p>
          </table:table-cell>
          <table:table-cell table:formula="of:=IF([.A302]=1;0;IF([.B302]&gt;[.D301];1;0))" office:value-type="float" office:value="0" calcext:value-type="float">
            <text:p>0</text:p>
          </table:table-cell>
          <table:table-cell table:formula="of:=IF([.A302]=1;5000;[.I301])" office:value-type="currency" office:currency="PLN" office:value="3412.16" calcext:value-type="currency">
            <text:p>3 412,16 zł</text:p>
          </table:table-cell>
          <table:table-cell table:formula="of:=IF([.A302]=1;TRUNC(1000/[.B302] );IF(OR([.A302]=2;[.A302]=3);0;IF([.F302]&lt;1000;0;IF([.C301]=1;TRUNC(1000/[.B302]);0))))" office:value-type="float" office:value="0" calcext:value-type="float">
            <text:p>0</text:p>
          </table:table-cell>
          <table:table-cell table:formula="of:=IF(OR([.A302]=1;[.A302]=2);0;IF([.E301]=1;[.G302]+[.J301];0))" office:value-type="float" office:value="0" calcext:value-type="float">
            <text:p>0</text:p>
          </table:table-cell>
          <table:table-cell table:style-name="ce9" table:formula="of:=[.F302]-[.B302]*[.G302]+[.B302]*[.H302]" office:value-type="currency" office:currency="PLN" office:value="3412.16" calcext:value-type="currency">
            <text:p>3 412,16 zł</text:p>
          </table:table-cell>
          <table:table-cell table:formula="of:=IF([.A302]=1;[.G302]-[.H302];[.J301]+[.G302]-[.H302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6.93" calcext:value-type="float">
            <text:p>126,93</text:p>
          </table:table-cell>
          <table:table-cell table:formula="of:=IF(AND([.B301]&gt;[.B302];[.B302]&gt;[.B303]);1;0)" office:value-type="float" office:value="0" calcext:value-type="float">
            <text:p>0</text:p>
          </table:table-cell>
          <table:table-cell table:formula="of:=IF([.A303]=1;[.B303];IF([.B303]&gt;[.D302];[.B303];[.D302]))" office:value-type="float" office:value="135" calcext:value-type="float">
            <text:p>135</text:p>
          </table:table-cell>
          <table:table-cell table:formula="of:=IF([.A303]=1;0;IF([.B303]&gt;[.D302];1;0))" office:value-type="float" office:value="0" calcext:value-type="float">
            <text:p>0</text:p>
          </table:table-cell>
          <table:table-cell table:formula="of:=IF([.A303]=1;5000;[.I302])" office:value-type="currency" office:currency="PLN" office:value="3412.16" calcext:value-type="currency">
            <text:p>3 412,16 zł</text:p>
          </table:table-cell>
          <table:table-cell table:formula="of:=IF([.A303]=1;TRUNC(1000/[.B303] );IF(OR([.A303]=2;[.A303]=3);0;IF([.F303]&lt;1000;0;IF([.C302]=1;TRUNC(1000/[.B303]);0))))" office:value-type="float" office:value="0" calcext:value-type="float">
            <text:p>0</text:p>
          </table:table-cell>
          <table:table-cell table:formula="of:=IF(OR([.A303]=1;[.A303]=2);0;IF([.E302]=1;[.G303]+[.J302];0))" office:value-type="float" office:value="0" calcext:value-type="float">
            <text:p>0</text:p>
          </table:table-cell>
          <table:table-cell table:style-name="ce9" table:formula="of:=[.F303]-[.B303]*[.G303]+[.B303]*[.H303]" office:value-type="currency" office:currency="PLN" office:value="3412.16" calcext:value-type="currency">
            <text:p>3 412,16 zł</text:p>
          </table:table-cell>
          <table:table-cell table:formula="of:=IF([.A303]=1;[.G303]-[.H303];[.J302]+[.G303]-[.H303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8.9" calcext:value-type="float">
            <text:p>128,9</text:p>
          </table:table-cell>
          <table:table-cell table:formula="of:=IF(AND([.B302]&gt;[.B303];[.B303]&gt;[.B304]);1;0)" office:value-type="float" office:value="0" calcext:value-type="float">
            <text:p>0</text:p>
          </table:table-cell>
          <table:table-cell table:formula="of:=IF([.A304]=1;[.B304];IF([.B304]&gt;[.D303];[.B304];[.D303]))" office:value-type="float" office:value="135" calcext:value-type="float">
            <text:p>135</text:p>
          </table:table-cell>
          <table:table-cell table:formula="of:=IF([.A304]=1;0;IF([.B304]&gt;[.D303];1;0))" office:value-type="float" office:value="0" calcext:value-type="float">
            <text:p>0</text:p>
          </table:table-cell>
          <table:table-cell table:formula="of:=IF([.A304]=1;5000;[.I303])" office:value-type="currency" office:currency="PLN" office:value="3412.16" calcext:value-type="currency">
            <text:p>3 412,16 zł</text:p>
          </table:table-cell>
          <table:table-cell table:formula="of:=IF([.A304]=1;TRUNC(1000/[.B304] );IF(OR([.A304]=2;[.A304]=3);0;IF([.F304]&lt;1000;0;IF([.C303]=1;TRUNC(1000/[.B304]);0))))" office:value-type="float" office:value="0" calcext:value-type="float">
            <text:p>0</text:p>
          </table:table-cell>
          <table:table-cell table:formula="of:=IF(OR([.A304]=1;[.A304]=2);0;IF([.E303]=1;[.G304]+[.J303];0))" office:value-type="float" office:value="0" calcext:value-type="float">
            <text:p>0</text:p>
          </table:table-cell>
          <table:table-cell table:style-name="ce9" table:formula="of:=[.F304]-[.B304]*[.G304]+[.B304]*[.H304]" office:value-type="currency" office:currency="PLN" office:value="3412.16" calcext:value-type="currency">
            <text:p>3 412,16 zł</text:p>
          </table:table-cell>
          <table:table-cell table:formula="of:=IF([.A304]=1;[.G304]-[.H304];[.J303]+[.G304]-[.H304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9.55" calcext:value-type="float">
            <text:p>129,55</text:p>
          </table:table-cell>
          <table:table-cell table:formula="of:=IF(AND([.B303]&gt;[.B304];[.B304]&gt;[.B305]);1;0)" office:value-type="float" office:value="0" calcext:value-type="float">
            <text:p>0</text:p>
          </table:table-cell>
          <table:table-cell table:formula="of:=IF([.A305]=1;[.B305];IF([.B305]&gt;[.D304];[.B305];[.D304]))" office:value-type="float" office:value="135" calcext:value-type="float">
            <text:p>135</text:p>
          </table:table-cell>
          <table:table-cell table:formula="of:=IF([.A305]=1;0;IF([.B305]&gt;[.D304];1;0))" office:value-type="float" office:value="0" calcext:value-type="float">
            <text:p>0</text:p>
          </table:table-cell>
          <table:table-cell table:formula="of:=IF([.A305]=1;5000;[.I304])" office:value-type="currency" office:currency="PLN" office:value="3412.16" calcext:value-type="currency">
            <text:p>3 412,16 zł</text:p>
          </table:table-cell>
          <table:table-cell table:formula="of:=IF([.A305]=1;TRUNC(1000/[.B305] );IF(OR([.A305]=2;[.A305]=3);0;IF([.F305]&lt;1000;0;IF([.C304]=1;TRUNC(1000/[.B305]);0))))" office:value-type="float" office:value="0" calcext:value-type="float">
            <text:p>0</text:p>
          </table:table-cell>
          <table:table-cell table:formula="of:=IF(OR([.A305]=1;[.A305]=2);0;IF([.E304]=1;[.G305]+[.J304];0))" office:value-type="float" office:value="0" calcext:value-type="float">
            <text:p>0</text:p>
          </table:table-cell>
          <table:table-cell table:style-name="ce9" table:formula="of:=[.F305]-[.B305]*[.G305]+[.B305]*[.H305]" office:value-type="currency" office:currency="PLN" office:value="3412.16" calcext:value-type="currency">
            <text:p>3 412,16 zł</text:p>
          </table:table-cell>
          <table:table-cell table:formula="of:=IF([.A305]=1;[.G305]-[.H305];[.J304]+[.G305]-[.H305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30" calcext:value-type="float">
            <text:p>130</text:p>
          </table:table-cell>
          <table:table-cell table:formula="of:=IF(AND([.B304]&gt;[.B305];[.B305]&gt;[.B306]);1;0)" office:value-type="float" office:value="0" calcext:value-type="float">
            <text:p>0</text:p>
          </table:table-cell>
          <table:table-cell table:formula="of:=IF([.A306]=1;[.B306];IF([.B306]&gt;[.D305];[.B306];[.D305]))" office:value-type="float" office:value="135" calcext:value-type="float">
            <text:p>135</text:p>
          </table:table-cell>
          <table:table-cell table:formula="of:=IF([.A306]=1;0;IF([.B306]&gt;[.D305];1;0))" office:value-type="float" office:value="0" calcext:value-type="float">
            <text:p>0</text:p>
          </table:table-cell>
          <table:table-cell table:formula="of:=IF([.A306]=1;5000;[.I305])" office:value-type="currency" office:currency="PLN" office:value="3412.16" calcext:value-type="currency">
            <text:p>3 412,16 zł</text:p>
          </table:table-cell>
          <table:table-cell table:formula="of:=IF([.A306]=1;TRUNC(1000/[.B306] );IF(OR([.A306]=2;[.A306]=3);0;IF([.F306]&lt;1000;0;IF([.C305]=1;TRUNC(1000/[.B306]);0))))" office:value-type="float" office:value="0" calcext:value-type="float">
            <text:p>0</text:p>
          </table:table-cell>
          <table:table-cell table:formula="of:=IF(OR([.A306]=1;[.A306]=2);0;IF([.E305]=1;[.G306]+[.J305];0))" office:value-type="float" office:value="0" calcext:value-type="float">
            <text:p>0</text:p>
          </table:table-cell>
          <table:table-cell table:style-name="ce9" table:formula="of:=[.F306]-[.B306]*[.G306]+[.B306]*[.H306]" office:value-type="currency" office:currency="PLN" office:value="3412.16" calcext:value-type="currency">
            <text:p>3 412,16 zł</text:p>
          </table:table-cell>
          <table:table-cell table:formula="of:=IF([.A306]=1;[.G306]-[.H306];[.J305]+[.G306]-[.H306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9.8" calcext:value-type="float">
            <text:p>129,8</text:p>
          </table:table-cell>
          <table:table-cell table:formula="of:=IF(AND([.B305]&gt;[.B306];[.B306]&gt;[.B307]);1;0)" office:value-type="float" office:value="0" calcext:value-type="float">
            <text:p>0</text:p>
          </table:table-cell>
          <table:table-cell table:formula="of:=IF([.A307]=1;[.B307];IF([.B307]&gt;[.D306];[.B307];[.D306]))" office:value-type="float" office:value="135" calcext:value-type="float">
            <text:p>135</text:p>
          </table:table-cell>
          <table:table-cell table:formula="of:=IF([.A307]=1;0;IF([.B307]&gt;[.D306];1;0))" office:value-type="float" office:value="0" calcext:value-type="float">
            <text:p>0</text:p>
          </table:table-cell>
          <table:table-cell table:formula="of:=IF([.A307]=1;5000;[.I306])" office:value-type="currency" office:currency="PLN" office:value="3412.16" calcext:value-type="currency">
            <text:p>3 412,16 zł</text:p>
          </table:table-cell>
          <table:table-cell table:formula="of:=IF([.A307]=1;TRUNC(1000/[.B307] );IF(OR([.A307]=2;[.A307]=3);0;IF([.F307]&lt;1000;0;IF([.C306]=1;TRUNC(1000/[.B307]);0))))" office:value-type="float" office:value="0" calcext:value-type="float">
            <text:p>0</text:p>
          </table:table-cell>
          <table:table-cell table:formula="of:=IF(OR([.A307]=1;[.A307]=2);0;IF([.E306]=1;[.G307]+[.J306];0))" office:value-type="float" office:value="0" calcext:value-type="float">
            <text:p>0</text:p>
          </table:table-cell>
          <table:table-cell table:style-name="ce9" table:formula="of:=[.F307]-[.B307]*[.G307]+[.B307]*[.H307]" office:value-type="currency" office:currency="PLN" office:value="3412.16" calcext:value-type="currency">
            <text:p>3 412,16 zł</text:p>
          </table:table-cell>
          <table:table-cell table:formula="of:=IF([.A307]=1;[.G307]-[.H307];[.J306]+[.G307]-[.H307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1.47" calcext:value-type="float">
            <text:p>131,47</text:p>
          </table:table-cell>
          <table:table-cell table:formula="of:=IF(AND([.B306]&gt;[.B307];[.B307]&gt;[.B308]);1;0)" office:value-type="float" office:value="0" calcext:value-type="float">
            <text:p>0</text:p>
          </table:table-cell>
          <table:table-cell table:formula="of:=IF([.A308]=1;[.B308];IF([.B308]&gt;[.D307];[.B308];[.D307]))" office:value-type="float" office:value="135" calcext:value-type="float">
            <text:p>135</text:p>
          </table:table-cell>
          <table:table-cell table:formula="of:=IF([.A308]=1;0;IF([.B308]&gt;[.D307];1;0))" office:value-type="float" office:value="0" calcext:value-type="float">
            <text:p>0</text:p>
          </table:table-cell>
          <table:table-cell table:formula="of:=IF([.A308]=1;5000;[.I307])" office:value-type="currency" office:currency="PLN" office:value="3412.16" calcext:value-type="currency">
            <text:p>3 412,16 zł</text:p>
          </table:table-cell>
          <table:table-cell table:formula="of:=IF([.A308]=1;TRUNC(1000/[.B308] );IF(OR([.A308]=2;[.A308]=3);0;IF([.F308]&lt;1000;0;IF([.C307]=1;TRUNC(1000/[.B308]);0))))" office:value-type="float" office:value="0" calcext:value-type="float">
            <text:p>0</text:p>
          </table:table-cell>
          <table:table-cell table:formula="of:=IF(OR([.A308]=1;[.A308]=2);0;IF([.E307]=1;[.G308]+[.J307];0))" office:value-type="float" office:value="0" calcext:value-type="float">
            <text:p>0</text:p>
          </table:table-cell>
          <table:table-cell table:style-name="ce9" table:formula="of:=[.F308]-[.B308]*[.G308]+[.B308]*[.H308]" office:value-type="currency" office:currency="PLN" office:value="3412.16" calcext:value-type="currency">
            <text:p>3 412,16 zł</text:p>
          </table:table-cell>
          <table:table-cell table:formula="of:=IF([.A308]=1;[.G308]-[.H308];[.J307]+[.G308]-[.H308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31.77" calcext:value-type="float">
            <text:p>131,77</text:p>
          </table:table-cell>
          <table:table-cell table:formula="of:=IF(AND([.B307]&gt;[.B308];[.B308]&gt;[.B309]);1;0)" office:value-type="float" office:value="0" calcext:value-type="float">
            <text:p>0</text:p>
          </table:table-cell>
          <table:table-cell table:formula="of:=IF([.A309]=1;[.B309];IF([.B309]&gt;[.D308];[.B309];[.D308]))" office:value-type="float" office:value="135" calcext:value-type="float">
            <text:p>135</text:p>
          </table:table-cell>
          <table:table-cell table:formula="of:=IF([.A309]=1;0;IF([.B309]&gt;[.D308];1;0))" office:value-type="float" office:value="0" calcext:value-type="float">
            <text:p>0</text:p>
          </table:table-cell>
          <table:table-cell table:formula="of:=IF([.A309]=1;5000;[.I308])" office:value-type="currency" office:currency="PLN" office:value="3412.16" calcext:value-type="currency">
            <text:p>3 412,16 zł</text:p>
          </table:table-cell>
          <table:table-cell table:formula="of:=IF([.A309]=1;TRUNC(1000/[.B309] );IF(OR([.A309]=2;[.A309]=3);0;IF([.F309]&lt;1000;0;IF([.C308]=1;TRUNC(1000/[.B309]);0))))" office:value-type="float" office:value="0" calcext:value-type="float">
            <text:p>0</text:p>
          </table:table-cell>
          <table:table-cell table:formula="of:=IF(OR([.A309]=1;[.A309]=2);0;IF([.E308]=1;[.G309]+[.J308];0))" office:value-type="float" office:value="0" calcext:value-type="float">
            <text:p>0</text:p>
          </table:table-cell>
          <table:table-cell table:style-name="ce9" table:formula="of:=[.F309]-[.B309]*[.G309]+[.B309]*[.H309]" office:value-type="currency" office:currency="PLN" office:value="3412.16" calcext:value-type="currency">
            <text:p>3 412,16 zł</text:p>
          </table:table-cell>
          <table:table-cell table:formula="of:=IF([.A309]=1;[.G309]-[.H309];[.J308]+[.G309]-[.H309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32.02" calcext:value-type="float">
            <text:p>132,02</text:p>
          </table:table-cell>
          <table:table-cell table:formula="of:=IF(AND([.B308]&gt;[.B309];[.B309]&gt;[.B310]);1;0)" office:value-type="float" office:value="0" calcext:value-type="float">
            <text:p>0</text:p>
          </table:table-cell>
          <table:table-cell table:formula="of:=IF([.A310]=1;[.B310];IF([.B310]&gt;[.D309];[.B310];[.D309]))" office:value-type="float" office:value="135" calcext:value-type="float">
            <text:p>135</text:p>
          </table:table-cell>
          <table:table-cell table:formula="of:=IF([.A310]=1;0;IF([.B310]&gt;[.D309];1;0))" office:value-type="float" office:value="0" calcext:value-type="float">
            <text:p>0</text:p>
          </table:table-cell>
          <table:table-cell table:formula="of:=IF([.A310]=1;5000;[.I309])" office:value-type="currency" office:currency="PLN" office:value="3412.16" calcext:value-type="currency">
            <text:p>3 412,16 zł</text:p>
          </table:table-cell>
          <table:table-cell table:formula="of:=IF([.A310]=1;TRUNC(1000/[.B310] );IF(OR([.A310]=2;[.A310]=3);0;IF([.F310]&lt;1000;0;IF([.C309]=1;TRUNC(1000/[.B310]);0))))" office:value-type="float" office:value="0" calcext:value-type="float">
            <text:p>0</text:p>
          </table:table-cell>
          <table:table-cell table:formula="of:=IF(OR([.A310]=1;[.A310]=2);0;IF([.E309]=1;[.G310]+[.J309];0))" office:value-type="float" office:value="0" calcext:value-type="float">
            <text:p>0</text:p>
          </table:table-cell>
          <table:table-cell table:style-name="ce9" table:formula="of:=[.F310]-[.B310]*[.G310]+[.B310]*[.H310]" office:value-type="currency" office:currency="PLN" office:value="3412.16" calcext:value-type="currency">
            <text:p>3 412,16 zł</text:p>
          </table:table-cell>
          <table:table-cell table:formula="of:=IF([.A310]=1;[.G310]-[.H310];[.J309]+[.G310]-[.H310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3.83" calcext:value-type="float">
            <text:p>133,83</text:p>
          </table:table-cell>
          <table:table-cell table:formula="of:=IF(AND([.B309]&gt;[.B310];[.B310]&gt;[.B311]);1;0)" office:value-type="float" office:value="0" calcext:value-type="float">
            <text:p>0</text:p>
          </table:table-cell>
          <table:table-cell table:formula="of:=IF([.A311]=1;[.B311];IF([.B311]&gt;[.D310];[.B311];[.D310]))" office:value-type="float" office:value="135" calcext:value-type="float">
            <text:p>135</text:p>
          </table:table-cell>
          <table:table-cell table:formula="of:=IF([.A311]=1;0;IF([.B311]&gt;[.D310];1;0))" office:value-type="float" office:value="0" calcext:value-type="float">
            <text:p>0</text:p>
          </table:table-cell>
          <table:table-cell table:formula="of:=IF([.A311]=1;5000;[.I310])" office:value-type="currency" office:currency="PLN" office:value="3412.16" calcext:value-type="currency">
            <text:p>3 412,16 zł</text:p>
          </table:table-cell>
          <table:table-cell table:formula="of:=IF([.A311]=1;TRUNC(1000/[.B311] );IF(OR([.A311]=2;[.A311]=3);0;IF([.F311]&lt;1000;0;IF([.C310]=1;TRUNC(1000/[.B311]);0))))" office:value-type="float" office:value="0" calcext:value-type="float">
            <text:p>0</text:p>
          </table:table-cell>
          <table:table-cell table:formula="of:=IF(OR([.A311]=1;[.A311]=2);0;IF([.E310]=1;[.G311]+[.J310];0))" office:value-type="float" office:value="0" calcext:value-type="float">
            <text:p>0</text:p>
          </table:table-cell>
          <table:table-cell table:style-name="ce9" table:formula="of:=[.F311]-[.B311]*[.G311]+[.B311]*[.H311]" office:value-type="currency" office:currency="PLN" office:value="3412.16" calcext:value-type="currency">
            <text:p>3 412,16 zł</text:p>
          </table:table-cell>
          <table:table-cell table:formula="of:=IF([.A311]=1;[.G311]-[.H311];[.J310]+[.G311]-[.H311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5.18" calcext:value-type="float">
            <text:p>135,18</text:p>
          </table:table-cell>
          <table:table-cell table:formula="of:=IF(AND([.B310]&gt;[.B311];[.B311]&gt;[.B312]);1;0)" office:value-type="float" office:value="0" calcext:value-type="float">
            <text:p>0</text:p>
          </table:table-cell>
          <table:table-cell table:formula="of:=IF([.A312]=1;[.B312];IF([.B312]&gt;[.D311];[.B312];[.D311]))" office:value-type="float" office:value="135.18" calcext:value-type="float">
            <text:p>135,18</text:p>
          </table:table-cell>
          <table:table-cell table:formula="of:=IF([.A312]=1;0;IF([.B312]&gt;[.D311];1;0))" office:value-type="float" office:value="1" calcext:value-type="float">
            <text:p>1</text:p>
          </table:table-cell>
          <table:table-cell table:formula="of:=IF([.A312]=1;5000;[.I311])" office:value-type="currency" office:currency="PLN" office:value="3412.16" calcext:value-type="currency">
            <text:p>3 412,16 zł</text:p>
          </table:table-cell>
          <table:table-cell table:formula="of:=IF([.A312]=1;TRUNC(1000/[.B312] );IF(OR([.A312]=2;[.A312]=3);0;IF([.F312]&lt;1000;0;IF([.C311]=1;TRUNC(1000/[.B312]);0))))" office:value-type="float" office:value="0" calcext:value-type="float">
            <text:p>0</text:p>
          </table:table-cell>
          <table:table-cell table:formula="of:=IF(OR([.A312]=1;[.A312]=2);0;IF([.E311]=1;[.G312]+[.J311];0))" office:value-type="float" office:value="0" calcext:value-type="float">
            <text:p>0</text:p>
          </table:table-cell>
          <table:table-cell table:style-name="ce9" table:formula="of:=[.F312]-[.B312]*[.G312]+[.B312]*[.H312]" office:value-type="currency" office:currency="PLN" office:value="3412.16" calcext:value-type="currency">
            <text:p>3 412,16 zł</text:p>
          </table:table-cell>
          <table:table-cell table:formula="of:=IF([.A312]=1;[.G312]-[.H312];[.J311]+[.G312]-[.H312]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7.03" calcext:value-type="float">
            <text:p>137,03</text:p>
          </table:table-cell>
          <table:table-cell table:formula="of:=IF(AND([.B311]&gt;[.B312];[.B312]&gt;[.B313]);1;0)" office:value-type="float" office:value="0" calcext:value-type="float">
            <text:p>0</text:p>
          </table:table-cell>
          <table:table-cell table:formula="of:=IF([.A313]=1;[.B313];IF([.B313]&gt;[.D312];[.B313];[.D312]))" office:value-type="float" office:value="137.03" calcext:value-type="float">
            <text:p>137,03</text:p>
          </table:table-cell>
          <table:table-cell table:formula="of:=IF([.A313]=1;0;IF([.B313]&gt;[.D312];1;0))" office:value-type="float" office:value="1" calcext:value-type="float">
            <text:p>1</text:p>
          </table:table-cell>
          <table:table-cell table:formula="of:=IF([.A313]=1;5000;[.I312])" office:value-type="currency" office:currency="PLN" office:value="3412.16" calcext:value-type="currency">
            <text:p>3 412,16 zł</text:p>
          </table:table-cell>
          <table:table-cell table:formula="of:=IF([.A313]=1;TRUNC(1000/[.B313] );IF(OR([.A313]=2;[.A313]=3);0;IF([.F313]&lt;1000;0;IF([.C312]=1;TRUNC(1000/[.B313]);0))))" office:value-type="float" office:value="0" calcext:value-type="float">
            <text:p>0</text:p>
          </table:table-cell>
          <table:table-cell table:formula="of:=IF(OR([.A313]=1;[.A313]=2);0;IF([.E312]=1;[.G313]+[.J312];0))" office:value-type="float" office:value="21" calcext:value-type="float">
            <text:p>21</text:p>
          </table:table-cell>
          <table:table-cell table:style-name="ce9" table:formula="of:=[.F313]-[.B313]*[.G313]+[.B313]*[.H313]" office:value-type="currency" office:currency="PLN" office:value="6289.79" calcext:value-type="currency">
            <text:p>6 289,79 zł</text:p>
          </table:table-cell>
          <table:table-cell table:formula="of:=IF([.A313]=1;[.G313]-[.H313];[.J312]+[.G313]-[.H31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8.52" calcext:value-type="float">
            <text:p>138,52</text:p>
          </table:table-cell>
          <table:table-cell table:formula="of:=IF(AND([.B312]&gt;[.B313];[.B313]&gt;[.B314]);1;0)" office:value-type="float" office:value="0" calcext:value-type="float">
            <text:p>0</text:p>
          </table:table-cell>
          <table:table-cell table:formula="of:=IF([.A314]=1;[.B314];IF([.B314]&gt;[.D313];[.B314];[.D313]))" office:value-type="float" office:value="138.52" calcext:value-type="float">
            <text:p>138,52</text:p>
          </table:table-cell>
          <table:table-cell table:formula="of:=IF([.A314]=1;0;IF([.B314]&gt;[.D313];1;0))" office:value-type="float" office:value="1" calcext:value-type="float">
            <text:p>1</text:p>
          </table:table-cell>
          <table:table-cell table:formula="of:=IF([.A314]=1;5000;[.I313])" office:value-type="currency" office:currency="PLN" office:value="6289.79" calcext:value-type="currency">
            <text:p>6 289,79 zł</text:p>
          </table:table-cell>
          <table:table-cell table:formula="of:=IF([.A314]=1;TRUNC(1000/[.B314] );IF(OR([.A314]=2;[.A314]=3);0;IF([.F314]&lt;1000;0;IF([.C313]=1;TRUNC(1000/[.B314]);0))))" office:value-type="float" office:value="0" calcext:value-type="float">
            <text:p>0</text:p>
          </table:table-cell>
          <table:table-cell table:formula="of:=IF(OR([.A314]=1;[.A314]=2);0;IF([.E313]=1;[.G314]+[.J313];0))" office:value-type="float" office:value="0" calcext:value-type="float">
            <text:p>0</text:p>
          </table:table-cell>
          <table:table-cell table:style-name="ce9" table:formula="of:=[.F314]-[.B314]*[.G314]+[.B314]*[.H314]" office:value-type="currency" office:currency="PLN" office:value="6289.79" calcext:value-type="currency">
            <text:p>6 289,79 zł</text:p>
          </table:table-cell>
          <table:table-cell table:formula="of:=IF([.A314]=1;[.G314]-[.H314];[.J313]+[.G314]-[.H31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7.19" calcext:value-type="float">
            <text:p>137,19</text:p>
          </table:table-cell>
          <table:table-cell table:formula="of:=IF(AND([.B313]&gt;[.B314];[.B314]&gt;[.B315]);1;0)" office:value-type="float" office:value="0" calcext:value-type="float">
            <text:p>0</text:p>
          </table:table-cell>
          <table:table-cell table:formula="of:=IF([.A315]=1;[.B315];IF([.B315]&gt;[.D314];[.B315];[.D314]))" office:value-type="float" office:value="138.52" calcext:value-type="float">
            <text:p>138,52</text:p>
          </table:table-cell>
          <table:table-cell table:formula="of:=IF([.A315]=1;0;IF([.B315]&gt;[.D314];1;0))" office:value-type="float" office:value="0" calcext:value-type="float">
            <text:p>0</text:p>
          </table:table-cell>
          <table:table-cell table:formula="of:=IF([.A315]=1;5000;[.I314])" office:value-type="currency" office:currency="PLN" office:value="6289.79" calcext:value-type="currency">
            <text:p>6 289,79 zł</text:p>
          </table:table-cell>
          <table:table-cell table:formula="of:=IF([.A315]=1;TRUNC(1000/[.B315] );IF(OR([.A315]=2;[.A315]=3);0;IF([.F315]&lt;1000;0;IF([.C314]=1;TRUNC(1000/[.B315]);0))))" office:value-type="float" office:value="0" calcext:value-type="float">
            <text:p>0</text:p>
          </table:table-cell>
          <table:table-cell table:formula="of:=IF(OR([.A315]=1;[.A315]=2);0;IF([.E314]=1;[.G315]+[.J314];0))" office:value-type="float" office:value="0" calcext:value-type="float">
            <text:p>0</text:p>
          </table:table-cell>
          <table:table-cell table:style-name="ce9" table:formula="of:=[.F315]-[.B315]*[.G315]+[.B315]*[.H315]" office:value-type="currency" office:currency="PLN" office:value="6289.79" calcext:value-type="currency">
            <text:p>6 289,79 zł</text:p>
          </table:table-cell>
          <table:table-cell table:formula="of:=IF([.A315]=1;[.G315]-[.H315];[.J314]+[.G315]-[.H31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5.95" calcext:value-type="float">
            <text:p>135,95</text:p>
          </table:table-cell>
          <table:table-cell table:formula="of:=IF(AND([.B314]&gt;[.B315];[.B315]&gt;[.B316]);1;0)" office:value-type="float" office:value="1" calcext:value-type="float">
            <text:p>1</text:p>
          </table:table-cell>
          <table:table-cell table:formula="of:=IF([.A316]=1;[.B316];IF([.B316]&gt;[.D315];[.B316];[.D315]))" office:value-type="float" office:value="138.52" calcext:value-type="float">
            <text:p>138,52</text:p>
          </table:table-cell>
          <table:table-cell table:formula="of:=IF([.A316]=1;0;IF([.B316]&gt;[.D315];1;0))" office:value-type="float" office:value="0" calcext:value-type="float">
            <text:p>0</text:p>
          </table:table-cell>
          <table:table-cell table:formula="of:=IF([.A316]=1;5000;[.I315])" office:value-type="currency" office:currency="PLN" office:value="6289.79" calcext:value-type="currency">
            <text:p>6 289,79 zł</text:p>
          </table:table-cell>
          <table:table-cell table:formula="of:=IF([.A316]=1;TRUNC(1000/[.B316] );IF(OR([.A316]=2;[.A316]=3);0;IF([.F316]&lt;1000;0;IF([.C315]=1;TRUNC(1000/[.B316]);0))))" office:value-type="float" office:value="0" calcext:value-type="float">
            <text:p>0</text:p>
          </table:table-cell>
          <table:table-cell table:formula="of:=IF(OR([.A316]=1;[.A316]=2);0;IF([.E315]=1;[.G316]+[.J315];0))" office:value-type="float" office:value="0" calcext:value-type="float">
            <text:p>0</text:p>
          </table:table-cell>
          <table:table-cell table:style-name="ce9" table:formula="of:=[.F316]-[.B316]*[.G316]+[.B316]*[.H316]" office:value-type="currency" office:currency="PLN" office:value="6289.79" calcext:value-type="currency">
            <text:p>6 289,79 zł</text:p>
          </table:table-cell>
          <table:table-cell table:formula="of:=IF([.A316]=1;[.G316]-[.H316];[.J315]+[.G316]-[.H3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7" calcext:value-type="float">
            <text:p>137</text:p>
          </table:table-cell>
          <table:table-cell table:formula="of:=IF(AND([.B315]&gt;[.B316];[.B316]&gt;[.B317]);1;0)" office:value-type="float" office:value="0" calcext:value-type="float">
            <text:p>0</text:p>
          </table:table-cell>
          <table:table-cell table:formula="of:=IF([.A317]=1;[.B317];IF([.B317]&gt;[.D316];[.B317];[.D316]))" office:value-type="float" office:value="138.52" calcext:value-type="float">
            <text:p>138,52</text:p>
          </table:table-cell>
          <table:table-cell table:formula="of:=IF([.A317]=1;0;IF([.B317]&gt;[.D316];1;0))" office:value-type="float" office:value="0" calcext:value-type="float">
            <text:p>0</text:p>
          </table:table-cell>
          <table:table-cell table:formula="of:=IF([.A317]=1;5000;[.I316])" office:value-type="currency" office:currency="PLN" office:value="6289.79" calcext:value-type="currency">
            <text:p>6 289,79 zł</text:p>
          </table:table-cell>
          <table:table-cell table:formula="of:=IF([.A317]=1;TRUNC(1000/[.B317] );IF(OR([.A317]=2;[.A317]=3);0;IF([.F317]&lt;1000;0;IF([.C316]=1;TRUNC(1000/[.B317]);0))))" office:value-type="float" office:value="7" calcext:value-type="float">
            <text:p>7</text:p>
          </table:table-cell>
          <table:table-cell table:formula="of:=IF(OR([.A317]=1;[.A317]=2);0;IF([.E316]=1;[.G317]+[.J316];0))" office:value-type="float" office:value="0" calcext:value-type="float">
            <text:p>0</text:p>
          </table:table-cell>
          <table:table-cell table:style-name="ce9" table:formula="of:=[.F317]-[.B317]*[.G317]+[.B317]*[.H317]" office:value-type="currency" office:currency="PLN" office:value="5330.79" calcext:value-type="currency">
            <text:p>5 330,79 zł</text:p>
          </table:table-cell>
          <table:table-cell table:formula="of:=IF([.A317]=1;[.G317]-[.H317];[.J316]+[.G317]-[.H317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7.67" calcext:value-type="float">
            <text:p>137,67</text:p>
          </table:table-cell>
          <table:table-cell table:formula="of:=IF(AND([.B316]&gt;[.B317];[.B317]&gt;[.B318]);1;0)" office:value-type="float" office:value="0" calcext:value-type="float">
            <text:p>0</text:p>
          </table:table-cell>
          <table:table-cell table:formula="of:=IF([.A318]=1;[.B318];IF([.B318]&gt;[.D317];[.B318];[.D317]))" office:value-type="float" office:value="138.52" calcext:value-type="float">
            <text:p>138,52</text:p>
          </table:table-cell>
          <table:table-cell table:formula="of:=IF([.A318]=1;0;IF([.B318]&gt;[.D317];1;0))" office:value-type="float" office:value="0" calcext:value-type="float">
            <text:p>0</text:p>
          </table:table-cell>
          <table:table-cell table:formula="of:=IF([.A318]=1;5000;[.I317])" office:value-type="currency" office:currency="PLN" office:value="5330.79" calcext:value-type="currency">
            <text:p>5 330,79 zł</text:p>
          </table:table-cell>
          <table:table-cell table:formula="of:=IF([.A318]=1;TRUNC(1000/[.B318] );IF(OR([.A318]=2;[.A318]=3);0;IF([.F318]&lt;1000;0;IF([.C317]=1;TRUNC(1000/[.B318]);0))))" office:value-type="float" office:value="0" calcext:value-type="float">
            <text:p>0</text:p>
          </table:table-cell>
          <table:table-cell table:formula="of:=IF(OR([.A318]=1;[.A318]=2);0;IF([.E317]=1;[.G318]+[.J317];0))" office:value-type="float" office:value="0" calcext:value-type="float">
            <text:p>0</text:p>
          </table:table-cell>
          <table:table-cell table:style-name="ce9" table:formula="of:=[.F318]-[.B318]*[.G318]+[.B318]*[.H318]" office:value-type="currency" office:currency="PLN" office:value="5330.79" calcext:value-type="currency">
            <text:p>5 330,79 zł</text:p>
          </table:table-cell>
          <table:table-cell table:formula="of:=IF([.A318]=1;[.G318]-[.H318];[.J317]+[.G318]-[.H318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6.63" calcext:value-type="float">
            <text:p>136,63</text:p>
          </table:table-cell>
          <table:table-cell table:formula="of:=IF(AND([.B317]&gt;[.B318];[.B318]&gt;[.B319]);1;0)" office:value-type="float" office:value="0" calcext:value-type="float">
            <text:p>0</text:p>
          </table:table-cell>
          <table:table-cell table:formula="of:=IF([.A319]=1;[.B319];IF([.B319]&gt;[.D318];[.B319];[.D318]))" office:value-type="float" office:value="138.52" calcext:value-type="float">
            <text:p>138,52</text:p>
          </table:table-cell>
          <table:table-cell table:formula="of:=IF([.A319]=1;0;IF([.B319]&gt;[.D318];1;0))" office:value-type="float" office:value="0" calcext:value-type="float">
            <text:p>0</text:p>
          </table:table-cell>
          <table:table-cell table:formula="of:=IF([.A319]=1;5000;[.I318])" office:value-type="currency" office:currency="PLN" office:value="5330.79" calcext:value-type="currency">
            <text:p>5 330,79 zł</text:p>
          </table:table-cell>
          <table:table-cell table:formula="of:=IF([.A319]=1;TRUNC(1000/[.B319] );IF(OR([.A319]=2;[.A319]=3);0;IF([.F319]&lt;1000;0;IF([.C318]=1;TRUNC(1000/[.B319]);0))))" office:value-type="float" office:value="0" calcext:value-type="float">
            <text:p>0</text:p>
          </table:table-cell>
          <table:table-cell table:formula="of:=IF(OR([.A319]=1;[.A319]=2);0;IF([.E318]=1;[.G319]+[.J318];0))" office:value-type="float" office:value="0" calcext:value-type="float">
            <text:p>0</text:p>
          </table:table-cell>
          <table:table-cell table:style-name="ce9" table:formula="of:=[.F319]-[.B319]*[.G319]+[.B319]*[.H319]" office:value-type="currency" office:currency="PLN" office:value="5330.79" calcext:value-type="currency">
            <text:p>5 330,79 zł</text:p>
          </table:table-cell>
          <table:table-cell table:formula="of:=IF([.A319]=1;[.G319]-[.H319];[.J318]+[.G319]-[.H319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7.87" calcext:value-type="float">
            <text:p>137,87</text:p>
          </table:table-cell>
          <table:table-cell table:formula="of:=IF(AND([.B318]&gt;[.B319];[.B319]&gt;[.B320]);1;0)" office:value-type="float" office:value="0" calcext:value-type="float">
            <text:p>0</text:p>
          </table:table-cell>
          <table:table-cell table:formula="of:=IF([.A320]=1;[.B320];IF([.B320]&gt;[.D319];[.B320];[.D319]))" office:value-type="float" office:value="138.52" calcext:value-type="float">
            <text:p>138,52</text:p>
          </table:table-cell>
          <table:table-cell table:formula="of:=IF([.A320]=1;0;IF([.B320]&gt;[.D319];1;0))" office:value-type="float" office:value="0" calcext:value-type="float">
            <text:p>0</text:p>
          </table:table-cell>
          <table:table-cell table:formula="of:=IF([.A320]=1;5000;[.I319])" office:value-type="currency" office:currency="PLN" office:value="5330.79" calcext:value-type="currency">
            <text:p>5 330,79 zł</text:p>
          </table:table-cell>
          <table:table-cell table:formula="of:=IF([.A320]=1;TRUNC(1000/[.B320] );IF(OR([.A320]=2;[.A320]=3);0;IF([.F320]&lt;1000;0;IF([.C319]=1;TRUNC(1000/[.B320]);0))))" office:value-type="float" office:value="0" calcext:value-type="float">
            <text:p>0</text:p>
          </table:table-cell>
          <table:table-cell table:formula="of:=IF(OR([.A320]=1;[.A320]=2);0;IF([.E319]=1;[.G320]+[.J319];0))" office:value-type="float" office:value="0" calcext:value-type="float">
            <text:p>0</text:p>
          </table:table-cell>
          <table:table-cell table:style-name="ce9" table:formula="of:=[.F320]-[.B320]*[.G320]+[.B320]*[.H320]" office:value-type="currency" office:currency="PLN" office:value="5330.79" calcext:value-type="currency">
            <text:p>5 330,79 zł</text:p>
          </table:table-cell>
          <table:table-cell table:formula="of:=IF([.A320]=1;[.G320]-[.H320];[.J319]+[.G320]-[.H320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9.09" calcext:value-type="float">
            <text:p>139,09</text:p>
          </table:table-cell>
          <table:table-cell table:formula="of:=IF(AND([.B319]&gt;[.B320];[.B320]&gt;[.B321]);1;0)" office:value-type="float" office:value="0" calcext:value-type="float">
            <text:p>0</text:p>
          </table:table-cell>
          <table:table-cell table:formula="of:=IF([.A321]=1;[.B321];IF([.B321]&gt;[.D320];[.B321];[.D320]))" office:value-type="float" office:value="139.09" calcext:value-type="float">
            <text:p>139,09</text:p>
          </table:table-cell>
          <table:table-cell table:formula="of:=IF([.A321]=1;0;IF([.B321]&gt;[.D320];1;0))" office:value-type="float" office:value="1" calcext:value-type="float">
            <text:p>1</text:p>
          </table:table-cell>
          <table:table-cell table:formula="of:=IF([.A321]=1;5000;[.I320])" office:value-type="currency" office:currency="PLN" office:value="5330.79" calcext:value-type="currency">
            <text:p>5 330,79 zł</text:p>
          </table:table-cell>
          <table:table-cell table:formula="of:=IF([.A321]=1;TRUNC(1000/[.B321] );IF(OR([.A321]=2;[.A321]=3);0;IF([.F321]&lt;1000;0;IF([.C320]=1;TRUNC(1000/[.B321]);0))))" office:value-type="float" office:value="0" calcext:value-type="float">
            <text:p>0</text:p>
          </table:table-cell>
          <table:table-cell table:formula="of:=IF(OR([.A321]=1;[.A321]=2);0;IF([.E320]=1;[.G321]+[.J320];0))" office:value-type="float" office:value="0" calcext:value-type="float">
            <text:p>0</text:p>
          </table:table-cell>
          <table:table-cell table:style-name="ce9" table:formula="of:=[.F321]-[.B321]*[.G321]+[.B321]*[.H321]" office:value-type="currency" office:currency="PLN" office:value="5330.79" calcext:value-type="currency">
            <text:p>5 330,79 zł</text:p>
          </table:table-cell>
          <table:table-cell table:formula="of:=IF([.A321]=1;[.G321]-[.H321];[.J320]+[.G321]-[.H321]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0.12" calcext:value-type="float">
            <text:p>140,12</text:p>
          </table:table-cell>
          <table:table-cell table:formula="of:=IF(AND([.B320]&gt;[.B321];[.B321]&gt;[.B322]);1;0)" office:value-type="float" office:value="0" calcext:value-type="float">
            <text:p>0</text:p>
          </table:table-cell>
          <table:table-cell table:formula="of:=IF([.A322]=1;[.B322];IF([.B322]&gt;[.D321];[.B322];[.D321]))" office:value-type="float" office:value="140.12" calcext:value-type="float">
            <text:p>140,12</text:p>
          </table:table-cell>
          <table:table-cell table:formula="of:=IF([.A322]=1;0;IF([.B322]&gt;[.D321];1;0))" office:value-type="float" office:value="1" calcext:value-type="float">
            <text:p>1</text:p>
          </table:table-cell>
          <table:table-cell table:formula="of:=IF([.A322]=1;5000;[.I321])" office:value-type="currency" office:currency="PLN" office:value="5330.79" calcext:value-type="currency">
            <text:p>5 330,79 zł</text:p>
          </table:table-cell>
          <table:table-cell table:formula="of:=IF([.A322]=1;TRUNC(1000/[.B322] );IF(OR([.A322]=2;[.A322]=3);0;IF([.F322]&lt;1000;0;IF([.C321]=1;TRUNC(1000/[.B322]);0))))" office:value-type="float" office:value="0" calcext:value-type="float">
            <text:p>0</text:p>
          </table:table-cell>
          <table:table-cell table:formula="of:=IF(OR([.A322]=1;[.A322]=2);0;IF([.E321]=1;[.G322]+[.J321];0))" office:value-type="float" office:value="7" calcext:value-type="float">
            <text:p>7</text:p>
          </table:table-cell>
          <table:table-cell table:style-name="ce9" table:formula="of:=[.F322]-[.B322]*[.G322]+[.B322]*[.H322]" office:value-type="currency" office:currency="PLN" office:value="6311.63" calcext:value-type="currency">
            <text:p>6 311,63 zł</text:p>
          </table:table-cell>
          <table:table-cell table:formula="of:=IF([.A322]=1;[.G322]-[.H322];[.J321]+[.G322]-[.H32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8.57" calcext:value-type="float">
            <text:p>138,57</text:p>
          </table:table-cell>
          <table:table-cell table:formula="of:=IF(AND([.B321]&gt;[.B322];[.B322]&gt;[.B323]);1;0)" office:value-type="float" office:value="0" calcext:value-type="float">
            <text:p>0</text:p>
          </table:table-cell>
          <table:table-cell table:formula="of:=IF([.A323]=1;[.B323];IF([.B323]&gt;[.D322];[.B323];[.D322]))" office:value-type="float" office:value="140.12" calcext:value-type="float">
            <text:p>140,12</text:p>
          </table:table-cell>
          <table:table-cell table:formula="of:=IF([.A323]=1;0;IF([.B323]&gt;[.D322];1;0))" office:value-type="float" office:value="0" calcext:value-type="float">
            <text:p>0</text:p>
          </table:table-cell>
          <table:table-cell table:formula="of:=IF([.A323]=1;5000;[.I322])" office:value-type="currency" office:currency="PLN" office:value="6311.63" calcext:value-type="currency">
            <text:p>6 311,63 zł</text:p>
          </table:table-cell>
          <table:table-cell table:formula="of:=IF([.A323]=1;TRUNC(1000/[.B323] );IF(OR([.A323]=2;[.A323]=3);0;IF([.F323]&lt;1000;0;IF([.C322]=1;TRUNC(1000/[.B323]);0))))" office:value-type="float" office:value="0" calcext:value-type="float">
            <text:p>0</text:p>
          </table:table-cell>
          <table:table-cell table:formula="of:=IF(OR([.A323]=1;[.A323]=2);0;IF([.E322]=1;[.G323]+[.J322];0))" office:value-type="float" office:value="0" calcext:value-type="float">
            <text:p>0</text:p>
          </table:table-cell>
          <table:table-cell table:style-name="ce9" table:formula="of:=[.F323]-[.B323]*[.G323]+[.B323]*[.H323]" office:value-type="currency" office:currency="PLN" office:value="6311.63" calcext:value-type="currency">
            <text:p>6 311,63 zł</text:p>
          </table:table-cell>
          <table:table-cell table:formula="of:=IF([.A323]=1;[.G323]-[.H323];[.J322]+[.G323]-[.H32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8.84" calcext:value-type="float">
            <text:p>138,84</text:p>
          </table:table-cell>
          <table:table-cell table:formula="of:=IF(AND([.B322]&gt;[.B323];[.B323]&gt;[.B324]);1;0)" office:value-type="float" office:value="0" calcext:value-type="float">
            <text:p>0</text:p>
          </table:table-cell>
          <table:table-cell table:formula="of:=IF([.A324]=1;[.B324];IF([.B324]&gt;[.D323];[.B324];[.D323]))" office:value-type="float" office:value="140.12" calcext:value-type="float">
            <text:p>140,12</text:p>
          </table:table-cell>
          <table:table-cell table:formula="of:=IF([.A324]=1;0;IF([.B324]&gt;[.D323];1;0))" office:value-type="float" office:value="0" calcext:value-type="float">
            <text:p>0</text:p>
          </table:table-cell>
          <table:table-cell table:formula="of:=IF([.A324]=1;5000;[.I323])" office:value-type="currency" office:currency="PLN" office:value="6311.63" calcext:value-type="currency">
            <text:p>6 311,63 zł</text:p>
          </table:table-cell>
          <table:table-cell table:formula="of:=IF([.A324]=1;TRUNC(1000/[.B324] );IF(OR([.A324]=2;[.A324]=3);0;IF([.F324]&lt;1000;0;IF([.C323]=1;TRUNC(1000/[.B324]);0))))" office:value-type="float" office:value="0" calcext:value-type="float">
            <text:p>0</text:p>
          </table:table-cell>
          <table:table-cell table:formula="of:=IF(OR([.A324]=1;[.A324]=2);0;IF([.E323]=1;[.G324]+[.J323];0))" office:value-type="float" office:value="0" calcext:value-type="float">
            <text:p>0</text:p>
          </table:table-cell>
          <table:table-cell table:style-name="ce9" table:formula="of:=[.F324]-[.B324]*[.G324]+[.B324]*[.H324]" office:value-type="currency" office:currency="PLN" office:value="6311.63" calcext:value-type="currency">
            <text:p>6 311,63 zł</text:p>
          </table:table-cell>
          <table:table-cell table:formula="of:=IF([.A324]=1;[.G324]-[.H324];[.J323]+[.G324]-[.H3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0.71" calcext:value-type="float">
            <text:p>140,71</text:p>
          </table:table-cell>
          <table:table-cell table:formula="of:=IF(AND([.B323]&gt;[.B324];[.B324]&gt;[.B325]);1;0)" office:value-type="float" office:value="0" calcext:value-type="float">
            <text:p>0</text:p>
          </table:table-cell>
          <table:table-cell table:formula="of:=IF([.A325]=1;[.B325];IF([.B325]&gt;[.D324];[.B325];[.D324]))" office:value-type="float" office:value="140.71" calcext:value-type="float">
            <text:p>140,71</text:p>
          </table:table-cell>
          <table:table-cell table:formula="of:=IF([.A325]=1;0;IF([.B325]&gt;[.D324];1;0))" office:value-type="float" office:value="1" calcext:value-type="float">
            <text:p>1</text:p>
          </table:table-cell>
          <table:table-cell table:formula="of:=IF([.A325]=1;5000;[.I324])" office:value-type="currency" office:currency="PLN" office:value="6311.63" calcext:value-type="currency">
            <text:p>6 311,63 zł</text:p>
          </table:table-cell>
          <table:table-cell table:formula="of:=IF([.A325]=1;TRUNC(1000/[.B325] );IF(OR([.A325]=2;[.A325]=3);0;IF([.F325]&lt;1000;0;IF([.C324]=1;TRUNC(1000/[.B325]);0))))" office:value-type="float" office:value="0" calcext:value-type="float">
            <text:p>0</text:p>
          </table:table-cell>
          <table:table-cell table:formula="of:=IF(OR([.A325]=1;[.A325]=2);0;IF([.E324]=1;[.G325]+[.J324];0))" office:value-type="float" office:value="0" calcext:value-type="float">
            <text:p>0</text:p>
          </table:table-cell>
          <table:table-cell table:style-name="ce9" table:formula="of:=[.F325]-[.B325]*[.G325]+[.B325]*[.H325]" office:value-type="currency" office:currency="PLN" office:value="6311.63" calcext:value-type="currency">
            <text:p>6 311,63 zł</text:p>
          </table:table-cell>
          <table:table-cell table:formula="of:=IF([.A325]=1;[.G325]-[.H325];[.J324]+[.G325]-[.H32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0.85" calcext:value-type="float">
            <text:p>140,85</text:p>
          </table:table-cell>
          <table:table-cell table:formula="of:=IF(AND([.B324]&gt;[.B325];[.B325]&gt;[.B326]);1;0)" office:value-type="float" office:value="0" calcext:value-type="float">
            <text:p>0</text:p>
          </table:table-cell>
          <table:table-cell table:formula="of:=IF([.A326]=1;[.B326];IF([.B326]&gt;[.D325];[.B326];[.D325]))" office:value-type="float" office:value="140.85" calcext:value-type="float">
            <text:p>140,85</text:p>
          </table:table-cell>
          <table:table-cell table:formula="of:=IF([.A326]=1;0;IF([.B326]&gt;[.D325];1;0))" office:value-type="float" office:value="1" calcext:value-type="float">
            <text:p>1</text:p>
          </table:table-cell>
          <table:table-cell table:formula="of:=IF([.A326]=1;5000;[.I325])" office:value-type="currency" office:currency="PLN" office:value="6311.63" calcext:value-type="currency">
            <text:p>6 311,63 zł</text:p>
          </table:table-cell>
          <table:table-cell table:formula="of:=IF([.A326]=1;TRUNC(1000/[.B326] );IF(OR([.A326]=2;[.A326]=3);0;IF([.F326]&lt;1000;0;IF([.C325]=1;TRUNC(1000/[.B326]);0))))" office:value-type="float" office:value="0" calcext:value-type="float">
            <text:p>0</text:p>
          </table:table-cell>
          <table:table-cell table:formula="of:=IF(OR([.A326]=1;[.A326]=2);0;IF([.E325]=1;[.G326]+[.J325];0))" office:value-type="float" office:value="0" calcext:value-type="float">
            <text:p>0</text:p>
          </table:table-cell>
          <table:table-cell table:style-name="ce9" table:formula="of:=[.F326]-[.B326]*[.G326]+[.B326]*[.H326]" office:value-type="currency" office:currency="PLN" office:value="6311.63" calcext:value-type="currency">
            <text:p>6 311,63 zł</text:p>
          </table:table-cell>
          <table:table-cell table:formula="of:=IF([.A326]=1;[.G326]-[.H326];[.J325]+[.G326]-[.H32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8.95" calcext:value-type="float">
            <text:p>138,95</text:p>
          </table:table-cell>
          <table:table-cell table:formula="of:=IF(AND([.B325]&gt;[.B326];[.B326]&gt;[.B327]);1;0)" office:value-type="float" office:value="0" calcext:value-type="float">
            <text:p>0</text:p>
          </table:table-cell>
          <table:table-cell table:formula="of:=IF([.A327]=1;[.B327];IF([.B327]&gt;[.D326];[.B327];[.D326]))" office:value-type="float" office:value="140.85" calcext:value-type="float">
            <text:p>140,85</text:p>
          </table:table-cell>
          <table:table-cell table:formula="of:=IF([.A327]=1;0;IF([.B327]&gt;[.D326];1;0))" office:value-type="float" office:value="0" calcext:value-type="float">
            <text:p>0</text:p>
          </table:table-cell>
          <table:table-cell table:formula="of:=IF([.A327]=1;5000;[.I326])" office:value-type="currency" office:currency="PLN" office:value="6311.63" calcext:value-type="currency">
            <text:p>6 311,63 zł</text:p>
          </table:table-cell>
          <table:table-cell table:formula="of:=IF([.A327]=1;TRUNC(1000/[.B327] );IF(OR([.A327]=2;[.A327]=3);0;IF([.F327]&lt;1000;0;IF([.C326]=1;TRUNC(1000/[.B327]);0))))" office:value-type="float" office:value="0" calcext:value-type="float">
            <text:p>0</text:p>
          </table:table-cell>
          <table:table-cell table:formula="of:=IF(OR([.A327]=1;[.A327]=2);0;IF([.E326]=1;[.G327]+[.J326];0))" office:value-type="float" office:value="0" calcext:value-type="float">
            <text:p>0</text:p>
          </table:table-cell>
          <table:table-cell table:style-name="ce9" table:formula="of:=[.F327]-[.B327]*[.G327]+[.B327]*[.H327]" office:value-type="currency" office:currency="PLN" office:value="6311.63" calcext:value-type="currency">
            <text:p>6 311,63 zł</text:p>
          </table:table-cell>
          <table:table-cell table:formula="of:=IF([.A327]=1;[.G327]-[.H327];[.J326]+[.G327]-[.H32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0.37" calcext:value-type="float">
            <text:p>140,37</text:p>
          </table:table-cell>
          <table:table-cell table:formula="of:=IF(AND([.B326]&gt;[.B327];[.B327]&gt;[.B328]);1;0)" office:value-type="float" office:value="0" calcext:value-type="float">
            <text:p>0</text:p>
          </table:table-cell>
          <table:table-cell table:formula="of:=IF([.A328]=1;[.B328];IF([.B328]&gt;[.D327];[.B328];[.D327]))" office:value-type="float" office:value="140.85" calcext:value-type="float">
            <text:p>140,85</text:p>
          </table:table-cell>
          <table:table-cell table:formula="of:=IF([.A328]=1;0;IF([.B328]&gt;[.D327];1;0))" office:value-type="float" office:value="0" calcext:value-type="float">
            <text:p>0</text:p>
          </table:table-cell>
          <table:table-cell table:formula="of:=IF([.A328]=1;5000;[.I327])" office:value-type="currency" office:currency="PLN" office:value="6311.63" calcext:value-type="currency">
            <text:p>6 311,63 zł</text:p>
          </table:table-cell>
          <table:table-cell table:formula="of:=IF([.A328]=1;TRUNC(1000/[.B328] );IF(OR([.A328]=2;[.A328]=3);0;IF([.F328]&lt;1000;0;IF([.C327]=1;TRUNC(1000/[.B328]);0))))" office:value-type="float" office:value="0" calcext:value-type="float">
            <text:p>0</text:p>
          </table:table-cell>
          <table:table-cell table:formula="of:=IF(OR([.A328]=1;[.A328]=2);0;IF([.E327]=1;[.G328]+[.J327];0))" office:value-type="float" office:value="0" calcext:value-type="float">
            <text:p>0</text:p>
          </table:table-cell>
          <table:table-cell table:style-name="ce9" table:formula="of:=[.F328]-[.B328]*[.G328]+[.B328]*[.H328]" office:value-type="currency" office:currency="PLN" office:value="6311.63" calcext:value-type="currency">
            <text:p>6 311,63 zł</text:p>
          </table:table-cell>
          <table:table-cell table:formula="of:=IF([.A328]=1;[.G328]-[.H328];[.J327]+[.G328]-[.H32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9.33" calcext:value-type="float">
            <text:p>139,33</text:p>
          </table:table-cell>
          <table:table-cell table:formula="of:=IF(AND([.B327]&gt;[.B328];[.B328]&gt;[.B329]);1;0)" office:value-type="float" office:value="0" calcext:value-type="float">
            <text:p>0</text:p>
          </table:table-cell>
          <table:table-cell table:formula="of:=IF([.A329]=1;[.B329];IF([.B329]&gt;[.D328];[.B329];[.D328]))" office:value-type="float" office:value="140.85" calcext:value-type="float">
            <text:p>140,85</text:p>
          </table:table-cell>
          <table:table-cell table:formula="of:=IF([.A329]=1;0;IF([.B329]&gt;[.D328];1;0))" office:value-type="float" office:value="0" calcext:value-type="float">
            <text:p>0</text:p>
          </table:table-cell>
          <table:table-cell table:formula="of:=IF([.A329]=1;5000;[.I328])" office:value-type="currency" office:currency="PLN" office:value="6311.63" calcext:value-type="currency">
            <text:p>6 311,63 zł</text:p>
          </table:table-cell>
          <table:table-cell table:formula="of:=IF([.A329]=1;TRUNC(1000/[.B329] );IF(OR([.A329]=2;[.A329]=3);0;IF([.F329]&lt;1000;0;IF([.C328]=1;TRUNC(1000/[.B329]);0))))" office:value-type="float" office:value="0" calcext:value-type="float">
            <text:p>0</text:p>
          </table:table-cell>
          <table:table-cell table:formula="of:=IF(OR([.A329]=1;[.A329]=2);0;IF([.E328]=1;[.G329]+[.J328];0))" office:value-type="float" office:value="0" calcext:value-type="float">
            <text:p>0</text:p>
          </table:table-cell>
          <table:table-cell table:style-name="ce9" table:formula="of:=[.F329]-[.B329]*[.G329]+[.B329]*[.H329]" office:value-type="currency" office:currency="PLN" office:value="6311.63" calcext:value-type="currency">
            <text:p>6 311,63 zł</text:p>
          </table:table-cell>
          <table:table-cell table:formula="of:=IF([.A329]=1;[.G329]-[.H329];[.J328]+[.G329]-[.H32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1.26" calcext:value-type="float">
            <text:p>141,26</text:p>
          </table:table-cell>
          <table:table-cell table:formula="of:=IF(AND([.B328]&gt;[.B329];[.B329]&gt;[.B330]);1;0)" office:value-type="float" office:value="0" calcext:value-type="float">
            <text:p>0</text:p>
          </table:table-cell>
          <table:table-cell table:formula="of:=IF([.A330]=1;[.B330];IF([.B330]&gt;[.D329];[.B330];[.D329]))" office:value-type="float" office:value="141.26" calcext:value-type="float">
            <text:p>141,26</text:p>
          </table:table-cell>
          <table:table-cell table:formula="of:=IF([.A330]=1;0;IF([.B330]&gt;[.D329];1;0))" office:value-type="float" office:value="1" calcext:value-type="float">
            <text:p>1</text:p>
          </table:table-cell>
          <table:table-cell table:formula="of:=IF([.A330]=1;5000;[.I329])" office:value-type="currency" office:currency="PLN" office:value="6311.63" calcext:value-type="currency">
            <text:p>6 311,63 zł</text:p>
          </table:table-cell>
          <table:table-cell table:formula="of:=IF([.A330]=1;TRUNC(1000/[.B330] );IF(OR([.A330]=2;[.A330]=3);0;IF([.F330]&lt;1000;0;IF([.C329]=1;TRUNC(1000/[.B330]);0))))" office:value-type="float" office:value="0" calcext:value-type="float">
            <text:p>0</text:p>
          </table:table-cell>
          <table:table-cell table:formula="of:=IF(OR([.A330]=1;[.A330]=2);0;IF([.E329]=1;[.G330]+[.J329];0))" office:value-type="float" office:value="0" calcext:value-type="float">
            <text:p>0</text:p>
          </table:table-cell>
          <table:table-cell table:style-name="ce9" table:formula="of:=[.F330]-[.B330]*[.G330]+[.B330]*[.H330]" office:value-type="currency" office:currency="PLN" office:value="6311.63" calcext:value-type="currency">
            <text:p>6 311,63 zł</text:p>
          </table:table-cell>
          <table:table-cell table:formula="of:=IF([.A330]=1;[.G330]-[.H330];[.J329]+[.G330]-[.H33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2.92" calcext:value-type="float">
            <text:p>142,92</text:p>
          </table:table-cell>
          <table:table-cell table:formula="of:=IF(AND([.B329]&gt;[.B330];[.B330]&gt;[.B331]);1;0)" office:value-type="float" office:value="0" calcext:value-type="float">
            <text:p>0</text:p>
          </table:table-cell>
          <table:table-cell table:formula="of:=IF([.A331]=1;[.B331];IF([.B331]&gt;[.D330];[.B331];[.D330]))" office:value-type="float" office:value="142.92" calcext:value-type="float">
            <text:p>142,92</text:p>
          </table:table-cell>
          <table:table-cell table:formula="of:=IF([.A331]=1;0;IF([.B331]&gt;[.D330];1;0))" office:value-type="float" office:value="1" calcext:value-type="float">
            <text:p>1</text:p>
          </table:table-cell>
          <table:table-cell table:formula="of:=IF([.A331]=1;5000;[.I330])" office:value-type="currency" office:currency="PLN" office:value="6311.63" calcext:value-type="currency">
            <text:p>6 311,63 zł</text:p>
          </table:table-cell>
          <table:table-cell table:formula="of:=IF([.A331]=1;TRUNC(1000/[.B331] );IF(OR([.A331]=2;[.A331]=3);0;IF([.F331]&lt;1000;0;IF([.C330]=1;TRUNC(1000/[.B331]);0))))" office:value-type="float" office:value="0" calcext:value-type="float">
            <text:p>0</text:p>
          </table:table-cell>
          <table:table-cell table:formula="of:=IF(OR([.A331]=1;[.A331]=2);0;IF([.E330]=1;[.G331]+[.J330];0))" office:value-type="float" office:value="0" calcext:value-type="float">
            <text:p>0</text:p>
          </table:table-cell>
          <table:table-cell table:style-name="ce9" table:formula="of:=[.F331]-[.B331]*[.G331]+[.B331]*[.H331]" office:value-type="currency" office:currency="PLN" office:value="6311.63" calcext:value-type="currency">
            <text:p>6 311,63 zł</text:p>
          </table:table-cell>
          <table:table-cell table:formula="of:=IF([.A331]=1;[.G331]-[.H331];[.J330]+[.G331]-[.H3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.3" calcext:value-type="float">
            <text:p>145,3</text:p>
          </table:table-cell>
          <table:table-cell table:formula="of:=IF(AND([.B330]&gt;[.B331];[.B331]&gt;[.B332]);1;0)" office:value-type="float" office:value="0" calcext:value-type="float">
            <text:p>0</text:p>
          </table:table-cell>
          <table:table-cell table:formula="of:=IF([.A332]=1;[.B332];IF([.B332]&gt;[.D331];[.B332];[.D331]))" office:value-type="float" office:value="145.3" calcext:value-type="float">
            <text:p>145,3</text:p>
          </table:table-cell>
          <table:table-cell table:formula="of:=IF([.A332]=1;0;IF([.B332]&gt;[.D331];1;0))" office:value-type="float" office:value="1" calcext:value-type="float">
            <text:p>1</text:p>
          </table:table-cell>
          <table:table-cell table:formula="of:=IF([.A332]=1;5000;[.I331])" office:value-type="currency" office:currency="PLN" office:value="6311.63" calcext:value-type="currency">
            <text:p>6 311,63 zł</text:p>
          </table:table-cell>
          <table:table-cell table:formula="of:=IF([.A332]=1;TRUNC(1000/[.B332] );IF(OR([.A332]=2;[.A332]=3);0;IF([.F332]&lt;1000;0;IF([.C331]=1;TRUNC(1000/[.B332]);0))))" office:value-type="float" office:value="0" calcext:value-type="float">
            <text:p>0</text:p>
          </table:table-cell>
          <table:table-cell table:formula="of:=IF(OR([.A332]=1;[.A332]=2);0;IF([.E331]=1;[.G332]+[.J331];0))" office:value-type="float" office:value="0" calcext:value-type="float">
            <text:p>0</text:p>
          </table:table-cell>
          <table:table-cell table:style-name="ce9" table:formula="of:=[.F332]-[.B332]*[.G332]+[.B332]*[.H332]" office:value-type="currency" office:currency="PLN" office:value="6311.63" calcext:value-type="currency">
            <text:p>6 311,63 zł</text:p>
          </table:table-cell>
          <table:table-cell table:formula="of:=IF([.A332]=1;[.G332]-[.H332];[.J331]+[.G332]-[.H332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3.49" calcext:value-type="float">
            <text:p>143,49</text:p>
          </table:table-cell>
          <table:table-cell table:formula="of:=IF(AND([.B331]&gt;[.B332];[.B332]&gt;[.B333]);1;0)" office:value-type="float" office:value="0" calcext:value-type="float">
            <text:p>0</text:p>
          </table:table-cell>
          <table:table-cell table:formula="of:=IF([.A333]=1;[.B333];IF([.B333]&gt;[.D332];[.B333];[.D332]))" office:value-type="float" office:value="145.3" calcext:value-type="float">
            <text:p>145,3</text:p>
          </table:table-cell>
          <table:table-cell table:formula="of:=IF([.A333]=1;0;IF([.B333]&gt;[.D332];1;0))" office:value-type="float" office:value="0" calcext:value-type="float">
            <text:p>0</text:p>
          </table:table-cell>
          <table:table-cell table:formula="of:=IF([.A333]=1;5000;[.I332])" office:value-type="currency" office:currency="PLN" office:value="6311.63" calcext:value-type="currency">
            <text:p>6 311,63 zł</text:p>
          </table:table-cell>
          <table:table-cell table:formula="of:=IF([.A333]=1;TRUNC(1000/[.B333] );IF(OR([.A333]=2;[.A333]=3);0;IF([.F333]&lt;1000;0;IF([.C332]=1;TRUNC(1000/[.B333]);0))))" office:value-type="float" office:value="0" calcext:value-type="float">
            <text:p>0</text:p>
          </table:table-cell>
          <table:table-cell table:formula="of:=IF(OR([.A333]=1;[.A333]=2);0;IF([.E332]=1;[.G333]+[.J332];0))" office:value-type="float" office:value="0" calcext:value-type="float">
            <text:p>0</text:p>
          </table:table-cell>
          <table:table-cell table:style-name="ce9" table:formula="of:=[.F333]-[.B333]*[.G333]+[.B333]*[.H333]" office:value-type="currency" office:currency="PLN" office:value="6311.63" calcext:value-type="currency">
            <text:p>6 311,63 zł</text:p>
          </table:table-cell>
          <table:table-cell table:formula="of:=IF([.A333]=1;[.G333]-[.H333];[.J332]+[.G333]-[.H333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.41" calcext:value-type="float">
            <text:p>145,41</text:p>
          </table:table-cell>
          <table:table-cell table:formula="of:=IF(AND([.B332]&gt;[.B333];[.B333]&gt;[.B334]);1;0)" office:value-type="float" office:value="0" calcext:value-type="float">
            <text:p>0</text:p>
          </table:table-cell>
          <table:table-cell table:formula="of:=IF([.A334]=1;[.B334];IF([.B334]&gt;[.D333];[.B334];[.D333]))" office:value-type="float" office:value="145.41" calcext:value-type="float">
            <text:p>145,41</text:p>
          </table:table-cell>
          <table:table-cell table:formula="of:=IF([.A334]=1;0;IF([.B334]&gt;[.D333];1;0))" office:value-type="float" office:value="1" calcext:value-type="float">
            <text:p>1</text:p>
          </table:table-cell>
          <table:table-cell table:formula="of:=IF([.A334]=1;5000;[.I333])" office:value-type="currency" office:currency="PLN" office:value="6311.63" calcext:value-type="currency">
            <text:p>6 311,63 zł</text:p>
          </table:table-cell>
          <table:table-cell table:formula="of:=IF([.A334]=1;TRUNC(1000/[.B334] );IF(OR([.A334]=2;[.A334]=3);0;IF([.F334]&lt;1000;0;IF([.C333]=1;TRUNC(1000/[.B334]);0))))" office:value-type="float" office:value="0" calcext:value-type="float">
            <text:p>0</text:p>
          </table:table-cell>
          <table:table-cell table:formula="of:=IF(OR([.A334]=1;[.A334]=2);0;IF([.E333]=1;[.G334]+[.J333];0))" office:value-type="float" office:value="0" calcext:value-type="float">
            <text:p>0</text:p>
          </table:table-cell>
          <table:table-cell table:style-name="ce9" table:formula="of:=[.F334]-[.B334]*[.G334]+[.B334]*[.H334]" office:value-type="currency" office:currency="PLN" office:value="6311.63" calcext:value-type="currency">
            <text:p>6 311,63 zł</text:p>
          </table:table-cell>
          <table:table-cell table:formula="of:=IF([.A334]=1;[.G334]-[.H334];[.J333]+[.G334]-[.H33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7.4" calcext:value-type="float">
            <text:p>147,4</text:p>
          </table:table-cell>
          <table:table-cell table:formula="of:=IF(AND([.B333]&gt;[.B334];[.B334]&gt;[.B335]);1;0)" office:value-type="float" office:value="0" calcext:value-type="float">
            <text:p>0</text:p>
          </table:table-cell>
          <table:table-cell table:formula="of:=IF([.A335]=1;[.B335];IF([.B335]&gt;[.D334];[.B335];[.D334]))" office:value-type="float" office:value="147.4" calcext:value-type="float">
            <text:p>147,4</text:p>
          </table:table-cell>
          <table:table-cell table:formula="of:=IF([.A335]=1;0;IF([.B335]&gt;[.D334];1;0))" office:value-type="float" office:value="1" calcext:value-type="float">
            <text:p>1</text:p>
          </table:table-cell>
          <table:table-cell table:formula="of:=IF([.A335]=1;5000;[.I334])" office:value-type="currency" office:currency="PLN" office:value="6311.63" calcext:value-type="currency">
            <text:p>6 311,63 zł</text:p>
          </table:table-cell>
          <table:table-cell table:formula="of:=IF([.A335]=1;TRUNC(1000/[.B335] );IF(OR([.A335]=2;[.A335]=3);0;IF([.F335]&lt;1000;0;IF([.C334]=1;TRUNC(1000/[.B335]);0))))" office:value-type="float" office:value="0" calcext:value-type="float">
            <text:p>0</text:p>
          </table:table-cell>
          <table:table-cell table:formula="of:=IF(OR([.A335]=1;[.A335]=2);0;IF([.E334]=1;[.G335]+[.J334];0))" office:value-type="float" office:value="0" calcext:value-type="float">
            <text:p>0</text:p>
          </table:table-cell>
          <table:table-cell table:style-name="ce9" table:formula="of:=[.F335]-[.B335]*[.G335]+[.B335]*[.H335]" office:value-type="currency" office:currency="PLN" office:value="6311.63" calcext:value-type="currency">
            <text:p>6 311,63 zł</text:p>
          </table:table-cell>
          <table:table-cell table:formula="of:=IF([.A335]=1;[.G335]-[.H335];[.J334]+[.G335]-[.H335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6.27" calcext:value-type="float">
            <text:p>146,27</text:p>
          </table:table-cell>
          <table:table-cell table:formula="of:=IF(AND([.B334]&gt;[.B335];[.B335]&gt;[.B336]);1;0)" office:value-type="float" office:value="0" calcext:value-type="float">
            <text:p>0</text:p>
          </table:table-cell>
          <table:table-cell table:formula="of:=IF([.A336]=1;[.B336];IF([.B336]&gt;[.D335];[.B336];[.D335]))" office:value-type="float" office:value="147.4" calcext:value-type="float">
            <text:p>147,4</text:p>
          </table:table-cell>
          <table:table-cell table:formula="of:=IF([.A336]=1;0;IF([.B336]&gt;[.D335];1;0))" office:value-type="float" office:value="0" calcext:value-type="float">
            <text:p>0</text:p>
          </table:table-cell>
          <table:table-cell table:formula="of:=IF([.A336]=1;5000;[.I335])" office:value-type="currency" office:currency="PLN" office:value="6311.63" calcext:value-type="currency">
            <text:p>6 311,63 zł</text:p>
          </table:table-cell>
          <table:table-cell table:formula="of:=IF([.A336]=1;TRUNC(1000/[.B336] );IF(OR([.A336]=2;[.A336]=3);0;IF([.F336]&lt;1000;0;IF([.C335]=1;TRUNC(1000/[.B336]);0))))" office:value-type="float" office:value="0" calcext:value-type="float">
            <text:p>0</text:p>
          </table:table-cell>
          <table:table-cell table:formula="of:=IF(OR([.A336]=1;[.A336]=2);0;IF([.E335]=1;[.G336]+[.J335];0))" office:value-type="float" office:value="0" calcext:value-type="float">
            <text:p>0</text:p>
          </table:table-cell>
          <table:table-cell table:style-name="ce9" table:formula="of:=[.F336]-[.B336]*[.G336]+[.B336]*[.H336]" office:value-type="currency" office:currency="PLN" office:value="6311.63" calcext:value-type="currency">
            <text:p>6 311,63 zł</text:p>
          </table:table-cell>
          <table:table-cell table:formula="of:=IF([.A336]=1;[.G336]-[.H336];[.J335]+[.G336]-[.H33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8.38" calcext:value-type="float">
            <text:p>148,38</text:p>
          </table:table-cell>
          <table:table-cell table:formula="of:=IF(AND([.B335]&gt;[.B336];[.B336]&gt;[.B337]);1;0)" office:value-type="float" office:value="0" calcext:value-type="float">
            <text:p>0</text:p>
          </table:table-cell>
          <table:table-cell table:formula="of:=IF([.A337]=1;[.B337];IF([.B337]&gt;[.D336];[.B337];[.D336]))" office:value-type="float" office:value="148.38" calcext:value-type="float">
            <text:p>148,38</text:p>
          </table:table-cell>
          <table:table-cell table:formula="of:=IF([.A337]=1;0;IF([.B337]&gt;[.D336];1;0))" office:value-type="float" office:value="1" calcext:value-type="float">
            <text:p>1</text:p>
          </table:table-cell>
          <table:table-cell table:formula="of:=IF([.A337]=1;5000;[.I336])" office:value-type="currency" office:currency="PLN" office:value="6311.63" calcext:value-type="currency">
            <text:p>6 311,63 zł</text:p>
          </table:table-cell>
          <table:table-cell table:formula="of:=IF([.A337]=1;TRUNC(1000/[.B337] );IF(OR([.A337]=2;[.A337]=3);0;IF([.F337]&lt;1000;0;IF([.C336]=1;TRUNC(1000/[.B337]);0))))" office:value-type="float" office:value="0" calcext:value-type="float">
            <text:p>0</text:p>
          </table:table-cell>
          <table:table-cell table:formula="of:=IF(OR([.A337]=1;[.A337]=2);0;IF([.E336]=1;[.G337]+[.J336];0))" office:value-type="float" office:value="0" calcext:value-type="float">
            <text:p>0</text:p>
          </table:table-cell>
          <table:table-cell table:style-name="ce9" table:formula="of:=[.F337]-[.B337]*[.G337]+[.B337]*[.H337]" office:value-type="currency" office:currency="PLN" office:value="6311.63" calcext:value-type="currency">
            <text:p>6 311,63 zł</text:p>
          </table:table-cell>
          <table:table-cell table:formula="of:=IF([.A337]=1;[.G337]-[.H337];[.J336]+[.G337]-[.H33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0.67" calcext:value-type="float">
            <text:p>150,67</text:p>
          </table:table-cell>
          <table:table-cell table:formula="of:=IF(AND([.B336]&gt;[.B337];[.B337]&gt;[.B338]);1;0)" office:value-type="float" office:value="0" calcext:value-type="float">
            <text:p>0</text:p>
          </table:table-cell>
          <table:table-cell table:formula="of:=IF([.A338]=1;[.B338];IF([.B338]&gt;[.D337];[.B338];[.D337]))" office:value-type="float" office:value="150.67" calcext:value-type="float">
            <text:p>150,67</text:p>
          </table:table-cell>
          <table:table-cell table:formula="of:=IF([.A338]=1;0;IF([.B338]&gt;[.D337];1;0))" office:value-type="float" office:value="1" calcext:value-type="float">
            <text:p>1</text:p>
          </table:table-cell>
          <table:table-cell table:formula="of:=IF([.A338]=1;5000;[.I337])" office:value-type="currency" office:currency="PLN" office:value="6311.63" calcext:value-type="currency">
            <text:p>6 311,63 zł</text:p>
          </table:table-cell>
          <table:table-cell table:formula="of:=IF([.A338]=1;TRUNC(1000/[.B338] );IF(OR([.A338]=2;[.A338]=3);0;IF([.F338]&lt;1000;0;IF([.C337]=1;TRUNC(1000/[.B338]);0))))" office:value-type="float" office:value="0" calcext:value-type="float">
            <text:p>0</text:p>
          </table:table-cell>
          <table:table-cell table:formula="of:=IF(OR([.A338]=1;[.A338]=2);0;IF([.E337]=1;[.G338]+[.J337];0))" office:value-type="float" office:value="0" calcext:value-type="float">
            <text:p>0</text:p>
          </table:table-cell>
          <table:table-cell table:style-name="ce9" table:formula="of:=[.F338]-[.B338]*[.G338]+[.B338]*[.H338]" office:value-type="currency" office:currency="PLN" office:value="6311.63" calcext:value-type="currency">
            <text:p>6 311,63 zł</text:p>
          </table:table-cell>
          <table:table-cell table:formula="of:=IF([.A338]=1;[.G338]-[.H338];[.J337]+[.G338]-[.H33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0.84" calcext:value-type="float">
            <text:p>150,84</text:p>
          </table:table-cell>
          <table:table-cell table:formula="of:=IF(AND([.B337]&gt;[.B338];[.B338]&gt;[.B339]);1;0)" office:value-type="float" office:value="0" calcext:value-type="float">
            <text:p>0</text:p>
          </table:table-cell>
          <table:table-cell table:formula="of:=IF([.A339]=1;[.B339];IF([.B339]&gt;[.D338];[.B339];[.D338]))" office:value-type="float" office:value="150.84" calcext:value-type="float">
            <text:p>150,84</text:p>
          </table:table-cell>
          <table:table-cell table:formula="of:=IF([.A339]=1;0;IF([.B339]&gt;[.D338];1;0))" office:value-type="float" office:value="1" calcext:value-type="float">
            <text:p>1</text:p>
          </table:table-cell>
          <table:table-cell table:formula="of:=IF([.A339]=1;5000;[.I338])" office:value-type="currency" office:currency="PLN" office:value="6311.63" calcext:value-type="currency">
            <text:p>6 311,63 zł</text:p>
          </table:table-cell>
          <table:table-cell table:formula="of:=IF([.A339]=1;TRUNC(1000/[.B339] );IF(OR([.A339]=2;[.A339]=3);0;IF([.F339]&lt;1000;0;IF([.C338]=1;TRUNC(1000/[.B339]);0))))" office:value-type="float" office:value="0" calcext:value-type="float">
            <text:p>0</text:p>
          </table:table-cell>
          <table:table-cell table:formula="of:=IF(OR([.A339]=1;[.A339]=2);0;IF([.E338]=1;[.G339]+[.J338];0))" office:value-type="float" office:value="0" calcext:value-type="float">
            <text:p>0</text:p>
          </table:table-cell>
          <table:table-cell table:style-name="ce9" table:formula="of:=[.F339]-[.B339]*[.G339]+[.B339]*[.H339]" office:value-type="currency" office:currency="PLN" office:value="6311.63" calcext:value-type="currency">
            <text:p>6 311,63 zł</text:p>
          </table:table-cell>
          <table:table-cell table:formula="of:=IF([.A339]=1;[.G339]-[.H339];[.J338]+[.G339]-[.H33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9.73" calcext:value-type="float">
            <text:p>149,73</text:p>
          </table:table-cell>
          <table:table-cell table:formula="of:=IF(AND([.B338]&gt;[.B339];[.B339]&gt;[.B340]);1;0)" office:value-type="float" office:value="0" calcext:value-type="float">
            <text:p>0</text:p>
          </table:table-cell>
          <table:table-cell table:formula="of:=IF([.A340]=1;[.B340];IF([.B340]&gt;[.D339];[.B340];[.D339]))" office:value-type="float" office:value="150.84" calcext:value-type="float">
            <text:p>150,84</text:p>
          </table:table-cell>
          <table:table-cell table:formula="of:=IF([.A340]=1;0;IF([.B340]&gt;[.D339];1;0))" office:value-type="float" office:value="0" calcext:value-type="float">
            <text:p>0</text:p>
          </table:table-cell>
          <table:table-cell table:formula="of:=IF([.A340]=1;5000;[.I339])" office:value-type="currency" office:currency="PLN" office:value="6311.63" calcext:value-type="currency">
            <text:p>6 311,63 zł</text:p>
          </table:table-cell>
          <table:table-cell table:formula="of:=IF([.A340]=1;TRUNC(1000/[.B340] );IF(OR([.A340]=2;[.A340]=3);0;IF([.F340]&lt;1000;0;IF([.C339]=1;TRUNC(1000/[.B340]);0))))" office:value-type="float" office:value="0" calcext:value-type="float">
            <text:p>0</text:p>
          </table:table-cell>
          <table:table-cell table:formula="of:=IF(OR([.A340]=1;[.A340]=2);0;IF([.E339]=1;[.G340]+[.J339];0))" office:value-type="float" office:value="0" calcext:value-type="float">
            <text:p>0</text:p>
          </table:table-cell>
          <table:table-cell table:style-name="ce9" table:formula="of:=[.F340]-[.B340]*[.G340]+[.B340]*[.H340]" office:value-type="currency" office:currency="PLN" office:value="6311.63" calcext:value-type="currency">
            <text:p>6 311,63 zł</text:p>
          </table:table-cell>
          <table:table-cell table:formula="of:=IF([.A340]=1;[.G340]-[.H340];[.J339]+[.G340]-[.H34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8.35" calcext:value-type="float">
            <text:p>148,35</text:p>
          </table:table-cell>
          <table:table-cell table:formula="of:=IF(AND([.B339]&gt;[.B340];[.B340]&gt;[.B341]);1;0)" office:value-type="float" office:value="1" calcext:value-type="float">
            <text:p>1</text:p>
          </table:table-cell>
          <table:table-cell table:formula="of:=IF([.A341]=1;[.B341];IF([.B341]&gt;[.D340];[.B341];[.D340]))" office:value-type="float" office:value="150.84" calcext:value-type="float">
            <text:p>150,84</text:p>
          </table:table-cell>
          <table:table-cell table:formula="of:=IF([.A341]=1;0;IF([.B341]&gt;[.D340];1;0))" office:value-type="float" office:value="0" calcext:value-type="float">
            <text:p>0</text:p>
          </table:table-cell>
          <table:table-cell table:formula="of:=IF([.A341]=1;5000;[.I340])" office:value-type="currency" office:currency="PLN" office:value="6311.63" calcext:value-type="currency">
            <text:p>6 311,63 zł</text:p>
          </table:table-cell>
          <table:table-cell table:formula="of:=IF([.A341]=1;TRUNC(1000/[.B341] );IF(OR([.A341]=2;[.A341]=3);0;IF([.F341]&lt;1000;0;IF([.C340]=1;TRUNC(1000/[.B341]);0))))" office:value-type="float" office:value="0" calcext:value-type="float">
            <text:p>0</text:p>
          </table:table-cell>
          <table:table-cell table:formula="of:=IF(OR([.A341]=1;[.A341]=2);0;IF([.E340]=1;[.G341]+[.J340];0))" office:value-type="float" office:value="0" calcext:value-type="float">
            <text:p>0</text:p>
          </table:table-cell>
          <table:table-cell table:style-name="ce9" table:formula="of:=[.F341]-[.B341]*[.G341]+[.B341]*[.H341]" office:value-type="currency" office:currency="PLN" office:value="6311.63" calcext:value-type="currency">
            <text:p>6 311,63 zł</text:p>
          </table:table-cell>
          <table:table-cell table:formula="of:=IF([.A341]=1;[.G341]-[.H341];[.J340]+[.G341]-[.H34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0.61" calcext:value-type="float">
            <text:p>150,61</text:p>
          </table:table-cell>
          <table:table-cell table:formula="of:=IF(AND([.B340]&gt;[.B341];[.B341]&gt;[.B342]);1;0)" office:value-type="float" office:value="0" calcext:value-type="float">
            <text:p>0</text:p>
          </table:table-cell>
          <table:table-cell table:formula="of:=IF([.A342]=1;[.B342];IF([.B342]&gt;[.D341];[.B342];[.D341]))" office:value-type="float" office:value="150.84" calcext:value-type="float">
            <text:p>150,84</text:p>
          </table:table-cell>
          <table:table-cell table:formula="of:=IF([.A342]=1;0;IF([.B342]&gt;[.D341];1;0))" office:value-type="float" office:value="0" calcext:value-type="float">
            <text:p>0</text:p>
          </table:table-cell>
          <table:table-cell table:formula="of:=IF([.A342]=1;5000;[.I341])" office:value-type="currency" office:currency="PLN" office:value="6311.63" calcext:value-type="currency">
            <text:p>6 311,63 zł</text:p>
          </table:table-cell>
          <table:table-cell table:formula="of:=IF([.A342]=1;TRUNC(1000/[.B342] );IF(OR([.A342]=2;[.A342]=3);0;IF([.F342]&lt;1000;0;IF([.C341]=1;TRUNC(1000/[.B342]);0))))" office:value-type="float" office:value="6" calcext:value-type="float">
            <text:p>6</text:p>
          </table:table-cell>
          <table:table-cell table:formula="of:=IF(OR([.A342]=1;[.A342]=2);0;IF([.E341]=1;[.G342]+[.J341];0))" office:value-type="float" office:value="0" calcext:value-type="float">
            <text:p>0</text:p>
          </table:table-cell>
          <table:table-cell table:style-name="ce9" table:formula="of:=[.F342]-[.B342]*[.G342]+[.B342]*[.H342]" office:value-type="currency" office:currency="PLN" office:value="5407.97" calcext:value-type="currency">
            <text:p>5 407,97 zł</text:p>
          </table:table-cell>
          <table:table-cell table:formula="of:=IF([.A342]=1;[.G342]-[.H342];[.J341]+[.G342]-[.H34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8.95" calcext:value-type="float">
            <text:p>148,95</text:p>
          </table:table-cell>
          <table:table-cell table:formula="of:=IF(AND([.B341]&gt;[.B342];[.B342]&gt;[.B343]);1;0)" office:value-type="float" office:value="0" calcext:value-type="float">
            <text:p>0</text:p>
          </table:table-cell>
          <table:table-cell table:formula="of:=IF([.A343]=1;[.B343];IF([.B343]&gt;[.D342];[.B343];[.D342]))" office:value-type="float" office:value="150.84" calcext:value-type="float">
            <text:p>150,84</text:p>
          </table:table-cell>
          <table:table-cell table:formula="of:=IF([.A343]=1;0;IF([.B343]&gt;[.D342];1;0))" office:value-type="float" office:value="0" calcext:value-type="float">
            <text:p>0</text:p>
          </table:table-cell>
          <table:table-cell table:formula="of:=IF([.A343]=1;5000;[.I342])" office:value-type="currency" office:currency="PLN" office:value="5407.97" calcext:value-type="currency">
            <text:p>5 407,97 zł</text:p>
          </table:table-cell>
          <table:table-cell table:formula="of:=IF([.A343]=1;TRUNC(1000/[.B343] );IF(OR([.A343]=2;[.A343]=3);0;IF([.F343]&lt;1000;0;IF([.C342]=1;TRUNC(1000/[.B343]);0))))" office:value-type="float" office:value="0" calcext:value-type="float">
            <text:p>0</text:p>
          </table:table-cell>
          <table:table-cell table:formula="of:=IF(OR([.A343]=1;[.A343]=2);0;IF([.E342]=1;[.G343]+[.J342];0))" office:value-type="float" office:value="0" calcext:value-type="float">
            <text:p>0</text:p>
          </table:table-cell>
          <table:table-cell table:style-name="ce9" table:formula="of:=[.F343]-[.B343]*[.G343]+[.B343]*[.H343]" office:value-type="currency" office:currency="PLN" office:value="5407.97" calcext:value-type="currency">
            <text:p>5 407,97 zł</text:p>
          </table:table-cell>
          <table:table-cell table:formula="of:=IF([.A343]=1;[.G343]-[.H343];[.J342]+[.G343]-[.H34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7.17" calcext:value-type="float">
            <text:p>147,17</text:p>
          </table:table-cell>
          <table:table-cell table:formula="of:=IF(AND([.B342]&gt;[.B343];[.B343]&gt;[.B344]);1;0)" office:value-type="float" office:value="1" calcext:value-type="float">
            <text:p>1</text:p>
          </table:table-cell>
          <table:table-cell table:formula="of:=IF([.A344]=1;[.B344];IF([.B344]&gt;[.D343];[.B344];[.D343]))" office:value-type="float" office:value="150.84" calcext:value-type="float">
            <text:p>150,84</text:p>
          </table:table-cell>
          <table:table-cell table:formula="of:=IF([.A344]=1;0;IF([.B344]&gt;[.D343];1;0))" office:value-type="float" office:value="0" calcext:value-type="float">
            <text:p>0</text:p>
          </table:table-cell>
          <table:table-cell table:formula="of:=IF([.A344]=1;5000;[.I343])" office:value-type="currency" office:currency="PLN" office:value="5407.97" calcext:value-type="currency">
            <text:p>5 407,97 zł</text:p>
          </table:table-cell>
          <table:table-cell table:formula="of:=IF([.A344]=1;TRUNC(1000/[.B344] );IF(OR([.A344]=2;[.A344]=3);0;IF([.F344]&lt;1000;0;IF([.C343]=1;TRUNC(1000/[.B344]);0))))" office:value-type="float" office:value="0" calcext:value-type="float">
            <text:p>0</text:p>
          </table:table-cell>
          <table:table-cell table:formula="of:=IF(OR([.A344]=1;[.A344]=2);0;IF([.E343]=1;[.G344]+[.J343];0))" office:value-type="float" office:value="0" calcext:value-type="float">
            <text:p>0</text:p>
          </table:table-cell>
          <table:table-cell table:style-name="ce9" table:formula="of:=[.F344]-[.B344]*[.G344]+[.B344]*[.H344]" office:value-type="currency" office:currency="PLN" office:value="5407.97" calcext:value-type="currency">
            <text:p>5 407,97 zł</text:p>
          </table:table-cell>
          <table:table-cell table:formula="of:=IF([.A344]=1;[.G344]-[.H344];[.J343]+[.G344]-[.H34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7.86" calcext:value-type="float">
            <text:p>147,86</text:p>
          </table:table-cell>
          <table:table-cell table:formula="of:=IF(AND([.B343]&gt;[.B344];[.B344]&gt;[.B345]);1;0)" office:value-type="float" office:value="0" calcext:value-type="float">
            <text:p>0</text:p>
          </table:table-cell>
          <table:table-cell table:formula="of:=IF([.A345]=1;[.B345];IF([.B345]&gt;[.D344];[.B345];[.D344]))" office:value-type="float" office:value="150.84" calcext:value-type="float">
            <text:p>150,84</text:p>
          </table:table-cell>
          <table:table-cell table:formula="of:=IF([.A345]=1;0;IF([.B345]&gt;[.D344];1;0))" office:value-type="float" office:value="0" calcext:value-type="float">
            <text:p>0</text:p>
          </table:table-cell>
          <table:table-cell table:formula="of:=IF([.A345]=1;5000;[.I344])" office:value-type="currency" office:currency="PLN" office:value="5407.97" calcext:value-type="currency">
            <text:p>5 407,97 zł</text:p>
          </table:table-cell>
          <table:table-cell table:formula="of:=IF([.A345]=1;TRUNC(1000/[.B345] );IF(OR([.A345]=2;[.A345]=3);0;IF([.F345]&lt;1000;0;IF([.C344]=1;TRUNC(1000/[.B345]);0))))" office:value-type="float" office:value="6" calcext:value-type="float">
            <text:p>6</text:p>
          </table:table-cell>
          <table:table-cell table:formula="of:=IF(OR([.A345]=1;[.A345]=2);0;IF([.E344]=1;[.G345]+[.J344];0))" office:value-type="float" office:value="0" calcext:value-type="float">
            <text:p>0</text:p>
          </table:table-cell>
          <table:table-cell table:style-name="ce9" table:formula="of:=[.F345]-[.B345]*[.G345]+[.B345]*[.H345]" office:value-type="currency" office:currency="PLN" office:value="4520.81" calcext:value-type="currency">
            <text:p>4 520,81 zł</text:p>
          </table:table-cell>
          <table:table-cell table:formula="of:=IF([.A345]=1;[.G345]-[.H345];[.J344]+[.G345]-[.H34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9.49" calcext:value-type="float">
            <text:p>149,49</text:p>
          </table:table-cell>
          <table:table-cell table:formula="of:=IF(AND([.B344]&gt;[.B345];[.B345]&gt;[.B346]);1;0)" office:value-type="float" office:value="0" calcext:value-type="float">
            <text:p>0</text:p>
          </table:table-cell>
          <table:table-cell table:formula="of:=IF([.A346]=1;[.B346];IF([.B346]&gt;[.D345];[.B346];[.D345]))" office:value-type="float" office:value="150.84" calcext:value-type="float">
            <text:p>150,84</text:p>
          </table:table-cell>
          <table:table-cell table:formula="of:=IF([.A346]=1;0;IF([.B346]&gt;[.D345];1;0))" office:value-type="float" office:value="0" calcext:value-type="float">
            <text:p>0</text:p>
          </table:table-cell>
          <table:table-cell table:formula="of:=IF([.A346]=1;5000;[.I345])" office:value-type="currency" office:currency="PLN" office:value="4520.81" calcext:value-type="currency">
            <text:p>4 520,81 zł</text:p>
          </table:table-cell>
          <table:table-cell table:formula="of:=IF([.A346]=1;TRUNC(1000/[.B346] );IF(OR([.A346]=2;[.A346]=3);0;IF([.F346]&lt;1000;0;IF([.C345]=1;TRUNC(1000/[.B346]);0))))" office:value-type="float" office:value="0" calcext:value-type="float">
            <text:p>0</text:p>
          </table:table-cell>
          <table:table-cell table:formula="of:=IF(OR([.A346]=1;[.A346]=2);0;IF([.E345]=1;[.G346]+[.J345];0))" office:value-type="float" office:value="0" calcext:value-type="float">
            <text:p>0</text:p>
          </table:table-cell>
          <table:table-cell table:style-name="ce9" table:formula="of:=[.F346]-[.B346]*[.G346]+[.B346]*[.H346]" office:value-type="currency" office:currency="PLN" office:value="4520.81" calcext:value-type="currency">
            <text:p>4 520,81 zł</text:p>
          </table:table-cell>
          <table:table-cell table:formula="of:=IF([.A346]=1;[.G346]-[.H346];[.J345]+[.G346]-[.H34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7.9" calcext:value-type="float">
            <text:p>147,9</text:p>
          </table:table-cell>
          <table:table-cell table:formula="of:=IF(AND([.B345]&gt;[.B346];[.B346]&gt;[.B347]);1;0)" office:value-type="float" office:value="0" calcext:value-type="float">
            <text:p>0</text:p>
          </table:table-cell>
          <table:table-cell table:formula="of:=IF([.A347]=1;[.B347];IF([.B347]&gt;[.D346];[.B347];[.D346]))" office:value-type="float" office:value="150.84" calcext:value-type="float">
            <text:p>150,84</text:p>
          </table:table-cell>
          <table:table-cell table:formula="of:=IF([.A347]=1;0;IF([.B347]&gt;[.D346];1;0))" office:value-type="float" office:value="0" calcext:value-type="float">
            <text:p>0</text:p>
          </table:table-cell>
          <table:table-cell table:formula="of:=IF([.A347]=1;5000;[.I346])" office:value-type="currency" office:currency="PLN" office:value="4520.81" calcext:value-type="currency">
            <text:p>4 520,81 zł</text:p>
          </table:table-cell>
          <table:table-cell table:formula="of:=IF([.A347]=1;TRUNC(1000/[.B347] );IF(OR([.A347]=2;[.A347]=3);0;IF([.F347]&lt;1000;0;IF([.C346]=1;TRUNC(1000/[.B347]);0))))" office:value-type="float" office:value="0" calcext:value-type="float">
            <text:p>0</text:p>
          </table:table-cell>
          <table:table-cell table:formula="of:=IF(OR([.A347]=1;[.A347]=2);0;IF([.E346]=1;[.G347]+[.J346];0))" office:value-type="float" office:value="0" calcext:value-type="float">
            <text:p>0</text:p>
          </table:table-cell>
          <table:table-cell table:style-name="ce9" table:formula="of:=[.F347]-[.B347]*[.G347]+[.B347]*[.H347]" office:value-type="currency" office:currency="PLN" office:value="4520.81" calcext:value-type="currency">
            <text:p>4 520,81 zł</text:p>
          </table:table-cell>
          <table:table-cell table:formula="of:=IF([.A347]=1;[.G347]-[.H347];[.J346]+[.G347]-[.H34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6.46" calcext:value-type="float">
            <text:p>146,46</text:p>
          </table:table-cell>
          <table:table-cell table:formula="of:=IF(AND([.B346]&gt;[.B347];[.B347]&gt;[.B348]);1;0)" office:value-type="float" office:value="1" calcext:value-type="float">
            <text:p>1</text:p>
          </table:table-cell>
          <table:table-cell table:formula="of:=IF([.A348]=1;[.B348];IF([.B348]&gt;[.D347];[.B348];[.D347]))" office:value-type="float" office:value="150.84" calcext:value-type="float">
            <text:p>150,84</text:p>
          </table:table-cell>
          <table:table-cell table:formula="of:=IF([.A348]=1;0;IF([.B348]&gt;[.D347];1;0))" office:value-type="float" office:value="0" calcext:value-type="float">
            <text:p>0</text:p>
          </table:table-cell>
          <table:table-cell table:formula="of:=IF([.A348]=1;5000;[.I347])" office:value-type="currency" office:currency="PLN" office:value="4520.81" calcext:value-type="currency">
            <text:p>4 520,81 zł</text:p>
          </table:table-cell>
          <table:table-cell table:formula="of:=IF([.A348]=1;TRUNC(1000/[.B348] );IF(OR([.A348]=2;[.A348]=3);0;IF([.F348]&lt;1000;0;IF([.C347]=1;TRUNC(1000/[.B348]);0))))" office:value-type="float" office:value="0" calcext:value-type="float">
            <text:p>0</text:p>
          </table:table-cell>
          <table:table-cell table:formula="of:=IF(OR([.A348]=1;[.A348]=2);0;IF([.E347]=1;[.G348]+[.J347];0))" office:value-type="float" office:value="0" calcext:value-type="float">
            <text:p>0</text:p>
          </table:table-cell>
          <table:table-cell table:style-name="ce9" table:formula="of:=[.F348]-[.B348]*[.G348]+[.B348]*[.H348]" office:value-type="currency" office:currency="PLN" office:value="4520.81" calcext:value-type="currency">
            <text:p>4 520,81 zł</text:p>
          </table:table-cell>
          <table:table-cell table:formula="of:=IF([.A348]=1;[.G348]-[.H348];[.J347]+[.G348]-[.H348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.76" calcext:value-type="float">
            <text:p>144,76</text:p>
          </table:table-cell>
          <table:table-cell table:formula="of:=IF(AND([.B347]&gt;[.B348];[.B348]&gt;[.B349]);1;0)" office:value-type="float" office:value="1" calcext:value-type="float">
            <text:p>1</text:p>
          </table:table-cell>
          <table:table-cell table:formula="of:=IF([.A349]=1;[.B349];IF([.B349]&gt;[.D348];[.B349];[.D348]))" office:value-type="float" office:value="150.84" calcext:value-type="float">
            <text:p>150,84</text:p>
          </table:table-cell>
          <table:table-cell table:formula="of:=IF([.A349]=1;0;IF([.B349]&gt;[.D348];1;0))" office:value-type="float" office:value="0" calcext:value-type="float">
            <text:p>0</text:p>
          </table:table-cell>
          <table:table-cell table:formula="of:=IF([.A349]=1;5000;[.I348])" office:value-type="currency" office:currency="PLN" office:value="4520.81" calcext:value-type="currency">
            <text:p>4 520,81 zł</text:p>
          </table:table-cell>
          <table:table-cell table:formula="of:=IF([.A349]=1;TRUNC(1000/[.B349] );IF(OR([.A349]=2;[.A349]=3);0;IF([.F349]&lt;1000;0;IF([.C348]=1;TRUNC(1000/[.B349]);0))))" office:value-type="float" office:value="6" calcext:value-type="float">
            <text:p>6</text:p>
          </table:table-cell>
          <table:table-cell table:formula="of:=IF(OR([.A349]=1;[.A349]=2);0;IF([.E348]=1;[.G349]+[.J348];0))" office:value-type="float" office:value="0" calcext:value-type="float">
            <text:p>0</text:p>
          </table:table-cell>
          <table:table-cell table:style-name="ce9" table:formula="of:=[.F349]-[.B349]*[.G349]+[.B349]*[.H349]" office:value-type="currency" office:currency="PLN" office:value="3652.25" calcext:value-type="currency">
            <text:p>3 652,25 zł</text:p>
          </table:table-cell>
          <table:table-cell table:formula="of:=IF([.A349]=1;[.G349]-[.H349];[.J348]+[.G349]-[.H34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6.64" calcext:value-type="float">
            <text:p>146,64</text:p>
          </table:table-cell>
          <table:table-cell table:formula="of:=IF(AND([.B348]&gt;[.B349];[.B349]&gt;[.B350]);1;0)" office:value-type="float" office:value="0" calcext:value-type="float">
            <text:p>0</text:p>
          </table:table-cell>
          <table:table-cell table:formula="of:=IF([.A350]=1;[.B350];IF([.B350]&gt;[.D349];[.B350];[.D349]))" office:value-type="float" office:value="150.84" calcext:value-type="float">
            <text:p>150,84</text:p>
          </table:table-cell>
          <table:table-cell table:formula="of:=IF([.A350]=1;0;IF([.B350]&gt;[.D349];1;0))" office:value-type="float" office:value="0" calcext:value-type="float">
            <text:p>0</text:p>
          </table:table-cell>
          <table:table-cell table:formula="of:=IF([.A350]=1;5000;[.I349])" office:value-type="currency" office:currency="PLN" office:value="3652.25" calcext:value-type="currency">
            <text:p>3 652,25 zł</text:p>
          </table:table-cell>
          <table:table-cell table:formula="of:=IF([.A350]=1;TRUNC(1000/[.B350] );IF(OR([.A350]=2;[.A350]=3);0;IF([.F350]&lt;1000;0;IF([.C349]=1;TRUNC(1000/[.B350]);0))))" office:value-type="float" office:value="6" calcext:value-type="float">
            <text:p>6</text:p>
          </table:table-cell>
          <table:table-cell table:formula="of:=IF(OR([.A350]=1;[.A350]=2);0;IF([.E349]=1;[.G350]+[.J349];0))" office:value-type="float" office:value="0" calcext:value-type="float">
            <text:p>0</text:p>
          </table:table-cell>
          <table:table-cell table:style-name="ce9" table:formula="of:=[.F350]-[.B350]*[.G350]+[.B350]*[.H350]" office:value-type="currency" office:currency="PLN" office:value="2772.41" calcext:value-type="currency">
            <text:p>2 772,41 zł</text:p>
          </table:table-cell>
          <table:table-cell table:formula="of:=IF([.A350]=1;[.G350]-[.H350];[.J349]+[.G350]-[.H350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6.84" calcext:value-type="float">
            <text:p>146,84</text:p>
          </table:table-cell>
          <table:table-cell table:formula="of:=IF(AND([.B349]&gt;[.B350];[.B350]&gt;[.B351]);1;0)" office:value-type="float" office:value="0" calcext:value-type="float">
            <text:p>0</text:p>
          </table:table-cell>
          <table:table-cell table:formula="of:=IF([.A351]=1;[.B351];IF([.B351]&gt;[.D350];[.B351];[.D350]))" office:value-type="float" office:value="150.84" calcext:value-type="float">
            <text:p>150,84</text:p>
          </table:table-cell>
          <table:table-cell table:formula="of:=IF([.A351]=1;0;IF([.B351]&gt;[.D350];1;0))" office:value-type="float" office:value="0" calcext:value-type="float">
            <text:p>0</text:p>
          </table:table-cell>
          <table:table-cell table:formula="of:=IF([.A351]=1;5000;[.I350])" office:value-type="currency" office:currency="PLN" office:value="2772.41" calcext:value-type="currency">
            <text:p>2 772,41 zł</text:p>
          </table:table-cell>
          <table:table-cell table:formula="of:=IF([.A351]=1;TRUNC(1000/[.B351] );IF(OR([.A351]=2;[.A351]=3);0;IF([.F351]&lt;1000;0;IF([.C350]=1;TRUNC(1000/[.B351]);0))))" office:value-type="float" office:value="0" calcext:value-type="float">
            <text:p>0</text:p>
          </table:table-cell>
          <table:table-cell table:formula="of:=IF(OR([.A351]=1;[.A351]=2);0;IF([.E350]=1;[.G351]+[.J350];0))" office:value-type="float" office:value="0" calcext:value-type="float">
            <text:p>0</text:p>
          </table:table-cell>
          <table:table-cell table:style-name="ce9" table:formula="of:=[.F351]-[.B351]*[.G351]+[.B351]*[.H351]" office:value-type="currency" office:currency="PLN" office:value="2772.41" calcext:value-type="currency">
            <text:p>2 772,41 zł</text:p>
          </table:table-cell>
          <table:table-cell table:formula="of:=IF([.A351]=1;[.G351]-[.H351];[.J350]+[.G351]-[.H351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.82" calcext:value-type="float">
            <text:p>145,82</text:p>
          </table:table-cell>
          <table:table-cell table:formula="of:=IF(AND([.B350]&gt;[.B351];[.B351]&gt;[.B352]);1;0)" office:value-type="float" office:value="0" calcext:value-type="float">
            <text:p>0</text:p>
          </table:table-cell>
          <table:table-cell table:formula="of:=IF([.A352]=1;[.B352];IF([.B352]&gt;[.D351];[.B352];[.D351]))" office:value-type="float" office:value="150.84" calcext:value-type="float">
            <text:p>150,84</text:p>
          </table:table-cell>
          <table:table-cell table:formula="of:=IF([.A352]=1;0;IF([.B352]&gt;[.D351];1;0))" office:value-type="float" office:value="0" calcext:value-type="float">
            <text:p>0</text:p>
          </table:table-cell>
          <table:table-cell table:formula="of:=IF([.A352]=1;5000;[.I351])" office:value-type="currency" office:currency="PLN" office:value="2772.41" calcext:value-type="currency">
            <text:p>2 772,41 zł</text:p>
          </table:table-cell>
          <table:table-cell table:formula="of:=IF([.A352]=1;TRUNC(1000/[.B352] );IF(OR([.A352]=2;[.A352]=3);0;IF([.F352]&lt;1000;0;IF([.C351]=1;TRUNC(1000/[.B352]);0))))" office:value-type="float" office:value="0" calcext:value-type="float">
            <text:p>0</text:p>
          </table:table-cell>
          <table:table-cell table:formula="of:=IF(OR([.A352]=1;[.A352]=2);0;IF([.E351]=1;[.G352]+[.J351];0))" office:value-type="float" office:value="0" calcext:value-type="float">
            <text:p>0</text:p>
          </table:table-cell>
          <table:table-cell table:style-name="ce9" table:formula="of:=[.F352]-[.B352]*[.G352]+[.B352]*[.H352]" office:value-type="currency" office:currency="PLN" office:value="2772.41" calcext:value-type="currency">
            <text:p>2 772,41 zł</text:p>
          </table:table-cell>
          <table:table-cell table:formula="of:=IF([.A352]=1;[.G352]-[.H352];[.J351]+[.G352]-[.H352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7.2" calcext:value-type="float">
            <text:p>147,2</text:p>
          </table:table-cell>
          <table:table-cell table:formula="of:=IF(AND([.B351]&gt;[.B352];[.B352]&gt;[.B353]);1;0)" office:value-type="float" office:value="0" calcext:value-type="float">
            <text:p>0</text:p>
          </table:table-cell>
          <table:table-cell table:formula="of:=IF([.A353]=1;[.B353];IF([.B353]&gt;[.D352];[.B353];[.D352]))" office:value-type="float" office:value="150.84" calcext:value-type="float">
            <text:p>150,84</text:p>
          </table:table-cell>
          <table:table-cell table:formula="of:=IF([.A353]=1;0;IF([.B353]&gt;[.D352];1;0))" office:value-type="float" office:value="0" calcext:value-type="float">
            <text:p>0</text:p>
          </table:table-cell>
          <table:table-cell table:formula="of:=IF([.A353]=1;5000;[.I352])" office:value-type="currency" office:currency="PLN" office:value="2772.41" calcext:value-type="currency">
            <text:p>2 772,41 zł</text:p>
          </table:table-cell>
          <table:table-cell table:formula="of:=IF([.A353]=1;TRUNC(1000/[.B353] );IF(OR([.A353]=2;[.A353]=3);0;IF([.F353]&lt;1000;0;IF([.C352]=1;TRUNC(1000/[.B353]);0))))" office:value-type="float" office:value="0" calcext:value-type="float">
            <text:p>0</text:p>
          </table:table-cell>
          <table:table-cell table:formula="of:=IF(OR([.A353]=1;[.A353]=2);0;IF([.E352]=1;[.G353]+[.J352];0))" office:value-type="float" office:value="0" calcext:value-type="float">
            <text:p>0</text:p>
          </table:table-cell>
          <table:table-cell table:style-name="ce9" table:formula="of:=[.F353]-[.B353]*[.G353]+[.B353]*[.H353]" office:value-type="currency" office:currency="PLN" office:value="2772.41" calcext:value-type="currency">
            <text:p>2 772,41 zł</text:p>
          </table:table-cell>
          <table:table-cell table:formula="of:=IF([.A353]=1;[.G353]-[.H353];[.J352]+[.G353]-[.H353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9.23" calcext:value-type="float">
            <text:p>149,23</text:p>
          </table:table-cell>
          <table:table-cell table:formula="of:=IF(AND([.B352]&gt;[.B353];[.B353]&gt;[.B354]);1;0)" office:value-type="float" office:value="0" calcext:value-type="float">
            <text:p>0</text:p>
          </table:table-cell>
          <table:table-cell table:formula="of:=IF([.A354]=1;[.B354];IF([.B354]&gt;[.D353];[.B354];[.D353]))" office:value-type="float" office:value="150.84" calcext:value-type="float">
            <text:p>150,84</text:p>
          </table:table-cell>
          <table:table-cell table:formula="of:=IF([.A354]=1;0;IF([.B354]&gt;[.D353];1;0))" office:value-type="float" office:value="0" calcext:value-type="float">
            <text:p>0</text:p>
          </table:table-cell>
          <table:table-cell table:formula="of:=IF([.A354]=1;5000;[.I353])" office:value-type="currency" office:currency="PLN" office:value="2772.41" calcext:value-type="currency">
            <text:p>2 772,41 zł</text:p>
          </table:table-cell>
          <table:table-cell table:formula="of:=IF([.A354]=1;TRUNC(1000/[.B354] );IF(OR([.A354]=2;[.A354]=3);0;IF([.F354]&lt;1000;0;IF([.C353]=1;TRUNC(1000/[.B354]);0))))" office:value-type="float" office:value="0" calcext:value-type="float">
            <text:p>0</text:p>
          </table:table-cell>
          <table:table-cell table:formula="of:=IF(OR([.A354]=1;[.A354]=2);0;IF([.E353]=1;[.G354]+[.J353];0))" office:value-type="float" office:value="0" calcext:value-type="float">
            <text:p>0</text:p>
          </table:table-cell>
          <table:table-cell table:style-name="ce9" table:formula="of:=[.F354]-[.B354]*[.G354]+[.B354]*[.H354]" office:value-type="currency" office:currency="PLN" office:value="2772.41" calcext:value-type="currency">
            <text:p>2 772,41 zł</text:p>
          </table:table-cell>
          <table:table-cell table:formula="of:=IF([.A354]=1;[.G354]-[.H354];[.J353]+[.G354]-[.H354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50.75" calcext:value-type="float">
            <text:p>150,75</text:p>
          </table:table-cell>
          <table:table-cell table:formula="of:=IF(AND([.B353]&gt;[.B354];[.B354]&gt;[.B355]);1;0)" office:value-type="float" office:value="0" calcext:value-type="float">
            <text:p>0</text:p>
          </table:table-cell>
          <table:table-cell table:formula="of:=IF([.A355]=1;[.B355];IF([.B355]&gt;[.D354];[.B355];[.D354]))" office:value-type="float" office:value="150.84" calcext:value-type="float">
            <text:p>150,84</text:p>
          </table:table-cell>
          <table:table-cell table:formula="of:=IF([.A355]=1;0;IF([.B355]&gt;[.D354];1;0))" office:value-type="float" office:value="0" calcext:value-type="float">
            <text:p>0</text:p>
          </table:table-cell>
          <table:table-cell table:formula="of:=IF([.A355]=1;5000;[.I354])" office:value-type="currency" office:currency="PLN" office:value="2772.41" calcext:value-type="currency">
            <text:p>2 772,41 zł</text:p>
          </table:table-cell>
          <table:table-cell table:formula="of:=IF([.A355]=1;TRUNC(1000/[.B355] );IF(OR([.A355]=2;[.A355]=3);0;IF([.F355]&lt;1000;0;IF([.C354]=1;TRUNC(1000/[.B355]);0))))" office:value-type="float" office:value="0" calcext:value-type="float">
            <text:p>0</text:p>
          </table:table-cell>
          <table:table-cell table:formula="of:=IF(OR([.A355]=1;[.A355]=2);0;IF([.E354]=1;[.G355]+[.J354];0))" office:value-type="float" office:value="0" calcext:value-type="float">
            <text:p>0</text:p>
          </table:table-cell>
          <table:table-cell table:style-name="ce9" table:formula="of:=[.F355]-[.B355]*[.G355]+[.B355]*[.H355]" office:value-type="currency" office:currency="PLN" office:value="2772.41" calcext:value-type="currency">
            <text:p>2 772,41 zł</text:p>
          </table:table-cell>
          <table:table-cell table:formula="of:=IF([.A355]=1;[.G355]-[.H355];[.J354]+[.G355]-[.H355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1.95" calcext:value-type="float">
            <text:p>151,95</text:p>
          </table:table-cell>
          <table:table-cell table:formula="of:=IF(AND([.B354]&gt;[.B355];[.B355]&gt;[.B356]);1;0)" office:value-type="float" office:value="0" calcext:value-type="float">
            <text:p>0</text:p>
          </table:table-cell>
          <table:table-cell table:formula="of:=IF([.A356]=1;[.B356];IF([.B356]&gt;[.D355];[.B356];[.D355]))" office:value-type="float" office:value="151.95" calcext:value-type="float">
            <text:p>151,95</text:p>
          </table:table-cell>
          <table:table-cell table:formula="of:=IF([.A356]=1;0;IF([.B356]&gt;[.D355];1;0))" office:value-type="float" office:value="1" calcext:value-type="float">
            <text:p>1</text:p>
          </table:table-cell>
          <table:table-cell table:formula="of:=IF([.A356]=1;5000;[.I355])" office:value-type="currency" office:currency="PLN" office:value="2772.41" calcext:value-type="currency">
            <text:p>2 772,41 zł</text:p>
          </table:table-cell>
          <table:table-cell table:formula="of:=IF([.A356]=1;TRUNC(1000/[.B356] );IF(OR([.A356]=2;[.A356]=3);0;IF([.F356]&lt;1000;0;IF([.C355]=1;TRUNC(1000/[.B356]);0))))" office:value-type="float" office:value="0" calcext:value-type="float">
            <text:p>0</text:p>
          </table:table-cell>
          <table:table-cell table:formula="of:=IF(OR([.A356]=1;[.A356]=2);0;IF([.E355]=1;[.G356]+[.J355];0))" office:value-type="float" office:value="0" calcext:value-type="float">
            <text:p>0</text:p>
          </table:table-cell>
          <table:table-cell table:style-name="ce9" table:formula="of:=[.F356]-[.B356]*[.G356]+[.B356]*[.H356]" office:value-type="currency" office:currency="PLN" office:value="2772.41" calcext:value-type="currency">
            <text:p>2 772,41 zł</text:p>
          </table:table-cell>
          <table:table-cell table:formula="of:=IF([.A356]=1;[.G356]-[.H356];[.J355]+[.G356]-[.H356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4.04" calcext:value-type="float">
            <text:p>154,04</text:p>
          </table:table-cell>
          <table:table-cell table:formula="of:=IF(AND([.B355]&gt;[.B356];[.B356]&gt;[.B357]);1;0)" office:value-type="float" office:value="0" calcext:value-type="float">
            <text:p>0</text:p>
          </table:table-cell>
          <table:table-cell table:formula="of:=IF([.A357]=1;[.B357];IF([.B357]&gt;[.D356];[.B357];[.D356]))" office:value-type="float" office:value="154.04" calcext:value-type="float">
            <text:p>154,04</text:p>
          </table:table-cell>
          <table:table-cell table:formula="of:=IF([.A357]=1;0;IF([.B357]&gt;[.D356];1;0))" office:value-type="float" office:value="1" calcext:value-type="float">
            <text:p>1</text:p>
          </table:table-cell>
          <table:table-cell table:formula="of:=IF([.A357]=1;5000;[.I356])" office:value-type="currency" office:currency="PLN" office:value="2772.41" calcext:value-type="currency">
            <text:p>2 772,41 zł</text:p>
          </table:table-cell>
          <table:table-cell table:formula="of:=IF([.A357]=1;TRUNC(1000/[.B357] );IF(OR([.A357]=2;[.A357]=3);0;IF([.F357]&lt;1000;0;IF([.C356]=1;TRUNC(1000/[.B357]);0))))" office:value-type="float" office:value="0" calcext:value-type="float">
            <text:p>0</text:p>
          </table:table-cell>
          <table:table-cell table:formula="of:=IF(OR([.A357]=1;[.A357]=2);0;IF([.E356]=1;[.G357]+[.J356];0))" office:value-type="float" office:value="24" calcext:value-type="float">
            <text:p>24</text:p>
          </table:table-cell>
          <table:table-cell table:style-name="ce9" table:formula="of:=[.F357]-[.B357]*[.G357]+[.B357]*[.H357]" office:value-type="currency" office:currency="PLN" office:value="6469.37" calcext:value-type="currency">
            <text:p>6 469,37 zł</text:p>
          </table:table-cell>
          <table:table-cell table:formula="of:=IF([.A357]=1;[.G357]-[.H357];[.J356]+[.G357]-[.H35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5.46" calcext:value-type="float">
            <text:p>155,46</text:p>
          </table:table-cell>
          <table:table-cell table:formula="of:=IF(AND([.B356]&gt;[.B357];[.B357]&gt;[.B358]);1;0)" office:value-type="float" office:value="0" calcext:value-type="float">
            <text:p>0</text:p>
          </table:table-cell>
          <table:table-cell table:formula="of:=IF([.A358]=1;[.B358];IF([.B358]&gt;[.D357];[.B358];[.D357]))" office:value-type="float" office:value="155.46" calcext:value-type="float">
            <text:p>155,46</text:p>
          </table:table-cell>
          <table:table-cell table:formula="of:=IF([.A358]=1;0;IF([.B358]&gt;[.D357];1;0))" office:value-type="float" office:value="1" calcext:value-type="float">
            <text:p>1</text:p>
          </table:table-cell>
          <table:table-cell table:formula="of:=IF([.A358]=1;5000;[.I357])" office:value-type="currency" office:currency="PLN" office:value="6469.37" calcext:value-type="currency">
            <text:p>6 469,37 zł</text:p>
          </table:table-cell>
          <table:table-cell table:formula="of:=IF([.A358]=1;TRUNC(1000/[.B358] );IF(OR([.A358]=2;[.A358]=3);0;IF([.F358]&lt;1000;0;IF([.C357]=1;TRUNC(1000/[.B358]);0))))" office:value-type="float" office:value="0" calcext:value-type="float">
            <text:p>0</text:p>
          </table:table-cell>
          <table:table-cell table:formula="of:=IF(OR([.A358]=1;[.A358]=2);0;IF([.E357]=1;[.G358]+[.J357];0))" office:value-type="float" office:value="0" calcext:value-type="float">
            <text:p>0</text:p>
          </table:table-cell>
          <table:table-cell table:style-name="ce9" table:formula="of:=[.F358]-[.B358]*[.G358]+[.B358]*[.H358]" office:value-type="currency" office:currency="PLN" office:value="6469.37" calcext:value-type="currency">
            <text:p>6 469,37 zł</text:p>
          </table:table-cell>
          <table:table-cell table:formula="of:=IF([.A358]=1;[.G358]-[.H358];[.J357]+[.G358]-[.H35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7.47" calcext:value-type="float">
            <text:p>157,47</text:p>
          </table:table-cell>
          <table:table-cell table:formula="of:=IF(AND([.B357]&gt;[.B358];[.B358]&gt;[.B359]);1;0)" office:value-type="float" office:value="0" calcext:value-type="float">
            <text:p>0</text:p>
          </table:table-cell>
          <table:table-cell table:formula="of:=IF([.A359]=1;[.B359];IF([.B359]&gt;[.D358];[.B359];[.D358]))" office:value-type="float" office:value="157.47" calcext:value-type="float">
            <text:p>157,47</text:p>
          </table:table-cell>
          <table:table-cell table:formula="of:=IF([.A359]=1;0;IF([.B359]&gt;[.D358];1;0))" office:value-type="float" office:value="1" calcext:value-type="float">
            <text:p>1</text:p>
          </table:table-cell>
          <table:table-cell table:formula="of:=IF([.A359]=1;5000;[.I358])" office:value-type="currency" office:currency="PLN" office:value="6469.37" calcext:value-type="currency">
            <text:p>6 469,37 zł</text:p>
          </table:table-cell>
          <table:table-cell table:formula="of:=IF([.A359]=1;TRUNC(1000/[.B359] );IF(OR([.A359]=2;[.A359]=3);0;IF([.F359]&lt;1000;0;IF([.C358]=1;TRUNC(1000/[.B359]);0))))" office:value-type="float" office:value="0" calcext:value-type="float">
            <text:p>0</text:p>
          </table:table-cell>
          <table:table-cell table:formula="of:=IF(OR([.A359]=1;[.A359]=2);0;IF([.E358]=1;[.G359]+[.J358];0))" office:value-type="float" office:value="0" calcext:value-type="float">
            <text:p>0</text:p>
          </table:table-cell>
          <table:table-cell table:style-name="ce9" table:formula="of:=[.F359]-[.B359]*[.G359]+[.B359]*[.H359]" office:value-type="currency" office:currency="PLN" office:value="6469.37" calcext:value-type="currency">
            <text:p>6 469,37 zł</text:p>
          </table:table-cell>
          <table:table-cell table:formula="of:=IF([.A359]=1;[.G359]-[.H359];[.J358]+[.G359]-[.H35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5.78" calcext:value-type="float">
            <text:p>155,78</text:p>
          </table:table-cell>
          <table:table-cell table:formula="of:=IF(AND([.B358]&gt;[.B359];[.B359]&gt;[.B360]);1;0)" office:value-type="float" office:value="0" calcext:value-type="float">
            <text:p>0</text:p>
          </table:table-cell>
          <table:table-cell table:formula="of:=IF([.A360]=1;[.B360];IF([.B360]&gt;[.D359];[.B360];[.D359]))" office:value-type="float" office:value="157.47" calcext:value-type="float">
            <text:p>157,47</text:p>
          </table:table-cell>
          <table:table-cell table:formula="of:=IF([.A360]=1;0;IF([.B360]&gt;[.D359];1;0))" office:value-type="float" office:value="0" calcext:value-type="float">
            <text:p>0</text:p>
          </table:table-cell>
          <table:table-cell table:formula="of:=IF([.A360]=1;5000;[.I359])" office:value-type="currency" office:currency="PLN" office:value="6469.37" calcext:value-type="currency">
            <text:p>6 469,37 zł</text:p>
          </table:table-cell>
          <table:table-cell table:formula="of:=IF([.A360]=1;TRUNC(1000/[.B360] );IF(OR([.A360]=2;[.A360]=3);0;IF([.F360]&lt;1000;0;IF([.C359]=1;TRUNC(1000/[.B360]);0))))" office:value-type="float" office:value="0" calcext:value-type="float">
            <text:p>0</text:p>
          </table:table-cell>
          <table:table-cell table:formula="of:=IF(OR([.A360]=1;[.A360]=2);0;IF([.E359]=1;[.G360]+[.J359];0))" office:value-type="float" office:value="0" calcext:value-type="float">
            <text:p>0</text:p>
          </table:table-cell>
          <table:table-cell table:style-name="ce9" table:formula="of:=[.F360]-[.B360]*[.G360]+[.B360]*[.H360]" office:value-type="currency" office:currency="PLN" office:value="6469.37" calcext:value-type="currency">
            <text:p>6 469,37 zł</text:p>
          </table:table-cell>
          <table:table-cell table:formula="of:=IF([.A360]=1;[.G360]-[.H360];[.J359]+[.G360]-[.H36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4.39" calcext:value-type="float">
            <text:p>154,39</text:p>
          </table:table-cell>
          <table:table-cell table:formula="of:=IF(AND([.B359]&gt;[.B360];[.B360]&gt;[.B361]);1;0)" office:value-type="float" office:value="1" calcext:value-type="float">
            <text:p>1</text:p>
          </table:table-cell>
          <table:table-cell table:formula="of:=IF([.A361]=1;[.B361];IF([.B361]&gt;[.D360];[.B361];[.D360]))" office:value-type="float" office:value="157.47" calcext:value-type="float">
            <text:p>157,47</text:p>
          </table:table-cell>
          <table:table-cell table:formula="of:=IF([.A361]=1;0;IF([.B361]&gt;[.D360];1;0))" office:value-type="float" office:value="0" calcext:value-type="float">
            <text:p>0</text:p>
          </table:table-cell>
          <table:table-cell table:formula="of:=IF([.A361]=1;5000;[.I360])" office:value-type="currency" office:currency="PLN" office:value="6469.37" calcext:value-type="currency">
            <text:p>6 469,37 zł</text:p>
          </table:table-cell>
          <table:table-cell table:formula="of:=IF([.A361]=1;TRUNC(1000/[.B361] );IF(OR([.A361]=2;[.A361]=3);0;IF([.F361]&lt;1000;0;IF([.C360]=1;TRUNC(1000/[.B361]);0))))" office:value-type="float" office:value="0" calcext:value-type="float">
            <text:p>0</text:p>
          </table:table-cell>
          <table:table-cell table:formula="of:=IF(OR([.A361]=1;[.A361]=2);0;IF([.E360]=1;[.G361]+[.J360];0))" office:value-type="float" office:value="0" calcext:value-type="float">
            <text:p>0</text:p>
          </table:table-cell>
          <table:table-cell table:style-name="ce9" table:formula="of:=[.F361]-[.B361]*[.G361]+[.B361]*[.H361]" office:value-type="currency" office:currency="PLN" office:value="6469.37" calcext:value-type="currency">
            <text:p>6 469,37 zł</text:p>
          </table:table-cell>
          <table:table-cell table:formula="of:=IF([.A361]=1;[.G361]-[.H361];[.J360]+[.G361]-[.H36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5.92" calcext:value-type="float">
            <text:p>155,92</text:p>
          </table:table-cell>
          <table:table-cell table:formula="of:=IF(AND([.B360]&gt;[.B361];[.B361]&gt;[.B362]);1;0)" office:value-type="float" office:value="0" calcext:value-type="float">
            <text:p>0</text:p>
          </table:table-cell>
          <table:table-cell table:formula="of:=IF([.A362]=1;[.B362];IF([.B362]&gt;[.D361];[.B362];[.D361]))" office:value-type="float" office:value="157.47" calcext:value-type="float">
            <text:p>157,47</text:p>
          </table:table-cell>
          <table:table-cell table:formula="of:=IF([.A362]=1;0;IF([.B362]&gt;[.D361];1;0))" office:value-type="float" office:value="0" calcext:value-type="float">
            <text:p>0</text:p>
          </table:table-cell>
          <table:table-cell table:formula="of:=IF([.A362]=1;5000;[.I361])" office:value-type="currency" office:currency="PLN" office:value="6469.37" calcext:value-type="currency">
            <text:p>6 469,37 zł</text:p>
          </table:table-cell>
          <table:table-cell table:formula="of:=IF([.A362]=1;TRUNC(1000/[.B362] );IF(OR([.A362]=2;[.A362]=3);0;IF([.F362]&lt;1000;0;IF([.C361]=1;TRUNC(1000/[.B362]);0))))" office:value-type="float" office:value="6" calcext:value-type="float">
            <text:p>6</text:p>
          </table:table-cell>
          <table:table-cell table:formula="of:=IF(OR([.A362]=1;[.A362]=2);0;IF([.E361]=1;[.G362]+[.J361];0))" office:value-type="float" office:value="0" calcext:value-type="float">
            <text:p>0</text:p>
          </table:table-cell>
          <table:table-cell table:style-name="ce9" table:formula="of:=[.F362]-[.B362]*[.G362]+[.B362]*[.H362]" office:value-type="currency" office:currency="PLN" office:value="5533.85" calcext:value-type="currency">
            <text:p>5 533,85 zł</text:p>
          </table:table-cell>
          <table:table-cell table:formula="of:=IF([.A362]=1;[.G362]-[.H362];[.J361]+[.G362]-[.H362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54.42" calcext:value-type="float">
            <text:p>154,42</text:p>
          </table:table-cell>
          <table:table-cell table:formula="of:=IF(AND([.B361]&gt;[.B362];[.B362]&gt;[.B363]);1;0)" office:value-type="float" office:value="0" calcext:value-type="float">
            <text:p>0</text:p>
          </table:table-cell>
          <table:table-cell table:formula="of:=IF([.A363]=1;[.B363];IF([.B363]&gt;[.D362];[.B363];[.D362]))" office:value-type="float" office:value="157.47" calcext:value-type="float">
            <text:p>157,47</text:p>
          </table:table-cell>
          <table:table-cell table:formula="of:=IF([.A363]=1;0;IF([.B363]&gt;[.D362];1;0))" office:value-type="float" office:value="0" calcext:value-type="float">
            <text:p>0</text:p>
          </table:table-cell>
          <table:table-cell table:formula="of:=IF([.A363]=1;5000;[.I362])" office:value-type="currency" office:currency="PLN" office:value="5533.85" calcext:value-type="currency">
            <text:p>5 533,85 zł</text:p>
          </table:table-cell>
          <table:table-cell table:formula="of:=IF([.A363]=1;TRUNC(1000/[.B363] );IF(OR([.A363]=2;[.A363]=3);0;IF([.F363]&lt;1000;0;IF([.C362]=1;TRUNC(1000/[.B363]);0))))" office:value-type="float" office:value="0" calcext:value-type="float">
            <text:p>0</text:p>
          </table:table-cell>
          <table:table-cell table:formula="of:=IF(OR([.A363]=1;[.A363]=2);0;IF([.E362]=1;[.G363]+[.J362];0))" office:value-type="float" office:value="0" calcext:value-type="float">
            <text:p>0</text:p>
          </table:table-cell>
          <table:table-cell table:style-name="ce9" table:formula="of:=[.F363]-[.B363]*[.G363]+[.B363]*[.H363]" office:value-type="currency" office:currency="PLN" office:value="5533.85" calcext:value-type="currency">
            <text:p>5 533,85 zł</text:p>
          </table:table-cell>
          <table:table-cell table:formula="of:=IF([.A363]=1;[.G363]-[.H363];[.J362]+[.G363]-[.H363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3.37" calcext:value-type="float">
            <text:p>153,37</text:p>
          </table:table-cell>
          <table:table-cell table:formula="of:=IF(AND([.B362]&gt;[.B363];[.B363]&gt;[.B364]);1;0)" office:value-type="float" office:value="1" calcext:value-type="float">
            <text:p>1</text:p>
          </table:table-cell>
          <table:table-cell table:formula="of:=IF([.A364]=1;[.B364];IF([.B364]&gt;[.D363];[.B364];[.D363]))" office:value-type="float" office:value="157.47" calcext:value-type="float">
            <text:p>157,47</text:p>
          </table:table-cell>
          <table:table-cell table:formula="of:=IF([.A364]=1;0;IF([.B364]&gt;[.D363];1;0))" office:value-type="float" office:value="0" calcext:value-type="float">
            <text:p>0</text:p>
          </table:table-cell>
          <table:table-cell table:formula="of:=IF([.A364]=1;5000;[.I363])" office:value-type="currency" office:currency="PLN" office:value="5533.85" calcext:value-type="currency">
            <text:p>5 533,85 zł</text:p>
          </table:table-cell>
          <table:table-cell table:formula="of:=IF([.A364]=1;TRUNC(1000/[.B364] );IF(OR([.A364]=2;[.A364]=3);0;IF([.F364]&lt;1000;0;IF([.C363]=1;TRUNC(1000/[.B364]);0))))" office:value-type="float" office:value="0" calcext:value-type="float">
            <text:p>0</text:p>
          </table:table-cell>
          <table:table-cell table:formula="of:=IF(OR([.A364]=1;[.A364]=2);0;IF([.E363]=1;[.G364]+[.J363];0))" office:value-type="float" office:value="0" calcext:value-type="float">
            <text:p>0</text:p>
          </table:table-cell>
          <table:table-cell table:style-name="ce9" table:formula="of:=[.F364]-[.B364]*[.G364]+[.B364]*[.H364]" office:value-type="currency" office:currency="PLN" office:value="5533.85" calcext:value-type="currency">
            <text:p>5 533,85 zł</text:p>
          </table:table-cell>
          <table:table-cell table:formula="of:=IF([.A364]=1;[.G364]-[.H364];[.J363]+[.G364]-[.H364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4.38" calcext:value-type="float">
            <text:p>154,38</text:p>
          </table:table-cell>
          <table:table-cell table:formula="of:=IF(AND([.B363]&gt;[.B364];[.B364]&gt;[.B365]);1;0)" office:value-type="float" office:value="0" calcext:value-type="float">
            <text:p>0</text:p>
          </table:table-cell>
          <table:table-cell table:formula="of:=IF([.A365]=1;[.B365];IF([.B365]&gt;[.D364];[.B365];[.D364]))" office:value-type="float" office:value="157.47" calcext:value-type="float">
            <text:p>157,47</text:p>
          </table:table-cell>
          <table:table-cell table:formula="of:=IF([.A365]=1;0;IF([.B365]&gt;[.D364];1;0))" office:value-type="float" office:value="0" calcext:value-type="float">
            <text:p>0</text:p>
          </table:table-cell>
          <table:table-cell table:formula="of:=IF([.A365]=1;5000;[.I364])" office:value-type="currency" office:currency="PLN" office:value="5533.85" calcext:value-type="currency">
            <text:p>5 533,85 zł</text:p>
          </table:table-cell>
          <table:table-cell table:formula="of:=IF([.A365]=1;TRUNC(1000/[.B365] );IF(OR([.A365]=2;[.A365]=3);0;IF([.F365]&lt;1000;0;IF([.C364]=1;TRUNC(1000/[.B365]);0))))" office:value-type="float" office:value="6" calcext:value-type="float">
            <text:p>6</text:p>
          </table:table-cell>
          <table:table-cell table:formula="of:=IF(OR([.A365]=1;[.A365]=2);0;IF([.E364]=1;[.G365]+[.J364];0))" office:value-type="float" office:value="0" calcext:value-type="float">
            <text:p>0</text:p>
          </table:table-cell>
          <table:table-cell table:style-name="ce9" table:formula="of:=[.F365]-[.B365]*[.G365]+[.B365]*[.H365]" office:value-type="currency" office:currency="PLN" office:value="4607.57" calcext:value-type="currency">
            <text:p>4 607,57 zł</text:p>
          </table:table-cell>
          <table:table-cell table:formula="of:=IF([.A365]=1;[.G365]-[.H365];[.J364]+[.G365]-[.H365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2.55" calcext:value-type="float">
            <text:p>152,55</text:p>
          </table:table-cell>
          <table:table-cell table:formula="of:=IF(AND([.B364]&gt;[.B365];[.B365]&gt;[.B366]);1;0)" office:value-type="float" office:value="0" calcext:value-type="float">
            <text:p>0</text:p>
          </table:table-cell>
          <table:table-cell table:formula="of:=IF([.A366]=1;[.B366];IF([.B366]&gt;[.D365];[.B366];[.D365]))" office:value-type="float" office:value="157.47" calcext:value-type="float">
            <text:p>157,47</text:p>
          </table:table-cell>
          <table:table-cell table:formula="of:=IF([.A366]=1;0;IF([.B366]&gt;[.D365];1;0))" office:value-type="float" office:value="0" calcext:value-type="float">
            <text:p>0</text:p>
          </table:table-cell>
          <table:table-cell table:formula="of:=IF([.A366]=1;5000;[.I365])" office:value-type="currency" office:currency="PLN" office:value="4607.57" calcext:value-type="currency">
            <text:p>4 607,57 zł</text:p>
          </table:table-cell>
          <table:table-cell table:formula="of:=IF([.A366]=1;TRUNC(1000/[.B366] );IF(OR([.A366]=2;[.A366]=3);0;IF([.F366]&lt;1000;0;IF([.C365]=1;TRUNC(1000/[.B366]);0))))" office:value-type="float" office:value="0" calcext:value-type="float">
            <text:p>0</text:p>
          </table:table-cell>
          <table:table-cell table:formula="of:=IF(OR([.A366]=1;[.A366]=2);0;IF([.E365]=1;[.G366]+[.J365];0))" office:value-type="float" office:value="0" calcext:value-type="float">
            <text:p>0</text:p>
          </table:table-cell>
          <table:table-cell table:style-name="ce9" table:formula="of:=[.F366]-[.B366]*[.G366]+[.B366]*[.H366]" office:value-type="currency" office:currency="PLN" office:value="4607.57" calcext:value-type="currency">
            <text:p>4 607,57 zł</text:p>
          </table:table-cell>
          <table:table-cell table:formula="of:=IF([.A366]=1;[.G366]-[.H366];[.J365]+[.G366]-[.H366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0.98" calcext:value-type="float">
            <text:p>150,98</text:p>
          </table:table-cell>
          <table:table-cell table:formula="of:=IF(AND([.B365]&gt;[.B366];[.B366]&gt;[.B367]);1;0)" office:value-type="float" office:value="1" calcext:value-type="float">
            <text:p>1</text:p>
          </table:table-cell>
          <table:table-cell table:formula="of:=IF([.A367]=1;[.B367];IF([.B367]&gt;[.D366];[.B367];[.D366]))" office:value-type="float" office:value="157.47" calcext:value-type="float">
            <text:p>157,47</text:p>
          </table:table-cell>
          <table:table-cell table:formula="of:=IF([.A367]=1;0;IF([.B367]&gt;[.D366];1;0))" office:value-type="float" office:value="0" calcext:value-type="float">
            <text:p>0</text:p>
          </table:table-cell>
          <table:table-cell table:formula="of:=IF([.A367]=1;5000;[.I366])" office:value-type="currency" office:currency="PLN" office:value="4607.57" calcext:value-type="currency">
            <text:p>4 607,57 zł</text:p>
          </table:table-cell>
          <table:table-cell table:formula="of:=IF([.A367]=1;TRUNC(1000/[.B367] );IF(OR([.A367]=2;[.A367]=3);0;IF([.F367]&lt;1000;0;IF([.C366]=1;TRUNC(1000/[.B367]);0))))" office:value-type="float" office:value="0" calcext:value-type="float">
            <text:p>0</text:p>
          </table:table-cell>
          <table:table-cell table:formula="of:=IF(OR([.A367]=1;[.A367]=2);0;IF([.E366]=1;[.G367]+[.J366];0))" office:value-type="float" office:value="0" calcext:value-type="float">
            <text:p>0</text:p>
          </table:table-cell>
          <table:table-cell table:style-name="ce9" table:formula="of:=[.F367]-[.B367]*[.G367]+[.B367]*[.H367]" office:value-type="currency" office:currency="PLN" office:value="4607.57" calcext:value-type="currency">
            <text:p>4 607,57 zł</text:p>
          </table:table-cell>
          <table:table-cell table:formula="of:=IF([.A367]=1;[.G367]-[.H367];[.J366]+[.G367]-[.H367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1.24" calcext:value-type="float">
            <text:p>151,24</text:p>
          </table:table-cell>
          <table:table-cell table:formula="of:=IF(AND([.B366]&gt;[.B367];[.B367]&gt;[.B368]);1;0)" office:value-type="float" office:value="0" calcext:value-type="float">
            <text:p>0</text:p>
          </table:table-cell>
          <table:table-cell table:formula="of:=IF([.A368]=1;[.B368];IF([.B368]&gt;[.D367];[.B368];[.D367]))" office:value-type="float" office:value="157.47" calcext:value-type="float">
            <text:p>157,47</text:p>
          </table:table-cell>
          <table:table-cell table:formula="of:=IF([.A368]=1;0;IF([.B368]&gt;[.D367];1;0))" office:value-type="float" office:value="0" calcext:value-type="float">
            <text:p>0</text:p>
          </table:table-cell>
          <table:table-cell table:formula="of:=IF([.A368]=1;5000;[.I367])" office:value-type="currency" office:currency="PLN" office:value="4607.57" calcext:value-type="currency">
            <text:p>4 607,57 zł</text:p>
          </table:table-cell>
          <table:table-cell table:formula="of:=IF([.A368]=1;TRUNC(1000/[.B368] );IF(OR([.A368]=2;[.A368]=3);0;IF([.F368]&lt;1000;0;IF([.C367]=1;TRUNC(1000/[.B368]);0))))" office:value-type="float" office:value="6" calcext:value-type="float">
            <text:p>6</text:p>
          </table:table-cell>
          <table:table-cell table:formula="of:=IF(OR([.A368]=1;[.A368]=2);0;IF([.E367]=1;[.G368]+[.J367];0))" office:value-type="float" office:value="0" calcext:value-type="float">
            <text:p>0</text:p>
          </table:table-cell>
          <table:table-cell table:style-name="ce9" table:formula="of:=[.F368]-[.B368]*[.G368]+[.B368]*[.H368]" office:value-type="currency" office:currency="PLN" office:value="3700.13" calcext:value-type="currency">
            <text:p>3 700,13 zł</text:p>
          </table:table-cell>
          <table:table-cell table:formula="of:=IF([.A368]=1;[.G368]-[.H368];[.J367]+[.G368]-[.H368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3.69" calcext:value-type="float">
            <text:p>153,69</text:p>
          </table:table-cell>
          <table:table-cell table:formula="of:=IF(AND([.B367]&gt;[.B368];[.B368]&gt;[.B369]);1;0)" office:value-type="float" office:value="0" calcext:value-type="float">
            <text:p>0</text:p>
          </table:table-cell>
          <table:table-cell table:formula="of:=IF([.A369]=1;[.B369];IF([.B369]&gt;[.D368];[.B369];[.D368]))" office:value-type="float" office:value="157.47" calcext:value-type="float">
            <text:p>157,47</text:p>
          </table:table-cell>
          <table:table-cell table:formula="of:=IF([.A369]=1;0;IF([.B369]&gt;[.D368];1;0))" office:value-type="float" office:value="0" calcext:value-type="float">
            <text:p>0</text:p>
          </table:table-cell>
          <table:table-cell table:formula="of:=IF([.A369]=1;5000;[.I368])" office:value-type="currency" office:currency="PLN" office:value="3700.13" calcext:value-type="currency">
            <text:p>3 700,13 zł</text:p>
          </table:table-cell>
          <table:table-cell table:formula="of:=IF([.A369]=1;TRUNC(1000/[.B369] );IF(OR([.A369]=2;[.A369]=3);0;IF([.F369]&lt;1000;0;IF([.C368]=1;TRUNC(1000/[.B369]);0))))" office:value-type="float" office:value="0" calcext:value-type="float">
            <text:p>0</text:p>
          </table:table-cell>
          <table:table-cell table:formula="of:=IF(OR([.A369]=1;[.A369]=2);0;IF([.E368]=1;[.G369]+[.J368];0))" office:value-type="float" office:value="0" calcext:value-type="float">
            <text:p>0</text:p>
          </table:table-cell>
          <table:table-cell table:style-name="ce9" table:formula="of:=[.F369]-[.B369]*[.G369]+[.B369]*[.H369]" office:value-type="currency" office:currency="PLN" office:value="3700.13" calcext:value-type="currency">
            <text:p>3 700,13 zł</text:p>
          </table:table-cell>
          <table:table-cell table:formula="of:=IF([.A369]=1;[.G369]-[.H369];[.J368]+[.G369]-[.H369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5.26" calcext:value-type="float">
            <text:p>155,26</text:p>
          </table:table-cell>
          <table:table-cell table:formula="of:=IF(AND([.B368]&gt;[.B369];[.B369]&gt;[.B370]);1;0)" office:value-type="float" office:value="0" calcext:value-type="float">
            <text:p>0</text:p>
          </table:table-cell>
          <table:table-cell table:formula="of:=IF([.A370]=1;[.B370];IF([.B370]&gt;[.D369];[.B370];[.D369]))" office:value-type="float" office:value="157.47" calcext:value-type="float">
            <text:p>157,47</text:p>
          </table:table-cell>
          <table:table-cell table:formula="of:=IF([.A370]=1;0;IF([.B370]&gt;[.D369];1;0))" office:value-type="float" office:value="0" calcext:value-type="float">
            <text:p>0</text:p>
          </table:table-cell>
          <table:table-cell table:formula="of:=IF([.A370]=1;5000;[.I369])" office:value-type="currency" office:currency="PLN" office:value="3700.13" calcext:value-type="currency">
            <text:p>3 700,13 zł</text:p>
          </table:table-cell>
          <table:table-cell table:formula="of:=IF([.A370]=1;TRUNC(1000/[.B370] );IF(OR([.A370]=2;[.A370]=3);0;IF([.F370]&lt;1000;0;IF([.C369]=1;TRUNC(1000/[.B370]);0))))" office:value-type="float" office:value="0" calcext:value-type="float">
            <text:p>0</text:p>
          </table:table-cell>
          <table:table-cell table:formula="of:=IF(OR([.A370]=1;[.A370]=2);0;IF([.E369]=1;[.G370]+[.J369];0))" office:value-type="float" office:value="0" calcext:value-type="float">
            <text:p>0</text:p>
          </table:table-cell>
          <table:table-cell table:style-name="ce9" table:formula="of:=[.F370]-[.B370]*[.G370]+[.B370]*[.H370]" office:value-type="currency" office:currency="PLN" office:value="3700.13" calcext:value-type="currency">
            <text:p>3 700,13 zł</text:p>
          </table:table-cell>
          <table:table-cell table:formula="of:=IF([.A370]=1;[.G370]-[.H370];[.J369]+[.G370]-[.H370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3.86" calcext:value-type="float">
            <text:p>153,86</text:p>
          </table:table-cell>
          <table:table-cell table:formula="of:=IF(AND([.B369]&gt;[.B370];[.B370]&gt;[.B371]);1;0)" office:value-type="float" office:value="0" calcext:value-type="float">
            <text:p>0</text:p>
          </table:table-cell>
          <table:table-cell table:formula="of:=IF([.A371]=1;[.B371];IF([.B371]&gt;[.D370];[.B371];[.D370]))" office:value-type="float" office:value="157.47" calcext:value-type="float">
            <text:p>157,47</text:p>
          </table:table-cell>
          <table:table-cell table:formula="of:=IF([.A371]=1;0;IF([.B371]&gt;[.D370];1;0))" office:value-type="float" office:value="0" calcext:value-type="float">
            <text:p>0</text:p>
          </table:table-cell>
          <table:table-cell table:formula="of:=IF([.A371]=1;5000;[.I370])" office:value-type="currency" office:currency="PLN" office:value="3700.13" calcext:value-type="currency">
            <text:p>3 700,13 zł</text:p>
          </table:table-cell>
          <table:table-cell table:formula="of:=IF([.A371]=1;TRUNC(1000/[.B371] );IF(OR([.A371]=2;[.A371]=3);0;IF([.F371]&lt;1000;0;IF([.C370]=1;TRUNC(1000/[.B371]);0))))" office:value-type="float" office:value="0" calcext:value-type="float">
            <text:p>0</text:p>
          </table:table-cell>
          <table:table-cell table:formula="of:=IF(OR([.A371]=1;[.A371]=2);0;IF([.E370]=1;[.G371]+[.J370];0))" office:value-type="float" office:value="0" calcext:value-type="float">
            <text:p>0</text:p>
          </table:table-cell>
          <table:table-cell table:style-name="ce9" table:formula="of:=[.F371]-[.B371]*[.G371]+[.B371]*[.H371]" office:value-type="currency" office:currency="PLN" office:value="3700.13" calcext:value-type="currency">
            <text:p>3 700,13 zł</text:p>
          </table:table-cell>
          <table:table-cell table:formula="of:=IF([.A371]=1;[.G371]-[.H371];[.J370]+[.G371]-[.H371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2.09" calcext:value-type="float">
            <text:p>152,09</text:p>
          </table:table-cell>
          <table:table-cell table:formula="of:=IF(AND([.B370]&gt;[.B371];[.B371]&gt;[.B372]);1;0)" office:value-type="float" office:value="1" calcext:value-type="float">
            <text:p>1</text:p>
          </table:table-cell>
          <table:table-cell table:formula="of:=IF([.A372]=1;[.B372];IF([.B372]&gt;[.D371];[.B372];[.D371]))" office:value-type="float" office:value="157.47" calcext:value-type="float">
            <text:p>157,47</text:p>
          </table:table-cell>
          <table:table-cell table:formula="of:=IF([.A372]=1;0;IF([.B372]&gt;[.D371];1;0))" office:value-type="float" office:value="0" calcext:value-type="float">
            <text:p>0</text:p>
          </table:table-cell>
          <table:table-cell table:formula="of:=IF([.A372]=1;5000;[.I371])" office:value-type="currency" office:currency="PLN" office:value="3700.13" calcext:value-type="currency">
            <text:p>3 700,13 zł</text:p>
          </table:table-cell>
          <table:table-cell table:formula="of:=IF([.A372]=1;TRUNC(1000/[.B372] );IF(OR([.A372]=2;[.A372]=3);0;IF([.F372]&lt;1000;0;IF([.C371]=1;TRUNC(1000/[.B372]);0))))" office:value-type="float" office:value="0" calcext:value-type="float">
            <text:p>0</text:p>
          </table:table-cell>
          <table:table-cell table:formula="of:=IF(OR([.A372]=1;[.A372]=2);0;IF([.E371]=1;[.G372]+[.J371];0))" office:value-type="float" office:value="0" calcext:value-type="float">
            <text:p>0</text:p>
          </table:table-cell>
          <table:table-cell table:style-name="ce9" table:formula="of:=[.F372]-[.B372]*[.G372]+[.B372]*[.H372]" office:value-type="currency" office:currency="PLN" office:value="3700.13" calcext:value-type="currency">
            <text:p>3 700,13 zł</text:p>
          </table:table-cell>
          <table:table-cell table:formula="of:=IF([.A372]=1;[.G372]-[.H372];[.J371]+[.G372]-[.H372]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0.44" calcext:value-type="float">
            <text:p>150,44</text:p>
          </table:table-cell>
          <table:table-cell table:formula="of:=IF(AND([.B371]&gt;[.B372];[.B372]&gt;[.B373]);1;0)" office:value-type="float" office:value="1" calcext:value-type="float">
            <text:p>1</text:p>
          </table:table-cell>
          <table:table-cell table:formula="of:=IF([.A373]=1;[.B373];IF([.B373]&gt;[.D372];[.B373];[.D372]))" office:value-type="float" office:value="157.47" calcext:value-type="float">
            <text:p>157,47</text:p>
          </table:table-cell>
          <table:table-cell table:formula="of:=IF([.A373]=1;0;IF([.B373]&gt;[.D372];1;0))" office:value-type="float" office:value="0" calcext:value-type="float">
            <text:p>0</text:p>
          </table:table-cell>
          <table:table-cell table:formula="of:=IF([.A373]=1;5000;[.I372])" office:value-type="currency" office:currency="PLN" office:value="3700.13" calcext:value-type="currency">
            <text:p>3 700,13 zł</text:p>
          </table:table-cell>
          <table:table-cell table:formula="of:=IF([.A373]=1;TRUNC(1000/[.B373] );IF(OR([.A373]=2;[.A373]=3);0;IF([.F373]&lt;1000;0;IF([.C372]=1;TRUNC(1000/[.B373]);0))))" office:value-type="float" office:value="6" calcext:value-type="float">
            <text:p>6</text:p>
          </table:table-cell>
          <table:table-cell table:formula="of:=IF(OR([.A373]=1;[.A373]=2);0;IF([.E372]=1;[.G373]+[.J372];0))" office:value-type="float" office:value="0" calcext:value-type="float">
            <text:p>0</text:p>
          </table:table-cell>
          <table:table-cell table:style-name="ce9" table:formula="of:=[.F373]-[.B373]*[.G373]+[.B373]*[.H373]" office:value-type="currency" office:currency="PLN" office:value="2797.49" calcext:value-type="currency">
            <text:p>2 797,49 zł</text:p>
          </table:table-cell>
          <table:table-cell table:formula="of:=IF([.A373]=1;[.G373]-[.H373];[.J372]+[.G373]-[.H373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2.88" calcext:value-type="float">
            <text:p>152,88</text:p>
          </table:table-cell>
          <table:table-cell table:formula="of:=IF(AND([.B372]&gt;[.B373];[.B373]&gt;[.B374]);1;0)" office:value-type="float" office:value="0" calcext:value-type="float">
            <text:p>0</text:p>
          </table:table-cell>
          <table:table-cell table:formula="of:=IF([.A374]=1;[.B374];IF([.B374]&gt;[.D373];[.B374];[.D373]))" office:value-type="float" office:value="157.47" calcext:value-type="float">
            <text:p>157,47</text:p>
          </table:table-cell>
          <table:table-cell table:formula="of:=IF([.A374]=1;0;IF([.B374]&gt;[.D373];1;0))" office:value-type="float" office:value="0" calcext:value-type="float">
            <text:p>0</text:p>
          </table:table-cell>
          <table:table-cell table:formula="of:=IF([.A374]=1;5000;[.I373])" office:value-type="currency" office:currency="PLN" office:value="2797.49" calcext:value-type="currency">
            <text:p>2 797,49 zł</text:p>
          </table:table-cell>
          <table:table-cell table:formula="of:=IF([.A374]=1;TRUNC(1000/[.B374] );IF(OR([.A374]=2;[.A374]=3);0;IF([.F374]&lt;1000;0;IF([.C373]=1;TRUNC(1000/[.B374]);0))))" office:value-type="float" office:value="6" calcext:value-type="float">
            <text:p>6</text:p>
          </table:table-cell>
          <table:table-cell table:formula="of:=IF(OR([.A374]=1;[.A374]=2);0;IF([.E373]=1;[.G374]+[.J373];0))" office:value-type="float" office:value="0" calcext:value-type="float">
            <text:p>0</text:p>
          </table:table-cell>
          <table:table-cell table:style-name="ce9" table:formula="of:=[.F374]-[.B374]*[.G374]+[.B374]*[.H374]" office:value-type="currency" office:currency="PLN" office:value="1880.21" calcext:value-type="currency">
            <text:p>1 880,21 zł</text:p>
          </table:table-cell>
          <table:table-cell table:formula="of:=IF([.A374]=1;[.G374]-[.H374];[.J373]+[.G374]-[.H374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3.57" calcext:value-type="float">
            <text:p>153,57</text:p>
          </table:table-cell>
          <table:table-cell table:formula="of:=IF(AND([.B373]&gt;[.B374];[.B374]&gt;[.B375]);1;0)" office:value-type="float" office:value="0" calcext:value-type="float">
            <text:p>0</text:p>
          </table:table-cell>
          <table:table-cell table:formula="of:=IF([.A375]=1;[.B375];IF([.B375]&gt;[.D374];[.B375];[.D374]))" office:value-type="float" office:value="157.47" calcext:value-type="float">
            <text:p>157,47</text:p>
          </table:table-cell>
          <table:table-cell table:formula="of:=IF([.A375]=1;0;IF([.B375]&gt;[.D374];1;0))" office:value-type="float" office:value="0" calcext:value-type="float">
            <text:p>0</text:p>
          </table:table-cell>
          <table:table-cell table:formula="of:=IF([.A375]=1;5000;[.I374])" office:value-type="currency" office:currency="PLN" office:value="1880.21" calcext:value-type="currency">
            <text:p>1 880,21 zł</text:p>
          </table:table-cell>
          <table:table-cell table:formula="of:=IF([.A375]=1;TRUNC(1000/[.B375] );IF(OR([.A375]=2;[.A375]=3);0;IF([.F375]&lt;1000;0;IF([.C374]=1;TRUNC(1000/[.B375]);0))))" office:value-type="float" office:value="0" calcext:value-type="float">
            <text:p>0</text:p>
          </table:table-cell>
          <table:table-cell table:formula="of:=IF(OR([.A375]=1;[.A375]=2);0;IF([.E374]=1;[.G375]+[.J374];0))" office:value-type="float" office:value="0" calcext:value-type="float">
            <text:p>0</text:p>
          </table:table-cell>
          <table:table-cell table:style-name="ce9" table:formula="of:=[.F375]-[.B375]*[.G375]+[.B375]*[.H375]" office:value-type="currency" office:currency="PLN" office:value="1880.21" calcext:value-type="currency">
            <text:p>1 880,21 zł</text:p>
          </table:table-cell>
          <table:table-cell table:formula="of:=IF([.A375]=1;[.G375]-[.H375];[.J374]+[.G375]-[.H375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1.8" calcext:value-type="float">
            <text:p>151,8</text:p>
          </table:table-cell>
          <table:table-cell table:formula="of:=IF(AND([.B374]&gt;[.B375];[.B375]&gt;[.B376]);1;0)" office:value-type="float" office:value="0" calcext:value-type="float">
            <text:p>0</text:p>
          </table:table-cell>
          <table:table-cell table:formula="of:=IF([.A376]=1;[.B376];IF([.B376]&gt;[.D375];[.B376];[.D375]))" office:value-type="float" office:value="157.47" calcext:value-type="float">
            <text:p>157,47</text:p>
          </table:table-cell>
          <table:table-cell table:formula="of:=IF([.A376]=1;0;IF([.B376]&gt;[.D375];1;0))" office:value-type="float" office:value="0" calcext:value-type="float">
            <text:p>0</text:p>
          </table:table-cell>
          <table:table-cell table:formula="of:=IF([.A376]=1;5000;[.I375])" office:value-type="currency" office:currency="PLN" office:value="1880.21" calcext:value-type="currency">
            <text:p>1 880,21 zł</text:p>
          </table:table-cell>
          <table:table-cell table:formula="of:=IF([.A376]=1;TRUNC(1000/[.B376] );IF(OR([.A376]=2;[.A376]=3);0;IF([.F376]&lt;1000;0;IF([.C375]=1;TRUNC(1000/[.B376]);0))))" office:value-type="float" office:value="0" calcext:value-type="float">
            <text:p>0</text:p>
          </table:table-cell>
          <table:table-cell table:formula="of:=IF(OR([.A376]=1;[.A376]=2);0;IF([.E375]=1;[.G376]+[.J375];0))" office:value-type="float" office:value="0" calcext:value-type="float">
            <text:p>0</text:p>
          </table:table-cell>
          <table:table-cell table:style-name="ce9" table:formula="of:=[.F376]-[.B376]*[.G376]+[.B376]*[.H376]" office:value-type="currency" office:currency="PLN" office:value="1880.21" calcext:value-type="currency">
            <text:p>1 880,21 zł</text:p>
          </table:table-cell>
          <table:table-cell table:formula="of:=IF([.A376]=1;[.G376]-[.H376];[.J375]+[.G376]-[.H376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3.21" calcext:value-type="float">
            <text:p>153,21</text:p>
          </table:table-cell>
          <table:table-cell table:formula="of:=IF(AND([.B375]&gt;[.B376];[.B376]&gt;[.B377]);1;0)" office:value-type="float" office:value="0" calcext:value-type="float">
            <text:p>0</text:p>
          </table:table-cell>
          <table:table-cell table:formula="of:=IF([.A377]=1;[.B377];IF([.B377]&gt;[.D376];[.B377];[.D376]))" office:value-type="float" office:value="157.47" calcext:value-type="float">
            <text:p>157,47</text:p>
          </table:table-cell>
          <table:table-cell table:formula="of:=IF([.A377]=1;0;IF([.B377]&gt;[.D376];1;0))" office:value-type="float" office:value="0" calcext:value-type="float">
            <text:p>0</text:p>
          </table:table-cell>
          <table:table-cell table:formula="of:=IF([.A377]=1;5000;[.I376])" office:value-type="currency" office:currency="PLN" office:value="1880.21" calcext:value-type="currency">
            <text:p>1 880,21 zł</text:p>
          </table:table-cell>
          <table:table-cell table:formula="of:=IF([.A377]=1;TRUNC(1000/[.B377] );IF(OR([.A377]=2;[.A377]=3);0;IF([.F377]&lt;1000;0;IF([.C376]=1;TRUNC(1000/[.B377]);0))))" office:value-type="float" office:value="0" calcext:value-type="float">
            <text:p>0</text:p>
          </table:table-cell>
          <table:table-cell table:formula="of:=IF(OR([.A377]=1;[.A377]=2);0;IF([.E376]=1;[.G377]+[.J376];0))" office:value-type="float" office:value="0" calcext:value-type="float">
            <text:p>0</text:p>
          </table:table-cell>
          <table:table-cell table:style-name="ce9" table:formula="of:=[.F377]-[.B377]*[.G377]+[.B377]*[.H377]" office:value-type="currency" office:currency="PLN" office:value="1880.21" calcext:value-type="currency">
            <text:p>1 880,21 zł</text:p>
          </table:table-cell>
          <table:table-cell table:formula="of:=IF([.A377]=1;[.G377]-[.H377];[.J376]+[.G377]-[.H377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4.75" calcext:value-type="float">
            <text:p>154,75</text:p>
          </table:table-cell>
          <table:table-cell table:formula="of:=IF(AND([.B376]&gt;[.B377];[.B377]&gt;[.B378]);1;0)" office:value-type="float" office:value="0" calcext:value-type="float">
            <text:p>0</text:p>
          </table:table-cell>
          <table:table-cell table:formula="of:=IF([.A378]=1;[.B378];IF([.B378]&gt;[.D377];[.B378];[.D377]))" office:value-type="float" office:value="157.47" calcext:value-type="float">
            <text:p>157,47</text:p>
          </table:table-cell>
          <table:table-cell table:formula="of:=IF([.A378]=1;0;IF([.B378]&gt;[.D377];1;0))" office:value-type="float" office:value="0" calcext:value-type="float">
            <text:p>0</text:p>
          </table:table-cell>
          <table:table-cell table:formula="of:=IF([.A378]=1;5000;[.I377])" office:value-type="currency" office:currency="PLN" office:value="1880.21" calcext:value-type="currency">
            <text:p>1 880,21 zł</text:p>
          </table:table-cell>
          <table:table-cell table:formula="of:=IF([.A378]=1;TRUNC(1000/[.B378] );IF(OR([.A378]=2;[.A378]=3);0;IF([.F378]&lt;1000;0;IF([.C377]=1;TRUNC(1000/[.B378]);0))))" office:value-type="float" office:value="0" calcext:value-type="float">
            <text:p>0</text:p>
          </table:table-cell>
          <table:table-cell table:formula="of:=IF(OR([.A378]=1;[.A378]=2);0;IF([.E377]=1;[.G378]+[.J377];0))" office:value-type="float" office:value="0" calcext:value-type="float">
            <text:p>0</text:p>
          </table:table-cell>
          <table:table-cell table:style-name="ce9" table:formula="of:=[.F378]-[.B378]*[.G378]+[.B378]*[.H378]" office:value-type="currency" office:currency="PLN" office:value="1880.21" calcext:value-type="currency">
            <text:p>1 880,21 zł</text:p>
          </table:table-cell>
          <table:table-cell table:formula="of:=IF([.A378]=1;[.G378]-[.H378];[.J377]+[.G378]-[.H378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3.43" calcext:value-type="float">
            <text:p>153,43</text:p>
          </table:table-cell>
          <table:table-cell table:formula="of:=IF(AND([.B377]&gt;[.B378];[.B378]&gt;[.B379]);1;0)" office:value-type="float" office:value="0" calcext:value-type="float">
            <text:p>0</text:p>
          </table:table-cell>
          <table:table-cell table:formula="of:=IF([.A379]=1;[.B379];IF([.B379]&gt;[.D378];[.B379];[.D378]))" office:value-type="float" office:value="157.47" calcext:value-type="float">
            <text:p>157,47</text:p>
          </table:table-cell>
          <table:table-cell table:formula="of:=IF([.A379]=1;0;IF([.B379]&gt;[.D378];1;0))" office:value-type="float" office:value="0" calcext:value-type="float">
            <text:p>0</text:p>
          </table:table-cell>
          <table:table-cell table:formula="of:=IF([.A379]=1;5000;[.I378])" office:value-type="currency" office:currency="PLN" office:value="1880.21" calcext:value-type="currency">
            <text:p>1 880,21 zł</text:p>
          </table:table-cell>
          <table:table-cell table:formula="of:=IF([.A379]=1;TRUNC(1000/[.B379] );IF(OR([.A379]=2;[.A379]=3);0;IF([.F379]&lt;1000;0;IF([.C378]=1;TRUNC(1000/[.B379]);0))))" office:value-type="float" office:value="0" calcext:value-type="float">
            <text:p>0</text:p>
          </table:table-cell>
          <table:table-cell table:formula="of:=IF(OR([.A379]=1;[.A379]=2);0;IF([.E378]=1;[.G379]+[.J378];0))" office:value-type="float" office:value="0" calcext:value-type="float">
            <text:p>0</text:p>
          </table:table-cell>
          <table:table-cell table:style-name="ce9" table:formula="of:=[.F379]-[.B379]*[.G379]+[.B379]*[.H379]" office:value-type="currency" office:currency="PLN" office:value="1880.21" calcext:value-type="currency">
            <text:p>1 880,21 zł</text:p>
          </table:table-cell>
          <table:table-cell table:formula="of:=IF([.A379]=1;[.G379]-[.H379];[.J378]+[.G379]-[.H379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52.27" calcext:value-type="float">
            <text:p>152,27</text:p>
          </table:table-cell>
          <table:table-cell table:formula="of:=IF(AND([.B378]&gt;[.B379];[.B379]&gt;[.B380]);1;0)" office:value-type="float" office:value="1" calcext:value-type="float">
            <text:p>1</text:p>
          </table:table-cell>
          <table:table-cell table:formula="of:=IF([.A380]=1;[.B380];IF([.B380]&gt;[.D379];[.B380];[.D379]))" office:value-type="float" office:value="157.47" calcext:value-type="float">
            <text:p>157,47</text:p>
          </table:table-cell>
          <table:table-cell table:formula="of:=IF([.A380]=1;0;IF([.B380]&gt;[.D379];1;0))" office:value-type="float" office:value="0" calcext:value-type="float">
            <text:p>0</text:p>
          </table:table-cell>
          <table:table-cell table:formula="of:=IF([.A380]=1;5000;[.I379])" office:value-type="currency" office:currency="PLN" office:value="1880.21" calcext:value-type="currency">
            <text:p>1 880,21 zł</text:p>
          </table:table-cell>
          <table:table-cell table:formula="of:=IF([.A380]=1;TRUNC(1000/[.B380] );IF(OR([.A380]=2;[.A380]=3);0;IF([.F380]&lt;1000;0;IF([.C379]=1;TRUNC(1000/[.B380]);0))))" office:value-type="float" office:value="0" calcext:value-type="float">
            <text:p>0</text:p>
          </table:table-cell>
          <table:table-cell table:formula="of:=IF(OR([.A380]=1;[.A380]=2);0;IF([.E379]=1;[.G380]+[.J379];0))" office:value-type="float" office:value="0" calcext:value-type="float">
            <text:p>0</text:p>
          </table:table-cell>
          <table:table-cell table:style-name="ce9" table:formula="of:=[.F380]-[.B380]*[.G380]+[.B380]*[.H380]" office:value-type="currency" office:currency="PLN" office:value="1880.21" calcext:value-type="currency">
            <text:p>1 880,21 zł</text:p>
          </table:table-cell>
          <table:table-cell table:formula="of:=IF([.A380]=1;[.G380]-[.H380];[.J379]+[.G380]-[.H380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1" calcext:value-type="float">
            <text:p>151</text:p>
          </table:table-cell>
          <table:table-cell table:formula="of:=IF(AND([.B379]&gt;[.B380];[.B380]&gt;[.B381]);1;0)" office:value-type="float" office:value="1" calcext:value-type="float">
            <text:p>1</text:p>
          </table:table-cell>
          <table:table-cell table:formula="of:=IF([.A381]=1;[.B381];IF([.B381]&gt;[.D380];[.B381];[.D380]))" office:value-type="float" office:value="157.47" calcext:value-type="float">
            <text:p>157,47</text:p>
          </table:table-cell>
          <table:table-cell table:formula="of:=IF([.A381]=1;0;IF([.B381]&gt;[.D380];1;0))" office:value-type="float" office:value="0" calcext:value-type="float">
            <text:p>0</text:p>
          </table:table-cell>
          <table:table-cell table:formula="of:=IF([.A381]=1;5000;[.I380])" office:value-type="currency" office:currency="PLN" office:value="1880.21" calcext:value-type="currency">
            <text:p>1 880,21 zł</text:p>
          </table:table-cell>
          <table:table-cell table:formula="of:=IF([.A381]=1;TRUNC(1000/[.B381] );IF(OR([.A381]=2;[.A381]=3);0;IF([.F381]&lt;1000;0;IF([.C380]=1;TRUNC(1000/[.B381]);0))))" office:value-type="float" office:value="6" calcext:value-type="float">
            <text:p>6</text:p>
          </table:table-cell>
          <table:table-cell table:formula="of:=IF(OR([.A381]=1;[.A381]=2);0;IF([.E380]=1;[.G381]+[.J380];0))" office:value-type="float" office:value="0" calcext:value-type="float">
            <text:p>0</text:p>
          </table:table-cell>
          <table:table-cell table:style-name="ce9" table:formula="of:=[.F381]-[.B381]*[.G381]+[.B381]*[.H381]" office:value-type="currency" office:currency="PLN" office:value="974.210000000003" calcext:value-type="currency">
            <text:p>974,21 zł</text:p>
          </table:table-cell>
          <table:table-cell table:formula="of:=IF([.A381]=1;[.G381]-[.H381];[.J380]+[.G381]-[.H38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2.36" calcext:value-type="float">
            <text:p>152,36</text:p>
          </table:table-cell>
          <table:table-cell table:formula="of:=IF(AND([.B380]&gt;[.B381];[.B381]&gt;[.B382]);1;0)" office:value-type="float" office:value="0" calcext:value-type="float">
            <text:p>0</text:p>
          </table:table-cell>
          <table:table-cell table:formula="of:=IF([.A382]=1;[.B382];IF([.B382]&gt;[.D381];[.B382];[.D381]))" office:value-type="float" office:value="157.47" calcext:value-type="float">
            <text:p>157,47</text:p>
          </table:table-cell>
          <table:table-cell table:formula="of:=IF([.A382]=1;0;IF([.B382]&gt;[.D381];1;0))" office:value-type="float" office:value="0" calcext:value-type="float">
            <text:p>0</text:p>
          </table:table-cell>
          <table:table-cell table:formula="of:=IF([.A382]=1;5000;[.I381])" office:value-type="currency" office:currency="PLN" office:value="974.210000000003" calcext:value-type="currency">
            <text:p>974,21 zł</text:p>
          </table:table-cell>
          <table:table-cell table:formula="of:=IF([.A382]=1;TRUNC(1000/[.B382] );IF(OR([.A382]=2;[.A382]=3);0;IF([.F382]&lt;1000;0;IF([.C381]=1;TRUNC(1000/[.B382]);0))))" office:value-type="float" office:value="0" calcext:value-type="float">
            <text:p>0</text:p>
          </table:table-cell>
          <table:table-cell table:formula="of:=IF(OR([.A382]=1;[.A382]=2);0;IF([.E381]=1;[.G382]+[.J381];0))" office:value-type="float" office:value="0" calcext:value-type="float">
            <text:p>0</text:p>
          </table:table-cell>
          <table:table-cell table:style-name="ce9" table:formula="of:=[.F382]-[.B382]*[.G382]+[.B382]*[.H382]" office:value-type="currency" office:currency="PLN" office:value="974.210000000003" calcext:value-type="currency">
            <text:p>974,21 zł</text:p>
          </table:table-cell>
          <table:table-cell table:formula="of:=IF([.A382]=1;[.G382]-[.H382];[.J381]+[.G382]-[.H38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0.48" calcext:value-type="float">
            <text:p>150,48</text:p>
          </table:table-cell>
          <table:table-cell table:formula="of:=IF(AND([.B381]&gt;[.B382];[.B382]&gt;[.B383]);1;0)" office:value-type="float" office:value="0" calcext:value-type="float">
            <text:p>0</text:p>
          </table:table-cell>
          <table:table-cell table:formula="of:=IF([.A383]=1;[.B383];IF([.B383]&gt;[.D382];[.B383];[.D382]))" office:value-type="float" office:value="157.47" calcext:value-type="float">
            <text:p>157,47</text:p>
          </table:table-cell>
          <table:table-cell table:formula="of:=IF([.A383]=1;0;IF([.B383]&gt;[.D382];1;0))" office:value-type="float" office:value="0" calcext:value-type="float">
            <text:p>0</text:p>
          </table:table-cell>
          <table:table-cell table:formula="of:=IF([.A383]=1;5000;[.I382])" office:value-type="currency" office:currency="PLN" office:value="974.210000000003" calcext:value-type="currency">
            <text:p>974,21 zł</text:p>
          </table:table-cell>
          <table:table-cell table:formula="of:=IF([.A383]=1;TRUNC(1000/[.B383] );IF(OR([.A383]=2;[.A383]=3);0;IF([.F383]&lt;1000;0;IF([.C382]=1;TRUNC(1000/[.B383]);0))))" office:value-type="float" office:value="0" calcext:value-type="float">
            <text:p>0</text:p>
          </table:table-cell>
          <table:table-cell table:formula="of:=IF(OR([.A383]=1;[.A383]=2);0;IF([.E382]=1;[.G383]+[.J382];0))" office:value-type="float" office:value="0" calcext:value-type="float">
            <text:p>0</text:p>
          </table:table-cell>
          <table:table-cell table:style-name="ce9" table:formula="of:=[.F383]-[.B383]*[.G383]+[.B383]*[.H383]" office:value-type="currency" office:currency="PLN" office:value="974.210000000003" calcext:value-type="currency">
            <text:p>974,21 zł</text:p>
          </table:table-cell>
          <table:table-cell table:formula="of:=IF([.A383]=1;[.G383]-[.H383];[.J382]+[.G383]-[.H38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1.6" calcext:value-type="float">
            <text:p>151,6</text:p>
          </table:table-cell>
          <table:table-cell table:formula="of:=IF(AND([.B382]&gt;[.B383];[.B383]&gt;[.B384]);1;0)" office:value-type="float" office:value="0" calcext:value-type="float">
            <text:p>0</text:p>
          </table:table-cell>
          <table:table-cell table:formula="of:=IF([.A384]=1;[.B384];IF([.B384]&gt;[.D383];[.B384];[.D383]))" office:value-type="float" office:value="157.47" calcext:value-type="float">
            <text:p>157,47</text:p>
          </table:table-cell>
          <table:table-cell table:formula="of:=IF([.A384]=1;0;IF([.B384]&gt;[.D383];1;0))" office:value-type="float" office:value="0" calcext:value-type="float">
            <text:p>0</text:p>
          </table:table-cell>
          <table:table-cell table:formula="of:=IF([.A384]=1;5000;[.I383])" office:value-type="currency" office:currency="PLN" office:value="974.210000000003" calcext:value-type="currency">
            <text:p>974,21 zł</text:p>
          </table:table-cell>
          <table:table-cell table:formula="of:=IF([.A384]=1;TRUNC(1000/[.B384] );IF(OR([.A384]=2;[.A384]=3);0;IF([.F384]&lt;1000;0;IF([.C383]=1;TRUNC(1000/[.B384]);0))))" office:value-type="float" office:value="0" calcext:value-type="float">
            <text:p>0</text:p>
          </table:table-cell>
          <table:table-cell table:formula="of:=IF(OR([.A384]=1;[.A384]=2);0;IF([.E383]=1;[.G384]+[.J383];0))" office:value-type="float" office:value="0" calcext:value-type="float">
            <text:p>0</text:p>
          </table:table-cell>
          <table:table-cell table:style-name="ce9" table:formula="of:=[.F384]-[.B384]*[.G384]+[.B384]*[.H384]" office:value-type="currency" office:currency="PLN" office:value="974.210000000003" calcext:value-type="currency">
            <text:p>974,21 zł</text:p>
          </table:table-cell>
          <table:table-cell table:formula="of:=IF([.A384]=1;[.G384]-[.H384];[.J383]+[.G384]-[.H38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9.7" calcext:value-type="float">
            <text:p>149,7</text:p>
          </table:table-cell>
          <table:table-cell table:formula="of:=IF(AND([.B383]&gt;[.B384];[.B384]&gt;[.B385]);1;0)" office:value-type="float" office:value="0" calcext:value-type="float">
            <text:p>0</text:p>
          </table:table-cell>
          <table:table-cell table:formula="of:=IF([.A385]=1;[.B385];IF([.B385]&gt;[.D384];[.B385];[.D384]))" office:value-type="float" office:value="157.47" calcext:value-type="float">
            <text:p>157,47</text:p>
          </table:table-cell>
          <table:table-cell table:formula="of:=IF([.A385]=1;0;IF([.B385]&gt;[.D384];1;0))" office:value-type="float" office:value="0" calcext:value-type="float">
            <text:p>0</text:p>
          </table:table-cell>
          <table:table-cell table:formula="of:=IF([.A385]=1;5000;[.I384])" office:value-type="currency" office:currency="PLN" office:value="974.210000000003" calcext:value-type="currency">
            <text:p>974,21 zł</text:p>
          </table:table-cell>
          <table:table-cell table:formula="of:=IF([.A385]=1;TRUNC(1000/[.B385] );IF(OR([.A385]=2;[.A385]=3);0;IF([.F385]&lt;1000;0;IF([.C384]=1;TRUNC(1000/[.B385]);0))))" office:value-type="float" office:value="0" calcext:value-type="float">
            <text:p>0</text:p>
          </table:table-cell>
          <table:table-cell table:formula="of:=IF(OR([.A385]=1;[.A385]=2);0;IF([.E384]=1;[.G385]+[.J384];0))" office:value-type="float" office:value="0" calcext:value-type="float">
            <text:p>0</text:p>
          </table:table-cell>
          <table:table-cell table:style-name="ce9" table:formula="of:=[.F385]-[.B385]*[.G385]+[.B385]*[.H385]" office:value-type="currency" office:currency="PLN" office:value="974.210000000003" calcext:value-type="currency">
            <text:p>974,21 zł</text:p>
          </table:table-cell>
          <table:table-cell table:formula="of:=IF([.A385]=1;[.G385]-[.H385];[.J384]+[.G385]-[.H38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0.75" calcext:value-type="float">
            <text:p>150,75</text:p>
          </table:table-cell>
          <table:table-cell table:formula="of:=IF(AND([.B384]&gt;[.B385];[.B385]&gt;[.B386]);1;0)" office:value-type="float" office:value="0" calcext:value-type="float">
            <text:p>0</text:p>
          </table:table-cell>
          <table:table-cell table:formula="of:=IF([.A386]=1;[.B386];IF([.B386]&gt;[.D385];[.B386];[.D385]))" office:value-type="float" office:value="157.47" calcext:value-type="float">
            <text:p>157,47</text:p>
          </table:table-cell>
          <table:table-cell table:formula="of:=IF([.A386]=1;0;IF([.B386]&gt;[.D385];1;0))" office:value-type="float" office:value="0" calcext:value-type="float">
            <text:p>0</text:p>
          </table:table-cell>
          <table:table-cell table:formula="of:=IF([.A386]=1;5000;[.I385])" office:value-type="currency" office:currency="PLN" office:value="974.210000000003" calcext:value-type="currency">
            <text:p>974,21 zł</text:p>
          </table:table-cell>
          <table:table-cell table:formula="of:=IF([.A386]=1;TRUNC(1000/[.B386] );IF(OR([.A386]=2;[.A386]=3);0;IF([.F386]&lt;1000;0;IF([.C385]=1;TRUNC(1000/[.B386]);0))))" office:value-type="float" office:value="0" calcext:value-type="float">
            <text:p>0</text:p>
          </table:table-cell>
          <table:table-cell table:formula="of:=IF(OR([.A386]=1;[.A386]=2);0;IF([.E385]=1;[.G386]+[.J385];0))" office:value-type="float" office:value="0" calcext:value-type="float">
            <text:p>0</text:p>
          </table:table-cell>
          <table:table-cell table:style-name="ce9" table:formula="of:=[.F386]-[.B386]*[.G386]+[.B386]*[.H386]" office:value-type="currency" office:currency="PLN" office:value="974.210000000003" calcext:value-type="currency">
            <text:p>974,21 zł</text:p>
          </table:table-cell>
          <table:table-cell table:formula="of:=IF([.A386]=1;[.G386]-[.H386];[.J385]+[.G386]-[.H38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9.3" calcext:value-type="float">
            <text:p>149,3</text:p>
          </table:table-cell>
          <table:table-cell table:formula="of:=IF(AND([.B385]&gt;[.B386];[.B386]&gt;[.B387]);1;0)" office:value-type="float" office:value="0" calcext:value-type="float">
            <text:p>0</text:p>
          </table:table-cell>
          <table:table-cell table:formula="of:=IF([.A387]=1;[.B387];IF([.B387]&gt;[.D386];[.B387];[.D386]))" office:value-type="float" office:value="157.47" calcext:value-type="float">
            <text:p>157,47</text:p>
          </table:table-cell>
          <table:table-cell table:formula="of:=IF([.A387]=1;0;IF([.B387]&gt;[.D386];1;0))" office:value-type="float" office:value="0" calcext:value-type="float">
            <text:p>0</text:p>
          </table:table-cell>
          <table:table-cell table:formula="of:=IF([.A387]=1;5000;[.I386])" office:value-type="currency" office:currency="PLN" office:value="974.210000000003" calcext:value-type="currency">
            <text:p>974,21 zł</text:p>
          </table:table-cell>
          <table:table-cell table:formula="of:=IF([.A387]=1;TRUNC(1000/[.B387] );IF(OR([.A387]=2;[.A387]=3);0;IF([.F387]&lt;1000;0;IF([.C386]=1;TRUNC(1000/[.B387]);0))))" office:value-type="float" office:value="0" calcext:value-type="float">
            <text:p>0</text:p>
          </table:table-cell>
          <table:table-cell table:formula="of:=IF(OR([.A387]=1;[.A387]=2);0;IF([.E386]=1;[.G387]+[.J386];0))" office:value-type="float" office:value="0" calcext:value-type="float">
            <text:p>0</text:p>
          </table:table-cell>
          <table:table-cell table:style-name="ce9" table:formula="of:=[.F387]-[.B387]*[.G387]+[.B387]*[.H387]" office:value-type="currency" office:currency="PLN" office:value="974.210000000003" calcext:value-type="currency">
            <text:p>974,21 zł</text:p>
          </table:table-cell>
          <table:table-cell table:formula="of:=IF([.A387]=1;[.G387]-[.H387];[.J386]+[.G387]-[.H38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9.42" calcext:value-type="float">
            <text:p>149,42</text:p>
          </table:table-cell>
          <table:table-cell table:formula="of:=IF(AND([.B386]&gt;[.B387];[.B387]&gt;[.B388]);1;0)" office:value-type="float" office:value="0" calcext:value-type="float">
            <text:p>0</text:p>
          </table:table-cell>
          <table:table-cell table:formula="of:=IF([.A388]=1;[.B388];IF([.B388]&gt;[.D387];[.B388];[.D387]))" office:value-type="float" office:value="157.47" calcext:value-type="float">
            <text:p>157,47</text:p>
          </table:table-cell>
          <table:table-cell table:formula="of:=IF([.A388]=1;0;IF([.B388]&gt;[.D387];1;0))" office:value-type="float" office:value="0" calcext:value-type="float">
            <text:p>0</text:p>
          </table:table-cell>
          <table:table-cell table:formula="of:=IF([.A388]=1;5000;[.I387])" office:value-type="currency" office:currency="PLN" office:value="974.210000000003" calcext:value-type="currency">
            <text:p>974,21 zł</text:p>
          </table:table-cell>
          <table:table-cell table:formula="of:=IF([.A388]=1;TRUNC(1000/[.B388] );IF(OR([.A388]=2;[.A388]=3);0;IF([.F388]&lt;1000;0;IF([.C387]=1;TRUNC(1000/[.B388]);0))))" office:value-type="float" office:value="0" calcext:value-type="float">
            <text:p>0</text:p>
          </table:table-cell>
          <table:table-cell table:formula="of:=IF(OR([.A388]=1;[.A388]=2);0;IF([.E387]=1;[.G388]+[.J387];0))" office:value-type="float" office:value="0" calcext:value-type="float">
            <text:p>0</text:p>
          </table:table-cell>
          <table:table-cell table:style-name="ce9" table:formula="of:=[.F388]-[.B388]*[.G388]+[.B388]*[.H388]" office:value-type="currency" office:currency="PLN" office:value="974.210000000003" calcext:value-type="currency">
            <text:p>974,21 zł</text:p>
          </table:table-cell>
          <table:table-cell table:formula="of:=IF([.A388]=1;[.G388]-[.H388];[.J387]+[.G388]-[.H38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7.55" calcext:value-type="float">
            <text:p>147,55</text:p>
          </table:table-cell>
          <table:table-cell table:formula="of:=IF(AND([.B387]&gt;[.B388];[.B388]&gt;[.B389]);1;0)" office:value-type="float" office:value="0" calcext:value-type="float">
            <text:p>0</text:p>
          </table:table-cell>
          <table:table-cell table:formula="of:=IF([.A389]=1;[.B389];IF([.B389]&gt;[.D388];[.B389];[.D388]))" office:value-type="float" office:value="157.47" calcext:value-type="float">
            <text:p>157,47</text:p>
          </table:table-cell>
          <table:table-cell table:formula="of:=IF([.A389]=1;0;IF([.B389]&gt;[.D388];1;0))" office:value-type="float" office:value="0" calcext:value-type="float">
            <text:p>0</text:p>
          </table:table-cell>
          <table:table-cell table:formula="of:=IF([.A389]=1;5000;[.I388])" office:value-type="currency" office:currency="PLN" office:value="974.210000000003" calcext:value-type="currency">
            <text:p>974,21 zł</text:p>
          </table:table-cell>
          <table:table-cell table:formula="of:=IF([.A389]=1;TRUNC(1000/[.B389] );IF(OR([.A389]=2;[.A389]=3);0;IF([.F389]&lt;1000;0;IF([.C388]=1;TRUNC(1000/[.B389]);0))))" office:value-type="float" office:value="0" calcext:value-type="float">
            <text:p>0</text:p>
          </table:table-cell>
          <table:table-cell table:formula="of:=IF(OR([.A389]=1;[.A389]=2);0;IF([.E388]=1;[.G389]+[.J388];0))" office:value-type="float" office:value="0" calcext:value-type="float">
            <text:p>0</text:p>
          </table:table-cell>
          <table:table-cell table:style-name="ce9" table:formula="of:=[.F389]-[.B389]*[.G389]+[.B389]*[.H389]" office:value-type="currency" office:currency="PLN" office:value="974.210000000003" calcext:value-type="currency">
            <text:p>974,21 zł</text:p>
          </table:table-cell>
          <table:table-cell table:formula="of:=IF([.A389]=1;[.G389]-[.H389];[.J388]+[.G389]-[.H38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8.07" calcext:value-type="float">
            <text:p>148,07</text:p>
          </table:table-cell>
          <table:table-cell table:formula="of:=IF(AND([.B388]&gt;[.B389];[.B389]&gt;[.B390]);1;0)" office:value-type="float" office:value="0" calcext:value-type="float">
            <text:p>0</text:p>
          </table:table-cell>
          <table:table-cell table:formula="of:=IF([.A390]=1;[.B390];IF([.B390]&gt;[.D389];[.B390];[.D389]))" office:value-type="float" office:value="157.47" calcext:value-type="float">
            <text:p>157,47</text:p>
          </table:table-cell>
          <table:table-cell table:formula="of:=IF([.A390]=1;0;IF([.B390]&gt;[.D389];1;0))" office:value-type="float" office:value="0" calcext:value-type="float">
            <text:p>0</text:p>
          </table:table-cell>
          <table:table-cell table:formula="of:=IF([.A390]=1;5000;[.I389])" office:value-type="currency" office:currency="PLN" office:value="974.210000000003" calcext:value-type="currency">
            <text:p>974,21 zł</text:p>
          </table:table-cell>
          <table:table-cell table:formula="of:=IF([.A390]=1;TRUNC(1000/[.B390] );IF(OR([.A390]=2;[.A390]=3);0;IF([.F390]&lt;1000;0;IF([.C389]=1;TRUNC(1000/[.B390]);0))))" office:value-type="float" office:value="0" calcext:value-type="float">
            <text:p>0</text:p>
          </table:table-cell>
          <table:table-cell table:formula="of:=IF(OR([.A390]=1;[.A390]=2);0;IF([.E389]=1;[.G390]+[.J389];0))" office:value-type="float" office:value="0" calcext:value-type="float">
            <text:p>0</text:p>
          </table:table-cell>
          <table:table-cell table:style-name="ce9" table:formula="of:=[.F390]-[.B390]*[.G390]+[.B390]*[.H390]" office:value-type="currency" office:currency="PLN" office:value="974.210000000003" calcext:value-type="currency">
            <text:p>974,21 zł</text:p>
          </table:table-cell>
          <table:table-cell table:formula="of:=IF([.A390]=1;[.G390]-[.H390];[.J389]+[.G390]-[.H39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9.9" calcext:value-type="float">
            <text:p>149,9</text:p>
          </table:table-cell>
          <table:table-cell table:formula="of:=IF(AND([.B389]&gt;[.B390];[.B390]&gt;[.B391]);1;0)" office:value-type="float" office:value="0" calcext:value-type="float">
            <text:p>0</text:p>
          </table:table-cell>
          <table:table-cell table:formula="of:=IF([.A391]=1;[.B391];IF([.B391]&gt;[.D390];[.B391];[.D390]))" office:value-type="float" office:value="157.47" calcext:value-type="float">
            <text:p>157,47</text:p>
          </table:table-cell>
          <table:table-cell table:formula="of:=IF([.A391]=1;0;IF([.B391]&gt;[.D390];1;0))" office:value-type="float" office:value="0" calcext:value-type="float">
            <text:p>0</text:p>
          </table:table-cell>
          <table:table-cell table:formula="of:=IF([.A391]=1;5000;[.I390])" office:value-type="currency" office:currency="PLN" office:value="974.210000000003" calcext:value-type="currency">
            <text:p>974,21 zł</text:p>
          </table:table-cell>
          <table:table-cell table:formula="of:=IF([.A391]=1;TRUNC(1000/[.B391] );IF(OR([.A391]=2;[.A391]=3);0;IF([.F391]&lt;1000;0;IF([.C390]=1;TRUNC(1000/[.B391]);0))))" office:value-type="float" office:value="0" calcext:value-type="float">
            <text:p>0</text:p>
          </table:table-cell>
          <table:table-cell table:formula="of:=IF(OR([.A391]=1;[.A391]=2);0;IF([.E390]=1;[.G391]+[.J390];0))" office:value-type="float" office:value="0" calcext:value-type="float">
            <text:p>0</text:p>
          </table:table-cell>
          <table:table-cell table:style-name="ce9" table:formula="of:=[.F391]-[.B391]*[.G391]+[.B391]*[.H391]" office:value-type="currency" office:currency="PLN" office:value="974.210000000003" calcext:value-type="currency">
            <text:p>974,21 zł</text:p>
          </table:table-cell>
          <table:table-cell table:formula="of:=IF([.A391]=1;[.G391]-[.H391];[.J390]+[.G391]-[.H39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51.68" calcext:value-type="float">
            <text:p>151,68</text:p>
          </table:table-cell>
          <table:table-cell table:formula="of:=IF(AND([.B390]&gt;[.B391];[.B391]&gt;[.B392]);1;0)" office:value-type="float" office:value="0" calcext:value-type="float">
            <text:p>0</text:p>
          </table:table-cell>
          <table:table-cell table:formula="of:=IF([.A392]=1;[.B392];IF([.B392]&gt;[.D391];[.B392];[.D391]))" office:value-type="float" office:value="157.47" calcext:value-type="float">
            <text:p>157,47</text:p>
          </table:table-cell>
          <table:table-cell table:formula="of:=IF([.A392]=1;0;IF([.B392]&gt;[.D391];1;0))" office:value-type="float" office:value="0" calcext:value-type="float">
            <text:p>0</text:p>
          </table:table-cell>
          <table:table-cell table:formula="of:=IF([.A392]=1;5000;[.I391])" office:value-type="currency" office:currency="PLN" office:value="974.210000000003" calcext:value-type="currency">
            <text:p>974,21 zł</text:p>
          </table:table-cell>
          <table:table-cell table:formula="of:=IF([.A392]=1;TRUNC(1000/[.B392] );IF(OR([.A392]=2;[.A392]=3);0;IF([.F392]&lt;1000;0;IF([.C391]=1;TRUNC(1000/[.B392]);0))))" office:value-type="float" office:value="0" calcext:value-type="float">
            <text:p>0</text:p>
          </table:table-cell>
          <table:table-cell table:formula="of:=IF(OR([.A392]=1;[.A392]=2);0;IF([.E391]=1;[.G392]+[.J391];0))" office:value-type="float" office:value="0" calcext:value-type="float">
            <text:p>0</text:p>
          </table:table-cell>
          <table:table-cell table:style-name="ce9" table:formula="of:=[.F392]-[.B392]*[.G392]+[.B392]*[.H392]" office:value-type="currency" office:currency="PLN" office:value="974.210000000003" calcext:value-type="currency">
            <text:p>974,21 zł</text:p>
          </table:table-cell>
          <table:table-cell table:formula="of:=IF([.A392]=1;[.G392]-[.H392];[.J391]+[.G392]-[.H39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3.25" calcext:value-type="float">
            <text:p>153,25</text:p>
          </table:table-cell>
          <table:table-cell table:formula="of:=IF(AND([.B391]&gt;[.B392];[.B392]&gt;[.B393]);1;0)" office:value-type="float" office:value="0" calcext:value-type="float">
            <text:p>0</text:p>
          </table:table-cell>
          <table:table-cell table:formula="of:=IF([.A393]=1;[.B393];IF([.B393]&gt;[.D392];[.B393];[.D392]))" office:value-type="float" office:value="157.47" calcext:value-type="float">
            <text:p>157,47</text:p>
          </table:table-cell>
          <table:table-cell table:formula="of:=IF([.A393]=1;0;IF([.B393]&gt;[.D392];1;0))" office:value-type="float" office:value="0" calcext:value-type="float">
            <text:p>0</text:p>
          </table:table-cell>
          <table:table-cell table:formula="of:=IF([.A393]=1;5000;[.I392])" office:value-type="currency" office:currency="PLN" office:value="974.210000000003" calcext:value-type="currency">
            <text:p>974,21 zł</text:p>
          </table:table-cell>
          <table:table-cell table:formula="of:=IF([.A393]=1;TRUNC(1000/[.B393] );IF(OR([.A393]=2;[.A393]=3);0;IF([.F393]&lt;1000;0;IF([.C392]=1;TRUNC(1000/[.B393]);0))))" office:value-type="float" office:value="0" calcext:value-type="float">
            <text:p>0</text:p>
          </table:table-cell>
          <table:table-cell table:formula="of:=IF(OR([.A393]=1;[.A393]=2);0;IF([.E392]=1;[.G393]+[.J392];0))" office:value-type="float" office:value="0" calcext:value-type="float">
            <text:p>0</text:p>
          </table:table-cell>
          <table:table-cell table:style-name="ce9" table:formula="of:=[.F393]-[.B393]*[.G393]+[.B393]*[.H393]" office:value-type="currency" office:currency="PLN" office:value="974.210000000003" calcext:value-type="currency">
            <text:p>974,21 zł</text:p>
          </table:table-cell>
          <table:table-cell table:formula="of:=IF([.A393]=1;[.G393]-[.H393];[.J392]+[.G393]-[.H39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52.23" calcext:value-type="float">
            <text:p>152,23</text:p>
          </table:table-cell>
          <table:table-cell table:formula="of:=IF(AND([.B392]&gt;[.B393];[.B393]&gt;[.B394]);1;0)" office:value-type="float" office:value="0" calcext:value-type="float">
            <text:p>0</text:p>
          </table:table-cell>
          <table:table-cell table:formula="of:=IF([.A394]=1;[.B394];IF([.B394]&gt;[.D393];[.B394];[.D393]))" office:value-type="float" office:value="157.47" calcext:value-type="float">
            <text:p>157,47</text:p>
          </table:table-cell>
          <table:table-cell table:formula="of:=IF([.A394]=1;0;IF([.B394]&gt;[.D393];1;0))" office:value-type="float" office:value="0" calcext:value-type="float">
            <text:p>0</text:p>
          </table:table-cell>
          <table:table-cell table:formula="of:=IF([.A394]=1;5000;[.I393])" office:value-type="currency" office:currency="PLN" office:value="974.210000000003" calcext:value-type="currency">
            <text:p>974,21 zł</text:p>
          </table:table-cell>
          <table:table-cell table:formula="of:=IF([.A394]=1;TRUNC(1000/[.B394] );IF(OR([.A394]=2;[.A394]=3);0;IF([.F394]&lt;1000;0;IF([.C393]=1;TRUNC(1000/[.B394]);0))))" office:value-type="float" office:value="0" calcext:value-type="float">
            <text:p>0</text:p>
          </table:table-cell>
          <table:table-cell table:formula="of:=IF(OR([.A394]=1;[.A394]=2);0;IF([.E393]=1;[.G394]+[.J393];0))" office:value-type="float" office:value="0" calcext:value-type="float">
            <text:p>0</text:p>
          </table:table-cell>
          <table:table-cell table:style-name="ce9" table:formula="of:=[.F394]-[.B394]*[.G394]+[.B394]*[.H394]" office:value-type="currency" office:currency="PLN" office:value="974.210000000003" calcext:value-type="currency">
            <text:p>974,21 zł</text:p>
          </table:table-cell>
          <table:table-cell table:formula="of:=IF([.A394]=1;[.G394]-[.H394];[.J393]+[.G394]-[.H39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0.25" calcext:value-type="float">
            <text:p>150,25</text:p>
          </table:table-cell>
          <table:table-cell table:formula="of:=IF(AND([.B393]&gt;[.B394];[.B394]&gt;[.B395]);1;0)" office:value-type="float" office:value="1" calcext:value-type="float">
            <text:p>1</text:p>
          </table:table-cell>
          <table:table-cell table:formula="of:=IF([.A395]=1;[.B395];IF([.B395]&gt;[.D394];[.B395];[.D394]))" office:value-type="float" office:value="157.47" calcext:value-type="float">
            <text:p>157,47</text:p>
          </table:table-cell>
          <table:table-cell table:formula="of:=IF([.A395]=1;0;IF([.B395]&gt;[.D394];1;0))" office:value-type="float" office:value="0" calcext:value-type="float">
            <text:p>0</text:p>
          </table:table-cell>
          <table:table-cell table:formula="of:=IF([.A395]=1;5000;[.I394])" office:value-type="currency" office:currency="PLN" office:value="974.210000000003" calcext:value-type="currency">
            <text:p>974,21 zł</text:p>
          </table:table-cell>
          <table:table-cell table:formula="of:=IF([.A395]=1;TRUNC(1000/[.B395] );IF(OR([.A395]=2;[.A395]=3);0;IF([.F395]&lt;1000;0;IF([.C394]=1;TRUNC(1000/[.B395]);0))))" office:value-type="float" office:value="0" calcext:value-type="float">
            <text:p>0</text:p>
          </table:table-cell>
          <table:table-cell table:formula="of:=IF(OR([.A395]=1;[.A395]=2);0;IF([.E394]=1;[.G395]+[.J394];0))" office:value-type="float" office:value="0" calcext:value-type="float">
            <text:p>0</text:p>
          </table:table-cell>
          <table:table-cell table:style-name="ce9" table:formula="of:=[.F395]-[.B395]*[.G395]+[.B395]*[.H395]" office:value-type="currency" office:currency="PLN" office:value="974.210000000003" calcext:value-type="currency">
            <text:p>974,21 zł</text:p>
          </table:table-cell>
          <table:table-cell table:formula="of:=IF([.A395]=1;[.G395]-[.H395];[.J394]+[.G395]-[.H39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8.8" calcext:value-type="float">
            <text:p>148,8</text:p>
          </table:table-cell>
          <table:table-cell table:formula="of:=IF(AND([.B394]&gt;[.B395];[.B395]&gt;[.B396]);1;0)" office:value-type="float" office:value="1" calcext:value-type="float">
            <text:p>1</text:p>
          </table:table-cell>
          <table:table-cell table:formula="of:=IF([.A396]=1;[.B396];IF([.B396]&gt;[.D395];[.B396];[.D395]))" office:value-type="float" office:value="157.47" calcext:value-type="float">
            <text:p>157,47</text:p>
          </table:table-cell>
          <table:table-cell table:formula="of:=IF([.A396]=1;0;IF([.B396]&gt;[.D395];1;0))" office:value-type="float" office:value="0" calcext:value-type="float">
            <text:p>0</text:p>
          </table:table-cell>
          <table:table-cell table:formula="of:=IF([.A396]=1;5000;[.I395])" office:value-type="currency" office:currency="PLN" office:value="974.210000000003" calcext:value-type="currency">
            <text:p>974,21 zł</text:p>
          </table:table-cell>
          <table:table-cell table:formula="of:=IF([.A396]=1;TRUNC(1000/[.B396] );IF(OR([.A396]=2;[.A396]=3);0;IF([.F396]&lt;1000;0;IF([.C395]=1;TRUNC(1000/[.B396]);0))))" office:value-type="float" office:value="0" calcext:value-type="float">
            <text:p>0</text:p>
          </table:table-cell>
          <table:table-cell table:formula="of:=IF(OR([.A396]=1;[.A396]=2);0;IF([.E395]=1;[.G396]+[.J395];0))" office:value-type="float" office:value="0" calcext:value-type="float">
            <text:p>0</text:p>
          </table:table-cell>
          <table:table-cell table:style-name="ce9" table:formula="of:=[.F396]-[.B396]*[.G396]+[.B396]*[.H396]" office:value-type="currency" office:currency="PLN" office:value="974.210000000003" calcext:value-type="currency">
            <text:p>974,21 zł</text:p>
          </table:table-cell>
          <table:table-cell table:formula="of:=IF([.A396]=1;[.G396]-[.H396];[.J395]+[.G396]-[.H39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6.96" calcext:value-type="float">
            <text:p>146,96</text:p>
          </table:table-cell>
          <table:table-cell table:formula="of:=IF(AND([.B395]&gt;[.B396];[.B396]&gt;[.B397]);1;0)" office:value-type="float" office:value="1" calcext:value-type="float">
            <text:p>1</text:p>
          </table:table-cell>
          <table:table-cell table:formula="of:=IF([.A397]=1;[.B397];IF([.B397]&gt;[.D396];[.B397];[.D396]))" office:value-type="float" office:value="157.47" calcext:value-type="float">
            <text:p>157,47</text:p>
          </table:table-cell>
          <table:table-cell table:formula="of:=IF([.A397]=1;0;IF([.B397]&gt;[.D396];1;0))" office:value-type="float" office:value="0" calcext:value-type="float">
            <text:p>0</text:p>
          </table:table-cell>
          <table:table-cell table:formula="of:=IF([.A397]=1;5000;[.I396])" office:value-type="currency" office:currency="PLN" office:value="974.210000000003" calcext:value-type="currency">
            <text:p>974,21 zł</text:p>
          </table:table-cell>
          <table:table-cell table:formula="of:=IF([.A397]=1;TRUNC(1000/[.B397] );IF(OR([.A397]=2;[.A397]=3);0;IF([.F397]&lt;1000;0;IF([.C396]=1;TRUNC(1000/[.B397]);0))))" office:value-type="float" office:value="0" calcext:value-type="float">
            <text:p>0</text:p>
          </table:table-cell>
          <table:table-cell table:formula="of:=IF(OR([.A397]=1;[.A397]=2);0;IF([.E396]=1;[.G397]+[.J396];0))" office:value-type="float" office:value="0" calcext:value-type="float">
            <text:p>0</text:p>
          </table:table-cell>
          <table:table-cell table:style-name="ce9" table:formula="of:=[.F397]-[.B397]*[.G397]+[.B397]*[.H397]" office:value-type="currency" office:currency="PLN" office:value="974.210000000003" calcext:value-type="currency">
            <text:p>974,21 zł</text:p>
          </table:table-cell>
          <table:table-cell table:formula="of:=IF([.A397]=1;[.G397]-[.H397];[.J396]+[.G397]-[.H39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.48" calcext:value-type="float">
            <text:p>145,48</text:p>
          </table:table-cell>
          <table:table-cell table:formula="of:=IF(AND([.B396]&gt;[.B397];[.B397]&gt;[.B398]);1;0)" office:value-type="float" office:value="1" calcext:value-type="float">
            <text:p>1</text:p>
          </table:table-cell>
          <table:table-cell table:formula="of:=IF([.A398]=1;[.B398];IF([.B398]&gt;[.D397];[.B398];[.D397]))" office:value-type="float" office:value="157.47" calcext:value-type="float">
            <text:p>157,47</text:p>
          </table:table-cell>
          <table:table-cell table:formula="of:=IF([.A398]=1;0;IF([.B398]&gt;[.D397];1;0))" office:value-type="float" office:value="0" calcext:value-type="float">
            <text:p>0</text:p>
          </table:table-cell>
          <table:table-cell table:formula="of:=IF([.A398]=1;5000;[.I397])" office:value-type="currency" office:currency="PLN" office:value="974.210000000003" calcext:value-type="currency">
            <text:p>974,21 zł</text:p>
          </table:table-cell>
          <table:table-cell table:formula="of:=IF([.A398]=1;TRUNC(1000/[.B398] );IF(OR([.A398]=2;[.A398]=3);0;IF([.F398]&lt;1000;0;IF([.C397]=1;TRUNC(1000/[.B398]);0))))" office:value-type="float" office:value="0" calcext:value-type="float">
            <text:p>0</text:p>
          </table:table-cell>
          <table:table-cell table:formula="of:=IF(OR([.A398]=1;[.A398]=2);0;IF([.E397]=1;[.G398]+[.J397];0))" office:value-type="float" office:value="0" calcext:value-type="float">
            <text:p>0</text:p>
          </table:table-cell>
          <table:table-cell table:style-name="ce9" table:formula="of:=[.F398]-[.B398]*[.G398]+[.B398]*[.H398]" office:value-type="currency" office:currency="PLN" office:value="974.210000000003" calcext:value-type="currency">
            <text:p>974,21 zł</text:p>
          </table:table-cell>
          <table:table-cell table:formula="of:=IF([.A398]=1;[.G398]-[.H398];[.J397]+[.G398]-[.H39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7.35" calcext:value-type="float">
            <text:p>147,35</text:p>
          </table:table-cell>
          <table:table-cell table:formula="of:=IF(AND([.B397]&gt;[.B398];[.B398]&gt;[.B399]);1;0)" office:value-type="float" office:value="0" calcext:value-type="float">
            <text:p>0</text:p>
          </table:table-cell>
          <table:table-cell table:formula="of:=IF([.A399]=1;[.B399];IF([.B399]&gt;[.D398];[.B399];[.D398]))" office:value-type="float" office:value="157.47" calcext:value-type="float">
            <text:p>157,47</text:p>
          </table:table-cell>
          <table:table-cell table:formula="of:=IF([.A399]=1;0;IF([.B399]&gt;[.D398];1;0))" office:value-type="float" office:value="0" calcext:value-type="float">
            <text:p>0</text:p>
          </table:table-cell>
          <table:table-cell table:formula="of:=IF([.A399]=1;5000;[.I398])" office:value-type="currency" office:currency="PLN" office:value="974.210000000003" calcext:value-type="currency">
            <text:p>974,21 zł</text:p>
          </table:table-cell>
          <table:table-cell table:formula="of:=IF([.A399]=1;TRUNC(1000/[.B399] );IF(OR([.A399]=2;[.A399]=3);0;IF([.F399]&lt;1000;0;IF([.C398]=1;TRUNC(1000/[.B399]);0))))" office:value-type="float" office:value="0" calcext:value-type="float">
            <text:p>0</text:p>
          </table:table-cell>
          <table:table-cell table:formula="of:=IF(OR([.A399]=1;[.A399]=2);0;IF([.E398]=1;[.G399]+[.J398];0))" office:value-type="float" office:value="0" calcext:value-type="float">
            <text:p>0</text:p>
          </table:table-cell>
          <table:table-cell table:style-name="ce9" table:formula="of:=[.F399]-[.B399]*[.G399]+[.B399]*[.H399]" office:value-type="currency" office:currency="PLN" office:value="974.210000000003" calcext:value-type="currency">
            <text:p>974,21 zł</text:p>
          </table:table-cell>
          <table:table-cell table:formula="of:=IF([.A399]=1;[.G399]-[.H399];[.J398]+[.G399]-[.H39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.4" calcext:value-type="float">
            <text:p>145,4</text:p>
          </table:table-cell>
          <table:table-cell table:formula="of:=IF(AND([.B398]&gt;[.B399];[.B399]&gt;[.B400]);1;0)" office:value-type="float" office:value="0" calcext:value-type="float">
            <text:p>0</text:p>
          </table:table-cell>
          <table:table-cell table:formula="of:=IF([.A400]=1;[.B400];IF([.B400]&gt;[.D399];[.B400];[.D399]))" office:value-type="float" office:value="157.47" calcext:value-type="float">
            <text:p>157,47</text:p>
          </table:table-cell>
          <table:table-cell table:formula="of:=IF([.A400]=1;0;IF([.B400]&gt;[.D399];1;0))" office:value-type="float" office:value="0" calcext:value-type="float">
            <text:p>0</text:p>
          </table:table-cell>
          <table:table-cell table:formula="of:=IF([.A400]=1;5000;[.I399])" office:value-type="currency" office:currency="PLN" office:value="974.210000000003" calcext:value-type="currency">
            <text:p>974,21 zł</text:p>
          </table:table-cell>
          <table:table-cell table:formula="of:=IF([.A400]=1;TRUNC(1000/[.B400] );IF(OR([.A400]=2;[.A400]=3);0;IF([.F400]&lt;1000;0;IF([.C399]=1;TRUNC(1000/[.B400]);0))))" office:value-type="float" office:value="0" calcext:value-type="float">
            <text:p>0</text:p>
          </table:table-cell>
          <table:table-cell table:formula="of:=IF(OR([.A400]=1;[.A400]=2);0;IF([.E399]=1;[.G400]+[.J399];0))" office:value-type="float" office:value="0" calcext:value-type="float">
            <text:p>0</text:p>
          </table:table-cell>
          <table:table-cell table:style-name="ce9" table:formula="of:=[.F400]-[.B400]*[.G400]+[.B400]*[.H400]" office:value-type="currency" office:currency="PLN" office:value="974.210000000003" calcext:value-type="currency">
            <text:p>974,21 zł</text:p>
          </table:table-cell>
          <table:table-cell table:formula="of:=IF([.A400]=1;[.G400]-[.H400];[.J399]+[.G400]-[.H40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.47" calcext:value-type="float">
            <text:p>145,47</text:p>
          </table:table-cell>
          <table:table-cell table:formula="of:=IF(AND([.B399]&gt;[.B400];[.B400]&gt;[.B401]);1;0)" office:value-type="float" office:value="0" calcext:value-type="float">
            <text:p>0</text:p>
          </table:table-cell>
          <table:table-cell table:formula="of:=IF([.A401]=1;[.B401];IF([.B401]&gt;[.D400];[.B401];[.D400]))" office:value-type="float" office:value="157.47" calcext:value-type="float">
            <text:p>157,47</text:p>
          </table:table-cell>
          <table:table-cell table:formula="of:=IF([.A401]=1;0;IF([.B401]&gt;[.D400];1;0))" office:value-type="float" office:value="0" calcext:value-type="float">
            <text:p>0</text:p>
          </table:table-cell>
          <table:table-cell table:formula="of:=IF([.A401]=1;5000;[.I400])" office:value-type="currency" office:currency="PLN" office:value="974.210000000003" calcext:value-type="currency">
            <text:p>974,21 zł</text:p>
          </table:table-cell>
          <table:table-cell table:formula="of:=IF([.A401]=1;TRUNC(1000/[.B401] );IF(OR([.A401]=2;[.A401]=3);0;IF([.F401]&lt;1000;0;IF([.C400]=1;TRUNC(1000/[.B401]);0))))" office:value-type="float" office:value="0" calcext:value-type="float">
            <text:p>0</text:p>
          </table:table-cell>
          <table:table-cell table:formula="of:=IF(OR([.A401]=1;[.A401]=2);0;IF([.E400]=1;[.G401]+[.J400];0))" office:value-type="float" office:value="0" calcext:value-type="float">
            <text:p>0</text:p>
          </table:table-cell>
          <table:table-cell table:style-name="ce9" table:formula="of:=[.F401]-[.B401]*[.G401]+[.B401]*[.H401]" office:value-type="currency" office:currency="PLN" office:value="974.210000000003" calcext:value-type="currency">
            <text:p>974,21 zł</text:p>
          </table:table-cell>
          <table:table-cell table:formula="of:=IF([.A401]=1;[.G401]-[.H401];[.J400]+[.G401]-[.H40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6.12" calcext:value-type="float">
            <text:p>146,12</text:p>
          </table:table-cell>
          <table:table-cell table:formula="of:=IF(AND([.B400]&gt;[.B401];[.B401]&gt;[.B402]);1;0)" office:value-type="float" office:value="0" calcext:value-type="float">
            <text:p>0</text:p>
          </table:table-cell>
          <table:table-cell table:formula="of:=IF([.A402]=1;[.B402];IF([.B402]&gt;[.D401];[.B402];[.D401]))" office:value-type="float" office:value="157.47" calcext:value-type="float">
            <text:p>157,47</text:p>
          </table:table-cell>
          <table:table-cell table:formula="of:=IF([.A402]=1;0;IF([.B402]&gt;[.D401];1;0))" office:value-type="float" office:value="0" calcext:value-type="float">
            <text:p>0</text:p>
          </table:table-cell>
          <table:table-cell table:formula="of:=IF([.A402]=1;5000;[.I401])" office:value-type="currency" office:currency="PLN" office:value="974.210000000003" calcext:value-type="currency">
            <text:p>974,21 zł</text:p>
          </table:table-cell>
          <table:table-cell table:formula="of:=IF([.A402]=1;TRUNC(1000/[.B402] );IF(OR([.A402]=2;[.A402]=3);0;IF([.F402]&lt;1000;0;IF([.C401]=1;TRUNC(1000/[.B402]);0))))" office:value-type="float" office:value="0" calcext:value-type="float">
            <text:p>0</text:p>
          </table:table-cell>
          <table:table-cell table:formula="of:=IF(OR([.A402]=1;[.A402]=2);0;IF([.E401]=1;[.G402]+[.J401];0))" office:value-type="float" office:value="0" calcext:value-type="float">
            <text:p>0</text:p>
          </table:table-cell>
          <table:table-cell table:style-name="ce9" table:formula="of:=[.F402]-[.B402]*[.G402]+[.B402]*[.H402]" office:value-type="currency" office:currency="PLN" office:value="974.210000000003" calcext:value-type="currency">
            <text:p>974,21 zł</text:p>
          </table:table-cell>
          <table:table-cell table:formula="of:=IF([.A402]=1;[.G402]-[.H402];[.J401]+[.G402]-[.H40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7.22" calcext:value-type="float">
            <text:p>147,22</text:p>
          </table:table-cell>
          <table:table-cell table:formula="of:=IF(AND([.B401]&gt;[.B402];[.B402]&gt;[.B403]);1;0)" office:value-type="float" office:value="0" calcext:value-type="float">
            <text:p>0</text:p>
          </table:table-cell>
          <table:table-cell table:formula="of:=IF([.A403]=1;[.B403];IF([.B403]&gt;[.D402];[.B403];[.D402]))" office:value-type="float" office:value="157.47" calcext:value-type="float">
            <text:p>157,47</text:p>
          </table:table-cell>
          <table:table-cell table:formula="of:=IF([.A403]=1;0;IF([.B403]&gt;[.D402];1;0))" office:value-type="float" office:value="0" calcext:value-type="float">
            <text:p>0</text:p>
          </table:table-cell>
          <table:table-cell table:formula="of:=IF([.A403]=1;5000;[.I402])" office:value-type="currency" office:currency="PLN" office:value="974.210000000003" calcext:value-type="currency">
            <text:p>974,21 zł</text:p>
          </table:table-cell>
          <table:table-cell table:formula="of:=IF([.A403]=1;TRUNC(1000/[.B403] );IF(OR([.A403]=2;[.A403]=3);0;IF([.F403]&lt;1000;0;IF([.C402]=1;TRUNC(1000/[.B403]);0))))" office:value-type="float" office:value="0" calcext:value-type="float">
            <text:p>0</text:p>
          </table:table-cell>
          <table:table-cell table:formula="of:=IF(OR([.A403]=1;[.A403]=2);0;IF([.E402]=1;[.G403]+[.J402];0))" office:value-type="float" office:value="0" calcext:value-type="float">
            <text:p>0</text:p>
          </table:table-cell>
          <table:table-cell table:style-name="ce9" table:formula="of:=[.F403]-[.B403]*[.G403]+[.B403]*[.H403]" office:value-type="currency" office:currency="PLN" office:value="974.210000000003" calcext:value-type="currency">
            <text:p>974,21 zł</text:p>
          </table:table-cell>
          <table:table-cell table:formula="of:=IF([.A403]=1;[.G403]-[.H403];[.J402]+[.G403]-[.H40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8.13" calcext:value-type="float">
            <text:p>148,13</text:p>
          </table:table-cell>
          <table:table-cell table:formula="of:=IF(AND([.B402]&gt;[.B403];[.B403]&gt;[.B404]);1;0)" office:value-type="float" office:value="0" calcext:value-type="float">
            <text:p>0</text:p>
          </table:table-cell>
          <table:table-cell table:formula="of:=IF([.A404]=1;[.B404];IF([.B404]&gt;[.D403];[.B404];[.D403]))" office:value-type="float" office:value="157.47" calcext:value-type="float">
            <text:p>157,47</text:p>
          </table:table-cell>
          <table:table-cell table:formula="of:=IF([.A404]=1;0;IF([.B404]&gt;[.D403];1;0))" office:value-type="float" office:value="0" calcext:value-type="float">
            <text:p>0</text:p>
          </table:table-cell>
          <table:table-cell table:formula="of:=IF([.A404]=1;5000;[.I403])" office:value-type="currency" office:currency="PLN" office:value="974.210000000003" calcext:value-type="currency">
            <text:p>974,21 zł</text:p>
          </table:table-cell>
          <table:table-cell table:formula="of:=IF([.A404]=1;TRUNC(1000/[.B404] );IF(OR([.A404]=2;[.A404]=3);0;IF([.F404]&lt;1000;0;IF([.C403]=1;TRUNC(1000/[.B404]);0))))" office:value-type="float" office:value="0" calcext:value-type="float">
            <text:p>0</text:p>
          </table:table-cell>
          <table:table-cell table:formula="of:=IF(OR([.A404]=1;[.A404]=2);0;IF([.E403]=1;[.G404]+[.J403];0))" office:value-type="float" office:value="0" calcext:value-type="float">
            <text:p>0</text:p>
          </table:table-cell>
          <table:table-cell table:style-name="ce9" table:formula="of:=[.F404]-[.B404]*[.G404]+[.B404]*[.H404]" office:value-type="currency" office:currency="PLN" office:value="974.210000000003" calcext:value-type="currency">
            <text:p>974,21 zł</text:p>
          </table:table-cell>
          <table:table-cell table:formula="of:=IF([.A404]=1;[.G404]-[.H404];[.J403]+[.G404]-[.H40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9.9" calcext:value-type="float">
            <text:p>149,9</text:p>
          </table:table-cell>
          <table:table-cell table:formula="of:=IF(AND([.B403]&gt;[.B404];[.B404]&gt;[.B405]);1;0)" office:value-type="float" office:value="0" calcext:value-type="float">
            <text:p>0</text:p>
          </table:table-cell>
          <table:table-cell table:formula="of:=IF([.A405]=1;[.B405];IF([.B405]&gt;[.D404];[.B405];[.D404]))" office:value-type="float" office:value="157.47" calcext:value-type="float">
            <text:p>157,47</text:p>
          </table:table-cell>
          <table:table-cell table:formula="of:=IF([.A405]=1;0;IF([.B405]&gt;[.D404];1;0))" office:value-type="float" office:value="0" calcext:value-type="float">
            <text:p>0</text:p>
          </table:table-cell>
          <table:table-cell table:formula="of:=IF([.A405]=1;5000;[.I404])" office:value-type="currency" office:currency="PLN" office:value="974.210000000003" calcext:value-type="currency">
            <text:p>974,21 zł</text:p>
          </table:table-cell>
          <table:table-cell table:formula="of:=IF([.A405]=1;TRUNC(1000/[.B405] );IF(OR([.A405]=2;[.A405]=3);0;IF([.F405]&lt;1000;0;IF([.C404]=1;TRUNC(1000/[.B405]);0))))" office:value-type="float" office:value="0" calcext:value-type="float">
            <text:p>0</text:p>
          </table:table-cell>
          <table:table-cell table:formula="of:=IF(OR([.A405]=1;[.A405]=2);0;IF([.E404]=1;[.G405]+[.J404];0))" office:value-type="float" office:value="0" calcext:value-type="float">
            <text:p>0</text:p>
          </table:table-cell>
          <table:table-cell table:style-name="ce9" table:formula="of:=[.F405]-[.B405]*[.G405]+[.B405]*[.H405]" office:value-type="currency" office:currency="PLN" office:value="974.210000000003" calcext:value-type="currency">
            <text:p>974,21 zł</text:p>
          </table:table-cell>
          <table:table-cell table:formula="of:=IF([.A405]=1;[.G405]-[.H405];[.J404]+[.G405]-[.H40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7.96" calcext:value-type="float">
            <text:p>147,96</text:p>
          </table:table-cell>
          <table:table-cell table:formula="of:=IF(AND([.B404]&gt;[.B405];[.B405]&gt;[.B406]);1;0)" office:value-type="float" office:value="0" calcext:value-type="float">
            <text:p>0</text:p>
          </table:table-cell>
          <table:table-cell table:formula="of:=IF([.A406]=1;[.B406];IF([.B406]&gt;[.D405];[.B406];[.D405]))" office:value-type="float" office:value="157.47" calcext:value-type="float">
            <text:p>157,47</text:p>
          </table:table-cell>
          <table:table-cell table:formula="of:=IF([.A406]=1;0;IF([.B406]&gt;[.D405];1;0))" office:value-type="float" office:value="0" calcext:value-type="float">
            <text:p>0</text:p>
          </table:table-cell>
          <table:table-cell table:formula="of:=IF([.A406]=1;5000;[.I405])" office:value-type="currency" office:currency="PLN" office:value="974.210000000003" calcext:value-type="currency">
            <text:p>974,21 zł</text:p>
          </table:table-cell>
          <table:table-cell table:formula="of:=IF([.A406]=1;TRUNC(1000/[.B406] );IF(OR([.A406]=2;[.A406]=3);0;IF([.F406]&lt;1000;0;IF([.C405]=1;TRUNC(1000/[.B406]);0))))" office:value-type="float" office:value="0" calcext:value-type="float">
            <text:p>0</text:p>
          </table:table-cell>
          <table:table-cell table:formula="of:=IF(OR([.A406]=1;[.A406]=2);0;IF([.E405]=1;[.G406]+[.J405];0))" office:value-type="float" office:value="0" calcext:value-type="float">
            <text:p>0</text:p>
          </table:table-cell>
          <table:table-cell table:style-name="ce9" table:formula="of:=[.F406]-[.B406]*[.G406]+[.B406]*[.H406]" office:value-type="currency" office:currency="PLN" office:value="974.210000000003" calcext:value-type="currency">
            <text:p>974,21 zł</text:p>
          </table:table-cell>
          <table:table-cell table:formula="of:=IF([.A406]=1;[.G406]-[.H406];[.J405]+[.G406]-[.H40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6.51" calcext:value-type="float">
            <text:p>146,51</text:p>
          </table:table-cell>
          <table:table-cell table:formula="of:=IF(AND([.B405]&gt;[.B406];[.B406]&gt;[.B407]);1;0)" office:value-type="float" office:value="1" calcext:value-type="float">
            <text:p>1</text:p>
          </table:table-cell>
          <table:table-cell table:formula="of:=IF([.A407]=1;[.B407];IF([.B407]&gt;[.D406];[.B407];[.D406]))" office:value-type="float" office:value="157.47" calcext:value-type="float">
            <text:p>157,47</text:p>
          </table:table-cell>
          <table:table-cell table:formula="of:=IF([.A407]=1;0;IF([.B407]&gt;[.D406];1;0))" office:value-type="float" office:value="0" calcext:value-type="float">
            <text:p>0</text:p>
          </table:table-cell>
          <table:table-cell table:formula="of:=IF([.A407]=1;5000;[.I406])" office:value-type="currency" office:currency="PLN" office:value="974.210000000003" calcext:value-type="currency">
            <text:p>974,21 zł</text:p>
          </table:table-cell>
          <table:table-cell table:formula="of:=IF([.A407]=1;TRUNC(1000/[.B407] );IF(OR([.A407]=2;[.A407]=3);0;IF([.F407]&lt;1000;0;IF([.C406]=1;TRUNC(1000/[.B407]);0))))" office:value-type="float" office:value="0" calcext:value-type="float">
            <text:p>0</text:p>
          </table:table-cell>
          <table:table-cell table:formula="of:=IF(OR([.A407]=1;[.A407]=2);0;IF([.E406]=1;[.G407]+[.J406];0))" office:value-type="float" office:value="0" calcext:value-type="float">
            <text:p>0</text:p>
          </table:table-cell>
          <table:table-cell table:style-name="ce9" table:formula="of:=[.F407]-[.B407]*[.G407]+[.B407]*[.H407]" office:value-type="currency" office:currency="PLN" office:value="974.210000000003" calcext:value-type="currency">
            <text:p>974,21 zł</text:p>
          </table:table-cell>
          <table:table-cell table:formula="of:=IF([.A407]=1;[.G407]-[.H407];[.J406]+[.G407]-[.H40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7.87" calcext:value-type="float">
            <text:p>147,87</text:p>
          </table:table-cell>
          <table:table-cell table:formula="of:=IF(AND([.B406]&gt;[.B407];[.B407]&gt;[.B408]);1;0)" office:value-type="float" office:value="0" calcext:value-type="float">
            <text:p>0</text:p>
          </table:table-cell>
          <table:table-cell table:formula="of:=IF([.A408]=1;[.B408];IF([.B408]&gt;[.D407];[.B408];[.D407]))" office:value-type="float" office:value="157.47" calcext:value-type="float">
            <text:p>157,47</text:p>
          </table:table-cell>
          <table:table-cell table:formula="of:=IF([.A408]=1;0;IF([.B408]&gt;[.D407];1;0))" office:value-type="float" office:value="0" calcext:value-type="float">
            <text:p>0</text:p>
          </table:table-cell>
          <table:table-cell table:formula="of:=IF([.A408]=1;5000;[.I407])" office:value-type="currency" office:currency="PLN" office:value="974.210000000003" calcext:value-type="currency">
            <text:p>974,21 zł</text:p>
          </table:table-cell>
          <table:table-cell table:formula="of:=IF([.A408]=1;TRUNC(1000/[.B408] );IF(OR([.A408]=2;[.A408]=3);0;IF([.F408]&lt;1000;0;IF([.C407]=1;TRUNC(1000/[.B408]);0))))" office:value-type="float" office:value="0" calcext:value-type="float">
            <text:p>0</text:p>
          </table:table-cell>
          <table:table-cell table:formula="of:=IF(OR([.A408]=1;[.A408]=2);0;IF([.E407]=1;[.G408]+[.J407];0))" office:value-type="float" office:value="0" calcext:value-type="float">
            <text:p>0</text:p>
          </table:table-cell>
          <table:table-cell table:style-name="ce9" table:formula="of:=[.F408]-[.B408]*[.G408]+[.B408]*[.H408]" office:value-type="currency" office:currency="PLN" office:value="974.210000000003" calcext:value-type="currency">
            <text:p>974,21 zł</text:p>
          </table:table-cell>
          <table:table-cell table:formula="of:=IF([.A408]=1;[.G408]-[.H408];[.J407]+[.G408]-[.H40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9.41" calcext:value-type="float">
            <text:p>149,41</text:p>
          </table:table-cell>
          <table:table-cell table:formula="of:=IF(AND([.B407]&gt;[.B408];[.B408]&gt;[.B409]);1;0)" office:value-type="float" office:value="0" calcext:value-type="float">
            <text:p>0</text:p>
          </table:table-cell>
          <table:table-cell table:formula="of:=IF([.A409]=1;[.B409];IF([.B409]&gt;[.D408];[.B409];[.D408]))" office:value-type="float" office:value="157.47" calcext:value-type="float">
            <text:p>157,47</text:p>
          </table:table-cell>
          <table:table-cell table:formula="of:=IF([.A409]=1;0;IF([.B409]&gt;[.D408];1;0))" office:value-type="float" office:value="0" calcext:value-type="float">
            <text:p>0</text:p>
          </table:table-cell>
          <table:table-cell table:formula="of:=IF([.A409]=1;5000;[.I408])" office:value-type="currency" office:currency="PLN" office:value="974.210000000003" calcext:value-type="currency">
            <text:p>974,21 zł</text:p>
          </table:table-cell>
          <table:table-cell table:formula="of:=IF([.A409]=1;TRUNC(1000/[.B409] );IF(OR([.A409]=2;[.A409]=3);0;IF([.F409]&lt;1000;0;IF([.C408]=1;TRUNC(1000/[.B409]);0))))" office:value-type="float" office:value="0" calcext:value-type="float">
            <text:p>0</text:p>
          </table:table-cell>
          <table:table-cell table:formula="of:=IF(OR([.A409]=1;[.A409]=2);0;IF([.E408]=1;[.G409]+[.J408];0))" office:value-type="float" office:value="0" calcext:value-type="float">
            <text:p>0</text:p>
          </table:table-cell>
          <table:table-cell table:style-name="ce9" table:formula="of:=[.F409]-[.B409]*[.G409]+[.B409]*[.H409]" office:value-type="currency" office:currency="PLN" office:value="974.210000000003" calcext:value-type="currency">
            <text:p>974,21 zł</text:p>
          </table:table-cell>
          <table:table-cell table:formula="of:=IF([.A409]=1;[.G409]-[.H409];[.J408]+[.G409]-[.H40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50.39" calcext:value-type="float">
            <text:p>150,39</text:p>
          </table:table-cell>
          <table:table-cell table:formula="of:=IF(AND([.B408]&gt;[.B409];[.B409]&gt;[.B410]);1;0)" office:value-type="float" office:value="0" calcext:value-type="float">
            <text:p>0</text:p>
          </table:table-cell>
          <table:table-cell table:formula="of:=IF([.A410]=1;[.B410];IF([.B410]&gt;[.D409];[.B410];[.D409]))" office:value-type="float" office:value="157.47" calcext:value-type="float">
            <text:p>157,47</text:p>
          </table:table-cell>
          <table:table-cell table:formula="of:=IF([.A410]=1;0;IF([.B410]&gt;[.D409];1;0))" office:value-type="float" office:value="0" calcext:value-type="float">
            <text:p>0</text:p>
          </table:table-cell>
          <table:table-cell table:formula="of:=IF([.A410]=1;5000;[.I409])" office:value-type="currency" office:currency="PLN" office:value="974.210000000003" calcext:value-type="currency">
            <text:p>974,21 zł</text:p>
          </table:table-cell>
          <table:table-cell table:formula="of:=IF([.A410]=1;TRUNC(1000/[.B410] );IF(OR([.A410]=2;[.A410]=3);0;IF([.F410]&lt;1000;0;IF([.C409]=1;TRUNC(1000/[.B410]);0))))" office:value-type="float" office:value="0" calcext:value-type="float">
            <text:p>0</text:p>
          </table:table-cell>
          <table:table-cell table:formula="of:=IF(OR([.A410]=1;[.A410]=2);0;IF([.E409]=1;[.G410]+[.J409];0))" office:value-type="float" office:value="0" calcext:value-type="float">
            <text:p>0</text:p>
          </table:table-cell>
          <table:table-cell table:style-name="ce9" table:formula="of:=[.F410]-[.B410]*[.G410]+[.B410]*[.H410]" office:value-type="currency" office:currency="PLN" office:value="974.210000000003" calcext:value-type="currency">
            <text:p>974,21 zł</text:p>
          </table:table-cell>
          <table:table-cell table:formula="of:=IF([.A410]=1;[.G410]-[.H410];[.J409]+[.G410]-[.H41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9.35" calcext:value-type="float">
            <text:p>149,35</text:p>
          </table:table-cell>
          <table:table-cell table:formula="of:=IF(AND([.B409]&gt;[.B410];[.B410]&gt;[.B411]);1;0)" office:value-type="float" office:value="0" calcext:value-type="float">
            <text:p>0</text:p>
          </table:table-cell>
          <table:table-cell table:formula="of:=IF([.A411]=1;[.B411];IF([.B411]&gt;[.D410];[.B411];[.D410]))" office:value-type="float" office:value="157.47" calcext:value-type="float">
            <text:p>157,47</text:p>
          </table:table-cell>
          <table:table-cell table:formula="of:=IF([.A411]=1;0;IF([.B411]&gt;[.D410];1;0))" office:value-type="float" office:value="0" calcext:value-type="float">
            <text:p>0</text:p>
          </table:table-cell>
          <table:table-cell table:formula="of:=IF([.A411]=1;5000;[.I410])" office:value-type="currency" office:currency="PLN" office:value="974.210000000003" calcext:value-type="currency">
            <text:p>974,21 zł</text:p>
          </table:table-cell>
          <table:table-cell table:formula="of:=IF([.A411]=1;TRUNC(1000/[.B411] );IF(OR([.A411]=2;[.A411]=3);0;IF([.F411]&lt;1000;0;IF([.C410]=1;TRUNC(1000/[.B411]);0))))" office:value-type="float" office:value="0" calcext:value-type="float">
            <text:p>0</text:p>
          </table:table-cell>
          <table:table-cell table:formula="of:=IF(OR([.A411]=1;[.A411]=2);0;IF([.E410]=1;[.G411]+[.J410];0))" office:value-type="float" office:value="0" calcext:value-type="float">
            <text:p>0</text:p>
          </table:table-cell>
          <table:table-cell table:style-name="ce9" table:formula="of:=[.F411]-[.B411]*[.G411]+[.B411]*[.H411]" office:value-type="currency" office:currency="PLN" office:value="974.210000000003" calcext:value-type="currency">
            <text:p>974,21 zł</text:p>
          </table:table-cell>
          <table:table-cell table:formula="of:=IF([.A411]=1;[.G411]-[.H411];[.J410]+[.G411]-[.H41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7.81" calcext:value-type="float">
            <text:p>147,81</text:p>
          </table:table-cell>
          <table:table-cell table:formula="of:=IF(AND([.B410]&gt;[.B411];[.B411]&gt;[.B412]);1;0)" office:value-type="float" office:value="1" calcext:value-type="float">
            <text:p>1</text:p>
          </table:table-cell>
          <table:table-cell table:formula="of:=IF([.A412]=1;[.B412];IF([.B412]&gt;[.D411];[.B412];[.D411]))" office:value-type="float" office:value="157.47" calcext:value-type="float">
            <text:p>157,47</text:p>
          </table:table-cell>
          <table:table-cell table:formula="of:=IF([.A412]=1;0;IF([.B412]&gt;[.D411];1;0))" office:value-type="float" office:value="0" calcext:value-type="float">
            <text:p>0</text:p>
          </table:table-cell>
          <table:table-cell table:formula="of:=IF([.A412]=1;5000;[.I411])" office:value-type="currency" office:currency="PLN" office:value="974.210000000003" calcext:value-type="currency">
            <text:p>974,21 zł</text:p>
          </table:table-cell>
          <table:table-cell table:formula="of:=IF([.A412]=1;TRUNC(1000/[.B412] );IF(OR([.A412]=2;[.A412]=3);0;IF([.F412]&lt;1000;0;IF([.C411]=1;TRUNC(1000/[.B412]);0))))" office:value-type="float" office:value="0" calcext:value-type="float">
            <text:p>0</text:p>
          </table:table-cell>
          <table:table-cell table:formula="of:=IF(OR([.A412]=1;[.A412]=2);0;IF([.E411]=1;[.G412]+[.J411];0))" office:value-type="float" office:value="0" calcext:value-type="float">
            <text:p>0</text:p>
          </table:table-cell>
          <table:table-cell table:style-name="ce9" table:formula="of:=[.F412]-[.B412]*[.G412]+[.B412]*[.H412]" office:value-type="currency" office:currency="PLN" office:value="974.210000000003" calcext:value-type="currency">
            <text:p>974,21 zł</text:p>
          </table:table-cell>
          <table:table-cell table:formula="of:=IF([.A412]=1;[.G412]-[.H412];[.J411]+[.G412]-[.H41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.85" calcext:value-type="float">
            <text:p>145,85</text:p>
          </table:table-cell>
          <table:table-cell table:formula="of:=IF(AND([.B411]&gt;[.B412];[.B412]&gt;[.B413]);1;0)" office:value-type="float" office:value="1" calcext:value-type="float">
            <text:p>1</text:p>
          </table:table-cell>
          <table:table-cell table:formula="of:=IF([.A413]=1;[.B413];IF([.B413]&gt;[.D412];[.B413];[.D412]))" office:value-type="float" office:value="157.47" calcext:value-type="float">
            <text:p>157,47</text:p>
          </table:table-cell>
          <table:table-cell table:formula="of:=IF([.A413]=1;0;IF([.B413]&gt;[.D412];1;0))" office:value-type="float" office:value="0" calcext:value-type="float">
            <text:p>0</text:p>
          </table:table-cell>
          <table:table-cell table:formula="of:=IF([.A413]=1;5000;[.I412])" office:value-type="currency" office:currency="PLN" office:value="974.210000000003" calcext:value-type="currency">
            <text:p>974,21 zł</text:p>
          </table:table-cell>
          <table:table-cell table:formula="of:=IF([.A413]=1;TRUNC(1000/[.B413] );IF(OR([.A413]=2;[.A413]=3);0;IF([.F413]&lt;1000;0;IF([.C412]=1;TRUNC(1000/[.B413]);0))))" office:value-type="float" office:value="0" calcext:value-type="float">
            <text:p>0</text:p>
          </table:table-cell>
          <table:table-cell table:formula="of:=IF(OR([.A413]=1;[.A413]=2);0;IF([.E412]=1;[.G413]+[.J412];0))" office:value-type="float" office:value="0" calcext:value-type="float">
            <text:p>0</text:p>
          </table:table-cell>
          <table:table-cell table:style-name="ce9" table:formula="of:=[.F413]-[.B413]*[.G413]+[.B413]*[.H413]" office:value-type="currency" office:currency="PLN" office:value="974.210000000003" calcext:value-type="currency">
            <text:p>974,21 zł</text:p>
          </table:table-cell>
          <table:table-cell table:formula="of:=IF([.A413]=1;[.G413]-[.H413];[.J412]+[.G413]-[.H41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7.65" calcext:value-type="float">
            <text:p>147,65</text:p>
          </table:table-cell>
          <table:table-cell table:formula="of:=IF(AND([.B412]&gt;[.B413];[.B413]&gt;[.B414]);1;0)" office:value-type="float" office:value="0" calcext:value-type="float">
            <text:p>0</text:p>
          </table:table-cell>
          <table:table-cell table:formula="of:=IF([.A414]=1;[.B414];IF([.B414]&gt;[.D413];[.B414];[.D413]))" office:value-type="float" office:value="157.47" calcext:value-type="float">
            <text:p>157,47</text:p>
          </table:table-cell>
          <table:table-cell table:formula="of:=IF([.A414]=1;0;IF([.B414]&gt;[.D413];1;0))" office:value-type="float" office:value="0" calcext:value-type="float">
            <text:p>0</text:p>
          </table:table-cell>
          <table:table-cell table:formula="of:=IF([.A414]=1;5000;[.I413])" office:value-type="currency" office:currency="PLN" office:value="974.210000000003" calcext:value-type="currency">
            <text:p>974,21 zł</text:p>
          </table:table-cell>
          <table:table-cell table:formula="of:=IF([.A414]=1;TRUNC(1000/[.B414] );IF(OR([.A414]=2;[.A414]=3);0;IF([.F414]&lt;1000;0;IF([.C413]=1;TRUNC(1000/[.B414]);0))))" office:value-type="float" office:value="0" calcext:value-type="float">
            <text:p>0</text:p>
          </table:table-cell>
          <table:table-cell table:formula="of:=IF(OR([.A414]=1;[.A414]=2);0;IF([.E413]=1;[.G414]+[.J413];0))" office:value-type="float" office:value="0" calcext:value-type="float">
            <text:p>0</text:p>
          </table:table-cell>
          <table:table-cell table:style-name="ce9" table:formula="of:=[.F414]-[.B414]*[.G414]+[.B414]*[.H414]" office:value-type="currency" office:currency="PLN" office:value="974.210000000003" calcext:value-type="currency">
            <text:p>974,21 zł</text:p>
          </table:table-cell>
          <table:table-cell table:formula="of:=IF([.A414]=1;[.G414]-[.H414];[.J413]+[.G414]-[.H41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table:formula="of:=IF(AND([.B413]&gt;[.B414];[.B414]&gt;[.B415]);1;0)" office:value-type="float" office:value="0" calcext:value-type="float">
            <text:p>0</text:p>
          </table:table-cell>
          <table:table-cell table:formula="of:=IF([.A415]=1;[.B415];IF([.B415]&gt;[.D414];[.B415];[.D414]))" office:value-type="float" office:value="157.47" calcext:value-type="float">
            <text:p>157,47</text:p>
          </table:table-cell>
          <table:table-cell table:formula="of:=IF([.A415]=1;0;IF([.B415]&gt;[.D414];1;0))" office:value-type="float" office:value="0" calcext:value-type="float">
            <text:p>0</text:p>
          </table:table-cell>
          <table:table-cell table:formula="of:=IF([.A415]=1;5000;[.I414])" office:value-type="currency" office:currency="PLN" office:value="974.210000000003" calcext:value-type="currency">
            <text:p>974,21 zł</text:p>
          </table:table-cell>
          <table:table-cell table:formula="of:=IF([.A415]=1;TRUNC(1000/[.B415] );IF(OR([.A415]=2;[.A415]=3);0;IF([.F415]&lt;1000;0;IF([.C414]=1;TRUNC(1000/[.B415]);0))))" office:value-type="float" office:value="0" calcext:value-type="float">
            <text:p>0</text:p>
          </table:table-cell>
          <table:table-cell table:formula="of:=IF(OR([.A415]=1;[.A415]=2);0;IF([.E414]=1;[.G415]+[.J414];0))" office:value-type="float" office:value="0" calcext:value-type="float">
            <text:p>0</text:p>
          </table:table-cell>
          <table:table-cell table:style-name="ce9" table:formula="of:=[.F415]-[.B415]*[.G415]+[.B415]*[.H415]" office:value-type="currency" office:currency="PLN" office:value="974.210000000003" calcext:value-type="currency">
            <text:p>974,21 zł</text:p>
          </table:table-cell>
          <table:table-cell table:formula="of:=IF([.A415]=1;[.G415]-[.H415];[.J414]+[.G415]-[.H41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9.16" calcext:value-type="float">
            <text:p>149,16</text:p>
          </table:table-cell>
          <table:table-cell table:formula="of:=IF(AND([.B414]&gt;[.B415];[.B415]&gt;[.B416]);1;0)" office:value-type="float" office:value="0" calcext:value-type="float">
            <text:p>0</text:p>
          </table:table-cell>
          <table:table-cell table:formula="of:=IF([.A416]=1;[.B416];IF([.B416]&gt;[.D415];[.B416];[.D415]))" office:value-type="float" office:value="157.47" calcext:value-type="float">
            <text:p>157,47</text:p>
          </table:table-cell>
          <table:table-cell table:formula="of:=IF([.A416]=1;0;IF([.B416]&gt;[.D415];1;0))" office:value-type="float" office:value="0" calcext:value-type="float">
            <text:p>0</text:p>
          </table:table-cell>
          <table:table-cell table:formula="of:=IF([.A416]=1;5000;[.I415])" office:value-type="currency" office:currency="PLN" office:value="974.210000000003" calcext:value-type="currency">
            <text:p>974,21 zł</text:p>
          </table:table-cell>
          <table:table-cell table:formula="of:=IF([.A416]=1;TRUNC(1000/[.B416] );IF(OR([.A416]=2;[.A416]=3);0;IF([.F416]&lt;1000;0;IF([.C415]=1;TRUNC(1000/[.B416]);0))))" office:value-type="float" office:value="0" calcext:value-type="float">
            <text:p>0</text:p>
          </table:table-cell>
          <table:table-cell table:formula="of:=IF(OR([.A416]=1;[.A416]=2);0;IF([.E415]=1;[.G416]+[.J415];0))" office:value-type="float" office:value="0" calcext:value-type="float">
            <text:p>0</text:p>
          </table:table-cell>
          <table:table-cell table:style-name="ce9" table:formula="of:=[.F416]-[.B416]*[.G416]+[.B416]*[.H416]" office:value-type="currency" office:currency="PLN" office:value="974.210000000003" calcext:value-type="currency">
            <text:p>974,21 zł</text:p>
          </table:table-cell>
          <table:table-cell table:formula="of:=IF([.A416]=1;[.G416]-[.H416];[.J415]+[.G416]-[.H41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8.12" calcext:value-type="float">
            <text:p>148,12</text:p>
          </table:table-cell>
          <table:table-cell table:formula="of:=IF(AND([.B415]&gt;[.B416];[.B416]&gt;[.B417]);1;0)" office:value-type="float" office:value="0" calcext:value-type="float">
            <text:p>0</text:p>
          </table:table-cell>
          <table:table-cell table:formula="of:=IF([.A417]=1;[.B417];IF([.B417]&gt;[.D416];[.B417];[.D416]))" office:value-type="float" office:value="157.47" calcext:value-type="float">
            <text:p>157,47</text:p>
          </table:table-cell>
          <table:table-cell table:formula="of:=IF([.A417]=1;0;IF([.B417]&gt;[.D416];1;0))" office:value-type="float" office:value="0" calcext:value-type="float">
            <text:p>0</text:p>
          </table:table-cell>
          <table:table-cell table:formula="of:=IF([.A417]=1;5000;[.I416])" office:value-type="currency" office:currency="PLN" office:value="974.210000000003" calcext:value-type="currency">
            <text:p>974,21 zł</text:p>
          </table:table-cell>
          <table:table-cell table:formula="of:=IF([.A417]=1;TRUNC(1000/[.B417] );IF(OR([.A417]=2;[.A417]=3);0;IF([.F417]&lt;1000;0;IF([.C416]=1;TRUNC(1000/[.B417]);0))))" office:value-type="float" office:value="0" calcext:value-type="float">
            <text:p>0</text:p>
          </table:table-cell>
          <table:table-cell table:formula="of:=IF(OR([.A417]=1;[.A417]=2);0;IF([.E416]=1;[.G417]+[.J416];0))" office:value-type="float" office:value="0" calcext:value-type="float">
            <text:p>0</text:p>
          </table:table-cell>
          <table:table-cell table:style-name="ce9" table:formula="of:=[.F417]-[.B417]*[.G417]+[.B417]*[.H417]" office:value-type="currency" office:currency="PLN" office:value="974.210000000003" calcext:value-type="currency">
            <text:p>974,21 zł</text:p>
          </table:table-cell>
          <table:table-cell table:formula="of:=IF([.A417]=1;[.G417]-[.H417];[.J416]+[.G417]-[.H41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6.75" calcext:value-type="float">
            <text:p>146,75</text:p>
          </table:table-cell>
          <table:table-cell table:formula="of:=IF(AND([.B416]&gt;[.B417];[.B417]&gt;[.B418]);1;0)" office:value-type="float" office:value="1" calcext:value-type="float">
            <text:p>1</text:p>
          </table:table-cell>
          <table:table-cell table:formula="of:=IF([.A418]=1;[.B418];IF([.B418]&gt;[.D417];[.B418];[.D417]))" office:value-type="float" office:value="157.47" calcext:value-type="float">
            <text:p>157,47</text:p>
          </table:table-cell>
          <table:table-cell table:formula="of:=IF([.A418]=1;0;IF([.B418]&gt;[.D417];1;0))" office:value-type="float" office:value="0" calcext:value-type="float">
            <text:p>0</text:p>
          </table:table-cell>
          <table:table-cell table:formula="of:=IF([.A418]=1;5000;[.I417])" office:value-type="currency" office:currency="PLN" office:value="974.210000000003" calcext:value-type="currency">
            <text:p>974,21 zł</text:p>
          </table:table-cell>
          <table:table-cell table:formula="of:=IF([.A418]=1;TRUNC(1000/[.B418] );IF(OR([.A418]=2;[.A418]=3);0;IF([.F418]&lt;1000;0;IF([.C417]=1;TRUNC(1000/[.B418]);0))))" office:value-type="float" office:value="0" calcext:value-type="float">
            <text:p>0</text:p>
          </table:table-cell>
          <table:table-cell table:formula="of:=IF(OR([.A418]=1;[.A418]=2);0;IF([.E417]=1;[.G418]+[.J417];0))" office:value-type="float" office:value="0" calcext:value-type="float">
            <text:p>0</text:p>
          </table:table-cell>
          <table:table-cell table:style-name="ce9" table:formula="of:=[.F418]-[.B418]*[.G418]+[.B418]*[.H418]" office:value-type="currency" office:currency="PLN" office:value="974.210000000003" calcext:value-type="currency">
            <text:p>974,21 zł</text:p>
          </table:table-cell>
          <table:table-cell table:formula="of:=IF([.A418]=1;[.G418]-[.H418];[.J417]+[.G418]-[.H41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8.88" calcext:value-type="float">
            <text:p>148,88</text:p>
          </table:table-cell>
          <table:table-cell table:formula="of:=IF(AND([.B417]&gt;[.B418];[.B418]&gt;[.B419]);1;0)" office:value-type="float" office:value="0" calcext:value-type="float">
            <text:p>0</text:p>
          </table:table-cell>
          <table:table-cell table:formula="of:=IF([.A419]=1;[.B419];IF([.B419]&gt;[.D418];[.B419];[.D418]))" office:value-type="float" office:value="157.47" calcext:value-type="float">
            <text:p>157,47</text:p>
          </table:table-cell>
          <table:table-cell table:formula="of:=IF([.A419]=1;0;IF([.B419]&gt;[.D418];1;0))" office:value-type="float" office:value="0" calcext:value-type="float">
            <text:p>0</text:p>
          </table:table-cell>
          <table:table-cell table:formula="of:=IF([.A419]=1;5000;[.I418])" office:value-type="currency" office:currency="PLN" office:value="974.210000000003" calcext:value-type="currency">
            <text:p>974,21 zł</text:p>
          </table:table-cell>
          <table:table-cell table:formula="of:=IF([.A419]=1;TRUNC(1000/[.B419] );IF(OR([.A419]=2;[.A419]=3);0;IF([.F419]&lt;1000;0;IF([.C418]=1;TRUNC(1000/[.B419]);0))))" office:value-type="float" office:value="0" calcext:value-type="float">
            <text:p>0</text:p>
          </table:table-cell>
          <table:table-cell table:formula="of:=IF(OR([.A419]=1;[.A419]=2);0;IF([.E418]=1;[.G419]+[.J418];0))" office:value-type="float" office:value="0" calcext:value-type="float">
            <text:p>0</text:p>
          </table:table-cell>
          <table:table-cell table:style-name="ce9" table:formula="of:=[.F419]-[.B419]*[.G419]+[.B419]*[.H419]" office:value-type="currency" office:currency="PLN" office:value="974.210000000003" calcext:value-type="currency">
            <text:p>974,21 zł</text:p>
          </table:table-cell>
          <table:table-cell table:formula="of:=IF([.A419]=1;[.G419]-[.H419];[.J418]+[.G419]-[.H41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50.14" calcext:value-type="float">
            <text:p>150,14</text:p>
          </table:table-cell>
          <table:table-cell table:formula="of:=IF(AND([.B418]&gt;[.B419];[.B419]&gt;[.B420]);1;0)" office:value-type="float" office:value="0" calcext:value-type="float">
            <text:p>0</text:p>
          </table:table-cell>
          <table:table-cell table:formula="of:=IF([.A420]=1;[.B420];IF([.B420]&gt;[.D419];[.B420];[.D419]))" office:value-type="float" office:value="157.47" calcext:value-type="float">
            <text:p>157,47</text:p>
          </table:table-cell>
          <table:table-cell table:formula="of:=IF([.A420]=1;0;IF([.B420]&gt;[.D419];1;0))" office:value-type="float" office:value="0" calcext:value-type="float">
            <text:p>0</text:p>
          </table:table-cell>
          <table:table-cell table:formula="of:=IF([.A420]=1;5000;[.I419])" office:value-type="currency" office:currency="PLN" office:value="974.210000000003" calcext:value-type="currency">
            <text:p>974,21 zł</text:p>
          </table:table-cell>
          <table:table-cell table:formula="of:=IF([.A420]=1;TRUNC(1000/[.B420] );IF(OR([.A420]=2;[.A420]=3);0;IF([.F420]&lt;1000;0;IF([.C419]=1;TRUNC(1000/[.B420]);0))))" office:value-type="float" office:value="0" calcext:value-type="float">
            <text:p>0</text:p>
          </table:table-cell>
          <table:table-cell table:formula="of:=IF(OR([.A420]=1;[.A420]=2);0;IF([.E419]=1;[.G420]+[.J419];0))" office:value-type="float" office:value="0" calcext:value-type="float">
            <text:p>0</text:p>
          </table:table-cell>
          <table:table-cell table:style-name="ce9" table:formula="of:=[.F420]-[.B420]*[.G420]+[.B420]*[.H420]" office:value-type="currency" office:currency="PLN" office:value="974.210000000003" calcext:value-type="currency">
            <text:p>974,21 zł</text:p>
          </table:table-cell>
          <table:table-cell table:formula="of:=IF([.A420]=1;[.G420]-[.H420];[.J419]+[.G420]-[.H42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9.12" calcext:value-type="float">
            <text:p>149,12</text:p>
          </table:table-cell>
          <table:table-cell table:formula="of:=IF(AND([.B419]&gt;[.B420];[.B420]&gt;[.B421]);1;0)" office:value-type="float" office:value="0" calcext:value-type="float">
            <text:p>0</text:p>
          </table:table-cell>
          <table:table-cell table:formula="of:=IF([.A421]=1;[.B421];IF([.B421]&gt;[.D420];[.B421];[.D420]))" office:value-type="float" office:value="157.47" calcext:value-type="float">
            <text:p>157,47</text:p>
          </table:table-cell>
          <table:table-cell table:formula="of:=IF([.A421]=1;0;IF([.B421]&gt;[.D420];1;0))" office:value-type="float" office:value="0" calcext:value-type="float">
            <text:p>0</text:p>
          </table:table-cell>
          <table:table-cell table:formula="of:=IF([.A421]=1;5000;[.I420])" office:value-type="currency" office:currency="PLN" office:value="974.210000000003" calcext:value-type="currency">
            <text:p>974,21 zł</text:p>
          </table:table-cell>
          <table:table-cell table:formula="of:=IF([.A421]=1;TRUNC(1000/[.B421] );IF(OR([.A421]=2;[.A421]=3);0;IF([.F421]&lt;1000;0;IF([.C420]=1;TRUNC(1000/[.B421]);0))))" office:value-type="float" office:value="0" calcext:value-type="float">
            <text:p>0</text:p>
          </table:table-cell>
          <table:table-cell table:formula="of:=IF(OR([.A421]=1;[.A421]=2);0;IF([.E420]=1;[.G421]+[.J420];0))" office:value-type="float" office:value="0" calcext:value-type="float">
            <text:p>0</text:p>
          </table:table-cell>
          <table:table-cell table:style-name="ce9" table:formula="of:=[.F421]-[.B421]*[.G421]+[.B421]*[.H421]" office:value-type="currency" office:currency="PLN" office:value="974.210000000003" calcext:value-type="currency">
            <text:p>974,21 zł</text:p>
          </table:table-cell>
          <table:table-cell table:formula="of:=IF([.A421]=1;[.G421]-[.H421];[.J420]+[.G421]-[.H42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7.93" calcext:value-type="float">
            <text:p>147,93</text:p>
          </table:table-cell>
          <table:table-cell table:formula="of:=IF(AND([.B420]&gt;[.B421];[.B421]&gt;[.B422]);1;0)" office:value-type="float" office:value="1" calcext:value-type="float">
            <text:p>1</text:p>
          </table:table-cell>
          <table:table-cell table:formula="of:=IF([.A422]=1;[.B422];IF([.B422]&gt;[.D421];[.B422];[.D421]))" office:value-type="float" office:value="157.47" calcext:value-type="float">
            <text:p>157,47</text:p>
          </table:table-cell>
          <table:table-cell table:formula="of:=IF([.A422]=1;0;IF([.B422]&gt;[.D421];1;0))" office:value-type="float" office:value="0" calcext:value-type="float">
            <text:p>0</text:p>
          </table:table-cell>
          <table:table-cell table:formula="of:=IF([.A422]=1;5000;[.I421])" office:value-type="currency" office:currency="PLN" office:value="974.210000000003" calcext:value-type="currency">
            <text:p>974,21 zł</text:p>
          </table:table-cell>
          <table:table-cell table:formula="of:=IF([.A422]=1;TRUNC(1000/[.B422] );IF(OR([.A422]=2;[.A422]=3);0;IF([.F422]&lt;1000;0;IF([.C421]=1;TRUNC(1000/[.B422]);0))))" office:value-type="float" office:value="0" calcext:value-type="float">
            <text:p>0</text:p>
          </table:table-cell>
          <table:table-cell table:formula="of:=IF(OR([.A422]=1;[.A422]=2);0;IF([.E421]=1;[.G422]+[.J421];0))" office:value-type="float" office:value="0" calcext:value-type="float">
            <text:p>0</text:p>
          </table:table-cell>
          <table:table-cell table:style-name="ce9" table:formula="of:=[.F422]-[.B422]*[.G422]+[.B422]*[.H422]" office:value-type="currency" office:currency="PLN" office:value="974.210000000003" calcext:value-type="currency">
            <text:p>974,21 zł</text:p>
          </table:table-cell>
          <table:table-cell table:formula="of:=IF([.A422]=1;[.G422]-[.H422];[.J421]+[.G422]-[.H42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.99" calcext:value-type="float">
            <text:p>145,99</text:p>
          </table:table-cell>
          <table:table-cell table:formula="of:=IF(AND([.B421]&gt;[.B422];[.B422]&gt;[.B423]);1;0)" office:value-type="float" office:value="1" calcext:value-type="float">
            <text:p>1</text:p>
          </table:table-cell>
          <table:table-cell table:formula="of:=IF([.A423]=1;[.B423];IF([.B423]&gt;[.D422];[.B423];[.D422]))" office:value-type="float" office:value="157.47" calcext:value-type="float">
            <text:p>157,47</text:p>
          </table:table-cell>
          <table:table-cell table:formula="of:=IF([.A423]=1;0;IF([.B423]&gt;[.D422];1;0))" office:value-type="float" office:value="0" calcext:value-type="float">
            <text:p>0</text:p>
          </table:table-cell>
          <table:table-cell table:formula="of:=IF([.A423]=1;5000;[.I422])" office:value-type="currency" office:currency="PLN" office:value="974.210000000003" calcext:value-type="currency">
            <text:p>974,21 zł</text:p>
          </table:table-cell>
          <table:table-cell table:formula="of:=IF([.A423]=1;TRUNC(1000/[.B423] );IF(OR([.A423]=2;[.A423]=3);0;IF([.F423]&lt;1000;0;IF([.C422]=1;TRUNC(1000/[.B423]);0))))" office:value-type="float" office:value="0" calcext:value-type="float">
            <text:p>0</text:p>
          </table:table-cell>
          <table:table-cell table:formula="of:=IF(OR([.A423]=1;[.A423]=2);0;IF([.E422]=1;[.G423]+[.J422];0))" office:value-type="float" office:value="0" calcext:value-type="float">
            <text:p>0</text:p>
          </table:table-cell>
          <table:table-cell table:style-name="ce9" table:formula="of:=[.F423]-[.B423]*[.G423]+[.B423]*[.H423]" office:value-type="currency" office:currency="PLN" office:value="974.210000000003" calcext:value-type="currency">
            <text:p>974,21 zł</text:p>
          </table:table-cell>
          <table:table-cell table:formula="of:=IF([.A423]=1;[.G423]-[.H423];[.J422]+[.G423]-[.H42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.71" calcext:value-type="float">
            <text:p>144,71</text:p>
          </table:table-cell>
          <table:table-cell table:formula="of:=IF(AND([.B422]&gt;[.B423];[.B423]&gt;[.B424]);1;0)" office:value-type="float" office:value="1" calcext:value-type="float">
            <text:p>1</text:p>
          </table:table-cell>
          <table:table-cell table:formula="of:=IF([.A424]=1;[.B424];IF([.B424]&gt;[.D423];[.B424];[.D423]))" office:value-type="float" office:value="157.47" calcext:value-type="float">
            <text:p>157,47</text:p>
          </table:table-cell>
          <table:table-cell table:formula="of:=IF([.A424]=1;0;IF([.B424]&gt;[.D423];1;0))" office:value-type="float" office:value="0" calcext:value-type="float">
            <text:p>0</text:p>
          </table:table-cell>
          <table:table-cell table:formula="of:=IF([.A424]=1;5000;[.I423])" office:value-type="currency" office:currency="PLN" office:value="974.210000000003" calcext:value-type="currency">
            <text:p>974,21 zł</text:p>
          </table:table-cell>
          <table:table-cell table:formula="of:=IF([.A424]=1;TRUNC(1000/[.B424] );IF(OR([.A424]=2;[.A424]=3);0;IF([.F424]&lt;1000;0;IF([.C423]=1;TRUNC(1000/[.B424]);0))))" office:value-type="float" office:value="0" calcext:value-type="float">
            <text:p>0</text:p>
          </table:table-cell>
          <table:table-cell table:formula="of:=IF(OR([.A424]=1;[.A424]=2);0;IF([.E423]=1;[.G424]+[.J423];0))" office:value-type="float" office:value="0" calcext:value-type="float">
            <text:p>0</text:p>
          </table:table-cell>
          <table:table-cell table:style-name="ce9" table:formula="of:=[.F424]-[.B424]*[.G424]+[.B424]*[.H424]" office:value-type="currency" office:currency="PLN" office:value="974.210000000003" calcext:value-type="currency">
            <text:p>974,21 zł</text:p>
          </table:table-cell>
          <table:table-cell table:formula="of:=IF([.A424]=1;[.G424]-[.H424];[.J423]+[.G424]-[.H42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.03" calcext:value-type="float">
            <text:p>145,03</text:p>
          </table:table-cell>
          <table:table-cell table:formula="of:=IF(AND([.B423]&gt;[.B424];[.B424]&gt;[.B425]);1;0)" office:value-type="float" office:value="0" calcext:value-type="float">
            <text:p>0</text:p>
          </table:table-cell>
          <table:table-cell table:formula="of:=IF([.A425]=1;[.B425];IF([.B425]&gt;[.D424];[.B425];[.D424]))" office:value-type="float" office:value="157.47" calcext:value-type="float">
            <text:p>157,47</text:p>
          </table:table-cell>
          <table:table-cell table:formula="of:=IF([.A425]=1;0;IF([.B425]&gt;[.D424];1;0))" office:value-type="float" office:value="0" calcext:value-type="float">
            <text:p>0</text:p>
          </table:table-cell>
          <table:table-cell table:formula="of:=IF([.A425]=1;5000;[.I424])" office:value-type="currency" office:currency="PLN" office:value="974.210000000003" calcext:value-type="currency">
            <text:p>974,21 zł</text:p>
          </table:table-cell>
          <table:table-cell table:formula="of:=IF([.A425]=1;TRUNC(1000/[.B425] );IF(OR([.A425]=2;[.A425]=3);0;IF([.F425]&lt;1000;0;IF([.C424]=1;TRUNC(1000/[.B425]);0))))" office:value-type="float" office:value="0" calcext:value-type="float">
            <text:p>0</text:p>
          </table:table-cell>
          <table:table-cell table:formula="of:=IF(OR([.A425]=1;[.A425]=2);0;IF([.E424]=1;[.G425]+[.J424];0))" office:value-type="float" office:value="0" calcext:value-type="float">
            <text:p>0</text:p>
          </table:table-cell>
          <table:table-cell table:style-name="ce9" table:formula="of:=[.F425]-[.B425]*[.G425]+[.B425]*[.H425]" office:value-type="currency" office:currency="PLN" office:value="974.210000000003" calcext:value-type="currency">
            <text:p>974,21 zł</text:p>
          </table:table-cell>
          <table:table-cell table:formula="of:=IF([.A425]=1;[.G425]-[.H425];[.J424]+[.G425]-[.H42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6.52" calcext:value-type="float">
            <text:p>146,52</text:p>
          </table:table-cell>
          <table:table-cell table:formula="of:=IF(AND([.B424]&gt;[.B425];[.B425]&gt;[.B426]);1;0)" office:value-type="float" office:value="0" calcext:value-type="float">
            <text:p>0</text:p>
          </table:table-cell>
          <table:table-cell table:formula="of:=IF([.A426]=1;[.B426];IF([.B426]&gt;[.D425];[.B426];[.D425]))" office:value-type="float" office:value="157.47" calcext:value-type="float">
            <text:p>157,47</text:p>
          </table:table-cell>
          <table:table-cell table:formula="of:=IF([.A426]=1;0;IF([.B426]&gt;[.D425];1;0))" office:value-type="float" office:value="0" calcext:value-type="float">
            <text:p>0</text:p>
          </table:table-cell>
          <table:table-cell table:formula="of:=IF([.A426]=1;5000;[.I425])" office:value-type="currency" office:currency="PLN" office:value="974.210000000003" calcext:value-type="currency">
            <text:p>974,21 zł</text:p>
          </table:table-cell>
          <table:table-cell table:formula="of:=IF([.A426]=1;TRUNC(1000/[.B426] );IF(OR([.A426]=2;[.A426]=3);0;IF([.F426]&lt;1000;0;IF([.C425]=1;TRUNC(1000/[.B426]);0))))" office:value-type="float" office:value="0" calcext:value-type="float">
            <text:p>0</text:p>
          </table:table-cell>
          <table:table-cell table:formula="of:=IF(OR([.A426]=1;[.A426]=2);0;IF([.E425]=1;[.G426]+[.J425];0))" office:value-type="float" office:value="0" calcext:value-type="float">
            <text:p>0</text:p>
          </table:table-cell>
          <table:table-cell table:style-name="ce9" table:formula="of:=[.F426]-[.B426]*[.G426]+[.B426]*[.H426]" office:value-type="currency" office:currency="PLN" office:value="974.210000000003" calcext:value-type="currency">
            <text:p>974,21 zł</text:p>
          </table:table-cell>
          <table:table-cell table:formula="of:=IF([.A426]=1;[.G426]-[.H426];[.J425]+[.G426]-[.H42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6.65" calcext:value-type="float">
            <text:p>146,65</text:p>
          </table:table-cell>
          <table:table-cell table:formula="of:=IF(AND([.B425]&gt;[.B426];[.B426]&gt;[.B427]);1;0)" office:value-type="float" office:value="0" calcext:value-type="float">
            <text:p>0</text:p>
          </table:table-cell>
          <table:table-cell table:formula="of:=IF([.A427]=1;[.B427];IF([.B427]&gt;[.D426];[.B427];[.D426]))" office:value-type="float" office:value="157.47" calcext:value-type="float">
            <text:p>157,47</text:p>
          </table:table-cell>
          <table:table-cell table:formula="of:=IF([.A427]=1;0;IF([.B427]&gt;[.D426];1;0))" office:value-type="float" office:value="0" calcext:value-type="float">
            <text:p>0</text:p>
          </table:table-cell>
          <table:table-cell table:formula="of:=IF([.A427]=1;5000;[.I426])" office:value-type="currency" office:currency="PLN" office:value="974.210000000003" calcext:value-type="currency">
            <text:p>974,21 zł</text:p>
          </table:table-cell>
          <table:table-cell table:formula="of:=IF([.A427]=1;TRUNC(1000/[.B427] );IF(OR([.A427]=2;[.A427]=3);0;IF([.F427]&lt;1000;0;IF([.C426]=1;TRUNC(1000/[.B427]);0))))" office:value-type="float" office:value="0" calcext:value-type="float">
            <text:p>0</text:p>
          </table:table-cell>
          <table:table-cell table:formula="of:=IF(OR([.A427]=1;[.A427]=2);0;IF([.E426]=1;[.G427]+[.J426];0))" office:value-type="float" office:value="0" calcext:value-type="float">
            <text:p>0</text:p>
          </table:table-cell>
          <table:table-cell table:style-name="ce9" table:formula="of:=[.F427]-[.B427]*[.G427]+[.B427]*[.H427]" office:value-type="currency" office:currency="PLN" office:value="974.210000000003" calcext:value-type="currency">
            <text:p>974,21 zł</text:p>
          </table:table-cell>
          <table:table-cell table:formula="of:=IF([.A427]=1;[.G427]-[.H427];[.J426]+[.G427]-[.H42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8.26" calcext:value-type="float">
            <text:p>148,26</text:p>
          </table:table-cell>
          <table:table-cell table:formula="of:=IF(AND([.B426]&gt;[.B427];[.B427]&gt;[.B428]);1;0)" office:value-type="float" office:value="0" calcext:value-type="float">
            <text:p>0</text:p>
          </table:table-cell>
          <table:table-cell table:formula="of:=IF([.A428]=1;[.B428];IF([.B428]&gt;[.D427];[.B428];[.D427]))" office:value-type="float" office:value="157.47" calcext:value-type="float">
            <text:p>157,47</text:p>
          </table:table-cell>
          <table:table-cell table:formula="of:=IF([.A428]=1;0;IF([.B428]&gt;[.D427];1;0))" office:value-type="float" office:value="0" calcext:value-type="float">
            <text:p>0</text:p>
          </table:table-cell>
          <table:table-cell table:formula="of:=IF([.A428]=1;5000;[.I427])" office:value-type="currency" office:currency="PLN" office:value="974.210000000003" calcext:value-type="currency">
            <text:p>974,21 zł</text:p>
          </table:table-cell>
          <table:table-cell table:formula="of:=IF([.A428]=1;TRUNC(1000/[.B428] );IF(OR([.A428]=2;[.A428]=3);0;IF([.F428]&lt;1000;0;IF([.C427]=1;TRUNC(1000/[.B428]);0))))" office:value-type="float" office:value="0" calcext:value-type="float">
            <text:p>0</text:p>
          </table:table-cell>
          <table:table-cell table:formula="of:=IF(OR([.A428]=1;[.A428]=2);0;IF([.E427]=1;[.G428]+[.J427];0))" office:value-type="float" office:value="0" calcext:value-type="float">
            <text:p>0</text:p>
          </table:table-cell>
          <table:table-cell table:style-name="ce9" table:formula="of:=[.F428]-[.B428]*[.G428]+[.B428]*[.H428]" office:value-type="currency" office:currency="PLN" office:value="974.210000000003" calcext:value-type="currency">
            <text:p>974,21 zł</text:p>
          </table:table-cell>
          <table:table-cell table:formula="of:=IF([.A428]=1;[.G428]-[.H428];[.J427]+[.G428]-[.H42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6.6" calcext:value-type="float">
            <text:p>146,6</text:p>
          </table:table-cell>
          <table:table-cell table:formula="of:=IF(AND([.B427]&gt;[.B428];[.B428]&gt;[.B429]);1;0)" office:value-type="float" office:value="0" calcext:value-type="float">
            <text:p>0</text:p>
          </table:table-cell>
          <table:table-cell table:formula="of:=IF([.A429]=1;[.B429];IF([.B429]&gt;[.D428];[.B429];[.D428]))" office:value-type="float" office:value="157.47" calcext:value-type="float">
            <text:p>157,47</text:p>
          </table:table-cell>
          <table:table-cell table:formula="of:=IF([.A429]=1;0;IF([.B429]&gt;[.D428];1;0))" office:value-type="float" office:value="0" calcext:value-type="float">
            <text:p>0</text:p>
          </table:table-cell>
          <table:table-cell table:formula="of:=IF([.A429]=1;5000;[.I428])" office:value-type="currency" office:currency="PLN" office:value="974.210000000003" calcext:value-type="currency">
            <text:p>974,21 zł</text:p>
          </table:table-cell>
          <table:table-cell table:formula="of:=IF([.A429]=1;TRUNC(1000/[.B429] );IF(OR([.A429]=2;[.A429]=3);0;IF([.F429]&lt;1000;0;IF([.C428]=1;TRUNC(1000/[.B429]);0))))" office:value-type="float" office:value="0" calcext:value-type="float">
            <text:p>0</text:p>
          </table:table-cell>
          <table:table-cell table:formula="of:=IF(OR([.A429]=1;[.A429]=2);0;IF([.E428]=1;[.G429]+[.J428];0))" office:value-type="float" office:value="0" calcext:value-type="float">
            <text:p>0</text:p>
          </table:table-cell>
          <table:table-cell table:style-name="ce9" table:formula="of:=[.F429]-[.B429]*[.G429]+[.B429]*[.H429]" office:value-type="currency" office:currency="PLN" office:value="974.210000000003" calcext:value-type="currency">
            <text:p>974,21 zł</text:p>
          </table:table-cell>
          <table:table-cell table:formula="of:=IF([.A429]=1;[.G429]-[.H429];[.J428]+[.G429]-[.H42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7.83" calcext:value-type="float">
            <text:p>147,83</text:p>
          </table:table-cell>
          <table:table-cell table:formula="of:=IF(AND([.B428]&gt;[.B429];[.B429]&gt;[.B430]);1;0)" office:value-type="float" office:value="0" calcext:value-type="float">
            <text:p>0</text:p>
          </table:table-cell>
          <table:table-cell table:formula="of:=IF([.A430]=1;[.B430];IF([.B430]&gt;[.D429];[.B430];[.D429]))" office:value-type="float" office:value="157.47" calcext:value-type="float">
            <text:p>157,47</text:p>
          </table:table-cell>
          <table:table-cell table:formula="of:=IF([.A430]=1;0;IF([.B430]&gt;[.D429];1;0))" office:value-type="float" office:value="0" calcext:value-type="float">
            <text:p>0</text:p>
          </table:table-cell>
          <table:table-cell table:formula="of:=IF([.A430]=1;5000;[.I429])" office:value-type="currency" office:currency="PLN" office:value="974.210000000003" calcext:value-type="currency">
            <text:p>974,21 zł</text:p>
          </table:table-cell>
          <table:table-cell table:formula="of:=IF([.A430]=1;TRUNC(1000/[.B430] );IF(OR([.A430]=2;[.A430]=3);0;IF([.F430]&lt;1000;0;IF([.C429]=1;TRUNC(1000/[.B430]);0))))" office:value-type="float" office:value="0" calcext:value-type="float">
            <text:p>0</text:p>
          </table:table-cell>
          <table:table-cell table:formula="of:=IF(OR([.A430]=1;[.A430]=2);0;IF([.E429]=1;[.G430]+[.J429];0))" office:value-type="float" office:value="0" calcext:value-type="float">
            <text:p>0</text:p>
          </table:table-cell>
          <table:table-cell table:style-name="ce9" table:formula="of:=[.F430]-[.B430]*[.G430]+[.B430]*[.H430]" office:value-type="currency" office:currency="PLN" office:value="974.210000000003" calcext:value-type="currency">
            <text:p>974,21 zł</text:p>
          </table:table-cell>
          <table:table-cell table:formula="of:=IF([.A430]=1;[.G430]-[.H430];[.J429]+[.G430]-[.H43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50.03" calcext:value-type="float">
            <text:p>150,03</text:p>
          </table:table-cell>
          <table:table-cell table:formula="of:=IF(AND([.B429]&gt;[.B430];[.B430]&gt;[.B431]);1;0)" office:value-type="float" office:value="0" calcext:value-type="float">
            <text:p>0</text:p>
          </table:table-cell>
          <table:table-cell table:formula="of:=IF([.A431]=1;[.B431];IF([.B431]&gt;[.D430];[.B431];[.D430]))" office:value-type="float" office:value="157.47" calcext:value-type="float">
            <text:p>157,47</text:p>
          </table:table-cell>
          <table:table-cell table:formula="of:=IF([.A431]=1;0;IF([.B431]&gt;[.D430];1;0))" office:value-type="float" office:value="0" calcext:value-type="float">
            <text:p>0</text:p>
          </table:table-cell>
          <table:table-cell table:formula="of:=IF([.A431]=1;5000;[.I430])" office:value-type="currency" office:currency="PLN" office:value="974.210000000003" calcext:value-type="currency">
            <text:p>974,21 zł</text:p>
          </table:table-cell>
          <table:table-cell table:formula="of:=IF([.A431]=1;TRUNC(1000/[.B431] );IF(OR([.A431]=2;[.A431]=3);0;IF([.F431]&lt;1000;0;IF([.C430]=1;TRUNC(1000/[.B431]);0))))" office:value-type="float" office:value="0" calcext:value-type="float">
            <text:p>0</text:p>
          </table:table-cell>
          <table:table-cell table:formula="of:=IF(OR([.A431]=1;[.A431]=2);0;IF([.E430]=1;[.G431]+[.J430];0))" office:value-type="float" office:value="0" calcext:value-type="float">
            <text:p>0</text:p>
          </table:table-cell>
          <table:table-cell table:style-name="ce9" table:formula="of:=[.F431]-[.B431]*[.G431]+[.B431]*[.H431]" office:value-type="currency" office:currency="PLN" office:value="974.210000000003" calcext:value-type="currency">
            <text:p>974,21 zł</text:p>
          </table:table-cell>
          <table:table-cell table:formula="of:=IF([.A431]=1;[.G431]-[.H431];[.J430]+[.G431]-[.H43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1.15" calcext:value-type="float">
            <text:p>151,15</text:p>
          </table:table-cell>
          <table:table-cell table:formula="of:=IF(AND([.B430]&gt;[.B431];[.B431]&gt;[.B432]);1;0)" office:value-type="float" office:value="0" calcext:value-type="float">
            <text:p>0</text:p>
          </table:table-cell>
          <table:table-cell table:formula="of:=IF([.A432]=1;[.B432];IF([.B432]&gt;[.D431];[.B432];[.D431]))" office:value-type="float" office:value="157.47" calcext:value-type="float">
            <text:p>157,47</text:p>
          </table:table-cell>
          <table:table-cell table:formula="of:=IF([.A432]=1;0;IF([.B432]&gt;[.D431];1;0))" office:value-type="float" office:value="0" calcext:value-type="float">
            <text:p>0</text:p>
          </table:table-cell>
          <table:table-cell table:formula="of:=IF([.A432]=1;5000;[.I431])" office:value-type="currency" office:currency="PLN" office:value="974.210000000003" calcext:value-type="currency">
            <text:p>974,21 zł</text:p>
          </table:table-cell>
          <table:table-cell table:formula="of:=IF([.A432]=1;TRUNC(1000/[.B432] );IF(OR([.A432]=2;[.A432]=3);0;IF([.F432]&lt;1000;0;IF([.C431]=1;TRUNC(1000/[.B432]);0))))" office:value-type="float" office:value="0" calcext:value-type="float">
            <text:p>0</text:p>
          </table:table-cell>
          <table:table-cell table:formula="of:=IF(OR([.A432]=1;[.A432]=2);0;IF([.E431]=1;[.G432]+[.J431];0))" office:value-type="float" office:value="0" calcext:value-type="float">
            <text:p>0</text:p>
          </table:table-cell>
          <table:table-cell table:style-name="ce9" table:formula="of:=[.F432]-[.B432]*[.G432]+[.B432]*[.H432]" office:value-type="currency" office:currency="PLN" office:value="974.210000000003" calcext:value-type="currency">
            <text:p>974,21 zł</text:p>
          </table:table-cell>
          <table:table-cell table:formula="of:=IF([.A432]=1;[.G432]-[.H432];[.J431]+[.G432]-[.H43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9.95" calcext:value-type="float">
            <text:p>149,95</text:p>
          </table:table-cell>
          <table:table-cell table:formula="of:=IF(AND([.B431]&gt;[.B432];[.B432]&gt;[.B433]);1;0)" office:value-type="float" office:value="0" calcext:value-type="float">
            <text:p>0</text:p>
          </table:table-cell>
          <table:table-cell table:formula="of:=IF([.A433]=1;[.B433];IF([.B433]&gt;[.D432];[.B433];[.D432]))" office:value-type="float" office:value="157.47" calcext:value-type="float">
            <text:p>157,47</text:p>
          </table:table-cell>
          <table:table-cell table:formula="of:=IF([.A433]=1;0;IF([.B433]&gt;[.D432];1;0))" office:value-type="float" office:value="0" calcext:value-type="float">
            <text:p>0</text:p>
          </table:table-cell>
          <table:table-cell table:formula="of:=IF([.A433]=1;5000;[.I432])" office:value-type="currency" office:currency="PLN" office:value="974.210000000003" calcext:value-type="currency">
            <text:p>974,21 zł</text:p>
          </table:table-cell>
          <table:table-cell table:formula="of:=IF([.A433]=1;TRUNC(1000/[.B433] );IF(OR([.A433]=2;[.A433]=3);0;IF([.F433]&lt;1000;0;IF([.C432]=1;TRUNC(1000/[.B433]);0))))" office:value-type="float" office:value="0" calcext:value-type="float">
            <text:p>0</text:p>
          </table:table-cell>
          <table:table-cell table:formula="of:=IF(OR([.A433]=1;[.A433]=2);0;IF([.E432]=1;[.G433]+[.J432];0))" office:value-type="float" office:value="0" calcext:value-type="float">
            <text:p>0</text:p>
          </table:table-cell>
          <table:table-cell table:style-name="ce9" table:formula="of:=[.F433]-[.B433]*[.G433]+[.B433]*[.H433]" office:value-type="currency" office:currency="PLN" office:value="974.210000000003" calcext:value-type="currency">
            <text:p>974,21 zł</text:p>
          </table:table-cell>
          <table:table-cell table:formula="of:=IF([.A433]=1;[.G433]-[.H433];[.J432]+[.G433]-[.H43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0.98" calcext:value-type="float">
            <text:p>150,98</text:p>
          </table:table-cell>
          <table:table-cell table:formula="of:=IF(AND([.B432]&gt;[.B433];[.B433]&gt;[.B434]);1;0)" office:value-type="float" office:value="0" calcext:value-type="float">
            <text:p>0</text:p>
          </table:table-cell>
          <table:table-cell table:formula="of:=IF([.A434]=1;[.B434];IF([.B434]&gt;[.D433];[.B434];[.D433]))" office:value-type="float" office:value="157.47" calcext:value-type="float">
            <text:p>157,47</text:p>
          </table:table-cell>
          <table:table-cell table:formula="of:=IF([.A434]=1;0;IF([.B434]&gt;[.D433];1;0))" office:value-type="float" office:value="0" calcext:value-type="float">
            <text:p>0</text:p>
          </table:table-cell>
          <table:table-cell table:formula="of:=IF([.A434]=1;5000;[.I433])" office:value-type="currency" office:currency="PLN" office:value="974.210000000003" calcext:value-type="currency">
            <text:p>974,21 zł</text:p>
          </table:table-cell>
          <table:table-cell table:formula="of:=IF([.A434]=1;TRUNC(1000/[.B434] );IF(OR([.A434]=2;[.A434]=3);0;IF([.F434]&lt;1000;0;IF([.C433]=1;TRUNC(1000/[.B434]);0))))" office:value-type="float" office:value="0" calcext:value-type="float">
            <text:p>0</text:p>
          </table:table-cell>
          <table:table-cell table:formula="of:=IF(OR([.A434]=1;[.A434]=2);0;IF([.E433]=1;[.G434]+[.J433];0))" office:value-type="float" office:value="0" calcext:value-type="float">
            <text:p>0</text:p>
          </table:table-cell>
          <table:table-cell table:style-name="ce9" table:formula="of:=[.F434]-[.B434]*[.G434]+[.B434]*[.H434]" office:value-type="currency" office:currency="PLN" office:value="974.210000000003" calcext:value-type="currency">
            <text:p>974,21 zł</text:p>
          </table:table-cell>
          <table:table-cell table:formula="of:=IF([.A434]=1;[.G434]-[.H434];[.J433]+[.G434]-[.H43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9.25" calcext:value-type="float">
            <text:p>149,25</text:p>
          </table:table-cell>
          <table:table-cell table:formula="of:=IF(AND([.B433]&gt;[.B434];[.B434]&gt;[.B435]);1;0)" office:value-type="float" office:value="0" calcext:value-type="float">
            <text:p>0</text:p>
          </table:table-cell>
          <table:table-cell table:formula="of:=IF([.A435]=1;[.B435];IF([.B435]&gt;[.D434];[.B435];[.D434]))" office:value-type="float" office:value="157.47" calcext:value-type="float">
            <text:p>157,47</text:p>
          </table:table-cell>
          <table:table-cell table:formula="of:=IF([.A435]=1;0;IF([.B435]&gt;[.D434];1;0))" office:value-type="float" office:value="0" calcext:value-type="float">
            <text:p>0</text:p>
          </table:table-cell>
          <table:table-cell table:formula="of:=IF([.A435]=1;5000;[.I434])" office:value-type="currency" office:currency="PLN" office:value="974.210000000003" calcext:value-type="currency">
            <text:p>974,21 zł</text:p>
          </table:table-cell>
          <table:table-cell table:formula="of:=IF([.A435]=1;TRUNC(1000/[.B435] );IF(OR([.A435]=2;[.A435]=3);0;IF([.F435]&lt;1000;0;IF([.C434]=1;TRUNC(1000/[.B435]);0))))" office:value-type="float" office:value="0" calcext:value-type="float">
            <text:p>0</text:p>
          </table:table-cell>
          <table:table-cell table:formula="of:=IF(OR([.A435]=1;[.A435]=2);0;IF([.E434]=1;[.G435]+[.J434];0))" office:value-type="float" office:value="0" calcext:value-type="float">
            <text:p>0</text:p>
          </table:table-cell>
          <table:table-cell table:style-name="ce9" table:formula="of:=[.F435]-[.B435]*[.G435]+[.B435]*[.H435]" office:value-type="currency" office:currency="PLN" office:value="974.210000000003" calcext:value-type="currency">
            <text:p>974,21 zł</text:p>
          </table:table-cell>
          <table:table-cell table:formula="of:=IF([.A435]=1;[.G435]-[.H435];[.J434]+[.G435]-[.H43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51.06" calcext:value-type="float">
            <text:p>151,06</text:p>
          </table:table-cell>
          <table:table-cell table:formula="of:=IF(AND([.B434]&gt;[.B435];[.B435]&gt;[.B436]);1;0)" office:value-type="float" office:value="0" calcext:value-type="float">
            <text:p>0</text:p>
          </table:table-cell>
          <table:table-cell table:formula="of:=IF([.A436]=1;[.B436];IF([.B436]&gt;[.D435];[.B436];[.D435]))" office:value-type="float" office:value="157.47" calcext:value-type="float">
            <text:p>157,47</text:p>
          </table:table-cell>
          <table:table-cell table:formula="of:=IF([.A436]=1;0;IF([.B436]&gt;[.D435];1;0))" office:value-type="float" office:value="0" calcext:value-type="float">
            <text:p>0</text:p>
          </table:table-cell>
          <table:table-cell table:formula="of:=IF([.A436]=1;5000;[.I435])" office:value-type="currency" office:currency="PLN" office:value="974.210000000003" calcext:value-type="currency">
            <text:p>974,21 zł</text:p>
          </table:table-cell>
          <table:table-cell table:formula="of:=IF([.A436]=1;TRUNC(1000/[.B436] );IF(OR([.A436]=2;[.A436]=3);0;IF([.F436]&lt;1000;0;IF([.C435]=1;TRUNC(1000/[.B436]);0))))" office:value-type="float" office:value="0" calcext:value-type="float">
            <text:p>0</text:p>
          </table:table-cell>
          <table:table-cell table:formula="of:=IF(OR([.A436]=1;[.A436]=2);0;IF([.E435]=1;[.G436]+[.J435];0))" office:value-type="float" office:value="0" calcext:value-type="float">
            <text:p>0</text:p>
          </table:table-cell>
          <table:table-cell table:style-name="ce9" table:formula="of:=[.F436]-[.B436]*[.G436]+[.B436]*[.H436]" office:value-type="currency" office:currency="PLN" office:value="974.210000000003" calcext:value-type="currency">
            <text:p>974,21 zł</text:p>
          </table:table-cell>
          <table:table-cell table:formula="of:=IF([.A436]=1;[.G436]-[.H436];[.J435]+[.G436]-[.H43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9.65" calcext:value-type="float">
            <text:p>149,65</text:p>
          </table:table-cell>
          <table:table-cell table:formula="of:=IF(AND([.B435]&gt;[.B436];[.B436]&gt;[.B437]);1;0)" office:value-type="float" office:value="0" calcext:value-type="float">
            <text:p>0</text:p>
          </table:table-cell>
          <table:table-cell table:formula="of:=IF([.A437]=1;[.B437];IF([.B437]&gt;[.D436];[.B437];[.D436]))" office:value-type="float" office:value="157.47" calcext:value-type="float">
            <text:p>157,47</text:p>
          </table:table-cell>
          <table:table-cell table:formula="of:=IF([.A437]=1;0;IF([.B437]&gt;[.D436];1;0))" office:value-type="float" office:value="0" calcext:value-type="float">
            <text:p>0</text:p>
          </table:table-cell>
          <table:table-cell table:formula="of:=IF([.A437]=1;5000;[.I436])" office:value-type="currency" office:currency="PLN" office:value="974.210000000003" calcext:value-type="currency">
            <text:p>974,21 zł</text:p>
          </table:table-cell>
          <table:table-cell table:formula="of:=IF([.A437]=1;TRUNC(1000/[.B437] );IF(OR([.A437]=2;[.A437]=3);0;IF([.F437]&lt;1000;0;IF([.C436]=1;TRUNC(1000/[.B437]);0))))" office:value-type="float" office:value="0" calcext:value-type="float">
            <text:p>0</text:p>
          </table:table-cell>
          <table:table-cell table:formula="of:=IF(OR([.A437]=1;[.A437]=2);0;IF([.E436]=1;[.G437]+[.J436];0))" office:value-type="float" office:value="0" calcext:value-type="float">
            <text:p>0</text:p>
          </table:table-cell>
          <table:table-cell table:style-name="ce9" table:formula="of:=[.F437]-[.B437]*[.G437]+[.B437]*[.H437]" office:value-type="currency" office:currency="PLN" office:value="974.210000000003" calcext:value-type="currency">
            <text:p>974,21 zł</text:p>
          </table:table-cell>
          <table:table-cell table:formula="of:=IF([.A437]=1;[.G437]-[.H437];[.J436]+[.G437]-[.H43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8.22" calcext:value-type="float">
            <text:p>148,22</text:p>
          </table:table-cell>
          <table:table-cell table:formula="of:=IF(AND([.B436]&gt;[.B437];[.B437]&gt;[.B438]);1;0)" office:value-type="float" office:value="1" calcext:value-type="float">
            <text:p>1</text:p>
          </table:table-cell>
          <table:table-cell table:formula="of:=IF([.A438]=1;[.B438];IF([.B438]&gt;[.D437];[.B438];[.D437]))" office:value-type="float" office:value="157.47" calcext:value-type="float">
            <text:p>157,47</text:p>
          </table:table-cell>
          <table:table-cell table:formula="of:=IF([.A438]=1;0;IF([.B438]&gt;[.D437];1;0))" office:value-type="float" office:value="0" calcext:value-type="float">
            <text:p>0</text:p>
          </table:table-cell>
          <table:table-cell table:formula="of:=IF([.A438]=1;5000;[.I437])" office:value-type="currency" office:currency="PLN" office:value="974.210000000003" calcext:value-type="currency">
            <text:p>974,21 zł</text:p>
          </table:table-cell>
          <table:table-cell table:formula="of:=IF([.A438]=1;TRUNC(1000/[.B438] );IF(OR([.A438]=2;[.A438]=3);0;IF([.F438]&lt;1000;0;IF([.C437]=1;TRUNC(1000/[.B438]);0))))" office:value-type="float" office:value="0" calcext:value-type="float">
            <text:p>0</text:p>
          </table:table-cell>
          <table:table-cell table:formula="of:=IF(OR([.A438]=1;[.A438]=2);0;IF([.E437]=1;[.G438]+[.J437];0))" office:value-type="float" office:value="0" calcext:value-type="float">
            <text:p>0</text:p>
          </table:table-cell>
          <table:table-cell table:style-name="ce9" table:formula="of:=[.F438]-[.B438]*[.G438]+[.B438]*[.H438]" office:value-type="currency" office:currency="PLN" office:value="974.210000000003" calcext:value-type="currency">
            <text:p>974,21 zł</text:p>
          </table:table-cell>
          <table:table-cell table:formula="of:=IF([.A438]=1;[.G438]-[.H438];[.J437]+[.G438]-[.H43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6.25" calcext:value-type="float">
            <text:p>146,25</text:p>
          </table:table-cell>
          <table:table-cell table:formula="of:=IF(AND([.B437]&gt;[.B438];[.B438]&gt;[.B439]);1;0)" office:value-type="float" office:value="1" calcext:value-type="float">
            <text:p>1</text:p>
          </table:table-cell>
          <table:table-cell table:formula="of:=IF([.A439]=1;[.B439];IF([.B439]&gt;[.D438];[.B439];[.D438]))" office:value-type="float" office:value="157.47" calcext:value-type="float">
            <text:p>157,47</text:p>
          </table:table-cell>
          <table:table-cell table:formula="of:=IF([.A439]=1;0;IF([.B439]&gt;[.D438];1;0))" office:value-type="float" office:value="0" calcext:value-type="float">
            <text:p>0</text:p>
          </table:table-cell>
          <table:table-cell table:formula="of:=IF([.A439]=1;5000;[.I438])" office:value-type="currency" office:currency="PLN" office:value="974.210000000003" calcext:value-type="currency">
            <text:p>974,21 zł</text:p>
          </table:table-cell>
          <table:table-cell table:formula="of:=IF([.A439]=1;TRUNC(1000/[.B439] );IF(OR([.A439]=2;[.A439]=3);0;IF([.F439]&lt;1000;0;IF([.C438]=1;TRUNC(1000/[.B439]);0))))" office:value-type="float" office:value="0" calcext:value-type="float">
            <text:p>0</text:p>
          </table:table-cell>
          <table:table-cell table:formula="of:=IF(OR([.A439]=1;[.A439]=2);0;IF([.E438]=1;[.G439]+[.J438];0))" office:value-type="float" office:value="0" calcext:value-type="float">
            <text:p>0</text:p>
          </table:table-cell>
          <table:table-cell table:style-name="ce9" table:formula="of:=[.F439]-[.B439]*[.G439]+[.B439]*[.H439]" office:value-type="currency" office:currency="PLN" office:value="974.210000000003" calcext:value-type="currency">
            <text:p>974,21 zł</text:p>
          </table:table-cell>
          <table:table-cell table:formula="of:=IF([.A439]=1;[.G439]-[.H439];[.J438]+[.G439]-[.H43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6.91" calcext:value-type="float">
            <text:p>146,91</text:p>
          </table:table-cell>
          <table:table-cell table:formula="of:=IF(AND([.B438]&gt;[.B439];[.B439]&gt;[.B440]);1;0)" office:value-type="float" office:value="0" calcext:value-type="float">
            <text:p>0</text:p>
          </table:table-cell>
          <table:table-cell table:formula="of:=IF([.A440]=1;[.B440];IF([.B440]&gt;[.D439];[.B440];[.D439]))" office:value-type="float" office:value="157.47" calcext:value-type="float">
            <text:p>157,47</text:p>
          </table:table-cell>
          <table:table-cell table:formula="of:=IF([.A440]=1;0;IF([.B440]&gt;[.D439];1;0))" office:value-type="float" office:value="0" calcext:value-type="float">
            <text:p>0</text:p>
          </table:table-cell>
          <table:table-cell table:formula="of:=IF([.A440]=1;5000;[.I439])" office:value-type="currency" office:currency="PLN" office:value="974.210000000003" calcext:value-type="currency">
            <text:p>974,21 zł</text:p>
          </table:table-cell>
          <table:table-cell table:formula="of:=IF([.A440]=1;TRUNC(1000/[.B440] );IF(OR([.A440]=2;[.A440]=3);0;IF([.F440]&lt;1000;0;IF([.C439]=1;TRUNC(1000/[.B440]);0))))" office:value-type="float" office:value="0" calcext:value-type="float">
            <text:p>0</text:p>
          </table:table-cell>
          <table:table-cell table:formula="of:=IF(OR([.A440]=1;[.A440]=2);0;IF([.E439]=1;[.G440]+[.J439];0))" office:value-type="float" office:value="0" calcext:value-type="float">
            <text:p>0</text:p>
          </table:table-cell>
          <table:table-cell table:style-name="ce9" table:formula="of:=[.F440]-[.B440]*[.G440]+[.B440]*[.H440]" office:value-type="currency" office:currency="PLN" office:value="974.210000000003" calcext:value-type="currency">
            <text:p>974,21 zł</text:p>
          </table:table-cell>
          <table:table-cell table:formula="of:=IF([.A440]=1;[.G440]-[.H440];[.J439]+[.G440]-[.H44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.85" calcext:value-type="float">
            <text:p>145,85</text:p>
          </table:table-cell>
          <table:table-cell table:formula="of:=IF(AND([.B439]&gt;[.B440];[.B440]&gt;[.B441]);1;0)" office:value-type="float" office:value="0" calcext:value-type="float">
            <text:p>0</text:p>
          </table:table-cell>
          <table:table-cell table:formula="of:=IF([.A441]=1;[.B441];IF([.B441]&gt;[.D440];[.B441];[.D440]))" office:value-type="float" office:value="157.47" calcext:value-type="float">
            <text:p>157,47</text:p>
          </table:table-cell>
          <table:table-cell table:formula="of:=IF([.A441]=1;0;IF([.B441]&gt;[.D440];1;0))" office:value-type="float" office:value="0" calcext:value-type="float">
            <text:p>0</text:p>
          </table:table-cell>
          <table:table-cell table:formula="of:=IF([.A441]=1;5000;[.I440])" office:value-type="currency" office:currency="PLN" office:value="974.210000000003" calcext:value-type="currency">
            <text:p>974,21 zł</text:p>
          </table:table-cell>
          <table:table-cell table:formula="of:=IF([.A441]=1;TRUNC(1000/[.B441] );IF(OR([.A441]=2;[.A441]=3);0;IF([.F441]&lt;1000;0;IF([.C440]=1;TRUNC(1000/[.B441]);0))))" office:value-type="float" office:value="0" calcext:value-type="float">
            <text:p>0</text:p>
          </table:table-cell>
          <table:table-cell table:formula="of:=IF(OR([.A441]=1;[.A441]=2);0;IF([.E440]=1;[.G441]+[.J440];0))" office:value-type="float" office:value="0" calcext:value-type="float">
            <text:p>0</text:p>
          </table:table-cell>
          <table:table-cell table:style-name="ce9" table:formula="of:=[.F441]-[.B441]*[.G441]+[.B441]*[.H441]" office:value-type="currency" office:currency="PLN" office:value="974.210000000003" calcext:value-type="currency">
            <text:p>974,21 zł</text:p>
          </table:table-cell>
          <table:table-cell table:formula="of:=IF([.A441]=1;[.G441]-[.H441];[.J440]+[.G441]-[.H44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6.31" calcext:value-type="float">
            <text:p>146,31</text:p>
          </table:table-cell>
          <table:table-cell table:formula="of:=IF(AND([.B440]&gt;[.B441];[.B441]&gt;[.B442]);1;0)" office:value-type="float" office:value="0" calcext:value-type="float">
            <text:p>0</text:p>
          </table:table-cell>
          <table:table-cell table:formula="of:=IF([.A442]=1;[.B442];IF([.B442]&gt;[.D441];[.B442];[.D441]))" office:value-type="float" office:value="157.47" calcext:value-type="float">
            <text:p>157,47</text:p>
          </table:table-cell>
          <table:table-cell table:formula="of:=IF([.A442]=1;0;IF([.B442]&gt;[.D441];1;0))" office:value-type="float" office:value="0" calcext:value-type="float">
            <text:p>0</text:p>
          </table:table-cell>
          <table:table-cell table:formula="of:=IF([.A442]=1;5000;[.I441])" office:value-type="currency" office:currency="PLN" office:value="974.210000000003" calcext:value-type="currency">
            <text:p>974,21 zł</text:p>
          </table:table-cell>
          <table:table-cell table:formula="of:=IF([.A442]=1;TRUNC(1000/[.B442] );IF(OR([.A442]=2;[.A442]=3);0;IF([.F442]&lt;1000;0;IF([.C441]=1;TRUNC(1000/[.B442]);0))))" office:value-type="float" office:value="0" calcext:value-type="float">
            <text:p>0</text:p>
          </table:table-cell>
          <table:table-cell table:formula="of:=IF(OR([.A442]=1;[.A442]=2);0;IF([.E441]=1;[.G442]+[.J441];0))" office:value-type="float" office:value="0" calcext:value-type="float">
            <text:p>0</text:p>
          </table:table-cell>
          <table:table-cell table:style-name="ce9" table:formula="of:=[.F442]-[.B442]*[.G442]+[.B442]*[.H442]" office:value-type="currency" office:currency="PLN" office:value="974.210000000003" calcext:value-type="currency">
            <text:p>974,21 zł</text:p>
          </table:table-cell>
          <table:table-cell table:formula="of:=IF([.A442]=1;[.G442]-[.H442];[.J441]+[.G442]-[.H44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.6" calcext:value-type="float">
            <text:p>144,6</text:p>
          </table:table-cell>
          <table:table-cell table:formula="of:=IF(AND([.B441]&gt;[.B442];[.B442]&gt;[.B443]);1;0)" office:value-type="float" office:value="0" calcext:value-type="float">
            <text:p>0</text:p>
          </table:table-cell>
          <table:table-cell table:formula="of:=IF([.A443]=1;[.B443];IF([.B443]&gt;[.D442];[.B443];[.D442]))" office:value-type="float" office:value="157.47" calcext:value-type="float">
            <text:p>157,47</text:p>
          </table:table-cell>
          <table:table-cell table:formula="of:=IF([.A443]=1;0;IF([.B443]&gt;[.D442];1;0))" office:value-type="float" office:value="0" calcext:value-type="float">
            <text:p>0</text:p>
          </table:table-cell>
          <table:table-cell table:formula="of:=IF([.A443]=1;5000;[.I442])" office:value-type="currency" office:currency="PLN" office:value="974.210000000003" calcext:value-type="currency">
            <text:p>974,21 zł</text:p>
          </table:table-cell>
          <table:table-cell table:formula="of:=IF([.A443]=1;TRUNC(1000/[.B443] );IF(OR([.A443]=2;[.A443]=3);0;IF([.F443]&lt;1000;0;IF([.C442]=1;TRUNC(1000/[.B443]);0))))" office:value-type="float" office:value="0" calcext:value-type="float">
            <text:p>0</text:p>
          </table:table-cell>
          <table:table-cell table:formula="of:=IF(OR([.A443]=1;[.A443]=2);0;IF([.E442]=1;[.G443]+[.J442];0))" office:value-type="float" office:value="0" calcext:value-type="float">
            <text:p>0</text:p>
          </table:table-cell>
          <table:table-cell table:style-name="ce9" table:formula="of:=[.F443]-[.B443]*[.G443]+[.B443]*[.H443]" office:value-type="currency" office:currency="PLN" office:value="974.210000000003" calcext:value-type="currency">
            <text:p>974,21 zł</text:p>
          </table:table-cell>
          <table:table-cell table:formula="of:=IF([.A443]=1;[.G443]-[.H443];[.J442]+[.G443]-[.H44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3.56" calcext:value-type="float">
            <text:p>143,56</text:p>
          </table:table-cell>
          <table:table-cell table:formula="of:=IF(AND([.B442]&gt;[.B443];[.B443]&gt;[.B444]);1;0)" office:value-type="float" office:value="1" calcext:value-type="float">
            <text:p>1</text:p>
          </table:table-cell>
          <table:table-cell table:formula="of:=IF([.A444]=1;[.B444];IF([.B444]&gt;[.D443];[.B444];[.D443]))" office:value-type="float" office:value="157.47" calcext:value-type="float">
            <text:p>157,47</text:p>
          </table:table-cell>
          <table:table-cell table:formula="of:=IF([.A444]=1;0;IF([.B444]&gt;[.D443];1;0))" office:value-type="float" office:value="0" calcext:value-type="float">
            <text:p>0</text:p>
          </table:table-cell>
          <table:table-cell table:formula="of:=IF([.A444]=1;5000;[.I443])" office:value-type="currency" office:currency="PLN" office:value="974.210000000003" calcext:value-type="currency">
            <text:p>974,21 zł</text:p>
          </table:table-cell>
          <table:table-cell table:formula="of:=IF([.A444]=1;TRUNC(1000/[.B444] );IF(OR([.A444]=2;[.A444]=3);0;IF([.F444]&lt;1000;0;IF([.C443]=1;TRUNC(1000/[.B444]);0))))" office:value-type="float" office:value="0" calcext:value-type="float">
            <text:p>0</text:p>
          </table:table-cell>
          <table:table-cell table:formula="of:=IF(OR([.A444]=1;[.A444]=2);0;IF([.E443]=1;[.G444]+[.J443];0))" office:value-type="float" office:value="0" calcext:value-type="float">
            <text:p>0</text:p>
          </table:table-cell>
          <table:table-cell table:style-name="ce9" table:formula="of:=[.F444]-[.B444]*[.G444]+[.B444]*[.H444]" office:value-type="currency" office:currency="PLN" office:value="974.210000000003" calcext:value-type="currency">
            <text:p>974,21 zł</text:p>
          </table:table-cell>
          <table:table-cell table:formula="of:=IF([.A444]=1;[.G444]-[.H444];[.J443]+[.G444]-[.H44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3.61" calcext:value-type="float">
            <text:p>143,61</text:p>
          </table:table-cell>
          <table:table-cell table:formula="of:=IF(AND([.B443]&gt;[.B444];[.B444]&gt;[.B445]);1;0)" office:value-type="float" office:value="0" calcext:value-type="float">
            <text:p>0</text:p>
          </table:table-cell>
          <table:table-cell table:formula="of:=IF([.A445]=1;[.B445];IF([.B445]&gt;[.D444];[.B445];[.D444]))" office:value-type="float" office:value="157.47" calcext:value-type="float">
            <text:p>157,47</text:p>
          </table:table-cell>
          <table:table-cell table:formula="of:=IF([.A445]=1;0;IF([.B445]&gt;[.D444];1;0))" office:value-type="float" office:value="0" calcext:value-type="float">
            <text:p>0</text:p>
          </table:table-cell>
          <table:table-cell table:formula="of:=IF([.A445]=1;5000;[.I444])" office:value-type="currency" office:currency="PLN" office:value="974.210000000003" calcext:value-type="currency">
            <text:p>974,21 zł</text:p>
          </table:table-cell>
          <table:table-cell table:formula="of:=IF([.A445]=1;TRUNC(1000/[.B445] );IF(OR([.A445]=2;[.A445]=3);0;IF([.F445]&lt;1000;0;IF([.C444]=1;TRUNC(1000/[.B445]);0))))" office:value-type="float" office:value="0" calcext:value-type="float">
            <text:p>0</text:p>
          </table:table-cell>
          <table:table-cell table:formula="of:=IF(OR([.A445]=1;[.A445]=2);0;IF([.E444]=1;[.G445]+[.J444];0))" office:value-type="float" office:value="0" calcext:value-type="float">
            <text:p>0</text:p>
          </table:table-cell>
          <table:table-cell table:style-name="ce9" table:formula="of:=[.F445]-[.B445]*[.G445]+[.B445]*[.H445]" office:value-type="currency" office:currency="PLN" office:value="974.210000000003" calcext:value-type="currency">
            <text:p>974,21 zł</text:p>
          </table:table-cell>
          <table:table-cell table:formula="of:=IF([.A445]=1;[.G445]-[.H445];[.J444]+[.G445]-[.H44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3.98" calcext:value-type="float">
            <text:p>143,98</text:p>
          </table:table-cell>
          <table:table-cell table:formula="of:=IF(AND([.B444]&gt;[.B445];[.B445]&gt;[.B446]);1;0)" office:value-type="float" office:value="0" calcext:value-type="float">
            <text:p>0</text:p>
          </table:table-cell>
          <table:table-cell table:formula="of:=IF([.A446]=1;[.B446];IF([.B446]&gt;[.D445];[.B446];[.D445]))" office:value-type="float" office:value="157.47" calcext:value-type="float">
            <text:p>157,47</text:p>
          </table:table-cell>
          <table:table-cell table:formula="of:=IF([.A446]=1;0;IF([.B446]&gt;[.D445];1;0))" office:value-type="float" office:value="0" calcext:value-type="float">
            <text:p>0</text:p>
          </table:table-cell>
          <table:table-cell table:formula="of:=IF([.A446]=1;5000;[.I445])" office:value-type="currency" office:currency="PLN" office:value="974.210000000003" calcext:value-type="currency">
            <text:p>974,21 zł</text:p>
          </table:table-cell>
          <table:table-cell table:formula="of:=IF([.A446]=1;TRUNC(1000/[.B446] );IF(OR([.A446]=2;[.A446]=3);0;IF([.F446]&lt;1000;0;IF([.C445]=1;TRUNC(1000/[.B446]);0))))" office:value-type="float" office:value="0" calcext:value-type="float">
            <text:p>0</text:p>
          </table:table-cell>
          <table:table-cell table:formula="of:=IF(OR([.A446]=1;[.A446]=2);0;IF([.E445]=1;[.G446]+[.J445];0))" office:value-type="float" office:value="0" calcext:value-type="float">
            <text:p>0</text:p>
          </table:table-cell>
          <table:table-cell table:style-name="ce9" table:formula="of:=[.F446]-[.B446]*[.G446]+[.B446]*[.H446]" office:value-type="currency" office:currency="PLN" office:value="974.210000000003" calcext:value-type="currency">
            <text:p>974,21 zł</text:p>
          </table:table-cell>
          <table:table-cell table:formula="of:=IF([.A446]=1;[.G446]-[.H446];[.J445]+[.G446]-[.H44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2.51" calcext:value-type="float">
            <text:p>142,51</text:p>
          </table:table-cell>
          <table:table-cell table:formula="of:=IF(AND([.B445]&gt;[.B446];[.B446]&gt;[.B447]);1;0)" office:value-type="float" office:value="0" calcext:value-type="float">
            <text:p>0</text:p>
          </table:table-cell>
          <table:table-cell table:formula="of:=IF([.A447]=1;[.B447];IF([.B447]&gt;[.D446];[.B447];[.D446]))" office:value-type="float" office:value="157.47" calcext:value-type="float">
            <text:p>157,47</text:p>
          </table:table-cell>
          <table:table-cell table:formula="of:=IF([.A447]=1;0;IF([.B447]&gt;[.D446];1;0))" office:value-type="float" office:value="0" calcext:value-type="float">
            <text:p>0</text:p>
          </table:table-cell>
          <table:table-cell table:formula="of:=IF([.A447]=1;5000;[.I446])" office:value-type="currency" office:currency="PLN" office:value="974.210000000003" calcext:value-type="currency">
            <text:p>974,21 zł</text:p>
          </table:table-cell>
          <table:table-cell table:formula="of:=IF([.A447]=1;TRUNC(1000/[.B447] );IF(OR([.A447]=2;[.A447]=3);0;IF([.F447]&lt;1000;0;IF([.C446]=1;TRUNC(1000/[.B447]);0))))" office:value-type="float" office:value="0" calcext:value-type="float">
            <text:p>0</text:p>
          </table:table-cell>
          <table:table-cell table:formula="of:=IF(OR([.A447]=1;[.A447]=2);0;IF([.E446]=1;[.G447]+[.J446];0))" office:value-type="float" office:value="0" calcext:value-type="float">
            <text:p>0</text:p>
          </table:table-cell>
          <table:table-cell table:style-name="ce9" table:formula="of:=[.F447]-[.B447]*[.G447]+[.B447]*[.H447]" office:value-type="currency" office:currency="PLN" office:value="974.210000000003" calcext:value-type="currency">
            <text:p>974,21 zł</text:p>
          </table:table-cell>
          <table:table-cell table:formula="of:=IF([.A447]=1;[.G447]-[.H447];[.J446]+[.G447]-[.H44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.03" calcext:value-type="float">
            <text:p>144,03</text:p>
          </table:table-cell>
          <table:table-cell table:formula="of:=IF(AND([.B446]&gt;[.B447];[.B447]&gt;[.B448]);1;0)" office:value-type="float" office:value="0" calcext:value-type="float">
            <text:p>0</text:p>
          </table:table-cell>
          <table:table-cell table:formula="of:=IF([.A448]=1;[.B448];IF([.B448]&gt;[.D447];[.B448];[.D447]))" office:value-type="float" office:value="157.47" calcext:value-type="float">
            <text:p>157,47</text:p>
          </table:table-cell>
          <table:table-cell table:formula="of:=IF([.A448]=1;0;IF([.B448]&gt;[.D447];1;0))" office:value-type="float" office:value="0" calcext:value-type="float">
            <text:p>0</text:p>
          </table:table-cell>
          <table:table-cell table:formula="of:=IF([.A448]=1;5000;[.I447])" office:value-type="currency" office:currency="PLN" office:value="974.210000000003" calcext:value-type="currency">
            <text:p>974,21 zł</text:p>
          </table:table-cell>
          <table:table-cell table:formula="of:=IF([.A448]=1;TRUNC(1000/[.B448] );IF(OR([.A448]=2;[.A448]=3);0;IF([.F448]&lt;1000;0;IF([.C447]=1;TRUNC(1000/[.B448]);0))))" office:value-type="float" office:value="0" calcext:value-type="float">
            <text:p>0</text:p>
          </table:table-cell>
          <table:table-cell table:formula="of:=IF(OR([.A448]=1;[.A448]=2);0;IF([.E447]=1;[.G448]+[.J447];0))" office:value-type="float" office:value="0" calcext:value-type="float">
            <text:p>0</text:p>
          </table:table-cell>
          <table:table-cell table:style-name="ce9" table:formula="of:=[.F448]-[.B448]*[.G448]+[.B448]*[.H448]" office:value-type="currency" office:currency="PLN" office:value="974.210000000003" calcext:value-type="currency">
            <text:p>974,21 zł</text:p>
          </table:table-cell>
          <table:table-cell table:formula="of:=IF([.A448]=1;[.G448]-[.H448];[.J447]+[.G448]-[.H44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2.49" calcext:value-type="float">
            <text:p>142,49</text:p>
          </table:table-cell>
          <table:table-cell table:formula="of:=IF(AND([.B447]&gt;[.B448];[.B448]&gt;[.B449]);1;0)" office:value-type="float" office:value="0" calcext:value-type="float">
            <text:p>0</text:p>
          </table:table-cell>
          <table:table-cell table:formula="of:=IF([.A449]=1;[.B449];IF([.B449]&gt;[.D448];[.B449];[.D448]))" office:value-type="float" office:value="157.47" calcext:value-type="float">
            <text:p>157,47</text:p>
          </table:table-cell>
          <table:table-cell table:formula="of:=IF([.A449]=1;0;IF([.B449]&gt;[.D448];1;0))" office:value-type="float" office:value="0" calcext:value-type="float">
            <text:p>0</text:p>
          </table:table-cell>
          <table:table-cell table:formula="of:=IF([.A449]=1;5000;[.I448])" office:value-type="currency" office:currency="PLN" office:value="974.210000000003" calcext:value-type="currency">
            <text:p>974,21 zł</text:p>
          </table:table-cell>
          <table:table-cell table:formula="of:=IF([.A449]=1;TRUNC(1000/[.B449] );IF(OR([.A449]=2;[.A449]=3);0;IF([.F449]&lt;1000;0;IF([.C448]=1;TRUNC(1000/[.B449]);0))))" office:value-type="float" office:value="0" calcext:value-type="float">
            <text:p>0</text:p>
          </table:table-cell>
          <table:table-cell table:formula="of:=IF(OR([.A449]=1;[.A449]=2);0;IF([.E448]=1;[.G449]+[.J448];0))" office:value-type="float" office:value="0" calcext:value-type="float">
            <text:p>0</text:p>
          </table:table-cell>
          <table:table-cell table:style-name="ce9" table:formula="of:=[.F449]-[.B449]*[.G449]+[.B449]*[.H449]" office:value-type="currency" office:currency="PLN" office:value="974.210000000003" calcext:value-type="currency">
            <text:p>974,21 zł</text:p>
          </table:table-cell>
          <table:table-cell table:formula="of:=IF([.A449]=1;[.G449]-[.H449];[.J448]+[.G449]-[.H44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0.54" calcext:value-type="float">
            <text:p>140,54</text:p>
          </table:table-cell>
          <table:table-cell table:formula="of:=IF(AND([.B448]&gt;[.B449];[.B449]&gt;[.B450]);1;0)" office:value-type="float" office:value="1" calcext:value-type="float">
            <text:p>1</text:p>
          </table:table-cell>
          <table:table-cell table:formula="of:=IF([.A450]=1;[.B450];IF([.B450]&gt;[.D449];[.B450];[.D449]))" office:value-type="float" office:value="157.47" calcext:value-type="float">
            <text:p>157,47</text:p>
          </table:table-cell>
          <table:table-cell table:formula="of:=IF([.A450]=1;0;IF([.B450]&gt;[.D449];1;0))" office:value-type="float" office:value="0" calcext:value-type="float">
            <text:p>0</text:p>
          </table:table-cell>
          <table:table-cell table:formula="of:=IF([.A450]=1;5000;[.I449])" office:value-type="currency" office:currency="PLN" office:value="974.210000000003" calcext:value-type="currency">
            <text:p>974,21 zł</text:p>
          </table:table-cell>
          <table:table-cell table:formula="of:=IF([.A450]=1;TRUNC(1000/[.B450] );IF(OR([.A450]=2;[.A450]=3);0;IF([.F450]&lt;1000;0;IF([.C449]=1;TRUNC(1000/[.B450]);0))))" office:value-type="float" office:value="0" calcext:value-type="float">
            <text:p>0</text:p>
          </table:table-cell>
          <table:table-cell table:formula="of:=IF(OR([.A450]=1;[.A450]=2);0;IF([.E449]=1;[.G450]+[.J449];0))" office:value-type="float" office:value="0" calcext:value-type="float">
            <text:p>0</text:p>
          </table:table-cell>
          <table:table-cell table:style-name="ce9" table:formula="of:=[.F450]-[.B450]*[.G450]+[.B450]*[.H450]" office:value-type="currency" office:currency="PLN" office:value="974.210000000003" calcext:value-type="currency">
            <text:p>974,21 zł</text:p>
          </table:table-cell>
          <table:table-cell table:formula="of:=IF([.A450]=1;[.G450]-[.H450];[.J449]+[.G450]-[.H45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38.89" calcext:value-type="float">
            <text:p>138,89</text:p>
          </table:table-cell>
          <table:table-cell table:formula="of:=IF(AND([.B449]&gt;[.B450];[.B450]&gt;[.B451]);1;0)" office:value-type="float" office:value="1" calcext:value-type="float">
            <text:p>1</text:p>
          </table:table-cell>
          <table:table-cell table:formula="of:=IF([.A451]=1;[.B451];IF([.B451]&gt;[.D450];[.B451];[.D450]))" office:value-type="float" office:value="157.47" calcext:value-type="float">
            <text:p>157,47</text:p>
          </table:table-cell>
          <table:table-cell table:formula="of:=IF([.A451]=1;0;IF([.B451]&gt;[.D450];1;0))" office:value-type="float" office:value="0" calcext:value-type="float">
            <text:p>0</text:p>
          </table:table-cell>
          <table:table-cell table:formula="of:=IF([.A451]=1;5000;[.I450])" office:value-type="currency" office:currency="PLN" office:value="974.210000000003" calcext:value-type="currency">
            <text:p>974,21 zł</text:p>
          </table:table-cell>
          <table:table-cell table:formula="of:=IF([.A451]=1;TRUNC(1000/[.B451] );IF(OR([.A451]=2;[.A451]=3);0;IF([.F451]&lt;1000;0;IF([.C450]=1;TRUNC(1000/[.B451]);0))))" office:value-type="float" office:value="0" calcext:value-type="float">
            <text:p>0</text:p>
          </table:table-cell>
          <table:table-cell table:formula="of:=IF(OR([.A451]=1;[.A451]=2);0;IF([.E450]=1;[.G451]+[.J450];0))" office:value-type="float" office:value="0" calcext:value-type="float">
            <text:p>0</text:p>
          </table:table-cell>
          <table:table-cell table:style-name="ce9" table:formula="of:=[.F451]-[.B451]*[.G451]+[.B451]*[.H451]" office:value-type="currency" office:currency="PLN" office:value="974.210000000003" calcext:value-type="currency">
            <text:p>974,21 zł</text:p>
          </table:table-cell>
          <table:table-cell table:formula="of:=IF([.A451]=1;[.G451]-[.H451];[.J450]+[.G451]-[.H45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37.61" calcext:value-type="float">
            <text:p>137,61</text:p>
          </table:table-cell>
          <table:table-cell table:formula="of:=IF(AND([.B450]&gt;[.B451];[.B451]&gt;[.B452]);1;0)" office:value-type="float" office:value="1" calcext:value-type="float">
            <text:p>1</text:p>
          </table:table-cell>
          <table:table-cell table:formula="of:=IF([.A452]=1;[.B452];IF([.B452]&gt;[.D451];[.B452];[.D451]))" office:value-type="float" office:value="157.47" calcext:value-type="float">
            <text:p>157,47</text:p>
          </table:table-cell>
          <table:table-cell table:formula="of:=IF([.A452]=1;0;IF([.B452]&gt;[.D451];1;0))" office:value-type="float" office:value="0" calcext:value-type="float">
            <text:p>0</text:p>
          </table:table-cell>
          <table:table-cell table:formula="of:=IF([.A452]=1;5000;[.I451])" office:value-type="currency" office:currency="PLN" office:value="974.210000000003" calcext:value-type="currency">
            <text:p>974,21 zł</text:p>
          </table:table-cell>
          <table:table-cell table:formula="of:=IF([.A452]=1;TRUNC(1000/[.B452] );IF(OR([.A452]=2;[.A452]=3);0;IF([.F452]&lt;1000;0;IF([.C451]=1;TRUNC(1000/[.B452]);0))))" office:value-type="float" office:value="0" calcext:value-type="float">
            <text:p>0</text:p>
          </table:table-cell>
          <table:table-cell table:formula="of:=IF(OR([.A452]=1;[.A452]=2);0;IF([.E451]=1;[.G452]+[.J451];0))" office:value-type="float" office:value="0" calcext:value-type="float">
            <text:p>0</text:p>
          </table:table-cell>
          <table:table-cell table:style-name="ce9" table:formula="of:=[.F452]-[.B452]*[.G452]+[.B452]*[.H452]" office:value-type="currency" office:currency="PLN" office:value="974.210000000003" calcext:value-type="currency">
            <text:p>974,21 zł</text:p>
          </table:table-cell>
          <table:table-cell table:formula="of:=IF([.A452]=1;[.G452]-[.H452];[.J451]+[.G452]-[.H45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8.3" calcext:value-type="float">
            <text:p>138,3</text:p>
          </table:table-cell>
          <table:table-cell table:formula="of:=IF(AND([.B451]&gt;[.B452];[.B452]&gt;[.B453]);1;0)" office:value-type="float" office:value="0" calcext:value-type="float">
            <text:p>0</text:p>
          </table:table-cell>
          <table:table-cell table:formula="of:=IF([.A453]=1;[.B453];IF([.B453]&gt;[.D452];[.B453];[.D452]))" office:value-type="float" office:value="157.47" calcext:value-type="float">
            <text:p>157,47</text:p>
          </table:table-cell>
          <table:table-cell table:formula="of:=IF([.A453]=1;0;IF([.B453]&gt;[.D452];1;0))" office:value-type="float" office:value="0" calcext:value-type="float">
            <text:p>0</text:p>
          </table:table-cell>
          <table:table-cell table:formula="of:=IF([.A453]=1;5000;[.I452])" office:value-type="currency" office:currency="PLN" office:value="974.210000000003" calcext:value-type="currency">
            <text:p>974,21 zł</text:p>
          </table:table-cell>
          <table:table-cell table:formula="of:=IF([.A453]=1;TRUNC(1000/[.B453] );IF(OR([.A453]=2;[.A453]=3);0;IF([.F453]&lt;1000;0;IF([.C452]=1;TRUNC(1000/[.B453]);0))))" office:value-type="float" office:value="0" calcext:value-type="float">
            <text:p>0</text:p>
          </table:table-cell>
          <table:table-cell table:formula="of:=IF(OR([.A453]=1;[.A453]=2);0;IF([.E452]=1;[.G453]+[.J452];0))" office:value-type="float" office:value="0" calcext:value-type="float">
            <text:p>0</text:p>
          </table:table-cell>
          <table:table-cell table:style-name="ce9" table:formula="of:=[.F453]-[.B453]*[.G453]+[.B453]*[.H453]" office:value-type="currency" office:currency="PLN" office:value="974.210000000003" calcext:value-type="currency">
            <text:p>974,21 zł</text:p>
          </table:table-cell>
          <table:table-cell table:formula="of:=IF([.A453]=1;[.G453]-[.H453];[.J452]+[.G453]-[.H45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6.81" calcext:value-type="float">
            <text:p>136,81</text:p>
          </table:table-cell>
          <table:table-cell table:formula="of:=IF(AND([.B452]&gt;[.B453];[.B453]&gt;[.B454]);1;0)" office:value-type="float" office:value="0" calcext:value-type="float">
            <text:p>0</text:p>
          </table:table-cell>
          <table:table-cell table:formula="of:=IF([.A454]=1;[.B454];IF([.B454]&gt;[.D453];[.B454];[.D453]))" office:value-type="float" office:value="157.47" calcext:value-type="float">
            <text:p>157,47</text:p>
          </table:table-cell>
          <table:table-cell table:formula="of:=IF([.A454]=1;0;IF([.B454]&gt;[.D453];1;0))" office:value-type="float" office:value="0" calcext:value-type="float">
            <text:p>0</text:p>
          </table:table-cell>
          <table:table-cell table:formula="of:=IF([.A454]=1;5000;[.I453])" office:value-type="currency" office:currency="PLN" office:value="974.210000000003" calcext:value-type="currency">
            <text:p>974,21 zł</text:p>
          </table:table-cell>
          <table:table-cell table:formula="of:=IF([.A454]=1;TRUNC(1000/[.B454] );IF(OR([.A454]=2;[.A454]=3);0;IF([.F454]&lt;1000;0;IF([.C453]=1;TRUNC(1000/[.B454]);0))))" office:value-type="float" office:value="0" calcext:value-type="float">
            <text:p>0</text:p>
          </table:table-cell>
          <table:table-cell table:formula="of:=IF(OR([.A454]=1;[.A454]=2);0;IF([.E453]=1;[.G454]+[.J453];0))" office:value-type="float" office:value="0" calcext:value-type="float">
            <text:p>0</text:p>
          </table:table-cell>
          <table:table-cell table:style-name="ce9" table:formula="of:=[.F454]-[.B454]*[.G454]+[.B454]*[.H454]" office:value-type="currency" office:currency="PLN" office:value="974.210000000003" calcext:value-type="currency">
            <text:p>974,21 zł</text:p>
          </table:table-cell>
          <table:table-cell table:formula="of:=IF([.A454]=1;[.G454]-[.H454];[.J453]+[.G454]-[.H45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5.43" calcext:value-type="float">
            <text:p>135,43</text:p>
          </table:table-cell>
          <table:table-cell table:formula="of:=IF(AND([.B453]&gt;[.B454];[.B454]&gt;[.B455]);1;0)" office:value-type="float" office:value="1" calcext:value-type="float">
            <text:p>1</text:p>
          </table:table-cell>
          <table:table-cell table:formula="of:=IF([.A455]=1;[.B455];IF([.B455]&gt;[.D454];[.B455];[.D454]))" office:value-type="float" office:value="157.47" calcext:value-type="float">
            <text:p>157,47</text:p>
          </table:table-cell>
          <table:table-cell table:formula="of:=IF([.A455]=1;0;IF([.B455]&gt;[.D454];1;0))" office:value-type="float" office:value="0" calcext:value-type="float">
            <text:p>0</text:p>
          </table:table-cell>
          <table:table-cell table:formula="of:=IF([.A455]=1;5000;[.I454])" office:value-type="currency" office:currency="PLN" office:value="974.210000000003" calcext:value-type="currency">
            <text:p>974,21 zł</text:p>
          </table:table-cell>
          <table:table-cell table:formula="of:=IF([.A455]=1;TRUNC(1000/[.B455] );IF(OR([.A455]=2;[.A455]=3);0;IF([.F455]&lt;1000;0;IF([.C454]=1;TRUNC(1000/[.B455]);0))))" office:value-type="float" office:value="0" calcext:value-type="float">
            <text:p>0</text:p>
          </table:table-cell>
          <table:table-cell table:formula="of:=IF(OR([.A455]=1;[.A455]=2);0;IF([.E454]=1;[.G455]+[.J454];0))" office:value-type="float" office:value="0" calcext:value-type="float">
            <text:p>0</text:p>
          </table:table-cell>
          <table:table-cell table:style-name="ce9" table:formula="of:=[.F455]-[.B455]*[.G455]+[.B455]*[.H455]" office:value-type="currency" office:currency="PLN" office:value="974.210000000003" calcext:value-type="currency">
            <text:p>974,21 zł</text:p>
          </table:table-cell>
          <table:table-cell table:formula="of:=IF([.A455]=1;[.G455]-[.H455];[.J454]+[.G455]-[.H45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4" calcext:value-type="float">
            <text:p>134</text:p>
          </table:table-cell>
          <table:table-cell table:formula="of:=IF(AND([.B454]&gt;[.B455];[.B455]&gt;[.B456]);1;0)" office:value-type="float" office:value="1" calcext:value-type="float">
            <text:p>1</text:p>
          </table:table-cell>
          <table:table-cell table:formula="of:=IF([.A456]=1;[.B456];IF([.B456]&gt;[.D455];[.B456];[.D455]))" office:value-type="float" office:value="157.47" calcext:value-type="float">
            <text:p>157,47</text:p>
          </table:table-cell>
          <table:table-cell table:formula="of:=IF([.A456]=1;0;IF([.B456]&gt;[.D455];1;0))" office:value-type="float" office:value="0" calcext:value-type="float">
            <text:p>0</text:p>
          </table:table-cell>
          <table:table-cell table:formula="of:=IF([.A456]=1;5000;[.I455])" office:value-type="currency" office:currency="PLN" office:value="974.210000000003" calcext:value-type="currency">
            <text:p>974,21 zł</text:p>
          </table:table-cell>
          <table:table-cell table:formula="of:=IF([.A456]=1;TRUNC(1000/[.B456] );IF(OR([.A456]=2;[.A456]=3);0;IF([.F456]&lt;1000;0;IF([.C455]=1;TRUNC(1000/[.B456]);0))))" office:value-type="float" office:value="0" calcext:value-type="float">
            <text:p>0</text:p>
          </table:table-cell>
          <table:table-cell table:formula="of:=IF(OR([.A456]=1;[.A456]=2);0;IF([.E455]=1;[.G456]+[.J455];0))" office:value-type="float" office:value="0" calcext:value-type="float">
            <text:p>0</text:p>
          </table:table-cell>
          <table:table-cell table:style-name="ce9" table:formula="of:=[.F456]-[.B456]*[.G456]+[.B456]*[.H456]" office:value-type="currency" office:currency="PLN" office:value="974.210000000003" calcext:value-type="currency">
            <text:p>974,21 zł</text:p>
          </table:table-cell>
          <table:table-cell table:formula="of:=IF([.A456]=1;[.G456]-[.H456];[.J455]+[.G456]-[.H45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34.07" calcext:value-type="float">
            <text:p>134,07</text:p>
          </table:table-cell>
          <table:table-cell table:formula="of:=IF(AND([.B455]&gt;[.B456];[.B456]&gt;[.B457]);1;0)" office:value-type="float" office:value="0" calcext:value-type="float">
            <text:p>0</text:p>
          </table:table-cell>
          <table:table-cell table:formula="of:=IF([.A457]=1;[.B457];IF([.B457]&gt;[.D456];[.B457];[.D456]))" office:value-type="float" office:value="157.47" calcext:value-type="float">
            <text:p>157,47</text:p>
          </table:table-cell>
          <table:table-cell table:formula="of:=IF([.A457]=1;0;IF([.B457]&gt;[.D456];1;0))" office:value-type="float" office:value="0" calcext:value-type="float">
            <text:p>0</text:p>
          </table:table-cell>
          <table:table-cell table:formula="of:=IF([.A457]=1;5000;[.I456])" office:value-type="currency" office:currency="PLN" office:value="974.210000000003" calcext:value-type="currency">
            <text:p>974,21 zł</text:p>
          </table:table-cell>
          <table:table-cell table:formula="of:=IF([.A457]=1;TRUNC(1000/[.B457] );IF(OR([.A457]=2;[.A457]=3);0;IF([.F457]&lt;1000;0;IF([.C456]=1;TRUNC(1000/[.B457]);0))))" office:value-type="float" office:value="0" calcext:value-type="float">
            <text:p>0</text:p>
          </table:table-cell>
          <table:table-cell table:formula="of:=IF(OR([.A457]=1;[.A457]=2);0;IF([.E456]=1;[.G457]+[.J456];0))" office:value-type="float" office:value="0" calcext:value-type="float">
            <text:p>0</text:p>
          </table:table-cell>
          <table:table-cell table:style-name="ce9" table:formula="of:=[.F457]-[.B457]*[.G457]+[.B457]*[.H457]" office:value-type="currency" office:currency="PLN" office:value="974.210000000003" calcext:value-type="currency">
            <text:p>974,21 zł</text:p>
          </table:table-cell>
          <table:table-cell table:formula="of:=IF([.A457]=1;[.G457]-[.H457];[.J456]+[.G457]-[.H45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35.07" calcext:value-type="float">
            <text:p>135,07</text:p>
          </table:table-cell>
          <table:table-cell table:formula="of:=IF(AND([.B456]&gt;[.B457];[.B457]&gt;[.B458]);1;0)" office:value-type="float" office:value="0" calcext:value-type="float">
            <text:p>0</text:p>
          </table:table-cell>
          <table:table-cell table:formula="of:=IF([.A458]=1;[.B458];IF([.B458]&gt;[.D457];[.B458];[.D457]))" office:value-type="float" office:value="157.47" calcext:value-type="float">
            <text:p>157,47</text:p>
          </table:table-cell>
          <table:table-cell table:formula="of:=IF([.A458]=1;0;IF([.B458]&gt;[.D457];1;0))" office:value-type="float" office:value="0" calcext:value-type="float">
            <text:p>0</text:p>
          </table:table-cell>
          <table:table-cell table:formula="of:=IF([.A458]=1;5000;[.I457])" office:value-type="currency" office:currency="PLN" office:value="974.210000000003" calcext:value-type="currency">
            <text:p>974,21 zł</text:p>
          </table:table-cell>
          <table:table-cell table:formula="of:=IF([.A458]=1;TRUNC(1000/[.B458] );IF(OR([.A458]=2;[.A458]=3);0;IF([.F458]&lt;1000;0;IF([.C457]=1;TRUNC(1000/[.B458]);0))))" office:value-type="float" office:value="0" calcext:value-type="float">
            <text:p>0</text:p>
          </table:table-cell>
          <table:table-cell table:formula="of:=IF(OR([.A458]=1;[.A458]=2);0;IF([.E457]=1;[.G458]+[.J457];0))" office:value-type="float" office:value="0" calcext:value-type="float">
            <text:p>0</text:p>
          </table:table-cell>
          <table:table-cell table:style-name="ce9" table:formula="of:=[.F458]-[.B458]*[.G458]+[.B458]*[.H458]" office:value-type="currency" office:currency="PLN" office:value="974.210000000003" calcext:value-type="currency">
            <text:p>974,21 zł</text:p>
          </table:table-cell>
          <table:table-cell table:formula="of:=IF([.A458]=1;[.G458]-[.H458];[.J457]+[.G458]-[.H45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3.7" calcext:value-type="float">
            <text:p>133,7</text:p>
          </table:table-cell>
          <table:table-cell table:formula="of:=IF(AND([.B457]&gt;[.B458];[.B458]&gt;[.B459]);1;0)" office:value-type="float" office:value="0" calcext:value-type="float">
            <text:p>0</text:p>
          </table:table-cell>
          <table:table-cell table:formula="of:=IF([.A459]=1;[.B459];IF([.B459]&gt;[.D458];[.B459];[.D458]))" office:value-type="float" office:value="157.47" calcext:value-type="float">
            <text:p>157,47</text:p>
          </table:table-cell>
          <table:table-cell table:formula="of:=IF([.A459]=1;0;IF([.B459]&gt;[.D458];1;0))" office:value-type="float" office:value="0" calcext:value-type="float">
            <text:p>0</text:p>
          </table:table-cell>
          <table:table-cell table:formula="of:=IF([.A459]=1;5000;[.I458])" office:value-type="currency" office:currency="PLN" office:value="974.210000000003" calcext:value-type="currency">
            <text:p>974,21 zł</text:p>
          </table:table-cell>
          <table:table-cell table:formula="of:=IF([.A459]=1;TRUNC(1000/[.B459] );IF(OR([.A459]=2;[.A459]=3);0;IF([.F459]&lt;1000;0;IF([.C458]=1;TRUNC(1000/[.B459]);0))))" office:value-type="float" office:value="0" calcext:value-type="float">
            <text:p>0</text:p>
          </table:table-cell>
          <table:table-cell table:formula="of:=IF(OR([.A459]=1;[.A459]=2);0;IF([.E458]=1;[.G459]+[.J458];0))" office:value-type="float" office:value="0" calcext:value-type="float">
            <text:p>0</text:p>
          </table:table-cell>
          <table:table-cell table:style-name="ce9" table:formula="of:=[.F459]-[.B459]*[.G459]+[.B459]*[.H459]" office:value-type="currency" office:currency="PLN" office:value="974.210000000003" calcext:value-type="currency">
            <text:p>974,21 zł</text:p>
          </table:table-cell>
          <table:table-cell table:formula="of:=IF([.A459]=1;[.G459]-[.H459];[.J458]+[.G459]-[.H45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32.12" calcext:value-type="float">
            <text:p>132,12</text:p>
          </table:table-cell>
          <table:table-cell table:formula="of:=IF(AND([.B458]&gt;[.B459];[.B459]&gt;[.B460]);1;0)" office:value-type="float" office:value="1" calcext:value-type="float">
            <text:p>1</text:p>
          </table:table-cell>
          <table:table-cell table:formula="of:=IF([.A460]=1;[.B460];IF([.B460]&gt;[.D459];[.B460];[.D459]))" office:value-type="float" office:value="157.47" calcext:value-type="float">
            <text:p>157,47</text:p>
          </table:table-cell>
          <table:table-cell table:formula="of:=IF([.A460]=1;0;IF([.B460]&gt;[.D459];1;0))" office:value-type="float" office:value="0" calcext:value-type="float">
            <text:p>0</text:p>
          </table:table-cell>
          <table:table-cell table:formula="of:=IF([.A460]=1;5000;[.I459])" office:value-type="currency" office:currency="PLN" office:value="974.210000000003" calcext:value-type="currency">
            <text:p>974,21 zł</text:p>
          </table:table-cell>
          <table:table-cell table:formula="of:=IF([.A460]=1;TRUNC(1000/[.B460] );IF(OR([.A460]=2;[.A460]=3);0;IF([.F460]&lt;1000;0;IF([.C459]=1;TRUNC(1000/[.B460]);0))))" office:value-type="float" office:value="0" calcext:value-type="float">
            <text:p>0</text:p>
          </table:table-cell>
          <table:table-cell table:formula="of:=IF(OR([.A460]=1;[.A460]=2);0;IF([.E459]=1;[.G460]+[.J459];0))" office:value-type="float" office:value="0" calcext:value-type="float">
            <text:p>0</text:p>
          </table:table-cell>
          <table:table-cell table:style-name="ce9" table:formula="of:=[.F460]-[.B460]*[.G460]+[.B460]*[.H460]" office:value-type="currency" office:currency="PLN" office:value="974.210000000003" calcext:value-type="currency">
            <text:p>974,21 zł</text:p>
          </table:table-cell>
          <table:table-cell table:formula="of:=IF([.A460]=1;[.G460]-[.H460];[.J459]+[.G460]-[.H46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32.2" calcext:value-type="float">
            <text:p>132,2</text:p>
          </table:table-cell>
          <table:table-cell table:formula="of:=IF(AND([.B459]&gt;[.B460];[.B460]&gt;[.B461]);1;0)" office:value-type="float" office:value="0" calcext:value-type="float">
            <text:p>0</text:p>
          </table:table-cell>
          <table:table-cell table:formula="of:=IF([.A461]=1;[.B461];IF([.B461]&gt;[.D460];[.B461];[.D460]))" office:value-type="float" office:value="157.47" calcext:value-type="float">
            <text:p>157,47</text:p>
          </table:table-cell>
          <table:table-cell table:formula="of:=IF([.A461]=1;0;IF([.B461]&gt;[.D460];1;0))" office:value-type="float" office:value="0" calcext:value-type="float">
            <text:p>0</text:p>
          </table:table-cell>
          <table:table-cell table:formula="of:=IF([.A461]=1;5000;[.I460])" office:value-type="currency" office:currency="PLN" office:value="974.210000000003" calcext:value-type="currency">
            <text:p>974,21 zł</text:p>
          </table:table-cell>
          <table:table-cell table:formula="of:=IF([.A461]=1;TRUNC(1000/[.B461] );IF(OR([.A461]=2;[.A461]=3);0;IF([.F461]&lt;1000;0;IF([.C460]=1;TRUNC(1000/[.B461]);0))))" office:value-type="float" office:value="0" calcext:value-type="float">
            <text:p>0</text:p>
          </table:table-cell>
          <table:table-cell table:formula="of:=IF(OR([.A461]=1;[.A461]=2);0;IF([.E460]=1;[.G461]+[.J460];0))" office:value-type="float" office:value="0" calcext:value-type="float">
            <text:p>0</text:p>
          </table:table-cell>
          <table:table-cell table:style-name="ce9" table:formula="of:=[.F461]-[.B461]*[.G461]+[.B461]*[.H461]" office:value-type="currency" office:currency="PLN" office:value="974.210000000003" calcext:value-type="currency">
            <text:p>974,21 zł</text:p>
          </table:table-cell>
          <table:table-cell table:formula="of:=IF([.A461]=1;[.G461]-[.H461];[.J460]+[.G461]-[.H46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4.63" calcext:value-type="float">
            <text:p>134,63</text:p>
          </table:table-cell>
          <table:table-cell table:formula="of:=IF(AND([.B460]&gt;[.B461];[.B461]&gt;[.B462]);1;0)" office:value-type="float" office:value="0" calcext:value-type="float">
            <text:p>0</text:p>
          </table:table-cell>
          <table:table-cell table:formula="of:=IF([.A462]=1;[.B462];IF([.B462]&gt;[.D461];[.B462];[.D461]))" office:value-type="float" office:value="157.47" calcext:value-type="float">
            <text:p>157,47</text:p>
          </table:table-cell>
          <table:table-cell table:formula="of:=IF([.A462]=1;0;IF([.B462]&gt;[.D461];1;0))" office:value-type="float" office:value="0" calcext:value-type="float">
            <text:p>0</text:p>
          </table:table-cell>
          <table:table-cell table:formula="of:=IF([.A462]=1;5000;[.I461])" office:value-type="currency" office:currency="PLN" office:value="974.210000000003" calcext:value-type="currency">
            <text:p>974,21 zł</text:p>
          </table:table-cell>
          <table:table-cell table:formula="of:=IF([.A462]=1;TRUNC(1000/[.B462] );IF(OR([.A462]=2;[.A462]=3);0;IF([.F462]&lt;1000;0;IF([.C461]=1;TRUNC(1000/[.B462]);0))))" office:value-type="float" office:value="0" calcext:value-type="float">
            <text:p>0</text:p>
          </table:table-cell>
          <table:table-cell table:formula="of:=IF(OR([.A462]=1;[.A462]=2);0;IF([.E461]=1;[.G462]+[.J461];0))" office:value-type="float" office:value="0" calcext:value-type="float">
            <text:p>0</text:p>
          </table:table-cell>
          <table:table-cell table:style-name="ce9" table:formula="of:=[.F462]-[.B462]*[.G462]+[.B462]*[.H462]" office:value-type="currency" office:currency="PLN" office:value="974.210000000003" calcext:value-type="currency">
            <text:p>974,21 zł</text:p>
          </table:table-cell>
          <table:table-cell table:formula="of:=IF([.A462]=1;[.G462]-[.H462];[.J461]+[.G462]-[.H46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6.87" calcext:value-type="float">
            <text:p>136,87</text:p>
          </table:table-cell>
          <table:table-cell table:formula="of:=IF(AND([.B461]&gt;[.B462];[.B462]&gt;[.B463]);1;0)" office:value-type="float" office:value="0" calcext:value-type="float">
            <text:p>0</text:p>
          </table:table-cell>
          <table:table-cell table:formula="of:=IF([.A463]=1;[.B463];IF([.B463]&gt;[.D462];[.B463];[.D462]))" office:value-type="float" office:value="157.47" calcext:value-type="float">
            <text:p>157,47</text:p>
          </table:table-cell>
          <table:table-cell table:formula="of:=IF([.A463]=1;0;IF([.B463]&gt;[.D462];1;0))" office:value-type="float" office:value="0" calcext:value-type="float">
            <text:p>0</text:p>
          </table:table-cell>
          <table:table-cell table:formula="of:=IF([.A463]=1;5000;[.I462])" office:value-type="currency" office:currency="PLN" office:value="974.210000000003" calcext:value-type="currency">
            <text:p>974,21 zł</text:p>
          </table:table-cell>
          <table:table-cell table:formula="of:=IF([.A463]=1;TRUNC(1000/[.B463] );IF(OR([.A463]=2;[.A463]=3);0;IF([.F463]&lt;1000;0;IF([.C462]=1;TRUNC(1000/[.B463]);0))))" office:value-type="float" office:value="0" calcext:value-type="float">
            <text:p>0</text:p>
          </table:table-cell>
          <table:table-cell table:formula="of:=IF(OR([.A463]=1;[.A463]=2);0;IF([.E462]=1;[.G463]+[.J462];0))" office:value-type="float" office:value="0" calcext:value-type="float">
            <text:p>0</text:p>
          </table:table-cell>
          <table:table-cell table:style-name="ce9" table:formula="of:=[.F463]-[.B463]*[.G463]+[.B463]*[.H463]" office:value-type="currency" office:currency="PLN" office:value="974.210000000003" calcext:value-type="currency">
            <text:p>974,21 zł</text:p>
          </table:table-cell>
          <table:table-cell table:formula="of:=IF([.A463]=1;[.G463]-[.H463];[.J462]+[.G463]-[.H46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8.55" calcext:value-type="float">
            <text:p>138,55</text:p>
          </table:table-cell>
          <table:table-cell table:formula="of:=IF(AND([.B462]&gt;[.B463];[.B463]&gt;[.B464]);1;0)" office:value-type="float" office:value="0" calcext:value-type="float">
            <text:p>0</text:p>
          </table:table-cell>
          <table:table-cell table:formula="of:=IF([.A464]=1;[.B464];IF([.B464]&gt;[.D463];[.B464];[.D463]))" office:value-type="float" office:value="157.47" calcext:value-type="float">
            <text:p>157,47</text:p>
          </table:table-cell>
          <table:table-cell table:formula="of:=IF([.A464]=1;0;IF([.B464]&gt;[.D463];1;0))" office:value-type="float" office:value="0" calcext:value-type="float">
            <text:p>0</text:p>
          </table:table-cell>
          <table:table-cell table:formula="of:=IF([.A464]=1;5000;[.I463])" office:value-type="currency" office:currency="PLN" office:value="974.210000000003" calcext:value-type="currency">
            <text:p>974,21 zł</text:p>
          </table:table-cell>
          <table:table-cell table:formula="of:=IF([.A464]=1;TRUNC(1000/[.B464] );IF(OR([.A464]=2;[.A464]=3);0;IF([.F464]&lt;1000;0;IF([.C463]=1;TRUNC(1000/[.B464]);0))))" office:value-type="float" office:value="0" calcext:value-type="float">
            <text:p>0</text:p>
          </table:table-cell>
          <table:table-cell table:formula="of:=IF(OR([.A464]=1;[.A464]=2);0;IF([.E463]=1;[.G464]+[.J463];0))" office:value-type="float" office:value="0" calcext:value-type="float">
            <text:p>0</text:p>
          </table:table-cell>
          <table:table-cell table:style-name="ce9" table:formula="of:=[.F464]-[.B464]*[.G464]+[.B464]*[.H464]" office:value-type="currency" office:currency="PLN" office:value="974.210000000003" calcext:value-type="currency">
            <text:p>974,21 zł</text:p>
          </table:table-cell>
          <table:table-cell table:formula="of:=IF([.A464]=1;[.G464]-[.H464];[.J463]+[.G464]-[.H46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37.23" calcext:value-type="float">
            <text:p>137,23</text:p>
          </table:table-cell>
          <table:table-cell table:formula="of:=IF(AND([.B463]&gt;[.B464];[.B464]&gt;[.B465]);1;0)" office:value-type="float" office:value="0" calcext:value-type="float">
            <text:p>0</text:p>
          </table:table-cell>
          <table:table-cell table:formula="of:=IF([.A465]=1;[.B465];IF([.B465]&gt;[.D464];[.B465];[.D464]))" office:value-type="float" office:value="157.47" calcext:value-type="float">
            <text:p>157,47</text:p>
          </table:table-cell>
          <table:table-cell table:formula="of:=IF([.A465]=1;0;IF([.B465]&gt;[.D464];1;0))" office:value-type="float" office:value="0" calcext:value-type="float">
            <text:p>0</text:p>
          </table:table-cell>
          <table:table-cell table:formula="of:=IF([.A465]=1;5000;[.I464])" office:value-type="currency" office:currency="PLN" office:value="974.210000000003" calcext:value-type="currency">
            <text:p>974,21 zł</text:p>
          </table:table-cell>
          <table:table-cell table:formula="of:=IF([.A465]=1;TRUNC(1000/[.B465] );IF(OR([.A465]=2;[.A465]=3);0;IF([.F465]&lt;1000;0;IF([.C464]=1;TRUNC(1000/[.B465]);0))))" office:value-type="float" office:value="0" calcext:value-type="float">
            <text:p>0</text:p>
          </table:table-cell>
          <table:table-cell table:formula="of:=IF(OR([.A465]=1;[.A465]=2);0;IF([.E464]=1;[.G465]+[.J464];0))" office:value-type="float" office:value="0" calcext:value-type="float">
            <text:p>0</text:p>
          </table:table-cell>
          <table:table-cell table:style-name="ce9" table:formula="of:=[.F465]-[.B465]*[.G465]+[.B465]*[.H465]" office:value-type="currency" office:currency="PLN" office:value="974.210000000003" calcext:value-type="currency">
            <text:p>974,21 zł</text:p>
          </table:table-cell>
          <table:table-cell table:formula="of:=IF([.A465]=1;[.G465]-[.H465];[.J464]+[.G465]-[.H46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35.35" calcext:value-type="float">
            <text:p>135,35</text:p>
          </table:table-cell>
          <table:table-cell table:formula="of:=IF(AND([.B464]&gt;[.B465];[.B465]&gt;[.B466]);1;0)" office:value-type="float" office:value="1" calcext:value-type="float">
            <text:p>1</text:p>
          </table:table-cell>
          <table:table-cell table:formula="of:=IF([.A466]=1;[.B466];IF([.B466]&gt;[.D465];[.B466];[.D465]))" office:value-type="float" office:value="157.47" calcext:value-type="float">
            <text:p>157,47</text:p>
          </table:table-cell>
          <table:table-cell table:formula="of:=IF([.A466]=1;0;IF([.B466]&gt;[.D465];1;0))" office:value-type="float" office:value="0" calcext:value-type="float">
            <text:p>0</text:p>
          </table:table-cell>
          <table:table-cell table:formula="of:=IF([.A466]=1;5000;[.I465])" office:value-type="currency" office:currency="PLN" office:value="974.210000000003" calcext:value-type="currency">
            <text:p>974,21 zł</text:p>
          </table:table-cell>
          <table:table-cell table:formula="of:=IF([.A466]=1;TRUNC(1000/[.B466] );IF(OR([.A466]=2;[.A466]=3);0;IF([.F466]&lt;1000;0;IF([.C465]=1;TRUNC(1000/[.B466]);0))))" office:value-type="float" office:value="0" calcext:value-type="float">
            <text:p>0</text:p>
          </table:table-cell>
          <table:table-cell table:formula="of:=IF(OR([.A466]=1;[.A466]=2);0;IF([.E465]=1;[.G466]+[.J465];0))" office:value-type="float" office:value="0" calcext:value-type="float">
            <text:p>0</text:p>
          </table:table-cell>
          <table:table-cell table:style-name="ce9" table:formula="of:=[.F466]-[.B466]*[.G466]+[.B466]*[.H466]" office:value-type="currency" office:currency="PLN" office:value="974.210000000003" calcext:value-type="currency">
            <text:p>974,21 zł</text:p>
          </table:table-cell>
          <table:table-cell table:formula="of:=IF([.A466]=1;[.G466]-[.H466];[.J465]+[.G466]-[.H46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3.85" calcext:value-type="float">
            <text:p>133,85</text:p>
          </table:table-cell>
          <table:table-cell table:formula="of:=IF(AND([.B465]&gt;[.B466];[.B466]&gt;[.B467]);1;0)" office:value-type="float" office:value="1" calcext:value-type="float">
            <text:p>1</text:p>
          </table:table-cell>
          <table:table-cell table:formula="of:=IF([.A467]=1;[.B467];IF([.B467]&gt;[.D466];[.B467];[.D466]))" office:value-type="float" office:value="157.47" calcext:value-type="float">
            <text:p>157,47</text:p>
          </table:table-cell>
          <table:table-cell table:formula="of:=IF([.A467]=1;0;IF([.B467]&gt;[.D466];1;0))" office:value-type="float" office:value="0" calcext:value-type="float">
            <text:p>0</text:p>
          </table:table-cell>
          <table:table-cell table:formula="of:=IF([.A467]=1;5000;[.I466])" office:value-type="currency" office:currency="PLN" office:value="974.210000000003" calcext:value-type="currency">
            <text:p>974,21 zł</text:p>
          </table:table-cell>
          <table:table-cell table:formula="of:=IF([.A467]=1;TRUNC(1000/[.B467] );IF(OR([.A467]=2;[.A467]=3);0;IF([.F467]&lt;1000;0;IF([.C466]=1;TRUNC(1000/[.B467]);0))))" office:value-type="float" office:value="0" calcext:value-type="float">
            <text:p>0</text:p>
          </table:table-cell>
          <table:table-cell table:formula="of:=IF(OR([.A467]=1;[.A467]=2);0;IF([.E466]=1;[.G467]+[.J466];0))" office:value-type="float" office:value="0" calcext:value-type="float">
            <text:p>0</text:p>
          </table:table-cell>
          <table:table-cell table:style-name="ce9" table:formula="of:=[.F467]-[.B467]*[.G467]+[.B467]*[.H467]" office:value-type="currency" office:currency="PLN" office:value="974.210000000003" calcext:value-type="currency">
            <text:p>974,21 zł</text:p>
          </table:table-cell>
          <table:table-cell table:formula="of:=IF([.A467]=1;[.G467]-[.H467];[.J466]+[.G467]-[.H46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34.45" calcext:value-type="float">
            <text:p>134,45</text:p>
          </table:table-cell>
          <table:table-cell table:formula="of:=IF(AND([.B466]&gt;[.B467];[.B467]&gt;[.B468]);1;0)" office:value-type="float" office:value="0" calcext:value-type="float">
            <text:p>0</text:p>
          </table:table-cell>
          <table:table-cell table:formula="of:=IF([.A468]=1;[.B468];IF([.B468]&gt;[.D467];[.B468];[.D467]))" office:value-type="float" office:value="157.47" calcext:value-type="float">
            <text:p>157,47</text:p>
          </table:table-cell>
          <table:table-cell table:formula="of:=IF([.A468]=1;0;IF([.B468]&gt;[.D467];1;0))" office:value-type="float" office:value="0" calcext:value-type="float">
            <text:p>0</text:p>
          </table:table-cell>
          <table:table-cell table:formula="of:=IF([.A468]=1;5000;[.I467])" office:value-type="currency" office:currency="PLN" office:value="974.210000000003" calcext:value-type="currency">
            <text:p>974,21 zł</text:p>
          </table:table-cell>
          <table:table-cell table:formula="of:=IF([.A468]=1;TRUNC(1000/[.B468] );IF(OR([.A468]=2;[.A468]=3);0;IF([.F468]&lt;1000;0;IF([.C467]=1;TRUNC(1000/[.B468]);0))))" office:value-type="float" office:value="0" calcext:value-type="float">
            <text:p>0</text:p>
          </table:table-cell>
          <table:table-cell table:formula="of:=IF(OR([.A468]=1;[.A468]=2);0;IF([.E467]=1;[.G468]+[.J467];0))" office:value-type="float" office:value="0" calcext:value-type="float">
            <text:p>0</text:p>
          </table:table-cell>
          <table:table-cell table:style-name="ce9" table:formula="of:=[.F468]-[.B468]*[.G468]+[.B468]*[.H468]" office:value-type="currency" office:currency="PLN" office:value="974.210000000003" calcext:value-type="currency">
            <text:p>974,21 zł</text:p>
          </table:table-cell>
          <table:table-cell table:formula="of:=IF([.A468]=1;[.G468]-[.H468];[.J467]+[.G468]-[.H46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6.01" calcext:value-type="float">
            <text:p>136,01</text:p>
          </table:table-cell>
          <table:table-cell table:formula="of:=IF(AND([.B467]&gt;[.B468];[.B468]&gt;[.B469]);1;0)" office:value-type="float" office:value="0" calcext:value-type="float">
            <text:p>0</text:p>
          </table:table-cell>
          <table:table-cell table:formula="of:=IF([.A469]=1;[.B469];IF([.B469]&gt;[.D468];[.B469];[.D468]))" office:value-type="float" office:value="157.47" calcext:value-type="float">
            <text:p>157,47</text:p>
          </table:table-cell>
          <table:table-cell table:formula="of:=IF([.A469]=1;0;IF([.B469]&gt;[.D468];1;0))" office:value-type="float" office:value="0" calcext:value-type="float">
            <text:p>0</text:p>
          </table:table-cell>
          <table:table-cell table:formula="of:=IF([.A469]=1;5000;[.I468])" office:value-type="currency" office:currency="PLN" office:value="974.210000000003" calcext:value-type="currency">
            <text:p>974,21 zł</text:p>
          </table:table-cell>
          <table:table-cell table:formula="of:=IF([.A469]=1;TRUNC(1000/[.B469] );IF(OR([.A469]=2;[.A469]=3);0;IF([.F469]&lt;1000;0;IF([.C468]=1;TRUNC(1000/[.B469]);0))))" office:value-type="float" office:value="0" calcext:value-type="float">
            <text:p>0</text:p>
          </table:table-cell>
          <table:table-cell table:formula="of:=IF(OR([.A469]=1;[.A469]=2);0;IF([.E468]=1;[.G469]+[.J468];0))" office:value-type="float" office:value="0" calcext:value-type="float">
            <text:p>0</text:p>
          </table:table-cell>
          <table:table-cell table:style-name="ce9" table:formula="of:=[.F469]-[.B469]*[.G469]+[.B469]*[.H469]" office:value-type="currency" office:currency="PLN" office:value="974.210000000003" calcext:value-type="currency">
            <text:p>974,21 zł</text:p>
          </table:table-cell>
          <table:table-cell table:formula="of:=IF([.A469]=1;[.G469]-[.H469];[.J468]+[.G469]-[.H46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4.69" calcext:value-type="float">
            <text:p>134,69</text:p>
          </table:table-cell>
          <table:table-cell table:formula="of:=IF(AND([.B468]&gt;[.B469];[.B469]&gt;[.B470]);1;0)" office:value-type="float" office:value="0" calcext:value-type="float">
            <text:p>0</text:p>
          </table:table-cell>
          <table:table-cell table:formula="of:=IF([.A470]=1;[.B470];IF([.B470]&gt;[.D469];[.B470];[.D469]))" office:value-type="float" office:value="157.47" calcext:value-type="float">
            <text:p>157,47</text:p>
          </table:table-cell>
          <table:table-cell table:formula="of:=IF([.A470]=1;0;IF([.B470]&gt;[.D469];1;0))" office:value-type="float" office:value="0" calcext:value-type="float">
            <text:p>0</text:p>
          </table:table-cell>
          <table:table-cell table:formula="of:=IF([.A470]=1;5000;[.I469])" office:value-type="currency" office:currency="PLN" office:value="974.210000000003" calcext:value-type="currency">
            <text:p>974,21 zł</text:p>
          </table:table-cell>
          <table:table-cell table:formula="of:=IF([.A470]=1;TRUNC(1000/[.B470] );IF(OR([.A470]=2;[.A470]=3);0;IF([.F470]&lt;1000;0;IF([.C469]=1;TRUNC(1000/[.B470]);0))))" office:value-type="float" office:value="0" calcext:value-type="float">
            <text:p>0</text:p>
          </table:table-cell>
          <table:table-cell table:formula="of:=IF(OR([.A470]=1;[.A470]=2);0;IF([.E469]=1;[.G470]+[.J469];0))" office:value-type="float" office:value="0" calcext:value-type="float">
            <text:p>0</text:p>
          </table:table-cell>
          <table:table-cell table:style-name="ce9" table:formula="of:=[.F470]-[.B470]*[.G470]+[.B470]*[.H470]" office:value-type="currency" office:currency="PLN" office:value="974.210000000003" calcext:value-type="currency">
            <text:p>974,21 zł</text:p>
          </table:table-cell>
          <table:table-cell table:formula="of:=IF([.A470]=1;[.G470]-[.H470];[.J469]+[.G470]-[.H47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6.71" calcext:value-type="float">
            <text:p>136,71</text:p>
          </table:table-cell>
          <table:table-cell table:formula="of:=IF(AND([.B469]&gt;[.B470];[.B470]&gt;[.B471]);1;0)" office:value-type="float" office:value="0" calcext:value-type="float">
            <text:p>0</text:p>
          </table:table-cell>
          <table:table-cell table:formula="of:=IF([.A471]=1;[.B471];IF([.B471]&gt;[.D470];[.B471];[.D470]))" office:value-type="float" office:value="157.47" calcext:value-type="float">
            <text:p>157,47</text:p>
          </table:table-cell>
          <table:table-cell table:formula="of:=IF([.A471]=1;0;IF([.B471]&gt;[.D470];1;0))" office:value-type="float" office:value="0" calcext:value-type="float">
            <text:p>0</text:p>
          </table:table-cell>
          <table:table-cell table:formula="of:=IF([.A471]=1;5000;[.I470])" office:value-type="currency" office:currency="PLN" office:value="974.210000000003" calcext:value-type="currency">
            <text:p>974,21 zł</text:p>
          </table:table-cell>
          <table:table-cell table:formula="of:=IF([.A471]=1;TRUNC(1000/[.B471] );IF(OR([.A471]=2;[.A471]=3);0;IF([.F471]&lt;1000;0;IF([.C470]=1;TRUNC(1000/[.B471]);0))))" office:value-type="float" office:value="0" calcext:value-type="float">
            <text:p>0</text:p>
          </table:table-cell>
          <table:table-cell table:formula="of:=IF(OR([.A471]=1;[.A471]=2);0;IF([.E470]=1;[.G471]+[.J470];0))" office:value-type="float" office:value="0" calcext:value-type="float">
            <text:p>0</text:p>
          </table:table-cell>
          <table:table-cell table:style-name="ce9" table:formula="of:=[.F471]-[.B471]*[.G471]+[.B471]*[.H471]" office:value-type="currency" office:currency="PLN" office:value="974.210000000003" calcext:value-type="currency">
            <text:p>974,21 zł</text:p>
          </table:table-cell>
          <table:table-cell table:formula="of:=IF([.A471]=1;[.G471]-[.H471];[.J470]+[.G471]-[.H47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5.55" calcext:value-type="float">
            <text:p>135,55</text:p>
          </table:table-cell>
          <table:table-cell table:formula="of:=IF(AND([.B470]&gt;[.B471];[.B471]&gt;[.B472]);1;0)" office:value-type="float" office:value="0" calcext:value-type="float">
            <text:p>0</text:p>
          </table:table-cell>
          <table:table-cell table:formula="of:=IF([.A472]=1;[.B472];IF([.B472]&gt;[.D471];[.B472];[.D471]))" office:value-type="float" office:value="157.47" calcext:value-type="float">
            <text:p>157,47</text:p>
          </table:table-cell>
          <table:table-cell table:formula="of:=IF([.A472]=1;0;IF([.B472]&gt;[.D471];1;0))" office:value-type="float" office:value="0" calcext:value-type="float">
            <text:p>0</text:p>
          </table:table-cell>
          <table:table-cell table:formula="of:=IF([.A472]=1;5000;[.I471])" office:value-type="currency" office:currency="PLN" office:value="974.210000000003" calcext:value-type="currency">
            <text:p>974,21 zł</text:p>
          </table:table-cell>
          <table:table-cell table:formula="of:=IF([.A472]=1;TRUNC(1000/[.B472] );IF(OR([.A472]=2;[.A472]=3);0;IF([.F472]&lt;1000;0;IF([.C471]=1;TRUNC(1000/[.B472]);0))))" office:value-type="float" office:value="0" calcext:value-type="float">
            <text:p>0</text:p>
          </table:table-cell>
          <table:table-cell table:formula="of:=IF(OR([.A472]=1;[.A472]=2);0;IF([.E471]=1;[.G472]+[.J471];0))" office:value-type="float" office:value="0" calcext:value-type="float">
            <text:p>0</text:p>
          </table:table-cell>
          <table:table-cell table:style-name="ce9" table:formula="of:=[.F472]-[.B472]*[.G472]+[.B472]*[.H472]" office:value-type="currency" office:currency="PLN" office:value="974.210000000003" calcext:value-type="currency">
            <text:p>974,21 zł</text:p>
          </table:table-cell>
          <table:table-cell table:formula="of:=IF([.A472]=1;[.G472]-[.H472];[.J471]+[.G472]-[.H47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38.04" calcext:value-type="float">
            <text:p>138,04</text:p>
          </table:table-cell>
          <table:table-cell table:formula="of:=IF(AND([.B471]&gt;[.B472];[.B472]&gt;[.B473]);1;0)" office:value-type="float" office:value="0" calcext:value-type="float">
            <text:p>0</text:p>
          </table:table-cell>
          <table:table-cell table:formula="of:=IF([.A473]=1;[.B473];IF([.B473]&gt;[.D472];[.B473];[.D472]))" office:value-type="float" office:value="157.47" calcext:value-type="float">
            <text:p>157,47</text:p>
          </table:table-cell>
          <table:table-cell table:formula="of:=IF([.A473]=1;0;IF([.B473]&gt;[.D472];1;0))" office:value-type="float" office:value="0" calcext:value-type="float">
            <text:p>0</text:p>
          </table:table-cell>
          <table:table-cell table:formula="of:=IF([.A473]=1;5000;[.I472])" office:value-type="currency" office:currency="PLN" office:value="974.210000000003" calcext:value-type="currency">
            <text:p>974,21 zł</text:p>
          </table:table-cell>
          <table:table-cell table:formula="of:=IF([.A473]=1;TRUNC(1000/[.B473] );IF(OR([.A473]=2;[.A473]=3);0;IF([.F473]&lt;1000;0;IF([.C472]=1;TRUNC(1000/[.B473]);0))))" office:value-type="float" office:value="0" calcext:value-type="float">
            <text:p>0</text:p>
          </table:table-cell>
          <table:table-cell table:formula="of:=IF(OR([.A473]=1;[.A473]=2);0;IF([.E472]=1;[.G473]+[.J472];0))" office:value-type="float" office:value="0" calcext:value-type="float">
            <text:p>0</text:p>
          </table:table-cell>
          <table:table-cell table:style-name="ce9" table:formula="of:=[.F473]-[.B473]*[.G473]+[.B473]*[.H473]" office:value-type="currency" office:currency="PLN" office:value="974.210000000003" calcext:value-type="currency">
            <text:p>974,21 zł</text:p>
          </table:table-cell>
          <table:table-cell table:formula="of:=IF([.A473]=1;[.G473]-[.H473];[.J472]+[.G473]-[.H47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36.3" calcext:value-type="float">
            <text:p>136,3</text:p>
          </table:table-cell>
          <table:table-cell table:formula="of:=IF(AND([.B472]&gt;[.B473];[.B473]&gt;[.B474]);1;0)" office:value-type="float" office:value="0" calcext:value-type="float">
            <text:p>0</text:p>
          </table:table-cell>
          <table:table-cell table:formula="of:=IF([.A474]=1;[.B474];IF([.B474]&gt;[.D473];[.B474];[.D473]))" office:value-type="float" office:value="157.47" calcext:value-type="float">
            <text:p>157,47</text:p>
          </table:table-cell>
          <table:table-cell table:formula="of:=IF([.A474]=1;0;IF([.B474]&gt;[.D473];1;0))" office:value-type="float" office:value="0" calcext:value-type="float">
            <text:p>0</text:p>
          </table:table-cell>
          <table:table-cell table:formula="of:=IF([.A474]=1;5000;[.I473])" office:value-type="currency" office:currency="PLN" office:value="974.210000000003" calcext:value-type="currency">
            <text:p>974,21 zł</text:p>
          </table:table-cell>
          <table:table-cell table:formula="of:=IF([.A474]=1;TRUNC(1000/[.B474] );IF(OR([.A474]=2;[.A474]=3);0;IF([.F474]&lt;1000;0;IF([.C473]=1;TRUNC(1000/[.B474]);0))))" office:value-type="float" office:value="0" calcext:value-type="float">
            <text:p>0</text:p>
          </table:table-cell>
          <table:table-cell table:formula="of:=IF(OR([.A474]=1;[.A474]=2);0;IF([.E473]=1;[.G474]+[.J473];0))" office:value-type="float" office:value="0" calcext:value-type="float">
            <text:p>0</text:p>
          </table:table-cell>
          <table:table-cell table:style-name="ce9" table:formula="of:=[.F474]-[.B474]*[.G474]+[.B474]*[.H474]" office:value-type="currency" office:currency="PLN" office:value="974.210000000003" calcext:value-type="currency">
            <text:p>974,21 zł</text:p>
          </table:table-cell>
          <table:table-cell table:formula="of:=IF([.A474]=1;[.G474]-[.H474];[.J473]+[.G474]-[.H47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36.91" calcext:value-type="float">
            <text:p>136,91</text:p>
          </table:table-cell>
          <table:table-cell table:formula="of:=IF(AND([.B473]&gt;[.B474];[.B474]&gt;[.B475]);1;0)" office:value-type="float" office:value="0" calcext:value-type="float">
            <text:p>0</text:p>
          </table:table-cell>
          <table:table-cell table:formula="of:=IF([.A475]=1;[.B475];IF([.B475]&gt;[.D474];[.B475];[.D474]))" office:value-type="float" office:value="157.47" calcext:value-type="float">
            <text:p>157,47</text:p>
          </table:table-cell>
          <table:table-cell table:formula="of:=IF([.A475]=1;0;IF([.B475]&gt;[.D474];1;0))" office:value-type="float" office:value="0" calcext:value-type="float">
            <text:p>0</text:p>
          </table:table-cell>
          <table:table-cell table:formula="of:=IF([.A475]=1;5000;[.I474])" office:value-type="currency" office:currency="PLN" office:value="974.210000000003" calcext:value-type="currency">
            <text:p>974,21 zł</text:p>
          </table:table-cell>
          <table:table-cell table:formula="of:=IF([.A475]=1;TRUNC(1000/[.B475] );IF(OR([.A475]=2;[.A475]=3);0;IF([.F475]&lt;1000;0;IF([.C474]=1;TRUNC(1000/[.B475]);0))))" office:value-type="float" office:value="0" calcext:value-type="float">
            <text:p>0</text:p>
          </table:table-cell>
          <table:table-cell table:formula="of:=IF(OR([.A475]=1;[.A475]=2);0;IF([.E474]=1;[.G475]+[.J474];0))" office:value-type="float" office:value="0" calcext:value-type="float">
            <text:p>0</text:p>
          </table:table-cell>
          <table:table-cell table:style-name="ce9" table:formula="of:=[.F475]-[.B475]*[.G475]+[.B475]*[.H475]" office:value-type="currency" office:currency="PLN" office:value="974.210000000003" calcext:value-type="currency">
            <text:p>974,21 zł</text:p>
          </table:table-cell>
          <table:table-cell table:formula="of:=IF([.A475]=1;[.G475]-[.H475];[.J474]+[.G475]-[.H47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7.52" calcext:value-type="float">
            <text:p>137,52</text:p>
          </table:table-cell>
          <table:table-cell table:formula="of:=IF(AND([.B474]&gt;[.B475];[.B475]&gt;[.B476]);1;0)" office:value-type="float" office:value="0" calcext:value-type="float">
            <text:p>0</text:p>
          </table:table-cell>
          <table:table-cell table:formula="of:=IF([.A476]=1;[.B476];IF([.B476]&gt;[.D475];[.B476];[.D475]))" office:value-type="float" office:value="157.47" calcext:value-type="float">
            <text:p>157,47</text:p>
          </table:table-cell>
          <table:table-cell table:formula="of:=IF([.A476]=1;0;IF([.B476]&gt;[.D475];1;0))" office:value-type="float" office:value="0" calcext:value-type="float">
            <text:p>0</text:p>
          </table:table-cell>
          <table:table-cell table:formula="of:=IF([.A476]=1;5000;[.I475])" office:value-type="currency" office:currency="PLN" office:value="974.210000000003" calcext:value-type="currency">
            <text:p>974,21 zł</text:p>
          </table:table-cell>
          <table:table-cell table:formula="of:=IF([.A476]=1;TRUNC(1000/[.B476] );IF(OR([.A476]=2;[.A476]=3);0;IF([.F476]&lt;1000;0;IF([.C475]=1;TRUNC(1000/[.B476]);0))))" office:value-type="float" office:value="0" calcext:value-type="float">
            <text:p>0</text:p>
          </table:table-cell>
          <table:table-cell table:formula="of:=IF(OR([.A476]=1;[.A476]=2);0;IF([.E475]=1;[.G476]+[.J475];0))" office:value-type="float" office:value="0" calcext:value-type="float">
            <text:p>0</text:p>
          </table:table-cell>
          <table:table-cell table:style-name="ce9" table:formula="of:=[.F476]-[.B476]*[.G476]+[.B476]*[.H476]" office:value-type="currency" office:currency="PLN" office:value="974.210000000003" calcext:value-type="currency">
            <text:p>974,21 zł</text:p>
          </table:table-cell>
          <table:table-cell table:formula="of:=IF([.A476]=1;[.G476]-[.H476];[.J475]+[.G476]-[.H47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36.02" calcext:value-type="float">
            <text:p>136,02</text:p>
          </table:table-cell>
          <table:table-cell table:formula="of:=IF(AND([.B475]&gt;[.B476];[.B476]&gt;[.B477]);1;0)" office:value-type="float" office:value="0" calcext:value-type="float">
            <text:p>0</text:p>
          </table:table-cell>
          <table:table-cell table:formula="of:=IF([.A477]=1;[.B477];IF([.B477]&gt;[.D476];[.B477];[.D476]))" office:value-type="float" office:value="157.47" calcext:value-type="float">
            <text:p>157,47</text:p>
          </table:table-cell>
          <table:table-cell table:formula="of:=IF([.A477]=1;0;IF([.B477]&gt;[.D476];1;0))" office:value-type="float" office:value="0" calcext:value-type="float">
            <text:p>0</text:p>
          </table:table-cell>
          <table:table-cell table:formula="of:=IF([.A477]=1;5000;[.I476])" office:value-type="currency" office:currency="PLN" office:value="974.210000000003" calcext:value-type="currency">
            <text:p>974,21 zł</text:p>
          </table:table-cell>
          <table:table-cell table:formula="of:=IF([.A477]=1;TRUNC(1000/[.B477] );IF(OR([.A477]=2;[.A477]=3);0;IF([.F477]&lt;1000;0;IF([.C476]=1;TRUNC(1000/[.B477]);0))))" office:value-type="float" office:value="0" calcext:value-type="float">
            <text:p>0</text:p>
          </table:table-cell>
          <table:table-cell table:formula="of:=IF(OR([.A477]=1;[.A477]=2);0;IF([.E476]=1;[.G477]+[.J476];0))" office:value-type="float" office:value="0" calcext:value-type="float">
            <text:p>0</text:p>
          </table:table-cell>
          <table:table-cell table:style-name="ce9" table:formula="of:=[.F477]-[.B477]*[.G477]+[.B477]*[.H477]" office:value-type="currency" office:currency="PLN" office:value="974.210000000003" calcext:value-type="currency">
            <text:p>974,21 zł</text:p>
          </table:table-cell>
          <table:table-cell table:formula="of:=IF([.A477]=1;[.G477]-[.H477];[.J476]+[.G477]-[.H47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34.65" calcext:value-type="float">
            <text:p>134,65</text:p>
          </table:table-cell>
          <table:table-cell table:formula="of:=IF(AND([.B476]&gt;[.B477];[.B477]&gt;[.B478]);1;0)" office:value-type="float" office:value="1" calcext:value-type="float">
            <text:p>1</text:p>
          </table:table-cell>
          <table:table-cell table:formula="of:=IF([.A478]=1;[.B478];IF([.B478]&gt;[.D477];[.B478];[.D477]))" office:value-type="float" office:value="157.47" calcext:value-type="float">
            <text:p>157,47</text:p>
          </table:table-cell>
          <table:table-cell table:formula="of:=IF([.A478]=1;0;IF([.B478]&gt;[.D477];1;0))" office:value-type="float" office:value="0" calcext:value-type="float">
            <text:p>0</text:p>
          </table:table-cell>
          <table:table-cell table:formula="of:=IF([.A478]=1;5000;[.I477])" office:value-type="currency" office:currency="PLN" office:value="974.210000000003" calcext:value-type="currency">
            <text:p>974,21 zł</text:p>
          </table:table-cell>
          <table:table-cell table:formula="of:=IF([.A478]=1;TRUNC(1000/[.B478] );IF(OR([.A478]=2;[.A478]=3);0;IF([.F478]&lt;1000;0;IF([.C477]=1;TRUNC(1000/[.B478]);0))))" office:value-type="float" office:value="0" calcext:value-type="float">
            <text:p>0</text:p>
          </table:table-cell>
          <table:table-cell table:formula="of:=IF(OR([.A478]=1;[.A478]=2);0;IF([.E477]=1;[.G478]+[.J477];0))" office:value-type="float" office:value="0" calcext:value-type="float">
            <text:p>0</text:p>
          </table:table-cell>
          <table:table-cell table:style-name="ce9" table:formula="of:=[.F478]-[.B478]*[.G478]+[.B478]*[.H478]" office:value-type="currency" office:currency="PLN" office:value="974.210000000003" calcext:value-type="currency">
            <text:p>974,21 zł</text:p>
          </table:table-cell>
          <table:table-cell table:formula="of:=IF([.A478]=1;[.G478]-[.H478];[.J477]+[.G478]-[.H47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33.62" calcext:value-type="float">
            <text:p>133,62</text:p>
          </table:table-cell>
          <table:table-cell table:formula="of:=IF(AND([.B477]&gt;[.B478];[.B478]&gt;[.B479]);1;0)" office:value-type="float" office:value="1" calcext:value-type="float">
            <text:p>1</text:p>
          </table:table-cell>
          <table:table-cell table:formula="of:=IF([.A479]=1;[.B479];IF([.B479]&gt;[.D478];[.B479];[.D478]))" office:value-type="float" office:value="157.47" calcext:value-type="float">
            <text:p>157,47</text:p>
          </table:table-cell>
          <table:table-cell table:formula="of:=IF([.A479]=1;0;IF([.B479]&gt;[.D478];1;0))" office:value-type="float" office:value="0" calcext:value-type="float">
            <text:p>0</text:p>
          </table:table-cell>
          <table:table-cell table:formula="of:=IF([.A479]=1;5000;[.I478])" office:value-type="currency" office:currency="PLN" office:value="974.210000000003" calcext:value-type="currency">
            <text:p>974,21 zł</text:p>
          </table:table-cell>
          <table:table-cell table:formula="of:=IF([.A479]=1;TRUNC(1000/[.B479] );IF(OR([.A479]=2;[.A479]=3);0;IF([.F479]&lt;1000;0;IF([.C478]=1;TRUNC(1000/[.B479]);0))))" office:value-type="float" office:value="0" calcext:value-type="float">
            <text:p>0</text:p>
          </table:table-cell>
          <table:table-cell table:formula="of:=IF(OR([.A479]=1;[.A479]=2);0;IF([.E478]=1;[.G479]+[.J478];0))" office:value-type="float" office:value="0" calcext:value-type="float">
            <text:p>0</text:p>
          </table:table-cell>
          <table:table-cell table:style-name="ce9" table:formula="of:=[.F479]-[.B479]*[.G479]+[.B479]*[.H479]" office:value-type="currency" office:currency="PLN" office:value="974.210000000003" calcext:value-type="currency">
            <text:p>974,21 zł</text:p>
          </table:table-cell>
          <table:table-cell table:formula="of:=IF([.A479]=1;[.G479]-[.H479];[.J478]+[.G479]-[.H47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34.27" calcext:value-type="float">
            <text:p>134,27</text:p>
          </table:table-cell>
          <table:table-cell table:formula="of:=IF(AND([.B478]&gt;[.B479];[.B479]&gt;[.B480]);1;0)" office:value-type="float" office:value="0" calcext:value-type="float">
            <text:p>0</text:p>
          </table:table-cell>
          <table:table-cell table:formula="of:=IF([.A480]=1;[.B480];IF([.B480]&gt;[.D479];[.B480];[.D479]))" office:value-type="float" office:value="157.47" calcext:value-type="float">
            <text:p>157,47</text:p>
          </table:table-cell>
          <table:table-cell table:formula="of:=IF([.A480]=1;0;IF([.B480]&gt;[.D479];1;0))" office:value-type="float" office:value="0" calcext:value-type="float">
            <text:p>0</text:p>
          </table:table-cell>
          <table:table-cell table:formula="of:=IF([.A480]=1;5000;[.I479])" office:value-type="currency" office:currency="PLN" office:value="974.210000000003" calcext:value-type="currency">
            <text:p>974,21 zł</text:p>
          </table:table-cell>
          <table:table-cell table:formula="of:=IF([.A480]=1;TRUNC(1000/[.B480] );IF(OR([.A480]=2;[.A480]=3);0;IF([.F480]&lt;1000;0;IF([.C479]=1;TRUNC(1000/[.B480]);0))))" office:value-type="float" office:value="0" calcext:value-type="float">
            <text:p>0</text:p>
          </table:table-cell>
          <table:table-cell table:formula="of:=IF(OR([.A480]=1;[.A480]=2);0;IF([.E479]=1;[.G480]+[.J479];0))" office:value-type="float" office:value="0" calcext:value-type="float">
            <text:p>0</text:p>
          </table:table-cell>
          <table:table-cell table:style-name="ce9" table:formula="of:=[.F480]-[.B480]*[.G480]+[.B480]*[.H480]" office:value-type="currency" office:currency="PLN" office:value="974.210000000003" calcext:value-type="currency">
            <text:p>974,21 zł</text:p>
          </table:table-cell>
          <table:table-cell table:formula="of:=IF([.A480]=1;[.G480]-[.H480];[.J479]+[.G480]-[.H48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34.35" calcext:value-type="float">
            <text:p>134,35</text:p>
          </table:table-cell>
          <table:table-cell table:formula="of:=IF(AND([.B479]&gt;[.B480];[.B480]&gt;[.B481]);1;0)" office:value-type="float" office:value="0" calcext:value-type="float">
            <text:p>0</text:p>
          </table:table-cell>
          <table:table-cell table:formula="of:=IF([.A481]=1;[.B481];IF([.B481]&gt;[.D480];[.B481];[.D480]))" office:value-type="float" office:value="157.47" calcext:value-type="float">
            <text:p>157,47</text:p>
          </table:table-cell>
          <table:table-cell table:formula="of:=IF([.A481]=1;0;IF([.B481]&gt;[.D480];1;0))" office:value-type="float" office:value="0" calcext:value-type="float">
            <text:p>0</text:p>
          </table:table-cell>
          <table:table-cell table:formula="of:=IF([.A481]=1;5000;[.I480])" office:value-type="currency" office:currency="PLN" office:value="974.210000000003" calcext:value-type="currency">
            <text:p>974,21 zł</text:p>
          </table:table-cell>
          <table:table-cell table:formula="of:=IF([.A481]=1;TRUNC(1000/[.B481] );IF(OR([.A481]=2;[.A481]=3);0;IF([.F481]&lt;1000;0;IF([.C480]=1;TRUNC(1000/[.B481]);0))))" office:value-type="float" office:value="0" calcext:value-type="float">
            <text:p>0</text:p>
          </table:table-cell>
          <table:table-cell table:formula="of:=IF(OR([.A481]=1;[.A481]=2);0;IF([.E480]=1;[.G481]+[.J480];0))" office:value-type="float" office:value="0" calcext:value-type="float">
            <text:p>0</text:p>
          </table:table-cell>
          <table:table-cell table:style-name="ce9" table:formula="of:=[.F481]-[.B481]*[.G481]+[.B481]*[.H481]" office:value-type="currency" office:currency="PLN" office:value="974.210000000003" calcext:value-type="currency">
            <text:p>974,21 zł</text:p>
          </table:table-cell>
          <table:table-cell table:formula="of:=IF([.A481]=1;[.G481]-[.H481];[.J480]+[.G481]-[.H48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33.19" calcext:value-type="float">
            <text:p>133,19</text:p>
          </table:table-cell>
          <table:table-cell table:formula="of:=IF(AND([.B480]&gt;[.B481];[.B481]&gt;[.B482]);1;0)" office:value-type="float" office:value="0" calcext:value-type="float">
            <text:p>0</text:p>
          </table:table-cell>
          <table:table-cell table:formula="of:=IF([.A482]=1;[.B482];IF([.B482]&gt;[.D481];[.B482];[.D481]))" office:value-type="float" office:value="157.47" calcext:value-type="float">
            <text:p>157,47</text:p>
          </table:table-cell>
          <table:table-cell table:formula="of:=IF([.A482]=1;0;IF([.B482]&gt;[.D481];1;0))" office:value-type="float" office:value="0" calcext:value-type="float">
            <text:p>0</text:p>
          </table:table-cell>
          <table:table-cell table:formula="of:=IF([.A482]=1;5000;[.I481])" office:value-type="currency" office:currency="PLN" office:value="974.210000000003" calcext:value-type="currency">
            <text:p>974,21 zł</text:p>
          </table:table-cell>
          <table:table-cell table:formula="of:=IF([.A482]=1;TRUNC(1000/[.B482] );IF(OR([.A482]=2;[.A482]=3);0;IF([.F482]&lt;1000;0;IF([.C481]=1;TRUNC(1000/[.B482]);0))))" office:value-type="float" office:value="0" calcext:value-type="float">
            <text:p>0</text:p>
          </table:table-cell>
          <table:table-cell table:formula="of:=IF(OR([.A482]=1;[.A482]=2);0;IF([.E481]=1;[.G482]+[.J481];0))" office:value-type="float" office:value="0" calcext:value-type="float">
            <text:p>0</text:p>
          </table:table-cell>
          <table:table-cell table:style-name="ce9" table:formula="of:=[.F482]-[.B482]*[.G482]+[.B482]*[.H482]" office:value-type="currency" office:currency="PLN" office:value="974.210000000003" calcext:value-type="currency">
            <text:p>974,21 zł</text:p>
          </table:table-cell>
          <table:table-cell table:formula="of:=IF([.A482]=1;[.G482]-[.H482];[.J481]+[.G482]-[.H48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32.1" calcext:value-type="float">
            <text:p>132,1</text:p>
          </table:table-cell>
          <table:table-cell table:formula="of:=IF(AND([.B481]&gt;[.B482];[.B482]&gt;[.B483]);1;0)" office:value-type="float" office:value="1" calcext:value-type="float">
            <text:p>1</text:p>
          </table:table-cell>
          <table:table-cell table:formula="of:=IF([.A483]=1;[.B483];IF([.B483]&gt;[.D482];[.B483];[.D482]))" office:value-type="float" office:value="157.47" calcext:value-type="float">
            <text:p>157,47</text:p>
          </table:table-cell>
          <table:table-cell table:formula="of:=IF([.A483]=1;0;IF([.B483]&gt;[.D482];1;0))" office:value-type="float" office:value="0" calcext:value-type="float">
            <text:p>0</text:p>
          </table:table-cell>
          <table:table-cell table:formula="of:=IF([.A483]=1;5000;[.I482])" office:value-type="currency" office:currency="PLN" office:value="974.210000000003" calcext:value-type="currency">
            <text:p>974,21 zł</text:p>
          </table:table-cell>
          <table:table-cell table:formula="of:=IF([.A483]=1;TRUNC(1000/[.B483] );IF(OR([.A483]=2;[.A483]=3);0;IF([.F483]&lt;1000;0;IF([.C482]=1;TRUNC(1000/[.B483]);0))))" office:value-type="float" office:value="0" calcext:value-type="float">
            <text:p>0</text:p>
          </table:table-cell>
          <table:table-cell table:formula="of:=IF(OR([.A483]=1;[.A483]=2);0;IF([.E482]=1;[.G483]+[.J482];0))" office:value-type="float" office:value="0" calcext:value-type="float">
            <text:p>0</text:p>
          </table:table-cell>
          <table:table-cell table:style-name="ce9" table:formula="of:=[.F483]-[.B483]*[.G483]+[.B483]*[.H483]" office:value-type="currency" office:currency="PLN" office:value="974.210000000003" calcext:value-type="currency">
            <text:p>974,21 zł</text:p>
          </table:table-cell>
          <table:table-cell table:formula="of:=IF([.A483]=1;[.G483]-[.H483];[.J482]+[.G483]-[.H48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32.3" calcext:value-type="float">
            <text:p>132,3</text:p>
          </table:table-cell>
          <table:table-cell table:formula="of:=IF(AND([.B482]&gt;[.B483];[.B483]&gt;[.B484]);1;0)" office:value-type="float" office:value="0" calcext:value-type="float">
            <text:p>0</text:p>
          </table:table-cell>
          <table:table-cell table:formula="of:=IF([.A484]=1;[.B484];IF([.B484]&gt;[.D483];[.B484];[.D483]))" office:value-type="float" office:value="157.47" calcext:value-type="float">
            <text:p>157,47</text:p>
          </table:table-cell>
          <table:table-cell table:formula="of:=IF([.A484]=1;0;IF([.B484]&gt;[.D483];1;0))" office:value-type="float" office:value="0" calcext:value-type="float">
            <text:p>0</text:p>
          </table:table-cell>
          <table:table-cell table:formula="of:=IF([.A484]=1;5000;[.I483])" office:value-type="currency" office:currency="PLN" office:value="974.210000000003" calcext:value-type="currency">
            <text:p>974,21 zł</text:p>
          </table:table-cell>
          <table:table-cell table:formula="of:=IF([.A484]=1;TRUNC(1000/[.B484] );IF(OR([.A484]=2;[.A484]=3);0;IF([.F484]&lt;1000;0;IF([.C483]=1;TRUNC(1000/[.B484]);0))))" office:value-type="float" office:value="0" calcext:value-type="float">
            <text:p>0</text:p>
          </table:table-cell>
          <table:table-cell table:formula="of:=IF(OR([.A484]=1;[.A484]=2);0;IF([.E483]=1;[.G484]+[.J483];0))" office:value-type="float" office:value="0" calcext:value-type="float">
            <text:p>0</text:p>
          </table:table-cell>
          <table:table-cell table:style-name="ce9" table:formula="of:=[.F484]-[.B484]*[.G484]+[.B484]*[.H484]" office:value-type="currency" office:currency="PLN" office:value="974.210000000003" calcext:value-type="currency">
            <text:p>974,21 zł</text:p>
          </table:table-cell>
          <table:table-cell table:formula="of:=IF([.A484]=1;[.G484]-[.H484];[.J483]+[.G484]-[.H48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31.23" calcext:value-type="float">
            <text:p>131,23</text:p>
          </table:table-cell>
          <table:table-cell table:formula="of:=IF(AND([.B483]&gt;[.B484];[.B484]&gt;[.B485]);1;0)" office:value-type="float" office:value="0" calcext:value-type="float">
            <text:p>0</text:p>
          </table:table-cell>
          <table:table-cell table:formula="of:=IF([.A485]=1;[.B485];IF([.B485]&gt;[.D484];[.B485];[.D484]))" office:value-type="float" office:value="157.47" calcext:value-type="float">
            <text:p>157,47</text:p>
          </table:table-cell>
          <table:table-cell table:formula="of:=IF([.A485]=1;0;IF([.B485]&gt;[.D484];1;0))" office:value-type="float" office:value="0" calcext:value-type="float">
            <text:p>0</text:p>
          </table:table-cell>
          <table:table-cell table:formula="of:=IF([.A485]=1;5000;[.I484])" office:value-type="currency" office:currency="PLN" office:value="974.210000000003" calcext:value-type="currency">
            <text:p>974,21 zł</text:p>
          </table:table-cell>
          <table:table-cell table:formula="of:=IF([.A485]=1;TRUNC(1000/[.B485] );IF(OR([.A485]=2;[.A485]=3);0;IF([.F485]&lt;1000;0;IF([.C484]=1;TRUNC(1000/[.B485]);0))))" office:value-type="float" office:value="0" calcext:value-type="float">
            <text:p>0</text:p>
          </table:table-cell>
          <table:table-cell table:formula="of:=IF(OR([.A485]=1;[.A485]=2);0;IF([.E484]=1;[.G485]+[.J484];0))" office:value-type="float" office:value="0" calcext:value-type="float">
            <text:p>0</text:p>
          </table:table-cell>
          <table:table-cell table:style-name="ce9" table:formula="of:=[.F485]-[.B485]*[.G485]+[.B485]*[.H485]" office:value-type="currency" office:currency="PLN" office:value="974.210000000003" calcext:value-type="currency">
            <text:p>974,21 zł</text:p>
          </table:table-cell>
          <table:table-cell table:formula="of:=IF([.A485]=1;[.G485]-[.H485];[.J484]+[.G485]-[.H48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30.09" calcext:value-type="float">
            <text:p>130,09</text:p>
          </table:table-cell>
          <table:table-cell table:formula="of:=IF(AND([.B484]&gt;[.B485];[.B485]&gt;[.B486]);1;0)" office:value-type="float" office:value="1" calcext:value-type="float">
            <text:p>1</text:p>
          </table:table-cell>
          <table:table-cell table:formula="of:=IF([.A486]=1;[.B486];IF([.B486]&gt;[.D485];[.B486];[.D485]))" office:value-type="float" office:value="157.47" calcext:value-type="float">
            <text:p>157,47</text:p>
          </table:table-cell>
          <table:table-cell table:formula="of:=IF([.A486]=1;0;IF([.B486]&gt;[.D485];1;0))" office:value-type="float" office:value="0" calcext:value-type="float">
            <text:p>0</text:p>
          </table:table-cell>
          <table:table-cell table:formula="of:=IF([.A486]=1;5000;[.I485])" office:value-type="currency" office:currency="PLN" office:value="974.210000000003" calcext:value-type="currency">
            <text:p>974,21 zł</text:p>
          </table:table-cell>
          <table:table-cell table:formula="of:=IF([.A486]=1;TRUNC(1000/[.B486] );IF(OR([.A486]=2;[.A486]=3);0;IF([.F486]&lt;1000;0;IF([.C485]=1;TRUNC(1000/[.B486]);0))))" office:value-type="float" office:value="0" calcext:value-type="float">
            <text:p>0</text:p>
          </table:table-cell>
          <table:table-cell table:formula="of:=IF(OR([.A486]=1;[.A486]=2);0;IF([.E485]=1;[.G486]+[.J485];0))" office:value-type="float" office:value="0" calcext:value-type="float">
            <text:p>0</text:p>
          </table:table-cell>
          <table:table-cell table:style-name="ce9" table:formula="of:=[.F486]-[.B486]*[.G486]+[.B486]*[.H486]" office:value-type="currency" office:currency="PLN" office:value="974.210000000003" calcext:value-type="currency">
            <text:p>974,21 zł</text:p>
          </table:table-cell>
          <table:table-cell table:formula="of:=IF([.A486]=1;[.G486]-[.H486];[.J485]+[.G486]-[.H48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31.73" calcext:value-type="float">
            <text:p>131,73</text:p>
          </table:table-cell>
          <table:table-cell table:formula="of:=IF(AND([.B485]&gt;[.B486];[.B486]&gt;[.B487]);1;0)" office:value-type="float" office:value="0" calcext:value-type="float">
            <text:p>0</text:p>
          </table:table-cell>
          <table:table-cell table:formula="of:=IF([.A487]=1;[.B487];IF([.B487]&gt;[.D486];[.B487];[.D486]))" office:value-type="float" office:value="157.47" calcext:value-type="float">
            <text:p>157,47</text:p>
          </table:table-cell>
          <table:table-cell table:formula="of:=IF([.A487]=1;0;IF([.B487]&gt;[.D486];1;0))" office:value-type="float" office:value="0" calcext:value-type="float">
            <text:p>0</text:p>
          </table:table-cell>
          <table:table-cell table:formula="of:=IF([.A487]=1;5000;[.I486])" office:value-type="currency" office:currency="PLN" office:value="974.210000000003" calcext:value-type="currency">
            <text:p>974,21 zł</text:p>
          </table:table-cell>
          <table:table-cell table:formula="of:=IF([.A487]=1;TRUNC(1000/[.B487] );IF(OR([.A487]=2;[.A487]=3);0;IF([.F487]&lt;1000;0;IF([.C486]=1;TRUNC(1000/[.B487]);0))))" office:value-type="float" office:value="0" calcext:value-type="float">
            <text:p>0</text:p>
          </table:table-cell>
          <table:table-cell table:formula="of:=IF(OR([.A487]=1;[.A487]=2);0;IF([.E486]=1;[.G487]+[.J486];0))" office:value-type="float" office:value="0" calcext:value-type="float">
            <text:p>0</text:p>
          </table:table-cell>
          <table:table-cell table:style-name="ce9" table:formula="of:=[.F487]-[.B487]*[.G487]+[.B487]*[.H487]" office:value-type="currency" office:currency="PLN" office:value="974.210000000003" calcext:value-type="currency">
            <text:p>974,21 zł</text:p>
          </table:table-cell>
          <table:table-cell table:formula="of:=IF([.A487]=1;[.G487]-[.H487];[.J486]+[.G487]-[.H48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0.03" calcext:value-type="float">
            <text:p>130,03</text:p>
          </table:table-cell>
          <table:table-cell table:formula="of:=IF(AND([.B486]&gt;[.B487];[.B487]&gt;[.B488]);1;0)" office:value-type="float" office:value="0" calcext:value-type="float">
            <text:p>0</text:p>
          </table:table-cell>
          <table:table-cell table:formula="of:=IF([.A488]=1;[.B488];IF([.B488]&gt;[.D487];[.B488];[.D487]))" office:value-type="float" office:value="157.47" calcext:value-type="float">
            <text:p>157,47</text:p>
          </table:table-cell>
          <table:table-cell table:formula="of:=IF([.A488]=1;0;IF([.B488]&gt;[.D487];1;0))" office:value-type="float" office:value="0" calcext:value-type="float">
            <text:p>0</text:p>
          </table:table-cell>
          <table:table-cell table:formula="of:=IF([.A488]=1;5000;[.I487])" office:value-type="currency" office:currency="PLN" office:value="974.210000000003" calcext:value-type="currency">
            <text:p>974,21 zł</text:p>
          </table:table-cell>
          <table:table-cell table:formula="of:=IF([.A488]=1;TRUNC(1000/[.B488] );IF(OR([.A488]=2;[.A488]=3);0;IF([.F488]&lt;1000;0;IF([.C487]=1;TRUNC(1000/[.B488]);0))))" office:value-type="float" office:value="0" calcext:value-type="float">
            <text:p>0</text:p>
          </table:table-cell>
          <table:table-cell table:formula="of:=IF(OR([.A488]=1;[.A488]=2);0;IF([.E487]=1;[.G488]+[.J487];0))" office:value-type="float" office:value="0" calcext:value-type="float">
            <text:p>0</text:p>
          </table:table-cell>
          <table:table-cell table:style-name="ce9" table:formula="of:=[.F488]-[.B488]*[.G488]+[.B488]*[.H488]" office:value-type="currency" office:currency="PLN" office:value="974.210000000003" calcext:value-type="currency">
            <text:p>974,21 zł</text:p>
          </table:table-cell>
          <table:table-cell table:formula="of:=IF([.A488]=1;[.G488]-[.H488];[.J487]+[.G488]-[.H48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8.21" calcext:value-type="float">
            <text:p>128,21</text:p>
          </table:table-cell>
          <table:table-cell table:formula="of:=IF(AND([.B487]&gt;[.B488];[.B488]&gt;[.B489]);1;0)" office:value-type="float" office:value="1" calcext:value-type="float">
            <text:p>1</text:p>
          </table:table-cell>
          <table:table-cell table:formula="of:=IF([.A489]=1;[.B489];IF([.B489]&gt;[.D488];[.B489];[.D488]))" office:value-type="float" office:value="157.47" calcext:value-type="float">
            <text:p>157,47</text:p>
          </table:table-cell>
          <table:table-cell table:formula="of:=IF([.A489]=1;0;IF([.B489]&gt;[.D488];1;0))" office:value-type="float" office:value="0" calcext:value-type="float">
            <text:p>0</text:p>
          </table:table-cell>
          <table:table-cell table:formula="of:=IF([.A489]=1;5000;[.I488])" office:value-type="currency" office:currency="PLN" office:value="974.210000000003" calcext:value-type="currency">
            <text:p>974,21 zł</text:p>
          </table:table-cell>
          <table:table-cell table:formula="of:=IF([.A489]=1;TRUNC(1000/[.B489] );IF(OR([.A489]=2;[.A489]=3);0;IF([.F489]&lt;1000;0;IF([.C488]=1;TRUNC(1000/[.B489]);0))))" office:value-type="float" office:value="0" calcext:value-type="float">
            <text:p>0</text:p>
          </table:table-cell>
          <table:table-cell table:formula="of:=IF(OR([.A489]=1;[.A489]=2);0;IF([.E488]=1;[.G489]+[.J488];0))" office:value-type="float" office:value="0" calcext:value-type="float">
            <text:p>0</text:p>
          </table:table-cell>
          <table:table-cell table:style-name="ce9" table:formula="of:=[.F489]-[.B489]*[.G489]+[.B489]*[.H489]" office:value-type="currency" office:currency="PLN" office:value="974.210000000003" calcext:value-type="currency">
            <text:p>974,21 zł</text:p>
          </table:table-cell>
          <table:table-cell table:formula="of:=IF([.A489]=1;[.G489]-[.H489];[.J488]+[.G489]-[.H48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8.51" calcext:value-type="float">
            <text:p>128,51</text:p>
          </table:table-cell>
          <table:table-cell table:formula="of:=IF(AND([.B488]&gt;[.B489];[.B489]&gt;[.B490]);1;0)" office:value-type="float" office:value="0" calcext:value-type="float">
            <text:p>0</text:p>
          </table:table-cell>
          <table:table-cell table:formula="of:=IF([.A490]=1;[.B490];IF([.B490]&gt;[.D489];[.B490];[.D489]))" office:value-type="float" office:value="157.47" calcext:value-type="float">
            <text:p>157,47</text:p>
          </table:table-cell>
          <table:table-cell table:formula="of:=IF([.A490]=1;0;IF([.B490]&gt;[.D489];1;0))" office:value-type="float" office:value="0" calcext:value-type="float">
            <text:p>0</text:p>
          </table:table-cell>
          <table:table-cell table:formula="of:=IF([.A490]=1;5000;[.I489])" office:value-type="currency" office:currency="PLN" office:value="974.210000000003" calcext:value-type="currency">
            <text:p>974,21 zł</text:p>
          </table:table-cell>
          <table:table-cell table:formula="of:=IF([.A490]=1;TRUNC(1000/[.B490] );IF(OR([.A490]=2;[.A490]=3);0;IF([.F490]&lt;1000;0;IF([.C489]=1;TRUNC(1000/[.B490]);0))))" office:value-type="float" office:value="0" calcext:value-type="float">
            <text:p>0</text:p>
          </table:table-cell>
          <table:table-cell table:formula="of:=IF(OR([.A490]=1;[.A490]=2);0;IF([.E489]=1;[.G490]+[.J489];0))" office:value-type="float" office:value="0" calcext:value-type="float">
            <text:p>0</text:p>
          </table:table-cell>
          <table:table-cell table:style-name="ce9" table:formula="of:=[.F490]-[.B490]*[.G490]+[.B490]*[.H490]" office:value-type="currency" office:currency="PLN" office:value="974.210000000003" calcext:value-type="currency">
            <text:p>974,21 zł</text:p>
          </table:table-cell>
          <table:table-cell table:formula="of:=IF([.A490]=1;[.G490]-[.H490];[.J489]+[.G490]-[.H49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7.47" calcext:value-type="float">
            <text:p>127,47</text:p>
          </table:table-cell>
          <table:table-cell table:formula="of:=IF(AND([.B489]&gt;[.B490];[.B490]&gt;[.B491]);1;0)" office:value-type="float" office:value="0" calcext:value-type="float">
            <text:p>0</text:p>
          </table:table-cell>
          <table:table-cell table:formula="of:=IF([.A491]=1;[.B491];IF([.B491]&gt;[.D490];[.B491];[.D490]))" office:value-type="float" office:value="157.47" calcext:value-type="float">
            <text:p>157,47</text:p>
          </table:table-cell>
          <table:table-cell table:formula="of:=IF([.A491]=1;0;IF([.B491]&gt;[.D490];1;0))" office:value-type="float" office:value="0" calcext:value-type="float">
            <text:p>0</text:p>
          </table:table-cell>
          <table:table-cell table:formula="of:=IF([.A491]=1;5000;[.I490])" office:value-type="currency" office:currency="PLN" office:value="974.210000000003" calcext:value-type="currency">
            <text:p>974,21 zł</text:p>
          </table:table-cell>
          <table:table-cell table:formula="of:=IF([.A491]=1;TRUNC(1000/[.B491] );IF(OR([.A491]=2;[.A491]=3);0;IF([.F491]&lt;1000;0;IF([.C490]=1;TRUNC(1000/[.B491]);0))))" office:value-type="float" office:value="0" calcext:value-type="float">
            <text:p>0</text:p>
          </table:table-cell>
          <table:table-cell table:formula="of:=IF(OR([.A491]=1;[.A491]=2);0;IF([.E490]=1;[.G491]+[.J490];0))" office:value-type="float" office:value="0" calcext:value-type="float">
            <text:p>0</text:p>
          </table:table-cell>
          <table:table-cell table:style-name="ce9" table:formula="of:=[.F491]-[.B491]*[.G491]+[.B491]*[.H491]" office:value-type="currency" office:currency="PLN" office:value="974.210000000003" calcext:value-type="currency">
            <text:p>974,21 zł</text:p>
          </table:table-cell>
          <table:table-cell table:formula="of:=IF([.A491]=1;[.G491]-[.H491];[.J490]+[.G491]-[.H49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6.24" calcext:value-type="float">
            <text:p>126,24</text:p>
          </table:table-cell>
          <table:table-cell table:formula="of:=IF(AND([.B490]&gt;[.B491];[.B491]&gt;[.B492]);1;0)" office:value-type="float" office:value="1" calcext:value-type="float">
            <text:p>1</text:p>
          </table:table-cell>
          <table:table-cell table:formula="of:=IF([.A492]=1;[.B492];IF([.B492]&gt;[.D491];[.B492];[.D491]))" office:value-type="float" office:value="157.47" calcext:value-type="float">
            <text:p>157,47</text:p>
          </table:table-cell>
          <table:table-cell table:formula="of:=IF([.A492]=1;0;IF([.B492]&gt;[.D491];1;0))" office:value-type="float" office:value="0" calcext:value-type="float">
            <text:p>0</text:p>
          </table:table-cell>
          <table:table-cell table:formula="of:=IF([.A492]=1;5000;[.I491])" office:value-type="currency" office:currency="PLN" office:value="974.210000000003" calcext:value-type="currency">
            <text:p>974,21 zł</text:p>
          </table:table-cell>
          <table:table-cell table:formula="of:=IF([.A492]=1;TRUNC(1000/[.B492] );IF(OR([.A492]=2;[.A492]=3);0;IF([.F492]&lt;1000;0;IF([.C491]=1;TRUNC(1000/[.B492]);0))))" office:value-type="float" office:value="0" calcext:value-type="float">
            <text:p>0</text:p>
          </table:table-cell>
          <table:table-cell table:formula="of:=IF(OR([.A492]=1;[.A492]=2);0;IF([.E491]=1;[.G492]+[.J491];0))" office:value-type="float" office:value="0" calcext:value-type="float">
            <text:p>0</text:p>
          </table:table-cell>
          <table:table-cell table:style-name="ce9" table:formula="of:=[.F492]-[.B492]*[.G492]+[.B492]*[.H492]" office:value-type="currency" office:currency="PLN" office:value="974.210000000003" calcext:value-type="currency">
            <text:p>974,21 zł</text:p>
          </table:table-cell>
          <table:table-cell table:formula="of:=IF([.A492]=1;[.G492]-[.H492];[.J491]+[.G492]-[.H492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.41" calcext:value-type="float">
            <text:p>128,41</text:p>
          </table:table-cell>
          <table:table-cell table:formula="of:=IF(AND([.B491]&gt;[.B492];[.B492]&gt;[.B493]);1;0)" office:value-type="float" office:value="0" calcext:value-type="float">
            <text:p>0</text:p>
          </table:table-cell>
          <table:table-cell table:formula="of:=IF([.A493]=1;[.B493];IF([.B493]&gt;[.D492];[.B493];[.D492]))" office:value-type="float" office:value="157.47" calcext:value-type="float">
            <text:p>157,47</text:p>
          </table:table-cell>
          <table:table-cell table:formula="of:=IF([.A493]=1;0;IF([.B493]&gt;[.D492];1;0))" office:value-type="float" office:value="0" calcext:value-type="float">
            <text:p>0</text:p>
          </table:table-cell>
          <table:table-cell table:formula="of:=IF([.A493]=1;5000;[.I492])" office:value-type="currency" office:currency="PLN" office:value="974.210000000003" calcext:value-type="currency">
            <text:p>974,21 zł</text:p>
          </table:table-cell>
          <table:table-cell table:formula="of:=IF([.A493]=1;TRUNC(1000/[.B493] );IF(OR([.A493]=2;[.A493]=3);0;IF([.F493]&lt;1000;0;IF([.C492]=1;TRUNC(1000/[.B493]);0))))" office:value-type="float" office:value="0" calcext:value-type="float">
            <text:p>0</text:p>
          </table:table-cell>
          <table:table-cell table:formula="of:=IF(OR([.A493]=1;[.A493]=2);0;IF([.E492]=1;[.G493]+[.J492];0))" office:value-type="float" office:value="0" calcext:value-type="float">
            <text:p>0</text:p>
          </table:table-cell>
          <table:table-cell table:style-name="ce9" table:formula="of:=[.F493]-[.B493]*[.G493]+[.B493]*[.H493]" office:value-type="currency" office:currency="PLN" office:value="974.210000000003" calcext:value-type="currency">
            <text:p>974,21 zł</text:p>
          </table:table-cell>
          <table:table-cell table:formula="of:=IF([.A493]=1;[.G493]-[.H493];[.J492]+[.G493]-[.H493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28.56" calcext:value-type="float">
            <text:p>128,56</text:p>
          </table:table-cell>
          <table:table-cell table:formula="of:=IF(AND([.B492]&gt;[.B493];[.B493]&gt;[.B494]);1;0)" office:value-type="float" office:value="0" calcext:value-type="float">
            <text:p>0</text:p>
          </table:table-cell>
          <table:table-cell table:formula="of:=IF([.A494]=1;[.B494];IF([.B494]&gt;[.D493];[.B494];[.D493]))" office:value-type="float" office:value="157.47" calcext:value-type="float">
            <text:p>157,47</text:p>
          </table:table-cell>
          <table:table-cell table:formula="of:=IF([.A494]=1;0;IF([.B494]&gt;[.D493];1;0))" office:value-type="float" office:value="0" calcext:value-type="float">
            <text:p>0</text:p>
          </table:table-cell>
          <table:table-cell table:formula="of:=IF([.A494]=1;5000;[.I493])" office:value-type="currency" office:currency="PLN" office:value="974.210000000003" calcext:value-type="currency">
            <text:p>974,21 zł</text:p>
          </table:table-cell>
          <table:table-cell table:formula="of:=IF([.A494]=1;TRUNC(1000/[.B494] );IF(OR([.A494]=2;[.A494]=3);0;IF([.F494]&lt;1000;0;IF([.C493]=1;TRUNC(1000/[.B494]);0))))" office:value-type="float" office:value="0" calcext:value-type="float">
            <text:p>0</text:p>
          </table:table-cell>
          <table:table-cell table:formula="of:=IF(OR([.A494]=1;[.A494]=2);0;IF([.E493]=1;[.G494]+[.J493];0))" office:value-type="float" office:value="0" calcext:value-type="float">
            <text:p>0</text:p>
          </table:table-cell>
          <table:table-cell table:style-name="ce9" table:formula="of:=[.F494]-[.B494]*[.G494]+[.B494]*[.H494]" office:value-type="currency" office:currency="PLN" office:value="974.210000000003" calcext:value-type="currency">
            <text:p>974,21 zł</text:p>
          </table:table-cell>
          <table:table-cell table:formula="of:=IF([.A494]=1;[.G494]-[.H494];[.J493]+[.G494]-[.H494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28.58" calcext:value-type="float">
            <text:p>128,58</text:p>
          </table:table-cell>
          <table:table-cell table:formula="of:=IF(AND([.B493]&gt;[.B494];[.B494]&gt;[.B495]);1;0)" office:value-type="float" office:value="0" calcext:value-type="float">
            <text:p>0</text:p>
          </table:table-cell>
          <table:table-cell table:formula="of:=IF([.A495]=1;[.B495];IF([.B495]&gt;[.D494];[.B495];[.D494]))" office:value-type="float" office:value="157.47" calcext:value-type="float">
            <text:p>157,47</text:p>
          </table:table-cell>
          <table:table-cell table:formula="of:=IF([.A495]=1;0;IF([.B495]&gt;[.D494];1;0))" office:value-type="float" office:value="0" calcext:value-type="float">
            <text:p>0</text:p>
          </table:table-cell>
          <table:table-cell table:formula="of:=IF([.A495]=1;5000;[.I494])" office:value-type="currency" office:currency="PLN" office:value="974.210000000003" calcext:value-type="currency">
            <text:p>974,21 zł</text:p>
          </table:table-cell>
          <table:table-cell table:formula="of:=IF([.A495]=1;TRUNC(1000/[.B495] );IF(OR([.A495]=2;[.A495]=3);0;IF([.F495]&lt;1000;0;IF([.C494]=1;TRUNC(1000/[.B495]);0))))" office:value-type="float" office:value="0" calcext:value-type="float">
            <text:p>0</text:p>
          </table:table-cell>
          <table:table-cell table:formula="of:=IF(OR([.A495]=1;[.A495]=2);0;IF([.E494]=1;[.G495]+[.J494];0))" office:value-type="float" office:value="0" calcext:value-type="float">
            <text:p>0</text:p>
          </table:table-cell>
          <table:table-cell table:style-name="ce9" table:formula="of:=[.F495]-[.B495]*[.G495]+[.B495]*[.H495]" office:value-type="currency" office:currency="PLN" office:value="974.210000000003" calcext:value-type="currency">
            <text:p>974,21 zł</text:p>
          </table:table-cell>
          <table:table-cell table:formula="of:=IF([.A495]=1;[.G495]-[.H495];[.J494]+[.G495]-[.H495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7.41" calcext:value-type="float">
            <text:p>127,41</text:p>
          </table:table-cell>
          <table:table-cell table:formula="of:=IF(AND([.B494]&gt;[.B495];[.B495]&gt;[.B496]);1;0)" office:value-type="float" office:value="0" calcext:value-type="float">
            <text:p>0</text:p>
          </table:table-cell>
          <table:table-cell table:formula="of:=IF([.A496]=1;[.B496];IF([.B496]&gt;[.D495];[.B496];[.D495]))" office:value-type="float" office:value="157.47" calcext:value-type="float">
            <text:p>157,47</text:p>
          </table:table-cell>
          <table:table-cell table:formula="of:=IF([.A496]=1;0;IF([.B496]&gt;[.D495];1;0))" office:value-type="float" office:value="0" calcext:value-type="float">
            <text:p>0</text:p>
          </table:table-cell>
          <table:table-cell table:formula="of:=IF([.A496]=1;5000;[.I495])" office:value-type="currency" office:currency="PLN" office:value="974.210000000003" calcext:value-type="currency">
            <text:p>974,21 zł</text:p>
          </table:table-cell>
          <table:table-cell table:formula="of:=IF([.A496]=1;TRUNC(1000/[.B496] );IF(OR([.A496]=2;[.A496]=3);0;IF([.F496]&lt;1000;0;IF([.C495]=1;TRUNC(1000/[.B496]);0))))" office:value-type="float" office:value="0" calcext:value-type="float">
            <text:p>0</text:p>
          </table:table-cell>
          <table:table-cell table:formula="of:=IF(OR([.A496]=1;[.A496]=2);0;IF([.E495]=1;[.G496]+[.J495];0))" office:value-type="float" office:value="0" calcext:value-type="float">
            <text:p>0</text:p>
          </table:table-cell>
          <table:table-cell table:style-name="ce9" table:formula="of:=[.F496]-[.B496]*[.G496]+[.B496]*[.H496]" office:value-type="currency" office:currency="PLN" office:value="974.210000000003" calcext:value-type="currency">
            <text:p>974,21 zł</text:p>
          </table:table-cell>
          <table:table-cell table:formula="of:=IF([.A496]=1;[.G496]-[.H496];[.J495]+[.G496]-[.H496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9.69" calcext:value-type="float">
            <text:p>129,69</text:p>
          </table:table-cell>
          <table:table-cell table:formula="of:=IF(AND([.B495]&gt;[.B496];[.B496]&gt;[.B497]);1;0)" office:value-type="float" office:value="0" calcext:value-type="float">
            <text:p>0</text:p>
          </table:table-cell>
          <table:table-cell table:formula="of:=IF([.A497]=1;[.B497];IF([.B497]&gt;[.D496];[.B497];[.D496]))" office:value-type="float" office:value="157.47" calcext:value-type="float">
            <text:p>157,47</text:p>
          </table:table-cell>
          <table:table-cell table:formula="of:=IF([.A497]=1;0;IF([.B497]&gt;[.D496];1;0))" office:value-type="float" office:value="0" calcext:value-type="float">
            <text:p>0</text:p>
          </table:table-cell>
          <table:table-cell table:formula="of:=IF([.A497]=1;5000;[.I496])" office:value-type="currency" office:currency="PLN" office:value="974.210000000003" calcext:value-type="currency">
            <text:p>974,21 zł</text:p>
          </table:table-cell>
          <table:table-cell table:formula="of:=IF([.A497]=1;TRUNC(1000/[.B497] );IF(OR([.A497]=2;[.A497]=3);0;IF([.F497]&lt;1000;0;IF([.C496]=1;TRUNC(1000/[.B497]);0))))" office:value-type="float" office:value="0" calcext:value-type="float">
            <text:p>0</text:p>
          </table:table-cell>
          <table:table-cell table:formula="of:=IF(OR([.A497]=1;[.A497]=2);0;IF([.E496]=1;[.G497]+[.J496];0))" office:value-type="float" office:value="0" calcext:value-type="float">
            <text:p>0</text:p>
          </table:table-cell>
          <table:table-cell table:style-name="ce9" table:formula="of:=[.F497]-[.B497]*[.G497]+[.B497]*[.H497]" office:value-type="currency" office:currency="PLN" office:value="974.210000000003" calcext:value-type="currency">
            <text:p>974,21 zł</text:p>
          </table:table-cell>
          <table:table-cell table:formula="of:=IF([.A497]=1;[.G497]-[.H497];[.J496]+[.G497]-[.H497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28.27" calcext:value-type="float">
            <text:p>128,27</text:p>
          </table:table-cell>
          <table:table-cell table:formula="of:=IF(AND([.B496]&gt;[.B497];[.B497]&gt;[.B498]);1;0)" office:value-type="float" office:value="0" calcext:value-type="float">
            <text:p>0</text:p>
          </table:table-cell>
          <table:table-cell table:formula="of:=IF([.A498]=1;[.B498];IF([.B498]&gt;[.D497];[.B498];[.D497]))" office:value-type="float" office:value="157.47" calcext:value-type="float">
            <text:p>157,47</text:p>
          </table:table-cell>
          <table:table-cell table:formula="of:=IF([.A498]=1;0;IF([.B498]&gt;[.D497];1;0))" office:value-type="float" office:value="0" calcext:value-type="float">
            <text:p>0</text:p>
          </table:table-cell>
          <table:table-cell table:formula="of:=IF([.A498]=1;5000;[.I497])" office:value-type="currency" office:currency="PLN" office:value="974.210000000003" calcext:value-type="currency">
            <text:p>974,21 zł</text:p>
          </table:table-cell>
          <table:table-cell table:formula="of:=IF([.A498]=1;TRUNC(1000/[.B498] );IF(OR([.A498]=2;[.A498]=3);0;IF([.F498]&lt;1000;0;IF([.C497]=1;TRUNC(1000/[.B498]);0))))" office:value-type="float" office:value="0" calcext:value-type="float">
            <text:p>0</text:p>
          </table:table-cell>
          <table:table-cell table:formula="of:=IF(OR([.A498]=1;[.A498]=2);0;IF([.E497]=1;[.G498]+[.J497];0))" office:value-type="float" office:value="0" calcext:value-type="float">
            <text:p>0</text:p>
          </table:table-cell>
          <table:table-cell table:style-name="ce9" table:formula="of:=[.F498]-[.B498]*[.G498]+[.B498]*[.H498]" office:value-type="currency" office:currency="PLN" office:value="974.210000000003" calcext:value-type="currency">
            <text:p>974,21 zł</text:p>
          </table:table-cell>
          <table:table-cell table:formula="of:=IF([.A498]=1;[.G498]-[.H498];[.J497]+[.G498]-[.H498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26.99" calcext:value-type="float">
            <text:p>126,99</text:p>
          </table:table-cell>
          <table:table-cell table:formula="of:=IF(AND([.B497]&gt;[.B498];[.B498]&gt;[.B499]);1;0)" office:value-type="float" office:value="1" calcext:value-type="float">
            <text:p>1</text:p>
          </table:table-cell>
          <table:table-cell table:formula="of:=IF([.A499]=1;[.B499];IF([.B499]&gt;[.D498];[.B499];[.D498]))" office:value-type="float" office:value="157.47" calcext:value-type="float">
            <text:p>157,47</text:p>
          </table:table-cell>
          <table:table-cell table:formula="of:=IF([.A499]=1;0;IF([.B499]&gt;[.D498];1;0))" office:value-type="float" office:value="0" calcext:value-type="float">
            <text:p>0</text:p>
          </table:table-cell>
          <table:table-cell table:formula="of:=IF([.A499]=1;5000;[.I498])" office:value-type="currency" office:currency="PLN" office:value="974.210000000003" calcext:value-type="currency">
            <text:p>974,21 zł</text:p>
          </table:table-cell>
          <table:table-cell table:formula="of:=IF([.A499]=1;TRUNC(1000/[.B499] );IF(OR([.A499]=2;[.A499]=3);0;IF([.F499]&lt;1000;0;IF([.C498]=1;TRUNC(1000/[.B499]);0))))" office:value-type="float" office:value="0" calcext:value-type="float">
            <text:p>0</text:p>
          </table:table-cell>
          <table:table-cell table:formula="of:=IF(OR([.A499]=1;[.A499]=2);0;IF([.E498]=1;[.G499]+[.J498];0))" office:value-type="float" office:value="0" calcext:value-type="float">
            <text:p>0</text:p>
          </table:table-cell>
          <table:table-cell table:style-name="ce9" table:formula="of:=[.F499]-[.B499]*[.G499]+[.B499]*[.H499]" office:value-type="currency" office:currency="PLN" office:value="974.210000000003" calcext:value-type="currency">
            <text:p>974,21 zł</text:p>
          </table:table-cell>
          <table:table-cell table:formula="of:=IF([.A499]=1;[.G499]-[.H499];[.J498]+[.G499]-[.H499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7.03" calcext:value-type="float">
            <text:p>127,03</text:p>
          </table:table-cell>
          <table:table-cell table:formula="of:=IF(AND([.B498]&gt;[.B499];[.B499]&gt;[.B500]);1;0)" office:value-type="float" office:value="0" calcext:value-type="float">
            <text:p>0</text:p>
          </table:table-cell>
          <table:table-cell table:formula="of:=IF([.A500]=1;[.B500];IF([.B500]&gt;[.D499];[.B500];[.D499]))" office:value-type="float" office:value="157.47" calcext:value-type="float">
            <text:p>157,47</text:p>
          </table:table-cell>
          <table:table-cell table:formula="of:=IF([.A500]=1;0;IF([.B500]&gt;[.D499];1;0))" office:value-type="float" office:value="0" calcext:value-type="float">
            <text:p>0</text:p>
          </table:table-cell>
          <table:table-cell table:formula="of:=IF([.A500]=1;5000;[.I499])" office:value-type="currency" office:currency="PLN" office:value="974.210000000003" calcext:value-type="currency">
            <text:p>974,21 zł</text:p>
          </table:table-cell>
          <table:table-cell table:formula="of:=IF([.A500]=1;TRUNC(1000/[.B500] );IF(OR([.A500]=2;[.A500]=3);0;IF([.F500]&lt;1000;0;IF([.C499]=1;TRUNC(1000/[.B500]);0))))" office:value-type="float" office:value="0" calcext:value-type="float">
            <text:p>0</text:p>
          </table:table-cell>
          <table:table-cell table:formula="of:=IF(OR([.A500]=1;[.A500]=2);0;IF([.E499]=1;[.G500]+[.J499];0))" office:value-type="float" office:value="0" calcext:value-type="float">
            <text:p>0</text:p>
          </table:table-cell>
          <table:table-cell table:style-name="ce9" table:formula="of:=[.F500]-[.B500]*[.G500]+[.B500]*[.H500]" office:value-type="currency" office:currency="PLN" office:value="974.210000000003" calcext:value-type="currency">
            <text:p>974,21 zł</text:p>
          </table:table-cell>
          <table:table-cell table:formula="of:=IF([.A500]=1;[.G500]-[.H500];[.J499]+[.G500]-[.H500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7.11" calcext:value-type="float">
            <text:p>127,11</text:p>
          </table:table-cell>
          <table:table-cell table:formula="of:=IF(AND([.B499]&gt;[.B500];[.B500]&gt;[.B501]);1;0)" office:value-type="float" office:value="0" calcext:value-type="float">
            <text:p>0</text:p>
          </table:table-cell>
          <table:table-cell table:formula="of:=IF([.A501]=1;[.B501];IF([.B501]&gt;[.D500];[.B501];[.D500]))" office:value-type="float" office:value="157.47" calcext:value-type="float">
            <text:p>157,47</text:p>
          </table:table-cell>
          <table:table-cell table:formula="of:=IF([.A501]=1;0;IF([.B501]&gt;[.D500];1;0))" office:value-type="float" office:value="0" calcext:value-type="float">
            <text:p>0</text:p>
          </table:table-cell>
          <table:table-cell table:formula="of:=IF([.A501]=1;5000;[.I500])" office:value-type="currency" office:currency="PLN" office:value="974.210000000003" calcext:value-type="currency">
            <text:p>974,21 zł</text:p>
          </table:table-cell>
          <table:table-cell table:formula="of:=IF([.A501]=1;TRUNC(1000/[.B501] );IF(OR([.A501]=2;[.A501]=3);0;IF([.F501]&lt;1000;0;IF([.C500]=1;TRUNC(1000/[.B501]);0))))" office:value-type="float" office:value="0" calcext:value-type="float">
            <text:p>0</text:p>
          </table:table-cell>
          <table:table-cell table:formula="of:=IF(OR([.A501]=1;[.A501]=2);0;IF([.E500]=1;[.G501]+[.J500];0))" office:value-type="float" office:value="0" calcext:value-type="float">
            <text:p>0</text:p>
          </table:table-cell>
          <table:table-cell table:style-name="ce9" table:formula="of:=[.F501]-[.B501]*[.G501]+[.B501]*[.H501]" office:value-type="currency" office:currency="PLN" office:value="974.210000000003" calcext:value-type="currency">
            <text:p>974,21 zł</text:p>
          </table:table-cell>
          <table:table-cell table:formula="of:=IF([.A501]=1;[.G501]-[.H501];[.J500]+[.G501]-[.H501]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table:number-columns-repeated="2"/>
          <table:table-cell table:number-columns-repeated="10"/>
        </table:table-row>
        <table:table-row table:style-name="ro1" table:number-rows-repeated="104807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2" table:target-range-address="'Zadanie 4.03.'.A1:'Zadanie 4.03.'.K501" table:display-filter-buttons="true" table:orientation="column">
          <table:filter>
            <table:filter-and>
              <table:filter-condition table:field-number="10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.00.0000</text:date>, <text:time style:data-style-name="N2" text:time-value="09:16:16.5139775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05T09:34:38.934451522</dc:date>
    <meta:editing-duration>PT1H36M7S</meta:editing-duration>
    <meta:editing-cycles>21</meta:editing-cycles>
    <meta:document-statistic meta:table-count="4" meta:cell-count="155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scatter" chart:style-name="ch1">
        <chart:title svg:x="4.802cm" svg:y="0.316cm" chart:style-name="ch2">
          <text:p>Kurs akcji poszczególnych firm</text:p>
        </chart:title>
        <chart:legend chart:legend-position="end" svg:x="13.453cm" svg:y="3.706cm" style:legend-expansion="high" chart:style-name="ch3"/>
        <chart:plot-area chart:style-name="ch4" table:cell-range-address="'Zadanie 4.01.'.A2:'Zadanie 4.01.'.D501 'Zadanie 4.01.'.B1:'Zadanie 4.01.'.D1" chart:data-source-has-labels="row" svg:x="0.132cm" svg:y="1.273cm" svg:width="12.814cm" svg:height="7.391cm">
          <chartooo:coordinate-region svg:x="0.939cm" svg:y="1.472cm" svg:width="11.727cm" svg:height="6.545cm"/>
          <chart:axis chart:dimension="x" chart:name="primary-x" chart:style-name="ch5">
            <chart:title svg:x="13.176cm" svg:y="7.761cm" chart:style-name="ch6">
              <text:p>nr dnia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Zadanie 4.01.'.B2:'Zadanie 4.01.'.B501" chart:label-cell-address="'Zadanie 4.01.'.B1:'Zadanie 4.01.'.B1" chart:class="chart:scatter">
            <chart:domain table:cell-range-address="'Zadanie 4.01.'.A2:'Zadanie 4.01.'.A501"/>
            <chart:data-point chart:repeated="500"/>
          </chart:series>
          <chart:series chart:style-name="ch10" chart:values-cell-range-address="'Zadanie 4.01.'.C2:'Zadanie 4.01.'.C501" chart:label-cell-address="'Zadanie 4.01.'.C1:'Zadanie 4.01.'.C1" chart:class="chart:scatter">
            <chart:data-point chart:repeated="500"/>
          </chart:series>
          <chart:series chart:style-name="ch11" chart:values-cell-range-address="'Zadanie 4.01.'.D2:'Zadanie 4.01.'.D501" chart:label-cell-address="'Zadanie 4.01.'.D1:'Zadanie 4.01.'.D1" chart:class="chart:scatter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firma_A</text:p>
                <draw:g>
                  <svg:desc>'Zadanie 4.01.'.B1:'Zadanie 4.01.'.B1</svg:desc>
                </draw:g>
              </table:table-cell>
              <table:table-cell office:value-type="string">
                <text:p>firma_B</text:p>
                <draw:g>
                  <svg:desc>'Zadanie 4.01.'.C1:'Zadanie 4.01.'.C1</svg:desc>
                </draw:g>
              </table:table-cell>
              <table:table-cell office:value-type="string">
                <text:p>firma_C</text:p>
                <draw:g>
                  <svg:desc>'Zadanie 4.01.'.D1:'Zadanie 4.01.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Zadanie 4.01.'.A2:'Zadanie 4.01.'.A501</svg:desc>
                </draw:g>
              </table:table-cell>
              <table:table-cell office:value-type="float" office:value="126">
                <text:p>126</text:p>
                <draw:g>
                  <svg:desc>'Zadanie 4.01.'.B2:'Zadanie 4.01.'.B501</svg:desc>
                </draw:g>
              </table:table-cell>
              <table:table-cell office:value-type="float" office:value="135.43">
                <text:p>135.43</text:p>
                <draw:g>
                  <svg:desc>'Zadanie 4.01.'.C2:'Zadanie 4.01.'.C501</svg:desc>
                </draw:g>
              </table:table-cell>
              <table:table-cell office:value-type="float" office:value="65.43">
                <text:p>65.43</text:p>
                <draw:g>
                  <svg:desc>'Zadanie 4.01.'.D2:'Zadanie 4.01.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134.99">
                <text:p>134.99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7">
                <text:p>127</text:p>
              </table:table-cell>
              <table:table-cell office:value-type="float" office:value="134.04">
                <text:p>134.04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  <table:table-cell office:value-type="float" office:value="133.76">
                <text:p>133.76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36.73">
                <text:p>136.73</text:p>
              </table:table-cell>
              <table:table-cell office:value-type="float" office:value="72.26">
                <text:p>7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8.71">
                <text:p>108.71</text:p>
              </table:table-cell>
              <table:table-cell office:value-type="float" office:value="136.49">
                <text:p>136.49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9.82">
                <text:p>109.82</text:p>
              </table:table-cell>
              <table:table-cell office:value-type="float" office:value="139.22">
                <text:p>139.22</text:p>
              </table:table-cell>
              <table:table-cell office:value-type="float" office:value="73.64">
                <text:p>73.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8.34">
                <text:p>108.34</text:p>
              </table:table-cell>
              <table:table-cell office:value-type="float" office:value="138.41">
                <text:p>138.41</text:p>
              </table:table-cell>
              <table:table-cell office:value-type="float" office:value="71.74">
                <text:p>71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8.98">
                <text:p>108.98</text:p>
              </table:table-cell>
              <table:table-cell office:value-type="float" office:value="137.68">
                <text:p>137.68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7.72">
                <text:p>107.72</text:p>
              </table:table-cell>
              <table:table-cell office:value-type="float" office:value="140.59">
                <text:p>140.59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9.1">
                <text:p>109.1</text:p>
              </table:table-cell>
              <table:table-cell office:value-type="float" office:value="143.21">
                <text:p>143.21</text:p>
              </table:table-cell>
              <table:table-cell office:value-type="float" office:value="75.57">
                <text:p>75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7.73">
                <text:p>107.73</text:p>
              </table:table-cell>
              <table:table-cell office:value-type="float" office:value="145.95">
                <text:p>145.95</text:p>
              </table:table-cell>
              <table:table-cell office:value-type="float" office:value="77.37">
                <text:p>77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7.75">
                <text:p>107.75</text:p>
              </table:table-cell>
              <table:table-cell office:value-type="float" office:value="145.35">
                <text:p>145.3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0.02">
                <text:p>110.02</text:p>
              </table:table-cell>
              <table:table-cell office:value-type="float" office:value="145.35">
                <text:p>145.35</text:p>
              </table:table-cell>
              <table:table-cell office:value-type="float" office:value="75.96">
                <text:p>75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2.45">
                <text:p>112.45</text:p>
              </table:table-cell>
              <table:table-cell office:value-type="float" office:value="145.24">
                <text:p>145.24</text:p>
              </table:table-cell>
              <table:table-cell office:value-type="float" office:value="78.04">
                <text:p>78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0.84">
                <text:p>110.84</text:p>
              </table:table-cell>
              <table:table-cell office:value-type="float" office:value="148.19">
                <text:p>148.19</text:p>
              </table:table-cell>
              <table:table-cell office:value-type="float" office:value="78.28">
                <text:p>78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9.06">
                <text:p>109.06</text:p>
              </table:table-cell>
              <table:table-cell office:value-type="float" office:value="146.26">
                <text:p>146.26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7.28">
                <text:p>107.28</text:p>
              </table:table-cell>
              <table:table-cell office:value-type="float" office:value="144.43">
                <text:p>144.43</text:p>
              </table:table-cell>
              <table:table-cell office:value-type="float" office:value="77.45">
                <text:p>77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8.88">
                <text:p>108.88</text:p>
              </table:table-cell>
              <table:table-cell office:value-type="float" office:value="144.19">
                <text:p>144.19</text:p>
              </table:table-cell>
              <table:table-cell office:value-type="float" office:value="76.04">
                <text:p>76.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1.35">
                <text:p>111.35</text:p>
              </table:table-cell>
              <table:table-cell office:value-type="float" office:value="142.59">
                <text:p>142.59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2.72">
                <text:p>112.72</text:p>
              </table:table-cell>
              <table:table-cell office:value-type="float" office:value="142.33">
                <text:p>142.33</text:p>
              </table:table-cell>
              <table:table-cell office:value-type="float" office:value="78.72">
                <text:p>78.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3.08">
                <text:p>113.08</text:p>
              </table:table-cell>
              <table:table-cell office:value-type="float" office:value="141.56">
                <text:p>141.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5.28">
                <text:p>115.28</text:p>
              </table:table-cell>
              <table:table-cell office:value-type="float" office:value="139.78">
                <text:p>139.78</text:p>
              </table:table-cell>
              <table:table-cell office:value-type="float" office:value="79.03">
                <text:p>79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4.25">
                <text:p>114.25</text:p>
              </table:table-cell>
              <table:table-cell office:value-type="float" office:value="142.72">
                <text:p>142.72</text:p>
              </table:table-cell>
              <table:table-cell office:value-type="float" office:value="77.54">
                <text:p>77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2.65">
                <text:p>112.65</text:p>
              </table:table-cell>
              <table:table-cell office:value-type="float" office:value="141.38">
                <text:p>141.38</text:p>
              </table:table-cell>
              <table:table-cell office:value-type="float" office:value="76.08">
                <text:p>76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5.1">
                <text:p>115.1</text:p>
              </table:table-cell>
              <table:table-cell office:value-type="float" office:value="141.34">
                <text:p>141.34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6.76">
                <text:p>116.76</text:p>
              </table:table-cell>
              <table:table-cell office:value-type="float" office:value="140.87">
                <text:p>140.87</text:p>
              </table:table-cell>
              <table:table-cell office:value-type="float" office:value="72.23">
                <text:p>72.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4.96">
                <text:p>114.96</text:p>
              </table:table-cell>
              <table:table-cell office:value-type="float" office:value="139.35">
                <text:p>139.35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3.89">
                <text:p>113.89</text:p>
              </table:table-cell>
              <table:table-cell office:value-type="float" office:value="141.87">
                <text:p>141.87</text:p>
              </table:table-cell>
              <table:table-cell office:value-type="float" office:value="74.19">
                <text:p>74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2.77">
                <text:p>112.77</text:p>
              </table:table-cell>
              <table:table-cell office:value-type="float" office:value="140.41">
                <text:p>140.41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3.51">
                <text:p>113.51</text:p>
              </table:table-cell>
              <table:table-cell office:value-type="float" office:value="138.98">
                <text:p>138.98</text:p>
              </table:table-cell>
              <table:table-cell office:value-type="float" office:value="74.11">
                <text:p>74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2.2">
                <text:p>112.2</text:p>
              </table:table-cell>
              <table:table-cell office:value-type="float" office:value="137.32">
                <text:p>137.32</text:p>
              </table:table-cell>
              <table:table-cell office:value-type="float" office:value="74.75">
                <text:p>74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0.36">
                <text:p>110.36</text:p>
              </table:table-cell>
              <table:table-cell office:value-type="float" office:value="136.93">
                <text:p>136.93</text:p>
              </table:table-cell>
              <table:table-cell office:value-type="float" office:value="72.89">
                <text:p>72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2.47">
                <text:p>112.47</text:p>
              </table:table-cell>
              <table:table-cell office:value-type="float" office:value="136.37">
                <text:p>136.37</text:p>
              </table:table-cell>
              <table:table-cell office:value-type="float" office:value="71.26">
                <text:p>71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2.67">
                <text:p>112.67</text:p>
              </table:table-cell>
              <table:table-cell office:value-type="float" office:value="136.24">
                <text:p>136.24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1.09">
                <text:p>111.09</text:p>
              </table:table-cell>
              <table:table-cell office:value-type="float" office:value="134.69">
                <text:p>134.69</text:p>
              </table:table-cell>
              <table:table-cell office:value-type="float" office:value="73.63">
                <text:p>73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0.06">
                <text:p>110.06</text:p>
              </table:table-cell>
              <table:table-cell office:value-type="float" office:value="137.49">
                <text:p>137.49</text:p>
              </table:table-cell>
              <table:table-cell office:value-type="float" office:value="72.04">
                <text:p>72.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1.55">
                <text:p>111.55</text:p>
              </table:table-cell>
              <table:table-cell office:value-type="float" office:value="135.7">
                <text:p>135.7</text:p>
              </table:table-cell>
              <table:table-cell office:value-type="float" office:value="70.16">
                <text:p>70.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2.25">
                <text:p>112.25</text:p>
              </table:table-cell>
              <table:table-cell office:value-type="float" office:value="134.69">
                <text:p>134.69</text:p>
              </table:table-cell>
              <table:table-cell office:value-type="float" office:value="72.24">
                <text:p>72.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0.59">
                <text:p>110.59</text:p>
              </table:table-cell>
              <table:table-cell office:value-type="float" office:value="133.41">
                <text:p>133.4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9.24">
                <text:p>109.24</text:p>
              </table:table-cell>
              <table:table-cell office:value-type="float" office:value="136.24">
                <text:p>136.24</text:p>
              </table:table-cell>
              <table:table-cell office:value-type="float" office:value="71.67">
                <text:p>71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7.52">
                <text:p>107.52</text:p>
              </table:table-cell>
              <table:table-cell office:value-type="float" office:value="136.22">
                <text:p>136.2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7.97">
                <text:p>107.97</text:p>
              </table:table-cell>
              <table:table-cell office:value-type="float" office:value="135.7">
                <text:p>135.7</text:p>
              </table:table-cell>
              <table:table-cell office:value-type="float" office:value="74.36">
                <text:p>74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6.54">
                <text:p>106.54</text:p>
              </table:table-cell>
              <table:table-cell office:value-type="float" office:value="134.72">
                <text:p>134.72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5.18">
                <text:p>105.18</text:p>
              </table:table-cell>
              <table:table-cell office:value-type="float" office:value="133.13">
                <text:p>133.13</text:p>
              </table:table-cell>
              <table:table-cell office:value-type="float" office:value="71.02">
                <text:p>71.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3.97">
                <text:p>103.97</text:p>
              </table:table-cell>
              <table:table-cell office:value-type="float" office:value="131.48">
                <text:p>131.48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5.17">
                <text:p>105.17</text:p>
              </table:table-cell>
              <table:table-cell office:value-type="float" office:value="131.35">
                <text:p>131.35</text:p>
              </table:table-cell>
              <table:table-cell office:value-type="float" office:value="72.58">
                <text:p>72.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6.1">
                <text:p>106.1</text:p>
              </table:table-cell>
              <table:table-cell office:value-type="float" office:value="131.2">
                <text:p>131.2</text:p>
              </table:table-cell>
              <table:table-cell office:value-type="float" office:value="70.73">
                <text:p>70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7.77">
                <text:p>107.77</text:p>
              </table:table-cell>
              <table:table-cell office:value-type="float" office:value="130.01">
                <text:p>130.01</text:p>
              </table:table-cell>
              <table:table-cell office:value-type="float" office:value="69.03">
                <text:p>69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8.02">
                <text:p>108.02</text:p>
              </table:table-cell>
              <table:table-cell office:value-type="float" office:value="129.72">
                <text:p>129.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8.88">
                <text:p>108.88</text:p>
              </table:table-cell>
              <table:table-cell office:value-type="float" office:value="128.45">
                <text:p>128.45</text:p>
              </table:table-cell>
              <table:table-cell office:value-type="float" office:value="68.27">
                <text:p>68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7.26">
                <text:p>107.26</text:p>
              </table:table-cell>
              <table:table-cell office:value-type="float" office:value="128.39">
                <text:p>128.39</text:p>
              </table:table-cell>
              <table:table-cell office:value-type="float" office:value="68.97">
                <text:p>68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6.11">
                <text:p>106.11</text:p>
              </table:table-cell>
              <table:table-cell office:value-type="float" office:value="127.62">
                <text:p>127.62</text:p>
              </table:table-cell>
              <table:table-cell office:value-type="float" office:value="67.49">
                <text:p>67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4.42">
                <text:p>104.42</text:p>
              </table:table-cell>
              <table:table-cell office:value-type="float" office:value="127.12">
                <text:p>127.12</text:p>
              </table:table-cell>
              <table:table-cell office:value-type="float" office:value="67.79">
                <text:p>67.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6.04">
                <text:p>106.04</text:p>
              </table:table-cell>
              <table:table-cell office:value-type="float" office:value="129.86">
                <text:p>129.86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8.4">
                <text:p>108.4</text:p>
              </table:table-cell>
              <table:table-cell office:value-type="float" office:value="128.14">
                <text:p>128.14</text:p>
              </table:table-cell>
              <table:table-cell office:value-type="float" office:value="69.81">
                <text:p>69.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8.53">
                <text:p>108.53</text:p>
              </table:table-cell>
              <table:table-cell office:value-type="float" office:value="127.11">
                <text:p>127.11</text:p>
              </table:table-cell>
              <table:table-cell office:value-type="float" office:value="67.84">
                <text:p>67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9.46">
                <text:p>109.46</text:p>
              </table:table-cell>
              <table:table-cell office:value-type="float" office:value="125.12">
                <text:p>125.12</text:p>
              </table:table-cell>
              <table:table-cell office:value-type="float" office:value="69.35">
                <text:p>69.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8.32">
                <text:p>108.32</text:p>
              </table:table-cell>
              <table:table-cell office:value-type="float" office:value="123.31">
                <text:p>123.31</text:p>
              </table:table-cell>
              <table:table-cell office:value-type="float" office:value="69.71">
                <text:p>69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6.32">
                <text:p>106.32</text:p>
              </table:table-cell>
              <table:table-cell office:value-type="float" office:value="123.23">
                <text:p>123.23</text:p>
              </table:table-cell>
              <table:table-cell office:value-type="float" office:value="67.77">
                <text:p>67.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1.11">
                <text:p>111.11</text:p>
              </table:table-cell>
              <table:table-cell office:value-type="float" office:value="126.02">
                <text:p>126.02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2.07">
                <text:p>112.07</text:p>
              </table:table-cell>
              <table:table-cell office:value-type="float" office:value="124.34">
                <text:p>124.34</text:p>
              </table:table-cell>
              <table:table-cell office:value-type="float" office:value="71.64">
                <text:p>71.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0.42">
                <text:p>110.42</text:p>
              </table:table-cell>
              <table:table-cell office:value-type="float" office:value="122.71">
                <text:p>122.71</text:p>
              </table:table-cell>
              <table:table-cell office:value-type="float" office:value="73.26">
                <text:p>73.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8.52">
                <text:p>108.52</text:p>
              </table:table-cell>
              <table:table-cell office:value-type="float" office:value="122.53">
                <text:p>122.53</text:p>
              </table:table-cell>
              <table:table-cell office:value-type="float" office:value="73.27">
                <text:p>73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6.63">
                <text:p>106.63</text:p>
              </table:table-cell>
              <table:table-cell office:value-type="float" office:value="122.08">
                <text:p>122.08</text:p>
              </table:table-cell>
              <table:table-cell office:value-type="float" office:value="74.29">
                <text:p>74.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7.24">
                <text:p>107.24</text:p>
              </table:table-cell>
              <table:table-cell office:value-type="float" office:value="124.82">
                <text:p>124.82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9.24">
                <text:p>109.24</text:p>
              </table:table-cell>
              <table:table-cell office:value-type="float" office:value="123.18">
                <text:p>123.18</text:p>
              </table:table-cell>
              <table:table-cell office:value-type="float" office:value="76.38">
                <text:p>76.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8.19">
                <text:p>108.19</text:p>
              </table:table-cell>
              <table:table-cell office:value-type="float" office:value="121.65">
                <text:p>121.65</text:p>
              </table:table-cell>
              <table:table-cell office:value-type="float" office:value="76.71">
                <text:p>76.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6.77">
                <text:p>106.77</text:p>
              </table:table-cell>
              <table:table-cell office:value-type="float" office:value="120.46">
                <text:p>120.46</text:p>
              </table:table-cell>
              <table:table-cell office:value-type="float" office:value="78.13">
                <text:p>78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7.03">
                <text:p>107.03</text:p>
              </table:table-cell>
              <table:table-cell office:value-type="float" office:value="118.94">
                <text:p>118.94</text:p>
              </table:table-cell>
              <table:table-cell office:value-type="float" office:value="79.71">
                <text:p>79.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7.42">
                <text:p>107.42</text:p>
              </table:table-cell>
              <table:table-cell office:value-type="float" office:value="121.35">
                <text:p>121.35</text:p>
              </table:table-cell>
              <table:table-cell office:value-type="float" office:value="81.35">
                <text:p>81.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6.16">
                <text:p>106.16</text:p>
              </table:table-cell>
              <table:table-cell office:value-type="float" office:value="119.53">
                <text:p>119.53</text:p>
              </table:table-cell>
              <table:table-cell office:value-type="float" office:value="79.41">
                <text:p>79.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8.3">
                <text:p>108.3</text:p>
              </table:table-cell>
              <table:table-cell office:value-type="float" office:value="122.07">
                <text:p>122.07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6.46">
                <text:p>106.46</text:p>
              </table:table-cell>
              <table:table-cell office:value-type="float" office:value="121.46">
                <text:p>121.46</text:p>
              </table:table-cell>
              <table:table-cell office:value-type="float" office:value="78.58">
                <text:p>78.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8.61">
                <text:p>108.61</text:p>
              </table:table-cell>
              <table:table-cell office:value-type="float" office:value="121.05">
                <text:p>121.05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7.56">
                <text:p>107.56</text:p>
              </table:table-cell>
              <table:table-cell office:value-type="float" office:value="119.15">
                <text:p>119.15</text:p>
              </table:table-cell>
              <table:table-cell office:value-type="float" office:value="75.13">
                <text:p>75.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9.68">
                <text:p>109.68</text:p>
              </table:table-cell>
              <table:table-cell office:value-type="float" office:value="117.48">
                <text:p>117.48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7.87">
                <text:p>107.87</text:p>
              </table:table-cell>
              <table:table-cell office:value-type="float" office:value="120.35">
                <text:p>120.35</text:p>
              </table:table-cell>
              <table:table-cell office:value-type="float" office:value="71.93">
                <text:p>71.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6.41">
                <text:p>106.41</text:p>
              </table:table-cell>
              <table:table-cell office:value-type="float" office:value="119.66">
                <text:p>119.66</text:p>
              </table:table-cell>
              <table:table-cell office:value-type="float" office:value="72.96">
                <text:p>72.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6.92">
                <text:p>106.92</text:p>
              </table:table-cell>
              <table:table-cell office:value-type="float" office:value="117.79">
                <text:p>117.79</text:p>
              </table:table-cell>
              <table:table-cell office:value-type="float" office:value="74.28">
                <text:p>74.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5.03">
                <text:p>105.03</text:p>
              </table:table-cell>
              <table:table-cell office:value-type="float" office:value="116.78">
                <text:p>116.78</text:p>
              </table:table-cell>
              <table:table-cell office:value-type="float" office:value="75.78">
                <text:p>75.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3.36">
                <text:p>103.36</text:p>
              </table:table-cell>
              <table:table-cell office:value-type="float" office:value="115.69">
                <text:p>115.69</text:p>
              </table:table-cell>
              <table:table-cell office:value-type="float" office:value="76.88">
                <text:p>76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3.78">
                <text:p>103.78</text:p>
              </table:table-cell>
              <table:table-cell office:value-type="float" office:value="114.43">
                <text:p>114.43</text:p>
              </table:table-cell>
              <table:table-cell office:value-type="float" office:value="77.36">
                <text:p>77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3.98">
                <text:p>103.98</text:p>
              </table:table-cell>
              <table:table-cell office:value-type="float" office:value="116.98">
                <text:p>116.98</text:p>
              </table:table-cell>
              <table:table-cell office:value-type="float" office:value="75.79">
                <text:p>75.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2.21">
                <text:p>102.21</text:p>
              </table:table-cell>
              <table:table-cell office:value-type="float" office:value="115.16">
                <text:p>115.16</text:p>
              </table:table-cell>
              <table:table-cell office:value-type="float" office:value="77.34">
                <text:p>77.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0.65">
                <text:p>100.65</text:p>
              </table:table-cell>
              <table:table-cell office:value-type="float" office:value="117.73">
                <text:p>117.73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9.64">
                <text:p>99.64</text:p>
              </table:table-cell>
              <table:table-cell office:value-type="float" office:value="116.14">
                <text:p>116.14</text:p>
              </table:table-cell>
              <table:table-cell office:value-type="float" office:value="80.76">
                <text:p>80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1.26">
                <text:p>101.26</text:p>
              </table:table-cell>
              <table:table-cell office:value-type="float" office:value="114.52">
                <text:p>114.52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2.85">
                <text:p>102.85</text:p>
              </table:table-cell>
              <table:table-cell office:value-type="float" office:value="117.04">
                <text:p>117.04</text:p>
              </table:table-cell>
              <table:table-cell office:value-type="float" office:value="79.25">
                <text:p>79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1.59">
                <text:p>101.59</text:p>
              </table:table-cell>
              <table:table-cell office:value-type="float" office:value="116.49">
                <text:p>116.49</text:p>
              </table:table-cell>
              <table:table-cell office:value-type="float" office:value="80.26">
                <text:p>80.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2.13">
                <text:p>102.13</text:p>
              </table:table-cell>
              <table:table-cell office:value-type="float" office:value="115.06">
                <text:p>115.06</text:p>
              </table:table-cell>
              <table:table-cell office:value-type="float" office:value="81.26">
                <text:p>81.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0.74">
                <text:p>100.74</text:p>
              </table:table-cell>
              <table:table-cell office:value-type="float" office:value="117.47">
                <text:p>117.47</text:p>
              </table:table-cell>
              <table:table-cell office:value-type="float" office:value="81.64">
                <text:p>81.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9.12">
                <text:p>99.12</text:p>
              </table:table-cell>
              <table:table-cell office:value-type="float" office:value="120.19">
                <text:p>120.19</text:p>
              </table:table-cell>
              <table:table-cell office:value-type="float" office:value="79.85">
                <text:p>79.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9.13">
                <text:p>99.13</text:p>
              </table:table-cell>
              <table:table-cell office:value-type="float" office:value="122.89">
                <text:p>122.89</text:p>
              </table:table-cell>
              <table:table-cell office:value-type="float" office:value="81.54">
                <text:p>81.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9.6">
                <text:p>99.6</text:p>
              </table:table-cell>
              <table:table-cell office:value-type="float" office:value="122.61">
                <text:p>122.61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8.53">
                <text:p>98.53</text:p>
              </table:table-cell>
              <table:table-cell office:value-type="float" office:value="122.59">
                <text:p>122.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.74">
                <text:p>98.74</text:p>
              </table:table-cell>
              <table:table-cell office:value-type="float" office:value="125.49">
                <text:p>125.49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.96">
                <text:p>98.96</text:p>
              </table:table-cell>
              <table:table-cell office:value-type="float" office:value="127.95">
                <text:p>127.95</text:p>
              </table:table-cell>
              <table:table-cell office:value-type="float" office:value="79.17">
                <text:p>79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.74">
                <text:p>97.74</text:p>
              </table:table-cell>
              <table:table-cell office:value-type="float" office:value="126.34">
                <text:p>126.34</text:p>
              </table:table-cell>
              <table:table-cell office:value-type="float" office:value="80.29">
                <text:p>80.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84">
                <text:p>95.84</text:p>
              </table:table-cell>
              <table:table-cell office:value-type="float" office:value="128.94">
                <text:p>128.9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4.12">
                <text:p>94.12</text:p>
              </table:table-cell>
              <table:table-cell office:value-type="float" office:value="131.64">
                <text:p>131.64</text:p>
              </table:table-cell>
              <table:table-cell office:value-type="float" office:value="82.75">
                <text:p>82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2.92">
                <text:p>92.92</text:p>
              </table:table-cell>
              <table:table-cell office:value-type="float" office:value="134.62">
                <text:p>134.62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1.81">
                <text:p>91.81</text:p>
              </table:table-cell>
              <table:table-cell office:value-type="float" office:value="134.53">
                <text:p>134.53</text:p>
              </table:table-cell>
              <table:table-cell office:value-type="float" office:value="84.09">
                <text:p>84.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0.67">
                <text:p>90.67</text:p>
              </table:table-cell>
              <table:table-cell office:value-type="float" office:value="137.36">
                <text:p>137.36</text:p>
              </table:table-cell>
              <table:table-cell office:value-type="float" office:value="85.17">
                <text:p>85.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9">
                <text:p>89</text:p>
              </table:table-cell>
              <table:table-cell office:value-type="float" office:value="136.86">
                <text:p>136.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1.41">
                <text:p>91.41</text:p>
              </table:table-cell>
              <table:table-cell office:value-type="float" office:value="136.07">
                <text:p>136.07</text:p>
              </table:table-cell>
              <table:table-cell office:value-type="float" office:value="84.14">
                <text:p>84.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9.57">
                <text:p>89.57</text:p>
              </table:table-cell>
              <table:table-cell office:value-type="float" office:value="134.57">
                <text:p>134.57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7.61">
                <text:p>87.61</text:p>
              </table:table-cell>
              <table:table-cell office:value-type="float" office:value="134.38">
                <text:p>134.38</text:p>
              </table:table-cell>
              <table:table-cell office:value-type="float" office:value="86.34">
                <text:p>86.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6.05">
                <text:p>86.05</text:p>
              </table:table-cell>
              <table:table-cell office:value-type="float" office:value="132.8">
                <text:p>132.8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4.74">
                <text:p>84.74</text:p>
              </table:table-cell>
              <table:table-cell office:value-type="float" office:value="131.24">
                <text:p>131.24</text:p>
              </table:table-cell>
              <table:table-cell office:value-type="float" office:value="86.13">
                <text:p>86.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2.99">
                <text:p>82.99</text:p>
              </table:table-cell>
              <table:table-cell office:value-type="float" office:value="129.4">
                <text:p>129.4</text:p>
              </table:table-cell>
              <table:table-cell office:value-type="float" office:value="87.39">
                <text:p>87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3.24">
                <text:p>83.24</text:p>
              </table:table-cell>
              <table:table-cell office:value-type="float" office:value="128.89">
                <text:p>128.8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2.01">
                <text:p>82.01</text:p>
              </table:table-cell>
              <table:table-cell office:value-type="float" office:value="131.63">
                <text:p>131.63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3.78">
                <text:p>83.78</text:p>
              </table:table-cell>
              <table:table-cell office:value-type="float" office:value="130.61">
                <text:p>130.61</text:p>
              </table:table-cell>
              <table:table-cell office:value-type="float" office:value="91.83">
                <text:p>91.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4.58">
                <text:p>84.58</text:p>
              </table:table-cell>
              <table:table-cell office:value-type="float" office:value="129.29">
                <text:p>129.29</text:p>
              </table:table-cell>
              <table:table-cell office:value-type="float" office:value="93.53">
                <text:p>93.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3.54">
                <text:p>83.54</text:p>
              </table:table-cell>
              <table:table-cell office:value-type="float" office:value="128.64">
                <text:p>128.64</text:p>
              </table:table-cell>
              <table:table-cell office:value-type="float" office:value="93.72">
                <text:p>93.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1.98">
                <text:p>81.98</text:p>
              </table:table-cell>
              <table:table-cell office:value-type="float" office:value="126.95">
                <text:p>126.95</text:p>
              </table:table-cell>
              <table:table-cell office:value-type="float" office:value="94.47">
                <text:p>94.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0.83">
                <text:p>80.83</text:p>
              </table:table-cell>
              <table:table-cell office:value-type="float" office:value="129.85">
                <text:p>129.85</text:p>
              </table:table-cell>
              <table:table-cell office:value-type="float" office:value="94.65">
                <text:p>94.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2.36">
                <text:p>82.36</text:p>
              </table:table-cell>
              <table:table-cell office:value-type="float" office:value="132.72">
                <text:p>132.72</text:p>
              </table:table-cell>
              <table:table-cell office:value-type="float" office:value="92.86">
                <text:p>92.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4.09">
                <text:p>84.09</text:p>
              </table:table-cell>
              <table:table-cell office:value-type="float" office:value="131.2">
                <text:p>131.2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4.24">
                <text:p>84.24</text:p>
              </table:table-cell>
              <table:table-cell office:value-type="float" office:value="130.31">
                <text:p>130.31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2.95">
                <text:p>82.95</text:p>
              </table:table-cell>
              <table:table-cell office:value-type="float" office:value="129.08">
                <text:p>129.08</text:p>
              </table:table-cell>
              <table:table-cell office:value-type="float" office:value="96.18">
                <text:p>96.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1.31">
                <text:p>81.31</text:p>
              </table:table-cell>
              <table:table-cell office:value-type="float" office:value="131.88">
                <text:p>131.88</text:p>
              </table:table-cell>
              <table:table-cell office:value-type="float" office:value="94.72">
                <text:p>94.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79.98">
                <text:p>79.98</text:p>
              </table:table-cell>
              <table:table-cell office:value-type="float" office:value="134.6">
                <text:p>134.6</text:p>
              </table:table-cell>
              <table:table-cell office:value-type="float" office:value="95.97">
                <text:p>95.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2.43">
                <text:p>82.43</text:p>
              </table:table-cell>
              <table:table-cell office:value-type="float" office:value="137.3">
                <text:p>137.3</text:p>
              </table:table-cell>
              <table:table-cell office:value-type="float" office:value="94.21">
                <text:p>94.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2.52">
                <text:p>82.52</text:p>
              </table:table-cell>
              <table:table-cell office:value-type="float" office:value="136.16">
                <text:p>136.16</text:p>
              </table:table-cell>
              <table:table-cell office:value-type="float" office:value="95.42">
                <text:p>95.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4.65">
                <text:p>84.65</text:p>
              </table:table-cell>
              <table:table-cell office:value-type="float" office:value="138.7">
                <text:p>138.7</text:p>
              </table:table-cell>
              <table:table-cell office:value-type="float" office:value="93.76">
                <text:p>93.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6.94">
                <text:p>86.94</text:p>
              </table:table-cell>
              <table:table-cell office:value-type="float" office:value="141.12">
                <text:p>141.12</text:p>
              </table:table-cell>
              <table:table-cell office:value-type="float" office:value="94.56">
                <text:p>94.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5.55">
                <text:p>85.55</text:p>
              </table:table-cell>
              <table:table-cell office:value-type="float" office:value="139.78">
                <text:p>139.78</text:p>
              </table:table-cell>
              <table:table-cell office:value-type="float" office:value="92.73">
                <text:p>92.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3.97">
                <text:p>83.97</text:p>
              </table:table-cell>
              <table:table-cell office:value-type="float" office:value="139.46">
                <text:p>139.46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6.02">
                <text:p>86.02</text:p>
              </table:table-cell>
              <table:table-cell office:value-type="float" office:value="137.97">
                <text:p>137.97</text:p>
              </table:table-cell>
              <table:table-cell office:value-type="float" office:value="94.61">
                <text:p>94.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6.22">
                <text:p>86.22</text:p>
              </table:table-cell>
              <table:table-cell office:value-type="float" office:value="140.64">
                <text:p>140.64</text:p>
              </table:table-cell>
              <table:table-cell office:value-type="float" office:value="95.66">
                <text:p>95.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5.22">
                <text:p>85.22</text:p>
              </table:table-cell>
              <table:table-cell office:value-type="float" office:value="140.3">
                <text:p>140.3</text:p>
              </table:table-cell>
              <table:table-cell office:value-type="float" office:value="96.73">
                <text:p>96.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7.49">
                <text:p>87.49</text:p>
              </table:table-cell>
              <table:table-cell office:value-type="float" office:value="140.18">
                <text:p>140.18</text:p>
              </table:table-cell>
              <table:table-cell office:value-type="float" office:value="98.18">
                <text:p>98.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6.28">
                <text:p>86.28</text:p>
              </table:table-cell>
              <table:table-cell office:value-type="float" office:value="138.26">
                <text:p>138.26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5.13">
                <text:p>85.13</text:p>
              </table:table-cell>
              <table:table-cell office:value-type="float" office:value="136.72">
                <text:p>136.72</text:p>
              </table:table-cell>
              <table:table-cell office:value-type="float" office:value="98.19">
                <text:p>98.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5.52">
                <text:p>85.52</text:p>
              </table:table-cell>
              <table:table-cell office:value-type="float" office:value="136.54">
                <text:p>136.54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7.25">
                <text:p>87.25</text:p>
              </table:table-cell>
              <table:table-cell office:value-type="float" office:value="135.39">
                <text:p>135.39</text:p>
              </table:table-cell>
              <table:table-cell office:value-type="float" office:value="100.95">
                <text:p>100.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6.24">
                <text:p>86.24</text:p>
              </table:table-cell>
              <table:table-cell office:value-type="float" office:value="134.08">
                <text:p>134.08</text:p>
              </table:table-cell>
              <table:table-cell office:value-type="float" office:value="99.54">
                <text:p>99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4.92">
                <text:p>84.92</text:p>
              </table:table-cell>
              <table:table-cell office:value-type="float" office:value="133.26">
                <text:p>133.26</text:p>
              </table:table-cell>
              <table:table-cell office:value-type="float" office:value="101.54">
                <text:p>101.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7.16">
                <text:p>87.16</text:p>
              </table:table-cell>
              <table:table-cell office:value-type="float" office:value="132.34">
                <text:p>132.34</text:p>
              </table:table-cell>
              <table:table-cell office:value-type="float" office:value="101.73">
                <text:p>101.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5.98">
                <text:p>85.98</text:p>
              </table:table-cell>
              <table:table-cell office:value-type="float" office:value="135.11">
                <text:p>135.11</text:p>
              </table:table-cell>
              <table:table-cell office:value-type="float" office:value="101.74">
                <text:p>101.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8.4">
                <text:p>88.4</text:p>
              </table:table-cell>
              <table:table-cell office:value-type="float" office:value="135">
                <text:p>135</text:p>
              </table:table-cell>
              <table:table-cell office:value-type="float" office:value="100.01">
                <text:p>100.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6.92">
                <text:p>86.92</text:p>
              </table:table-cell>
              <table:table-cell office:value-type="float" office:value="133.35">
                <text:p>133.35</text:p>
              </table:table-cell>
              <table:table-cell office:value-type="float" office:value="98.39">
                <text:p>98.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5.46">
                <text:p>85.46</text:p>
              </table:table-cell>
              <table:table-cell office:value-type="float" office:value="132.09">
                <text:p>132.09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6.18">
                <text:p>86.18</text:p>
              </table:table-cell>
              <table:table-cell office:value-type="float" office:value="131.82">
                <text:p>131.82</text:p>
              </table:table-cell>
              <table:table-cell office:value-type="float" office:value="97.95">
                <text:p>97.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5.09">
                <text:p>85.09</text:p>
              </table:table-cell>
              <table:table-cell office:value-type="float" office:value="134.54">
                <text:p>134.54</text:p>
              </table:table-cell>
              <table:table-cell office:value-type="float" office:value="96.33">
                <text:p>96.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3.71">
                <text:p>83.71</text:p>
              </table:table-cell>
              <table:table-cell office:value-type="float" office:value="137.08">
                <text:p>137.08</text:p>
              </table:table-cell>
              <table:table-cell office:value-type="float" office:value="94.86">
                <text:p>94.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5.66">
                <text:p>85.66</text:p>
              </table:table-cell>
              <table:table-cell office:value-type="float" office:value="136.36">
                <text:p>136.36</text:p>
              </table:table-cell>
              <table:table-cell office:value-type="float" office:value="96.17">
                <text:p>96.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5.94">
                <text:p>85.94</text:p>
              </table:table-cell>
              <table:table-cell office:value-type="float" office:value="134.98">
                <text:p>134.98</text:p>
              </table:table-cell>
              <table:table-cell office:value-type="float" office:value="97.44">
                <text:p>97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7.4">
                <text:p>87.4</text:p>
              </table:table-cell>
              <table:table-cell office:value-type="float" office:value="133.44">
                <text:p>133.44</text:p>
              </table:table-cell>
              <table:table-cell office:value-type="float" office:value="98.68">
                <text:p>98.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6.27">
                <text:p>86.27</text:p>
              </table:table-cell>
              <table:table-cell office:value-type="float" office:value="132.32">
                <text:p>132.32</text:p>
              </table:table-cell>
              <table:table-cell office:value-type="float" office:value="99.99">
                <text:p>99.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8.03">
                <text:p>88.03</text:p>
              </table:table-cell>
              <table:table-cell office:value-type="float" office:value="132.25">
                <text:p>132.25</text:p>
              </table:table-cell>
              <table:table-cell office:value-type="float" office:value="100.81">
                <text:p>100.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8.79">
                <text:p>88.79</text:p>
              </table:table-cell>
              <table:table-cell office:value-type="float" office:value="134.86">
                <text:p>134.86</text:p>
              </table:table-cell>
              <table:table-cell office:value-type="float" office:value="100.92">
                <text:p>100.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9.7">
                <text:p>89.7</text:p>
              </table:table-cell>
              <table:table-cell office:value-type="float" office:value="133.21">
                <text:p>133.21</text:p>
              </table:table-cell>
              <table:table-cell office:value-type="float" office:value="102.29">
                <text:p>102.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0.26">
                <text:p>90.26</text:p>
              </table:table-cell>
              <table:table-cell office:value-type="float" office:value="131.81">
                <text:p>131.81</text:p>
              </table:table-cell>
              <table:table-cell office:value-type="float" office:value="100.76">
                <text:p>100.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8.27">
                <text:p>88.27</text:p>
              </table:table-cell>
              <table:table-cell office:value-type="float" office:value="131">
                <text:p>131</text:p>
              </table:table-cell>
              <table:table-cell office:value-type="float" office:value="102.48">
                <text:p>102.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8.73">
                <text:p>88.73</text:p>
              </table:table-cell>
              <table:table-cell office:value-type="float" office:value="130.27">
                <text:p>130.27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7.13">
                <text:p>87.13</text:p>
              </table:table-cell>
              <table:table-cell office:value-type="float" office:value="128.56">
                <text:p>128.56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5.68">
                <text:p>85.68</text:p>
              </table:table-cell>
              <table:table-cell office:value-type="float" office:value="127.84">
                <text:p>127.84</text:p>
              </table:table-cell>
              <table:table-cell office:value-type="float" office:value="106.69">
                <text:p>106.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4.27">
                <text:p>84.27</text:p>
              </table:table-cell>
              <table:table-cell office:value-type="float" office:value="127.42">
                <text:p>127.42</text:p>
              </table:table-cell>
              <table:table-cell office:value-type="float" office:value="106.85">
                <text:p>106.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2.68">
                <text:p>82.68</text:p>
              </table:table-cell>
              <table:table-cell office:value-type="float" office:value="127.09">
                <text:p>127.09</text:p>
              </table:table-cell>
              <table:table-cell office:value-type="float" office:value="107.25">
                <text:p>107.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4.44">
                <text:p>84.44</text:p>
              </table:table-cell>
              <table:table-cell office:value-type="float" office:value="126.43">
                <text:p>126.43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5.82">
                <text:p>85.82</text:p>
              </table:table-cell>
              <table:table-cell office:value-type="float" office:value="126.31">
                <text:p>126.31</text:p>
              </table:table-cell>
              <table:table-cell office:value-type="float" office:value="110.27">
                <text:p>110.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4.73">
                <text:p>84.73</text:p>
              </table:table-cell>
              <table:table-cell office:value-type="float" office:value="129.23">
                <text:p>129.23</text:p>
              </table:table-cell>
              <table:table-cell office:value-type="float" office:value="110.94">
                <text:p>110.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6.08">
                <text:p>86.08</text:p>
              </table:table-cell>
              <table:table-cell office:value-type="float" office:value="128.37">
                <text:p>128.37</text:p>
              </table:table-cell>
              <table:table-cell office:value-type="float" office:value="109.26">
                <text:p>109.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7.8">
                <text:p>87.8</text:p>
              </table:table-cell>
              <table:table-cell office:value-type="float" office:value="128.21">
                <text:p>128.21</text:p>
              </table:table-cell>
              <table:table-cell office:value-type="float" office:value="110.98">
                <text:p>110.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6.31">
                <text:p>86.31</text:p>
              </table:table-cell>
              <table:table-cell office:value-type="float" office:value="130.98">
                <text:p>130.98</text:p>
              </table:table-cell>
              <table:table-cell office:value-type="float" office:value="111.8">
                <text:p>111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4.68">
                <text:p>84.68</text:p>
              </table:table-cell>
              <table:table-cell office:value-type="float" office:value="130.07">
                <text:p>130.07</text:p>
              </table:table-cell>
              <table:table-cell office:value-type="float" office:value="110.07">
                <text:p>110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2.77">
                <text:p>82.77</text:p>
              </table:table-cell>
              <table:table-cell office:value-type="float" office:value="129.9">
                <text:p>129.9</text:p>
              </table:table-cell>
              <table:table-cell office:value-type="float" office:value="110.79">
                <text:p>110.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0.95">
                <text:p>80.95</text:p>
              </table:table-cell>
              <table:table-cell office:value-type="float" office:value="129.86">
                <text:p>129.86</text:p>
              </table:table-cell>
              <table:table-cell office:value-type="float" office:value="109.17">
                <text:p>109.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1.61">
                <text:p>81.61</text:p>
              </table:table-cell>
              <table:table-cell office:value-type="float" office:value="128.05">
                <text:p>128.05</text:p>
              </table:table-cell>
              <table:table-cell office:value-type="float" office:value="107.31">
                <text:p>107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2.19">
                <text:p>82.19</text:p>
              </table:table-cell>
              <table:table-cell office:value-type="float" office:value="130.53">
                <text:p>130.53</text:p>
              </table:table-cell>
              <table:table-cell office:value-type="float" office:value="107.72">
                <text:p>107.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0.69">
                <text:p>80.69</text:p>
              </table:table-cell>
              <table:table-cell office:value-type="float" office:value="130.22">
                <text:p>130.22</text:p>
              </table:table-cell>
              <table:table-cell office:value-type="float" office:value="105.87">
                <text:p>105.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1.66">
                <text:p>81.66</text:p>
              </table:table-cell>
              <table:table-cell office:value-type="float" office:value="129.61">
                <text:p>129.61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0.06">
                <text:p>80.06</text:p>
              </table:table-cell>
              <table:table-cell office:value-type="float" office:value="128.19">
                <text:p>128.1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78.96">
                <text:p>78.96</text:p>
              </table:table-cell>
              <table:table-cell office:value-type="float" office:value="127.64">
                <text:p>127.64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0.52">
                <text:p>80.52</text:p>
              </table:table-cell>
              <table:table-cell office:value-type="float" office:value="126.21">
                <text:p>126.21</text:p>
              </table:table-cell>
              <table:table-cell office:value-type="float" office:value="106.27">
                <text:p>106.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1.67">
                <text:p>81.67</text:p>
              </table:table-cell>
              <table:table-cell office:value-type="float" office:value="124.23">
                <text:p>124.23</text:p>
              </table:table-cell>
              <table:table-cell office:value-type="float" office:value="108.33">
                <text:p>108.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2.11">
                <text:p>82.11</text:p>
              </table:table-cell>
              <table:table-cell office:value-type="float" office:value="123.24">
                <text:p>123.24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3.32">
                <text:p>83.32</text:p>
              </table:table-cell>
              <table:table-cell office:value-type="float" office:value="126.19">
                <text:p>126.19</text:p>
              </table:table-cell>
              <table:table-cell office:value-type="float" office:value="107.37">
                <text:p>107.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4.79">
                <text:p>84.79</text:p>
              </table:table-cell>
              <table:table-cell office:value-type="float" office:value="129.05">
                <text:p>129.05</text:p>
              </table:table-cell>
              <table:table-cell office:value-type="float" office:value="107.76">
                <text:p>107.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3.25">
                <text:p>83.25</text:p>
              </table:table-cell>
              <table:table-cell office:value-type="float" office:value="128.65">
                <text:p>128.65</text:p>
              </table:table-cell>
              <table:table-cell office:value-type="float" office:value="108.37">
                <text:p>108.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1.32">
                <text:p>81.32</text:p>
              </table:table-cell>
              <table:table-cell office:value-type="float" office:value="126.93">
                <text:p>126.93</text:p>
              </table:table-cell>
              <table:table-cell office:value-type="float" office:value="109.22">
                <text:p>109.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2.7">
                <text:p>82.7</text:p>
              </table:table-cell>
              <table:table-cell office:value-type="float" office:value="129.41">
                <text:p>129.41</text:p>
              </table:table-cell>
              <table:table-cell office:value-type="float" office:value="107.78">
                <text:p>107.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4.81">
                <text:p>84.81</text:p>
              </table:table-cell>
              <table:table-cell office:value-type="float" office:value="129.25">
                <text:p>129.25</text:p>
              </table:table-cell>
              <table:table-cell office:value-type="float" office:value="109.71">
                <text:p>109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6.6">
                <text:p>86.6</text:p>
              </table:table-cell>
              <table:table-cell office:value-type="float" office:value="129.17">
                <text:p>129.17</text:p>
              </table:table-cell>
              <table:table-cell office:value-type="float" office:value="107.74">
                <text:p>107.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7.71">
                <text:p>87.71</text:p>
              </table:table-cell>
              <table:table-cell office:value-type="float" office:value="127.81">
                <text:p>127.81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6.58">
                <text:p>86.58</text:p>
              </table:table-cell>
              <table:table-cell office:value-type="float" office:value="130.62">
                <text:p>130.62</text:p>
              </table:table-cell>
              <table:table-cell office:value-type="float" office:value="111.27">
                <text:p>111.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5.23">
                <text:p>85.23</text:p>
              </table:table-cell>
              <table:table-cell office:value-type="float" office:value="129.24">
                <text:p>129.24</text:p>
              </table:table-cell>
              <table:table-cell office:value-type="float" office:value="109.41">
                <text:p>109.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7.45">
                <text:p>87.45</text:p>
              </table:table-cell>
              <table:table-cell office:value-type="float" office:value="128.72">
                <text:p>128.72</text:p>
              </table:table-cell>
              <table:table-cell office:value-type="float" office:value="109.72">
                <text:p>109.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6.12">
                <text:p>86.12</text:p>
              </table:table-cell>
              <table:table-cell office:value-type="float" office:value="128.01">
                <text:p>128.01</text:p>
              </table:table-cell>
              <table:table-cell office:value-type="float" office:value="108.19">
                <text:p>108.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7.45">
                <text:p>87.45</text:p>
              </table:table-cell>
              <table:table-cell office:value-type="float" office:value="127.99">
                <text:p>127.99</text:p>
              </table:table-cell>
              <table:table-cell office:value-type="float" office:value="109.68">
                <text:p>109.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9.49">
                <text:p>89.49</text:p>
              </table:table-cell>
              <table:table-cell office:value-type="float" office:value="126.59">
                <text:p>126.59</text:p>
              </table:table-cell>
              <table:table-cell office:value-type="float" office:value="110.39">
                <text:p>110.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7.85">
                <text:p>87.85</text:p>
              </table:table-cell>
              <table:table-cell office:value-type="float" office:value="125.24">
                <text:p>125.24</text:p>
              </table:table-cell>
              <table:table-cell office:value-type="float" office:value="111.28">
                <text:p>111.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9.46">
                <text:p>89.46</text:p>
              </table:table-cell>
              <table:table-cell office:value-type="float" office:value="123.39">
                <text:p>123.39</text:p>
              </table:table-cell>
              <table:table-cell office:value-type="float" office:value="112.56">
                <text:p>112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7.6">
                <text:p>87.6</text:p>
              </table:table-cell>
              <table:table-cell office:value-type="float" office:value="122.61">
                <text:p>122.61</text:p>
              </table:table-cell>
              <table:table-cell office:value-type="float" office:value="113.15">
                <text:p>113.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7.87">
                <text:p>87.87</text:p>
              </table:table-cell>
              <table:table-cell office:value-type="float" office:value="122.54">
                <text:p>122.54</text:p>
              </table:table-cell>
              <table:table-cell office:value-type="float" office:value="114.21">
                <text:p>114.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8.46">
                <text:p>88.46</text:p>
              </table:table-cell>
              <table:table-cell office:value-type="float" office:value="121.81">
                <text:p>121.81</text:p>
              </table:table-cell>
              <table:table-cell office:value-type="float" office:value="114.89">
                <text:p>114.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0.4">
                <text:p>90.4</text:p>
              </table:table-cell>
              <table:table-cell office:value-type="float" office:value="124.57">
                <text:p>124.57</text:p>
              </table:table-cell>
              <table:table-cell office:value-type="float" office:value="114.91">
                <text:p>114.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8.55">
                <text:p>88.55</text:p>
              </table:table-cell>
              <table:table-cell office:value-type="float" office:value="123.78">
                <text:p>123.78</text:p>
              </table:table-cell>
              <table:table-cell office:value-type="float" office:value="112.97">
                <text:p>112.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6.63">
                <text:p>86.63</text:p>
              </table:table-cell>
              <table:table-cell office:value-type="float" office:value="126.62">
                <text:p>126.62</text:p>
              </table:table-cell>
              <table:table-cell office:value-type="float" office:value="111.12">
                <text:p>111.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8.98">
                <text:p>88.98</text:p>
              </table:table-cell>
              <table:table-cell office:value-type="float" office:value="125.63">
                <text:p>125.63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0.85">
                <text:p>90.85</text:p>
              </table:table-cell>
              <table:table-cell office:value-type="float" office:value="124.55">
                <text:p>124.55</text:p>
              </table:table-cell>
              <table:table-cell office:value-type="float" office:value="113.24">
                <text:p>113.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9.19">
                <text:p>89.19</text:p>
              </table:table-cell>
              <table:table-cell office:value-type="float" office:value="123.8">
                <text:p>123.8</text:p>
              </table:table-cell>
              <table:table-cell office:value-type="float" office:value="111.26">
                <text:p>111.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1.15">
                <text:p>91.15</text:p>
              </table:table-cell>
              <table:table-cell office:value-type="float" office:value="123.76">
                <text:p>123.76</text:p>
              </table:table-cell>
              <table:table-cell office:value-type="float" office:value="109.56">
                <text:p>109.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3.49">
                <text:p>93.49</text:p>
              </table:table-cell>
              <table:table-cell office:value-type="float" office:value="122.59">
                <text:p>122.59</text:p>
              </table:table-cell>
              <table:table-cell office:value-type="float" office:value="109.82">
                <text:p>109.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2.45">
                <text:p>92.45</text:p>
              </table:table-cell>
              <table:table-cell office:value-type="float" office:value="121.07">
                <text:p>121.07</text:p>
              </table:table-cell>
              <table:table-cell office:value-type="float" office:value="111.61">
                <text:p>111.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0.51">
                <text:p>90.51</text:p>
              </table:table-cell>
              <table:table-cell office:value-type="float" office:value="119.15">
                <text:p>119.15</text:p>
              </table:table-cell>
              <table:table-cell office:value-type="float" office:value="110.11">
                <text:p>110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1.65">
                <text:p>91.65</text:p>
              </table:table-cell>
              <table:table-cell office:value-type="float" office:value="122.04">
                <text:p>122.04</text:p>
              </table:table-cell>
              <table:table-cell office:value-type="float" office:value="111.72">
                <text:p>111.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2.92">
                <text:p>92.92</text:p>
              </table:table-cell>
              <table:table-cell office:value-type="float" office:value="120.35">
                <text:p>120.35</text:p>
              </table:table-cell>
              <table:table-cell office:value-type="float" office:value="111.85">
                <text:p>111.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1.21">
                <text:p>91.21</text:p>
              </table:table-cell>
              <table:table-cell office:value-type="float" office:value="119.39">
                <text:p>119.39</text:p>
              </table:table-cell>
              <table:table-cell office:value-type="float" office:value="113.24">
                <text:p>113.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3.43">
                <text:p>93.43</text:p>
              </table:table-cell>
              <table:table-cell office:value-type="float" office:value="118.26">
                <text:p>118.26</text:p>
              </table:table-cell>
              <table:table-cell office:value-type="float" office:value="114.79">
                <text:p>114.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1.8">
                <text:p>91.8</text:p>
              </table:table-cell>
              <table:table-cell office:value-type="float" office:value="117.65">
                <text:p>117.65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1.8">
                <text:p>91.8</text:p>
              </table:table-cell>
              <table:table-cell office:value-type="float" office:value="116.7">
                <text:p>116.7</text:p>
              </table:table-cell>
              <table:table-cell office:value-type="float" office:value="113.27">
                <text:p>113.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2">
                <text:p>92</text:p>
              </table:table-cell>
              <table:table-cell office:value-type="float" office:value="119.54">
                <text:p>119.54</text:p>
              </table:table-cell>
              <table:table-cell office:value-type="float" office:value="111.75">
                <text:p>111.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2.36">
                <text:p>92.36</text:p>
              </table:table-cell>
              <table:table-cell office:value-type="float" office:value="117.82">
                <text:p>117.82</text:p>
              </table:table-cell>
              <table:table-cell office:value-type="float" office:value="112.97">
                <text:p>112.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2.9">
                <text:p>92.9</text:p>
              </table:table-cell>
              <table:table-cell office:value-type="float" office:value="116.68">
                <text:p>116.68</text:p>
              </table:table-cell>
              <table:table-cell office:value-type="float" office:value="114.74">
                <text:p>114.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3.1">
                <text:p>93.1</text:p>
              </table:table-cell>
              <table:table-cell office:value-type="float" office:value="116.12">
                <text:p>116.12</text:p>
              </table:table-cell>
              <table:table-cell office:value-type="float" office:value="115.57">
                <text:p>115.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1.21">
                <text:p>91.21</text:p>
              </table:table-cell>
              <table:table-cell office:value-type="float" office:value="114.56">
                <text:p>114.56</text:p>
              </table:table-cell>
              <table:table-cell office:value-type="float" office:value="116.87">
                <text:p>116.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1.54">
                <text:p>91.54</text:p>
              </table:table-cell>
              <table:table-cell office:value-type="float" office:value="114.52">
                <text:p>114.52</text:p>
              </table:table-cell>
              <table:table-cell office:value-type="float" office:value="114.98">
                <text:p>114.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0.34">
                <text:p>90.34</text:p>
              </table:table-cell>
              <table:table-cell office:value-type="float" office:value="117.21">
                <text:p>117.21</text:p>
              </table:table-cell>
              <table:table-cell office:value-type="float" office:value="115.04">
                <text:p>115.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2.62">
                <text:p>92.62</text:p>
              </table:table-cell>
              <table:table-cell office:value-type="float" office:value="115.46">
                <text:p>115.46</text:p>
              </table:table-cell>
              <table:table-cell office:value-type="float" office:value="113.31">
                <text:p>113.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1.21">
                <text:p>91.21</text:p>
              </table:table-cell>
              <table:table-cell office:value-type="float" office:value="118.16">
                <text:p>118.16</text:p>
              </table:table-cell>
              <table:table-cell office:value-type="float" office:value="114.96">
                <text:p>114.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9.52">
                <text:p>89.52</text:p>
              </table:table-cell>
              <table:table-cell office:value-type="float" office:value="120.88">
                <text:p>120.88</text:p>
              </table:table-cell>
              <table:table-cell office:value-type="float" office:value="116.8">
                <text:p>116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0.34">
                <text:p>90.34</text:p>
              </table:table-cell>
              <table:table-cell office:value-type="float" office:value="119.2">
                <text:p>119.2</text:p>
              </table:table-cell>
              <table:table-cell office:value-type="float" office:value="115.36">
                <text:p>115.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1.91">
                <text:p>91.91</text:p>
              </table:table-cell>
              <table:table-cell office:value-type="float" office:value="121.71">
                <text:p>121.71</text:p>
              </table:table-cell>
              <table:table-cell office:value-type="float" office:value="116.53">
                <text:p>116.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0.8">
                <text:p>90.8</text:p>
              </table:table-cell>
              <table:table-cell office:value-type="float" office:value="121">
                <text:p>121</text:p>
              </table:table-cell>
              <table:table-cell office:value-type="float" office:value="117.96">
                <text:p>117.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8.98">
                <text:p>88.98</text:p>
              </table:table-cell>
              <table:table-cell office:value-type="float" office:value="119.69">
                <text:p>119.69</text:p>
              </table:table-cell>
              <table:table-cell office:value-type="float" office:value="118.03">
                <text:p>118.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9.86">
                <text:p>89.86</text:p>
              </table:table-cell>
              <table:table-cell office:value-type="float" office:value="117.74">
                <text:p>117.74</text:p>
              </table:table-cell>
              <table:table-cell office:value-type="float" office:value="119.61">
                <text:p>119.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8.45">
                <text:p>88.45</text:p>
              </table:table-cell>
              <table:table-cell office:value-type="float" office:value="115.81">
                <text:p>115.81</text:p>
              </table:table-cell>
              <table:table-cell office:value-type="float" office:value="120.03">
                <text:p>120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6.77">
                <text:p>86.77</text:p>
              </table:table-cell>
              <table:table-cell office:value-type="float" office:value="115.06">
                <text:p>115.06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5.63">
                <text:p>85.63</text:p>
              </table:table-cell>
              <table:table-cell office:value-type="float" office:value="117.64">
                <text:p>117.64</text:p>
              </table:table-cell>
              <table:table-cell office:value-type="float" office:value="119.78">
                <text:p>119.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7.73">
                <text:p>87.73</text:p>
              </table:table-cell>
              <table:table-cell office:value-type="float" office:value="116.28">
                <text:p>116.28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9.17">
                <text:p>89.17</text:p>
              </table:table-cell>
              <table:table-cell office:value-type="float" office:value="116.04">
                <text:p>116.04</text:p>
              </table:table-cell>
              <table:table-cell office:value-type="float" office:value="118.56">
                <text:p>118.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8.01">
                <text:p>88.01</text:p>
              </table:table-cell>
              <table:table-cell office:value-type="float" office:value="115.24">
                <text:p>115.24</text:p>
              </table:table-cell>
              <table:table-cell office:value-type="float" office:value="119.36">
                <text:p>119.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8.31">
                <text:p>88.31</text:p>
              </table:table-cell>
              <table:table-cell office:value-type="float" office:value="114.55">
                <text:p>114.55</text:p>
              </table:table-cell>
              <table:table-cell office:value-type="float" office:value="121.42">
                <text:p>121.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6.56">
                <text:p>86.56</text:p>
              </table:table-cell>
              <table:table-cell office:value-type="float" office:value="114.27">
                <text:p>114.27</text:p>
              </table:table-cell>
              <table:table-cell office:value-type="float" office:value="122.84">
                <text:p>122.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7.67">
                <text:p>87.67</text:p>
              </table:table-cell>
              <table:table-cell office:value-type="float" office:value="113.44">
                <text:p>113.44</text:p>
              </table:table-cell>
              <table:table-cell office:value-type="float" office:value="123.27">
                <text:p>123.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8.52">
                <text:p>88.52</text:p>
              </table:table-cell>
              <table:table-cell office:value-type="float" office:value="112.32">
                <text:p>112.32</text:p>
              </table:table-cell>
              <table:table-cell office:value-type="float" office:value="124.11">
                <text:p>124.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7.25">
                <text:p>87.25</text:p>
              </table:table-cell>
              <table:table-cell office:value-type="float" office:value="111.2">
                <text:p>111.2</text:p>
              </table:table-cell>
              <table:table-cell office:value-type="float" office:value="122.69">
                <text:p>122.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5.42">
                <text:p>85.42</text:p>
              </table:table-cell>
              <table:table-cell office:value-type="float" office:value="113.85">
                <text:p>113.85</text:p>
              </table:table-cell>
              <table:table-cell office:value-type="float" office:value="123.41">
                <text:p>123.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6.62">
                <text:p>86.62</text:p>
              </table:table-cell>
              <table:table-cell office:value-type="float" office:value="112.4">
                <text:p>112.4</text:p>
              </table:table-cell>
              <table:table-cell office:value-type="float" office:value="124.95">
                <text:p>124.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8.88">
                <text:p>88.88</text:p>
              </table:table-cell>
              <table:table-cell office:value-type="float" office:value="110.75">
                <text:p>110.75</text:p>
              </table:table-cell>
              <table:table-cell office:value-type="float" office:value="123.43">
                <text:p>123.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1.29">
                <text:p>91.29</text:p>
              </table:table-cell>
              <table:table-cell office:value-type="float" office:value="113.66">
                <text:p>113.66</text:p>
              </table:table-cell>
              <table:table-cell office:value-type="float" office:value="124.69">
                <text:p>124.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3.1">
                <text:p>93.1</text:p>
              </table:table-cell>
              <table:table-cell office:value-type="float" office:value="116.29">
                <text:p>116.29</text:p>
              </table:table-cell>
              <table:table-cell office:value-type="float" office:value="126.35">
                <text:p>126.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3.12">
                <text:p>93.12</text:p>
              </table:table-cell>
              <table:table-cell office:value-type="float" office:value="115.9">
                <text:p>115.9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1.63">
                <text:p>91.63</text:p>
              </table:table-cell>
              <table:table-cell office:value-type="float" office:value="115.81">
                <text:p>115.81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2.81">
                <text:p>92.81</text:p>
              </table:table-cell>
              <table:table-cell office:value-type="float" office:value="118.4">
                <text:p>118.4</text:p>
              </table:table-cell>
              <table:table-cell office:value-type="float" office:value="131.28">
                <text:p>131.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1.5">
                <text:p>91.5</text:p>
              </table:table-cell>
              <table:table-cell office:value-type="float" office:value="117.81">
                <text:p>117.81</text:p>
              </table:table-cell>
              <table:table-cell office:value-type="float" office:value="129.41">
                <text:p>129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9.95">
                <text:p>89.95</text:p>
              </table:table-cell>
              <table:table-cell office:value-type="float" office:value="116.4">
                <text:p>116.4</text:p>
              </table:table-cell>
              <table:table-cell office:value-type="float" office:value="130.46">
                <text:p>130.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8.12">
                <text:p>88.12</text:p>
              </table:table-cell>
              <table:table-cell office:value-type="float" office:value="115.83">
                <text:p>115.83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9.9">
                <text:p>89.9</text:p>
              </table:table-cell>
              <table:table-cell office:value-type="float" office:value="115.44">
                <text:p>115.44</text:p>
              </table:table-cell>
              <table:table-cell office:value-type="float" office:value="130.22">
                <text:p>130.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8.53">
                <text:p>88.53</text:p>
              </table:table-cell>
              <table:table-cell office:value-type="float" office:value="114.28">
                <text:p>114.28</text:p>
              </table:table-cell>
              <table:table-cell office:value-type="float" office:value="128.71">
                <text:p>128.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9.84">
                <text:p>89.84</text:p>
              </table:table-cell>
              <table:table-cell office:value-type="float" office:value="112.41">
                <text:p>112.41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8.49">
                <text:p>88.49</text:p>
              </table:table-cell>
              <table:table-cell office:value-type="float" office:value="111.14">
                <text:p>111.14</text:p>
              </table:table-cell>
              <table:table-cell office:value-type="float" office:value="127.53">
                <text:p>127.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9.57">
                <text:p>89.57</text:p>
              </table:table-cell>
              <table:table-cell office:value-type="float" office:value="110.14">
                <text:p>110.14</text:p>
              </table:table-cell>
              <table:table-cell office:value-type="float" office:value="127.7">
                <text:p>127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8.41">
                <text:p>88.41</text:p>
              </table:table-cell>
              <table:table-cell office:value-type="float" office:value="109.88">
                <text:p>109.88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6.51">
                <text:p>86.51</text:p>
              </table:table-cell>
              <table:table-cell office:value-type="float" office:value="109.46">
                <text:p>109.46</text:p>
              </table:table-cell>
              <table:table-cell office:value-type="float" office:value="126.84">
                <text:p>126.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5.32">
                <text:p>85.32</text:p>
              </table:table-cell>
              <table:table-cell office:value-type="float" office:value="109.05">
                <text:p>109.05</text:p>
              </table:table-cell>
              <table:table-cell office:value-type="float" office:value="127.17">
                <text:p>127.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4.06">
                <text:p>84.06</text:p>
              </table:table-cell>
              <table:table-cell office:value-type="float" office:value="108.22">
                <text:p>108.22</text:p>
              </table:table-cell>
              <table:table-cell office:value-type="float" office:value="127.26">
                <text:p>127.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2.3">
                <text:p>82.3</text:p>
              </table:table-cell>
              <table:table-cell office:value-type="float" office:value="108.01">
                <text:p>108.01</text:p>
              </table:table-cell>
              <table:table-cell office:value-type="float" office:value="127.33">
                <text:p>127.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0.76">
                <text:p>80.76</text:p>
              </table:table-cell>
              <table:table-cell office:value-type="float" office:value="106.11">
                <text:p>106.11</text:p>
              </table:table-cell>
              <table:table-cell office:value-type="float" office:value="128.84">
                <text:p>128.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9.74">
                <text:p>79.74</text:p>
              </table:table-cell>
              <table:table-cell office:value-type="float" office:value="109.11">
                <text:p>109.11</text:p>
              </table:table-cell>
              <table:table-cell office:value-type="float" office:value="130.11">
                <text:p>130.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7.97">
                <text:p>77.97</text:p>
              </table:table-cell>
              <table:table-cell office:value-type="float" office:value="107.8">
                <text:p>107.8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6.87">
                <text:p>76.87</text:p>
              </table:table-cell>
              <table:table-cell office:value-type="float" office:value="107.08">
                <text:p>107.08</text:p>
              </table:table-cell>
              <table:table-cell office:value-type="float" office:value="131.66">
                <text:p>131.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5.68">
                <text:p>75.68</text:p>
              </table:table-cell>
              <table:table-cell office:value-type="float" office:value="106.03">
                <text:p>106.03</text:p>
              </table:table-cell>
              <table:table-cell office:value-type="float" office:value="133.33">
                <text:p>133.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4">
                <text:p>74</text:p>
              </table:table-cell>
              <table:table-cell office:value-type="float" office:value="108.96">
                <text:p>108.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2.63">
                <text:p>72.63</text:p>
              </table:table-cell>
              <table:table-cell office:value-type="float" office:value="111.91">
                <text:p>111.91</text:p>
              </table:table-cell>
              <table:table-cell office:value-type="float" office:value="133.07">
                <text:p>133.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4.45">
                <text:p>74.45</text:p>
              </table:table-cell>
              <table:table-cell office:value-type="float" office:value="110.17">
                <text:p>110.17</text:p>
              </table:table-cell>
              <table:table-cell office:value-type="float" office:value="133.78">
                <text:p>133.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6.71">
                <text:p>76.71</text:p>
              </table:table-cell>
              <table:table-cell office:value-type="float" office:value="112.84">
                <text:p>112.84</text:p>
              </table:table-cell>
              <table:table-cell office:value-type="float" office:value="132.02">
                <text:p>132.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5">
                <text:p>75</text:p>
              </table:table-cell>
              <table:table-cell office:value-type="float" office:value="111.15">
                <text:p>111.15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3.35">
                <text:p>73.35</text:p>
              </table:table-cell>
              <table:table-cell office:value-type="float" office:value="109.91">
                <text:p>109.91</text:p>
              </table:table-cell>
              <table:table-cell office:value-type="float" office:value="132.28">
                <text:p>132.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1.9">
                <text:p>71.9</text:p>
              </table:table-cell>
              <table:table-cell office:value-type="float" office:value="109.19">
                <text:p>109.19</text:p>
              </table:table-cell>
              <table:table-cell office:value-type="float" office:value="132.39">
                <text:p>132.3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0.31">
                <text:p>70.31</text:p>
              </table:table-cell>
              <table:table-cell office:value-type="float" office:value="108.35">
                <text:p>108.35</text:p>
              </table:table-cell>
              <table:table-cell office:value-type="float" office:value="130.94">
                <text:p>130.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68.63">
                <text:p>68.63</text:p>
              </table:table-cell>
              <table:table-cell office:value-type="float" office:value="107.99">
                <text:p>107.99</text:p>
              </table:table-cell>
              <table:table-cell office:value-type="float" office:value="129.53">
                <text:p>129.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1.07">
                <text:p>71.07</text:p>
              </table:table-cell>
              <table:table-cell office:value-type="float" office:value="110.4">
                <text:p>110.4</text:p>
              </table:table-cell>
              <table:table-cell office:value-type="float" office:value="129.55">
                <text:p>129.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2.34">
                <text:p>72.34</text:p>
              </table:table-cell>
              <table:table-cell office:value-type="float" office:value="108.92">
                <text:p>108.92</text:p>
              </table:table-cell>
              <table:table-cell office:value-type="float" office:value="130.43">
                <text:p>130.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1.27">
                <text:p>71.27</text:p>
              </table:table-cell>
              <table:table-cell office:value-type="float" office:value="111.43">
                <text:p>111.43</text:p>
              </table:table-cell>
              <table:table-cell office:value-type="float" office:value="130.89">
                <text:p>130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1.54">
                <text:p>71.54</text:p>
              </table:table-cell>
              <table:table-cell office:value-type="float" office:value="109.43">
                <text:p>109.43</text:p>
              </table:table-cell>
              <table:table-cell office:value-type="float" office:value="129.18">
                <text:p>129.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2.11">
                <text:p>72.11</text:p>
              </table:table-cell>
              <table:table-cell office:value-type="float" office:value="108.76">
                <text:p>108.76</text:p>
              </table:table-cell>
              <table:table-cell office:value-type="float" office:value="129.96">
                <text:p>129.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3.61">
                <text:p>73.61</text:p>
              </table:table-cell>
              <table:table-cell office:value-type="float" office:value="107.21">
                <text:p>107.21</text:p>
              </table:table-cell>
              <table:table-cell office:value-type="float" office:value="130.33">
                <text:p>130.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4.5">
                <text:p>74.5</text:p>
              </table:table-cell>
              <table:table-cell office:value-type="float" office:value="107.13">
                <text:p>107.13</text:p>
              </table:table-cell>
              <table:table-cell office:value-type="float" office:value="130.64">
                <text:p>130.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6.24">
                <text:p>76.24</text:p>
              </table:table-cell>
              <table:table-cell office:value-type="float" office:value="109.71">
                <text:p>109.71</text:p>
              </table:table-cell>
              <table:table-cell office:value-type="float" office:value="130.78">
                <text:p>130.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6.92">
                <text:p>76.92</text:p>
              </table:table-cell>
              <table:table-cell office:value-type="float" office:value="109.26">
                <text:p>109.26</text:p>
              </table:table-cell>
              <table:table-cell office:value-type="float" office:value="129.14">
                <text:p>129.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8.94">
                <text:p>78.94</text:p>
              </table:table-cell>
              <table:table-cell office:value-type="float" office:value="108.08">
                <text:p>108.08</text:p>
              </table:table-cell>
              <table:table-cell office:value-type="float" office:value="130.85">
                <text:p>130.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7.64">
                <text:p>77.64</text:p>
              </table:table-cell>
              <table:table-cell office:value-type="float" office:value="107.52">
                <text:p>107.52</text:p>
              </table:table-cell>
              <table:table-cell office:value-type="float" office:value="131.24">
                <text:p>131.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6.14">
                <text:p>76.14</text:p>
              </table:table-cell>
              <table:table-cell office:value-type="float" office:value="107.35">
                <text:p>107.35</text:p>
              </table:table-cell>
              <table:table-cell office:value-type="float" office:value="131.37">
                <text:p>131.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4.72">
                <text:p>74.72</text:p>
              </table:table-cell>
              <table:table-cell office:value-type="float" office:value="105.74">
                <text:p>105.74</text:p>
              </table:table-cell>
              <table:table-cell office:value-type="float" office:value="129.88">
                <text:p>129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3.02">
                <text:p>73.02</text:p>
              </table:table-cell>
              <table:table-cell office:value-type="float" office:value="105.32">
                <text:p>105.32</text:p>
              </table:table-cell>
              <table:table-cell office:value-type="float" office:value="131.79">
                <text:p>131.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3.42">
                <text:p>73.42</text:p>
              </table:table-cell>
              <table:table-cell office:value-type="float" office:value="103.92">
                <text:p>103.92</text:p>
              </table:table-cell>
              <table:table-cell office:value-type="float" office:value="129.98">
                <text:p>129.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1.85">
                <text:p>71.85</text:p>
              </table:table-cell>
              <table:table-cell office:value-type="float" office:value="103.17">
                <text:p>103.17</text:p>
              </table:table-cell>
              <table:table-cell office:value-type="float" office:value="130.77">
                <text:p>130.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0.02">
                <text:p>70.02</text:p>
              </table:table-cell>
              <table:table-cell office:value-type="float" office:value="102.14">
                <text:p>102.14</text:p>
              </table:table-cell>
              <table:table-cell office:value-type="float" office:value="129.31">
                <text:p>129.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8.36">
                <text:p>68.36</text:p>
              </table:table-cell>
              <table:table-cell office:value-type="float" office:value="101.73">
                <text:p>101.73</text:p>
              </table:table-cell>
              <table:table-cell office:value-type="float" office:value="130.67">
                <text:p>130.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66.99">
                <text:p>66.99</text:p>
              </table:table-cell>
              <table:table-cell office:value-type="float" office:value="100.39">
                <text:p>100.39</text:p>
              </table:table-cell>
              <table:table-cell office:value-type="float" office:value="128.88">
                <text:p>128.8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65.94">
                <text:p>65.94</text:p>
              </table:table-cell>
              <table:table-cell office:value-type="float" office:value="98.52">
                <text:p>98.52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4.15">
                <text:p>64.15</text:p>
              </table:table-cell>
              <table:table-cell office:value-type="float" office:value="101.27">
                <text:p>101.27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5.95">
                <text:p>65.95</text:p>
              </table:table-cell>
              <table:table-cell office:value-type="float" office:value="101.23">
                <text:p>101.23</text:p>
              </table:table-cell>
              <table:table-cell office:value-type="float" office:value="126.64">
                <text:p>126.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7.45">
                <text:p>67.45</text:p>
              </table:table-cell>
              <table:table-cell office:value-type="float" office:value="100.8">
                <text:p>100.8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5.54">
                <text:p>65.54</text:p>
              </table:table-cell>
              <table:table-cell office:value-type="float" office:value="103.36">
                <text:p>103.36</text:p>
              </table:table-cell>
              <table:table-cell office:value-type="float" office:value="127.51">
                <text:p>127.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7.31">
                <text:p>67.31</text:p>
              </table:table-cell>
              <table:table-cell office:value-type="float" office:value="103.09">
                <text:p>103.09</text:p>
              </table:table-cell>
              <table:table-cell office:value-type="float" office:value="128.83">
                <text:p>128.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8.48">
                <text:p>68.48</text:p>
              </table:table-cell>
              <table:table-cell office:value-type="float" office:value="101.33">
                <text:p>101.33</text:p>
              </table:table-cell>
              <table:table-cell office:value-type="float" office:value="126.93">
                <text:p>126.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0.61">
                <text:p>70.61</text:p>
              </table:table-cell>
              <table:table-cell office:value-type="float" office:value="101.33">
                <text:p>101.33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8.95">
                <text:p>68.95</text:p>
              </table:table-cell>
              <table:table-cell office:value-type="float" office:value="100.05">
                <text:p>100.05</text:p>
              </table:table-cell>
              <table:table-cell office:value-type="float" office:value="129.55">
                <text:p>129.5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0.34">
                <text:p>70.34</text:p>
              </table:table-cell>
              <table:table-cell office:value-type="float" office:value="99.1">
                <text:p>99.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2.26">
                <text:p>72.26</text:p>
              </table:table-cell>
              <table:table-cell office:value-type="float" office:value="102.08">
                <text:p>102.08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0.56">
                <text:p>70.56</text:p>
              </table:table-cell>
              <table:table-cell office:value-type="float" office:value="101.44">
                <text:p>101.44</text:p>
              </table:table-cell>
              <table:table-cell office:value-type="float" office:value="131.47">
                <text:p>131.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2.2">
                <text:p>72.2</text:p>
              </table:table-cell>
              <table:table-cell office:value-type="float" office:value="100.09">
                <text:p>100.09</text:p>
              </table:table-cell>
              <table:table-cell office:value-type="float" office:value="131.77">
                <text:p>131.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0.36">
                <text:p>70.36</text:p>
              </table:table-cell>
              <table:table-cell office:value-type="float" office:value="98.49">
                <text:p>98.49</text:p>
              </table:table-cell>
              <table:table-cell office:value-type="float" office:value="132.02">
                <text:p>132.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1.61">
                <text:p>71.61</text:p>
              </table:table-cell>
              <table:table-cell office:value-type="float" office:value="96.78">
                <text:p>96.78</text:p>
              </table:table-cell>
              <table:table-cell office:value-type="float" office:value="133.83">
                <text:p>133.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0.29">
                <text:p>70.29</text:p>
              </table:table-cell>
              <table:table-cell office:value-type="float" office:value="95.63">
                <text:p>95.63</text:p>
              </table:table-cell>
              <table:table-cell office:value-type="float" office:value="135.18">
                <text:p>135.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69.23">
                <text:p>69.23</text:p>
              </table:table-cell>
              <table:table-cell office:value-type="float" office:value="93.96">
                <text:p>93.96</text:p>
              </table:table-cell>
              <table:table-cell office:value-type="float" office:value="137.03">
                <text:p>137.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67.99">
                <text:p>67.99</text:p>
              </table:table-cell>
              <table:table-cell office:value-type="float" office:value="92.27">
                <text:p>92.27</text:p>
              </table:table-cell>
              <table:table-cell office:value-type="float" office:value="138.52">
                <text:p>138.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69.44">
                <text:p>69.44</text:p>
              </table:table-cell>
              <table:table-cell office:value-type="float" office:value="90.35">
                <text:p>90.35</text:p>
              </table:table-cell>
              <table:table-cell office:value-type="float" office:value="137.19">
                <text:p>137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0.47">
                <text:p>70.47</text:p>
              </table:table-cell>
              <table:table-cell office:value-type="float" office:value="92.91">
                <text:p>92.91</text:p>
              </table:table-cell>
              <table:table-cell office:value-type="float" office:value="135.95">
                <text:p>135.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1.23">
                <text:p>71.23</text:p>
              </table:table-cell>
              <table:table-cell office:value-type="float" office:value="91.71">
                <text:p>91.7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0.17">
                <text:p>70.17</text:p>
              </table:table-cell>
              <table:table-cell office:value-type="float" office:value="91.34">
                <text:p>91.34</text:p>
              </table:table-cell>
              <table:table-cell office:value-type="float" office:value="137.67">
                <text:p>137.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1.95">
                <text:p>71.95</text:p>
              </table:table-cell>
              <table:table-cell office:value-type="float" office:value="90.05">
                <text:p>90.05</text:p>
              </table:table-cell>
              <table:table-cell office:value-type="float" office:value="136.63">
                <text:p>136.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3.1">
                <text:p>73.1</text:p>
              </table:table-cell>
              <table:table-cell office:value-type="float" office:value="89.87">
                <text:p>89.87</text:p>
              </table:table-cell>
              <table:table-cell office:value-type="float" office:value="137.87">
                <text:p>137.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4.34">
                <text:p>74.34</text:p>
              </table:table-cell>
              <table:table-cell office:value-type="float" office:value="92.63">
                <text:p>92.63</text:p>
              </table:table-cell>
              <table:table-cell office:value-type="float" office:value="139.09">
                <text:p>139.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5.4">
                <text:p>75.4</text:p>
              </table:table-cell>
              <table:table-cell office:value-type="float" office:value="91.36">
                <text:p>91.36</text:p>
              </table:table-cell>
              <table:table-cell office:value-type="float" office:value="140.12">
                <text:p>140.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5.91">
                <text:p>75.91</text:p>
              </table:table-cell>
              <table:table-cell office:value-type="float" office:value="91.04">
                <text:p>91.04</text:p>
              </table:table-cell>
              <table:table-cell office:value-type="float" office:value="138.57">
                <text:p>138.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4.76">
                <text:p>74.76</text:p>
              </table:table-cell>
              <table:table-cell office:value-type="float" office:value="90.45">
                <text:p>90.45</text:p>
              </table:table-cell>
              <table:table-cell office:value-type="float" office:value="138.84">
                <text:p>138.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5.89">
                <text:p>75.89</text:p>
              </table:table-cell>
              <table:table-cell office:value-type="float" office:value="89.75">
                <text:p>89.75</text:p>
              </table:table-cell>
              <table:table-cell office:value-type="float" office:value="140.71">
                <text:p>140.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7.86">
                <text:p>77.86</text:p>
              </table:table-cell>
              <table:table-cell office:value-type="float" office:value="89.51">
                <text:p>89.51</text:p>
              </table:table-cell>
              <table:table-cell office:value-type="float" office:value="140.85">
                <text:p>140.8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9.27">
                <text:p>79.27</text:p>
              </table:table-cell>
              <table:table-cell office:value-type="float" office:value="88.66">
                <text:p>88.66</text:p>
              </table:table-cell>
              <table:table-cell office:value-type="float" office:value="138.95">
                <text:p>138.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0.73">
                <text:p>80.73</text:p>
              </table:table-cell>
              <table:table-cell office:value-type="float" office:value="88.17">
                <text:p>88.17</text:p>
              </table:table-cell>
              <table:table-cell office:value-type="float" office:value="140.37">
                <text:p>140.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1.01">
                <text:p>81.01</text:p>
              </table:table-cell>
              <table:table-cell office:value-type="float" office:value="87.02">
                <text:p>87.02</text:p>
              </table:table-cell>
              <table:table-cell office:value-type="float" office:value="139.33">
                <text:p>139.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9.97">
                <text:p>79.97</text:p>
              </table:table-cell>
              <table:table-cell office:value-type="float" office:value="86.95">
                <text:p>86.95</text:p>
              </table:table-cell>
              <table:table-cell office:value-type="float" office:value="141.26">
                <text:p>141.2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7.98">
                <text:p>77.98</text:p>
              </table:table-cell>
              <table:table-cell office:value-type="float" office:value="85.86">
                <text:p>85.86</text:p>
              </table:table-cell>
              <table:table-cell office:value-type="float" office:value="142.92">
                <text:p>142.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9.21">
                <text:p>79.21</text:p>
              </table:table-cell>
              <table:table-cell office:value-type="float" office:value="88.48">
                <text:p>88.48</text:p>
              </table:table-cell>
              <table:table-cell office:value-type="float" office:value="145.3">
                <text:p>145.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0.59">
                <text:p>80.59</text:p>
              </table:table-cell>
              <table:table-cell office:value-type="float" office:value="86.96">
                <text:p>86.96</text:p>
              </table:table-cell>
              <table:table-cell office:value-type="float" office:value="143.49">
                <text:p>143.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3.04">
                <text:p>83.04</text:p>
              </table:table-cell>
              <table:table-cell office:value-type="float" office:value="86.49">
                <text:p>86.49</text:p>
              </table:table-cell>
              <table:table-cell office:value-type="float" office:value="145.41">
                <text:p>145.4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4.26">
                <text:p>84.26</text:p>
              </table:table-cell>
              <table:table-cell office:value-type="float" office:value="86.09">
                <text:p>86.0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5.28">
                <text:p>85.28</text:p>
              </table:table-cell>
              <table:table-cell office:value-type="float" office:value="84.37">
                <text:p>84.37</text:p>
              </table:table-cell>
              <table:table-cell office:value-type="float" office:value="146.27">
                <text:p>146.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5.74">
                <text:p>85.74</text:p>
              </table:table-cell>
              <table:table-cell office:value-type="float" office:value="83.22">
                <text:p>83.22</text:p>
              </table:table-cell>
              <table:table-cell office:value-type="float" office:value="148.38">
                <text:p>148.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4.14">
                <text:p>84.14</text:p>
              </table:table-cell>
              <table:table-cell office:value-type="float" office:value="85.72">
                <text:p>85.72</text:p>
              </table:table-cell>
              <table:table-cell office:value-type="float" office:value="150.67">
                <text:p>150.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6.12">
                <text:p>86.12</text:p>
              </table:table-cell>
              <table:table-cell office:value-type="float" office:value="84.73">
                <text:p>84.73</text:p>
              </table:table-cell>
              <table:table-cell office:value-type="float" office:value="150.84">
                <text:p>150.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6.23">
                <text:p>86.23</text:p>
              </table:table-cell>
              <table:table-cell office:value-type="float" office:value="84.15">
                <text:p>84.15</text:p>
              </table:table-cell>
              <table:table-cell office:value-type="float" office:value="149.73">
                <text:p>149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4.78">
                <text:p>84.78</text:p>
              </table:table-cell>
              <table:table-cell office:value-type="float" office:value="83.26">
                <text:p>83.26</text:p>
              </table:table-cell>
              <table:table-cell office:value-type="float" office:value="148.35">
                <text:p>148.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6.91">
                <text:p>86.91</text:p>
              </table:table-cell>
              <table:table-cell office:value-type="float" office:value="82.5">
                <text:p>82.5</text:p>
              </table:table-cell>
              <table:table-cell office:value-type="float" office:value="150.61">
                <text:p>150.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5.3">
                <text:p>85.3</text:p>
              </table:table-cell>
              <table:table-cell office:value-type="float" office:value="81.74">
                <text:p>81.74</text:p>
              </table:table-cell>
              <table:table-cell office:value-type="float" office:value="148.95">
                <text:p>148.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3.64">
                <text:p>83.64</text:p>
              </table:table-cell>
              <table:table-cell office:value-type="float" office:value="84.27">
                <text:p>84.27</text:p>
              </table:table-cell>
              <table:table-cell office:value-type="float" office:value="147.17">
                <text:p>147.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2.5">
                <text:p>82.5</text:p>
              </table:table-cell>
              <table:table-cell office:value-type="float" office:value="83">
                <text:p>83</text:p>
              </table:table-cell>
              <table:table-cell office:value-type="float" office:value="147.86">
                <text:p>147.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3.5">
                <text:p>83.5</text:p>
              </table:table-cell>
              <table:table-cell office:value-type="float" office:value="85.99">
                <text:p>85.99</text:p>
              </table:table-cell>
              <table:table-cell office:value-type="float" office:value="149.49">
                <text:p>149.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5.49">
                <text:p>85.49</text:p>
              </table:table-cell>
              <table:table-cell office:value-type="float" office:value="84.29">
                <text:p>84.29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7.71">
                <text:p>87.71</text:p>
              </table:table-cell>
              <table:table-cell office:value-type="float" office:value="83.35">
                <text:p>83.35</text:p>
              </table:table-cell>
              <table:table-cell office:value-type="float" office:value="146.46">
                <text:p>146.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5.99">
                <text:p>85.99</text:p>
              </table:table-cell>
              <table:table-cell office:value-type="float" office:value="86.22">
                <text:p>86.22</text:p>
              </table:table-cell>
              <table:table-cell office:value-type="float" office:value="144.76">
                <text:p>144.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8.15">
                <text:p>88.15</text:p>
              </table:table-cell>
              <table:table-cell office:value-type="float" office:value="85.51">
                <text:p>85.51</text:p>
              </table:table-cell>
              <table:table-cell office:value-type="float" office:value="146.64">
                <text:p>146.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8.57">
                <text:p>88.57</text:p>
              </table:table-cell>
              <table:table-cell office:value-type="float" office:value="84.25">
                <text:p>84.25</text:p>
              </table:table-cell>
              <table:table-cell office:value-type="float" office:value="146.84">
                <text:p>146.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8.75">
                <text:p>88.75</text:p>
              </table:table-cell>
              <table:table-cell office:value-type="float" office:value="84.11">
                <text:p>84.1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9.45">
                <text:p>89.45</text:p>
              </table:table-cell>
              <table:table-cell office:value-type="float" office:value="86.81">
                <text:p>86.81</text:p>
              </table:table-cell>
              <table:table-cell office:value-type="float" office:value="147.2">
                <text:p>147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7.7">
                <text:p>87.7</text:p>
              </table:table-cell>
              <table:table-cell office:value-type="float" office:value="85.18">
                <text:p>85.18</text:p>
              </table:table-cell>
              <table:table-cell office:value-type="float" office:value="149.23">
                <text:p>149.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5.97">
                <text:p>85.97</text:p>
              </table:table-cell>
              <table:table-cell office:value-type="float" office:value="85.17">
                <text:p>85.17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6.77">
                <text:p>86.77</text:p>
              </table:table-cell>
              <table:table-cell office:value-type="float" office:value="83.74">
                <text:p>83.74</text:p>
              </table:table-cell>
              <table:table-cell office:value-type="float" office:value="151.95">
                <text:p>151.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5.03">
                <text:p>85.03</text:p>
              </table:table-cell>
              <table:table-cell office:value-type="float" office:value="83.16">
                <text:p>83.16</text:p>
              </table:table-cell>
              <table:table-cell office:value-type="float" office:value="154.04">
                <text:p>154.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3.62">
                <text:p>83.62</text:p>
              </table:table-cell>
              <table:table-cell office:value-type="float" office:value="82.19">
                <text:p>82.19</text:p>
              </table:table-cell>
              <table:table-cell office:value-type="float" office:value="155.46">
                <text:p>155.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5.87">
                <text:p>85.87</text:p>
              </table:table-cell>
              <table:table-cell office:value-type="float" office:value="80.93">
                <text:p>80.93</text:p>
              </table:table-cell>
              <table:table-cell office:value-type="float" office:value="157.47">
                <text:p>157.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6.95">
                <text:p>86.95</text:p>
              </table:table-cell>
              <table:table-cell office:value-type="float" office:value="83.66">
                <text:p>83.66</text:p>
              </table:table-cell>
              <table:table-cell office:value-type="float" office:value="155.78">
                <text:p>155.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8.95">
                <text:p>88.95</text:p>
              </table:table-cell>
              <table:table-cell office:value-type="float" office:value="82.17">
                <text:p>82.17</text:p>
              </table:table-cell>
              <table:table-cell office:value-type="float" office:value="154.39">
                <text:p>154.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7.68">
                <text:p>87.68</text:p>
              </table:table-cell>
              <table:table-cell office:value-type="float" office:value="81.81">
                <text:p>81.81</text:p>
              </table:table-cell>
              <table:table-cell office:value-type="float" office:value="155.92">
                <text:p>155.9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6.52">
                <text:p>86.52</text:p>
              </table:table-cell>
              <table:table-cell office:value-type="float" office:value="80.97">
                <text:p>80.97</text:p>
              </table:table-cell>
              <table:table-cell office:value-type="float" office:value="154.42">
                <text:p>154.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7.64">
                <text:p>87.64</text:p>
              </table:table-cell>
              <table:table-cell office:value-type="float" office:value="80.41">
                <text:p>80.41</text:p>
              </table:table-cell>
              <table:table-cell office:value-type="float" office:value="153.37">
                <text:p>153.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6.51">
                <text:p>86.51</text:p>
              </table:table-cell>
              <table:table-cell office:value-type="float" office:value="79.86">
                <text:p>79.86</text:p>
              </table:table-cell>
              <table:table-cell office:value-type="float" office:value="154.38">
                <text:p>154.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5.1">
                <text:p>85.1</text:p>
              </table:table-cell>
              <table:table-cell office:value-type="float" office:value="79.52">
                <text:p>79.52</text:p>
              </table:table-cell>
              <table:table-cell office:value-type="float" office:value="152.55">
                <text:p>152.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6.09">
                <text:p>86.09</text:p>
              </table:table-cell>
              <table:table-cell office:value-type="float" office:value="78.86">
                <text:p>78.86</text:p>
              </table:table-cell>
              <table:table-cell office:value-type="float" office:value="150.98">
                <text:p>150.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4.89">
                <text:p>84.89</text:p>
              </table:table-cell>
              <table:table-cell office:value-type="float" office:value="77.11">
                <text:p>77.11</text:p>
              </table:table-cell>
              <table:table-cell office:value-type="float" office:value="151.24">
                <text:p>151.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3.75">
                <text:p>83.75</text:p>
              </table:table-cell>
              <table:table-cell office:value-type="float" office:value="75.29">
                <text:p>75.29</text:p>
              </table:table-cell>
              <table:table-cell office:value-type="float" office:value="153.69">
                <text:p>153.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5.37">
                <text:p>85.37</text:p>
              </table:table-cell>
              <table:table-cell office:value-type="float" office:value="78.26">
                <text:p>78.26</text:p>
              </table:table-cell>
              <table:table-cell office:value-type="float" office:value="155.26">
                <text:p>155.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5.9">
                <text:p>85.9</text:p>
              </table:table-cell>
              <table:table-cell office:value-type="float" office:value="77.23">
                <text:p>77.23</text:p>
              </table:table-cell>
              <table:table-cell office:value-type="float" office:value="153.86">
                <text:p>153.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4.34">
                <text:p>84.34</text:p>
              </table:table-cell>
              <table:table-cell office:value-type="float" office:value="79.95">
                <text:p>79.95</text:p>
              </table:table-cell>
              <table:table-cell office:value-type="float" office:value="152.09">
                <text:p>152.0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3.32">
                <text:p>83.32</text:p>
              </table:table-cell>
              <table:table-cell office:value-type="float" office:value="79.03">
                <text:p>79.03</text:p>
              </table:table-cell>
              <table:table-cell office:value-type="float" office:value="150.44">
                <text:p>150.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3.78">
                <text:p>83.78</text:p>
              </table:table-cell>
              <table:table-cell office:value-type="float" office:value="78.57">
                <text:p>78.57</text:p>
              </table:table-cell>
              <table:table-cell office:value-type="float" office:value="152.88">
                <text:p>152.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1.97">
                <text:p>81.97</text:p>
              </table:table-cell>
              <table:table-cell office:value-type="float" office:value="76.85">
                <text:p>76.85</text:p>
              </table:table-cell>
              <table:table-cell office:value-type="float" office:value="153.57">
                <text:p>153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3.69">
                <text:p>83.69</text:p>
              </table:table-cell>
              <table:table-cell office:value-type="float" office:value="79.53">
                <text:p>79.53</text:p>
              </table:table-cell>
              <table:table-cell office:value-type="float" office:value="151.8">
                <text:p>151.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2.46">
                <text:p>82.46</text:p>
              </table:table-cell>
              <table:table-cell office:value-type="float" office:value="82.14">
                <text:p>82.14</text:p>
              </table:table-cell>
              <table:table-cell office:value-type="float" office:value="153.21">
                <text:p>153.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4.11">
                <text:p>84.11</text:p>
              </table:table-cell>
              <table:table-cell office:value-type="float" office:value="81.95">
                <text:p>81.95</text:p>
              </table:table-cell>
              <table:table-cell office:value-type="float" office:value="154.75">
                <text:p>154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5.63">
                <text:p>85.63</text:p>
              </table:table-cell>
              <table:table-cell office:value-type="float" office:value="81.26">
                <text:p>81.26</text:p>
              </table:table-cell>
              <table:table-cell office:value-type="float" office:value="153.43">
                <text:p>153.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5.83">
                <text:p>85.83</text:p>
              </table:table-cell>
              <table:table-cell office:value-type="float" office:value="79.76">
                <text:p>79.76</text:p>
              </table:table-cell>
              <table:table-cell office:value-type="float" office:value="152.27">
                <text:p>152.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6.66">
                <text:p>86.66</text:p>
              </table:table-cell>
              <table:table-cell office:value-type="float" office:value="82.5">
                <text:p>82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7.96">
                <text:p>87.96</text:p>
              </table:table-cell>
              <table:table-cell office:value-type="float" office:value="80.88">
                <text:p>80.88</text:p>
              </table:table-cell>
              <table:table-cell office:value-type="float" office:value="152.36">
                <text:p>152.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9.71">
                <text:p>89.71</text:p>
              </table:table-cell>
              <table:table-cell office:value-type="float" office:value="80.27">
                <text:p>80.27</text:p>
              </table:table-cell>
              <table:table-cell office:value-type="float" office:value="150.48">
                <text:p>150.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1.38">
                <text:p>91.38</text:p>
              </table:table-cell>
              <table:table-cell office:value-type="float" office:value="80.06">
                <text:p>80.06</text:p>
              </table:table-cell>
              <table:table-cell office:value-type="float" office:value="151.6">
                <text:p>151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0.08">
                <text:p>90.08</text:p>
              </table:table-cell>
              <table:table-cell office:value-type="float" office:value="78.17">
                <text:p>78.17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8.79">
                <text:p>88.79</text:p>
              </table:table-cell>
              <table:table-cell office:value-type="float" office:value="77.03">
                <text:p>77.03</text:p>
              </table:table-cell>
              <table:table-cell office:value-type="float" office:value="150.75">
                <text:p>150.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6.79">
                <text:p>86.79</text:p>
              </table:table-cell>
              <table:table-cell office:value-type="float" office:value="76.48">
                <text:p>76.48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4.93">
                <text:p>84.93</text:p>
              </table:table-cell>
              <table:table-cell office:value-type="float" office:value="76.21">
                <text:p>76.21</text:p>
              </table:table-cell>
              <table:table-cell office:value-type="float" office:value="149.42">
                <text:p>149.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3.65">
                <text:p>83.65</text:p>
              </table:table-cell>
              <table:table-cell office:value-type="float" office:value="76.09">
                <text:p>76.09</text:p>
              </table:table-cell>
              <table:table-cell office:value-type="float" office:value="147.55">
                <text:p>147.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4.46">
                <text:p>84.46</text:p>
              </table:table-cell>
              <table:table-cell office:value-type="float" office:value="75.75">
                <text:p>75.75</text:p>
              </table:table-cell>
              <table:table-cell office:value-type="float" office:value="148.07">
                <text:p>148.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2.96">
                <text:p>82.96</text:p>
              </table:table-cell>
              <table:table-cell office:value-type="float" office:value="74.55">
                <text:p>74.55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1.92">
                <text:p>81.92</text:p>
              </table:table-cell>
              <table:table-cell office:value-type="float" office:value="74.29">
                <text:p>74.29</text:p>
              </table:table-cell>
              <table:table-cell office:value-type="float" office:value="151.68">
                <text:p>151.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0.32">
                <text:p>80.32</text:p>
              </table:table-cell>
              <table:table-cell office:value-type="float" office:value="73.21">
                <text:p>73.21</text:p>
              </table:table-cell>
              <table:table-cell office:value-type="float" office:value="153.25">
                <text:p>153.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0.37">
                <text:p>80.37</text:p>
              </table:table-cell>
              <table:table-cell office:value-type="float" office:value="72.27">
                <text:p>72.27</text:p>
              </table:table-cell>
              <table:table-cell office:value-type="float" office:value="152.23">
                <text:p>152.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1.26">
                <text:p>81.26</text:p>
              </table:table-cell>
              <table:table-cell office:value-type="float" office:value="70.48">
                <text:p>70.48</text:p>
              </table:table-cell>
              <table:table-cell office:value-type="float" office:value="150.25">
                <text:p>150.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3.72">
                <text:p>83.72</text:p>
              </table:table-cell>
              <table:table-cell office:value-type="float" office:value="70.05">
                <text:p>70.05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4.27">
                <text:p>84.27</text:p>
              </table:table-cell>
              <table:table-cell office:value-type="float" office:value="68.35">
                <text:p>68.35</text:p>
              </table:table-cell>
              <table:table-cell office:value-type="float" office:value="146.96">
                <text:p>146.9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2.97">
                <text:p>82.97</text:p>
              </table:table-cell>
              <table:table-cell office:value-type="float" office:value="67.58">
                <text:p>67.58</text:p>
              </table:table-cell>
              <table:table-cell office:value-type="float" office:value="145.48">
                <text:p>145.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3.17">
                <text:p>83.17</text:p>
              </table:table-cell>
              <table:table-cell office:value-type="float" office:value="66.3">
                <text:p>66.3</text:p>
              </table:table-cell>
              <table:table-cell office:value-type="float" office:value="147.35">
                <text:p>147.3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1.82">
                <text:p>81.82</text:p>
              </table:table-cell>
              <table:table-cell office:value-type="float" office:value="65.04">
                <text:p>65.04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4.04">
                <text:p>84.04</text:p>
              </table:table-cell>
              <table:table-cell office:value-type="float" office:value="63.88">
                <text:p>63.88</text:p>
              </table:table-cell>
              <table:table-cell office:value-type="float" office:value="145.47">
                <text:p>145.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2.65">
                <text:p>82.65</text:p>
              </table:table-cell>
              <table:table-cell office:value-type="float" office:value="63.09">
                <text:p>63.09</text:p>
              </table:table-cell>
              <table:table-cell office:value-type="float" office:value="146.12">
                <text:p>146.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3.94">
                <text:p>83.94</text:p>
              </table:table-cell>
              <table:table-cell office:value-type="float" office:value="61.68">
                <text:p>61.68</text:p>
              </table:table-cell>
              <table:table-cell office:value-type="float" office:value="147.22">
                <text:p>147.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2.19">
                <text:p>82.19</text:p>
              </table:table-cell>
              <table:table-cell office:value-type="float" office:value="60.11">
                <text:p>60.11</text:p>
              </table:table-cell>
              <table:table-cell office:value-type="float" office:value="148.13">
                <text:p>148.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4.44">
                <text:p>84.44</text:p>
              </table:table-cell>
              <table:table-cell office:value-type="float" office:value="63.04">
                <text:p>63.04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2.85">
                <text:p>82.85</text:p>
              </table:table-cell>
              <table:table-cell office:value-type="float" office:value="65.81">
                <text:p>65.81</text:p>
              </table:table-cell>
              <table:table-cell office:value-type="float" office:value="147.96">
                <text:p>147.9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4.73">
                <text:p>84.73</text:p>
              </table:table-cell>
              <table:table-cell office:value-type="float" office:value="64.26">
                <text:p>64.26</text:p>
              </table:table-cell>
              <table:table-cell office:value-type="float" office:value="146.51">
                <text:p>146.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4.93">
                <text:p>84.93</text:p>
              </table:table-cell>
              <table:table-cell office:value-type="float" office:value="63.08">
                <text:p>63.08</text:p>
              </table:table-cell>
              <table:table-cell office:value-type="float" office:value="147.87">
                <text:p>147.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3.87">
                <text:p>83.87</text:p>
              </table:table-cell>
              <table:table-cell office:value-type="float" office:value="62.49">
                <text:p>62.49</text:p>
              </table:table-cell>
              <table:table-cell office:value-type="float" office:value="149.41">
                <text:p>149.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2.71">
                <text:p>82.71</text:p>
              </table:table-cell>
              <table:table-cell office:value-type="float" office:value="61.45">
                <text:p>61.45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1.37">
                <text:p>81.37</text:p>
              </table:table-cell>
              <table:table-cell office:value-type="float" office:value="60.3">
                <text:p>60.3</text:p>
              </table:table-cell>
              <table:table-cell office:value-type="float" office:value="149.35">
                <text:p>149.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0.04">
                <text:p>80.04</text:p>
              </table:table-cell>
              <table:table-cell office:value-type="float" office:value="62.81">
                <text:p>62.81</text:p>
              </table:table-cell>
              <table:table-cell office:value-type="float" office:value="147.81">
                <text:p>147.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1.96">
                <text:p>81.96</text:p>
              </table:table-cell>
              <table:table-cell office:value-type="float" office:value="62.35">
                <text:p>62.35</text:p>
              </table:table-cell>
              <table:table-cell office:value-type="float" office:value="145.85">
                <text:p>145.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2.73">
                <text:p>82.73</text:p>
              </table:table-cell>
              <table:table-cell office:value-type="float" office:value="61.53">
                <text:p>61.53</text:p>
              </table:table-cell>
              <table:table-cell office:value-type="float" office:value="147.65">
                <text:p>147.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1.6">
                <text:p>81.6</text:p>
              </table:table-cell>
              <table:table-cell office:value-type="float" office:value="61.16">
                <text:p>61.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0.37">
                <text:p>80.37</text:p>
              </table:table-cell>
              <table:table-cell office:value-type="float" office:value="60.65">
                <text:p>60.65</text:p>
              </table:table-cell>
              <table:table-cell office:value-type="float" office:value="149.16">
                <text:p>149.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2.29">
                <text:p>82.29</text:p>
              </table:table-cell>
              <table:table-cell office:value-type="float" office:value="59.06">
                <text:p>59.06</text:p>
              </table:table-cell>
              <table:table-cell office:value-type="float" office:value="148.12">
                <text:p>148.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3.24">
                <text:p>83.24</text:p>
              </table:table-cell>
              <table:table-cell office:value-type="float" office:value="61.49">
                <text:p>61.49</text:p>
              </table:table-cell>
              <table:table-cell office:value-type="float" office:value="146.75">
                <text:p>146.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5.09">
                <text:p>85.09</text:p>
              </table:table-cell>
              <table:table-cell office:value-type="float" office:value="64.21">
                <text:p>64.21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5.26">
                <text:p>85.26</text:p>
              </table:table-cell>
              <table:table-cell office:value-type="float" office:value="64.11">
                <text:p>64.11</text:p>
              </table:table-cell>
              <table:table-cell office:value-type="float" office:value="150.14">
                <text:p>150.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7.45">
                <text:p>87.45</text:p>
              </table:table-cell>
              <table:table-cell office:value-type="float" office:value="63.4">
                <text:p>63.4</text:p>
              </table:table-cell>
              <table:table-cell office:value-type="float" office:value="149.12">
                <text:p>149.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9.82">
                <text:p>89.82</text:p>
              </table:table-cell>
              <table:table-cell office:value-type="float" office:value="61.83">
                <text:p>61.83</text:p>
              </table:table-cell>
              <table:table-cell office:value-type="float" office:value="147.93">
                <text:p>147.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91.95">
                <text:p>91.95</text:p>
              </table:table-cell>
              <table:table-cell office:value-type="float" office:value="59.96">
                <text:p>59.96</text:p>
              </table:table-cell>
              <table:table-cell office:value-type="float" office:value="145.99">
                <text:p>145.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94.23">
                <text:p>94.23</text:p>
              </table:table-cell>
              <table:table-cell office:value-type="float" office:value="59.02">
                <text:p>59.02</text:p>
              </table:table-cell>
              <table:table-cell office:value-type="float" office:value="144.71">
                <text:p>144.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93.11">
                <text:p>93.11</text:p>
              </table:table-cell>
              <table:table-cell office:value-type="float" office:value="57.84">
                <text:p>57.84</text:p>
              </table:table-cell>
              <table:table-cell office:value-type="float" office:value="145.03">
                <text:p>145.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93.73">
                <text:p>93.73</text:p>
              </table:table-cell>
              <table:table-cell office:value-type="float" office:value="60.76">
                <text:p>60.76</text:p>
              </table:table-cell>
              <table:table-cell office:value-type="float" office:value="146.52">
                <text:p>146.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95.75">
                <text:p>95.75</text:p>
              </table:table-cell>
              <table:table-cell office:value-type="float" office:value="60.53">
                <text:p>60.53</text:p>
              </table:table-cell>
              <table:table-cell office:value-type="float" office:value="146.65">
                <text:p>146.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97.38">
                <text:p>97.38</text:p>
              </table:table-cell>
              <table:table-cell office:value-type="float" office:value="62.95">
                <text:p>62.95</text:p>
              </table:table-cell>
              <table:table-cell office:value-type="float" office:value="148.26">
                <text:p>148.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99.66">
                <text:p>99.66</text:p>
              </table:table-cell>
              <table:table-cell office:value-type="float" office:value="62.42">
                <text:p>62.42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98.06">
                <text:p>98.06</text:p>
              </table:table-cell>
              <table:table-cell office:value-type="float" office:value="64.86">
                <text:p>64.86</text:p>
              </table:table-cell>
              <table:table-cell office:value-type="float" office:value="147.83">
                <text:p>147.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9.61">
                <text:p>99.61</text:p>
              </table:table-cell>
              <table:table-cell office:value-type="float" office:value="63.25">
                <text:p>63.25</text:p>
              </table:table-cell>
              <table:table-cell office:value-type="float" office:value="150.03">
                <text:p>150.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97.68">
                <text:p>97.68</text:p>
              </table:table-cell>
              <table:table-cell office:value-type="float" office:value="62.83">
                <text:p>62.83</text:p>
              </table:table-cell>
              <table:table-cell office:value-type="float" office:value="151.15">
                <text:p>151.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96.12">
                <text:p>96.12</text:p>
              </table:table-cell>
              <table:table-cell office:value-type="float" office:value="61.62">
                <text:p>61.62</text:p>
              </table:table-cell>
              <table:table-cell office:value-type="float" office:value="149.95">
                <text:p>149.9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94.84">
                <text:p>94.84</text:p>
              </table:table-cell>
              <table:table-cell office:value-type="float" office:value="60.02">
                <text:p>60.02</text:p>
              </table:table-cell>
              <table:table-cell office:value-type="float" office:value="150.98">
                <text:p>150.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95.23">
                <text:p>95.23</text:p>
              </table:table-cell>
              <table:table-cell office:value-type="float" office:value="59.25">
                <text:p>59.25</text:p>
              </table:table-cell>
              <table:table-cell office:value-type="float" office:value="149.25">
                <text:p>149.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96.12">
                <text:p>96.12</text:p>
              </table:table-cell>
              <table:table-cell office:value-type="float" office:value="62.11">
                <text:p>62.11</text:p>
              </table:table-cell>
              <table:table-cell office:value-type="float" office:value="151.06">
                <text:p>151.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94.84">
                <text:p>94.84</text:p>
              </table:table-cell>
              <table:table-cell office:value-type="float" office:value="60.56">
                <text:p>60.56</text:p>
              </table:table-cell>
              <table:table-cell office:value-type="float" office:value="149.65">
                <text:p>149.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93.28">
                <text:p>93.28</text:p>
              </table:table-cell>
              <table:table-cell office:value-type="float" office:value="60.46">
                <text:p>60.46</text:p>
              </table:table-cell>
              <table:table-cell office:value-type="float" office:value="148.22">
                <text:p>148.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91.44">
                <text:p>91.44</text:p>
              </table:table-cell>
              <table:table-cell office:value-type="float" office:value="63.27">
                <text:p>63.27</text:p>
              </table:table-cell>
              <table:table-cell office:value-type="float" office:value="146.25">
                <text:p>146.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93.22">
                <text:p>93.22</text:p>
              </table:table-cell>
              <table:table-cell office:value-type="float" office:value="62.21">
                <text:p>62.21</text:p>
              </table:table-cell>
              <table:table-cell office:value-type="float" office:value="146.91">
                <text:p>146.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95.34">
                <text:p>95.34</text:p>
              </table:table-cell>
              <table:table-cell office:value-type="float" office:value="65.21">
                <text:p>65.21</text:p>
              </table:table-cell>
              <table:table-cell office:value-type="float" office:value="145.85">
                <text:p>145.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97.18">
                <text:p>97.18</text:p>
              </table:table-cell>
              <table:table-cell office:value-type="float" office:value="64.72">
                <text:p>64.72</text:p>
              </table:table-cell>
              <table:table-cell office:value-type="float" office:value="146.31">
                <text:p>146.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95.89">
                <text:p>95.89</text:p>
              </table:table-cell>
              <table:table-cell office:value-type="float" office:value="64.51">
                <text:p>64.51</text:p>
              </table:table-cell>
              <table:table-cell office:value-type="float" office:value="144.6">
                <text:p>144.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94.4">
                <text:p>94.4</text:p>
              </table:table-cell>
              <table:table-cell office:value-type="float" office:value="63.15">
                <text:p>63.15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93.07">
                <text:p>93.07</text:p>
              </table:table-cell>
              <table:table-cell office:value-type="float" office:value="65.96">
                <text:p>65.96</text:p>
              </table:table-cell>
              <table:table-cell office:value-type="float" office:value="143.61">
                <text:p>143.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93.84">
                <text:p>93.84</text:p>
              </table:table-cell>
              <table:table-cell office:value-type="float" office:value="64.82">
                <text:p>64.82</text:p>
              </table:table-cell>
              <table:table-cell office:value-type="float" office:value="143.98">
                <text:p>143.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92.78">
                <text:p>92.78</text:p>
              </table:table-cell>
              <table:table-cell office:value-type="float" office:value="63.49">
                <text:p>63.49</text:p>
              </table:table-cell>
              <table:table-cell office:value-type="float" office:value="142.51">
                <text:p>142.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94.02">
                <text:p>94.02</text:p>
              </table:table-cell>
              <table:table-cell office:value-type="float" office:value="62.41">
                <text:p>62.41</text:p>
              </table:table-cell>
              <table:table-cell office:value-type="float" office:value="144.03">
                <text:p>144.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95.27">
                <text:p>95.27</text:p>
              </table:table-cell>
              <table:table-cell office:value-type="float" office:value="65.36">
                <text:p>65.36</text:p>
              </table:table-cell>
              <table:table-cell office:value-type="float" office:value="142.49">
                <text:p>142.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93.67">
                <text:p>93.67</text:p>
              </table:table-cell>
              <table:table-cell office:value-type="float" office:value="64.4">
                <text:p>64.4</text:p>
              </table:table-cell>
              <table:table-cell office:value-type="float" office:value="140.54">
                <text:p>140.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95.35">
                <text:p>95.35</text:p>
              </table:table-cell>
              <table:table-cell office:value-type="float" office:value="63.79">
                <text:p>63.79</text:p>
              </table:table-cell>
              <table:table-cell office:value-type="float" office:value="138.89">
                <text:p>138.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96.14">
                <text:p>96.14</text:p>
              </table:table-cell>
              <table:table-cell office:value-type="float" office:value="62.37">
                <text:p>62.37</text:p>
              </table:table-cell>
              <table:table-cell office:value-type="float" office:value="137.61">
                <text:p>137.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94.99">
                <text:p>94.99</text:p>
              </table:table-cell>
              <table:table-cell office:value-type="float" office:value="65.24">
                <text:p>65.24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95.7">
                <text:p>95.7</text:p>
              </table:table-cell>
              <table:table-cell office:value-type="float" office:value="64.81">
                <text:p>64.81</text:p>
              </table:table-cell>
              <table:table-cell office:value-type="float" office:value="136.81">
                <text:p>136.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95.72">
                <text:p>95.72</text:p>
              </table:table-cell>
              <table:table-cell office:value-type="float" office:value="63.89">
                <text:p>63.89</text:p>
              </table:table-cell>
              <table:table-cell office:value-type="float" office:value="135.43">
                <text:p>135.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96.62">
                <text:p>96.62</text:p>
              </table:table-cell>
              <table:table-cell office:value-type="float" office:value="66.79">
                <text:p>66.7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98.19">
                <text:p>98.19</text:p>
              </table:table-cell>
              <table:table-cell office:value-type="float" office:value="65.16">
                <text:p>65.16</text:p>
              </table:table-cell>
              <table:table-cell office:value-type="float" office:value="134.07">
                <text:p>134.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97.19">
                <text:p>97.19</text:p>
              </table:table-cell>
              <table:table-cell office:value-type="float" office:value="67.81">
                <text:p>67.81</text:p>
              </table:table-cell>
              <table:table-cell office:value-type="float" office:value="135.07">
                <text:p>135.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97.88">
                <text:p>97.88</text:p>
              </table:table-cell>
              <table:table-cell office:value-type="float" office:value="70.23">
                <text:p>70.23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96.5">
                <text:p>96.5</text:p>
              </table:table-cell>
              <table:table-cell office:value-type="float" office:value="69.88">
                <text:p>69.88</text:p>
              </table:table-cell>
              <table:table-cell office:value-type="float" office:value="132.12">
                <text:p>132.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98.32">
                <text:p>98.32</text:p>
              </table:table-cell>
              <table:table-cell office:value-type="float" office:value="69.65">
                <text:p>69.65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00.41">
                <text:p>100.41</text:p>
              </table:table-cell>
              <table:table-cell office:value-type="float" office:value="67.95">
                <text:p>67.95</text:p>
              </table:table-cell>
              <table:table-cell office:value-type="float" office:value="134.63">
                <text:p>134.6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98.63">
                <text:p>98.63</text:p>
              </table:table-cell>
              <table:table-cell office:value-type="float" office:value="66.98">
                <text:p>66.98</text:p>
              </table:table-cell>
              <table:table-cell office:value-type="float" office:value="136.87">
                <text:p>136.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96.81">
                <text:p>96.81</text:p>
              </table:table-cell>
              <table:table-cell office:value-type="float" office:value="65.76">
                <text:p>65.76</text:p>
              </table:table-cell>
              <table:table-cell office:value-type="float" office:value="138.55">
                <text:p>138.5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98.88">
                <text:p>98.88</text:p>
              </table:table-cell>
              <table:table-cell office:value-type="float" office:value="65.53">
                <text:p>65.53</text:p>
              </table:table-cell>
              <table:table-cell office:value-type="float" office:value="137.23">
                <text:p>137.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00.54">
                <text:p>100.54</text:p>
              </table:table-cell>
              <table:table-cell office:value-type="float" office:value="68.27">
                <text:p>68.27</text:p>
              </table:table-cell>
              <table:table-cell office:value-type="float" office:value="135.35">
                <text:p>135.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02.5">
                <text:p>102.5</text:p>
              </table:table-cell>
              <table:table-cell office:value-type="float" office:value="66.36">
                <text:p>66.36</text:p>
              </table:table-cell>
              <table:table-cell office:value-type="float" office:value="133.85">
                <text:p>133.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03.73">
                <text:p>103.73</text:p>
              </table:table-cell>
              <table:table-cell office:value-type="float" office:value="65">
                <text:p>65</text:p>
              </table:table-cell>
              <table:table-cell office:value-type="float" office:value="134.45">
                <text:p>134.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01.95">
                <text:p>101.95</text:p>
              </table:table-cell>
              <table:table-cell office:value-type="float" office:value="67.9">
                <text:p>67.9</text:p>
              </table:table-cell>
              <table:table-cell office:value-type="float" office:value="136.01">
                <text:p>136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00.28">
                <text:p>100.28</text:p>
              </table:table-cell>
              <table:table-cell office:value-type="float" office:value="67.61">
                <text:p>67.61</text:p>
              </table:table-cell>
              <table:table-cell office:value-type="float" office:value="134.69">
                <text:p>134.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01.15">
                <text:p>101.15</text:p>
              </table:table-cell>
              <table:table-cell office:value-type="float" office:value="66.87">
                <text:p>66.87</text:p>
              </table:table-cell>
              <table:table-cell office:value-type="float" office:value="136.71">
                <text:p>136.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01.53">
                <text:p>101.53</text:p>
              </table:table-cell>
              <table:table-cell office:value-type="float" office:value="69.79">
                <text:p>69.79</text:p>
              </table:table-cell>
              <table:table-cell office:value-type="float" office:value="135.55">
                <text:p>135.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03.27">
                <text:p>103.27</text:p>
              </table:table-cell>
              <table:table-cell office:value-type="float" office:value="72.55">
                <text:p>72.55</text:p>
              </table:table-cell>
              <table:table-cell office:value-type="float" office:value="138.04">
                <text:p>138.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02.2">
                <text:p>102.2</text:p>
              </table:table-cell>
              <table:table-cell office:value-type="float" office:value="70.64">
                <text:p>70.64</text:p>
              </table:table-cell>
              <table:table-cell office:value-type="float" office:value="136.3">
                <text:p>136.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00.83">
                <text:p>100.83</text:p>
              </table:table-cell>
              <table:table-cell office:value-type="float" office:value="69.99">
                <text:p>69.99</text:p>
              </table:table-cell>
              <table:table-cell office:value-type="float" office:value="136.91">
                <text:p>136.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01.6">
                <text:p>101.6</text:p>
              </table:table-cell>
              <table:table-cell office:value-type="float" office:value="68.07">
                <text:p>68.07</text:p>
              </table:table-cell>
              <table:table-cell office:value-type="float" office:value="137.52">
                <text:p>137.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99.94">
                <text:p>99.94</text:p>
              </table:table-cell>
              <table:table-cell office:value-type="float" office:value="66.72">
                <text:p>66.72</text:p>
              </table:table-cell>
              <table:table-cell office:value-type="float" office:value="136.02">
                <text:p>136.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98.46">
                <text:p>98.46</text:p>
              </table:table-cell>
              <table:table-cell office:value-type="float" office:value="69.35">
                <text:p>69.35</text:p>
              </table:table-cell>
              <table:table-cell office:value-type="float" office:value="134.65">
                <text:p>134.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97.24">
                <text:p>97.24</text:p>
              </table:table-cell>
              <table:table-cell office:value-type="float" office:value="68.8">
                <text:p>68.8</text:p>
              </table:table-cell>
              <table:table-cell office:value-type="float" office:value="133.62">
                <text:p>133.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97.6">
                <text:p>97.6</text:p>
              </table:table-cell>
              <table:table-cell office:value-type="float" office:value="66.97">
                <text:p>66.97</text:p>
              </table:table-cell>
              <table:table-cell office:value-type="float" office:value="134.27">
                <text:p>134.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8.91">
                <text:p>98.91</text:p>
              </table:table-cell>
              <table:table-cell office:value-type="float" office:value="66.28">
                <text:p>66.28</text:p>
              </table:table-cell>
              <table:table-cell office:value-type="float" office:value="134.35">
                <text:p>134.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01.11">
                <text:p>101.11</text:p>
              </table:table-cell>
              <table:table-cell office:value-type="float" office:value="64.41">
                <text:p>64.41</text:p>
              </table:table-cell>
              <table:table-cell office:value-type="float" office:value="133.19">
                <text:p>133.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02.79">
                <text:p>102.79</text:p>
              </table:table-cell>
              <table:table-cell office:value-type="float" office:value="66.86">
                <text:p>66.86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03.54">
                <text:p>103.54</text:p>
              </table:table-cell>
              <table:table-cell office:value-type="float" office:value="66.22">
                <text:p>66.22</text:p>
              </table:table-cell>
              <table:table-cell office:value-type="float" office:value="132.3">
                <text:p>132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02.54">
                <text:p>102.54</text:p>
              </table:table-cell>
              <table:table-cell office:value-type="float" office:value="64.24">
                <text:p>64.24</text:p>
              </table:table-cell>
              <table:table-cell office:value-type="float" office:value="131.23">
                <text:p>131.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00.72">
                <text:p>100.72</text:p>
              </table:table-cell>
              <table:table-cell office:value-type="float" office:value="62.97">
                <text:p>62.97</text:p>
              </table:table-cell>
              <table:table-cell office:value-type="float" office:value="130.09">
                <text:p>130.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99.66">
                <text:p>99.66</text:p>
              </table:table-cell>
              <table:table-cell office:value-type="float" office:value="61.28">
                <text:p>61.28</text:p>
              </table:table-cell>
              <table:table-cell office:value-type="float" office:value="131.73">
                <text:p>131.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01.44">
                <text:p>101.44</text:p>
              </table:table-cell>
              <table:table-cell office:value-type="float" office:value="63.76">
                <text:p>63.76</text:p>
              </table:table-cell>
              <table:table-cell office:value-type="float" office:value="130.03">
                <text:p>130.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99.81">
                <text:p>99.81</text:p>
              </table:table-cell>
              <table:table-cell office:value-type="float" office:value="63.15">
                <text:p>63.15</text:p>
              </table:table-cell>
              <table:table-cell office:value-type="float" office:value="128.21">
                <text:p>128.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01.7">
                <text:p>101.7</text:p>
              </table:table-cell>
              <table:table-cell office:value-type="float" office:value="62.62">
                <text:p>62.62</text:p>
              </table:table-cell>
              <table:table-cell office:value-type="float" office:value="128.51">
                <text:p>128.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99.88">
                <text:p>99.88</text:p>
              </table:table-cell>
              <table:table-cell office:value-type="float" office:value="65.52">
                <text:p>65.52</text:p>
              </table:table-cell>
              <table:table-cell office:value-type="float" office:value="127.47">
                <text:p>127.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02.11">
                <text:p>102.11</text:p>
              </table:table-cell>
              <table:table-cell office:value-type="float" office:value="65.18">
                <text:p>65.18</text:p>
              </table:table-cell>
              <table:table-cell office:value-type="float" office:value="126.24">
                <text:p>126.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04.42">
                <text:p>104.42</text:p>
              </table:table-cell>
              <table:table-cell office:value-type="float" office:value="64.34">
                <text:p>64.34</text:p>
              </table:table-cell>
              <table:table-cell office:value-type="float" office:value="128.41">
                <text:p>128.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05.45">
                <text:p>105.45</text:p>
              </table:table-cell>
              <table:table-cell office:value-type="float" office:value="64.28">
                <text:p>64.28</text:p>
              </table:table-cell>
              <table:table-cell office:value-type="float" office:value="128.56">
                <text:p>128.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04.12">
                <text:p>104.12</text:p>
              </table:table-cell>
              <table:table-cell office:value-type="float" office:value="67.06">
                <text:p>67.06</text:p>
              </table:table-cell>
              <table:table-cell office:value-type="float" office:value="128.58">
                <text:p>128.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02.55">
                <text:p>102.55</text:p>
              </table:table-cell>
              <table:table-cell office:value-type="float" office:value="66.61">
                <text:p>66.61</text:p>
              </table:table-cell>
              <table:table-cell office:value-type="float" office:value="127.41">
                <text:p>127.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00.83">
                <text:p>100.83</text:p>
              </table:table-cell>
              <table:table-cell office:value-type="float" office:value="65.15">
                <text:p>65.15</text:p>
              </table:table-cell>
              <table:table-cell office:value-type="float" office:value="129.69">
                <text:p>129.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02.59">
                <text:p>102.59</text:p>
              </table:table-cell>
              <table:table-cell office:value-type="float" office:value="63.19">
                <text:p>63.19</text:p>
              </table:table-cell>
              <table:table-cell office:value-type="float" office:value="128.27">
                <text:p>128.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01.01">
                <text:p>101.01</text:p>
              </table:table-cell>
              <table:table-cell office:value-type="float" office:value="62.21">
                <text:p>62.21</text:p>
              </table:table-cell>
              <table:table-cell office:value-type="float" office:value="126.99">
                <text:p>126.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02.11">
                <text:p>102.11</text:p>
              </table:table-cell>
              <table:table-cell office:value-type="float" office:value="61.89">
                <text:p>61.89</text:p>
              </table:table-cell>
              <table:table-cell office:value-type="float" office:value="127.03">
                <text:p>127.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00.38">
                <text:p>100.38</text:p>
              </table:table-cell>
              <table:table-cell office:value-type="float" office:value="59.94">
                <text:p>59.94</text:p>
              </table:table-cell>
              <table:table-cell office:value-type="float" office:value="127.11">
                <text:p>127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